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 style:data-style-name="N61"/>
    <style:style style:name="ce4" style:family="table-cell" style:parent-style-name="Default" style:data-style-name="N1"/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 style:data-style-name="N111"/>
    <style:style style:name="ce6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ff1" table:style-name="ta1">
        <table:shapes>
          <draw:frame draw:z-index="0" draw:style-name="gr1" draw:text-style-name="P1" svg:width="21.036cm" svg:height="10.971cm" svg:x="26.293cm" svg:y="1.487cm">
            <draw:object draw:notify-on-update-of-ranges="Diff1.C4:Diff1.C103 Diff1.E3:Diff1.E3 Diff1.E4:Diff1.E103 Diff1.H4:Diff1.H103 Diff1.I3:Diff1.I3 Diff1.I4:Diff1.I10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 calcext:value-type="string">
            <text:p>X</text:p>
          </table:table-cell>
          <table:table-cell/>
          <table:table-cell table:style-name="ce6" office:value-type="string" calcext:value-type="string">
            <text:p>Serpent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office:value-type="string" calcext:value-type="string">
            <text:p>ALMOST</text:p>
          </table:table-cell>
          <table:table-cell/>
          <table:table-cell office:value-type="string" calcext:value-type="string">
            <text:p>Diff 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-99" calcext:value-type="float">
            <text:p>-9.90E+01</text:p>
          </table:table-cell>
          <table:table-cell table:formula="of:=[.B4]+100" office:value-type="float" office:value="1" calcext:value-type="float">
            <text:p>1</text:p>
          </table:table-cell>
          <table:table-cell office:value-type="float" office:value="1.13929" calcext:value-type="float">
            <text:p>1.13929E+00</text:p>
          </table:table-cell>
          <table:table-cell table:formula="of:=[.D4]/[.$D$105]" office:value-type="float" office:value="0.000778442901835951" calcext:value-type="float">
            <text:p>7.78443E-04</text:p>
          </table:table-cell>
          <table:table-cell/>
          <table:table-cell table:style-name="ce3" office:value-type="float" office:value="-99" calcext:value-type="float">
            <text:p>-9.90E+01</text:p>
          </table:table-cell>
          <table:table-cell table:style-name="ce4" table:formula="of:=[.G4]+100" office:value-type="float" office:value="1" calcext:value-type="float">
            <text:p>1</text:p>
          </table:table-cell>
          <table:table-cell office:value-type="float" office:value="0.0007717911" calcext:value-type="float">
            <text:p>7.71791E-04</text:p>
          </table:table-cell>
          <table:table-cell/>
          <table:table-cell table:formula="of:=100*([.E4]-[.I4])/[.E4]" office:value-type="float" office:value="0.854500930031324" calcext:value-type="float">
            <text:p>0.8545009300313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-97" calcext:value-type="float">
            <text:p>-9.70E+01</text:p>
          </table:table-cell>
          <table:table-cell table:formula="of:=[.B5]+100" office:value-type="float" office:value="3" calcext:value-type="float">
            <text:p>3</text:p>
          </table:table-cell>
          <table:table-cell office:value-type="float" office:value="1.81334" calcext:value-type="float">
            <text:p>1.81334E+00</text:p>
          </table:table-cell>
          <table:table-cell table:formula="of:=[.D5]/[.$D$105]" office:value-type="float" office:value="0.00123900117758885" calcext:value-type="float">
            <text:p>1.23900E-03</text:p>
          </table:table-cell>
          <table:table-cell/>
          <table:table-cell table:style-name="ce3" office:value-type="float" office:value="-97" calcext:value-type="float">
            <text:p>-9.70E+01</text:p>
          </table:table-cell>
          <table:table-cell table:style-name="ce4" table:formula="of:=[.G5]+100" office:value-type="float" office:value="3" calcext:value-type="float">
            <text:p>3</text:p>
          </table:table-cell>
          <table:table-cell office:value-type="float" office:value="0.001177238" calcext:value-type="float">
            <text:p>1.17724E-03</text:p>
          </table:table-cell>
          <table:table-cell/>
          <table:table-cell table:formula="of:=100*([.E5]-[.I5])/[.E5]" office:value-type="float" office:value="4.98491677861405" calcext:value-type="float">
            <text:p>4.984916778614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-95" calcext:value-type="float">
            <text:p>-9.50E+01</text:p>
          </table:table-cell>
          <table:table-cell table:formula="of:=[.B6]+100" office:value-type="float" office:value="5" calcext:value-type="float">
            <text:p>5</text:p>
          </table:table-cell>
          <table:table-cell office:value-type="float" office:value="2.43655" calcext:value-type="float">
            <text:p>2.43655E+00</text:p>
          </table:table-cell>
          <table:table-cell table:formula="of:=[.D6]/[.$D$105]" office:value-type="float" office:value="0.00166482199656662" calcext:value-type="float">
            <text:p>1.66482E-03</text:p>
          </table:table-cell>
          <table:table-cell/>
          <table:table-cell table:style-name="ce3" office:value-type="float" office:value="-95" calcext:value-type="float">
            <text:p>-9.50E+01</text:p>
          </table:table-cell>
          <table:table-cell table:style-name="ce4" table:formula="of:=[.G6]+100" office:value-type="float" office:value="5" calcext:value-type="float">
            <text:p>5</text:p>
          </table:table-cell>
          <table:table-cell office:value-type="float" office:value="0.00158294" calcext:value-type="float">
            <text:p>1.58294E-03</text:p>
          </table:table-cell>
          <table:table-cell/>
          <table:table-cell table:formula="of:=100*([.E6]-[.I6])/[.E6]" office:value-type="float" office:value="4.91836344879439" calcext:value-type="float">
            <text:p>4.918363448794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-93" calcext:value-type="float">
            <text:p>-9.30E+01</text:p>
          </table:table-cell>
          <table:table-cell table:formula="of:=[.B7]+100" office:value-type="float" office:value="7" calcext:value-type="float">
            <text:p>7</text:p>
          </table:table-cell>
          <table:table-cell office:value-type="float" office:value="3.06265" calcext:value-type="float">
            <text:p>3.06265E+00</text:p>
          </table:table-cell>
          <table:table-cell table:formula="of:=[.D7]/[.$D$105]" office:value-type="float" office:value="0.00209261746641143" calcext:value-type="float">
            <text:p>2.09262E-03</text:p>
          </table:table-cell>
          <table:table-cell/>
          <table:table-cell table:style-name="ce3" office:value-type="float" office:value="-93" calcext:value-type="float">
            <text:p>-9.30E+01</text:p>
          </table:table-cell>
          <table:table-cell table:style-name="ce4" table:formula="of:=[.G7]+100" office:value-type="float" office:value="7" calcext:value-type="float">
            <text:p>7</text:p>
          </table:table-cell>
          <table:table-cell office:value-type="float" office:value="0.001988985" calcext:value-type="float">
            <text:p>1.98899E-03</text:p>
          </table:table-cell>
          <table:table-cell/>
          <table:table-cell table:formula="of:=100*([.E7]-[.I7])/[.E7]" office:value-type="float" office:value="4.95228908650678" calcext:value-type="float">
            <text:p>4.952289086506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-91" calcext:value-type="float">
            <text:p>-9.10E+01</text:p>
          </table:table-cell>
          <table:table-cell table:formula="of:=[.B8]+100" office:value-type="float" office:value="9" calcext:value-type="float">
            <text:p>9</text:p>
          </table:table-cell>
          <table:table-cell office:value-type="float" office:value="3.67462" calcext:value-type="float">
            <text:p>3.67462E+00</text:p>
          </table:table-cell>
          <table:table-cell table:formula="of:=[.D8]/[.$D$105]" office:value-type="float" office:value="0.00251075832838384" calcext:value-type="float">
            <text:p>2.51076E-03</text:p>
          </table:table-cell>
          <table:table-cell/>
          <table:table-cell table:style-name="ce3" office:value-type="float" office:value="-91" calcext:value-type="float">
            <text:p>-9.10E+01</text:p>
          </table:table-cell>
          <table:table-cell table:style-name="ce4" table:formula="of:=[.G8]+100" office:value-type="float" office:value="9" calcext:value-type="float">
            <text:p>9</text:p>
          </table:table-cell>
          <table:table-cell office:value-type="float" office:value="0.00239546" calcext:value-type="float">
            <text:p>2.39546E-03</text:p>
          </table:table-cell>
          <table:table-cell/>
          <table:table-cell table:formula="of:=100*([.E8]-[.I8])/[.E8]" office:value-type="float" office:value="4.59217149975779" calcext:value-type="float">
            <text:p>4.592171499757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-89" calcext:value-type="float">
            <text:p>-8.90E+01</text:p>
          </table:table-cell>
          <table:table-cell table:formula="of:=[.B9]+100" office:value-type="float" office:value="11" calcext:value-type="float">
            <text:p>11</text:p>
          </table:table-cell>
          <table:table-cell office:value-type="float" office:value="4.28779" calcext:value-type="float">
            <text:p>4.28779E+00</text:p>
          </table:table-cell>
          <table:table-cell table:formula="of:=[.D9]/[.$D$105]" office:value-type="float" office:value="0.0029297191145917" calcext:value-type="float">
            <text:p>2.92972E-03</text:p>
          </table:table-cell>
          <table:table-cell/>
          <table:table-cell table:style-name="ce3" office:value-type="float" office:value="-89" calcext:value-type="float">
            <text:p>-8.90E+01</text:p>
          </table:table-cell>
          <table:table-cell table:style-name="ce4" table:formula="of:=[.G9]+100" office:value-type="float" office:value="11" calcext:value-type="float">
            <text:p>11</text:p>
          </table:table-cell>
          <table:table-cell office:value-type="float" office:value="0.002802454" calcext:value-type="float">
            <text:p>2.80245E-03</text:p>
          </table:table-cell>
          <table:table-cell/>
          <table:table-cell table:formula="of:=100*([.E9]-[.I9])/[.E9]" office:value-type="float" office:value="4.34393570215798" calcext:value-type="float">
            <text:p>4.343935702157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-87" calcext:value-type="float">
            <text:p>-8.70E+01</text:p>
          </table:table-cell>
          <table:table-cell table:formula="of:=[.B10]+100" office:value-type="float" office:value="13" calcext:value-type="float">
            <text:p>13</text:p>
          </table:table-cell>
          <table:table-cell office:value-type="float" office:value="4.91335" calcext:value-type="float">
            <text:p>4.91335E+00</text:p>
          </table:table-cell>
          <table:table-cell table:formula="of:=[.D10]/[.$D$105]" office:value-type="float" office:value="0.00335714561853055" calcext:value-type="float">
            <text:p>3.35715E-03</text:p>
          </table:table-cell>
          <table:table-cell/>
          <table:table-cell table:style-name="ce3" office:value-type="float" office:value="-87" calcext:value-type="float">
            <text:p>-8.70E+01</text:p>
          </table:table-cell>
          <table:table-cell table:style-name="ce4" table:formula="of:=[.G10]+100" office:value-type="float" office:value="13" calcext:value-type="float">
            <text:p>13</text:p>
          </table:table-cell>
          <table:table-cell office:value-type="float" office:value="0.003210054" calcext:value-type="float">
            <text:p>3.21005E-03</text:p>
          </table:table-cell>
          <table:table-cell/>
          <table:table-cell table:formula="of:=100*([.E10]-[.I10])/[.E10]" office:value-type="float" office:value="4.38144886294605" calcext:value-type="float">
            <text:p>4.381448862946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-85" calcext:value-type="float">
            <text:p>-8.50E+01</text:p>
          </table:table-cell>
          <table:table-cell table:formula="of:=[.B11]+100" office:value-type="float" office:value="15" calcext:value-type="float">
            <text:p>15</text:p>
          </table:table-cell>
          <table:table-cell office:value-type="float" office:value="5.52301" calcext:value-type="float">
            <text:p>5.52301E+00</text:p>
          </table:table-cell>
          <table:table-cell table:formula="of:=[.D11]/[.$D$105]" office:value-type="float" office:value="0.00377370812634972" calcext:value-type="float">
            <text:p>3.77371E-03</text:p>
          </table:table-cell>
          <table:table-cell/>
          <table:table-cell table:style-name="ce3" office:value-type="float" office:value="-85" calcext:value-type="float">
            <text:p>-8.50E+01</text:p>
          </table:table-cell>
          <table:table-cell table:style-name="ce4" table:formula="of:=[.G11]+100" office:value-type="float" office:value="15" calcext:value-type="float">
            <text:p>15</text:p>
          </table:table-cell>
          <table:table-cell office:value-type="float" office:value="0.00361835" calcext:value-type="float">
            <text:p>3.61835E-03</text:p>
          </table:table-cell>
          <table:table-cell/>
          <table:table-cell table:formula="of:=100*([.E11]-[.I11])/[.E11]" office:value-type="float" office:value="4.11685591858424" calcext:value-type="float">
            <text:p>4.116855918584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-83" calcext:value-type="float">
            <text:p>-8.30E+01</text:p>
          </table:table-cell>
          <table:table-cell table:formula="of:=[.B12]+100" office:value-type="float" office:value="17" calcext:value-type="float">
            <text:p>17</text:p>
          </table:table-cell>
          <table:table-cell office:value-type="float" office:value="6.13538" calcext:value-type="float">
            <text:p>6.13538E+00</text:p>
          </table:table-cell>
          <table:table-cell table:formula="of:=[.D12]/[.$D$105]" office:value-type="float" office:value="0.00419212229640062" calcext:value-type="float">
            <text:p>4.19212E-03</text:p>
          </table:table-cell>
          <table:table-cell/>
          <table:table-cell table:style-name="ce3" office:value-type="float" office:value="-83" calcext:value-type="float">
            <text:p>-8.30E+01</text:p>
          </table:table-cell>
          <table:table-cell table:style-name="ce4" table:formula="of:=[.G12]+100" office:value-type="float" office:value="17" calcext:value-type="float">
            <text:p>17</text:p>
          </table:table-cell>
          <table:table-cell office:value-type="float" office:value="0.004027428" calcext:value-type="float">
            <text:p>4.02743E-03</text:p>
          </table:table-cell>
          <table:table-cell/>
          <table:table-cell table:formula="of:=100*([.E12]-[.I12])/[.E12]" office:value-type="float" office:value="3.92866154076713" calcext:value-type="float">
            <text:p>3.928661540767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-81" calcext:value-type="float">
            <text:p>-8.10E+01</text:p>
          </table:table-cell>
          <table:table-cell table:formula="of:=[.B13]+100" office:value-type="float" office:value="19" calcext:value-type="float">
            <text:p>19</text:p>
          </table:table-cell>
          <table:table-cell office:value-type="float" office:value="6.7423" calcext:value-type="float">
            <text:p>6.74230E+00</text:p>
          </table:table-cell>
          <table:table-cell table:formula="of:=[.D13]/[.$D$105]" office:value-type="float" office:value="0.00460681264388218" calcext:value-type="float">
            <text:p>4.60681E-03</text:p>
          </table:table-cell>
          <table:table-cell/>
          <table:table-cell table:style-name="ce3" office:value-type="float" office:value="-81" calcext:value-type="float">
            <text:p>-8.10E+01</text:p>
          </table:table-cell>
          <table:table-cell table:style-name="ce4" table:formula="of:=[.G13]+100" office:value-type="float" office:value="19" calcext:value-type="float">
            <text:p>19</text:p>
          </table:table-cell>
          <table:table-cell office:value-type="float" office:value="0.004437379" calcext:value-type="float">
            <text:p>4.43738E-03</text:p>
          </table:table-cell>
          <table:table-cell/>
          <table:table-cell table:formula="of:=100*([.E13]-[.I13])/[.E13]" office:value-type="float" office:value="3.67789308964389" calcext:value-type="float">
            <text:p>3.677893089643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-79" calcext:value-type="float">
            <text:p>-7.90E+01</text:p>
          </table:table-cell>
          <table:table-cell table:formula="of:=[.B14]+100" office:value-type="float" office:value="21" calcext:value-type="float">
            <text:p>21</text:p>
          </table:table-cell>
          <table:table-cell office:value-type="float" office:value="7.35343" calcext:value-type="float">
            <text:p>7.35343E+00</text:p>
          </table:table-cell>
          <table:table-cell table:formula="of:=[.D14]/[.$D$105]" office:value-type="float" office:value="0.00502437955888978" calcext:value-type="float">
            <text:p>5.02438E-03</text:p>
          </table:table-cell>
          <table:table-cell/>
          <table:table-cell table:style-name="ce3" office:value-type="float" office:value="-79" calcext:value-type="float">
            <text:p>-7.90E+01</text:p>
          </table:table-cell>
          <table:table-cell table:style-name="ce4" table:formula="of:=[.G14]+100" office:value-type="float" office:value="21" calcext:value-type="float">
            <text:p>21</text:p>
          </table:table-cell>
          <table:table-cell office:value-type="float" office:value="0.00484829" calcext:value-type="float">
            <text:p>4.84829E-03</text:p>
          </table:table-cell>
          <table:table-cell/>
          <table:table-cell table:formula="of:=100*([.E14]-[.I14])/[.E14]" office:value-type="float" office:value="3.50470255731815" calcext:value-type="float">
            <text:p>3.504702557318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-77" calcext:value-type="float">
            <text:p>-7.70E+01</text:p>
          </table:table-cell>
          <table:table-cell table:formula="of:=[.B15]+100" office:value-type="float" office:value="23" calcext:value-type="float">
            <text:p>23</text:p>
          </table:table-cell>
          <table:table-cell office:value-type="float" office:value="7.96124" calcext:value-type="float">
            <text:p>7.96124E+00</text:p>
          </table:table-cell>
          <table:table-cell table:formula="of:=[.D15]/[.$D$105]" office:value-type="float" office:value="0.00543967801684597" calcext:value-type="float">
            <text:p>5.43968E-03</text:p>
          </table:table-cell>
          <table:table-cell/>
          <table:table-cell table:style-name="ce3" office:value-type="float" office:value="-77" calcext:value-type="float">
            <text:p>-7.70E+01</text:p>
          </table:table-cell>
          <table:table-cell table:style-name="ce4" table:formula="of:=[.G15]+100" office:value-type="float" office:value="23" calcext:value-type="float">
            <text:p>23</text:p>
          </table:table-cell>
          <table:table-cell office:value-type="float" office:value="0.00526025" calcext:value-type="float">
            <text:p>5.26025E-03</text:p>
          </table:table-cell>
          <table:table-cell/>
          <table:table-cell table:formula="of:=100*([.E15]-[.I15])/[.E15]" office:value-type="float" office:value="3.29850436533755" calcext:value-type="float">
            <text:p>3.298504365337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-75" calcext:value-type="float">
            <text:p>-7.50E+01</text:p>
          </table:table-cell>
          <table:table-cell table:formula="of:=[.B16]+100" office:value-type="float" office:value="25" calcext:value-type="float">
            <text:p>25</text:p>
          </table:table-cell>
          <table:table-cell office:value-type="float" office:value="8.57027" calcext:value-type="float">
            <text:p>8.57027E+00</text:p>
          </table:table-cell>
          <table:table-cell table:formula="of:=[.D16]/[.$D$105]" office:value-type="float" office:value="0.00585581006444154" calcext:value-type="float">
            <text:p>5.85581E-03</text:p>
          </table:table-cell>
          <table:table-cell/>
          <table:table-cell table:style-name="ce3" office:value-type="float" office:value="-75" calcext:value-type="float">
            <text:p>-7.50E+01</text:p>
          </table:table-cell>
          <table:table-cell table:style-name="ce4" table:formula="of:=[.G16]+100" office:value-type="float" office:value="25" calcext:value-type="float">
            <text:p>25</text:p>
          </table:table-cell>
          <table:table-cell office:value-type="float" office:value="0.005673349" calcext:value-type="float">
            <text:p>5.67335E-03</text:p>
          </table:table-cell>
          <table:table-cell/>
          <table:table-cell table:formula="of:=100*([.E16]-[.I16])/[.E16]" office:value-type="float" office:value="3.11589792758992" calcext:value-type="float">
            <text:p>3.115897927589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-73" calcext:value-type="float">
            <text:p>-7.30E+01</text:p>
          </table:table-cell>
          <table:table-cell table:formula="of:=[.B17]+100" office:value-type="float" office:value="27" calcext:value-type="float">
            <text:p>27</text:p>
          </table:table-cell>
          <table:table-cell office:value-type="float" office:value="9.18394" calcext:value-type="float">
            <text:p>9.18394E+00</text:p>
          </table:table-cell>
          <table:table-cell table:formula="of:=[.D17]/[.$D$105]" office:value-type="float" office:value="0.0062751124857475" calcext:value-type="float">
            <text:p>6.27511E-03</text:p>
          </table:table-cell>
          <table:table-cell/>
          <table:table-cell table:style-name="ce3" office:value-type="float" office:value="-73" calcext:value-type="float">
            <text:p>-7.30E+01</text:p>
          </table:table-cell>
          <table:table-cell table:style-name="ce4" table:formula="of:=[.G17]+100" office:value-type="float" office:value="27" calcext:value-type="float">
            <text:p>27</text:p>
          </table:table-cell>
          <table:table-cell office:value-type="float" office:value="0.006087677" calcext:value-type="float">
            <text:p>6.08768E-03</text:p>
          </table:table-cell>
          <table:table-cell/>
          <table:table-cell table:formula="of:=100*([.E17]-[.I17])/[.E17]" office:value-type="float" office:value="2.98696614878558" calcext:value-type="float">
            <text:p>2.986966148785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-71" calcext:value-type="float">
            <text:p>-7.10E+01</text:p>
          </table:table-cell>
          <table:table-cell table:formula="of:=[.B18]+100" office:value-type="float" office:value="29" calcext:value-type="float">
            <text:p>29</text:p>
          </table:table-cell>
          <table:table-cell office:value-type="float" office:value="9.7812" calcext:value-type="float">
            <text:p>9.78120E+00</text:p>
          </table:table-cell>
          <table:table-cell table:formula="of:=[.D18]/[.$D$105]" office:value-type="float" office:value="0.00668320244313371" calcext:value-type="float">
            <text:p>6.68320E-03</text:p>
          </table:table-cell>
          <table:table-cell/>
          <table:table-cell table:style-name="ce3" office:value-type="float" office:value="-71" calcext:value-type="float">
            <text:p>-7.10E+01</text:p>
          </table:table-cell>
          <table:table-cell table:style-name="ce4" table:formula="of:=[.G18]+100" office:value-type="float" office:value="29" calcext:value-type="float">
            <text:p>29</text:p>
          </table:table-cell>
          <table:table-cell office:value-type="float" office:value="0.006503322" calcext:value-type="float">
            <text:p>6.50332E-03</text:p>
          </table:table-cell>
          <table:table-cell/>
          <table:table-cell table:formula="of:=100*([.E18]-[.I18])/[.E18]" office:value-type="float" office:value="2.69153066459206" calcext:value-type="float">
            <text:p>2.691530664592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-69" calcext:value-type="float">
            <text:p>-6.90E+01</text:p>
          </table:table-cell>
          <table:table-cell table:formula="of:=[.B19]+100" office:value-type="float" office:value="31" calcext:value-type="float">
            <text:p>31</text:p>
          </table:table-cell>
          <table:table-cell office:value-type="float" office:value="10.3735" calcext:value-type="float">
            <text:p>1.03735E+01</text:p>
          </table:table-cell>
          <table:table-cell table:formula="of:=[.D19]/[.$D$105]" office:value-type="float" office:value="0.00708790338034674" calcext:value-type="float">
            <text:p>7.08790E-03</text:p>
          </table:table-cell>
          <table:table-cell/>
          <table:table-cell table:style-name="ce3" office:value-type="float" office:value="-69" calcext:value-type="float">
            <text:p>-6.90E+01</text:p>
          </table:table-cell>
          <table:table-cell table:style-name="ce4" table:formula="of:=[.G19]+100" office:value-type="float" office:value="31" calcext:value-type="float">
            <text:p>31</text:p>
          </table:table-cell>
          <table:table-cell office:value-type="float" office:value="0.006920375" calcext:value-type="float">
            <text:p>6.92038E-03</text:p>
          </table:table-cell>
          <table:table-cell/>
          <table:table-cell table:formula="of:=100*([.E19]-[.I19])/[.E19]" office:value-type="float" office:value="2.36358160314743" calcext:value-type="float">
            <text:p>2.363581603147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-67" calcext:value-type="float">
            <text:p>-6.70E+01</text:p>
          </table:table-cell>
          <table:table-cell table:formula="of:=[.B20]+100" office:value-type="float" office:value="33" calcext:value-type="float">
            <text:p>33</text:p>
          </table:table-cell>
          <table:table-cell office:value-type="float" office:value="10.9743" calcext:value-type="float">
            <text:p>1.09743E+01</text:p>
          </table:table-cell>
          <table:table-cell table:formula="of:=[.D20]/[.$D$105]" office:value-type="float" office:value="0.00749841211422753" calcext:value-type="float">
            <text:p>7.49841E-03</text:p>
          </table:table-cell>
          <table:table-cell/>
          <table:table-cell table:style-name="ce3" office:value-type="float" office:value="-67" calcext:value-type="float">
            <text:p>-6.70E+01</text:p>
          </table:table-cell>
          <table:table-cell table:style-name="ce4" table:formula="of:=[.G20]+100" office:value-type="float" office:value="33" calcext:value-type="float">
            <text:p>33</text:p>
          </table:table-cell>
          <table:table-cell office:value-type="float" office:value="0.007338926" calcext:value-type="float">
            <text:p>7.33893E-03</text:p>
          </table:table-cell>
          <table:table-cell/>
          <table:table-cell table:formula="of:=100*([.E20]-[.I20])/[.E20]" office:value-type="float" office:value="2.12693183300655" calcext:value-type="float">
            <text:p>2.126931833006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-65" calcext:value-type="float">
            <text:p>-6.50E+01</text:p>
          </table:table-cell>
          <table:table-cell table:formula="of:=[.B21]+100" office:value-type="float" office:value="35" calcext:value-type="float">
            <text:p>35</text:p>
          </table:table-cell>
          <table:table-cell office:value-type="float" office:value="11.561" calcext:value-type="float">
            <text:p>1.15610E+01</text:p>
          </table:table-cell>
          <table:table-cell table:formula="of:=[.D21]/[.$D$105]" office:value-type="float" office:value="0.0078992867383418" calcext:value-type="float">
            <text:p>7.89929E-03</text:p>
          </table:table-cell>
          <table:table-cell/>
          <table:table-cell table:style-name="ce3" office:value-type="float" office:value="-65" calcext:value-type="float">
            <text:p>-6.50E+01</text:p>
          </table:table-cell>
          <table:table-cell table:style-name="ce4" table:formula="of:=[.G21]+100" office:value-type="float" office:value="35" calcext:value-type="float">
            <text:p>35</text:p>
          </table:table-cell>
          <table:table-cell office:value-type="float" office:value="0.007759065" calcext:value-type="float">
            <text:p>7.75907E-03</text:p>
          </table:table-cell>
          <table:table-cell/>
          <table:table-cell table:formula="of:=100*([.E21]-[.I21])/[.E21]" office:value-type="float" office:value="1.77511898208718" calcext:value-type="float">
            <text:p>1.775118982087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-63" calcext:value-type="float">
            <text:p>-6.30E+01</text:p>
          </table:table-cell>
          <table:table-cell table:formula="of:=[.B22]+100" office:value-type="float" office:value="37" calcext:value-type="float">
            <text:p>37</text:p>
          </table:table-cell>
          <table:table-cell office:value-type="float" office:value="12.1493" calcext:value-type="float">
            <text:p>1.21493E+01</text:p>
          </table:table-cell>
          <table:table-cell table:formula="of:=[.D22]/[.$D$105]" office:value-type="float" office:value="0.00830125459477001" calcext:value-type="float">
            <text:p>8.30125E-03</text:p>
          </table:table-cell>
          <table:table-cell/>
          <table:table-cell table:style-name="ce3" office:value-type="float" office:value="-63" calcext:value-type="float">
            <text:p>-6.30E+01</text:p>
          </table:table-cell>
          <table:table-cell table:style-name="ce4" table:formula="of:=[.G22]+100" office:value-type="float" office:value="37" calcext:value-type="float">
            <text:p>37</text:p>
          </table:table-cell>
          <table:table-cell office:value-type="float" office:value="0.008180885" calcext:value-type="float">
            <text:p>8.18089E-03</text:p>
          </table:table-cell>
          <table:table-cell/>
          <table:table-cell table:formula="of:=100*([.E22]-[.I22])/[.E22]" office:value-type="float" office:value="1.45001690281662" calcext:value-type="float">
            <text:p>1.450016902816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-61" calcext:value-type="float">
            <text:p>-6.10E+01</text:p>
          </table:table-cell>
          <table:table-cell table:formula="of:=[.B23]+100" office:value-type="float" office:value="39" calcext:value-type="float">
            <text:p>39</text:p>
          </table:table-cell>
          <table:table-cell office:value-type="float" office:value="12.7386" calcext:value-type="float">
            <text:p>1.27386E+01</text:p>
          </table:table-cell>
          <table:table-cell table:formula="of:=[.D23]/[.$D$105]" office:value-type="float" office:value="0.00870390572139442" calcext:value-type="float">
            <text:p>8.70391E-03</text:p>
          </table:table-cell>
          <table:table-cell/>
          <table:table-cell table:style-name="ce3" office:value-type="float" office:value="-61" calcext:value-type="float">
            <text:p>-6.10E+01</text:p>
          </table:table-cell>
          <table:table-cell table:style-name="ce4" table:formula="of:=[.G23]+100" office:value-type="float" office:value="39" calcext:value-type="float">
            <text:p>39</text:p>
          </table:table-cell>
          <table:table-cell office:value-type="float" office:value="0.008604475" calcext:value-type="float">
            <text:p>8.60448E-03</text:p>
          </table:table-cell>
          <table:table-cell/>
          <table:table-cell table:formula="of:=100*([.E23]-[.I23])/[.E23]" office:value-type="float" office:value="1.14236900739876" calcext:value-type="float">
            <text:p>1.142369007398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float" office:value="-59" calcext:value-type="float">
            <text:p>-5.90E+01</text:p>
          </table:table-cell>
          <table:table-cell table:formula="of:=[.B24]+100" office:value-type="float" office:value="41" calcext:value-type="float">
            <text:p>41</text:p>
          </table:table-cell>
          <table:table-cell office:value-type="float" office:value="13.3131" calcext:value-type="float">
            <text:p>1.33131E+01</text:p>
          </table:table-cell>
          <table:table-cell table:formula="of:=[.D24]/[.$D$105]" office:value-type="float" office:value="0.00909644444911497" calcext:value-type="float">
            <text:p>9.09644E-03</text:p>
          </table:table-cell>
          <table:table-cell/>
          <table:table-cell table:style-name="ce3" office:value-type="float" office:value="-59" calcext:value-type="float">
            <text:p>-5.90E+01</text:p>
          </table:table-cell>
          <table:table-cell table:style-name="ce4" table:formula="of:=[.G24]+100" office:value-type="float" office:value="41" calcext:value-type="float">
            <text:p>41</text:p>
          </table:table-cell>
          <table:table-cell office:value-type="float" office:value="0.009029928" calcext:value-type="float">
            <text:p>9.02993E-03</text:p>
          </table:table-cell>
          <table:table-cell/>
          <table:table-cell table:formula="of:=100*([.E24]-[.I24])/[.E24]" office:value-type="float" office:value="0.731235698596995" calcext:value-type="float">
            <text:p>0.7312356985969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-57" calcext:value-type="float">
            <text:p>-5.70E+01</text:p>
          </table:table-cell>
          <table:table-cell table:formula="of:=[.B25]+100" office:value-type="float" office:value="43" calcext:value-type="float">
            <text:p>43</text:p>
          </table:table-cell>
          <table:table-cell office:value-type="float" office:value="13.8973" calcext:value-type="float">
            <text:p>1.38973E+01</text:p>
          </table:table-cell>
          <table:table-cell table:formula="of:=[.D25]/[.$D$105]" office:value-type="float" office:value="0.00949561089773873" calcext:value-type="float">
            <text:p>9.49561E-03</text:p>
          </table:table-cell>
          <table:table-cell/>
          <table:table-cell table:style-name="ce3" office:value-type="float" office:value="-57" calcext:value-type="float">
            <text:p>-5.70E+01</text:p>
          </table:table-cell>
          <table:table-cell table:style-name="ce4" table:formula="of:=[.G25]+100" office:value-type="float" office:value="43" calcext:value-type="float">
            <text:p>43</text:p>
          </table:table-cell>
          <table:table-cell office:value-type="float" office:value="0.009457335" calcext:value-type="float">
            <text:p>9.45734E-03</text:p>
          </table:table-cell>
          <table:table-cell/>
          <table:table-cell table:formula="of:=100*([.E25]-[.I25])/[.E25]" office:value-type="float" office:value="0.403090418836013" calcext:value-type="float">
            <text:p>0.4030904188360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-55" calcext:value-type="float">
            <text:p>-5.50E+01</text:p>
          </table:table-cell>
          <table:table-cell table:formula="of:=[.B26]+100" office:value-type="float" office:value="45" calcext:value-type="float">
            <text:p>45</text:p>
          </table:table-cell>
          <table:table-cell office:value-type="float" office:value="14.4875" calcext:value-type="float">
            <text:p>1.44875E+01</text:p>
          </table:table-cell>
          <table:table-cell table:formula="of:=[.D26]/[.$D$105]" office:value-type="float" office:value="0.00989887696753973" calcext:value-type="float">
            <text:p>9.89888E-03</text:p>
          </table:table-cell>
          <table:table-cell/>
          <table:table-cell table:style-name="ce3" office:value-type="float" office:value="-55" calcext:value-type="float">
            <text:p>-5.50E+01</text:p>
          </table:table-cell>
          <table:table-cell table:style-name="ce4" table:formula="of:=[.G26]+100" office:value-type="float" office:value="45" calcext:value-type="float">
            <text:p>45</text:p>
          </table:table-cell>
          <table:table-cell office:value-type="float" office:value="0.00988679" calcext:value-type="float">
            <text:p>9.88679E-03</text:p>
          </table:table-cell>
          <table:table-cell/>
          <table:table-cell table:formula="of:=100*([.E26]-[.I26])/[.E26]" office:value-type="float" office:value="0.122104432445915" calcext:value-type="float">
            <text:p>0.1221044324459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float" office:value="-53" calcext:value-type="float">
            <text:p>-5.30E+01</text:p>
          </table:table-cell>
          <table:table-cell table:formula="of:=[.B27]+100" office:value-type="float" office:value="47" calcext:value-type="float">
            <text:p>47</text:p>
          </table:table-cell>
          <table:table-cell office:value-type="float" office:value="15.0449" calcext:value-type="float">
            <text:p>1.50449E+01</text:p>
          </table:table-cell>
          <table:table-cell table:formula="of:=[.D27]/[.$D$105]" office:value-type="float" office:value="0.0102797317749052" calcext:value-type="float">
            <text:p>1.02797E-02</text:p>
          </table:table-cell>
          <table:table-cell/>
          <table:table-cell table:style-name="ce3" office:value-type="float" office:value="-53" calcext:value-type="float">
            <text:p>-5.30E+01</text:p>
          </table:table-cell>
          <table:table-cell table:style-name="ce4" table:formula="of:=[.G27]+100" office:value-type="float" office:value="47" calcext:value-type="float">
            <text:p>47</text:p>
          </table:table-cell>
          <table:table-cell office:value-type="float" office:value="0.01031838" calcext:value-type="float">
            <text:p>1.03184E-02</text:p>
          </table:table-cell>
          <table:table-cell/>
          <table:table-cell table:formula="of:=100*([.E27]-[.I27])/[.E27]" office:value-type="float" office:value="-0.375965306693964" calcext:value-type="float">
            <text:p>-0.3759653066939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-51" calcext:value-type="float">
            <text:p>-5.10E+01</text:p>
          </table:table-cell>
          <table:table-cell table:formula="of:=[.B28]+100" office:value-type="float" office:value="49" calcext:value-type="float">
            <text:p>49</text:p>
          </table:table-cell>
          <table:table-cell office:value-type="float" office:value="15.5955" calcext:value-type="float">
            <text:p>1.55955E+01</text:p>
          </table:table-cell>
          <table:table-cell table:formula="of:=[.D28]/[.$D$105]" office:value-type="float" office:value="0.0106559403449364" calcext:value-type="float">
            <text:p>1.06559E-02</text:p>
          </table:table-cell>
          <table:table-cell/>
          <table:table-cell table:style-name="ce3" office:value-type="float" office:value="-51" calcext:value-type="float">
            <text:p>-5.10E+01</text:p>
          </table:table-cell>
          <table:table-cell table:style-name="ce4" table:formula="of:=[.G28]+100" office:value-type="float" office:value="49" calcext:value-type="float">
            <text:p>49</text:p>
          </table:table-cell>
          <table:table-cell office:value-type="float" office:value="0.01075221" calcext:value-type="float">
            <text:p>1.07522E-02</text:p>
          </table:table-cell>
          <table:table-cell/>
          <table:table-cell table:formula="of:=100*([.E28]-[.I28])/[.E28]" office:value-type="float" office:value="-0.903436505341929" calcext:value-type="float">
            <text:p>-0.9034365053419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float" office:value="-49" calcext:value-type="float">
            <text:p>-4.90E+01</text:p>
          </table:table-cell>
          <table:table-cell table:formula="of:=[.B29]+100" office:value-type="float" office:value="51" calcext:value-type="float">
            <text:p>51</text:p>
          </table:table-cell>
          <table:table-cell office:value-type="float" office:value="16.1675" calcext:value-type="float">
            <text:p>1.61675E+01</text:p>
          </table:table-cell>
          <table:table-cell table:formula="of:=[.D29]/[.$D$105]" office:value-type="float" office:value="0.0110467708971664" calcext:value-type="float">
            <text:p>1.10468E-02</text:p>
          </table:table-cell>
          <table:table-cell/>
          <table:table-cell table:style-name="ce3" office:value-type="float" office:value="-49" calcext:value-type="float">
            <text:p>-4.90E+01</text:p>
          </table:table-cell>
          <table:table-cell table:style-name="ce4" table:formula="of:=[.G29]+100" office:value-type="float" office:value="51" calcext:value-type="float">
            <text:p>51</text:p>
          </table:table-cell>
          <table:table-cell office:value-type="float" office:value="0.01116061" calcext:value-type="float">
            <text:p>1.11606E-02</text:p>
          </table:table-cell>
          <table:table-cell/>
          <table:table-cell table:formula="of:=100*([.E29]-[.I29])/[.E29]" office:value-type="float" office:value="-1.03051927023102" calcext:value-type="float">
            <text:p>-1.030519270231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float" office:value="-47" calcext:value-type="float">
            <text:p>-4.70E+01</text:p>
          </table:table-cell>
          <table:table-cell table:formula="of:=[.B30]+100" office:value-type="float" office:value="53" calcext:value-type="float">
            <text:p>53</text:p>
          </table:table-cell>
          <table:table-cell office:value-type="float" office:value="16.7107" calcext:value-type="float">
            <text:p>1.67107E+01</text:p>
          </table:table-cell>
          <table:table-cell table:formula="of:=[.D30]/[.$D$105]" office:value-type="float" office:value="0.0114179232677457" calcext:value-type="float">
            <text:p>1.14179E-02</text:p>
          </table:table-cell>
          <table:table-cell/>
          <table:table-cell table:style-name="ce3" office:value-type="float" office:value="-47" calcext:value-type="float">
            <text:p>-4.70E+01</text:p>
          </table:table-cell>
          <table:table-cell table:style-name="ce4" table:formula="of:=[.G30]+100" office:value-type="float" office:value="53" calcext:value-type="float">
            <text:p>53</text:p>
          </table:table-cell>
          <table:table-cell office:value-type="float" office:value="0.01152936" calcext:value-type="float">
            <text:p>1.15294E-02</text:p>
          </table:table-cell>
          <table:table-cell/>
          <table:table-cell table:formula="of:=100*([.E30]-[.I30])/[.E30]" office:value-type="float" office:value="-0.975980742216681" calcext:value-type="float">
            <text:p>-0.97598074221668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-45" calcext:value-type="float">
            <text:p>-4.50E+01</text:p>
          </table:table-cell>
          <table:table-cell table:formula="of:=[.B31]+100" office:value-type="float" office:value="55" calcext:value-type="float">
            <text:p>55</text:p>
          </table:table-cell>
          <table:table-cell office:value-type="float" office:value="17.2422" calcext:value-type="float">
            <text:p>1.72422E+01</text:p>
          </table:table-cell>
          <table:table-cell table:formula="of:=[.D31]/[.$D$105]" office:value-type="float" office:value="0.0117810813770294" calcext:value-type="float">
            <text:p>1.17811E-02</text:p>
          </table:table-cell>
          <table:table-cell/>
          <table:table-cell table:style-name="ce3" office:value-type="float" office:value="-45" calcext:value-type="float">
            <text:p>-4.50E+01</text:p>
          </table:table-cell>
          <table:table-cell table:style-name="ce4" table:formula="of:=[.G31]+100" office:value-type="float" office:value="55" calcext:value-type="float">
            <text:p>55</text:p>
          </table:table-cell>
          <table:table-cell office:value-type="float" office:value="0.01188582" calcext:value-type="float">
            <text:p>1.18858E-02</text:p>
          </table:table-cell>
          <table:table-cell/>
          <table:table-cell table:formula="of:=100*([.E31]-[.I31])/[.E31]" office:value-type="float" office:value="-0.889040824170929" calcext:value-type="float">
            <text:p>-0.8890408241709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float" office:value="-43" calcext:value-type="float">
            <text:p>-4.30E+01</text:p>
          </table:table-cell>
          <table:table-cell table:formula="of:=[.B32]+100" office:value-type="float" office:value="57" calcext:value-type="float">
            <text:p>57</text:p>
          </table:table-cell>
          <table:table-cell office:value-type="float" office:value="17.707" calcext:value-type="float">
            <text:p>1.77070E+01</text:p>
          </table:table-cell>
          <table:table-cell table:formula="of:=[.D32]/[.$D$105]" office:value-type="float" office:value="0.0120986653642261" calcext:value-type="float">
            <text:p>1.20987E-02</text:p>
          </table:table-cell>
          <table:table-cell/>
          <table:table-cell table:style-name="ce3" office:value-type="float" office:value="-43" calcext:value-type="float">
            <text:p>-4.30E+01</text:p>
          </table:table-cell>
          <table:table-cell table:style-name="ce4" table:formula="of:=[.G32]+100" office:value-type="float" office:value="57" calcext:value-type="float">
            <text:p>57</text:p>
          </table:table-cell>
          <table:table-cell office:value-type="float" office:value="0.01222963" calcext:value-type="float">
            <text:p>1.22296E-02</text:p>
          </table:table-cell>
          <table:table-cell/>
          <table:table-cell table:formula="of:=100*([.E32]-[.I32])/[.E32]" office:value-type="float" office:value="-1.08247175891908" calcext:value-type="float">
            <text:p>-1.082471758919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-41" calcext:value-type="float">
            <text:p>-4.10E+01</text:p>
          </table:table-cell>
          <table:table-cell table:formula="of:=[.B33]+100" office:value-type="float" office:value="59" calcext:value-type="float">
            <text:p>59</text:p>
          </table:table-cell>
          <table:table-cell office:value-type="float" office:value="18.2177" calcext:value-type="float">
            <text:p>1.82177E+01</text:p>
          </table:table-cell>
          <table:table-cell table:formula="of:=[.D33]/[.$D$105]" office:value-type="float" office:value="0.0124476114534287" calcext:value-type="float">
            <text:p>1.24476E-02</text:p>
          </table:table-cell>
          <table:table-cell/>
          <table:table-cell table:style-name="ce3" office:value-type="float" office:value="-41" calcext:value-type="float">
            <text:p>-4.10E+01</text:p>
          </table:table-cell>
          <table:table-cell table:style-name="ce4" table:formula="of:=[.G33]+100" office:value-type="float" office:value="59" calcext:value-type="float">
            <text:p>59</text:p>
          </table:table-cell>
          <table:table-cell office:value-type="float" office:value="0.0125604" calcext:value-type="float">
            <text:p>1.25604E-02</text:p>
          </table:table-cell>
          <table:table-cell/>
          <table:table-cell table:formula="of:=100*([.E33]-[.I33])/[.E33]" office:value-type="float" office:value="-0.906105938422514" calcext:value-type="float">
            <text:p>-0.9061059384225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float" office:value="-39" calcext:value-type="float">
            <text:p>-3.90E+01</text:p>
          </table:table-cell>
          <table:table-cell table:formula="of:=[.B34]+100" office:value-type="float" office:value="61" calcext:value-type="float">
            <text:p>61</text:p>
          </table:table-cell>
          <table:table-cell office:value-type="float" office:value="18.6707" calcext:value-type="float">
            <text:p>1.86707E+01</text:p>
          </table:table-cell>
          <table:table-cell table:formula="of:=[.D34]/[.$D$105]" office:value-type="float" office:value="0.0127571328523102" calcext:value-type="float">
            <text:p>1.27571E-02</text:p>
          </table:table-cell>
          <table:table-cell/>
          <table:table-cell table:style-name="ce3" office:value-type="float" office:value="-39" calcext:value-type="float">
            <text:p>-3.90E+01</text:p>
          </table:table-cell>
          <table:table-cell table:style-name="ce4" table:formula="of:=[.G34]+100" office:value-type="float" office:value="61" calcext:value-type="float">
            <text:p>61</text:p>
          </table:table-cell>
          <table:table-cell office:value-type="float" office:value="0.01287779" calcext:value-type="float">
            <text:p>1.28778E-02</text:p>
          </table:table-cell>
          <table:table-cell/>
          <table:table-cell table:formula="of:=100*([.E34]-[.I34])/[.E34]" office:value-type="float" office:value="-0.945801451522439" calcext:value-type="float">
            <text:p>-0.9458014515224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float" office:value="-37" calcext:value-type="float">
            <text:p>-3.70E+01</text:p>
          </table:table-cell>
          <table:table-cell table:formula="of:=[.B35]+100" office:value-type="float" office:value="63" calcext:value-type="float">
            <text:p>63</text:p>
          </table:table-cell>
          <table:table-cell office:value-type="float" office:value="19.1282" calcext:value-type="float">
            <text:p>1.91282E+01</text:p>
          </table:table-cell>
          <table:table-cell table:formula="of:=[.D35]/[.$D$105]" office:value-type="float" office:value="0.0130697289670746" calcext:value-type="float">
            <text:p>1.30697E-02</text:p>
          </table:table-cell>
          <table:table-cell/>
          <table:table-cell table:style-name="ce3" office:value-type="float" office:value="-37" calcext:value-type="float">
            <text:p>-3.70E+01</text:p>
          </table:table-cell>
          <table:table-cell table:style-name="ce4" table:formula="of:=[.G35]+100" office:value-type="float" office:value="63" calcext:value-type="float">
            <text:p>63</text:p>
          </table:table-cell>
          <table:table-cell office:value-type="float" office:value="0.01318147" calcext:value-type="float">
            <text:p>1.31815E-02</text:p>
          </table:table-cell>
          <table:table-cell/>
          <table:table-cell table:formula="of:=100*([.E35]-[.I35])/[.E35]" office:value-type="float" office:value="-0.854960597934999" calcext:value-type="float">
            <text:p>-0.85496059793499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float" office:value="-35" calcext:value-type="float">
            <text:p>-3.50E+01</text:p>
          </table:table-cell>
          <table:table-cell table:formula="of:=[.B36]+100" office:value-type="float" office:value="65" calcext:value-type="float">
            <text:p>65</text:p>
          </table:table-cell>
          <table:table-cell office:value-type="float" office:value="19.5599" calcext:value-type="float">
            <text:p>1.95599E+01</text:p>
          </table:table-cell>
          <table:table-cell table:formula="of:=[.D36]/[.$D$105]" office:value-type="float" office:value="0.0133646967107769" calcext:value-type="float">
            <text:p>1.33647E-02</text:p>
          </table:table-cell>
          <table:table-cell/>
          <table:table-cell table:style-name="ce3" office:value-type="float" office:value="-35" calcext:value-type="float">
            <text:p>-3.50E+01</text:p>
          </table:table-cell>
          <table:table-cell table:style-name="ce4" table:formula="of:=[.G36]+100" office:value-type="float" office:value="65" calcext:value-type="float">
            <text:p>65</text:p>
          </table:table-cell>
          <table:table-cell office:value-type="float" office:value="0.0134711" calcext:value-type="float">
            <text:p>1.34711E-02</text:p>
          </table:table-cell>
          <table:table-cell/>
          <table:table-cell table:formula="of:=100*([.E36]-[.I36])/[.E36]" office:value-type="float" office:value="-0.796151918189779" calcext:value-type="float">
            <text:p>-0.79615191818977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float" office:value="-33" calcext:value-type="float">
            <text:p>-3.30E+01</text:p>
          </table:table-cell>
          <table:table-cell table:formula="of:=[.B37]+100" office:value-type="float" office:value="67" calcext:value-type="float">
            <text:p>67</text:p>
          </table:table-cell>
          <table:table-cell office:value-type="float" office:value="19.9666" calcext:value-type="float">
            <text:p>1.99666E+01</text:p>
          </table:table-cell>
          <table:table-cell table:formula="of:=[.D37]/[.$D$105]" office:value-type="float" office:value="0.013642582699574" calcext:value-type="float">
            <text:p>1.36426E-02</text:p>
          </table:table-cell>
          <table:table-cell/>
          <table:table-cell table:style-name="ce3" office:value-type="float" office:value="-33" calcext:value-type="float">
            <text:p>-3.30E+01</text:p>
          </table:table-cell>
          <table:table-cell table:style-name="ce4" table:formula="of:=[.G37]+100" office:value-type="float" office:value="67" calcext:value-type="float">
            <text:p>67</text:p>
          </table:table-cell>
          <table:table-cell office:value-type="float" office:value="0.01374638" calcext:value-type="float">
            <text:p>1.37464E-02</text:p>
          </table:table-cell>
          <table:table-cell/>
          <table:table-cell table:formula="of:=100*([.E37]-[.I37])/[.E37]" office:value-type="float" office:value="-0.7608332140014" calcext:value-type="float">
            <text:p>-0.76083321400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float" office:value="-31" calcext:value-type="float">
            <text:p>-3.10E+01</text:p>
          </table:table-cell>
          <table:table-cell table:formula="of:=[.B38]+100" office:value-type="float" office:value="69" calcext:value-type="float">
            <text:p>69</text:p>
          </table:table-cell>
          <table:table-cell office:value-type="float" office:value="20.343" calcext:value-type="float">
            <text:p>2.03430E+01</text:p>
          </table:table-cell>
          <table:table-cell table:formula="of:=[.D38]/[.$D$105]" office:value-type="float" office:value="0.0138997656014261" calcext:value-type="float">
            <text:p>1.38998E-02</text:p>
          </table:table-cell>
          <table:table-cell/>
          <table:table-cell table:style-name="ce3" office:value-type="float" office:value="-31" calcext:value-type="float">
            <text:p>-3.10E+01</text:p>
          </table:table-cell>
          <table:table-cell table:style-name="ce4" table:formula="of:=[.G38]+100" office:value-type="float" office:value="69" calcext:value-type="float">
            <text:p>69</text:p>
          </table:table-cell>
          <table:table-cell office:value-type="float" office:value="0.01400702" calcext:value-type="float">
            <text:p>1.40070E-02</text:p>
          </table:table-cell>
          <table:table-cell/>
          <table:table-cell table:formula="of:=100*([.E38]-[.I38])/[.E38]" office:value-type="float" office:value="-0.771627390341647" calcext:value-type="float">
            <text:p>-0.7716273903416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float" office:value="-29" calcext:value-type="float">
            <text:p>-2.90E+01</text:p>
          </table:table-cell>
          <table:table-cell table:formula="of:=[.B39]+100" office:value-type="float" office:value="71" calcext:value-type="float">
            <text:p>71</text:p>
          </table:table-cell>
          <table:table-cell office:value-type="float" office:value="20.703" calcext:value-type="float">
            <text:p>2.07030E+01</text:p>
          </table:table-cell>
          <table:table-cell table:formula="of:=[.D39]/[.$D$105]" office:value-type="float" office:value="0.0141457428720604" calcext:value-type="float">
            <text:p>1.41457E-02</text:p>
          </table:table-cell>
          <table:table-cell/>
          <table:table-cell table:style-name="ce3" office:value-type="float" office:value="-29" calcext:value-type="float">
            <text:p>-2.90E+01</text:p>
          </table:table-cell>
          <table:table-cell table:style-name="ce4" table:formula="of:=[.G39]+100" office:value-type="float" office:value="71" calcext:value-type="float">
            <text:p>71</text:p>
          </table:table-cell>
          <table:table-cell office:value-type="float" office:value="0.01425274" calcext:value-type="float">
            <text:p>1.42527E-02</text:p>
          </table:table-cell>
          <table:table-cell/>
          <table:table-cell table:formula="of:=100*([.E39]-[.I39])/[.E39]" office:value-type="float" office:value="-0.756391013941953" calcext:value-type="float">
            <text:p>-0.7563910139419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float" office:value="-27" calcext:value-type="float">
            <text:p>-2.70E+01</text:p>
          </table:table-cell>
          <table:table-cell table:formula="of:=[.B40]+100" office:value-type="float" office:value="73" calcext:value-type="float">
            <text:p>73</text:p>
          </table:table-cell>
          <table:table-cell office:value-type="float" office:value="21.0285" calcext:value-type="float">
            <text:p>2.10285E+01</text:p>
          </table:table-cell>
          <table:table-cell table:formula="of:=[.D40]/[.$D$105]" office:value-type="float" office:value="0.0143681473209256" calcext:value-type="float">
            <text:p>1.43681E-02</text:p>
          </table:table-cell>
          <table:table-cell/>
          <table:table-cell table:style-name="ce3" office:value-type="float" office:value="-27" calcext:value-type="float">
            <text:p>-2.70E+01</text:p>
          </table:table-cell>
          <table:table-cell table:style-name="ce4" table:formula="of:=[.G40]+100" office:value-type="float" office:value="73" calcext:value-type="float">
            <text:p>73</text:p>
          </table:table-cell>
          <table:table-cell office:value-type="float" office:value="0.01448328" calcext:value-type="float">
            <text:p>1.44833E-02</text:p>
          </table:table-cell>
          <table:table-cell/>
          <table:table-cell table:formula="of:=100*([.E40]-[.I40])/[.E40]" office:value-type="float" office:value="-0.801304973444613" calcext:value-type="float">
            <text:p>-0.8013049734446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float" office:value="-25" calcext:value-type="float">
            <text:p>-2.50E+01</text:p>
          </table:table-cell>
          <table:table-cell table:formula="of:=[.B41]+100" office:value-type="float" office:value="75" calcext:value-type="float">
            <text:p>75</text:p>
          </table:table-cell>
          <table:table-cell office:value-type="float" office:value="21.3574" calcext:value-type="float">
            <text:p>2.13574E+01</text:p>
          </table:table-cell>
          <table:table-cell table:formula="of:=[.D41]/[.$D$105]" office:value-type="float" office:value="0.0145928748884578" calcext:value-type="float">
            <text:p>1.45929E-02</text:p>
          </table:table-cell>
          <table:table-cell/>
          <table:table-cell table:style-name="ce3" office:value-type="float" office:value="-25" calcext:value-type="float">
            <text:p>-2.50E+01</text:p>
          </table:table-cell>
          <table:table-cell table:style-name="ce4" table:formula="of:=[.G41]+100" office:value-type="float" office:value="75" calcext:value-type="float">
            <text:p>75</text:p>
          </table:table-cell>
          <table:table-cell office:value-type="float" office:value="0.01469839" calcext:value-type="float">
            <text:p>1.46984E-02</text:p>
          </table:table-cell>
          <table:table-cell/>
          <table:table-cell table:formula="of:=100*([.E41]-[.I41])/[.E41]" office:value-type="float" office:value="-0.723059111714931" calcext:value-type="float">
            <text:p>-0.7230591117149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float" office:value="-23" calcext:value-type="float">
            <text:p>-2.30E+01</text:p>
          </table:table-cell>
          <table:table-cell table:formula="of:=[.B42]+100" office:value-type="float" office:value="77" calcext:value-type="float">
            <text:p>77</text:p>
          </table:table-cell>
          <table:table-cell office:value-type="float" office:value="21.6672" calcext:value-type="float">
            <text:p>2.16672E+01</text:p>
          </table:table-cell>
          <table:table-cell table:formula="of:=[.D42]/[.$D$105]" office:value-type="float" office:value="0.0148045519952426" calcext:value-type="float">
            <text:p>1.48046E-02</text:p>
          </table:table-cell>
          <table:table-cell/>
          <table:table-cell table:style-name="ce3" office:value-type="float" office:value="-23" calcext:value-type="float">
            <text:p>-2.30E+01</text:p>
          </table:table-cell>
          <table:table-cell table:style-name="ce4" table:formula="of:=[.G42]+100" office:value-type="float" office:value="77" calcext:value-type="float">
            <text:p>77</text:p>
          </table:table-cell>
          <table:table-cell office:value-type="float" office:value="0.01489784" calcext:value-type="float">
            <text:p>1.48978E-02</text:p>
          </table:table-cell>
          <table:table-cell/>
          <table:table-cell table:formula="of:=100*([.E42]-[.I42])/[.E42]" office:value-type="float" office:value="-0.63013054895142" calcext:value-type="float">
            <text:p>-0.630130548951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-21" calcext:value-type="float">
            <text:p>-2.10E+01</text:p>
          </table:table-cell>
          <table:table-cell table:formula="of:=[.B43]+100" office:value-type="float" office:value="79" calcext:value-type="float">
            <text:p>79</text:p>
          </table:table-cell>
          <table:table-cell office:value-type="float" office:value="21.9037" calcext:value-type="float">
            <text:p>2.19037E+01</text:p>
          </table:table-cell>
          <table:table-cell table:formula="of:=[.D43]/[.$D$105]" office:value-type="float" office:value="0.0149661453966454" calcext:value-type="float">
            <text:p>1.49661E-02</text:p>
          </table:table-cell>
          <table:table-cell/>
          <table:table-cell table:style-name="ce3" office:value-type="float" office:value="-21" calcext:value-type="float">
            <text:p>-2.10E+01</text:p>
          </table:table-cell>
          <table:table-cell table:style-name="ce4" table:formula="of:=[.G43]+100" office:value-type="float" office:value="79" calcext:value-type="float">
            <text:p>79</text:p>
          </table:table-cell>
          <table:table-cell office:value-type="float" office:value="0.01508143" calcext:value-type="float">
            <text:p>1.50814E-02</text:p>
          </table:table-cell>
          <table:table-cell/>
          <table:table-cell table:formula="of:=100*([.E43]-[.I43])/[.E43]" office:value-type="float" office:value="-0.77030257490652" calcext:value-type="float">
            <text:p>-0.770302574906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float" office:value="-19" calcext:value-type="float">
            <text:p>-1.90E+01</text:p>
          </table:table-cell>
          <table:table-cell table:formula="of:=[.B44]+100" office:value-type="float" office:value="81" calcext:value-type="float">
            <text:p>81</text:p>
          </table:table-cell>
          <table:table-cell office:value-type="float" office:value="22.1673" calcext:value-type="float">
            <text:p>2.21673E+01</text:p>
          </table:table-cell>
          <table:table-cell table:formula="of:=[.D44]/[.$D$105]" office:value-type="float" office:value="0.0151462554203654" calcext:value-type="float">
            <text:p>1.51463E-02</text:p>
          </table:table-cell>
          <table:table-cell/>
          <table:table-cell table:style-name="ce3" office:value-type="float" office:value="-19" calcext:value-type="float">
            <text:p>-1.90E+01</text:p>
          </table:table-cell>
          <table:table-cell table:style-name="ce4" table:formula="of:=[.G44]+100" office:value-type="float" office:value="81" calcext:value-type="float">
            <text:p>81</text:p>
          </table:table-cell>
          <table:table-cell office:value-type="float" office:value="0.01524895" calcext:value-type="float">
            <text:p>1.52490E-02</text:p>
          </table:table-cell>
          <table:table-cell/>
          <table:table-cell table:formula="of:=100*([.E44]-[.I44])/[.E44]" office:value-type="float" office:value="-0.678019594840157" calcext:value-type="float">
            <text:p>-0.67801959484015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float" office:value="-17" calcext:value-type="float">
            <text:p>-1.70E+01</text:p>
          </table:table-cell>
          <table:table-cell table:formula="of:=[.B45]+100" office:value-type="float" office:value="83" calcext:value-type="float">
            <text:p>83</text:p>
          </table:table-cell>
          <table:table-cell office:value-type="float" office:value="22.3772" calcext:value-type="float">
            <text:p>2.23772E+01</text:p>
          </table:table-cell>
          <table:table-cell table:formula="of:=[.D45]/[.$D$105]" office:value-type="float" office:value="0.0152896738345491" calcext:value-type="float">
            <text:p>1.52897E-02</text:p>
          </table:table-cell>
          <table:table-cell/>
          <table:table-cell table:style-name="ce3" office:value-type="float" office:value="-17" calcext:value-type="float">
            <text:p>-1.70E+01</text:p>
          </table:table-cell>
          <table:table-cell table:style-name="ce4" table:formula="of:=[.G45]+100" office:value-type="float" office:value="83" calcext:value-type="float">
            <text:p>83</text:p>
          </table:table-cell>
          <table:table-cell office:value-type="float" office:value="0.01540023" calcext:value-type="float">
            <text:p>1.54002E-02</text:p>
          </table:table-cell>
          <table:table-cell/>
          <table:table-cell table:formula="of:=100*([.E45]-[.I45])/[.E45]" office:value-type="float" office:value="-0.723077330800123" calcext:value-type="float">
            <text:p>-0.72307733080012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float" office:value="-15" calcext:value-type="float">
            <text:p>-1.50E+01</text:p>
          </table:table-cell>
          <table:table-cell table:formula="of:=[.B46]+100" office:value-type="float" office:value="85" calcext:value-type="float">
            <text:p>85</text:p>
          </table:table-cell>
          <table:table-cell office:value-type="float" office:value="22.5537" calcext:value-type="float">
            <text:p>2.25537E+01</text:p>
          </table:table-cell>
          <table:table-cell table:formula="of:=[.D46]/[.$D$105]" office:value-type="float" office:value="0.0154102710241795" calcext:value-type="float">
            <text:p>1.54103E-02</text:p>
          </table:table-cell>
          <table:table-cell/>
          <table:table-cell table:style-name="ce3" office:value-type="float" office:value="-15" calcext:value-type="float">
            <text:p>-1.50E+01</text:p>
          </table:table-cell>
          <table:table-cell table:style-name="ce4" table:formula="of:=[.G46]+100" office:value-type="float" office:value="85" calcext:value-type="float">
            <text:p>85</text:p>
          </table:table-cell>
          <table:table-cell office:value-type="float" office:value="0.01553511" calcext:value-type="float">
            <text:p>1.55351E-02</text:p>
          </table:table-cell>
          <table:table-cell/>
          <table:table-cell table:formula="of:=100*([.E46]-[.I46])/[.E46]" office:value-type="float" office:value="-0.810102402641706" calcext:value-type="float">
            <text:p>-0.8101024026417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float" office:value="-13" calcext:value-type="float">
            <text:p>-1.30E+01</text:p>
          </table:table-cell>
          <table:table-cell table:formula="of:=[.B47]+100" office:value-type="float" office:value="87" calcext:value-type="float">
            <text:p>87</text:p>
          </table:table-cell>
          <table:table-cell office:value-type="float" office:value="22.7215" calcext:value-type="float">
            <text:p>2.27215E+01</text:p>
          </table:table-cell>
          <table:table-cell table:formula="of:=[.D47]/[.$D$105]" office:value-type="float" office:value="0.015524923763103" calcext:value-type="float">
            <text:p>1.55249E-02</text:p>
          </table:table-cell>
          <table:table-cell/>
          <table:table-cell table:style-name="ce3" office:value-type="float" office:value="-13" calcext:value-type="float">
            <text:p>-1.30E+01</text:p>
          </table:table-cell>
          <table:table-cell table:style-name="ce4" table:formula="of:=[.G47]+100" office:value-type="float" office:value="87" calcext:value-type="float">
            <text:p>87</text:p>
          </table:table-cell>
          <table:table-cell office:value-type="float" office:value="0.01565345" calcext:value-type="float">
            <text:p>1.56535E-02</text:p>
          </table:table-cell>
          <table:table-cell/>
          <table:table-cell table:formula="of:=100*([.E47]-[.I47])/[.E47]" office:value-type="float" office:value="-0.827870325537489" calcext:value-type="float">
            <text:p>-0.8278703255374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float" office:value="-11" calcext:value-type="float">
            <text:p>-1.10E+01</text:p>
          </table:table-cell>
          <table:table-cell table:formula="of:=[.B48]+100" office:value-type="float" office:value="89" calcext:value-type="float">
            <text:p>89</text:p>
          </table:table-cell>
          <table:table-cell office:value-type="float" office:value="22.9066" calcext:value-type="float">
            <text:p>2.29066E+01</text:p>
          </table:table-cell>
          <table:table-cell table:formula="of:=[.D48]/[.$D$105]" office:value-type="float" office:value="0.0156513970764208" calcext:value-type="float">
            <text:p>1.56514E-02</text:p>
          </table:table-cell>
          <table:table-cell/>
          <table:table-cell table:style-name="ce3" office:value-type="float" office:value="-11" calcext:value-type="float">
            <text:p>-1.10E+01</text:p>
          </table:table-cell>
          <table:table-cell table:style-name="ce4" table:formula="of:=[.G48]+100" office:value-type="float" office:value="89" calcext:value-type="float">
            <text:p>89</text:p>
          </table:table-cell>
          <table:table-cell office:value-type="float" office:value="0.01575512" calcext:value-type="float">
            <text:p>1.57551E-02</text:p>
          </table:table-cell>
          <table:table-cell/>
          <table:table-cell table:formula="of:=100*([.E48]-[.I48])/[.E48]" office:value-type="float" office:value="-0.662707124947393" calcext:value-type="float">
            <text:p>-0.66270712494739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float" office:value="-9" calcext:value-type="float">
            <text:p>-9.00E+00</text:p>
          </table:table-cell>
          <table:table-cell table:formula="of:=[.B49]+100" office:value-type="float" office:value="91" calcext:value-type="float">
            <text:p>91</text:p>
          </table:table-cell>
          <table:table-cell office:value-type="float" office:value="23.01" calcext:value-type="float">
            <text:p>2.30100E+01</text:p>
          </table:table-cell>
          <table:table-cell table:formula="of:=[.D49]/[.$D$105]" office:value-type="float" office:value="0.0157220472147085" calcext:value-type="float">
            <text:p>1.57220E-02</text:p>
          </table:table-cell>
          <table:table-cell/>
          <table:table-cell table:style-name="ce3" office:value-type="float" office:value="-9" calcext:value-type="float">
            <text:p>-9.00E+00</text:p>
          </table:table-cell>
          <table:table-cell table:style-name="ce4" table:formula="of:=[.G49]+100" office:value-type="float" office:value="91" calcext:value-type="float">
            <text:p>91</text:p>
          </table:table-cell>
          <table:table-cell office:value-type="float" office:value="0.01584" calcext:value-type="float">
            <text:p>1.58400E-02</text:p>
          </table:table-cell>
          <table:table-cell/>
          <table:table-cell table:formula="of:=100*([.E49]-[.I49])/[.E49]" office:value-type="float" office:value="-0.750238080834417" calcext:value-type="float">
            <text:p>-0.75023808083441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float" office:value="-7" calcext:value-type="float">
            <text:p>-7.00E+00</text:p>
          </table:table-cell>
          <table:table-cell table:formula="of:=[.B50]+100" office:value-type="float" office:value="93" calcext:value-type="float">
            <text:p>93</text:p>
          </table:table-cell>
          <table:table-cell office:value-type="float" office:value="23.1481" calcext:value-type="float">
            <text:p>2.31481E+01</text:p>
          </table:table-cell>
          <table:table-cell table:formula="of:=[.D50]/[.$D$105]" office:value-type="float" office:value="0.0158164068288046" calcext:value-type="float">
            <text:p>1.58164E-02</text:p>
          </table:table-cell>
          <table:table-cell/>
          <table:table-cell table:style-name="ce3" office:value-type="float" office:value="-7" calcext:value-type="float">
            <text:p>-7.00E+00</text:p>
          </table:table-cell>
          <table:table-cell table:style-name="ce4" table:formula="of:=[.G50]+100" office:value-type="float" office:value="93" calcext:value-type="float">
            <text:p>93</text:p>
          </table:table-cell>
          <table:table-cell office:value-type="float" office:value="0.01590802" calcext:value-type="float">
            <text:p>1.59080E-02</text:p>
          </table:table-cell>
          <table:table-cell/>
          <table:table-cell table:formula="of:=100*([.E50]-[.I50])/[.E50]" office:value-type="float" office:value="-0.579228722345257" calcext:value-type="float">
            <text:p>-0.57922872234525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float" office:value="-5" calcext:value-type="float">
            <text:p>-5.00E+00</text:p>
          </table:table-cell>
          <table:table-cell table:formula="of:=[.B51]+100" office:value-type="float" office:value="95" calcext:value-type="float">
            <text:p>95</text:p>
          </table:table-cell>
          <table:table-cell office:value-type="float" office:value="23.2218" calcext:value-type="float">
            <text:p>2.32218E+01</text:p>
          </table:table-cell>
          <table:table-cell table:formula="of:=[.D51]/[.$D$105]" office:value-type="float" office:value="0.015866763842265" calcext:value-type="float">
            <text:p>1.58668E-02</text:p>
          </table:table-cell>
          <table:table-cell/>
          <table:table-cell table:style-name="ce3" office:value-type="float" office:value="-5" calcext:value-type="float">
            <text:p>-5.00E+00</text:p>
          </table:table-cell>
          <table:table-cell table:style-name="ce4" table:formula="of:=[.G51]+100" office:value-type="float" office:value="95" calcext:value-type="float">
            <text:p>95</text:p>
          </table:table-cell>
          <table:table-cell office:value-type="float" office:value="0.0159591" calcext:value-type="float">
            <text:p>1.59591E-02</text:p>
          </table:table-cell>
          <table:table-cell/>
          <table:table-cell table:formula="of:=100*([.E51]-[.I51])/[.E51]" office:value-type="float" office:value="-0.581947009818352" calcext:value-type="float">
            <text:p>-0.58194700981835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float" office:value="-3" calcext:value-type="float">
            <text:p>-3.00E+00</text:p>
          </table:table-cell>
          <table:table-cell table:formula="of:=[.B52]+100" office:value-type="float" office:value="97" calcext:value-type="float">
            <text:p>97</text:p>
          </table:table-cell>
          <table:table-cell office:value-type="float" office:value="23.2697" calcext:value-type="float">
            <text:p>2.32697E+01</text:p>
          </table:table-cell>
          <table:table-cell table:formula="of:=[.D52]/[.$D$105]" office:value-type="float" office:value="0.0158994924846633" calcext:value-type="float">
            <text:p>1.58995E-02</text:p>
          </table:table-cell>
          <table:table-cell/>
          <table:table-cell table:style-name="ce3" office:value-type="float" office:value="-3" calcext:value-type="float">
            <text:p>-3.00E+00</text:p>
          </table:table-cell>
          <table:table-cell table:style-name="ce4" table:formula="of:=[.G52]+100" office:value-type="float" office:value="97" calcext:value-type="float">
            <text:p>97</text:p>
          </table:table-cell>
          <table:table-cell office:value-type="float" office:value="0.01599318" calcext:value-type="float">
            <text:p>1.59932E-02</text:p>
          </table:table-cell>
          <table:table-cell/>
          <table:table-cell table:formula="of:=100*([.E52]-[.I52])/[.E52]" office:value-type="float" office:value="-0.589248464547454" calcext:value-type="float">
            <text:p>-0.5892484645474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-1" calcext:value-type="float">
            <text:p>-1.00E+00</text:p>
          </table:table-cell>
          <table:table-cell table:formula="of:=[.B53]+100" office:value-type="float" office:value="99" calcext:value-type="float">
            <text:p>99</text:p>
          </table:table-cell>
          <table:table-cell office:value-type="float" office:value="23.2944" calcext:value-type="float">
            <text:p>2.32944E+01</text:p>
          </table:table-cell>
          <table:table-cell table:formula="of:=[.D53]/[.$D$105]" office:value-type="float" office:value="0.0159163692585096" calcext:value-type="float">
            <text:p>1.59164E-02</text:p>
          </table:table-cell>
          <table:table-cell/>
          <table:table-cell table:style-name="ce3" office:value-type="float" office:value="-1" calcext:value-type="float">
            <text:p>-1.00E+00</text:p>
          </table:table-cell>
          <table:table-cell table:style-name="ce4" table:formula="of:=[.G53]+100" office:value-type="float" office:value="99" calcext:value-type="float">
            <text:p>99</text:p>
          </table:table-cell>
          <table:table-cell office:value-type="float" office:value="0.01601023" calcext:value-type="float">
            <text:p>1.60102E-02</text:p>
          </table:table-cell>
          <table:table-cell/>
          <table:table-cell table:formula="of:=100*([.E53]-[.I53])/[.E53]" office:value-type="float" office:value="-0.589712012620217" calcext:value-type="float">
            <text:p>-0.5897120126202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" office:value-type="float" office:value="1" calcext:value-type="float">
            <text:p>1.00E+00</text:p>
          </table:table-cell>
          <table:table-cell table:formula="of:=[.B54]+100" office:value-type="float" office:value="101" calcext:value-type="float">
            <text:p>101</text:p>
          </table:table-cell>
          <table:table-cell office:value-type="float" office:value="23.282" calcext:value-type="float">
            <text:p>2.32820E+01</text:p>
          </table:table-cell>
          <table:table-cell table:formula="of:=[.D54]/[.$D$105]" office:value-type="float" office:value="0.0159078967080766" calcext:value-type="float">
            <text:p>1.59079E-02</text:p>
          </table:table-cell>
          <table:table-cell/>
          <table:table-cell table:style-name="ce3" office:value-type="float" office:value="1" calcext:value-type="float">
            <text:p>1.00E+00</text:p>
          </table:table-cell>
          <table:table-cell table:style-name="ce4" table:formula="of:=[.G54]+100" office:value-type="float" office:value="101" calcext:value-type="float">
            <text:p>101</text:p>
          </table:table-cell>
          <table:table-cell office:value-type="float" office:value="0.01601023" calcext:value-type="float">
            <text:p>1.60102E-02</text:p>
          </table:table-cell>
          <table:table-cell/>
          <table:table-cell table:formula="of:=100*([.E54]-[.I54])/[.E54]" office:value-type="float" office:value="-0.643286122617487" calcext:value-type="float">
            <text:p>-0.64328612261748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" office:value-type="float" office:value="3" calcext:value-type="float">
            <text:p>3.00E+00</text:p>
          </table:table-cell>
          <table:table-cell table:formula="of:=[.B55]+100" office:value-type="float" office:value="103" calcext:value-type="float">
            <text:p>103</text:p>
          </table:table-cell>
          <table:table-cell office:value-type="float" office:value="23.2543" calcext:value-type="float">
            <text:p>2.32543E+01</text:p>
          </table:table-cell>
          <table:table-cell table:formula="of:=[.D55]/[.$D$105]" office:value-type="float" office:value="0.0158889701236417" calcext:value-type="float">
            <text:p>1.58890E-02</text:p>
          </table:table-cell>
          <table:table-cell/>
          <table:table-cell table:style-name="ce3" office:value-type="float" office:value="3" calcext:value-type="float">
            <text:p>3.00E+00</text:p>
          </table:table-cell>
          <table:table-cell table:style-name="ce4" table:formula="of:=[.G55]+100" office:value-type="float" office:value="103" calcext:value-type="float">
            <text:p>103</text:p>
          </table:table-cell>
          <table:table-cell office:value-type="float" office:value="0.01599318" calcext:value-type="float">
            <text:p>1.59932E-02</text:p>
          </table:table-cell>
          <table:table-cell/>
          <table:table-cell table:formula="of:=100*([.E55]-[.I55])/[.E55]" office:value-type="float" office:value="-0.655863001487042" calcext:value-type="float">
            <text:p>-0.65586300148704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office:value-type="float" office:value="5" calcext:value-type="float">
            <text:p>5.00E+00</text:p>
          </table:table-cell>
          <table:table-cell table:formula="of:=[.B56]+100" office:value-type="float" office:value="105" calcext:value-type="float">
            <text:p>105</text:p>
          </table:table-cell>
          <table:table-cell office:value-type="float" office:value="23.1817" calcext:value-type="float">
            <text:p>2.31817E+01</text:p>
          </table:table-cell>
          <table:table-cell table:formula="of:=[.D56]/[.$D$105]" office:value-type="float" office:value="0.0158393647073971" calcext:value-type="float">
            <text:p>1.58394E-02</text:p>
          </table:table-cell>
          <table:table-cell/>
          <table:table-cell table:style-name="ce3" office:value-type="float" office:value="5" calcext:value-type="float">
            <text:p>5.00E+00</text:p>
          </table:table-cell>
          <table:table-cell table:style-name="ce4" table:formula="of:=[.G56]+100" office:value-type="float" office:value="105" calcext:value-type="float">
            <text:p>105</text:p>
          </table:table-cell>
          <table:table-cell office:value-type="float" office:value="0.0159591" calcext:value-type="float">
            <text:p>1.59591E-02</text:p>
          </table:table-cell>
          <table:table-cell/>
          <table:table-cell table:formula="of:=100*([.E56]-[.I56])/[.E56]" office:value-type="float" office:value="-0.755934943192269" calcext:value-type="float">
            <text:p>-0.75593494319226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" office:value-type="float" office:value="7" calcext:value-type="float">
            <text:p>7.00E+00</text:p>
          </table:table-cell>
          <table:table-cell table:formula="of:=[.B57]+100" office:value-type="float" office:value="107" calcext:value-type="float">
            <text:p>107</text:p>
          </table:table-cell>
          <table:table-cell office:value-type="float" office:value="23.0964" calcext:value-type="float">
            <text:p>2.30964E+01</text:p>
          </table:table-cell>
          <table:table-cell table:formula="of:=[.D57]/[.$D$105]" office:value-type="float" office:value="0.0157810817596607" calcext:value-type="float">
            <text:p>1.57811E-02</text:p>
          </table:table-cell>
          <table:table-cell/>
          <table:table-cell table:style-name="ce3" office:value-type="float" office:value="7" calcext:value-type="float">
            <text:p>7.00E+00</text:p>
          </table:table-cell>
          <table:table-cell table:style-name="ce4" table:formula="of:=[.G57]+100" office:value-type="float" office:value="107" calcext:value-type="float">
            <text:p>107</text:p>
          </table:table-cell>
          <table:table-cell office:value-type="float" office:value="0.01590802" calcext:value-type="float">
            <text:p>1.59080E-02</text:p>
          </table:table-cell>
          <table:table-cell/>
          <table:table-cell table:formula="of:=100*([.E57]-[.I57])/[.E57]" office:value-type="float" office:value="-0.804369702105975" calcext:value-type="float">
            <text:p>-0.8043697021059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office:value-type="float" office:value="9" calcext:value-type="float">
            <text:p>9.00E+00</text:p>
          </table:table-cell>
          <table:table-cell table:formula="of:=[.B58]+100" office:value-type="float" office:value="109" calcext:value-type="float">
            <text:p>109</text:p>
          </table:table-cell>
          <table:table-cell office:value-type="float" office:value="23.0093" calcext:value-type="float">
            <text:p>2.30093E+01</text:p>
          </table:table-cell>
          <table:table-cell table:formula="of:=[.D58]/[.$D$105]" office:value-type="float" office:value="0.0157215689255711" calcext:value-type="float">
            <text:p>1.57216E-02</text:p>
          </table:table-cell>
          <table:table-cell/>
          <table:table-cell table:style-name="ce3" office:value-type="float" office:value="9" calcext:value-type="float">
            <text:p>9.00E+00</text:p>
          </table:table-cell>
          <table:table-cell table:style-name="ce4" table:formula="of:=[.G58]+100" office:value-type="float" office:value="109" calcext:value-type="float">
            <text:p>109</text:p>
          </table:table-cell>
          <table:table-cell office:value-type="float" office:value="0.01584" calcext:value-type="float">
            <text:p>1.58400E-02</text:p>
          </table:table-cell>
          <table:table-cell/>
          <table:table-cell table:formula="of:=100*([.E58]-[.I58])/[.E58]" office:value-type="float" office:value="-0.753303153072884" calcext:value-type="float">
            <text:p>-0.75330315307288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float" office:value="11" calcext:value-type="float">
            <text:p>1.10E+01</text:p>
          </table:table-cell>
          <table:table-cell table:formula="of:=[.B59]+100" office:value-type="float" office:value="111" calcext:value-type="float">
            <text:p>111</text:p>
          </table:table-cell>
          <table:table-cell office:value-type="float" office:value="22.8767" calcext:value-type="float">
            <text:p>2.28767E+01</text:p>
          </table:table-cell>
          <table:table-cell table:formula="of:=[.D59]/[.$D$105]" office:value-type="float" office:value="0.0156309672975542" calcext:value-type="float">
            <text:p>1.56310E-02</text:p>
          </table:table-cell>
          <table:table-cell/>
          <table:table-cell table:style-name="ce3" office:value-type="float" office:value="11" calcext:value-type="float">
            <text:p>1.10E+01</text:p>
          </table:table-cell>
          <table:table-cell table:style-name="ce4" table:formula="of:=[.G59]+100" office:value-type="float" office:value="111" calcext:value-type="float">
            <text:p>111</text:p>
          </table:table-cell>
          <table:table-cell office:value-type="float" office:value="0.01575512" calcext:value-type="float">
            <text:p>1.57551E-02</text:p>
          </table:table-cell>
          <table:table-cell/>
          <table:table-cell table:formula="of:=100*([.E59]-[.I59])/[.E59]" office:value-type="float" office:value="-0.794273956834707" calcext:value-type="float">
            <text:p>-0.79427395683470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office:value-type="float" office:value="13" calcext:value-type="float">
            <text:p>1.30E+01</text:p>
          </table:table-cell>
          <table:table-cell table:formula="of:=[.B60]+100" office:value-type="float" office:value="113" calcext:value-type="float">
            <text:p>113</text:p>
          </table:table-cell>
          <table:table-cell office:value-type="float" office:value="22.7037" calcext:value-type="float">
            <text:p>2.27037E+01</text:p>
          </table:table-cell>
          <table:table-cell table:formula="of:=[.D60]/[.$D$105]" office:value-type="float" office:value="0.0155127615536105" calcext:value-type="float">
            <text:p>1.55128E-02</text:p>
          </table:table-cell>
          <table:table-cell/>
          <table:table-cell table:style-name="ce3" office:value-type="float" office:value="13" calcext:value-type="float">
            <text:p>1.30E+01</text:p>
          </table:table-cell>
          <table:table-cell table:style-name="ce4" table:formula="of:=[.G60]+100" office:value-type="float" office:value="113" calcext:value-type="float">
            <text:p>113</text:p>
          </table:table-cell>
          <table:table-cell office:value-type="float" office:value="0.01565345" calcext:value-type="float">
            <text:p>1.56535E-02</text:p>
          </table:table-cell>
          <table:table-cell/>
          <table:table-cell table:formula="of:=100*([.E60]-[.I60])/[.E60]" office:value-type="float" office:value="-0.906920704629633" calcext:value-type="float">
            <text:p>-0.9069207046296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 office:value-type="float" office:value="15" calcext:value-type="float">
            <text:p>1.50E+01</text:p>
          </table:table-cell>
          <table:table-cell table:formula="of:=[.B61]+100" office:value-type="float" office:value="115" calcext:value-type="float">
            <text:p>115</text:p>
          </table:table-cell>
          <table:table-cell office:value-type="float" office:value="22.5444" calcext:value-type="float">
            <text:p>2.25444E+01</text:p>
          </table:table-cell>
          <table:table-cell table:formula="of:=[.D61]/[.$D$105]" office:value-type="float" office:value="0.0154039166113548" calcext:value-type="float">
            <text:p>1.54039E-02</text:p>
          </table:table-cell>
          <table:table-cell/>
          <table:table-cell table:style-name="ce3" office:value-type="float" office:value="15" calcext:value-type="float">
            <text:p>1.50E+01</text:p>
          </table:table-cell>
          <table:table-cell table:style-name="ce4" table:formula="of:=[.G61]+100" office:value-type="float" office:value="115" calcext:value-type="float">
            <text:p>115</text:p>
          </table:table-cell>
          <table:table-cell office:value-type="float" office:value="0.01553511" calcext:value-type="float">
            <text:p>1.55351E-02</text:p>
          </table:table-cell>
          <table:table-cell/>
          <table:table-cell table:formula="of:=100*([.E61]-[.I61])/[.E61]" office:value-type="float" office:value="-0.851688515039664" calcext:value-type="float">
            <text:p>-0.85168851503966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" office:value-type="float" office:value="17" calcext:value-type="float">
            <text:p>1.70E+01</text:p>
          </table:table-cell>
          <table:table-cell table:formula="of:=[.B62]+100" office:value-type="float" office:value="117" calcext:value-type="float">
            <text:p>117</text:p>
          </table:table-cell>
          <table:table-cell office:value-type="float" office:value="22.3396" calcext:value-type="float">
            <text:p>2.23396E+01</text:p>
          </table:table-cell>
          <table:table-cell table:formula="of:=[.D62]/[.$D$105]" office:value-type="float" office:value="0.0152639828751717" calcext:value-type="float">
            <text:p>1.52640E-02</text:p>
          </table:table-cell>
          <table:table-cell/>
          <table:table-cell table:style-name="ce3" office:value-type="float" office:value="17" calcext:value-type="float">
            <text:p>1.70E+01</text:p>
          </table:table-cell>
          <table:table-cell table:style-name="ce4" table:formula="of:=[.G62]+100" office:value-type="float" office:value="117" calcext:value-type="float">
            <text:p>117</text:p>
          </table:table-cell>
          <table:table-cell office:value-type="float" office:value="0.01540023" calcext:value-type="float">
            <text:p>1.54002E-02</text:p>
          </table:table-cell>
          <table:table-cell/>
          <table:table-cell table:formula="of:=100*([.E62]-[.I62])/[.E62]" office:value-type="float" office:value="-0.892605330748097" calcext:value-type="float">
            <text:p>-0.89260533074809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float" office:value="19" calcext:value-type="float">
            <text:p>1.90E+01</text:p>
          </table:table-cell>
          <table:table-cell table:formula="of:=[.B63]+100" office:value-type="float" office:value="119" calcext:value-type="float">
            <text:p>119</text:p>
          </table:table-cell>
          <table:table-cell office:value-type="float" office:value="22.1274" calcext:value-type="float">
            <text:p>2.21274E+01</text:p>
          </table:table-cell>
          <table:table-cell table:formula="of:=[.D63]/[.$D$105]" office:value-type="float" office:value="0.0151189929395368" calcext:value-type="float">
            <text:p>1.51190E-02</text:p>
          </table:table-cell>
          <table:table-cell/>
          <table:table-cell table:style-name="ce3" office:value-type="float" office:value="19" calcext:value-type="float">
            <text:p>1.90E+01</text:p>
          </table:table-cell>
          <table:table-cell table:style-name="ce4" table:formula="of:=[.G63]+100" office:value-type="float" office:value="119" calcext:value-type="float">
            <text:p>119</text:p>
          </table:table-cell>
          <table:table-cell office:value-type="float" office:value="0.01524895" calcext:value-type="float">
            <text:p>1.52490E-02</text:p>
          </table:table-cell>
          <table:table-cell/>
          <table:table-cell table:formula="of:=100*([.E63]-[.I63])/[.E63]" office:value-type="float" office:value="-0.859561618839084" calcext:value-type="float">
            <text:p>-0.85956161883908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" office:value-type="float" office:value="21" calcext:value-type="float">
            <text:p>2.10E+01</text:p>
          </table:table-cell>
          <table:table-cell table:formula="of:=[.B64]+100" office:value-type="float" office:value="121" calcext:value-type="float">
            <text:p>121</text:p>
          </table:table-cell>
          <table:table-cell office:value-type="float" office:value="21.8779" calcext:value-type="float">
            <text:p>2.18779E+01</text:p>
          </table:table-cell>
          <table:table-cell table:formula="of:=[.D64]/[.$D$105]" office:value-type="float" office:value="0.0149485170255833" calcext:value-type="float">
            <text:p>1.49485E-02</text:p>
          </table:table-cell>
          <table:table-cell/>
          <table:table-cell table:style-name="ce3" office:value-type="float" office:value="21" calcext:value-type="float">
            <text:p>2.10E+01</text:p>
          </table:table-cell>
          <table:table-cell table:style-name="ce4" table:formula="of:=[.G64]+100" office:value-type="float" office:value="121" calcext:value-type="float">
            <text:p>121</text:p>
          </table:table-cell>
          <table:table-cell office:value-type="float" office:value="0.01508143" calcext:value-type="float">
            <text:p>1.50814E-02</text:p>
          </table:table-cell>
          <table:table-cell/>
          <table:table-cell table:formula="of:=100*([.E64]-[.I64])/[.E64]" office:value-type="float" office:value="-0.889138194706996" calcext:value-type="float">
            <text:p>-0.88913819470699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" office:value-type="float" office:value="23" calcext:value-type="float">
            <text:p>2.30E+01</text:p>
          </table:table-cell>
          <table:table-cell table:formula="of:=[.B65]+100" office:value-type="float" office:value="123" calcext:value-type="float">
            <text:p>123</text:p>
          </table:table-cell>
          <table:table-cell office:value-type="float" office:value="21.6231" calcext:value-type="float">
            <text:p>2.16231E+01</text:p>
          </table:table-cell>
          <table:table-cell table:formula="of:=[.D65]/[.$D$105]" office:value-type="float" office:value="0.0147744197795899" calcext:value-type="float">
            <text:p>1.47744E-02</text:p>
          </table:table-cell>
          <table:table-cell/>
          <table:table-cell table:style-name="ce3" office:value-type="float" office:value="23" calcext:value-type="float">
            <text:p>2.30E+01</text:p>
          </table:table-cell>
          <table:table-cell table:style-name="ce4" table:formula="of:=[.G65]+100" office:value-type="float" office:value="123" calcext:value-type="float">
            <text:p>123</text:p>
          </table:table-cell>
          <table:table-cell office:value-type="float" office:value="0.01489784" calcext:value-type="float">
            <text:p>1.48978E-02</text:p>
          </table:table-cell>
          <table:table-cell/>
          <table:table-cell table:formula="of:=100*([.E65]-[.I65])/[.E65]" office:value-type="float" office:value="-0.835364246118283" calcext:value-type="float">
            <text:p>-0.83536424611828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" office:value-type="float" office:value="25" calcext:value-type="float">
            <text:p>2.50E+01</text:p>
          </table:table-cell>
          <table:table-cell table:formula="of:=[.B66]+100" office:value-type="float" office:value="125" calcext:value-type="float">
            <text:p>125</text:p>
          </table:table-cell>
          <table:table-cell office:value-type="float" office:value="21.3216" calcext:value-type="float">
            <text:p>2.13216E+01</text:p>
          </table:table-cell>
          <table:table-cell table:formula="of:=[.D66]/[.$D$105]" office:value-type="float" office:value="0.0145684138154337" calcext:value-type="float">
            <text:p>1.45684E-02</text:p>
          </table:table-cell>
          <table:table-cell/>
          <table:table-cell table:style-name="ce3" office:value-type="float" office:value="25" calcext:value-type="float">
            <text:p>2.50E+01</text:p>
          </table:table-cell>
          <table:table-cell table:style-name="ce4" table:formula="of:=[.G66]+100" office:value-type="float" office:value="125" calcext:value-type="float">
            <text:p>125</text:p>
          </table:table-cell>
          <table:table-cell office:value-type="float" office:value="0.01469839" calcext:value-type="float">
            <text:p>1.46984E-02</text:p>
          </table:table-cell>
          <table:table-cell/>
          <table:table-cell table:formula="of:=100*([.E66]-[.I66])/[.E66]" office:value-type="float" office:value="-0.892178010681192" calcext:value-type="float">
            <text:p>-0.89217801068119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office:value-type="float" office:value="27" calcext:value-type="float">
            <text:p>2.70E+01</text:p>
          </table:table-cell>
          <table:table-cell table:formula="of:=[.B67]+100" office:value-type="float" office:value="127" calcext:value-type="float">
            <text:p>127</text:p>
          </table:table-cell>
          <table:table-cell office:value-type="float" office:value="20.9978" calcext:value-type="float">
            <text:p>2.09978E+01</text:p>
          </table:table-cell>
          <table:table-cell table:formula="of:=[.D67]/[.$D$105]" office:value-type="float" office:value="0.014347170925902" calcext:value-type="float">
            <text:p>1.43472E-02</text:p>
          </table:table-cell>
          <table:table-cell/>
          <table:table-cell table:style-name="ce3" office:value-type="float" office:value="27" calcext:value-type="float">
            <text:p>2.70E+01</text:p>
          </table:table-cell>
          <table:table-cell table:style-name="ce4" table:formula="of:=[.G67]+100" office:value-type="float" office:value="127" calcext:value-type="float">
            <text:p>127</text:p>
          </table:table-cell>
          <table:table-cell office:value-type="float" office:value="0.01448328" calcext:value-type="float">
            <text:p>1.44833E-02</text:p>
          </table:table-cell>
          <table:table-cell/>
          <table:table-cell table:formula="of:=100*([.E67]-[.I67])/[.E67]" office:value-type="float" office:value="-0.948682320723125" calcext:value-type="float">
            <text:p>-0.9486823207231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" office:value-type="float" office:value="29" calcext:value-type="float">
            <text:p>2.90E+01</text:p>
          </table:table-cell>
          <table:table-cell table:formula="of:=[.B68]+100" office:value-type="float" office:value="129" calcext:value-type="float">
            <text:p>129</text:p>
          </table:table-cell>
          <table:table-cell office:value-type="float" office:value="20.6455" calcext:value-type="float">
            <text:p>2.06455E+01</text:p>
          </table:table-cell>
          <table:table-cell table:formula="of:=[.D68]/[.$D$105]" office:value-type="float" office:value="0.0141064548357785" calcext:value-type="float">
            <text:p>1.41065E-02</text:p>
          </table:table-cell>
          <table:table-cell/>
          <table:table-cell table:style-name="ce3" office:value-type="float" office:value="29" calcext:value-type="float">
            <text:p>2.90E+01</text:p>
          </table:table-cell>
          <table:table-cell table:style-name="ce4" table:formula="of:=[.G68]+100" office:value-type="float" office:value="129" calcext:value-type="float">
            <text:p>129</text:p>
          </table:table-cell>
          <table:table-cell office:value-type="float" office:value="0.01425274" calcext:value-type="float">
            <text:p>1.42527E-02</text:p>
          </table:table-cell>
          <table:table-cell/>
          <table:table-cell table:formula="of:=100*([.E68]-[.I68])/[.E68]" office:value-type="float" office:value="-1.03700870221793" calcext:value-type="float">
            <text:p>-1.0370087022179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" office:value-type="float" office:value="31" calcext:value-type="float">
            <text:p>3.10E+01</text:p>
          </table:table-cell>
          <table:table-cell table:formula="of:=[.B69]+100" office:value-type="float" office:value="131" calcext:value-type="float">
            <text:p>131</text:p>
          </table:table-cell>
          <table:table-cell office:value-type="float" office:value="20.2975" calcext:value-type="float">
            <text:p>2.02975E+01</text:p>
          </table:table-cell>
          <table:table-cell table:formula="of:=[.D69]/[.$D$105]" office:value-type="float" office:value="0.0138686768074987" calcext:value-type="float">
            <text:p>1.38687E-02</text:p>
          </table:table-cell>
          <table:table-cell/>
          <table:table-cell table:style-name="ce3" office:value-type="float" office:value="31" calcext:value-type="float">
            <text:p>3.10E+01</text:p>
          </table:table-cell>
          <table:table-cell table:style-name="ce4" table:formula="of:=[.G69]+100" office:value-type="float" office:value="131" calcext:value-type="float">
            <text:p>131</text:p>
          </table:table-cell>
          <table:table-cell office:value-type="float" office:value="0.01400702" calcext:value-type="float">
            <text:p>1.40070E-02</text:p>
          </table:table-cell>
          <table:table-cell/>
          <table:table-cell table:formula="of:=100*([.E69]-[.I69])/[.E69]" office:value-type="float" office:value="-0.997522650657474" calcext:value-type="float">
            <text:p>-0.99752265065747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" office:value-type="float" office:value="33" calcext:value-type="float">
            <text:p>3.30E+01</text:p>
          </table:table-cell>
          <table:table-cell table:formula="of:=[.B70]+100" office:value-type="float" office:value="133" calcext:value-type="float">
            <text:p>133</text:p>
          </table:table-cell>
          <table:table-cell office:value-type="float" office:value="19.9353" calcext:value-type="float">
            <text:p>1.99353E+01</text:p>
          </table:table-cell>
          <table:table-cell table:formula="of:=[.D70]/[.$D$105]" office:value-type="float" office:value="0.0136211963424328" calcext:value-type="float">
            <text:p>1.36212E-02</text:p>
          </table:table-cell>
          <table:table-cell/>
          <table:table-cell table:style-name="ce3" office:value-type="float" office:value="33" calcext:value-type="float">
            <text:p>3.30E+01</text:p>
          </table:table-cell>
          <table:table-cell table:style-name="ce4" table:formula="of:=[.G70]+100" office:value-type="float" office:value="133" calcext:value-type="float">
            <text:p>133</text:p>
          </table:table-cell>
          <table:table-cell office:value-type="float" office:value="0.01374638" calcext:value-type="float">
            <text:p>1.37464E-02</text:p>
          </table:table-cell>
          <table:table-cell/>
          <table:table-cell table:formula="of:=100*([.E70]-[.I70])/[.E70]" office:value-type="float" office:value="-0.919035703033317" calcext:value-type="float">
            <text:p>-0.9190357030333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" office:value-type="float" office:value="35" calcext:value-type="float">
            <text:p>3.50E+01</text:p>
          </table:table-cell>
          <table:table-cell table:formula="of:=[.B71]+100" office:value-type="float" office:value="135" calcext:value-type="float">
            <text:p>135</text:p>
          </table:table-cell>
          <table:table-cell office:value-type="float" office:value="19.5318" calcext:value-type="float">
            <text:p>1.95318E+01</text:p>
          </table:table-cell>
          <table:table-cell table:formula="of:=[.D71]/[.$D$105]" office:value-type="float" office:value="0.0133454968182635" calcext:value-type="float">
            <text:p>1.33455E-02</text:p>
          </table:table-cell>
          <table:table-cell/>
          <table:table-cell table:style-name="ce3" office:value-type="float" office:value="35" calcext:value-type="float">
            <text:p>3.50E+01</text:p>
          </table:table-cell>
          <table:table-cell table:style-name="ce4" table:formula="of:=[.G71]+100" office:value-type="float" office:value="135" calcext:value-type="float">
            <text:p>135</text:p>
          </table:table-cell>
          <table:table-cell office:value-type="float" office:value="0.0134711" calcext:value-type="float">
            <text:p>1.34711E-02</text:p>
          </table:table-cell>
          <table:table-cell/>
          <table:table-cell table:formula="of:=100*([.E71]-[.I71])/[.E71]" office:value-type="float" office:value="-0.941165274301398" calcext:value-type="float">
            <text:p>-0.94116527430139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" office:value-type="float" office:value="37" calcext:value-type="float">
            <text:p>3.70E+01</text:p>
          </table:table-cell>
          <table:table-cell table:formula="of:=[.B72]+100" office:value-type="float" office:value="137" calcext:value-type="float">
            <text:p>137</text:p>
          </table:table-cell>
          <table:table-cell office:value-type="float" office:value="19.1148" calcext:value-type="float">
            <text:p>1.91148E+01</text:p>
          </table:table-cell>
          <table:table-cell table:formula="of:=[.D72]/[.$D$105]" office:value-type="float" office:value="0.0130605731464454" calcext:value-type="float">
            <text:p>1.30606E-02</text:p>
          </table:table-cell>
          <table:table-cell/>
          <table:table-cell table:style-name="ce3" office:value-type="float" office:value="37" calcext:value-type="float">
            <text:p>3.70E+01</text:p>
          </table:table-cell>
          <table:table-cell table:style-name="ce4" table:formula="of:=[.G72]+100" office:value-type="float" office:value="137" calcext:value-type="float">
            <text:p>137</text:p>
          </table:table-cell>
          <table:table-cell office:value-type="float" office:value="0.01318147" calcext:value-type="float">
            <text:p>1.31815E-02</text:p>
          </table:table-cell>
          <table:table-cell/>
          <table:table-cell table:formula="of:=100*([.E72]-[.I72])/[.E72]" office:value-type="float" office:value="-0.925662696414312" calcext:value-type="float">
            <text:p>-0.9256626964143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office:value-type="float" office:value="39" calcext:value-type="float">
            <text:p>3.90E+01</text:p>
          </table:table-cell>
          <table:table-cell table:formula="of:=[.B73]+100" office:value-type="float" office:value="139" calcext:value-type="float">
            <text:p>139</text:p>
          </table:table-cell>
          <table:table-cell office:value-type="float" office:value="18.6729" calcext:value-type="float">
            <text:p>1.86729E+01</text:p>
          </table:table-cell>
          <table:table-cell table:formula="of:=[.D73]/[.$D$105]" office:value-type="float" office:value="0.0127586360467419" calcext:value-type="float">
            <text:p>1.27586E-02</text:p>
          </table:table-cell>
          <table:table-cell/>
          <table:table-cell table:style-name="ce3" office:value-type="float" office:value="39" calcext:value-type="float">
            <text:p>3.90E+01</text:p>
          </table:table-cell>
          <table:table-cell table:style-name="ce4" table:formula="of:=[.G73]+100" office:value-type="float" office:value="139" calcext:value-type="float">
            <text:p>139</text:p>
          </table:table-cell>
          <table:table-cell office:value-type="float" office:value="0.01287779" calcext:value-type="float">
            <text:p>1.28778E-02</text:p>
          </table:table-cell>
          <table:table-cell/>
          <table:table-cell table:formula="of:=100*([.E73]-[.I73])/[.E73]" office:value-type="float" office:value="-0.933908239263326" calcext:value-type="float">
            <text:p>-0.93390823926332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" office:value-type="float" office:value="41" calcext:value-type="float">
            <text:p>4.10E+01</text:p>
          </table:table-cell>
          <table:table-cell table:formula="of:=[.B74]+100" office:value-type="float" office:value="141" calcext:value-type="float">
            <text:p>141</text:p>
          </table:table-cell>
          <table:table-cell office:value-type="float" office:value="18.2294" calcext:value-type="float">
            <text:p>1.82294E+01</text:p>
          </table:table-cell>
          <table:table-cell table:formula="of:=[.D74]/[.$D$105]" office:value-type="float" office:value="0.0124556057147243" calcext:value-type="float">
            <text:p>1.24556E-02</text:p>
          </table:table-cell>
          <table:table-cell/>
          <table:table-cell table:style-name="ce3" office:value-type="float" office:value="41" calcext:value-type="float">
            <text:p>4.10E+01</text:p>
          </table:table-cell>
          <table:table-cell table:style-name="ce4" table:formula="of:=[.G74]+100" office:value-type="float" office:value="141" calcext:value-type="float">
            <text:p>141</text:p>
          </table:table-cell>
          <table:table-cell office:value-type="float" office:value="0.0125604" calcext:value-type="float">
            <text:p>1.25604E-02</text:p>
          </table:table-cell>
          <table:table-cell/>
          <table:table-cell table:formula="of:=100*([.E74]-[.I74])/[.E74]" office:value-type="float" office:value="-0.84134234557364" calcext:value-type="float">
            <text:p>-0.8413423455736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" office:value-type="float" office:value="43" calcext:value-type="float">
            <text:p>4.30E+01</text:p>
          </table:table-cell>
          <table:table-cell table:formula="of:=[.B75]+100" office:value-type="float" office:value="143" calcext:value-type="float">
            <text:p>143</text:p>
          </table:table-cell>
          <table:table-cell office:value-type="float" office:value="17.7382" calcext:value-type="float">
            <text:p>1.77382E+01</text:p>
          </table:table-cell>
          <table:table-cell table:formula="of:=[.D75]/[.$D$105]" office:value-type="float" office:value="0.0121199833943478" calcext:value-type="float">
            <text:p>1.21200E-02</text:p>
          </table:table-cell>
          <table:table-cell/>
          <table:table-cell table:style-name="ce3" office:value-type="float" office:value="43" calcext:value-type="float">
            <text:p>4.30E+01</text:p>
          </table:table-cell>
          <table:table-cell table:style-name="ce4" table:formula="of:=[.G75]+100" office:value-type="float" office:value="143" calcext:value-type="float">
            <text:p>143</text:p>
          </table:table-cell>
          <table:table-cell office:value-type="float" office:value="0.01222963" calcext:value-type="float">
            <text:p>1.22296E-02</text:p>
          </table:table-cell>
          <table:table-cell/>
          <table:table-cell table:formula="of:=100*([.E75]-[.I75])/[.E75]" office:value-type="float" office:value="-0.904676203627204" calcext:value-type="float">
            <text:p>-0.90467620362720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float" office:value="45" calcext:value-type="float">
            <text:p>4.50E+01</text:p>
          </table:table-cell>
          <table:table-cell table:formula="of:=[.B76]+100" office:value-type="float" office:value="145" calcext:value-type="float">
            <text:p>145</text:p>
          </table:table-cell>
          <table:table-cell office:value-type="float" office:value="17.2443" calcext:value-type="float">
            <text:p>1.72443E+01</text:p>
          </table:table-cell>
          <table:table-cell table:formula="of:=[.D76]/[.$D$105]" office:value-type="float" office:value="0.0117825162444414" calcext:value-type="float">
            <text:p>1.17825E-02</text:p>
          </table:table-cell>
          <table:table-cell/>
          <table:table-cell table:style-name="ce3" office:value-type="float" office:value="45" calcext:value-type="float">
            <text:p>4.50E+01</text:p>
          </table:table-cell>
          <table:table-cell table:style-name="ce4" table:formula="of:=[.G76]+100" office:value-type="float" office:value="145" calcext:value-type="float">
            <text:p>145</text:p>
          </table:table-cell>
          <table:table-cell office:value-type="float" office:value="0.01188582" calcext:value-type="float">
            <text:p>1.18858E-02</text:p>
          </table:table-cell>
          <table:table-cell/>
          <table:table-cell table:formula="of:=100*([.E76]-[.I76])/[.E76]" office:value-type="float" office:value="-0.87675462028149" calcext:value-type="float">
            <text:p>-0.8767546202814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" office:value-type="float" office:value="47" calcext:value-type="float">
            <text:p>4.70E+01</text:p>
          </table:table-cell>
          <table:table-cell table:formula="of:=[.B77]+100" office:value-type="float" office:value="147" calcext:value-type="float">
            <text:p>147</text:p>
          </table:table-cell>
          <table:table-cell office:value-type="float" office:value="16.7253" calcext:value-type="float">
            <text:p>1.67253E+01</text:p>
          </table:table-cell>
          <table:table-cell table:formula="of:=[.D77]/[.$D$105]" office:value-type="float" office:value="0.0114278990126103" calcext:value-type="float">
            <text:p>1.14279E-02</text:p>
          </table:table-cell>
          <table:table-cell/>
          <table:table-cell table:style-name="ce3" office:value-type="float" office:value="47" calcext:value-type="float">
            <text:p>4.70E+01</text:p>
          </table:table-cell>
          <table:table-cell table:style-name="ce4" table:formula="of:=[.G77]+100" office:value-type="float" office:value="147" calcext:value-type="float">
            <text:p>147</text:p>
          </table:table-cell>
          <table:table-cell office:value-type="float" office:value="0.01152936" calcext:value-type="float">
            <text:p>1.15294E-02</text:p>
          </table:table-cell>
          <table:table-cell/>
          <table:table-cell table:formula="of:=100*([.E77]-[.I77])/[.E77]" office:value-type="float" office:value="-0.887835876723301" calcext:value-type="float">
            <text:p>-0.88783587672330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" office:value-type="float" office:value="49" calcext:value-type="float">
            <text:p>4.90E+01</text:p>
          </table:table-cell>
          <table:table-cell table:formula="of:=[.B78]+100" office:value-type="float" office:value="149" calcext:value-type="float">
            <text:p>149</text:p>
          </table:table-cell>
          <table:table-cell office:value-type="float" office:value="16.1841" calcext:value-type="float">
            <text:p>1.61841E+01</text:p>
          </table:table-cell>
          <table:table-cell table:formula="of:=[.D78]/[.$D$105]" office:value-type="float" office:value="0.0110581131824235" calcext:value-type="float">
            <text:p>1.10581E-02</text:p>
          </table:table-cell>
          <table:table-cell/>
          <table:table-cell table:style-name="ce3" office:value-type="float" office:value="49" calcext:value-type="float">
            <text:p>4.90E+01</text:p>
          </table:table-cell>
          <table:table-cell table:style-name="ce4" table:formula="of:=[.G78]+100" office:value-type="float" office:value="149" calcext:value-type="float">
            <text:p>149</text:p>
          </table:table-cell>
          <table:table-cell office:value-type="float" office:value="0.01116061" calcext:value-type="float">
            <text:p>1.11606E-02</text:p>
          </table:table-cell>
          <table:table-cell/>
          <table:table-cell table:formula="of:=100*([.E78]-[.I78])/[.E78]" office:value-type="float" office:value="-0.926892462445244" calcext:value-type="float">
            <text:p>-0.92689246244524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office:value-type="float" office:value="51" calcext:value-type="float">
            <text:p>5.10E+01</text:p>
          </table:table-cell>
          <table:table-cell table:formula="of:=[.B79]+100" office:value-type="float" office:value="151" calcext:value-type="float">
            <text:p>151</text:p>
          </table:table-cell>
          <table:table-cell office:value-type="float" office:value="15.6415" calcext:value-type="float">
            <text:p>1.56415E+01</text:p>
          </table:table-cell>
          <table:table-cell table:formula="of:=[.D79]/[.$D$105]" office:value-type="float" office:value="0.0106873707739619" calcext:value-type="float">
            <text:p>1.06874E-02</text:p>
          </table:table-cell>
          <table:table-cell/>
          <table:table-cell table:style-name="ce3" office:value-type="float" office:value="51" calcext:value-type="float">
            <text:p>5.10E+01</text:p>
          </table:table-cell>
          <table:table-cell table:style-name="ce4" table:formula="of:=[.G79]+100" office:value-type="float" office:value="151" calcext:value-type="float">
            <text:p>151</text:p>
          </table:table-cell>
          <table:table-cell office:value-type="float" office:value="0.01075221" calcext:value-type="float">
            <text:p>1.07522E-02</text:p>
          </table:table-cell>
          <table:table-cell/>
          <table:table-cell table:formula="of:=100*([.E79]-[.I79])/[.E79]" office:value-type="float" office:value="-0.606690152418889" calcext:value-type="float">
            <text:p>-0.60669015241888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" office:value-type="float" office:value="53" calcext:value-type="float">
            <text:p>5.30E+01</text:p>
          </table:table-cell>
          <table:table-cell table:formula="of:=[.B80]+100" office:value-type="float" office:value="153" calcext:value-type="float">
            <text:p>153</text:p>
          </table:table-cell>
          <table:table-cell office:value-type="float" office:value="15.0613" calcext:value-type="float">
            <text:p>1.50613E+01</text:p>
          </table:table-cell>
          <table:table-cell table:formula="of:=[.D80]/[.$D$105]" office:value-type="float" office:value="0.0102909374061229" calcext:value-type="float">
            <text:p>1.02909E-02</text:p>
          </table:table-cell>
          <table:table-cell/>
          <table:table-cell table:style-name="ce3" office:value-type="float" office:value="53" calcext:value-type="float">
            <text:p>5.30E+01</text:p>
          </table:table-cell>
          <table:table-cell table:style-name="ce4" table:formula="of:=[.G80]+100" office:value-type="float" office:value="153" calcext:value-type="float">
            <text:p>153</text:p>
          </table:table-cell>
          <table:table-cell office:value-type="float" office:value="0.01031838" calcext:value-type="float">
            <text:p>1.03184E-02</text:p>
          </table:table-cell>
          <table:table-cell/>
          <table:table-cell table:formula="of:=100*([.E80]-[.I80])/[.E80]" office:value-type="float" office:value="-0.266667581329647" calcext:value-type="float">
            <text:p>-0.26666758132964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" office:value-type="float" office:value="55" calcext:value-type="float">
            <text:p>5.50E+01</text:p>
          </table:table-cell>
          <table:table-cell table:formula="of:=[.B81]+100" office:value-type="float" office:value="155" calcext:value-type="float">
            <text:p>155</text:p>
          </table:table-cell>
          <table:table-cell office:value-type="float" office:value="14.5208" calcext:value-type="float">
            <text:p>1.45208E+01</text:p>
          </table:table-cell>
          <table:table-cell table:formula="of:=[.D81]/[.$D$105]" office:value-type="float" office:value="0.0099216298650734" calcext:value-type="float">
            <text:p>9.92163E-03</text:p>
          </table:table-cell>
          <table:table-cell/>
          <table:table-cell table:style-name="ce3" office:value-type="float" office:value="55" calcext:value-type="float">
            <text:p>5.50E+01</text:p>
          </table:table-cell>
          <table:table-cell table:style-name="ce4" table:formula="of:=[.G81]+100" office:value-type="float" office:value="155" calcext:value-type="float">
            <text:p>155</text:p>
          </table:table-cell>
          <table:table-cell office:value-type="float" office:value="0.00988679" calcext:value-type="float">
            <text:p>9.88679E-03</text:p>
          </table:table-cell>
          <table:table-cell/>
          <table:table-cell table:formula="of:=100*([.E81]-[.I81])/[.E81]" office:value-type="float" office:value="0.351150622903688" calcext:value-type="float">
            <text:p>0.35115062290368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" office:value-type="float" office:value="57" calcext:value-type="float">
            <text:p>5.70E+01</text:p>
          </table:table-cell>
          <table:table-cell table:formula="of:=[.B82]+100" office:value-type="float" office:value="157" calcext:value-type="float">
            <text:p>157</text:p>
          </table:table-cell>
          <table:table-cell office:value-type="float" office:value="13.9483" calcext:value-type="float">
            <text:p>1.39483E+01</text:p>
          </table:table-cell>
          <table:table-cell table:formula="of:=[.D82]/[.$D$105]" office:value-type="float" office:value="0.00953045767774526" calcext:value-type="float">
            <text:p>9.53046E-03</text:p>
          </table:table-cell>
          <table:table-cell/>
          <table:table-cell table:style-name="ce3" office:value-type="float" office:value="57" calcext:value-type="float">
            <text:p>5.70E+01</text:p>
          </table:table-cell>
          <table:table-cell table:style-name="ce4" table:formula="of:=[.G82]+100" office:value-type="float" office:value="157" calcext:value-type="float">
            <text:p>157</text:p>
          </table:table-cell>
          <table:table-cell office:value-type="float" office:value="0.009457335" calcext:value-type="float">
            <text:p>9.45734E-03</text:p>
          </table:table-cell>
          <table:table-cell/>
          <table:table-cell table:formula="of:=100*([.E82]-[.I82])/[.E82]" office:value-type="float" office:value="0.767252530967192" calcext:value-type="float">
            <text:p>0.76725253096719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office:value-type="float" office:value="59" calcext:value-type="float">
            <text:p>5.90E+01</text:p>
          </table:table-cell>
          <table:table-cell table:formula="of:=[.B83]+100" office:value-type="float" office:value="159" calcext:value-type="float">
            <text:p>159</text:p>
          </table:table-cell>
          <table:table-cell office:value-type="float" office:value="13.3827" calcext:value-type="float">
            <text:p>1.33827E+01</text:p>
          </table:table-cell>
          <table:table-cell table:formula="of:=[.D83]/[.$D$105]" office:value-type="float" office:value="0.00914400005477094" calcext:value-type="float">
            <text:p>9.14400E-03</text:p>
          </table:table-cell>
          <table:table-cell/>
          <table:table-cell table:style-name="ce3" office:value-type="float" office:value="59" calcext:value-type="float">
            <text:p>5.90E+01</text:p>
          </table:table-cell>
          <table:table-cell table:style-name="ce4" table:formula="of:=[.G83]+100" office:value-type="float" office:value="159" calcext:value-type="float">
            <text:p>159</text:p>
          </table:table-cell>
          <table:table-cell office:value-type="float" office:value="0.009029928" calcext:value-type="float">
            <text:p>9.02993E-03</text:p>
          </table:table-cell>
          <table:table-cell/>
          <table:table-cell table:formula="of:=100*([.E83]-[.I83])/[.E83]" office:value-type="float" office:value="1.2475071531897" calcext:value-type="float">
            <text:p>1.247507153189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" office:value-type="float" office:value="61" calcext:value-type="float">
            <text:p>6.10E+01</text:p>
          </table:table-cell>
          <table:table-cell table:formula="of:=[.B84]+100" office:value-type="float" office:value="161" calcext:value-type="float">
            <text:p>161</text:p>
          </table:table-cell>
          <table:table-cell office:value-type="float" office:value="12.7963" calcext:value-type="float">
            <text:p>1.27963E+01</text:p>
          </table:table-cell>
          <table:table-cell table:formula="of:=[.D84]/[.$D$105]" office:value-type="float" office:value="0.00874333041171552" calcext:value-type="float">
            <text:p>8.74333E-03</text:p>
          </table:table-cell>
          <table:table-cell/>
          <table:table-cell table:style-name="ce3" office:value-type="float" office:value="61" calcext:value-type="float">
            <text:p>6.10E+01</text:p>
          </table:table-cell>
          <table:table-cell table:style-name="ce4" table:formula="of:=[.G84]+100" office:value-type="float" office:value="161" calcext:value-type="float">
            <text:p>161</text:p>
          </table:table-cell>
          <table:table-cell office:value-type="float" office:value="0.008604475" calcext:value-type="float">
            <text:p>8.60448E-03</text:p>
          </table:table-cell>
          <table:table-cell/>
          <table:table-cell table:formula="of:=100*([.E84]-[.I84])/[.E84]" office:value-type="float" office:value="1.58812952475715" calcext:value-type="float">
            <text:p>1.5881295247571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float" office:value="63" calcext:value-type="float">
            <text:p>6.30E+01</text:p>
          </table:table-cell>
          <table:table-cell table:formula="of:=[.B85]+100" office:value-type="float" office:value="163" calcext:value-type="float">
            <text:p>163</text:p>
          </table:table-cell>
          <table:table-cell office:value-type="float" office:value="12.2148" calcext:value-type="float">
            <text:p>1.22148E+01</text:p>
          </table:table-cell>
          <table:table-cell table:formula="of:=[.D85]/[.$D$105]" office:value-type="float" office:value="0.00834600879262152" calcext:value-type="float">
            <text:p>8.34601E-03</text:p>
          </table:table-cell>
          <table:table-cell/>
          <table:table-cell table:style-name="ce3" office:value-type="float" office:value="63" calcext:value-type="float">
            <text:p>6.30E+01</text:p>
          </table:table-cell>
          <table:table-cell table:style-name="ce4" table:formula="of:=[.G85]+100" office:value-type="float" office:value="163" calcext:value-type="float">
            <text:p>163</text:p>
          </table:table-cell>
          <table:table-cell office:value-type="float" office:value="0.008180885" calcext:value-type="float">
            <text:p>8.18089E-03</text:p>
          </table:table-cell>
          <table:table-cell/>
          <table:table-cell table:formula="of:=100*([.E85]-[.I85])/[.E85]" office:value-type="float" office:value="1.97847614020614" calcext:value-type="float">
            <text:p>1.9784761402061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float" office:value="65" calcext:value-type="float">
            <text:p>6.50E+01</text:p>
          </table:table-cell>
          <table:table-cell table:formula="of:=[.B86]+100" office:value-type="float" office:value="165" calcext:value-type="float">
            <text:p>165</text:p>
          </table:table-cell>
          <table:table-cell office:value-type="float" office:value="11.6219" calcext:value-type="float">
            <text:p>1.16219E+01</text:p>
          </table:table-cell>
          <table:table-cell table:formula="of:=[.D86]/[.$D$105]" office:value-type="float" office:value="0.00794089789329077" calcext:value-type="float">
            <text:p>7.94090E-03</text:p>
          </table:table-cell>
          <table:table-cell/>
          <table:table-cell table:style-name="ce3" office:value-type="float" office:value="65" calcext:value-type="float">
            <text:p>6.50E+01</text:p>
          </table:table-cell>
          <table:table-cell table:style-name="ce4" table:formula="of:=[.G86]+100" office:value-type="float" office:value="165" calcext:value-type="float">
            <text:p>165</text:p>
          </table:table-cell>
          <table:table-cell office:value-type="float" office:value="0.007759065" calcext:value-type="float">
            <text:p>7.75907E-03</text:p>
          </table:table-cell>
          <table:table-cell/>
          <table:table-cell table:formula="of:=100*([.E86]-[.I86])/[.E86]" office:value-type="float" office:value="2.2898278725432" calcext:value-type="float">
            <text:p>2.289827872543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" office:value-type="float" office:value="67" calcext:value-type="float">
            <text:p>6.70E+01</text:p>
          </table:table-cell>
          <table:table-cell table:formula="of:=[.B87]+100" office:value-type="float" office:value="167" calcext:value-type="float">
            <text:p>167</text:p>
          </table:table-cell>
          <table:table-cell office:value-type="float" office:value="11.0066" calcext:value-type="float">
            <text:p>1.10066E+01</text:p>
          </table:table-cell>
          <table:table-cell table:formula="of:=[.D87]/[.$D$105]" office:value-type="float" office:value="0.00752048174156499" calcext:value-type="float">
            <text:p>7.52048E-03</text:p>
          </table:table-cell>
          <table:table-cell/>
          <table:table-cell table:style-name="ce3" office:value-type="float" office:value="67" calcext:value-type="float">
            <text:p>6.70E+01</text:p>
          </table:table-cell>
          <table:table-cell table:style-name="ce4" table:formula="of:=[.G87]+100" office:value-type="float" office:value="167" calcext:value-type="float">
            <text:p>167</text:p>
          </table:table-cell>
          <table:table-cell office:value-type="float" office:value="0.007338926" calcext:value-type="float">
            <text:p>7.33893E-03</text:p>
          </table:table-cell>
          <table:table-cell/>
          <table:table-cell table:formula="of:=100*([.E87]-[.I87])/[.E87]" office:value-type="float" office:value="2.41415042019914" calcext:value-type="float">
            <text:p>2.4141504201991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float" office:value="69" calcext:value-type="float">
            <text:p>6.90E+01</text:p>
          </table:table-cell>
          <table:table-cell table:formula="of:=[.B88]+100" office:value-type="float" office:value="169" calcext:value-type="float">
            <text:p>169</text:p>
          </table:table-cell>
          <table:table-cell office:value-type="float" office:value="10.402" calcext:value-type="float">
            <text:p>1.04020E+01</text:p>
          </table:table-cell>
          <table:table-cell table:formula="of:=[.D88]/[.$D$105]" office:value-type="float" office:value="0.00710737658093862" calcext:value-type="float">
            <text:p>7.10738E-03</text:p>
          </table:table-cell>
          <table:table-cell/>
          <table:table-cell table:style-name="ce3" office:value-type="float" office:value="69" calcext:value-type="float">
            <text:p>6.90E+01</text:p>
          </table:table-cell>
          <table:table-cell table:style-name="ce4" table:formula="of:=[.G88]+100" office:value-type="float" office:value="169" calcext:value-type="float">
            <text:p>169</text:p>
          </table:table-cell>
          <table:table-cell office:value-type="float" office:value="0.006920375" calcext:value-type="float">
            <text:p>6.92038E-03</text:p>
          </table:table-cell>
          <table:table-cell/>
          <table:table-cell table:formula="of:=100*([.E88]-[.I88])/[.E88]" office:value-type="float" office:value="2.63109149781291" calcext:value-type="float">
            <text:p>2.6310914978129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float" office:value="71" calcext:value-type="float">
            <text:p>7.10E+01</text:p>
          </table:table-cell>
          <table:table-cell table:formula="of:=[.B89]+100" office:value-type="float" office:value="171" calcext:value-type="float">
            <text:p>171</text:p>
          </table:table-cell>
          <table:table-cell office:value-type="float" office:value="9.78269" calcext:value-type="float">
            <text:p>9.78269E+00</text:p>
          </table:table-cell>
          <table:table-cell table:formula="of:=[.D89]/[.$D$105]" office:value-type="float" office:value="0.00668422051572606" calcext:value-type="float">
            <text:p>6.68422E-03</text:p>
          </table:table-cell>
          <table:table-cell/>
          <table:table-cell table:style-name="ce3" office:value-type="float" office:value="71" calcext:value-type="float">
            <text:p>7.10E+01</text:p>
          </table:table-cell>
          <table:table-cell table:style-name="ce4" table:formula="of:=[.G89]+100" office:value-type="float" office:value="171" calcext:value-type="float">
            <text:p>171</text:p>
          </table:table-cell>
          <table:table-cell office:value-type="float" office:value="0.006503322" calcext:value-type="float">
            <text:p>6.50332E-03</text:p>
          </table:table-cell>
          <table:table-cell/>
          <table:table-cell table:formula="of:=100*([.E89]-[.I89])/[.E89]" office:value-type="float" office:value="2.70635170249776" calcext:value-type="float">
            <text:p>2.7063517024977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float" office:value="73" calcext:value-type="float">
            <text:p>7.30E+01</text:p>
          </table:table-cell>
          <table:table-cell table:formula="of:=[.B90]+100" office:value-type="float" office:value="173" calcext:value-type="float">
            <text:p>173</text:p>
          </table:table-cell>
          <table:table-cell office:value-type="float" office:value="9.17871" calcext:value-type="float">
            <text:p>9.17871E+00</text:p>
          </table:table-cell>
          <table:table-cell table:formula="of:=[.D90]/[.$D$105]" office:value-type="float" office:value="0.00627153898262134" calcext:value-type="float">
            <text:p>6.27154E-03</text:p>
          </table:table-cell>
          <table:table-cell/>
          <table:table-cell table:style-name="ce3" office:value-type="float" office:value="73" calcext:value-type="float">
            <text:p>7.30E+01</text:p>
          </table:table-cell>
          <table:table-cell table:style-name="ce4" table:formula="of:=[.G90]+100" office:value-type="float" office:value="173" calcext:value-type="float">
            <text:p>173</text:p>
          </table:table-cell>
          <table:table-cell office:value-type="float" office:value="0.006087677" calcext:value-type="float">
            <text:p>6.08768E-03</text:p>
          </table:table-cell>
          <table:table-cell/>
          <table:table-cell table:formula="of:=100*([.E90]-[.I90])/[.E90]" office:value-type="float" office:value="2.93168842816452" calcext:value-type="float">
            <text:p>2.9316884281645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float" office:value="75" calcext:value-type="float">
            <text:p>7.50E+01</text:p>
          </table:table-cell>
          <table:table-cell table:formula="of:=[.B91]+100" office:value-type="float" office:value="175" calcext:value-type="float">
            <text:p>175</text:p>
          </table:table-cell>
          <table:table-cell office:value-type="float" office:value="8.58273" calcext:value-type="float">
            <text:p>8.58273E+00</text:p>
          </table:table-cell>
          <table:table-cell table:formula="of:=[.D91]/[.$D$105]" office:value-type="float" office:value="0.00586432361108627" calcext:value-type="float">
            <text:p>5.86432E-03</text:p>
          </table:table-cell>
          <table:table-cell/>
          <table:table-cell table:style-name="ce3" office:value-type="float" office:value="75" calcext:value-type="float">
            <text:p>7.50E+01</text:p>
          </table:table-cell>
          <table:table-cell table:style-name="ce4" table:formula="of:=[.G91]+100" office:value-type="float" office:value="175" calcext:value-type="float">
            <text:p>175</text:p>
          </table:table-cell>
          <table:table-cell office:value-type="float" office:value="0.005673349" calcext:value-type="float">
            <text:p>5.67335E-03</text:p>
          </table:table-cell>
          <table:table-cell/>
          <table:table-cell table:formula="of:=100*([.E91]-[.I91])/[.E91]" office:value-type="float" office:value="3.25654966798278" calcext:value-type="float">
            <text:p>3.2565496679827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office:value-type="float" office:value="77" calcext:value-type="float">
            <text:p>7.70E+01</text:p>
          </table:table-cell>
          <table:table-cell table:formula="of:=[.B92]+100" office:value-type="float" office:value="177" calcext:value-type="float">
            <text:p>177</text:p>
          </table:table-cell>
          <table:table-cell office:value-type="float" office:value="7.96955" calcext:value-type="float">
            <text:p>7.96955E+00</text:p>
          </table:table-cell>
          <table:table-cell table:formula="of:=[.D92]/[.$D$105]" office:value-type="float" office:value="0.00544535599217645" calcext:value-type="float">
            <text:p>5.44536E-03</text:p>
          </table:table-cell>
          <table:table-cell/>
          <table:table-cell table:style-name="ce3" office:value-type="float" office:value="77" calcext:value-type="float">
            <text:p>7.70E+01</text:p>
          </table:table-cell>
          <table:table-cell table:style-name="ce4" table:formula="of:=[.G92]+100" office:value-type="float" office:value="177" calcext:value-type="float">
            <text:p>177</text:p>
          </table:table-cell>
          <table:table-cell office:value-type="float" office:value="0.00526025" calcext:value-type="float">
            <text:p>5.26025E-03</text:p>
          </table:table-cell>
          <table:table-cell/>
          <table:table-cell table:formula="of:=100*([.E92]-[.I92])/[.E92]" office:value-type="float" office:value="3.39933683752532" calcext:value-type="float">
            <text:p>3.3993368375253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float" office:value="79" calcext:value-type="float">
            <text:p>7.90E+01</text:p>
          </table:table-cell>
          <table:table-cell table:formula="of:=[.B93]+100" office:value-type="float" office:value="179" calcext:value-type="float">
            <text:p>179</text:p>
          </table:table-cell>
          <table:table-cell office:value-type="float" office:value="7.36712" calcext:value-type="float">
            <text:p>7.36712E+00</text:p>
          </table:table-cell>
          <table:table-cell table:formula="of:=[.D93]/[.$D$105]" office:value-type="float" office:value="0.00503373352787585" calcext:value-type="float">
            <text:p>5.03373E-03</text:p>
          </table:table-cell>
          <table:table-cell/>
          <table:table-cell table:style-name="ce3" office:value-type="float" office:value="79" calcext:value-type="float">
            <text:p>7.90E+01</text:p>
          </table:table-cell>
          <table:table-cell table:style-name="ce4" table:formula="of:=[.G93]+100" office:value-type="float" office:value="179" calcext:value-type="float">
            <text:p>179</text:p>
          </table:table-cell>
          <table:table-cell office:value-type="float" office:value="0.00484829" calcext:value-type="float">
            <text:p>4.84829E-03</text:p>
          </table:table-cell>
          <table:table-cell/>
          <table:table-cell table:formula="of:=100*([.E93]-[.I93])/[.E93]" office:value-type="float" office:value="3.68401558900356" calcext:value-type="float">
            <text:p>3.6840155890035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float" office:value="81" calcext:value-type="float">
            <text:p>8.10E+01</text:p>
          </table:table-cell>
          <table:table-cell table:formula="of:=[.B94]+100" office:value-type="float" office:value="181" calcext:value-type="float">
            <text:p>181</text:p>
          </table:table-cell>
          <table:table-cell office:value-type="float" office:value="6.75081" calcext:value-type="float">
            <text:p>6.75081E+00</text:p>
          </table:table-cell>
          <table:table-cell table:formula="of:=[.D94]/[.$D$105]" office:value-type="float" office:value="0.0046126272732519" calcext:value-type="float">
            <text:p>4.61263E-03</text:p>
          </table:table-cell>
          <table:table-cell/>
          <table:table-cell table:style-name="ce3" office:value-type="float" office:value="81" calcext:value-type="float">
            <text:p>8.10E+01</text:p>
          </table:table-cell>
          <table:table-cell table:style-name="ce4" table:formula="of:=[.G94]+100" office:value-type="float" office:value="181" calcext:value-type="float">
            <text:p>181</text:p>
          </table:table-cell>
          <table:table-cell office:value-type="float" office:value="0.004437379" calcext:value-type="float">
            <text:p>4.43738E-03</text:p>
          </table:table-cell>
          <table:table-cell/>
          <table:table-cell table:formula="of:=100*([.E94]-[.I94])/[.E94]" office:value-type="float" office:value="3.79931572334371" calcext:value-type="float">
            <text:p>3.7993157233437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float" office:value="83" calcext:value-type="float">
            <text:p>8.30E+01</text:p>
          </table:table-cell>
          <table:table-cell table:formula="of:=[.B95]+100" office:value-type="float" office:value="183" calcext:value-type="float">
            <text:p>183</text:p>
          </table:table-cell>
          <table:table-cell office:value-type="float" office:value="6.14025" calcext:value-type="float">
            <text:p>6.14025E+00</text:p>
          </table:table-cell>
          <table:table-cell table:formula="of:=[.D95]/[.$D$105]" office:value-type="float" office:value="0.00419544982225614" calcext:value-type="float">
            <text:p>4.19545E-03</text:p>
          </table:table-cell>
          <table:table-cell/>
          <table:table-cell table:style-name="ce3" office:value-type="float" office:value="83" calcext:value-type="float">
            <text:p>8.30E+01</text:p>
          </table:table-cell>
          <table:table-cell table:style-name="ce4" table:formula="of:=[.G95]+100" office:value-type="float" office:value="183" calcext:value-type="float">
            <text:p>183</text:p>
          </table:table-cell>
          <table:table-cell office:value-type="float" office:value="0.004027428" calcext:value-type="float">
            <text:p>4.02743E-03</text:p>
          </table:table-cell>
          <table:table-cell/>
          <table:table-cell table:formula="of:=100*([.E95]-[.I95])/[.E95]" office:value-type="float" office:value="4.00485834355146" calcext:value-type="float">
            <text:p>4.0048583435514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float" office:value="85" calcext:value-type="float">
            <text:p>8.50E+01</text:p>
          </table:table-cell>
          <table:table-cell table:formula="of:=[.B96]+100" office:value-type="float" office:value="185" calcext:value-type="float">
            <text:p>185</text:p>
          </table:table-cell>
          <table:table-cell office:value-type="float" office:value="5.5171" calcext:value-type="float">
            <text:p>5.51710E+00</text:p>
          </table:table-cell>
          <table:table-cell table:formula="of:=[.D96]/[.$D$105]" office:value-type="float" office:value="0.00376966999949014" calcext:value-type="float">
            <text:p>3.76967E-03</text:p>
          </table:table-cell>
          <table:table-cell/>
          <table:table-cell table:style-name="ce3" office:value-type="float" office:value="85" calcext:value-type="float">
            <text:p>8.50E+01</text:p>
          </table:table-cell>
          <table:table-cell table:style-name="ce4" table:formula="of:=[.G96]+100" office:value-type="float" office:value="185" calcext:value-type="float">
            <text:p>185</text:p>
          </table:table-cell>
          <table:table-cell office:value-type="float" office:value="0.00361835" calcext:value-type="float">
            <text:p>3.61835E-03</text:p>
          </table:table-cell>
          <table:table-cell/>
          <table:table-cell table:formula="of:=100*([.E96]-[.I96])/[.E96]" office:value-type="float" office:value="4.01414446120243" calcext:value-type="float">
            <text:p>4.0141444612024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" office:value-type="float" office:value="87" calcext:value-type="float">
            <text:p>8.70E+01</text:p>
          </table:table-cell>
          <table:table-cell table:formula="of:=[.B97]+100" office:value-type="float" office:value="187" calcext:value-type="float">
            <text:p>187</text:p>
          </table:table-cell>
          <table:table-cell office:value-type="float" office:value="4.90573" calcext:value-type="float">
            <text:p>4.90573E+00</text:p>
          </table:table-cell>
          <table:table-cell table:formula="of:=[.D97]/[.$D$105]" office:value-type="float" office:value="0.00335193909963546" calcext:value-type="float">
            <text:p>3.35194E-03</text:p>
          </table:table-cell>
          <table:table-cell/>
          <table:table-cell table:style-name="ce3" office:value-type="float" office:value="87" calcext:value-type="float">
            <text:p>8.70E+01</text:p>
          </table:table-cell>
          <table:table-cell table:style-name="ce4" table:formula="of:=[.G97]+100" office:value-type="float" office:value="187" calcext:value-type="float">
            <text:p>187</text:p>
          </table:table-cell>
          <table:table-cell office:value-type="float" office:value="0.003210054" calcext:value-type="float">
            <text:p>3.21005E-03</text:p>
          </table:table-cell>
          <table:table-cell/>
          <table:table-cell table:formula="of:=100*([.E97]-[.I97])/[.E97]" office:value-type="float" office:value="4.23292593982056" calcext:value-type="float">
            <text:p>4.2329259398205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" office:value-type="float" office:value="89" calcext:value-type="float">
            <text:p>8.90E+01</text:p>
          </table:table-cell>
          <table:table-cell table:formula="of:=[.B98]+100" office:value-type="float" office:value="189" calcext:value-type="float">
            <text:p>189</text:p>
          </table:table-cell>
          <table:table-cell office:value-type="float" office:value="4.29767" calcext:value-type="float">
            <text:p>4.29767E+00</text:p>
          </table:table-cell>
          <table:table-cell table:formula="of:=[.D98]/[.$D$105]" office:value-type="float" office:value="0.00293646982413021" calcext:value-type="float">
            <text:p>2.93647E-03</text:p>
          </table:table-cell>
          <table:table-cell/>
          <table:table-cell table:style-name="ce3" office:value-type="float" office:value="89" calcext:value-type="float">
            <text:p>8.90E+01</text:p>
          </table:table-cell>
          <table:table-cell table:style-name="ce4" table:formula="of:=[.G98]+100" office:value-type="float" office:value="189" calcext:value-type="float">
            <text:p>189</text:p>
          </table:table-cell>
          <table:table-cell office:value-type="float" office:value="0.002802454" calcext:value-type="float">
            <text:p>2.80245E-03</text:p>
          </table:table-cell>
          <table:table-cell/>
          <table:table-cell table:formula="of:=100*([.E98]-[.I98])/[.E98]" office:value-type="float" office:value="4.56384135225737" calcext:value-type="float">
            <text:p>4.5638413522573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" office:value-type="float" office:value="91" calcext:value-type="float">
            <text:p>9.10E+01</text:p>
          </table:table-cell>
          <table:table-cell table:formula="of:=[.B99]+100" office:value-type="float" office:value="191" calcext:value-type="float">
            <text:p>191</text:p>
          </table:table-cell>
          <table:table-cell office:value-type="float" office:value="3.68512" calcext:value-type="float">
            <text:p>3.68512E+00</text:p>
          </table:table-cell>
          <table:table-cell table:formula="of:=[.D99]/[.$D$105]" office:value-type="float" office:value="0.002517932665444" calcext:value-type="float">
            <text:p>2.51793E-03</text:p>
          </table:table-cell>
          <table:table-cell/>
          <table:table-cell table:style-name="ce3" office:value-type="float" office:value="91" calcext:value-type="float">
            <text:p>9.10E+01</text:p>
          </table:table-cell>
          <table:table-cell table:style-name="ce4" table:formula="of:=[.G99]+100" office:value-type="float" office:value="191" calcext:value-type="float">
            <text:p>191</text:p>
          </table:table-cell>
          <table:table-cell office:value-type="float" office:value="0.00239546" calcext:value-type="float">
            <text:p>2.39546E-03</text:p>
          </table:table-cell>
          <table:table-cell/>
          <table:table-cell table:formula="of:=100*([.E99]-[.I99])/[.E99]" office:value-type="float" office:value="4.86401670405306" calcext:value-type="float">
            <text:p>4.8640167040530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" office:value-type="float" office:value="93" calcext:value-type="float">
            <text:p>9.30E+01</text:p>
          </table:table-cell>
          <table:table-cell table:formula="of:=[.B100]+100" office:value-type="float" office:value="193" calcext:value-type="float">
            <text:p>193</text:p>
          </table:table-cell>
          <table:table-cell office:value-type="float" office:value="3.06977" calcext:value-type="float">
            <text:p>3.06977E+00</text:p>
          </table:table-cell>
          <table:table-cell table:formula="of:=[.D100]/[.$D$105]" office:value-type="float" office:value="0.00209748235020842" calcext:value-type="float">
            <text:p>2.09748E-03</text:p>
          </table:table-cell>
          <table:table-cell/>
          <table:table-cell table:style-name="ce3" office:value-type="float" office:value="93" calcext:value-type="float">
            <text:p>9.30E+01</text:p>
          </table:table-cell>
          <table:table-cell table:style-name="ce4" table:formula="of:=[.G100]+100" office:value-type="float" office:value="193" calcext:value-type="float">
            <text:p>193</text:p>
          </table:table-cell>
          <table:table-cell office:value-type="float" office:value="0.001988985" calcext:value-type="float">
            <text:p>1.98899E-03</text:p>
          </table:table-cell>
          <table:table-cell/>
          <table:table-cell table:formula="of:=100*([.E100]-[.I100])/[.E100]" office:value-type="float" office:value="5.17274198744206" calcext:value-type="float">
            <text:p>5.1727419874420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" office:value-type="float" office:value="95" calcext:value-type="float">
            <text:p>9.50E+01</text:p>
          </table:table-cell>
          <table:table-cell table:formula="of:=[.B101]+100" office:value-type="float" office:value="195" calcext:value-type="float">
            <text:p>195</text:p>
          </table:table-cell>
          <table:table-cell office:value-type="float" office:value="2.44168" calcext:value-type="float">
            <text:p>2.44168E+00</text:p>
          </table:table-cell>
          <table:table-cell table:formula="of:=[.D101]/[.$D$105]" office:value-type="float" office:value="0.00166832717267316" calcext:value-type="float">
            <text:p>1.66833E-03</text:p>
          </table:table-cell>
          <table:table-cell/>
          <table:table-cell table:style-name="ce3" office:value-type="float" office:value="95" calcext:value-type="float">
            <text:p>9.50E+01</text:p>
          </table:table-cell>
          <table:table-cell table:style-name="ce4" table:formula="of:=[.G101]+100" office:value-type="float" office:value="195" calcext:value-type="float">
            <text:p>195</text:p>
          </table:table-cell>
          <table:table-cell office:value-type="float" office:value="0.00158294" calcext:value-type="float">
            <text:p>1.58294E-03</text:p>
          </table:table-cell>
          <table:table-cell/>
          <table:table-cell table:formula="of:=100*([.E101]-[.I101])/[.E101]" office:value-type="float" office:value="5.11813114788176" calcext:value-type="float">
            <text:p>5.1181311478817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office:value-type="float" office:value="97" calcext:value-type="float">
            <text:p>9.70E+01</text:p>
          </table:table-cell>
          <table:table-cell table:formula="of:=[.B102]+100" office:value-type="float" office:value="197" calcext:value-type="float">
            <text:p>197</text:p>
          </table:table-cell>
          <table:table-cell office:value-type="float" office:value="1.81201" calcext:value-type="float">
            <text:p>1.81201E+00</text:p>
          </table:table-cell>
          <table:table-cell table:formula="of:=[.D102]/[.$D$105]" office:value-type="float" office:value="0.0012380924282279" calcext:value-type="float">
            <text:p>1.23809E-03</text:p>
          </table:table-cell>
          <table:table-cell/>
          <table:table-cell table:style-name="ce3" office:value-type="float" office:value="97" calcext:value-type="float">
            <text:p>9.70E+01</text:p>
          </table:table-cell>
          <table:table-cell table:style-name="ce4" table:formula="of:=[.G102]+100" office:value-type="float" office:value="197" calcext:value-type="float">
            <text:p>197</text:p>
          </table:table-cell>
          <table:table-cell office:value-type="float" office:value="0.001177238" calcext:value-type="float">
            <text:p>1.17724E-03</text:p>
          </table:table-cell>
          <table:table-cell/>
          <table:table-cell table:formula="of:=100*([.E102]-[.I102])/[.E102]" office:value-type="float" office:value="4.91517651190224" calcext:value-type="float">
            <text:p>4.915176511902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99" calcext:value-type="float">
            <text:p>9.90E+01</text:p>
          </table:table-cell>
          <table:table-cell table:formula="of:=[.B103]+100" office:value-type="float" office:value="199" calcext:value-type="float">
            <text:p>199</text:p>
          </table:table-cell>
          <table:table-cell office:value-type="float" office:value="1.14076" calcext:value-type="float">
            <text:p>1.14076E+00</text:p>
          </table:table-cell>
          <table:table-cell table:formula="of:=[.D103]/[.$D$105]" office:value-type="float" office:value="0.000779447309024374" calcext:value-type="float">
            <text:p>7.79447E-04</text:p>
          </table:table-cell>
          <table:table-cell/>
          <table:table-cell table:style-name="ce3" office:value-type="float" office:value="99" calcext:value-type="float">
            <text:p>9.90E+01</text:p>
          </table:table-cell>
          <table:table-cell table:style-name="ce4" table:formula="of:=[.G103]+100" office:value-type="float" office:value="199" calcext:value-type="float">
            <text:p>199</text:p>
          </table:table-cell>
          <table:table-cell office:value-type="float" office:value="0.0007717911" calcext:value-type="float">
            <text:p>7.71791E-04</text:p>
          </table:table-cell>
          <table:table-cell/>
          <table:table-cell table:formula="of:=100*([.E103]-[.I103])/[.E103]" office:value-type="float" office:value="0.982261268431036" calcext:value-type="float">
            <text:p>0.982261268431036</text:p>
          </table:table-cell>
        </table:table-row>
        <table:table-row table:style-name="ro1">
          <table:table-cell table:number-columns-repeated="7"/>
          <table:table-cell table:style-name="ce4"/>
          <table:table-cell table:number-columns-repeated="3"/>
        </table:table-row>
        <table:table-row table:style-name="ro1">
          <table:table-cell table:number-columns-repeated="3"/>
          <table:table-cell table:formula="of:=SUM([.D4:.D103])" office:value-type="float" office:value="1463.54986" calcext:value-type="float">
            <text:p>1.46355E+03</text:p>
          </table:table-cell>
          <table:table-cell table:formula="of:=SUM([.E4:.E103])" office:value-type="float" office:value="1" calcext:value-type="float">
            <text:p>1.00000E+00</text:p>
          </table:table-cell>
          <table:table-cell table:number-columns-repeated="6"/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iff2" table:style-name="ta1">
        <table:shapes>
          <draw:frame draw:z-index="0" draw:style-name="gr1" draw:text-style-name="P1" svg:width="21.036cm" svg:height="10.971cm" svg:x="26.541cm" svg:y="1.646cm">
            <draw:object draw:notify-on-update-of-ranges="Diff2.C4:Diff2.C53 Diff2.E3:Diff2.E3 Diff2.E4:Diff2.E53 Diff2.H4:Diff2.H53 Diff2.I3:Diff2.I3 Diff2.I4:Diff2.I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 calcext:value-type="string">
            <text:p>X</text:p>
          </table:table-cell>
          <table:table-cell/>
          <table:table-cell table:style-name="ce6" office:value-type="string" calcext:value-type="string">
            <text:p>Serpent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office:value-type="string" calcext:value-type="string">
            <text:p>ALMOST</text:p>
          </table:table-cell>
          <table:table-cell/>
          <table:table-cell office:value-type="string" calcext:value-type="string">
            <text:p>Diff 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.00E+00</text:p>
          </table:table-cell>
          <table:table-cell table:formula="of:=[.B4]+100" office:value-type="float" office:value="101" calcext:value-type="float">
            <text:p>101</text:p>
          </table:table-cell>
          <table:table-cell office:value-type="float" office:value="23.282" calcext:value-type="float">
            <text:p>2.32820E+01</text:p>
          </table:table-cell>
          <table:table-cell table:formula="of:=[.D4]/[.$D$55]" office:value-type="float" office:value="0.031815012143463" calcext:value-type="float">
            <text:p>3.18150E-02</text:p>
          </table:table-cell>
          <table:table-cell/>
          <table:table-cell table:style-name="ce3" office:value-type="float" office:value="1" calcext:value-type="float">
            <text:p>1.00E+00</text:p>
          </table:table-cell>
          <table:table-cell table:style-name="ce4" table:formula="of:=[.G4]+100" office:value-type="float" office:value="101" calcext:value-type="float">
            <text:p>101</text:p>
          </table:table-cell>
          <table:table-cell office:value-type="float" office:value="0.03202046" calcext:value-type="float">
            <text:p>3.20205E-02</text:p>
          </table:table-cell>
          <table:table-cell/>
          <table:table-cell table:formula="of:=100*([.E4]-[.I4])/[.E4]" office:value-type="float" office:value="-0.645757592706809" calcext:value-type="float">
            <text:p>-0.645757592706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.00E+00</text:p>
          </table:table-cell>
          <table:table-cell table:formula="of:=[.B5]+100" office:value-type="float" office:value="103" calcext:value-type="float">
            <text:p>103</text:p>
          </table:table-cell>
          <table:table-cell office:value-type="float" office:value="23.2543" calcext:value-type="float">
            <text:p>2.32543E+01</text:p>
          </table:table-cell>
          <table:table-cell table:formula="of:=[.D5]/[.$D$55]" office:value-type="float" office:value="0.0317771599041204" calcext:value-type="float">
            <text:p>3.17772E-02</text:p>
          </table:table-cell>
          <table:table-cell/>
          <table:table-cell table:style-name="ce3" office:value-type="float" office:value="3" calcext:value-type="float">
            <text:p>3.00E+00</text:p>
          </table:table-cell>
          <table:table-cell table:style-name="ce4" table:formula="of:=[.G5]+100" office:value-type="float" office:value="103" calcext:value-type="float">
            <text:p>103</text:p>
          </table:table-cell>
          <table:table-cell office:value-type="float" office:value="0.03198636" calcext:value-type="float">
            <text:p>3.19864E-02</text:p>
          </table:table-cell>
          <table:table-cell/>
          <table:table-cell table:formula="of:=100*([.E5]-[.I5])/[.E5]" office:value-type="float" office:value="-0.658334780423393" calcext:value-type="float">
            <text:p>-0.6583347804233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.00E+00</text:p>
          </table:table-cell>
          <table:table-cell table:formula="of:=[.B6]+100" office:value-type="float" office:value="105" calcext:value-type="float">
            <text:p>105</text:p>
          </table:table-cell>
          <table:table-cell office:value-type="float" office:value="23.1817" calcext:value-type="float">
            <text:p>2.31817E+01</text:p>
          </table:table-cell>
          <table:table-cell table:formula="of:=[.D6]/[.$D$55]" office:value-type="float" office:value="0.0316779515078651" calcext:value-type="float">
            <text:p>3.16780E-02</text:p>
          </table:table-cell>
          <table:table-cell/>
          <table:table-cell table:style-name="ce3" office:value-type="float" office:value="5" calcext:value-type="float">
            <text:p>5.00E+00</text:p>
          </table:table-cell>
          <table:table-cell table:style-name="ce4" table:formula="of:=[.G6]+100" office:value-type="float" office:value="105" calcext:value-type="float">
            <text:p>105</text:p>
          </table:table-cell>
          <table:table-cell office:value-type="float" office:value="0.03191819" calcext:value-type="float">
            <text:p>3.19182E-02</text:p>
          </table:table-cell>
          <table:table-cell/>
          <table:table-cell table:formula="of:=100*([.E6]-[.I6])/[.E6]" office:value-type="float" office:value="-0.758377611870569" calcext:value-type="float">
            <text:p>-0.7583776118705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7" calcext:value-type="float">
            <text:p>7.00E+00</text:p>
          </table:table-cell>
          <table:table-cell table:formula="of:=[.B7]+100" office:value-type="float" office:value="107" calcext:value-type="float">
            <text:p>107</text:p>
          </table:table-cell>
          <table:table-cell office:value-type="float" office:value="23.0964" calcext:value-type="float">
            <text:p>2.30964E+01</text:p>
          </table:table-cell>
          <table:table-cell table:formula="of:=[.D7]/[.$D$55]" office:value-type="float" office:value="0.0315613884747994" calcext:value-type="float">
            <text:p>3.15614E-02</text:p>
          </table:table-cell>
          <table:table-cell/>
          <table:table-cell table:style-name="ce3" office:value-type="float" office:value="7" calcext:value-type="float">
            <text:p>7.00E+00</text:p>
          </table:table-cell>
          <table:table-cell table:style-name="ce4" table:formula="of:=[.G7]+100" office:value-type="float" office:value="107" calcext:value-type="float">
            <text:p>107</text:p>
          </table:table-cell>
          <table:table-cell office:value-type="float" office:value="0.03181604" calcext:value-type="float">
            <text:p>3.18160E-02</text:p>
          </table:table-cell>
          <table:table-cell/>
          <table:table-cell table:formula="of:=100*([.E7]-[.I7])/[.E7]" office:value-type="float" office:value="-0.806845127881426" calcext:value-type="float">
            <text:p>-0.8068451278814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9" calcext:value-type="float">
            <text:p>9.00E+00</text:p>
          </table:table-cell>
          <table:table-cell table:formula="of:=[.B8]+100" office:value-type="float" office:value="109" calcext:value-type="float">
            <text:p>109</text:p>
          </table:table-cell>
          <table:table-cell office:value-type="float" office:value="23.0093" calcext:value-type="float">
            <text:p>2.30093E+01</text:p>
          </table:table-cell>
          <table:table-cell table:formula="of:=[.D8]/[.$D$55]" office:value-type="float" office:value="0.0314423657294297" calcext:value-type="float">
            <text:p>3.14424E-02</text:p>
          </table:table-cell>
          <table:table-cell/>
          <table:table-cell table:style-name="ce3" office:value-type="float" office:value="9" calcext:value-type="float">
            <text:p>9.00E+00</text:p>
          </table:table-cell>
          <table:table-cell table:style-name="ce4" table:formula="of:=[.G8]+100" office:value-type="float" office:value="109" calcext:value-type="float">
            <text:p>109</text:p>
          </table:table-cell>
          <table:table-cell office:value-type="float" office:value="0.03168001" calcext:value-type="float">
            <text:p>3.16800E-02</text:p>
          </table:table-cell>
          <table:table-cell/>
          <table:table-cell table:formula="of:=100*([.E8]-[.I8])/[.E8]" office:value-type="float" office:value="-0.755809129043484" calcext:value-type="float">
            <text:p>-0.7558091290434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11" calcext:value-type="float">
            <text:p>1.10E+01</text:p>
          </table:table-cell>
          <table:table-cell table:formula="of:=[.B9]+100" office:value-type="float" office:value="111" calcext:value-type="float">
            <text:p>111</text:p>
          </table:table-cell>
          <table:table-cell office:value-type="float" office:value="22.8767" calcext:value-type="float">
            <text:p>2.28767E+01</text:p>
          </table:table-cell>
          <table:table-cell table:formula="of:=[.D9]/[.$D$55]" office:value-type="float" office:value="0.0312611669230461" calcext:value-type="float">
            <text:p>3.12612E-02</text:p>
          </table:table-cell>
          <table:table-cell/>
          <table:table-cell table:style-name="ce3" office:value-type="float" office:value="11" calcext:value-type="float">
            <text:p>1.10E+01</text:p>
          </table:table-cell>
          <table:table-cell table:style-name="ce4" table:formula="of:=[.G9]+100" office:value-type="float" office:value="111" calcext:value-type="float">
            <text:p>111</text:p>
          </table:table-cell>
          <table:table-cell office:value-type="float" office:value="0.03151023" calcext:value-type="float">
            <text:p>3.15102E-02</text:p>
          </table:table-cell>
          <table:table-cell/>
          <table:table-cell table:formula="of:=100*([.E9]-[.I9])/[.E9]" office:value-type="float" office:value="-0.79671714612247" calcext:value-type="float">
            <text:p>-0.796717146122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13" calcext:value-type="float">
            <text:p>1.30E+01</text:p>
          </table:table-cell>
          <table:table-cell table:formula="of:=[.B10]+100" office:value-type="float" office:value="113" calcext:value-type="float">
            <text:p>113</text:p>
          </table:table-cell>
          <table:table-cell office:value-type="float" office:value="22.7037" calcext:value-type="float">
            <text:p>2.27037E+01</text:p>
          </table:table-cell>
          <table:table-cell table:formula="of:=[.D10]/[.$D$55]" office:value-type="float" office:value="0.0310247612405094" calcext:value-type="float">
            <text:p>3.10248E-02</text:p>
          </table:table-cell>
          <table:table-cell/>
          <table:table-cell table:style-name="ce3" office:value-type="float" office:value="13" calcext:value-type="float">
            <text:p>1.30E+01</text:p>
          </table:table-cell>
          <table:table-cell table:style-name="ce4" table:formula="of:=[.G10]+100" office:value-type="float" office:value="113" calcext:value-type="float">
            <text:p>113</text:p>
          </table:table-cell>
          <table:table-cell office:value-type="float" office:value="0.0313069" calcext:value-type="float">
            <text:p>3.13069E-02</text:p>
          </table:table-cell>
          <table:table-cell/>
          <table:table-cell table:formula="of:=100*([.E10]-[.I10])/[.E10]" office:value-type="float" office:value="-0.909398648722447" calcext:value-type="float">
            <text:p>-0.9093986487224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15" calcext:value-type="float">
            <text:p>1.50E+01</text:p>
          </table:table-cell>
          <table:table-cell table:formula="of:=[.B11]+100" office:value-type="float" office:value="115" calcext:value-type="float">
            <text:p>115</text:p>
          </table:table-cell>
          <table:table-cell office:value-type="float" office:value="22.5444" calcext:value-type="float">
            <text:p>2.25444E+01</text:p>
          </table:table-cell>
          <table:table-cell table:formula="of:=[.D11]/[.$D$55]" office:value-type="float" office:value="0.0308070767016187" calcext:value-type="float">
            <text:p>3.08071E-02</text:p>
          </table:table-cell>
          <table:table-cell/>
          <table:table-cell table:style-name="ce3" office:value-type="float" office:value="15" calcext:value-type="float">
            <text:p>1.50E+01</text:p>
          </table:table-cell>
          <table:table-cell table:style-name="ce4" table:formula="of:=[.G11]+100" office:value-type="float" office:value="115" calcext:value-type="float">
            <text:p>115</text:p>
          </table:table-cell>
          <table:table-cell office:value-type="float" office:value="0.03107023" calcext:value-type="float">
            <text:p>3.10702E-02</text:p>
          </table:table-cell>
          <table:table-cell/>
          <table:table-cell table:formula="of:=100*([.E11]-[.I11])/[.E11]" office:value-type="float" office:value="-0.854197562884806" calcext:value-type="float">
            <text:p>-0.8541975628848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17" calcext:value-type="float">
            <text:p>1.70E+01</text:p>
          </table:table-cell>
          <table:table-cell table:formula="of:=[.B12]+100" office:value-type="float" office:value="117" calcext:value-type="float">
            <text:p>117</text:p>
          </table:table-cell>
          <table:table-cell office:value-type="float" office:value="22.3396" calcext:value-type="float">
            <text:p>2.23396E+01</text:p>
          </table:table-cell>
          <table:table-cell table:formula="of:=[.D12]/[.$D$55]" office:value-type="float" office:value="0.030527216101714" calcext:value-type="float">
            <text:p>3.05272E-02</text:p>
          </table:table-cell>
          <table:table-cell/>
          <table:table-cell table:style-name="ce3" office:value-type="float" office:value="17" calcext:value-type="float">
            <text:p>1.70E+01</text:p>
          </table:table-cell>
          <table:table-cell table:style-name="ce4" table:formula="of:=[.G12]+100" office:value-type="float" office:value="117" calcext:value-type="float">
            <text:p>117</text:p>
          </table:table-cell>
          <table:table-cell office:value-type="float" office:value="0.03080047" calcext:value-type="float">
            <text:p>3.08005E-02</text:p>
          </table:table-cell>
          <table:table-cell/>
          <table:table-cell table:formula="of:=100*([.E12]-[.I12])/[.E12]" office:value-type="float" office:value="-0.89511568095669" calcext:value-type="float">
            <text:p>-0.895115680956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19" calcext:value-type="float">
            <text:p>1.90E+01</text:p>
          </table:table-cell>
          <table:table-cell table:formula="of:=[.B13]+100" office:value-type="float" office:value="119" calcext:value-type="float">
            <text:p>119</text:p>
          </table:table-cell>
          <table:table-cell office:value-type="float" office:value="22.1274" calcext:value-type="float">
            <text:p>2.21274E+01</text:p>
          </table:table-cell>
          <table:table-cell table:formula="of:=[.D13]/[.$D$55]" office:value-type="float" office:value="0.0302372433512268" calcext:value-type="float">
            <text:p>3.02372E-02</text:p>
          </table:table-cell>
          <table:table-cell/>
          <table:table-cell table:style-name="ce3" office:value-type="float" office:value="19" calcext:value-type="float">
            <text:p>1.90E+01</text:p>
          </table:table-cell>
          <table:table-cell table:style-name="ce4" table:formula="of:=[.G13]+100" office:value-type="float" office:value="119" calcext:value-type="float">
            <text:p>119</text:p>
          </table:table-cell>
          <table:table-cell office:value-type="float" office:value="0.0304979" calcext:value-type="float">
            <text:p>3.04979E-02</text:p>
          </table:table-cell>
          <table:table-cell/>
          <table:table-cell table:formula="of:=100*([.E13]-[.I13])/[.E13]" office:value-type="float" office:value="-0.862038399947569" calcext:value-type="float">
            <text:p>-0.8620383999475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21" calcext:value-type="float">
            <text:p>2.10E+01</text:p>
          </table:table-cell>
          <table:table-cell table:formula="of:=[.B14]+100" office:value-type="float" office:value="121" calcext:value-type="float">
            <text:p>121</text:p>
          </table:table-cell>
          <table:table-cell office:value-type="float" office:value="21.8779" calcext:value-type="float">
            <text:p>2.18779E+01</text:p>
          </table:table-cell>
          <table:table-cell table:formula="of:=[.D14]/[.$D$55]" office:value-type="float" office:value="0.0298962998957765" calcext:value-type="float">
            <text:p>2.98963E-02</text:p>
          </table:table-cell>
          <table:table-cell/>
          <table:table-cell table:style-name="ce3" office:value-type="float" office:value="21" calcext:value-type="float">
            <text:p>2.10E+01</text:p>
          </table:table-cell>
          <table:table-cell table:style-name="ce4" table:formula="of:=[.G14]+100" office:value-type="float" office:value="121" calcext:value-type="float">
            <text:p>121</text:p>
          </table:table-cell>
          <table:table-cell office:value-type="float" office:value="0.03016286" calcext:value-type="float">
            <text:p>3.01629E-02</text:p>
          </table:table-cell>
          <table:table-cell/>
          <table:table-cell table:formula="of:=100*([.E14]-[.I14])/[.E14]" office:value-type="float" office:value="-0.89161570211949" calcext:value-type="float">
            <text:p>-0.891615702119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23" calcext:value-type="float">
            <text:p>2.30E+01</text:p>
          </table:table-cell>
          <table:table-cell table:formula="of:=[.B15]+100" office:value-type="float" office:value="123" calcext:value-type="float">
            <text:p>123</text:p>
          </table:table-cell>
          <table:table-cell office:value-type="float" office:value="21.6231" calcext:value-type="float">
            <text:p>2.16231E+01</text:p>
          </table:table-cell>
          <table:table-cell table:formula="of:=[.D15]/[.$D$55]" office:value-type="float" office:value="0.0295481139540982" calcext:value-type="float">
            <text:p>2.95481E-02</text:p>
          </table:table-cell>
          <table:table-cell/>
          <table:table-cell table:style-name="ce3" office:value-type="float" office:value="23" calcext:value-type="float">
            <text:p>2.30E+01</text:p>
          </table:table-cell>
          <table:table-cell table:style-name="ce4" table:formula="of:=[.G15]+100" office:value-type="float" office:value="123" calcext:value-type="float">
            <text:p>123</text:p>
          </table:table-cell>
          <table:table-cell office:value-type="float" office:value="0.02979568" calcext:value-type="float">
            <text:p>2.97957E-02</text:p>
          </table:table-cell>
          <table:table-cell/>
          <table:table-cell table:formula="of:=100*([.E15]-[.I15])/[.E15]" office:value-type="float" office:value="-0.837840433018401" calcext:value-type="float">
            <text:p>-0.8378404330184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25" calcext:value-type="float">
            <text:p>2.50E+01</text:p>
          </table:table-cell>
          <table:table-cell table:formula="of:=[.B16]+100" office:value-type="float" office:value="125" calcext:value-type="float">
            <text:p>125</text:p>
          </table:table-cell>
          <table:table-cell office:value-type="float" office:value="21.3216" calcext:value-type="float">
            <text:p>2.13216E+01</text:p>
          </table:table-cell>
          <table:table-cell table:formula="of:=[.D16]/[.$D$55]" office:value-type="float" office:value="0.0291361121432034" calcext:value-type="float">
            <text:p>2.91361E-02</text:p>
          </table:table-cell>
          <table:table-cell/>
          <table:table-cell table:style-name="ce3" office:value-type="float" office:value="25" calcext:value-type="float">
            <text:p>2.50E+01</text:p>
          </table:table-cell>
          <table:table-cell table:style-name="ce4" table:formula="of:=[.G16]+100" office:value-type="float" office:value="125" calcext:value-type="float">
            <text:p>125</text:p>
          </table:table-cell>
          <table:table-cell office:value-type="float" office:value="0.02939677" calcext:value-type="float">
            <text:p>2.93968E-02</text:p>
          </table:table-cell>
          <table:table-cell/>
          <table:table-cell table:formula="of:=100*([.E16]-[.I16])/[.E16]" office:value-type="float" office:value="-0.894621271072523" calcext:value-type="float">
            <text:p>-0.8946212710725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27" calcext:value-type="float">
            <text:p>2.70E+01</text:p>
          </table:table-cell>
          <table:table-cell table:formula="of:=[.B17]+100" office:value-type="float" office:value="127" calcext:value-type="float">
            <text:p>127</text:p>
          </table:table-cell>
          <table:table-cell office:value-type="float" office:value="20.9978" calcext:value-type="float">
            <text:p>2.09978E+01</text:p>
          </table:table-cell>
          <table:table-cell table:formula="of:=[.D17]/[.$D$55]" office:value-type="float" office:value="0.0286936372298775" calcext:value-type="float">
            <text:p>2.86936E-02</text:p>
          </table:table-cell>
          <table:table-cell/>
          <table:table-cell table:style-name="ce3" office:value-type="float" office:value="27" calcext:value-type="float">
            <text:p>2.70E+01</text:p>
          </table:table-cell>
          <table:table-cell table:style-name="ce4" table:formula="of:=[.G17]+100" office:value-type="float" office:value="127" calcext:value-type="float">
            <text:p>127</text:p>
          </table:table-cell>
          <table:table-cell office:value-type="float" office:value="0.02896655" calcext:value-type="float">
            <text:p>2.89666E-02</text:p>
          </table:table-cell>
          <table:table-cell/>
          <table:table-cell table:formula="of:=100*([.E17]-[.I17])/[.E17]" office:value-type="float" office:value="-0.951126439412705" calcext:value-type="float">
            <text:p>-0.9511264394127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29" calcext:value-type="float">
            <text:p>2.90E+01</text:p>
          </table:table-cell>
          <table:table-cell table:formula="of:=[.B18]+100" office:value-type="float" office:value="129" calcext:value-type="float">
            <text:p>129</text:p>
          </table:table-cell>
          <table:table-cell office:value-type="float" office:value="20.6455" calcext:value-type="float">
            <text:p>2.06455E+01</text:p>
          </table:table-cell>
          <table:table-cell table:formula="of:=[.D18]/[.$D$55]" office:value-type="float" office:value="0.0282122168717406" calcext:value-type="float">
            <text:p>2.82122E-02</text:p>
          </table:table-cell>
          <table:table-cell/>
          <table:table-cell table:style-name="ce3" office:value-type="float" office:value="29" calcext:value-type="float">
            <text:p>2.90E+01</text:p>
          </table:table-cell>
          <table:table-cell table:style-name="ce4" table:formula="of:=[.G18]+100" office:value-type="float" office:value="129" calcext:value-type="float">
            <text:p>129</text:p>
          </table:table-cell>
          <table:table-cell office:value-type="float" office:value="0.02850548" calcext:value-type="float">
            <text:p>2.85055E-02</text:p>
          </table:table-cell>
          <table:table-cell/>
          <table:table-cell table:formula="of:=100*([.E18]-[.I18])/[.E18]" office:value-type="float" office:value="-1.03948984084668" calcext:value-type="float">
            <text:p>-1.039489840846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31" calcext:value-type="float">
            <text:p>3.10E+01</text:p>
          </table:table-cell>
          <table:table-cell table:formula="of:=[.B19]+100" office:value-type="float" office:value="131" calcext:value-type="float">
            <text:p>131</text:p>
          </table:table-cell>
          <table:table-cell office:value-type="float" office:value="20.2975" calcext:value-type="float">
            <text:p>2.02975E+01</text:p>
          </table:table-cell>
          <table:table-cell table:formula="of:=[.D19]/[.$D$55]" office:value-type="float" office:value="0.0277366724929963" calcext:value-type="float">
            <text:p>2.77367E-02</text:p>
          </table:table-cell>
          <table:table-cell/>
          <table:table-cell table:style-name="ce3" office:value-type="float" office:value="31" calcext:value-type="float">
            <text:p>3.10E+01</text:p>
          </table:table-cell>
          <table:table-cell table:style-name="ce4" table:formula="of:=[.G19]+100" office:value-type="float" office:value="131" calcext:value-type="float">
            <text:p>131</text:p>
          </table:table-cell>
          <table:table-cell office:value-type="float" office:value="0.02801404" calcext:value-type="float">
            <text:p>2.80140E-02</text:p>
          </table:table-cell>
          <table:table-cell/>
          <table:table-cell table:formula="of:=100*([.E19]-[.I19])/[.E19]" office:value-type="float" office:value="-1.0000028196379" calcext:value-type="float">
            <text:p>-1.00000281963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33" calcext:value-type="float">
            <text:p>3.30E+01</text:p>
          </table:table-cell>
          <table:table-cell table:formula="of:=[.B20]+100" office:value-type="float" office:value="133" calcext:value-type="float">
            <text:p>133</text:p>
          </table:table-cell>
          <table:table-cell office:value-type="float" office:value="19.9353" calcext:value-type="float">
            <text:p>1.99353E+01</text:p>
          </table:table-cell>
          <table:table-cell table:formula="of:=[.D20]/[.$D$55]" office:value-type="float" office:value="0.0272417237171883" calcext:value-type="float">
            <text:p>2.72417E-02</text:p>
          </table:table-cell>
          <table:table-cell/>
          <table:table-cell table:style-name="ce3" office:value-type="float" office:value="33" calcext:value-type="float">
            <text:p>3.30E+01</text:p>
          </table:table-cell>
          <table:table-cell table:style-name="ce4" table:formula="of:=[.G20]+100" office:value-type="float" office:value="133" calcext:value-type="float">
            <text:p>133</text:p>
          </table:table-cell>
          <table:table-cell office:value-type="float" office:value="0.02749277" calcext:value-type="float">
            <text:p>2.74928E-02</text:p>
          </table:table-cell>
          <table:table-cell/>
          <table:table-cell table:formula="of:=100*([.E20]-[.I20])/[.E20]" office:value-type="float" office:value="-0.921550653027536" calcext:value-type="float">
            <text:p>-0.9215506530275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35" calcext:value-type="float">
            <text:p>3.50E+01</text:p>
          </table:table-cell>
          <table:table-cell table:formula="of:=[.B21]+100" office:value-type="float" office:value="135" calcext:value-type="float">
            <text:p>135</text:p>
          </table:table-cell>
          <table:table-cell office:value-type="float" office:value="19.5318" calcext:value-type="float">
            <text:p>1.95318E+01</text:p>
          </table:table-cell>
          <table:table-cell table:formula="of:=[.D21]/[.$D$55]" office:value-type="float" office:value="0.0266903382090753" calcext:value-type="float">
            <text:p>2.66903E-02</text:p>
          </table:table-cell>
          <table:table-cell/>
          <table:table-cell table:style-name="ce3" office:value-type="float" office:value="35" calcext:value-type="float">
            <text:p>3.50E+01</text:p>
          </table:table-cell>
          <table:table-cell table:style-name="ce4" table:formula="of:=[.G21]+100" office:value-type="float" office:value="135" calcext:value-type="float">
            <text:p>135</text:p>
          </table:table-cell>
          <table:table-cell office:value-type="float" office:value="0.0269422" calcext:value-type="float">
            <text:p>2.69422E-02</text:p>
          </table:table-cell>
          <table:table-cell/>
          <table:table-cell table:formula="of:=100*([.E21]-[.I21])/[.E21]" office:value-type="float" office:value="-0.94364405932889" calcext:value-type="float">
            <text:p>-0.943644059328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37" calcext:value-type="float">
            <text:p>3.70E+01</text:p>
          </table:table-cell>
          <table:table-cell table:formula="of:=[.B22]+100" office:value-type="float" office:value="137" calcext:value-type="float">
            <text:p>137</text:p>
          </table:table-cell>
          <table:table-cell office:value-type="float" office:value="19.1148" calcext:value-type="float">
            <text:p>1.91148E+01</text:p>
          </table:table-cell>
          <table:table-cell table:formula="of:=[.D22]/[.$D$55]" office:value-type="float" office:value="0.0261205048586834" calcext:value-type="float">
            <text:p>2.61205E-02</text:p>
          </table:table-cell>
          <table:table-cell/>
          <table:table-cell table:style-name="ce3" office:value-type="float" office:value="37" calcext:value-type="float">
            <text:p>3.70E+01</text:p>
          </table:table-cell>
          <table:table-cell table:style-name="ce4" table:formula="of:=[.G22]+100" office:value-type="float" office:value="137" calcext:value-type="float">
            <text:p>137</text:p>
          </table:table-cell>
          <table:table-cell office:value-type="float" office:value="0.02636294" calcext:value-type="float">
            <text:p>2.63629E-02</text:p>
          </table:table-cell>
          <table:table-cell/>
          <table:table-cell table:formula="of:=100*([.E22]-[.I22])/[.E22]" office:value-type="float" office:value="-0.92814110074917" calcext:value-type="float">
            <text:p>-0.928141100749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39" calcext:value-type="float">
            <text:p>3.90E+01</text:p>
          </table:table-cell>
          <table:table-cell table:formula="of:=[.B23]+100" office:value-type="float" office:value="139" calcext:value-type="float">
            <text:p>139</text:p>
          </table:table-cell>
          <table:table-cell office:value-type="float" office:value="18.6729" calcext:value-type="float">
            <text:p>1.86729E+01</text:p>
          </table:table-cell>
          <table:table-cell table:formula="of:=[.D23]/[.$D$55]" office:value-type="float" office:value="0.0255166454880882" calcext:value-type="float">
            <text:p>2.55166E-02</text:p>
          </table:table-cell>
          <table:table-cell/>
          <table:table-cell table:style-name="ce3" office:value-type="float" office:value="39" calcext:value-type="float">
            <text:p>3.90E+01</text:p>
          </table:table-cell>
          <table:table-cell table:style-name="ce4" table:formula="of:=[.G23]+100" office:value-type="float" office:value="139" calcext:value-type="float">
            <text:p>139</text:p>
          </table:table-cell>
          <table:table-cell office:value-type="float" office:value="0.02575559" calcext:value-type="float">
            <text:p>2.57556E-02</text:p>
          </table:table-cell>
          <table:table-cell/>
          <table:table-cell table:formula="of:=100*([.E23]-[.I23])/[.E23]" office:value-type="float" office:value="-0.936426036186156" calcext:value-type="float">
            <text:p>-0.9364260361861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float" office:value="41" calcext:value-type="float">
            <text:p>4.10E+01</text:p>
          </table:table-cell>
          <table:table-cell table:formula="of:=[.B24]+100" office:value-type="float" office:value="141" calcext:value-type="float">
            <text:p>141</text:p>
          </table:table-cell>
          <table:table-cell office:value-type="float" office:value="18.2294" calcext:value-type="float">
            <text:p>1.82294E+01</text:p>
          </table:table-cell>
          <table:table-cell table:formula="of:=[.D24]/[.$D$55]" office:value-type="float" office:value="0.0249105997065563" calcext:value-type="float">
            <text:p>2.49106E-02</text:p>
          </table:table-cell>
          <table:table-cell/>
          <table:table-cell table:style-name="ce3" office:value-type="float" office:value="41" calcext:value-type="float">
            <text:p>4.10E+01</text:p>
          </table:table-cell>
          <table:table-cell table:style-name="ce4" table:formula="of:=[.G24]+100" office:value-type="float" office:value="141" calcext:value-type="float">
            <text:p>141</text:p>
          </table:table-cell>
          <table:table-cell office:value-type="float" office:value="0.0251208" calcext:value-type="float">
            <text:p>2.51208E-02</text:p>
          </table:table-cell>
          <table:table-cell/>
          <table:table-cell table:formula="of:=100*([.E24]-[.I24])/[.E24]" office:value-type="float" office:value="-0.843818679276342" calcext:value-type="float">
            <text:p>-0.8438186792763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43" calcext:value-type="float">
            <text:p>4.30E+01</text:p>
          </table:table-cell>
          <table:table-cell table:formula="of:=[.B25]+100" office:value-type="float" office:value="143" calcext:value-type="float">
            <text:p>143</text:p>
          </table:table-cell>
          <table:table-cell office:value-type="float" office:value="17.7382" calcext:value-type="float">
            <text:p>1.77382E+01</text:p>
          </table:table-cell>
          <table:table-cell table:formula="of:=[.D25]/[.$D$55]" office:value-type="float" office:value="0.0242393715489724" calcext:value-type="float">
            <text:p>2.42394E-02</text:p>
          </table:table-cell>
          <table:table-cell/>
          <table:table-cell table:style-name="ce3" office:value-type="float" office:value="43" calcext:value-type="float">
            <text:p>4.30E+01</text:p>
          </table:table-cell>
          <table:table-cell table:style-name="ce4" table:formula="of:=[.G25]+100" office:value-type="float" office:value="143" calcext:value-type="float">
            <text:p>143</text:p>
          </table:table-cell>
          <table:table-cell office:value-type="float" office:value="0.02445925" calcext:value-type="float">
            <text:p>2.44593E-02</text:p>
          </table:table-cell>
          <table:table-cell/>
          <table:table-cell table:formula="of:=100*([.E25]-[.I25])/[.E25]" office:value-type="float" office:value="-0.907112837407422" calcext:value-type="float">
            <text:p>-0.9071128374074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45" calcext:value-type="float">
            <text:p>4.50E+01</text:p>
          </table:table-cell>
          <table:table-cell table:formula="of:=[.B26]+100" office:value-type="float" office:value="145" calcext:value-type="float">
            <text:p>145</text:p>
          </table:table-cell>
          <table:table-cell office:value-type="float" office:value="17.2443" calcext:value-type="float">
            <text:p>1.72443E+01</text:p>
          </table:table-cell>
          <table:table-cell table:formula="of:=[.D26]/[.$D$55]" office:value-type="float" office:value="0.0235644538229327" calcext:value-type="float">
            <text:p>2.35645E-02</text:p>
          </table:table-cell>
          <table:table-cell/>
          <table:table-cell table:style-name="ce3" office:value-type="float" office:value="45" calcext:value-type="float">
            <text:p>4.50E+01</text:p>
          </table:table-cell>
          <table:table-cell table:style-name="ce4" table:formula="of:=[.G26]+100" office:value-type="float" office:value="145" calcext:value-type="float">
            <text:p>145</text:p>
          </table:table-cell>
          <table:table-cell office:value-type="float" office:value="0.02377165" calcext:value-type="float">
            <text:p>2.37717E-02</text:p>
          </table:table-cell>
          <table:table-cell/>
          <table:table-cell table:formula="of:=100*([.E26]-[.I26])/[.E26]" office:value-type="float" office:value="-0.879274260393299" calcext:value-type="float">
            <text:p>-0.8792742603932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float" office:value="47" calcext:value-type="float">
            <text:p>4.70E+01</text:p>
          </table:table-cell>
          <table:table-cell table:formula="of:=[.B27]+100" office:value-type="float" office:value="147" calcext:value-type="float">
            <text:p>147</text:p>
          </table:table-cell>
          <table:table-cell office:value-type="float" office:value="16.7253" calcext:value-type="float">
            <text:p>1.67253E+01</text:p>
          </table:table-cell>
          <table:table-cell table:formula="of:=[.D27]/[.$D$55]" office:value-type="float" office:value="0.0228552367753226" calcext:value-type="float">
            <text:p>2.28552E-02</text:p>
          </table:table-cell>
          <table:table-cell/>
          <table:table-cell table:style-name="ce3" office:value-type="float" office:value="47" calcext:value-type="float">
            <text:p>4.70E+01</text:p>
          </table:table-cell>
          <table:table-cell table:style-name="ce4" table:formula="of:=[.G27]+100" office:value-type="float" office:value="147" calcext:value-type="float">
            <text:p>147</text:p>
          </table:table-cell>
          <table:table-cell office:value-type="float" office:value="0.02305872" calcext:value-type="float">
            <text:p>2.30587E-02</text:p>
          </table:table-cell>
          <table:table-cell/>
          <table:table-cell table:formula="of:=100*([.E27]-[.I27])/[.E27]" office:value-type="float" office:value="-0.890313352155118" calcext:value-type="float">
            <text:p>-0.8903133521551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49" calcext:value-type="float">
            <text:p>4.90E+01</text:p>
          </table:table-cell>
          <table:table-cell table:formula="of:=[.B28]+100" office:value-type="float" office:value="149" calcext:value-type="float">
            <text:p>149</text:p>
          </table:table-cell>
          <table:table-cell office:value-type="float" office:value="16.1841" calcext:value-type="float">
            <text:p>1.61841E+01</text:p>
          </table:table-cell>
          <table:table-cell table:formula="of:=[.D28]/[.$D$55]" office:value-type="float" office:value="0.0221156832759651" calcext:value-type="float">
            <text:p>2.21157E-02</text:p>
          </table:table-cell>
          <table:table-cell/>
          <table:table-cell table:style-name="ce3" office:value-type="float" office:value="49" calcext:value-type="float">
            <text:p>4.90E+01</text:p>
          </table:table-cell>
          <table:table-cell table:style-name="ce4" table:formula="of:=[.G28]+100" office:value-type="float" office:value="149" calcext:value-type="float">
            <text:p>149</text:p>
          </table:table-cell>
          <table:table-cell office:value-type="float" office:value="0.02232122" calcext:value-type="float">
            <text:p>2.23212E-02</text:p>
          </table:table-cell>
          <table:table-cell/>
          <table:table-cell table:formula="of:=100*([.E28]-[.I28])/[.E28]" office:value-type="float" office:value="-0.929370896979132" calcext:value-type="float">
            <text:p>-0.9293708969791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float" office:value="51" calcext:value-type="float">
            <text:p>5.10E+01</text:p>
          </table:table-cell>
          <table:table-cell table:formula="of:=[.B29]+100" office:value-type="float" office:value="151" calcext:value-type="float">
            <text:p>151</text:p>
          </table:table-cell>
          <table:table-cell office:value-type="float" office:value="15.6415" calcext:value-type="float">
            <text:p>1.56415E+01</text:p>
          </table:table-cell>
          <table:table-cell table:formula="of:=[.D29]/[.$D$55]" office:value-type="float" office:value="0.0213742166670379" calcext:value-type="float">
            <text:p>2.13742E-02</text:p>
          </table:table-cell>
          <table:table-cell/>
          <table:table-cell table:style-name="ce3" office:value-type="float" office:value="51" calcext:value-type="float">
            <text:p>5.10E+01</text:p>
          </table:table-cell>
          <table:table-cell table:style-name="ce4" table:formula="of:=[.G29]+100" office:value-type="float" office:value="151" calcext:value-type="float">
            <text:p>151</text:p>
          </table:table-cell>
          <table:table-cell office:value-type="float" office:value="0.02150443" calcext:value-type="float">
            <text:p>2.15044E-02</text:p>
          </table:table-cell>
          <table:table-cell/>
          <table:table-cell table:formula="of:=100*([.E29]-[.I29])/[.E29]" office:value-type="float" office:value="-0.609207509171117" calcext:value-type="float">
            <text:p>-0.60920750917111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float" office:value="53" calcext:value-type="float">
            <text:p>5.30E+01</text:p>
          </table:table-cell>
          <table:table-cell table:formula="of:=[.B30]+100" office:value-type="float" office:value="153" calcext:value-type="float">
            <text:p>153</text:p>
          </table:table-cell>
          <table:table-cell office:value-type="float" office:value="15.0613" calcext:value-type="float">
            <text:p>1.50613E+01</text:p>
          </table:table-cell>
          <table:table-cell table:formula="of:=[.D30]/[.$D$55]" office:value-type="float" office:value="0.0205813694010969" calcext:value-type="float">
            <text:p>2.05814E-02</text:p>
          </table:table-cell>
          <table:table-cell/>
          <table:table-cell table:style-name="ce3" office:value-type="float" office:value="53" calcext:value-type="float">
            <text:p>5.30E+01</text:p>
          </table:table-cell>
          <table:table-cell table:style-name="ce4" table:formula="of:=[.G30]+100" office:value-type="float" office:value="153" calcext:value-type="float">
            <text:p>153</text:p>
          </table:table-cell>
          <table:table-cell office:value-type="float" office:value="0.02063677" calcext:value-type="float">
            <text:p>2.06368E-02</text:p>
          </table:table-cell>
          <table:table-cell/>
          <table:table-cell table:formula="of:=100*([.E30]-[.I30])/[.E30]" office:value-type="float" office:value="-0.269178390530693" calcext:value-type="float">
            <text:p>-0.26917839053069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55" calcext:value-type="float">
            <text:p>5.50E+01</text:p>
          </table:table-cell>
          <table:table-cell table:formula="of:=[.B31]+100" office:value-type="float" office:value="155" calcext:value-type="float">
            <text:p>155</text:p>
          </table:table-cell>
          <table:table-cell office:value-type="float" office:value="14.5208" calcext:value-type="float">
            <text:p>1.45208E+01</text:p>
          </table:table-cell>
          <table:table-cell table:formula="of:=[.D31]/[.$D$55]" office:value-type="float" office:value="0.0198427724565242" calcext:value-type="float">
            <text:p>1.98428E-02</text:p>
          </table:table-cell>
          <table:table-cell/>
          <table:table-cell table:style-name="ce3" office:value-type="float" office:value="55" calcext:value-type="float">
            <text:p>5.50E+01</text:p>
          </table:table-cell>
          <table:table-cell table:style-name="ce4" table:formula="of:=[.G31]+100" office:value-type="float" office:value="155" calcext:value-type="float">
            <text:p>155</text:p>
          </table:table-cell>
          <table:table-cell office:value-type="float" office:value="0.01977358" calcext:value-type="float">
            <text:p>1.97736E-02</text:p>
          </table:table-cell>
          <table:table-cell/>
          <table:table-cell table:formula="of:=100*([.E31]-[.I31])/[.E31]" office:value-type="float" office:value="0.348703572929855" calcext:value-type="float">
            <text:p>0.3487035729298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float" office:value="57" calcext:value-type="float">
            <text:p>5.70E+01</text:p>
          </table:table-cell>
          <table:table-cell table:formula="of:=[.B32]+100" office:value-type="float" office:value="157" calcext:value-type="float">
            <text:p>157</text:p>
          </table:table-cell>
          <table:table-cell office:value-type="float" office:value="13.9483" calcext:value-type="float">
            <text:p>1.39483E+01</text:p>
          </table:table-cell>
          <table:table-cell table:formula="of:=[.D32]/[.$D$55]" office:value-type="float" office:value="0.0190604472932164" calcext:value-type="float">
            <text:p>1.90604E-02</text:p>
          </table:table-cell>
          <table:table-cell/>
          <table:table-cell table:style-name="ce3" office:value-type="float" office:value="57" calcext:value-type="float">
            <text:p>5.70E+01</text:p>
          </table:table-cell>
          <table:table-cell table:style-name="ce4" table:formula="of:=[.G32]+100" office:value-type="float" office:value="157" calcext:value-type="float">
            <text:p>157</text:p>
          </table:table-cell>
          <table:table-cell office:value-type="float" office:value="0.01891467" calcext:value-type="float">
            <text:p>1.89147E-02</text:p>
          </table:table-cell>
          <table:table-cell/>
          <table:table-cell table:formula="of:=100*([.E32]-[.I32])/[.E32]" office:value-type="float" office:value="0.764815699095941" calcext:value-type="float">
            <text:p>0.7648156990959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59" calcext:value-type="float">
            <text:p>5.90E+01</text:p>
          </table:table-cell>
          <table:table-cell table:formula="of:=[.B33]+100" office:value-type="float" office:value="159" calcext:value-type="float">
            <text:p>159</text:p>
          </table:table-cell>
          <table:table-cell office:value-type="float" office:value="13.3827" calcext:value-type="float">
            <text:p>1.33827E+01</text:p>
          </table:table-cell>
          <table:table-cell table:formula="of:=[.D33]/[.$D$55]" office:value-type="float" office:value="0.0182875510270734" calcext:value-type="float">
            <text:p>1.82876E-02</text:p>
          </table:table-cell>
          <table:table-cell/>
          <table:table-cell table:style-name="ce3" office:value-type="float" office:value="59" calcext:value-type="float">
            <text:p>5.90E+01</text:p>
          </table:table-cell>
          <table:table-cell table:style-name="ce4" table:formula="of:=[.G33]+100" office:value-type="float" office:value="159" calcext:value-type="float">
            <text:p>159</text:p>
          </table:table-cell>
          <table:table-cell office:value-type="float" office:value="0.01805986" calcext:value-type="float">
            <text:p>1.80599E-02</text:p>
          </table:table-cell>
          <table:table-cell/>
          <table:table-cell table:formula="of:=100*([.E33]-[.I33])/[.E33]" office:value-type="float" office:value="1.245060241999" calcext:value-type="float">
            <text:p>1.2450602419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float" office:value="61" calcext:value-type="float">
            <text:p>6.10E+01</text:p>
          </table:table-cell>
          <table:table-cell table:formula="of:=[.B34]+100" office:value-type="float" office:value="161" calcext:value-type="float">
            <text:p>161</text:p>
          </table:table-cell>
          <table:table-cell office:value-type="float" office:value="12.7963" calcext:value-type="float">
            <text:p>1.27963E+01</text:p>
          </table:table-cell>
          <table:table-cell table:formula="of:=[.D34]/[.$D$55]" office:value-type="float" office:value="0.0174862314187525" calcext:value-type="float">
            <text:p>1.74862E-02</text:p>
          </table:table-cell>
          <table:table-cell/>
          <table:table-cell table:style-name="ce3" office:value-type="float" office:value="61" calcext:value-type="float">
            <text:p>6.10E+01</text:p>
          </table:table-cell>
          <table:table-cell table:style-name="ce4" table:formula="of:=[.G34]+100" office:value-type="float" office:value="161" calcext:value-type="float">
            <text:p>161</text:p>
          </table:table-cell>
          <table:table-cell office:value-type="float" office:value="0.01720895" calcext:value-type="float">
            <text:p>1.72090E-02</text:p>
          </table:table-cell>
          <table:table-cell/>
          <table:table-cell table:formula="of:=100*([.E34]-[.I34])/[.E34]" office:value-type="float" office:value="1.58571285094129" calcext:value-type="float">
            <text:p>1.585712850941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float" office:value="63" calcext:value-type="float">
            <text:p>6.30E+01</text:p>
          </table:table-cell>
          <table:table-cell table:formula="of:=[.B35]+100" office:value-type="float" office:value="163" calcext:value-type="float">
            <text:p>163</text:p>
          </table:table-cell>
          <table:table-cell office:value-type="float" office:value="12.2148" calcext:value-type="float">
            <text:p>1.22148E+01</text:p>
          </table:table-cell>
          <table:table-cell table:formula="of:=[.D35]/[.$D$55]" office:value-type="float" office:value="0.0166916076939254" calcext:value-type="float">
            <text:p>1.66916E-02</text:p>
          </table:table-cell>
          <table:table-cell/>
          <table:table-cell table:style-name="ce3" office:value-type="float" office:value="63" calcext:value-type="float">
            <text:p>6.30E+01</text:p>
          </table:table-cell>
          <table:table-cell table:style-name="ce4" table:formula="of:=[.G35]+100" office:value-type="float" office:value="163" calcext:value-type="float">
            <text:p>163</text:p>
          </table:table-cell>
          <table:table-cell office:value-type="float" office:value="0.01636177" calcext:value-type="float">
            <text:p>1.63618E-02</text:p>
          </table:table-cell>
          <table:table-cell/>
          <table:table-cell table:formula="of:=100*([.E35]-[.I35])/[.E35]" office:value-type="float" office:value="1.97606905202703" calcext:value-type="float">
            <text:p>1.9760690520270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float" office:value="65" calcext:value-type="float">
            <text:p>6.50E+01</text:p>
          </table:table-cell>
          <table:table-cell table:formula="of:=[.B36]+100" office:value-type="float" office:value="165" calcext:value-type="float">
            <text:p>165</text:p>
          </table:table-cell>
          <table:table-cell office:value-type="float" office:value="11.6219" calcext:value-type="float">
            <text:p>1.16219E+01</text:p>
          </table:table-cell>
          <table:table-cell table:formula="of:=[.D36]/[.$D$55]" office:value-type="float" office:value="0.015881405791174" calcext:value-type="float">
            <text:p>1.58814E-02</text:p>
          </table:table-cell>
          <table:table-cell/>
          <table:table-cell table:style-name="ce3" office:value-type="float" office:value="65" calcext:value-type="float">
            <text:p>6.50E+01</text:p>
          </table:table-cell>
          <table:table-cell table:style-name="ce4" table:formula="of:=[.G36]+100" office:value-type="float" office:value="165" calcext:value-type="float">
            <text:p>165</text:p>
          </table:table-cell>
          <table:table-cell office:value-type="float" office:value="0.01551813" calcext:value-type="float">
            <text:p>1.55181E-02</text:p>
          </table:table-cell>
          <table:table-cell/>
          <table:table-cell table:formula="of:=100*([.E36]-[.I36])/[.E36]" office:value-type="float" office:value="2.28742843014481" calcext:value-type="float">
            <text:p>2.2874284301448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float" office:value="67" calcext:value-type="float">
            <text:p>6.70E+01</text:p>
          </table:table-cell>
          <table:table-cell table:formula="of:=[.B37]+100" office:value-type="float" office:value="167" calcext:value-type="float">
            <text:p>167</text:p>
          </table:table-cell>
          <table:table-cell office:value-type="float" office:value="11.0066" calcext:value-type="float">
            <text:p>1.10066E+01</text:p>
          </table:table-cell>
          <table:table-cell table:formula="of:=[.D37]/[.$D$55]" office:value-type="float" office:value="0.015040594135308" calcext:value-type="float">
            <text:p>1.50406E-02</text:p>
          </table:table-cell>
          <table:table-cell/>
          <table:table-cell table:style-name="ce3" office:value-type="float" office:value="67" calcext:value-type="float">
            <text:p>6.70E+01</text:p>
          </table:table-cell>
          <table:table-cell table:style-name="ce4" table:formula="of:=[.G37]+100" office:value-type="float" office:value="167" calcext:value-type="float">
            <text:p>167</text:p>
          </table:table-cell>
          <table:table-cell office:value-type="float" office:value="0.01467785" calcext:value-type="float">
            <text:p>1.46779E-02</text:p>
          </table:table-cell>
          <table:table-cell/>
          <table:table-cell table:formula="of:=100*([.E37]-[.I37])/[.E37]" office:value-type="float" office:value="2.41176732810314" calcext:value-type="float">
            <text:p>2.411767328103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float" office:value="69" calcext:value-type="float">
            <text:p>6.90E+01</text:p>
          </table:table-cell>
          <table:table-cell table:formula="of:=[.B38]+100" office:value-type="float" office:value="169" calcext:value-type="float">
            <text:p>169</text:p>
          </table:table-cell>
          <table:table-cell office:value-type="float" office:value="10.402" calcext:value-type="float">
            <text:p>1.04020E+01</text:p>
          </table:table-cell>
          <table:table-cell table:formula="of:=[.D38]/[.$D$55]" office:value-type="float" office:value="0.0142144041025815" calcext:value-type="float">
            <text:p>1.42144E-02</text:p>
          </table:table-cell>
          <table:table-cell/>
          <table:table-cell table:style-name="ce3" office:value-type="float" office:value="69" calcext:value-type="float">
            <text:p>6.90E+01</text:p>
          </table:table-cell>
          <table:table-cell table:style-name="ce4" table:formula="of:=[.G38]+100" office:value-type="float" office:value="169" calcext:value-type="float">
            <text:p>169</text:p>
          </table:table-cell>
          <table:table-cell office:value-type="float" office:value="0.01384075" calcext:value-type="float">
            <text:p>1.38408E-02</text:p>
          </table:table-cell>
          <table:table-cell/>
          <table:table-cell table:formula="of:=100*([.E38]-[.I38])/[.E38]" office:value-type="float" office:value="2.62870043573349" calcext:value-type="float">
            <text:p>2.628700435733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float" office:value="71" calcext:value-type="float">
            <text:p>7.10E+01</text:p>
          </table:table-cell>
          <table:table-cell table:formula="of:=[.B39]+100" office:value-type="float" office:value="171" calcext:value-type="float">
            <text:p>171</text:p>
          </table:table-cell>
          <table:table-cell office:value-type="float" office:value="9.78269" calcext:value-type="float">
            <text:p>9.78269E+00</text:p>
          </table:table-cell>
          <table:table-cell table:formula="of:=[.D39]/[.$D$55]" office:value-type="float" office:value="0.0133681127543052" calcext:value-type="float">
            <text:p>1.33681E-02</text:p>
          </table:table-cell>
          <table:table-cell/>
          <table:table-cell table:style-name="ce3" office:value-type="float" office:value="71" calcext:value-type="float">
            <text:p>7.10E+01</text:p>
          </table:table-cell>
          <table:table-cell table:style-name="ce4" table:formula="of:=[.G39]+100" office:value-type="float" office:value="171" calcext:value-type="float">
            <text:p>171</text:p>
          </table:table-cell>
          <table:table-cell office:value-type="float" office:value="0.01300664" calcext:value-type="float">
            <text:p>1.30066E-02</text:p>
          </table:table-cell>
          <table:table-cell/>
          <table:table-cell table:formula="of:=100*([.E39]-[.I39])/[.E39]" office:value-type="float" office:value="2.70399241051285" calcext:value-type="float">
            <text:p>2.703992410512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float" office:value="73" calcext:value-type="float">
            <text:p>7.30E+01</text:p>
          </table:table-cell>
          <table:table-cell table:formula="of:=[.B40]+100" office:value-type="float" office:value="173" calcext:value-type="float">
            <text:p>173</text:p>
          </table:table-cell>
          <table:table-cell office:value-type="float" office:value="9.17871" calcext:value-type="float">
            <text:p>9.17871E+00</text:p>
          </table:table-cell>
          <table:table-cell table:formula="of:=[.D40]/[.$D$55]" office:value-type="float" office:value="0.0125427699558167" calcext:value-type="float">
            <text:p>1.25428E-02</text:p>
          </table:table-cell>
          <table:table-cell/>
          <table:table-cell table:style-name="ce3" office:value-type="float" office:value="73" calcext:value-type="float">
            <text:p>7.30E+01</text:p>
          </table:table-cell>
          <table:table-cell table:style-name="ce4" table:formula="of:=[.G40]+100" office:value-type="float" office:value="173" calcext:value-type="float">
            <text:p>173</text:p>
          </table:table-cell>
          <table:table-cell office:value-type="float" office:value="0.01217535" calcext:value-type="float">
            <text:p>1.21754E-02</text:p>
          </table:table-cell>
          <table:table-cell/>
          <table:table-cell table:formula="of:=100*([.E40]-[.I40])/[.E40]" office:value-type="float" office:value="2.92933663864531" calcext:value-type="float">
            <text:p>2.929336638645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float" office:value="75" calcext:value-type="float">
            <text:p>7.50E+01</text:p>
          </table:table-cell>
          <table:table-cell table:formula="of:=[.B41]+100" office:value-type="float" office:value="175" calcext:value-type="float">
            <text:p>175</text:p>
          </table:table-cell>
          <table:table-cell office:value-type="float" office:value="8.58273" calcext:value-type="float">
            <text:p>8.58273E+00</text:p>
          </table:table-cell>
          <table:table-cell table:formula="of:=[.D41]/[.$D$55]" office:value-type="float" office:value="0.011728359212012" calcext:value-type="float">
            <text:p>1.17284E-02</text:p>
          </table:table-cell>
          <table:table-cell/>
          <table:table-cell table:style-name="ce3" office:value-type="float" office:value="75" calcext:value-type="float">
            <text:p>7.50E+01</text:p>
          </table:table-cell>
          <table:table-cell table:style-name="ce4" table:formula="of:=[.G41]+100" office:value-type="float" office:value="175" calcext:value-type="float">
            <text:p>175</text:p>
          </table:table-cell>
          <table:table-cell office:value-type="float" office:value="0.0113467" calcext:value-type="float">
            <text:p>1.13467E-02</text:p>
          </table:table-cell>
          <table:table-cell/>
          <table:table-cell table:formula="of:=100*([.E41]-[.I41])/[.E41]" office:value-type="float" office:value="3.25415691242763" calcext:value-type="float">
            <text:p>3.2541569124276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float" office:value="77" calcext:value-type="float">
            <text:p>7.70E+01</text:p>
          </table:table-cell>
          <table:table-cell table:formula="of:=[.B42]+100" office:value-type="float" office:value="177" calcext:value-type="float">
            <text:p>177</text:p>
          </table:table-cell>
          <table:table-cell office:value-type="float" office:value="7.96955" calcext:value-type="float">
            <text:p>7.96955E+00</text:p>
          </table:table-cell>
          <table:table-cell table:formula="of:=[.D42]/[.$D$55]" office:value-type="float" office:value="0.0108904445506372" calcext:value-type="float">
            <text:p>1.08904E-02</text:p>
          </table:table-cell>
          <table:table-cell/>
          <table:table-cell table:style-name="ce3" office:value-type="float" office:value="77" calcext:value-type="float">
            <text:p>7.70E+01</text:p>
          </table:table-cell>
          <table:table-cell table:style-name="ce4" table:formula="of:=[.G42]+100" office:value-type="float" office:value="177" calcext:value-type="float">
            <text:p>177</text:p>
          </table:table-cell>
          <table:table-cell office:value-type="float" office:value="0.0105205" calcext:value-type="float">
            <text:p>1.05205E-02</text:p>
          </table:table-cell>
          <table:table-cell/>
          <table:table-cell table:formula="of:=100*([.E42]-[.I42])/[.E42]" office:value-type="float" office:value="3.39696464103995" calcext:value-type="float">
            <text:p>3.396964641039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79" calcext:value-type="float">
            <text:p>7.90E+01</text:p>
          </table:table-cell>
          <table:table-cell table:formula="of:=[.B43]+100" office:value-type="float" office:value="179" calcext:value-type="float">
            <text:p>179</text:p>
          </table:table-cell>
          <table:table-cell office:value-type="float" office:value="7.36712" calcext:value-type="float">
            <text:p>7.36712E+00</text:p>
          </table:table-cell>
          <table:table-cell table:formula="of:=[.D43]/[.$D$55]" office:value-type="float" office:value="0.0100672198377437" calcext:value-type="float">
            <text:p>1.00672E-02</text:p>
          </table:table-cell>
          <table:table-cell/>
          <table:table-cell table:style-name="ce3" office:value-type="float" office:value="79" calcext:value-type="float">
            <text:p>7.90E+01</text:p>
          </table:table-cell>
          <table:table-cell table:style-name="ce4" table:formula="of:=[.G43]+100" office:value-type="float" office:value="179" calcext:value-type="float">
            <text:p>179</text:p>
          </table:table-cell>
          <table:table-cell office:value-type="float" office:value="0.009696579" calcext:value-type="float">
            <text:p>9.69658E-03</text:p>
          </table:table-cell>
          <table:table-cell/>
          <table:table-cell table:formula="of:=100*([.E43]-[.I43])/[.E43]" office:value-type="float" office:value="3.68166031652666" calcext:value-type="float">
            <text:p>3.6816603165266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float" office:value="81" calcext:value-type="float">
            <text:p>8.10E+01</text:p>
          </table:table-cell>
          <table:table-cell table:formula="of:=[.B44]+100" office:value-type="float" office:value="181" calcext:value-type="float">
            <text:p>181</text:p>
          </table:table-cell>
          <table:table-cell office:value-type="float" office:value="6.75081" calcext:value-type="float">
            <text:p>6.75081E+00</text:p>
          </table:table-cell>
          <table:table-cell table:formula="of:=[.D44]/[.$D$55]" office:value-type="float" office:value="0.00922502800997386" calcext:value-type="float">
            <text:p>9.22503E-03</text:p>
          </table:table-cell>
          <table:table-cell/>
          <table:table-cell table:style-name="ce3" office:value-type="float" office:value="81" calcext:value-type="float">
            <text:p>8.10E+01</text:p>
          </table:table-cell>
          <table:table-cell table:style-name="ce4" table:formula="of:=[.G44]+100" office:value-type="float" office:value="181" calcext:value-type="float">
            <text:p>181</text:p>
          </table:table-cell>
          <table:table-cell office:value-type="float" office:value="0.008874757" calcext:value-type="float">
            <text:p>8.87476E-03</text:p>
          </table:table-cell>
          <table:table-cell/>
          <table:table-cell table:formula="of:=100*([.E44]-[.I44])/[.E44]" office:value-type="float" office:value="3.79696418910767" calcext:value-type="float">
            <text:p>3.796964189107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float" office:value="83" calcext:value-type="float">
            <text:p>8.30E+01</text:p>
          </table:table-cell>
          <table:table-cell table:formula="of:=[.B45]+100" office:value-type="float" office:value="183" calcext:value-type="float">
            <text:p>183</text:p>
          </table:table-cell>
          <table:table-cell office:value-type="float" office:value="6.14025" calcext:value-type="float">
            <text:p>6.14025E+00</text:p>
          </table:table-cell>
          <table:table-cell table:formula="of:=[.D45]/[.$D$55]" office:value-type="float" office:value="0.00839069359650797" calcext:value-type="float">
            <text:p>8.39069E-03</text:p>
          </table:table-cell>
          <table:table-cell/>
          <table:table-cell table:style-name="ce3" office:value-type="float" office:value="83" calcext:value-type="float">
            <text:p>8.30E+01</text:p>
          </table:table-cell>
          <table:table-cell table:style-name="ce4" table:formula="of:=[.G45]+100" office:value-type="float" office:value="183" calcext:value-type="float">
            <text:p>183</text:p>
          </table:table-cell>
          <table:table-cell office:value-type="float" office:value="0.008054857" calcext:value-type="float">
            <text:p>8.05486E-03</text:p>
          </table:table-cell>
          <table:table-cell/>
          <table:table-cell table:formula="of:=100*([.E45]-[.I45])/[.E45]" office:value-type="float" office:value="4.00248909872886" calcext:value-type="float">
            <text:p>4.0024890987288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float" office:value="85" calcext:value-type="float">
            <text:p>8.50E+01</text:p>
          </table:table-cell>
          <table:table-cell table:formula="of:=[.B46]+100" office:value-type="float" office:value="185" calcext:value-type="float">
            <text:p>185</text:p>
          </table:table-cell>
          <table:table-cell office:value-type="float" office:value="5.5171" calcext:value-type="float">
            <text:p>5.51710E+00</text:p>
          </table:table-cell>
          <table:table-cell table:formula="of:=[.D46]/[.$D$55]" office:value-type="float" office:value="0.00753915486198349" calcext:value-type="float">
            <text:p>7.53915E-03</text:p>
          </table:table-cell>
          <table:table-cell/>
          <table:table-cell table:style-name="ce3" office:value-type="float" office:value="85" calcext:value-type="float">
            <text:p>8.50E+01</text:p>
          </table:table-cell>
          <table:table-cell table:style-name="ce4" table:formula="of:=[.G46]+100" office:value-type="float" office:value="185" calcext:value-type="float">
            <text:p>185</text:p>
          </table:table-cell>
          <table:table-cell office:value-type="float" office:value="0.007236699" calcext:value-type="float">
            <text:p>7.23670E-03</text:p>
          </table:table-cell>
          <table:table-cell/>
          <table:table-cell table:formula="of:=100*([.E46]-[.I46])/[.E46]" office:value-type="float" office:value="4.01180062646861" calcext:value-type="float">
            <text:p>4.0118006264686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float" office:value="87" calcext:value-type="float">
            <text:p>8.70E+01</text:p>
          </table:table-cell>
          <table:table-cell table:formula="of:=[.B47]+100" office:value-type="float" office:value="187" calcext:value-type="float">
            <text:p>187</text:p>
          </table:table-cell>
          <table:table-cell office:value-type="float" office:value="4.90573" calcext:value-type="float">
            <text:p>4.90573E+00</text:p>
          </table:table-cell>
          <table:table-cell table:formula="of:=[.D47]/[.$D$55]" office:value-type="float" office:value="0.00670371357798087" calcext:value-type="float">
            <text:p>6.70371E-03</text:p>
          </table:table-cell>
          <table:table-cell/>
          <table:table-cell table:style-name="ce3" office:value-type="float" office:value="87" calcext:value-type="float">
            <text:p>8.70E+01</text:p>
          </table:table-cell>
          <table:table-cell table:style-name="ce4" table:formula="of:=[.G47]+100" office:value-type="float" office:value="187" calcext:value-type="float">
            <text:p>187</text:p>
          </table:table-cell>
          <table:table-cell office:value-type="float" office:value="0.006420109" calcext:value-type="float">
            <text:p>6.42011E-03</text:p>
          </table:table-cell>
          <table:table-cell/>
          <table:table-cell table:formula="of:=100*([.E47]-[.I47])/[.E47]" office:value-type="float" office:value="4.23055929645333" calcext:value-type="float">
            <text:p>4.23055929645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float" office:value="89" calcext:value-type="float">
            <text:p>8.90E+01</text:p>
          </table:table-cell>
          <table:table-cell table:formula="of:=[.B48]+100" office:value-type="float" office:value="189" calcext:value-type="float">
            <text:p>189</text:p>
          </table:table-cell>
          <table:table-cell office:value-type="float" office:value="4.29767" calcext:value-type="float">
            <text:p>4.29767E+00</text:p>
          </table:table-cell>
          <table:table-cell table:formula="of:=[.D48]/[.$D$55]" office:value-type="float" office:value="0.00587279543160367" calcext:value-type="float">
            <text:p>5.87280E-03</text:p>
          </table:table-cell>
          <table:table-cell/>
          <table:table-cell table:style-name="ce3" office:value-type="float" office:value="89" calcext:value-type="float">
            <text:p>8.90E+01</text:p>
          </table:table-cell>
          <table:table-cell table:style-name="ce4" table:formula="of:=[.G48]+100" office:value-type="float" office:value="189" calcext:value-type="float">
            <text:p>189</text:p>
          </table:table-cell>
          <table:table-cell office:value-type="float" office:value="0.005604908" calcext:value-type="float">
            <text:p>5.60491E-03</text:p>
          </table:table-cell>
          <table:table-cell/>
          <table:table-cell table:formula="of:=100*([.E48]-[.I48])/[.E48]" office:value-type="float" office:value="4.56149775219594" calcext:value-type="float">
            <text:p>4.5614977521959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float" office:value="91" calcext:value-type="float">
            <text:p>9.10E+01</text:p>
          </table:table-cell>
          <table:table-cell table:formula="of:=[.B49]+100" office:value-type="float" office:value="191" calcext:value-type="float">
            <text:p>191</text:p>
          </table:table-cell>
          <table:table-cell office:value-type="float" office:value="3.68512" calcext:value-type="float">
            <text:p>3.68512E+00</text:p>
          </table:table-cell>
          <table:table-cell table:formula="of:=[.D49]/[.$D$55]" office:value-type="float" office:value="0.00503574166953519" calcext:value-type="float">
            <text:p>5.03574E-03</text:p>
          </table:table-cell>
          <table:table-cell/>
          <table:table-cell table:style-name="ce3" office:value-type="float" office:value="91" calcext:value-type="float">
            <text:p>9.10E+01</text:p>
          </table:table-cell>
          <table:table-cell table:style-name="ce4" table:formula="of:=[.G49]+100" office:value-type="float" office:value="191" calcext:value-type="float">
            <text:p>191</text:p>
          </table:table-cell>
          <table:table-cell office:value-type="float" office:value="0.00479092" calcext:value-type="float">
            <text:p>4.79092E-03</text:p>
          </table:table-cell>
          <table:table-cell/>
          <table:table-cell table:formula="of:=100*([.E49]-[.I49])/[.E49]" office:value-type="float" office:value="4.86168047531695" calcext:value-type="float">
            <text:p>4.8616804753169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float" office:value="93" calcext:value-type="float">
            <text:p>9.30E+01</text:p>
          </table:table-cell>
          <table:table-cell table:formula="of:=[.B50]+100" office:value-type="float" office:value="193" calcext:value-type="float">
            <text:p>193</text:p>
          </table:table-cell>
          <table:table-cell office:value-type="float" office:value="3.06977" calcext:value-type="float">
            <text:p>3.06977E+00</text:p>
          </table:table-cell>
          <table:table-cell table:formula="of:=[.D50]/[.$D$55]" office:value-type="float" office:value="0.00419486168832739" calcext:value-type="float">
            <text:p>4.19486E-03</text:p>
          </table:table-cell>
          <table:table-cell/>
          <table:table-cell table:style-name="ce3" office:value-type="float" office:value="93" calcext:value-type="float">
            <text:p>9.30E+01</text:p>
          </table:table-cell>
          <table:table-cell table:style-name="ce4" table:formula="of:=[.G50]+100" office:value-type="float" office:value="193" calcext:value-type="float">
            <text:p>193</text:p>
          </table:table-cell>
          <table:table-cell office:value-type="float" office:value="0.00397797" calcext:value-type="float">
            <text:p>3.97797E-03</text:p>
          </table:table-cell>
          <table:table-cell/>
          <table:table-cell table:formula="of:=100*([.E50]-[.I50])/[.E50]" office:value-type="float" office:value="5.17041333998965" calcext:value-type="float">
            <text:p>5.1704133399896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float" office:value="95" calcext:value-type="float">
            <text:p>9.50E+01</text:p>
          </table:table-cell>
          <table:table-cell table:formula="of:=[.B51]+100" office:value-type="float" office:value="195" calcext:value-type="float">
            <text:p>195</text:p>
          </table:table-cell>
          <table:table-cell office:value-type="float" office:value="2.44168" calcext:value-type="float">
            <text:p>2.44168E+00</text:p>
          </table:table-cell>
          <table:table-cell table:formula="of:=[.D51]/[.$D$55]" office:value-type="float" office:value="0.00333657241003568" calcext:value-type="float">
            <text:p>3.33657E-03</text:p>
          </table:table-cell>
          <table:table-cell/>
          <table:table-cell table:style-name="ce3" office:value-type="float" office:value="95" calcext:value-type="float">
            <text:p>9.50E+01</text:p>
          </table:table-cell>
          <table:table-cell table:style-name="ce4" table:formula="of:=[.G51]+100" office:value-type="float" office:value="195" calcext:value-type="float">
            <text:p>195</text:p>
          </table:table-cell>
          <table:table-cell office:value-type="float" office:value="0.003165881" calcext:value-type="float">
            <text:p>3.16588E-03</text:p>
          </table:table-cell>
          <table:table-cell/>
          <table:table-cell table:formula="of:=100*([.E51]-[.I51])/[.E51]" office:value-type="float" office:value="5.11577118848906" calcext:value-type="float">
            <text:p>5.115771188489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float" office:value="97" calcext:value-type="float">
            <text:p>9.70E+01</text:p>
          </table:table-cell>
          <table:table-cell table:formula="of:=[.B52]+100" office:value-type="float" office:value="197" calcext:value-type="float">
            <text:p>197</text:p>
          </table:table-cell>
          <table:table-cell office:value-type="float" office:value="1.81201" calcext:value-type="float">
            <text:p>1.81201E+00</text:p>
          </table:table-cell>
          <table:table-cell table:formula="of:=[.D52]/[.$D$55]" office:value-type="float" office:value="0.00247612405094392" calcext:value-type="float">
            <text:p>2.47612E-03</text:p>
          </table:table-cell>
          <table:table-cell/>
          <table:table-cell table:style-name="ce3" office:value-type="float" office:value="97" calcext:value-type="float">
            <text:p>9.70E+01</text:p>
          </table:table-cell>
          <table:table-cell table:style-name="ce4" table:formula="of:=[.G52]+100" office:value-type="float" office:value="197" calcext:value-type="float">
            <text:p>197</text:p>
          </table:table-cell>
          <table:table-cell office:value-type="float" office:value="0.002354477" calcext:value-type="float">
            <text:p>2.35448E-03</text:p>
          </table:table-cell>
          <table:table-cell/>
          <table:table-cell table:formula="of:=100*([.E52]-[.I52])/[.E52]" office:value-type="float" office:value="4.91280115378502" calcext:value-type="float">
            <text:p>4.912801153785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99" calcext:value-type="float">
            <text:p>9.90E+01</text:p>
          </table:table-cell>
          <table:table-cell table:formula="of:=[.B53]+100" office:value-type="float" office:value="199" calcext:value-type="float">
            <text:p>199</text:p>
          </table:table-cell>
          <table:table-cell office:value-type="float" office:value="1.14076" calcext:value-type="float">
            <text:p>1.14076E+00</text:p>
          </table:table-cell>
          <table:table-cell table:formula="of:=[.D53]/[.$D$55]" office:value-type="float" office:value="0.00155885633763323" calcext:value-type="float">
            <text:p>1.55886E-03</text:p>
          </table:table-cell>
          <table:table-cell/>
          <table:table-cell table:style-name="ce3" office:value-type="float" office:value="99" calcext:value-type="float">
            <text:p>9.90E+01</text:p>
          </table:table-cell>
          <table:table-cell table:style-name="ce4" table:formula="of:=[.G53]+100" office:value-type="float" office:value="199" calcext:value-type="float">
            <text:p>199</text:p>
          </table:table-cell>
          <table:table-cell office:value-type="float" office:value="0.001543582" calcext:value-type="float">
            <text:p>1.54358E-03</text:p>
          </table:table-cell>
          <table:table-cell/>
          <table:table-cell table:formula="of:=100*([.E53]-[.I53])/[.E53]" office:value-type="float" office:value="0.979842546390115" calcext:value-type="float">
            <text:p>0.9798425463901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"/>
          <table:table-cell table:style-name="ce4"/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style-name="ce3" table:formula="of:=SUM([.D4:.D53])" office:value-type="float" office:value="731.7929" calcext:value-type="float">
            <text:p>7.32E+02</text:p>
          </table:table-cell>
          <table:table-cell table:style-name="ce3" table:formula="of:=SUM([.E4:.E53])" office:value-type="float" office:value="1" calcext:value-type="float">
            <text:p>1.00E+00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 table:number-rows-repeated="104847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iff3" table:style-name="ta1">
        <table:shapes>
          <draw:frame draw:z-index="0" draw:style-name="gr1" draw:text-style-name="P1" svg:width="21.036cm" svg:height="10.971cm" svg:x="26.293cm" svg:y="1.487cm">
            <draw:object draw:notify-on-update-of-ranges="Diff3.C4:Diff3.C53 Diff3.E3:Diff3.E3 Diff3.E4:Diff3.E53 Diff3.H4:Diff3.H53 Diff3.I3:Diff3.I3 Diff3.I4:Diff3.I5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 calcext:value-type="string">
            <text:p>X</text:p>
          </table:table-cell>
          <table:table-cell/>
          <table:table-cell table:style-name="ce6" office:value-type="string" calcext:value-type="string">
            <text:p>Serpent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office:value-type="string" calcext:value-type="string">
            <text:p>ALMOST</text:p>
          </table:table-cell>
          <table:table-cell/>
          <table:table-cell office:value-type="string" calcext:value-type="string">
            <text:p>Diff 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-99" calcext:value-type="float">
            <text:p>-9.90E+01</text:p>
          </table:table-cell>
          <table:table-cell table:formula="of:=[.B4]+100" office:value-type="float" office:value="1" calcext:value-type="float">
            <text:p>1</text:p>
          </table:table-cell>
          <table:table-cell office:value-type="float" office:value="1.13929" calcext:value-type="float">
            <text:p>1.13929E+00</text:p>
          </table:table-cell>
          <table:table-cell table:formula="of:=[.D4]/[.$D$55]" office:value-type="float" office:value="0.00155692403663643" calcext:value-type="float">
            <text:p>1.55692E-03</text:p>
          </table:table-cell>
          <table:table-cell/>
          <table:table-cell table:style-name="ce3" office:value-type="float" office:value="-99" calcext:value-type="float">
            <text:p>-9.90E+01</text:p>
          </table:table-cell>
          <table:table-cell table:style-name="ce4" table:formula="of:=[.G4]+100" office:value-type="float" office:value="1" calcext:value-type="float">
            <text:p>1</text:p>
          </table:table-cell>
          <table:table-cell office:value-type="float" office:value="0.001543582" calcext:value-type="float">
            <text:p>1.54358E-03</text:p>
          </table:table-cell>
          <table:table-cell/>
          <table:table-cell table:formula="of:=100*([.E4]-[.I4])/[.E4]" office:value-type="float" office:value="0.856948465209026" calcext:value-type="float">
            <text:p>0.856948465209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-97" calcext:value-type="float">
            <text:p>-9.70E+01</text:p>
          </table:table-cell>
          <table:table-cell table:formula="of:=[.B5]+100" office:value-type="float" office:value="3" calcext:value-type="float">
            <text:p>3</text:p>
          </table:table-cell>
          <table:table-cell office:value-type="float" office:value="1.81334" calcext:value-type="float">
            <text:p>1.81334E+00</text:p>
          </table:table-cell>
          <table:table-cell table:formula="of:=[.D5]/[.$D$55]" office:value-type="float" office:value="0.00247806320830894" calcext:value-type="float">
            <text:p>2.47806E-03</text:p>
          </table:table-cell>
          <table:table-cell/>
          <table:table-cell table:style-name="ce3" office:value-type="float" office:value="-97" calcext:value-type="float">
            <text:p>-9.70E+01</text:p>
          </table:table-cell>
          <table:table-cell table:style-name="ce4" table:formula="of:=[.G5]+100" office:value-type="float" office:value="3" calcext:value-type="float">
            <text:p>3</text:p>
          </table:table-cell>
          <table:table-cell office:value-type="float" office:value="0.002354477" calcext:value-type="float">
            <text:p>2.35448E-03</text:p>
          </table:table-cell>
          <table:table-cell/>
          <table:table-cell table:formula="of:=100*([.E5]-[.I5])/[.E5]" office:value-type="float" office:value="4.98720968434382" calcext:value-type="float">
            <text:p>4.987209684343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-95" calcext:value-type="float">
            <text:p>-9.50E+01</text:p>
          </table:table-cell>
          <table:table-cell table:formula="of:=[.B6]+100" office:value-type="float" office:value="5" calcext:value-type="float">
            <text:p>5</text:p>
          </table:table-cell>
          <table:table-cell office:value-type="float" office:value="2.43655" calcext:value-type="float">
            <text:p>2.43655E+00</text:p>
          </table:table-cell>
          <table:table-cell table:formula="of:=[.D6]/[.$D$55]" office:value-type="float" office:value="0.00332972576031255" calcext:value-type="float">
            <text:p>3.32973E-03</text:p>
          </table:table-cell>
          <table:table-cell/>
          <table:table-cell table:style-name="ce3" office:value-type="float" office:value="-95" calcext:value-type="float">
            <text:p>-9.50E+01</text:p>
          </table:table-cell>
          <table:table-cell table:style-name="ce4" table:formula="of:=[.G6]+100" office:value-type="float" office:value="5" calcext:value-type="float">
            <text:p>5</text:p>
          </table:table-cell>
          <table:table-cell office:value-type="float" office:value="0.003165881" calcext:value-type="float">
            <text:p>3.16588E-03</text:p>
          </table:table-cell>
          <table:table-cell/>
          <table:table-cell table:formula="of:=100*([.E6]-[.I6])/[.E6]" office:value-type="float" office:value="4.92066831044879" calcext:value-type="float">
            <text:p>4.920668310448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-93" calcext:value-type="float">
            <text:p>-9.30E+01</text:p>
          </table:table-cell>
          <table:table-cell table:formula="of:=[.B7]+100" office:value-type="float" office:value="7" calcext:value-type="float">
            <text:p>7</text:p>
          </table:table-cell>
          <table:table-cell office:value-type="float" office:value="3.06265" calcext:value-type="float">
            <text:p>3.06265E+00</text:p>
          </table:table-cell>
          <table:table-cell table:formula="of:=[.D7]/[.$D$55]" office:value-type="float" office:value="0.00418533771103455" calcext:value-type="float">
            <text:p>4.18534E-03</text:p>
          </table:table-cell>
          <table:table-cell/>
          <table:table-cell table:style-name="ce3" office:value-type="float" office:value="-93" calcext:value-type="float">
            <text:p>-9.30E+01</text:p>
          </table:table-cell>
          <table:table-cell table:style-name="ce4" table:formula="of:=[.G7]+100" office:value-type="float" office:value="7" calcext:value-type="float">
            <text:p>7</text:p>
          </table:table-cell>
          <table:table-cell office:value-type="float" office:value="0.00397797" calcext:value-type="float">
            <text:p>3.97797E-03</text:p>
          </table:table-cell>
          <table:table-cell/>
          <table:table-cell table:formula="of:=100*([.E7]-[.I7])/[.E7]" office:value-type="float" office:value="4.95462314756177" calcext:value-type="float">
            <text:p>4.954623147561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-91" calcext:value-type="float">
            <text:p>-9.10E+01</text:p>
          </table:table-cell>
          <table:table-cell table:formula="of:=[.B8]+100" office:value-type="float" office:value="9" calcext:value-type="float">
            <text:p>9</text:p>
          </table:table-cell>
          <table:table-cell office:value-type="float" office:value="3.67462" calcext:value-type="float">
            <text:p>3.67462E+00</text:p>
          </table:table-cell>
          <table:table-cell table:formula="of:=[.D8]/[.$D$55]" office:value-type="float" office:value="0.0050216399718289" calcext:value-type="float">
            <text:p>5.02164E-03</text:p>
          </table:table-cell>
          <table:table-cell/>
          <table:table-cell table:style-name="ce3" office:value-type="float" office:value="-91" calcext:value-type="float">
            <text:p>-9.10E+01</text:p>
          </table:table-cell>
          <table:table-cell table:style-name="ce4" table:formula="of:=[.G8]+100" office:value-type="float" office:value="9" calcext:value-type="float">
            <text:p>9</text:p>
          </table:table-cell>
          <table:table-cell office:value-type="float" office:value="0.00479092" calcext:value-type="float">
            <text:p>4.79092E-03</text:p>
          </table:table-cell>
          <table:table-cell/>
          <table:table-cell table:formula="of:=100*([.E8]-[.I8])/[.E8]" office:value-type="float" office:value="4.59451440412343" calcext:value-type="float">
            <text:p>4.594514404123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-89" calcext:value-type="float">
            <text:p>-8.90E+01</text:p>
          </table:table-cell>
          <table:table-cell table:formula="of:=[.B9]+100" office:value-type="float" office:value="11" calcext:value-type="float">
            <text:p>11</text:p>
          </table:table-cell>
          <table:table-cell office:value-type="float" office:value="4.28779" calcext:value-type="float">
            <text:p>4.28779E+00</text:p>
          </table:table-cell>
          <table:table-cell table:formula="of:=[.D9]/[.$D$55]" office:value-type="float" office:value="0.00585958212136445" calcext:value-type="float">
            <text:p>5.85958E-03</text:p>
          </table:table-cell>
          <table:table-cell/>
          <table:table-cell table:style-name="ce3" office:value-type="float" office:value="-89" calcext:value-type="float">
            <text:p>-8.90E+01</text:p>
          </table:table-cell>
          <table:table-cell table:style-name="ce4" table:formula="of:=[.G9]+100" office:value-type="float" office:value="11" calcext:value-type="float">
            <text:p>11</text:p>
          </table:table-cell>
          <table:table-cell office:value-type="float" office:value="0.005604908" calcext:value-type="float">
            <text:p>5.60491E-03</text:p>
          </table:table-cell>
          <table:table-cell/>
          <table:table-cell table:formula="of:=100*([.E9]-[.I9])/[.E9]" office:value-type="float" office:value="4.34628470238328" calcext:value-type="float">
            <text:p>4.346284702383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-87" calcext:value-type="float">
            <text:p>-8.70E+01</text:p>
          </table:table-cell>
          <table:table-cell table:formula="of:=[.B10]+100" office:value-type="float" office:value="13" calcext:value-type="float">
            <text:p>13</text:p>
          </table:table-cell>
          <table:table-cell office:value-type="float" office:value="4.91335" calcext:value-type="float">
            <text:p>4.91335E+00</text:p>
          </table:table-cell>
          <table:table-cell table:formula="of:=[.D10]/[.$D$55]" office:value-type="float" office:value="0.00671445612215291" calcext:value-type="float">
            <text:p>6.71446E-03</text:p>
          </table:table-cell>
          <table:table-cell/>
          <table:table-cell table:style-name="ce3" office:value-type="float" office:value="-87" calcext:value-type="float">
            <text:p>-8.70E+01</text:p>
          </table:table-cell>
          <table:table-cell table:style-name="ce4" table:formula="of:=[.G10]+100" office:value-type="float" office:value="13" calcext:value-type="float">
            <text:p>13</text:p>
          </table:table-cell>
          <table:table-cell office:value-type="float" office:value="0.006420109" calcext:value-type="float">
            <text:p>6.42011E-03</text:p>
          </table:table-cell>
          <table:table-cell/>
          <table:table-cell table:formula="of:=100*([.E10]-[.I10])/[.E10]" office:value-type="float" office:value="4.38378204873173" calcext:value-type="float">
            <text:p>4.383782048731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-85" calcext:value-type="float">
            <text:p>-8.50E+01</text:p>
          </table:table-cell>
          <table:table-cell table:formula="of:=[.B11]+100" office:value-type="float" office:value="15" calcext:value-type="float">
            <text:p>15</text:p>
          </table:table-cell>
          <table:table-cell office:value-type="float" office:value="5.52301" calcext:value-type="float">
            <text:p>5.52301E+00</text:p>
          </table:table-cell>
          <table:table-cell table:formula="of:=[.D11]/[.$D$55]" office:value-type="float" office:value="0.00754760159712044" calcext:value-type="float">
            <text:p>7.54760E-03</text:p>
          </table:table-cell>
          <table:table-cell/>
          <table:table-cell table:style-name="ce3" office:value-type="float" office:value="-85" calcext:value-type="float">
            <text:p>-8.50E+01</text:p>
          </table:table-cell>
          <table:table-cell table:style-name="ce4" table:formula="of:=[.G11]+100" office:value-type="float" office:value="15" calcext:value-type="float">
            <text:p>15</text:p>
          </table:table-cell>
          <table:table-cell office:value-type="float" office:value="0.007236699" calcext:value-type="float">
            <text:p>7.23670E-03</text:p>
          </table:table-cell>
          <table:table-cell/>
          <table:table-cell table:formula="of:=100*([.E11]-[.I11])/[.E11]" office:value-type="float" office:value="4.11922374438867" calcext:value-type="float">
            <text:p>4.119223744388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-83" calcext:value-type="float">
            <text:p>-8.30E+01</text:p>
          </table:table-cell>
          <table:table-cell table:formula="of:=[.B12]+100" office:value-type="float" office:value="17" calcext:value-type="float">
            <text:p>17</text:p>
          </table:table-cell>
          <table:table-cell office:value-type="float" office:value="6.13538" calcext:value-type="float">
            <text:p>6.13538E+00</text:p>
          </table:table-cell>
          <table:table-cell table:formula="of:=[.D12]/[.$D$55]" office:value-type="float" office:value="0.00838445048749519" calcext:value-type="float">
            <text:p>8.38445E-03</text:p>
          </table:table-cell>
          <table:table-cell/>
          <table:table-cell table:style-name="ce3" office:value-type="float" office:value="-83" calcext:value-type="float">
            <text:p>-8.30E+01</text:p>
          </table:table-cell>
          <table:table-cell table:style-name="ce4" table:formula="of:=[.G12]+100" office:value-type="float" office:value="17" calcext:value-type="float">
            <text:p>17</text:p>
          </table:table-cell>
          <table:table-cell office:value-type="float" office:value="0.008054857" calcext:value-type="float">
            <text:p>8.05486E-03</text:p>
          </table:table-cell>
          <table:table-cell/>
          <table:table-cell table:formula="of:=100*([.E12]-[.I12])/[.E12]" office:value-type="float" office:value="3.9310088119282" calcext:value-type="float">
            <text:p>3.93100881192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-81" calcext:value-type="float">
            <text:p>-8.10E+01</text:p>
          </table:table-cell>
          <table:table-cell table:formula="of:=[.B13]+100" office:value-type="float" office:value="19" calcext:value-type="float">
            <text:p>19</text:p>
          </table:table-cell>
          <table:table-cell office:value-type="float" office:value="6.7423" calcext:value-type="float">
            <text:p>6.74230E+00</text:p>
          </table:table-cell>
          <table:table-cell table:formula="of:=[.D13]/[.$D$55]" office:value-type="float" office:value="0.00921385154983699" calcext:value-type="float">
            <text:p>9.21385E-03</text:p>
          </table:table-cell>
          <table:table-cell/>
          <table:table-cell table:style-name="ce3" office:value-type="float" office:value="-81" calcext:value-type="float">
            <text:p>-8.10E+01</text:p>
          </table:table-cell>
          <table:table-cell table:style-name="ce4" table:formula="of:=[.G13]+100" office:value-type="float" office:value="19" calcext:value-type="float">
            <text:p>19</text:p>
          </table:table-cell>
          <table:table-cell office:value-type="float" office:value="0.008874757" calcext:value-type="float">
            <text:p>8.87476E-03</text:p>
          </table:table-cell>
          <table:table-cell/>
          <table:table-cell table:formula="of:=100*([.E13]-[.I13])/[.E13]" office:value-type="float" office:value="3.68026929892293" calcext:value-type="float">
            <text:p>3.680269298922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-79" calcext:value-type="float">
            <text:p>-7.90E+01</text:p>
          </table:table-cell>
          <table:table-cell table:formula="of:=[.B14]+100" office:value-type="float" office:value="21" calcext:value-type="float">
            <text:p>21</text:p>
          </table:table-cell>
          <table:table-cell office:value-type="float" office:value="7.35343" calcext:value-type="float">
            <text:p>7.35343E+00</text:p>
          </table:table-cell>
          <table:table-cell table:formula="of:=[.D14]/[.$D$55]" office:value-type="float" office:value="0.0100490058885125" calcext:value-type="float">
            <text:p>1.00490E-02</text:p>
          </table:table-cell>
          <table:table-cell/>
          <table:table-cell table:style-name="ce3" office:value-type="float" office:value="-79" calcext:value-type="float">
            <text:p>-7.90E+01</text:p>
          </table:table-cell>
          <table:table-cell table:style-name="ce4" table:formula="of:=[.G14]+100" office:value-type="float" office:value="21" calcext:value-type="float">
            <text:p>21</text:p>
          </table:table-cell>
          <table:table-cell office:value-type="float" office:value="0.009696579" calcext:value-type="float">
            <text:p>9.69658E-03</text:p>
          </table:table-cell>
          <table:table-cell/>
          <table:table-cell table:formula="of:=100*([.E14]-[.I14])/[.E14]" office:value-type="float" office:value="3.507082117599" calcext:value-type="float">
            <text:p>3.5070821175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-77" calcext:value-type="float">
            <text:p>-7.70E+01</text:p>
          </table:table-cell>
          <table:table-cell table:formula="of:=[.B15]+100" office:value-type="float" office:value="23" calcext:value-type="float">
            <text:p>23</text:p>
          </table:table-cell>
          <table:table-cell office:value-type="float" office:value="7.96124" calcext:value-type="float">
            <text:p>7.96124E+00</text:p>
          </table:table-cell>
          <table:table-cell table:formula="of:=[.D15]/[.$D$55]" office:value-type="float" office:value="0.0108796232016707" calcext:value-type="float">
            <text:p>1.08796E-02</text:p>
          </table:table-cell>
          <table:table-cell/>
          <table:table-cell table:style-name="ce3" office:value-type="float" office:value="-77" calcext:value-type="float">
            <text:p>-7.70E+01</text:p>
          </table:table-cell>
          <table:table-cell table:style-name="ce4" table:formula="of:=[.G15]+100" office:value-type="float" office:value="23" calcext:value-type="float">
            <text:p>23</text:p>
          </table:table-cell>
          <table:table-cell office:value-type="float" office:value="0.0105205" calcext:value-type="float">
            <text:p>1.05205E-02</text:p>
          </table:table-cell>
          <table:table-cell/>
          <table:table-cell table:formula="of:=100*([.E15]-[.I15])/[.E15]" office:value-type="float" office:value="3.30087903793882" calcext:value-type="float">
            <text:p>3.300879037938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-75" calcext:value-type="float">
            <text:p>-7.50E+01</text:p>
          </table:table-cell>
          <table:table-cell table:formula="of:=[.B16]+100" office:value-type="float" office:value="25" calcext:value-type="float">
            <text:p>25</text:p>
          </table:table-cell>
          <table:table-cell office:value-type="float" office:value="8.57027" calcext:value-type="float">
            <text:p>8.57027E+00</text:p>
          </table:table-cell>
          <table:table-cell table:formula="of:=[.D16]/[.$D$55]" office:value-type="float" office:value="0.0117119077350491" calcext:value-type="float">
            <text:p>1.17119E-02</text:p>
          </table:table-cell>
          <table:table-cell/>
          <table:table-cell table:style-name="ce3" office:value-type="float" office:value="-75" calcext:value-type="float">
            <text:p>-7.50E+01</text:p>
          </table:table-cell>
          <table:table-cell table:style-name="ce4" table:formula="of:=[.G16]+100" office:value-type="float" office:value="25" calcext:value-type="float">
            <text:p>25</text:p>
          </table:table-cell>
          <table:table-cell office:value-type="float" office:value="0.0113467" calcext:value-type="float">
            <text:p>1.13467E-02</text:p>
          </table:table-cell>
          <table:table-cell/>
          <table:table-cell table:formula="of:=100*([.E16]-[.I16])/[.E16]" office:value-type="float" office:value="3.11826000777107" calcext:value-type="float">
            <text:p>3.118260007771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-73" calcext:value-type="float">
            <text:p>-7.30E+01</text:p>
          </table:table-cell>
          <table:table-cell table:formula="of:=[.B17]+100" office:value-type="float" office:value="27" calcext:value-type="float">
            <text:p>27</text:p>
          </table:table-cell>
          <table:table-cell office:value-type="float" office:value="9.18394" calcext:value-type="float">
            <text:p>9.18394E+00</text:p>
          </table:table-cell>
          <table:table-cell table:formula="of:=[.D17]/[.$D$55]" office:value-type="float" office:value="0.0125505331715601" calcext:value-type="float">
            <text:p>1.25505E-02</text:p>
          </table:table-cell>
          <table:table-cell/>
          <table:table-cell table:style-name="ce3" office:value-type="float" office:value="-73" calcext:value-type="float">
            <text:p>-7.30E+01</text:p>
          </table:table-cell>
          <table:table-cell table:style-name="ce4" table:formula="of:=[.G17]+100" office:value-type="float" office:value="27" calcext:value-type="float">
            <text:p>27</text:p>
          </table:table-cell>
          <table:table-cell office:value-type="float" office:value="0.01217535" calcext:value-type="float">
            <text:p>1.21754E-02</text:p>
          </table:table-cell>
          <table:table-cell/>
          <table:table-cell table:formula="of:=100*([.E17]-[.I17])/[.E17]" office:value-type="float" office:value="2.98938034290294" calcext:value-type="float">
            <text:p>2.989380342902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-71" calcext:value-type="float">
            <text:p>-7.10E+01</text:p>
          </table:table-cell>
          <table:table-cell table:formula="of:=[.B18]+100" office:value-type="float" office:value="29" calcext:value-type="float">
            <text:p>29</text:p>
          </table:table-cell>
          <table:table-cell office:value-type="float" office:value="9.7812" calcext:value-type="float">
            <text:p>9.78120E+00</text:p>
          </table:table-cell>
          <table:table-cell table:formula="of:=[.D18]/[.$D$55]" office:value-type="float" office:value="0.0133667331295353" calcext:value-type="float">
            <text:p>1.33667E-02</text:p>
          </table:table-cell>
          <table:table-cell/>
          <table:table-cell table:style-name="ce3" office:value-type="float" office:value="-71" calcext:value-type="float">
            <text:p>-7.10E+01</text:p>
          </table:table-cell>
          <table:table-cell table:style-name="ce4" table:formula="of:=[.G18]+100" office:value-type="float" office:value="29" calcext:value-type="float">
            <text:p>29</text:p>
          </table:table-cell>
          <table:table-cell office:value-type="float" office:value="0.01300664" calcext:value-type="float">
            <text:p>1.30066E-02</text:p>
          </table:table-cell>
          <table:table-cell/>
          <table:table-cell table:formula="of:=100*([.E18]-[.I18])/[.E18]" office:value-type="float" office:value="2.69395016752138" calcext:value-type="float">
            <text:p>2.693950167521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-69" calcext:value-type="float">
            <text:p>-6.90E+01</text:p>
          </table:table-cell>
          <table:table-cell table:formula="of:=[.B19]+100" office:value-type="float" office:value="31" calcext:value-type="float">
            <text:p>31</text:p>
          </table:table-cell>
          <table:table-cell office:value-type="float" office:value="10.3735" calcext:value-type="float">
            <text:p>1.03735E+01</text:p>
          </table:table-cell>
          <table:table-cell table:formula="of:=[.D19]/[.$D$55]" office:value-type="float" office:value="0.0141761548807134" calcext:value-type="float">
            <text:p>1.41762E-02</text:p>
          </table:table-cell>
          <table:table-cell/>
          <table:table-cell table:style-name="ce3" office:value-type="float" office:value="-69" calcext:value-type="float">
            <text:p>-6.90E+01</text:p>
          </table:table-cell>
          <table:table-cell table:style-name="ce4" table:formula="of:=[.G19]+100" office:value-type="float" office:value="31" calcext:value-type="float">
            <text:p>31</text:p>
          </table:table-cell>
          <table:table-cell office:value-type="float" office:value="0.01384075" calcext:value-type="float">
            <text:p>1.38408E-02</text:p>
          </table:table-cell>
          <table:table-cell/>
          <table:table-cell table:formula="of:=100*([.E19]-[.I19])/[.E19]" office:value-type="float" office:value="2.36597923439534" calcext:value-type="float">
            <text:p>2.365979234395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-67" calcext:value-type="float">
            <text:p>-6.70E+01</text:p>
          </table:table-cell>
          <table:table-cell table:formula="of:=[.B20]+100" office:value-type="float" office:value="33" calcext:value-type="float">
            <text:p>33</text:p>
          </table:table-cell>
          <table:table-cell office:value-type="float" office:value="10.9743" calcext:value-type="float">
            <text:p>1.09743E+01</text:p>
          </table:table-cell>
          <table:table-cell table:formula="of:=[.D20]/[.$D$55]" office:value-type="float" office:value="0.0149971925104751" calcext:value-type="float">
            <text:p>1.49972E-02</text:p>
          </table:table-cell>
          <table:table-cell/>
          <table:table-cell table:style-name="ce3" office:value-type="float" office:value="-67" calcext:value-type="float">
            <text:p>-6.70E+01</text:p>
          </table:table-cell>
          <table:table-cell table:style-name="ce4" table:formula="of:=[.G20]+100" office:value-type="float" office:value="33" calcext:value-type="float">
            <text:p>33</text:p>
          </table:table-cell>
          <table:table-cell office:value-type="float" office:value="0.01467785" calcext:value-type="float">
            <text:p>1.46779E-02</text:p>
          </table:table-cell>
          <table:table-cell/>
          <table:table-cell table:formula="of:=100*([.E20]-[.I20])/[.E20]" office:value-type="float" office:value="2.12934861142851" calcext:value-type="float">
            <text:p>2.129348611428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-65" calcext:value-type="float">
            <text:p>-6.50E+01</text:p>
          </table:table-cell>
          <table:table-cell table:formula="of:=[.B21]+100" office:value-type="float" office:value="35" calcext:value-type="float">
            <text:p>35</text:p>
          </table:table-cell>
          <table:table-cell office:value-type="float" office:value="11.561" calcext:value-type="float">
            <text:p>1.15610E+01</text:p>
          </table:table-cell>
          <table:table-cell table:formula="of:=[.D21]/[.$D$55]" office:value-type="float" office:value="0.0157989614475276" calcext:value-type="float">
            <text:p>1.57990E-02</text:p>
          </table:table-cell>
          <table:table-cell/>
          <table:table-cell table:style-name="ce3" office:value-type="float" office:value="-65" calcext:value-type="float">
            <text:p>-6.50E+01</text:p>
          </table:table-cell>
          <table:table-cell table:style-name="ce4" table:formula="of:=[.G21]+100" office:value-type="float" office:value="35" calcext:value-type="float">
            <text:p>35</text:p>
          </table:table-cell>
          <table:table-cell office:value-type="float" office:value="0.01551813" calcext:value-type="float">
            <text:p>1.55181E-02</text:p>
          </table:table-cell>
          <table:table-cell/>
          <table:table-cell table:formula="of:=100*([.E21]-[.I21])/[.E21]" office:value-type="float" office:value="1.77753106405329" calcext:value-type="float">
            <text:p>1.777531064053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-63" calcext:value-type="float">
            <text:p>-6.30E+01</text:p>
          </table:table-cell>
          <table:table-cell table:formula="of:=[.B22]+100" office:value-type="float" office:value="37" calcext:value-type="float">
            <text:p>37</text:p>
          </table:table-cell>
          <table:table-cell office:value-type="float" office:value="12.1493" calcext:value-type="float">
            <text:p>1.21493E+01</text:p>
          </table:table-cell>
          <table:table-cell table:formula="of:=[.D22]/[.$D$55]" office:value-type="float" office:value="0.0166029169029018" calcext:value-type="float">
            <text:p>1.66029E-02</text:p>
          </table:table-cell>
          <table:table-cell/>
          <table:table-cell table:style-name="ce3" office:value-type="float" office:value="-63" calcext:value-type="float">
            <text:p>-6.30E+01</text:p>
          </table:table-cell>
          <table:table-cell table:style-name="ce4" table:formula="of:=[.G22]+100" office:value-type="float" office:value="37" calcext:value-type="float">
            <text:p>37</text:p>
          </table:table-cell>
          <table:table-cell office:value-type="float" office:value="0.01636177" calcext:value-type="float">
            <text:p>1.63618E-02</text:p>
          </table:table-cell>
          <table:table-cell/>
          <table:table-cell table:formula="of:=100*([.E22]-[.I22])/[.E22]" office:value-type="float" office:value="1.45243696822698" calcext:value-type="float">
            <text:p>1.452436968226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-61" calcext:value-type="float">
            <text:p>-6.10E+01</text:p>
          </table:table-cell>
          <table:table-cell table:formula="of:=[.B23]+100" office:value-type="float" office:value="39" calcext:value-type="float">
            <text:p>39</text:p>
          </table:table-cell>
          <table:table-cell office:value-type="float" office:value="12.7386" calcext:value-type="float">
            <text:p>1.27386E+01</text:p>
          </table:table-cell>
          <table:table-cell table:formula="of:=[.D23]/[.$D$55]" office:value-type="float" office:value="0.0174082389322269" calcext:value-type="float">
            <text:p>1.74082E-02</text:p>
          </table:table-cell>
          <table:table-cell/>
          <table:table-cell table:style-name="ce3" office:value-type="float" office:value="-61" calcext:value-type="float">
            <text:p>-6.10E+01</text:p>
          </table:table-cell>
          <table:table-cell table:style-name="ce4" table:formula="of:=[.G23]+100" office:value-type="float" office:value="39" calcext:value-type="float">
            <text:p>39</text:p>
          </table:table-cell>
          <table:table-cell office:value-type="float" office:value="0.01720895" calcext:value-type="float">
            <text:p>1.72090E-02</text:p>
          </table:table-cell>
          <table:table-cell/>
          <table:table-cell table:formula="of:=100*([.E23]-[.I23])/[.E23]" office:value-type="float" office:value="1.1447966276357" calcext:value-type="float">
            <text:p>1.144796627635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float" office:value="-59" calcext:value-type="float">
            <text:p>-5.90E+01</text:p>
          </table:table-cell>
          <table:table-cell table:formula="of:=[.B24]+100" office:value-type="float" office:value="41" calcext:value-type="float">
            <text:p>41</text:p>
          </table:table-cell>
          <table:table-cell office:value-type="float" office:value="13.3131" calcext:value-type="float">
            <text:p>1.33131E+01</text:p>
          </table:table-cell>
          <table:table-cell table:formula="of:=[.D24]/[.$D$55]" office:value-type="float" office:value="0.0181933356670772" calcext:value-type="float">
            <text:p>1.81933E-02</text:p>
          </table:table-cell>
          <table:table-cell/>
          <table:table-cell table:style-name="ce3" office:value-type="float" office:value="-59" calcext:value-type="float">
            <text:p>-5.90E+01</text:p>
          </table:table-cell>
          <table:table-cell table:style-name="ce4" table:formula="of:=[.G24]+100" office:value-type="float" office:value="41" calcext:value-type="float">
            <text:p>41</text:p>
          </table:table-cell>
          <table:table-cell office:value-type="float" office:value="0.01805986" calcext:value-type="float">
            <text:p>1.80599E-02</text:p>
          </table:table-cell>
          <table:table-cell/>
          <table:table-cell table:formula="of:=100*([.E24]-[.I24])/[.E24]" office:value-type="float" office:value="0.733651428851295" calcext:value-type="float">
            <text:p>0.7336514288512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-57" calcext:value-type="float">
            <text:p>-5.70E+01</text:p>
          </table:table-cell>
          <table:table-cell table:formula="of:=[.B25]+100" office:value-type="float" office:value="43" calcext:value-type="float">
            <text:p>43</text:p>
          </table:table-cell>
          <table:table-cell office:value-type="float" office:value="13.8973" calcext:value-type="float">
            <text:p>1.38973E+01</text:p>
          </table:table-cell>
          <table:table-cell table:formula="of:=[.D25]/[.$D$55]" office:value-type="float" office:value="0.0189916881692523" calcext:value-type="float">
            <text:p>1.89917E-02</text:p>
          </table:table-cell>
          <table:table-cell/>
          <table:table-cell table:style-name="ce3" office:value-type="float" office:value="-57" calcext:value-type="float">
            <text:p>-5.70E+01</text:p>
          </table:table-cell>
          <table:table-cell table:style-name="ce4" table:formula="of:=[.G25]+100" office:value-type="float" office:value="43" calcext:value-type="float">
            <text:p>43</text:p>
          </table:table-cell>
          <table:table-cell office:value-type="float" office:value="0.01891467" calcext:value-type="float">
            <text:p>1.89147E-02</text:p>
          </table:table-cell>
          <table:table-cell/>
          <table:table-cell table:formula="of:=100*([.E25]-[.I25])/[.E25]" office:value-type="float" office:value="0.405536193338267" calcext:value-type="float">
            <text:p>0.4055361933382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-55" calcext:value-type="float">
            <text:p>-5.50E+01</text:p>
          </table:table-cell>
          <table:table-cell table:formula="of:=[.B26]+100" office:value-type="float" office:value="45" calcext:value-type="float">
            <text:p>45</text:p>
          </table:table-cell>
          <table:table-cell office:value-type="float" office:value="14.4875" calcext:value-type="float">
            <text:p>1.44875E+01</text:p>
          </table:table-cell>
          <table:table-cell table:formula="of:=[.D26]/[.$D$55]" office:value-type="float" office:value="0.0197982401151333" calcext:value-type="float">
            <text:p>1.97982E-02</text:p>
          </table:table-cell>
          <table:table-cell/>
          <table:table-cell table:style-name="ce3" office:value-type="float" office:value="-55" calcext:value-type="float">
            <text:p>-5.50E+01</text:p>
          </table:table-cell>
          <table:table-cell table:style-name="ce4" table:formula="of:=[.G26]+100" office:value-type="float" office:value="45" calcext:value-type="float">
            <text:p>45</text:p>
          </table:table-cell>
          <table:table-cell office:value-type="float" office:value="0.01977358" calcext:value-type="float">
            <text:p>1.97736E-02</text:p>
          </table:table-cell>
          <table:table-cell/>
          <table:table-cell table:formula="of:=100*([.E26]-[.I26])/[.E26]" office:value-type="float" office:value="0.1245571070454" calcext:value-type="float">
            <text:p>0.12455710704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float" office:value="-53" calcext:value-type="float">
            <text:p>-5.30E+01</text:p>
          </table:table-cell>
          <table:table-cell table:formula="of:=[.B27]+100" office:value-type="float" office:value="47" calcext:value-type="float">
            <text:p>47</text:p>
          </table:table-cell>
          <table:table-cell office:value-type="float" office:value="15.0449" calcext:value-type="float">
            <text:p>1.50449E+01</text:p>
          </table:table-cell>
          <table:table-cell table:formula="of:=[.D27]/[.$D$55]" office:value-type="float" office:value="0.0205599684354215" calcext:value-type="float">
            <text:p>2.05600E-02</text:p>
          </table:table-cell>
          <table:table-cell/>
          <table:table-cell table:style-name="ce3" office:value-type="float" office:value="-53" calcext:value-type="float">
            <text:p>-5.30E+01</text:p>
          </table:table-cell>
          <table:table-cell table:style-name="ce4" table:formula="of:=[.G27]+100" office:value-type="float" office:value="47" calcext:value-type="float">
            <text:p>47</text:p>
          </table:table-cell>
          <table:table-cell office:value-type="float" office:value="0.02063677" calcext:value-type="float">
            <text:p>2.06368E-02</text:p>
          </table:table-cell>
          <table:table-cell/>
          <table:table-cell table:formula="of:=100*([.E27]-[.I27])/[.E27]" office:value-type="float" office:value="-0.373549039336895" calcext:value-type="float">
            <text:p>-0.3735490393368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-51" calcext:value-type="float">
            <text:p>-5.10E+01</text:p>
          </table:table-cell>
          <table:table-cell table:formula="of:=[.B28]+100" office:value-type="float" office:value="49" calcext:value-type="float">
            <text:p>49</text:p>
          </table:table-cell>
          <table:table-cell office:value-type="float" office:value="15.5955" calcext:value-type="float">
            <text:p>1.55955E+01</text:p>
          </table:table-cell>
          <table:table-cell table:formula="of:=[.D28]/[.$D$55]" office:value-type="float" office:value="0.0213124040528429" calcext:value-type="float">
            <text:p>2.13124E-02</text:p>
          </table:table-cell>
          <table:table-cell/>
          <table:table-cell table:style-name="ce3" office:value-type="float" office:value="-51" calcext:value-type="float">
            <text:p>-5.10E+01</text:p>
          </table:table-cell>
          <table:table-cell table:style-name="ce4" table:formula="of:=[.G28]+100" office:value-type="float" office:value="49" calcext:value-type="float">
            <text:p>49</text:p>
          </table:table-cell>
          <table:table-cell office:value-type="float" office:value="0.02150443" calcext:value-type="float">
            <text:p>2.15044E-02</text:p>
          </table:table-cell>
          <table:table-cell/>
          <table:table-cell table:formula="of:=100*([.E28]-[.I28])/[.E28]" office:value-type="float" office:value="-0.901005567842012" calcext:value-type="float">
            <text:p>-0.9010055678420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float" office:value="-49" calcext:value-type="float">
            <text:p>-4.90E+01</text:p>
          </table:table-cell>
          <table:table-cell table:formula="of:=[.B29]+100" office:value-type="float" office:value="51" calcext:value-type="float">
            <text:p>51</text:p>
          </table:table-cell>
          <table:table-cell office:value-type="float" office:value="16.1675" calcext:value-type="float">
            <text:p>1.61675E+01</text:p>
          </table:table-cell>
          <table:table-cell table:formula="of:=[.D29]/[.$D$55]" office:value-type="float" office:value="0.0220940843528157" calcext:value-type="float">
            <text:p>2.20941E-02</text:p>
          </table:table-cell>
          <table:table-cell/>
          <table:table-cell table:style-name="ce3" office:value-type="float" office:value="-49" calcext:value-type="float">
            <text:p>-4.90E+01</text:p>
          </table:table-cell>
          <table:table-cell table:style-name="ce4" table:formula="of:=[.G29]+100" office:value-type="float" office:value="51" calcext:value-type="float">
            <text:p>51</text:p>
          </table:table-cell>
          <table:table-cell office:value-type="float" office:value="0.02232122" calcext:value-type="float">
            <text:p>2.23212E-02</text:p>
          </table:table-cell>
          <table:table-cell/>
          <table:table-cell table:formula="of:=100*([.E29]-[.I29])/[.E29]" office:value-type="float" office:value="-1.02803829096148" calcext:value-type="float">
            <text:p>-1.028038290961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float" office:value="-47" calcext:value-type="float">
            <text:p>-4.70E+01</text:p>
          </table:table-cell>
          <table:table-cell table:formula="of:=[.B30]+100" office:value-type="float" office:value="53" calcext:value-type="float">
            <text:p>53</text:p>
          </table:table-cell>
          <table:table-cell office:value-type="float" office:value="16.7107" calcext:value-type="float">
            <text:p>1.67107E+01</text:p>
          </table:table-cell>
          <table:table-cell table:formula="of:=[.D30]/[.$D$55]" office:value-type="float" office:value="0.0228364073229997" calcext:value-type="float">
            <text:p>2.28364E-02</text:p>
          </table:table-cell>
          <table:table-cell/>
          <table:table-cell table:style-name="ce3" office:value-type="float" office:value="-47" calcext:value-type="float">
            <text:p>-4.70E+01</text:p>
          </table:table-cell>
          <table:table-cell table:style-name="ce4" table:formula="of:=[.G30]+100" office:value-type="float" office:value="53" calcext:value-type="float">
            <text:p>53</text:p>
          </table:table-cell>
          <table:table-cell office:value-type="float" office:value="0.02305872" calcext:value-type="float">
            <text:p>2.30587E-02</text:p>
          </table:table-cell>
          <table:table-cell/>
          <table:table-cell table:formula="of:=100*([.E30]-[.I30])/[.E30]" office:value-type="float" office:value="-0.973501102235096" calcext:value-type="float">
            <text:p>-0.97350110223509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-45" calcext:value-type="float">
            <text:p>-4.50E+01</text:p>
          </table:table-cell>
          <table:table-cell table:formula="of:=[.B31]+100" office:value-type="float" office:value="55" calcext:value-type="float">
            <text:p>55</text:p>
          </table:table-cell>
          <table:table-cell office:value-type="float" office:value="17.2422" calcext:value-type="float">
            <text:p>1.72422E+01</text:p>
          </table:table-cell>
          <table:table-cell table:formula="of:=[.D31]/[.$D$55]" office:value-type="float" office:value="0.023562741377957" calcext:value-type="float">
            <text:p>2.35627E-02</text:p>
          </table:table-cell>
          <table:table-cell/>
          <table:table-cell table:style-name="ce3" office:value-type="float" office:value="-45" calcext:value-type="float">
            <text:p>-4.50E+01</text:p>
          </table:table-cell>
          <table:table-cell table:style-name="ce4" table:formula="of:=[.G31]+100" office:value-type="float" office:value="55" calcext:value-type="float">
            <text:p>55</text:p>
          </table:table-cell>
          <table:table-cell office:value-type="float" office:value="0.02377165" calcext:value-type="float">
            <text:p>2.37717E-02</text:p>
          </table:table-cell>
          <table:table-cell/>
          <table:table-cell table:formula="of:=100*([.E31]-[.I31])/[.E31]" office:value-type="float" office:value="-0.88660575903306" calcext:value-type="float">
            <text:p>-0.886605759033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float" office:value="-43" calcext:value-type="float">
            <text:p>-4.30E+01</text:p>
          </table:table-cell>
          <table:table-cell table:formula="of:=[.B32]+100" office:value-type="float" office:value="57" calcext:value-type="float">
            <text:p>57</text:p>
          </table:table-cell>
          <table:table-cell office:value-type="float" office:value="17.707" calcext:value-type="float">
            <text:p>1.77070E+01</text:p>
          </table:table-cell>
          <table:table-cell table:formula="of:=[.D32]/[.$D$55]" office:value-type="float" office:value="0.0241979249503824" calcext:value-type="float">
            <text:p>2.41979E-02</text:p>
          </table:table-cell>
          <table:table-cell/>
          <table:table-cell table:style-name="ce3" office:value-type="float" office:value="-43" calcext:value-type="float">
            <text:p>-4.30E+01</text:p>
          </table:table-cell>
          <table:table-cell table:style-name="ce4" table:formula="of:=[.G32]+100" office:value-type="float" office:value="57" calcext:value-type="float">
            <text:p>57</text:p>
          </table:table-cell>
          <table:table-cell office:value-type="float" office:value="0.02445925" calcext:value-type="float">
            <text:p>2.44593E-02</text:p>
          </table:table-cell>
          <table:table-cell/>
          <table:table-cell table:formula="of:=100*([.E32]-[.I32])/[.E32]" office:value-type="float" office:value="-1.0799481780087" calcext:value-type="float">
            <text:p>-1.07994817800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-41" calcext:value-type="float">
            <text:p>-4.10E+01</text:p>
          </table:table-cell>
          <table:table-cell table:formula="of:=[.B33]+100" office:value-type="float" office:value="59" calcext:value-type="float">
            <text:p>59</text:p>
          </table:table-cell>
          <table:table-cell office:value-type="float" office:value="18.2177" calcext:value-type="float">
            <text:p>1.82177E+01</text:p>
          </table:table-cell>
          <table:table-cell table:formula="of:=[.D33]/[.$D$55]" office:value-type="float" office:value="0.0248958342671589" calcext:value-type="float">
            <text:p>2.48958E-02</text:p>
          </table:table-cell>
          <table:table-cell/>
          <table:table-cell table:style-name="ce3" office:value-type="float" office:value="-41" calcext:value-type="float">
            <text:p>-4.10E+01</text:p>
          </table:table-cell>
          <table:table-cell table:style-name="ce4" table:formula="of:=[.G33]+100" office:value-type="float" office:value="59" calcext:value-type="float">
            <text:p>59</text:p>
          </table:table-cell>
          <table:table-cell office:value-type="float" office:value="0.0251208" calcext:value-type="float">
            <text:p>2.51208E-02</text:p>
          </table:table-cell>
          <table:table-cell/>
          <table:table-cell table:formula="of:=100*([.E33]-[.I33])/[.E33]" office:value-type="float" office:value="-0.903628014337685" calcext:value-type="float">
            <text:p>-0.90362801433768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float" office:value="-39" calcext:value-type="float">
            <text:p>-3.90E+01</text:p>
          </table:table-cell>
          <table:table-cell table:formula="of:=[.B34]+100" office:value-type="float" office:value="61" calcext:value-type="float">
            <text:p>61</text:p>
          </table:table-cell>
          <table:table-cell office:value-type="float" office:value="18.6707" calcext:value-type="float">
            <text:p>1.86707E+01</text:p>
          </table:table-cell>
          <table:table-cell table:formula="of:=[.D34]/[.$D$55]" office:value-type="float" office:value="0.0255148922669625" calcext:value-type="float">
            <text:p>2.55149E-02</text:p>
          </table:table-cell>
          <table:table-cell/>
          <table:table-cell table:style-name="ce3" office:value-type="float" office:value="-39" calcext:value-type="float">
            <text:p>-3.90E+01</text:p>
          </table:table-cell>
          <table:table-cell table:style-name="ce4" table:formula="of:=[.G34]+100" office:value-type="float" office:value="61" calcext:value-type="float">
            <text:p>61</text:p>
          </table:table-cell>
          <table:table-cell office:value-type="float" office:value="0.02575559" calcext:value-type="float">
            <text:p>2.57556E-02</text:p>
          </table:table-cell>
          <table:table-cell/>
          <table:table-cell table:formula="of:=100*([.E34]-[.I34])/[.E34]" office:value-type="float" office:value="-0.94336174544286" calcext:value-type="float">
            <text:p>-0.9433617454428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float" office:value="-37" calcext:value-type="float">
            <text:p>-3.70E+01</text:p>
          </table:table-cell>
          <table:table-cell table:formula="of:=[.B35]+100" office:value-type="float" office:value="63" calcext:value-type="float">
            <text:p>63</text:p>
          </table:table-cell>
          <table:table-cell office:value-type="float" office:value="19.1282" calcext:value-type="float">
            <text:p>1.91282E+01</text:p>
          </table:table-cell>
          <table:table-cell table:formula="of:=[.D35]/[.$D$55]" office:value-type="float" office:value="0.0261400998495457" calcext:value-type="float">
            <text:p>2.61401E-02</text:p>
          </table:table-cell>
          <table:table-cell/>
          <table:table-cell table:style-name="ce3" office:value-type="float" office:value="-37" calcext:value-type="float">
            <text:p>-3.70E+01</text:p>
          </table:table-cell>
          <table:table-cell table:style-name="ce4" table:formula="of:=[.G35]+100" office:value-type="float" office:value="63" calcext:value-type="float">
            <text:p>63</text:p>
          </table:table-cell>
          <table:table-cell office:value-type="float" office:value="0.02636294" calcext:value-type="float">
            <text:p>2.63629E-02</text:p>
          </table:table-cell>
          <table:table-cell/>
          <table:table-cell table:formula="of:=100*([.E35]-[.I35])/[.E35]" office:value-type="float" office:value="-0.852483929812524" calcext:value-type="float">
            <text:p>-0.8524839298125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float" office:value="-35" calcext:value-type="float">
            <text:p>-3.50E+01</text:p>
          </table:table-cell>
          <table:table-cell table:formula="of:=[.B36]+100" office:value-type="float" office:value="65" calcext:value-type="float">
            <text:p>65</text:p>
          </table:table-cell>
          <table:table-cell office:value-type="float" office:value="19.5599" calcext:value-type="float">
            <text:p>1.95599E+01</text:p>
          </table:table-cell>
          <table:table-cell table:formula="of:=[.D36]/[.$D$55]" office:value-type="float" office:value="0.026730049824193" calcext:value-type="float">
            <text:p>2.67300E-02</text:p>
          </table:table-cell>
          <table:table-cell/>
          <table:table-cell table:style-name="ce3" office:value-type="float" office:value="-35" calcext:value-type="float">
            <text:p>-3.50E+01</text:p>
          </table:table-cell>
          <table:table-cell table:style-name="ce4" table:formula="of:=[.G36]+100" office:value-type="float" office:value="65" calcext:value-type="float">
            <text:p>65</text:p>
          </table:table-cell>
          <table:table-cell office:value-type="float" office:value="0.0269422" calcext:value-type="float">
            <text:p>2.69422E-02</text:p>
          </table:table-cell>
          <table:table-cell/>
          <table:table-cell table:formula="of:=100*([.E36]-[.I36])/[.E36]" office:value-type="float" office:value="-0.793676694216228" calcext:value-type="float">
            <text:p>-0.7936766942162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float" office:value="-33" calcext:value-type="float">
            <text:p>-3.30E+01</text:p>
          </table:table-cell>
          <table:table-cell table:formula="of:=[.B37]+100" office:value-type="float" office:value="67" calcext:value-type="float">
            <text:p>67</text:p>
          </table:table-cell>
          <table:table-cell office:value-type="float" office:value="19.9666" calcext:value-type="float">
            <text:p>1.99666E+01</text:p>
          </table:table-cell>
          <table:table-cell table:formula="of:=[.D37]/[.$D$55]" office:value-type="float" office:value="0.0272858354500653" calcext:value-type="float">
            <text:p>2.72858E-02</text:p>
          </table:table-cell>
          <table:table-cell/>
          <table:table-cell table:style-name="ce3" office:value-type="float" office:value="-33" calcext:value-type="float">
            <text:p>-3.30E+01</text:p>
          </table:table-cell>
          <table:table-cell table:style-name="ce4" table:formula="of:=[.G37]+100" office:value-type="float" office:value="67" calcext:value-type="float">
            <text:p>67</text:p>
          </table:table-cell>
          <table:table-cell office:value-type="float" office:value="0.02749277" calcext:value-type="float">
            <text:p>2.74928E-02</text:p>
          </table:table-cell>
          <table:table-cell/>
          <table:table-cell table:formula="of:=100*([.E37]-[.I37])/[.E37]" office:value-type="float" office:value="-0.758395506391662" calcext:value-type="float">
            <text:p>-0.75839550639166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float" office:value="-31" calcext:value-type="float">
            <text:p>-3.10E+01</text:p>
          </table:table-cell>
          <table:table-cell table:formula="of:=[.B38]+100" office:value-type="float" office:value="69" calcext:value-type="float">
            <text:p>69</text:p>
          </table:table-cell>
          <table:table-cell office:value-type="float" office:value="20.343" calcext:value-type="float">
            <text:p>2.03430E+01</text:p>
          </table:table-cell>
          <table:table-cell table:formula="of:=[.D38]/[.$D$55]" office:value-type="float" office:value="0.0278002138852222" calcext:value-type="float">
            <text:p>2.78002E-02</text:p>
          </table:table-cell>
          <table:table-cell/>
          <table:table-cell table:style-name="ce3" office:value-type="float" office:value="-31" calcext:value-type="float">
            <text:p>-3.10E+01</text:p>
          </table:table-cell>
          <table:table-cell table:style-name="ce4" table:formula="of:=[.G38]+100" office:value-type="float" office:value="69" calcext:value-type="float">
            <text:p>69</text:p>
          </table:table-cell>
          <table:table-cell office:value-type="float" office:value="0.02801404" calcext:value-type="float">
            <text:p>2.80140E-02</text:p>
          </table:table-cell>
          <table:table-cell/>
          <table:table-cell table:formula="of:=100*([.E38]-[.I38])/[.E38]" office:value-type="float" office:value="-0.769152768610322" calcext:value-type="float">
            <text:p>-0.7691527686103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float" office:value="-29" calcext:value-type="float">
            <text:p>-2.90E+01</text:p>
          </table:table-cell>
          <table:table-cell table:formula="of:=[.B39]+100" office:value-type="float" office:value="71" calcext:value-type="float">
            <text:p>71</text:p>
          </table:table-cell>
          <table:table-cell office:value-type="float" office:value="20.703" calcext:value-type="float">
            <text:p>2.07030E+01</text:p>
          </table:table-cell>
          <table:table-cell table:formula="of:=[.D39]/[.$D$55]" office:value-type="float" office:value="0.0282921805075827" calcext:value-type="float">
            <text:p>2.82922E-02</text:p>
          </table:table-cell>
          <table:table-cell/>
          <table:table-cell table:style-name="ce3" office:value-type="float" office:value="-29" calcext:value-type="float">
            <text:p>-2.90E+01</text:p>
          </table:table-cell>
          <table:table-cell table:style-name="ce4" table:formula="of:=[.G39]+100" office:value-type="float" office:value="71" calcext:value-type="float">
            <text:p>71</text:p>
          </table:table-cell>
          <table:table-cell office:value-type="float" office:value="0.02850548" calcext:value-type="float">
            <text:p>2.85055E-02</text:p>
          </table:table-cell>
          <table:table-cell/>
          <table:table-cell table:formula="of:=100*([.E39]-[.I39])/[.E39]" office:value-type="float" office:value="-0.753916766366226" calcext:value-type="float">
            <text:p>-0.7539167663662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float" office:value="-27" calcext:value-type="float">
            <text:p>-2.70E+01</text:p>
          </table:table-cell>
          <table:table-cell table:formula="of:=[.B40]+100" office:value-type="float" office:value="73" calcext:value-type="float">
            <text:p>73</text:p>
          </table:table-cell>
          <table:table-cell office:value-type="float" office:value="21.0285" calcext:value-type="float">
            <text:p>2.10285E+01</text:p>
          </table:table-cell>
          <table:table-cell table:formula="of:=[.D40]/[.$D$55]" office:value-type="float" office:value="0.0287370003286337" calcext:value-type="float">
            <text:p>2.87370E-02</text:p>
          </table:table-cell>
          <table:table-cell/>
          <table:table-cell table:style-name="ce3" office:value-type="float" office:value="-27" calcext:value-type="float">
            <text:p>-2.70E+01</text:p>
          </table:table-cell>
          <table:table-cell table:style-name="ce4" table:formula="of:=[.G40]+100" office:value-type="float" office:value="73" calcext:value-type="float">
            <text:p>73</text:p>
          </table:table-cell>
          <table:table-cell office:value-type="float" office:value="0.02896655" calcext:value-type="float">
            <text:p>2.89666E-02</text:p>
          </table:table-cell>
          <table:table-cell/>
          <table:table-cell table:formula="of:=100*([.E40]-[.I40])/[.E40]" office:value-type="float" office:value="-0.798794824585664" calcext:value-type="float">
            <text:p>-0.79879482458566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float" office:value="-25" calcext:value-type="float">
            <text:p>-2.50E+01</text:p>
          </table:table-cell>
          <table:table-cell table:formula="of:=[.B41]+100" office:value-type="float" office:value="75" calcext:value-type="float">
            <text:p>75</text:p>
          </table:table-cell>
          <table:table-cell office:value-type="float" office:value="21.3574" calcext:value-type="float">
            <text:p>2.13574E+01</text:p>
          </table:table-cell>
          <table:table-cell table:formula="of:=[.D41]/[.$D$55]" office:value-type="float" office:value="0.0291864665011181" calcext:value-type="float">
            <text:p>2.91865E-02</text:p>
          </table:table-cell>
          <table:table-cell/>
          <table:table-cell table:style-name="ce3" office:value-type="float" office:value="-25" calcext:value-type="float">
            <text:p>-2.50E+01</text:p>
          </table:table-cell>
          <table:table-cell table:style-name="ce4" table:formula="of:=[.G41]+100" office:value-type="float" office:value="75" calcext:value-type="float">
            <text:p>75</text:p>
          </table:table-cell>
          <table:table-cell office:value-type="float" office:value="0.02939677" calcext:value-type="float">
            <text:p>2.93968E-02</text:p>
          </table:table-cell>
          <table:table-cell/>
          <table:table-cell table:formula="of:=100*([.E41]-[.I41])/[.E41]" office:value-type="float" office:value="-0.720551420206579" calcext:value-type="float">
            <text:p>-0.72055142020657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float" office:value="-23" calcext:value-type="float">
            <text:p>-2.30E+01</text:p>
          </table:table-cell>
          <table:table-cell table:formula="of:=[.B42]+100" office:value-type="float" office:value="77" calcext:value-type="float">
            <text:p>77</text:p>
          </table:table-cell>
          <table:table-cell office:value-type="float" office:value="21.6672" calcext:value-type="float">
            <text:p>2.16672E+01</text:p>
          </table:table-cell>
          <table:table-cell table:formula="of:=[.D42]/[.$D$55]" office:value-type="float" office:value="0.0296098311111383" calcext:value-type="float">
            <text:p>2.96098E-02</text:p>
          </table:table-cell>
          <table:table-cell/>
          <table:table-cell table:style-name="ce3" office:value-type="float" office:value="-23" calcext:value-type="float">
            <text:p>-2.30E+01</text:p>
          </table:table-cell>
          <table:table-cell table:style-name="ce4" table:formula="of:=[.G42]+100" office:value-type="float" office:value="77" calcext:value-type="float">
            <text:p>77</text:p>
          </table:table-cell>
          <table:table-cell office:value-type="float" office:value="0.02979568" calcext:value-type="float">
            <text:p>2.97957E-02</text:p>
          </table:table-cell>
          <table:table-cell/>
          <table:table-cell table:formula="of:=100*([.E42]-[.I42])/[.E42]" office:value-type="float" office:value="-0.627659401919948" calcext:value-type="float">
            <text:p>-0.6276594019199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-21" calcext:value-type="float">
            <text:p>-2.10E+01</text:p>
          </table:table-cell>
          <table:table-cell table:formula="of:=[.B43]+100" office:value-type="float" office:value="79" calcext:value-type="float">
            <text:p>79</text:p>
          </table:table-cell>
          <table:table-cell office:value-type="float" office:value="21.9037" calcext:value-type="float">
            <text:p>2.19037E+01</text:p>
          </table:table-cell>
          <table:table-cell table:formula="of:=[.D43]/[.$D$55]" office:value-type="float" office:value="0.0299330258505502" calcext:value-type="float">
            <text:p>2.99330E-02</text:p>
          </table:table-cell>
          <table:table-cell/>
          <table:table-cell table:style-name="ce3" office:value-type="float" office:value="-21" calcext:value-type="float">
            <text:p>-2.10E+01</text:p>
          </table:table-cell>
          <table:table-cell table:style-name="ce4" table:formula="of:=[.G43]+100" office:value-type="float" office:value="79" calcext:value-type="float">
            <text:p>79</text:p>
          </table:table-cell>
          <table:table-cell office:value-type="float" office:value="0.03016286" calcext:value-type="float">
            <text:p>3.01629E-02</text:p>
          </table:table-cell>
          <table:table-cell/>
          <table:table-cell table:formula="of:=100*([.E43]-[.I43])/[.E43]" office:value-type="float" office:value="-0.76782798570834" calcext:value-type="float">
            <text:p>-0.767827985708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float" office:value="-19" calcext:value-type="float">
            <text:p>-1.90E+01</text:p>
          </table:table-cell>
          <table:table-cell table:formula="of:=[.B44]+100" office:value-type="float" office:value="81" calcext:value-type="float">
            <text:p>81</text:p>
          </table:table-cell>
          <table:table-cell office:value-type="float" office:value="22.1673" calcext:value-type="float">
            <text:p>2.21673E+01</text:p>
          </table:table-cell>
          <table:table-cell table:formula="of:=[.D44]/[.$D$55]" office:value-type="float" office:value="0.0302932547440341" calcext:value-type="float">
            <text:p>3.02933E-02</text:p>
          </table:table-cell>
          <table:table-cell/>
          <table:table-cell table:style-name="ce3" office:value-type="float" office:value="-19" calcext:value-type="float">
            <text:p>-1.90E+01</text:p>
          </table:table-cell>
          <table:table-cell table:style-name="ce4" table:formula="of:=[.G44]+100" office:value-type="float" office:value="81" calcext:value-type="float">
            <text:p>81</text:p>
          </table:table-cell>
          <table:table-cell office:value-type="float" office:value="0.0304979" calcext:value-type="float">
            <text:p>3.04979E-02</text:p>
          </table:table-cell>
          <table:table-cell/>
          <table:table-cell table:formula="of:=100*([.E44]-[.I44])/[.E44]" office:value-type="float" office:value="-0.675547271810264" calcext:value-type="float">
            <text:p>-0.6755472718102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float" office:value="-17" calcext:value-type="float">
            <text:p>-1.70E+01</text:p>
          </table:table-cell>
          <table:table-cell table:formula="of:=[.B45]+100" office:value-type="float" office:value="83" calcext:value-type="float">
            <text:p>83</text:p>
          </table:table-cell>
          <table:table-cell office:value-type="float" office:value="22.3772" calcext:value-type="float">
            <text:p>2.23772E+01</text:p>
          </table:table-cell>
          <table:table-cell table:formula="of:=[.D45]/[.$D$55]" office:value-type="float" office:value="0.0305800986163493" calcext:value-type="float">
            <text:p>3.05801E-02</text:p>
          </table:table-cell>
          <table:table-cell/>
          <table:table-cell table:style-name="ce3" office:value-type="float" office:value="-17" calcext:value-type="float">
            <text:p>-1.70E+01</text:p>
          </table:table-cell>
          <table:table-cell table:style-name="ce4" table:formula="of:=[.G45]+100" office:value-type="float" office:value="83" calcext:value-type="float">
            <text:p>83</text:p>
          </table:table-cell>
          <table:table-cell office:value-type="float" office:value="0.03080047" calcext:value-type="float">
            <text:p>3.08005E-02</text:p>
          </table:table-cell>
          <table:table-cell/>
          <table:table-cell table:formula="of:=100*([.E45]-[.I45])/[.E45]" office:value-type="float" office:value="-0.720636602305911" calcext:value-type="float">
            <text:p>-0.7206366023059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float" office:value="-15" calcext:value-type="float">
            <text:p>-1.50E+01</text:p>
          </table:table-cell>
          <table:table-cell table:formula="of:=[.B46]+100" office:value-type="float" office:value="85" calcext:value-type="float">
            <text:p>85</text:p>
          </table:table-cell>
          <table:table-cell office:value-type="float" office:value="22.5537" calcext:value-type="float">
            <text:p>2.25537E+01</text:p>
          </table:table-cell>
          <table:table-cell table:formula="of:=[.D46]/[.$D$55]" office:value-type="float" office:value="0.0308212989187011" calcext:value-type="float">
            <text:p>3.08213E-02</text:p>
          </table:table-cell>
          <table:table-cell/>
          <table:table-cell table:style-name="ce3" office:value-type="float" office:value="-15" calcext:value-type="float">
            <text:p>-1.50E+01</text:p>
          </table:table-cell>
          <table:table-cell table:style-name="ce4" table:formula="of:=[.G46]+100" office:value-type="float" office:value="85" calcext:value-type="float">
            <text:p>85</text:p>
          </table:table-cell>
          <table:table-cell office:value-type="float" office:value="0.03107023" calcext:value-type="float">
            <text:p>3.10702E-02</text:p>
          </table:table-cell>
          <table:table-cell/>
          <table:table-cell table:formula="of:=100*([.E46]-[.I46])/[.E46]" office:value-type="float" office:value="-0.807659281185793" calcext:value-type="float">
            <text:p>-0.80765928118579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float" office:value="-13" calcext:value-type="float">
            <text:p>-1.30E+01</text:p>
          </table:table-cell>
          <table:table-cell table:formula="of:=[.B47]+100" office:value-type="float" office:value="87" calcext:value-type="float">
            <text:p>87</text:p>
          </table:table-cell>
          <table:table-cell office:value-type="float" office:value="22.7215" calcext:value-type="float">
            <text:p>2.27215E+01</text:p>
          </table:table-cell>
          <table:table-cell table:formula="of:=[.D47]/[.$D$55]" office:value-type="float" office:value="0.0310506100276791" calcext:value-type="float">
            <text:p>3.10506E-02</text:p>
          </table:table-cell>
          <table:table-cell/>
          <table:table-cell table:style-name="ce3" office:value-type="float" office:value="-13" calcext:value-type="float">
            <text:p>-1.30E+01</text:p>
          </table:table-cell>
          <table:table-cell table:style-name="ce4" table:formula="of:=[.G47]+100" office:value-type="float" office:value="87" calcext:value-type="float">
            <text:p>87</text:p>
          </table:table-cell>
          <table:table-cell office:value-type="float" office:value="0.0313069" calcext:value-type="float">
            <text:p>3.13069E-02</text:p>
          </table:table-cell>
          <table:table-cell/>
          <table:table-cell table:formula="of:=100*([.E47]-[.I47])/[.E47]" office:value-type="float" office:value="-0.82539432266355" calcext:value-type="float">
            <text:p>-0.825394322663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float" office:value="-11" calcext:value-type="float">
            <text:p>-1.10E+01</text:p>
          </table:table-cell>
          <table:table-cell table:formula="of:=[.B48]+100" office:value-type="float" office:value="89" calcext:value-type="float">
            <text:p>89</text:p>
          </table:table-cell>
          <table:table-cell office:value-type="float" office:value="22.9066" calcext:value-type="float">
            <text:p>2.29066E+01</text:p>
          </table:table-cell>
          <table:table-cell table:formula="of:=[.D48]/[.$D$55]" office:value-type="float" office:value="0.0313035628660095" calcext:value-type="float">
            <text:p>3.13036E-02</text:p>
          </table:table-cell>
          <table:table-cell/>
          <table:table-cell table:style-name="ce3" office:value-type="float" office:value="-11" calcext:value-type="float">
            <text:p>-1.10E+01</text:p>
          </table:table-cell>
          <table:table-cell table:style-name="ce4" table:formula="of:=[.G48]+100" office:value-type="float" office:value="89" calcext:value-type="float">
            <text:p>89</text:p>
          </table:table-cell>
          <table:table-cell office:value-type="float" office:value="0.03151023" calcext:value-type="float">
            <text:p>3.15102E-02</text:p>
          </table:table-cell>
          <table:table-cell/>
          <table:table-cell table:formula="of:=100*([.E48]-[.I48])/[.E48]" office:value-type="float" office:value="-0.660203232696235" calcext:value-type="float">
            <text:p>-0.6602032326962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float" office:value="-9" calcext:value-type="float">
            <text:p>-9.00E+00</text:p>
          </table:table-cell>
          <table:table-cell table:formula="of:=[.B49]+100" office:value-type="float" office:value="91" calcext:value-type="float">
            <text:p>91</text:p>
          </table:table-cell>
          <table:table-cell office:value-type="float" office:value="23.01" calcext:value-type="float">
            <text:p>2.30100E+01</text:p>
          </table:table-cell>
          <table:table-cell table:formula="of:=[.D49]/[.$D$55]" office:value-type="float" office:value="0.0314448666125431" calcext:value-type="float">
            <text:p>3.14449E-02</text:p>
          </table:table-cell>
          <table:table-cell/>
          <table:table-cell table:style-name="ce3" office:value-type="float" office:value="-9" calcext:value-type="float">
            <text:p>-9.00E+00</text:p>
          </table:table-cell>
          <table:table-cell table:style-name="ce4" table:formula="of:=[.G49]+100" office:value-type="float" office:value="91" calcext:value-type="float">
            <text:p>91</text:p>
          </table:table-cell>
          <table:table-cell office:value-type="float" office:value="0.03168001" calcext:value-type="float">
            <text:p>3.16800E-02</text:p>
          </table:table-cell>
          <table:table-cell/>
          <table:table-cell table:formula="of:=100*([.E49]-[.I49])/[.E49]" office:value-type="float" office:value="-0.7477957860478" calcext:value-type="float">
            <text:p>-0.74779578604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float" office:value="-7" calcext:value-type="float">
            <text:p>-7.00E+00</text:p>
          </table:table-cell>
          <table:table-cell table:formula="of:=[.B50]+100" office:value-type="float" office:value="93" calcext:value-type="float">
            <text:p>93</text:p>
          </table:table-cell>
          <table:table-cell office:value-type="float" office:value="23.1481" calcext:value-type="float">
            <text:p>2.31481E+01</text:p>
          </table:table-cell>
          <table:table-cell table:formula="of:=[.D50]/[.$D$55]" office:value-type="float" office:value="0.0316335904751764" calcext:value-type="float">
            <text:p>3.16336E-02</text:p>
          </table:table-cell>
          <table:table-cell/>
          <table:table-cell table:style-name="ce3" office:value-type="float" office:value="-7" calcext:value-type="float">
            <text:p>-7.00E+00</text:p>
          </table:table-cell>
          <table:table-cell table:style-name="ce4" table:formula="of:=[.G50]+100" office:value-type="float" office:value="93" calcext:value-type="float">
            <text:p>93</text:p>
          </table:table-cell>
          <table:table-cell office:value-type="float" office:value="0.03181604" calcext:value-type="float">
            <text:p>3.18160E-02</text:p>
          </table:table-cell>
          <table:table-cell/>
          <table:table-cell table:formula="of:=100*([.E50]-[.I50])/[.E50]" office:value-type="float" office:value="-0.576758825296242" calcext:value-type="float">
            <text:p>-0.57675882529624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float" office:value="-5" calcext:value-type="float">
            <text:p>-5.00E+00</text:p>
          </table:table-cell>
          <table:table-cell table:formula="of:=[.B51]+100" office:value-type="float" office:value="95" calcext:value-type="float">
            <text:p>95</text:p>
          </table:table-cell>
          <table:table-cell office:value-type="float" office:value="23.2218" calcext:value-type="float">
            <text:p>2.32218E+01</text:p>
          </table:table-cell>
          <table:table-cell table:formula="of:=[.D51]/[.$D$55]" office:value-type="float" office:value="0.0317343069753652" calcext:value-type="float">
            <text:p>3.17343E-02</text:p>
          </table:table-cell>
          <table:table-cell/>
          <table:table-cell table:style-name="ce3" office:value-type="float" office:value="-5" calcext:value-type="float">
            <text:p>-5.00E+00</text:p>
          </table:table-cell>
          <table:table-cell table:style-name="ce4" table:formula="of:=[.G51]+100" office:value-type="float" office:value="95" calcext:value-type="float">
            <text:p>95</text:p>
          </table:table-cell>
          <table:table-cell office:value-type="float" office:value="0.03191819" calcext:value-type="float">
            <text:p>3.19182E-02</text:p>
          </table:table-cell>
          <table:table-cell/>
          <table:table-cell table:formula="of:=100*([.E51]-[.I51])/[.E51]" office:value-type="float" office:value="-0.579445534378879" calcext:value-type="float">
            <text:p>-0.57944553437887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float" office:value="-3" calcext:value-type="float">
            <text:p>-3.00E+00</text:p>
          </table:table-cell>
          <table:table-cell table:formula="of:=[.B52]+100" office:value-type="float" office:value="97" calcext:value-type="float">
            <text:p>97</text:p>
          </table:table-cell>
          <table:table-cell office:value-type="float" office:value="23.2697" calcext:value-type="float">
            <text:p>2.32697E+01</text:p>
          </table:table-cell>
          <table:table-cell table:formula="of:=[.D52]/[.$D$55]" office:value-type="float" office:value="0.0317997658676181" calcext:value-type="float">
            <text:p>3.17998E-02</text:p>
          </table:table-cell>
          <table:table-cell/>
          <table:table-cell table:style-name="ce3" office:value-type="float" office:value="-3" calcext:value-type="float">
            <text:p>-3.00E+00</text:p>
          </table:table-cell>
          <table:table-cell table:style-name="ce4" table:formula="of:=[.G52]+100" office:value-type="float" office:value="97" calcext:value-type="float">
            <text:p>97</text:p>
          </table:table-cell>
          <table:table-cell office:value-type="float" office:value="0.03198636" calcext:value-type="float">
            <text:p>3.19864E-02</text:p>
          </table:table-cell>
          <table:table-cell/>
          <table:table-cell table:formula="of:=100*([.E52]-[.I52])/[.E52]" office:value-type="float" office:value="-0.586778321446336" calcext:value-type="float">
            <text:p>-0.5867783214463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-1" calcext:value-type="float">
            <text:p>-1.00E+00</text:p>
          </table:table-cell>
          <table:table-cell table:formula="of:=[.B53]+100" office:value-type="float" office:value="99" calcext:value-type="float">
            <text:p>99</text:p>
          </table:table-cell>
          <table:table-cell office:value-type="float" office:value="23.2944" calcext:value-type="float">
            <text:p>2.32944E+01</text:p>
          </table:table-cell>
          <table:table-cell table:formula="of:=[.D53]/[.$D$55]" office:value-type="float" office:value="0.0318335202442079" calcext:value-type="float">
            <text:p>3.18335E-02</text:p>
          </table:table-cell>
          <table:table-cell/>
          <table:table-cell table:style-name="ce3" office:value-type="float" office:value="-1" calcext:value-type="float">
            <text:p>-1.00E+00</text:p>
          </table:table-cell>
          <table:table-cell table:style-name="ce4" table:formula="of:=[.G53]+100" office:value-type="float" office:value="99" calcext:value-type="float">
            <text:p>99</text:p>
          </table:table-cell>
          <table:table-cell office:value-type="float" office:value="0.03202046" calcext:value-type="float">
            <text:p>3.20205E-02</text:p>
          </table:table-cell>
          <table:table-cell/>
          <table:table-cell table:formula="of:=100*([.E53]-[.I53])/[.E53]" office:value-type="float" office:value="-0.58724185813586" calcext:value-type="float">
            <text:p>-0.58724185813586</text:p>
          </table:table-cell>
        </table:table-row>
        <table:table-row table:style-name="ro1">
          <table:table-cell table:number-columns-repeated="7"/>
          <table:table-cell table:style-name="ce4"/>
          <table:table-cell table:number-columns-repeated="3"/>
        </table:table-row>
        <table:table-row table:style-name="ro1">
          <table:table-cell table:number-columns-repeated="3"/>
          <table:table-cell table:formula="of:=SUM([.D4:.D53])" office:value-type="float" office:value="731.75696" calcext:value-type="float">
            <text:p>7.31757E+02</text:p>
          </table:table-cell>
          <table:table-cell table:formula="of:=SUM([.E4:.E53])" office:value-type="float" office:value="1" calcext:value-type="float">
            <text:p>1.00000E+00</text:p>
          </table:table-cell>
          <table:table-cell table:number-columns-repeated="6"/>
        </table:table-row>
        <table:table-row table:style-name="ro1" table:number-rows-repeated="104852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iff4" table:style-name="ta1">
        <table:shapes>
          <draw:frame draw:z-index="0" draw:style-name="gr1" draw:text-style-name="P1" svg:width="21.036cm" svg:height="10.971cm" svg:x="26.293cm" svg:y="1.487cm">
            <draw:object draw:notify-on-update-of-ranges="Diff4.C4:Diff4.C103 Diff4.E3:Diff4.E3 Diff4.E4:Diff4.E103 Diff4.H4:Diff4.H103 Diff4.I3:Diff4.I3 Diff4.I4:Diff4.I10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 calcext:value-type="string">
            <text:p>X</text:p>
          </table:table-cell>
          <table:table-cell/>
          <table:table-cell table:style-name="ce6" office:value-type="string" calcext:value-type="string">
            <text:p>Serpent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office:value-type="string" calcext:value-type="string">
            <text:p>ALMOST</text:p>
          </table:table-cell>
          <table:table-cell/>
          <table:table-cell office:value-type="string" calcext:value-type="string">
            <text:p>Diff 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-99" calcext:value-type="float">
            <text:p>-9.90E+01</text:p>
          </table:table-cell>
          <table:table-cell table:formula="of:=[.B4]+100" office:value-type="float" office:value="1" calcext:value-type="float">
            <text:p>1</text:p>
          </table:table-cell>
          <table:table-cell office:value-type="float" office:value="6.05911" calcext:value-type="float">
            <text:p>6.05911E+00</text:p>
          </table:table-cell>
          <table:table-cell table:formula="of:=[.D4]/[.$D$105]" office:value-type="float" office:value="0.00967534729219427" calcext:value-type="float">
            <text:p>9.67535E-03</text:p>
          </table:table-cell>
          <table:table-cell/>
          <table:table-cell table:style-name="ce3" office:value-type="float" office:value="-99" calcext:value-type="float">
            <text:p>-9.90E+01</text:p>
          </table:table-cell>
          <table:table-cell table:style-name="ce4" table:formula="of:=[.G4]+100" office:value-type="float" office:value="1" calcext:value-type="float">
            <text:p>1</text:p>
          </table:table-cell>
          <table:table-cell office:value-type="float" office:value="0.00938242" calcext:value-type="float">
            <text:p>9.38242E-03</text:p>
          </table:table-cell>
          <table:table-cell/>
          <table:table-cell table:formula="of:=100*([.E4]-[.I4])/[.E4]" office:value-type="float" office:value="3.02756359382151" calcext:value-type="float">
            <text:p>3.027563593821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-97" calcext:value-type="float">
            <text:p>-9.70E+01</text:p>
          </table:table-cell>
          <table:table-cell table:formula="of:=[.B5]+100" office:value-type="float" office:value="3" calcext:value-type="float">
            <text:p>3</text:p>
          </table:table-cell>
          <table:table-cell office:value-type="float" office:value="6.05961" calcext:value-type="float">
            <text:p>6.05961E+00</text:p>
          </table:table-cell>
          <table:table-cell table:formula="of:=[.D5]/[.$D$105]" office:value-type="float" office:value="0.00967614570543418" calcext:value-type="float">
            <text:p>9.67615E-03</text:p>
          </table:table-cell>
          <table:table-cell/>
          <table:table-cell table:style-name="ce3" office:value-type="float" office:value="-97" calcext:value-type="float">
            <text:p>-9.70E+01</text:p>
          </table:table-cell>
          <table:table-cell table:style-name="ce4" table:formula="of:=[.G5]+100" office:value-type="float" office:value="3" calcext:value-type="float">
            <text:p>3</text:p>
          </table:table-cell>
          <table:table-cell office:value-type="float" office:value="0.009384451" calcext:value-type="float">
            <text:p>9.38445E-03</text:p>
          </table:table-cell>
          <table:table-cell/>
          <table:table-cell table:formula="of:=100*([.E5]-[.I5])/[.E5]" office:value-type="float" office:value="3.01457537240645" calcext:value-type="float">
            <text:p>3.014575372406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-95" calcext:value-type="float">
            <text:p>-9.50E+01</text:p>
          </table:table-cell>
          <table:table-cell table:formula="of:=[.B6]+100" office:value-type="float" office:value="5" calcext:value-type="float">
            <text:p>5</text:p>
          </table:table-cell>
          <table:table-cell office:value-type="float" office:value="6.05463" calcext:value-type="float">
            <text:p>6.05463E+00</text:p>
          </table:table-cell>
          <table:table-cell table:formula="of:=[.D6]/[.$D$105]" office:value-type="float" office:value="0.00966819350956464" calcext:value-type="float">
            <text:p>9.66819E-03</text:p>
          </table:table-cell>
          <table:table-cell/>
          <table:table-cell table:style-name="ce3" office:value-type="float" office:value="-95" calcext:value-type="float">
            <text:p>-9.50E+01</text:p>
          </table:table-cell>
          <table:table-cell table:style-name="ce4" table:formula="of:=[.G6]+100" office:value-type="float" office:value="5" calcext:value-type="float">
            <text:p>5</text:p>
          </table:table-cell>
          <table:table-cell office:value-type="float" office:value="0.009388514" calcext:value-type="float">
            <text:p>9.38851E-03</text:p>
          </table:table-cell>
          <table:table-cell/>
          <table:table-cell table:formula="of:=100*([.E6]-[.I6])/[.E6]" office:value-type="float" office:value="2.89277939346119" calcext:value-type="float">
            <text:p>2.892779393461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-93" calcext:value-type="float">
            <text:p>-9.30E+01</text:p>
          </table:table-cell>
          <table:table-cell table:formula="of:=[.B7]+100" office:value-type="float" office:value="7" calcext:value-type="float">
            <text:p>7</text:p>
          </table:table-cell>
          <table:table-cell office:value-type="float" office:value="6.0622" calcext:value-type="float">
            <text:p>6.06220E+00</text:p>
          </table:table-cell>
          <table:table-cell table:formula="of:=[.D7]/[.$D$105]" office:value-type="float" office:value="0.00968028148601694" calcext:value-type="float">
            <text:p>9.68028E-03</text:p>
          </table:table-cell>
          <table:table-cell/>
          <table:table-cell table:style-name="ce3" office:value-type="float" office:value="-93" calcext:value-type="float">
            <text:p>-9.30E+01</text:p>
          </table:table-cell>
          <table:table-cell table:style-name="ce4" table:formula="of:=[.G7]+100" office:value-type="float" office:value="7" calcext:value-type="float">
            <text:p>7</text:p>
          </table:table-cell>
          <table:table-cell office:value-type="float" office:value="0.009394609" calcext:value-type="float">
            <text:p>9.39461E-03</text:p>
          </table:table-cell>
          <table:table-cell/>
          <table:table-cell table:formula="of:=100*([.E7]-[.I7])/[.E7]" office:value-type="float" office:value="2.95107623088843" calcext:value-type="float">
            <text:p>2.951076230888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-91" calcext:value-type="float">
            <text:p>-9.10E+01</text:p>
          </table:table-cell>
          <table:table-cell table:formula="of:=[.B8]+100" office:value-type="float" office:value="9" calcext:value-type="float">
            <text:p>9</text:p>
          </table:table-cell>
          <table:table-cell office:value-type="float" office:value="6.06071" calcext:value-type="float">
            <text:p>6.06071E+00</text:p>
          </table:table-cell>
          <table:table-cell table:formula="of:=[.D8]/[.$D$105]" office:value-type="float" office:value="0.00967790221456199" calcext:value-type="float">
            <text:p>9.67790E-03</text:p>
          </table:table-cell>
          <table:table-cell/>
          <table:table-cell table:style-name="ce3" office:value-type="float" office:value="-91" calcext:value-type="float">
            <text:p>-9.10E+01</text:p>
          </table:table-cell>
          <table:table-cell table:style-name="ce4" table:formula="of:=[.G8]+100" office:value-type="float" office:value="9" calcext:value-type="float">
            <text:p>9</text:p>
          </table:table-cell>
          <table:table-cell office:value-type="float" office:value="0.009402737" calcext:value-type="float">
            <text:p>9.40274E-03</text:p>
          </table:table-cell>
          <table:table-cell/>
          <table:table-cell table:formula="of:=100*([.E8]-[.I8])/[.E8]" office:value-type="float" office:value="2.84323201931058" calcext:value-type="float">
            <text:p>2.843232019310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-89" calcext:value-type="float">
            <text:p>-8.90E+01</text:p>
          </table:table-cell>
          <table:table-cell table:formula="of:=[.B9]+100" office:value-type="float" office:value="11" calcext:value-type="float">
            <text:p>11</text:p>
          </table:table-cell>
          <table:table-cell office:value-type="float" office:value="6.06748" calcext:value-type="float">
            <text:p>6.06748E+00</text:p>
          </table:table-cell>
          <table:table-cell table:formula="of:=[.D9]/[.$D$105]" office:value-type="float" office:value="0.00968871272983044" calcext:value-type="float">
            <text:p>9.68871E-03</text:p>
          </table:table-cell>
          <table:table-cell/>
          <table:table-cell table:style-name="ce3" office:value-type="float" office:value="-89" calcext:value-type="float">
            <text:p>-8.90E+01</text:p>
          </table:table-cell>
          <table:table-cell table:style-name="ce4" table:formula="of:=[.G9]+100" office:value-type="float" office:value="11" calcext:value-type="float">
            <text:p>11</text:p>
          </table:table-cell>
          <table:table-cell office:value-type="float" office:value="0.009412901" calcext:value-type="float">
            <text:p>9.41290E-03</text:p>
          </table:table-cell>
          <table:table-cell/>
          <table:table-cell table:formula="of:=100*([.E9]-[.I9])/[.E9]" office:value-type="float" office:value="2.8467324558116" calcext:value-type="float">
            <text:p>2.84673245581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-87" calcext:value-type="float">
            <text:p>-8.70E+01</text:p>
          </table:table-cell>
          <table:table-cell table:formula="of:=[.B10]+100" office:value-type="float" office:value="13" calcext:value-type="float">
            <text:p>13</text:p>
          </table:table-cell>
          <table:table-cell office:value-type="float" office:value="6.07082" calcext:value-type="float">
            <text:p>6.07082E+00</text:p>
          </table:table-cell>
          <table:table-cell table:formula="of:=[.D10]/[.$D$105]" office:value-type="float" office:value="0.00969404613027306" calcext:value-type="float">
            <text:p>9.69405E-03</text:p>
          </table:table-cell>
          <table:table-cell/>
          <table:table-cell table:style-name="ce3" office:value-type="float" office:value="-87" calcext:value-type="float">
            <text:p>-8.70E+01</text:p>
          </table:table-cell>
          <table:table-cell table:style-name="ce4" table:formula="of:=[.G10]+100" office:value-type="float" office:value="13" calcext:value-type="float">
            <text:p>13</text:p>
          </table:table-cell>
          <table:table-cell office:value-type="float" office:value="0.009425103" calcext:value-type="float">
            <text:p>9.42510E-03</text:p>
          </table:table-cell>
          <table:table-cell/>
          <table:table-cell table:formula="of:=100*([.E10]-[.I10])/[.E10]" office:value-type="float" office:value="2.77431246621772" calcext:value-type="float">
            <text:p>2.774312466217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-85" calcext:value-type="float">
            <text:p>-8.50E+01</text:p>
          </table:table-cell>
          <table:table-cell table:formula="of:=[.B11]+100" office:value-type="float" office:value="15" calcext:value-type="float">
            <text:p>15</text:p>
          </table:table-cell>
          <table:table-cell office:value-type="float" office:value="6.07069" calcext:value-type="float">
            <text:p>6.07069E+00</text:p>
          </table:table-cell>
          <table:table-cell table:formula="of:=[.D11]/[.$D$105]" office:value-type="float" office:value="0.00969383854283069" calcext:value-type="float">
            <text:p>9.69384E-03</text:p>
          </table:table-cell>
          <table:table-cell/>
          <table:table-cell table:style-name="ce3" office:value-type="float" office:value="-85" calcext:value-type="float">
            <text:p>-8.50E+01</text:p>
          </table:table-cell>
          <table:table-cell table:style-name="ce4" table:formula="of:=[.G11]+100" office:value-type="float" office:value="15" calcext:value-type="float">
            <text:p>15</text:p>
          </table:table-cell>
          <table:table-cell office:value-type="float" office:value="0.009439345" calcext:value-type="float">
            <text:p>9.43935E-03</text:p>
          </table:table-cell>
          <table:table-cell/>
          <table:table-cell table:formula="of:=100*([.E11]-[.I11])/[.E11]" office:value-type="float" office:value="2.62531237451754" calcext:value-type="float">
            <text:p>2.625312374517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-83" calcext:value-type="float">
            <text:p>-8.30E+01</text:p>
          </table:table-cell>
          <table:table-cell table:formula="of:=[.B12]+100" office:value-type="float" office:value="17" calcext:value-type="float">
            <text:p>17</text:p>
          </table:table-cell>
          <table:table-cell office:value-type="float" office:value="6.06918" calcext:value-type="float">
            <text:p>6.06918E+00</text:p>
          </table:table-cell>
          <table:table-cell table:formula="of:=[.D12]/[.$D$105]" office:value-type="float" office:value="0.00969142733484614" calcext:value-type="float">
            <text:p>9.69143E-03</text:p>
          </table:table-cell>
          <table:table-cell/>
          <table:table-cell table:style-name="ce3" office:value-type="float" office:value="-83" calcext:value-type="float">
            <text:p>-8.30E+01</text:p>
          </table:table-cell>
          <table:table-cell table:style-name="ce4" table:formula="of:=[.G12]+100" office:value-type="float" office:value="17" calcext:value-type="float">
            <text:p>17</text:p>
          </table:table-cell>
          <table:table-cell office:value-type="float" office:value="0.00945563" calcext:value-type="float">
            <text:p>9.45563E-03</text:p>
          </table:table-cell>
          <table:table-cell/>
          <table:table-cell table:formula="of:=100*([.E12]-[.I12])/[.E12]" office:value-type="float" office:value="2.43305064052145" calcext:value-type="float">
            <text:p>2.433050640521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-81" calcext:value-type="float">
            <text:p>-8.10E+01</text:p>
          </table:table-cell>
          <table:table-cell table:formula="of:=[.B13]+100" office:value-type="float" office:value="19" calcext:value-type="float">
            <text:p>19</text:p>
          </table:table-cell>
          <table:table-cell office:value-type="float" office:value="6.06485" calcext:value-type="float">
            <text:p>6.06485E+00</text:p>
          </table:table-cell>
          <table:table-cell table:formula="of:=[.D13]/[.$D$105]" office:value-type="float" office:value="0.00968451307618848" calcext:value-type="float">
            <text:p>9.68451E-03</text:p>
          </table:table-cell>
          <table:table-cell/>
          <table:table-cell table:style-name="ce3" office:value-type="float" office:value="-81" calcext:value-type="float">
            <text:p>-8.10E+01</text:p>
          </table:table-cell>
          <table:table-cell table:style-name="ce4" table:formula="of:=[.G13]+100" office:value-type="float" office:value="19" calcext:value-type="float">
            <text:p>19</text:p>
          </table:table-cell>
          <table:table-cell office:value-type="float" office:value="0.009473962" calcext:value-type="float">
            <text:p>9.47396E-03</text:p>
          </table:table-cell>
          <table:table-cell/>
          <table:table-cell table:formula="of:=100*([.E13]-[.I13])/[.E13]" office:value-type="float" office:value="2.17410079920456" calcext:value-type="float">
            <text:p>2.174100799204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-79" calcext:value-type="float">
            <text:p>-7.90E+01</text:p>
          </table:table-cell>
          <table:table-cell table:formula="of:=[.B14]+100" office:value-type="float" office:value="21" calcext:value-type="float">
            <text:p>21</text:p>
          </table:table-cell>
          <table:table-cell office:value-type="float" office:value="6.07501" calcext:value-type="float">
            <text:p>6.07501E+00</text:p>
          </table:table-cell>
          <table:table-cell table:formula="of:=[.D14]/[.$D$105]" office:value-type="float" office:value="0.00970073683322354" calcext:value-type="float">
            <text:p>9.70074E-03</text:p>
          </table:table-cell>
          <table:table-cell/>
          <table:table-cell table:style-name="ce3" office:value-type="float" office:value="-79" calcext:value-type="float">
            <text:p>-7.90E+01</text:p>
          </table:table-cell>
          <table:table-cell table:style-name="ce4" table:formula="of:=[.G14]+100" office:value-type="float" office:value="21" calcext:value-type="float">
            <text:p>21</text:p>
          </table:table-cell>
          <table:table-cell office:value-type="float" office:value="0.009494345" calcext:value-type="float">
            <text:p>9.49435E-03</text:p>
          </table:table-cell>
          <table:table-cell/>
          <table:table-cell table:formula="of:=100*([.E14]-[.I14])/[.E14]" office:value-type="float" office:value="2.12758924164072" calcext:value-type="float">
            <text:p>2.127589241640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-77" calcext:value-type="float">
            <text:p>-7.70E+01</text:p>
          </table:table-cell>
          <table:table-cell table:formula="of:=[.B15]+100" office:value-type="float" office:value="23" calcext:value-type="float">
            <text:p>23</text:p>
          </table:table-cell>
          <table:table-cell office:value-type="float" office:value="6.06769" calcext:value-type="float">
            <text:p>6.06769E+00</text:p>
          </table:table-cell>
          <table:table-cell table:formula="of:=[.D15]/[.$D$105]" office:value-type="float" office:value="0.0096890480633912" calcext:value-type="float">
            <text:p>9.68905E-03</text:p>
          </table:table-cell>
          <table:table-cell/>
          <table:table-cell table:style-name="ce3" office:value-type="float" office:value="-77" calcext:value-type="float">
            <text:p>-7.70E+01</text:p>
          </table:table-cell>
          <table:table-cell table:style-name="ce4" table:formula="of:=[.G15]+100" office:value-type="float" office:value="23" calcext:value-type="float">
            <text:p>23</text:p>
          </table:table-cell>
          <table:table-cell office:value-type="float" office:value="0.009516783" calcext:value-type="float">
            <text:p>9.51678E-03</text:p>
          </table:table-cell>
          <table:table-cell/>
          <table:table-cell table:formula="of:=100*([.E15]-[.I15])/[.E15]" office:value-type="float" office:value="1.7779358948799" calcext:value-type="float">
            <text:p>1.77793589487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-75" calcext:value-type="float">
            <text:p>-7.50E+01</text:p>
          </table:table-cell>
          <table:table-cell table:formula="of:=[.B16]+100" office:value-type="float" office:value="25" calcext:value-type="float">
            <text:p>25</text:p>
          </table:table-cell>
          <table:table-cell office:value-type="float" office:value="6.06967" calcext:value-type="float">
            <text:p>6.06967E+00</text:p>
          </table:table-cell>
          <table:table-cell table:formula="of:=[.D16]/[.$D$105]" office:value-type="float" office:value="0.00969220977982126" calcext:value-type="float">
            <text:p>9.69221E-03</text:p>
          </table:table-cell>
          <table:table-cell/>
          <table:table-cell table:style-name="ce3" office:value-type="float" office:value="-75" calcext:value-type="float">
            <text:p>-7.50E+01</text:p>
          </table:table-cell>
          <table:table-cell table:style-name="ce4" table:formula="of:=[.G16]+100" office:value-type="float" office:value="25" calcext:value-type="float">
            <text:p>25</text:p>
          </table:table-cell>
          <table:table-cell office:value-type="float" office:value="0.009541281" calcext:value-type="float">
            <text:p>9.54128E-03</text:p>
          </table:table-cell>
          <table:table-cell/>
          <table:table-cell table:formula="of:=100*([.E16]-[.I16])/[.E16]" office:value-type="float" office:value="1.55721742770659" calcext:value-type="float">
            <text:p>1.557217427706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-73" calcext:value-type="float">
            <text:p>-7.30E+01</text:p>
          </table:table-cell>
          <table:table-cell table:formula="of:=[.B17]+100" office:value-type="float" office:value="27" calcext:value-type="float">
            <text:p>27</text:p>
          </table:table-cell>
          <table:table-cell office:value-type="float" office:value="6.06626" calcext:value-type="float">
            <text:p>6.06626E+00</text:p>
          </table:table-cell>
          <table:table-cell table:formula="of:=[.D17]/[.$D$105]" office:value-type="float" office:value="0.00968676460152504" calcext:value-type="float">
            <text:p>9.68676E-03</text:p>
          </table:table-cell>
          <table:table-cell/>
          <table:table-cell table:style-name="ce3" office:value-type="float" office:value="-73" calcext:value-type="float">
            <text:p>-7.30E+01</text:p>
          </table:table-cell>
          <table:table-cell table:style-name="ce4" table:formula="of:=[.G17]+100" office:value-type="float" office:value="27" calcext:value-type="float">
            <text:p>27</text:p>
          </table:table-cell>
          <table:table-cell office:value-type="float" office:value="0.009567845" calcext:value-type="float">
            <text:p>9.56785E-03</text:p>
          </table:table-cell>
          <table:table-cell/>
          <table:table-cell table:formula="of:=100*([.E17]-[.I17])/[.E17]" office:value-type="float" office:value="1.22765037055119" calcext:value-type="float">
            <text:p>1.227650370551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-71" calcext:value-type="float">
            <text:p>-7.10E+01</text:p>
          </table:table-cell>
          <table:table-cell table:formula="of:=[.B18]+100" office:value-type="float" office:value="29" calcext:value-type="float">
            <text:p>29</text:p>
          </table:table-cell>
          <table:table-cell office:value-type="float" office:value="6.07036" calcext:value-type="float">
            <text:p>6.07036E+00</text:p>
          </table:table-cell>
          <table:table-cell table:formula="of:=[.D18]/[.$D$105]" office:value-type="float" office:value="0.00969331159009234" calcext:value-type="float">
            <text:p>9.69331E-03</text:p>
          </table:table-cell>
          <table:table-cell/>
          <table:table-cell table:style-name="ce3" office:value-type="float" office:value="-71" calcext:value-type="float">
            <text:p>-7.10E+01</text:p>
          </table:table-cell>
          <table:table-cell table:style-name="ce4" table:formula="of:=[.G18]+100" office:value-type="float" office:value="29" calcext:value-type="float">
            <text:p>29</text:p>
          </table:table-cell>
          <table:table-cell office:value-type="float" office:value="0.00959648" calcext:value-type="float">
            <text:p>9.59648E-03</text:p>
          </table:table-cell>
          <table:table-cell/>
          <table:table-cell table:formula="of:=100*([.E18]-[.I18])/[.E18]" office:value-type="float" office:value="0.998952619982966" calcext:value-type="float">
            <text:p>0.9989526199829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-69" calcext:value-type="float">
            <text:p>-6.90E+01</text:p>
          </table:table-cell>
          <table:table-cell table:formula="of:=[.B19]+100" office:value-type="float" office:value="31" calcext:value-type="float">
            <text:p>31</text:p>
          </table:table-cell>
          <table:table-cell office:value-type="float" office:value="6.07314" calcext:value-type="float">
            <text:p>6.07314E+00</text:p>
          </table:table-cell>
          <table:table-cell table:formula="of:=[.D19]/[.$D$105]" office:value-type="float" office:value="0.00969775076770627" calcext:value-type="float">
            <text:p>9.69775E-03</text:p>
          </table:table-cell>
          <table:table-cell/>
          <table:table-cell table:style-name="ce3" office:value-type="float" office:value="-69" calcext:value-type="float">
            <text:p>-6.90E+01</text:p>
          </table:table-cell>
          <table:table-cell table:style-name="ce4" table:formula="of:=[.G19]+100" office:value-type="float" office:value="31" calcext:value-type="float">
            <text:p>31</text:p>
          </table:table-cell>
          <table:table-cell office:value-type="float" office:value="0.009627192" calcext:value-type="float">
            <text:p>9.62719E-03</text:p>
          </table:table-cell>
          <table:table-cell/>
          <table:table-cell table:formula="of:=100*([.E19]-[.I19])/[.E19]" office:value-type="float" office:value="0.727578687021193" calcext:value-type="float">
            <text:p>0.7275786870211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-67" calcext:value-type="float">
            <text:p>-6.70E+01</text:p>
          </table:table-cell>
          <table:table-cell table:formula="of:=[.B20]+100" office:value-type="float" office:value="33" calcext:value-type="float">
            <text:p>33</text:p>
          </table:table-cell>
          <table:table-cell office:value-type="float" office:value="6.0695" calcext:value-type="float">
            <text:p>6.06950E+00</text:p>
          </table:table-cell>
          <table:table-cell table:formula="of:=[.D20]/[.$D$105]" office:value-type="float" office:value="0.00969193831931969" calcext:value-type="float">
            <text:p>9.69194E-03</text:p>
          </table:table-cell>
          <table:table-cell/>
          <table:table-cell table:style-name="ce3" office:value-type="float" office:value="-67" calcext:value-type="float">
            <text:p>-6.70E+01</text:p>
          </table:table-cell>
          <table:table-cell table:style-name="ce4" table:formula="of:=[.G20]+100" office:value-type="float" office:value="33" calcext:value-type="float">
            <text:p>33</text:p>
          </table:table-cell>
          <table:table-cell office:value-type="float" office:value="0.009659988" calcext:value-type="float">
            <text:p>9.65999E-03</text:p>
          </table:table-cell>
          <table:table-cell/>
          <table:table-cell table:formula="of:=100*([.E20]-[.I20])/[.E20]" office:value-type="float" office:value="0.32965871497549" calcext:value-type="float">
            <text:p>0.329658714975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-65" calcext:value-type="float">
            <text:p>-6.50E+01</text:p>
          </table:table-cell>
          <table:table-cell table:formula="of:=[.B21]+100" office:value-type="float" office:value="35" calcext:value-type="float">
            <text:p>35</text:p>
          </table:table-cell>
          <table:table-cell office:value-type="float" office:value="6.06812" calcext:value-type="float">
            <text:p>6.06812E+00</text:p>
          </table:table-cell>
          <table:table-cell table:formula="of:=[.D21]/[.$D$105]" office:value-type="float" office:value="0.00968973469877753" calcext:value-type="float">
            <text:p>9.68973E-03</text:p>
          </table:table-cell>
          <table:table-cell/>
          <table:table-cell table:style-name="ce3" office:value-type="float" office:value="-65" calcext:value-type="float">
            <text:p>-6.50E+01</text:p>
          </table:table-cell>
          <table:table-cell table:style-name="ce4" table:formula="of:=[.G21]+100" office:value-type="float" office:value="35" calcext:value-type="float">
            <text:p>35</text:p>
          </table:table-cell>
          <table:table-cell office:value-type="float" office:value="0.009694876" calcext:value-type="float">
            <text:p>9.69488E-03</text:p>
          </table:table-cell>
          <table:table-cell/>
          <table:table-cell table:formula="of:=100*([.E21]-[.I21])/[.E21]" office:value-type="float" office:value="-0.0530592568558441" calcext:value-type="float">
            <text:p>-0.0530592568558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-63" calcext:value-type="float">
            <text:p>-6.30E+01</text:p>
          </table:table-cell>
          <table:table-cell table:formula="of:=[.B22]+100" office:value-type="float" office:value="37" calcext:value-type="float">
            <text:p>37</text:p>
          </table:table-cell>
          <table:table-cell office:value-type="float" office:value="6.06885" calcext:value-type="float">
            <text:p>6.06885E+00</text:p>
          </table:table-cell>
          <table:table-cell table:formula="of:=[.D22]/[.$D$105]" office:value-type="float" office:value="0.0096909003821078" calcext:value-type="float">
            <text:p>9.69090E-03</text:p>
          </table:table-cell>
          <table:table-cell/>
          <table:table-cell table:style-name="ce3" office:value-type="float" office:value="-63" calcext:value-type="float">
            <text:p>-6.30E+01</text:p>
          </table:table-cell>
          <table:table-cell table:style-name="ce4" table:formula="of:=[.G22]+100" office:value-type="float" office:value="37" calcext:value-type="float">
            <text:p>37</text:p>
          </table:table-cell>
          <table:table-cell office:value-type="float" office:value="0.009731862" calcext:value-type="float">
            <text:p>9.73186E-03</text:p>
          </table:table-cell>
          <table:table-cell/>
          <table:table-cell table:formula="of:=100*([.E22]-[.I22])/[.E22]" office:value-type="float" office:value="-0.422681239896212" calcext:value-type="float">
            <text:p>-0.4226812398962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-61" calcext:value-type="float">
            <text:p>-6.10E+01</text:p>
          </table:table-cell>
          <table:table-cell table:formula="of:=[.B23]+100" office:value-type="float" office:value="39" calcext:value-type="float">
            <text:p>39</text:p>
          </table:table-cell>
          <table:table-cell office:value-type="float" office:value="6.0694" calcext:value-type="float">
            <text:p>6.06940E+00</text:p>
          </table:table-cell>
          <table:table-cell table:formula="of:=[.D23]/[.$D$105]" office:value-type="float" office:value="0.00969177863667171" calcext:value-type="float">
            <text:p>9.69178E-03</text:p>
          </table:table-cell>
          <table:table-cell/>
          <table:table-cell table:style-name="ce3" office:value-type="float" office:value="-61" calcext:value-type="float">
            <text:p>-6.10E+01</text:p>
          </table:table-cell>
          <table:table-cell table:style-name="ce4" table:formula="of:=[.G23]+100" office:value-type="float" office:value="39" calcext:value-type="float">
            <text:p>39</text:p>
          </table:table-cell>
          <table:table-cell office:value-type="float" office:value="0.009770954" calcext:value-type="float">
            <text:p>9.77095E-03</text:p>
          </table:table-cell>
          <table:table-cell/>
          <table:table-cell table:formula="of:=100*([.E23]-[.I23])/[.E23]" office:value-type="float" office:value="-0.816933261648282" calcext:value-type="float">
            <text:p>-0.8169332616482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float" office:value="-59" calcext:value-type="float">
            <text:p>-5.90E+01</text:p>
          </table:table-cell>
          <table:table-cell table:formula="of:=[.B24]+100" office:value-type="float" office:value="41" calcext:value-type="float">
            <text:p>41</text:p>
          </table:table-cell>
          <table:table-cell office:value-type="float" office:value="6.07395" calcext:value-type="float">
            <text:p>6.07395E+00</text:p>
          </table:table-cell>
          <table:table-cell table:formula="of:=[.D24]/[.$D$105]" office:value-type="float" office:value="0.00969904419715493" calcext:value-type="float">
            <text:p>9.69904E-03</text:p>
          </table:table-cell>
          <table:table-cell/>
          <table:table-cell table:style-name="ce3" office:value-type="float" office:value="-59" calcext:value-type="float">
            <text:p>-5.90E+01</text:p>
          </table:table-cell>
          <table:table-cell table:style-name="ce4" table:formula="of:=[.G24]+100" office:value-type="float" office:value="41" calcext:value-type="float">
            <text:p>41</text:p>
          </table:table-cell>
          <table:table-cell office:value-type="float" office:value="0.009812162" calcext:value-type="float">
            <text:p>9.81216E-03</text:p>
          </table:table-cell>
          <table:table-cell/>
          <table:table-cell table:formula="of:=100*([.E24]-[.I24])/[.E24]" office:value-type="float" office:value="-1.16627783671979" calcext:value-type="float">
            <text:p>-1.1662778367197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-57" calcext:value-type="float">
            <text:p>-5.70E+01</text:p>
          </table:table-cell>
          <table:table-cell table:formula="of:=[.B25]+100" office:value-type="float" office:value="43" calcext:value-type="float">
            <text:p>43</text:p>
          </table:table-cell>
          <table:table-cell office:value-type="float" office:value="6.07624" calcext:value-type="float">
            <text:p>6.07624E+00</text:p>
          </table:table-cell>
          <table:table-cell table:formula="of:=[.D25]/[.$D$105]" office:value-type="float" office:value="0.00970270092979374" calcext:value-type="float">
            <text:p>9.70270E-03</text:p>
          </table:table-cell>
          <table:table-cell/>
          <table:table-cell table:style-name="ce3" office:value-type="float" office:value="-57" calcext:value-type="float">
            <text:p>-5.70E+01</text:p>
          </table:table-cell>
          <table:table-cell table:style-name="ce4" table:formula="of:=[.G25]+100" office:value-type="float" office:value="43" calcext:value-type="float">
            <text:p>43</text:p>
          </table:table-cell>
          <table:table-cell office:value-type="float" office:value="0.009855494" calcext:value-type="float">
            <text:p>9.85549E-03</text:p>
          </table:table-cell>
          <table:table-cell/>
          <table:table-cell table:formula="of:=100*([.E25]-[.I25])/[.E25]" office:value-type="float" office:value="-1.57474780797468" calcext:value-type="float">
            <text:p>-1.574747807974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-55" calcext:value-type="float">
            <text:p>-5.50E+01</text:p>
          </table:table-cell>
          <table:table-cell table:formula="of:=[.B26]+100" office:value-type="float" office:value="45" calcext:value-type="float">
            <text:p>45</text:p>
          </table:table-cell>
          <table:table-cell office:value-type="float" office:value="6.07437" calcext:value-type="float">
            <text:p>6.07437E+00</text:p>
          </table:table-cell>
          <table:table-cell table:formula="of:=[.D26]/[.$D$105]" office:value-type="float" office:value="0.00969971486427645" calcext:value-type="float">
            <text:p>9.69971E-03</text:p>
          </table:table-cell>
          <table:table-cell/>
          <table:table-cell table:style-name="ce3" office:value-type="float" office:value="-55" calcext:value-type="float">
            <text:p>-5.50E+01</text:p>
          </table:table-cell>
          <table:table-cell table:style-name="ce4" table:formula="of:=[.G26]+100" office:value-type="float" office:value="45" calcext:value-type="float">
            <text:p>45</text:p>
          </table:table-cell>
          <table:table-cell office:value-type="float" office:value="0.009900959" calcext:value-type="float">
            <text:p>9.90096E-03</text:p>
          </table:table-cell>
          <table:table-cell/>
          <table:table-cell table:formula="of:=100*([.E26]-[.I26])/[.E26]" office:value-type="float" office:value="-2.07474279955093" calcext:value-type="float">
            <text:p>-2.074742799550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float" office:value="-53" calcext:value-type="float">
            <text:p>-5.30E+01</text:p>
          </table:table-cell>
          <table:table-cell table:formula="of:=[.B27]+100" office:value-type="float" office:value="47" calcext:value-type="float">
            <text:p>47</text:p>
          </table:table-cell>
          <table:table-cell office:value-type="float" office:value="6.07182" calcext:value-type="float">
            <text:p>6.07182E+00</text:p>
          </table:table-cell>
          <table:table-cell table:formula="of:=[.D27]/[.$D$105]" office:value-type="float" office:value="0.00969564295675289" calcext:value-type="float">
            <text:p>9.69564E-03</text:p>
          </table:table-cell>
          <table:table-cell/>
          <table:table-cell table:style-name="ce3" office:value-type="float" office:value="-53" calcext:value-type="float">
            <text:p>-5.30E+01</text:p>
          </table:table-cell>
          <table:table-cell table:style-name="ce4" table:formula="of:=[.G27]+100" office:value-type="float" office:value="47" calcext:value-type="float">
            <text:p>47</text:p>
          </table:table-cell>
          <table:table-cell office:value-type="float" office:value="0.009948568" calcext:value-type="float">
            <text:p>9.94857E-03</text:p>
          </table:table-cell>
          <table:table-cell/>
          <table:table-cell table:formula="of:=100*([.E27]-[.I27])/[.E27]" office:value-type="float" office:value="-2.60864642371088" calcext:value-type="float">
            <text:p>-2.6086464237108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-51" calcext:value-type="float">
            <text:p>-5.10E+01</text:p>
          </table:table-cell>
          <table:table-cell table:formula="of:=[.B28]+100" office:value-type="float" office:value="49" calcext:value-type="float">
            <text:p>49</text:p>
          </table:table-cell>
          <table:table-cell office:value-type="float" office:value="6.0863" calcext:value-type="float">
            <text:p>6.08630E+00</text:p>
          </table:table-cell>
          <table:table-cell table:formula="of:=[.D28]/[.$D$105]" office:value-type="float" office:value="0.00971876500418081" calcext:value-type="float">
            <text:p>9.71877E-03</text:p>
          </table:table-cell>
          <table:table-cell/>
          <table:table-cell table:style-name="ce3" office:value-type="float" office:value="-51" calcext:value-type="float">
            <text:p>-5.10E+01</text:p>
          </table:table-cell>
          <table:table-cell table:style-name="ce4" table:formula="of:=[.G28]+100" office:value-type="float" office:value="49" calcext:value-type="float">
            <text:p>49</text:p>
          </table:table-cell>
          <table:table-cell office:value-type="float" office:value="0.00999833" calcext:value-type="float">
            <text:p>9.99833E-03</text:p>
          </table:table-cell>
          <table:table-cell/>
          <table:table-cell table:formula="of:=100*([.E28]-[.I28])/[.E28]" office:value-type="float" office:value="-2.87654857071786" calcext:value-type="float">
            <text:p>-2.8765485707178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float" office:value="-49" calcext:value-type="float">
            <text:p>-4.90E+01</text:p>
          </table:table-cell>
          <table:table-cell table:formula="of:=[.B29]+100" office:value-type="float" office:value="51" calcext:value-type="float">
            <text:p>51</text:p>
          </table:table-cell>
          <table:table-cell office:value-type="float" office:value="6.07606" calcext:value-type="float">
            <text:p>6.07606E+00</text:p>
          </table:table-cell>
          <table:table-cell table:formula="of:=[.D29]/[.$D$105]" office:value-type="float" office:value="0.00970241350102736" calcext:value-type="float">
            <text:p>9.70241E-03</text:p>
          </table:table-cell>
          <table:table-cell/>
          <table:table-cell table:style-name="ce3" office:value-type="float" office:value="-49" calcext:value-type="float">
            <text:p>-4.90E+01</text:p>
          </table:table-cell>
          <table:table-cell table:style-name="ce4" table:formula="of:=[.G29]+100" office:value-type="float" office:value="51" calcext:value-type="float">
            <text:p>51</text:p>
          </table:table-cell>
          <table:table-cell office:value-type="float" office:value="0.01004695" calcext:value-type="float">
            <text:p>1.00470E-02</text:p>
          </table:table-cell>
          <table:table-cell/>
          <table:table-cell table:formula="of:=100*([.E29]-[.I29])/[.E29]" office:value-type="float" office:value="-3.55103911965981" calcext:value-type="float">
            <text:p>-3.5510391196598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float" office:value="-47" calcext:value-type="float">
            <text:p>-4.70E+01</text:p>
          </table:table-cell>
          <table:table-cell table:formula="of:=[.B30]+100" office:value-type="float" office:value="53" calcext:value-type="float">
            <text:p>53</text:p>
          </table:table-cell>
          <table:table-cell office:value-type="float" office:value="6.08014" calcext:value-type="float">
            <text:p>6.08014E+00</text:p>
          </table:table-cell>
          <table:table-cell table:formula="of:=[.D30]/[.$D$105]" office:value-type="float" office:value="0.00970892855306506" calcext:value-type="float">
            <text:p>9.70893E-03</text:p>
          </table:table-cell>
          <table:table-cell/>
          <table:table-cell table:style-name="ce3" office:value-type="float" office:value="-47" calcext:value-type="float">
            <text:p>-4.70E+01</text:p>
          </table:table-cell>
          <table:table-cell table:style-name="ce4" table:formula="of:=[.G30]+100" office:value-type="float" office:value="53" calcext:value-type="float">
            <text:p>53</text:p>
          </table:table-cell>
          <table:table-cell office:value-type="float" office:value="0.01009052" calcext:value-type="float">
            <text:p>1.00905E-02</text:p>
          </table:table-cell>
          <table:table-cell/>
          <table:table-cell table:formula="of:=100*([.E30]-[.I30])/[.E30]" office:value-type="float" office:value="-3.93031470825346" calcext:value-type="float">
            <text:p>-3.9303147082534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-45" calcext:value-type="float">
            <text:p>-4.50E+01</text:p>
          </table:table-cell>
          <table:table-cell table:formula="of:=[.B31]+100" office:value-type="float" office:value="55" calcext:value-type="float">
            <text:p>55</text:p>
          </table:table-cell>
          <table:table-cell office:value-type="float" office:value="6.09469" calcext:value-type="float">
            <text:p>6.09469E+00</text:p>
          </table:table-cell>
          <table:table-cell table:formula="of:=[.D31]/[.$D$105]" office:value-type="float" office:value="0.00973216237834657" calcext:value-type="float">
            <text:p>9.73216E-03</text:p>
          </table:table-cell>
          <table:table-cell/>
          <table:table-cell table:style-name="ce3" office:value-type="float" office:value="-45" calcext:value-type="float">
            <text:p>-4.50E+01</text:p>
          </table:table-cell>
          <table:table-cell table:style-name="ce4" table:formula="of:=[.G31]+100" office:value-type="float" office:value="55" calcext:value-type="float">
            <text:p>55</text:p>
          </table:table-cell>
          <table:table-cell office:value-type="float" office:value="0.01013232" calcext:value-type="float">
            <text:p>1.01323E-02</text:p>
          </table:table-cell>
          <table:table-cell/>
          <table:table-cell table:formula="of:=100*([.E31]-[.I31])/[.E31]" office:value-type="float" office:value="-4.1117030943067" calcext:value-type="float">
            <text:p>-4.11170309430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float" office:value="-43" calcext:value-type="float">
            <text:p>-4.30E+01</text:p>
          </table:table-cell>
          <table:table-cell table:formula="of:=[.B32]+100" office:value-type="float" office:value="57" calcext:value-type="float">
            <text:p>57</text:p>
          </table:table-cell>
          <table:table-cell office:value-type="float" office:value="6.09602" calcext:value-type="float">
            <text:p>6.09602E+00</text:p>
          </table:table-cell>
          <table:table-cell table:formula="of:=[.D32]/[.$D$105]" office:value-type="float" office:value="0.00973428615756474" calcext:value-type="float">
            <text:p>9.73429E-03</text:p>
          </table:table-cell>
          <table:table-cell/>
          <table:table-cell table:style-name="ce3" office:value-type="float" office:value="-43" calcext:value-type="float">
            <text:p>-4.30E+01</text:p>
          </table:table-cell>
          <table:table-cell table:style-name="ce4" table:formula="of:=[.G32]+100" office:value-type="float" office:value="57" calcext:value-type="float">
            <text:p>57</text:p>
          </table:table-cell>
          <table:table-cell office:value-type="float" office:value="0.01017236" calcext:value-type="float">
            <text:p>1.01724E-02</text:p>
          </table:table-cell>
          <table:table-cell/>
          <table:table-cell table:formula="of:=100*([.E32]-[.I32])/[.E32]" office:value-type="float" office:value="-4.50031810596423" calcext:value-type="float">
            <text:p>-4.500318105964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-41" calcext:value-type="float">
            <text:p>-4.10E+01</text:p>
          </table:table-cell>
          <table:table-cell table:formula="of:=[.B33]+100" office:value-type="float" office:value="59" calcext:value-type="float">
            <text:p>59</text:p>
          </table:table-cell>
          <table:table-cell office:value-type="float" office:value="6.1001" calcext:value-type="float">
            <text:p>6.10010E+00</text:p>
          </table:table-cell>
          <table:table-cell table:formula="of:=[.D33]/[.$D$105]" office:value-type="float" office:value="0.00974080120960245" calcext:value-type="float">
            <text:p>9.74080E-03</text:p>
          </table:table-cell>
          <table:table-cell/>
          <table:table-cell table:style-name="ce3" office:value-type="float" office:value="-41" calcext:value-type="float">
            <text:p>-4.10E+01</text:p>
          </table:table-cell>
          <table:table-cell table:style-name="ce4" table:formula="of:=[.G33]+100" office:value-type="float" office:value="59" calcext:value-type="float">
            <text:p>59</text:p>
          </table:table-cell>
          <table:table-cell office:value-type="float" office:value="0.01021063" calcext:value-type="float">
            <text:p>1.02106E-02</text:p>
          </table:table-cell>
          <table:table-cell/>
          <table:table-cell table:formula="of:=100*([.E33]-[.I33])/[.E33]" office:value-type="float" office:value="-4.82330744964182" calcext:value-type="float">
            <text:p>-4.823307449641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float" office:value="-39" calcext:value-type="float">
            <text:p>-3.90E+01</text:p>
          </table:table-cell>
          <table:table-cell table:formula="of:=[.B34]+100" office:value-type="float" office:value="61" calcext:value-type="float">
            <text:p>61</text:p>
          </table:table-cell>
          <table:table-cell office:value-type="float" office:value="6.10848" calcext:value-type="float">
            <text:p>6.10848E+00</text:p>
          </table:table-cell>
          <table:table-cell table:formula="of:=[.D34]/[.$D$105]" office:value-type="float" office:value="0.00975418261550341" calcext:value-type="float">
            <text:p>9.75418E-03</text:p>
          </table:table-cell>
          <table:table-cell/>
          <table:table-cell table:style-name="ce3" office:value-type="float" office:value="-39" calcext:value-type="float">
            <text:p>-3.90E+01</text:p>
          </table:table-cell>
          <table:table-cell table:style-name="ce4" table:formula="of:=[.G34]+100" office:value-type="float" office:value="61" calcext:value-type="float">
            <text:p>61</text:p>
          </table:table-cell>
          <table:table-cell office:value-type="float" office:value="0.01024712" calcext:value-type="float">
            <text:p>1.02471E-02</text:p>
          </table:table-cell>
          <table:table-cell/>
          <table:table-cell table:formula="of:=100*([.E34]-[.I34])/[.E34]" office:value-type="float" office:value="-5.05360012137883" calcext:value-type="float">
            <text:p>-5.053600121378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float" office:value="-37" calcext:value-type="float">
            <text:p>-3.70E+01</text:p>
          </table:table-cell>
          <table:table-cell table:formula="of:=[.B35]+100" office:value-type="float" office:value="63" calcext:value-type="float">
            <text:p>63</text:p>
          </table:table-cell>
          <table:table-cell office:value-type="float" office:value="6.11962" calcext:value-type="float">
            <text:p>6.11962E+00</text:p>
          </table:table-cell>
          <table:table-cell table:formula="of:=[.D35]/[.$D$105]" office:value-type="float" office:value="0.0097719712624887" calcext:value-type="float">
            <text:p>9.77197E-03</text:p>
          </table:table-cell>
          <table:table-cell/>
          <table:table-cell table:style-name="ce3" office:value-type="float" office:value="-37" calcext:value-type="float">
            <text:p>-3.70E+01</text:p>
          </table:table-cell>
          <table:table-cell table:style-name="ce4" table:formula="of:=[.G35]+100" office:value-type="float" office:value="63" calcext:value-type="float">
            <text:p>63</text:p>
          </table:table-cell>
          <table:table-cell office:value-type="float" office:value="0.01028182" calcext:value-type="float">
            <text:p>1.02818E-02</text:p>
          </table:table-cell>
          <table:table-cell/>
          <table:table-cell table:formula="of:=100*([.E35]-[.I35])/[.E35]" office:value-type="float" office:value="-5.21746046745389" calcext:value-type="float">
            <text:p>-5.2174604674538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float" office:value="-35" calcext:value-type="float">
            <text:p>-3.50E+01</text:p>
          </table:table-cell>
          <table:table-cell table:formula="of:=[.B36]+100" office:value-type="float" office:value="65" calcext:value-type="float">
            <text:p>65</text:p>
          </table:table-cell>
          <table:table-cell office:value-type="float" office:value="6.1244" calcext:value-type="float">
            <text:p>6.12440E+00</text:p>
          </table:table-cell>
          <table:table-cell table:formula="of:=[.D36]/[.$D$105]" office:value-type="float" office:value="0.00977960409306228" calcext:value-type="float">
            <text:p>9.77960E-03</text:p>
          </table:table-cell>
          <table:table-cell/>
          <table:table-cell table:style-name="ce3" office:value-type="float" office:value="-35" calcext:value-type="float">
            <text:p>-3.50E+01</text:p>
          </table:table-cell>
          <table:table-cell table:style-name="ce4" table:formula="of:=[.G36]+100" office:value-type="float" office:value="65" calcext:value-type="float">
            <text:p>65</text:p>
          </table:table-cell>
          <table:table-cell office:value-type="float" office:value="0.01031473" calcext:value-type="float">
            <text:p>1.03147E-02</text:p>
          </table:table-cell>
          <table:table-cell/>
          <table:table-cell table:formula="of:=100*([.E36]-[.I36])/[.E36]" office:value-type="float" office:value="-5.47185654803084" calcext:value-type="float">
            <text:p>-5.4718565480308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float" office:value="-33" calcext:value-type="float">
            <text:p>-3.30E+01</text:p>
          </table:table-cell>
          <table:table-cell table:formula="of:=[.B37]+100" office:value-type="float" office:value="67" calcext:value-type="float">
            <text:p>67</text:p>
          </table:table-cell>
          <table:table-cell office:value-type="float" office:value="6.13403" calcext:value-type="float">
            <text:p>6.13403E+00</text:p>
          </table:table-cell>
          <table:table-cell table:formula="of:=[.D37]/[.$D$105]" office:value-type="float" office:value="0.00979498153206303" calcext:value-type="float">
            <text:p>9.79498E-03</text:p>
          </table:table-cell>
          <table:table-cell/>
          <table:table-cell table:style-name="ce3" office:value-type="float" office:value="-33" calcext:value-type="float">
            <text:p>-3.30E+01</text:p>
          </table:table-cell>
          <table:table-cell table:style-name="ce4" table:formula="of:=[.G37]+100" office:value-type="float" office:value="67" calcext:value-type="float">
            <text:p>67</text:p>
          </table:table-cell>
          <table:table-cell office:value-type="float" office:value="0.01034584" calcext:value-type="float">
            <text:p>1.03458E-02</text:p>
          </table:table-cell>
          <table:table-cell/>
          <table:table-cell table:formula="of:=100*([.E37]-[.I37])/[.E37]" office:value-type="float" office:value="-5.62388470191377" calcext:value-type="float">
            <text:p>-5.6238847019137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float" office:value="-31" calcext:value-type="float">
            <text:p>-3.10E+01</text:p>
          </table:table-cell>
          <table:table-cell table:formula="of:=[.B38]+100" office:value-type="float" office:value="69" calcext:value-type="float">
            <text:p>69</text:p>
          </table:table-cell>
          <table:table-cell office:value-type="float" office:value="6.13374" calcext:value-type="float">
            <text:p>6.13374E+00</text:p>
          </table:table-cell>
          <table:table-cell table:formula="of:=[.D38]/[.$D$105]" office:value-type="float" office:value="0.00979451845238388" calcext:value-type="float">
            <text:p>9.79452E-03</text:p>
          </table:table-cell>
          <table:table-cell/>
          <table:table-cell table:style-name="ce3" office:value-type="float" office:value="-31" calcext:value-type="float">
            <text:p>-3.10E+01</text:p>
          </table:table-cell>
          <table:table-cell table:style-name="ce4" table:formula="of:=[.G38]+100" office:value-type="float" office:value="69" calcext:value-type="float">
            <text:p>69</text:p>
          </table:table-cell>
          <table:table-cell office:value-type="float" office:value="0.01037515" calcext:value-type="float">
            <text:p>1.03752E-02</text:p>
          </table:table-cell>
          <table:table-cell/>
          <table:table-cell table:formula="of:=100*([.E38]-[.I38])/[.E38]" office:value-type="float" office:value="-5.92812755868362" calcext:value-type="float">
            <text:p>-5.9281275586836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float" office:value="-29" calcext:value-type="float">
            <text:p>-2.90E+01</text:p>
          </table:table-cell>
          <table:table-cell table:formula="of:=[.B39]+100" office:value-type="float" office:value="71" calcext:value-type="float">
            <text:p>71</text:p>
          </table:table-cell>
          <table:table-cell office:value-type="float" office:value="6.13307" calcext:value-type="float">
            <text:p>6.13307E+00</text:p>
          </table:table-cell>
          <table:table-cell table:formula="of:=[.D39]/[.$D$105]" office:value-type="float" office:value="0.00979344857864239" calcext:value-type="float">
            <text:p>9.79345E-03</text:p>
          </table:table-cell>
          <table:table-cell/>
          <table:table-cell table:style-name="ce3" office:value-type="float" office:value="-29" calcext:value-type="float">
            <text:p>-2.90E+01</text:p>
          </table:table-cell>
          <table:table-cell table:style-name="ce4" table:formula="of:=[.G39]+100" office:value-type="float" office:value="71" calcext:value-type="float">
            <text:p>71</text:p>
          </table:table-cell>
          <table:table-cell office:value-type="float" office:value="0.01040265" calcext:value-type="float">
            <text:p>1.04027E-02</text:p>
          </table:table-cell>
          <table:table-cell/>
          <table:table-cell table:formula="of:=100*([.E39]-[.I39])/[.E39]" office:value-type="float" office:value="-6.22049951521834" calcext:value-type="float">
            <text:p>-6.220499515218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float" office:value="-27" calcext:value-type="float">
            <text:p>-2.70E+01</text:p>
          </table:table-cell>
          <table:table-cell table:formula="of:=[.B40]+100" office:value-type="float" office:value="73" calcext:value-type="float">
            <text:p>73</text:p>
          </table:table-cell>
          <table:table-cell office:value-type="float" office:value="6.14131" calcext:value-type="float">
            <text:p>6.14131E+00</text:p>
          </table:table-cell>
          <table:table-cell table:formula="of:=[.D40]/[.$D$105]" office:value-type="float" office:value="0.00980660642883618" calcext:value-type="float">
            <text:p>9.80661E-03</text:p>
          </table:table-cell>
          <table:table-cell/>
          <table:table-cell table:style-name="ce3" office:value-type="float" office:value="-27" calcext:value-type="float">
            <text:p>-2.70E+01</text:p>
          </table:table-cell>
          <table:table-cell table:style-name="ce4" table:formula="of:=[.G40]+100" office:value-type="float" office:value="73" calcext:value-type="float">
            <text:p>73</text:p>
          </table:table-cell>
          <table:table-cell office:value-type="float" office:value="0.01042834" calcext:value-type="float">
            <text:p>1.04283E-02</text:p>
          </table:table-cell>
          <table:table-cell/>
          <table:table-cell table:formula="of:=100*([.E40]-[.I40])/[.E40]" office:value-type="float" office:value="-6.33994619520592" calcext:value-type="float">
            <text:p>-6.3399461952059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float" office:value="-25" calcext:value-type="float">
            <text:p>-2.50E+01</text:p>
          </table:table-cell>
          <table:table-cell table:formula="of:=[.B41]+100" office:value-type="float" office:value="75" calcext:value-type="float">
            <text:p>75</text:p>
          </table:table-cell>
          <table:table-cell office:value-type="float" office:value="6.1516" calcext:value-type="float">
            <text:p>6.15160E+00</text:p>
          </table:table-cell>
          <table:table-cell table:formula="of:=[.D41]/[.$D$105]" office:value-type="float" office:value="0.00982303777331362" calcext:value-type="float">
            <text:p>9.82304E-03</text:p>
          </table:table-cell>
          <table:table-cell/>
          <table:table-cell table:style-name="ce3" office:value-type="float" office:value="-25" calcext:value-type="float">
            <text:p>-2.50E+01</text:p>
          </table:table-cell>
          <table:table-cell table:style-name="ce4" table:formula="of:=[.G41]+100" office:value-type="float" office:value="75" calcext:value-type="float">
            <text:p>75</text:p>
          </table:table-cell>
          <table:table-cell office:value-type="float" office:value="0.01045221" calcext:value-type="float">
            <text:p>1.04522E-02</text:p>
          </table:table-cell>
          <table:table-cell/>
          <table:table-cell table:formula="of:=100*([.E41]-[.I41])/[.E41]" office:value-type="float" office:value="-6.40506777237143" calcext:value-type="float">
            <text:p>-6.4050677723714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float" office:value="-23" calcext:value-type="float">
            <text:p>-2.30E+01</text:p>
          </table:table-cell>
          <table:table-cell table:formula="of:=[.B42]+100" office:value-type="float" office:value="77" calcext:value-type="float">
            <text:p>77</text:p>
          </table:table-cell>
          <table:table-cell office:value-type="float" office:value="6.15772" calcext:value-type="float">
            <text:p>6.15772E+00</text:p>
          </table:table-cell>
          <table:table-cell table:formula="of:=[.D42]/[.$D$105]" office:value-type="float" office:value="0.00983281035137017" calcext:value-type="float">
            <text:p>9.83281E-03</text:p>
          </table:table-cell>
          <table:table-cell/>
          <table:table-cell table:style-name="ce3" office:value-type="float" office:value="-23" calcext:value-type="float">
            <text:p>-2.30E+01</text:p>
          </table:table-cell>
          <table:table-cell table:style-name="ce4" table:formula="of:=[.G42]+100" office:value-type="float" office:value="77" calcext:value-type="float">
            <text:p>77</text:p>
          </table:table-cell>
          <table:table-cell office:value-type="float" office:value="0.01047426" calcext:value-type="float">
            <text:p>1.04743E-02</text:p>
          </table:table-cell>
          <table:table-cell/>
          <table:table-cell table:formula="of:=100*([.E42]-[.I42])/[.E42]" office:value-type="float" office:value="-6.52356371889598" calcext:value-type="float">
            <text:p>-6.523563718895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-21" calcext:value-type="float">
            <text:p>-2.10E+01</text:p>
          </table:table-cell>
          <table:table-cell table:formula="of:=[.B43]+100" office:value-type="float" office:value="79" calcext:value-type="float">
            <text:p>79</text:p>
          </table:table-cell>
          <table:table-cell office:value-type="float" office:value="6.16895" calcext:value-type="float">
            <text:p>6.16895E+00</text:p>
          </table:table-cell>
          <table:table-cell table:formula="of:=[.D43]/[.$D$105]" office:value-type="float" office:value="0.00985074271273864" calcext:value-type="float">
            <text:p>9.85074E-03</text:p>
          </table:table-cell>
          <table:table-cell/>
          <table:table-cell table:style-name="ce3" office:value-type="float" office:value="-21" calcext:value-type="float">
            <text:p>-2.10E+01</text:p>
          </table:table-cell>
          <table:table-cell table:style-name="ce4" table:formula="of:=[.G43]+100" office:value-type="float" office:value="79" calcext:value-type="float">
            <text:p>79</text:p>
          </table:table-cell>
          <table:table-cell office:value-type="float" office:value="0.01049448" calcext:value-type="float">
            <text:p>1.04945E-02</text:p>
          </table:table-cell>
          <table:table-cell/>
          <table:table-cell table:formula="of:=100*([.E43]-[.I43])/[.E43]" office:value-type="float" office:value="-6.53491118419831" calcext:value-type="float">
            <text:p>-6.5349111841983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float" office:value="-19" calcext:value-type="float">
            <text:p>-1.90E+01</text:p>
          </table:table-cell>
          <table:table-cell table:formula="of:=[.B44]+100" office:value-type="float" office:value="81" calcext:value-type="float">
            <text:p>81</text:p>
          </table:table-cell>
          <table:table-cell office:value-type="float" office:value="6.17767" calcext:value-type="float">
            <text:p>6.17767E+00</text:p>
          </table:table-cell>
          <table:table-cell table:formula="of:=[.D44]/[.$D$105]" office:value-type="float" office:value="0.00986466703964275" calcext:value-type="float">
            <text:p>9.86467E-03</text:p>
          </table:table-cell>
          <table:table-cell/>
          <table:table-cell table:style-name="ce3" office:value-type="float" office:value="-19" calcext:value-type="float">
            <text:p>-1.90E+01</text:p>
          </table:table-cell>
          <table:table-cell table:style-name="ce4" table:formula="of:=[.G44]+100" office:value-type="float" office:value="81" calcext:value-type="float">
            <text:p>81</text:p>
          </table:table-cell>
          <table:table-cell office:value-type="float" office:value="0.01051288" calcext:value-type="float">
            <text:p>1.05129E-02</text:p>
          </table:table-cell>
          <table:table-cell/>
          <table:table-cell table:formula="of:=100*([.E44]-[.I44])/[.E44]" office:value-type="float" office:value="-6.57105767231985" calcext:value-type="float">
            <text:p>-6.5710576723198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float" office:value="-17" calcext:value-type="float">
            <text:p>-1.70E+01</text:p>
          </table:table-cell>
          <table:table-cell table:formula="of:=[.B45]+100" office:value-type="float" office:value="83" calcext:value-type="float">
            <text:p>83</text:p>
          </table:table-cell>
          <table:table-cell office:value-type="float" office:value="6.19035" calcext:value-type="float">
            <text:p>6.19035E+00</text:p>
          </table:table-cell>
          <table:table-cell table:formula="of:=[.D45]/[.$D$105]" office:value-type="float" office:value="0.00988491479940698" calcext:value-type="float">
            <text:p>9.88491E-03</text:p>
          </table:table-cell>
          <table:table-cell/>
          <table:table-cell table:style-name="ce3" office:value-type="float" office:value="-17" calcext:value-type="float">
            <text:p>-1.70E+01</text:p>
          </table:table-cell>
          <table:table-cell table:style-name="ce4" table:formula="of:=[.G45]+100" office:value-type="float" office:value="83" calcext:value-type="float">
            <text:p>83</text:p>
          </table:table-cell>
          <table:table-cell office:value-type="float" office:value="0.01052945" calcext:value-type="float">
            <text:p>1.05295E-02</text:p>
          </table:table-cell>
          <table:table-cell/>
          <table:table-cell table:formula="of:=100*([.E45]-[.I45])/[.E45]" office:value-type="float" office:value="-6.52039206884911" calcext:value-type="float">
            <text:p>-6.520392068849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float" office:value="-15" calcext:value-type="float">
            <text:p>-1.50E+01</text:p>
          </table:table-cell>
          <table:table-cell table:formula="of:=[.B46]+100" office:value-type="float" office:value="85" calcext:value-type="float">
            <text:p>85</text:p>
          </table:table-cell>
          <table:table-cell office:value-type="float" office:value="6.19771" calcext:value-type="float">
            <text:p>6.19771E+00</text:p>
          </table:table-cell>
          <table:table-cell table:formula="of:=[.D46]/[.$D$105]" office:value-type="float" office:value="0.00989666744229851" calcext:value-type="float">
            <text:p>9.89667E-03</text:p>
          </table:table-cell>
          <table:table-cell/>
          <table:table-cell table:style-name="ce3" office:value-type="float" office:value="-15" calcext:value-type="float">
            <text:p>-1.50E+01</text:p>
          </table:table-cell>
          <table:table-cell table:style-name="ce4" table:formula="of:=[.G46]+100" office:value-type="float" office:value="85" calcext:value-type="float">
            <text:p>85</text:p>
          </table:table-cell>
          <table:table-cell office:value-type="float" office:value="0.01054418" calcext:value-type="float">
            <text:p>1.05442E-02</text:p>
          </table:table-cell>
          <table:table-cell/>
          <table:table-cell table:formula="of:=100*([.E46]-[.I46])/[.E46]" office:value-type="float" office:value="-6.54273331378205" calcext:value-type="float">
            <text:p>-6.542733313782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float" office:value="-13" calcext:value-type="float">
            <text:p>-1.30E+01</text:p>
          </table:table-cell>
          <table:table-cell table:formula="of:=[.B47]+100" office:value-type="float" office:value="87" calcext:value-type="float">
            <text:p>87</text:p>
          </table:table-cell>
          <table:table-cell office:value-type="float" office:value="6.2082" calcext:value-type="float">
            <text:p>6.20820E+00</text:p>
          </table:table-cell>
          <table:table-cell table:formula="of:=[.D47]/[.$D$105]" office:value-type="float" office:value="0.00991341815207192" calcext:value-type="float">
            <text:p>9.91342E-03</text:p>
          </table:table-cell>
          <table:table-cell/>
          <table:table-cell table:style-name="ce3" office:value-type="float" office:value="-13" calcext:value-type="float">
            <text:p>-1.30E+01</text:p>
          </table:table-cell>
          <table:table-cell table:style-name="ce4" table:formula="of:=[.G47]+100" office:value-type="float" office:value="87" calcext:value-type="float">
            <text:p>87</text:p>
          </table:table-cell>
          <table:table-cell office:value-type="float" office:value="0.01055708" calcext:value-type="float">
            <text:p>1.05571E-02</text:p>
          </table:table-cell>
          <table:table-cell/>
          <table:table-cell table:formula="of:=100*([.E47]-[.I47])/[.E47]" office:value-type="float" office:value="-6.49283464143554" calcext:value-type="float">
            <text:p>-6.492834641435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float" office:value="-11" calcext:value-type="float">
            <text:p>-1.10E+01</text:p>
          </table:table-cell>
          <table:table-cell table:formula="of:=[.B48]+100" office:value-type="float" office:value="89" calcext:value-type="float">
            <text:p>89</text:p>
          </table:table-cell>
          <table:table-cell office:value-type="float" office:value="6.23126" calcext:value-type="float">
            <text:p>6.23126E+00</text:p>
          </table:table-cell>
          <table:table-cell table:formula="of:=[.D48]/[.$D$105]" office:value-type="float" office:value="0.00995024097069676" calcext:value-type="float">
            <text:p>9.95024E-03</text:p>
          </table:table-cell>
          <table:table-cell/>
          <table:table-cell table:style-name="ce3" office:value-type="float" office:value="-11" calcext:value-type="float">
            <text:p>-1.10E+01</text:p>
          </table:table-cell>
          <table:table-cell table:style-name="ce4" table:formula="of:=[.G48]+100" office:value-type="float" office:value="89" calcext:value-type="float">
            <text:p>89</text:p>
          </table:table-cell>
          <table:table-cell office:value-type="float" office:value="0.01056814" calcext:value-type="float">
            <text:p>1.05681E-02</text:p>
          </table:table-cell>
          <table:table-cell/>
          <table:table-cell table:formula="of:=100*([.E48]-[.I48])/[.E48]" office:value-type="float" office:value="-6.20989010339484" calcext:value-type="float">
            <text:p>-6.209890103394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float" office:value="-9" calcext:value-type="float">
            <text:p>-9.00E+00</text:p>
          </table:table-cell>
          <table:table-cell table:formula="of:=[.B49]+100" office:value-type="float" office:value="91" calcext:value-type="float">
            <text:p>91</text:p>
          </table:table-cell>
          <table:table-cell office:value-type="float" office:value="6.23301" calcext:value-type="float">
            <text:p>6.23301E+00</text:p>
          </table:table-cell>
          <table:table-cell table:formula="of:=[.D49]/[.$D$105]" office:value-type="float" office:value="0.00995303541703646" calcext:value-type="float">
            <text:p>9.95304E-03</text:p>
          </table:table-cell>
          <table:table-cell/>
          <table:table-cell table:style-name="ce3" office:value-type="float" office:value="-9" calcext:value-type="float">
            <text:p>-9.00E+00</text:p>
          </table:table-cell>
          <table:table-cell table:style-name="ce4" table:formula="of:=[.G49]+100" office:value-type="float" office:value="91" calcext:value-type="float">
            <text:p>91</text:p>
          </table:table-cell>
          <table:table-cell office:value-type="float" office:value="0.01057735" calcext:value-type="float">
            <text:p>1.05774E-02</text:p>
          </table:table-cell>
          <table:table-cell/>
          <table:table-cell table:formula="of:=100*([.E49]-[.I49])/[.E49]" office:value-type="float" office:value="-6.27260485675463" calcext:value-type="float">
            <text:p>-6.2726048567546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float" office:value="-7" calcext:value-type="float">
            <text:p>-7.00E+00</text:p>
          </table:table-cell>
          <table:table-cell table:formula="of:=[.B50]+100" office:value-type="float" office:value="93" calcext:value-type="float">
            <text:p>93</text:p>
          </table:table-cell>
          <table:table-cell office:value-type="float" office:value="6.23744" calcext:value-type="float">
            <text:p>6.23744E+00</text:p>
          </table:table-cell>
          <table:table-cell table:formula="of:=[.D50]/[.$D$105]" office:value-type="float" office:value="0.0099601093583421" calcext:value-type="float">
            <text:p>9.96011E-03</text:p>
          </table:table-cell>
          <table:table-cell/>
          <table:table-cell table:style-name="ce3" office:value-type="float" office:value="-7" calcext:value-type="float">
            <text:p>-7.00E+00</text:p>
          </table:table-cell>
          <table:table-cell table:style-name="ce4" table:formula="of:=[.G50]+100" office:value-type="float" office:value="93" calcext:value-type="float">
            <text:p>93</text:p>
          </table:table-cell>
          <table:table-cell office:value-type="float" office:value="0.01058473" calcext:value-type="float">
            <text:p>1.05847E-02</text:p>
          </table:table-cell>
          <table:table-cell/>
          <table:table-cell table:formula="of:=100*([.E50]-[.I50])/[.E50]" office:value-type="float" office:value="-6.27122272643266" calcext:value-type="float">
            <text:p>-6.2712227264326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float" office:value="-5" calcext:value-type="float">
            <text:p>-5.00E+00</text:p>
          </table:table-cell>
          <table:table-cell table:formula="of:=[.B51]+100" office:value-type="float" office:value="95" calcext:value-type="float">
            <text:p>95</text:p>
          </table:table-cell>
          <table:table-cell office:value-type="float" office:value="6.25994" calcext:value-type="float">
            <text:p>6.25994E+00</text:p>
          </table:table-cell>
          <table:table-cell table:formula="of:=[.D51]/[.$D$105]" office:value-type="float" office:value="0.00999603795413825" calcext:value-type="float">
            <text:p>9.99604E-03</text:p>
          </table:table-cell>
          <table:table-cell/>
          <table:table-cell table:style-name="ce3" office:value-type="float" office:value="-5" calcext:value-type="float">
            <text:p>-5.00E+00</text:p>
          </table:table-cell>
          <table:table-cell table:style-name="ce4" table:formula="of:=[.G51]+100" office:value-type="float" office:value="95" calcext:value-type="float">
            <text:p>95</text:p>
          </table:table-cell>
          <table:table-cell office:value-type="float" office:value="0.01059026" calcext:value-type="float">
            <text:p>1.05903E-02</text:p>
          </table:table-cell>
          <table:table-cell/>
          <table:table-cell table:formula="of:=100*([.E51]-[.I51])/[.E51]" office:value-type="float" office:value="-5.94457572678334" calcext:value-type="float">
            <text:p>-5.9445757267833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float" office:value="-3" calcext:value-type="float">
            <text:p>-3.00E+00</text:p>
          </table:table-cell>
          <table:table-cell table:formula="of:=[.B52]+100" office:value-type="float" office:value="97" calcext:value-type="float">
            <text:p>97</text:p>
          </table:table-cell>
          <table:table-cell office:value-type="float" office:value="6.2746" calcext:value-type="float">
            <text:p>6.27460E+00</text:p>
          </table:table-cell>
          <table:table-cell table:formula="of:=[.D52]/[.$D$105]" office:value-type="float" office:value="0.0100194474303325" calcext:value-type="float">
            <text:p>1.00194E-02</text:p>
          </table:table-cell>
          <table:table-cell/>
          <table:table-cell table:style-name="ce3" office:value-type="float" office:value="-3" calcext:value-type="float">
            <text:p>-3.00E+00</text:p>
          </table:table-cell>
          <table:table-cell table:style-name="ce4" table:formula="of:=[.G52]+100" office:value-type="float" office:value="97" calcext:value-type="float">
            <text:p>97</text:p>
          </table:table-cell>
          <table:table-cell office:value-type="float" office:value="0.01059395" calcext:value-type="float">
            <text:p>1.05940E-02</text:p>
          </table:table-cell>
          <table:table-cell/>
          <table:table-cell table:formula="of:=100*([.E52]-[.I52])/[.E52]" office:value-type="float" office:value="-5.73387478363561" calcext:value-type="float">
            <text:p>-5.733874783635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-1" calcext:value-type="float">
            <text:p>-1.00E+00</text:p>
          </table:table-cell>
          <table:table-cell table:formula="of:=[.B53]+100" office:value-type="float" office:value="99" calcext:value-type="float">
            <text:p>99</text:p>
          </table:table-cell>
          <table:table-cell office:value-type="float" office:value="6.28543" calcext:value-type="float">
            <text:p>6.28543E+00</text:p>
          </table:table-cell>
          <table:table-cell table:formula="of:=[.D53]/[.$D$105]" office:value-type="float" office:value="0.0100367410611091" calcext:value-type="float">
            <text:p>1.00367E-02</text:p>
          </table:table-cell>
          <table:table-cell/>
          <table:table-cell table:style-name="ce3" office:value-type="float" office:value="-1" calcext:value-type="float">
            <text:p>-1.00E+00</text:p>
          </table:table-cell>
          <table:table-cell table:style-name="ce4" table:formula="of:=[.G53]+100" office:value-type="float" office:value="99" calcext:value-type="float">
            <text:p>99</text:p>
          </table:table-cell>
          <table:table-cell office:value-type="float" office:value="0.0105958" calcext:value-type="float">
            <text:p>1.05958E-02</text:p>
          </table:table-cell>
          <table:table-cell/>
          <table:table-cell table:formula="of:=100*([.E53]-[.I53])/[.E53]" office:value-type="float" office:value="-5.57012416168824" calcext:value-type="float">
            <text:p>-5.570124161688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" office:value-type="float" office:value="1" calcext:value-type="float">
            <text:p>1.00E+00</text:p>
          </table:table-cell>
          <table:table-cell table:formula="of:=[.B54]+100" office:value-type="float" office:value="101" calcext:value-type="float">
            <text:p>101</text:p>
          </table:table-cell>
          <table:table-cell office:value-type="float" office:value="6.29486" calcext:value-type="float">
            <text:p>6.29486E+00</text:p>
          </table:table-cell>
          <table:table-cell table:formula="of:=[.D54]/[.$D$105]" office:value-type="float" office:value="0.0100517991348139" calcext:value-type="float">
            <text:p>1.00518E-02</text:p>
          </table:table-cell>
          <table:table-cell/>
          <table:table-cell table:style-name="ce3" office:value-type="float" office:value="1" calcext:value-type="float">
            <text:p>1.00E+00</text:p>
          </table:table-cell>
          <table:table-cell table:style-name="ce4" table:formula="of:=[.G54]+100" office:value-type="float" office:value="101" calcext:value-type="float">
            <text:p>101</text:p>
          </table:table-cell>
          <table:table-cell office:value-type="float" office:value="0.0105958" calcext:value-type="float">
            <text:p>1.05958E-02</text:p>
          </table:table-cell>
          <table:table-cell/>
          <table:table-cell table:formula="of:=100*([.E54]-[.I54])/[.E54]" office:value-type="float" office:value="-5.41197508913623" calcext:value-type="float">
            <text:p>-5.4119750891362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" office:value-type="float" office:value="3" calcext:value-type="float">
            <text:p>3.00E+00</text:p>
          </table:table-cell>
          <table:table-cell table:formula="of:=[.B55]+100" office:value-type="float" office:value="103" calcext:value-type="float">
            <text:p>103</text:p>
          </table:table-cell>
          <table:table-cell office:value-type="float" office:value="6.30682" calcext:value-type="float">
            <text:p>6.30682E+00</text:p>
          </table:table-cell>
          <table:table-cell table:formula="of:=[.D55]/[.$D$105]" office:value-type="float" office:value="0.0100708971795126" calcext:value-type="float">
            <text:p>1.00709E-02</text:p>
          </table:table-cell>
          <table:table-cell/>
          <table:table-cell table:style-name="ce3" office:value-type="float" office:value="3" calcext:value-type="float">
            <text:p>3.00E+00</text:p>
          </table:table-cell>
          <table:table-cell table:style-name="ce4" table:formula="of:=[.G55]+100" office:value-type="float" office:value="103" calcext:value-type="float">
            <text:p>103</text:p>
          </table:table-cell>
          <table:table-cell office:value-type="float" office:value="0.01059395" calcext:value-type="float">
            <text:p>1.05940E-02</text:p>
          </table:table-cell>
          <table:table-cell/>
          <table:table-cell table:formula="of:=100*([.E55]-[.I55])/[.E55]" office:value-type="float" office:value="-5.19370629214091" calcext:value-type="float">
            <text:p>-5.1937062921409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office:value-type="float" office:value="5" calcext:value-type="float">
            <text:p>5.00E+00</text:p>
          </table:table-cell>
          <table:table-cell table:formula="of:=[.B56]+100" office:value-type="float" office:value="105" calcext:value-type="float">
            <text:p>105</text:p>
          </table:table-cell>
          <table:table-cell office:value-type="float" office:value="6.33123" calcext:value-type="float">
            <text:p>6.33123E+00</text:p>
          </table:table-cell>
          <table:table-cell table:formula="of:=[.D56]/[.$D$105]" office:value-type="float" office:value="0.0101098757138852" calcext:value-type="float">
            <text:p>1.01099E-02</text:p>
          </table:table-cell>
          <table:table-cell/>
          <table:table-cell table:style-name="ce3" office:value-type="float" office:value="5" calcext:value-type="float">
            <text:p>5.00E+00</text:p>
          </table:table-cell>
          <table:table-cell table:style-name="ce4" table:formula="of:=[.G56]+100" office:value-type="float" office:value="105" calcext:value-type="float">
            <text:p>105</text:p>
          </table:table-cell>
          <table:table-cell office:value-type="float" office:value="0.01059026" calcext:value-type="float">
            <text:p>1.05903E-02</text:p>
          </table:table-cell>
          <table:table-cell/>
          <table:table-cell table:formula="of:=100*([.E56]-[.I56])/[.E56]" office:value-type="float" office:value="-4.75163394397616" calcext:value-type="float">
            <text:p>-4.751633943976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" office:value-type="float" office:value="7" calcext:value-type="float">
            <text:p>7.00E+00</text:p>
          </table:table-cell>
          <table:table-cell table:formula="of:=[.B57]+100" office:value-type="float" office:value="107" calcext:value-type="float">
            <text:p>107</text:p>
          </table:table-cell>
          <table:table-cell office:value-type="float" office:value="6.34732" calcext:value-type="float">
            <text:p>6.34732E+00</text:p>
          </table:table-cell>
          <table:table-cell table:formula="of:=[.D57]/[.$D$105]" office:value-type="float" office:value="0.0101355686519457" calcext:value-type="float">
            <text:p>1.01356E-02</text:p>
          </table:table-cell>
          <table:table-cell/>
          <table:table-cell table:style-name="ce3" office:value-type="float" office:value="7" calcext:value-type="float">
            <text:p>7.00E+00</text:p>
          </table:table-cell>
          <table:table-cell table:style-name="ce4" table:formula="of:=[.G57]+100" office:value-type="float" office:value="107" calcext:value-type="float">
            <text:p>107</text:p>
          </table:table-cell>
          <table:table-cell office:value-type="float" office:value="0.01058473" calcext:value-type="float">
            <text:p>1.05847E-02</text:p>
          </table:table-cell>
          <table:table-cell/>
          <table:table-cell table:formula="of:=100*([.E57]-[.I57])/[.E57]" office:value-type="float" office:value="-4.4315357478054" calcext:value-type="float">
            <text:p>-4.43153574780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office:value-type="float" office:value="9" calcext:value-type="float">
            <text:p>9.00E+00</text:p>
          </table:table-cell>
          <table:table-cell table:formula="of:=[.B58]+100" office:value-type="float" office:value="109" calcext:value-type="float">
            <text:p>109</text:p>
          </table:table-cell>
          <table:table-cell office:value-type="float" office:value="6.34884" calcext:value-type="float">
            <text:p>6.34884E+00</text:p>
          </table:table-cell>
          <table:table-cell table:formula="of:=[.D58]/[.$D$105]" office:value-type="float" office:value="0.010137995828195" calcext:value-type="float">
            <text:p>1.01380E-02</text:p>
          </table:table-cell>
          <table:table-cell/>
          <table:table-cell table:style-name="ce3" office:value-type="float" office:value="9" calcext:value-type="float">
            <text:p>9.00E+00</text:p>
          </table:table-cell>
          <table:table-cell table:style-name="ce4" table:formula="of:=[.G58]+100" office:value-type="float" office:value="109" calcext:value-type="float">
            <text:p>109</text:p>
          </table:table-cell>
          <table:table-cell office:value-type="float" office:value="0.01057735" calcext:value-type="float">
            <text:p>1.05774E-02</text:p>
          </table:table-cell>
          <table:table-cell/>
          <table:table-cell table:formula="of:=100*([.E58]-[.I58])/[.E58]" office:value-type="float" office:value="-4.33373794239581" calcext:value-type="float">
            <text:p>-4.3337379423958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float" office:value="11" calcext:value-type="float">
            <text:p>1.10E+01</text:p>
          </table:table-cell>
          <table:table-cell table:formula="of:=[.B59]+100" office:value-type="float" office:value="111" calcext:value-type="float">
            <text:p>111</text:p>
          </table:table-cell>
          <table:table-cell office:value-type="float" office:value="6.35611" calcext:value-type="float">
            <text:p>6.35611E+00</text:p>
          </table:table-cell>
          <table:table-cell table:formula="of:=[.D59]/[.$D$105]" office:value-type="float" office:value="0.0101496047567034" calcext:value-type="float">
            <text:p>1.01496E-02</text:p>
          </table:table-cell>
          <table:table-cell/>
          <table:table-cell table:style-name="ce3" office:value-type="float" office:value="11" calcext:value-type="float">
            <text:p>1.10E+01</text:p>
          </table:table-cell>
          <table:table-cell table:style-name="ce4" table:formula="of:=[.G59]+100" office:value-type="float" office:value="111" calcext:value-type="float">
            <text:p>111</text:p>
          </table:table-cell>
          <table:table-cell office:value-type="float" office:value="0.01056814" calcext:value-type="float">
            <text:p>1.05681E-02</text:p>
          </table:table-cell>
          <table:table-cell/>
          <table:table-cell table:formula="of:=100*([.E59]-[.I59])/[.E59]" office:value-type="float" office:value="-4.12366051023033" calcext:value-type="float">
            <text:p>-4.1236605102303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office:value-type="float" office:value="13" calcext:value-type="float">
            <text:p>1.30E+01</text:p>
          </table:table-cell>
          <table:table-cell table:formula="of:=[.B60]+100" office:value-type="float" office:value="113" calcext:value-type="float">
            <text:p>113</text:p>
          </table:table-cell>
          <table:table-cell office:value-type="float" office:value="6.38034" calcext:value-type="float">
            <text:p>6.38034E+00</text:p>
          </table:table-cell>
          <table:table-cell table:formula="of:=[.D60]/[.$D$105]" office:value-type="float" office:value="0.0101882958623096" calcext:value-type="float">
            <text:p>1.01883E-02</text:p>
          </table:table-cell>
          <table:table-cell/>
          <table:table-cell table:style-name="ce3" office:value-type="float" office:value="13" calcext:value-type="float">
            <text:p>1.30E+01</text:p>
          </table:table-cell>
          <table:table-cell table:style-name="ce4" table:formula="of:=[.G60]+100" office:value-type="float" office:value="113" calcext:value-type="float">
            <text:p>113</text:p>
          </table:table-cell>
          <table:table-cell office:value-type="float" office:value="0.01055708" calcext:value-type="float">
            <text:p>1.05571E-02</text:p>
          </table:table-cell>
          <table:table-cell/>
          <table:table-cell table:formula="of:=100*([.E60]-[.I60])/[.E60]" office:value-type="float" office:value="-3.61968422074061" calcext:value-type="float">
            <text:p>-3.6196842207406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 office:value-type="float" office:value="15" calcext:value-type="float">
            <text:p>1.50E+01</text:p>
          </table:table-cell>
          <table:table-cell table:formula="of:=[.B61]+100" office:value-type="float" office:value="115" calcext:value-type="float">
            <text:p>115</text:p>
          </table:table-cell>
          <table:table-cell office:value-type="float" office:value="6.38774" calcext:value-type="float">
            <text:p>6.38774E+00</text:p>
          </table:table-cell>
          <table:table-cell table:formula="of:=[.D61]/[.$D$105]" office:value-type="float" office:value="0.0102001123782603" calcext:value-type="float">
            <text:p>1.02001E-02</text:p>
          </table:table-cell>
          <table:table-cell/>
          <table:table-cell table:style-name="ce3" office:value-type="float" office:value="15" calcext:value-type="float">
            <text:p>1.50E+01</text:p>
          </table:table-cell>
          <table:table-cell table:style-name="ce4" table:formula="of:=[.G61]+100" office:value-type="float" office:value="115" calcext:value-type="float">
            <text:p>115</text:p>
          </table:table-cell>
          <table:table-cell office:value-type="float" office:value="0.01054418" calcext:value-type="float">
            <text:p>1.05442E-02</text:p>
          </table:table-cell>
          <table:table-cell/>
          <table:table-cell table:formula="of:=100*([.E61]-[.I61])/[.E61]" office:value-type="float" office:value="-3.37317481396553" calcext:value-type="float">
            <text:p>-3.3731748139655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" office:value-type="float" office:value="17" calcext:value-type="float">
            <text:p>1.70E+01</text:p>
          </table:table-cell>
          <table:table-cell table:formula="of:=[.B62]+100" office:value-type="float" office:value="117" calcext:value-type="float">
            <text:p>117</text:p>
          </table:table-cell>
          <table:table-cell office:value-type="float" office:value="6.39194" calcext:value-type="float">
            <text:p>6.39194E+00</text:p>
          </table:table-cell>
          <table:table-cell table:formula="of:=[.D62]/[.$D$105]" office:value-type="float" office:value="0.0102068190494756" calcext:value-type="float">
            <text:p>1.02068E-02</text:p>
          </table:table-cell>
          <table:table-cell/>
          <table:table-cell table:style-name="ce3" office:value-type="float" office:value="17" calcext:value-type="float">
            <text:p>1.70E+01</text:p>
          </table:table-cell>
          <table:table-cell table:style-name="ce4" table:formula="of:=[.G62]+100" office:value-type="float" office:value="117" calcext:value-type="float">
            <text:p>117</text:p>
          </table:table-cell>
          <table:table-cell office:value-type="float" office:value="0.01052945" calcext:value-type="float">
            <text:p>1.05295E-02</text:p>
          </table:table-cell>
          <table:table-cell/>
          <table:table-cell table:formula="of:=100*([.E62]-[.I62])/[.E62]" office:value-type="float" office:value="-3.16093534097633" calcext:value-type="float">
            <text:p>-3.160935340976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float" office:value="19" calcext:value-type="float">
            <text:p>1.90E+01</text:p>
          </table:table-cell>
          <table:table-cell table:formula="of:=[.B63]+100" office:value-type="float" office:value="119" calcext:value-type="float">
            <text:p>119</text:p>
          </table:table-cell>
          <table:table-cell office:value-type="float" office:value="6.3986" calcext:value-type="float">
            <text:p>6.39860E+00</text:p>
          </table:table-cell>
          <table:table-cell table:formula="of:=[.D63]/[.$D$105]" office:value-type="float" office:value="0.0102174539138313" calcext:value-type="float">
            <text:p>1.02175E-02</text:p>
          </table:table-cell>
          <table:table-cell/>
          <table:table-cell table:style-name="ce3" office:value-type="float" office:value="19" calcext:value-type="float">
            <text:p>1.90E+01</text:p>
          </table:table-cell>
          <table:table-cell table:style-name="ce4" table:formula="of:=[.G63]+100" office:value-type="float" office:value="119" calcext:value-type="float">
            <text:p>119</text:p>
          </table:table-cell>
          <table:table-cell office:value-type="float" office:value="0.01051288" calcext:value-type="float">
            <text:p>1.05129E-02</text:p>
          </table:table-cell>
          <table:table-cell/>
          <table:table-cell table:formula="of:=100*([.E63]-[.I63])/[.E63]" office:value-type="float" office:value="-2.89138652995345" calcext:value-type="float">
            <text:p>-2.8913865299534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" office:value-type="float" office:value="21" calcext:value-type="float">
            <text:p>2.10E+01</text:p>
          </table:table-cell>
          <table:table-cell table:formula="of:=[.B64]+100" office:value-type="float" office:value="121" calcext:value-type="float">
            <text:p>121</text:p>
          </table:table-cell>
          <table:table-cell office:value-type="float" office:value="6.40267" calcext:value-type="float">
            <text:p>6.40267E+00</text:p>
          </table:table-cell>
          <table:table-cell table:formula="of:=[.D64]/[.$D$105]" office:value-type="float" office:value="0.0102239529976042" calcext:value-type="float">
            <text:p>1.02240E-02</text:p>
          </table:table-cell>
          <table:table-cell/>
          <table:table-cell table:style-name="ce3" office:value-type="float" office:value="21" calcext:value-type="float">
            <text:p>2.10E+01</text:p>
          </table:table-cell>
          <table:table-cell table:style-name="ce4" table:formula="of:=[.G64]+100" office:value-type="float" office:value="121" calcext:value-type="float">
            <text:p>121</text:p>
          </table:table-cell>
          <table:table-cell office:value-type="float" office:value="0.01049448" calcext:value-type="float">
            <text:p>1.04945E-02</text:p>
          </table:table-cell>
          <table:table-cell/>
          <table:table-cell table:formula="of:=100*([.E64]-[.I64])/[.E64]" office:value-type="float" office:value="-2.64601179660363" calcext:value-type="float">
            <text:p>-2.6460117966036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" office:value-type="float" office:value="23" calcext:value-type="float">
            <text:p>2.30E+01</text:p>
          </table:table-cell>
          <table:table-cell table:formula="of:=[.B65]+100" office:value-type="float" office:value="123" calcext:value-type="float">
            <text:p>123</text:p>
          </table:table-cell>
          <table:table-cell office:value-type="float" office:value="6.40664" calcext:value-type="float">
            <text:p>6.40664E+00</text:p>
          </table:table-cell>
          <table:table-cell table:formula="of:=[.D65]/[.$D$105]" office:value-type="float" office:value="0.0102302923987291" calcext:value-type="float">
            <text:p>1.02303E-02</text:p>
          </table:table-cell>
          <table:table-cell/>
          <table:table-cell table:style-name="ce3" office:value-type="float" office:value="23" calcext:value-type="float">
            <text:p>2.30E+01</text:p>
          </table:table-cell>
          <table:table-cell table:style-name="ce4" table:formula="of:=[.G65]+100" office:value-type="float" office:value="123" calcext:value-type="float">
            <text:p>123</text:p>
          </table:table-cell>
          <table:table-cell office:value-type="float" office:value="0.01047426" calcext:value-type="float">
            <text:p>1.04743E-02</text:p>
          </table:table-cell>
          <table:table-cell/>
          <table:table-cell table:formula="of:=100*([.E65]-[.I65])/[.E65]" office:value-type="float" office:value="-2.38475687460512" calcext:value-type="float">
            <text:p>-2.3847568746051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" office:value-type="float" office:value="25" calcext:value-type="float">
            <text:p>2.50E+01</text:p>
          </table:table-cell>
          <table:table-cell table:formula="of:=[.B66]+100" office:value-type="float" office:value="125" calcext:value-type="float">
            <text:p>125</text:p>
          </table:table-cell>
          <table:table-cell office:value-type="float" office:value="6.4129" calcext:value-type="float">
            <text:p>6.41290E+00</text:p>
          </table:table-cell>
          <table:table-cell table:formula="of:=[.D66]/[.$D$105]" office:value-type="float" office:value="0.0102402885324928" calcext:value-type="float">
            <text:p>1.02403E-02</text:p>
          </table:table-cell>
          <table:table-cell/>
          <table:table-cell table:style-name="ce3" office:value-type="float" office:value="25" calcext:value-type="float">
            <text:p>2.50E+01</text:p>
          </table:table-cell>
          <table:table-cell table:style-name="ce4" table:formula="of:=[.G66]+100" office:value-type="float" office:value="125" calcext:value-type="float">
            <text:p>125</text:p>
          </table:table-cell>
          <table:table-cell office:value-type="float" office:value="0.01045221" calcext:value-type="float">
            <text:p>1.04522E-02</text:p>
          </table:table-cell>
          <table:table-cell/>
          <table:table-cell table:formula="of:=100*([.E66]-[.I66])/[.E66]" office:value-type="float" office:value="-2.06948726917932" calcext:value-type="float">
            <text:p>-2.069487269179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office:value-type="float" office:value="27" calcext:value-type="float">
            <text:p>2.70E+01</text:p>
          </table:table-cell>
          <table:table-cell table:formula="of:=[.B67]+100" office:value-type="float" office:value="127" calcext:value-type="float">
            <text:p>127</text:p>
          </table:table-cell>
          <table:table-cell office:value-type="float" office:value="6.41606" calcext:value-type="float">
            <text:p>6.41606E+00</text:p>
          </table:table-cell>
          <table:table-cell table:formula="of:=[.D67]/[.$D$105]" office:value-type="float" office:value="0.0102453345041691" calcext:value-type="float">
            <text:p>1.02453E-02</text:p>
          </table:table-cell>
          <table:table-cell/>
          <table:table-cell table:style-name="ce3" office:value-type="float" office:value="27" calcext:value-type="float">
            <text:p>2.70E+01</text:p>
          </table:table-cell>
          <table:table-cell table:style-name="ce4" table:formula="of:=[.G67]+100" office:value-type="float" office:value="127" calcext:value-type="float">
            <text:p>127</text:p>
          </table:table-cell>
          <table:table-cell office:value-type="float" office:value="0.01042834" calcext:value-type="float">
            <text:p>1.04283E-02</text:p>
          </table:table-cell>
          <table:table-cell/>
          <table:table-cell table:formula="of:=100*([.E67]-[.I67])/[.E67]" office:value-type="float" office:value="-1.78623251155383" calcext:value-type="float">
            <text:p>-1.7862325115538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" office:value-type="float" office:value="29" calcext:value-type="float">
            <text:p>2.90E+01</text:p>
          </table:table-cell>
          <table:table-cell table:formula="of:=[.B68]+100" office:value-type="float" office:value="129" calcext:value-type="float">
            <text:p>129</text:p>
          </table:table-cell>
          <table:table-cell office:value-type="float" office:value="6.42158" calcext:value-type="float">
            <text:p>6.42158E+00</text:p>
          </table:table-cell>
          <table:table-cell table:formula="of:=[.D68]/[.$D$105]" office:value-type="float" office:value="0.0102541489863377" calcext:value-type="float">
            <text:p>1.02541E-02</text:p>
          </table:table-cell>
          <table:table-cell/>
          <table:table-cell table:style-name="ce3" office:value-type="float" office:value="29" calcext:value-type="float">
            <text:p>2.90E+01</text:p>
          </table:table-cell>
          <table:table-cell table:style-name="ce4" table:formula="of:=[.G68]+100" office:value-type="float" office:value="129" calcext:value-type="float">
            <text:p>129</text:p>
          </table:table-cell>
          <table:table-cell office:value-type="float" office:value="0.01040265" calcext:value-type="float">
            <text:p>1.04027E-02</text:p>
          </table:table-cell>
          <table:table-cell/>
          <table:table-cell table:formula="of:=100*([.E68]-[.I68])/[.E68]" office:value-type="float" office:value="-1.44820417433095" calcext:value-type="float">
            <text:p>-1.4482041743309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" office:value-type="float" office:value="31" calcext:value-type="float">
            <text:p>3.10E+01</text:p>
          </table:table-cell>
          <table:table-cell table:formula="of:=[.B69]+100" office:value-type="float" office:value="131" calcext:value-type="float">
            <text:p>131</text:p>
          </table:table-cell>
          <table:table-cell office:value-type="float" office:value="6.42478" calcext:value-type="float">
            <text:p>6.42478E+00</text:p>
          </table:table-cell>
          <table:table-cell table:formula="of:=[.D69]/[.$D$105]" office:value-type="float" office:value="0.0102592588310732" calcext:value-type="float">
            <text:p>1.02593E-02</text:p>
          </table:table-cell>
          <table:table-cell/>
          <table:table-cell table:style-name="ce3" office:value-type="float" office:value="31" calcext:value-type="float">
            <text:p>3.10E+01</text:p>
          </table:table-cell>
          <table:table-cell table:style-name="ce4" table:formula="of:=[.G69]+100" office:value-type="float" office:value="131" calcext:value-type="float">
            <text:p>131</text:p>
          </table:table-cell>
          <table:table-cell office:value-type="float" office:value="0.01037515" calcext:value-type="float">
            <text:p>1.03752E-02</text:p>
          </table:table-cell>
          <table:table-cell/>
          <table:table-cell table:formula="of:=100*([.E69]-[.I69])/[.E69]" office:value-type="float" office:value="-1.12962515942959" calcext:value-type="float">
            <text:p>-1.1296251594295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" office:value-type="float" office:value="33" calcext:value-type="float">
            <text:p>3.30E+01</text:p>
          </table:table-cell>
          <table:table-cell table:formula="of:=[.B70]+100" office:value-type="float" office:value="133" calcext:value-type="float">
            <text:p>133</text:p>
          </table:table-cell>
          <table:table-cell office:value-type="float" office:value="6.42707" calcext:value-type="float">
            <text:p>6.42707E+00</text:p>
          </table:table-cell>
          <table:table-cell table:formula="of:=[.D70]/[.$D$105]" office:value-type="float" office:value="0.010262915563712" calcext:value-type="float">
            <text:p>1.02629E-02</text:p>
          </table:table-cell>
          <table:table-cell/>
          <table:table-cell table:style-name="ce3" office:value-type="float" office:value="33" calcext:value-type="float">
            <text:p>3.30E+01</text:p>
          </table:table-cell>
          <table:table-cell table:style-name="ce4" table:formula="of:=[.G70]+100" office:value-type="float" office:value="133" calcext:value-type="float">
            <text:p>133</text:p>
          </table:table-cell>
          <table:table-cell office:value-type="float" office:value="0.01034584" calcext:value-type="float">
            <text:p>1.03458E-02</text:p>
          </table:table-cell>
          <table:table-cell/>
          <table:table-cell table:formula="of:=100*([.E70]-[.I70])/[.E70]" office:value-type="float" office:value="-0.808000765213405" calcext:value-type="float">
            <text:p>-0.80800076521340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" office:value-type="float" office:value="35" calcext:value-type="float">
            <text:p>3.50E+01</text:p>
          </table:table-cell>
          <table:table-cell table:formula="of:=[.B71]+100" office:value-type="float" office:value="135" calcext:value-type="float">
            <text:p>135</text:p>
          </table:table-cell>
          <table:table-cell office:value-type="float" office:value="6.42975" calcext:value-type="float">
            <text:p>6.42975E+00</text:p>
          </table:table-cell>
          <table:table-cell table:formula="of:=[.D71]/[.$D$105]" office:value-type="float" office:value="0.0102671950586779" calcext:value-type="float">
            <text:p>1.02672E-02</text:p>
          </table:table-cell>
          <table:table-cell/>
          <table:table-cell table:style-name="ce3" office:value-type="float" office:value="35" calcext:value-type="float">
            <text:p>3.50E+01</text:p>
          </table:table-cell>
          <table:table-cell table:style-name="ce4" table:formula="of:=[.G71]+100" office:value-type="float" office:value="135" calcext:value-type="float">
            <text:p>135</text:p>
          </table:table-cell>
          <table:table-cell office:value-type="float" office:value="0.01031473" calcext:value-type="float">
            <text:p>1.03147E-02</text:p>
          </table:table-cell>
          <table:table-cell/>
          <table:table-cell table:formula="of:=100*([.E71]-[.I71])/[.E71]" office:value-type="float" office:value="-0.462978847196244" calcext:value-type="float">
            <text:p>-0.46297884719624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" office:value-type="float" office:value="37" calcext:value-type="float">
            <text:p>3.70E+01</text:p>
          </table:table-cell>
          <table:table-cell table:formula="of:=[.B72]+100" office:value-type="float" office:value="137" calcext:value-type="float">
            <text:p>137</text:p>
          </table:table-cell>
          <table:table-cell office:value-type="float" office:value="6.43874" calcext:value-type="float">
            <text:p>6.43874E+00</text:p>
          </table:table-cell>
          <table:table-cell table:formula="of:=[.D72]/[.$D$105]" office:value-type="float" office:value="0.0102815505287316" calcext:value-type="float">
            <text:p>1.02816E-02</text:p>
          </table:table-cell>
          <table:table-cell/>
          <table:table-cell table:style-name="ce3" office:value-type="float" office:value="37" calcext:value-type="float">
            <text:p>3.70E+01</text:p>
          </table:table-cell>
          <table:table-cell table:style-name="ce4" table:formula="of:=[.G72]+100" office:value-type="float" office:value="137" calcext:value-type="float">
            <text:p>137</text:p>
          </table:table-cell>
          <table:table-cell office:value-type="float" office:value="0.01028182" calcext:value-type="float">
            <text:p>1.02818E-02</text:p>
          </table:table-cell>
          <table:table-cell/>
          <table:table-cell table:formula="of:=100*([.E72]-[.I72])/[.E72]" office:value-type="float" office:value="-0.0026209205279586" calcext:value-type="float">
            <text:p>-0.00262092052795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office:value-type="float" office:value="39" calcext:value-type="float">
            <text:p>3.90E+01</text:p>
          </table:table-cell>
          <table:table-cell table:formula="of:=[.B73]+100" office:value-type="float" office:value="139" calcext:value-type="float">
            <text:p>139</text:p>
          </table:table-cell>
          <table:table-cell office:value-type="float" office:value="6.44007" calcext:value-type="float">
            <text:p>6.44007E+00</text:p>
          </table:table-cell>
          <table:table-cell table:formula="of:=[.D73]/[.$D$105]" office:value-type="float" office:value="0.0102836743079498" calcext:value-type="float">
            <text:p>1.02837E-02</text:p>
          </table:table-cell>
          <table:table-cell/>
          <table:table-cell table:style-name="ce3" office:value-type="float" office:value="39" calcext:value-type="float">
            <text:p>3.90E+01</text:p>
          </table:table-cell>
          <table:table-cell table:style-name="ce4" table:formula="of:=[.G73]+100" office:value-type="float" office:value="139" calcext:value-type="float">
            <text:p>139</text:p>
          </table:table-cell>
          <table:table-cell office:value-type="float" office:value="0.01024712" calcext:value-type="float">
            <text:p>1.02471E-02</text:p>
          </table:table-cell>
          <table:table-cell/>
          <table:table-cell table:formula="of:=100*([.E73]-[.I73])/[.E73]" office:value-type="float" office:value="0.355459603786909" calcext:value-type="float">
            <text:p>0.35545960378690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" office:value-type="float" office:value="41" calcext:value-type="float">
            <text:p>4.10E+01</text:p>
          </table:table-cell>
          <table:table-cell table:formula="of:=[.B74]+100" office:value-type="float" office:value="141" calcext:value-type="float">
            <text:p>141</text:p>
          </table:table-cell>
          <table:table-cell office:value-type="float" office:value="6.43973" calcext:value-type="float">
            <text:p>6.43973E+00</text:p>
          </table:table-cell>
          <table:table-cell table:formula="of:=[.D74]/[.$D$105]" office:value-type="float" office:value="0.0102831313869466" calcext:value-type="float">
            <text:p>1.02831E-02</text:p>
          </table:table-cell>
          <table:table-cell/>
          <table:table-cell table:style-name="ce3" office:value-type="float" office:value="41" calcext:value-type="float">
            <text:p>4.10E+01</text:p>
          </table:table-cell>
          <table:table-cell table:style-name="ce4" table:formula="of:=[.G74]+100" office:value-type="float" office:value="141" calcext:value-type="float">
            <text:p>141</text:p>
          </table:table-cell>
          <table:table-cell office:value-type="float" office:value="0.01021063" calcext:value-type="float">
            <text:p>1.02106E-02</text:p>
          </table:table-cell>
          <table:table-cell/>
          <table:table-cell table:formula="of:=100*([.E74]-[.I74])/[.E74]" office:value-type="float" office:value="0.705051644469552" calcext:value-type="float">
            <text:p>0.70505164446955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" office:value-type="float" office:value="43" calcext:value-type="float">
            <text:p>4.30E+01</text:p>
          </table:table-cell>
          <table:table-cell table:formula="of:=[.B75]+100" office:value-type="float" office:value="143" calcext:value-type="float">
            <text:p>143</text:p>
          </table:table-cell>
          <table:table-cell office:value-type="float" office:value="6.44028" calcext:value-type="float">
            <text:p>6.44028E+00</text:p>
          </table:table-cell>
          <table:table-cell table:formula="of:=[.D75]/[.$D$105]" office:value-type="float" office:value="0.0102840096415105" calcext:value-type="float">
            <text:p>1.02840E-02</text:p>
          </table:table-cell>
          <table:table-cell/>
          <table:table-cell table:style-name="ce3" office:value-type="float" office:value="43" calcext:value-type="float">
            <text:p>4.30E+01</text:p>
          </table:table-cell>
          <table:table-cell table:style-name="ce4" table:formula="of:=[.G75]+100" office:value-type="float" office:value="143" calcext:value-type="float">
            <text:p>143</text:p>
          </table:table-cell>
          <table:table-cell office:value-type="float" office:value="0.01017236" calcext:value-type="float">
            <text:p>1.01724E-02</text:p>
          </table:table-cell>
          <table:table-cell/>
          <table:table-cell table:formula="of:=100*([.E75]-[.I75])/[.E75]" office:value-type="float" office:value="1.08566255188903" calcext:value-type="float">
            <text:p>1.0856625518890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float" office:value="45" calcext:value-type="float">
            <text:p>4.50E+01</text:p>
          </table:table-cell>
          <table:table-cell table:formula="of:=[.B76]+100" office:value-type="float" office:value="145" calcext:value-type="float">
            <text:p>145</text:p>
          </table:table-cell>
          <table:table-cell office:value-type="float" office:value="6.43647" calcext:value-type="float">
            <text:p>6.43647E+00</text:p>
          </table:table-cell>
          <table:table-cell table:formula="of:=[.D76]/[.$D$105]" office:value-type="float" office:value="0.0102779257326224" calcext:value-type="float">
            <text:p>1.02779E-02</text:p>
          </table:table-cell>
          <table:table-cell/>
          <table:table-cell table:style-name="ce3" office:value-type="float" office:value="45" calcext:value-type="float">
            <text:p>4.50E+01</text:p>
          </table:table-cell>
          <table:table-cell table:style-name="ce4" table:formula="of:=[.G76]+100" office:value-type="float" office:value="145" calcext:value-type="float">
            <text:p>145</text:p>
          </table:table-cell>
          <table:table-cell office:value-type="float" office:value="0.01013232" calcext:value-type="float">
            <text:p>1.01323E-02</text:p>
          </table:table-cell>
          <table:table-cell/>
          <table:table-cell table:formula="of:=100*([.E76]-[.I76])/[.E76]" office:value-type="float" office:value="1.41668403148929" calcext:value-type="float">
            <text:p>1.4166840314892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" office:value-type="float" office:value="47" calcext:value-type="float">
            <text:p>4.70E+01</text:p>
          </table:table-cell>
          <table:table-cell table:formula="of:=[.B77]+100" office:value-type="float" office:value="147" calcext:value-type="float">
            <text:p>147</text:p>
          </table:table-cell>
          <table:table-cell office:value-type="float" office:value="6.43293" calcext:value-type="float">
            <text:p>6.43293E+00</text:p>
          </table:table-cell>
          <table:table-cell table:formula="of:=[.D77]/[.$D$105]" office:value-type="float" office:value="0.0102722729668838" calcext:value-type="float">
            <text:p>1.02723E-02</text:p>
          </table:table-cell>
          <table:table-cell/>
          <table:table-cell table:style-name="ce3" office:value-type="float" office:value="47" calcext:value-type="float">
            <text:p>4.70E+01</text:p>
          </table:table-cell>
          <table:table-cell table:style-name="ce4" table:formula="of:=[.G77]+100" office:value-type="float" office:value="147" calcext:value-type="float">
            <text:p>147</text:p>
          </table:table-cell>
          <table:table-cell office:value-type="float" office:value="0.01009052" calcext:value-type="float">
            <text:p>1.00905E-02</text:p>
          </table:table-cell>
          <table:table-cell/>
          <table:table-cell table:formula="of:=100*([.E77]-[.I77])/[.E77]" office:value-type="float" office:value="1.76935491755076" calcext:value-type="float">
            <text:p>1.7693549175507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" office:value-type="float" office:value="49" calcext:value-type="float">
            <text:p>4.90E+01</text:p>
          </table:table-cell>
          <table:table-cell table:formula="of:=[.B78]+100" office:value-type="float" office:value="149" calcext:value-type="float">
            <text:p>149</text:p>
          </table:table-cell>
          <table:table-cell office:value-type="float" office:value="6.43294" calcext:value-type="float">
            <text:p>6.43294E+00</text:p>
          </table:table-cell>
          <table:table-cell table:formula="of:=[.D78]/[.$D$105]" office:value-type="float" office:value="0.0102722889351486" calcext:value-type="float">
            <text:p>1.02723E-02</text:p>
          </table:table-cell>
          <table:table-cell/>
          <table:table-cell table:style-name="ce3" office:value-type="float" office:value="49" calcext:value-type="float">
            <text:p>4.90E+01</text:p>
          </table:table-cell>
          <table:table-cell table:style-name="ce4" table:formula="of:=[.G78]+100" office:value-type="float" office:value="149" calcext:value-type="float">
            <text:p>149</text:p>
          </table:table-cell>
          <table:table-cell office:value-type="float" office:value="0.01004695" calcext:value-type="float">
            <text:p>1.00470E-02</text:p>
          </table:table-cell>
          <table:table-cell/>
          <table:table-cell table:formula="of:=100*([.E78]-[.I78])/[.E78]" office:value-type="float" office:value="2.19365845890058" calcext:value-type="float">
            <text:p>2.1936584589005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office:value-type="float" office:value="51" calcext:value-type="float">
            <text:p>5.10E+01</text:p>
          </table:table-cell>
          <table:table-cell table:formula="of:=[.B79]+100" office:value-type="float" office:value="151" calcext:value-type="float">
            <text:p>151</text:p>
          </table:table-cell>
          <table:table-cell office:value-type="float" office:value="6.43703" calcext:value-type="float">
            <text:p>6.43703E+00</text:p>
          </table:table-cell>
          <table:table-cell table:formula="of:=[.D79]/[.$D$105]" office:value-type="float" office:value="0.0102788199554511" calcext:value-type="float">
            <text:p>1.02788E-02</text:p>
          </table:table-cell>
          <table:table-cell/>
          <table:table-cell table:style-name="ce3" office:value-type="float" office:value="51" calcext:value-type="float">
            <text:p>5.10E+01</text:p>
          </table:table-cell>
          <table:table-cell table:style-name="ce4" table:formula="of:=[.G79]+100" office:value-type="float" office:value="151" calcext:value-type="float">
            <text:p>151</text:p>
          </table:table-cell>
          <table:table-cell office:value-type="float" office:value="0.00999833" calcext:value-type="float">
            <text:p>9.99833E-03</text:p>
          </table:table-cell>
          <table:table-cell/>
          <table:table-cell table:formula="of:=100*([.E79]-[.I79])/[.E79]" office:value-type="float" office:value="2.72881475370473" calcext:value-type="float">
            <text:p>2.7288147537047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" office:value-type="float" office:value="53" calcext:value-type="float">
            <text:p>5.30E+01</text:p>
          </table:table-cell>
          <table:table-cell table:formula="of:=[.B80]+100" office:value-type="float" office:value="153" calcext:value-type="float">
            <text:p>153</text:p>
          </table:table-cell>
          <table:table-cell office:value-type="float" office:value="6.43825" calcext:value-type="float">
            <text:p>6.43825E+00</text:p>
          </table:table-cell>
          <table:table-cell table:formula="of:=[.D80]/[.$D$105]" office:value-type="float" office:value="0.0102807680837565" calcext:value-type="float">
            <text:p>1.02808E-02</text:p>
          </table:table-cell>
          <table:table-cell/>
          <table:table-cell table:style-name="ce3" office:value-type="float" office:value="53" calcext:value-type="float">
            <text:p>5.30E+01</text:p>
          </table:table-cell>
          <table:table-cell table:style-name="ce4" table:formula="of:=[.G80]+100" office:value-type="float" office:value="153" calcext:value-type="float">
            <text:p>153</text:p>
          </table:table-cell>
          <table:table-cell office:value-type="float" office:value="0.009948568" calcext:value-type="float">
            <text:p>9.94857E-03</text:p>
          </table:table-cell>
          <table:table-cell/>
          <table:table-cell table:formula="of:=100*([.E80]-[.I80])/[.E80]" office:value-type="float" office:value="3.23127689536501" calcext:value-type="float">
            <text:p>3.231276895365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" office:value-type="float" office:value="55" calcext:value-type="float">
            <text:p>5.50E+01</text:p>
          </table:table-cell>
          <table:table-cell table:formula="of:=[.B81]+100" office:value-type="float" office:value="155" calcext:value-type="float">
            <text:p>155</text:p>
          </table:table-cell>
          <table:table-cell office:value-type="float" office:value="6.42731" calcext:value-type="float">
            <text:p>6.42731E+00</text:p>
          </table:table-cell>
          <table:table-cell table:formula="of:=[.D81]/[.$D$105]" office:value-type="float" office:value="0.0102632988020672" calcext:value-type="float">
            <text:p>1.02633E-02</text:p>
          </table:table-cell>
          <table:table-cell/>
          <table:table-cell table:style-name="ce3" office:value-type="float" office:value="55" calcext:value-type="float">
            <text:p>5.50E+01</text:p>
          </table:table-cell>
          <table:table-cell table:style-name="ce4" table:formula="of:=[.G81]+100" office:value-type="float" office:value="155" calcext:value-type="float">
            <text:p>155</text:p>
          </table:table-cell>
          <table:table-cell office:value-type="float" office:value="0.009900959" calcext:value-type="float">
            <text:p>9.90096E-03</text:p>
          </table:table-cell>
          <table:table-cell/>
          <table:table-cell table:formula="of:=100*([.E81]-[.I81])/[.E81]" office:value-type="float" office:value="3.53044190815316" calcext:value-type="float">
            <text:p>3.530441908153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" office:value-type="float" office:value="57" calcext:value-type="float">
            <text:p>5.70E+01</text:p>
          </table:table-cell>
          <table:table-cell table:formula="of:=[.B82]+100" office:value-type="float" office:value="157" calcext:value-type="float">
            <text:p>157</text:p>
          </table:table-cell>
          <table:table-cell office:value-type="float" office:value="6.4295" calcext:value-type="float">
            <text:p>6.42950E+00</text:p>
          </table:table-cell>
          <table:table-cell table:formula="of:=[.D82]/[.$D$105]" office:value-type="float" office:value="0.010266795852058" calcext:value-type="float">
            <text:p>1.02668E-02</text:p>
          </table:table-cell>
          <table:table-cell/>
          <table:table-cell table:style-name="ce3" office:value-type="float" office:value="57" calcext:value-type="float">
            <text:p>5.70E+01</text:p>
          </table:table-cell>
          <table:table-cell table:style-name="ce4" table:formula="of:=[.G82]+100" office:value-type="float" office:value="157" calcext:value-type="float">
            <text:p>157</text:p>
          </table:table-cell>
          <table:table-cell office:value-type="float" office:value="0.009855494" calcext:value-type="float">
            <text:p>9.85549E-03</text:p>
          </table:table-cell>
          <table:table-cell/>
          <table:table-cell table:formula="of:=100*([.E82]-[.I82])/[.E82]" office:value-type="float" office:value="4.00613646150896" calcext:value-type="float">
            <text:p>4.006136461508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office:value-type="float" office:value="59" calcext:value-type="float">
            <text:p>5.90E+01</text:p>
          </table:table-cell>
          <table:table-cell table:formula="of:=[.B83]+100" office:value-type="float" office:value="159" calcext:value-type="float">
            <text:p>159</text:p>
          </table:table-cell>
          <table:table-cell office:value-type="float" office:value="6.4303" calcext:value-type="float">
            <text:p>6.43030E+00</text:p>
          </table:table-cell>
          <table:table-cell table:formula="of:=[.D83]/[.$D$105]" office:value-type="float" office:value="0.0102680733132418" calcext:value-type="float">
            <text:p>1.02681E-02</text:p>
          </table:table-cell>
          <table:table-cell/>
          <table:table-cell table:style-name="ce3" office:value-type="float" office:value="59" calcext:value-type="float">
            <text:p>5.90E+01</text:p>
          </table:table-cell>
          <table:table-cell table:style-name="ce4" table:formula="of:=[.G83]+100" office:value-type="float" office:value="159" calcext:value-type="float">
            <text:p>159</text:p>
          </table:table-cell>
          <table:table-cell office:value-type="float" office:value="0.009812162" calcext:value-type="float">
            <text:p>9.81216E-03</text:p>
          </table:table-cell>
          <table:table-cell/>
          <table:table-cell table:formula="of:=100*([.E83]-[.I83])/[.E83]" office:value-type="float" office:value="4.44008626870532" calcext:value-type="float">
            <text:p>4.4400862687053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" office:value-type="float" office:value="61" calcext:value-type="float">
            <text:p>6.10E+01</text:p>
          </table:table-cell>
          <table:table-cell table:formula="of:=[.B84]+100" office:value-type="float" office:value="161" calcext:value-type="float">
            <text:p>161</text:p>
          </table:table-cell>
          <table:table-cell office:value-type="float" office:value="6.42937" calcext:value-type="float">
            <text:p>6.42937E+00</text:p>
          </table:table-cell>
          <table:table-cell table:formula="of:=[.D84]/[.$D$105]" office:value-type="float" office:value="0.0102665882646156" calcext:value-type="float">
            <text:p>1.02666E-02</text:p>
          </table:table-cell>
          <table:table-cell/>
          <table:table-cell table:style-name="ce3" office:value-type="float" office:value="61" calcext:value-type="float">
            <text:p>6.10E+01</text:p>
          </table:table-cell>
          <table:table-cell table:style-name="ce4" table:formula="of:=[.G84]+100" office:value-type="float" office:value="161" calcext:value-type="float">
            <text:p>161</text:p>
          </table:table-cell>
          <table:table-cell office:value-type="float" office:value="0.009770954" calcext:value-type="float">
            <text:p>9.77095E-03</text:p>
          </table:table-cell>
          <table:table-cell/>
          <table:table-cell table:formula="of:=100*([.E84]-[.I84])/[.E84]" office:value-type="float" office:value="4.82764334013315" calcext:value-type="float">
            <text:p>4.8276433401331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float" office:value="63" calcext:value-type="float">
            <text:p>6.30E+01</text:p>
          </table:table-cell>
          <table:table-cell table:formula="of:=[.B85]+100" office:value-type="float" office:value="163" calcext:value-type="float">
            <text:p>163</text:p>
          </table:table-cell>
          <table:table-cell office:value-type="float" office:value="6.4255" calcext:value-type="float">
            <text:p>6.42550E+00</text:p>
          </table:table-cell>
          <table:table-cell table:formula="of:=[.D85]/[.$D$105]" office:value-type="float" office:value="0.0102604085461387" calcext:value-type="float">
            <text:p>1.02604E-02</text:p>
          </table:table-cell>
          <table:table-cell/>
          <table:table-cell table:style-name="ce3" office:value-type="float" office:value="63" calcext:value-type="float">
            <text:p>6.30E+01</text:p>
          </table:table-cell>
          <table:table-cell table:style-name="ce4" table:formula="of:=[.G85]+100" office:value-type="float" office:value="163" calcext:value-type="float">
            <text:p>163</text:p>
          </table:table-cell>
          <table:table-cell office:value-type="float" office:value="0.009731862" calcext:value-type="float">
            <text:p>9.73186E-03</text:p>
          </table:table-cell>
          <table:table-cell/>
          <table:table-cell table:formula="of:=100*([.E85]-[.I85])/[.E85]" office:value-type="float" office:value="5.15132066878155" calcext:value-type="float">
            <text:p>5.1513206687815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float" office:value="65" calcext:value-type="float">
            <text:p>6.50E+01</text:p>
          </table:table-cell>
          <table:table-cell table:formula="of:=[.B86]+100" office:value-type="float" office:value="165" calcext:value-type="float">
            <text:p>165</text:p>
          </table:table-cell>
          <table:table-cell office:value-type="float" office:value="6.42124" calcext:value-type="float">
            <text:p>6.42124E+00</text:p>
          </table:table-cell>
          <table:table-cell table:formula="of:=[.D86]/[.$D$105]" office:value-type="float" office:value="0.0102536060653346" calcext:value-type="float">
            <text:p>1.02536E-02</text:p>
          </table:table-cell>
          <table:table-cell/>
          <table:table-cell table:style-name="ce3" office:value-type="float" office:value="65" calcext:value-type="float">
            <text:p>6.50E+01</text:p>
          </table:table-cell>
          <table:table-cell table:style-name="ce4" table:formula="of:=[.G86]+100" office:value-type="float" office:value="165" calcext:value-type="float">
            <text:p>165</text:p>
          </table:table-cell>
          <table:table-cell office:value-type="float" office:value="0.009694876" calcext:value-type="float">
            <text:p>9.69488E-03</text:p>
          </table:table-cell>
          <table:table-cell/>
          <table:table-cell table:formula="of:=100*([.E86]-[.I86])/[.E86]" office:value-type="float" office:value="5.44910797015653" calcext:value-type="float">
            <text:p>5.4491079701565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" office:value-type="float" office:value="67" calcext:value-type="float">
            <text:p>6.70E+01</text:p>
          </table:table-cell>
          <table:table-cell table:formula="of:=[.B87]+100" office:value-type="float" office:value="167" calcext:value-type="float">
            <text:p>167</text:p>
          </table:table-cell>
          <table:table-cell office:value-type="float" office:value="6.41214" calcext:value-type="float">
            <text:p>6.41214E+00</text:p>
          </table:table-cell>
          <table:table-cell table:formula="of:=[.D87]/[.$D$105]" office:value-type="float" office:value="0.0102390749443682" calcext:value-type="float">
            <text:p>1.02391E-02</text:p>
          </table:table-cell>
          <table:table-cell/>
          <table:table-cell table:style-name="ce3" office:value-type="float" office:value="67" calcext:value-type="float">
            <text:p>6.70E+01</text:p>
          </table:table-cell>
          <table:table-cell table:style-name="ce4" table:formula="of:=[.G87]+100" office:value-type="float" office:value="167" calcext:value-type="float">
            <text:p>167</text:p>
          </table:table-cell>
          <table:table-cell office:value-type="float" office:value="0.009659988" calcext:value-type="float">
            <text:p>9.65999E-03</text:p>
          </table:table-cell>
          <table:table-cell/>
          <table:table-cell table:formula="of:=100*([.E87]-[.I87])/[.E87]" office:value-type="float" office:value="5.65565685879345" calcext:value-type="float">
            <text:p>5.6556568587934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float" office:value="69" calcext:value-type="float">
            <text:p>6.90E+01</text:p>
          </table:table-cell>
          <table:table-cell table:formula="of:=[.B88]+100" office:value-type="float" office:value="169" calcext:value-type="float">
            <text:p>169</text:p>
          </table:table-cell>
          <table:table-cell office:value-type="float" office:value="6.41885" calcext:value-type="float">
            <text:p>6.41885E+00</text:p>
          </table:table-cell>
          <table:table-cell table:formula="of:=[.D88]/[.$D$105]" office:value-type="float" office:value="0.0102497896500478" calcext:value-type="float">
            <text:p>1.02498E-02</text:p>
          </table:table-cell>
          <table:table-cell/>
          <table:table-cell table:style-name="ce3" office:value-type="float" office:value="69" calcext:value-type="float">
            <text:p>6.90E+01</text:p>
          </table:table-cell>
          <table:table-cell table:style-name="ce4" table:formula="of:=[.G88]+100" office:value-type="float" office:value="169" calcext:value-type="float">
            <text:p>169</text:p>
          </table:table-cell>
          <table:table-cell office:value-type="float" office:value="0.009627192" calcext:value-type="float">
            <text:p>9.62719E-03</text:p>
          </table:table-cell>
          <table:table-cell/>
          <table:table-cell table:formula="of:=100*([.E88]-[.I88])/[.E88]" office:value-type="float" office:value="6.07424807049483" calcext:value-type="float">
            <text:p>6.0742480704948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float" office:value="71" calcext:value-type="float">
            <text:p>7.10E+01</text:p>
          </table:table-cell>
          <table:table-cell table:formula="of:=[.B89]+100" office:value-type="float" office:value="171" calcext:value-type="float">
            <text:p>171</text:p>
          </table:table-cell>
          <table:table-cell office:value-type="float" office:value="6.42465" calcext:value-type="float">
            <text:p>6.42465E+00</text:p>
          </table:table-cell>
          <table:table-cell table:formula="of:=[.D89]/[.$D$105]" office:value-type="float" office:value="0.0102590512436308" calcext:value-type="float">
            <text:p>1.02591E-02</text:p>
          </table:table-cell>
          <table:table-cell/>
          <table:table-cell table:style-name="ce3" office:value-type="float" office:value="71" calcext:value-type="float">
            <text:p>7.10E+01</text:p>
          </table:table-cell>
          <table:table-cell table:style-name="ce4" table:formula="of:=[.G89]+100" office:value-type="float" office:value="171" calcext:value-type="float">
            <text:p>171</text:p>
          </table:table-cell>
          <table:table-cell office:value-type="float" office:value="0.00959648" calcext:value-type="float">
            <text:p>9.59648E-03</text:p>
          </table:table-cell>
          <table:table-cell/>
          <table:table-cell table:formula="of:=100*([.E89]-[.I89])/[.E89]" office:value-type="float" office:value="6.45840660989155" calcext:value-type="float">
            <text:p>6.4584066098915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float" office:value="73" calcext:value-type="float">
            <text:p>7.30E+01</text:p>
          </table:table-cell>
          <table:table-cell table:formula="of:=[.B90]+100" office:value-type="float" office:value="173" calcext:value-type="float">
            <text:p>173</text:p>
          </table:table-cell>
          <table:table-cell office:value-type="float" office:value="6.4192" calcext:value-type="float">
            <text:p>6.41920E+00</text:p>
          </table:table-cell>
          <table:table-cell table:formula="of:=[.D90]/[.$D$105]" office:value-type="float" office:value="0.0102503485393158" calcext:value-type="float">
            <text:p>1.02503E-02</text:p>
          </table:table-cell>
          <table:table-cell/>
          <table:table-cell table:style-name="ce3" office:value-type="float" office:value="73" calcext:value-type="float">
            <text:p>7.30E+01</text:p>
          </table:table-cell>
          <table:table-cell table:style-name="ce4" table:formula="of:=[.G90]+100" office:value-type="float" office:value="173" calcext:value-type="float">
            <text:p>173</text:p>
          </table:table-cell>
          <table:table-cell office:value-type="float" office:value="0.009567845" calcext:value-type="float">
            <text:p>9.56785E-03</text:p>
          </table:table-cell>
          <table:table-cell/>
          <table:table-cell table:formula="of:=100*([.E90]-[.I90])/[.E90]" office:value-type="float" office:value="6.65834470601632" calcext:value-type="float">
            <text:p>6.6583447060163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float" office:value="75" calcext:value-type="float">
            <text:p>7.50E+01</text:p>
          </table:table-cell>
          <table:table-cell table:formula="of:=[.B91]+100" office:value-type="float" office:value="175" calcext:value-type="float">
            <text:p>175</text:p>
          </table:table-cell>
          <table:table-cell office:value-type="float" office:value="6.41685" calcext:value-type="float">
            <text:p>6.41685E+00</text:p>
          </table:table-cell>
          <table:table-cell table:formula="of:=[.D91]/[.$D$105]" office:value-type="float" office:value="0.0102465959970882" calcext:value-type="float">
            <text:p>1.02466E-02</text:p>
          </table:table-cell>
          <table:table-cell/>
          <table:table-cell table:style-name="ce3" office:value-type="float" office:value="75" calcext:value-type="float">
            <text:p>7.50E+01</text:p>
          </table:table-cell>
          <table:table-cell table:style-name="ce4" table:formula="of:=[.G91]+100" office:value-type="float" office:value="175" calcext:value-type="float">
            <text:p>175</text:p>
          </table:table-cell>
          <table:table-cell office:value-type="float" office:value="0.009541281" calcext:value-type="float">
            <text:p>9.54128E-03</text:p>
          </table:table-cell>
          <table:table-cell/>
          <table:table-cell table:formula="of:=100*([.E91]-[.I91])/[.E91]" office:value-type="float" office:value="6.88340788773743" calcext:value-type="float">
            <text:p>6.8834078877374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office:value-type="float" office:value="77" calcext:value-type="float">
            <text:p>7.70E+01</text:p>
          </table:table-cell>
          <table:table-cell table:formula="of:=[.B92]+100" office:value-type="float" office:value="177" calcext:value-type="float">
            <text:p>177</text:p>
          </table:table-cell>
          <table:table-cell office:value-type="float" office:value="6.42552" calcext:value-type="float">
            <text:p>6.42552E+00</text:p>
          </table:table-cell>
          <table:table-cell table:formula="of:=[.D92]/[.$D$105]" office:value-type="float" office:value="0.0102604404826683" calcext:value-type="float">
            <text:p>1.02604E-02</text:p>
          </table:table-cell>
          <table:table-cell/>
          <table:table-cell table:style-name="ce3" office:value-type="float" office:value="77" calcext:value-type="float">
            <text:p>7.70E+01</text:p>
          </table:table-cell>
          <table:table-cell table:style-name="ce4" table:formula="of:=[.G92]+100" office:value-type="float" office:value="177" calcext:value-type="float">
            <text:p>177</text:p>
          </table:table-cell>
          <table:table-cell office:value-type="float" office:value="0.009516783" calcext:value-type="float">
            <text:p>9.51678E-03</text:p>
          </table:table-cell>
          <table:table-cell/>
          <table:table-cell table:formula="of:=100*([.E92]-[.I92])/[.E92]" office:value-type="float" office:value="7.24781244942104" calcext:value-type="float">
            <text:p>7.2478124494210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float" office:value="79" calcext:value-type="float">
            <text:p>7.90E+01</text:p>
          </table:table-cell>
          <table:table-cell table:formula="of:=[.B93]+100" office:value-type="float" office:value="179" calcext:value-type="float">
            <text:p>179</text:p>
          </table:table-cell>
          <table:table-cell office:value-type="float" office:value="6.41188" calcext:value-type="float">
            <text:p>6.41188E+00</text:p>
          </table:table-cell>
          <table:table-cell table:formula="of:=[.D93]/[.$D$105]" office:value-type="float" office:value="0.0102386597694834" calcext:value-type="float">
            <text:p>1.02387E-02</text:p>
          </table:table-cell>
          <table:table-cell/>
          <table:table-cell table:style-name="ce3" office:value-type="float" office:value="79" calcext:value-type="float">
            <text:p>7.90E+01</text:p>
          </table:table-cell>
          <table:table-cell table:style-name="ce4" table:formula="of:=[.G93]+100" office:value-type="float" office:value="179" calcext:value-type="float">
            <text:p>179</text:p>
          </table:table-cell>
          <table:table-cell office:value-type="float" office:value="0.009494345" calcext:value-type="float">
            <text:p>9.49435E-03</text:p>
          </table:table-cell>
          <table:table-cell/>
          <table:table-cell table:formula="of:=100*([.E93]-[.I93])/[.E93]" office:value-type="float" office:value="7.26965038629229" calcext:value-type="float">
            <text:p>7.2696503862922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float" office:value="81" calcext:value-type="float">
            <text:p>8.10E+01</text:p>
          </table:table-cell>
          <table:table-cell table:formula="of:=[.B94]+100" office:value-type="float" office:value="181" calcext:value-type="float">
            <text:p>181</text:p>
          </table:table-cell>
          <table:table-cell office:value-type="float" office:value="6.41706" calcext:value-type="float">
            <text:p>6.41706E+00</text:p>
          </table:table-cell>
          <table:table-cell table:formula="of:=[.D94]/[.$D$105]" office:value-type="float" office:value="0.0102469313306489" calcext:value-type="float">
            <text:p>1.02469E-02</text:p>
          </table:table-cell>
          <table:table-cell/>
          <table:table-cell table:style-name="ce3" office:value-type="float" office:value="81" calcext:value-type="float">
            <text:p>8.10E+01</text:p>
          </table:table-cell>
          <table:table-cell table:style-name="ce4" table:formula="of:=[.G94]+100" office:value-type="float" office:value="181" calcext:value-type="float">
            <text:p>181</text:p>
          </table:table-cell>
          <table:table-cell office:value-type="float" office:value="0.009473962" calcext:value-type="float">
            <text:p>9.47396E-03</text:p>
          </table:table-cell>
          <table:table-cell/>
          <table:table-cell table:formula="of:=100*([.E94]-[.I94])/[.E94]" office:value-type="float" office:value="7.54342256922264" calcext:value-type="float">
            <text:p>7.5434225692226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float" office:value="83" calcext:value-type="float">
            <text:p>8.30E+01</text:p>
          </table:table-cell>
          <table:table-cell table:formula="of:=[.B95]+100" office:value-type="float" office:value="183" calcext:value-type="float">
            <text:p>183</text:p>
          </table:table-cell>
          <table:table-cell office:value-type="float" office:value="6.41542" calcext:value-type="float">
            <text:p>6.41542E+00</text:p>
          </table:table-cell>
          <table:table-cell table:formula="of:=[.D95]/[.$D$105]" office:value-type="float" office:value="0.010244312535222" calcext:value-type="float">
            <text:p>1.02443E-02</text:p>
          </table:table-cell>
          <table:table-cell/>
          <table:table-cell table:style-name="ce3" office:value-type="float" office:value="83" calcext:value-type="float">
            <text:p>8.30E+01</text:p>
          </table:table-cell>
          <table:table-cell table:style-name="ce4" table:formula="of:=[.G95]+100" office:value-type="float" office:value="183" calcext:value-type="float">
            <text:p>183</text:p>
          </table:table-cell>
          <table:table-cell office:value-type="float" office:value="0.00945563" calcext:value-type="float">
            <text:p>9.45563E-03</text:p>
          </table:table-cell>
          <table:table-cell/>
          <table:table-cell table:formula="of:=100*([.E95]-[.I95])/[.E95]" office:value-type="float" office:value="7.69873559119122" calcext:value-type="float">
            <text:p>7.6987355911912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float" office:value="85" calcext:value-type="float">
            <text:p>8.50E+01</text:p>
          </table:table-cell>
          <table:table-cell table:formula="of:=[.B96]+100" office:value-type="float" office:value="185" calcext:value-type="float">
            <text:p>185</text:p>
          </table:table-cell>
          <table:table-cell office:value-type="float" office:value="6.41541" calcext:value-type="float">
            <text:p>6.41541E+00</text:p>
          </table:table-cell>
          <table:table-cell table:formula="of:=[.D96]/[.$D$105]" office:value-type="float" office:value="0.0102442965669572" calcext:value-type="float">
            <text:p>1.02443E-02</text:p>
          </table:table-cell>
          <table:table-cell/>
          <table:table-cell table:style-name="ce3" office:value-type="float" office:value="85" calcext:value-type="float">
            <text:p>8.50E+01</text:p>
          </table:table-cell>
          <table:table-cell table:style-name="ce4" table:formula="of:=[.G96]+100" office:value-type="float" office:value="185" calcext:value-type="float">
            <text:p>185</text:p>
          </table:table-cell>
          <table:table-cell office:value-type="float" office:value="0.009439345" calcext:value-type="float">
            <text:p>9.43935E-03</text:p>
          </table:table-cell>
          <table:table-cell/>
          <table:table-cell table:formula="of:=100*([.E96]-[.I96])/[.E96]" office:value-type="float" office:value="7.85755821979576" calcext:value-type="float">
            <text:p>7.8575582197957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" office:value-type="float" office:value="87" calcext:value-type="float">
            <text:p>8.70E+01</text:p>
          </table:table-cell>
          <table:table-cell table:formula="of:=[.B97]+100" office:value-type="float" office:value="187" calcext:value-type="float">
            <text:p>187</text:p>
          </table:table-cell>
          <table:table-cell office:value-type="float" office:value="6.42034" calcext:value-type="float">
            <text:p>6.42034E+00</text:p>
          </table:table-cell>
          <table:table-cell table:formula="of:=[.D97]/[.$D$105]" office:value-type="float" office:value="0.0102521689215028" calcext:value-type="float">
            <text:p>1.02522E-02</text:p>
          </table:table-cell>
          <table:table-cell/>
          <table:table-cell table:style-name="ce3" office:value-type="float" office:value="87" calcext:value-type="float">
            <text:p>8.70E+01</text:p>
          </table:table-cell>
          <table:table-cell table:style-name="ce4" table:formula="of:=[.G97]+100" office:value-type="float" office:value="187" calcext:value-type="float">
            <text:p>187</text:p>
          </table:table-cell>
          <table:table-cell office:value-type="float" office:value="0.009425103" calcext:value-type="float">
            <text:p>9.42510E-03</text:p>
          </table:table-cell>
          <table:table-cell/>
          <table:table-cell table:formula="of:=100*([.E97]-[.I97])/[.E97]" office:value-type="float" office:value="8.06722877700618" calcext:value-type="float">
            <text:p>8.067228777006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" office:value-type="float" office:value="89" calcext:value-type="float">
            <text:p>8.90E+01</text:p>
          </table:table-cell>
          <table:table-cell table:formula="of:=[.B98]+100" office:value-type="float" office:value="189" calcext:value-type="float">
            <text:p>189</text:p>
          </table:table-cell>
          <table:table-cell office:value-type="float" office:value="6.41054" calcext:value-type="float">
            <text:p>6.41054E+00</text:p>
          </table:table-cell>
          <table:table-cell table:formula="of:=[.D98]/[.$D$105]" office:value-type="float" office:value="0.0102365200220004" calcext:value-type="float">
            <text:p>1.02365E-02</text:p>
          </table:table-cell>
          <table:table-cell/>
          <table:table-cell table:style-name="ce3" office:value-type="float" office:value="89" calcext:value-type="float">
            <text:p>8.90E+01</text:p>
          </table:table-cell>
          <table:table-cell table:style-name="ce4" table:formula="of:=[.G98]+100" office:value-type="float" office:value="189" calcext:value-type="float">
            <text:p>189</text:p>
          </table:table-cell>
          <table:table-cell office:value-type="float" office:value="0.009412901" calcext:value-type="float">
            <text:p>9.41290E-03</text:p>
          </table:table-cell>
          <table:table-cell/>
          <table:table-cell table:formula="of:=100*([.E98]-[.I98])/[.E98]" office:value-type="float" office:value="8.04588883947184" calcext:value-type="float">
            <text:p>8.0458888394718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" office:value-type="float" office:value="91" calcext:value-type="float">
            <text:p>9.10E+01</text:p>
          </table:table-cell>
          <table:table-cell table:formula="of:=[.B99]+100" office:value-type="float" office:value="191" calcext:value-type="float">
            <text:p>191</text:p>
          </table:table-cell>
          <table:table-cell office:value-type="float" office:value="6.40481" calcext:value-type="float">
            <text:p>6.40481E+00</text:p>
          </table:table-cell>
          <table:table-cell table:formula="of:=[.D99]/[.$D$105]" office:value-type="float" office:value="0.010227370206271" calcext:value-type="float">
            <text:p>1.02274E-02</text:p>
          </table:table-cell>
          <table:table-cell/>
          <table:table-cell table:style-name="ce3" office:value-type="float" office:value="91" calcext:value-type="float">
            <text:p>9.10E+01</text:p>
          </table:table-cell>
          <table:table-cell table:style-name="ce4" table:formula="of:=[.G99]+100" office:value-type="float" office:value="191" calcext:value-type="float">
            <text:p>191</text:p>
          </table:table-cell>
          <table:table-cell office:value-type="float" office:value="0.009402737" calcext:value-type="float">
            <text:p>9.40274E-03</text:p>
          </table:table-cell>
          <table:table-cell/>
          <table:table-cell table:formula="of:=100*([.E99]-[.I99])/[.E99]" office:value-type="float" office:value="8.06300338835279" calcext:value-type="float">
            <text:p>8.0630033883527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" office:value-type="float" office:value="93" calcext:value-type="float">
            <text:p>9.30E+01</text:p>
          </table:table-cell>
          <table:table-cell table:formula="of:=[.B100]+100" office:value-type="float" office:value="193" calcext:value-type="float">
            <text:p>193</text:p>
          </table:table-cell>
          <table:table-cell office:value-type="float" office:value="6.40372" calcext:value-type="float">
            <text:p>6.40372E+00</text:p>
          </table:table-cell>
          <table:table-cell table:formula="of:=[.D100]/[.$D$105]" office:value-type="float" office:value="0.010225629665408" calcext:value-type="float">
            <text:p>1.02256E-02</text:p>
          </table:table-cell>
          <table:table-cell/>
          <table:table-cell table:style-name="ce3" office:value-type="float" office:value="93" calcext:value-type="float">
            <text:p>9.30E+01</text:p>
          </table:table-cell>
          <table:table-cell table:style-name="ce4" table:formula="of:=[.G100]+100" office:value-type="float" office:value="193" calcext:value-type="float">
            <text:p>193</text:p>
          </table:table-cell>
          <table:table-cell office:value-type="float" office:value="0.009394609" calcext:value-type="float">
            <text:p>9.39461E-03</text:p>
          </table:table-cell>
          <table:table-cell/>
          <table:table-cell table:formula="of:=100*([.E100]-[.I100])/[.E100]" office:value-type="float" office:value="8.12684101223849" calcext:value-type="float">
            <text:p>8.1268410122384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" office:value-type="float" office:value="95" calcext:value-type="float">
            <text:p>9.50E+01</text:p>
          </table:table-cell>
          <table:table-cell table:formula="of:=[.B101]+100" office:value-type="float" office:value="195" calcext:value-type="float">
            <text:p>195</text:p>
          </table:table-cell>
          <table:table-cell office:value-type="float" office:value="6.39847" calcext:value-type="float">
            <text:p>6.39847E+00</text:p>
          </table:table-cell>
          <table:table-cell table:formula="of:=[.D101]/[.$D$105]" office:value-type="float" office:value="0.0102172463263889" calcext:value-type="float">
            <text:p>1.02172E-02</text:p>
          </table:table-cell>
          <table:table-cell/>
          <table:table-cell table:style-name="ce3" office:value-type="float" office:value="95" calcext:value-type="float">
            <text:p>9.50E+01</text:p>
          </table:table-cell>
          <table:table-cell table:style-name="ce4" table:formula="of:=[.G101]+100" office:value-type="float" office:value="195" calcext:value-type="float">
            <text:p>195</text:p>
          </table:table-cell>
          <table:table-cell office:value-type="float" office:value="0.009388514" calcext:value-type="float">
            <text:p>9.38851E-03</text:p>
          </table:table-cell>
          <table:table-cell/>
          <table:table-cell table:formula="of:=100*([.E101]-[.I101])/[.E101]" office:value-type="float" office:value="8.1111123282647" calcext:value-type="float">
            <text:p>8.111112328264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office:value-type="float" office:value="97" calcext:value-type="float">
            <text:p>9.70E+01</text:p>
          </table:table-cell>
          <table:table-cell table:formula="of:=[.B102]+100" office:value-type="float" office:value="197" calcext:value-type="float">
            <text:p>197</text:p>
          </table:table-cell>
          <table:table-cell office:value-type="float" office:value="6.40016" calcext:value-type="float">
            <text:p>6.40016E+00</text:p>
          </table:table-cell>
          <table:table-cell table:formula="of:=[.D102]/[.$D$105]" office:value-type="float" office:value="0.0102199449631398" calcext:value-type="float">
            <text:p>1.02199E-02</text:p>
          </table:table-cell>
          <table:table-cell/>
          <table:table-cell table:style-name="ce3" office:value-type="float" office:value="97" calcext:value-type="float">
            <text:p>9.70E+01</text:p>
          </table:table-cell>
          <table:table-cell table:style-name="ce4" table:formula="of:=[.G102]+100" office:value-type="float" office:value="197" calcext:value-type="float">
            <text:p>197</text:p>
          </table:table-cell>
          <table:table-cell office:value-type="float" office:value="0.009384451" calcext:value-type="float">
            <text:p>9.38445E-03</text:p>
          </table:table-cell>
          <table:table-cell/>
          <table:table-cell table:formula="of:=100*([.E102]-[.I102])/[.E102]" office:value-type="float" office:value="8.17513172676743" calcext:value-type="float">
            <text:p>8.175131726767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99" calcext:value-type="float">
            <text:p>9.90E+01</text:p>
          </table:table-cell>
          <table:table-cell table:formula="of:=[.B103]+100" office:value-type="float" office:value="199" calcext:value-type="float">
            <text:p>199</text:p>
          </table:table-cell>
          <table:table-cell office:value-type="float" office:value="6.40669" calcext:value-type="float">
            <text:p>6.40669E+00</text:p>
          </table:table-cell>
          <table:table-cell table:formula="of:=[.D103]/[.$D$105]" office:value-type="float" office:value="0.0102303722400531" calcext:value-type="float">
            <text:p>1.02304E-02</text:p>
          </table:table-cell>
          <table:table-cell/>
          <table:table-cell table:style-name="ce3" office:value-type="float" office:value="99" calcext:value-type="float">
            <text:p>9.90E+01</text:p>
          </table:table-cell>
          <table:table-cell table:style-name="ce4" table:formula="of:=[.G103]+100" office:value-type="float" office:value="199" calcext:value-type="float">
            <text:p>199</text:p>
          </table:table-cell>
          <table:table-cell office:value-type="float" office:value="0.00938242" calcext:value-type="float">
            <text:p>9.38242E-03</text:p>
          </table:table-cell>
          <table:table-cell/>
          <table:table-cell table:formula="of:=100*([.E103]-[.I103])/[.E103]" office:value-type="float" office:value="8.28857660460548" calcext:value-type="float">
            <text:p>8.28857660460548</text:p>
          </table:table-cell>
        </table:table-row>
        <table:table-row table:style-name="ro1">
          <table:table-cell table:number-columns-repeated="7"/>
          <table:table-cell table:style-name="ce4"/>
          <table:table-cell table:number-columns-repeated="3"/>
        </table:table-row>
        <table:table-row table:style-name="ro1">
          <table:table-cell table:number-columns-repeated="3"/>
          <table:table-cell table:formula="of:=SUM([.D4:.D103])" office:value-type="float" office:value="626.24212" calcext:value-type="float">
            <text:p>6.26242E+02</text:p>
          </table:table-cell>
          <table:table-cell table:formula="of:=SUM([.E4:.E103])" office:value-type="float" office:value="1" calcext:value-type="float">
            <text:p>1.00000E+00</text:p>
          </table:table-cell>
          <table:table-cell table:number-columns-repeated="6"/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iff5" table:style-name="ta1">
        <table:shapes>
          <draw:frame draw:z-index="0" draw:style-name="gr1" draw:text-style-name="P1" svg:width="21.036cm" svg:height="10.971cm" svg:x="26.541cm" svg:y="1.646cm">
            <draw:object draw:notify-on-update-of-ranges="Diff5.B4:Diff5.B53 Diff5.E4:Diff5.E4 Diff5.D4:Diff5.D53 Diff5.G4:Diff5.G53 Diff5.I4:Diff5.I4 Diff5.H4:Diff5.H53 Diff5.B54:Diff5.B103 Diff5.E54:Diff5.E54 Diff5.D54:Diff5.D103 Diff5.G54:Diff5.G103 Diff5.I54:Diff5.I54 Diff5.H54:Diff5.H10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/>
          <table:table-cell/>
          <table:table-cell office:value-type="string" calcext:value-type="string">
            <text:p>Rel Error 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.63264" calcext:value-type="float">
            <text:p>5.63264E+00</text:p>
          </table:table-cell>
          <table:table-cell table:formula="of:=[.C4]/[.$C$105]" office:value-type="float" office:value="0.00719198559703963" calcext:value-type="float">
            <text:p>7.19199E-03</text:p>
          </table:table-cell>
          <table:table-cell table:style-name="ce6" office:value-type="string" calcext:value-type="string">
            <text:p>Serpent_1g</text:p>
          </table:table-cell>
          <table:table-cell table:style-name="ce3" office:value-type="float" office:value="0.02" calcext:value-type="float">
            <text:p>2.00E-02</text:p>
          </table:table-cell>
          <table:table-cell table:style-name="ce4" table:formula="of:=[.F4]*100" office:value-type="float" office:value="2" calcext:value-type="float">
            <text:p>2</text:p>
          </table:table-cell>
          <table:table-cell office:value-type="float" office:value="0.007338337" calcext:value-type="float">
            <text:p>7.33834E-03</text:p>
          </table:table-cell>
          <table:table-cell table:style-name="ce1" office:value-type="string" calcext:value-type="string">
            <text:p>Almost_1g</text:p>
          </table:table-cell>
          <table:table-cell table:formula="of:=100*([.D4]-[.H4])/[.D4]" office:value-type="float" office:value="-2.0349234712124" calcext:value-type="float">
            <text:p>-2.03492347121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6244" calcext:value-type="float">
            <text:p>5.62440E+00</text:p>
          </table:table-cell>
          <table:table-cell table:formula="of:=[.C5]/[.$C$105]" office:value-type="float" office:value="0.00718146442733597" calcext:value-type="float">
            <text:p>7.18146E-03</text:p>
          </table:table-cell>
          <table:table-cell/>
          <table:table-cell table:style-name="ce3" office:value-type="float" office:value="0.06" calcext:value-type="float">
            <text:p>6.00E-02</text:p>
          </table:table-cell>
          <table:table-cell table:style-name="ce4" table:formula="of:=[.F5]*100" office:value-type="float" office:value="6" calcext:value-type="float">
            <text:p>6</text:p>
          </table:table-cell>
          <table:table-cell office:value-type="float" office:value="0.007331305" calcext:value-type="float">
            <text:p>7.33131E-03</text:p>
          </table:table-cell>
          <table:table-cell/>
          <table:table-cell table:formula="of:=100*([.D5]-[.H5])/[.D5]" office:value-type="float" office:value="-2.08649049480312" calcext:value-type="float">
            <text:p>-2.086490494803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.61587" calcext:value-type="float">
            <text:p>5.61587E+00</text:p>
          </table:table-cell>
          <table:table-cell table:formula="of:=[.C6]/[.$C$105]" office:value-type="float" office:value="0.00717057297374711" calcext:value-type="float">
            <text:p>7.17057E-03</text:p>
          </table:table-cell>
          <table:table-cell/>
          <table:table-cell table:style-name="ce3" office:value-type="float" office:value="0.1" calcext:value-type="float">
            <text:p>1.00E-01</text:p>
          </table:table-cell>
          <table:table-cell table:style-name="ce4" table:formula="of:=[.F6]*100" office:value-type="float" office:value="10" calcext:value-type="float">
            <text:p>10</text:p>
          </table:table-cell>
          <table:table-cell office:value-type="float" office:value="0.007317248" calcext:value-type="float">
            <text:p>7.31725E-03</text:p>
          </table:table-cell>
          <table:table-cell/>
          <table:table-cell table:formula="of:=100*([.D6]-[.H6])/[.D6]" office:value-type="float" office:value="-2.04551333331237" calcext:value-type="float">
            <text:p>-2.045513333312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.60072" calcext:value-type="float">
            <text:p>5.60072E+00</text:p>
          </table:table-cell>
          <table:table-cell table:formula="of:=[.C7]/[.$C$105]" office:value-type="float" office:value="0.00715122883284779" calcext:value-type="float">
            <text:p>7.15123E-03</text:p>
          </table:table-cell>
          <table:table-cell/>
          <table:table-cell table:style-name="ce3" office:value-type="float" office:value="0.14" calcext:value-type="float">
            <text:p>1.40E-01</text:p>
          </table:table-cell>
          <table:table-cell table:style-name="ce4" table:formula="of:=[.F7]*100" office:value-type="float" office:value="14" calcext:value-type="float">
            <text:p>14</text:p>
          </table:table-cell>
          <table:table-cell office:value-type="float" office:value="0.007296178" calcext:value-type="float">
            <text:p>7.29618E-03</text:p>
          </table:table-cell>
          <table:table-cell/>
          <table:table-cell table:formula="of:=100*([.D7]-[.H7])/[.D7]" office:value-type="float" office:value="-2.0269127242358" calcext:value-type="float">
            <text:p>-2.02691272423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.5724" calcext:value-type="float">
            <text:p>5.57240E+00</text:p>
          </table:table-cell>
          <table:table-cell table:formula="of:=[.C8]/[.$C$105]" office:value-type="float" office:value="0.00711506869619639" calcext:value-type="float">
            <text:p>7.11507E-03</text:p>
          </table:table-cell>
          <table:table-cell/>
          <table:table-cell table:style-name="ce3" office:value-type="float" office:value="0.18" calcext:value-type="float">
            <text:p>1.80E-01</text:p>
          </table:table-cell>
          <table:table-cell table:style-name="ce4" table:formula="of:=[.F8]*100" office:value-type="float" office:value="18" calcext:value-type="float">
            <text:p>18</text:p>
          </table:table-cell>
          <table:table-cell office:value-type="float" office:value="0.007268117" calcext:value-type="float">
            <text:p>7.26812E-03</text:p>
          </table:table-cell>
          <table:table-cell/>
          <table:table-cell table:formula="of:=100*([.D8]-[.H8])/[.D8]" office:value-type="float" office:value="-2.15104463974371" calcext:value-type="float">
            <text:p>-2.151044639743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5.54439" calcext:value-type="float">
            <text:p>5.54439E+00</text:p>
          </table:table-cell>
          <table:table-cell table:formula="of:=[.C9]/[.$C$105]" office:value-type="float" office:value="0.00707930438024985" calcext:value-type="float">
            <text:p>7.07930E-03</text:p>
          </table:table-cell>
          <table:table-cell/>
          <table:table-cell table:style-name="ce3" office:value-type="float" office:value="0.22" calcext:value-type="float">
            <text:p>2.20E-01</text:p>
          </table:table-cell>
          <table:table-cell table:style-name="ce4" table:formula="of:=[.F9]*100" office:value-type="float" office:value="22" calcext:value-type="float">
            <text:p>22</text:p>
          </table:table-cell>
          <table:table-cell office:value-type="float" office:value="0.00723309" calcext:value-type="float">
            <text:p>7.23309E-03</text:p>
          </table:table-cell>
          <table:table-cell/>
          <table:table-cell table:formula="of:=100*([.D9]-[.H9])/[.D9]" office:value-type="float" office:value="-2.17232670739777" calcext:value-type="float">
            <text:p>-2.172326707397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5.50657" calcext:value-type="float">
            <text:p>5.50657E+00</text:p>
          </table:table-cell>
          <table:table-cell table:formula="of:=[.C10]/[.$C$105]" office:value-type="float" office:value="0.00703101425425564" calcext:value-type="float">
            <text:p>7.03101E-03</text:p>
          </table:table-cell>
          <table:table-cell/>
          <table:table-cell table:style-name="ce3" office:value-type="float" office:value="0.26" calcext:value-type="float">
            <text:p>2.60E-01</text:p>
          </table:table-cell>
          <table:table-cell table:style-name="ce4" table:formula="of:=[.F10]*100" office:value-type="float" office:value="26" calcext:value-type="float">
            <text:p>26</text:p>
          </table:table-cell>
          <table:table-cell office:value-type="float" office:value="0.007191133" calcext:value-type="float">
            <text:p>7.19113E-03</text:p>
          </table:table-cell>
          <table:table-cell/>
          <table:table-cell table:formula="of:=100*([.D10]-[.H10])/[.D10]" office:value-type="float" office:value="-2.27732073857546" calcext:value-type="float">
            <text:p>-2.277320738575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5.46083" calcext:value-type="float">
            <text:p>5.46083E+00</text:p>
          </table:table-cell>
          <table:table-cell table:formula="of:=[.C11]/[.$C$105]" office:value-type="float" office:value="0.00697261154767248" calcext:value-type="float">
            <text:p>6.97261E-03</text:p>
          </table:table-cell>
          <table:table-cell/>
          <table:table-cell table:style-name="ce3" office:value-type="float" office:value="0.3" calcext:value-type="float">
            <text:p>3.00E-01</text:p>
          </table:table-cell>
          <table:table-cell table:style-name="ce4" table:formula="of:=[.F11]*100" office:value-type="float" office:value="30" calcext:value-type="float">
            <text:p>30</text:p>
          </table:table-cell>
          <table:table-cell office:value-type="float" office:value="0.007142284" calcext:value-type="float">
            <text:p>7.14228E-03</text:p>
          </table:table-cell>
          <table:table-cell/>
          <table:table-cell table:formula="of:=100*([.D11]-[.H11])/[.D11]" office:value-type="float" office:value="-2.43341323645317" calcext:value-type="float">
            <text:p>-2.433413236453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5.42833" calcext:value-type="float">
            <text:p>5.42833E+00</text:p>
          </table:table-cell>
          <table:table-cell table:formula="of:=[.C12]/[.$C$105]" office:value-type="float" office:value="0.00693111421571024" calcext:value-type="float">
            <text:p>6.93111E-03</text:p>
          </table:table-cell>
          <table:table-cell/>
          <table:table-cell table:style-name="ce3" office:value-type="float" office:value="0.34" calcext:value-type="float">
            <text:p>3.40E-01</text:p>
          </table:table-cell>
          <table:table-cell table:style-name="ce4" table:formula="of:=[.F12]*100" office:value-type="float" office:value="34" calcext:value-type="float">
            <text:p>34</text:p>
          </table:table-cell>
          <table:table-cell office:value-type="float" office:value="0.007086592" calcext:value-type="float">
            <text:p>7.08659E-03</text:p>
          </table:table-cell>
          <table:table-cell/>
          <table:table-cell table:formula="of:=100*([.D12]-[.H12])/[.D12]" office:value-type="float" office:value="-2.24318600806424" calcext:value-type="float">
            <text:p>-2.243186008064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5.38615" calcext:value-type="float">
            <text:p>5.38615E+00</text:p>
          </table:table-cell>
          <table:table-cell table:formula="of:=[.C13]/[.$C$105]" office:value-type="float" office:value="0.00687725706302817" calcext:value-type="float">
            <text:p>6.87726E-03</text:p>
          </table:table-cell>
          <table:table-cell/>
          <table:table-cell table:style-name="ce3" office:value-type="float" office:value="0.38" calcext:value-type="float">
            <text:p>3.80E-01</text:p>
          </table:table-cell>
          <table:table-cell table:style-name="ce4" table:formula="of:=[.F13]*100" office:value-type="float" office:value="38" calcext:value-type="float">
            <text:p>38</text:p>
          </table:table-cell>
          <table:table-cell office:value-type="float" office:value="0.007024108" calcext:value-type="float">
            <text:p>7.02411E-03</text:p>
          </table:table-cell>
          <table:table-cell/>
          <table:table-cell table:formula="of:=100*([.D13]-[.H13])/[.D13]" office:value-type="float" office:value="-2.13531260538881" calcext:value-type="float">
            <text:p>-2.135312605388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5.33181" calcext:value-type="float">
            <text:p>5.33181E+00</text:p>
          </table:table-cell>
          <table:table-cell table:formula="of:=[.C14]/[.$C$105]" office:value-type="float" office:value="0.0068078735239873" calcext:value-type="float">
            <text:p>6.80787E-03</text:p>
          </table:table-cell>
          <table:table-cell/>
          <table:table-cell table:style-name="ce3" office:value-type="float" office:value="0.42" calcext:value-type="float">
            <text:p>4.20E-01</text:p>
          </table:table-cell>
          <table:table-cell table:style-name="ce4" table:formula="of:=[.F14]*100" office:value-type="float" office:value="42" calcext:value-type="float">
            <text:p>42</text:p>
          </table:table-cell>
          <table:table-cell office:value-type="float" office:value="0.006954894" calcext:value-type="float">
            <text:p>6.95489E-03</text:p>
          </table:table-cell>
          <table:table-cell/>
          <table:table-cell table:formula="of:=100*([.D14]-[.H14])/[.D14]" office:value-type="float" office:value="-2.15956532527633" calcext:value-type="float">
            <text:p>-2.159565325276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5.27451" calcext:value-type="float">
            <text:p>5.27451E+00</text:p>
          </table:table-cell>
          <table:table-cell table:formula="of:=[.C15]/[.$C$105]" office:value-type="float" office:value="0.00673471053563542" calcext:value-type="float">
            <text:p>6.73471E-03</text:p>
          </table:table-cell>
          <table:table-cell/>
          <table:table-cell table:style-name="ce3" office:value-type="float" office:value="0.46" calcext:value-type="float">
            <text:p>4.60E-01</text:p>
          </table:table-cell>
          <table:table-cell table:style-name="ce4" table:formula="of:=[.F15]*100" office:value-type="float" office:value="46" calcext:value-type="float">
            <text:p>46</text:p>
          </table:table-cell>
          <table:table-cell office:value-type="float" office:value="0.006879015" calcext:value-type="float">
            <text:p>6.87902E-03</text:p>
          </table:table-cell>
          <table:table-cell/>
          <table:table-cell table:formula="of:=100*([.D15]-[.H15])/[.D15]" office:value-type="float" office:value="-2.1426973527819" calcext:value-type="float">
            <text:p>-2.14269735278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.22284" calcext:value-type="float">
            <text:p>5.22284E+00</text:p>
          </table:table-cell>
          <table:table-cell table:formula="of:=[.C16]/[.$C$105]" office:value-type="float" office:value="0.00666873616202037" calcext:value-type="float">
            <text:p>6.66874E-03</text:p>
          </table:table-cell>
          <table:table-cell/>
          <table:table-cell table:style-name="ce3" office:value-type="float" office:value="0.5" calcext:value-type="float">
            <text:p>5.00E-01</text:p>
          </table:table-cell>
          <table:table-cell table:style-name="ce4" table:formula="of:=[.F16]*100" office:value-type="float" office:value="50" calcext:value-type="float">
            <text:p>50</text:p>
          </table:table-cell>
          <table:table-cell office:value-type="float" office:value="0.006796545" calcext:value-type="float">
            <text:p>6.79655E-03</text:p>
          </table:table-cell>
          <table:table-cell/>
          <table:table-cell table:formula="of:=100*([.D16]-[.H16])/[.D16]" office:value-type="float" office:value="-1.91653762983639" calcext:value-type="float">
            <text:p>-1.916537629836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.1561" calcext:value-type="float">
            <text:p>5.15610E+00</text:p>
          </table:table-cell>
          <table:table-cell table:formula="of:=[.C17]/[.$C$105]" office:value-type="float" office:value="0.00658351979478469" calcext:value-type="float">
            <text:p>6.58352E-03</text:p>
          </table:table-cell>
          <table:table-cell/>
          <table:table-cell table:style-name="ce3" office:value-type="float" office:value="0.54" calcext:value-type="float">
            <text:p>5.40E-01</text:p>
          </table:table-cell>
          <table:table-cell table:style-name="ce4" table:formula="of:=[.F17]*100" office:value-type="float" office:value="54" calcext:value-type="float">
            <text:p>54</text:p>
          </table:table-cell>
          <table:table-cell office:value-type="float" office:value="0.006707563" calcext:value-type="float">
            <text:p>6.70756E-03</text:p>
          </table:table-cell>
          <table:table-cell/>
          <table:table-cell table:formula="of:=100*([.D17]-[.H17])/[.D17]" office:value-type="float" office:value="-1.88414722036043" calcext:value-type="float">
            <text:p>-1.884147220360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5.08396" calcext:value-type="float">
            <text:p>5.08396E+00</text:p>
          </table:table-cell>
          <table:table-cell table:formula="of:=[.C18]/[.$C$105]" office:value-type="float" office:value="0.00649140848623835" calcext:value-type="float">
            <text:p>6.49141E-03</text:p>
          </table:table-cell>
          <table:table-cell/>
          <table:table-cell table:style-name="ce3" office:value-type="float" office:value="0.58" calcext:value-type="float">
            <text:p>5.80E-01</text:p>
          </table:table-cell>
          <table:table-cell table:style-name="ce4" table:formula="of:=[.F18]*100" office:value-type="float" office:value="58" calcext:value-type="float">
            <text:p>58</text:p>
          </table:table-cell>
          <table:table-cell office:value-type="float" office:value="0.006612154" calcext:value-type="float">
            <text:p>6.61215E-03</text:p>
          </table:table-cell>
          <table:table-cell/>
          <table:table-cell table:formula="of:=100*([.D18]-[.H18])/[.D18]" office:value-type="float" office:value="-1.86008189158993" calcext:value-type="float">
            <text:p>-1.860081891589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4.9938" calcext:value-type="float">
            <text:p>4.99380E+00</text:p>
          </table:table-cell>
          <table:table-cell table:formula="of:=[.C19]/[.$C$105]" office:value-type="float" office:value="0.00637628850317018" calcext:value-type="float">
            <text:p>6.37629E-03</text:p>
          </table:table-cell>
          <table:table-cell/>
          <table:table-cell table:style-name="ce3" office:value-type="float" office:value="0.62" calcext:value-type="float">
            <text:p>6.20E-01</text:p>
          </table:table-cell>
          <table:table-cell table:style-name="ce4" table:formula="of:=[.F19]*100" office:value-type="float" office:value="62" calcext:value-type="float">
            <text:p>62</text:p>
          </table:table-cell>
          <table:table-cell office:value-type="float" office:value="0.00651041" calcext:value-type="float">
            <text:p>6.51041E-03</text:p>
          </table:table-cell>
          <table:table-cell/>
          <table:table-cell table:formula="of:=100*([.D19]-[.H19])/[.D19]" office:value-type="float" office:value="-2.10344147325105" calcext:value-type="float">
            <text:p>-2.10344147325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4.91618" calcext:value-type="float">
            <text:p>4.91618E+00</text:p>
          </table:table-cell>
          <table:table-cell table:formula="of:=[.C20]/[.$C$105]" office:value-type="float" office:value="0.00627718010603452" calcext:value-type="float">
            <text:p>6.27718E-03</text:p>
          </table:table-cell>
          <table:table-cell/>
          <table:table-cell table:style-name="ce3" office:value-type="float" office:value="0.66" calcext:value-type="float">
            <text:p>6.60E-01</text:p>
          </table:table-cell>
          <table:table-cell table:style-name="ce4" table:formula="of:=[.F20]*100" office:value-type="float" office:value="66" calcext:value-type="float">
            <text:p>66</text:p>
          </table:table-cell>
          <table:table-cell office:value-type="float" office:value="0.006402428" calcext:value-type="float">
            <text:p>6.40243E-03</text:p>
          </table:table-cell>
          <table:table-cell/>
          <table:table-cell table:formula="of:=100*([.D20]-[.H20])/[.D20]" office:value-type="float" office:value="-1.9952891561145" calcext:value-type="float">
            <text:p>-1.99528915611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4.83689" calcext:value-type="float">
            <text:p>4.83689E+00</text:p>
          </table:table-cell>
          <table:table-cell table:formula="of:=[.C21]/[.$C$105]" office:value-type="float" office:value="0.00617593938445649" calcext:value-type="float">
            <text:p>6.17594E-03</text:p>
          </table:table-cell>
          <table:table-cell/>
          <table:table-cell table:style-name="ce3" office:value-type="float" office:value="0.7" calcext:value-type="float">
            <text:p>7.00E-01</text:p>
          </table:table-cell>
          <table:table-cell table:style-name="ce4" table:formula="of:=[.F21]*100" office:value-type="float" office:value="70" calcext:value-type="float">
            <text:p>70</text:p>
          </table:table-cell>
          <table:table-cell office:value-type="float" office:value="0.006288314" calcext:value-type="float">
            <text:p>6.28831E-03</text:p>
          </table:table-cell>
          <table:table-cell/>
          <table:table-cell table:formula="of:=100*([.D21]-[.H21])/[.D21]" office:value-type="float" office:value="-1.81955502714834" calcext:value-type="float">
            <text:p>-1.819555027148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4.72909" calcext:value-type="float">
            <text:p>4.72909E+00</text:p>
          </table:table-cell>
          <table:table-cell table:formula="of:=[.C22]/[.$C$105]" office:value-type="float" office:value="0.0060382959264402" calcext:value-type="float">
            <text:p>6.03830E-03</text:p>
          </table:table-cell>
          <table:table-cell/>
          <table:table-cell table:style-name="ce3" office:value-type="float" office:value="0.74" calcext:value-type="float">
            <text:p>7.40E-01</text:p>
          </table:table-cell>
          <table:table-cell table:style-name="ce4" table:formula="of:=[.F22]*100" office:value-type="float" office:value="74" calcext:value-type="float">
            <text:p>74</text:p>
          </table:table-cell>
          <table:table-cell office:value-type="float" office:value="0.006168175" calcext:value-type="float">
            <text:p>6.16818E-03</text:p>
          </table:table-cell>
          <table:table-cell/>
          <table:table-cell table:formula="of:=100*([.D22]-[.H22])/[.D22]" office:value-type="float" office:value="-2.15092263019263" calcext:value-type="float">
            <text:p>-2.150922630192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4.61936" calcext:value-type="float">
            <text:p>4.61936E+00</text:p>
          </table:table-cell>
          <table:table-cell table:formula="of:=[.C23]/[.$C$105]" office:value-type="float" office:value="0.00589818816532585" calcext:value-type="float">
            <text:p>5.89819E-03</text:p>
          </table:table-cell>
          <table:table-cell/>
          <table:table-cell table:style-name="ce3" office:value-type="float" office:value="0.78" calcext:value-type="float">
            <text:p>7.80E-01</text:p>
          </table:table-cell>
          <table:table-cell table:style-name="ce4" table:formula="of:=[.F23]*100" office:value-type="float" office:value="78" calcext:value-type="float">
            <text:p>78</text:p>
          </table:table-cell>
          <table:table-cell office:value-type="float" office:value="0.006042129" calcext:value-type="float">
            <text:p>6.04213E-03</text:p>
          </table:table-cell>
          <table:table-cell/>
          <table:table-cell table:formula="of:=100*([.D23]-[.H23])/[.D23]" office:value-type="float" office:value="-2.44042459547751" calcext:value-type="float">
            <text:p>-2.440424595477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4.52551" calcext:value-type="float">
            <text:p>4.52551E+00</text:p>
          </table:table-cell>
          <table:table-cell table:formula="of:=[.C24]/[.$C$105]" office:value-type="float" office:value="0.00577835663902873" calcext:value-type="float">
            <text:p>5.77836E-03</text:p>
          </table:table-cell>
          <table:table-cell/>
          <table:table-cell table:style-name="ce3" office:value-type="float" office:value="0.82" calcext:value-type="float">
            <text:p>8.20E-01</text:p>
          </table:table-cell>
          <table:table-cell table:style-name="ce4" table:formula="of:=[.F24]*100" office:value-type="float" office:value="82" calcext:value-type="float">
            <text:p>82</text:p>
          </table:table-cell>
          <table:table-cell office:value-type="float" office:value="0.005910296" calcext:value-type="float">
            <text:p>5.91030E-03</text:p>
          </table:table-cell>
          <table:table-cell/>
          <table:table-cell table:formula="of:=100*([.D24]-[.H24])/[.D24]" office:value-type="float" office:value="-2.2833371010732" calcext:value-type="float">
            <text:p>-2.28333710107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4.41749" calcext:value-type="float">
            <text:p>4.41749E+00</text:p>
          </table:table-cell>
          <table:table-cell table:formula="of:=[.C25]/[.$C$105]" office:value-type="float" office:value="0.00564043227599608" calcext:value-type="float">
            <text:p>5.64043E-03</text:p>
          </table:table-cell>
          <table:table-cell/>
          <table:table-cell table:style-name="ce3" office:value-type="float" office:value="0.86" calcext:value-type="float">
            <text:p>8.60E-01</text:p>
          </table:table-cell>
          <table:table-cell table:style-name="ce4" table:formula="of:=[.F25]*100" office:value-type="float" office:value="86" calcext:value-type="float">
            <text:p>86</text:p>
          </table:table-cell>
          <table:table-cell office:value-type="float" office:value="0.005772805" calcext:value-type="float">
            <text:p>5.77281E-03</text:p>
          </table:table-cell>
          <table:table-cell/>
          <table:table-cell table:formula="of:=100*([.D25]-[.H25])/[.D25]" office:value-type="float" office:value="-2.34685423965207" calcext:value-type="float">
            <text:p>-2.346854239652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4.30904" calcext:value-type="float">
            <text:p>4.30904E+00</text:p>
          </table:table-cell>
          <table:table-cell table:formula="of:=[.C26]/[.$C$105]" office:value-type="float" office:value="0.00550195887134055" calcext:value-type="float">
            <text:p>5.50196E-03</text:p>
          </table:table-cell>
          <table:table-cell/>
          <table:table-cell table:style-name="ce3" office:value-type="float" office:value="0.9" calcext:value-type="float">
            <text:p>9.00E-01</text:p>
          </table:table-cell>
          <table:table-cell table:style-name="ce4" table:formula="of:=[.F26]*100" office:value-type="float" office:value="90" calcext:value-type="float">
            <text:p>90</text:p>
          </table:table-cell>
          <table:table-cell office:value-type="float" office:value="0.005629787" calcext:value-type="float">
            <text:p>5.62979E-03</text:p>
          </table:table-cell>
          <table:table-cell/>
          <table:table-cell table:formula="of:=100*([.D26]-[.H26])/[.D26]" office:value-type="float" office:value="-2.32332032369967" calcext:value-type="float">
            <text:p>-2.323320323699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4.19148" calcext:value-type="float">
            <text:p>4.19148E+00</text:p>
          </table:table-cell>
          <table:table-cell table:formula="of:=[.C27]/[.$C$105]" office:value-type="float" office:value="0.00535185344532575" calcext:value-type="float">
            <text:p>5.35185E-03</text:p>
          </table:table-cell>
          <table:table-cell/>
          <table:table-cell table:style-name="ce3" office:value-type="float" office:value="0.94" calcext:value-type="float">
            <text:p>9.40E-01</text:p>
          </table:table-cell>
          <table:table-cell table:style-name="ce4" table:formula="of:=[.F27]*100" office:value-type="float" office:value="94" calcext:value-type="float">
            <text:p>94</text:p>
          </table:table-cell>
          <table:table-cell office:value-type="float" office:value="0.005481381" calcext:value-type="float">
            <text:p>5.48138E-03</text:p>
          </table:table-cell>
          <table:table-cell/>
          <table:table-cell table:formula="of:=100*([.D27]-[.H27])/[.D27]" office:value-type="float" office:value="-2.42023732520881" calcext:value-type="float">
            <text:p>-2.420237325208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4.08483" calcext:value-type="float">
            <text:p>4.08483E+00</text:p>
          </table:table-cell>
          <table:table-cell table:formula="of:=[.C28]/[.$C$105]" office:value-type="float" office:value="0.00521567835444044" calcext:value-type="float">
            <text:p>5.21568E-03</text:p>
          </table:table-cell>
          <table:table-cell/>
          <table:table-cell table:style-name="ce3" office:value-type="float" office:value="0.98" calcext:value-type="float">
            <text:p>9.80E-01</text:p>
          </table:table-cell>
          <table:table-cell table:style-name="ce4" table:formula="of:=[.F28]*100" office:value-type="float" office:value="98" calcext:value-type="float">
            <text:p>98</text:p>
          </table:table-cell>
          <table:table-cell office:value-type="float" office:value="0.00532773" calcext:value-type="float">
            <text:p>5.32773E-03</text:p>
          </table:table-cell>
          <table:table-cell/>
          <table:table-cell table:formula="of:=100*([.D28]-[.H28])/[.D28]" office:value-type="float" office:value="-2.14836188017937" calcext:value-type="float">
            <text:p>-2.148361880179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3.95916" calcext:value-type="float">
            <text:p>3.95916E+00</text:p>
          </table:table-cell>
          <table:table-cell table:formula="of:=[.C29]/[.$C$105]" office:value-type="float" office:value="0.00505521774804983" calcext:value-type="float">
            <text:p>5.05522E-03</text:p>
          </table:table-cell>
          <table:table-cell/>
          <table:table-cell table:style-name="ce3" office:value-type="float" office:value="1.02" calcext:value-type="float">
            <text:p>1.02E+00</text:p>
          </table:table-cell>
          <table:table-cell table:style-name="ce4" table:formula="of:=[.F29]*100" office:value-type="float" office:value="102" calcext:value-type="float">
            <text:p>102</text:p>
          </table:table-cell>
          <table:table-cell office:value-type="float" office:value="0.005168985" calcext:value-type="float">
            <text:p>5.16899E-03</text:p>
          </table:table-cell>
          <table:table-cell/>
          <table:table-cell table:formula="of:=100*([.D29]-[.H29])/[.D29]" office:value-type="float" office:value="-2.25049162311666" calcext:value-type="float">
            <text:p>-2.250491623116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3.83406" calcext:value-type="float">
            <text:p>3.83406E+00</text:p>
          </table:table-cell>
          <table:table-cell table:formula="of:=[.C30]/[.$C$105]" office:value-type="float" office:value="0.0048954849410198" calcext:value-type="float">
            <text:p>4.89548E-03</text:p>
          </table:table-cell>
          <table:table-cell/>
          <table:table-cell table:style-name="ce3" office:value-type="float" office:value="1.06" calcext:value-type="float">
            <text:p>1.06E+00</text:p>
          </table:table-cell>
          <table:table-cell table:style-name="ce4" table:formula="of:=[.F30]*100" office:value-type="float" office:value="106" calcext:value-type="float">
            <text:p>106</text:p>
          </table:table-cell>
          <table:table-cell office:value-type="float" office:value="0.005005298" calcext:value-type="float">
            <text:p>5.00530E-03</text:p>
          </table:table-cell>
          <table:table-cell/>
          <table:table-cell table:formula="of:=100*([.D30]-[.H30])/[.D30]" office:value-type="float" office:value="-2.24314976561501" calcext:value-type="float">
            <text:p>-2.243149765615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3.71261" calcext:value-type="float">
            <text:p>3.71261E+00</text:p>
          </table:table-cell>
          <table:table-cell table:formula="of:=[.C31]/[.$C$105]" office:value-type="float" office:value="0.00474041260357937" calcext:value-type="float">
            <text:p>4.74041E-03</text:p>
          </table:table-cell>
          <table:table-cell/>
          <table:table-cell table:style-name="ce3" office:value-type="float" office:value="1.1" calcext:value-type="float">
            <text:p>1.10E+00</text:p>
          </table:table-cell>
          <table:table-cell table:style-name="ce4" table:formula="of:=[.F31]*100" office:value-type="float" office:value="110" calcext:value-type="float">
            <text:p>110</text:p>
          </table:table-cell>
          <table:table-cell office:value-type="float" office:value="0.00483683" calcext:value-type="float">
            <text:p>4.83683E-03</text:p>
          </table:table-cell>
          <table:table-cell/>
          <table:table-cell table:formula="of:=100*([.D31]-[.H31])/[.D31]" office:value-type="float" office:value="-2.03394523818099" calcext:value-type="float">
            <text:p>-2.033945238180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3.58351" calcext:value-type="float">
            <text:p>3.58351E+00</text:p>
          </table:table-cell>
          <table:table-cell table:formula="of:=[.C32]/[.$C$105]" office:value-type="float" office:value="0.00457557243261552" calcext:value-type="float">
            <text:p>4.57557E-03</text:p>
          </table:table-cell>
          <table:table-cell/>
          <table:table-cell table:style-name="ce3" office:value-type="float" office:value="1.14" calcext:value-type="float">
            <text:p>1.14E+00</text:p>
          </table:table-cell>
          <table:table-cell table:style-name="ce4" table:formula="of:=[.F32]*100" office:value-type="float" office:value="114" calcext:value-type="float">
            <text:p>114</text:p>
          </table:table-cell>
          <table:table-cell office:value-type="float" office:value="0.004663746" calcext:value-type="float">
            <text:p>4.66375E-03</text:p>
          </table:table-cell>
          <table:table-cell/>
          <table:table-cell table:formula="of:=100*([.D32]-[.H32])/[.D32]" office:value-type="float" office:value="-1.92704997424946" calcext:value-type="float">
            <text:p>-1.92704997424946</text:p>
          </table:table-cell>
          <table:table-cell table:number-columns-repeated="3"/>
          <table:table-cell office:value-type="string" calcext:value-type="string">
            <text:p>K-eff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3.44163" calcext:value-type="float">
            <text:p>3.44163E+00</text:p>
          </table:table-cell>
          <table:table-cell table:formula="of:=[.C33]/[.$C$105]" office:value-type="float" office:value="0.00439441423388313" calcext:value-type="float">
            <text:p>4.39441E-03</text:p>
          </table:table-cell>
          <table:table-cell/>
          <table:table-cell table:style-name="ce3" office:value-type="float" office:value="1.18" calcext:value-type="float">
            <text:p>1.18E+00</text:p>
          </table:table-cell>
          <table:table-cell table:style-name="ce4" table:formula="of:=[.F33]*100" office:value-type="float" office:value="118" calcext:value-type="float">
            <text:p>118</text:p>
          </table:table-cell>
          <table:table-cell office:value-type="float" office:value="0.004486214" calcext:value-type="float">
            <text:p>4.48621E-03</text:p>
          </table:table-cell>
          <table:table-cell/>
          <table:table-cell table:formula="of:=100*([.D33]-[.H33])/[.D33]" office:value-type="float" office:value="-2.08901030333114" calcext:value-type="float">
            <text:p>-2.08901030333114</text:p>
          </table:table-cell>
          <table:table-cell table:number-columns-repeated="2"/>
          <table:table-cell office:value-type="string" calcext:value-type="string">
            <text:p>Serpent</text:p>
          </table:table-cell>
          <table:table-cell table:style-name="ce1" office:value-type="float" office:value="1.332507" calcext:value-type="float">
            <text:p>1.33251E+00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3.3065" calcext:value-type="float">
            <text:p>3.30650E+00</text:p>
          </table:table-cell>
          <table:table-cell table:formula="of:=[.C34]/[.$C$105]" office:value-type="float" office:value="0.00422187471178906" calcext:value-type="float">
            <text:p>4.22187E-03</text:p>
          </table:table-cell>
          <table:table-cell/>
          <table:table-cell table:style-name="ce3" office:value-type="float" office:value="1.22" calcext:value-type="float">
            <text:p>1.22E+00</text:p>
          </table:table-cell>
          <table:table-cell table:style-name="ce4" table:formula="of:=[.F34]*100" office:value-type="float" office:value="122" calcext:value-type="float">
            <text:p>122</text:p>
          </table:table-cell>
          <table:table-cell office:value-type="float" office:value="0.004304409" calcext:value-type="float">
            <text:p>4.30441E-03</text:p>
          </table:table-cell>
          <table:table-cell/>
          <table:table-cell table:formula="of:=100*([.D34]-[.H34])/[.D34]" office:value-type="float" office:value="-1.95492035754817" calcext:value-type="float">
            <text:p>-1.95492035754817</text:p>
          </table:table-cell>
          <table:table-cell table:number-columns-repeated="2"/>
          <table:table-cell office:value-type="string" calcext:value-type="string">
            <text:p>Almost</text:p>
          </table:table-cell>
          <table:table-cell table:style-name="ce1" office:value-type="float" office:value="1.33808" calcext:value-type="float">
            <text:p>1.33808E+00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3.16133" calcext:value-type="float">
            <text:p>3.16133E+00</text:p>
          </table:table-cell>
          <table:table-cell table:formula="of:=[.C35]/[.$C$105]" office:value-type="float" office:value="0.00403651570622111" calcext:value-type="float">
            <text:p>4.03652E-03</text:p>
          </table:table-cell>
          <table:table-cell/>
          <table:table-cell table:style-name="ce3" office:value-type="float" office:value="1.26" calcext:value-type="float">
            <text:p>1.26E+00</text:p>
          </table:table-cell>
          <table:table-cell table:style-name="ce4" table:formula="of:=[.F35]*100" office:value-type="float" office:value="126" calcext:value-type="float">
            <text:p>126</text:p>
          </table:table-cell>
          <table:table-cell office:value-type="float" office:value="0.004118511" calcext:value-type="float">
            <text:p>4.11851E-03</text:p>
          </table:table-cell>
          <table:table-cell/>
          <table:table-cell table:formula="of:=100*([.D35]-[.H35])/[.D35]" office:value-type="float" office:value="-2.03133840536077" calcext:value-type="float">
            <text:p>-2.031338405360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3.02062" calcext:value-type="float">
            <text:p>3.02062E+00</text:p>
          </table:table-cell>
          <table:table-cell table:formula="of:=[.C36]/[.$C$105]" office:value-type="float" office:value="0.00385685141143937" calcext:value-type="float">
            <text:p>3.85685E-03</text:p>
          </table:table-cell>
          <table:table-cell/>
          <table:table-cell table:style-name="ce3" office:value-type="float" office:value="1.3" calcext:value-type="float">
            <text:p>1.30E+00</text:p>
          </table:table-cell>
          <table:table-cell table:style-name="ce4" table:formula="of:=[.F36]*100" office:value-type="float" office:value="130" calcext:value-type="float">
            <text:p>130</text:p>
          </table:table-cell>
          <table:table-cell office:value-type="float" office:value="0.003928705" calcext:value-type="float">
            <text:p>3.92871E-03</text:p>
          </table:table-cell>
          <table:table-cell/>
          <table:table-cell table:formula="of:=100*([.D36]-[.H36])/[.D36]" office:value-type="float" office:value="-1.86301158368499" calcext:value-type="float">
            <text:p>-1.86301158368499</text:p>
          </table:table-cell>
          <table:table-cell table:number-columns-repeated="2"/>
          <table:table-cell office:value-type="string" calcext:value-type="string">
            <text:p>Rel Error %</text:p>
          </table:table-cell>
          <table:table-cell table:formula="of:=100*([.N33]-[.N34])/[.N33]" office:value-type="float" office:value="-0.418234200645854" calcext:value-type="float">
            <text:p>-0.418234200645854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2.87385" calcext:value-type="float">
            <text:p>2.87385E+00</text:p>
          </table:table-cell>
          <table:table-cell table:formula="of:=[.C37]/[.$C$105]" office:value-type="float" office:value="0.00366944946029789" calcext:value-type="float">
            <text:p>3.66945E-03</text:p>
          </table:table-cell>
          <table:table-cell/>
          <table:table-cell table:style-name="ce3" office:value-type="float" office:value="1.34" calcext:value-type="float">
            <text:p>1.34E+00</text:p>
          </table:table-cell>
          <table:table-cell table:style-name="ce4" table:formula="of:=[.F37]*100" office:value-type="float" office:value="134" calcext:value-type="float">
            <text:p>134</text:p>
          </table:table-cell>
          <table:table-cell office:value-type="float" office:value="0.00373518" calcext:value-type="float">
            <text:p>3.73518E-03</text:p>
          </table:table-cell>
          <table:table-cell/>
          <table:table-cell table:formula="of:=100*([.D37]-[.H37])/[.D37]" office:value-type="float" office:value="-1.7912915932836" calcext:value-type="float">
            <text:p>-1.79129159328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2.72318" calcext:value-type="float">
            <text:p>2.72318E+00</text:p>
          </table:table-cell>
          <table:table-cell table:formula="of:=[.C38]/[.$C$105]" office:value-type="float" office:value="0.00347706782932095" calcext:value-type="float">
            <text:p>3.47707E-03</text:p>
          </table:table-cell>
          <table:table-cell/>
          <table:table-cell table:style-name="ce3" office:value-type="float" office:value="1.38" calcext:value-type="float">
            <text:p>1.38E+00</text:p>
          </table:table-cell>
          <table:table-cell table:style-name="ce4" table:formula="of:=[.F38]*100" office:value-type="float" office:value="138" calcext:value-type="float">
            <text:p>138</text:p>
          </table:table-cell>
          <table:table-cell office:value-type="float" office:value="0.003538131" calcext:value-type="float">
            <text:p>3.53813E-03</text:p>
          </table:table-cell>
          <table:table-cell/>
          <table:table-cell table:formula="of:=100*([.D38]-[.H38])/[.D38]" office:value-type="float" office:value="-1.75616852119257" calcext:value-type="float">
            <text:p>-1.756168521192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2.56093" calcext:value-type="float">
            <text:p>2.56093E+00</text:p>
          </table:table-cell>
          <table:table-cell table:formula="of:=[.C39]/[.$C$105]" office:value-type="float" office:value="0.00326990037975562" calcext:value-type="float">
            <text:p>3.26990E-03</text:p>
          </table:table-cell>
          <table:table-cell/>
          <table:table-cell table:style-name="ce3" office:value-type="float" office:value="1.42" calcext:value-type="float">
            <text:p>1.42E+00</text:p>
          </table:table-cell>
          <table:table-cell table:style-name="ce4" table:formula="of:=[.F39]*100" office:value-type="float" office:value="142" calcext:value-type="float">
            <text:p>142</text:p>
          </table:table-cell>
          <table:table-cell office:value-type="float" office:value="0.003337756" calcext:value-type="float">
            <text:p>3.33776E-03</text:p>
          </table:table-cell>
          <table:table-cell/>
          <table:table-cell table:formula="of:=100*([.D39]-[.H39])/[.D39]" office:value-type="float" office:value="-2.0751586398315" calcext:value-type="float">
            <text:p>-2.07515863983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2.40149" calcext:value-type="float">
            <text:p>2.40149E+00</text:p>
          </table:table-cell>
          <table:table-cell table:formula="of:=[.C40]/[.$C$105]" office:value-type="float" office:value="0.00306632085335379" calcext:value-type="float">
            <text:p>3.06632E-03</text:p>
          </table:table-cell>
          <table:table-cell/>
          <table:table-cell table:style-name="ce3" office:value-type="float" office:value="1.46" calcext:value-type="float">
            <text:p>1.46E+00</text:p>
          </table:table-cell>
          <table:table-cell table:style-name="ce4" table:formula="of:=[.F40]*100" office:value-type="float" office:value="146" calcext:value-type="float">
            <text:p>146</text:p>
          </table:table-cell>
          <table:table-cell office:value-type="float" office:value="0.003134263" calcext:value-type="float">
            <text:p>3.13426E-03</text:p>
          </table:table-cell>
          <table:table-cell/>
          <table:table-cell table:formula="of:=100*([.D40]-[.H40])/[.D40]" office:value-type="float" office:value="-2.21575464198075" calcext:value-type="float">
            <text:p>-2.215754641980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2.25409" calcext:value-type="float">
            <text:p>2.25409E+00</text:p>
          </table:table-cell>
          <table:table-cell table:formula="of:=[.C41]/[.$C$105]" office:value-type="float" office:value="0.00287811449239274" calcext:value-type="float">
            <text:p>2.87811E-03</text:p>
          </table:table-cell>
          <table:table-cell/>
          <table:table-cell table:style-name="ce3" office:value-type="float" office:value="1.5" calcext:value-type="float">
            <text:p>1.50E+00</text:p>
          </table:table-cell>
          <table:table-cell table:style-name="ce4" table:formula="of:=[.F41]*100" office:value-type="float" office:value="150" calcext:value-type="float">
            <text:p>150</text:p>
          </table:table-cell>
          <table:table-cell office:value-type="float" office:value="0.002927859" calcext:value-type="float">
            <text:p>2.92786E-03</text:p>
          </table:table-cell>
          <table:table-cell/>
          <table:table-cell table:formula="of:=100*([.D41]-[.H41])/[.D41]" office:value-type="float" office:value="-1.72837139518739" calcext:value-type="float">
            <text:p>-1.728371395187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2.09473" calcext:value-type="float">
            <text:p>2.09473E+00</text:p>
          </table:table-cell>
          <table:table-cell table:formula="of:=[.C42]/[.$C$105]" office:value-type="float" office:value="0.00267463711326959" calcext:value-type="float">
            <text:p>2.67464E-03</text:p>
          </table:table-cell>
          <table:table-cell/>
          <table:table-cell table:style-name="ce3" office:value-type="float" office:value="1.54" calcext:value-type="float">
            <text:p>1.54E+00</text:p>
          </table:table-cell>
          <table:table-cell table:style-name="ce4" table:formula="of:=[.F42]*100" office:value-type="float" office:value="154" calcext:value-type="float">
            <text:p>154</text:p>
          </table:table-cell>
          <table:table-cell office:value-type="float" office:value="0.002718763" calcext:value-type="float">
            <text:p>2.71876E-03</text:p>
          </table:table-cell>
          <table:table-cell/>
          <table:table-cell table:formula="of:=100*([.D42]-[.H42])/[.D42]" office:value-type="float" office:value="-1.64978966722219" calcext:value-type="float">
            <text:p>-1.649789667222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1.93449" calcext:value-type="float">
            <text:p>1.93449E+00</text:p>
          </table:table-cell>
          <table:table-cell table:formula="of:=[.C43]/[.$C$105]" office:value-type="float" office:value="0.002470036114081" calcext:value-type="float">
            <text:p>2.47004E-03</text:p>
          </table:table-cell>
          <table:table-cell/>
          <table:table-cell table:style-name="ce3" office:value-type="float" office:value="1.58" calcext:value-type="float">
            <text:p>1.58E+00</text:p>
          </table:table-cell>
          <table:table-cell table:style-name="ce4" table:formula="of:=[.F43]*100" office:value-type="float" office:value="158" calcext:value-type="float">
            <text:p>158</text:p>
          </table:table-cell>
          <table:table-cell office:value-type="float" office:value="0.002507197" calcext:value-type="float">
            <text:p>2.50720E-03</text:p>
          </table:table-cell>
          <table:table-cell/>
          <table:table-cell table:formula="of:=100*([.D43]-[.H43])/[.D43]" office:value-type="float" office:value="-1.5044673115166" calcext:value-type="float">
            <text:p>-1.50446731151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.77733" calcext:value-type="float">
            <text:p>1.77733E+00</text:p>
          </table:table-cell>
          <table:table-cell table:formula="of:=[.C44]/[.$C$105]" office:value-type="float" office:value="0.00226936778512144" calcext:value-type="float">
            <text:p>2.26937E-03</text:p>
          </table:table-cell>
          <table:table-cell/>
          <table:table-cell table:style-name="ce3" office:value-type="float" office:value="1.62" calcext:value-type="float">
            <text:p>1.62E+00</text:p>
          </table:table-cell>
          <table:table-cell table:style-name="ce4" table:formula="of:=[.F44]*100" office:value-type="float" office:value="162" calcext:value-type="float">
            <text:p>162</text:p>
          </table:table-cell>
          <table:table-cell office:value-type="float" office:value="0.002293389" calcext:value-type="float">
            <text:p>2.29339E-03</text:p>
          </table:table-cell>
          <table:table-cell/>
          <table:table-cell table:formula="of:=100*([.D44]-[.H44])/[.D44]" office:value-type="float" office:value="-1.058498099605" calcext:value-type="float">
            <text:p>-1.0584980996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.60926" calcext:value-type="float">
            <text:p>1.60926E+00</text:p>
          </table:table-cell>
          <table:table-cell table:formula="of:=[.C45]/[.$C$105]" office:value-type="float" office:value="0.00205476912103241" calcext:value-type="float">
            <text:p>2.05477E-03</text:p>
          </table:table-cell>
          <table:table-cell/>
          <table:table-cell table:style-name="ce3" office:value-type="float" office:value="1.66" calcext:value-type="float">
            <text:p>1.66E+00</text:p>
          </table:table-cell>
          <table:table-cell table:style-name="ce4" table:formula="of:=[.F45]*100" office:value-type="float" office:value="166" calcext:value-type="float">
            <text:p>166</text:p>
          </table:table-cell>
          <table:table-cell office:value-type="float" office:value="0.002077575" calcext:value-type="float">
            <text:p>2.07758E-03</text:p>
          </table:table-cell>
          <table:table-cell/>
          <table:table-cell table:formula="of:=100*([.D45]-[.H45])/[.D45]" office:value-type="float" office:value="-1.1098998293362" calcext:value-type="float">
            <text:p>-1.10989982933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1.45461" calcext:value-type="float">
            <text:p>1.45461E+00</text:p>
          </table:table-cell>
          <table:table-cell table:formula="of:=[.C46]/[.$C$105]" office:value-type="float" office:value="0.00185730566294132" calcext:value-type="float">
            <text:p>1.85731E-03</text:p>
          </table:table-cell>
          <table:table-cell/>
          <table:table-cell table:style-name="ce3" office:value-type="float" office:value="1.7" calcext:value-type="float">
            <text:p>1.70E+00</text:p>
          </table:table-cell>
          <table:table-cell table:style-name="ce4" table:formula="of:=[.F46]*100" office:value-type="float" office:value="170" calcext:value-type="float">
            <text:p>170</text:p>
          </table:table-cell>
          <table:table-cell office:value-type="float" office:value="0.001860001" calcext:value-type="float">
            <text:p>1.86000E-03</text:p>
          </table:table-cell>
          <table:table-cell/>
          <table:table-cell table:formula="of:=100*([.D46]-[.H46])/[.D46]" office:value-type="float" office:value="-0.145120811962066" calcext:value-type="float">
            <text:p>-0.1451208119620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1.28767" calcext:value-type="float">
            <text:p>1.28767E+00</text:p>
          </table:table-cell>
          <table:table-cell table:formula="of:=[.C47]/[.$C$105]" office:value-type="float" office:value="0.00164414982916359" calcext:value-type="float">
            <text:p>1.64415E-03</text:p>
          </table:table-cell>
          <table:table-cell/>
          <table:table-cell table:style-name="ce3" office:value-type="float" office:value="1.74" calcext:value-type="float">
            <text:p>1.74E+00</text:p>
          </table:table-cell>
          <table:table-cell table:style-name="ce4" table:formula="of:=[.F47]*100" office:value-type="float" office:value="174" calcext:value-type="float">
            <text:p>174</text:p>
          </table:table-cell>
          <table:table-cell office:value-type="float" office:value="0.001640919" calcext:value-type="float">
            <text:p>1.64092E-03</text:p>
          </table:table-cell>
          <table:table-cell/>
          <table:table-cell table:formula="of:=100*([.D47]-[.H47])/[.D47]" office:value-type="float" office:value="0.196504546379185" calcext:value-type="float">
            <text:p>0.1965045463791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.11983" calcext:value-type="float">
            <text:p>1.11983E+00</text:p>
          </table:table-cell>
          <table:table-cell table:formula="of:=[.C48]/[.$C$105]" office:value-type="float" office:value="0.00142984483850075" calcext:value-type="float">
            <text:p>1.42984E-03</text:p>
          </table:table-cell>
          <table:table-cell/>
          <table:table-cell table:style-name="ce3" office:value-type="float" office:value="1.78" calcext:value-type="float">
            <text:p>1.78E+00</text:p>
          </table:table-cell>
          <table:table-cell table:style-name="ce4" table:formula="of:=[.F48]*100" office:value-type="float" office:value="178" calcext:value-type="float">
            <text:p>178</text:p>
          </table:table-cell>
          <table:table-cell office:value-type="float" office:value="0.001420593" calcext:value-type="float">
            <text:p>1.42059E-03</text:p>
          </table:table-cell>
          <table:table-cell/>
          <table:table-cell table:formula="of:=100*([.D48]-[.H48])/[.D48]" office:value-type="float" office:value="0.647051921413666" calcext:value-type="float">
            <text:p>0.6470519214136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0.945239" calcext:value-type="float">
            <text:p>9.45239E-01</text:p>
          </table:table-cell>
          <table:table-cell table:formula="of:=[.C49]/[.$C$105]" office:value-type="float" office:value="0.00120691989435862" calcext:value-type="float">
            <text:p>1.20692E-03</text:p>
          </table:table-cell>
          <table:table-cell/>
          <table:table-cell table:style-name="ce3" office:value-type="float" office:value="1.82" calcext:value-type="float">
            <text:p>1.82E+00</text:p>
          </table:table-cell>
          <table:table-cell table:style-name="ce4" table:formula="of:=[.F49]*100" office:value-type="float" office:value="182" calcext:value-type="float">
            <text:p>182</text:p>
          </table:table-cell>
          <table:table-cell office:value-type="float" office:value="0.001199296" calcext:value-type="float">
            <text:p>1.19930E-03</text:p>
          </table:table-cell>
          <table:table-cell/>
          <table:table-cell table:formula="of:=100*([.D49]-[.H49])/[.D49]" office:value-type="float" office:value="0.631681886615302" calcext:value-type="float">
            <text:p>0.6316818866153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0.779165" calcext:value-type="float">
            <text:p>7.79165E-01</text:p>
          </table:table-cell>
          <table:table-cell table:formula="of:=[.C50]/[.$C$105]" office:value-type="float" office:value="0.000994869804872561" calcext:value-type="float">
            <text:p>9.94870E-04</text:p>
          </table:table-cell>
          <table:table-cell/>
          <table:table-cell table:style-name="ce3" office:value-type="float" office:value="1.86" calcext:value-type="float">
            <text:p>1.86E+00</text:p>
          </table:table-cell>
          <table:table-cell table:style-name="ce4" table:formula="of:=[.F50]*100" office:value-type="float" office:value="186" calcext:value-type="float">
            <text:p>186</text:p>
          </table:table-cell>
          <table:table-cell office:value-type="float" office:value="0.0009773177" calcext:value-type="float">
            <text:p>9.77318E-04</text:p>
          </table:table-cell>
          <table:table-cell/>
          <table:table-cell table:formula="of:=100*([.D50]-[.H50])/[.D50]" office:value-type="float" office:value="1.76426149297081" calcext:value-type="float">
            <text:p>1.764261492970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0.602347" calcext:value-type="float">
            <text:p>6.02347E-01</text:p>
          </table:table-cell>
          <table:table-cell table:formula="of:=[.C51]/[.$C$105]" office:value-type="float" office:value="0.000769101335860276" calcext:value-type="float">
            <text:p>7.69101E-04</text:p>
          </table:table-cell>
          <table:table-cell/>
          <table:table-cell table:style-name="ce3" office:value-type="float" office:value="1.9" calcext:value-type="float">
            <text:p>1.90E+00</text:p>
          </table:table-cell>
          <table:table-cell table:style-name="ce4" table:formula="of:=[.F51]*100" office:value-type="float" office:value="190" calcext:value-type="float">
            <text:p>190</text:p>
          </table:table-cell>
          <table:table-cell office:value-type="float" office:value="0.0007549603" calcext:value-type="float">
            <text:p>7.54960E-04</text:p>
          </table:table-cell>
          <table:table-cell/>
          <table:table-cell table:formula="of:=100*([.D51]-[.H51])/[.D51]" office:value-type="float" office:value="1.83864403829944" calcext:value-type="float">
            <text:p>1.838644038299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0.42467" calcext:value-type="float">
            <text:p>4.24670E-01</text:p>
          </table:table-cell>
          <table:table-cell table:formula="of:=[.C52]/[.$C$105]" office:value-type="float" office:value="0.000542236060443206" calcext:value-type="float">
            <text:p>5.42236E-04</text:p>
          </table:table-cell>
          <table:table-cell/>
          <table:table-cell table:style-name="ce3" office:value-type="float" office:value="1.94" calcext:value-type="float">
            <text:p>1.94E+00</text:p>
          </table:table-cell>
          <table:table-cell table:style-name="ce4" table:formula="of:=[.F52]*100" office:value-type="float" office:value="194" calcext:value-type="float">
            <text:p>194</text:p>
          </table:table-cell>
          <table:table-cell office:value-type="float" office:value="0.000532545" calcext:value-type="float">
            <text:p>5.32545E-04</text:p>
          </table:table-cell>
          <table:table-cell/>
          <table:table-cell table:formula="of:=100*([.D52]-[.H52])/[.D52]" office:value-type="float" office:value="1.78724012476862" calcext:value-type="float">
            <text:p>1.787240124768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0.242084" calcext:value-type="float">
            <text:p>2.42084E-01</text:p>
          </table:table-cell>
          <table:table-cell table:formula="of:=[.C53]/[.$C$105]" office:value-type="float" office:value="0.000309102772638361" calcext:value-type="float">
            <text:p>3.09103E-04</text:p>
          </table:table-cell>
          <table:table-cell/>
          <table:table-cell table:style-name="ce3" office:value-type="float" office:value="1.98" calcext:value-type="float">
            <text:p>1.98E+00</text:p>
          </table:table-cell>
          <table:table-cell table:style-name="ce4" table:formula="of:=[.F53]*100" office:value-type="float" office:value="198" calcext:value-type="float">
            <text:p>198</text:p>
          </table:table-cell>
          <table:table-cell office:value-type="float" office:value="0.0003104135" calcext:value-type="float">
            <text:p>3.10414E-04</text:p>
          </table:table-cell>
          <table:table-cell/>
          <table:table-cell table:formula="of:=100*([.D53]-[.H53])/[.D53]" office:value-type="float" office:value="-0.424042576664948" calcext:value-type="float">
            <text:p>-0.424042576664948</text:p>
          </table:table-cell>
          <table:table-cell table:number-columns-repeated="4"/>
        </table:table-row>
        <table:table-row table:style-name="ro1">
          <table:table-cell/>
          <table:table-cell table:formula="of:=[.B4]" office:value-type="float" office:value="2" calcext:value-type="float">
            <text:p>2</text:p>
          </table:table-cell>
          <table:table-cell office:value-type="float" office:value="18.5851" calcext:value-type="float">
            <text:p>1.85851E+01</text:p>
          </table:table-cell>
          <table:table-cell table:formula="of:=[.C54]/[.$C$105]" office:value-type="float" office:value="0.023730217361582" calcext:value-type="float">
            <text:p>2.37302E-02</text:p>
          </table:table-cell>
          <table:table-cell table:style-name="ce6" office:value-type="string" calcext:value-type="string">
            <text:p>Serpent_1g</text:p>
          </table:table-cell>
          <table:table-cell/>
          <table:table-cell table:style-name="ce4" table:formula="of:=[.G4]" office:value-type="float" office:value="2" calcext:value-type="float">
            <text:p>2</text:p>
          </table:table-cell>
          <table:table-cell office:value-type="float" office:value="0.02362498" calcext:value-type="float">
            <text:p>2.36250E-02</text:p>
          </table:table-cell>
          <table:table-cell table:style-name="ce1" office:value-type="string" calcext:value-type="string">
            <text:p>Almost_2g</text:p>
          </table:table-cell>
          <table:table-cell table:formula="of:=100*([.D54]-[.H54])/[.D54]" office:value-type="float" office:value="0.443474073492298" calcext:value-type="float">
            <text:p>0.443474073492298</text:p>
          </table:table-cell>
          <table:table-cell table:number-columns-repeated="4"/>
        </table:table-row>
        <table:table-row table:style-name="ro1">
          <table:table-cell/>
          <table:table-cell table:formula="of:=[.B5]" office:value-type="float" office:value="6" calcext:value-type="float">
            <text:p>6</text:p>
          </table:table-cell>
          <table:table-cell office:value-type="float" office:value="18.5656" calcext:value-type="float">
            <text:p>1.85656E+01</text:p>
          </table:table-cell>
          <table:table-cell table:formula="of:=[.C55]/[.$C$105]" office:value-type="float" office:value="0.0237053189624046" calcext:value-type="float">
            <text:p>2.37053E-02</text:p>
          </table:table-cell>
          <table:table-cell table:number-columns-repeated="2"/>
          <table:table-cell table:style-name="ce4" table:formula="of:=[.G5]" office:value-type="float" office:value="6" calcext:value-type="float">
            <text:p>6</text:p>
          </table:table-cell>
          <table:table-cell office:value-type="float" office:value="0.02360234" calcext:value-type="float">
            <text:p>2.36023E-02</text:p>
          </table:table-cell>
          <table:table-cell/>
          <table:table-cell table:formula="of:=100*([.D55]-[.H55])/[.D55]" office:value-type="float" office:value="0.434412895131079" calcext:value-type="float">
            <text:p>0.434412895131079</text:p>
          </table:table-cell>
          <table:table-cell table:number-columns-repeated="4"/>
        </table:table-row>
        <table:table-row table:style-name="ro1">
          <table:table-cell/>
          <table:table-cell table:formula="of:=[.B6]" office:value-type="float" office:value="10" calcext:value-type="float">
            <text:p>10</text:p>
          </table:table-cell>
          <table:table-cell office:value-type="float" office:value="18.5323" calcext:value-type="float">
            <text:p>1.85323E+01</text:p>
          </table:table-cell>
          <table:table-cell table:formula="of:=[.C56]/[.$C$105]" office:value-type="float" office:value="0.0236628001576556" calcext:value-type="float">
            <text:p>2.36628E-02</text:p>
          </table:table-cell>
          <table:table-cell table:number-columns-repeated="2"/>
          <table:table-cell table:style-name="ce4" table:formula="of:=[.G6]" office:value-type="float" office:value="10" calcext:value-type="float">
            <text:p>10</text:p>
          </table:table-cell>
          <table:table-cell office:value-type="float" office:value="0.02355708" calcext:value-type="float">
            <text:p>2.35571E-02</text:p>
          </table:table-cell>
          <table:table-cell/>
          <table:table-cell table:formula="of:=100*([.D56]-[.H56])/[.D56]" office:value-type="float" office:value="0.446777883222884" calcext:value-type="float">
            <text:p>0.446777883222884</text:p>
          </table:table-cell>
          <table:table-cell table:number-columns-repeated="4"/>
        </table:table-row>
        <table:table-row table:style-name="ro1">
          <table:table-cell/>
          <table:table-cell table:formula="of:=[.B7]" office:value-type="float" office:value="14" calcext:value-type="float">
            <text:p>14</text:p>
          </table:table-cell>
          <table:table-cell office:value-type="float" office:value="18.4387" calcext:value-type="float">
            <text:p>1.84387E+01</text:p>
          </table:table-cell>
          <table:table-cell table:formula="of:=[.C57]/[.$C$105]" office:value-type="float" office:value="0.0235432878416044" calcext:value-type="float">
            <text:p>2.35433E-02</text:p>
          </table:table-cell>
          <table:table-cell table:number-columns-repeated="2"/>
          <table:table-cell table:style-name="ce4" table:formula="of:=[.G7]" office:value-type="float" office:value="14" calcext:value-type="float">
            <text:p>14</text:p>
          </table:table-cell>
          <table:table-cell office:value-type="float" office:value="0.02348924" calcext:value-type="float">
            <text:p>2.34892E-02</text:p>
          </table:table-cell>
          <table:table-cell/>
          <table:table-cell table:formula="of:=100*([.D57]-[.H57])/[.D57]" office:value-type="float" office:value="0.229567942965375" calcext:value-type="float">
            <text:p>0.229567942965375</text:p>
          </table:table-cell>
          <table:table-cell table:number-columns-repeated="4"/>
        </table:table-row>
        <table:table-row table:style-name="ro1">
          <table:table-cell/>
          <table:table-cell table:formula="of:=[.B8]" office:value-type="float" office:value="18" calcext:value-type="float">
            <text:p>18</text:p>
          </table:table-cell>
          <table:table-cell office:value-type="float" office:value="18.3422" calcext:value-type="float">
            <text:p>1.83422E+01</text:p>
          </table:table-cell>
          <table:table-cell table:formula="of:=[.C58]/[.$C$105]" office:value-type="float" office:value="0.0234200726867011" calcext:value-type="float">
            <text:p>2.34201E-02</text:p>
          </table:table-cell>
          <table:table-cell table:number-columns-repeated="2"/>
          <table:table-cell table:style-name="ce4" table:formula="of:=[.G8]" office:value-type="float" office:value="18" calcext:value-type="float">
            <text:p>18</text:p>
          </table:table-cell>
          <table:table-cell office:value-type="float" office:value="0.02339889" calcext:value-type="float">
            <text:p>2.33989E-02</text:p>
          </table:table-cell>
          <table:table-cell/>
          <table:table-cell table:formula="of:=100*([.D58]-[.H58])/[.D58]" office:value-type="float" office:value="0.0904467163039423" calcext:value-type="float">
            <text:p>0.090446716303942</text:p>
          </table:table-cell>
          <table:table-cell table:number-columns-repeated="4"/>
        </table:table-row>
        <table:table-row table:style-name="ro1">
          <table:table-cell/>
          <table:table-cell table:formula="of:=[.B9]" office:value-type="float" office:value="22" calcext:value-type="float">
            <text:p>22</text:p>
          </table:table-cell>
          <table:table-cell office:value-type="float" office:value="18.2705" calcext:value-type="float">
            <text:p>1.82705E+01</text:p>
          </table:table-cell>
          <table:table-cell table:formula="of:=[.C59]/[.$C$105]" office:value-type="float" office:value="0.0233285231881875" calcext:value-type="float">
            <text:p>2.33285E-02</text:p>
          </table:table-cell>
          <table:table-cell table:number-columns-repeated="2"/>
          <table:table-cell table:style-name="ce4" table:formula="of:=[.G9]" office:value-type="float" office:value="22" calcext:value-type="float">
            <text:p>22</text:p>
          </table:table-cell>
          <table:table-cell office:value-type="float" office:value="0.02328611" calcext:value-type="float">
            <text:p>2.32861E-02</text:p>
          </table:table-cell>
          <table:table-cell/>
          <table:table-cell table:formula="of:=100*([.D59]-[.H59])/[.D59]" office:value-type="float" office:value="0.18180828612838" calcext:value-type="float">
            <text:p>0.18180828612838</text:p>
          </table:table-cell>
          <table:table-cell table:number-columns-repeated="4"/>
        </table:table-row>
        <table:table-row table:style-name="ro1">
          <table:table-cell/>
          <table:table-cell table:formula="of:=[.B10]" office:value-type="float" office:value="26" calcext:value-type="float">
            <text:p>26</text:p>
          </table:table-cell>
          <table:table-cell office:value-type="float" office:value="18.1736" calcext:value-type="float">
            <text:p>1.81736E+01</text:p>
          </table:table-cell>
          <table:table-cell table:formula="of:=[.C60]/[.$C$105]" office:value-type="float" office:value="0.0232047972968909" calcext:value-type="float">
            <text:p>2.32048E-02</text:p>
          </table:table-cell>
          <table:table-cell table:number-columns-repeated="2"/>
          <table:table-cell table:style-name="ce4" table:formula="of:=[.G10]" office:value-type="float" office:value="26" calcext:value-type="float">
            <text:p>26</text:p>
          </table:table-cell>
          <table:table-cell office:value-type="float" office:value="0.02315102" calcext:value-type="float">
            <text:p>2.31510E-02</text:p>
          </table:table-cell>
          <table:table-cell/>
          <table:table-cell table:formula="of:=100*([.D60]-[.H60])/[.D60]" office:value-type="float" office:value="0.231750772061542" calcext:value-type="float">
            <text:p>0.231750772061542</text:p>
          </table:table-cell>
          <table:table-cell table:number-columns-repeated="4"/>
        </table:table-row>
        <table:table-row table:style-name="ro1">
          <table:table-cell/>
          <table:table-cell table:formula="of:=[.B11]" office:value-type="float" office:value="30" calcext:value-type="float">
            <text:p>30</text:p>
          </table:table-cell>
          <table:table-cell office:value-type="float" office:value="18.0597" calcext:value-type="float">
            <text:p>1.80597E+01</text:p>
          </table:table-cell>
          <table:table-cell table:formula="of:=[.C61]/[.$C$105]" office:value-type="float" office:value="0.0230593651088755" calcext:value-type="float">
            <text:p>2.30594E-02</text:p>
          </table:table-cell>
          <table:table-cell table:number-columns-repeated="2"/>
          <table:table-cell table:style-name="ce4" table:formula="of:=[.G11]" office:value-type="float" office:value="30" calcext:value-type="float">
            <text:p>30</text:p>
          </table:table-cell>
          <table:table-cell office:value-type="float" office:value="0.02299374" calcext:value-type="float">
            <text:p>2.29937E-02</text:p>
          </table:table-cell>
          <table:table-cell/>
          <table:table-cell table:formula="of:=100*([.D61]-[.H61])/[.D61]" office:value-type="float" office:value="0.284592002276086" calcext:value-type="float">
            <text:p>0.284592002276086</text:p>
          </table:table-cell>
          <table:table-cell table:number-columns-repeated="4"/>
        </table:table-row>
        <table:table-row table:style-name="ro1">
          <table:table-cell/>
          <table:table-cell table:formula="of:=[.B12]" office:value-type="float" office:value="34" calcext:value-type="float">
            <text:p>34</text:p>
          </table:table-cell>
          <table:table-cell office:value-type="float" office:value="17.9287" calcext:value-type="float">
            <text:p>1.79287E+01</text:p>
          </table:table-cell>
          <table:table-cell table:formula="of:=[.C62]/[.$C$105]" office:value-type="float" office:value="0.0228920989400431" calcext:value-type="float">
            <text:p>2.28921E-02</text:p>
          </table:table-cell>
          <table:table-cell table:number-columns-repeated="2"/>
          <table:table-cell table:style-name="ce4" table:formula="of:=[.G12]" office:value-type="float" office:value="34" calcext:value-type="float">
            <text:p>34</text:p>
          </table:table-cell>
          <table:table-cell office:value-type="float" office:value="0.02281442" calcext:value-type="float">
            <text:p>2.28144E-02</text:p>
          </table:table-cell>
          <table:table-cell/>
          <table:table-cell table:formula="of:=100*([.D62]-[.H62])/[.D62]" office:value-type="float" office:value="0.339326421078903" calcext:value-type="float">
            <text:p>0.339326421078903</text:p>
          </table:table-cell>
          <table:table-cell table:number-columns-repeated="4"/>
        </table:table-row>
        <table:table-row table:style-name="ro1">
          <table:table-cell/>
          <table:table-cell table:formula="of:=[.B13]" office:value-type="float" office:value="38" calcext:value-type="float">
            <text:p>38</text:p>
          </table:table-cell>
          <table:table-cell office:value-type="float" office:value="17.7737" calcext:value-type="float">
            <text:p>1.77737E+01</text:p>
          </table:table-cell>
          <table:table-cell table:formula="of:=[.C63]/[.$C$105]" office:value-type="float" office:value="0.0226941885876078" calcext:value-type="float">
            <text:p>2.26942E-02</text:p>
          </table:table-cell>
          <table:table-cell table:number-columns-repeated="2"/>
          <table:table-cell table:style-name="ce4" table:formula="of:=[.G13]" office:value-type="float" office:value="38" calcext:value-type="float">
            <text:p>38</text:p>
          </table:table-cell>
          <table:table-cell office:value-type="float" office:value="0.02261323" calcext:value-type="float">
            <text:p>2.26132E-02</text:p>
          </table:table-cell>
          <table:table-cell/>
          <table:table-cell table:formula="of:=100*([.D63]-[.H63])/[.D63]" office:value-type="float" office:value="0.356737088419217" calcext:value-type="float">
            <text:p>0.356737088419217</text:p>
          </table:table-cell>
          <table:table-cell table:number-columns-repeated="4"/>
        </table:table-row>
        <table:table-row table:style-name="ro1">
          <table:table-cell/>
          <table:table-cell table:formula="of:=[.B14]" office:value-type="float" office:value="42" calcext:value-type="float">
            <text:p>42</text:p>
          </table:table-cell>
          <table:table-cell office:value-type="float" office:value="17.6202" calcext:value-type="float">
            <text:p>1.76202E+01</text:p>
          </table:table-cell>
          <table:table-cell table:formula="of:=[.C64]/[.$C$105]" office:value-type="float" office:value="0.0224981934966477" calcext:value-type="float">
            <text:p>2.24982E-02</text:p>
          </table:table-cell>
          <table:table-cell table:number-columns-repeated="2"/>
          <table:table-cell table:style-name="ce4" table:formula="of:=[.G14]" office:value-type="float" office:value="42" calcext:value-type="float">
            <text:p>42</text:p>
          </table:table-cell>
          <table:table-cell office:value-type="float" office:value="0.02239037" calcext:value-type="float">
            <text:p>2.23904E-02</text:p>
          </table:table-cell>
          <table:table-cell/>
          <table:table-cell table:formula="of:=100*([.D64]-[.H64])/[.D64]" office:value-type="float" office:value="0.479254019500503" calcext:value-type="float">
            <text:p>0.479254019500503</text:p>
          </table:table-cell>
          <table:table-cell table:number-columns-repeated="4"/>
        </table:table-row>
        <table:table-row table:style-name="ro1">
          <table:table-cell/>
          <table:table-cell table:formula="of:=[.B15]" office:value-type="float" office:value="46" calcext:value-type="float">
            <text:p>46</text:p>
          </table:table-cell>
          <table:table-cell office:value-type="float" office:value="17.4359" calcext:value-type="float">
            <text:p>1.74359E+01</text:p>
          </table:table-cell>
          <table:table-cell table:formula="of:=[.C65]/[.$C$105]" office:value-type="float" office:value="0.0222628717033972" calcext:value-type="float">
            <text:p>2.22629E-02</text:p>
          </table:table-cell>
          <table:table-cell table:number-columns-repeated="2"/>
          <table:table-cell table:style-name="ce4" table:formula="of:=[.G15]" office:value-type="float" office:value="46" calcext:value-type="float">
            <text:p>46</text:p>
          </table:table-cell>
          <table:table-cell office:value-type="float" office:value="0.02214606" calcext:value-type="float">
            <text:p>2.21461E-02</text:p>
          </table:table-cell>
          <table:table-cell/>
          <table:table-cell table:formula="of:=100*([.D65]-[.H65])/[.D65]" office:value-type="float" office:value="0.524692883081077" calcext:value-type="float">
            <text:p>0.524692883081077</text:p>
          </table:table-cell>
          <table:table-cell table:number-columns-repeated="4"/>
        </table:table-row>
        <table:table-row table:style-name="ro1">
          <table:table-cell/>
          <table:table-cell table:formula="of:=[.B16]" office:value-type="float" office:value="50" calcext:value-type="float">
            <text:p>50</text:p>
          </table:table-cell>
          <table:table-cell office:value-type="float" office:value="17.2147" calcext:value-type="float">
            <text:p>1.72147E+01</text:p>
          </table:table-cell>
          <table:table-cell table:formula="of:=[.C66]/[.$C$105]" office:value-type="float" office:value="0.0219804344778573" calcext:value-type="float">
            <text:p>2.19804E-02</text:p>
          </table:table-cell>
          <table:table-cell table:number-columns-repeated="2"/>
          <table:table-cell table:style-name="ce4" table:formula="of:=[.G16]" office:value-type="float" office:value="50" calcext:value-type="float">
            <text:p>50</text:p>
          </table:table-cell>
          <table:table-cell office:value-type="float" office:value="0.02188051" calcext:value-type="float">
            <text:p>2.18805E-02</text:p>
          </table:table-cell>
          <table:table-cell/>
          <table:table-cell table:formula="of:=100*([.D66]-[.H66])/[.D66]" office:value-type="float" office:value="0.454606472669796" calcext:value-type="float">
            <text:p>0.454606472669796</text:p>
          </table:table-cell>
          <table:table-cell table:number-columns-repeated="4"/>
        </table:table-row>
        <table:table-row table:style-name="ro1">
          <table:table-cell/>
          <table:table-cell table:formula="of:=[.B17]" office:value-type="float" office:value="54" calcext:value-type="float">
            <text:p>54</text:p>
          </table:table-cell>
          <table:table-cell office:value-type="float" office:value="16.9708" calcext:value-type="float">
            <text:p>1.69708E+01</text:p>
          </table:table-cell>
          <table:table-cell table:formula="of:=[.C67]/[.$C$105]" office:value-type="float" office:value="0.021669012961993" calcext:value-type="float">
            <text:p>2.16690E-02</text:p>
          </table:table-cell>
          <table:table-cell table:number-columns-repeated="2"/>
          <table:table-cell table:style-name="ce4" table:formula="of:=[.G17]" office:value-type="float" office:value="54" calcext:value-type="float">
            <text:p>54</text:p>
          </table:table-cell>
          <table:table-cell office:value-type="float" office:value="0.021594" calcext:value-type="float">
            <text:p>2.15940E-02</text:p>
          </table:table-cell>
          <table:table-cell/>
          <table:table-cell table:formula="of:=100*([.D67]-[.H67])/[.D67]" office:value-type="float" office:value="0.346176183126301" calcext:value-type="float">
            <text:p>0.346176183126301</text:p>
          </table:table-cell>
          <table:table-cell table:number-columns-repeated="4"/>
        </table:table-row>
        <table:table-row table:style-name="ro1">
          <table:table-cell/>
          <table:table-cell table:formula="of:=[.B18]" office:value-type="float" office:value="58" calcext:value-type="float">
            <text:p>58</text:p>
          </table:table-cell>
          <table:table-cell office:value-type="float" office:value="16.7072" calcext:value-type="float">
            <text:p>1.67072E+01</text:p>
          </table:table-cell>
          <table:table-cell table:formula="of:=[.C68]/[.$C$105]" office:value-type="float" office:value="0.0213324376787546" calcext:value-type="float">
            <text:p>2.13324E-02</text:p>
          </table:table-cell>
          <table:table-cell table:number-columns-repeated="2"/>
          <table:table-cell table:style-name="ce4" table:formula="of:=[.G18]" office:value-type="float" office:value="58" calcext:value-type="float">
            <text:p>58</text:p>
          </table:table-cell>
          <table:table-cell office:value-type="float" office:value="0.02128678" calcext:value-type="float">
            <text:p>2.12868E-02</text:p>
          </table:table-cell>
          <table:table-cell/>
          <table:table-cell table:formula="of:=100*([.D68]-[.H68])/[.D68]" office:value-type="float" office:value="0.214029354929703" calcext:value-type="float">
            <text:p>0.214029354929703</text:p>
          </table:table-cell>
          <table:table-cell table:number-columns-repeated="4"/>
        </table:table-row>
        <table:table-row table:style-name="ro1">
          <table:table-cell/>
          <table:table-cell table:formula="of:=[.B19]" office:value-type="float" office:value="62" calcext:value-type="float">
            <text:p>62</text:p>
          </table:table-cell>
          <table:table-cell office:value-type="float" office:value="16.4818" calcext:value-type="float">
            <text:p>1.64818E+01</text:p>
          </table:table-cell>
          <table:table-cell table:formula="of:=[.C69]/[.$C$105]" office:value-type="float" office:value="0.0210446377210842" calcext:value-type="float">
            <text:p>2.10446E-02</text:p>
          </table:table-cell>
          <table:table-cell table:number-columns-repeated="2"/>
          <table:table-cell table:style-name="ce4" table:formula="of:=[.G19]" office:value-type="float" office:value="62" calcext:value-type="float">
            <text:p>62</text:p>
          </table:table-cell>
          <table:table-cell office:value-type="float" office:value="0.02095917" calcext:value-type="float">
            <text:p>2.09592E-02</text:p>
          </table:table-cell>
          <table:table-cell/>
          <table:table-cell table:formula="of:=100*([.D69]-[.H69])/[.D69]" office:value-type="float" office:value="0.406125884498215" calcext:value-type="float">
            <text:p>0.406125884498215</text:p>
          </table:table-cell>
          <table:table-cell table:number-columns-repeated="4"/>
        </table:table-row>
        <table:table-row table:style-name="ro1">
          <table:table-cell/>
          <table:table-cell table:formula="of:=[.B20]" office:value-type="float" office:value="66" calcext:value-type="float">
            <text:p>66</text:p>
          </table:table-cell>
          <table:table-cell office:value-type="float" office:value="16.2172" calcext:value-type="float">
            <text:p>1.62172E+01</text:p>
          </table:table-cell>
          <table:table-cell table:formula="of:=[.C70]/[.$C$105]" office:value-type="float" office:value="0.0207067855968624" calcext:value-type="float">
            <text:p>2.07068E-02</text:p>
          </table:table-cell>
          <table:table-cell table:number-columns-repeated="2"/>
          <table:table-cell table:style-name="ce4" table:formula="of:=[.G20]" office:value-type="float" office:value="66" calcext:value-type="float">
            <text:p>66</text:p>
          </table:table-cell>
          <table:table-cell office:value-type="float" office:value="0.02061146" calcext:value-type="float">
            <text:p>2.06115E-02</text:p>
          </table:table-cell>
          <table:table-cell/>
          <table:table-cell table:formula="of:=100*([.D70]-[.H70])/[.D70]" office:value-type="float" office:value="0.460359220973618" calcext:value-type="float">
            <text:p>0.460359220973618</text:p>
          </table:table-cell>
          <table:table-cell table:number-columns-repeated="4"/>
        </table:table-row>
        <table:table-row table:style-name="ro1">
          <table:table-cell/>
          <table:table-cell table:formula="of:=[.B21]" office:value-type="float" office:value="70" calcext:value-type="float">
            <text:p>70</text:p>
          </table:table-cell>
          <table:table-cell office:value-type="float" office:value="15.9473" calcext:value-type="float">
            <text:p>1.59473E+01</text:p>
          </table:table-cell>
          <table:table-cell table:formula="of:=[.C71]/[.$C$105]" office:value-type="float" office:value="0.0203621662154283" calcext:value-type="float">
            <text:p>2.03622E-02</text:p>
          </table:table-cell>
          <table:table-cell table:number-columns-repeated="2"/>
          <table:table-cell table:style-name="ce4" table:formula="of:=[.G21]" office:value-type="float" office:value="70" calcext:value-type="float">
            <text:p>70</text:p>
          </table:table-cell>
          <table:table-cell office:value-type="float" office:value="0.02024399" calcext:value-type="float">
            <text:p>2.02440E-02</text:p>
          </table:table-cell>
          <table:table-cell/>
          <table:table-cell table:formula="of:=100*([.D71]-[.H71])/[.D71]" office:value-type="float" office:value="0.580371529129103" calcext:value-type="float">
            <text:p>0.580371529129103</text:p>
          </table:table-cell>
          <table:table-cell table:number-columns-repeated="4"/>
        </table:table-row>
        <table:table-row table:style-name="ro1">
          <table:table-cell/>
          <table:table-cell table:formula="of:=[.B22]" office:value-type="float" office:value="74" calcext:value-type="float">
            <text:p>74</text:p>
          </table:table-cell>
          <table:table-cell office:value-type="float" office:value="15.626" calcext:value-type="float">
            <text:p>1.56260E+01</text:p>
          </table:table-cell>
          <table:table-cell table:formula="of:=[.C72]/[.$C$105]" office:value-type="float" office:value="0.0199519172074447" calcext:value-type="float">
            <text:p>1.99519E-02</text:p>
          </table:table-cell>
          <table:table-cell table:number-columns-repeated="2"/>
          <table:table-cell table:style-name="ce4" table:formula="of:=[.G22]" office:value-type="float" office:value="74" calcext:value-type="float">
            <text:p>74</text:p>
          </table:table-cell>
          <table:table-cell office:value-type="float" office:value="0.01985712" calcext:value-type="float">
            <text:p>1.98571E-02</text:p>
          </table:table-cell>
          <table:table-cell/>
          <table:table-cell table:formula="of:=100*([.D72]-[.H72])/[.D72]" office:value-type="float" office:value="0.4751283120266" calcext:value-type="float">
            <text:p>0.4751283120266</text:p>
          </table:table-cell>
          <table:table-cell table:number-columns-repeated="4"/>
        </table:table-row>
        <table:table-row table:style-name="ro1">
          <table:table-cell/>
          <table:table-cell table:formula="of:=[.B23]" office:value-type="float" office:value="78" calcext:value-type="float">
            <text:p>78</text:p>
          </table:table-cell>
          <table:table-cell office:value-type="float" office:value="15.3202" calcext:value-type="float">
            <text:p>1.53202E+01</text:p>
          </table:table-cell>
          <table:table-cell table:formula="of:=[.C73]/[.$C$105]" office:value-type="float" office:value="0.0195614592347046" calcext:value-type="float">
            <text:p>1.95615E-02</text:p>
          </table:table-cell>
          <table:table-cell table:number-columns-repeated="2"/>
          <table:table-cell table:style-name="ce4" table:formula="of:=[.G23]" office:value-type="float" office:value="78" calcext:value-type="float">
            <text:p>78</text:p>
          </table:table-cell>
          <table:table-cell office:value-type="float" office:value="0.01945121" calcext:value-type="float">
            <text:p>1.94512E-02</text:p>
          </table:table-cell>
          <table:table-cell/>
          <table:table-cell table:formula="of:=100*([.D73]-[.H73])/[.D73]" office:value-type="float" office:value="0.563604347619386" calcext:value-type="float">
            <text:p>0.563604347619386</text:p>
          </table:table-cell>
          <table:table-cell table:number-columns-repeated="4"/>
        </table:table-row>
        <table:table-row table:style-name="ro1">
          <table:table-cell/>
          <table:table-cell table:formula="of:=[.B24]" office:value-type="float" office:value="82" calcext:value-type="float">
            <text:p>82</text:p>
          </table:table-cell>
          <table:table-cell office:value-type="float" office:value="15.0039" calcext:value-type="float">
            <text:p>1.50039E+01</text:p>
          </table:table-cell>
          <table:table-cell table:formula="of:=[.C74]/[.$C$105]" office:value-type="float" office:value="0.0191575944316382" calcext:value-type="float">
            <text:p>1.91576E-02</text:p>
          </table:table-cell>
          <table:table-cell table:number-columns-repeated="2"/>
          <table:table-cell table:style-name="ce4" table:formula="of:=[.G24]" office:value-type="float" office:value="82" calcext:value-type="float">
            <text:p>82</text:p>
          </table:table-cell>
          <table:table-cell office:value-type="float" office:value="0.01902666" calcext:value-type="float">
            <text:p>1.90267E-02</text:p>
          </table:table-cell>
          <table:table-cell/>
          <table:table-cell table:formula="of:=100*([.D74]-[.H74])/[.D74]" office:value-type="float" office:value="0.683459669769432" calcext:value-type="float">
            <text:p>0.683459669769432</text:p>
          </table:table-cell>
          <table:table-cell table:number-columns-repeated="4"/>
        </table:table-row>
        <table:table-row table:style-name="ro1">
          <table:table-cell/>
          <table:table-cell table:formula="of:=[.B25]" office:value-type="float" office:value="86" calcext:value-type="float">
            <text:p>86</text:p>
          </table:table-cell>
          <table:table-cell office:value-type="float" office:value="14.6554" calcext:value-type="float">
            <text:p>1.46554E+01</text:p>
          </table:table-cell>
          <table:table-cell table:formula="of:=[.C75]/[.$C$105]" office:value-type="float" office:value="0.0187126153489047" calcext:value-type="float">
            <text:p>1.87126E-02</text:p>
          </table:table-cell>
          <table:table-cell table:number-columns-repeated="2"/>
          <table:table-cell table:style-name="ce4" table:formula="of:=[.G25]" office:value-type="float" office:value="86" calcext:value-type="float">
            <text:p>86</text:p>
          </table:table-cell>
          <table:table-cell office:value-type="float" office:value="0.01858386" calcext:value-type="float">
            <text:p>1.85839E-02</text:p>
          </table:table-cell>
          <table:table-cell/>
          <table:table-cell table:formula="of:=100*([.D75]-[.H75])/[.D75]" office:value-type="float" office:value="0.688067095400577" calcext:value-type="float">
            <text:p>0.688067095400577</text:p>
          </table:table-cell>
          <table:table-cell table:number-columns-repeated="4"/>
        </table:table-row>
        <table:table-row table:style-name="ro1">
          <table:table-cell/>
          <table:table-cell table:formula="of:=[.B26]" office:value-type="float" office:value="90" calcext:value-type="float">
            <text:p>90</text:p>
          </table:table-cell>
          <table:table-cell office:value-type="float" office:value="14.2848" calcext:value-type="float">
            <text:p>1.42848E+01</text:p>
          </table:table-cell>
          <table:table-cell table:formula="of:=[.C76]/[.$C$105]" office:value-type="float" office:value="0.0182394180804368" calcext:value-type="float">
            <text:p>1.82394E-02</text:p>
          </table:table-cell>
          <table:table-cell table:number-columns-repeated="2"/>
          <table:table-cell table:style-name="ce4" table:formula="of:=[.G26]" office:value-type="float" office:value="90" calcext:value-type="float">
            <text:p>90</text:p>
          </table:table-cell>
          <table:table-cell office:value-type="float" office:value="0.01812324" calcext:value-type="float">
            <text:p>1.81232E-02</text:p>
          </table:table-cell>
          <table:table-cell/>
          <table:table-cell table:formula="of:=100*([.D76]-[.H76])/[.D76]" office:value-type="float" office:value="0.636961551758213" calcext:value-type="float">
            <text:p>0.636961551758213</text:p>
          </table:table-cell>
          <table:table-cell table:number-columns-repeated="4"/>
        </table:table-row>
        <table:table-row table:style-name="ro1">
          <table:table-cell/>
          <table:table-cell table:formula="of:=[.B27]" office:value-type="float" office:value="94" calcext:value-type="float">
            <text:p>94</text:p>
          </table:table-cell>
          <table:table-cell office:value-type="float" office:value="13.8893" calcext:value-type="float">
            <text:p>1.38893E+01</text:p>
          </table:table-cell>
          <table:table-cell table:formula="of:=[.C77]/[.$C$105]" office:value-type="float" office:value="0.017734427471481" calcext:value-type="float">
            <text:p>1.77344E-02</text:p>
          </table:table-cell>
          <table:table-cell table:number-columns-repeated="2"/>
          <table:table-cell table:style-name="ce4" table:formula="of:=[.G27]" office:value-type="float" office:value="94" calcext:value-type="float">
            <text:p>94</text:p>
          </table:table-cell>
          <table:table-cell office:value-type="float" office:value="0.01764524" calcext:value-type="float">
            <text:p>1.76452E-02</text:p>
          </table:table-cell>
          <table:table-cell/>
          <table:table-cell table:formula="of:=100*([.D77]-[.H77])/[.D77]" office:value-type="float" office:value="0.502905840204746" calcext:value-type="float">
            <text:p>0.502905840204746</text:p>
          </table:table-cell>
          <table:table-cell table:number-columns-repeated="4"/>
        </table:table-row>
        <table:table-row table:style-name="ro1">
          <table:table-cell/>
          <table:table-cell table:formula="of:=[.B28]" office:value-type="float" office:value="98" calcext:value-type="float">
            <text:p>98</text:p>
          </table:table-cell>
          <table:table-cell office:value-type="float" office:value="13.5063" calcext:value-type="float">
            <text:p>1.35063E+01</text:p>
          </table:table-cell>
          <table:table-cell table:formula="of:=[.C78]/[.$C$105]" office:value-type="float" office:value="0.0172453973748183" calcext:value-type="float">
            <text:p>1.72454E-02</text:p>
          </table:table-cell>
          <table:table-cell table:number-columns-repeated="2"/>
          <table:table-cell table:style-name="ce4" table:formula="of:=[.G28]" office:value-type="float" office:value="98" calcext:value-type="float">
            <text:p>98</text:p>
          </table:table-cell>
          <table:table-cell office:value-type="float" office:value="0.01715032" calcext:value-type="float">
            <text:p>1.71503E-02</text:p>
          </table:table-cell>
          <table:table-cell/>
          <table:table-cell table:formula="of:=100*([.D78]-[.H78])/[.D78]" office:value-type="float" office:value="0.551320289998559" calcext:value-type="float">
            <text:p>0.551320289998559</text:p>
          </table:table-cell>
          <table:table-cell table:number-columns-repeated="4"/>
        </table:table-row>
        <table:table-row table:style-name="ro1">
          <table:table-cell/>
          <table:table-cell table:formula="of:=[.B29]" office:value-type="float" office:value="102" calcext:value-type="float">
            <text:p>102</text:p>
          </table:table-cell>
          <table:table-cell office:value-type="float" office:value="13.115" calcext:value-type="float">
            <text:p>1.31150E+01</text:p>
          </table:table-cell>
          <table:table-cell table:formula="of:=[.C79]/[.$C$105]" office:value-type="float" office:value="0.0167457694979929" calcext:value-type="float">
            <text:p>1.67458E-02</text:p>
          </table:table-cell>
          <table:table-cell table:number-columns-repeated="2"/>
          <table:table-cell table:style-name="ce4" table:formula="of:=[.G29]" office:value-type="float" office:value="102" calcext:value-type="float">
            <text:p>102</text:p>
          </table:table-cell>
          <table:table-cell office:value-type="float" office:value="0.01663895" calcext:value-type="float">
            <text:p>1.66390E-02</text:p>
          </table:table-cell>
          <table:table-cell/>
          <table:table-cell table:formula="of:=100*([.D79]-[.H79])/[.D79]" office:value-type="float" office:value="0.637889456233693" calcext:value-type="float">
            <text:p>0.637889456233693</text:p>
          </table:table-cell>
          <table:table-cell table:number-columns-repeated="4"/>
        </table:table-row>
        <table:table-row table:style-name="ro1">
          <table:table-cell/>
          <table:table-cell table:formula="of:=[.B30]" office:value-type="float" office:value="106" calcext:value-type="float">
            <text:p>106</text:p>
          </table:table-cell>
          <table:table-cell office:value-type="float" office:value="12.7077" calcext:value-type="float">
            <text:p>1.27077E+01</text:p>
          </table:table-cell>
          <table:table-cell table:formula="of:=[.C80]/[.$C$105]" office:value-type="float" office:value="0.0162257121654323" calcext:value-type="float">
            <text:p>1.62257E-02</text:p>
          </table:table-cell>
          <table:table-cell table:number-columns-repeated="2"/>
          <table:table-cell table:style-name="ce4" table:formula="of:=[.G30]" office:value-type="float" office:value="106" calcext:value-type="float">
            <text:p>106</text:p>
          </table:table-cell>
          <table:table-cell office:value-type="float" office:value="0.01611161" calcext:value-type="float">
            <text:p>1.61116E-02</text:p>
          </table:table-cell>
          <table:table-cell/>
          <table:table-cell table:formula="of:=100*([.D80]-[.H80])/[.D80]" office:value-type="float" office:value="0.70321822715034" calcext:value-type="float">
            <text:p>0.70321822715034</text:p>
          </table:table-cell>
          <table:table-cell table:number-columns-repeated="4"/>
        </table:table-row>
        <table:table-row table:style-name="ro1">
          <table:table-cell/>
          <table:table-cell table:formula="of:=[.B31]" office:value-type="float" office:value="110" calcext:value-type="float">
            <text:p>110</text:p>
          </table:table-cell>
          <table:table-cell office:value-type="float" office:value="12.2894" calcext:value-type="float">
            <text:p>1.22894E+01</text:p>
          </table:table-cell>
          <table:table-cell table:formula="of:=[.C81]/[.$C$105]" office:value-type="float" office:value="0.0156916095820537" calcext:value-type="float">
            <text:p>1.56916E-02</text:p>
          </table:table-cell>
          <table:table-cell table:number-columns-repeated="2"/>
          <table:table-cell table:style-name="ce4" table:formula="of:=[.G31]" office:value-type="float" office:value="110" calcext:value-type="float">
            <text:p>110</text:p>
          </table:table-cell>
          <table:table-cell office:value-type="float" office:value="0.01556881" calcext:value-type="float">
            <text:p>1.55688E-02</text:p>
          </table:table-cell>
          <table:table-cell/>
          <table:table-cell table:formula="of:=100*([.D81]-[.H81])/[.D81]" office:value-type="float" office:value="0.78258117124015" calcext:value-type="float">
            <text:p>0.78258117124015</text:p>
          </table:table-cell>
          <table:table-cell table:number-columns-repeated="4"/>
        </table:table-row>
        <table:table-row table:style-name="ro1">
          <table:table-cell/>
          <table:table-cell table:formula="of:=[.B32]" office:value-type="float" office:value="114" calcext:value-type="float">
            <text:p>114</text:p>
          </table:table-cell>
          <table:table-cell office:value-type="float" office:value="11.8522" calcext:value-type="float">
            <text:p>1.18522E+01</text:p>
          </table:table-cell>
          <table:table-cell table:formula="of:=[.C82]/[.$C$105]" office:value-type="float" office:value="0.0151333747040878" calcext:value-type="float">
            <text:p>1.51334E-02</text:p>
          </table:table-cell>
          <table:table-cell table:number-columns-repeated="2"/>
          <table:table-cell table:style-name="ce4" table:formula="of:=[.G32]" office:value-type="float" office:value="114" calcext:value-type="float">
            <text:p>114</text:p>
          </table:table-cell>
          <table:table-cell office:value-type="float" office:value="0.01501107" calcext:value-type="float">
            <text:p>1.50111E-02</text:p>
          </table:table-cell>
          <table:table-cell/>
          <table:table-cell table:formula="of:=100*([.D82]-[.H82])/[.D82]" office:value-type="float" office:value="0.808178654657598" calcext:value-type="float">
            <text:p>0.808178654657598</text:p>
          </table:table-cell>
          <table:table-cell table:number-columns-repeated="4"/>
        </table:table-row>
        <table:table-row table:style-name="ro1">
          <table:table-cell/>
          <table:table-cell table:formula="of:=[.B33]" office:value-type="float" office:value="118" calcext:value-type="float">
            <text:p>118</text:p>
          </table:table-cell>
          <table:table-cell office:value-type="float" office:value="11.4022" calcext:value-type="float">
            <text:p>1.14022E+01</text:p>
          </table:table-cell>
          <table:table-cell table:formula="of:=[.C83]/[.$C$105]" office:value-type="float" office:value="0.0145587962615337" calcext:value-type="float">
            <text:p>1.45588E-02</text:p>
          </table:table-cell>
          <table:table-cell table:number-columns-repeated="2"/>
          <table:table-cell table:style-name="ce4" table:formula="of:=[.G33]" office:value-type="float" office:value="118" calcext:value-type="float">
            <text:p>118</text:p>
          </table:table-cell>
          <table:table-cell office:value-type="float" office:value="0.01443891" calcext:value-type="float">
            <text:p>1.44389E-02</text:p>
          </table:table-cell>
          <table:table-cell/>
          <table:table-cell table:formula="of:=100*([.D83]-[.H83])/[.D83]" office:value-type="float" office:value="0.823462732633063" calcext:value-type="float">
            <text:p>0.823462732633063</text:p>
          </table:table-cell>
          <table:table-cell table:number-columns-repeated="4"/>
        </table:table-row>
        <table:table-row table:style-name="ro1">
          <table:table-cell/>
          <table:table-cell table:formula="of:=[.B34]" office:value-type="float" office:value="122" calcext:value-type="float">
            <text:p>122</text:p>
          </table:table-cell>
          <table:table-cell office:value-type="float" office:value="10.929" calcext:value-type="float">
            <text:p>1.09290E+01</text:p>
          </table:table-cell>
          <table:table-cell table:formula="of:=[.C84]/[.$C$105]" office:value-type="float" office:value="0.0139545951081635" calcext:value-type="float">
            <text:p>1.39546E-02</text:p>
          </table:table-cell>
          <table:table-cell table:number-columns-repeated="2"/>
          <table:table-cell table:style-name="ce4" table:formula="of:=[.G34]" office:value-type="float" office:value="122" calcext:value-type="float">
            <text:p>122</text:p>
          </table:table-cell>
          <table:table-cell office:value-type="float" office:value="0.01385288" calcext:value-type="float">
            <text:p>1.38529E-02</text:p>
          </table:table-cell>
          <table:table-cell/>
          <table:table-cell table:formula="of:=100*([.D84]-[.H84])/[.D84]" office:value-type="float" office:value="0.72890046164075" calcext:value-type="float">
            <text:p>0.72890046164075</text:p>
          </table:table-cell>
          <table:table-cell table:number-columns-repeated="4"/>
        </table:table-row>
        <table:table-row table:style-name="ro1">
          <table:table-cell/>
          <table:table-cell table:formula="of:=[.B35]" office:value-type="float" office:value="126" calcext:value-type="float">
            <text:p>126</text:p>
          </table:table-cell>
          <table:table-cell office:value-type="float" office:value="10.4649" calcext:value-type="float">
            <text:p>1.04649E+01</text:p>
          </table:table-cell>
          <table:table-cell table:formula="of:=[.C85]/[.$C$105]" office:value-type="float" office:value="0.0133620132077427" calcext:value-type="float">
            <text:p>1.33620E-02</text:p>
          </table:table-cell>
          <table:table-cell table:number-columns-repeated="2"/>
          <table:table-cell table:style-name="ce4" table:formula="of:=[.G35]" office:value-type="float" office:value="126" calcext:value-type="float">
            <text:p>126</text:p>
          </table:table-cell>
          <table:table-cell office:value-type="float" office:value="0.01325354" calcext:value-type="float">
            <text:p>1.32535E-02</text:p>
          </table:table-cell>
          <table:table-cell/>
          <table:table-cell table:formula="of:=100*([.D85]-[.H85])/[.D85]" office:value-type="float" office:value="0.811802877727048" calcext:value-type="float">
            <text:p>0.811802877727048</text:p>
          </table:table-cell>
          <table:table-cell table:number-columns-repeated="4"/>
        </table:table-row>
        <table:table-row table:style-name="ro1">
          <table:table-cell/>
          <table:table-cell table:formula="of:=[.B36]" office:value-type="float" office:value="130" calcext:value-type="float">
            <text:p>130</text:p>
          </table:table-cell>
          <table:table-cell office:value-type="float" office:value="9.9888" calcext:value-type="float">
            <text:p>9.98880E+00</text:p>
          </table:table-cell>
          <table:table-cell table:formula="of:=[.C86]/[.$C$105]" office:value-type="float" office:value="0.0127541092155205" calcext:value-type="float">
            <text:p>1.27541E-02</text:p>
          </table:table-cell>
          <table:table-cell table:number-columns-repeated="2"/>
          <table:table-cell table:style-name="ce4" table:formula="of:=[.G36]" office:value-type="float" office:value="130" calcext:value-type="float">
            <text:p>130</text:p>
          </table:table-cell>
          <table:table-cell office:value-type="float" office:value="0.01264144" calcext:value-type="float">
            <text:p>1.26414E-02</text:p>
          </table:table-cell>
          <table:table-cell/>
          <table:table-cell table:formula="of:=100*([.D86]-[.H86])/[.D86]" office:value-type="float" office:value="0.883395410973856" calcext:value-type="float">
            <text:p>0.883395410973856</text:p>
          </table:table-cell>
          <table:table-cell table:number-columns-repeated="4"/>
        </table:table-row>
        <table:table-row table:style-name="ro1">
          <table:table-cell/>
          <table:table-cell table:formula="of:=[.B37]" office:value-type="float" office:value="134" calcext:value-type="float">
            <text:p>134</text:p>
          </table:table-cell>
          <table:table-cell office:value-type="float" office:value="9.51795" calcext:value-type="float">
            <text:p>9.51795E+00</text:p>
          </table:table-cell>
          <table:table-cell table:formula="of:=[.C87]/[.$C$105]" office:value-type="float" office:value="0.0121529086384614" calcext:value-type="float">
            <text:p>1.21529E-02</text:p>
          </table:table-cell>
          <table:table-cell table:number-columns-repeated="2"/>
          <table:table-cell table:style-name="ce4" table:formula="of:=[.G37]" office:value-type="float" office:value="134" calcext:value-type="float">
            <text:p>134</text:p>
          </table:table-cell>
          <table:table-cell office:value-type="float" office:value="0.01201717" calcext:value-type="float">
            <text:p>1.20172E-02</text:p>
          </table:table-cell>
          <table:table-cell/>
          <table:table-cell table:formula="of:=100*([.D87]-[.H87])/[.D87]" office:value-type="float" office:value="1.11692305520861" calcext:value-type="float">
            <text:p>1.11692305520861</text:p>
          </table:table-cell>
          <table:table-cell table:number-columns-repeated="4"/>
        </table:table-row>
        <table:table-row table:style-name="ro1">
          <table:table-cell/>
          <table:table-cell table:formula="of:=[.B38]" office:value-type="float" office:value="138" calcext:value-type="float">
            <text:p>138</text:p>
          </table:table-cell>
          <table:table-cell office:value-type="float" office:value="9.01296" calcext:value-type="float">
            <text:p>9.01296E+00</text:p>
          </table:table-cell>
          <table:table-cell table:formula="of:=[.C88]/[.$C$105]" office:value-type="float" office:value="0.0115081167102272" calcext:value-type="float">
            <text:p>1.15081E-02</text:p>
          </table:table-cell>
          <table:table-cell table:number-columns-repeated="2"/>
          <table:table-cell table:style-name="ce4" table:formula="of:=[.G38]" office:value-type="float" office:value="138" calcext:value-type="float">
            <text:p>138</text:p>
          </table:table-cell>
          <table:table-cell office:value-type="float" office:value="0.01138132" calcext:value-type="float">
            <text:p>1.13813E-02</text:p>
          </table:table-cell>
          <table:table-cell/>
          <table:table-cell table:formula="of:=100*([.D88]-[.H88])/[.D88]" office:value-type="float" office:value="1.10180243579331" calcext:value-type="float">
            <text:p>1.10180243579331</text:p>
          </table:table-cell>
          <table:table-cell table:number-columns-repeated="4"/>
        </table:table-row>
        <table:table-row table:style-name="ro1">
          <table:table-cell/>
          <table:table-cell table:formula="of:=[.B39]" office:value-type="float" office:value="142" calcext:value-type="float">
            <text:p>142</text:p>
          </table:table-cell>
          <table:table-cell office:value-type="float" office:value="8.5049" calcext:value-type="float">
            <text:p>8.50490E+00</text:p>
          </table:table-cell>
          <table:table-cell table:formula="of:=[.C89]/[.$C$105]" office:value-type="float" office:value="0.0108594048801738" calcext:value-type="float">
            <text:p>1.08594E-02</text:p>
          </table:table-cell>
          <table:table-cell table:number-columns-repeated="2"/>
          <table:table-cell table:style-name="ce4" table:formula="of:=[.G39]" office:value-type="float" office:value="142" calcext:value-type="float">
            <text:p>142</text:p>
          </table:table-cell>
          <table:table-cell office:value-type="float" office:value="0.01073448" calcext:value-type="float">
            <text:p>1.07345E-02</text:p>
          </table:table-cell>
          <table:table-cell/>
          <table:table-cell table:formula="of:=100*([.D89]-[.H89])/[.D89]" office:value-type="float" office:value="1.15038422042725" calcext:value-type="float">
            <text:p>1.15038422042725</text:p>
          </table:table-cell>
          <table:table-cell table:number-columns-repeated="4"/>
        </table:table-row>
        <table:table-row table:style-name="ro1">
          <table:table-cell/>
          <table:table-cell table:formula="of:=[.B40]" office:value-type="float" office:value="146" calcext:value-type="float">
            <text:p>146</text:p>
          </table:table-cell>
          <table:table-cell office:value-type="float" office:value="7.99777" calcext:value-type="float">
            <text:p>7.99777E+00</text:p>
          </table:table-cell>
          <table:table-cell table:formula="of:=[.C90]/[.$C$105]" office:value-type="float" office:value="0.010211880512235" calcext:value-type="float">
            <text:p>1.02119E-02</text:p>
          </table:table-cell>
          <table:table-cell table:number-columns-repeated="2"/>
          <table:table-cell table:style-name="ce4" table:formula="of:=[.G40]" office:value-type="float" office:value="146" calcext:value-type="float">
            <text:p>146</text:p>
          </table:table-cell>
          <table:table-cell office:value-type="float" office:value="0.01007726" calcext:value-type="float">
            <text:p>1.00773E-02</text:p>
          </table:table-cell>
          <table:table-cell/>
          <table:table-cell table:formula="of:=100*([.D90]-[.H90])/[.D90]" office:value-type="float" office:value="1.31827347640577" calcext:value-type="float">
            <text:p>1.31827347640577</text:p>
          </table:table-cell>
          <table:table-cell table:number-columns-repeated="4"/>
        </table:table-row>
        <table:table-row table:style-name="ro1">
          <table:table-cell/>
          <table:table-cell table:formula="of:=[.B41]" office:value-type="float" office:value="150" calcext:value-type="float">
            <text:p>150</text:p>
          </table:table-cell>
          <table:table-cell office:value-type="float" office:value="7.45335" calcext:value-type="float">
            <text:p>7.45335E+00</text:p>
          </table:table-cell>
          <table:table-cell table:formula="of:=[.C91]/[.$C$105]" office:value-type="float" office:value="0.00951674274402328" calcext:value-type="float">
            <text:p>9.51674E-03</text:p>
          </table:table-cell>
          <table:table-cell table:number-columns-repeated="2"/>
          <table:table-cell table:style-name="ce4" table:formula="of:=[.G41]" office:value-type="float" office:value="150" calcext:value-type="float">
            <text:p>150</text:p>
          </table:table-cell>
          <table:table-cell office:value-type="float" office:value="0.009410264" calcext:value-type="float">
            <text:p>9.41026E-03</text:p>
          </table:table-cell>
          <table:table-cell/>
          <table:table-cell table:formula="of:=100*([.D91]-[.H91])/[.D91]" office:value-type="float" office:value="1.11885701744067" calcext:value-type="float">
            <text:p>1.11885701744067</text:p>
          </table:table-cell>
          <table:table-cell table:number-columns-repeated="4"/>
        </table:table-row>
        <table:table-row table:style-name="ro1">
          <table:table-cell/>
          <table:table-cell table:formula="of:=[.B42]" office:value-type="float" office:value="154" calcext:value-type="float">
            <text:p>154</text:p>
          </table:table-cell>
          <table:table-cell office:value-type="float" office:value="6.92104" calcext:value-type="float">
            <text:p>6.92104E+00</text:p>
          </table:table-cell>
          <table:table-cell table:formula="of:=[.C92]/[.$C$105]" office:value-type="float" office:value="0.00883706752012114" calcext:value-type="float">
            <text:p>8.83707E-03</text:p>
          </table:table-cell>
          <table:table-cell table:number-columns-repeated="2"/>
          <table:table-cell table:style-name="ce4" table:formula="of:=[.G42]" office:value-type="float" office:value="154" calcext:value-type="float">
            <text:p>154</text:p>
          </table:table-cell>
          <table:table-cell office:value-type="float" office:value="0.008734119" calcext:value-type="float">
            <text:p>8.73412E-03</text:p>
          </table:table-cell>
          <table:table-cell/>
          <table:table-cell table:formula="of:=100*([.D92]-[.H92])/[.D92]" office:value-type="float" office:value="1.16496247071479" calcext:value-type="float">
            <text:p>1.16496247071479</text:p>
          </table:table-cell>
          <table:table-cell table:number-columns-repeated="4"/>
        </table:table-row>
        <table:table-row table:style-name="ro1">
          <table:table-cell/>
          <table:table-cell table:formula="of:=[.B43]" office:value-type="float" office:value="158" calcext:value-type="float">
            <text:p>158</text:p>
          </table:table-cell>
          <table:table-cell office:value-type="float" office:value="6.38662" calcext:value-type="float">
            <text:p>6.38662E+00</text:p>
          </table:table-cell>
          <table:table-cell table:formula="of:=[.C93]/[.$C$105]" office:value-type="float" office:value="0.00815469816174391" calcext:value-type="float">
            <text:p>8.15470E-03</text:p>
          </table:table-cell>
          <table:table-cell table:number-columns-repeated="2"/>
          <table:table-cell table:style-name="ce4" table:formula="of:=[.G43]" office:value-type="float" office:value="158" calcext:value-type="float">
            <text:p>158</text:p>
          </table:table-cell>
          <table:table-cell office:value-type="float" office:value="0.008049444" calcext:value-type="float">
            <text:p>8.04944E-03</text:p>
          </table:table-cell>
          <table:table-cell/>
          <table:table-cell table:formula="of:=100*([.D93]-[.H93])/[.D93]" office:value-type="float" office:value="1.29071805793727" calcext:value-type="float">
            <text:p>1.29071805793727</text:p>
          </table:table-cell>
          <table:table-cell table:number-columns-repeated="4"/>
        </table:table-row>
        <table:table-row table:style-name="ro1">
          <table:table-cell/>
          <table:table-cell table:formula="of:=[.B44]" office:value-type="float" office:value="162" calcext:value-type="float">
            <text:p>162</text:p>
          </table:table-cell>
          <table:table-cell office:value-type="float" office:value="5.8328" calcext:value-type="float">
            <text:p>5.83280E+00</text:p>
          </table:table-cell>
          <table:table-cell table:formula="of:=[.C94]/[.$C$105]" office:value-type="float" office:value="0.00744755808828768" calcext:value-type="float">
            <text:p>7.44756E-03</text:p>
          </table:table-cell>
          <table:table-cell table:number-columns-repeated="2"/>
          <table:table-cell table:style-name="ce4" table:formula="of:=[.G44]" office:value-type="float" office:value="162" calcext:value-type="float">
            <text:p>162</text:p>
          </table:table-cell>
          <table:table-cell office:value-type="float" office:value="0.007356864" calcext:value-type="float">
            <text:p>7.35686E-03</text:p>
          </table:table-cell>
          <table:table-cell/>
          <table:table-cell table:formula="of:=100*([.D94]-[.H94])/[.D94]" office:value-type="float" office:value="1.21776946500504" calcext:value-type="float">
            <text:p>1.21776946500504</text:p>
          </table:table-cell>
          <table:table-cell table:number-columns-repeated="4"/>
        </table:table-row>
        <table:table-row table:style-name="ro1">
          <table:table-cell/>
          <table:table-cell table:formula="of:=[.B45]" office:value-type="float" office:value="166" calcext:value-type="float">
            <text:p>166</text:p>
          </table:table-cell>
          <table:table-cell office:value-type="float" office:value="5.27736" calcext:value-type="float">
            <text:p>5.27736E+00</text:p>
          </table:table-cell>
          <table:table-cell table:formula="of:=[.C95]/[.$C$105]" office:value-type="float" office:value="0.00673834953243826" calcext:value-type="float">
            <text:p>6.73835E-03</text:p>
          </table:table-cell>
          <table:table-cell table:number-columns-repeated="2"/>
          <table:table-cell table:style-name="ce4" table:formula="of:=[.G45]" office:value-type="float" office:value="166" calcext:value-type="float">
            <text:p>166</text:p>
          </table:table-cell>
          <table:table-cell office:value-type="float" office:value="0.006657008" calcext:value-type="float">
            <text:p>6.65701E-03</text:p>
          </table:table-cell>
          <table:table-cell/>
          <table:table-cell table:formula="of:=100*([.D95]-[.H95])/[.D95]" office:value-type="float" office:value="1.20714326329737" calcext:value-type="float">
            <text:p>1.20714326329737</text:p>
          </table:table-cell>
          <table:table-cell table:number-columns-repeated="4"/>
        </table:table-row>
        <table:table-row table:style-name="ro1">
          <table:table-cell/>
          <table:table-cell table:formula="of:=[.B46]" office:value-type="float" office:value="170" calcext:value-type="float">
            <text:p>170</text:p>
          </table:table-cell>
          <table:table-cell office:value-type="float" office:value="4.70848" calcext:value-type="float">
            <text:p>4.70848E+00</text:p>
          </table:table-cell>
          <table:table-cell table:formula="of:=[.C96]/[.$C$105]" office:value-type="float" office:value="0.00601198023377122" calcext:value-type="float">
            <text:p>6.01198E-03</text:p>
          </table:table-cell>
          <table:table-cell table:number-columns-repeated="2"/>
          <table:table-cell table:style-name="ce4" table:formula="of:=[.G46]" office:value-type="float" office:value="170" calcext:value-type="float">
            <text:p>170</text:p>
          </table:table-cell>
          <table:table-cell office:value-type="float" office:value="0.005950502" calcext:value-type="float">
            <text:p>5.95050E-03</text:p>
          </table:table-cell>
          <table:table-cell/>
          <table:table-cell table:formula="of:=100*([.D96]-[.H96])/[.D96]" office:value-type="float" office:value="1.02259540751444" calcext:value-type="float">
            <text:p>1.02259540751444</text:p>
          </table:table-cell>
          <table:table-cell table:number-columns-repeated="4"/>
        </table:table-row>
        <table:table-row table:style-name="ro1">
          <table:table-cell/>
          <table:table-cell table:formula="of:=[.B47]" office:value-type="float" office:value="174" calcext:value-type="float">
            <text:p>174</text:p>
          </table:table-cell>
          <table:table-cell office:value-type="float" office:value="4.16506" calcext:value-type="float">
            <text:p>4.16506E+00</text:p>
          </table:table-cell>
          <table:table-cell table:formula="of:=[.C97]/[.$C$105]" office:value-type="float" office:value="0.00531811930654291" calcext:value-type="float">
            <text:p>5.31812E-03</text:p>
          </table:table-cell>
          <table:table-cell table:number-columns-repeated="2"/>
          <table:table-cell table:style-name="ce4" table:formula="of:=[.G47]" office:value-type="float" office:value="174" calcext:value-type="float">
            <text:p>174</text:p>
          </table:table-cell>
          <table:table-cell office:value-type="float" office:value="0.005237972" calcext:value-type="float">
            <text:p>5.23797E-03</text:p>
          </table:table-cell>
          <table:table-cell/>
          <table:table-cell table:formula="of:=100*([.D97]-[.H97])/[.D97]" office:value-type="float" office:value="1.50706108537853" calcext:value-type="float">
            <text:p>1.50706108537853</text:p>
          </table:table-cell>
          <table:table-cell table:number-columns-repeated="4"/>
        </table:table-row>
        <table:table-row table:style-name="ro1">
          <table:table-cell/>
          <table:table-cell table:formula="of:=[.B48]" office:value-type="float" office:value="178" calcext:value-type="float">
            <text:p>178</text:p>
          </table:table-cell>
          <table:table-cell office:value-type="float" office:value="3.59461" calcext:value-type="float">
            <text:p>3.59461E+00</text:p>
          </table:table-cell>
          <table:table-cell table:formula="of:=[.C98]/[.$C$105]" office:value-type="float" office:value="0.00458974536753185" calcext:value-type="float">
            <text:p>4.58975E-03</text:p>
          </table:table-cell>
          <table:table-cell table:number-columns-repeated="2"/>
          <table:table-cell table:style-name="ce4" table:formula="of:=[.G48]" office:value-type="float" office:value="178" calcext:value-type="float">
            <text:p>178</text:p>
          </table:table-cell>
          <table:table-cell office:value-type="float" office:value="0.004520039" calcext:value-type="float">
            <text:p>4.52004E-03</text:p>
          </table:table-cell>
          <table:table-cell/>
          <table:table-cell table:formula="of:=100*([.D98]-[.H98])/[.D98]" office:value-type="float" office:value="1.51874149762117" calcext:value-type="float">
            <text:p>1.51874149762117</text:p>
          </table:table-cell>
          <table:table-cell table:number-columns-repeated="4"/>
        </table:table-row>
        <table:table-row table:style-name="ro1">
          <table:table-cell/>
          <table:table-cell table:formula="of:=[.B49]" office:value-type="float" office:value="182" calcext:value-type="float">
            <text:p>182</text:p>
          </table:table-cell>
          <table:table-cell office:value-type="float" office:value="3.02249" calcext:value-type="float">
            <text:p>3.02249E+00</text:p>
          </table:table-cell>
          <table:table-cell table:formula="of:=[.C99]/[.$C$105]" office:value-type="float" office:value="0.00385923910407842" calcext:value-type="float">
            <text:p>3.85924E-03</text:p>
          </table:table-cell>
          <table:table-cell table:number-columns-repeated="2"/>
          <table:table-cell table:style-name="ce4" table:formula="of:=[.G49]" office:value-type="float" office:value="182" calcext:value-type="float">
            <text:p>182</text:p>
          </table:table-cell>
          <table:table-cell office:value-type="float" office:value="0.003797317" calcext:value-type="float">
            <text:p>3.79732E-03</text:p>
          </table:table-cell>
          <table:table-cell/>
          <table:table-cell table:formula="of:=100*([.D99]-[.H99])/[.D99]" office:value-type="float" office:value="1.60451587498129" calcext:value-type="float">
            <text:p>1.60451587498129</text:p>
          </table:table-cell>
          <table:table-cell table:number-columns-repeated="4"/>
        </table:table-row>
        <table:table-row table:style-name="ro1">
          <table:table-cell/>
          <table:table-cell table:formula="of:=[.B50]" office:value-type="float" office:value="186" calcext:value-type="float">
            <text:p>186</text:p>
          </table:table-cell>
          <table:table-cell office:value-type="float" office:value="2.45799" calcext:value-type="float">
            <text:p>2.45799E+00</text:p>
          </table:table-cell>
          <table:table-cell table:formula="of:=[.C100]/[.$C$105]" office:value-type="float" office:value="0.00313846236891891" calcext:value-type="float">
            <text:p>3.13846E-03</text:p>
          </table:table-cell>
          <table:table-cell table:number-columns-repeated="2"/>
          <table:table-cell table:style-name="ce4" table:formula="of:=[.G50]" office:value-type="float" office:value="186" calcext:value-type="float">
            <text:p>186</text:p>
          </table:table-cell>
          <table:table-cell office:value-type="float" office:value="0.003070411" calcext:value-type="float">
            <text:p>3.07041E-03</text:p>
          </table:table-cell>
          <table:table-cell/>
          <table:table-cell table:formula="of:=100*([.D100]-[.H100])/[.D100]" office:value-type="float" office:value="2.1683028476889" calcext:value-type="float">
            <text:p>2.1683028476889</text:p>
          </table:table-cell>
          <table:table-cell table:number-columns-repeated="4"/>
        </table:table-row>
        <table:table-row table:style-name="ro1">
          <table:table-cell/>
          <table:table-cell table:formula="of:=[.B51]" office:value-type="float" office:value="190" calcext:value-type="float">
            <text:p>190</text:p>
          </table:table-cell>
          <table:table-cell office:value-type="float" office:value="1.87326" calcext:value-type="float">
            <text:p>1.87326E+00</text:p>
          </table:table-cell>
          <table:table-cell table:formula="of:=[.C101]/[.$C$105]" office:value-type="float" office:value="0.00239185514066414" calcext:value-type="float">
            <text:p>2.39186E-03</text:p>
          </table:table-cell>
          <table:table-cell table:number-columns-repeated="2"/>
          <table:table-cell table:style-name="ce4" table:formula="of:=[.G51]" office:value-type="float" office:value="190" calcext:value-type="float">
            <text:p>190</text:p>
          </table:table-cell>
          <table:table-cell office:value-type="float" office:value="0.002339913" calcext:value-type="float">
            <text:p>2.33991E-03</text:p>
          </table:table-cell>
          <table:table-cell/>
          <table:table-cell table:formula="of:=100*([.D101]-[.H101])/[.D101]" office:value-type="float" office:value="2.17162568840666" calcext:value-type="float">
            <text:p>2.17162568840666</text:p>
          </table:table-cell>
          <table:table-cell table:number-columns-repeated="4"/>
        </table:table-row>
        <table:table-row table:style-name="ro1">
          <table:table-cell/>
          <table:table-cell table:formula="of:=[.B52]" office:value-type="float" office:value="194" calcext:value-type="float">
            <text:p>194</text:p>
          </table:table-cell>
          <table:table-cell office:value-type="float" office:value="1.29474" calcext:value-type="float">
            <text:p>1.29474E+00</text:p>
          </table:table-cell>
          <table:table-cell table:formula="of:=[.C102]/[.$C$105]" office:value-type="float" office:value="0.00165317709491661" calcext:value-type="float">
            <text:p>1.65318E-03</text:p>
          </table:table-cell>
          <table:table-cell table:number-columns-repeated="2"/>
          <table:table-cell table:style-name="ce4" table:formula="of:=[.G52]" office:value-type="float" office:value="194" calcext:value-type="float">
            <text:p>194</text:p>
          </table:table-cell>
          <table:table-cell office:value-type="float" office:value="0.001606398" calcext:value-type="float">
            <text:p>1.60640E-03</text:p>
          </table:table-cell>
          <table:table-cell/>
          <table:table-cell table:formula="of:=100*([.D102]-[.H102])/[.D102]" office:value-type="float" office:value="2.82964813996336" calcext:value-type="float">
            <text:p>2.82964813996336</text:p>
          </table:table-cell>
          <table:table-cell table:number-columns-repeated="4"/>
        </table:table-row>
        <table:table-row table:style-name="ro1">
          <table:table-cell/>
          <table:table-cell table:formula="of:=[.B53]" office:value-type="float" office:value="198" calcext:value-type="float">
            <text:p>198</text:p>
          </table:table-cell>
          <table:table-cell office:value-type="float" office:value="0.691626" calcext:value-type="float">
            <text:p>6.91626E-01</text:p>
          </table:table-cell>
          <table:table-cell table:formula="of:=[.C103]/[.$C$105]" office:value-type="float" office:value="0.000883096422022023" calcext:value-type="float">
            <text:p>8.83096E-04</text:p>
          </table:table-cell>
          <table:table-cell table:number-columns-repeated="2"/>
          <table:table-cell table:style-name="ce4" table:formula="of:=[.G53]" office:value-type="float" office:value="198" calcext:value-type="float">
            <text:p>198</text:p>
          </table:table-cell>
          <table:table-cell office:value-type="float" office:value="0.0008704193" calcext:value-type="float">
            <text:p>8.70419E-04</text:p>
          </table:table-cell>
          <table:table-cell/>
          <table:table-cell table:formula="of:=100*([.D103]-[.H103])/[.D103]" office:value-type="float" office:value="1.43553090080427" calcext:value-type="float">
            <text:p>1.43553090080427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SUM([.C4:.C103])" office:value-type="float" office:value="783.182881" calcext:value-type="float">
            <text:p>7.83183E+02</text:p>
          </table:table-cell>
          <table:table-cell table:number-columns-repeated="11"/>
        </table:table-row>
        <table:table-row table:style-name="ro1" table:number-rows-repeated="104847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Diff6" table:style-name="ta1">
        <table:shapes>
          <draw:frame draw:z-index="0" draw:style-name="gr1" draw:text-style-name="P1" svg:width="21.036cm" svg:height="10.971cm" svg:x="26.541cm" svg:y="1.646cm">
            <draw:object draw:notify-on-update-of-ranges="Diff6.B4:Diff6.B53 Diff6.E4:Diff6.E4 Diff6.D4:Diff6.D53 Diff6.G4:Diff6.G53 Diff6.I4:Diff6.I4 Diff6.H4:Diff6.H53 Diff6.B54:Diff6.B103 Diff6.E54:Diff6.E54 Diff6.D54:Diff6.D103 Diff6.G54:Diff6.G103 Diff6.I54:Diff6.I54 Diff6.H54:Diff6.H10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/>
          <table:table-cell/>
          <table:table-cell office:value-type="string" calcext:value-type="string">
            <text:p>Rel Error 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.14441" calcext:value-type="float">
            <text:p>6.14441E+00</text:p>
          </table:table-cell>
          <table:table-cell table:formula="of:=[.C4]/[.$C$105]" office:value-type="float" office:value="0.00981643867884882" calcext:value-type="float">
            <text:p>9.81644E-03</text:p>
          </table:table-cell>
          <table:table-cell table:style-name="ce6" office:value-type="string" calcext:value-type="string">
            <text:p>Serpent_1g</text:p>
          </table:table-cell>
          <table:table-cell table:style-name="ce3" office:value-type="float" office:value="0.02" calcext:value-type="float">
            <text:p>2.00E-02</text:p>
          </table:table-cell>
          <table:table-cell table:style-name="ce4" table:formula="of:=[.F4]*100" office:value-type="float" office:value="2" calcext:value-type="float">
            <text:p>2</text:p>
          </table:table-cell>
          <table:table-cell office:value-type="float" office:value="0.009742062" calcext:value-type="float">
            <text:p>9.74206E-03</text:p>
          </table:table-cell>
          <table:table-cell table:style-name="ce1" office:value-type="string" calcext:value-type="string">
            <text:p>Almost_1g</text:p>
          </table:table-cell>
          <table:table-cell table:formula="of:=100*([.D4]-[.H4])/[.D4]" office:value-type="float" office:value="0.757674766604228" calcext:value-type="float">
            <text:p>0.7576747666042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.13376" calcext:value-type="float">
            <text:p>6.13376E+00</text:p>
          </table:table-cell>
          <table:table-cell table:formula="of:=[.C5]/[.$C$105]" office:value-type="float" office:value="0.00979942401479975" calcext:value-type="float">
            <text:p>9.79942E-03</text:p>
          </table:table-cell>
          <table:table-cell/>
          <table:table-cell table:style-name="ce3" office:value-type="float" office:value="0.06" calcext:value-type="float">
            <text:p>6.00E-02</text:p>
          </table:table-cell>
          <table:table-cell table:style-name="ce4" table:formula="of:=[.F5]*100" office:value-type="float" office:value="6" calcext:value-type="float">
            <text:p>6</text:p>
          </table:table-cell>
          <table:table-cell office:value-type="float" office:value="0.00973579" calcext:value-type="float">
            <text:p>9.73579E-03</text:p>
          </table:table-cell>
          <table:table-cell/>
          <table:table-cell table:formula="of:=100*([.D5]-[.H5])/[.D5]" office:value-type="float" office:value="0.649364847399641" calcext:value-type="float">
            <text:p>0.6493648473996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.13069" calcext:value-type="float">
            <text:p>6.13069E+00</text:p>
          </table:table-cell>
          <table:table-cell table:formula="of:=[.C6]/[.$C$105]" office:value-type="float" office:value="0.00979451931821471" calcext:value-type="float">
            <text:p>9.79452E-03</text:p>
          </table:table-cell>
          <table:table-cell/>
          <table:table-cell table:style-name="ce3" office:value-type="float" office:value="0.1" calcext:value-type="float">
            <text:p>1.00E-01</text:p>
          </table:table-cell>
          <table:table-cell table:style-name="ce4" table:formula="of:=[.F6]*100" office:value-type="float" office:value="10" calcext:value-type="float">
            <text:p>10</text:p>
          </table:table-cell>
          <table:table-cell office:value-type="float" office:value="0.00972316" calcext:value-type="float">
            <text:p>9.72316E-03</text:p>
          </table:table-cell>
          <table:table-cell/>
          <table:table-cell table:formula="of:=100*([.D6]-[.H6])/[.D6]" office:value-type="float" office:value="0.728563759959161" calcext:value-type="float">
            <text:p>0.7285637599591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.11689" calcext:value-type="float">
            <text:p>6.11689E+00</text:p>
          </table:table-cell>
          <table:table-cell table:formula="of:=[.C7]/[.$C$105]" office:value-type="float" office:value="0.00977247214789761" calcext:value-type="float">
            <text:p>9.77247E-03</text:p>
          </table:table-cell>
          <table:table-cell/>
          <table:table-cell table:style-name="ce3" office:value-type="float" office:value="0.14" calcext:value-type="float">
            <text:p>1.40E-01</text:p>
          </table:table-cell>
          <table:table-cell table:style-name="ce4" table:formula="of:=[.F7]*100" office:value-type="float" office:value="14" calcext:value-type="float">
            <text:p>14</text:p>
          </table:table-cell>
          <table:table-cell office:value-type="float" office:value="0.009703996" calcext:value-type="float">
            <text:p>9.70400E-03</text:p>
          </table:table-cell>
          <table:table-cell/>
          <table:table-cell table:formula="of:=100*([.D7]-[.H7])/[.D7]" office:value-type="float" office:value="0.70070445698163" calcext:value-type="float">
            <text:p>0.700704456981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6.10529" calcext:value-type="float">
            <text:p>6.10529E+00</text:p>
          </table:table-cell>
          <table:table-cell table:formula="of:=[.C8]/[.$C$105]" office:value-type="float" office:value="0.00975393974386294" calcext:value-type="float">
            <text:p>9.75394E-03</text:p>
          </table:table-cell>
          <table:table-cell/>
          <table:table-cell table:style-name="ce3" office:value-type="float" office:value="0.18" calcext:value-type="float">
            <text:p>1.80E-01</text:p>
          </table:table-cell>
          <table:table-cell table:style-name="ce4" table:formula="of:=[.F8]*100" office:value-type="float" office:value="18" calcext:value-type="float">
            <text:p>18</text:p>
          </table:table-cell>
          <table:table-cell office:value-type="float" office:value="0.009678034" calcext:value-type="float">
            <text:p>9.67803E-03</text:p>
          </table:table-cell>
          <table:table-cell/>
          <table:table-cell table:formula="of:=100*([.D8]-[.H8])/[.D8]" office:value-type="float" office:value="0.778205995282061" calcext:value-type="float">
            <text:p>0.7782059952820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6.08719" calcext:value-type="float">
            <text:p>6.08719E+00</text:p>
          </table:table-cell>
          <table:table-cell table:formula="of:=[.C9]/[.$C$105]" office:value-type="float" office:value="0.00972502280308471" calcext:value-type="float">
            <text:p>9.72502E-03</text:p>
          </table:table-cell>
          <table:table-cell/>
          <table:table-cell table:style-name="ce3" office:value-type="float" office:value="0.22" calcext:value-type="float">
            <text:p>2.20E-01</text:p>
          </table:table-cell>
          <table:table-cell table:style-name="ce4" table:formula="of:=[.F9]*100" office:value-type="float" office:value="22" calcext:value-type="float">
            <text:p>22</text:p>
          </table:table-cell>
          <table:table-cell office:value-type="float" office:value="0.009644917" calcext:value-type="float">
            <text:p>9.64492E-03</text:p>
          </table:table-cell>
          <table:table-cell/>
          <table:table-cell table:formula="of:=100*([.D9]-[.H9])/[.D9]" office:value-type="float" office:value="0.823708126003584" calcext:value-type="float">
            <text:p>0.8237081260035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6.07323" calcext:value-type="float">
            <text:p>6.07323E+00</text:p>
          </table:table-cell>
          <table:table-cell table:formula="of:=[.C10]/[.$C$105]" office:value-type="float" office:value="0.00970272001340161" calcext:value-type="float">
            <text:p>9.70272E-03</text:p>
          </table:table-cell>
          <table:table-cell/>
          <table:table-cell table:style-name="ce3" office:value-type="float" office:value="0.26" calcext:value-type="float">
            <text:p>2.60E-01</text:p>
          </table:table-cell>
          <table:table-cell table:style-name="ce4" table:formula="of:=[.F10]*100" office:value-type="float" office:value="26" calcext:value-type="float">
            <text:p>26</text:p>
          </table:table-cell>
          <table:table-cell office:value-type="float" office:value="0.00960419" calcext:value-type="float">
            <text:p>9.60419E-03</text:p>
          </table:table-cell>
          <table:table-cell/>
          <table:table-cell table:formula="of:=100*([.D10]-[.H10])/[.D10]" office:value-type="float" office:value="1.01548857707446" calcext:value-type="float">
            <text:p>1.015488577074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6.03545" calcext:value-type="float">
            <text:p>6.03545E+00</text:p>
          </table:table-cell>
          <table:table-cell table:formula="of:=[.C11]/[.$C$105]" office:value-type="float" office:value="0.00964236189060595" calcext:value-type="float">
            <text:p>9.64236E-03</text:p>
          </table:table-cell>
          <table:table-cell/>
          <table:table-cell table:style-name="ce3" office:value-type="float" office:value="0.3" calcext:value-type="float">
            <text:p>3.00E-01</text:p>
          </table:table-cell>
          <table:table-cell table:style-name="ce4" table:formula="of:=[.F11]*100" office:value-type="float" office:value="30" calcext:value-type="float">
            <text:p>30</text:p>
          </table:table-cell>
          <table:table-cell office:value-type="float" office:value="0.009555298" calcext:value-type="float">
            <text:p>9.55530E-03</text:p>
          </table:table-cell>
          <table:table-cell/>
          <table:table-cell table:formula="of:=100*([.D11]-[.H11])/[.D11]" office:value-type="float" office:value="0.902931165555716" calcext:value-type="float">
            <text:p>0.9029311655557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5.99545" calcext:value-type="float">
            <text:p>5.99545E+00</text:p>
          </table:table-cell>
          <table:table-cell table:formula="of:=[.C12]/[.$C$105]" office:value-type="float" office:value="0.0095784570491071" calcext:value-type="float">
            <text:p>9.57846E-03</text:p>
          </table:table-cell>
          <table:table-cell/>
          <table:table-cell table:style-name="ce3" office:value-type="float" office:value="0.34" calcext:value-type="float">
            <text:p>3.40E-01</text:p>
          </table:table-cell>
          <table:table-cell table:style-name="ce4" table:formula="of:=[.F12]*100" office:value-type="float" office:value="34" calcext:value-type="float">
            <text:p>34</text:p>
          </table:table-cell>
          <table:table-cell office:value-type="float" office:value="0.009497574" calcext:value-type="float">
            <text:p>9.49757E-03</text:p>
          </table:table-cell>
          <table:table-cell/>
          <table:table-cell table:formula="of:=100*([.D12]-[.H12])/[.D12]" office:value-type="float" office:value="0.844426703512098" calcext:value-type="float">
            <text:p>0.8444267035120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5.94996" calcext:value-type="float">
            <text:p>5.94996E+00</text:p>
          </table:table-cell>
          <table:table-cell table:formula="of:=[.C13]/[.$C$105]" office:value-type="float" office:value="0.00950578126811253" calcext:value-type="float">
            <text:p>9.50578E-03</text:p>
          </table:table-cell>
          <table:table-cell/>
          <table:table-cell table:style-name="ce3" office:value-type="float" office:value="0.38" calcext:value-type="float">
            <text:p>3.80E-01</text:p>
          </table:table-cell>
          <table:table-cell table:style-name="ce4" table:formula="of:=[.F13]*100" office:value-type="float" office:value="38" calcext:value-type="float">
            <text:p>38</text:p>
          </table:table-cell>
          <table:table-cell office:value-type="float" office:value="0.009430237" calcext:value-type="float">
            <text:p>9.43024E-03</text:p>
          </table:table-cell>
          <table:table-cell/>
          <table:table-cell table:formula="of:=100*([.D13]-[.H13])/[.D13]" office:value-type="float" office:value="0.79471919226613" calcext:value-type="float">
            <text:p>0.794719192266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5.90297" calcext:value-type="float">
            <text:p>5.90297E+00</text:p>
          </table:table-cell>
          <table:table-cell table:formula="of:=[.C14]/[.$C$105]" office:value-type="float" office:value="0.00943070905556175" calcext:value-type="float">
            <text:p>9.43071E-03</text:p>
          </table:table-cell>
          <table:table-cell/>
          <table:table-cell table:style-name="ce3" office:value-type="float" office:value="0.42" calcext:value-type="float">
            <text:p>4.20E-01</text:p>
          </table:table-cell>
          <table:table-cell table:style-name="ce4" table:formula="of:=[.F14]*100" office:value-type="float" office:value="42" calcext:value-type="float">
            <text:p>42</text:p>
          </table:table-cell>
          <table:table-cell office:value-type="float" office:value="0.00935238" calcext:value-type="float">
            <text:p>9.35238E-03</text:p>
          </table:table-cell>
          <table:table-cell/>
          <table:table-cell table:formula="of:=100*([.D14]-[.H14])/[.D14]" office:value-type="float" office:value="0.830574404323913" calcext:value-type="float">
            <text:p>0.8305744043239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5.84188" calcext:value-type="float">
            <text:p>5.84188E+00</text:p>
          </table:table-cell>
          <table:table-cell table:formula="of:=[.C15]/[.$C$105]" office:value-type="float" office:value="0.00933311038638263" calcext:value-type="float">
            <text:p>9.33311E-03</text:p>
          </table:table-cell>
          <table:table-cell/>
          <table:table-cell table:style-name="ce3" office:value-type="float" office:value="0.46" calcext:value-type="float">
            <text:p>4.60E-01</text:p>
          </table:table-cell>
          <table:table-cell table:style-name="ce4" table:formula="of:=[.F15]*100" office:value-type="float" office:value="46" calcext:value-type="float">
            <text:p>46</text:p>
          </table:table-cell>
          <table:table-cell office:value-type="float" office:value="0.009262959" calcext:value-type="float">
            <text:p>9.26296E-03</text:p>
          </table:table-cell>
          <table:table-cell/>
          <table:table-cell table:formula="of:=100*([.D15]-[.H15])/[.D15]" office:value-type="float" office:value="0.751639951510559" calcext:value-type="float">
            <text:p>0.7516399515105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.78723" calcext:value-type="float">
            <text:p>5.78723E+00</text:p>
          </table:table-cell>
          <table:table-cell table:formula="of:=[.C16]/[.$C$105]" office:value-type="float" office:value="0.00924580039668483" calcext:value-type="float">
            <text:p>9.24580E-03</text:p>
          </table:table-cell>
          <table:table-cell/>
          <table:table-cell table:style-name="ce3" office:value-type="float" office:value="0.5" calcext:value-type="float">
            <text:p>5.00E-01</text:p>
          </table:table-cell>
          <table:table-cell table:style-name="ce4" table:formula="of:=[.F16]*100" office:value-type="float" office:value="50" calcext:value-type="float">
            <text:p>50</text:p>
          </table:table-cell>
          <table:table-cell office:value-type="float" office:value="0.009160784" calcext:value-type="float">
            <text:p>9.16078E-03</text:p>
          </table:table-cell>
          <table:table-cell/>
          <table:table-cell table:formula="of:=100*([.D16]-[.H16])/[.D16]" office:value-type="float" office:value="0.91951364984382" calcext:value-type="float">
            <text:p>0.919513649843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.71082" calcext:value-type="float">
            <text:p>5.71082E+00</text:p>
          </table:table-cell>
          <table:table-cell table:formula="of:=[.C17]/[.$C$105]" office:value-type="float" office:value="0.00912372617321165" calcext:value-type="float">
            <text:p>9.12373E-03</text:p>
          </table:table-cell>
          <table:table-cell/>
          <table:table-cell table:style-name="ce3" office:value-type="float" office:value="0.54" calcext:value-type="float">
            <text:p>5.40E-01</text:p>
          </table:table-cell>
          <table:table-cell table:style-name="ce4" table:formula="of:=[.F17]*100" office:value-type="float" office:value="54" calcext:value-type="float">
            <text:p>54</text:p>
          </table:table-cell>
          <table:table-cell office:value-type="float" office:value="0.009044501" calcext:value-type="float">
            <text:p>9.04450E-03</text:p>
          </table:table-cell>
          <table:table-cell/>
          <table:table-cell table:formula="of:=100*([.D17]-[.H17])/[.D17]" office:value-type="float" office:value="0.868342294667574" calcext:value-type="float">
            <text:p>0.8683422946675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5.62759" calcext:value-type="float">
            <text:p>5.62759E+00</text:p>
          </table:table-cell>
          <table:table-cell table:formula="of:=[.C18]/[.$C$105]" office:value-type="float" office:value="0.00899075617426292" calcext:value-type="float">
            <text:p>8.99076E-03</text:p>
          </table:table-cell>
          <table:table-cell/>
          <table:table-cell table:style-name="ce3" office:value-type="float" office:value="0.58" calcext:value-type="float">
            <text:p>5.80E-01</text:p>
          </table:table-cell>
          <table:table-cell table:style-name="ce4" table:formula="of:=[.F18]*100" office:value-type="float" office:value="58" calcext:value-type="float">
            <text:p>58</text:p>
          </table:table-cell>
          <table:table-cell office:value-type="float" office:value="0.008912581" calcext:value-type="float">
            <text:p>8.91258E-03</text:p>
          </table:table-cell>
          <table:table-cell/>
          <table:table-cell table:formula="of:=100*([.D18]-[.H18])/[.D18]" office:value-type="float" office:value="0.869506109916559" calcext:value-type="float">
            <text:p>0.8695061099165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5.54289" calcext:value-type="float">
            <text:p>5.54289E+00</text:p>
          </table:table-cell>
          <table:table-cell table:formula="of:=[.C19]/[.$C$105]" office:value-type="float" office:value="0.0088554376723891" calcext:value-type="float">
            <text:p>8.85544E-03</text:p>
          </table:table-cell>
          <table:table-cell/>
          <table:table-cell table:style-name="ce3" office:value-type="float" office:value="0.62" calcext:value-type="float">
            <text:p>6.20E-01</text:p>
          </table:table-cell>
          <table:table-cell table:style-name="ce4" table:formula="of:=[.F19]*100" office:value-type="float" office:value="62" calcext:value-type="float">
            <text:p>62</text:p>
          </table:table-cell>
          <table:table-cell office:value-type="float" office:value="0.008763298" calcext:value-type="float">
            <text:p>8.76330E-03</text:p>
          </table:table-cell>
          <table:table-cell/>
          <table:table-cell table:formula="of:=100*([.D19]-[.H19])/[.D19]" office:value-type="float" office:value="1.04048693918753" calcext:value-type="float">
            <text:p>1.040486939187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5.41921" calcext:value-type="float">
            <text:p>5.41921E+00</text:p>
          </table:table-cell>
          <table:table-cell table:formula="of:=[.C20]/[.$C$105]" office:value-type="float" office:value="0.00865784390247466" calcext:value-type="float">
            <text:p>8.65784E-03</text:p>
          </table:table-cell>
          <table:table-cell/>
          <table:table-cell table:style-name="ce3" office:value-type="float" office:value="0.66" calcext:value-type="float">
            <text:p>6.60E-01</text:p>
          </table:table-cell>
          <table:table-cell table:style-name="ce4" table:formula="of:=[.F20]*100" office:value-type="float" office:value="66" calcext:value-type="float">
            <text:p>66</text:p>
          </table:table-cell>
          <table:table-cell office:value-type="float" office:value="0.008594711" calcext:value-type="float">
            <text:p>8.59471E-03</text:p>
          </table:table-cell>
          <table:table-cell/>
          <table:table-cell table:formula="of:=100*([.D20]-[.H20])/[.D20]" office:value-type="float" office:value="0.72919889970076" calcext:value-type="float">
            <text:p>0.729198899700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5.30263" calcext:value-type="float">
            <text:p>5.30263E+00</text:p>
          </table:table-cell>
          <table:table-cell table:formula="of:=[.C21]/[.$C$105]" office:value-type="float" office:value="0.00847159324192625" calcext:value-type="float">
            <text:p>8.47159E-03</text:p>
          </table:table-cell>
          <table:table-cell/>
          <table:table-cell table:style-name="ce3" office:value-type="float" office:value="0.7" calcext:value-type="float">
            <text:p>7.00E-01</text:p>
          </table:table-cell>
          <table:table-cell table:style-name="ce4" table:formula="of:=[.F21]*100" office:value-type="float" office:value="70" calcext:value-type="float">
            <text:p>70</text:p>
          </table:table-cell>
          <table:table-cell office:value-type="float" office:value="0.008404643" calcext:value-type="float">
            <text:p>8.40464E-03</text:p>
          </table:table-cell>
          <table:table-cell/>
          <table:table-cell table:formula="of:=100*([.D21]-[.H21])/[.D21]" office:value-type="float" office:value="0.790291035161076" calcext:value-type="float">
            <text:p>0.7902910351610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5.16783" calcext:value-type="float">
            <text:p>5.16783E+00</text:p>
          </table:table-cell>
          <table:table-cell table:formula="of:=[.C22]/[.$C$105]" office:value-type="float" office:value="0.00825623392607513" calcext:value-type="float">
            <text:p>8.25623E-03</text:p>
          </table:table-cell>
          <table:table-cell/>
          <table:table-cell table:style-name="ce3" office:value-type="float" office:value="0.74" calcext:value-type="float">
            <text:p>7.40E-01</text:p>
          </table:table-cell>
          <table:table-cell table:style-name="ce4" table:formula="of:=[.F22]*100" office:value-type="float" office:value="74" calcext:value-type="float">
            <text:p>74</text:p>
          </table:table-cell>
          <table:table-cell office:value-type="float" office:value="0.008190654" calcext:value-type="float">
            <text:p>8.19065E-03</text:p>
          </table:table-cell>
          <table:table-cell/>
          <table:table-cell table:formula="of:=100*([.D22]-[.H22])/[.D22]" office:value-type="float" office:value="0.794307993963356" calcext:value-type="float">
            <text:p>0.7943079939633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5.02911" calcext:value-type="float">
            <text:p>5.02911E+00</text:p>
          </table:table-cell>
          <table:table-cell table:formula="of:=[.C23]/[.$C$105]" office:value-type="float" office:value="0.00803461193575711" calcext:value-type="float">
            <text:p>8.03461E-03</text:p>
          </table:table-cell>
          <table:table-cell/>
          <table:table-cell table:style-name="ce3" office:value-type="float" office:value="0.78" calcext:value-type="float">
            <text:p>7.80E-01</text:p>
          </table:table-cell>
          <table:table-cell table:style-name="ce4" table:formula="of:=[.F23]*100" office:value-type="float" office:value="78" calcext:value-type="float">
            <text:p>78</text:p>
          </table:table-cell>
          <table:table-cell office:value-type="float" office:value="0.007950011" calcext:value-type="float">
            <text:p>7.95001E-03</text:p>
          </table:table-cell>
          <table:table-cell/>
          <table:table-cell table:formula="of:=100*([.D23]-[.H23])/[.D23]" office:value-type="float" office:value="1.05295609089231" calcext:value-type="float">
            <text:p>1.052956090892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4.863" calcext:value-type="float">
            <text:p>4.86300E+00</text:p>
          </table:table-cell>
          <table:table-cell table:formula="of:=[.C24]/[.$C$105]" office:value-type="float" office:value="0.00776923110522276" calcext:value-type="float">
            <text:p>7.76923E-03</text:p>
          </table:table-cell>
          <table:table-cell/>
          <table:table-cell table:style-name="ce3" office:value-type="float" office:value="0.82" calcext:value-type="float">
            <text:p>8.20E-01</text:p>
          </table:table-cell>
          <table:table-cell table:style-name="ce4" table:formula="of:=[.F24]*100" office:value-type="float" office:value="82" calcext:value-type="float">
            <text:p>82</text:p>
          </table:table-cell>
          <table:table-cell office:value-type="float" office:value="0.00767966" calcext:value-type="float">
            <text:p>7.67966E-03</text:p>
          </table:table-cell>
          <table:table-cell/>
          <table:table-cell table:formula="of:=100*([.D24]-[.H24])/[.D24]" office:value-type="float" office:value="1.15289536389964" calcext:value-type="float">
            <text:p>1.152895363899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4.67309" calcext:value-type="float">
            <text:p>4.67309E+00</text:p>
          </table:table-cell>
          <table:table-cell table:formula="of:=[.C25]/[.$C$105]" office:value-type="float" office:value="0.0074658268939966" calcext:value-type="float">
            <text:p>7.46583E-03</text:p>
          </table:table-cell>
          <table:table-cell/>
          <table:table-cell table:style-name="ce3" office:value-type="float" office:value="0.86" calcext:value-type="float">
            <text:p>8.60E-01</text:p>
          </table:table-cell>
          <table:table-cell table:style-name="ce4" table:formula="of:=[.F25]*100" office:value-type="float" office:value="86" calcext:value-type="float">
            <text:p>86</text:p>
          </table:table-cell>
          <table:table-cell office:value-type="float" office:value="0.007376192" calcext:value-type="float">
            <text:p>7.37619E-03</text:p>
          </table:table-cell>
          <table:table-cell/>
          <table:table-cell table:formula="of:=100*([.D25]-[.H25])/[.D25]" office:value-type="float" office:value="1.20060236152371" calcext:value-type="float">
            <text:p>1.200602361523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4.46828" calcext:value-type="float">
            <text:p>4.46828E+00</text:p>
          </table:table-cell>
          <table:table-cell table:formula="of:=[.C26]/[.$C$105]" office:value-type="float" office:value="0.00713861812931211" calcext:value-type="float">
            <text:p>7.13862E-03</text:p>
          </table:table-cell>
          <table:table-cell/>
          <table:table-cell table:style-name="ce3" office:value-type="float" office:value="0.9" calcext:value-type="float">
            <text:p>9.00E-01</text:p>
          </table:table-cell>
          <table:table-cell table:style-name="ce4" table:formula="of:=[.F26]*100" office:value-type="float" office:value="90" calcext:value-type="float">
            <text:p>90</text:p>
          </table:table-cell>
          <table:table-cell office:value-type="float" office:value="0.007035795" calcext:value-type="float">
            <text:p>7.03580E-03</text:p>
          </table:table-cell>
          <table:table-cell/>
          <table:table-cell table:formula="of:=100*([.D26]-[.H26])/[.D26]" office:value-type="float" office:value="1.44037862019682" calcext:value-type="float">
            <text:p>1.440378620196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4.23914" calcext:value-type="float">
            <text:p>4.23914E+00</text:p>
          </table:table-cell>
          <table:table-cell table:formula="of:=[.C27]/[.$C$105]" office:value-type="float" office:value="0.00677253924478594" calcext:value-type="float">
            <text:p>6.77254E-03</text:p>
          </table:table-cell>
          <table:table-cell/>
          <table:table-cell table:style-name="ce3" office:value-type="float" office:value="0.94" calcext:value-type="float">
            <text:p>9.40E-01</text:p>
          </table:table-cell>
          <table:table-cell table:style-name="ce4" table:formula="of:=[.F27]*100" office:value-type="float" office:value="94" calcext:value-type="float">
            <text:p>94</text:p>
          </table:table-cell>
          <table:table-cell office:value-type="float" office:value="0.006654222" calcext:value-type="float">
            <text:p>6.65422E-03</text:p>
          </table:table-cell>
          <table:table-cell/>
          <table:table-cell table:formula="of:=100*([.D27]-[.H27])/[.D27]" office:value-type="float" office:value="1.74701453191326" calcext:value-type="float">
            <text:p>1.747014531913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3.98482" calcext:value-type="float">
            <text:p>3.98482E+00</text:p>
          </table:table-cell>
          <table:table-cell table:formula="of:=[.C28]/[.$C$105]" office:value-type="float" office:value="0.00636623226253625" calcext:value-type="float">
            <text:p>6.36623E-03</text:p>
          </table:table-cell>
          <table:table-cell/>
          <table:table-cell table:style-name="ce3" office:value-type="float" office:value="0.98" calcext:value-type="float">
            <text:p>9.80E-01</text:p>
          </table:table-cell>
          <table:table-cell table:style-name="ce4" table:formula="of:=[.F28]*100" office:value-type="float" office:value="98" calcext:value-type="float">
            <text:p>98</text:p>
          </table:table-cell>
          <table:table-cell office:value-type="float" office:value="0.006226731" calcext:value-type="float">
            <text:p>6.22673E-03</text:p>
          </table:table-cell>
          <table:table-cell/>
          <table:table-cell table:formula="of:=100*([.D28]-[.H28])/[.D28]" office:value-type="float" office:value="2.19126881934828" calcext:value-type="float">
            <text:p>2.191268819348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3.68876" calcext:value-type="float">
            <text:p>3.68876E+00</text:p>
          </table:table-cell>
          <table:table-cell table:formula="of:=[.C29]/[.$C$105]" office:value-type="float" office:value="0.0058932405781825" calcext:value-type="float">
            <text:p>5.89324E-03</text:p>
          </table:table-cell>
          <table:table-cell/>
          <table:table-cell table:style-name="ce3" office:value-type="float" office:value="1.02" calcext:value-type="float">
            <text:p>1.02E+00</text:p>
          </table:table-cell>
          <table:table-cell table:style-name="ce4" table:formula="of:=[.F29]*100" office:value-type="float" office:value="102" calcext:value-type="float">
            <text:p>102</text:p>
          </table:table-cell>
          <table:table-cell office:value-type="float" office:value="0.005729146" calcext:value-type="float">
            <text:p>5.72915E-03</text:p>
          </table:table-cell>
          <table:table-cell/>
          <table:table-cell table:formula="of:=100*([.D29]-[.H29])/[.D29]" office:value-type="float" office:value="2.78445408779005" calcext:value-type="float">
            <text:p>2.78445408779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3.41687" calcext:value-type="float">
            <text:p>3.41687E+00</text:p>
          </table:table-cell>
          <table:table-cell table:formula="of:=[.C30]/[.$C$105]" office:value-type="float" office:value="0.00545886339430444" calcext:value-type="float">
            <text:p>5.45886E-03</text:p>
          </table:table-cell>
          <table:table-cell/>
          <table:table-cell table:style-name="ce3" office:value-type="float" office:value="1.06" calcext:value-type="float">
            <text:p>1.06E+00</text:p>
          </table:table-cell>
          <table:table-cell table:style-name="ce4" table:formula="of:=[.F30]*100" office:value-type="float" office:value="106" calcext:value-type="float">
            <text:p>106</text:p>
          </table:table-cell>
          <table:table-cell office:value-type="float" office:value="0.005257752" calcext:value-type="float">
            <text:p>5.25775E-03</text:p>
          </table:table-cell>
          <table:table-cell/>
          <table:table-cell table:formula="of:=100*([.D30]-[.H30])/[.D30]" office:value-type="float" office:value="3.68412579282115" calcext:value-type="float">
            <text:p>3.68412579282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3.16882" calcext:value-type="float">
            <text:p>3.16882E+00</text:p>
          </table:table-cell>
          <table:table-cell table:formula="of:=[.C31]/[.$C$105]" office:value-type="float" office:value="0.0050625734959597" calcext:value-type="float">
            <text:p>5.06257E-03</text:p>
          </table:table-cell>
          <table:table-cell/>
          <table:table-cell table:style-name="ce3" office:value-type="float" office:value="1.1" calcext:value-type="float">
            <text:p>1.10E+00</text:p>
          </table:table-cell>
          <table:table-cell table:style-name="ce4" table:formula="of:=[.F31]*100" office:value-type="float" office:value="110" calcext:value-type="float">
            <text:p>110</text:p>
          </table:table-cell>
          <table:table-cell office:value-type="float" office:value="0.004827699" calcext:value-type="float">
            <text:p>4.82770E-03</text:p>
          </table:table-cell>
          <table:table-cell/>
          <table:table-cell table:formula="of:=100*([.D31]-[.H31])/[.D31]" office:value-type="float" office:value="4.6394288625566" calcext:value-type="float">
            <text:p>4.63942886255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2.941" calcext:value-type="float">
            <text:p>2.94100E+00</text:p>
          </table:table-cell>
          <table:table-cell table:formula="of:=[.C32]/[.$C$105]" office:value-type="float" office:value="0.00469860347120299" calcext:value-type="float">
            <text:p>4.69860E-03</text:p>
          </table:table-cell>
          <table:table-cell/>
          <table:table-cell table:style-name="ce3" office:value-type="float" office:value="1.14" calcext:value-type="float">
            <text:p>1.14E+00</text:p>
          </table:table-cell>
          <table:table-cell table:style-name="ce4" table:formula="of:=[.F32]*100" office:value-type="float" office:value="114" calcext:value-type="float">
            <text:p>114</text:p>
          </table:table-cell>
          <table:table-cell office:value-type="float" office:value="0.004435578" calcext:value-type="float">
            <text:p>4.43558E-03</text:p>
          </table:table-cell>
          <table:table-cell/>
          <table:table-cell table:formula="of:=100*([.D32]-[.H32])/[.D32]" office:value-type="float" office:value="5.59794996140945" calcext:value-type="float">
            <text:p>5.59794996140945</text:p>
          </table:table-cell>
          <table:table-cell table:number-columns-repeated="3"/>
          <table:table-cell office:value-type="string" calcext:value-type="string">
            <text:p>K-eff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2.71666" calcext:value-type="float">
            <text:p>2.71666E+00</text:p>
          </table:table-cell>
          <table:table-cell table:formula="of:=[.C33]/[.$C$105]" office:value-type="float" office:value="0.00434019316765669" calcext:value-type="float">
            <text:p>4.34019E-03</text:p>
          </table:table-cell>
          <table:table-cell/>
          <table:table-cell table:style-name="ce3" office:value-type="float" office:value="1.18" calcext:value-type="float">
            <text:p>1.18E+00</text:p>
          </table:table-cell>
          <table:table-cell table:style-name="ce4" table:formula="of:=[.F33]*100" office:value-type="float" office:value="118" calcext:value-type="float">
            <text:p>118</text:p>
          </table:table-cell>
          <table:table-cell office:value-type="float" office:value="0.004078276" calcext:value-type="float">
            <text:p>4.07828E-03</text:p>
          </table:table-cell>
          <table:table-cell/>
          <table:table-cell table:formula="of:=100*([.D33]-[.H33])/[.D33]" office:value-type="float" office:value="6.03468918407839" calcext:value-type="float">
            <text:p>6.03468918407839</text:p>
          </table:table-cell>
          <table:table-cell table:number-columns-repeated="2"/>
          <table:table-cell office:value-type="string" calcext:value-type="string">
            <text:p>Serpent</text:p>
          </table:table-cell>
          <table:table-cell table:style-name="ce1" office:value-type="float" office:value="1.39585" calcext:value-type="float">
            <text:p>1.39585E+00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2.50434" calcext:value-type="float">
            <text:p>2.50434E+00</text:p>
          </table:table-cell>
          <table:table-cell table:formula="of:=[.C34]/[.$C$105]" office:value-type="float" office:value="0.00400098626898079" calcext:value-type="float">
            <text:p>4.00099E-03</text:p>
          </table:table-cell>
          <table:table-cell/>
          <table:table-cell table:style-name="ce3" office:value-type="float" office:value="1.22" calcext:value-type="float">
            <text:p>1.22E+00</text:p>
          </table:table-cell>
          <table:table-cell table:style-name="ce4" table:formula="of:=[.F34]*100" office:value-type="float" office:value="122" calcext:value-type="float">
            <text:p>122</text:p>
          </table:table-cell>
          <table:table-cell office:value-type="float" office:value="0.00375296" calcext:value-type="float">
            <text:p>3.75296E-03</text:p>
          </table:table-cell>
          <table:table-cell/>
          <table:table-cell table:formula="of:=100*([.D34]-[.H34])/[.D34]" office:value-type="float" office:value="6.19912822255126" calcext:value-type="float">
            <text:p>6.19912822255126</text:p>
          </table:table-cell>
          <table:table-cell table:number-columns-repeated="2"/>
          <table:table-cell office:value-type="string" calcext:value-type="string">
            <text:p>Almost</text:p>
          </table:table-cell>
          <table:table-cell table:style-name="ce1" office:value-type="float" office:value="1.387815" calcext:value-type="float">
            <text:p>1.38782E+00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2.31519" calcext:value-type="float">
            <text:p>2.31519E+00</text:p>
          </table:table-cell>
          <table:table-cell table:formula="of:=[.C35]/[.$C$105]" office:value-type="float" office:value="0.0036987962497431" calcext:value-type="float">
            <text:p>3.69880E-03</text:p>
          </table:table-cell>
          <table:table-cell/>
          <table:table-cell table:style-name="ce3" office:value-type="float" office:value="1.26" calcext:value-type="float">
            <text:p>1.26E+00</text:p>
          </table:table-cell>
          <table:table-cell table:style-name="ce4" table:formula="of:=[.F35]*100" office:value-type="float" office:value="126" calcext:value-type="float">
            <text:p>126</text:p>
          </table:table-cell>
          <table:table-cell office:value-type="float" office:value="0.003457049" calcext:value-type="float">
            <text:p>3.45705E-03</text:p>
          </table:table-cell>
          <table:table-cell/>
          <table:table-cell table:formula="of:=100*([.D35]-[.H35])/[.D35]" office:value-type="float" office:value="6.5358358076601" calcext:value-type="float">
            <text:p>6.53583580766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2.12602" calcext:value-type="float">
            <text:p>2.12602E+00</text:p>
          </table:table-cell>
          <table:table-cell table:formula="of:=[.C36]/[.$C$105]" office:value-type="float" office:value="0.00339657427808466" calcext:value-type="float">
            <text:p>3.39657E-03</text:p>
          </table:table-cell>
          <table:table-cell/>
          <table:table-cell table:style-name="ce3" office:value-type="float" office:value="1.3" calcext:value-type="float">
            <text:p>1.30E+00</text:p>
          </table:table-cell>
          <table:table-cell table:style-name="ce4" table:formula="of:=[.F36]*100" office:value-type="float" office:value="130" calcext:value-type="float">
            <text:p>130</text:p>
          </table:table-cell>
          <table:table-cell office:value-type="float" office:value="0.003188198" calcext:value-type="float">
            <text:p>3.18820E-03</text:p>
          </table:table-cell>
          <table:table-cell/>
          <table:table-cell table:formula="of:=100*([.D36]-[.H36])/[.D36]" office:value-type="float" office:value="6.13489536881741" calcext:value-type="float">
            <text:p>6.13489536881741</text:p>
          </table:table-cell>
          <table:table-cell table:number-columns-repeated="2"/>
          <table:table-cell office:value-type="string" calcext:value-type="string">
            <text:p>Rel Error %</text:p>
          </table:table-cell>
          <table:table-cell table:formula="of:=100*([.N33]-[.N34])/[.N33]" office:value-type="float" office:value="0.575634917792027" calcext:value-type="float">
            <text:p>0.575634917792027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.95816" calcext:value-type="float">
            <text:p>1.95816E+00</text:p>
          </table:table-cell>
          <table:table-cell table:formula="of:=[.C37]/[.$C$105]" office:value-type="float" office:value="0.00312839761073473" calcext:value-type="float">
            <text:p>3.12840E-03</text:p>
          </table:table-cell>
          <table:table-cell/>
          <table:table-cell table:style-name="ce3" office:value-type="float" office:value="1.34" calcext:value-type="float">
            <text:p>1.34E+00</text:p>
          </table:table-cell>
          <table:table-cell table:style-name="ce4" table:formula="of:=[.F37]*100" office:value-type="float" office:value="134" calcext:value-type="float">
            <text:p>134</text:p>
          </table:table-cell>
          <table:table-cell office:value-type="float" office:value="0.002944272" calcext:value-type="float">
            <text:p>2.94427E-03</text:p>
          </table:table-cell>
          <table:table-cell/>
          <table:table-cell table:formula="of:=100*([.D37]-[.H37])/[.D37]" office:value-type="float" office:value="5.88562048835886" calcext:value-type="float">
            <text:p>5.885620488358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1.80648" calcext:value-type="float">
            <text:p>1.80648E+00</text:p>
          </table:table-cell>
          <table:table-cell table:formula="of:=[.C38]/[.$C$105]" office:value-type="float" office:value="0.00288607045177109" calcext:value-type="float">
            <text:p>2.88607E-03</text:p>
          </table:table-cell>
          <table:table-cell/>
          <table:table-cell table:style-name="ce3" office:value-type="float" office:value="1.38" calcext:value-type="float">
            <text:p>1.38E+00</text:p>
          </table:table-cell>
          <table:table-cell table:style-name="ce4" table:formula="of:=[.F38]*100" office:value-type="float" office:value="138" calcext:value-type="float">
            <text:p>138</text:p>
          </table:table-cell>
          <table:table-cell office:value-type="float" office:value="0.002723338" calcext:value-type="float">
            <text:p>2.72334E-03</text:p>
          </table:table-cell>
          <table:table-cell/>
          <table:table-cell table:formula="of:=100*([.D38]-[.H38])/[.D38]" office:value-type="float" office:value="5.63854744679665" calcext:value-type="float">
            <text:p>5.638547446796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.67123" calcext:value-type="float">
            <text:p>1.67123E+00</text:p>
          </table:table-cell>
          <table:table-cell table:formula="of:=[.C39]/[.$C$105]" office:value-type="float" office:value="0.0026699922064531" calcext:value-type="float">
            <text:p>2.66999E-03</text:p>
          </table:table-cell>
          <table:table-cell/>
          <table:table-cell table:style-name="ce3" office:value-type="float" office:value="1.42" calcext:value-type="float">
            <text:p>1.42E+00</text:p>
          </table:table-cell>
          <table:table-cell table:style-name="ce4" table:formula="of:=[.F39]*100" office:value-type="float" office:value="142" calcext:value-type="float">
            <text:p>142</text:p>
          </table:table-cell>
          <table:table-cell office:value-type="float" office:value="0.002523643" calcext:value-type="float">
            <text:p>2.52364E-03</text:p>
          </table:table-cell>
          <table:table-cell/>
          <table:table-cell table:formula="of:=100*([.D39]-[.H39])/[.D39]" office:value-type="float" office:value="5.48125968680325" calcext:value-type="float">
            <text:p>5.481259686803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1.53241" calcext:value-type="float">
            <text:p>1.53241E+00</text:p>
          </table:table-cell>
          <table:table-cell table:formula="of:=[.C40]/[.$C$105]" office:value-type="float" office:value="0.00244821045403134" calcext:value-type="float">
            <text:p>2.44821E-03</text:p>
          </table:table-cell>
          <table:table-cell/>
          <table:table-cell table:style-name="ce3" office:value-type="float" office:value="1.46" calcext:value-type="float">
            <text:p>1.46E+00</text:p>
          </table:table-cell>
          <table:table-cell table:style-name="ce4" table:formula="of:=[.F40]*100" office:value-type="float" office:value="146" calcext:value-type="float">
            <text:p>146</text:p>
          </table:table-cell>
          <table:table-cell office:value-type="float" office:value="0.002343604" calcext:value-type="float">
            <text:p>2.34360E-03</text:p>
          </table:table-cell>
          <table:table-cell/>
          <table:table-cell table:formula="of:=100*([.D40]-[.H40])/[.D40]" office:value-type="float" office:value="4.27277213276709" calcext:value-type="float">
            <text:p>4.272772132767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.40738" calcext:value-type="float">
            <text:p>1.40738E+00</text:p>
          </table:table-cell>
          <table:table-cell table:formula="of:=[.C41]/[.$C$105]" office:value-type="float" office:value="0.00224845989571631" calcext:value-type="float">
            <text:p>2.24846E-03</text:p>
          </table:table-cell>
          <table:table-cell/>
          <table:table-cell table:style-name="ce3" office:value-type="float" office:value="1.5" calcext:value-type="float">
            <text:p>1.50E+00</text:p>
          </table:table-cell>
          <table:table-cell table:style-name="ce4" table:formula="of:=[.F41]*100" office:value-type="float" office:value="150" calcext:value-type="float">
            <text:p>150</text:p>
          </table:table-cell>
          <table:table-cell office:value-type="float" office:value="0.002181793" calcext:value-type="float">
            <text:p>2.18179E-03</text:p>
          </table:table-cell>
          <table:table-cell/>
          <table:table-cell table:formula="of:=100*([.D41]-[.H41])/[.D41]" office:value-type="float" office:value="2.96500265996833" calcext:value-type="float">
            <text:p>2.965002659968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.29725" calcext:value-type="float">
            <text:p>1.29725E+00</text:p>
          </table:table-cell>
          <table:table-cell table:formula="of:=[.C42]/[.$C$105]" office:value-type="float" office:value="0.0020725138908596" calcext:value-type="float">
            <text:p>2.07251E-03</text:p>
          </table:table-cell>
          <table:table-cell/>
          <table:table-cell table:style-name="ce3" office:value-type="float" office:value="1.54" calcext:value-type="float">
            <text:p>1.54E+00</text:p>
          </table:table-cell>
          <table:table-cell table:style-name="ce4" table:formula="of:=[.F42]*100" office:value-type="float" office:value="154" calcext:value-type="float">
            <text:p>154</text:p>
          </table:table-cell>
          <table:table-cell office:value-type="float" office:value="0.002036926" calcext:value-type="float">
            <text:p>2.03693E-03</text:p>
          </table:table-cell>
          <table:table-cell/>
          <table:table-cell table:formula="of:=100*([.D42]-[.H42])/[.D42]" office:value-type="float" office:value="1.71713642145184" calcext:value-type="float">
            <text:p>1.717136421451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1.19848" calcext:value-type="float">
            <text:p>1.19848E+00</text:p>
          </table:table-cell>
          <table:table-cell table:formula="of:=[.C43]/[.$C$105]" office:value-type="float" office:value="0.00191471686098856" calcext:value-type="float">
            <text:p>1.91472E-03</text:p>
          </table:table-cell>
          <table:table-cell/>
          <table:table-cell table:style-name="ce3" office:value-type="float" office:value="1.58" calcext:value-type="float">
            <text:p>1.58E+00</text:p>
          </table:table-cell>
          <table:table-cell table:style-name="ce4" table:formula="of:=[.F43]*100" office:value-type="float" office:value="158" calcext:value-type="float">
            <text:p>158</text:p>
          </table:table-cell>
          <table:table-cell office:value-type="float" office:value="0.001907855" calcext:value-type="float">
            <text:p>1.90786E-03</text:p>
          </table:table-cell>
          <table:table-cell/>
          <table:table-cell table:formula="of:=100*([.D43]-[.H43])/[.D43]" office:value-type="float" office:value="0.358374709512878" calcext:value-type="float">
            <text:p>0.3583747095128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.10315" calcext:value-type="float">
            <text:p>1.10315E+00</text:p>
          </table:table-cell>
          <table:table-cell table:formula="of:=[.C44]/[.$C$105]" office:value-type="float" office:value="0.00176241564748643" calcext:value-type="float">
            <text:p>1.76242E-03</text:p>
          </table:table-cell>
          <table:table-cell/>
          <table:table-cell table:style-name="ce3" office:value-type="float" office:value="1.62" calcext:value-type="float">
            <text:p>1.62E+00</text:p>
          </table:table-cell>
          <table:table-cell table:style-name="ce4" table:formula="of:=[.F44]*100" office:value-type="float" office:value="162" calcext:value-type="float">
            <text:p>162</text:p>
          </table:table-cell>
          <table:table-cell office:value-type="float" office:value="0.001793557" calcext:value-type="float">
            <text:p>1.79356E-03</text:p>
          </table:table-cell>
          <table:table-cell/>
          <table:table-cell table:formula="of:=100*([.D44]-[.H44])/[.D44]" office:value-type="float" office:value="-1.76696981543416" calcext:value-type="float">
            <text:p>-1.766969815434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.02577" calcext:value-type="float">
            <text:p>1.02577E+00</text:p>
          </table:table-cell>
          <table:table-cell table:formula="of:=[.C45]/[.$C$105]" office:value-type="float" office:value="0.0016387917316069" calcext:value-type="float">
            <text:p>1.63879E-03</text:p>
          </table:table-cell>
          <table:table-cell/>
          <table:table-cell table:style-name="ce3" office:value-type="float" office:value="1.66" calcext:value-type="float">
            <text:p>1.66E+00</text:p>
          </table:table-cell>
          <table:table-cell table:style-name="ce4" table:formula="of:=[.F45]*100" office:value-type="float" office:value="166" calcext:value-type="float">
            <text:p>166</text:p>
          </table:table-cell>
          <table:table-cell office:value-type="float" office:value="0.001693125" calcext:value-type="float">
            <text:p>1.69313E-03</text:p>
          </table:table-cell>
          <table:table-cell/>
          <table:table-cell table:formula="of:=100*([.D45]-[.H45])/[.D45]" office:value-type="float" office:value="-3.31544682250894" calcext:value-type="float">
            <text:p>-3.315446822508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0.958081" calcext:value-type="float">
            <text:p>9.58081E-01</text:p>
          </table:table-cell>
          <table:table-cell table:formula="of:=[.C46]/[.$C$105]" office:value-type="float" office:value="0.00153065036120151" calcext:value-type="float">
            <text:p>1.53065E-03</text:p>
          </table:table-cell>
          <table:table-cell/>
          <table:table-cell table:style-name="ce3" office:value-type="float" office:value="1.7" calcext:value-type="float">
            <text:p>1.70E+00</text:p>
          </table:table-cell>
          <table:table-cell table:style-name="ce4" table:formula="of:=[.F46]*100" office:value-type="float" office:value="170" calcext:value-type="float">
            <text:p>170</text:p>
          </table:table-cell>
          <table:table-cell office:value-type="float" office:value="0.001605763" calcext:value-type="float">
            <text:p>1.60576E-03</text:p>
          </table:table-cell>
          <table:table-cell/>
          <table:table-cell table:formula="of:=100*([.D46]-[.H46])/[.D46]" office:value-type="float" office:value="-4.90723686495798" calcext:value-type="float">
            <text:p>-4.907236864957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0.896652" calcext:value-type="float">
            <text:p>8.96652E-01</text:p>
          </table:table-cell>
          <table:table-cell table:formula="of:=[.C47]/[.$C$105]" office:value-type="float" office:value="0.00143251009849068" calcext:value-type="float">
            <text:p>1.43251E-03</text:p>
          </table:table-cell>
          <table:table-cell/>
          <table:table-cell table:style-name="ce3" office:value-type="float" office:value="1.74" calcext:value-type="float">
            <text:p>1.74E+00</text:p>
          </table:table-cell>
          <table:table-cell table:style-name="ce4" table:formula="of:=[.F47]*100" office:value-type="float" office:value="174" calcext:value-type="float">
            <text:p>174</text:p>
          </table:table-cell>
          <table:table-cell office:value-type="float" office:value="0.001530778" calcext:value-type="float">
            <text:p>1.53078E-03</text:p>
          </table:table-cell>
          <table:table-cell/>
          <table:table-cell table:formula="of:=100*([.D47]-[.H47])/[.D47]" office:value-type="float" office:value="-6.85984005368281" calcext:value-type="float">
            <text:p>-6.859840053682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0.845816" calcext:value-type="float">
            <text:p>8.45816E-01</text:p>
          </table:table-cell>
          <table:table-cell table:formula="of:=[.C48]/[.$C$105]" office:value-type="float" office:value="0.0013512934354298" calcext:value-type="float">
            <text:p>1.35129E-03</text:p>
          </table:table-cell>
          <table:table-cell/>
          <table:table-cell table:style-name="ce3" office:value-type="float" office:value="1.78" calcext:value-type="float">
            <text:p>1.78E+00</text:p>
          </table:table-cell>
          <table:table-cell table:style-name="ce4" table:formula="of:=[.F48]*100" office:value-type="float" office:value="178" calcext:value-type="float">
            <text:p>178</text:p>
          </table:table-cell>
          <table:table-cell office:value-type="float" office:value="0.001467576" calcext:value-type="float">
            <text:p>1.46758E-03</text:p>
          </table:table-cell>
          <table:table-cell/>
          <table:table-cell table:formula="of:=100*([.D48]-[.H48])/[.D48]" office:value-type="float" office:value="-8.6052785813482" calcext:value-type="float">
            <text:p>-8.60527858134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0.804363" calcext:value-type="float">
            <text:p>8.04363E-01</text:p>
          </table:table-cell>
          <table:table-cell table:formula="of:=[.C49]/[.$C$105]" office:value-type="float" office:value="0.0012850672505635" calcext:value-type="float">
            <text:p>1.28507E-03</text:p>
          </table:table-cell>
          <table:table-cell/>
          <table:table-cell table:style-name="ce3" office:value-type="float" office:value="1.82" calcext:value-type="float">
            <text:p>1.82E+00</text:p>
          </table:table-cell>
          <table:table-cell table:style-name="ce4" table:formula="of:=[.F49]*100" office:value-type="float" office:value="182" calcext:value-type="float">
            <text:p>182</text:p>
          </table:table-cell>
          <table:table-cell office:value-type="float" office:value="0.001415655" calcext:value-type="float">
            <text:p>1.41566E-03</text:p>
          </table:table-cell>
          <table:table-cell/>
          <table:table-cell table:formula="of:=100*([.D49]-[.H49])/[.D49]" office:value-type="float" office:value="-10.1619389474939" calcext:value-type="float">
            <text:p>-10.16193894749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0.769759" calcext:value-type="float">
            <text:p>7.69759E-01</text:p>
          </table:table-cell>
          <table:table-cell table:formula="of:=[.C50]/[.$C$105]" office:value-type="float" office:value="0.00122978317218284" calcext:value-type="float">
            <text:p>1.22978E-03</text:p>
          </table:table-cell>
          <table:table-cell/>
          <table:table-cell table:style-name="ce3" office:value-type="float" office:value="1.86" calcext:value-type="float">
            <text:p>1.86E+00</text:p>
          </table:table-cell>
          <table:table-cell table:style-name="ce4" table:formula="of:=[.F50]*100" office:value-type="float" office:value="186" calcext:value-type="float">
            <text:p>186</text:p>
          </table:table-cell>
          <table:table-cell office:value-type="float" office:value="0.001374603" calcext:value-type="float">
            <text:p>1.37460E-03</text:p>
          </table:table-cell>
          <table:table-cell/>
          <table:table-cell table:formula="of:=100*([.D50]-[.H50])/[.D50]" office:value-type="float" office:value="-11.7760456552763" calcext:value-type="float">
            <text:p>-11.77604565527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0.745084" calcext:value-type="float">
            <text:p>7.45084E-01</text:p>
          </table:table-cell>
          <table:table-cell table:formula="of:=[.C51]/[.$C$105]" office:value-type="float" office:value="0.00119036187308324" calcext:value-type="float">
            <text:p>1.19036E-03</text:p>
          </table:table-cell>
          <table:table-cell/>
          <table:table-cell table:style-name="ce3" office:value-type="float" office:value="1.9" calcext:value-type="float">
            <text:p>1.90E+00</text:p>
          </table:table-cell>
          <table:table-cell table:style-name="ce4" table:formula="of:=[.F51]*100" office:value-type="float" office:value="190" calcext:value-type="float">
            <text:p>190</text:p>
          </table:table-cell>
          <table:table-cell office:value-type="float" office:value="0.001344096" calcext:value-type="float">
            <text:p>1.34410E-03</text:p>
          </table:table-cell>
          <table:table-cell/>
          <table:table-cell table:formula="of:=100*([.D51]-[.H51])/[.D51]" office:value-type="float" office:value="-12.9149068357307" calcext:value-type="float">
            <text:p>-12.91490683573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0.728044" calcext:value-type="float">
            <text:p>7.28044E-01</text:p>
          </table:table-cell>
          <table:table-cell table:formula="of:=[.C52]/[.$C$105]" office:value-type="float" office:value="0.00116313841060473" calcext:value-type="float">
            <text:p>1.16314E-03</text:p>
          </table:table-cell>
          <table:table-cell/>
          <table:table-cell table:style-name="ce3" office:value-type="float" office:value="1.94" calcext:value-type="float">
            <text:p>1.94E+00</text:p>
          </table:table-cell>
          <table:table-cell table:style-name="ce4" table:formula="of:=[.F52]*100" office:value-type="float" office:value="194" calcext:value-type="float">
            <text:p>194</text:p>
          </table:table-cell>
          <table:table-cell office:value-type="float" office:value="0.001323892" calcext:value-type="float">
            <text:p>1.32389E-03</text:p>
          </table:table-cell>
          <table:table-cell/>
          <table:table-cell table:formula="of:=100*([.D52]-[.H52])/[.D52]" office:value-type="float" office:value="-13.8206758481729" calcext:value-type="float">
            <text:p>-13.82067584817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0.723867" calcext:value-type="float">
            <text:p>7.23867E-01</text:p>
          </table:table-cell>
          <table:table-cell table:formula="of:=[.C53]/[.$C$105]" office:value-type="float" office:value="0.00115646514753121" calcext:value-type="float">
            <text:p>1.15647E-03</text:p>
          </table:table-cell>
          <table:table-cell/>
          <table:table-cell table:style-name="ce3" office:value-type="float" office:value="1.98" calcext:value-type="float">
            <text:p>1.98E+00</text:p>
          </table:table-cell>
          <table:table-cell table:style-name="ce4" table:formula="of:=[.F53]*100" office:value-type="float" office:value="198" calcext:value-type="float">
            <text:p>198</text:p>
          </table:table-cell>
          <table:table-cell office:value-type="float" office:value="0.001313829" calcext:value-type="float">
            <text:p>1.31383E-03</text:p>
          </table:table-cell>
          <table:table-cell/>
          <table:table-cell table:formula="of:=100*([.D53]-[.H53])/[.D53]" office:value-type="float" office:value="-13.607314738773" calcext:value-type="float">
            <text:p>-13.607314738773</text:p>
          </table:table-cell>
          <table:table-cell table:number-columns-repeated="4"/>
        </table:table-row>
        <table:table-row table:style-name="ro1">
          <table:table-cell/>
          <table:table-cell table:formula="of:=[.B4]" office:value-type="float" office:value="2" calcext:value-type="float">
            <text:p>2</text:p>
          </table:table-cell>
          <table:table-cell office:value-type="float" office:value="5.96553" calcext:value-type="float">
            <text:p>5.96553E+00</text:p>
          </table:table-cell>
          <table:table-cell table:formula="of:=[.C54]/[.$C$105]" office:value-type="float" office:value="0.00953065622766596" calcext:value-type="float">
            <text:p>9.53066E-03</text:p>
          </table:table-cell>
          <table:table-cell table:style-name="ce6" office:value-type="string" calcext:value-type="string">
            <text:p>Serpent_2g</text:p>
          </table:table-cell>
          <table:table-cell/>
          <table:table-cell table:style-name="ce4" table:formula="of:=[.G4]" office:value-type="float" office:value="2" calcext:value-type="float">
            <text:p>2</text:p>
          </table:table-cell>
          <table:table-cell office:value-type="float" office:value="0.009935105" calcext:value-type="float">
            <text:p>9.93511E-03</text:p>
          </table:table-cell>
          <table:table-cell table:style-name="ce1" office:value-type="string" calcext:value-type="string">
            <text:p>Almost_2g</text:p>
          </table:table-cell>
          <table:table-cell table:formula="of:=100*([.D54]-[.H54])/[.D54]" office:value-type="float" office:value="-4.24366132480987" calcext:value-type="float">
            <text:p>-4.24366132480987</text:p>
          </table:table-cell>
          <table:table-cell table:number-columns-repeated="4"/>
        </table:table-row>
        <table:table-row table:style-name="ro1">
          <table:table-cell/>
          <table:table-cell table:formula="of:=[.B5]" office:value-type="float" office:value="6" calcext:value-type="float">
            <text:p>6</text:p>
          </table:table-cell>
          <table:table-cell office:value-type="float" office:value="5.9803" calcext:value-type="float">
            <text:p>5.98030E+00</text:p>
          </table:table-cell>
          <table:table-cell table:formula="of:=[.C55]/[.$C$105]" office:value-type="float" office:value="0.00955425309038941" calcext:value-type="float">
            <text:p>9.55425E-03</text:p>
          </table:table-cell>
          <table:table-cell table:number-columns-repeated="2"/>
          <table:table-cell table:style-name="ce4" table:formula="of:=[.G5]" office:value-type="float" office:value="6" calcext:value-type="float">
            <text:p>6</text:p>
          </table:table-cell>
          <table:table-cell office:value-type="float" office:value="0.009943559" calcext:value-type="float">
            <text:p>9.94356E-03</text:p>
          </table:table-cell>
          <table:table-cell/>
          <table:table-cell table:formula="of:=100*([.D55]-[.H55])/[.D55]" office:value-type="float" office:value="-4.07468701035557" calcext:value-type="float">
            <text:p>-4.07468701035557</text:p>
          </table:table-cell>
          <table:table-cell table:number-columns-repeated="4"/>
        </table:table-row>
        <table:table-row table:style-name="ro1">
          <table:table-cell/>
          <table:table-cell table:formula="of:=[.B6]" office:value-type="float" office:value="10" calcext:value-type="float">
            <text:p>10</text:p>
          </table:table-cell>
          <table:table-cell office:value-type="float" office:value="5.98049" calcext:value-type="float">
            <text:p>5.98049E+00</text:p>
          </table:table-cell>
          <table:table-cell table:formula="of:=[.C56]/[.$C$105]" office:value-type="float" office:value="0.00955455663838653" calcext:value-type="float">
            <text:p>9.55456E-03</text:p>
          </table:table-cell>
          <table:table-cell table:number-columns-repeated="2"/>
          <table:table-cell table:style-name="ce4" table:formula="of:=[.G6]" office:value-type="float" office:value="10" calcext:value-type="float">
            <text:p>10</text:p>
          </table:table-cell>
          <table:table-cell office:value-type="float" office:value="0.00996055" calcext:value-type="float">
            <text:p>9.96055E-03</text:p>
          </table:table-cell>
          <table:table-cell/>
          <table:table-cell table:formula="of:=100*([.D56]-[.H56])/[.D56]" office:value-type="float" office:value="-4.24921194126736" calcext:value-type="float">
            <text:p>-4.24921194126736</text:p>
          </table:table-cell>
          <table:table-cell table:number-columns-repeated="4"/>
        </table:table-row>
        <table:table-row table:style-name="ro1">
          <table:table-cell/>
          <table:table-cell table:formula="of:=[.B7]" office:value-type="float" office:value="14" calcext:value-type="float">
            <text:p>14</text:p>
          </table:table-cell>
          <table:table-cell office:value-type="float" office:value="5.99582" calcext:value-type="float">
            <text:p>5.99582E+00</text:p>
          </table:table-cell>
          <table:table-cell table:formula="of:=[.C57]/[.$C$105]" office:value-type="float" office:value="0.00957904816889096" calcext:value-type="float">
            <text:p>9.57905E-03</text:p>
          </table:table-cell>
          <table:table-cell table:number-columns-repeated="2"/>
          <table:table-cell table:style-name="ce4" table:formula="of:=[.G7]" office:value-type="float" office:value="14" calcext:value-type="float">
            <text:p>14</text:p>
          </table:table-cell>
          <table:table-cell office:value-type="float" office:value="0.009986251" calcext:value-type="float">
            <text:p>9.98625E-03</text:p>
          </table:table-cell>
          <table:table-cell/>
          <table:table-cell table:formula="of:=100*([.D57]-[.H57])/[.D57]" office:value-type="float" office:value="-4.25097383298975" calcext:value-type="float">
            <text:p>-4.25097383298975</text:p>
          </table:table-cell>
          <table:table-cell table:number-columns-repeated="4"/>
        </table:table-row>
        <table:table-row table:style-name="ro1">
          <table:table-cell/>
          <table:table-cell table:formula="of:=[.B8]" office:value-type="float" office:value="18" calcext:value-type="float">
            <text:p>18</text:p>
          </table:table-cell>
          <table:table-cell office:value-type="float" office:value="6.01197" calcext:value-type="float">
            <text:p>6.01197E+00</text:p>
          </table:table-cell>
          <table:table-cell table:formula="of:=[.C58]/[.$C$105]" office:value-type="float" office:value="0.00960484974864612" calcext:value-type="float">
            <text:p>9.60485E-03</text:p>
          </table:table-cell>
          <table:table-cell table:number-columns-repeated="2"/>
          <table:table-cell table:style-name="ce4" table:formula="of:=[.G8]" office:value-type="float" office:value="18" calcext:value-type="float">
            <text:p>18</text:p>
          </table:table-cell>
          <table:table-cell office:value-type="float" office:value="0.01002092" calcext:value-type="float">
            <text:p>1.00209E-02</text:p>
          </table:table-cell>
          <table:table-cell/>
          <table:table-cell table:formula="of:=100*([.D58]-[.H58])/[.D58]" office:value-type="float" office:value="-4.33187673146606" calcext:value-type="float">
            <text:p>-4.33187673146606</text:p>
          </table:table-cell>
          <table:table-cell table:number-columns-repeated="4"/>
        </table:table-row>
        <table:table-row table:style-name="ro1">
          <table:table-cell/>
          <table:table-cell table:formula="of:=[.B9]" office:value-type="float" office:value="22" calcext:value-type="float">
            <text:p>22</text:p>
          </table:table-cell>
          <table:table-cell office:value-type="float" office:value="6.03886" calcext:value-type="float">
            <text:p>6.03886E+00</text:p>
          </table:table-cell>
          <table:table-cell table:formula="of:=[.C59]/[.$C$105]" office:value-type="float" office:value="0.00964780977834372" calcext:value-type="float">
            <text:p>9.64781E-03</text:p>
          </table:table-cell>
          <table:table-cell table:number-columns-repeated="2"/>
          <table:table-cell table:style-name="ce4" table:formula="of:=[.G9]" office:value-type="float" office:value="22" calcext:value-type="float">
            <text:p>22</text:p>
          </table:table-cell>
          <table:table-cell office:value-type="float" office:value="0.0100649" calcext:value-type="float">
            <text:p>1.00649E-02</text:p>
          </table:table-cell>
          <table:table-cell/>
          <table:table-cell table:formula="of:=100*([.D59]-[.H59])/[.D59]" office:value-type="float" office:value="-4.32315967290846" calcext:value-type="float">
            <text:p>-4.32315967290846</text:p>
          </table:table-cell>
          <table:table-cell table:number-columns-repeated="4"/>
        </table:table-row>
        <table:table-row table:style-name="ro1">
          <table:table-cell/>
          <table:table-cell table:formula="of:=[.B10]" office:value-type="float" office:value="26" calcext:value-type="float">
            <text:p>26</text:p>
          </table:table-cell>
          <table:table-cell office:value-type="float" office:value="6.05796" calcext:value-type="float">
            <text:p>6.05796E+00</text:p>
          </table:table-cell>
          <table:table-cell table:formula="of:=[.C60]/[.$C$105]" office:value-type="float" office:value="0.00967832434015943" calcext:value-type="float">
            <text:p>9.67832E-03</text:p>
          </table:table-cell>
          <table:table-cell table:number-columns-repeated="2"/>
          <table:table-cell table:style-name="ce4" table:formula="of:=[.G10]" office:value-type="float" office:value="26" calcext:value-type="float">
            <text:p>26</text:p>
          </table:table-cell>
          <table:table-cell office:value-type="float" office:value="0.01011864" calcext:value-type="float">
            <text:p>1.01186E-02</text:p>
          </table:table-cell>
          <table:table-cell/>
          <table:table-cell table:formula="of:=100*([.D60]-[.H60])/[.D60]" office:value-type="float" office:value="-4.54950303756117" calcext:value-type="float">
            <text:p>-4.54950303756117</text:p>
          </table:table-cell>
          <table:table-cell table:number-columns-repeated="4"/>
        </table:table-row>
        <table:table-row table:style-name="ro1">
          <table:table-cell/>
          <table:table-cell table:formula="of:=[.B11]" office:value-type="float" office:value="30" calcext:value-type="float">
            <text:p>30</text:p>
          </table:table-cell>
          <table:table-cell office:value-type="float" office:value="6.08909" calcext:value-type="float">
            <text:p>6.08909E+00</text:p>
          </table:table-cell>
          <table:table-cell table:formula="of:=[.C61]/[.$C$105]" office:value-type="float" office:value="0.00972805828305591" calcext:value-type="float">
            <text:p>9.72806E-03</text:p>
          </table:table-cell>
          <table:table-cell table:number-columns-repeated="2"/>
          <table:table-cell table:style-name="ce4" table:formula="of:=[.G11]" office:value-type="float" office:value="30" calcext:value-type="float">
            <text:p>30</text:p>
          </table:table-cell>
          <table:table-cell office:value-type="float" office:value="0.01018269" calcext:value-type="float">
            <text:p>1.01827E-02</text:p>
          </table:table-cell>
          <table:table-cell/>
          <table:table-cell table:formula="of:=100*([.D61]-[.H61])/[.D61]" office:value-type="float" office:value="-4.67340659066527" calcext:value-type="float">
            <text:p>-4.67340659066527</text:p>
          </table:table-cell>
          <table:table-cell table:number-columns-repeated="4"/>
        </table:table-row>
        <table:table-row table:style-name="ro1">
          <table:table-cell/>
          <table:table-cell table:formula="of:=[.B12]" office:value-type="float" office:value="34" calcext:value-type="float">
            <text:p>34</text:p>
          </table:table-cell>
          <table:table-cell office:value-type="float" office:value="6.12739" calcext:value-type="float">
            <text:p>6.12739E+00</text:p>
          </table:table-cell>
          <table:table-cell table:formula="of:=[.C62]/[.$C$105]" office:value-type="float" office:value="0.00978924716879106" calcext:value-type="float">
            <text:p>9.78925E-03</text:p>
          </table:table-cell>
          <table:table-cell table:number-columns-repeated="2"/>
          <table:table-cell table:style-name="ce4" table:formula="of:=[.G12]" office:value-type="float" office:value="34" calcext:value-type="float">
            <text:p>34</text:p>
          </table:table-cell>
          <table:table-cell office:value-type="float" office:value="0.01025768" calcext:value-type="float">
            <text:p>1.02577E-02</text:p>
          </table:table-cell>
          <table:table-cell/>
          <table:table-cell table:formula="of:=100*([.D62]-[.H62])/[.D62]" office:value-type="float" office:value="-4.7851772780071" calcext:value-type="float">
            <text:p>-4.7851772780071</text:p>
          </table:table-cell>
          <table:table-cell table:number-columns-repeated="4"/>
        </table:table-row>
        <table:table-row table:style-name="ro1">
          <table:table-cell/>
          <table:table-cell table:formula="of:=[.B13]" office:value-type="float" office:value="38" calcext:value-type="float">
            <text:p>38</text:p>
          </table:table-cell>
          <table:table-cell office:value-type="float" office:value="6.1857" calcext:value-type="float">
            <text:p>6.18570E+00</text:p>
          </table:table-cell>
          <table:table-cell table:formula="of:=[.C63]/[.$C$105]" office:value-type="float" office:value="0.00988240445148601" calcext:value-type="float">
            <text:p>9.88240E-03</text:p>
          </table:table-cell>
          <table:table-cell table:number-columns-repeated="2"/>
          <table:table-cell table:style-name="ce4" table:formula="of:=[.G13]" office:value-type="float" office:value="38" calcext:value-type="float">
            <text:p>38</text:p>
          </table:table-cell>
          <table:table-cell office:value-type="float" office:value="0.01034439" calcext:value-type="float">
            <text:p>1.03444E-02</text:p>
          </table:table-cell>
          <table:table-cell/>
          <table:table-cell table:formula="of:=100*([.D63]-[.H63])/[.D63]" office:value-type="float" office:value="-4.67482939786507" calcext:value-type="float">
            <text:p>-4.67482939786507</text:p>
          </table:table-cell>
          <table:table-cell table:number-columns-repeated="4"/>
        </table:table-row>
        <table:table-row table:style-name="ro1">
          <table:table-cell/>
          <table:table-cell table:formula="of:=[.B14]" office:value-type="float" office:value="42" calcext:value-type="float">
            <text:p>42</text:p>
          </table:table-cell>
          <table:table-cell office:value-type="float" office:value="6.23693" calcext:value-type="float">
            <text:p>6.23693E+00</text:p>
          </table:table-cell>
          <table:table-cell table:formula="of:=[.C64]/[.$C$105]" office:value-type="float" office:value="0.00996425057723566" calcext:value-type="float">
            <text:p>9.96425E-03</text:p>
          </table:table-cell>
          <table:table-cell table:number-columns-repeated="2"/>
          <table:table-cell table:style-name="ce4" table:formula="of:=[.G14]" office:value-type="float" office:value="42" calcext:value-type="float">
            <text:p>42</text:p>
          </table:table-cell>
          <table:table-cell office:value-type="float" office:value="0.0104437" calcext:value-type="float">
            <text:p>1.04437E-02</text:p>
          </table:table-cell>
          <table:table-cell/>
          <table:table-cell table:formula="of:=100*([.D64]-[.H64])/[.D64]" office:value-type="float" office:value="-4.8116957622452" calcext:value-type="float">
            <text:p>-4.8116957622452</text:p>
          </table:table-cell>
          <table:table-cell table:number-columns-repeated="4"/>
        </table:table-row>
        <table:table-row table:style-name="ro1">
          <table:table-cell/>
          <table:table-cell table:formula="of:=[.B15]" office:value-type="float" office:value="46" calcext:value-type="float">
            <text:p>46</text:p>
          </table:table-cell>
          <table:table-cell office:value-type="float" office:value="6.31143" calcext:value-type="float">
            <text:p>6.31143E+00</text:p>
          </table:table-cell>
          <table:table-cell table:formula="of:=[.C65]/[.$C$105]" office:value-type="float" office:value="0.0100832733445273" calcext:value-type="float">
            <text:p>1.00833E-02</text:p>
          </table:table-cell>
          <table:table-cell table:number-columns-repeated="2"/>
          <table:table-cell table:style-name="ce4" table:formula="of:=[.G15]" office:value-type="float" office:value="46" calcext:value-type="float">
            <text:p>46</text:p>
          </table:table-cell>
          <table:table-cell office:value-type="float" office:value="0.01055663" calcext:value-type="float">
            <text:p>1.05566E-02</text:p>
          </table:table-cell>
          <table:table-cell/>
          <table:table-cell table:formula="of:=100*([.D65]-[.H65])/[.D65]" office:value-type="float" office:value="-4.69447409882674" calcext:value-type="float">
            <text:p>-4.69447409882674</text:p>
          </table:table-cell>
          <table:table-cell table:number-columns-repeated="4"/>
        </table:table-row>
        <table:table-row table:style-name="ro1">
          <table:table-cell/>
          <table:table-cell table:formula="of:=[.B16]" office:value-type="float" office:value="50" calcext:value-type="float">
            <text:p>50</text:p>
          </table:table-cell>
          <table:table-cell office:value-type="float" office:value="6.38024" calcext:value-type="float">
            <text:p>6.38024E+00</text:p>
          </table:table-cell>
          <table:table-cell table:formula="of:=[.C66]/[.$C$105]" office:value-type="float" office:value="0.0101932056481157" calcext:value-type="float">
            <text:p>1.01932E-02</text:p>
          </table:table-cell>
          <table:table-cell table:number-columns-repeated="2"/>
          <table:table-cell table:style-name="ce4" table:formula="of:=[.G16]" office:value-type="float" office:value="50" calcext:value-type="float">
            <text:p>50</text:p>
          </table:table-cell>
          <table:table-cell office:value-type="float" office:value="0.01068433" calcext:value-type="float">
            <text:p>1.06843E-02</text:p>
          </table:table-cell>
          <table:table-cell/>
          <table:table-cell table:formula="of:=100*([.D66]-[.H66])/[.D66]" office:value-type="float" office:value="-4.81815406103501" calcext:value-type="float">
            <text:p>-4.81815406103501</text:p>
          </table:table-cell>
          <table:table-cell table:number-columns-repeated="4"/>
        </table:table-row>
        <table:table-row table:style-name="ro1">
          <table:table-cell/>
          <table:table-cell table:formula="of:=[.B17]" office:value-type="float" office:value="54" calcext:value-type="float">
            <text:p>54</text:p>
          </table:table-cell>
          <table:table-cell office:value-type="float" office:value="6.46679" calcext:value-type="float">
            <text:p>6.46679E+00</text:p>
          </table:table-cell>
          <table:table-cell table:formula="of:=[.C67]/[.$C$105]" office:value-type="float" office:value="0.0103314797489088" calcext:value-type="float">
            <text:p>1.03315E-02</text:p>
          </table:table-cell>
          <table:table-cell table:number-columns-repeated="2"/>
          <table:table-cell table:style-name="ce4" table:formula="of:=[.G17]" office:value-type="float" office:value="54" calcext:value-type="float">
            <text:p>54</text:p>
          </table:table-cell>
          <table:table-cell office:value-type="float" office:value="0.01082813" calcext:value-type="float">
            <text:p>1.08281E-02</text:p>
          </table:table-cell>
          <table:table-cell/>
          <table:table-cell table:formula="of:=100*([.D67]-[.H67])/[.D67]" office:value-type="float" office:value="-4.80715505582492" calcext:value-type="float">
            <text:p>-4.80715505582492</text:p>
          </table:table-cell>
          <table:table-cell table:number-columns-repeated="4"/>
        </table:table-row>
        <table:table-row table:style-name="ro1">
          <table:table-cell/>
          <table:table-cell table:formula="of:=[.B18]" office:value-type="float" office:value="58" calcext:value-type="float">
            <text:p>58</text:p>
          </table:table-cell>
          <table:table-cell office:value-type="float" office:value="6.57787" calcext:value-type="float">
            <text:p>6.57787E+00</text:p>
          </table:table-cell>
          <table:table-cell table:formula="of:=[.C68]/[.$C$105]" office:value-type="float" office:value="0.0105089434937511" calcext:value-type="float">
            <text:p>1.05089E-02</text:p>
          </table:table-cell>
          <table:table-cell table:number-columns-repeated="2"/>
          <table:table-cell table:style-name="ce4" table:formula="of:=[.G18]" office:value-type="float" office:value="58" calcext:value-type="float">
            <text:p>58</text:p>
          </table:table-cell>
          <table:table-cell office:value-type="float" office:value="0.01098953" calcext:value-type="float">
            <text:p>1.09895E-02</text:p>
          </table:table-cell>
          <table:table-cell/>
          <table:table-cell table:formula="of:=100*([.D68]-[.H68])/[.D68]" office:value-type="float" office:value="-4.57311913928036" calcext:value-type="float">
            <text:p>-4.57311913928036</text:p>
          </table:table-cell>
          <table:table-cell table:number-columns-repeated="4"/>
        </table:table-row>
        <table:table-row table:style-name="ro1">
          <table:table-cell/>
          <table:table-cell table:formula="of:=[.B19]" office:value-type="float" office:value="62" calcext:value-type="float">
            <text:p>62</text:p>
          </table:table-cell>
          <table:table-cell office:value-type="float" office:value="6.69091" calcext:value-type="float">
            <text:p>6.69091E+00</text:p>
          </table:table-cell>
          <table:table-cell table:formula="of:=[.C69]/[.$C$105]" office:value-type="float" office:value="0.0106895385758269" calcext:value-type="float">
            <text:p>1.06895E-02</text:p>
          </table:table-cell>
          <table:table-cell table:number-columns-repeated="2"/>
          <table:table-cell table:style-name="ce4" table:formula="of:=[.G19]" office:value-type="float" office:value="62" calcext:value-type="float">
            <text:p>62</text:p>
          </table:table-cell>
          <table:table-cell office:value-type="float" office:value="0.0111702" calcext:value-type="float">
            <text:p>1.11702E-02</text:p>
          </table:table-cell>
          <table:table-cell/>
          <table:table-cell table:formula="of:=100*([.D69]-[.H69])/[.D69]" office:value-type="float" office:value="-4.49655914297457" calcext:value-type="float">
            <text:p>-4.49655914297457</text:p>
          </table:table-cell>
          <table:table-cell table:number-columns-repeated="4"/>
        </table:table-row>
        <table:table-row table:style-name="ro1">
          <table:table-cell/>
          <table:table-cell table:formula="of:=[.B20]" office:value-type="float" office:value="66" calcext:value-type="float">
            <text:p>66</text:p>
          </table:table-cell>
          <table:table-cell office:value-type="float" office:value="6.81912" calcext:value-type="float">
            <text:p>6.81912E+00</text:p>
          </table:table-cell>
          <table:table-cell table:formula="of:=[.C70]/[.$C$105]" office:value-type="float" office:value="0.0108943695690411" calcext:value-type="float">
            <text:p>1.08944E-02</text:p>
          </table:table-cell>
          <table:table-cell table:number-columns-repeated="2"/>
          <table:table-cell table:style-name="ce4" table:formula="of:=[.G20]" office:value-type="float" office:value="66" calcext:value-type="float">
            <text:p>66</text:p>
          </table:table-cell>
          <table:table-cell office:value-type="float" office:value="0.01137203" calcext:value-type="float">
            <text:p>1.13720E-02</text:p>
          </table:table-cell>
          <table:table-cell/>
          <table:table-cell table:formula="of:=100*([.D70]-[.H70])/[.D70]" office:value-type="float" office:value="-4.38447060136762" calcext:value-type="float">
            <text:p>-4.38447060136762</text:p>
          </table:table-cell>
          <table:table-cell table:number-columns-repeated="4"/>
        </table:table-row>
        <table:table-row table:style-name="ro1">
          <table:table-cell/>
          <table:table-cell table:formula="of:=[.B21]" office:value-type="float" office:value="70" calcext:value-type="float">
            <text:p>70</text:p>
          </table:table-cell>
          <table:table-cell office:value-type="float" office:value="6.96541" calcext:value-type="float">
            <text:p>6.96541E+00</text:p>
          </table:table-cell>
          <table:table-cell table:formula="of:=[.C71]/[.$C$105]" office:value-type="float" office:value="0.0111280855506127" calcext:value-type="float">
            <text:p>1.11281E-02</text:p>
          </table:table-cell>
          <table:table-cell table:number-columns-repeated="2"/>
          <table:table-cell table:style-name="ce4" table:formula="of:=[.G21]" office:value-type="float" office:value="70" calcext:value-type="float">
            <text:p>70</text:p>
          </table:table-cell>
          <table:table-cell office:value-type="float" office:value="0.01159716" calcext:value-type="float">
            <text:p>1.15972E-02</text:p>
          </table:table-cell>
          <table:table-cell/>
          <table:table-cell table:formula="of:=100*([.D71]-[.H71])/[.D71]" office:value-type="float" office:value="-4.21523043881925" calcext:value-type="float">
            <text:p>-4.21523043881925</text:p>
          </table:table-cell>
          <table:table-cell table:number-columns-repeated="4"/>
        </table:table-row>
        <table:table-row table:style-name="ro1">
          <table:table-cell/>
          <table:table-cell table:formula="of:=[.B22]" office:value-type="float" office:value="74" calcext:value-type="float">
            <text:p>74</text:p>
          </table:table-cell>
          <table:table-cell office:value-type="float" office:value="7.12717" calcext:value-type="float">
            <text:p>7.12717E+00</text:p>
          </table:table-cell>
          <table:table-cell table:formula="of:=[.C72]/[.$C$105]" office:value-type="float" office:value="0.0113865167296341" calcext:value-type="float">
            <text:p>1.13865E-02</text:p>
          </table:table-cell>
          <table:table-cell table:number-columns-repeated="2"/>
          <table:table-cell table:style-name="ce4" table:formula="of:=[.G22]" office:value-type="float" office:value="74" calcext:value-type="float">
            <text:p>74</text:p>
          </table:table-cell>
          <table:table-cell office:value-type="float" office:value="0.01184795" calcext:value-type="float">
            <text:p>1.18480E-02</text:p>
          </table:table-cell>
          <table:table-cell/>
          <table:table-cell table:formula="of:=100*([.D72]-[.H72])/[.D72]" office:value-type="float" office:value="-4.05245327717313" calcext:value-type="float">
            <text:p>-4.05245327717313</text:p>
          </table:table-cell>
          <table:table-cell table:number-columns-repeated="4"/>
        </table:table-row>
        <table:table-row table:style-name="ro1">
          <table:table-cell/>
          <table:table-cell table:formula="of:=[.B23]" office:value-type="float" office:value="78" calcext:value-type="float">
            <text:p>78</text:p>
          </table:table-cell>
          <table:table-cell office:value-type="float" office:value="7.29846" calcext:value-type="float">
            <text:p>7.29846E+00</text:p>
          </table:table-cell>
          <table:table-cell table:formula="of:=[.C73]/[.$C$105]" office:value-type="float" office:value="0.0116601732371425" calcext:value-type="float">
            <text:p>1.16602E-02</text:p>
          </table:table-cell>
          <table:table-cell table:number-columns-repeated="2"/>
          <table:table-cell table:style-name="ce4" table:formula="of:=[.G23]" office:value-type="float" office:value="78" calcext:value-type="float">
            <text:p>78</text:p>
          </table:table-cell>
          <table:table-cell office:value-type="float" office:value="0.01212707" calcext:value-type="float">
            <text:p>1.21271E-02</text:p>
          </table:table-cell>
          <table:table-cell/>
          <table:table-cell table:formula="of:=100*([.D73]-[.H73])/[.D73]" office:value-type="float" office:value="-4.00420090989907" calcext:value-type="float">
            <text:p>-4.00420090989907</text:p>
          </table:table-cell>
          <table:table-cell table:number-columns-repeated="4"/>
        </table:table-row>
        <table:table-row table:style-name="ro1">
          <table:table-cell/>
          <table:table-cell table:formula="of:=[.B24]" office:value-type="float" office:value="82" calcext:value-type="float">
            <text:p>82</text:p>
          </table:table-cell>
          <table:table-cell office:value-type="float" office:value="7.5057" calcext:value-type="float">
            <text:p>7.50570E+00</text:p>
          </table:table-cell>
          <table:table-cell table:formula="of:=[.C74]/[.$C$105]" office:value-type="float" office:value="0.0119912642209481" calcext:value-type="float">
            <text:p>1.19913E-02</text:p>
          </table:table-cell>
          <table:table-cell table:number-columns-repeated="2"/>
          <table:table-cell table:style-name="ce4" table:formula="of:=[.G24]" office:value-type="float" office:value="82" calcext:value-type="float">
            <text:p>82</text:p>
          </table:table-cell>
          <table:table-cell office:value-type="float" office:value="0.01243751" calcext:value-type="float">
            <text:p>1.24375E-02</text:p>
          </table:table-cell>
          <table:table-cell/>
          <table:table-cell table:formula="of:=100*([.D74]-[.H74])/[.D74]" office:value-type="float" office:value="-3.72142395355077" calcext:value-type="float">
            <text:p>-3.72142395355077</text:p>
          </table:table-cell>
          <table:table-cell table:number-columns-repeated="4"/>
        </table:table-row>
        <table:table-row table:style-name="ro1">
          <table:table-cell/>
          <table:table-cell table:formula="of:=[.B25]" office:value-type="float" office:value="86" calcext:value-type="float">
            <text:p>86</text:p>
          </table:table-cell>
          <table:table-cell office:value-type="float" office:value="7.73139" calcext:value-type="float">
            <text:p>7.73139E+00</text:p>
          </table:table-cell>
          <table:table-cell table:formula="of:=[.C75]/[.$C$105]" office:value-type="float" office:value="0.012351831312895" calcext:value-type="float">
            <text:p>1.23518E-02</text:p>
          </table:table-cell>
          <table:table-cell table:number-columns-repeated="2"/>
          <table:table-cell table:style-name="ce4" table:formula="of:=[.G25]" office:value-type="float" office:value="86" calcext:value-type="float">
            <text:p>86</text:p>
          </table:table-cell>
          <table:table-cell office:value-type="float" office:value="0.01278257" calcext:value-type="float">
            <text:p>1.27826E-02</text:p>
          </table:table-cell>
          <table:table-cell/>
          <table:table-cell table:formula="of:=100*([.D75]-[.H75])/[.D75]" office:value-type="float" office:value="-3.48724554435386" calcext:value-type="float">
            <text:p>-3.48724554435386</text:p>
          </table:table-cell>
          <table:table-cell table:number-columns-repeated="4"/>
        </table:table-row>
        <table:table-row table:style-name="ro1">
          <table:table-cell/>
          <table:table-cell table:formula="of:=[.B26]" office:value-type="float" office:value="90" calcext:value-type="float">
            <text:p>90</text:p>
          </table:table-cell>
          <table:table-cell office:value-type="float" office:value="7.98059" calcext:value-type="float">
            <text:p>7.98059E+00</text:p>
          </table:table-cell>
          <table:table-cell table:formula="of:=[.C76]/[.$C$105]" office:value-type="float" office:value="0.0127499584754328" calcext:value-type="float">
            <text:p>1.27500E-02</text:p>
          </table:table-cell>
          <table:table-cell table:number-columns-repeated="2"/>
          <table:table-cell table:style-name="ce4" table:formula="of:=[.G26]" office:value-type="float" office:value="90" calcext:value-type="float">
            <text:p>90</text:p>
          </table:table-cell>
          <table:table-cell office:value-type="float" office:value="0.01316598" calcext:value-type="float">
            <text:p>1.31660E-02</text:p>
          </table:table-cell>
          <table:table-cell/>
          <table:table-cell table:formula="of:=100*([.D76]-[.H76])/[.D76]" office:value-type="float" office:value="-3.26292454496072" calcext:value-type="float">
            <text:p>-3.26292454496072</text:p>
          </table:table-cell>
          <table:table-cell table:number-columns-repeated="4"/>
        </table:table-row>
        <table:table-row table:style-name="ro1">
          <table:table-cell/>
          <table:table-cell table:formula="of:=[.B27]" office:value-type="float" office:value="94" calcext:value-type="float">
            <text:p>94</text:p>
          </table:table-cell>
          <table:table-cell office:value-type="float" office:value="8.25008" calcext:value-type="float">
            <text:p>8.25008E+00</text:p>
          </table:table-cell>
          <table:table-cell table:formula="of:=[.C77]/[.$C$105]" office:value-type="float" office:value="0.0131805013688209" calcext:value-type="float">
            <text:p>1.31805E-02</text:p>
          </table:table-cell>
          <table:table-cell table:number-columns-repeated="2"/>
          <table:table-cell table:style-name="ce4" table:formula="of:=[.G27]" office:value-type="float" office:value="94" calcext:value-type="float">
            <text:p>94</text:p>
          </table:table-cell>
          <table:table-cell office:value-type="float" office:value="0.01359187" calcext:value-type="float">
            <text:p>1.35919E-02</text:p>
          </table:table-cell>
          <table:table-cell/>
          <table:table-cell table:formula="of:=100*([.D77]-[.H77])/[.D77]" office:value-type="float" office:value="-3.12103932671464" calcext:value-type="float">
            <text:p>-3.12103932671464</text:p>
          </table:table-cell>
          <table:table-cell table:number-columns-repeated="4"/>
        </table:table-row>
        <table:table-row table:style-name="ro1">
          <table:table-cell/>
          <table:table-cell table:formula="of:=[.B28]" office:value-type="float" office:value="98" calcext:value-type="float">
            <text:p>98</text:p>
          </table:table-cell>
          <table:table-cell office:value-type="float" office:value="8.57011" calcext:value-type="float">
            <text:p>8.57011E+00</text:p>
          </table:table-cell>
          <table:table-cell table:formula="of:=[.C78]/[.$C$105]" office:value-type="float" office:value="0.0136917880294429" calcext:value-type="float">
            <text:p>1.36918E-02</text:p>
          </table:table-cell>
          <table:table-cell table:number-columns-repeated="2"/>
          <table:table-cell table:style-name="ce4" table:formula="of:=[.G28]" office:value-type="float" office:value="98" calcext:value-type="float">
            <text:p>98</text:p>
          </table:table-cell>
          <table:table-cell office:value-type="float" office:value="0.01406487" calcext:value-type="float">
            <text:p>1.40649E-02</text:p>
          </table:table-cell>
          <table:table-cell/>
          <table:table-cell table:formula="of:=100*([.D78]-[.H78])/[.D78]" office:value-type="float" office:value="-2.72485938107469" calcext:value-type="float">
            <text:p>-2.72485938107469</text:p>
          </table:table-cell>
          <table:table-cell table:number-columns-repeated="4"/>
        </table:table-row>
        <table:table-row table:style-name="ro1">
          <table:table-cell/>
          <table:table-cell table:formula="of:=[.B29]" office:value-type="float" office:value="102" calcext:value-type="float">
            <text:p>102</text:p>
          </table:table-cell>
          <table:table-cell office:value-type="float" office:value="8.93304" calcext:value-type="float">
            <text:p>8.93304E+00</text:p>
          </table:table-cell>
          <table:table-cell table:formula="of:=[.C79]/[.$C$105]" office:value-type="float" office:value="0.0142716126325723" calcext:value-type="float">
            <text:p>1.42716E-02</text:p>
          </table:table-cell>
          <table:table-cell table:number-columns-repeated="2"/>
          <table:table-cell table:style-name="ce4" table:formula="of:=[.G29]" office:value-type="float" office:value="102" calcext:value-type="float">
            <text:p>102</text:p>
          </table:table-cell>
          <table:table-cell office:value-type="float" office:value="0.01458786" calcext:value-type="float">
            <text:p>1.45879E-02</text:p>
          </table:table-cell>
          <table:table-cell/>
          <table:table-cell table:formula="of:=100*([.D79]-[.H79])/[.D79]" office:value-type="float" office:value="-2.21591894041402" calcext:value-type="float">
            <text:p>-2.21591894041402</text:p>
          </table:table-cell>
          <table:table-cell table:number-columns-repeated="4"/>
        </table:table-row>
        <table:table-row table:style-name="ro1">
          <table:table-cell/>
          <table:table-cell table:formula="of:=[.B30]" office:value-type="float" office:value="106" calcext:value-type="float">
            <text:p>106</text:p>
          </table:table-cell>
          <table:table-cell office:value-type="float" office:value="9.25691" calcext:value-type="float">
            <text:p>9.25691E+00</text:p>
          </table:table-cell>
          <table:table-cell table:formula="of:=[.C80]/[.$C$105]" office:value-type="float" office:value="0.0147890341579781" calcext:value-type="float">
            <text:p>1.47890E-02</text:p>
          </table:table-cell>
          <table:table-cell table:number-columns-repeated="2"/>
          <table:table-cell table:style-name="ce4" table:formula="of:=[.G30]" office:value-type="float" office:value="106" calcext:value-type="float">
            <text:p>106</text:p>
          </table:table-cell>
          <table:table-cell office:value-type="float" office:value="0.01505712" calcext:value-type="float">
            <text:p>1.50571E-02</text:p>
          </table:table-cell>
          <table:table-cell/>
          <table:table-cell table:formula="of:=100*([.D80]-[.H80])/[.D80]" office:value-type="float" office:value="-1.81273394298875" calcext:value-type="float">
            <text:p>-1.81273394298875</text:p>
          </table:table-cell>
          <table:table-cell table:number-columns-repeated="4"/>
        </table:table-row>
        <table:table-row table:style-name="ro1">
          <table:table-cell/>
          <table:table-cell table:formula="of:=[.B31]" office:value-type="float" office:value="110" calcext:value-type="float">
            <text:p>110</text:p>
          </table:table-cell>
          <table:table-cell office:value-type="float" office:value="9.55518" calcext:value-type="float">
            <text:p>9.55518E+00</text:p>
          </table:table-cell>
          <table:table-cell table:formula="of:=[.C81]/[.$C$105]" office:value-type="float" office:value="0.0152655565848247" calcext:value-type="float">
            <text:p>1.52656E-02</text:p>
          </table:table-cell>
          <table:table-cell table:number-columns-repeated="2"/>
          <table:table-cell table:style-name="ce4" table:formula="of:=[.G31]" office:value-type="float" office:value="110" calcext:value-type="float">
            <text:p>110</text:p>
          </table:table-cell>
          <table:table-cell office:value-type="float" office:value="0.01547959" calcext:value-type="float">
            <text:p>1.54796E-02</text:p>
          </table:table-cell>
          <table:table-cell/>
          <table:table-cell table:formula="of:=100*([.D81]-[.H81])/[.D81]" office:value-type="float" office:value="-1.40206754982051" calcext:value-type="float">
            <text:p>-1.40206754982051</text:p>
          </table:table-cell>
          <table:table-cell table:number-columns-repeated="4"/>
        </table:table-row>
        <table:table-row table:style-name="ro1">
          <table:table-cell/>
          <table:table-cell table:formula="of:=[.B32]" office:value-type="float" office:value="114" calcext:value-type="float">
            <text:p>114</text:p>
          </table:table-cell>
          <table:table-cell office:value-type="float" office:value="9.82758" calcext:value-type="float">
            <text:p>9.82758E+00</text:p>
          </table:table-cell>
          <table:table-cell table:formula="of:=[.C82]/[.$C$105]" office:value-type="float" office:value="0.0157007485554319" calcext:value-type="float">
            <text:p>1.57007E-02</text:p>
          </table:table-cell>
          <table:table-cell table:number-columns-repeated="2"/>
          <table:table-cell table:style-name="ce4" table:formula="of:=[.G32]" office:value-type="float" office:value="114" calcext:value-type="float">
            <text:p>114</text:p>
          </table:table-cell>
          <table:table-cell office:value-type="float" office:value="0.01585957" calcext:value-type="float">
            <text:p>1.58596E-02</text:p>
          </table:table-cell>
          <table:table-cell/>
          <table:table-cell table:formula="of:=100*([.D82]-[.H82])/[.D82]" office:value-type="float" office:value="-1.01155332822139" calcext:value-type="float">
            <text:p>-1.01155332822139</text:p>
          </table:table-cell>
          <table:table-cell table:number-columns-repeated="4"/>
        </table:table-row>
        <table:table-row table:style-name="ro1">
          <table:table-cell/>
          <table:table-cell table:formula="of:=[.B33]" office:value-type="float" office:value="118" calcext:value-type="float">
            <text:p>118</text:p>
          </table:table-cell>
          <table:table-cell office:value-type="float" office:value="10.0669" calcext:value-type="float">
            <text:p>1.00669E+01</text:p>
          </table:table-cell>
          <table:table-cell table:formula="of:=[.C83]/[.$C$105]" office:value-type="float" office:value="0.0160830912221195" calcext:value-type="float">
            <text:p>1.60831E-02</text:p>
          </table:table-cell>
          <table:table-cell table:number-columns-repeated="2"/>
          <table:table-cell table:style-name="ce4" table:formula="of:=[.G33]" office:value-type="float" office:value="118" calcext:value-type="float">
            <text:p>118</text:p>
          </table:table-cell>
          <table:table-cell office:value-type="float" office:value="0.01620096" calcext:value-type="float">
            <text:p>1.62010E-02</text:p>
          </table:table-cell>
          <table:table-cell/>
          <table:table-cell table:formula="of:=100*([.D83]-[.H83])/[.D83]" office:value-type="float" office:value="-0.732873900002586" calcext:value-type="float">
            <text:p>-0.732873900002586</text:p>
          </table:table-cell>
          <table:table-cell table:number-columns-repeated="4"/>
        </table:table-row>
        <table:table-row table:style-name="ro1">
          <table:table-cell/>
          <table:table-cell table:formula="of:=[.B34]" office:value-type="float" office:value="122" calcext:value-type="float">
            <text:p>122</text:p>
          </table:table-cell>
          <table:table-cell office:value-type="float" office:value="10.291" calcext:value-type="float">
            <text:p>1.02910E+01</text:p>
          </table:table-cell>
          <table:table-cell table:formula="of:=[.C84]/[.$C$105]" office:value-type="float" office:value="0.0164411180966168" calcext:value-type="float">
            <text:p>1.64411E-02</text:p>
          </table:table-cell>
          <table:table-cell table:number-columns-repeated="2"/>
          <table:table-cell table:style-name="ce4" table:formula="of:=[.G34]" office:value-type="float" office:value="122" calcext:value-type="float">
            <text:p>122</text:p>
          </table:table-cell>
          <table:table-cell office:value-type="float" office:value="0.01650733" calcext:value-type="float">
            <text:p>1.65073E-02</text:p>
          </table:table-cell>
          <table:table-cell/>
          <table:table-cell table:formula="of:=100*([.D84]-[.H84])/[.D84]" office:value-type="float" office:value="-0.402721414651437" calcext:value-type="float">
            <text:p>-0.402721414651437</text:p>
          </table:table-cell>
          <table:table-cell table:number-columns-repeated="4"/>
        </table:table-row>
        <table:table-row table:style-name="ro1">
          <table:table-cell/>
          <table:table-cell table:formula="of:=[.B35]" office:value-type="float" office:value="126" calcext:value-type="float">
            <text:p>126</text:p>
          </table:table-cell>
          <table:table-cell office:value-type="float" office:value="10.5143" calcext:value-type="float">
            <text:p>1.05143E+01</text:p>
          </table:table-cell>
          <table:table-cell table:formula="of:=[.C85]/[.$C$105]" office:value-type="float" office:value="0.0167978668742841" calcext:value-type="float">
            <text:p>1.67979E-02</text:p>
          </table:table-cell>
          <table:table-cell table:number-columns-repeated="2"/>
          <table:table-cell table:style-name="ce4" table:formula="of:=[.G35]" office:value-type="float" office:value="126" calcext:value-type="float">
            <text:p>126</text:p>
          </table:table-cell>
          <table:table-cell office:value-type="float" office:value="0.01678191" calcext:value-type="float">
            <text:p>1.67819E-02</text:p>
          </table:table-cell>
          <table:table-cell/>
          <table:table-cell table:formula="of:=100*([.D85]-[.H85])/[.D85]" office:value-type="float" office:value="0.0949934560355021" calcext:value-type="float">
            <text:p>0.094993456035502</text:p>
          </table:table-cell>
          <table:table-cell table:number-columns-repeated="4"/>
        </table:table-row>
        <table:table-row table:style-name="ro1">
          <table:table-cell/>
          <table:table-cell table:formula="of:=[.B36]" office:value-type="float" office:value="130" calcext:value-type="float">
            <text:p>130</text:p>
          </table:table-cell>
          <table:table-cell office:value-type="float" office:value="10.7069" calcext:value-type="float">
            <text:p>1.07069E+01</text:p>
          </table:table-cell>
          <table:table-cell table:formula="of:=[.C86]/[.$C$105]" office:value-type="float" office:value="0.0171055686861011" calcext:value-type="float">
            <text:p>1.71056E-02</text:p>
          </table:table-cell>
          <table:table-cell table:number-columns-repeated="2"/>
          <table:table-cell table:style-name="ce4" table:formula="of:=[.G36]" office:value-type="float" office:value="130" calcext:value-type="float">
            <text:p>130</text:p>
          </table:table-cell>
          <table:table-cell office:value-type="float" office:value="0.01702764" calcext:value-type="float">
            <text:p>1.70276E-02</text:p>
          </table:table-cell>
          <table:table-cell/>
          <table:table-cell table:formula="of:=100*([.D86]-[.H86])/[.D86]" office:value-type="float" office:value="0.455574950655751" calcext:value-type="float">
            <text:p>0.455574950655751</text:p>
          </table:table-cell>
          <table:table-cell table:number-columns-repeated="4"/>
        </table:table-row>
        <table:table-row table:style-name="ro1">
          <table:table-cell/>
          <table:table-cell table:formula="of:=[.B37]" office:value-type="float" office:value="134" calcext:value-type="float">
            <text:p>134</text:p>
          </table:table-cell>
          <table:table-cell office:value-type="float" office:value="10.8988" calcext:value-type="float">
            <text:p>1.08988E+01</text:p>
          </table:table-cell>
          <table:table-cell table:formula="of:=[.C87]/[.$C$105]" office:value-type="float" office:value="0.0174121521631918" calcext:value-type="float">
            <text:p>1.74122E-02</text:p>
          </table:table-cell>
          <table:table-cell table:number-columns-repeated="2"/>
          <table:table-cell table:style-name="ce4" table:formula="of:=[.G37]" office:value-type="float" office:value="134" calcext:value-type="float">
            <text:p>134</text:p>
          </table:table-cell>
          <table:table-cell office:value-type="float" office:value="0.01724721" calcext:value-type="float">
            <text:p>1.72472E-02</text:p>
          </table:table-cell>
          <table:table-cell/>
          <table:table-cell table:formula="of:=100*([.D87]-[.H87])/[.D87]" office:value-type="float" office:value="0.947281884777593" calcext:value-type="float">
            <text:p>0.947281884777593</text:p>
          </table:table-cell>
          <table:table-cell table:number-columns-repeated="4"/>
        </table:table-row>
        <table:table-row table:style-name="ro1">
          <table:table-cell/>
          <table:table-cell table:formula="of:=[.B38]" office:value-type="float" office:value="138" calcext:value-type="float">
            <text:p>138</text:p>
          </table:table-cell>
          <table:table-cell office:value-type="float" office:value="11.064" calcext:value-type="float">
            <text:p>1.10640E+01</text:p>
          </table:table-cell>
          <table:table-cell table:formula="of:=[.C88]/[.$C$105]" office:value-type="float" office:value="0.0176760791585821" calcext:value-type="float">
            <text:p>1.76761E-02</text:p>
          </table:table-cell>
          <table:table-cell table:number-columns-repeated="2"/>
          <table:table-cell table:style-name="ce4" table:formula="of:=[.G38]" office:value-type="float" office:value="138" calcext:value-type="float">
            <text:p>138</text:p>
          </table:table-cell>
          <table:table-cell office:value-type="float" office:value="0.01744304" calcext:value-type="float">
            <text:p>1.74430E-02</text:p>
          </table:table-cell>
          <table:table-cell/>
          <table:table-cell table:formula="of:=100*([.D88]-[.H88])/[.D88]" office:value-type="float" office:value="1.31838716319017" calcext:value-type="float">
            <text:p>1.31838716319017</text:p>
          </table:table-cell>
          <table:table-cell table:number-columns-repeated="4"/>
        </table:table-row>
        <table:table-row table:style-name="ro1">
          <table:table-cell/>
          <table:table-cell table:formula="of:=[.B39]" office:value-type="float" office:value="142" calcext:value-type="float">
            <text:p>142</text:p>
          </table:table-cell>
          <table:table-cell office:value-type="float" office:value="11.2031" calcext:value-type="float">
            <text:p>1.12031E+01</text:p>
          </table:table-cell>
          <table:table-cell table:formula="of:=[.C89]/[.$C$105]" office:value-type="float" office:value="0.0178983082448943" calcext:value-type="float">
            <text:p>1.78983E-02</text:p>
          </table:table-cell>
          <table:table-cell table:number-columns-repeated="2"/>
          <table:table-cell table:style-name="ce4" table:formula="of:=[.G39]" office:value-type="float" office:value="142" calcext:value-type="float">
            <text:p>142</text:p>
          </table:table-cell>
          <table:table-cell office:value-type="float" office:value="0.01761733" calcext:value-type="float">
            <text:p>1.76173E-02</text:p>
          </table:table-cell>
          <table:table-cell/>
          <table:table-cell table:formula="of:=100*([.D89]-[.H89])/[.D89]" office:value-type="float" office:value="1.56985923501727" calcext:value-type="float">
            <text:p>1.56985923501727</text:p>
          </table:table-cell>
          <table:table-cell table:number-columns-repeated="4"/>
        </table:table-row>
        <table:table-row table:style-name="ro1">
          <table:table-cell/>
          <table:table-cell table:formula="of:=[.B40]" office:value-type="float" office:value="146" calcext:value-type="float">
            <text:p>146</text:p>
          </table:table-cell>
          <table:table-cell office:value-type="float" office:value="11.3304" calcext:value-type="float">
            <text:p>1.13304E+01</text:p>
          </table:table-cell>
          <table:table-cell table:formula="of:=[.C90]/[.$C$105]" office:value-type="float" office:value="0.0181016854029644" calcext:value-type="float">
            <text:p>1.81017E-02</text:p>
          </table:table-cell>
          <table:table-cell table:number-columns-repeated="2"/>
          <table:table-cell table:style-name="ce4" table:formula="of:=[.G40]" office:value-type="float" office:value="146" calcext:value-type="float">
            <text:p>146</text:p>
          </table:table-cell>
          <table:table-cell office:value-type="float" office:value="0.01777206" calcext:value-type="float">
            <text:p>1.77721E-02</text:p>
          </table:table-cell>
          <table:table-cell/>
          <table:table-cell table:formula="of:=100*([.D90]-[.H90])/[.D90]" office:value-type="float" office:value="1.82096526166809" calcext:value-type="float">
            <text:p>1.82096526166809</text:p>
          </table:table-cell>
          <table:table-cell table:number-columns-repeated="4"/>
        </table:table-row>
        <table:table-row table:style-name="ro1">
          <table:table-cell/>
          <table:table-cell table:formula="of:=[.B41]" office:value-type="float" office:value="150" calcext:value-type="float">
            <text:p>150</text:p>
          </table:table-cell>
          <table:table-cell office:value-type="float" office:value="11.4377" calcext:value-type="float">
            <text:p>1.14377E+01</text:p>
          </table:table-cell>
          <table:table-cell table:formula="of:=[.C91]/[.$C$105]" office:value-type="float" office:value="0.0182731101402851" calcext:value-type="float">
            <text:p>1.82731E-02</text:p>
          </table:table-cell>
          <table:table-cell table:number-columns-repeated="2"/>
          <table:table-cell table:style-name="ce4" table:formula="of:=[.G41]" office:value-type="float" office:value="150" calcext:value-type="float">
            <text:p>150</text:p>
          </table:table-cell>
          <table:table-cell office:value-type="float" office:value="0.01790902" calcext:value-type="float">
            <text:p>1.79090E-02</text:p>
          </table:table-cell>
          <table:table-cell/>
          <table:table-cell table:formula="of:=100*([.D91]-[.H91])/[.D91]" office:value-type="float" office:value="1.99249135746417" calcext:value-type="float">
            <text:p>1.99249135746417</text:p>
          </table:table-cell>
          <table:table-cell table:number-columns-repeated="4"/>
        </table:table-row>
        <table:table-row table:style-name="ro1">
          <table:table-cell/>
          <table:table-cell table:formula="of:=[.B42]" office:value-type="float" office:value="154" calcext:value-type="float">
            <text:p>154</text:p>
          </table:table-cell>
          <table:table-cell office:value-type="float" office:value="11.5295" calcext:value-type="float">
            <text:p>1.15295E+01</text:p>
          </table:table-cell>
          <table:table-cell table:formula="of:=[.C92]/[.$C$105]" office:value-type="float" office:value="0.018419771751525" calcext:value-type="float">
            <text:p>1.84198E-02</text:p>
          </table:table-cell>
          <table:table-cell table:number-columns-repeated="2"/>
          <table:table-cell table:style-name="ce4" table:formula="of:=[.G42]" office:value-type="float" office:value="154" calcext:value-type="float">
            <text:p>154</text:p>
          </table:table-cell>
          <table:table-cell office:value-type="float" office:value="0.01802982" calcext:value-type="float">
            <text:p>1.80298E-02</text:p>
          </table:table-cell>
          <table:table-cell/>
          <table:table-cell table:formula="of:=100*([.D92]-[.H92])/[.D92]" office:value-type="float" office:value="2.11702814120196" calcext:value-type="float">
            <text:p>2.11702814120196</text:p>
          </table:table-cell>
          <table:table-cell table:number-columns-repeated="4"/>
        </table:table-row>
        <table:table-row table:style-name="ro1">
          <table:table-cell/>
          <table:table-cell table:formula="of:=[.B43]" office:value-type="float" office:value="158" calcext:value-type="float">
            <text:p>158</text:p>
          </table:table-cell>
          <table:table-cell office:value-type="float" office:value="11.6305" calcext:value-type="float">
            <text:p>1.16305E+01</text:p>
          </table:table-cell>
          <table:table-cell table:formula="of:=[.C93]/[.$C$105]" office:value-type="float" office:value="0.0185811314763096" calcext:value-type="float">
            <text:p>1.85811E-02</text:p>
          </table:table-cell>
          <table:table-cell table:number-columns-repeated="2"/>
          <table:table-cell table:style-name="ce4" table:formula="of:=[.G43]" office:value-type="float" office:value="158" calcext:value-type="float">
            <text:p>158</text:p>
          </table:table-cell>
          <table:table-cell office:value-type="float" office:value="0.01813589" calcext:value-type="float">
            <text:p>1.81359E-02</text:p>
          </table:table-cell>
          <table:table-cell/>
          <table:table-cell table:formula="of:=100*([.D93]-[.H93])/[.D93]" office:value-type="float" office:value="2.39620217357173" calcext:value-type="float">
            <text:p>2.39620217357173</text:p>
          </table:table-cell>
          <table:table-cell table:number-columns-repeated="4"/>
        </table:table-row>
        <table:table-row table:style-name="ro1">
          <table:table-cell/>
          <table:table-cell table:formula="of:=[.B44]" office:value-type="float" office:value="162" calcext:value-type="float">
            <text:p>162</text:p>
          </table:table-cell>
          <table:table-cell office:value-type="float" office:value="11.7221" calcext:value-type="float">
            <text:p>1.17221E+01</text:p>
          </table:table-cell>
          <table:table-cell table:formula="of:=[.C94]/[.$C$105]" office:value-type="float" office:value="0.0187274735633419" calcext:value-type="float">
            <text:p>1.87275E-02</text:p>
          </table:table-cell>
          <table:table-cell table:number-columns-repeated="2"/>
          <table:table-cell table:style-name="ce4" table:formula="of:=[.G44]" office:value-type="float" office:value="162" calcext:value-type="float">
            <text:p>162</text:p>
          </table:table-cell>
          <table:table-cell office:value-type="float" office:value="0.01822852" calcext:value-type="float">
            <text:p>1.82285E-02</text:p>
          </table:table-cell>
          <table:table-cell/>
          <table:table-cell table:formula="of:=100*([.D94]-[.H94])/[.D94]" office:value-type="float" office:value="2.66428657156719" calcext:value-type="float">
            <text:p>2.66428657156719</text:p>
          </table:table-cell>
          <table:table-cell table:number-columns-repeated="4"/>
        </table:table-row>
        <table:table-row table:style-name="ro1">
          <table:table-cell/>
          <table:table-cell table:formula="of:=[.B45]" office:value-type="float" office:value="166" calcext:value-type="float">
            <text:p>166</text:p>
          </table:table-cell>
          <table:table-cell office:value-type="float" office:value="11.7989" calcext:value-type="float">
            <text:p>1.17989E+01</text:p>
          </table:table-cell>
          <table:table-cell table:formula="of:=[.C95]/[.$C$105]" office:value-type="float" office:value="0.0188501708590197" calcext:value-type="float">
            <text:p>1.88502E-02</text:p>
          </table:table-cell>
          <table:table-cell table:number-columns-repeated="2"/>
          <table:table-cell table:style-name="ce4" table:formula="of:=[.G45]" office:value-type="float" office:value="166" calcext:value-type="float">
            <text:p>166</text:p>
          </table:table-cell>
          <table:table-cell office:value-type="float" office:value="0.01830884" calcext:value-type="float">
            <text:p>1.83088E-02</text:p>
          </table:table-cell>
          <table:table-cell/>
          <table:table-cell table:formula="of:=100*([.D95]-[.H95])/[.D95]" office:value-type="float" office:value="2.87175571546975" calcext:value-type="float">
            <text:p>2.87175571546975</text:p>
          </table:table-cell>
          <table:table-cell table:number-columns-repeated="4"/>
        </table:table-row>
        <table:table-row table:style-name="ro1">
          <table:table-cell/>
          <table:table-cell table:formula="of:=[.B46]" office:value-type="float" office:value="170" calcext:value-type="float">
            <text:p>170</text:p>
          </table:table-cell>
          <table:table-cell office:value-type="float" office:value="11.8696" calcext:value-type="float">
            <text:p>1.18696E+01</text:p>
          </table:table-cell>
          <table:table-cell table:formula="of:=[.C96]/[.$C$105]" office:value-type="float" office:value="0.0189631226663689" calcext:value-type="float">
            <text:p>1.89631E-02</text:p>
          </table:table-cell>
          <table:table-cell table:number-columns-repeated="2"/>
          <table:table-cell table:style-name="ce4" table:formula="of:=[.G46]" office:value-type="float" office:value="170" calcext:value-type="float">
            <text:p>170</text:p>
          </table:table-cell>
          <table:table-cell office:value-type="float" office:value="0.01837785" calcext:value-type="float">
            <text:p>1.83779E-02</text:p>
          </table:table-cell>
          <table:table-cell/>
          <table:table-cell table:formula="of:=100*([.D96]-[.H96])/[.D96]" office:value-type="float" office:value="3.08637283355716" calcext:value-type="float">
            <text:p>3.08637283355716</text:p>
          </table:table-cell>
          <table:table-cell table:number-columns-repeated="4"/>
        </table:table-row>
        <table:table-row table:style-name="ro1">
          <table:table-cell/>
          <table:table-cell table:formula="of:=[.B47]" office:value-type="float" office:value="174" calcext:value-type="float">
            <text:p>174</text:p>
          </table:table-cell>
          <table:table-cell office:value-type="float" office:value="11.9388" calcext:value-type="float">
            <text:p>1.19388E+01</text:p>
          </table:table-cell>
          <table:table-cell table:formula="of:=[.C97]/[.$C$105]" office:value-type="float" office:value="0.0190736780421619" calcext:value-type="float">
            <text:p>1.90737E-02</text:p>
          </table:table-cell>
          <table:table-cell table:number-columns-repeated="2"/>
          <table:table-cell table:style-name="ce4" table:formula="of:=[.G47]" office:value-type="float" office:value="174" calcext:value-type="float">
            <text:p>174</text:p>
          </table:table-cell>
          <table:table-cell office:value-type="float" office:value="0.01843641" calcext:value-type="float">
            <text:p>1.84364E-02</text:p>
          </table:table-cell>
          <table:table-cell/>
          <table:table-cell table:formula="of:=100*([.D97]-[.H97])/[.D97]" office:value-type="float" office:value="3.34108629050609" calcext:value-type="float">
            <text:p>3.34108629050609</text:p>
          </table:table-cell>
          <table:table-cell table:number-columns-repeated="4"/>
        </table:table-row>
        <table:table-row table:style-name="ro1">
          <table:table-cell/>
          <table:table-cell table:formula="of:=[.B48]" office:value-type="float" office:value="178" calcext:value-type="float">
            <text:p>178</text:p>
          </table:table-cell>
          <table:table-cell office:value-type="float" office:value="11.9849" calcext:value-type="float">
            <text:p>1.19849E+01</text:p>
          </table:table-cell>
          <table:table-cell table:formula="of:=[.C98]/[.$C$105]" office:value-type="float" office:value="0.0191473283719894" calcext:value-type="float">
            <text:p>1.91473E-02</text:p>
          </table:table-cell>
          <table:table-cell table:number-columns-repeated="2"/>
          <table:table-cell table:style-name="ce4" table:formula="of:=[.G48]" office:value-type="float" office:value="178" calcext:value-type="float">
            <text:p>178</text:p>
          </table:table-cell>
          <table:table-cell office:value-type="float" office:value="0.01848526" calcext:value-type="float">
            <text:p>1.84853E-02</text:p>
          </table:table-cell>
          <table:table-cell/>
          <table:table-cell table:formula="of:=100*([.D98]-[.H98])/[.D98]" office:value-type="float" office:value="3.45775848790429" calcext:value-type="float">
            <text:p>3.45775848790429</text:p>
          </table:table-cell>
          <table:table-cell table:number-columns-repeated="4"/>
        </table:table-row>
        <table:table-row table:style-name="ro1">
          <table:table-cell/>
          <table:table-cell table:formula="of:=[.B49]" office:value-type="float" office:value="182" calcext:value-type="float">
            <text:p>182</text:p>
          </table:table-cell>
          <table:table-cell office:value-type="float" office:value="12.0311" calcext:value-type="float">
            <text:p>1.20311E+01</text:p>
          </table:table-cell>
          <table:table-cell table:formula="of:=[.C99]/[.$C$105]" office:value-type="float" office:value="0.0192211384639205" calcext:value-type="float">
            <text:p>1.92211E-02</text:p>
          </table:table-cell>
          <table:table-cell table:number-columns-repeated="2"/>
          <table:table-cell table:style-name="ce4" table:formula="of:=[.G49]" office:value-type="float" office:value="182" calcext:value-type="float">
            <text:p>182</text:p>
          </table:table-cell>
          <table:table-cell office:value-type="float" office:value="0.01852504" calcext:value-type="float">
            <text:p>1.85250E-02</text:p>
          </table:table-cell>
          <table:table-cell/>
          <table:table-cell table:formula="of:=100*([.D99]-[.H99])/[.D99]" office:value-type="float" office:value="3.62152567199475" calcext:value-type="float">
            <text:p>3.62152567199475</text:p>
          </table:table-cell>
          <table:table-cell table:number-columns-repeated="4"/>
        </table:table-row>
        <table:table-row table:style-name="ro1">
          <table:table-cell/>
          <table:table-cell table:formula="of:=[.B50]" office:value-type="float" office:value="186" calcext:value-type="float">
            <text:p>186</text:p>
          </table:table-cell>
          <table:table-cell office:value-type="float" office:value="12.0614" calcext:value-type="float">
            <text:p>1.20614E+01</text:p>
          </table:table-cell>
          <table:table-cell table:formula="of:=[.C100]/[.$C$105]" office:value-type="float" office:value="0.0192695463813559" calcext:value-type="float">
            <text:p>1.92695E-02</text:p>
          </table:table-cell>
          <table:table-cell table:number-columns-repeated="2"/>
          <table:table-cell table:style-name="ce4" table:formula="of:=[.G50]" office:value-type="float" office:value="186" calcext:value-type="float">
            <text:p>186</text:p>
          </table:table-cell>
          <table:table-cell office:value-type="float" office:value="0.01855626" calcext:value-type="float">
            <text:p>1.85563E-02</text:p>
          </table:table-cell>
          <table:table-cell/>
          <table:table-cell table:formula="of:=100*([.D100]-[.H100])/[.D100]" office:value-type="float" office:value="3.7016251822412" calcext:value-type="float">
            <text:p>3.7016251822412</text:p>
          </table:table-cell>
          <table:table-cell table:number-columns-repeated="4"/>
        </table:table-row>
        <table:table-row table:style-name="ro1">
          <table:table-cell/>
          <table:table-cell table:formula="of:=[.B51]" office:value-type="float" office:value="190" calcext:value-type="float">
            <text:p>190</text:p>
          </table:table-cell>
          <table:table-cell office:value-type="float" office:value="12.0736" calcext:value-type="float">
            <text:p>1.20736E+01</text:p>
          </table:table-cell>
          <table:table-cell table:formula="of:=[.C101]/[.$C$105]" office:value-type="float" office:value="0.0192890373580131" calcext:value-type="float">
            <text:p>1.92890E-02</text:p>
          </table:table-cell>
          <table:table-cell table:number-columns-repeated="2"/>
          <table:table-cell table:style-name="ce4" table:formula="of:=[.G51]" office:value-type="float" office:value="190" calcext:value-type="float">
            <text:p>190</text:p>
          </table:table-cell>
          <table:table-cell office:value-type="float" office:value="0.01857932" calcext:value-type="float">
            <text:p>1.85793E-02</text:p>
          </table:table-cell>
          <table:table-cell/>
          <table:table-cell table:formula="of:=100*([.D101]-[.H101])/[.D101]" office:value-type="float" office:value="3.67938194550822" calcext:value-type="float">
            <text:p>3.67938194550822</text:p>
          </table:table-cell>
          <table:table-cell table:number-columns-repeated="4"/>
        </table:table-row>
        <table:table-row table:style-name="ro1">
          <table:table-cell/>
          <table:table-cell table:formula="of:=[.B52]" office:value-type="float" office:value="194" calcext:value-type="float">
            <text:p>194</text:p>
          </table:table-cell>
          <table:table-cell office:value-type="float" office:value="12.0742" calcext:value-type="float">
            <text:p>1.20742E+01</text:p>
          </table:table-cell>
          <table:table-cell table:formula="of:=[.C102]/[.$C$105]" office:value-type="float" office:value="0.0192899959306356" calcext:value-type="float">
            <text:p>1.92900E-02</text:p>
          </table:table-cell>
          <table:table-cell table:number-columns-repeated="2"/>
          <table:table-cell table:style-name="ce4" table:formula="of:=[.G52]" office:value-type="float" office:value="194" calcext:value-type="float">
            <text:p>194</text:p>
          </table:table-cell>
          <table:table-cell office:value-type="float" office:value="0.01859453" calcext:value-type="float">
            <text:p>1.85945E-02</text:p>
          </table:table-cell>
          <table:table-cell/>
          <table:table-cell table:formula="of:=100*([.D102]-[.H102])/[.D102]" office:value-type="float" office:value="3.60531921902089" calcext:value-type="float">
            <text:p>3.60531921902089</text:p>
          </table:table-cell>
          <table:table-cell table:number-columns-repeated="4"/>
        </table:table-row>
        <table:table-row table:style-name="ro1">
          <table:table-cell/>
          <table:table-cell table:formula="of:=[.B53]" office:value-type="float" office:value="198" calcext:value-type="float">
            <text:p>198</text:p>
          </table:table-cell>
          <table:table-cell office:value-type="float" office:value="12.1025" calcext:value-type="float">
            <text:p>1.21025E+01</text:p>
          </table:table-cell>
          <table:table-cell table:formula="of:=[.C103]/[.$C$105]" office:value-type="float" office:value="0.019335208605996" calcext:value-type="float">
            <text:p>1.93352E-02</text:p>
          </table:table-cell>
          <table:table-cell table:number-columns-repeated="2"/>
          <table:table-cell table:style-name="ce4" table:formula="of:=[.G53]" office:value-type="float" office:value="198" calcext:value-type="float">
            <text:p>198</text:p>
          </table:table-cell>
          <table:table-cell office:value-type="float" office:value="0.01860208" calcext:value-type="float">
            <text:p>1.86021E-02</text:p>
          </table:table-cell>
          <table:table-cell/>
          <table:table-cell table:formula="of:=100*([.D103]-[.H103])/[.D103]" office:value-type="float" office:value="3.79167673302804" calcext:value-type="float">
            <text:p>3.79167673302804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SUM([.C4:.C103])" office:value-type="float" office:value="625.930666" calcext:value-type="float">
            <text:p>6.25931E+02</text:p>
          </table:table-cell>
          <table:table-cell table:number-columns-repeated="11"/>
        </table:table-row>
        <table:table-row table:style-name="ro1" table:number-rows-repeated="104847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diff7" table:style-name="ta1">
        <table:shapes>
          <draw:frame draw:z-index="0" draw:style-name="gr1" draw:text-style-name="P1" svg:width="21.724cm" svg:height="12.936cm" svg:x="24.835cm" svg:y="0.425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/>
          <table:table-cell/>
          <table:table-cell office:value-type="string" calcext:value-type="string">
            <text:p>Rel Error 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51309" calcext:value-type="float">
            <text:p>1.51309E-01</text:p>
          </table:table-cell>
          <table:table-cell table:formula="of:=[.C4]/[.$C$155]" office:value-type="float" office:value="0.00440555312941841" calcext:value-type="float">
            <text:p>4.40555E-03</text:p>
          </table:table-cell>
          <table:table-cell table:style-name="ce6" office:value-type="string" calcext:value-type="string">
            <text:p>Serpent_1g</text:p>
          </table:table-cell>
          <table:table-cell table:style-name="ce3" office:value-type="float" office:value="0.02" calcext:value-type="float">
            <text:p>2.00E-02</text:p>
          </table:table-cell>
          <table:table-cell table:style-name="ce4" table:formula="of:=[.F4]*100" office:value-type="float" office:value="2" calcext:value-type="float">
            <text:p>2</text:p>
          </table:table-cell>
          <table:table-cell office:value-type="float" office:value="0.004444588" calcext:value-type="float">
            <text:p>4.44459E-03</text:p>
          </table:table-cell>
          <table:table-cell table:style-name="ce1" office:value-type="string" calcext:value-type="string">
            <text:p>Almost_1g</text:p>
          </table:table-cell>
          <table:table-cell table:formula="of:=100*([.D4]-[.H4])/[.D4]" office:value-type="float" office:value="-0.886037903411812" calcext:value-type="float">
            <text:p>-0.8860379034118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51317" calcext:value-type="float">
            <text:p>1.51317E-01</text:p>
          </table:table-cell>
          <table:table-cell table:formula="of:=[.C5]/[.$C$155]" office:value-type="float" office:value="0.00440578605954838" calcext:value-type="float">
            <text:p>4.40579E-03</text:p>
          </table:table-cell>
          <table:table-cell/>
          <table:table-cell table:style-name="ce3" office:value-type="float" office:value="0.06" calcext:value-type="float">
            <text:p>6.00E-02</text:p>
          </table:table-cell>
          <table:table-cell table:style-name="ce4" table:formula="of:=[.F5]*100" office:value-type="float" office:value="6" calcext:value-type="float">
            <text:p>6</text:p>
          </table:table-cell>
          <table:table-cell office:value-type="float" office:value="0.004441038" calcext:value-type="float">
            <text:p>4.44104E-03</text:p>
          </table:table-cell>
          <table:table-cell/>
          <table:table-cell table:formula="of:=100*([.D5]-[.H5])/[.D5]" office:value-type="float" office:value="-0.800128285285786" calcext:value-type="float">
            <text:p>-0.8001282852857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52026" calcext:value-type="float">
            <text:p>1.52026E-01</text:p>
          </table:table-cell>
          <table:table-cell table:formula="of:=[.C6]/[.$C$155]" office:value-type="float" office:value="0.0044264294923168" calcext:value-type="float">
            <text:p>4.42643E-03</text:p>
          </table:table-cell>
          <table:table-cell/>
          <table:table-cell table:style-name="ce3" office:value-type="float" office:value="0.1" calcext:value-type="float">
            <text:p>1.00E-01</text:p>
          </table:table-cell>
          <table:table-cell table:style-name="ce4" table:formula="of:=[.F6]*100" office:value-type="float" office:value="10" calcext:value-type="float">
            <text:p>10</text:p>
          </table:table-cell>
          <table:table-cell office:value-type="float" office:value="0.004433934" calcext:value-type="float">
            <text:p>4.43393E-03</text:p>
          </table:table-cell>
          <table:table-cell/>
          <table:table-cell table:formula="of:=100*([.D6]-[.H6])/[.D6]" office:value-type="float" office:value="-0.169538624668607" calcext:value-type="float">
            <text:p>-0.1695386246686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151692" calcext:value-type="float">
            <text:p>1.51692E-01</text:p>
          </table:table-cell>
          <table:table-cell table:formula="of:=[.C7]/[.$C$155]" office:value-type="float" office:value="0.00441670465939063" calcext:value-type="float">
            <text:p>4.41670E-03</text:p>
          </table:table-cell>
          <table:table-cell/>
          <table:table-cell table:style-name="ce3" office:value-type="float" office:value="0.14" calcext:value-type="float">
            <text:p>1.40E-01</text:p>
          </table:table-cell>
          <table:table-cell table:style-name="ce4" table:formula="of:=[.F7]*100" office:value-type="float" office:value="14" calcext:value-type="float">
            <text:p>14</text:p>
          </table:table-cell>
          <table:table-cell office:value-type="float" office:value="0.004423271" calcext:value-type="float">
            <text:p>4.42327E-03</text:p>
          </table:table-cell>
          <table:table-cell/>
          <table:table-cell table:formula="of:=100*([.D7]-[.H7])/[.D7]" office:value-type="float" office:value="-0.1486705839705" calcext:value-type="float">
            <text:p>-0.14867058397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152002" calcext:value-type="float">
            <text:p>1.52002E-01</text:p>
          </table:table-cell>
          <table:table-cell table:formula="of:=[.C8]/[.$C$155]" office:value-type="float" office:value="0.0044257307019269" calcext:value-type="float">
            <text:p>4.42573E-03</text:p>
          </table:table-cell>
          <table:table-cell/>
          <table:table-cell table:style-name="ce3" office:value-type="float" office:value="0.18" calcext:value-type="float">
            <text:p>1.80E-01</text:p>
          </table:table-cell>
          <table:table-cell table:style-name="ce4" table:formula="of:=[.F8]*100" office:value-type="float" office:value="18" calcext:value-type="float">
            <text:p>18</text:p>
          </table:table-cell>
          <table:table-cell office:value-type="float" office:value="0.004409043" calcext:value-type="float">
            <text:p>4.40904E-03</text:p>
          </table:table-cell>
          <table:table-cell/>
          <table:table-cell table:formula="of:=100*([.D8]-[.H8])/[.D8]" office:value-type="float" office:value="0.377060943171053" calcext:value-type="float">
            <text:p>0.3770609431710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153156" calcext:value-type="float">
            <text:p>1.53156E-01</text:p>
          </table:table-cell>
          <table:table-cell table:formula="of:=[.C9]/[.$C$155]" office:value-type="float" office:value="0.0044593308731748" calcext:value-type="float">
            <text:p>4.45933E-03</text:p>
          </table:table-cell>
          <table:table-cell/>
          <table:table-cell table:style-name="ce3" office:value-type="float" office:value="0.22" calcext:value-type="float">
            <text:p>2.20E-01</text:p>
          </table:table-cell>
          <table:table-cell table:style-name="ce4" table:formula="of:=[.F9]*100" office:value-type="float" office:value="22" calcext:value-type="float">
            <text:p>22</text:p>
          </table:table-cell>
          <table:table-cell office:value-type="float" office:value="0.004391239" calcext:value-type="float">
            <text:p>4.39124E-03</text:p>
          </table:table-cell>
          <table:table-cell/>
          <table:table-cell table:formula="of:=100*([.D9]-[.H9])/[.D9]" office:value-type="float" office:value="1.5269527001104" calcext:value-type="float">
            <text:p>1.52695270011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153577" calcext:value-type="float">
            <text:p>1.53577E-01</text:p>
          </table:table-cell>
          <table:table-cell table:formula="of:=[.C10]/[.$C$155]" office:value-type="float" office:value="0.00447158882126437" calcext:value-type="float">
            <text:p>4.47159E-03</text:p>
          </table:table-cell>
          <table:table-cell/>
          <table:table-cell table:style-name="ce3" office:value-type="float" office:value="0.26" calcext:value-type="float">
            <text:p>2.60E-01</text:p>
          </table:table-cell>
          <table:table-cell table:style-name="ce4" table:formula="of:=[.F10]*100" office:value-type="float" office:value="26" calcext:value-type="float">
            <text:p>26</text:p>
          </table:table-cell>
          <table:table-cell office:value-type="float" office:value="0.004369848" calcext:value-type="float">
            <text:p>4.36985E-03</text:p>
          </table:table-cell>
          <table:table-cell/>
          <table:table-cell table:formula="of:=100*([.D10]-[.H10])/[.D10]" office:value-type="float" office:value="2.27527228757147" calcext:value-type="float">
            <text:p>2.275272287571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52759" calcext:value-type="float">
            <text:p>1.52759E-01</text:p>
          </table:table-cell>
          <table:table-cell table:formula="of:=[.C11]/[.$C$155]" office:value-type="float" office:value="0.00444777171547513" calcext:value-type="float">
            <text:p>4.44777E-03</text:p>
          </table:table-cell>
          <table:table-cell/>
          <table:table-cell table:style-name="ce3" office:value-type="float" office:value="0.3" calcext:value-type="float">
            <text:p>3.00E-01</text:p>
          </table:table-cell>
          <table:table-cell table:style-name="ce4" table:formula="of:=[.F11]*100" office:value-type="float" office:value="30" calcext:value-type="float">
            <text:p>30</text:p>
          </table:table-cell>
          <table:table-cell office:value-type="float" office:value="0.004344856" calcext:value-type="float">
            <text:p>4.34486E-03</text:p>
          </table:table-cell>
          <table:table-cell/>
          <table:table-cell table:formula="of:=100*([.D11]-[.H11])/[.D11]" office:value-type="float" office:value="2.31387135083971" calcext:value-type="float">
            <text:p>2.313871350839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150562" calcext:value-type="float">
            <text:p>1.50562E-01</text:p>
          </table:table-cell>
          <table:table-cell table:formula="of:=[.C12]/[.$C$155]" office:value-type="float" office:value="0.00438380327853263" calcext:value-type="float">
            <text:p>4.38380E-03</text:p>
          </table:table-cell>
          <table:table-cell/>
          <table:table-cell table:style-name="ce3" office:value-type="float" office:value="0.34" calcext:value-type="float">
            <text:p>3.40E-01</text:p>
          </table:table-cell>
          <table:table-cell table:style-name="ce4" table:formula="of:=[.F12]*100" office:value-type="float" office:value="34" calcext:value-type="float">
            <text:p>34</text:p>
          </table:table-cell>
          <table:table-cell office:value-type="float" office:value="0.004316247" calcext:value-type="float">
            <text:p>4.31625E-03</text:p>
          </table:table-cell>
          <table:table-cell/>
          <table:table-cell table:formula="of:=100*([.D12]-[.H12])/[.D12]" office:value-type="float" office:value="1.5410426572619" calcext:value-type="float">
            <text:p>1.54104265726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149952" calcext:value-type="float">
            <text:p>1.49952E-01</text:p>
          </table:table-cell>
          <table:table-cell table:formula="of:=[.C13]/[.$C$155]" office:value-type="float" office:value="0.00436604235612256" calcext:value-type="float">
            <text:p>4.36604E-03</text:p>
          </table:table-cell>
          <table:table-cell/>
          <table:table-cell table:style-name="ce3" office:value-type="float" office:value="0.38" calcext:value-type="float">
            <text:p>3.80E-01</text:p>
          </table:table-cell>
          <table:table-cell table:style-name="ce4" table:formula="of:=[.F13]*100" office:value-type="float" office:value="38" calcext:value-type="float">
            <text:p>38</text:p>
          </table:table-cell>
          <table:table-cell office:value-type="float" office:value="0.004284005" calcext:value-type="float">
            <text:p>4.28401E-03</text:p>
          </table:table-cell>
          <table:table-cell/>
          <table:table-cell table:formula="of:=100*([.D13]-[.H13])/[.D13]" office:value-type="float" office:value="1.87898672140736" calcext:value-type="float">
            <text:p>1.878986721407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147949" calcext:value-type="float">
            <text:p>1.47949E-01</text:p>
          </table:table-cell>
          <table:table-cell table:formula="of:=[.C14]/[.$C$155]" office:value-type="float" office:value="0.00430772247483179" calcext:value-type="float">
            <text:p>4.30772E-03</text:p>
          </table:table-cell>
          <table:table-cell/>
          <table:table-cell table:style-name="ce3" office:value-type="float" office:value="0.42" calcext:value-type="float">
            <text:p>4.20E-01</text:p>
          </table:table-cell>
          <table:table-cell table:style-name="ce4" table:formula="of:=[.F14]*100" office:value-type="float" office:value="42" calcext:value-type="float">
            <text:p>42</text:p>
          </table:table-cell>
          <table:table-cell office:value-type="float" office:value="0.004248114" calcext:value-type="float">
            <text:p>4.24811E-03</text:p>
          </table:table-cell>
          <table:table-cell/>
          <table:table-cell table:formula="of:=100*([.D14]-[.H14])/[.D14]" office:value-type="float" office:value="1.38375847515855" calcext:value-type="float">
            <text:p>1.383758475158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146562" calcext:value-type="float">
            <text:p>1.46562E-01</text:p>
          </table:table-cell>
          <table:table-cell table:formula="of:=[.C15]/[.$C$155]" office:value-type="float" office:value="0.00426733821354857" calcext:value-type="float">
            <text:p>4.26734E-03</text:p>
          </table:table-cell>
          <table:table-cell/>
          <table:table-cell table:style-name="ce3" office:value-type="float" office:value="0.46" calcext:value-type="float">
            <text:p>4.60E-01</text:p>
          </table:table-cell>
          <table:table-cell table:style-name="ce4" table:formula="of:=[.F15]*100" office:value-type="float" office:value="46" calcext:value-type="float">
            <text:p>46</text:p>
          </table:table-cell>
          <table:table-cell office:value-type="float" office:value="0.004208556" calcext:value-type="float">
            <text:p>4.20856E-03</text:p>
          </table:table-cell>
          <table:table-cell/>
          <table:table-cell table:formula="of:=100*([.D15]-[.H15])/[.D15]" office:value-type="float" office:value="1.37749132145046" calcext:value-type="float">
            <text:p>1.377491321450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44948" calcext:value-type="float">
            <text:p>1.44948E-01</text:p>
          </table:table-cell>
          <table:table-cell table:formula="of:=[.C16]/[.$C$155]" office:value-type="float" office:value="0.0042203445598275" calcext:value-type="float">
            <text:p>4.22034E-03</text:p>
          </table:table-cell>
          <table:table-cell/>
          <table:table-cell table:style-name="ce3" office:value-type="float" office:value="0.5" calcext:value-type="float">
            <text:p>5.00E-01</text:p>
          </table:table-cell>
          <table:table-cell table:style-name="ce4" table:formula="of:=[.F16]*100" office:value-type="float" office:value="50" calcext:value-type="float">
            <text:p>50</text:p>
          </table:table-cell>
          <table:table-cell office:value-type="float" office:value="0.004165312" calcext:value-type="float">
            <text:p>4.16531E-03</text:p>
          </table:table-cell>
          <table:table-cell/>
          <table:table-cell table:formula="of:=100*([.D16]-[.H16])/[.D16]" office:value-type="float" office:value="1.30398262623729" calcext:value-type="float">
            <text:p>1.303982626237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143419" calcext:value-type="float">
            <text:p>1.43419E-01</text:p>
          </table:table-cell>
          <table:table-cell table:formula="of:=[.C17]/[.$C$155]" office:value-type="float" office:value="0.00417582578873734" calcext:value-type="float">
            <text:p>4.17583E-03</text:p>
          </table:table-cell>
          <table:table-cell/>
          <table:table-cell table:style-name="ce3" office:value-type="float" office:value="0.54" calcext:value-type="float">
            <text:p>5.40E-01</text:p>
          </table:table-cell>
          <table:table-cell table:style-name="ce4" table:formula="of:=[.F17]*100" office:value-type="float" office:value="54" calcext:value-type="float">
            <text:p>54</text:p>
          </table:table-cell>
          <table:table-cell office:value-type="float" office:value="0.004118367" calcext:value-type="float">
            <text:p>4.11837E-03</text:p>
          </table:table-cell>
          <table:table-cell/>
          <table:table-cell table:formula="of:=100*([.D17]-[.H17])/[.D17]" office:value-type="float" office:value="1.37598625144553" calcext:value-type="float">
            <text:p>1.375986251445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140608" calcext:value-type="float">
            <text:p>1.40608E-01</text:p>
          </table:table-cell>
          <table:table-cell table:formula="of:=[.C18]/[.$C$155]" office:value-type="float" office:value="0.00409397996431979" calcext:value-type="float">
            <text:p>4.09398E-03</text:p>
          </table:table-cell>
          <table:table-cell/>
          <table:table-cell table:style-name="ce3" office:value-type="float" office:value="0.58" calcext:value-type="float">
            <text:p>5.80E-01</text:p>
          </table:table-cell>
          <table:table-cell table:style-name="ce4" table:formula="of:=[.F18]*100" office:value-type="float" office:value="58" calcext:value-type="float">
            <text:p>58</text:p>
          </table:table-cell>
          <table:table-cell office:value-type="float" office:value="0.004067705" calcext:value-type="float">
            <text:p>4.06771E-03</text:p>
          </table:table-cell>
          <table:table-cell/>
          <table:table-cell table:formula="of:=100*([.D18]-[.H18])/[.D18]" office:value-type="float" office:value="0.641795136976369" calcext:value-type="float">
            <text:p>0.6417951369763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13984" calcext:value-type="float">
            <text:p>1.39840E-01</text:p>
          </table:table-cell>
          <table:table-cell table:formula="of:=[.C19]/[.$C$155]" office:value-type="float" office:value="0.00407161867184285" calcext:value-type="float">
            <text:p>4.07162E-03</text:p>
          </table:table-cell>
          <table:table-cell/>
          <table:table-cell table:style-name="ce3" office:value-type="float" office:value="0.62" calcext:value-type="float">
            <text:p>6.20E-01</text:p>
          </table:table-cell>
          <table:table-cell table:style-name="ce4" table:formula="of:=[.F19]*100" office:value-type="float" office:value="62" calcext:value-type="float">
            <text:p>62</text:p>
          </table:table-cell>
          <table:table-cell office:value-type="float" office:value="0.004013311" calcext:value-type="float">
            <text:p>4.01331E-03</text:p>
          </table:table-cell>
          <table:table-cell/>
          <table:table-cell table:formula="of:=100*([.D19]-[.H19])/[.D19]" office:value-type="float" office:value="1.43205139140552" calcext:value-type="float">
            <text:p>1.432051391405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135083" calcext:value-type="float">
            <text:p>1.35083E-01</text:p>
          </table:table-cell>
          <table:table-cell table:formula="of:=[.C20]/[.$C$155]" office:value-type="float" office:value="0.00393311259331055" calcext:value-type="float">
            <text:p>3.93311E-03</text:p>
          </table:table-cell>
          <table:table-cell/>
          <table:table-cell table:style-name="ce3" office:value-type="float" office:value="0.66" calcext:value-type="float">
            <text:p>6.60E-01</text:p>
          </table:table-cell>
          <table:table-cell table:style-name="ce4" table:formula="of:=[.F20]*100" office:value-type="float" office:value="66" calcext:value-type="float">
            <text:p>66</text:p>
          </table:table-cell>
          <table:table-cell office:value-type="float" office:value="0.003955173" calcext:value-type="float">
            <text:p>3.95517E-03</text:p>
          </table:table-cell>
          <table:table-cell/>
          <table:table-cell table:formula="of:=100*([.D20]-[.H20])/[.D20]" office:value-type="float" office:value="-0.560889274488769" calcext:value-type="float">
            <text:p>-0.5608892744887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34194" calcext:value-type="float">
            <text:p>1.34194E-01</text:p>
          </table:table-cell>
          <table:table-cell table:formula="of:=[.C21]/[.$C$155]" office:value-type="float" office:value="0.00390722823261785" calcext:value-type="float">
            <text:p>3.90723E-03</text:p>
          </table:table-cell>
          <table:table-cell/>
          <table:table-cell table:style-name="ce3" office:value-type="float" office:value="0.7" calcext:value-type="float">
            <text:p>7.00E-01</text:p>
          </table:table-cell>
          <table:table-cell table:style-name="ce4" table:formula="of:=[.F21]*100" office:value-type="float" office:value="70" calcext:value-type="float">
            <text:p>70</text:p>
          </table:table-cell>
          <table:table-cell office:value-type="float" office:value="0.003893282" calcext:value-type="float">
            <text:p>3.89328E-03</text:p>
          </table:table-cell>
          <table:table-cell/>
          <table:table-cell table:formula="of:=100*([.D21]-[.H21])/[.D21]" office:value-type="float" office:value="0.356934168867408" calcext:value-type="float">
            <text:p>0.3569341688674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131664" calcext:value-type="float">
            <text:p>1.31664E-01</text:p>
          </table:table-cell>
          <table:table-cell table:formula="of:=[.C22]/[.$C$155]" office:value-type="float" office:value="0.00383356407901543" calcext:value-type="float">
            <text:p>3.83356E-03</text:p>
          </table:table-cell>
          <table:table-cell/>
          <table:table-cell table:style-name="ce3" office:value-type="float" office:value="0.74" calcext:value-type="float">
            <text:p>7.40E-01</text:p>
          </table:table-cell>
          <table:table-cell table:style-name="ce4" table:formula="of:=[.F22]*100" office:value-type="float" office:value="74" calcext:value-type="float">
            <text:p>74</text:p>
          </table:table-cell>
          <table:table-cell office:value-type="float" office:value="0.003827631" calcext:value-type="float">
            <text:p>3.82763E-03</text:p>
          </table:table-cell>
          <table:table-cell/>
          <table:table-cell table:formula="of:=100*([.D22]-[.H22])/[.D22]" office:value-type="float" office:value="0.154766658209894" calcext:value-type="float">
            <text:p>0.1547666582098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127864" calcext:value-type="float">
            <text:p>1.27864E-01</text:p>
          </table:table-cell>
          <table:table-cell table:formula="of:=[.C23]/[.$C$155]" office:value-type="float" office:value="0.00372292226728057" calcext:value-type="float">
            <text:p>3.72292E-03</text:p>
          </table:table-cell>
          <table:table-cell/>
          <table:table-cell table:style-name="ce3" office:value-type="float" office:value="0.78" calcext:value-type="float">
            <text:p>7.80E-01</text:p>
          </table:table-cell>
          <table:table-cell table:style-name="ce4" table:formula="of:=[.F23]*100" office:value-type="float" office:value="78" calcext:value-type="float">
            <text:p>78</text:p>
          </table:table-cell>
          <table:table-cell office:value-type="float" office:value="0.003758219" calcext:value-type="float">
            <text:p>3.75822E-03</text:p>
          </table:table-cell>
          <table:table-cell/>
          <table:table-cell table:formula="of:=100*([.D23]-[.H23])/[.D23]" office:value-type="float" office:value="-0.948092121870054" calcext:value-type="float">
            <text:p>-0.948092121870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.125918" calcext:value-type="float">
            <text:p>1.25918E-01</text:p>
          </table:table-cell>
          <table:table-cell table:formula="of:=[.C24]/[.$C$155]" office:value-type="float" office:value="0.00366626201316582" calcext:value-type="float">
            <text:p>3.66626E-03</text:p>
          </table:table-cell>
          <table:table-cell/>
          <table:table-cell table:style-name="ce3" office:value-type="float" office:value="0.82" calcext:value-type="float">
            <text:p>8.20E-01</text:p>
          </table:table-cell>
          <table:table-cell table:style-name="ce4" table:formula="of:=[.F24]*100" office:value-type="float" office:value="82" calcext:value-type="float">
            <text:p>82</text:p>
          </table:table-cell>
          <table:table-cell office:value-type="float" office:value="0.003685046" calcext:value-type="float">
            <text:p>3.68505E-03</text:p>
          </table:table-cell>
          <table:table-cell/>
          <table:table-cell table:formula="of:=100*([.D24]-[.H24])/[.D24]" office:value-type="float" office:value="-0.512347092671645" calcext:value-type="float">
            <text:p>-0.5123470926716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0.122146" calcext:value-type="float">
            <text:p>1.22146E-01</text:p>
          </table:table-cell>
          <table:table-cell table:formula="of:=[.C25]/[.$C$155]" office:value-type="float" office:value="0.00355643545688585" calcext:value-type="float">
            <text:p>3.55644E-03</text:p>
          </table:table-cell>
          <table:table-cell/>
          <table:table-cell table:style-name="ce3" office:value-type="float" office:value="0.86" calcext:value-type="float">
            <text:p>8.60E-01</text:p>
          </table:table-cell>
          <table:table-cell table:style-name="ce4" table:formula="of:=[.F25]*100" office:value-type="float" office:value="86" calcext:value-type="float">
            <text:p>86</text:p>
          </table:table-cell>
          <table:table-cell office:value-type="float" office:value="0.003608121" calcext:value-type="float">
            <text:p>3.60812E-03</text:p>
          </table:table-cell>
          <table:table-cell/>
          <table:table-cell table:formula="of:=100*([.D25]-[.H25])/[.D25]" office:value-type="float" office:value="-1.45329624959396" calcext:value-type="float">
            <text:p>-1.453296249593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18322" calcext:value-type="float">
            <text:p>1.18322E-01</text:p>
          </table:table-cell>
          <table:table-cell table:formula="of:=[.C26]/[.$C$155]" office:value-type="float" office:value="0.00344509485476108" calcext:value-type="float">
            <text:p>3.44509E-03</text:p>
          </table:table-cell>
          <table:table-cell/>
          <table:table-cell table:style-name="ce3" office:value-type="float" office:value="0.9" calcext:value-type="float">
            <text:p>9.00E-01</text:p>
          </table:table-cell>
          <table:table-cell table:style-name="ce4" table:formula="of:=[.F26]*100" office:value-type="float" office:value="90" calcext:value-type="float">
            <text:p>90</text:p>
          </table:table-cell>
          <table:table-cell office:value-type="float" office:value="0.003527455" calcext:value-type="float">
            <text:p>3.52746E-03</text:p>
          </table:table-cell>
          <table:table-cell/>
          <table:table-cell table:formula="of:=100*([.D26]-[.H26])/[.D26]" office:value-type="float" office:value="-2.39064956731439" calcext:value-type="float">
            <text:p>-2.390649567314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0.114586" calcext:value-type="float">
            <text:p>1.14586E-01</text:p>
          </table:table-cell>
          <table:table-cell table:formula="of:=[.C27]/[.$C$155]" office:value-type="float" office:value="0.00333631648406597" calcext:value-type="float">
            <text:p>3.33632E-03</text:p>
          </table:table-cell>
          <table:table-cell/>
          <table:table-cell table:style-name="ce3" office:value-type="float" office:value="0.94" calcext:value-type="float">
            <text:p>9.40E-01</text:p>
          </table:table-cell>
          <table:table-cell table:style-name="ce4" table:formula="of:=[.F27]*100" office:value-type="float" office:value="94" calcext:value-type="float">
            <text:p>94</text:p>
          </table:table-cell>
          <table:table-cell office:value-type="float" office:value="0.003443067" calcext:value-type="float">
            <text:p>3.44307E-03</text:p>
          </table:table-cell>
          <table:table-cell/>
          <table:table-cell table:formula="of:=100*([.D27]-[.H27])/[.D27]" office:value-type="float" office:value="-3.19965196479005" calcext:value-type="float">
            <text:p>-3.19965196479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0.110662" calcext:value-type="float">
            <text:p>1.10662E-01</text:p>
          </table:table-cell>
          <table:table-cell table:formula="of:=[.C28]/[.$C$155]" office:value-type="float" office:value="0.0032220642553166" calcext:value-type="float">
            <text:p>3.22206E-03</text:p>
          </table:table-cell>
          <table:table-cell/>
          <table:table-cell table:style-name="ce3" office:value-type="float" office:value="0.98" calcext:value-type="float">
            <text:p>9.80E-01</text:p>
          </table:table-cell>
          <table:table-cell table:style-name="ce4" table:formula="of:=[.F28]*100" office:value-type="float" office:value="98" calcext:value-type="float">
            <text:p>98</text:p>
          </table:table-cell>
          <table:table-cell office:value-type="float" office:value="0.003354981" calcext:value-type="float">
            <text:p>3.35498E-03</text:p>
          </table:table-cell>
          <table:table-cell/>
          <table:table-cell table:formula="of:=100*([.D28]-[.H28])/[.D28]" office:value-type="float" office:value="-4.12520465611687" calcext:value-type="float">
            <text:p>-4.125204656116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.107171" calcext:value-type="float">
            <text:p>1.07171E-01</text:p>
          </table:table-cell>
          <table:table-cell table:formula="of:=[.C29]/[.$C$155]" office:value-type="float" office:value="0.00312041936985176" calcext:value-type="float">
            <text:p>3.12042E-03</text:p>
          </table:table-cell>
          <table:table-cell/>
          <table:table-cell table:style-name="ce3" office:value-type="float" office:value="1.02" calcext:value-type="float">
            <text:p>1.02E+00</text:p>
          </table:table-cell>
          <table:table-cell table:style-name="ce4" table:formula="of:=[.F29]*100" office:value-type="float" office:value="102" calcext:value-type="float">
            <text:p>102</text:p>
          </table:table-cell>
          <table:table-cell office:value-type="float" office:value="0.003263229" calcext:value-type="float">
            <text:p>3.26323E-03</text:p>
          </table:table-cell>
          <table:table-cell/>
          <table:table-cell table:formula="of:=100*([.D29]-[.H29])/[.D29]" office:value-type="float" office:value="-4.5766165768617" calcext:value-type="float">
            <text:p>-4.57661657686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0.103749" calcext:value-type="float">
            <text:p>1.03749E-01</text:p>
          </table:table-cell>
          <table:table-cell table:formula="of:=[.C30]/[.$C$155]" office:value-type="float" office:value="0.00302078350675789" calcext:value-type="float">
            <text:p>3.02078E-03</text:p>
          </table:table-cell>
          <table:table-cell/>
          <table:table-cell table:style-name="ce3" office:value-type="float" office:value="1.06" calcext:value-type="float">
            <text:p>1.06E+00</text:p>
          </table:table-cell>
          <table:table-cell table:style-name="ce4" table:formula="of:=[.F30]*100" office:value-type="float" office:value="106" calcext:value-type="float">
            <text:p>106</text:p>
          </table:table-cell>
          <table:table-cell office:value-type="float" office:value="0.003167851" calcext:value-type="float">
            <text:p>3.16785E-03</text:p>
          </table:table-cell>
          <table:table-cell/>
          <table:table-cell table:formula="of:=100*([.D30]-[.H30])/[.D30]" office:value-type="float" office:value="-4.86852145852543" calcext:value-type="float">
            <text:p>-4.868521458525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0998339" calcext:value-type="float">
            <text:p>9.98339E-02</text:p>
          </table:table-cell>
          <table:table-cell table:formula="of:=[.C31]/[.$C$155]" office:value-type="float" office:value="0.00290679041277812" calcext:value-type="float">
            <text:p>2.90679E-03</text:p>
          </table:table-cell>
          <table:table-cell/>
          <table:table-cell table:style-name="ce3" office:value-type="float" office:value="1.1" calcext:value-type="float">
            <text:p>1.10E+00</text:p>
          </table:table-cell>
          <table:table-cell table:style-name="ce4" table:formula="of:=[.F31]*100" office:value-type="float" office:value="110" calcext:value-type="float">
            <text:p>110</text:p>
          </table:table-cell>
          <table:table-cell office:value-type="float" office:value="0.003068893" calcext:value-type="float">
            <text:p>3.06889E-03</text:p>
          </table:table-cell>
          <table:table-cell/>
          <table:table-cell table:formula="of:=100*([.D31]-[.H31])/[.D31]" office:value-type="float" office:value="-5.57668645490523" calcext:value-type="float">
            <text:p>-5.576686454905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0.0958762" calcext:value-type="float">
            <text:p>9.58762E-02</text:p>
          </table:table-cell>
          <table:table-cell table:formula="of:=[.C32]/[.$C$155]" office:value-type="float" office:value="0.00279155696585626" calcext:value-type="float">
            <text:p>2.79156E-03</text:p>
          </table:table-cell>
          <table:table-cell/>
          <table:table-cell table:style-name="ce3" office:value-type="float" office:value="1.14" calcext:value-type="float">
            <text:p>1.14E+00</text:p>
          </table:table-cell>
          <table:table-cell table:style-name="ce4" table:formula="of:=[.F32]*100" office:value-type="float" office:value="114" calcext:value-type="float">
            <text:p>114</text:p>
          </table:table-cell>
          <table:table-cell office:value-type="float" office:value="0.002966409" calcext:value-type="float">
            <text:p>2.96641E-03</text:p>
          </table:table-cell>
          <table:table-cell/>
          <table:table-cell table:formula="of:=100*([.D32]-[.H32])/[.D32]" office:value-type="float" office:value="-6.26360258029359" calcext:value-type="float">
            <text:p>-6.26360258029359</text:p>
          </table:table-cell>
          <table:table-cell table:number-columns-repeated="3"/>
          <table:table-cell office:value-type="string" calcext:value-type="string">
            <text:p>K-eff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0.0912675" calcext:value-type="float">
            <text:p>9.12675E-02</text:p>
          </table:table-cell>
          <table:table-cell table:formula="of:=[.C33]/[.$C$155]" office:value-type="float" office:value="0.00265736882960825" calcext:value-type="float">
            <text:p>2.65737E-03</text:p>
          </table:table-cell>
          <table:table-cell/>
          <table:table-cell table:style-name="ce3" office:value-type="float" office:value="1.18" calcext:value-type="float">
            <text:p>1.18E+00</text:p>
          </table:table-cell>
          <table:table-cell table:style-name="ce4" table:formula="of:=[.F33]*100" office:value-type="float" office:value="118" calcext:value-type="float">
            <text:p>118</text:p>
          </table:table-cell>
          <table:table-cell office:value-type="float" office:value="0.002860464" calcext:value-type="float">
            <text:p>2.86046E-03</text:p>
          </table:table-cell>
          <table:table-cell/>
          <table:table-cell table:formula="of:=100*([.D33]-[.H33])/[.D33]" office:value-type="float" office:value="-7.64271666502882" calcext:value-type="float">
            <text:p>-7.64271666502882</text:p>
          </table:table-cell>
          <table:table-cell table:number-columns-repeated="2"/>
          <table:table-cell office:value-type="string" calcext:value-type="string">
            <text:p>Serpent</text:p>
          </table:table-cell>
          <table:table-cell table:style-name="ce1" office:value-type="float" office:value="0.846008" calcext:value-type="float">
            <text:p>8.46008E-01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0.0859402" calcext:value-type="float">
            <text:p>8.59402E-02</text:p>
          </table:table-cell>
          <table:table-cell table:formula="of:=[.C34]/[.$C$155]" office:value-type="float" office:value="0.00250225774443585" calcext:value-type="float">
            <text:p>2.50226E-03</text:p>
          </table:table-cell>
          <table:table-cell/>
          <table:table-cell table:style-name="ce3" office:value-type="float" office:value="1.22" calcext:value-type="float">
            <text:p>1.22E+00</text:p>
          </table:table-cell>
          <table:table-cell table:style-name="ce4" table:formula="of:=[.F34]*100" office:value-type="float" office:value="122" calcext:value-type="float">
            <text:p>122</text:p>
          </table:table-cell>
          <table:table-cell office:value-type="float" office:value="0.002751129" calcext:value-type="float">
            <text:p>2.75113E-03</text:p>
          </table:table-cell>
          <table:table-cell/>
          <table:table-cell table:formula="of:=100*([.D34]-[.H34])/[.D34]" office:value-type="float" office:value="-9.9458681311929" calcext:value-type="float">
            <text:p>-9.9458681311929</text:p>
          </table:table-cell>
          <table:table-cell table:number-columns-repeated="2"/>
          <table:table-cell office:value-type="string" calcext:value-type="string">
            <text:p>Almost</text:p>
          </table:table-cell>
          <table:table-cell table:style-name="ce1" office:value-type="float" office:value="0.8465743" calcext:value-type="float">
            <text:p>8.46574E-01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0.0824713" calcext:value-type="float">
            <text:p>8.24713E-02</text:p>
          </table:table-cell>
          <table:table-cell table:formula="of:=[.C35]/[.$C$155]" office:value-type="float" office:value="0.00240125632845504" calcext:value-type="float">
            <text:p>2.40126E-03</text:p>
          </table:table-cell>
          <table:table-cell/>
          <table:table-cell table:style-name="ce3" office:value-type="float" office:value="1.26" calcext:value-type="float">
            <text:p>1.26E+00</text:p>
          </table:table-cell>
          <table:table-cell table:style-name="ce4" table:formula="of:=[.F35]*100" office:value-type="float" office:value="126" calcext:value-type="float">
            <text:p>126</text:p>
          </table:table-cell>
          <table:table-cell office:value-type="float" office:value="0.002638486" calcext:value-type="float">
            <text:p>2.63849E-03</text:p>
          </table:table-cell>
          <table:table-cell/>
          <table:table-cell table:formula="of:=100*([.D35]-[.H35])/[.D35]" office:value-type="float" office:value="-9.8793980773218" calcext:value-type="float">
            <text:p>-9.87939807732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0783218" calcext:value-type="float">
            <text:p>7.83218E-02</text:p>
          </table:table-cell>
          <table:table-cell table:formula="of:=[.C36]/[.$C$155]" office:value-type="float" office:value="0.0022804383816672" calcext:value-type="float">
            <text:p>2.28044E-03</text:p>
          </table:table-cell>
          <table:table-cell/>
          <table:table-cell table:style-name="ce3" office:value-type="float" office:value="1.3" calcext:value-type="float">
            <text:p>1.30E+00</text:p>
          </table:table-cell>
          <table:table-cell table:style-name="ce4" table:formula="of:=[.F36]*100" office:value-type="float" office:value="130" calcext:value-type="float">
            <text:p>130</text:p>
          </table:table-cell>
          <table:table-cell office:value-type="float" office:value="0.002522622" calcext:value-type="float">
            <text:p>2.52262E-03</text:p>
          </table:table-cell>
          <table:table-cell/>
          <table:table-cell table:formula="of:=100*([.D36]-[.H36])/[.D36]" office:value-type="float" office:value="-10.6200465787521" calcext:value-type="float">
            <text:p>-10.6200465787521</text:p>
          </table:table-cell>
          <table:table-cell table:number-columns-repeated="2"/>
          <table:table-cell office:value-type="string" calcext:value-type="string">
            <text:p>Rel Error %</text:p>
          </table:table-cell>
          <table:table-cell table:formula="of:=100*([.N33]-[.N34])/[.N33]" office:value-type="float" office:value="-0.066937901296444" calcext:value-type="float">
            <text:p>-0.066937901296444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0.0752315" calcext:value-type="float">
            <text:p>7.52315E-02</text:p>
          </table:table-cell>
          <table:table-cell table:formula="of:=[.C37]/[.$C$155]" office:value-type="float" office:value="0.00219046038408714" calcext:value-type="float">
            <text:p>2.19046E-03</text:p>
          </table:table-cell>
          <table:table-cell/>
          <table:table-cell table:style-name="ce3" office:value-type="float" office:value="1.34" calcext:value-type="float">
            <text:p>1.34E+00</text:p>
          </table:table-cell>
          <table:table-cell table:style-name="ce4" table:formula="of:=[.F37]*100" office:value-type="float" office:value="134" calcext:value-type="float">
            <text:p>134</text:p>
          </table:table-cell>
          <table:table-cell office:value-type="float" office:value="0.002403639" calcext:value-type="float">
            <text:p>2.40364E-03</text:p>
          </table:table-cell>
          <table:table-cell/>
          <table:table-cell table:formula="of:=100*([.D37]-[.H37])/[.D37]" office:value-type="float" office:value="-9.73213747491268" calcext:value-type="float">
            <text:p>-9.732137474912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0.0722177" calcext:value-type="float">
            <text:p>7.22177E-02</text:p>
          </table:table-cell>
          <table:table-cell table:formula="of:=[.C38]/[.$C$155]" office:value-type="float" office:value="0.0021027097808749" calcext:value-type="float">
            <text:p>2.10271E-03</text:p>
          </table:table-cell>
          <table:table-cell/>
          <table:table-cell table:style-name="ce3" office:value-type="float" office:value="1.38" calcext:value-type="float">
            <text:p>1.38E+00</text:p>
          </table:table-cell>
          <table:table-cell table:style-name="ce4" table:formula="of:=[.F38]*100" office:value-type="float" office:value="138" calcext:value-type="float">
            <text:p>138</text:p>
          </table:table-cell>
          <table:table-cell office:value-type="float" office:value="0.002281643" calcext:value-type="float">
            <text:p>2.28164E-03</text:p>
          </table:table-cell>
          <table:table-cell/>
          <table:table-cell table:formula="of:=100*([.D38]-[.H38])/[.D38]" office:value-type="float" office:value="-8.50964887083242" calcext:value-type="float">
            <text:p>-8.509648870832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0.0680505" calcext:value-type="float">
            <text:p>6.80505E-02</text:p>
          </table:table-cell>
          <table:table-cell table:formula="of:=[.C39]/[.$C$155]" office:value-type="float" office:value="0.0019813764761745" calcext:value-type="float">
            <text:p>1.98138E-03</text:p>
          </table:table-cell>
          <table:table-cell/>
          <table:table-cell table:style-name="ce3" office:value-type="float" office:value="1.42" calcext:value-type="float">
            <text:p>1.42E+00</text:p>
          </table:table-cell>
          <table:table-cell table:style-name="ce4" table:formula="of:=[.F39]*100" office:value-type="float" office:value="142" calcext:value-type="float">
            <text:p>142</text:p>
          </table:table-cell>
          <table:table-cell office:value-type="float" office:value="0.002156752" calcext:value-type="float">
            <text:p>2.15675E-03</text:p>
          </table:table-cell>
          <table:table-cell/>
          <table:table-cell table:formula="of:=100*([.D39]-[.H39])/[.D39]" office:value-type="float" office:value="-8.85119642502787" calcext:value-type="float">
            <text:p>-8.851196425027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0.064361" calcext:value-type="float">
            <text:p>6.43610E-02</text:p>
          </table:table-cell>
          <table:table-cell table:formula="of:=[.C40]/[.$C$155]" office:value-type="float" office:value="0.00187395201185982" calcext:value-type="float">
            <text:p>1.87395E-03</text:p>
          </table:table-cell>
          <table:table-cell/>
          <table:table-cell table:style-name="ce3" office:value-type="float" office:value="1.46" calcext:value-type="float">
            <text:p>1.46E+00</text:p>
          </table:table-cell>
          <table:table-cell table:style-name="ce4" table:formula="of:=[.F40]*100" office:value-type="float" office:value="146" calcext:value-type="float">
            <text:p>146</text:p>
          </table:table-cell>
          <table:table-cell office:value-type="float" office:value="0.002029091" calcext:value-type="float">
            <text:p>2.02909E-03</text:p>
          </table:table-cell>
          <table:table-cell/>
          <table:table-cell table:formula="of:=100*([.D40]-[.H40])/[.D40]" office:value-type="float" office:value="-8.27870656016461" calcext:value-type="float">
            <text:p>-8.278706560164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0605604" calcext:value-type="float">
            <text:p>6.05604E-02</text:p>
          </table:table-cell>
          <table:table-cell table:formula="of:=[.C41]/[.$C$155]" office:value-type="float" office:value="0.00176329273036522" calcext:value-type="float">
            <text:p>1.76329E-03</text:p>
          </table:table-cell>
          <table:table-cell/>
          <table:table-cell table:style-name="ce3" office:value-type="float" office:value="1.5" calcext:value-type="float">
            <text:p>1.50E+00</text:p>
          </table:table-cell>
          <table:table-cell table:style-name="ce4" table:formula="of:=[.F41]*100" office:value-type="float" office:value="150" calcext:value-type="float">
            <text:p>150</text:p>
          </table:table-cell>
          <table:table-cell office:value-type="float" office:value="0.001898796" calcext:value-type="float">
            <text:p>1.89880E-03</text:p>
          </table:table-cell>
          <table:table-cell/>
          <table:table-cell table:formula="of:=100*([.D41]-[.H41])/[.D41]" office:value-type="float" office:value="-7.68467239167475" calcext:value-type="float">
            <text:p>-7.684672391674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0.0558953" calcext:value-type="float">
            <text:p>5.58953E-02</text:p>
          </table:table-cell>
          <table:table-cell table:formula="of:=[.C42]/[.$C$155]" office:value-type="float" office:value="0.00162746243670093" calcext:value-type="float">
            <text:p>1.62746E-03</text:p>
          </table:table-cell>
          <table:table-cell/>
          <table:table-cell table:style-name="ce3" office:value-type="float" office:value="1.54" calcext:value-type="float">
            <text:p>1.54E+00</text:p>
          </table:table-cell>
          <table:table-cell table:style-name="ce4" table:formula="of:=[.F42]*100" office:value-type="float" office:value="154" calcext:value-type="float">
            <text:p>154</text:p>
          </table:table-cell>
          <table:table-cell office:value-type="float" office:value="0.001766009" calcext:value-type="float">
            <text:p>1.76601E-03</text:p>
          </table:table-cell>
          <table:table-cell/>
          <table:table-cell table:formula="of:=100*([.D42]-[.H42])/[.D42]" office:value-type="float" office:value="-8.51304215536449" calcext:value-type="float">
            <text:p>-8.513042155364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0.0505337" calcext:value-type="float">
            <text:p>5.05337E-02</text:p>
          </table:table-cell>
          <table:table-cell table:formula="of:=[.C43]/[.$C$155]" office:value-type="float" office:value="0.00147135266359629" calcext:value-type="float">
            <text:p>1.47135E-03</text:p>
          </table:table-cell>
          <table:table-cell/>
          <table:table-cell table:style-name="ce3" office:value-type="float" office:value="1.58" calcext:value-type="float">
            <text:p>1.58E+00</text:p>
          </table:table-cell>
          <table:table-cell table:style-name="ce4" table:formula="of:=[.F43]*100" office:value-type="float" office:value="158" calcext:value-type="float">
            <text:p>158</text:p>
          </table:table-cell>
          <table:table-cell office:value-type="float" office:value="0.001630882" calcext:value-type="float">
            <text:p>1.63088E-03</text:p>
          </table:table-cell>
          <table:table-cell/>
          <table:table-cell table:formula="of:=100*([.D43]-[.H43])/[.D43]" office:value-type="float" office:value="-10.842358895371" calcext:value-type="float">
            <text:p>-10.8423588953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0.0471417" calcext:value-type="float">
            <text:p>4.71417E-02</text:p>
          </table:table-cell>
          <table:table-cell table:formula="of:=[.C44]/[.$C$155]" office:value-type="float" office:value="0.0013725902884898" calcext:value-type="float">
            <text:p>1.37259E-03</text:p>
          </table:table-cell>
          <table:table-cell/>
          <table:table-cell table:style-name="ce3" office:value-type="float" office:value="1.62" calcext:value-type="float">
            <text:p>1.62E+00</text:p>
          </table:table-cell>
          <table:table-cell table:style-name="ce4" table:formula="of:=[.F44]*100" office:value-type="float" office:value="162" calcext:value-type="float">
            <text:p>162</text:p>
          </table:table-cell>
          <table:table-cell office:value-type="float" office:value="0.001493576" calcext:value-type="float">
            <text:p>1.49358E-03</text:p>
          </table:table-cell>
          <table:table-cell/>
          <table:table-cell table:formula="of:=100*([.D44]-[.H44])/[.D44]" office:value-type="float" office:value="-8.81440824146521" calcext:value-type="float">
            <text:p>-8.814408241465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0.0423494" calcext:value-type="float">
            <text:p>4.23494E-02</text:p>
          </table:table-cell>
          <table:table-cell table:formula="of:=[.C45]/[.$C$155]" office:value-type="float" office:value="0.00123305640575902" calcext:value-type="float">
            <text:p>1.23306E-03</text:p>
          </table:table-cell>
          <table:table-cell/>
          <table:table-cell table:style-name="ce3" office:value-type="float" office:value="1.66" calcext:value-type="float">
            <text:p>1.66E+00</text:p>
          </table:table-cell>
          <table:table-cell table:style-name="ce4" table:formula="of:=[.F45]*100" office:value-type="float" office:value="166" calcext:value-type="float">
            <text:p>166</text:p>
          </table:table-cell>
          <table:table-cell office:value-type="float" office:value="0.001354259" calcext:value-type="float">
            <text:p>1.35426E-03</text:p>
          </table:table-cell>
          <table:table-cell/>
          <table:table-cell table:formula="of:=100*([.D45]-[.H45])/[.D45]" office:value-type="float" office:value="-9.82944443375809" calcext:value-type="float">
            <text:p>-9.829444433758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0.0384269" calcext:value-type="float">
            <text:p>3.84269E-02</text:p>
          </table:table-cell>
          <table:table-cell table:formula="of:=[.C46]/[.$C$155]" office:value-type="float" office:value="0.00111884785140903" calcext:value-type="float">
            <text:p>1.11885E-03</text:p>
          </table:table-cell>
          <table:table-cell/>
          <table:table-cell table:style-name="ce3" office:value-type="float" office:value="1.7" calcext:value-type="float">
            <text:p>1.70E+00</text:p>
          </table:table-cell>
          <table:table-cell table:style-name="ce4" table:formula="of:=[.F46]*100" office:value-type="float" office:value="170" calcext:value-type="float">
            <text:p>170</text:p>
          </table:table-cell>
          <table:table-cell office:value-type="float" office:value="0.001213111" calcext:value-type="float">
            <text:p>1.21311E-03</text:p>
          </table:table-cell>
          <table:table-cell/>
          <table:table-cell table:formula="of:=100*([.D46]-[.H46])/[.D46]" office:value-type="float" office:value="-8.42501940476214" calcext:value-type="float">
            <text:p>-8.425019404762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0.0336395" calcext:value-type="float">
            <text:p>3.36395E-02</text:p>
          </table:table-cell>
          <table:table-cell table:formula="of:=[.C47]/[.$C$155]" office:value-type="float" office:value="0.000979456638382849" calcext:value-type="float">
            <text:p>9.79457E-04</text:p>
          </table:table-cell>
          <table:table-cell/>
          <table:table-cell table:style-name="ce3" office:value-type="float" office:value="1.74" calcext:value-type="float">
            <text:p>1.74E+00</text:p>
          </table:table-cell>
          <table:table-cell table:style-name="ce4" table:formula="of:=[.F47]*100" office:value-type="float" office:value="174" calcext:value-type="float">
            <text:p>174</text:p>
          </table:table-cell>
          <table:table-cell office:value-type="float" office:value="0.001070329" calcext:value-type="float">
            <text:p>1.07033E-03</text:p>
          </table:table-cell>
          <table:table-cell/>
          <table:table-cell table:formula="of:=100*([.D47]-[.H47])/[.D47]" office:value-type="float" office:value="-9.27783406187206" calcext:value-type="float">
            <text:p>-9.277834061872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0.0290381" calcext:value-type="float">
            <text:p>2.90381E-02</text:p>
          </table:table-cell>
          <table:table-cell table:formula="of:=[.C48]/[.$C$155]" office:value-type="float" office:value="0.000845481050878432" calcext:value-type="float">
            <text:p>8.45481E-04</text:p>
          </table:table-cell>
          <table:table-cell/>
          <table:table-cell table:style-name="ce3" office:value-type="float" office:value="1.78" calcext:value-type="float">
            <text:p>1.78E+00</text:p>
          </table:table-cell>
          <table:table-cell table:style-name="ce4" table:formula="of:=[.F48]*100" office:value-type="float" office:value="178" calcext:value-type="float">
            <text:p>178</text:p>
          </table:table-cell>
          <table:table-cell office:value-type="float" office:value="0.0009261473" calcext:value-type="float">
            <text:p>9.26147E-04</text:p>
          </table:table-cell>
          <table:table-cell/>
          <table:table-cell table:formula="of:=100*([.D48]-[.H48])/[.D48]" office:value-type="float" office:value="-9.54087013987576" calcext:value-type="float">
            <text:p>-9.540870139875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0.0243577" calcext:value-type="float">
            <text:p>2.43577E-02</text:p>
          </table:table-cell>
          <table:table-cell table:formula="of:=[.C49]/[.$C$155]" office:value-type="float" office:value="0.00070920527834058" calcext:value-type="float">
            <text:p>7.09205E-04</text:p>
          </table:table-cell>
          <table:table-cell/>
          <table:table-cell table:style-name="ce3" office:value-type="float" office:value="1.82" calcext:value-type="float">
            <text:p>1.82E+00</text:p>
          </table:table-cell>
          <table:table-cell table:style-name="ce4" table:formula="of:=[.F49]*100" office:value-type="float" office:value="182" calcext:value-type="float">
            <text:p>182</text:p>
          </table:table-cell>
          <table:table-cell office:value-type="float" office:value="0.0007808915" calcext:value-type="float">
            <text:p>7.80892E-04</text:p>
          </table:table-cell>
          <table:table-cell/>
          <table:table-cell table:formula="of:=100*([.D49]-[.H49])/[.D49]" office:value-type="float" office:value="-10.1079650488719" calcext:value-type="float">
            <text:p>-10.10796504887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0.0200885" calcext:value-type="float">
            <text:p>2.00885E-02</text:p>
          </table:table-cell>
          <table:table-cell table:formula="of:=[.C50]/[.$C$155]" office:value-type="float" office:value="0.000584902114483089" calcext:value-type="float">
            <text:p>5.84902E-04</text:p>
          </table:table-cell>
          <table:table-cell/>
          <table:table-cell table:style-name="ce3" office:value-type="float" office:value="1.86" calcext:value-type="float">
            <text:p>1.86E+00</text:p>
          </table:table-cell>
          <table:table-cell table:style-name="ce4" table:formula="of:=[.F50]*100" office:value-type="float" office:value="186" calcext:value-type="float">
            <text:p>186</text:p>
          </table:table-cell>
          <table:table-cell office:value-type="float" office:value="0.0006351215" calcext:value-type="float">
            <text:p>6.35122E-04</text:p>
          </table:table-cell>
          <table:table-cell/>
          <table:table-cell table:formula="of:=100*([.D50]-[.H50])/[.D50]" office:value-type="float" office:value="-8.58594699410396" calcext:value-type="float">
            <text:p>-8.585946994103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0.0155659" calcext:value-type="float">
            <text:p>1.55659E-02</text:p>
          </table:table-cell>
          <table:table-cell table:formula="of:=[.C51]/[.$C$155]" office:value-type="float" office:value="0.000453220888758858" calcext:value-type="float">
            <text:p>4.53221E-04</text:p>
          </table:table-cell>
          <table:table-cell/>
          <table:table-cell table:style-name="ce3" office:value-type="float" office:value="1.9" calcext:value-type="float">
            <text:p>1.90E+00</text:p>
          </table:table-cell>
          <table:table-cell table:style-name="ce4" table:formula="of:=[.F51]*100" office:value-type="float" office:value="190" calcext:value-type="float">
            <text:p>190</text:p>
          </table:table-cell>
          <table:table-cell office:value-type="float" office:value="0.0004900087" calcext:value-type="float">
            <text:p>4.90009E-04</text:p>
          </table:table-cell>
          <table:table-cell/>
          <table:table-cell table:formula="of:=100*([.D51]-[.H51])/[.D51]" office:value-type="float" office:value="-8.11697169163707" calcext:value-type="float">
            <text:p>-8.116971691637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0.0113454" calcext:value-type="float">
            <text:p>1.13454E-02</text:p>
          </table:table-cell>
          <table:table-cell table:formula="of:=[.C52]/[.$C$155]" office:value-type="float" office:value="0.000330335687067548" calcext:value-type="float">
            <text:p>3.30336E-04</text:p>
          </table:table-cell>
          <table:table-cell/>
          <table:table-cell table:style-name="ce3" office:value-type="float" office:value="1.94" calcext:value-type="float">
            <text:p>1.94E+00</text:p>
          </table:table-cell>
          <table:table-cell table:style-name="ce4" table:formula="of:=[.F52]*100" office:value-type="float" office:value="194" calcext:value-type="float">
            <text:p>194</text:p>
          </table:table-cell>
          <table:table-cell office:value-type="float" office:value="0.0003482959" calcext:value-type="float">
            <text:p>3.48296E-04</text:p>
          </table:table-cell>
          <table:table-cell/>
          <table:table-cell table:formula="of:=100*([.D52]-[.H52])/[.D52]" office:value-type="float" office:value="-5.43695811127412" calcext:value-type="float">
            <text:p>-5.436958111274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0.00637995" calcext:value-type="float">
            <text:p>6.37995E-03</text:p>
          </table:table-cell>
          <table:table-cell table:formula="of:=[.C53]/[.$C$155]" office:value-type="float" office:value="0.000185760322836269" calcext:value-type="float">
            <text:p>1.85760E-04</text:p>
          </table:table-cell>
          <table:table-cell/>
          <table:table-cell table:style-name="ce3" office:value-type="float" office:value="1.98" calcext:value-type="float">
            <text:p>1.98E+00</text:p>
          </table:table-cell>
          <table:table-cell table:style-name="ce4" table:formula="of:=[.F53]*100" office:value-type="float" office:value="198" calcext:value-type="float">
            <text:p>198</text:p>
          </table:table-cell>
          <table:table-cell office:value-type="float" office:value="0.0002166849" calcext:value-type="float">
            <text:p>2.16685E-04</text:p>
          </table:table-cell>
          <table:table-cell/>
          <table:table-cell table:formula="of:=100*([.D53]-[.H53])/[.D53]" office:value-type="float" office:value="-16.6475685935304" calcext:value-type="float">
            <text:p>-16.6475685935304</text:p>
          </table:table-cell>
          <table:table-cell table:number-columns-repeated="4"/>
        </table:table-row>
        <table:table-row table:style-name="ro1">
          <table:table-cell/>
          <table:table-cell table:formula="of:=[.B4]" office:value-type="float" office:value="2" calcext:value-type="float">
            <text:p>2</text:p>
          </table:table-cell>
          <table:table-cell office:value-type="float" office:value="0.281609" calcext:value-type="float">
            <text:p>2.81609E-01</text:p>
          </table:table-cell>
          <table:table-cell table:formula="of:=[.C54]/[.$C$155]" office:value-type="float" office:value="0.00819940262127427" calcext:value-type="float">
            <text:p>8.19940E-03</text:p>
          </table:table-cell>
          <table:table-cell table:style-name="ce6" office:value-type="string" calcext:value-type="string">
            <text:p>Serpent_2g</text:p>
          </table:table-cell>
          <table:table-cell/>
          <table:table-cell table:style-name="ce4" table:formula="of:=[.G4]" office:value-type="float" office:value="2" calcext:value-type="float">
            <text:p>2</text:p>
          </table:table-cell>
          <table:table-cell office:value-type="float" office:value="0.007972525" calcext:value-type="float">
            <text:p>7.97253E-03</text:p>
          </table:table-cell>
          <table:table-cell table:style-name="ce1" office:value-type="string" calcext:value-type="string">
            <text:p>Almost_2g</text:p>
          </table:table-cell>
          <table:table-cell table:formula="of:=100*([.D54]-[.H54])/[.D54]" office:value-type="float" office:value="2.76700183847063" calcext:value-type="float">
            <text:p>2.76700183847063</text:p>
          </table:table-cell>
          <table:table-cell table:number-columns-repeated="4"/>
        </table:table-row>
        <table:table-row table:style-name="ro1">
          <table:table-cell/>
          <table:table-cell table:formula="of:=[.B5]" office:value-type="float" office:value="6" calcext:value-type="float">
            <text:p>6</text:p>
          </table:table-cell>
          <table:table-cell office:value-type="float" office:value="0.279579" calcext:value-type="float">
            <text:p>2.79579E-01</text:p>
          </table:table-cell>
          <table:table-cell table:formula="of:=[.C55]/[.$C$155]" office:value-type="float" office:value="0.00814029660079486" calcext:value-type="float">
            <text:p>8.14030E-03</text:p>
          </table:table-cell>
          <table:table-cell table:number-columns-repeated="2"/>
          <table:table-cell table:style-name="ce4" table:formula="of:=[.G5]" office:value-type="float" office:value="6" calcext:value-type="float">
            <text:p>6</text:p>
          </table:table-cell>
          <table:table-cell office:value-type="float" office:value="0.007966149" calcext:value-type="float">
            <text:p>7.96615E-03</text:p>
          </table:table-cell>
          <table:table-cell/>
          <table:table-cell table:formula="of:=100*([.D55]-[.H55])/[.D55]" office:value-type="float" office:value="2.13932746354539" calcext:value-type="float">
            <text:p>2.13932746354539</text:p>
          </table:table-cell>
          <table:table-cell table:number-columns-repeated="4"/>
        </table:table-row>
        <table:table-row table:style-name="ro1">
          <table:table-cell/>
          <table:table-cell table:formula="of:=[.B6]" office:value-type="float" office:value="10" calcext:value-type="float">
            <text:p>10</text:p>
          </table:table-cell>
          <table:table-cell office:value-type="float" office:value="0.280328" calcext:value-type="float">
            <text:p>2.80328E-01</text:p>
          </table:table-cell>
          <table:table-cell table:formula="of:=[.C56]/[.$C$155]" office:value-type="float" office:value="0.00816210468421312" calcext:value-type="float">
            <text:p>8.16210E-03</text:p>
          </table:table-cell>
          <table:table-cell table:number-columns-repeated="2"/>
          <table:table-cell table:style-name="ce4" table:formula="of:=[.G6]" office:value-type="float" office:value="10" calcext:value-type="float">
            <text:p>10</text:p>
          </table:table-cell>
          <table:table-cell office:value-type="float" office:value="0.007953392" calcext:value-type="float">
            <text:p>7.95339E-03</text:p>
          </table:table-cell>
          <table:table-cell/>
          <table:table-cell table:formula="of:=100*([.D56]-[.H56])/[.D56]" office:value-type="float" office:value="2.55709393946891" calcext:value-type="float">
            <text:p>2.55709393946891</text:p>
          </table:table-cell>
          <table:table-cell table:number-columns-repeated="4"/>
        </table:table-row>
        <table:table-row table:style-name="ro1">
          <table:table-cell/>
          <table:table-cell table:formula="of:=[.B7]" office:value-type="float" office:value="14" calcext:value-type="float">
            <text:p>14</text:p>
          </table:table-cell>
          <table:table-cell office:value-type="float" office:value="0.282199" calcext:value-type="float">
            <text:p>2.82199E-01</text:p>
          </table:table-cell>
          <table:table-cell table:formula="of:=[.C57]/[.$C$155]" office:value-type="float" office:value="0.00821658121835942" calcext:value-type="float">
            <text:p>8.21658E-03</text:p>
          </table:table-cell>
          <table:table-cell table:number-columns-repeated="2"/>
          <table:table-cell table:style-name="ce4" table:formula="of:=[.G7]" office:value-type="float" office:value="14" calcext:value-type="float">
            <text:p>14</text:p>
          </table:table-cell>
          <table:table-cell office:value-type="float" office:value="0.007934244" calcext:value-type="float">
            <text:p>7.93424E-03</text:p>
          </table:table-cell>
          <table:table-cell/>
          <table:table-cell table:formula="of:=100*([.D57]-[.H57])/[.D57]" office:value-type="float" office:value="3.43618849319658" calcext:value-type="float">
            <text:p>3.43618849319658</text:p>
          </table:table-cell>
          <table:table-cell table:number-columns-repeated="4"/>
        </table:table-row>
        <table:table-row table:style-name="ro1">
          <table:table-cell/>
          <table:table-cell table:formula="of:=[.B8]" office:value-type="float" office:value="18" calcext:value-type="float">
            <text:p>18</text:p>
          </table:table-cell>
          <table:table-cell office:value-type="float" office:value="0.285078" calcext:value-type="float">
            <text:p>2.85078E-01</text:p>
          </table:table-cell>
          <table:table-cell table:formula="of:=[.C58]/[.$C$155]" office:value-type="float" office:value="0.0083004069488817" calcext:value-type="float">
            <text:p>8.30041E-03</text:p>
          </table:table-cell>
          <table:table-cell table:number-columns-repeated="2"/>
          <table:table-cell table:style-name="ce4" table:formula="of:=[.G8]" office:value-type="float" office:value="18" calcext:value-type="float">
            <text:p>18</text:p>
          </table:table-cell>
          <table:table-cell office:value-type="float" office:value="0.007908694" calcext:value-type="float">
            <text:p>7.90869E-03</text:p>
          </table:table-cell>
          <table:table-cell/>
          <table:table-cell table:formula="of:=100*([.D58]-[.H58])/[.D58]" office:value-type="float" office:value="4.71920173666272" calcext:value-type="float">
            <text:p>4.71920173666272</text:p>
          </table:table-cell>
          <table:table-cell table:number-columns-repeated="4"/>
        </table:table-row>
        <table:table-row table:style-name="ro1">
          <table:table-cell/>
          <table:table-cell table:formula="of:=[.B9]" office:value-type="float" office:value="22" calcext:value-type="float">
            <text:p>22</text:p>
          </table:table-cell>
          <table:table-cell office:value-type="float" office:value="0.285318" calcext:value-type="float">
            <text:p>2.85318E-01</text:p>
          </table:table-cell>
          <table:table-cell table:formula="of:=[.C59]/[.$C$155]" office:value-type="float" office:value="0.00830739485278074" calcext:value-type="float">
            <text:p>8.30739E-03</text:p>
          </table:table-cell>
          <table:table-cell table:number-columns-repeated="2"/>
          <table:table-cell table:style-name="ce4" table:formula="of:=[.G9]" office:value-type="float" office:value="22" calcext:value-type="float">
            <text:p>22</text:p>
          </table:table-cell>
          <table:table-cell office:value-type="float" office:value="0.007876723" calcext:value-type="float">
            <text:p>7.87672E-03</text:p>
          </table:table-cell>
          <table:table-cell/>
          <table:table-cell table:formula="of:=100*([.D59]-[.H59])/[.D59]" office:value-type="float" office:value="5.18419866170899" calcext:value-type="float">
            <text:p>5.18419866170899</text:p>
          </table:table-cell>
          <table:table-cell table:number-columns-repeated="4"/>
        </table:table-row>
        <table:table-row table:style-name="ro1">
          <table:table-cell/>
          <table:table-cell table:formula="of:=[.B10]" office:value-type="float" office:value="26" calcext:value-type="float">
            <text:p>26</text:p>
          </table:table-cell>
          <table:table-cell office:value-type="float" office:value="0.285821" calcext:value-type="float">
            <text:p>2.85821E-01</text:p>
          </table:table-cell>
          <table:table-cell table:formula="of:=[.C60]/[.$C$155]" office:value-type="float" office:value="0.00832204033470249" calcext:value-type="float">
            <text:p>8.32204E-03</text:p>
          </table:table-cell>
          <table:table-cell table:number-columns-repeated="2"/>
          <table:table-cell table:style-name="ce4" table:formula="of:=[.G10]" office:value-type="float" office:value="26" calcext:value-type="float">
            <text:p>26</text:p>
          </table:table-cell>
          <table:table-cell office:value-type="float" office:value="0.00783831" calcext:value-type="float">
            <text:p>7.83831E-03</text:p>
          </table:table-cell>
          <table:table-cell/>
          <table:table-cell table:formula="of:=100*([.D60]-[.H60])/[.D60]" office:value-type="float" office:value="5.8126410741529" calcext:value-type="float">
            <text:p>5.8126410741529</text:p>
          </table:table-cell>
          <table:table-cell table:number-columns-repeated="4"/>
        </table:table-row>
        <table:table-row table:style-name="ro1">
          <table:table-cell/>
          <table:table-cell table:formula="of:=[.B11]" office:value-type="float" office:value="30" calcext:value-type="float">
            <text:p>30</text:p>
          </table:table-cell>
          <table:table-cell office:value-type="float" office:value="0.283384" calcext:value-type="float">
            <text:p>2.83384E-01</text:p>
          </table:table-cell>
          <table:table-cell table:formula="of:=[.C61]/[.$C$155]" office:value-type="float" office:value="0.00825108399386095" calcext:value-type="float">
            <text:p>8.25108E-03</text:p>
          </table:table-cell>
          <table:table-cell table:number-columns-repeated="2"/>
          <table:table-cell table:style-name="ce4" table:formula="of:=[.G11]" office:value-type="float" office:value="30" calcext:value-type="float">
            <text:p>30</text:p>
          </table:table-cell>
          <table:table-cell office:value-type="float" office:value="0.007793432" calcext:value-type="float">
            <text:p>7.79343E-03</text:p>
          </table:table-cell>
          <table:table-cell/>
          <table:table-cell table:formula="of:=100*([.D61]-[.H61])/[.D61]" office:value-type="float" office:value="5.54656811397693" calcext:value-type="float">
            <text:p>5.54656811397693</text:p>
          </table:table-cell>
          <table:table-cell table:number-columns-repeated="4"/>
        </table:table-row>
        <table:table-row table:style-name="ro1">
          <table:table-cell/>
          <table:table-cell table:formula="of:=[.B12]" office:value-type="float" office:value="34" calcext:value-type="float">
            <text:p>34</text:p>
          </table:table-cell>
          <table:table-cell office:value-type="float" office:value="0.27991" calcext:value-type="float">
            <text:p>2.79910E-01</text:p>
          </table:table-cell>
          <table:table-cell table:formula="of:=[.C62]/[.$C$155]" office:value-type="float" office:value="0.00814993408492229" calcext:value-type="float">
            <text:p>8.14993E-03</text:p>
          </table:table-cell>
          <table:table-cell table:number-columns-repeated="2"/>
          <table:table-cell table:style-name="ce4" table:formula="of:=[.G12]" office:value-type="float" office:value="34" calcext:value-type="float">
            <text:p>34</text:p>
          </table:table-cell>
          <table:table-cell office:value-type="float" office:value="0.007742062" calcext:value-type="float">
            <text:p>7.74206E-03</text:p>
          </table:table-cell>
          <table:table-cell/>
          <table:table-cell table:formula="of:=100*([.D62]-[.H62])/[.D62]" office:value-type="float" office:value="5.0046059351188" calcext:value-type="float">
            <text:p>5.0046059351188</text:p>
          </table:table-cell>
          <table:table-cell table:number-columns-repeated="4"/>
        </table:table-row>
        <table:table-row table:style-name="ro1">
          <table:table-cell/>
          <table:table-cell table:formula="of:=[.B13]" office:value-type="float" office:value="38" calcext:value-type="float">
            <text:p>38</text:p>
          </table:table-cell>
          <table:table-cell office:value-type="float" office:value="0.277413" calcext:value-type="float">
            <text:p>2.77413E-01</text:p>
          </table:table-cell>
          <table:table-cell table:formula="of:=[.C63]/[.$C$155]" office:value-type="float" office:value="0.00807723076810599" calcext:value-type="float">
            <text:p>8.07723E-03</text:p>
          </table:table-cell>
          <table:table-cell table:number-columns-repeated="2"/>
          <table:table-cell table:style-name="ce4" table:formula="of:=[.G13]" office:value-type="float" office:value="38" calcext:value-type="float">
            <text:p>38</text:p>
          </table:table-cell>
          <table:table-cell office:value-type="float" office:value="0.007684171" calcext:value-type="float">
            <text:p>7.68417E-03</text:p>
          </table:table-cell>
          <table:table-cell/>
          <table:table-cell table:formula="of:=100*([.D63]-[.H63])/[.D63]" office:value-type="float" office:value="4.86626889079404" calcext:value-type="float">
            <text:p>4.86626889079404</text:p>
          </table:table-cell>
          <table:table-cell table:number-columns-repeated="4"/>
        </table:table-row>
        <table:table-row table:style-name="ro1">
          <table:table-cell/>
          <table:table-cell table:formula="of:=[.B14]" office:value-type="float" office:value="42" calcext:value-type="float">
            <text:p>42</text:p>
          </table:table-cell>
          <table:table-cell office:value-type="float" office:value="0.274176" calcext:value-type="float">
            <text:p>2.74176E-01</text:p>
          </table:table-cell>
          <table:table-cell table:formula="of:=[.C64]/[.$C$155]" office:value-type="float" office:value="0.00798298141426763" calcext:value-type="float">
            <text:p>7.98298E-03</text:p>
          </table:table-cell>
          <table:table-cell table:number-columns-repeated="2"/>
          <table:table-cell table:style-name="ce4" table:formula="of:=[.G14]" office:value-type="float" office:value="42" calcext:value-type="float">
            <text:p>42</text:p>
          </table:table-cell>
          <table:table-cell office:value-type="float" office:value="0.007619728" calcext:value-type="float">
            <text:p>7.61973E-03</text:p>
          </table:table-cell>
          <table:table-cell/>
          <table:table-cell table:formula="of:=100*([.D64]-[.H64])/[.D64]" office:value-type="float" office:value="4.55034773873337" calcext:value-type="float">
            <text:p>4.55034773873337</text:p>
          </table:table-cell>
          <table:table-cell table:number-columns-repeated="4"/>
        </table:table-row>
        <table:table-row table:style-name="ro1">
          <table:table-cell/>
          <table:table-cell table:formula="of:=[.B15]" office:value-type="float" office:value="46" calcext:value-type="float">
            <text:p>46</text:p>
          </table:table-cell>
          <table:table-cell office:value-type="float" office:value="0.271214" calcext:value-type="float">
            <text:p>2.71214E-01</text:p>
          </table:table-cell>
          <table:table-cell table:formula="of:=[.C65]/[.$C$155]" office:value-type="float" office:value="0.00789673903364694" calcext:value-type="float">
            <text:p>7.89674E-03</text:p>
          </table:table-cell>
          <table:table-cell table:number-columns-repeated="2"/>
          <table:table-cell table:style-name="ce4" table:formula="of:=[.G15]" office:value-type="float" office:value="46" calcext:value-type="float">
            <text:p>46</text:p>
          </table:table-cell>
          <table:table-cell office:value-type="float" office:value="0.007548703" calcext:value-type="float">
            <text:p>7.54870E-03</text:p>
          </table:table-cell>
          <table:table-cell/>
          <table:table-cell table:formula="of:=100*([.D65]-[.H65])/[.D65]" office:value-type="float" office:value="4.40733867693995" calcext:value-type="float">
            <text:p>4.40733867693995</text:p>
          </table:table-cell>
          <table:table-cell table:number-columns-repeated="4"/>
        </table:table-row>
        <table:table-row table:style-name="ro1">
          <table:table-cell/>
          <table:table-cell table:formula="of:=[.B16]" office:value-type="float" office:value="50" calcext:value-type="float">
            <text:p>50</text:p>
          </table:table-cell>
          <table:table-cell office:value-type="float" office:value="0.271078" calcext:value-type="float">
            <text:p>2.71078E-01</text:p>
          </table:table-cell>
          <table:table-cell table:formula="of:=[.C66]/[.$C$155]" office:value-type="float" office:value="0.00789277922143748" calcext:value-type="float">
            <text:p>7.89278E-03</text:p>
          </table:table-cell>
          <table:table-cell table:number-columns-repeated="2"/>
          <table:table-cell table:style-name="ce4" table:formula="of:=[.G16]" office:value-type="float" office:value="50" calcext:value-type="float">
            <text:p>50</text:p>
          </table:table-cell>
          <table:table-cell office:value-type="float" office:value="0.007471066" calcext:value-type="float">
            <text:p>7.47107E-03</text:p>
          </table:table-cell>
          <table:table-cell/>
          <table:table-cell table:formula="of:=100*([.D66]-[.H66])/[.D66]" office:value-type="float" office:value="5.34302568976042" calcext:value-type="float">
            <text:p>5.34302568976042</text:p>
          </table:table-cell>
          <table:table-cell table:number-columns-repeated="4"/>
        </table:table-row>
        <table:table-row table:style-name="ro1">
          <table:table-cell/>
          <table:table-cell table:formula="of:=[.B17]" office:value-type="float" office:value="54" calcext:value-type="float">
            <text:p>54</text:p>
          </table:table-cell>
          <table:table-cell office:value-type="float" office:value="0.266671" calcext:value-type="float">
            <text:p>2.66671E-01</text:p>
          </table:table-cell>
          <table:table-cell table:formula="of:=[.C67]/[.$C$155]" office:value-type="float" office:value="0.00776446383609128" calcext:value-type="float">
            <text:p>7.76446E-03</text:p>
          </table:table-cell>
          <table:table-cell table:number-columns-repeated="2"/>
          <table:table-cell table:style-name="ce4" table:formula="of:=[.G17]" office:value-type="float" office:value="54" calcext:value-type="float">
            <text:p>54</text:p>
          </table:table-cell>
          <table:table-cell office:value-type="float" office:value="0.007386786" calcext:value-type="float">
            <text:p>7.38679E-03</text:p>
          </table:table-cell>
          <table:table-cell/>
          <table:table-cell table:formula="of:=100*([.D67]-[.H67])/[.D67]" office:value-type="float" office:value="4.86418436693256" calcext:value-type="float">
            <text:p>4.86418436693256</text:p>
          </table:table-cell>
          <table:table-cell table:number-columns-repeated="4"/>
        </table:table-row>
        <table:table-row table:style-name="ro1">
          <table:table-cell/>
          <table:table-cell table:formula="of:=[.B18]" office:value-type="float" office:value="58" calcext:value-type="float">
            <text:p>58</text:p>
          </table:table-cell>
          <table:table-cell office:value-type="float" office:value="0.263007" calcext:value-type="float">
            <text:p>2.63007E-01</text:p>
          </table:table-cell>
          <table:table-cell table:formula="of:=[.C68]/[.$C$155]" office:value-type="float" office:value="0.00765778183656588" calcext:value-type="float">
            <text:p>7.65778E-03</text:p>
          </table:table-cell>
          <table:table-cell table:number-columns-repeated="2"/>
          <table:table-cell table:style-name="ce4" table:formula="of:=[.G18]" office:value-type="float" office:value="58" calcext:value-type="float">
            <text:p>58</text:p>
          </table:table-cell>
          <table:table-cell office:value-type="float" office:value="0.007295836" calcext:value-type="float">
            <text:p>7.29584E-03</text:p>
          </table:table-cell>
          <table:table-cell/>
          <table:table-cell table:formula="of:=100*([.D68]-[.H68])/[.D68]" office:value-type="float" office:value="4.72651016039125" calcext:value-type="float">
            <text:p>4.72651016039125</text:p>
          </table:table-cell>
          <table:table-cell table:number-columns-repeated="4"/>
        </table:table-row>
        <table:table-row table:style-name="ro1">
          <table:table-cell/>
          <table:table-cell table:formula="of:=[.B19]" office:value-type="float" office:value="62" calcext:value-type="float">
            <text:p>62</text:p>
          </table:table-cell>
          <table:table-cell office:value-type="float" office:value="0.257475" calcext:value-type="float">
            <text:p>2.57475E-01</text:p>
          </table:table-cell>
          <table:table-cell table:formula="of:=[.C69]/[.$C$155]" office:value-type="float" office:value="0.00749671065169292" calcext:value-type="float">
            <text:p>7.49671E-03</text:p>
          </table:table-cell>
          <table:table-cell table:number-columns-repeated="2"/>
          <table:table-cell table:style-name="ce4" table:formula="of:=[.G19]" office:value-type="float" office:value="62" calcext:value-type="float">
            <text:p>62</text:p>
          </table:table-cell>
          <table:table-cell office:value-type="float" office:value="0.007198191" calcext:value-type="float">
            <text:p>7.19819E-03</text:p>
          </table:table-cell>
          <table:table-cell/>
          <table:table-cell table:formula="of:=100*([.D69]-[.H69])/[.D69]" office:value-type="float" office:value="3.98200845093989" calcext:value-type="float">
            <text:p>3.98200845093989</text:p>
          </table:table-cell>
          <table:table-cell table:number-columns-repeated="4"/>
        </table:table-row>
        <table:table-row table:style-name="ro1">
          <table:table-cell/>
          <table:table-cell table:formula="of:=[.B20]" office:value-type="float" office:value="66" calcext:value-type="float">
            <text:p>66</text:p>
          </table:table-cell>
          <table:table-cell office:value-type="float" office:value="0.252879" calcext:value-type="float">
            <text:p>2.52879E-01</text:p>
          </table:table-cell>
          <table:table-cell table:formula="of:=[.C70]/[.$C$155]" office:value-type="float" office:value="0.00736289229202623" calcext:value-type="float">
            <text:p>7.36289E-03</text:p>
          </table:table-cell>
          <table:table-cell table:number-columns-repeated="2"/>
          <table:table-cell table:style-name="ce4" table:formula="of:=[.G20]" office:value-type="float" office:value="66" calcext:value-type="float">
            <text:p>66</text:p>
          </table:table-cell>
          <table:table-cell office:value-type="float" office:value="0.00709383" calcext:value-type="float">
            <text:p>7.09383E-03</text:p>
          </table:table-cell>
          <table:table-cell/>
          <table:table-cell table:formula="of:=100*([.D70]-[.H70])/[.D70]" office:value-type="float" office:value="3.65430161619531" calcext:value-type="float">
            <text:p>3.65430161619531</text:p>
          </table:table-cell>
          <table:table-cell table:number-columns-repeated="4"/>
        </table:table-row>
        <table:table-row table:style-name="ro1">
          <table:table-cell/>
          <table:table-cell table:formula="of:=[.B21]" office:value-type="float" office:value="70" calcext:value-type="float">
            <text:p>70</text:p>
          </table:table-cell>
          <table:table-cell office:value-type="float" office:value="0.249297" calcext:value-type="float">
            <text:p>2.49297E-01</text:p>
          </table:table-cell>
          <table:table-cell table:formula="of:=[.C71]/[.$C$155]" office:value-type="float" office:value="0.00725859782633301" calcext:value-type="float">
            <text:p>7.25860E-03</text:p>
          </table:table-cell>
          <table:table-cell table:number-columns-repeated="2"/>
          <table:table-cell table:style-name="ce4" table:formula="of:=[.G21]" office:value-type="float" office:value="70" calcext:value-type="float">
            <text:p>70</text:p>
          </table:table-cell>
          <table:table-cell office:value-type="float" office:value="0.006982737" calcext:value-type="float">
            <text:p>6.98274E-03</text:p>
          </table:table-cell>
          <table:table-cell/>
          <table:table-cell table:formula="of:=100*([.D71]-[.H71])/[.D71]" office:value-type="float" office:value="3.80046991076193" calcext:value-type="float">
            <text:p>3.80046991076193</text:p>
          </table:table-cell>
          <table:table-cell table:number-columns-repeated="4"/>
        </table:table-row>
        <table:table-row table:style-name="ro1">
          <table:table-cell/>
          <table:table-cell table:formula="of:=[.B22]" office:value-type="float" office:value="74" calcext:value-type="float">
            <text:p>74</text:p>
          </table:table-cell>
          <table:table-cell office:value-type="float" office:value="0.245956" calcext:value-type="float">
            <text:p>2.45956E-01</text:p>
          </table:table-cell>
          <table:table-cell table:formula="of:=[.C72]/[.$C$155]" office:value-type="float" office:value="0.00716132038080507" calcext:value-type="float">
            <text:p>7.16132E-03</text:p>
          </table:table-cell>
          <table:table-cell table:number-columns-repeated="2"/>
          <table:table-cell table:style-name="ce4" table:formula="of:=[.G22]" office:value-type="float" office:value="74" calcext:value-type="float">
            <text:p>74</text:p>
          </table:table-cell>
          <table:table-cell office:value-type="float" office:value="0.006864901" calcext:value-type="float">
            <text:p>6.86490E-03</text:p>
          </table:table-cell>
          <table:table-cell/>
          <table:table-cell table:formula="of:=100*([.D72]-[.H72])/[.D72]" office:value-type="float" office:value="4.13917217835384" calcext:value-type="float">
            <text:p>4.13917217835384</text:p>
          </table:table-cell>
          <table:table-cell table:number-columns-repeated="4"/>
        </table:table-row>
        <table:table-row table:style-name="ro1">
          <table:table-cell/>
          <table:table-cell table:formula="of:=[.B23]" office:value-type="float" office:value="78" calcext:value-type="float">
            <text:p>78</text:p>
          </table:table-cell>
          <table:table-cell office:value-type="float" office:value="0.24012" calcext:value-type="float">
            <text:p>2.40120E-01</text:p>
          </table:table-cell>
          <table:table-cell table:formula="of:=[.C73]/[.$C$155]" office:value-type="float" office:value="0.00699139785099332" calcext:value-type="float">
            <text:p>6.99140E-03</text:p>
          </table:table-cell>
          <table:table-cell table:number-columns-repeated="2"/>
          <table:table-cell table:style-name="ce4" table:formula="of:=[.G23]" office:value-type="float" office:value="78" calcext:value-type="float">
            <text:p>78</text:p>
          </table:table-cell>
          <table:table-cell office:value-type="float" office:value="0.00674032" calcext:value-type="float">
            <text:p>6.74032E-03</text:p>
          </table:table-cell>
          <table:table-cell/>
          <table:table-cell table:formula="of:=100*([.D73]-[.H73])/[.D73]" office:value-type="float" office:value="3.59123963969018" calcext:value-type="float">
            <text:p>3.59123963969018</text:p>
          </table:table-cell>
          <table:table-cell table:number-columns-repeated="4"/>
        </table:table-row>
        <table:table-row table:style-name="ro1">
          <table:table-cell/>
          <table:table-cell table:formula="of:=[.B24]" office:value-type="float" office:value="82" calcext:value-type="float">
            <text:p>82</text:p>
          </table:table-cell>
          <table:table-cell office:value-type="float" office:value="0.234216" calcext:value-type="float">
            <text:p>2.34216E-01</text:p>
          </table:table-cell>
          <table:table-cell table:formula="of:=[.C74]/[.$C$155]" office:value-type="float" office:value="0.00681949541507684" calcext:value-type="float">
            <text:p>6.81950E-03</text:p>
          </table:table-cell>
          <table:table-cell table:number-columns-repeated="2"/>
          <table:table-cell table:style-name="ce4" table:formula="of:=[.G24]" office:value-type="float" office:value="82" calcext:value-type="float">
            <text:p>82</text:p>
          </table:table-cell>
          <table:table-cell office:value-type="float" office:value="0.006608996" calcext:value-type="float">
            <text:p>6.60900E-03</text:p>
          </table:table-cell>
          <table:table-cell/>
          <table:table-cell table:formula="of:=100*([.D74]-[.H74])/[.D74]" office:value-type="float" office:value="3.08673006233656" calcext:value-type="float">
            <text:p>3.08673006233656</text:p>
          </table:table-cell>
          <table:table-cell table:number-columns-repeated="4"/>
        </table:table-row>
        <table:table-row table:style-name="ro1">
          <table:table-cell/>
          <table:table-cell table:formula="of:=[.B25]" office:value-type="float" office:value="86" calcext:value-type="float">
            <text:p>86</text:p>
          </table:table-cell>
          <table:table-cell office:value-type="float" office:value="0.225945" calcext:value-type="float">
            <text:p>2.25945E-01</text:p>
          </table:table-cell>
          <table:table-cell table:formula="of:=[.C75]/[.$C$155]" office:value-type="float" office:value="0.00657867477695604" calcext:value-type="float">
            <text:p>6.57867E-03</text:p>
          </table:table-cell>
          <table:table-cell table:number-columns-repeated="2"/>
          <table:table-cell table:style-name="ce4" table:formula="of:=[.G25]" office:value-type="float" office:value="86" calcext:value-type="float">
            <text:p>86</text:p>
          </table:table-cell>
          <table:table-cell office:value-type="float" office:value="0.006470944" calcext:value-type="float">
            <text:p>6.47094E-03</text:p>
          </table:table-cell>
          <table:table-cell/>
          <table:table-cell table:formula="of:=100*([.D75]-[.H75])/[.D75]" office:value-type="float" office:value="1.63757566088244" calcext:value-type="float">
            <text:p>1.63757566088244</text:p>
          </table:table-cell>
          <table:table-cell table:number-columns-repeated="4"/>
        </table:table-row>
        <table:table-row table:style-name="ro1">
          <table:table-cell/>
          <table:table-cell table:formula="of:=[.B26]" office:value-type="float" office:value="90" calcext:value-type="float">
            <text:p>90</text:p>
          </table:table-cell>
          <table:table-cell office:value-type="float" office:value="0.219797" calcext:value-type="float">
            <text:p>2.19797E-01</text:p>
          </table:table-cell>
          <table:table-cell table:formula="of:=[.C76]/[.$C$155]" office:value-type="float" office:value="0.00639966797207554" calcext:value-type="float">
            <text:p>6.39967E-03</text:p>
          </table:table-cell>
          <table:table-cell table:number-columns-repeated="2"/>
          <table:table-cell table:style-name="ce4" table:formula="of:=[.G26]" office:value-type="float" office:value="90" calcext:value-type="float">
            <text:p>90</text:p>
          </table:table-cell>
          <table:table-cell office:value-type="float" office:value="0.006326187" calcext:value-type="float">
            <text:p>6.32619E-03</text:p>
          </table:table-cell>
          <table:table-cell/>
          <table:table-cell table:formula="of:=100*([.D76]-[.H76])/[.D76]" office:value-type="float" office:value="1.14819975655249" calcext:value-type="float">
            <text:p>1.14819975655249</text:p>
          </table:table-cell>
          <table:table-cell table:number-columns-repeated="4"/>
        </table:table-row>
        <table:table-row table:style-name="ro1">
          <table:table-cell/>
          <table:table-cell table:formula="of:=[.B27]" office:value-type="float" office:value="94" calcext:value-type="float">
            <text:p>94</text:p>
          </table:table-cell>
          <table:table-cell office:value-type="float" office:value="0.213482" calcext:value-type="float">
            <text:p>2.13482E-01</text:p>
          </table:table-cell>
          <table:table-cell table:formula="of:=[.C77]/[.$C$155]" office:value-type="float" office:value="0.00621579875073195" calcext:value-type="float">
            <text:p>6.21580E-03</text:p>
          </table:table-cell>
          <table:table-cell table:number-columns-repeated="2"/>
          <table:table-cell table:style-name="ce4" table:formula="of:=[.G27]" office:value-type="float" office:value="94" calcext:value-type="float">
            <text:p>94</text:p>
          </table:table-cell>
          <table:table-cell office:value-type="float" office:value="0.006174757" calcext:value-type="float">
            <text:p>6.17476E-03</text:p>
          </table:table-cell>
          <table:table-cell/>
          <table:table-cell table:formula="of:=100*([.D77]-[.H77])/[.D77]" office:value-type="float" office:value="0.660281202429782" calcext:value-type="float">
            <text:p>0.660281202429782</text:p>
          </table:table-cell>
          <table:table-cell table:number-columns-repeated="4"/>
        </table:table-row>
        <table:table-row table:style-name="ro1">
          <table:table-cell/>
          <table:table-cell table:formula="of:=[.B28]" office:value-type="float" office:value="98" calcext:value-type="float">
            <text:p>98</text:p>
          </table:table-cell>
          <table:table-cell office:value-type="float" office:value="0.206459" calcext:value-type="float">
            <text:p>2.06459E-01</text:p>
          </table:table-cell>
          <table:table-cell table:formula="of:=[.C78]/[.$C$155]" office:value-type="float" office:value="0.00601131521288618" calcext:value-type="float">
            <text:p>6.01132E-03</text:p>
          </table:table-cell>
          <table:table-cell table:number-columns-repeated="2"/>
          <table:table-cell table:style-name="ce4" table:formula="of:=[.G28]" office:value-type="float" office:value="98" calcext:value-type="float">
            <text:p>98</text:p>
          </table:table-cell>
          <table:table-cell office:value-type="float" office:value="0.0060167" calcext:value-type="float">
            <text:p>6.01670E-03</text:p>
          </table:table-cell>
          <table:table-cell/>
          <table:table-cell table:formula="of:=100*([.D78]-[.H78])/[.D78]" office:value-type="float" office:value="-0.0895775204447121" calcext:value-type="float">
            <text:p>-0.089577520444712</text:p>
          </table:table-cell>
          <table:table-cell table:number-columns-repeated="4"/>
        </table:table-row>
        <table:table-row table:style-name="ro1">
          <table:table-cell/>
          <table:table-cell table:formula="of:=[.B29]" office:value-type="float" office:value="102" calcext:value-type="float">
            <text:p>102</text:p>
          </table:table-cell>
          <table:table-cell office:value-type="float" office:value="0.200857" calcext:value-type="float">
            <text:p>2.00857E-01</text:p>
          </table:table-cell>
          <table:table-cell table:formula="of:=[.C79]/[.$C$155]" office:value-type="float" office:value="0.005848205889376" calcext:value-type="float">
            <text:p>5.84821E-03</text:p>
          </table:table-cell>
          <table:table-cell table:number-columns-repeated="2"/>
          <table:table-cell table:style-name="ce4" table:formula="of:=[.G29]" office:value-type="float" office:value="102" calcext:value-type="float">
            <text:p>102</text:p>
          </table:table-cell>
          <table:table-cell office:value-type="float" office:value="0.005852073" calcext:value-type="float">
            <text:p>5.85207E-03</text:p>
          </table:table-cell>
          <table:table-cell/>
          <table:table-cell table:formula="of:=100*([.D79]-[.H79])/[.D79]" office:value-type="float" office:value="-0.0661247346134955" calcext:value-type="float">
            <text:p>-0.066124734613496</text:p>
          </table:table-cell>
          <table:table-cell table:number-columns-repeated="4"/>
        </table:table-row>
        <table:table-row table:style-name="ro1">
          <table:table-cell/>
          <table:table-cell table:formula="of:=[.B30]" office:value-type="float" office:value="106" calcext:value-type="float">
            <text:p>106</text:p>
          </table:table-cell>
          <table:table-cell office:value-type="float" office:value="0.193746" calcext:value-type="float">
            <text:p>1.93746E-01</text:p>
          </table:table-cell>
          <table:table-cell table:formula="of:=[.C80]/[.$C$155]" office:value-type="float" office:value="0.00564116012010058" calcext:value-type="float">
            <text:p>5.64116E-03</text:p>
          </table:table-cell>
          <table:table-cell table:number-columns-repeated="2"/>
          <table:table-cell table:style-name="ce4" table:formula="of:=[.G30]" office:value-type="float" office:value="106" calcext:value-type="float">
            <text:p>106</text:p>
          </table:table-cell>
          <table:table-cell office:value-type="float" office:value="0.005680948" calcext:value-type="float">
            <text:p>5.68095E-03</text:p>
          </table:table-cell>
          <table:table-cell/>
          <table:table-cell table:formula="of:=100*([.D80]-[.H80])/[.D80]" office:value-type="float" office:value="-0.70531378390851" calcext:value-type="float">
            <text:p>-0.70531378390851</text:p>
          </table:table-cell>
          <table:table-cell table:number-columns-repeated="4"/>
        </table:table-row>
        <table:table-row table:style-name="ro1">
          <table:table-cell/>
          <table:table-cell table:formula="of:=[.B31]" office:value-type="float" office:value="110" calcext:value-type="float">
            <text:p>110</text:p>
          </table:table-cell>
          <table:table-cell office:value-type="float" office:value="0.18413" calcext:value-type="float">
            <text:p>1.84130E-01</text:p>
          </table:table-cell>
          <table:table-cell table:formula="of:=[.C81]/[.$C$155]" office:value-type="float" office:value="0.00536117810387889" calcext:value-type="float">
            <text:p>5.36118E-03</text:p>
          </table:table-cell>
          <table:table-cell table:number-columns-repeated="2"/>
          <table:table-cell table:style-name="ce4" table:formula="of:=[.G31]" office:value-type="float" office:value="110" calcext:value-type="float">
            <text:p>110</text:p>
          </table:table-cell>
          <table:table-cell office:value-type="float" office:value="0.005503408" calcext:value-type="float">
            <text:p>5.50341E-03</text:p>
          </table:table-cell>
          <table:table-cell/>
          <table:table-cell table:formula="of:=100*([.D81]-[.H81])/[.D81]" office:value-type="float" office:value="-2.65295972947068" calcext:value-type="float">
            <text:p>-2.65295972947068</text:p>
          </table:table-cell>
          <table:table-cell table:number-columns-repeated="4"/>
        </table:table-row>
        <table:table-row table:style-name="ro1">
          <table:table-cell/>
          <table:table-cell table:formula="of:=[.B32]" office:value-type="float" office:value="114" calcext:value-type="float">
            <text:p>114</text:p>
          </table:table-cell>
          <table:table-cell office:value-type="float" office:value="0.177255" calcext:value-type="float">
            <text:p>1.77255E-01</text:p>
          </table:table-cell>
          <table:table-cell table:formula="of:=[.C82]/[.$C$155]" office:value-type="float" office:value="0.00516100377343753" calcext:value-type="float">
            <text:p>5.16100E-03</text:p>
          </table:table-cell>
          <table:table-cell table:number-columns-repeated="2"/>
          <table:table-cell table:style-name="ce4" table:formula="of:=[.G32]" office:value-type="float" office:value="114" calcext:value-type="float">
            <text:p>114</text:p>
          </table:table-cell>
          <table:table-cell office:value-type="float" office:value="0.005319552" calcext:value-type="float">
            <text:p>5.31955E-03</text:p>
          </table:table-cell>
          <table:table-cell/>
          <table:table-cell table:formula="of:=100*([.D82]-[.H82])/[.D82]" office:value-type="float" office:value="-3.07204244605431" calcext:value-type="float">
            <text:p>-3.07204244605431</text:p>
          </table:table-cell>
          <table:table-cell table:number-columns-repeated="4"/>
        </table:table-row>
        <table:table-row table:style-name="ro1">
          <table:table-cell/>
          <table:table-cell table:formula="of:=[.B33]" office:value-type="float" office:value="118" calcext:value-type="float">
            <text:p>118</text:p>
          </table:table-cell>
          <table:table-cell office:value-type="float" office:value="0.169142" calcext:value-type="float">
            <text:p>1.69142E-01</text:p>
          </table:table-cell>
          <table:table-cell table:formula="of:=[.C83]/[.$C$155]" office:value-type="float" office:value="0.00492478350538361" calcext:value-type="float">
            <text:p>4.92478E-03</text:p>
          </table:table-cell>
          <table:table-cell table:number-columns-repeated="2"/>
          <table:table-cell table:style-name="ce4" table:formula="of:=[.G33]" office:value-type="float" office:value="118" calcext:value-type="float">
            <text:p>118</text:p>
          </table:table-cell>
          <table:table-cell office:value-type="float" office:value="0.005129495" calcext:value-type="float">
            <text:p>5.12950E-03</text:p>
          </table:table-cell>
          <table:table-cell/>
          <table:table-cell table:formula="of:=100*([.D83]-[.H83])/[.D83]" office:value-type="float" office:value="-4.15676129504188" calcext:value-type="float">
            <text:p>-4.15676129504188</text:p>
          </table:table-cell>
          <table:table-cell table:number-columns-repeated="4"/>
        </table:table-row>
        <table:table-row table:style-name="ro1">
          <table:table-cell/>
          <table:table-cell table:formula="of:=[.B34]" office:value-type="float" office:value="122" calcext:value-type="float">
            <text:p>122</text:p>
          </table:table-cell>
          <table:table-cell office:value-type="float" office:value="0.162298" calcext:value-type="float">
            <text:p>1.62298E-01</text:p>
          </table:table-cell>
          <table:table-cell table:formula="of:=[.C84]/[.$C$155]" office:value-type="float" office:value="0.00472551177919588" calcext:value-type="float">
            <text:p>4.72551E-03</text:p>
          </table:table-cell>
          <table:table-cell table:number-columns-repeated="2"/>
          <table:table-cell table:style-name="ce4" table:formula="of:=[.G34]" office:value-type="float" office:value="122" calcext:value-type="float">
            <text:p>122</text:p>
          </table:table-cell>
          <table:table-cell office:value-type="float" office:value="0.004933366" calcext:value-type="float">
            <text:p>4.93337E-03</text:p>
          </table:table-cell>
          <table:table-cell/>
          <table:table-cell table:formula="of:=100*([.D84]-[.H84])/[.D84]" office:value-type="float" office:value="-4.39855470722147" calcext:value-type="float">
            <text:p>-4.39855470722147</text:p>
          </table:table-cell>
          <table:table-cell table:number-columns-repeated="4"/>
        </table:table-row>
        <table:table-row table:style-name="ro1">
          <table:table-cell/>
          <table:table-cell table:formula="of:=[.B35]" office:value-type="float" office:value="126" calcext:value-type="float">
            <text:p>126</text:p>
          </table:table-cell>
          <table:table-cell office:value-type="float" office:value="0.154968" calcext:value-type="float">
            <text:p>1.54968E-01</text:p>
          </table:table-cell>
          <table:table-cell table:formula="of:=[.C85]/[.$C$155]" office:value-type="float" office:value="0.00451208954761258" calcext:value-type="float">
            <text:p>4.51209E-03</text:p>
          </table:table-cell>
          <table:table-cell table:number-columns-repeated="2"/>
          <table:table-cell table:style-name="ce4" table:formula="of:=[.G35]" office:value-type="float" office:value="126" calcext:value-type="float">
            <text:p>126</text:p>
          </table:table-cell>
          <table:table-cell office:value-type="float" office:value="0.004731309" calcext:value-type="float">
            <text:p>4.73131E-03</text:p>
          </table:table-cell>
          <table:table-cell/>
          <table:table-cell table:formula="of:=100*([.D85]-[.H85])/[.D85]" office:value-type="float" office:value="-4.85849072971996" calcext:value-type="float">
            <text:p>-4.85849072971996</text:p>
          </table:table-cell>
          <table:table-cell table:number-columns-repeated="4"/>
        </table:table-row>
        <table:table-row table:style-name="ro1">
          <table:table-cell/>
          <table:table-cell table:formula="of:=[.B36]" office:value-type="float" office:value="130" calcext:value-type="float">
            <text:p>130</text:p>
          </table:table-cell>
          <table:table-cell office:value-type="float" office:value="0.146292" calcext:value-type="float">
            <text:p>1.46292E-01</text:p>
          </table:table-cell>
          <table:table-cell table:formula="of:=[.C86]/[.$C$155]" office:value-type="float" office:value="0.00425947682166215" calcext:value-type="float">
            <text:p>4.25948E-03</text:p>
          </table:table-cell>
          <table:table-cell table:number-columns-repeated="2"/>
          <table:table-cell table:style-name="ce4" table:formula="of:=[.G36]" office:value-type="float" office:value="130" calcext:value-type="float">
            <text:p>130</text:p>
          </table:table-cell>
          <table:table-cell office:value-type="float" office:value="0.004523487" calcext:value-type="float">
            <text:p>4.52349E-03</text:p>
          </table:table-cell>
          <table:table-cell/>
          <table:table-cell table:formula="of:=100*([.D86]-[.H86])/[.D86]" office:value-type="float" office:value="-6.19818323685186" calcext:value-type="float">
            <text:p>-6.19818323685186</text:p>
          </table:table-cell>
          <table:table-cell table:number-columns-repeated="4"/>
        </table:table-row>
        <table:table-row table:style-name="ro1">
          <table:table-cell/>
          <table:table-cell table:formula="of:=[.B37]" office:value-type="float" office:value="134" calcext:value-type="float">
            <text:p>134</text:p>
          </table:table-cell>
          <table:table-cell office:value-type="float" office:value="0.139778" calcext:value-type="float">
            <text:p>1.39778E-01</text:p>
          </table:table-cell>
          <table:table-cell table:formula="of:=[.C87]/[.$C$155]" office:value-type="float" office:value="0.0040698134633356" calcext:value-type="float">
            <text:p>4.06981E-03</text:p>
          </table:table-cell>
          <table:table-cell table:number-columns-repeated="2"/>
          <table:table-cell table:style-name="ce4" table:formula="of:=[.G37]" office:value-type="float" office:value="134" calcext:value-type="float">
            <text:p>134</text:p>
          </table:table-cell>
          <table:table-cell office:value-type="float" office:value="0.004310077" calcext:value-type="float">
            <text:p>4.31008E-03</text:p>
          </table:table-cell>
          <table:table-cell/>
          <table:table-cell table:formula="of:=100*([.D87]-[.H87])/[.D87]" office:value-type="float" office:value="-5.90355157131655" calcext:value-type="float">
            <text:p>-5.90355157131655</text:p>
          </table:table-cell>
          <table:table-cell table:number-columns-repeated="4"/>
        </table:table-row>
        <table:table-row table:style-name="ro1">
          <table:table-cell/>
          <table:table-cell table:formula="of:=[.B38]" office:value-type="float" office:value="138" calcext:value-type="float">
            <text:p>138</text:p>
          </table:table-cell>
          <table:table-cell office:value-type="float" office:value="0.132645" calcext:value-type="float">
            <text:p>1.32645E-01</text:p>
          </table:table-cell>
          <table:table-cell table:formula="of:=[.C88]/[.$C$155]" office:value-type="float" office:value="0.00386212713620277" calcext:value-type="float">
            <text:p>3.86213E-03</text:p>
          </table:table-cell>
          <table:table-cell table:number-columns-repeated="2"/>
          <table:table-cell table:style-name="ce4" table:formula="of:=[.G38]" office:value-type="float" office:value="138" calcext:value-type="float">
            <text:p>138</text:p>
          </table:table-cell>
          <table:table-cell office:value-type="float" office:value="0.004091272" calcext:value-type="float">
            <text:p>4.09127E-03</text:p>
          </table:table-cell>
          <table:table-cell/>
          <table:table-cell table:formula="of:=100*([.D88]-[.H88])/[.D88]" office:value-type="float" office:value="-5.933125858268" calcext:value-type="float">
            <text:p>-5.933125858268</text:p>
          </table:table-cell>
          <table:table-cell table:number-columns-repeated="4"/>
        </table:table-row>
        <table:table-row table:style-name="ro1">
          <table:table-cell/>
          <table:table-cell table:formula="of:=[.B39]" office:value-type="float" office:value="142" calcext:value-type="float">
            <text:p>142</text:p>
          </table:table-cell>
          <table:table-cell office:value-type="float" office:value="0.124442" calcext:value-type="float">
            <text:p>1.24442E-01</text:p>
          </table:table-cell>
          <table:table-cell table:formula="of:=[.C89]/[.$C$155]" office:value-type="float" office:value="0.0036232864041867" calcext:value-type="float">
            <text:p>3.62329E-03</text:p>
          </table:table-cell>
          <table:table-cell table:number-columns-repeated="2"/>
          <table:table-cell table:style-name="ce4" table:formula="of:=[.G39]" office:value-type="float" office:value="142" calcext:value-type="float">
            <text:p>142</text:p>
          </table:table-cell>
          <table:table-cell office:value-type="float" office:value="0.003867283" calcext:value-type="float">
            <text:p>3.86728E-03</text:p>
          </table:table-cell>
          <table:table-cell/>
          <table:table-cell table:formula="of:=100*([.D89]-[.H89])/[.D89]" office:value-type="float" office:value="-6.73412390285686" calcext:value-type="float">
            <text:p>-6.73412390285686</text:p>
          </table:table-cell>
          <table:table-cell table:number-columns-repeated="4"/>
        </table:table-row>
        <table:table-row table:style-name="ro1">
          <table:table-cell/>
          <table:table-cell table:formula="of:=[.B40]" office:value-type="float" office:value="146" calcext:value-type="float">
            <text:p>146</text:p>
          </table:table-cell>
          <table:table-cell office:value-type="float" office:value="0.117716" calcext:value-type="float">
            <text:p>1.17716E-01</text:p>
          </table:table-cell>
          <table:table-cell table:formula="of:=[.C90]/[.$C$155]" office:value-type="float" office:value="0.003427450397416" calcext:value-type="float">
            <text:p>3.42745E-03</text:p>
          </table:table-cell>
          <table:table-cell table:number-columns-repeated="2"/>
          <table:table-cell table:style-name="ce4" table:formula="of:=[.G40]" office:value-type="float" office:value="146" calcext:value-type="float">
            <text:p>146</text:p>
          </table:table-cell>
          <table:table-cell office:value-type="float" office:value="0.003638334" calcext:value-type="float">
            <text:p>3.63833E-03</text:p>
          </table:table-cell>
          <table:table-cell/>
          <table:table-cell table:formula="of:=100*([.D90]-[.H90])/[.D90]" office:value-type="float" office:value="-6.15278350178283" calcext:value-type="float">
            <text:p>-6.15278350178283</text:p>
          </table:table-cell>
          <table:table-cell table:number-columns-repeated="4"/>
        </table:table-row>
        <table:table-row table:style-name="ro1">
          <table:table-cell/>
          <table:table-cell table:formula="of:=[.B41]" office:value-type="float" office:value="150" calcext:value-type="float">
            <text:p>150</text:p>
          </table:table-cell>
          <table:table-cell office:value-type="float" office:value="0.112064" calcext:value-type="float">
            <text:p>1.12064E-01</text:p>
          </table:table-cell>
          <table:table-cell table:formula="of:=[.C91]/[.$C$155]" office:value-type="float" office:value="0.00326288526059352" calcext:value-type="float">
            <text:p>3.26289E-03</text:p>
          </table:table-cell>
          <table:table-cell table:number-columns-repeated="2"/>
          <table:table-cell table:style-name="ce4" table:formula="of:=[.G41]" office:value-type="float" office:value="150" calcext:value-type="float">
            <text:p>150</text:p>
          </table:table-cell>
          <table:table-cell office:value-type="float" office:value="0.003404669" calcext:value-type="float">
            <text:p>3.40467E-03</text:p>
          </table:table-cell>
          <table:table-cell/>
          <table:table-cell table:formula="of:=100*([.D91]-[.H91])/[.D91]" office:value-type="float" office:value="-4.34534861273954" calcext:value-type="float">
            <text:p>-4.34534861273954</text:p>
          </table:table-cell>
          <table:table-cell table:number-columns-repeated="4"/>
        </table:table-row>
        <table:table-row table:style-name="ro1">
          <table:table-cell/>
          <table:table-cell table:formula="of:=[.B42]" office:value-type="float" office:value="154" calcext:value-type="float">
            <text:p>154</text:p>
          </table:table-cell>
          <table:table-cell office:value-type="float" office:value="0.103182" calcext:value-type="float">
            <text:p>1.03182E-01</text:p>
          </table:table-cell>
          <table:table-cell table:formula="of:=[.C92]/[.$C$155]" office:value-type="float" office:value="0.0030042745837964" calcext:value-type="float">
            <text:p>3.00427E-03</text:p>
          </table:table-cell>
          <table:table-cell table:number-columns-repeated="2"/>
          <table:table-cell table:style-name="ce4" table:formula="of:=[.G42]" office:value-type="float" office:value="154" calcext:value-type="float">
            <text:p>154</text:p>
          </table:table-cell>
          <table:table-cell office:value-type="float" office:value="0.003166542" calcext:value-type="float">
            <text:p>3.16654E-03</text:p>
          </table:table-cell>
          <table:table-cell/>
          <table:table-cell table:formula="of:=100*([.D92]-[.H92])/[.D92]" office:value-type="float" office:value="-5.40121788729922" calcext:value-type="float">
            <text:p>-5.40121788729922</text:p>
          </table:table-cell>
          <table:table-cell table:number-columns-repeated="4"/>
        </table:table-row>
        <table:table-row table:style-name="ro1">
          <table:table-cell/>
          <table:table-cell table:formula="of:=[.B43]" office:value-type="float" office:value="158" calcext:value-type="float">
            <text:p>158</text:p>
          </table:table-cell>
          <table:table-cell office:value-type="float" office:value="0.0952895" calcext:value-type="float">
            <text:p>9.52895E-02</text:p>
          </table:table-cell>
          <table:table-cell table:formula="of:=[.C93]/[.$C$155]" office:value-type="float" office:value="0.00277447445244972" calcext:value-type="float">
            <text:p>2.77447E-03</text:p>
          </table:table-cell>
          <table:table-cell table:number-columns-repeated="2"/>
          <table:table-cell table:style-name="ce4" table:formula="of:=[.G43]" office:value-type="float" office:value="158" calcext:value-type="float">
            <text:p>158</text:p>
          </table:table-cell>
          <table:table-cell office:value-type="float" office:value="0.002924228" calcext:value-type="float">
            <text:p>2.92423E-03</text:p>
          </table:table-cell>
          <table:table-cell/>
          <table:table-cell table:formula="of:=100*([.D93]-[.H93])/[.D93]" office:value-type="float" office:value="-5.39754645850317" calcext:value-type="float">
            <text:p>-5.39754645850317</text:p>
          </table:table-cell>
          <table:table-cell table:number-columns-repeated="4"/>
        </table:table-row>
        <table:table-row table:style-name="ro1">
          <table:table-cell/>
          <table:table-cell table:formula="of:=[.B44]" office:value-type="float" office:value="162" calcext:value-type="float">
            <text:p>162</text:p>
          </table:table-cell>
          <table:table-cell office:value-type="float" office:value="0.0871131" calcext:value-type="float">
            <text:p>8.71131E-02</text:p>
          </table:table-cell>
          <table:table-cell table:formula="of:=[.C94]/[.$C$155]" office:value-type="float" office:value="0.0025364082131158" calcext:value-type="float">
            <text:p>2.53641E-03</text:p>
          </table:table-cell>
          <table:table-cell table:number-columns-repeated="2"/>
          <table:table-cell table:style-name="ce4" table:formula="of:=[.G44]" office:value-type="float" office:value="162" calcext:value-type="float">
            <text:p>162</text:p>
          </table:table-cell>
          <table:table-cell office:value-type="float" office:value="0.002678011" calcext:value-type="float">
            <text:p>2.67801E-03</text:p>
          </table:table-cell>
          <table:table-cell/>
          <table:table-cell table:formula="of:=100*([.D94]-[.H94])/[.D94]" office:value-type="float" office:value="-5.58280745788352" calcext:value-type="float">
            <text:p>-5.58280745788352</text:p>
          </table:table-cell>
          <table:table-cell table:number-columns-repeated="4"/>
        </table:table-row>
        <table:table-row table:style-name="ro1">
          <table:table-cell/>
          <table:table-cell table:formula="of:=[.B45]" office:value-type="float" office:value="166" calcext:value-type="float">
            <text:p>166</text:p>
          </table:table-cell>
          <table:table-cell office:value-type="float" office:value="0.08011" calcext:value-type="float">
            <text:p>8.01100E-02</text:p>
          </table:table-cell>
          <table:table-cell table:formula="of:=[.C95]/[.$C$155]" office:value-type="float" office:value="0.00233250408896833" calcext:value-type="float">
            <text:p>2.33250E-03</text:p>
          </table:table-cell>
          <table:table-cell table:number-columns-repeated="2"/>
          <table:table-cell table:style-name="ce4" table:formula="of:=[.G45]" office:value-type="float" office:value="166" calcext:value-type="float">
            <text:p>166</text:p>
          </table:table-cell>
          <table:table-cell office:value-type="float" office:value="0.002428192" calcext:value-type="float">
            <text:p>2.42819E-03</text:p>
          </table:table-cell>
          <table:table-cell/>
          <table:table-cell table:formula="of:=100*([.D95]-[.H95])/[.D95]" office:value-type="float" office:value="-4.10236841531093" calcext:value-type="float">
            <text:p>-4.10236841531093</text:p>
          </table:table-cell>
          <table:table-cell table:number-columns-repeated="4"/>
        </table:table-row>
        <table:table-row table:style-name="ro1">
          <table:table-cell/>
          <table:table-cell table:formula="of:=[.B46]" office:value-type="float" office:value="170" calcext:value-type="float">
            <text:p>170</text:p>
          </table:table-cell>
          <table:table-cell office:value-type="float" office:value="0.0719994" calcext:value-type="float">
            <text:p>7.19994E-02</text:p>
          </table:table-cell>
          <table:table-cell table:formula="of:=[.C96]/[.$C$155]" office:value-type="float" office:value="0.00209635369995339" calcext:value-type="float">
            <text:p>2.09635E-03</text:p>
          </table:table-cell>
          <table:table-cell table:number-columns-repeated="2"/>
          <table:table-cell table:style-name="ce4" table:formula="of:=[.G46]" office:value-type="float" office:value="170" calcext:value-type="float">
            <text:p>170</text:p>
          </table:table-cell>
          <table:table-cell office:value-type="float" office:value="0.002175088" calcext:value-type="float">
            <text:p>2.17509E-03</text:p>
          </table:table-cell>
          <table:table-cell/>
          <table:table-cell table:formula="of:=100*([.D96]-[.H96])/[.D96]" office:value-type="float" office:value="-3.75577365825047" calcext:value-type="float">
            <text:p>-3.75577365825047</text:p>
          </table:table-cell>
          <table:table-cell table:number-columns-repeated="4"/>
        </table:table-row>
        <table:table-row table:style-name="ro1">
          <table:table-cell/>
          <table:table-cell table:formula="of:=[.B47]" office:value-type="float" office:value="174" calcext:value-type="float">
            <text:p>174</text:p>
          </table:table-cell>
          <table:table-cell office:value-type="float" office:value="0.0616125" calcext:value-type="float">
            <text:p>6.16125E-02</text:p>
          </table:table-cell>
          <table:table-cell table:formula="of:=[.C97]/[.$C$155]" office:value-type="float" office:value="0.00179392595408265" calcext:value-type="float">
            <text:p>1.79393E-03</text:p>
          </table:table-cell>
          <table:table-cell table:number-columns-repeated="2"/>
          <table:table-cell table:style-name="ce4" table:formula="of:=[.G47]" office:value-type="float" office:value="174" calcext:value-type="float">
            <text:p>174</text:p>
          </table:table-cell>
          <table:table-cell office:value-type="float" office:value="0.001919027" calcext:value-type="float">
            <text:p>1.91903E-03</text:p>
          </table:table-cell>
          <table:table-cell/>
          <table:table-cell table:formula="of:=100*([.D97]-[.H97])/[.D97]" office:value-type="float" office:value="-6.97359027738258" calcext:value-type="float">
            <text:p>-6.97359027738258</text:p>
          </table:table-cell>
          <table:table-cell table:number-columns-repeated="4"/>
        </table:table-row>
        <table:table-row table:style-name="ro1">
          <table:table-cell/>
          <table:table-cell table:formula="of:=[.B48]" office:value-type="float" office:value="178" calcext:value-type="float">
            <text:p>178</text:p>
          </table:table-cell>
          <table:table-cell office:value-type="float" office:value="0.052954" calcext:value-type="float">
            <text:p>5.29540E-02</text:p>
          </table:table-cell>
          <table:table-cell table:formula="of:=[.C98]/[.$C$155]" office:value-type="float" office:value="0.00154182276279152" calcext:value-type="float">
            <text:p>1.54182E-03</text:p>
          </table:table-cell>
          <table:table-cell table:number-columns-repeated="2"/>
          <table:table-cell table:style-name="ce4" table:formula="of:=[.G48]" office:value-type="float" office:value="178" calcext:value-type="float">
            <text:p>178</text:p>
          </table:table-cell>
          <table:table-cell office:value-type="float" office:value="0.00166035" calcext:value-type="float">
            <text:p>1.66035E-03</text:p>
          </table:table-cell>
          <table:table-cell/>
          <table:table-cell table:formula="of:=100*([.D98]-[.H98])/[.D98]" office:value-type="float" office:value="-7.68747485566245" calcext:value-type="float">
            <text:p>-7.68747485566245</text:p>
          </table:table-cell>
          <table:table-cell table:number-columns-repeated="4"/>
        </table:table-row>
        <table:table-row table:style-name="ro1">
          <table:table-cell/>
          <table:table-cell table:formula="of:=[.B49]" office:value-type="float" office:value="182" calcext:value-type="float">
            <text:p>182</text:p>
          </table:table-cell>
          <table:table-cell office:value-type="float" office:value="0.045426" calcext:value-type="float">
            <text:p>4.54260E-02</text:p>
          </table:table-cell>
          <table:table-cell table:formula="of:=[.C99]/[.$C$155]" office:value-type="float" office:value="0.00132263551049151" calcext:value-type="float">
            <text:p>1.32264E-03</text:p>
          </table:table-cell>
          <table:table-cell table:number-columns-repeated="2"/>
          <table:table-cell table:style-name="ce4" table:formula="of:=[.G49]" office:value-type="float" office:value="182" calcext:value-type="float">
            <text:p>182</text:p>
          </table:table-cell>
          <table:table-cell office:value-type="float" office:value="0.001399399" calcext:value-type="float">
            <text:p>1.39940E-03</text:p>
          </table:table-cell>
          <table:table-cell/>
          <table:table-cell table:formula="of:=100*([.D99]-[.H99])/[.D99]" office:value-type="float" office:value="-5.80382795559139" calcext:value-type="float">
            <text:p>-5.80382795559139</text:p>
          </table:table-cell>
          <table:table-cell table:number-columns-repeated="4"/>
        </table:table-row>
        <table:table-row table:style-name="ro1">
          <table:table-cell/>
          <table:table-cell table:formula="of:=[.B50]" office:value-type="float" office:value="186" calcext:value-type="float">
            <text:p>186</text:p>
          </table:table-cell>
          <table:table-cell office:value-type="float" office:value="0.0375615" calcext:value-type="float">
            <text:p>3.75615E-02</text:p>
          </table:table-cell>
          <table:table-cell table:formula="of:=[.C100]/[.$C$155]" office:value-type="float" office:value="0.00109365063459972" calcext:value-type="float">
            <text:p>1.09365E-03</text:p>
          </table:table-cell>
          <table:table-cell table:number-columns-repeated="2"/>
          <table:table-cell table:style-name="ce4" table:formula="of:=[.G50]" office:value-type="float" office:value="186" calcext:value-type="float">
            <text:p>186</text:p>
          </table:table-cell>
          <table:table-cell office:value-type="float" office:value="0.001136449" calcext:value-type="float">
            <text:p>1.13645E-03</text:p>
          </table:table-cell>
          <table:table-cell/>
          <table:table-cell table:formula="of:=100*([.D100]-[.H100])/[.D100]" office:value-type="float" office:value="-3.913348929381" calcext:value-type="float">
            <text:p>-3.913348929381</text:p>
          </table:table-cell>
          <table:table-cell table:number-columns-repeated="4"/>
        </table:table-row>
        <table:table-row table:style-name="ro1">
          <table:table-cell/>
          <table:table-cell table:formula="of:=[.B51]" office:value-type="float" office:value="190" calcext:value-type="float">
            <text:p>190</text:p>
          </table:table-cell>
          <table:table-cell office:value-type="float" office:value="0.0295638" calcext:value-type="float">
            <text:p>2.95638E-02</text:p>
          </table:table-cell>
          <table:table-cell table:formula="of:=[.C101]/[.$C$155]" office:value-type="float" office:value="0.000860787472043963" calcext:value-type="float">
            <text:p>8.60787E-04</text:p>
          </table:table-cell>
          <table:table-cell table:number-columns-repeated="2"/>
          <table:table-cell table:style-name="ce4" table:formula="of:=[.G51]" office:value-type="float" office:value="190" calcext:value-type="float">
            <text:p>190</text:p>
          </table:table-cell>
          <table:table-cell office:value-type="float" office:value="0.0008714889" calcext:value-type="float">
            <text:p>8.71489E-04</text:p>
          </table:table-cell>
          <table:table-cell/>
          <table:table-cell table:formula="of:=100*([.D101]-[.H101])/[.D101]" office:value-type="float" office:value="-1.24321372041192" calcext:value-type="float">
            <text:p>-1.24321372041192</text:p>
          </table:table-cell>
          <table:table-cell table:number-columns-repeated="4"/>
        </table:table-row>
        <table:table-row table:style-name="ro1">
          <table:table-cell/>
          <table:table-cell table:formula="of:=[.B52]" office:value-type="float" office:value="194" calcext:value-type="float">
            <text:p>194</text:p>
          </table:table-cell>
          <table:table-cell office:value-type="float" office:value="0.0198669" calcext:value-type="float">
            <text:p>1.98669E-02</text:p>
          </table:table-cell>
          <table:table-cell table:formula="of:=[.C102]/[.$C$155]" office:value-type="float" office:value="0.000578449949882972" calcext:value-type="float">
            <text:p>5.78450E-04</text:p>
          </table:table-cell>
          <table:table-cell table:number-columns-repeated="2"/>
          <table:table-cell table:style-name="ce4" table:formula="of:=[.G52]" office:value-type="float" office:value="194" calcext:value-type="float">
            <text:p>194</text:p>
          </table:table-cell>
          <table:table-cell office:value-type="float" office:value="0.0006034508" calcext:value-type="float">
            <text:p>6.03451E-04</text:p>
          </table:table-cell>
          <table:table-cell/>
          <table:table-cell table:formula="of:=100*([.D102]-[.H102])/[.D102]" office:value-type="float" office:value="-4.32204205775907" calcext:value-type="float">
            <text:p>-4.32204205775907</text:p>
          </table:table-cell>
          <table:table-cell table:number-columns-repeated="4"/>
        </table:table-row>
        <table:table-row table:style-name="ro1">
          <table:table-cell/>
          <table:table-cell table:formula="of:=[.B53]" office:value-type="float" office:value="198" calcext:value-type="float">
            <text:p>198</text:p>
          </table:table-cell>
          <table:table-cell office:value-type="float" office:value="0.0105075" calcext:value-type="float">
            <text:p>1.05075E-02</text:p>
          </table:table-cell>
          <table:table-cell table:formula="of:=[.C103]/[.$C$155]" office:value-type="float" office:value="0.000305939167580011" calcext:value-type="float">
            <text:p>3.05939E-04</text:p>
          </table:table-cell>
          <table:table-cell table:number-columns-repeated="2"/>
          <table:table-cell table:style-name="ce4" table:formula="of:=[.G53]" office:value-type="float" office:value="198" calcext:value-type="float">
            <text:p>198</text:p>
          </table:table-cell>
          <table:table-cell office:value-type="float" office:value="0.0003277755" calcext:value-type="float">
            <text:p>3.27776E-04</text:p>
          </table:table-cell>
          <table:table-cell/>
          <table:table-cell table:formula="of:=100*([.D103]-[.H103])/[.D103]" office:value-type="float" office:value="-7.13747526762096" calcext:value-type="float">
            <text:p>-7.13747526762096</text:p>
          </table:table-cell>
          <table:table-cell table:number-columns-repeated="4"/>
        </table:table-row>
        <table:table-row table:style-name="ro1">
          <table:table-cell/>
          <table:table-cell table:formula="of:=[.B54]" office:value-type="float" office:value="2" calcext:value-type="float">
            <text:p>2</text:p>
          </table:table-cell>
          <table:table-cell office:value-type="float" office:value="0.609623" calcext:value-type="float">
            <text:p>6.09623E-01</text:p>
          </table:table-cell>
          <table:table-cell table:formula="of:=[.C104]/[.$C$155]" office:value-type="float" office:value="0.0177499455776949" calcext:value-type="float">
            <text:p>1.77499E-02</text:p>
          </table:table-cell>
          <table:table-cell table:style-name="ce6" office:value-type="string" calcext:value-type="string">
            <text:p>Serpent_3g</text:p>
          </table:table-cell>
          <table:table-cell/>
          <table:table-cell table:style-name="ce4" table:formula="of:=[.G54]" office:value-type="float" office:value="2" calcext:value-type="float">
            <text:p>2</text:p>
          </table:table-cell>
          <table:table-cell office:value-type="float" office:value="0.01770625" calcext:value-type="float">
            <text:p>1.77063E-02</text:p>
          </table:table-cell>
          <table:table-cell table:style-name="ce1" office:value-type="string" calcext:value-type="string">
            <text:p>Almost_3g</text:p>
          </table:table-cell>
          <table:table-cell table:formula="of:=100*([.D104]-[.H104])/[.D104]" office:value-type="float" office:value="0.24617302348135" calcext:value-type="float">
            <text:p>0.24617302348135</text:p>
          </table:table-cell>
          <table:table-cell table:number-columns-repeated="4"/>
        </table:table-row>
        <table:table-row table:style-name="ro1">
          <table:table-cell/>
          <table:table-cell table:formula="of:=[.B55]" office:value-type="float" office:value="6" calcext:value-type="float">
            <text:p>6</text:p>
          </table:table-cell>
          <table:table-cell office:value-type="float" office:value="0.611471" calcext:value-type="float">
            <text:p>6.11471E-01</text:p>
          </table:table-cell>
          <table:table-cell table:formula="of:=[.C105]/[.$C$155]" office:value-type="float" office:value="0.0178037524377175" calcext:value-type="float">
            <text:p>1.78038E-02</text:p>
          </table:table-cell>
          <table:table-cell table:number-columns-repeated="2"/>
          <table:table-cell table:style-name="ce4" table:formula="of:=[.G55]" office:value-type="float" office:value="6" calcext:value-type="float">
            <text:p>6</text:p>
          </table:table-cell>
          <table:table-cell office:value-type="float" office:value="0.01769207" calcext:value-type="float">
            <text:p>1.76921E-02</text:p>
          </table:table-cell>
          <table:table-cell/>
          <table:table-cell table:formula="of:=100*([.D105]-[.H105])/[.D105]" office:value-type="float" office:value="0.627297184165157" calcext:value-type="float">
            <text:p>0.627297184165157</text:p>
          </table:table-cell>
          <table:table-cell table:number-columns-repeated="4"/>
        </table:table-row>
        <table:table-row table:style-name="ro1">
          <table:table-cell/>
          <table:table-cell table:formula="of:=[.B56]" office:value-type="float" office:value="10" calcext:value-type="float">
            <text:p>10</text:p>
          </table:table-cell>
          <table:table-cell office:value-type="float" office:value="0.613453" calcext:value-type="float">
            <text:p>6.13453E-01</text:p>
          </table:table-cell>
          <table:table-cell table:formula="of:=[.C106]/[.$C$155]" office:value-type="float" office:value="0.0178614608774171" calcext:value-type="float">
            <text:p>1.78615E-02</text:p>
          </table:table-cell>
          <table:table-cell table:number-columns-repeated="2"/>
          <table:table-cell table:style-name="ce4" table:formula="of:=[.G56]" office:value-type="float" office:value="10" calcext:value-type="float">
            <text:p>10</text:p>
          </table:table-cell>
          <table:table-cell office:value-type="float" office:value="0.01766369" calcext:value-type="float">
            <text:p>1.76637E-02</text:p>
          </table:table-cell>
          <table:table-cell/>
          <table:table-cell table:formula="of:=100*([.D106]-[.H106])/[.D106]" office:value-type="float" office:value="1.10724917057145" calcext:value-type="float">
            <text:p>1.10724917057145</text:p>
          </table:table-cell>
          <table:table-cell table:number-columns-repeated="4"/>
        </table:table-row>
        <table:table-row table:style-name="ro1">
          <table:table-cell/>
          <table:table-cell table:formula="of:=[.B57]" office:value-type="float" office:value="14" calcext:value-type="float">
            <text:p>14</text:p>
          </table:table-cell>
          <table:table-cell office:value-type="float" office:value="0.614781" calcext:value-type="float">
            <text:p>6.14781E-01</text:p>
          </table:table-cell>
          <table:table-cell table:formula="of:=[.C107]/[.$C$155]" office:value-type="float" office:value="0.0179001272789919" calcext:value-type="float">
            <text:p>1.79001E-02</text:p>
          </table:table-cell>
          <table:table-cell table:number-columns-repeated="2"/>
          <table:table-cell table:style-name="ce4" table:formula="of:=[.G57]" office:value-type="float" office:value="14" calcext:value-type="float">
            <text:p>14</text:p>
          </table:table-cell>
          <table:table-cell office:value-type="float" office:value="0.01762109" calcext:value-type="float">
            <text:p>1.76211E-02</text:p>
          </table:table-cell>
          <table:table-cell/>
          <table:table-cell table:formula="of:=100*([.D107]-[.H107])/[.D107]" office:value-type="float" office:value="1.55885639606228" calcext:value-type="float">
            <text:p>1.55885639606228</text:p>
          </table:table-cell>
          <table:table-cell table:number-columns-repeated="4"/>
        </table:table-row>
        <table:table-row table:style-name="ro1">
          <table:table-cell/>
          <table:table-cell table:formula="of:=[.B58]" office:value-type="float" office:value="18" calcext:value-type="float">
            <text:p>18</text:p>
          </table:table-cell>
          <table:table-cell office:value-type="float" office:value="0.619558" calcext:value-type="float">
            <text:p>6.19558E-01</text:p>
          </table:table-cell>
          <table:table-cell table:formula="of:=[.C108]/[.$C$155]" office:value-type="float" office:value="0.0180392156828491" calcext:value-type="float">
            <text:p>1.80392E-02</text:p>
          </table:table-cell>
          <table:table-cell table:number-columns-repeated="2"/>
          <table:table-cell table:style-name="ce4" table:formula="of:=[.G58]" office:value-type="float" office:value="18" calcext:value-type="float">
            <text:p>18</text:p>
          </table:table-cell>
          <table:table-cell office:value-type="float" office:value="0.01756426" calcext:value-type="float">
            <text:p>1.75643E-02</text:p>
          </table:table-cell>
          <table:table-cell/>
          <table:table-cell table:formula="of:=100*([.D108]-[.H108])/[.D108]" office:value-type="float" office:value="2.63290650325023" calcext:value-type="float">
            <text:p>2.63290650325023</text:p>
          </table:table-cell>
          <table:table-cell table:number-columns-repeated="4"/>
        </table:table-row>
        <table:table-row table:style-name="ro1">
          <table:table-cell/>
          <table:table-cell table:formula="of:=[.B59]" office:value-type="float" office:value="22" calcext:value-type="float">
            <text:p>22</text:p>
          </table:table-cell>
          <table:table-cell office:value-type="float" office:value="0.61897" calcext:value-type="float">
            <text:p>6.18970E-01</text:p>
          </table:table-cell>
          <table:table-cell table:formula="of:=[.C109]/[.$C$155]" office:value-type="float" office:value="0.0180220953182964" calcext:value-type="float">
            <text:p>1.80221E-02</text:p>
          </table:table-cell>
          <table:table-cell table:number-columns-repeated="2"/>
          <table:table-cell table:style-name="ce4" table:formula="of:=[.G59]" office:value-type="float" office:value="22" calcext:value-type="float">
            <text:p>22</text:p>
          </table:table-cell>
          <table:table-cell office:value-type="float" office:value="0.01749315" calcext:value-type="float">
            <text:p>1.74932E-02</text:p>
          </table:table-cell>
          <table:table-cell/>
          <table:table-cell table:formula="of:=100*([.D109]-[.H109])/[.D109]" office:value-type="float" office:value="2.9349823589015" calcext:value-type="float">
            <text:p>2.9349823589015</text:p>
          </table:table-cell>
          <table:table-cell table:number-columns-repeated="4"/>
        </table:table-row>
        <table:table-row table:style-name="ro1">
          <table:table-cell/>
          <table:table-cell table:formula="of:=[.B60]" office:value-type="float" office:value="26" calcext:value-type="float">
            <text:p>26</text:p>
          </table:table-cell>
          <table:table-cell office:value-type="float" office:value="0.620859" calcext:value-type="float">
            <text:p>6.20859E-01</text:p>
          </table:table-cell>
          <table:table-cell table:formula="of:=[.C110]/[.$C$155]" office:value-type="float" office:value="0.0180770959452351" calcext:value-type="float">
            <text:p>1.80771E-02</text:p>
          </table:table-cell>
          <table:table-cell table:number-columns-repeated="2"/>
          <table:table-cell table:style-name="ce4" table:formula="of:=[.G60]" office:value-type="float" office:value="26" calcext:value-type="float">
            <text:p>26</text:p>
          </table:table-cell>
          <table:table-cell office:value-type="float" office:value="0.01740771" calcext:value-type="float">
            <text:p>1.74077E-02</text:p>
          </table:table-cell>
          <table:table-cell/>
          <table:table-cell table:formula="of:=100*([.D110]-[.H110])/[.D110]" office:value-type="float" office:value="3.70295066897388" calcext:value-type="float">
            <text:p>3.70295066897388</text:p>
          </table:table-cell>
          <table:table-cell table:number-columns-repeated="4"/>
        </table:table-row>
        <table:table-row table:style-name="ro1">
          <table:table-cell/>
          <table:table-cell table:formula="of:=[.B61]" office:value-type="float" office:value="30" calcext:value-type="float">
            <text:p>30</text:p>
          </table:table-cell>
          <table:table-cell office:value-type="float" office:value="0.617593" calcext:value-type="float">
            <text:p>6.17593E-01</text:p>
          </table:table-cell>
          <table:table-cell table:formula="of:=[.C111]/[.$C$155]" office:value-type="float" office:value="0.0179820022196756" calcext:value-type="float">
            <text:p>1.79820E-02</text:p>
          </table:table-cell>
          <table:table-cell table:number-columns-repeated="2"/>
          <table:table-cell table:style-name="ce4" table:formula="of:=[.G61]" office:value-type="float" office:value="30" calcext:value-type="float">
            <text:p>30</text:p>
          </table:table-cell>
          <table:table-cell office:value-type="float" office:value="0.01730789" calcext:value-type="float">
            <text:p>1.73079E-02</text:p>
          </table:table-cell>
          <table:table-cell/>
          <table:table-cell table:formula="of:=100*([.D111]-[.H111])/[.D111]" office:value-type="float" office:value="3.74881624104152" calcext:value-type="float">
            <text:p>3.74881624104152</text:p>
          </table:table-cell>
          <table:table-cell table:number-columns-repeated="4"/>
        </table:table-row>
        <table:table-row table:style-name="ro1">
          <table:table-cell/>
          <table:table-cell table:formula="of:=[.B62]" office:value-type="float" office:value="34" calcext:value-type="float">
            <text:p>34</text:p>
          </table:table-cell>
          <table:table-cell office:value-type="float" office:value="0.611613" calcext:value-type="float">
            <text:p>6.11613E-01</text:p>
          </table:table-cell>
          <table:table-cell table:formula="of:=[.C112]/[.$C$155]" office:value-type="float" office:value="0.0178078869475245" calcext:value-type="float">
            <text:p>1.78079E-02</text:p>
          </table:table-cell>
          <table:table-cell table:number-columns-repeated="2"/>
          <table:table-cell table:style-name="ce4" table:formula="of:=[.G62]" office:value-type="float" office:value="34" calcext:value-type="float">
            <text:p>34</text:p>
          </table:table-cell>
          <table:table-cell office:value-type="float" office:value="0.01719363" calcext:value-type="float">
            <text:p>1.71936E-02</text:p>
          </table:table-cell>
          <table:table-cell/>
          <table:table-cell table:formula="of:=100*([.D112]-[.H112])/[.D112]" office:value-type="float" office:value="3.44935336423989" calcext:value-type="float">
            <text:p>3.44935336423989</text:p>
          </table:table-cell>
          <table:table-cell table:number-columns-repeated="4"/>
        </table:table-row>
        <table:table-row table:style-name="ro1">
          <table:table-cell/>
          <table:table-cell table:formula="of:=[.B63]" office:value-type="float" office:value="38" calcext:value-type="float">
            <text:p>38</text:p>
          </table:table-cell>
          <table:table-cell office:value-type="float" office:value="0.601905" calcext:value-type="float">
            <text:p>6.01905E-01</text:p>
          </table:table-cell>
          <table:table-cell table:formula="of:=[.C113]/[.$C$155]" office:value-type="float" office:value="0.0175252262348082" calcext:value-type="float">
            <text:p>1.75252E-02</text:p>
          </table:table-cell>
          <table:table-cell table:number-columns-repeated="2"/>
          <table:table-cell table:style-name="ce4" table:formula="of:=[.G63]" office:value-type="float" office:value="38" calcext:value-type="float">
            <text:p>38</text:p>
          </table:table-cell>
          <table:table-cell office:value-type="float" office:value="0.01706488" calcext:value-type="float">
            <text:p>1.70649E-02</text:p>
          </table:table-cell>
          <table:table-cell/>
          <table:table-cell table:formula="of:=100*([.D113]-[.H113])/[.D113]" office:value-type="float" office:value="2.62676343597679" calcext:value-type="float">
            <text:p>2.62676343597679</text:p>
          </table:table-cell>
          <table:table-cell table:number-columns-repeated="4"/>
        </table:table-row>
        <table:table-row table:style-name="ro1">
          <table:table-cell/>
          <table:table-cell table:formula="of:=[.B64]" office:value-type="float" office:value="42" calcext:value-type="float">
            <text:p>42</text:p>
          </table:table-cell>
          <table:table-cell office:value-type="float" office:value="0.596504" calcext:value-type="float">
            <text:p>5.96504E-01</text:p>
          </table:table-cell>
          <table:table-cell table:formula="of:=[.C114]/[.$C$155]" office:value-type="float" office:value="0.0173679692808134" calcext:value-type="float">
            <text:p>1.73680E-02</text:p>
          </table:table-cell>
          <table:table-cell table:number-columns-repeated="2"/>
          <table:table-cell table:style-name="ce4" table:formula="of:=[.G64]" office:value-type="float" office:value="42" calcext:value-type="float">
            <text:p>42</text:p>
          </table:table-cell>
          <table:table-cell office:value-type="float" office:value="0.01692156" calcext:value-type="float">
            <text:p>1.69216E-02</text:p>
          </table:table-cell>
          <table:table-cell/>
          <table:table-cell table:formula="of:=100*([.D114]-[.H114])/[.D114]" office:value-type="float" office:value="2.57030210956541" calcext:value-type="float">
            <text:p>2.57030210956541</text:p>
          </table:table-cell>
          <table:table-cell table:number-columns-repeated="4"/>
        </table:table-row>
        <table:table-row table:style-name="ro1">
          <table:table-cell/>
          <table:table-cell table:formula="of:=[.B65]" office:value-type="float" office:value="46" calcext:value-type="float">
            <text:p>46</text:p>
          </table:table-cell>
          <table:table-cell office:value-type="float" office:value="0.591555" calcext:value-type="float">
            <text:p>5.91555E-01</text:p>
          </table:table-cell>
          <table:table-cell table:formula="of:=[.C115]/[.$C$155]" office:value-type="float" office:value="0.0172238728791619" calcext:value-type="float">
            <text:p>1.72239E-02</text:p>
          </table:table-cell>
          <table:table-cell table:number-columns-repeated="2"/>
          <table:table-cell table:style-name="ce4" table:formula="of:=[.G65]" office:value-type="float" office:value="46" calcext:value-type="float">
            <text:p>46</text:p>
          </table:table-cell>
          <table:table-cell office:value-type="float" office:value="0.01676362" calcext:value-type="float">
            <text:p>1.67636E-02</text:p>
          </table:table-cell>
          <table:table-cell/>
          <table:table-cell table:formula="of:=100*([.D115]-[.H115])/[.D115]" office:value-type="float" office:value="2.672179958543" calcext:value-type="float">
            <text:p>2.672179958543</text:p>
          </table:table-cell>
          <table:table-cell table:number-columns-repeated="4"/>
        </table:table-row>
        <table:table-row table:style-name="ro1">
          <table:table-cell/>
          <table:table-cell table:formula="of:=[.B66]" office:value-type="float" office:value="50" calcext:value-type="float">
            <text:p>50</text:p>
          </table:table-cell>
          <table:table-cell office:value-type="float" office:value="0.587705" calcext:value-type="float">
            <text:p>5.87705E-01</text:p>
          </table:table-cell>
          <table:table-cell table:formula="of:=[.C116]/[.$C$155]" office:value-type="float" office:value="0.0171117752541147" calcext:value-type="float">
            <text:p>1.71118E-02</text:p>
          </table:table-cell>
          <table:table-cell table:number-columns-repeated="2"/>
          <table:table-cell table:style-name="ce4" table:formula="of:=[.G66]" office:value-type="float" office:value="50" calcext:value-type="float">
            <text:p>50</text:p>
          </table:table-cell>
          <table:table-cell office:value-type="float" office:value="0.01659097" calcext:value-type="float">
            <text:p>1.65910E-02</text:p>
          </table:table-cell>
          <table:table-cell/>
          <table:table-cell table:formula="of:=100*([.D116]-[.H116])/[.D116]" office:value-type="float" office:value="3.04354893855616" calcext:value-type="float">
            <text:p>3.04354893855616</text:p>
          </table:table-cell>
          <table:table-cell table:number-columns-repeated="4"/>
        </table:table-row>
        <table:table-row table:style-name="ro1">
          <table:table-cell/>
          <table:table-cell table:formula="of:=[.B67]" office:value-type="float" office:value="54" calcext:value-type="float">
            <text:p>54</text:p>
          </table:table-cell>
          <table:table-cell office:value-type="float" office:value="0.583267" calcext:value-type="float">
            <text:p>5.83267E-01</text:p>
          </table:table-cell>
          <table:table-cell table:formula="of:=[.C117]/[.$C$155]" office:value-type="float" office:value="0.0169825572645149" calcext:value-type="float">
            <text:p>1.69826E-02</text:p>
          </table:table-cell>
          <table:table-cell table:number-columns-repeated="2"/>
          <table:table-cell table:style-name="ce4" table:formula="of:=[.G67]" office:value-type="float" office:value="54" calcext:value-type="float">
            <text:p>54</text:p>
          </table:table-cell>
          <table:table-cell office:value-type="float" office:value="0.01640357" calcext:value-type="float">
            <text:p>1.64036E-02</text:p>
          </table:table-cell>
          <table:table-cell/>
          <table:table-cell table:formula="of:=100*([.D117]-[.H117])/[.D117]" office:value-type="float" office:value="3.40930553329977" calcext:value-type="float">
            <text:p>3.40930553329977</text:p>
          </table:table-cell>
          <table:table-cell table:number-columns-repeated="4"/>
        </table:table-row>
        <table:table-row table:style-name="ro1">
          <table:table-cell/>
          <table:table-cell table:formula="of:=[.B68]" office:value-type="float" office:value="58" calcext:value-type="float">
            <text:p>58</text:p>
          </table:table-cell>
          <table:table-cell office:value-type="float" office:value="0.576225" calcext:value-type="float">
            <text:p>5.76225E-01</text:p>
          </table:table-cell>
          <table:table-cell table:formula="of:=[.C118]/[.$C$155]" office:value-type="float" office:value="0.0167775205176105" calcext:value-type="float">
            <text:p>1.67775E-02</text:p>
          </table:table-cell>
          <table:table-cell table:number-columns-repeated="2"/>
          <table:table-cell table:style-name="ce4" table:formula="of:=[.G68]" office:value-type="float" office:value="58" calcext:value-type="float">
            <text:p>58</text:p>
          </table:table-cell>
          <table:table-cell office:value-type="float" office:value="0.01620135" calcext:value-type="float">
            <text:p>1.62014E-02</text:p>
          </table:table-cell>
          <table:table-cell/>
          <table:table-cell table:formula="of:=100*([.D118]-[.H118])/[.D118]" office:value-type="float" office:value="3.43418157054668" calcext:value-type="float">
            <text:p>3.43418157054668</text:p>
          </table:table-cell>
          <table:table-cell table:number-columns-repeated="4"/>
        </table:table-row>
        <table:table-row table:style-name="ro1">
          <table:table-cell/>
          <table:table-cell table:formula="of:=[.B69]" office:value-type="float" office:value="62" calcext:value-type="float">
            <text:p>62</text:p>
          </table:table-cell>
          <table:table-cell office:value-type="float" office:value="0.567498" calcext:value-type="float">
            <text:p>5.67498E-01</text:p>
          </table:table-cell>
          <table:table-cell table:formula="of:=[.C119]/[.$C$155]" office:value-type="float" office:value="0.0165234228620815" calcext:value-type="float">
            <text:p>1.65234E-02</text:p>
          </table:table-cell>
          <table:table-cell table:number-columns-repeated="2"/>
          <table:table-cell table:style-name="ce4" table:formula="of:=[.G69]" office:value-type="float" office:value="62" calcext:value-type="float">
            <text:p>62</text:p>
          </table:table-cell>
          <table:table-cell office:value-type="float" office:value="0.01598425" calcext:value-type="float">
            <text:p>1.59843E-02</text:p>
          </table:table-cell>
          <table:table-cell/>
          <table:table-cell table:formula="of:=100*([.D119]-[.H119])/[.D119]" office:value-type="float" office:value="3.2630821506045" calcext:value-type="float">
            <text:p>3.2630821506045</text:p>
          </table:table-cell>
          <table:table-cell table:number-columns-repeated="4"/>
        </table:table-row>
        <table:table-row table:style-name="ro1">
          <table:table-cell/>
          <table:table-cell table:formula="of:=[.B70]" office:value-type="float" office:value="66" calcext:value-type="float">
            <text:p>66</text:p>
          </table:table-cell>
          <table:table-cell office:value-type="float" office:value="0.553792" calcext:value-type="float">
            <text:p>5.53792E-01</text:p>
          </table:table-cell>
          <table:table-cell table:formula="of:=[.C120]/[.$C$155]" office:value-type="float" office:value="0.0161243553169136" calcext:value-type="float">
            <text:p>1.61244E-02</text:p>
          </table:table-cell>
          <table:table-cell table:number-columns-repeated="2"/>
          <table:table-cell table:style-name="ce4" table:formula="of:=[.G70]" office:value-type="float" office:value="66" calcext:value-type="float">
            <text:p>66</text:p>
          </table:table-cell>
          <table:table-cell office:value-type="float" office:value="0.01575224" calcext:value-type="float">
            <text:p>1.57522E-02</text:p>
          </table:table-cell>
          <table:table-cell/>
          <table:table-cell table:formula="of:=100*([.D120]-[.H120])/[.D120]" office:value-type="float" office:value="2.30778415384622" calcext:value-type="float">
            <text:p>2.30778415384622</text:p>
          </table:table-cell>
          <table:table-cell table:number-columns-repeated="4"/>
        </table:table-row>
        <table:table-row table:style-name="ro1">
          <table:table-cell/>
          <table:table-cell table:formula="of:=[.B71]" office:value-type="float" office:value="70" calcext:value-type="float">
            <text:p>70</text:p>
          </table:table-cell>
          <table:table-cell office:value-type="float" office:value="0.546743" calcext:value-type="float">
            <text:p>5.46743E-01</text:p>
          </table:table-cell>
          <table:table-cell table:formula="of:=[.C121]/[.$C$155]" office:value-type="float" office:value="0.0159191147561454" calcext:value-type="float">
            <text:p>1.59191E-02</text:p>
          </table:table-cell>
          <table:table-cell table:number-columns-repeated="2"/>
          <table:table-cell table:style-name="ce4" table:formula="of:=[.G71]" office:value-type="float" office:value="70" calcext:value-type="float">
            <text:p>70</text:p>
          </table:table-cell>
          <table:table-cell office:value-type="float" office:value="0.01550528" calcext:value-type="float">
            <text:p>1.55053E-02</text:p>
          </table:table-cell>
          <table:table-cell/>
          <table:table-cell table:formula="of:=100*([.D121]-[.H121])/[.D121]" office:value-type="float" office:value="2.59960910191738" calcext:value-type="float">
            <text:p>2.59960910191738</text:p>
          </table:table-cell>
          <table:table-cell table:number-columns-repeated="4"/>
        </table:table-row>
        <table:table-row table:style-name="ro1">
          <table:table-cell/>
          <table:table-cell table:formula="of:=[.B72]" office:value-type="float" office:value="74" calcext:value-type="float">
            <text:p>74</text:p>
          </table:table-cell>
          <table:table-cell office:value-type="float" office:value="0.533522" calcext:value-type="float">
            <text:p>5.33522E-01</text:p>
          </table:table-cell>
          <table:table-cell table:formula="of:=[.C122]/[.$C$155]" office:value-type="float" office:value="0.0155341686001069" calcext:value-type="float">
            <text:p>1.55342E-02</text:p>
          </table:table-cell>
          <table:table-cell table:number-columns-repeated="2"/>
          <table:table-cell table:style-name="ce4" table:formula="of:=[.G72]" office:value-type="float" office:value="74" calcext:value-type="float">
            <text:p>74</text:p>
          </table:table-cell>
          <table:table-cell office:value-type="float" office:value="0.01524335" calcext:value-type="float">
            <text:p>1.52434E-02</text:p>
          </table:table-cell>
          <table:table-cell/>
          <table:table-cell table:formula="of:=100*([.D122]-[.H122])/[.D122]" office:value-type="float" office:value="1.87212207871137" calcext:value-type="float">
            <text:p>1.87212207871137</text:p>
          </table:table-cell>
          <table:table-cell table:number-columns-repeated="4"/>
        </table:table-row>
        <table:table-row table:style-name="ro1">
          <table:table-cell/>
          <table:table-cell table:formula="of:=[.B73]" office:value-type="float" office:value="78" calcext:value-type="float">
            <text:p>78</text:p>
          </table:table-cell>
          <table:table-cell office:value-type="float" office:value="0.524136" calcext:value-type="float">
            <text:p>5.24136E-01</text:p>
          </table:table-cell>
          <table:table-cell table:formula="of:=[.C123]/[.$C$155]" office:value-type="float" office:value="0.0152608833251217" calcext:value-type="float">
            <text:p>1.52609E-02</text:p>
          </table:table-cell>
          <table:table-cell table:number-columns-repeated="2"/>
          <table:table-cell table:style-name="ce4" table:formula="of:=[.G73]" office:value-type="float" office:value="78" calcext:value-type="float">
            <text:p>78</text:p>
          </table:table-cell>
          <table:table-cell office:value-type="float" office:value="0.01496644" calcext:value-type="float">
            <text:p>1.49664E-02</text:p>
          </table:table-cell>
          <table:table-cell/>
          <table:table-cell table:formula="of:=100*([.D123]-[.H123])/[.D123]" office:value-type="float" office:value="1.92939896629081" calcext:value-type="float">
            <text:p>1.92939896629081</text:p>
          </table:table-cell>
          <table:table-cell table:number-columns-repeated="4"/>
        </table:table-row>
        <table:table-row table:style-name="ro1">
          <table:table-cell/>
          <table:table-cell table:formula="of:=[.B74]" office:value-type="float" office:value="82" calcext:value-type="float">
            <text:p>82</text:p>
          </table:table-cell>
          <table:table-cell office:value-type="float" office:value="0.512014" calcext:value-type="float">
            <text:p>5.12014E-01</text:p>
          </table:table-cell>
          <table:table-cell table:formula="of:=[.C124]/[.$C$155]" office:value-type="float" office:value="0.0149079359456875" calcext:value-type="float">
            <text:p>1.49079E-02</text:p>
          </table:table-cell>
          <table:table-cell table:number-columns-repeated="2"/>
          <table:table-cell table:style-name="ce4" table:formula="of:=[.G74]" office:value-type="float" office:value="82" calcext:value-type="float">
            <text:p>82</text:p>
          </table:table-cell>
          <table:table-cell office:value-type="float" office:value="0.01467456" calcext:value-type="float">
            <text:p>1.46746E-02</text:p>
          </table:table-cell>
          <table:table-cell/>
          <table:table-cell table:formula="of:=100*([.D124]-[.H124])/[.D124]" office:value-type="float" office:value="1.56544773560725" calcext:value-type="float">
            <text:p>1.56544773560725</text:p>
          </table:table-cell>
          <table:table-cell table:number-columns-repeated="4"/>
        </table:table-row>
        <table:table-row table:style-name="ro1">
          <table:table-cell/>
          <table:table-cell table:formula="of:=[.B75]" office:value-type="float" office:value="86" calcext:value-type="float">
            <text:p>86</text:p>
          </table:table-cell>
          <table:table-cell office:value-type="float" office:value="0.497354" calcext:value-type="float">
            <text:p>4.97354E-01</text:p>
          </table:table-cell>
          <table:table-cell table:formula="of:=[.C125]/[.$C$155]" office:value-type="float" office:value="0.014481091482521" calcext:value-type="float">
            <text:p>1.44811E-02</text:p>
          </table:table-cell>
          <table:table-cell table:number-columns-repeated="2"/>
          <table:table-cell table:style-name="ce4" table:formula="of:=[.G75]" office:value-type="float" office:value="86" calcext:value-type="float">
            <text:p>86</text:p>
          </table:table-cell>
          <table:table-cell office:value-type="float" office:value="0.01436775" calcext:value-type="float">
            <text:p>1.43678E-02</text:p>
          </table:table-cell>
          <table:table-cell/>
          <table:table-cell table:formula="of:=100*([.D125]-[.H125])/[.D125]" office:value-type="float" office:value="0.782686047234475" calcext:value-type="float">
            <text:p>0.782686047234475</text:p>
          </table:table-cell>
          <table:table-cell table:number-columns-repeated="4"/>
        </table:table-row>
        <table:table-row table:style-name="ro1">
          <table:table-cell/>
          <table:table-cell table:formula="of:=[.B76]" office:value-type="float" office:value="90" calcext:value-type="float">
            <text:p>90</text:p>
          </table:table-cell>
          <table:table-cell office:value-type="float" office:value="0.486773" calcext:value-type="float">
            <text:p>4.86773E-01</text:p>
          </table:table-cell>
          <table:table-cell table:formula="of:=[.C126]/[.$C$155]" office:value-type="float" office:value="0.0141730122693719" calcext:value-type="float">
            <text:p>1.41730E-02</text:p>
          </table:table-cell>
          <table:table-cell table:number-columns-repeated="2"/>
          <table:table-cell table:style-name="ce4" table:formula="of:=[.G76]" office:value-type="float" office:value="90" calcext:value-type="float">
            <text:p>90</text:p>
          </table:table-cell>
          <table:table-cell office:value-type="float" office:value="0.01404607" calcext:value-type="float">
            <text:p>1.40461E-02</text:p>
          </table:table-cell>
          <table:table-cell/>
          <table:table-cell table:formula="of:=100*([.D126]-[.H126])/[.D126]" office:value-type="float" office:value="0.895661888659918" calcext:value-type="float">
            <text:p>0.895661888659918</text:p>
          </table:table-cell>
          <table:table-cell table:number-columns-repeated="4"/>
        </table:table-row>
        <table:table-row table:style-name="ro1">
          <table:table-cell/>
          <table:table-cell table:formula="of:=[.B77]" office:value-type="float" office:value="94" calcext:value-type="float">
            <text:p>94</text:p>
          </table:table-cell>
          <table:table-cell office:value-type="float" office:value="0.468937" calcext:value-type="float">
            <text:p>4.68937E-01</text:p>
          </table:table-cell>
          <table:table-cell table:formula="of:=[.C127]/[.$C$155]" office:value-type="float" office:value="0.0136536945446079" calcext:value-type="float">
            <text:p>1.36537E-02</text:p>
          </table:table-cell>
          <table:table-cell table:number-columns-repeated="2"/>
          <table:table-cell table:style-name="ce4" table:formula="of:=[.G77]" office:value-type="float" office:value="94" calcext:value-type="float">
            <text:p>94</text:p>
          </table:table-cell>
          <table:table-cell office:value-type="float" office:value="0.01370957" calcext:value-type="float">
            <text:p>1.37096E-02</text:p>
          </table:table-cell>
          <table:table-cell/>
          <table:table-cell table:formula="of:=100*([.D127]-[.H127])/[.D127]" office:value-type="float" office:value="-0.40923323141242" calcext:value-type="float">
            <text:p>-0.40923323141242</text:p>
          </table:table-cell>
          <table:table-cell table:number-columns-repeated="4"/>
        </table:table-row>
        <table:table-row table:style-name="ro1">
          <table:table-cell/>
          <table:table-cell table:formula="of:=[.B78]" office:value-type="float" office:value="98" calcext:value-type="float">
            <text:p>98</text:p>
          </table:table-cell>
          <table:table-cell office:value-type="float" office:value="0.453569" calcext:value-type="float">
            <text:p>4.53569E-01</text:p>
          </table:table-cell>
          <table:table-cell table:formula="of:=[.C128]/[.$C$155]" office:value-type="float" office:value="0.0132062357649392" calcext:value-type="float">
            <text:p>1.32062E-02</text:p>
          </table:table-cell>
          <table:table-cell table:number-columns-repeated="2"/>
          <table:table-cell table:style-name="ce4" table:formula="of:=[.G78]" office:value-type="float" office:value="98" calcext:value-type="float">
            <text:p>98</text:p>
          </table:table-cell>
          <table:table-cell office:value-type="float" office:value="0.01335838" calcext:value-type="float">
            <text:p>1.33584E-02</text:p>
          </table:table-cell>
          <table:table-cell/>
          <table:table-cell table:formula="of:=100*([.D128]-[.H128])/[.D128]" office:value-type="float" office:value="-1.15206359911257" calcext:value-type="float">
            <text:p>-1.15206359911257</text:p>
          </table:table-cell>
          <table:table-cell table:number-columns-repeated="4"/>
        </table:table-row>
        <table:table-row table:style-name="ro1">
          <table:table-cell/>
          <table:table-cell table:formula="of:=[.B79]" office:value-type="float" office:value="102" calcext:value-type="float">
            <text:p>102</text:p>
          </table:table-cell>
          <table:table-cell office:value-type="float" office:value="0.439895" calcext:value-type="float">
            <text:p>4.39895E-01</text:p>
          </table:table-cell>
          <table:table-cell table:formula="of:=[.C129]/[.$C$155]" office:value-type="float" office:value="0.0128080999402911" calcext:value-type="float">
            <text:p>1.28081E-02</text:p>
          </table:table-cell>
          <table:table-cell table:number-columns-repeated="2"/>
          <table:table-cell table:style-name="ce4" table:formula="of:=[.G79]" office:value-type="float" office:value="102" calcext:value-type="float">
            <text:p>102</text:p>
          </table:table-cell>
          <table:table-cell office:value-type="float" office:value="0.01299262" calcext:value-type="float">
            <text:p>1.29926E-02</text:p>
          </table:table-cell>
          <table:table-cell/>
          <table:table-cell table:formula="of:=100*([.D129]-[.H129])/[.D129]" office:value-type="float" office:value="-1.44065131103807" calcext:value-type="float">
            <text:p>-1.44065131103807</text:p>
          </table:table-cell>
          <table:table-cell table:number-columns-repeated="4"/>
        </table:table-row>
        <table:table-row table:style-name="ro1">
          <table:table-cell/>
          <table:table-cell table:formula="of:=[.B80]" office:value-type="float" office:value="106" calcext:value-type="float">
            <text:p>106</text:p>
          </table:table-cell>
          <table:table-cell office:value-type="float" office:value="0.423592" calcext:value-type="float">
            <text:p>4.23592E-01</text:p>
          </table:table-cell>
          <table:table-cell table:formula="of:=[.C130]/[.$C$155]" office:value-type="float" office:value="0.0123334174516823" calcext:value-type="float">
            <text:p>1.23334E-02</text:p>
          </table:table-cell>
          <table:table-cell table:number-columns-repeated="2"/>
          <table:table-cell table:style-name="ce4" table:formula="of:=[.G80]" office:value-type="float" office:value="106" calcext:value-type="float">
            <text:p>106</text:p>
          </table:table-cell>
          <table:table-cell office:value-type="float" office:value="0.01261244" calcext:value-type="float">
            <text:p>1.26124E-02</text:p>
          </table:table-cell>
          <table:table-cell/>
          <table:table-cell table:formula="of:=100*([.D130]-[.H130])/[.D130]" office:value-type="float" office:value="-2.26232955635186" calcext:value-type="float">
            <text:p>-2.26232955635186</text:p>
          </table:table-cell>
          <table:table-cell table:number-columns-repeated="4"/>
        </table:table-row>
        <table:table-row table:style-name="ro1">
          <table:table-cell/>
          <table:table-cell table:formula="of:=[.B81]" office:value-type="float" office:value="110" calcext:value-type="float">
            <text:p>110</text:p>
          </table:table-cell>
          <table:table-cell office:value-type="float" office:value="0.404142" calcext:value-type="float">
            <text:p>4.04142E-01</text:p>
          </table:table-cell>
          <table:table-cell table:formula="of:=[.C131]/[.$C$155]" office:value-type="float" office:value="0.0117671060731973" calcext:value-type="float">
            <text:p>1.17671E-02</text:p>
          </table:table-cell>
          <table:table-cell table:number-columns-repeated="2"/>
          <table:table-cell table:style-name="ce4" table:formula="of:=[.G81]" office:value-type="float" office:value="110" calcext:value-type="float">
            <text:p>110</text:p>
          </table:table-cell>
          <table:table-cell office:value-type="float" office:value="0.01221804" calcext:value-type="float">
            <text:p>1.22180E-02</text:p>
          </table:table-cell>
          <table:table-cell/>
          <table:table-cell table:formula="of:=100*([.D131]-[.H131])/[.D131]" office:value-type="float" office:value="-3.83215655572098" calcext:value-type="float">
            <text:p>-3.83215655572098</text:p>
          </table:table-cell>
          <table:table-cell table:number-columns-repeated="4"/>
        </table:table-row>
        <table:table-row table:style-name="ro1">
          <table:table-cell/>
          <table:table-cell table:formula="of:=[.B82]" office:value-type="float" office:value="114" calcext:value-type="float">
            <text:p>114</text:p>
          </table:table-cell>
          <table:table-cell office:value-type="float" office:value="0.385667" calcext:value-type="float">
            <text:p>3.85667E-01</text:p>
          </table:table-cell>
          <table:table-cell table:formula="of:=[.C132]/[.$C$155]" office:value-type="float" office:value="0.0112291830543022" calcext:value-type="float">
            <text:p>1.12292E-02</text:p>
          </table:table-cell>
          <table:table-cell table:number-columns-repeated="2"/>
          <table:table-cell table:style-name="ce4" table:formula="of:=[.G82]" office:value-type="float" office:value="114" calcext:value-type="float">
            <text:p>114</text:p>
          </table:table-cell>
          <table:table-cell office:value-type="float" office:value="0.01180963" calcext:value-type="float">
            <text:p>1.18096E-02</text:p>
          </table:table-cell>
          <table:table-cell/>
          <table:table-cell table:formula="of:=100*([.D132]-[.H132])/[.D132]" office:value-type="float" office:value="-5.1690932714418" calcext:value-type="float">
            <text:p>-5.1690932714418</text:p>
          </table:table-cell>
          <table:table-cell table:number-columns-repeated="4"/>
        </table:table-row>
        <table:table-row table:style-name="ro1">
          <table:table-cell/>
          <table:table-cell table:formula="of:=[.B83]" office:value-type="float" office:value="118" calcext:value-type="float">
            <text:p>118</text:p>
          </table:table-cell>
          <table:table-cell office:value-type="float" office:value="0.372193" calcext:value-type="float">
            <text:p>3.72193E-01</text:p>
          </table:table-cell>
          <table:table-cell table:formula="of:=[.C133]/[.$C$155]" office:value-type="float" office:value="0.0108368704829034" calcext:value-type="float">
            <text:p>1.08369E-02</text:p>
          </table:table-cell>
          <table:table-cell table:number-columns-repeated="2"/>
          <table:table-cell table:style-name="ce4" table:formula="of:=[.G83]" office:value-type="float" office:value="118" calcext:value-type="float">
            <text:p>118</text:p>
          </table:table-cell>
          <table:table-cell office:value-type="float" office:value="0.01138748" calcext:value-type="float">
            <text:p>1.13875E-02</text:p>
          </table:table-cell>
          <table:table-cell/>
          <table:table-cell table:formula="of:=100*([.D133]-[.H133])/[.D133]" office:value-type="float" office:value="-5.08089044678807" calcext:value-type="float">
            <text:p>-5.08089044678807</text:p>
          </table:table-cell>
          <table:table-cell table:number-columns-repeated="4"/>
        </table:table-row>
        <table:table-row table:style-name="ro1">
          <table:table-cell/>
          <table:table-cell table:formula="of:=[.B84]" office:value-type="float" office:value="122" calcext:value-type="float">
            <text:p>122</text:p>
          </table:table-cell>
          <table:table-cell office:value-type="float" office:value="0.355417" calcext:value-type="float">
            <text:p>3.55417E-01</text:p>
          </table:table-cell>
          <table:table-cell table:formula="of:=[.C134]/[.$C$155]" office:value-type="float" office:value="0.0103484160003602" calcext:value-type="float">
            <text:p>1.03484E-02</text:p>
          </table:table-cell>
          <table:table-cell table:number-columns-repeated="2"/>
          <table:table-cell table:style-name="ce4" table:formula="of:=[.G84]" office:value-type="float" office:value="122" calcext:value-type="float">
            <text:p>122</text:p>
          </table:table-cell>
          <table:table-cell office:value-type="float" office:value="0.01095187" calcext:value-type="float">
            <text:p>1.09519E-02</text:p>
          </table:table-cell>
          <table:table-cell/>
          <table:table-cell table:formula="of:=100*([.D134]-[.H134])/[.D134]" office:value-type="float" office:value="-5.83136587878562" calcext:value-type="float">
            <text:p>-5.83136587878562</text:p>
          </table:table-cell>
          <table:table-cell table:number-columns-repeated="4"/>
        </table:table-row>
        <table:table-row table:style-name="ro1">
          <table:table-cell/>
          <table:table-cell table:formula="of:=[.B85]" office:value-type="float" office:value="126" calcext:value-type="float">
            <text:p>126</text:p>
          </table:table-cell>
          <table:table-cell office:value-type="float" office:value="0.33882" calcext:value-type="float">
            <text:p>3.38820E-01</text:p>
          </table:table-cell>
          <table:table-cell table:formula="of:=[.C135]/[.$C$155]" office:value-type="float" office:value="0.00986517332947508" calcext:value-type="float">
            <text:p>9.86517E-03</text:p>
          </table:table-cell>
          <table:table-cell table:number-columns-repeated="2"/>
          <table:table-cell table:style-name="ce4" table:formula="of:=[.G85]" office:value-type="float" office:value="126" calcext:value-type="float">
            <text:p>126</text:p>
          </table:table-cell>
          <table:table-cell office:value-type="float" office:value="0.01050312" calcext:value-type="float">
            <text:p>1.05031E-02</text:p>
          </table:table-cell>
          <table:table-cell/>
          <table:table-cell table:formula="of:=100*([.D135]-[.H135])/[.D135]" office:value-type="float" office:value="-6.46665445419866" calcext:value-type="float">
            <text:p>-6.46665445419866</text:p>
          </table:table-cell>
          <table:table-cell table:number-columns-repeated="4"/>
        </table:table-row>
        <table:table-row table:style-name="ro1">
          <table:table-cell/>
          <table:table-cell table:formula="of:=[.B86]" office:value-type="float" office:value="130" calcext:value-type="float">
            <text:p>130</text:p>
          </table:table-cell>
          <table:table-cell office:value-type="float" office:value="0.323954" calcext:value-type="float">
            <text:p>3.23954E-01</text:p>
          </table:table-cell>
          <table:table-cell table:formula="of:=[.C136]/[.$C$155]" office:value-type="float" office:value="0.00943233091546181" calcext:value-type="float">
            <text:p>9.43233E-03</text:p>
          </table:table-cell>
          <table:table-cell table:number-columns-repeated="2"/>
          <table:table-cell table:style-name="ce4" table:formula="of:=[.G86]" office:value-type="float" office:value="130" calcext:value-type="float">
            <text:p>130</text:p>
          </table:table-cell>
          <table:table-cell office:value-type="float" office:value="0.01004159" calcext:value-type="float">
            <text:p>1.00416E-02</text:p>
          </table:table-cell>
          <table:table-cell/>
          <table:table-cell table:formula="of:=100*([.D136]-[.H136])/[.D136]" office:value-type="float" office:value="-6.45926325103239" calcext:value-type="float">
            <text:p>-6.45926325103239</text:p>
          </table:table-cell>
          <table:table-cell table:number-columns-repeated="4"/>
        </table:table-row>
        <table:table-row table:style-name="ro1">
          <table:table-cell/>
          <table:table-cell table:formula="of:=[.B87]" office:value-type="float" office:value="134" calcext:value-type="float">
            <text:p>134</text:p>
          </table:table-cell>
          <table:table-cell office:value-type="float" office:value="0.306703" calcext:value-type="float">
            <text:p>3.06703E-01</text:p>
          </table:table-cell>
          <table:table-cell table:formula="of:=[.C137]/[.$C$155]" office:value-type="float" office:value="0.00893004620645179" calcext:value-type="float">
            <text:p>8.93005E-03</text:p>
          </table:table-cell>
          <table:table-cell table:number-columns-repeated="2"/>
          <table:table-cell table:style-name="ce4" table:formula="of:=[.G87]" office:value-type="float" office:value="134" calcext:value-type="float">
            <text:p>134</text:p>
          </table:table-cell>
          <table:table-cell office:value-type="float" office:value="0.009567679" calcext:value-type="float">
            <text:p>9.56768E-03</text:p>
          </table:table-cell>
          <table:table-cell/>
          <table:table-cell table:formula="of:=100*([.D137]-[.H137])/[.D137]" office:value-type="float" office:value="-7.1403078865094" calcext:value-type="float">
            <text:p>-7.1403078865094</text:p>
          </table:table-cell>
          <table:table-cell table:number-columns-repeated="4"/>
        </table:table-row>
        <table:table-row table:style-name="ro1">
          <table:table-cell/>
          <table:table-cell table:formula="of:=[.B88]" office:value-type="float" office:value="138" calcext:value-type="float">
            <text:p>138</text:p>
          </table:table-cell>
          <table:table-cell office:value-type="float" office:value="0.294017" calcext:value-type="float">
            <text:p>2.94017E-01</text:p>
          </table:table-cell>
          <table:table-cell table:formula="of:=[.C138]/[.$C$155]" office:value-type="float" office:value="0.00856067725285483" calcext:value-type="float">
            <text:p>8.56068E-03</text:p>
          </table:table-cell>
          <table:table-cell table:number-columns-repeated="2"/>
          <table:table-cell table:style-name="ce4" table:formula="of:=[.G88]" office:value-type="float" office:value="138" calcext:value-type="float">
            <text:p>138</text:p>
          </table:table-cell>
          <table:table-cell office:value-type="float" office:value="0.009081816" calcext:value-type="float">
            <text:p>9.08182E-03</text:p>
          </table:table-cell>
          <table:table-cell/>
          <table:table-cell table:formula="of:=100*([.D138]-[.H138])/[.D138]" office:value-type="float" office:value="-6.08758783624715" calcext:value-type="float">
            <text:p>-6.08758783624715</text:p>
          </table:table-cell>
          <table:table-cell table:number-columns-repeated="4"/>
        </table:table-row>
        <table:table-row table:style-name="ro1">
          <table:table-cell/>
          <table:table-cell table:formula="of:=[.B89]" office:value-type="float" office:value="142" calcext:value-type="float">
            <text:p>142</text:p>
          </table:table-cell>
          <table:table-cell office:value-type="float" office:value="0.277411" calcext:value-type="float">
            <text:p>2.77411E-01</text:p>
          </table:table-cell>
          <table:table-cell table:formula="of:=[.C139]/[.$C$155]" office:value-type="float" office:value="0.00807717253557349" calcext:value-type="float">
            <text:p>8.07717E-03</text:p>
          </table:table-cell>
          <table:table-cell table:number-columns-repeated="2"/>
          <table:table-cell table:style-name="ce4" table:formula="of:=[.G89]" office:value-type="float" office:value="142" calcext:value-type="float">
            <text:p>142</text:p>
          </table:table-cell>
          <table:table-cell office:value-type="float" office:value="0.008584466" calcext:value-type="float">
            <text:p>8.58447E-03</text:p>
          </table:table-cell>
          <table:table-cell/>
          <table:table-cell table:formula="of:=100*([.D139]-[.H139])/[.D139]" office:value-type="float" office:value="-6.2805822482098" calcext:value-type="float">
            <text:p>-6.2805822482098</text:p>
          </table:table-cell>
          <table:table-cell table:number-columns-repeated="4"/>
        </table:table-row>
        <table:table-row table:style-name="ro1">
          <table:table-cell/>
          <table:table-cell table:formula="of:=[.B90]" office:value-type="float" office:value="146" calcext:value-type="float">
            <text:p>146</text:p>
          </table:table-cell>
          <table:table-cell office:value-type="float" office:value="0.260059" calcext:value-type="float">
            <text:p>2.60059E-01</text:p>
          </table:table-cell>
          <table:table-cell table:formula="of:=[.C140]/[.$C$155]" office:value-type="float" office:value="0.00757194708367263" calcext:value-type="float">
            <text:p>7.57195E-03</text:p>
          </table:table-cell>
          <table:table-cell table:number-columns-repeated="2"/>
          <table:table-cell table:style-name="ce4" table:formula="of:=[.G90]" office:value-type="float" office:value="146" calcext:value-type="float">
            <text:p>146</text:p>
          </table:table-cell>
          <table:table-cell office:value-type="float" office:value="0.008076131" calcext:value-type="float">
            <text:p>8.07613E-03</text:p>
          </table:table-cell>
          <table:table-cell/>
          <table:table-cell table:formula="of:=100*([.D140]-[.H140])/[.D140]" office:value-type="float" office:value="-6.65857685950478" calcext:value-type="float">
            <text:p>-6.65857685950478</text:p>
          </table:table-cell>
          <table:table-cell table:number-columns-repeated="4"/>
        </table:table-row>
        <table:table-row table:style-name="ro1">
          <table:table-cell/>
          <table:table-cell table:formula="of:=[.B91]" office:value-type="float" office:value="150" calcext:value-type="float">
            <text:p>150</text:p>
          </table:table-cell>
          <table:table-cell office:value-type="float" office:value="0.243949" calcext:value-type="float">
            <text:p>2.43949E-01</text:p>
          </table:table-cell>
          <table:table-cell table:formula="of:=[.C141]/[.$C$155]" office:value-type="float" office:value="0.00710288403444931" calcext:value-type="float">
            <text:p>7.10288E-03</text:p>
          </table:table-cell>
          <table:table-cell table:number-columns-repeated="2"/>
          <table:table-cell table:style-name="ce4" table:formula="of:=[.G91]" office:value-type="float" office:value="150" calcext:value-type="float">
            <text:p>150</text:p>
          </table:table-cell>
          <table:table-cell office:value-type="float" office:value="0.007557345" calcext:value-type="float">
            <text:p>7.55735E-03</text:p>
          </table:table-cell>
          <table:table-cell/>
          <table:table-cell table:formula="of:=100*([.D141]-[.H141])/[.D141]" office:value-type="float" office:value="-6.39825968362331" calcext:value-type="float">
            <text:p>-6.39825968362331</text:p>
          </table:table-cell>
          <table:table-cell table:number-columns-repeated="4"/>
        </table:table-row>
        <table:table-row table:style-name="ro1">
          <table:table-cell/>
          <table:table-cell table:formula="of:=[.B92]" office:value-type="float" office:value="154" calcext:value-type="float">
            <text:p>154</text:p>
          </table:table-cell>
          <table:table-cell office:value-type="float" office:value="0.225018" calcext:value-type="float">
            <text:p>2.25018E-01</text:p>
          </table:table-cell>
          <table:table-cell table:formula="of:=[.C142]/[.$C$155]" office:value-type="float" office:value="0.00655168399814599" calcext:value-type="float">
            <text:p>6.55168E-03</text:p>
          </table:table-cell>
          <table:table-cell table:number-columns-repeated="2"/>
          <table:table-cell table:style-name="ce4" table:formula="of:=[.G92]" office:value-type="float" office:value="154" calcext:value-type="float">
            <text:p>154</text:p>
          </table:table-cell>
          <table:table-cell office:value-type="float" office:value="0.007028678" calcext:value-type="float">
            <text:p>7.02868E-03</text:p>
          </table:table-cell>
          <table:table-cell/>
          <table:table-cell table:formula="of:=100*([.D142]-[.H142])/[.D142]" office:value-type="float" office:value="-7.28047936971614" calcext:value-type="float">
            <text:p>-7.28047936971614</text:p>
          </table:table-cell>
          <table:table-cell table:number-columns-repeated="4"/>
        </table:table-row>
        <table:table-row table:style-name="ro1">
          <table:table-cell/>
          <table:table-cell table:formula="of:=[.B93]" office:value-type="float" office:value="158" calcext:value-type="float">
            <text:p>158</text:p>
          </table:table-cell>
          <table:table-cell office:value-type="float" office:value="0.208644" calcext:value-type="float">
            <text:p>2.08644E-01</text:p>
          </table:table-cell>
          <table:table-cell table:formula="of:=[.C143]/[.$C$155]" office:value-type="float" office:value="0.00607493425463373" calcext:value-type="float">
            <text:p>6.07493E-03</text:p>
          </table:table-cell>
          <table:table-cell table:number-columns-repeated="2"/>
          <table:table-cell table:style-name="ce4" table:formula="of:=[.G93]" office:value-type="float" office:value="158" calcext:value-type="float">
            <text:p>158</text:p>
          </table:table-cell>
          <table:table-cell office:value-type="float" office:value="0.006490729" calcext:value-type="float">
            <text:p>6.49073E-03</text:p>
          </table:table-cell>
          <table:table-cell/>
          <table:table-cell table:formula="of:=100*([.D143]-[.H143])/[.D143]" office:value-type="float" office:value="-6.84443202079304" calcext:value-type="float">
            <text:p>-6.84443202079304</text:p>
          </table:table-cell>
          <table:table-cell table:number-columns-repeated="4"/>
        </table:table-row>
        <table:table-row table:style-name="ro1">
          <table:table-cell/>
          <table:table-cell table:formula="of:=[.B94]" office:value-type="float" office:value="162" calcext:value-type="float">
            <text:p>162</text:p>
          </table:table-cell>
          <table:table-cell office:value-type="float" office:value="0.190503" calcext:value-type="float">
            <text:p>1.90503E-01</text:p>
          </table:table-cell>
          <table:table-cell table:formula="of:=[.C144]/[.$C$155]" office:value-type="float" office:value="0.00554673606866475" calcext:value-type="float">
            <text:p>5.54674E-03</text:p>
          </table:table-cell>
          <table:table-cell table:number-columns-repeated="2"/>
          <table:table-cell table:style-name="ce4" table:formula="of:=[.G94]" office:value-type="float" office:value="162" calcext:value-type="float">
            <text:p>162</text:p>
          </table:table-cell>
          <table:table-cell office:value-type="float" office:value="0.005944125" calcext:value-type="float">
            <text:p>5.94413E-03</text:p>
          </table:table-cell>
          <table:table-cell/>
          <table:table-cell table:formula="of:=100*([.D144]-[.H144])/[.D144]" office:value-type="float" office:value="-7.16437426291516" calcext:value-type="float">
            <text:p>-7.16437426291516</text:p>
          </table:table-cell>
          <table:table-cell table:number-columns-repeated="4"/>
        </table:table-row>
        <table:table-row table:style-name="ro1">
          <table:table-cell/>
          <table:table-cell table:formula="of:=[.B95]" office:value-type="float" office:value="166" calcext:value-type="float">
            <text:p>166</text:p>
          </table:table-cell>
          <table:table-cell office:value-type="float" office:value="0.173515" calcext:value-type="float">
            <text:p>1.73515E-01</text:p>
          </table:table-cell>
          <table:table-cell table:formula="of:=[.C145]/[.$C$155]" office:value-type="float" office:value="0.00505210893767744" calcext:value-type="float">
            <text:p>5.05211E-03</text:p>
          </table:table-cell>
          <table:table-cell table:number-columns-repeated="2"/>
          <table:table-cell table:style-name="ce4" table:formula="of:=[.G95]" office:value-type="float" office:value="166" calcext:value-type="float">
            <text:p>166</text:p>
          </table:table-cell>
          <table:table-cell office:value-type="float" office:value="0.005389509" calcext:value-type="float">
            <text:p>5.38951E-03</text:p>
          </table:table-cell>
          <table:table-cell/>
          <table:table-cell table:formula="of:=100*([.D145]-[.H145])/[.D145]" office:value-type="float" office:value="-6.67840037664896" calcext:value-type="float">
            <text:p>-6.67840037664896</text:p>
          </table:table-cell>
          <table:table-cell table:number-columns-repeated="4"/>
        </table:table-row>
        <table:table-row table:style-name="ro1">
          <table:table-cell/>
          <table:table-cell table:formula="of:=[.B96]" office:value-type="float" office:value="170" calcext:value-type="float">
            <text:p>170</text:p>
          </table:table-cell>
          <table:table-cell office:value-type="float" office:value="0.155894" calcext:value-type="float">
            <text:p>1.55894E-01</text:p>
          </table:table-cell>
          <table:table-cell table:formula="of:=[.C146]/[.$C$155]" office:value-type="float" office:value="0.00453905121015639" calcext:value-type="float">
            <text:p>4.53905E-03</text:p>
          </table:table-cell>
          <table:table-cell table:number-columns-repeated="2"/>
          <table:table-cell table:style-name="ce4" table:formula="of:=[.G96]" office:value-type="float" office:value="170" calcext:value-type="float">
            <text:p>170</text:p>
          </table:table-cell>
          <table:table-cell office:value-type="float" office:value="0.004827519" calcext:value-type="float">
            <text:p>4.82752E-03</text:p>
          </table:table-cell>
          <table:table-cell/>
          <table:table-cell table:formula="of:=100*([.D146]-[.H146])/[.D146]" office:value-type="float" office:value="-6.35524422368593" calcext:value-type="float">
            <text:p>-6.35524422368593</text:p>
          </table:table-cell>
          <table:table-cell table:number-columns-repeated="4"/>
        </table:table-row>
        <table:table-row table:style-name="ro1">
          <table:table-cell/>
          <table:table-cell table:formula="of:=[.B97]" office:value-type="float" office:value="174" calcext:value-type="float">
            <text:p>174</text:p>
          </table:table-cell>
          <table:table-cell office:value-type="float" office:value="0.138213" calcext:value-type="float">
            <text:p>1.38213E-01</text:p>
          </table:table-cell>
          <table:table-cell table:formula="of:=[.C147]/[.$C$155]" office:value-type="float" office:value="0.00402424650666058" calcext:value-type="float">
            <text:p>4.02425E-03</text:p>
          </table:table-cell>
          <table:table-cell table:number-columns-repeated="2"/>
          <table:table-cell table:style-name="ce4" table:formula="of:=[.G97]" office:value-type="float" office:value="174" calcext:value-type="float">
            <text:p>174</text:p>
          </table:table-cell>
          <table:table-cell office:value-type="float" office:value="0.004258728" calcext:value-type="float">
            <text:p>4.25873E-03</text:p>
          </table:table-cell>
          <table:table-cell/>
          <table:table-cell table:formula="of:=100*([.D147]-[.H147])/[.D147]" office:value-type="float" office:value="-5.826717944622" calcext:value-type="float">
            <text:p>-5.826717944622</text:p>
          </table:table-cell>
          <table:table-cell table:number-columns-repeated="4"/>
        </table:table-row>
        <table:table-row table:style-name="ro1">
          <table:table-cell/>
          <table:table-cell table:formula="of:=[.B98]" office:value-type="float" office:value="178" calcext:value-type="float">
            <text:p>178</text:p>
          </table:table-cell>
          <table:table-cell office:value-type="float" office:value="0.116724" calcext:value-type="float">
            <text:p>1.16724E-01</text:p>
          </table:table-cell>
          <table:table-cell table:formula="of:=[.C148]/[.$C$155]" office:value-type="float" office:value="0.00339856706129995" calcext:value-type="float">
            <text:p>3.39857E-03</text:p>
          </table:table-cell>
          <table:table-cell table:number-columns-repeated="2"/>
          <table:table-cell table:style-name="ce4" table:formula="of:=[.G98]" office:value-type="float" office:value="178" calcext:value-type="float">
            <text:p>178</text:p>
          </table:table-cell>
          <table:table-cell office:value-type="float" office:value="0.003683496" calcext:value-type="float">
            <text:p>3.68350E-03</text:p>
          </table:table-cell>
          <table:table-cell/>
          <table:table-cell table:formula="of:=100*([.D148]-[.H148])/[.D148]" office:value-type="float" office:value="-8.38379627533565" calcext:value-type="float">
            <text:p>-8.38379627533565</text:p>
          </table:table-cell>
          <table:table-cell table:number-columns-repeated="4"/>
        </table:table-row>
        <table:table-row table:style-name="ro1">
          <table:table-cell/>
          <table:table-cell table:formula="of:=[.B99]" office:value-type="float" office:value="182" calcext:value-type="float">
            <text:p>182</text:p>
          </table:table-cell>
          <table:table-cell office:value-type="float" office:value="0.100134" calcext:value-type="float">
            <text:p>1.00134E-01</text:p>
          </table:table-cell>
          <table:table-cell table:formula="of:=[.C149]/[.$C$155]" office:value-type="float" office:value="0.00291552820427855" calcext:value-type="float">
            <text:p>2.91553E-03</text:p>
          </table:table-cell>
          <table:table-cell table:number-columns-repeated="2"/>
          <table:table-cell table:style-name="ce4" table:formula="of:=[.G99]" office:value-type="float" office:value="182" calcext:value-type="float">
            <text:p>182</text:p>
          </table:table-cell>
          <table:table-cell office:value-type="float" office:value="0.003101601" calcext:value-type="float">
            <text:p>3.10160E-03</text:p>
          </table:table-cell>
          <table:table-cell/>
          <table:table-cell table:formula="of:=100*([.D149]-[.H149])/[.D149]" office:value-type="float" office:value="-6.38212984694813" calcext:value-type="float">
            <text:p>-6.38212984694813</text:p>
          </table:table-cell>
          <table:table-cell table:number-columns-repeated="4"/>
        </table:table-row>
        <table:table-row table:style-name="ro1">
          <table:table-cell/>
          <table:table-cell table:formula="of:=[.B100]" office:value-type="float" office:value="186" calcext:value-type="float">
            <text:p>186</text:p>
          </table:table-cell>
          <table:table-cell office:value-type="float" office:value="0.0820561" calcext:value-type="float">
            <text:p>8.20561E-02</text:p>
          </table:table-cell>
          <table:table-cell table:formula="of:=[.C150]/[.$C$155]" office:value-type="float" office:value="0.0023891672547097" calcext:value-type="float">
            <text:p>2.38917E-03</text:p>
          </table:table-cell>
          <table:table-cell table:number-columns-repeated="2"/>
          <table:table-cell table:style-name="ce4" table:formula="of:=[.G100]" office:value-type="float" office:value="186" calcext:value-type="float">
            <text:p>186</text:p>
          </table:table-cell>
          <table:table-cell office:value-type="float" office:value="0.002511324" calcext:value-type="float">
            <text:p>2.51132E-03</text:p>
          </table:table-cell>
          <table:table-cell/>
          <table:table-cell table:formula="of:=100*([.D150]-[.H150])/[.D150]" office:value-type="float" office:value="-5.11294238816881" calcext:value-type="float">
            <text:p>-5.11294238816881</text:p>
          </table:table-cell>
          <table:table-cell table:number-columns-repeated="4"/>
        </table:table-row>
        <table:table-row table:style-name="ro1">
          <table:table-cell/>
          <table:table-cell table:formula="of:=[.B101]" office:value-type="float" office:value="190" calcext:value-type="float">
            <text:p>190</text:p>
          </table:table-cell>
          <table:table-cell office:value-type="float" office:value="0.0634722" calcext:value-type="float">
            <text:p>6.34722E-02</text:p>
          </table:table-cell>
          <table:table-cell table:formula="of:=[.C151]/[.$C$155]" office:value-type="float" office:value="0.00184807347442037" calcext:value-type="float">
            <text:p>1.84807E-03</text:p>
          </table:table-cell>
          <table:table-cell table:number-columns-repeated="2"/>
          <table:table-cell table:style-name="ce4" table:formula="of:=[.G101]" office:value-type="float" office:value="190" calcext:value-type="float">
            <text:p>190</text:p>
          </table:table-cell>
          <table:table-cell office:value-type="float" office:value="0.001907285" calcext:value-type="float">
            <text:p>1.90729E-03</text:p>
          </table:table-cell>
          <table:table-cell/>
          <table:table-cell table:formula="of:=100*([.D151]-[.H151])/[.D151]" office:value-type="float" office:value="-3.20395949615619" calcext:value-type="float">
            <text:p>-3.20395949615619</text:p>
          </table:table-cell>
          <table:table-cell table:number-columns-repeated="4"/>
        </table:table-row>
        <table:table-row table:style-name="ro1">
          <table:table-cell/>
          <table:table-cell table:formula="of:=[.B102]" office:value-type="float" office:value="194" calcext:value-type="float">
            <text:p>194</text:p>
          </table:table-cell>
          <table:table-cell office:value-type="float" office:value="0.0424264" calcext:value-type="float">
            <text:p>4.24264E-02</text:p>
          </table:table-cell>
          <table:table-cell table:formula="of:=[.C152]/[.$C$155]" office:value-type="float" office:value="0.00123529835825997" calcext:value-type="float">
            <text:p>1.23530E-03</text:p>
          </table:table-cell>
          <table:table-cell table:number-columns-repeated="2"/>
          <table:table-cell table:style-name="ce4" table:formula="of:=[.G102]" office:value-type="float" office:value="194" calcext:value-type="float">
            <text:p>194</text:p>
          </table:table-cell>
          <table:table-cell office:value-type="float" office:value="0.001275464" calcext:value-type="float">
            <text:p>1.27546E-03</text:p>
          </table:table-cell>
          <table:table-cell/>
          <table:table-cell table:formula="of:=100*([.D152]-[.H152])/[.D152]" office:value-type="float" office:value="-3.25149316935964" calcext:value-type="float">
            <text:p>-3.25149316935964</text:p>
          </table:table-cell>
          <table:table-cell table:number-columns-repeated="4"/>
        </table:table-row>
        <table:table-row table:style-name="ro1">
          <table:table-cell/>
          <table:table-cell table:formula="of:=[.B103]" office:value-type="float" office:value="198" calcext:value-type="float">
            <text:p>198</text:p>
          </table:table-cell>
          <table:table-cell office:value-type="float" office:value="0.0183631" calcext:value-type="float">
            <text:p>1.83631E-02</text:p>
          </table:table-cell>
          <table:table-cell table:formula="of:=[.C153]/[.$C$155]" office:value-type="float" office:value="0.000534664908702213" calcext:value-type="float">
            <text:p>5.34665E-04</text:p>
          </table:table-cell>
          <table:table-cell table:number-columns-repeated="2"/>
          <table:table-cell table:style-name="ce4" table:formula="of:=[.G103]" office:value-type="float" office:value="198" calcext:value-type="float">
            <text:p>198</text:p>
          </table:table-cell>
          <table:table-cell office:value-type="float" office:value="0.0005823668" calcext:value-type="float">
            <text:p>5.82367E-04</text:p>
          </table:table-cell>
          <table:table-cell/>
          <table:table-cell table:formula="of:=100*([.D153]-[.H153])/[.D153]" office:value-type="float" office:value="-8.92182945268902" calcext:value-type="float">
            <text:p>-8.92182945268902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SUM([.C4:.C153])" office:value-type="float" office:value="34.34506305" calcext:value-type="float">
            <text:p>3.43451E+01</text:p>
          </table:table-cell>
          <table:table-cell table:number-columns-repeated="11"/>
        </table:table-row>
        <table:table-row table:style-name="ro1" table:number-rows-repeated="104842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diff8" table:style-name="ta1">
        <table:shapes>
          <draw:frame draw:z-index="0" draw:style-name="gr1" draw:text-style-name="P1" svg:width="23.073cm" svg:height="13.739cm" svg:x="24.56cm" svg:y="0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/>
          <table:table-cell/>
          <table:table-cell office:value-type="string" calcext:value-type="string">
            <text:p>Rel Error 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54241" calcext:value-type="float">
            <text:p>1.54241E-01</text:p>
          </table:table-cell>
          <table:table-cell table:formula="of:=[.C4]/[.$C$205]" office:value-type="float" office:value="0.00446918950531326" calcext:value-type="float">
            <text:p>4.46919E-03</text:p>
          </table:table-cell>
          <table:table-cell table:style-name="ce6" office:value-type="string" calcext:value-type="string">
            <text:p>Serpent_1g</text:p>
          </table:table-cell>
          <table:table-cell table:style-name="ce3" office:value-type="float" office:value="0.02" calcext:value-type="float">
            <text:p>2.00E-02</text:p>
          </table:table-cell>
          <table:table-cell table:style-name="ce4" table:formula="of:=[.F4]*100" office:value-type="float" office:value="2" calcext:value-type="float">
            <text:p>2</text:p>
          </table:table-cell>
          <table:table-cell office:value-type="float" office:value="0.004435527" calcext:value-type="float">
            <text:p>4.43553E-03</text:p>
          </table:table-cell>
          <table:table-cell table:style-name="ce1" office:value-type="string" calcext:value-type="string">
            <text:p>Almost_1g</text:p>
          </table:table-cell>
          <table:table-cell table:formula="of:=100*([.D4]-[.H4])/[.D4]" office:value-type="float" office:value="0.753212753078289" calcext:value-type="float">
            <text:p>0.7532127530782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51558" calcext:value-type="float">
            <text:p>1.51558E-01</text:p>
          </table:table-cell>
          <table:table-cell table:formula="of:=[.C5]/[.$C$205]" office:value-type="float" office:value="0.00439144859697659" calcext:value-type="float">
            <text:p>4.39145E-03</text:p>
          </table:table-cell>
          <table:table-cell/>
          <table:table-cell table:style-name="ce3" office:value-type="float" office:value="0.06" calcext:value-type="float">
            <text:p>6.00E-02</text:p>
          </table:table-cell>
          <table:table-cell table:style-name="ce4" table:formula="of:=[.F5]*100" office:value-type="float" office:value="6" calcext:value-type="float">
            <text:p>6</text:p>
          </table:table-cell>
          <table:table-cell office:value-type="float" office:value="0.004431979" calcext:value-type="float">
            <text:p>4.43198E-03</text:p>
          </table:table-cell>
          <table:table-cell/>
          <table:table-cell table:formula="of:=100*([.D5]-[.H5])/[.D5]" office:value-type="float" office:value="-0.922939256338144" calcext:value-type="float">
            <text:p>-0.9229392563381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5225" calcext:value-type="float">
            <text:p>1.52250E-01</text:p>
          </table:table-cell>
          <table:table-cell table:formula="of:=[.C6]/[.$C$205]" office:value-type="float" office:value="0.00441149955059902" calcext:value-type="float">
            <text:p>4.41150E-03</text:p>
          </table:table-cell>
          <table:table-cell/>
          <table:table-cell table:style-name="ce3" office:value-type="float" office:value="0.1" calcext:value-type="float">
            <text:p>1.00E-01</text:p>
          </table:table-cell>
          <table:table-cell table:style-name="ce4" table:formula="of:=[.F6]*100" office:value-type="float" office:value="10" calcext:value-type="float">
            <text:p>10</text:p>
          </table:table-cell>
          <table:table-cell office:value-type="float" office:value="0.004424879" calcext:value-type="float">
            <text:p>4.42488E-03</text:p>
          </table:table-cell>
          <table:table-cell/>
          <table:table-cell table:formula="of:=100*([.D6]-[.H6])/[.D6]" office:value-type="float" office:value="-0.3032857477944" calcext:value-type="float">
            <text:p>-0.30328574779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151686" calcext:value-type="float">
            <text:p>1.51686E-01</text:p>
          </table:table-cell>
          <table:table-cell table:formula="of:=[.C7]/[.$C$205]" office:value-type="float" office:value="0.00439515744388941" calcext:value-type="float">
            <text:p>4.39516E-03</text:p>
          </table:table-cell>
          <table:table-cell/>
          <table:table-cell table:style-name="ce3" office:value-type="float" office:value="0.14" calcext:value-type="float">
            <text:p>1.40E-01</text:p>
          </table:table-cell>
          <table:table-cell table:style-name="ce4" table:formula="of:=[.F7]*100" office:value-type="float" office:value="14" calcext:value-type="float">
            <text:p>14</text:p>
          </table:table-cell>
          <table:table-cell office:value-type="float" office:value="0.004414224" calcext:value-type="float">
            <text:p>4.41422E-03</text:p>
          </table:table-cell>
          <table:table-cell/>
          <table:table-cell table:formula="of:=100*([.D7]-[.H7])/[.D7]" office:value-type="float" office:value="-0.433808261797265" calcext:value-type="float">
            <text:p>-0.4338082617972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150035" calcext:value-type="float">
            <text:p>1.50035E-01</text:p>
          </table:table-cell>
          <table:table-cell table:formula="of:=[.C8]/[.$C$205]" office:value-type="float" office:value="0.00434731911378735" calcext:value-type="float">
            <text:p>4.34732E-03</text:p>
          </table:table-cell>
          <table:table-cell/>
          <table:table-cell table:style-name="ce3" office:value-type="float" office:value="0.18" calcext:value-type="float">
            <text:p>1.80E-01</text:p>
          </table:table-cell>
          <table:table-cell table:style-name="ce4" table:formula="of:=[.F8]*100" office:value-type="float" office:value="18" calcext:value-type="float">
            <text:p>18</text:p>
          </table:table-cell>
          <table:table-cell office:value-type="float" office:value="0.004400006" calcext:value-type="float">
            <text:p>4.40001E-03</text:p>
          </table:table-cell>
          <table:table-cell/>
          <table:table-cell table:formula="of:=100*([.D8]-[.H8])/[.D8]" office:value-type="float" office:value="-1.21193969970038" calcext:value-type="float">
            <text:p>-1.211939699700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149698" calcext:value-type="float">
            <text:p>1.49698E-01</text:p>
          </table:table-cell>
          <table:table-cell table:formula="of:=[.C9]/[.$C$205]" office:value-type="float" office:value="0.00433755441527469" calcext:value-type="float">
            <text:p>4.33755E-03</text:p>
          </table:table-cell>
          <table:table-cell/>
          <table:table-cell table:style-name="ce3" office:value-type="float" office:value="0.22" calcext:value-type="float">
            <text:p>2.20E-01</text:p>
          </table:table-cell>
          <table:table-cell table:style-name="ce4" table:formula="of:=[.F9]*100" office:value-type="float" office:value="22" calcext:value-type="float">
            <text:p>22</text:p>
          </table:table-cell>
          <table:table-cell office:value-type="float" office:value="0.004382215" calcext:value-type="float">
            <text:p>4.38222E-03</text:p>
          </table:table-cell>
          <table:table-cell/>
          <table:table-cell table:formula="of:=100*([.D9]-[.H9])/[.D9]" office:value-type="float" office:value="-1.02962592395464" calcext:value-type="float">
            <text:p>-1.029625923954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148108" calcext:value-type="float">
            <text:p>1.48108E-01</text:p>
          </table:table-cell>
          <table:table-cell table:formula="of:=[.C10]/[.$C$205]" office:value-type="float" office:value="0.00429148358252952" calcext:value-type="float">
            <text:p>4.29148E-03</text:p>
          </table:table-cell>
          <table:table-cell/>
          <table:table-cell table:style-name="ce3" office:value-type="float" office:value="0.26" calcext:value-type="float">
            <text:p>2.60E-01</text:p>
          </table:table-cell>
          <table:table-cell table:style-name="ce4" table:formula="of:=[.F10]*100" office:value-type="float" office:value="26" calcext:value-type="float">
            <text:p>26</text:p>
          </table:table-cell>
          <table:table-cell office:value-type="float" office:value="0.00436084" calcext:value-type="float">
            <text:p>4.36084E-03</text:p>
          </table:table-cell>
          <table:table-cell/>
          <table:table-cell table:formula="of:=100*([.D10]-[.H10])/[.D10]" office:value-type="float" office:value="-1.61614080857322" calcext:value-type="float">
            <text:p>-1.616140808573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46965" calcext:value-type="float">
            <text:p>1.46965E-01</text:p>
          </table:table-cell>
          <table:table-cell table:formula="of:=[.C11]/[.$C$205]" office:value-type="float" office:value="0.00425836473861271" calcext:value-type="float">
            <text:p>4.25836E-03</text:p>
          </table:table-cell>
          <table:table-cell/>
          <table:table-cell table:style-name="ce3" office:value-type="float" office:value="0.3" calcext:value-type="float">
            <text:p>3.00E-01</text:p>
          </table:table-cell>
          <table:table-cell table:style-name="ce4" table:formula="of:=[.F11]*100" office:value-type="float" office:value="30" calcext:value-type="float">
            <text:p>30</text:p>
          </table:table-cell>
          <table:table-cell office:value-type="float" office:value="0.004335868" calcext:value-type="float">
            <text:p>4.33587E-03</text:p>
          </table:table-cell>
          <table:table-cell/>
          <table:table-cell table:formula="of:=100*([.D11]-[.H11])/[.D11]" office:value-type="float" office:value="-1.82002402670048" calcext:value-type="float">
            <text:p>-1.820024026700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146568" calcext:value-type="float">
            <text:p>1.46568E-01</text:p>
          </table:table-cell>
          <table:table-cell table:formula="of:=[.C12]/[.$C$205]" office:value-type="float" office:value="0.00424686151810967" calcext:value-type="float">
            <text:p>4.24686E-03</text:p>
          </table:table-cell>
          <table:table-cell/>
          <table:table-cell table:style-name="ce3" office:value-type="float" office:value="0.34" calcext:value-type="float">
            <text:p>3.40E-01</text:p>
          </table:table-cell>
          <table:table-cell table:style-name="ce4" table:formula="of:=[.F12]*100" office:value-type="float" office:value="34" calcext:value-type="float">
            <text:p>34</text:p>
          </table:table-cell>
          <table:table-cell office:value-type="float" office:value="0.004307283" calcext:value-type="float">
            <text:p>4.30728E-03</text:p>
          </table:table-cell>
          <table:table-cell/>
          <table:table-cell table:formula="of:=100*([.D12]-[.H12])/[.D12]" office:value-type="float" office:value="-1.42273256692454" calcext:value-type="float">
            <text:p>-1.422732566924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145211" calcext:value-type="float">
            <text:p>1.45211E-01</text:p>
          </table:table-cell>
          <table:table-cell table:formula="of:=[.C13]/[.$C$205]" office:value-type="float" office:value="0.00420754194576049" calcext:value-type="float">
            <text:p>4.20754E-03</text:p>
          </table:table-cell>
          <table:table-cell/>
          <table:table-cell table:style-name="ce3" office:value-type="float" office:value="0.38" calcext:value-type="float">
            <text:p>3.80E-01</text:p>
          </table:table-cell>
          <table:table-cell table:style-name="ce4" table:formula="of:=[.F13]*100" office:value-type="float" office:value="38" calcext:value-type="float">
            <text:p>38</text:p>
          </table:table-cell>
          <table:table-cell office:value-type="float" office:value="0.00427507" calcext:value-type="float">
            <text:p>4.27507E-03</text:p>
          </table:table-cell>
          <table:table-cell/>
          <table:table-cell table:formula="of:=100*([.D13]-[.H13])/[.D13]" office:value-type="float" office:value="-1.60492884230312" calcext:value-type="float">
            <text:p>-1.604928842303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144515" calcext:value-type="float">
            <text:p>1.44515E-01</text:p>
          </table:table-cell>
          <table:table-cell table:formula="of:=[.C14]/[.$C$205]" office:value-type="float" office:value="0.00418737509067203" calcext:value-type="float">
            <text:p>4.18738E-03</text:p>
          </table:table-cell>
          <table:table-cell/>
          <table:table-cell table:style-name="ce3" office:value-type="float" office:value="0.42" calcext:value-type="float">
            <text:p>4.20E-01</text:p>
          </table:table-cell>
          <table:table-cell table:style-name="ce4" table:formula="of:=[.F14]*100" office:value-type="float" office:value="42" calcext:value-type="float">
            <text:p>42</text:p>
          </table:table-cell>
          <table:table-cell office:value-type="float" office:value="0.004239213" calcext:value-type="float">
            <text:p>4.23921E-03</text:p>
          </table:table-cell>
          <table:table-cell/>
          <table:table-cell table:formula="of:=100*([.D14]-[.H14])/[.D14]" office:value-type="float" office:value="-1.23795714989666" calcext:value-type="float">
            <text:p>-1.237957149896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142024" calcext:value-type="float">
            <text:p>1.42024E-01</text:p>
          </table:table-cell>
          <table:table-cell table:formula="of:=[.C15]/[.$C$205]" office:value-type="float" office:value="0.0041151974527046" calcext:value-type="float">
            <text:p>4.11520E-03</text:p>
          </table:table-cell>
          <table:table-cell/>
          <table:table-cell table:style-name="ce3" office:value-type="float" office:value="0.46" calcext:value-type="float">
            <text:p>4.60E-01</text:p>
          </table:table-cell>
          <table:table-cell table:style-name="ce4" table:formula="of:=[.F15]*100" office:value-type="float" office:value="46" calcext:value-type="float">
            <text:p>46</text:p>
          </table:table-cell>
          <table:table-cell office:value-type="float" office:value="0.004199694" calcext:value-type="float">
            <text:p>4.19969E-03</text:p>
          </table:table-cell>
          <table:table-cell/>
          <table:table-cell table:formula="of:=100*([.D15]-[.H15])/[.D15]" office:value-type="float" office:value="-2.05328051123937" calcext:value-type="float">
            <text:p>-2.053280511239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4134" calcext:value-type="float">
            <text:p>1.41340E-01</text:p>
          </table:table-cell>
          <table:table-cell table:formula="of:=[.C16]/[.$C$205]" office:value-type="float" office:value="0.00409537830201422" calcext:value-type="float">
            <text:p>4.09538E-03</text:p>
          </table:table-cell>
          <table:table-cell/>
          <table:table-cell table:style-name="ce3" office:value-type="float" office:value="0.5" calcext:value-type="float">
            <text:p>5.00E-01</text:p>
          </table:table-cell>
          <table:table-cell table:style-name="ce4" table:formula="of:=[.F16]*100" office:value-type="float" office:value="50" calcext:value-type="float">
            <text:p>50</text:p>
          </table:table-cell>
          <table:table-cell office:value-type="float" office:value="0.004156497" calcext:value-type="float">
            <text:p>4.15650E-03</text:p>
          </table:table-cell>
          <table:table-cell/>
          <table:table-cell table:formula="of:=100*([.D16]-[.H16])/[.D16]" office:value-type="float" office:value="-1.4923822289071" calcext:value-type="float">
            <text:p>-1.49238222890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139399" calcext:value-type="float">
            <text:p>1.39399E-01</text:p>
          </table:table-cell>
          <table:table-cell table:formula="of:=[.C17]/[.$C$205]" office:value-type="float" office:value="0.0040391371156253" calcext:value-type="float">
            <text:p>4.03914E-03</text:p>
          </table:table-cell>
          <table:table-cell/>
          <table:table-cell table:style-name="ce3" office:value-type="float" office:value="0.54" calcext:value-type="float">
            <text:p>5.40E-01</text:p>
          </table:table-cell>
          <table:table-cell table:style-name="ce4" table:formula="of:=[.F17]*100" office:value-type="float" office:value="54" calcext:value-type="float">
            <text:p>54</text:p>
          </table:table-cell>
          <table:table-cell office:value-type="float" office:value="0.004109606" calcext:value-type="float">
            <text:p>4.10961E-03</text:p>
          </table:table-cell>
          <table:table-cell/>
          <table:table-cell table:formula="of:=100*([.D17]-[.H17])/[.D17]" office:value-type="float" office:value="-1.74465194811259" calcext:value-type="float">
            <text:p>-1.744651948112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139036" calcext:value-type="float">
            <text:p>1.39036E-01</text:p>
          </table:table-cell>
          <table:table-cell table:formula="of:=[.C18]/[.$C$205]" office:value-type="float" office:value="0.00402861905758348" calcext:value-type="float">
            <text:p>4.02862E-03</text:p>
          </table:table-cell>
          <table:table-cell/>
          <table:table-cell table:style-name="ce3" office:value-type="float" office:value="0.58" calcext:value-type="float">
            <text:p>5.80E-01</text:p>
          </table:table-cell>
          <table:table-cell table:style-name="ce4" table:formula="of:=[.F18]*100" office:value-type="float" office:value="58" calcext:value-type="float">
            <text:p>58</text:p>
          </table:table-cell>
          <table:table-cell office:value-type="float" office:value="0.004059005" calcext:value-type="float">
            <text:p>4.05901E-03</text:p>
          </table:table-cell>
          <table:table-cell/>
          <table:table-cell table:formula="of:=100*([.D18]-[.H18])/[.D18]" office:value-type="float" office:value="-0.75425206459567" calcext:value-type="float">
            <text:p>-0.754252064595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137633" calcext:value-type="float">
            <text:p>1.37633E-01</text:p>
          </table:table-cell>
          <table:table-cell table:formula="of:=[.C19]/[.$C$205]" office:value-type="float" office:value="0.00398796661837501" calcext:value-type="float">
            <text:p>3.98797E-03</text:p>
          </table:table-cell>
          <table:table-cell/>
          <table:table-cell table:style-name="ce3" office:value-type="float" office:value="0.62" calcext:value-type="float">
            <text:p>6.20E-01</text:p>
          </table:table-cell>
          <table:table-cell table:style-name="ce4" table:formula="of:=[.F19]*100" office:value-type="float" office:value="62" calcext:value-type="float">
            <text:p>62</text:p>
          </table:table-cell>
          <table:table-cell office:value-type="float" office:value="0.00400468" calcext:value-type="float">
            <text:p>4.00468E-03</text:p>
          </table:table-cell>
          <table:table-cell/>
          <table:table-cell table:formula="of:=100*([.D19]-[.H19])/[.D19]" office:value-type="float" office:value="-0.419095324117907" calcext:value-type="float">
            <text:p>-0.4190953241179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134087" calcext:value-type="float">
            <text:p>1.34087E-01</text:p>
          </table:table-cell>
          <table:table-cell table:formula="of:=[.C20]/[.$C$205]" office:value-type="float" office:value="0.00388521996874332" calcext:value-type="float">
            <text:p>3.88522E-03</text:p>
          </table:table-cell>
          <table:table-cell/>
          <table:table-cell table:style-name="ce3" office:value-type="float" office:value="0.66" calcext:value-type="float">
            <text:p>6.60E-01</text:p>
          </table:table-cell>
          <table:table-cell table:style-name="ce4" table:formula="of:=[.F20]*100" office:value-type="float" office:value="66" calcext:value-type="float">
            <text:p>66</text:p>
          </table:table-cell>
          <table:table-cell office:value-type="float" office:value="0.003946621" calcext:value-type="float">
            <text:p>3.94662E-03</text:p>
          </table:table-cell>
          <table:table-cell/>
          <table:table-cell table:formula="of:=100*([.D20]-[.H20])/[.D20]" office:value-type="float" office:value="-1.58037464418107" calcext:value-type="float">
            <text:p>-1.580374644181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31571" calcext:value-type="float">
            <text:p>1.31571E-01</text:p>
          </table:table-cell>
          <table:table-cell table:formula="of:=[.C21]/[.$C$205]" office:value-type="float" office:value="0.00381231794661322" calcext:value-type="float">
            <text:p>3.81232E-03</text:p>
          </table:table-cell>
          <table:table-cell/>
          <table:table-cell table:style-name="ce3" office:value-type="float" office:value="0.7" calcext:value-type="float">
            <text:p>7.00E-01</text:p>
          </table:table-cell>
          <table:table-cell table:style-name="ce4" table:formula="of:=[.F21]*100" office:value-type="float" office:value="70" calcext:value-type="float">
            <text:p>70</text:p>
          </table:table-cell>
          <table:table-cell office:value-type="float" office:value="0.003884818" calcext:value-type="float">
            <text:p>3.88482E-03</text:p>
          </table:table-cell>
          <table:table-cell/>
          <table:table-cell table:formula="of:=100*([.D21]-[.H21])/[.D21]" office:value-type="float" office:value="-1.90173155550111" calcext:value-type="float">
            <text:p>-1.901731555501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130131" calcext:value-type="float">
            <text:p>1.30131E-01</text:p>
          </table:table-cell>
          <table:table-cell table:formula="of:=[.C22]/[.$C$205]" office:value-type="float" office:value="0.00377059341884401" calcext:value-type="float">
            <text:p>3.77059E-03</text:p>
          </table:table-cell>
          <table:table-cell/>
          <table:table-cell table:style-name="ce3" office:value-type="float" office:value="0.74" calcext:value-type="float">
            <text:p>7.40E-01</text:p>
          </table:table-cell>
          <table:table-cell table:style-name="ce4" table:formula="of:=[.F22]*100" office:value-type="float" office:value="74" calcext:value-type="float">
            <text:p>74</text:p>
          </table:table-cell>
          <table:table-cell office:value-type="float" office:value="0.003819267" calcext:value-type="float">
            <text:p>3.81927E-03</text:p>
          </table:table-cell>
          <table:table-cell/>
          <table:table-cell table:formula="of:=100*([.D22]-[.H22])/[.D22]" office:value-type="float" office:value="-1.29087323265179" calcext:value-type="float">
            <text:p>-1.290873232651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1271" calcext:value-type="float">
            <text:p>1.27100E-01</text:p>
          </table:table-cell>
          <table:table-cell table:formula="of:=[.C23]/[.$C$205]" office:value-type="float" office:value="0.00368276908296312" calcext:value-type="float">
            <text:p>3.68277E-03</text:p>
          </table:table-cell>
          <table:table-cell/>
          <table:table-cell table:style-name="ce3" office:value-type="float" office:value="0.78" calcext:value-type="float">
            <text:p>7.80E-01</text:p>
          </table:table-cell>
          <table:table-cell table:style-name="ce4" table:formula="of:=[.F23]*100" office:value-type="float" office:value="78" calcext:value-type="float">
            <text:p>78</text:p>
          </table:table-cell>
          <table:table-cell office:value-type="float" office:value="0.003749965" calcext:value-type="float">
            <text:p>3.74997E-03</text:p>
          </table:table-cell>
          <table:table-cell/>
          <table:table-cell table:formula="of:=100*([.D23]-[.H23])/[.D23]" office:value-type="float" office:value="-1.82460305067002" calcext:value-type="float">
            <text:p>-1.82460305067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.125287" calcext:value-type="float">
            <text:p>1.25287E-01</text:p>
          </table:table-cell>
          <table:table-cell table:formula="of:=[.C24]/[.$C$205]" office:value-type="float" office:value="0.00363023674348702" calcext:value-type="float">
            <text:p>3.63024E-03</text:p>
          </table:table-cell>
          <table:table-cell/>
          <table:table-cell table:style-name="ce3" office:value-type="float" office:value="0.82" calcext:value-type="float">
            <text:p>8.20E-01</text:p>
          </table:table-cell>
          <table:table-cell table:style-name="ce4" table:formula="of:=[.F24]*100" office:value-type="float" office:value="82" calcext:value-type="float">
            <text:p>82</text:p>
          </table:table-cell>
          <table:table-cell office:value-type="float" office:value="0.003676915" calcext:value-type="float">
            <text:p>3.67692E-03</text:p>
          </table:table-cell>
          <table:table-cell/>
          <table:table-cell table:formula="of:=100*([.D24]-[.H24])/[.D24]" office:value-type="float" office:value="-1.2858185240046" calcext:value-type="float">
            <text:p>-1.28581852400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0.123588" calcext:value-type="float">
            <text:p>1.23588E-01</text:p>
          </table:table-cell>
          <table:table-cell table:formula="of:=[.C25]/[.$C$205]" office:value-type="float" office:value="0.00358100759579265" calcext:value-type="float">
            <text:p>3.58101E-03</text:p>
          </table:table-cell>
          <table:table-cell/>
          <table:table-cell table:style-name="ce3" office:value-type="float" office:value="0.86" calcext:value-type="float">
            <text:p>8.60E-01</text:p>
          </table:table-cell>
          <table:table-cell table:style-name="ce4" table:formula="of:=[.F25]*100" office:value-type="float" office:value="86" calcext:value-type="float">
            <text:p>86</text:p>
          </table:table-cell>
          <table:table-cell office:value-type="float" office:value="0.003600124" calcext:value-type="float">
            <text:p>3.60012E-03</text:p>
          </table:table-cell>
          <table:table-cell/>
          <table:table-cell table:formula="of:=100*([.D25]-[.H25])/[.D25]" office:value-type="float" office:value="-0.533827524683455" calcext:value-type="float">
            <text:p>-0.5338275246834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19879" calcext:value-type="float">
            <text:p>1.19879E-01</text:p>
          </table:table-cell>
          <table:table-cell table:formula="of:=[.C26]/[.$C$205]" office:value-type="float" office:value="0.00347353796142043" calcext:value-type="float">
            <text:p>3.47354E-03</text:p>
          </table:table-cell>
          <table:table-cell/>
          <table:table-cell table:style-name="ce3" office:value-type="float" office:value="0.9" calcext:value-type="float">
            <text:p>9.00E-01</text:p>
          </table:table-cell>
          <table:table-cell table:style-name="ce4" table:formula="of:=[.F26]*100" office:value-type="float" office:value="90" calcext:value-type="float">
            <text:p>90</text:p>
          </table:table-cell>
          <table:table-cell office:value-type="float" office:value="0.003519606" calcext:value-type="float">
            <text:p>3.51961E-03</text:p>
          </table:table-cell>
          <table:table-cell/>
          <table:table-cell table:formula="of:=100*([.D26]-[.H26])/[.D26]" office:value-type="float" office:value="-1.32625694871451" calcext:value-type="float">
            <text:p>-1.326256948714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0.116166" calcext:value-type="float">
            <text:p>1.16166E-01</text:p>
          </table:table-cell>
          <table:table-cell table:formula="of:=[.C27]/[.$C$205]" office:value-type="float" office:value="0.00336595242558217" calcext:value-type="float">
            <text:p>3.36595E-03</text:p>
          </table:table-cell>
          <table:table-cell/>
          <table:table-cell table:style-name="ce3" office:value-type="float" office:value="0.94" calcext:value-type="float">
            <text:p>9.40E-01</text:p>
          </table:table-cell>
          <table:table-cell table:style-name="ce4" table:formula="of:=[.F27]*100" office:value-type="float" office:value="94" calcext:value-type="float">
            <text:p>94</text:p>
          </table:table-cell>
          <table:table-cell office:value-type="float" office:value="0.00343538" calcext:value-type="float">
            <text:p>3.43538E-03</text:p>
          </table:table-cell>
          <table:table-cell/>
          <table:table-cell table:formula="of:=100*([.D27]-[.H27])/[.D27]" office:value-type="float" office:value="-2.06264277207721" calcext:value-type="float">
            <text:p>-2.062642772077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0.114753" calcext:value-type="float">
            <text:p>1.14753E-01</text:p>
          </table:table-cell>
          <table:table-cell table:formula="of:=[.C28]/[.$C$205]" office:value-type="float" office:value="0.00332501023270863" calcext:value-type="float">
            <text:p>3.32501E-03</text:p>
          </table:table-cell>
          <table:table-cell/>
          <table:table-cell table:style-name="ce3" office:value-type="float" office:value="0.98" calcext:value-type="float">
            <text:p>9.80E-01</text:p>
          </table:table-cell>
          <table:table-cell table:style-name="ce4" table:formula="of:=[.F28]*100" office:value-type="float" office:value="98" calcext:value-type="float">
            <text:p>98</text:p>
          </table:table-cell>
          <table:table-cell office:value-type="float" office:value="0.00334747" calcext:value-type="float">
            <text:p>3.34747E-03</text:p>
          </table:table-cell>
          <table:table-cell/>
          <table:table-cell table:formula="of:=100*([.D28]-[.H28])/[.D28]" office:value-type="float" office:value="-0.67547964425576" calcext:value-type="float">
            <text:p>-0.675479644255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.110809" calcext:value-type="float">
            <text:p>1.10809E-01</text:p>
          </table:table-cell>
          <table:table-cell table:formula="of:=[.C29]/[.$C$205]" office:value-type="float" office:value="0.0032107313872074" calcext:value-type="float">
            <text:p>3.21073E-03</text:p>
          </table:table-cell>
          <table:table-cell/>
          <table:table-cell table:style-name="ce3" office:value-type="float" office:value="1.02" calcext:value-type="float">
            <text:p>1.02E+00</text:p>
          </table:table-cell>
          <table:table-cell table:style-name="ce4" table:formula="of:=[.F29]*100" office:value-type="float" office:value="102" calcext:value-type="float">
            <text:p>102</text:p>
          </table:table-cell>
          <table:table-cell office:value-type="float" office:value="0.003255909" calcext:value-type="float">
            <text:p>3.25591E-03</text:p>
          </table:table-cell>
          <table:table-cell/>
          <table:table-cell table:formula="of:=100*([.D29]-[.H29])/[.D29]" office:value-type="float" office:value="-1.40708166907399" calcext:value-type="float">
            <text:p>-1.407081669073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0.106791" calcext:value-type="float">
            <text:p>1.06791E-01</text:p>
          </table:table-cell>
          <table:table-cell table:formula="of:=[.C30]/[.$C$205]" office:value-type="float" office:value="0.00309430836458469" calcext:value-type="float">
            <text:p>3.09431E-03</text:p>
          </table:table-cell>
          <table:table-cell/>
          <table:table-cell table:style-name="ce3" office:value-type="float" office:value="1.06" calcext:value-type="float">
            <text:p>1.06E+00</text:p>
          </table:table-cell>
          <table:table-cell table:style-name="ce4" table:formula="of:=[.F30]*100" office:value-type="float" office:value="106" calcext:value-type="float">
            <text:p>106</text:p>
          </table:table-cell>
          <table:table-cell office:value-type="float" office:value="0.003160736" calcext:value-type="float">
            <text:p>3.16074E-03</text:p>
          </table:table-cell>
          <table:table-cell/>
          <table:table-cell table:formula="of:=100*([.D30]-[.H30])/[.D30]" office:value-type="float" office:value="-2.14676844026245" calcext:value-type="float">
            <text:p>-2.146768440262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03225" calcext:value-type="float">
            <text:p>1.03225E-01</text:p>
          </table:table-cell>
          <table:table-cell table:formula="of:=[.C31]/[.$C$205]" office:value-type="float" office:value="0.00299098220762288" calcext:value-type="float">
            <text:p>2.99098E-03</text:p>
          </table:table-cell>
          <table:table-cell/>
          <table:table-cell table:style-name="ce3" office:value-type="float" office:value="1.1" calcext:value-type="float">
            <text:p>1.10E+00</text:p>
          </table:table-cell>
          <table:table-cell table:style-name="ce4" table:formula="of:=[.F31]*100" office:value-type="float" office:value="110" calcext:value-type="float">
            <text:p>110</text:p>
          </table:table-cell>
          <table:table-cell office:value-type="float" office:value="0.003061999" calcext:value-type="float">
            <text:p>3.06200E-03</text:p>
          </table:table-cell>
          <table:table-cell/>
          <table:table-cell table:formula="of:=100*([.D31]-[.H31])/[.D31]" office:value-type="float" office:value="-2.37436358518361" calcext:value-type="float">
            <text:p>-2.374363585183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0.101274" calcext:value-type="float">
            <text:p>1.01274E-01</text:p>
          </table:table-cell>
          <table:table-cell table:formula="of:=[.C32]/[.$C$205]" office:value-type="float" office:value="0.0029344512675689" calcext:value-type="float">
            <text:p>2.93445E-03</text:p>
          </table:table-cell>
          <table:table-cell/>
          <table:table-cell table:style-name="ce3" office:value-type="float" office:value="1.14" calcext:value-type="float">
            <text:p>1.14E+00</text:p>
          </table:table-cell>
          <table:table-cell table:style-name="ce4" table:formula="of:=[.F32]*100" office:value-type="float" office:value="114" calcext:value-type="float">
            <text:p>114</text:p>
          </table:table-cell>
          <table:table-cell office:value-type="float" office:value="0.002959752" calcext:value-type="float">
            <text:p>2.95975E-03</text:p>
          </table:table-cell>
          <table:table-cell/>
          <table:table-cell table:formula="of:=100*([.D32]-[.H32])/[.D32]" office:value-type="float" office:value="-0.86219637418144" calcext:value-type="float">
            <text:p>-0.86219637418144</text:p>
          </table:table-cell>
          <table:table-cell table:number-columns-repeated="3"/>
          <table:table-cell office:value-type="string" calcext:value-type="string">
            <text:p>K-eff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0.0963951" calcext:value-type="float">
            <text:p>9.63951E-02</text:p>
          </table:table-cell>
          <table:table-cell table:formula="of:=[.C33]/[.$C$205]" office:value-type="float" office:value="0.00279308335192084" calcext:value-type="float">
            <text:p>2.79308E-03</text:p>
          </table:table-cell>
          <table:table-cell/>
          <table:table-cell table:style-name="ce3" office:value-type="float" office:value="1.18" calcext:value-type="float">
            <text:p>1.18E+00</text:p>
          </table:table-cell>
          <table:table-cell table:style-name="ce4" table:formula="of:=[.F33]*100" office:value-type="float" office:value="118" calcext:value-type="float">
            <text:p>118</text:p>
          </table:table-cell>
          <table:table-cell office:value-type="float" office:value="0.002854059" calcext:value-type="float">
            <text:p>2.85406E-03</text:p>
          </table:table-cell>
          <table:table-cell/>
          <table:table-cell table:formula="of:=100*([.D33]-[.H33])/[.D33]" office:value-type="float" office:value="-2.18309446573548" calcext:value-type="float">
            <text:p>-2.18309446573548</text:p>
          </table:table-cell>
          <table:table-cell table:number-columns-repeated="2"/>
          <table:table-cell office:value-type="string" calcext:value-type="string">
            <text:p>Serpent</text:p>
          </table:table-cell>
          <table:table-cell table:style-name="ce1" office:value-type="float" office:value="0.846008" calcext:value-type="float">
            <text:p>8.46008E-01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0.093649" calcext:value-type="float">
            <text:p>9.36490E-02</text:p>
          </table:table-cell>
          <table:table-cell table:formula="of:=[.C34]/[.$C$205]" office:value-type="float" office:value="0.00271351409795762" calcext:value-type="float">
            <text:p>2.71351E-03</text:p>
          </table:table-cell>
          <table:table-cell/>
          <table:table-cell table:style-name="ce3" office:value-type="float" office:value="1.22" calcext:value-type="float">
            <text:p>1.22E+00</text:p>
          </table:table-cell>
          <table:table-cell table:style-name="ce4" table:formula="of:=[.F34]*100" office:value-type="float" office:value="122" calcext:value-type="float">
            <text:p>122</text:p>
          </table:table-cell>
          <table:table-cell office:value-type="float" office:value="0.002744992" calcext:value-type="float">
            <text:p>2.74499E-03</text:p>
          </table:table-cell>
          <table:table-cell/>
          <table:table-cell table:formula="of:=100*([.D34]-[.H34])/[.D34]" office:value-type="float" office:value="-1.16004195688807" calcext:value-type="float">
            <text:p>-1.16004195688807</text:p>
          </table:table-cell>
          <table:table-cell table:number-columns-repeated="2"/>
          <table:table-cell office:value-type="string" calcext:value-type="string">
            <text:p>Almost</text:p>
          </table:table-cell>
          <table:table-cell table:style-name="ce1" office:value-type="float" office:value="0.8465743" calcext:value-type="float">
            <text:p>8.46574E-01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0.0890469" calcext:value-type="float">
            <text:p>8.90469E-02</text:p>
          </table:table-cell>
          <table:table-cell table:formula="of:=[.C35]/[.$C$205]" office:value-type="float" office:value="0.00258016656375853" calcext:value-type="float">
            <text:p>2.58017E-03</text:p>
          </table:table-cell>
          <table:table-cell/>
          <table:table-cell table:style-name="ce3" office:value-type="float" office:value="1.26" calcext:value-type="float">
            <text:p>1.26E+00</text:p>
          </table:table-cell>
          <table:table-cell table:style-name="ce4" table:formula="of:=[.F35]*100" office:value-type="float" office:value="126" calcext:value-type="float">
            <text:p>126</text:p>
          </table:table-cell>
          <table:table-cell office:value-type="float" office:value="0.002632632" calcext:value-type="float">
            <text:p>2.63263E-03</text:p>
          </table:table-cell>
          <table:table-cell/>
          <table:table-cell table:formula="of:=100*([.D35]-[.H35])/[.D35]" office:value-type="float" office:value="-2.03341276405995" calcext:value-type="float">
            <text:p>-2.033412764059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0835838" calcext:value-type="float">
            <text:p>8.35838E-02</text:p>
          </table:table-cell>
          <table:table-cell table:formula="of:=[.C36]/[.$C$205]" office:value-type="float" office:value="0.00242187123899743" calcext:value-type="float">
            <text:p>2.42187E-03</text:p>
          </table:table-cell>
          <table:table-cell/>
          <table:table-cell table:style-name="ce3" office:value-type="float" office:value="1.3" calcext:value-type="float">
            <text:p>1.30E+00</text:p>
          </table:table-cell>
          <table:table-cell table:style-name="ce4" table:formula="of:=[.F36]*100" office:value-type="float" office:value="130" calcext:value-type="float">
            <text:p>130</text:p>
          </table:table-cell>
          <table:table-cell office:value-type="float" office:value="0.002517068" calcext:value-type="float">
            <text:p>2.51707E-03</text:p>
          </table:table-cell>
          <table:table-cell/>
          <table:table-cell table:formula="of:=100*([.D36]-[.H36])/[.D36]" office:value-type="float" office:value="-3.93071107454835" calcext:value-type="float">
            <text:p>-3.93071107454835</text:p>
          </table:table-cell>
          <table:table-cell table:number-columns-repeated="2"/>
          <table:table-cell office:value-type="string" calcext:value-type="string">
            <text:p>Rel Error %</text:p>
          </table:table-cell>
          <table:table-cell table:formula="of:=100*([.N33]-[.N34])/[.N33]" office:value-type="float" office:value="-0.066937901296444" calcext:value-type="float">
            <text:p>-0.066937901296444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0.0798062" calcext:value-type="float">
            <text:p>7.98062E-02</text:p>
          </table:table-cell>
          <table:table-cell table:formula="of:=[.C37]/[.$C$205]" office:value-type="float" office:value="0.00231241389448286" calcext:value-type="float">
            <text:p>2.31241E-03</text:p>
          </table:table-cell>
          <table:table-cell/>
          <table:table-cell table:style-name="ce3" office:value-type="float" office:value="1.34" calcext:value-type="float">
            <text:p>1.34E+00</text:p>
          </table:table-cell>
          <table:table-cell table:style-name="ce4" table:formula="of:=[.F37]*100" office:value-type="float" office:value="134" calcext:value-type="float">
            <text:p>134</text:p>
          </table:table-cell>
          <table:table-cell office:value-type="float" office:value="0.0023984" calcext:value-type="float">
            <text:p>2.39840E-03</text:p>
          </table:table-cell>
          <table:table-cell/>
          <table:table-cell table:formula="of:=100*([.D37]-[.H37])/[.D37]" office:value-type="float" office:value="-3.71845653246991" calcext:value-type="float">
            <text:p>-3.718456532469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0.076286" calcext:value-type="float">
            <text:p>7.62860E-02</text:p>
          </table:table-cell>
          <table:table-cell table:formula="of:=[.C38]/[.$C$205]" office:value-type="float" office:value="0.00221041480930704" calcext:value-type="float">
            <text:p>2.21041E-03</text:p>
          </table:table-cell>
          <table:table-cell/>
          <table:table-cell table:style-name="ce3" office:value-type="float" office:value="1.38" calcext:value-type="float">
            <text:p>1.38E+00</text:p>
          </table:table-cell>
          <table:table-cell table:style-name="ce4" table:formula="of:=[.F38]*100" office:value-type="float" office:value="138" calcext:value-type="float">
            <text:p>138</text:p>
          </table:table-cell>
          <table:table-cell office:value-type="float" office:value="0.002276734" calcext:value-type="float">
            <text:p>2.27673E-03</text:p>
          </table:table-cell>
          <table:table-cell/>
          <table:table-cell table:formula="of:=100*([.D38]-[.H38])/[.D38]" office:value-type="float" office:value="-3.00030521030358" calcext:value-type="float">
            <text:p>-3.000305210303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0.0708968" calcext:value-type="float">
            <text:p>7.08968E-02</text:p>
          </table:table-cell>
          <table:table-cell table:formula="of:=[.C39]/[.$C$205]" office:value-type="float" office:value="0.00205426076413076" calcext:value-type="float">
            <text:p>2.05426E-03</text:p>
          </table:table-cell>
          <table:table-cell/>
          <table:table-cell table:style-name="ce3" office:value-type="float" office:value="1.42" calcext:value-type="float">
            <text:p>1.42E+00</text:p>
          </table:table-cell>
          <table:table-cell table:style-name="ce4" table:formula="of:=[.F39]*100" office:value-type="float" office:value="142" calcext:value-type="float">
            <text:p>142</text:p>
          </table:table-cell>
          <table:table-cell office:value-type="float" office:value="0.002152188" calcext:value-type="float">
            <text:p>2.15219E-03</text:p>
          </table:table-cell>
          <table:table-cell/>
          <table:table-cell table:formula="of:=100*([.D39]-[.H39])/[.D39]" office:value-type="float" office:value="-4.76703043640494" calcext:value-type="float">
            <text:p>-4.767030436404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0.0666232" calcext:value-type="float">
            <text:p>6.66232E-02</text:p>
          </table:table-cell>
          <table:table-cell table:formula="of:=[.C40]/[.$C$205]" office:value-type="float" office:value="0.00193043163782902" calcext:value-type="float">
            <text:p>1.93043E-03</text:p>
          </table:table-cell>
          <table:table-cell/>
          <table:table-cell table:style-name="ce3" office:value-type="float" office:value="1.46" calcext:value-type="float">
            <text:p>1.46E+00</text:p>
          </table:table-cell>
          <table:table-cell table:style-name="ce4" table:formula="of:=[.F40]*100" office:value-type="float" office:value="146" calcext:value-type="float">
            <text:p>146</text:p>
          </table:table-cell>
          <table:table-cell office:value-type="float" office:value="0.002024886" calcext:value-type="float">
            <text:p>2.02489E-03</text:p>
          </table:table-cell>
          <table:table-cell/>
          <table:table-cell table:formula="of:=100*([.D40]-[.H40])/[.D40]" office:value-type="float" office:value="-4.89291411931077" calcext:value-type="float">
            <text:p>-4.892914119310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0626745" calcext:value-type="float">
            <text:p>6.26745E-02</text:p>
          </table:table-cell>
          <table:table-cell table:formula="of:=[.C41]/[.$C$205]" office:value-type="float" office:value="0.00181601660810521" calcext:value-type="float">
            <text:p>1.81602E-03</text:p>
          </table:table-cell>
          <table:table-cell/>
          <table:table-cell table:style-name="ce3" office:value-type="float" office:value="1.5" calcext:value-type="float">
            <text:p>1.50E+00</text:p>
          </table:table-cell>
          <table:table-cell table:style-name="ce4" table:formula="of:=[.F41]*100" office:value-type="float" office:value="150" calcext:value-type="float">
            <text:p>150</text:p>
          </table:table-cell>
          <table:table-cell office:value-type="float" office:value="0.001894963" calcext:value-type="float">
            <text:p>1.89496E-03</text:p>
          </table:table-cell>
          <table:table-cell/>
          <table:table-cell table:formula="of:=100*([.D41]-[.H41])/[.D41]" office:value-type="float" office:value="-4.34722851886037" calcext:value-type="float">
            <text:p>-4.347228518860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0.0576869" calcext:value-type="float">
            <text:p>5.76869E-02</text:p>
          </table:table-cell>
          <table:table-cell table:formula="of:=[.C42]/[.$C$205]" office:value-type="float" office:value="0.0016714990701179" calcext:value-type="float">
            <text:p>1.67150E-03</text:p>
          </table:table-cell>
          <table:table-cell/>
          <table:table-cell table:style-name="ce3" office:value-type="float" office:value="1.54" calcext:value-type="float">
            <text:p>1.54E+00</text:p>
          </table:table-cell>
          <table:table-cell table:style-name="ce4" table:formula="of:=[.F42]*100" office:value-type="float" office:value="154" calcext:value-type="float">
            <text:p>154</text:p>
          </table:table-cell>
          <table:table-cell office:value-type="float" office:value="0.001762561" calcext:value-type="float">
            <text:p>1.76256E-03</text:p>
          </table:table-cell>
          <table:table-cell/>
          <table:table-cell table:formula="of:=100*([.D42]-[.H42])/[.D42]" office:value-type="float" office:value="-5.44791986487167" calcext:value-type="float">
            <text:p>-5.447919864871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0.053328" calcext:value-type="float">
            <text:p>5.33280E-02</text:p>
          </table:table-cell>
          <table:table-cell table:formula="of:=[.C43]/[.$C$205]" office:value-type="float" office:value="0.00154519834505317" calcext:value-type="float">
            <text:p>1.54520E-03</text:p>
          </table:table-cell>
          <table:table-cell/>
          <table:table-cell table:style-name="ce3" office:value-type="float" office:value="1.58" calcext:value-type="float">
            <text:p>1.58E+00</text:p>
          </table:table-cell>
          <table:table-cell table:style-name="ce4" table:formula="of:=[.F43]*100" office:value-type="float" office:value="158" calcext:value-type="float">
            <text:p>158</text:p>
          </table:table-cell>
          <table:table-cell office:value-type="float" office:value="0.001627832" calcext:value-type="float">
            <text:p>1.62783E-03</text:p>
          </table:table-cell>
          <table:table-cell/>
          <table:table-cell table:formula="of:=100*([.D43]-[.H43])/[.D43]" office:value-type="float" office:value="-5.34777009122354" calcext:value-type="float">
            <text:p>-5.347770091223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0.0480798" calcext:value-type="float">
            <text:p>4.80798E-02</text:p>
          </table:table-cell>
          <table:table-cell table:formula="of:=[.C44]/[.$C$205]" office:value-type="float" office:value="0.00139312982655429" calcext:value-type="float">
            <text:p>1.39313E-03</text:p>
          </table:table-cell>
          <table:table-cell/>
          <table:table-cell table:style-name="ce3" office:value-type="float" office:value="1.62" calcext:value-type="float">
            <text:p>1.62E+00</text:p>
          </table:table-cell>
          <table:table-cell table:style-name="ce4" table:formula="of:=[.F44]*100" office:value-type="float" office:value="162" calcext:value-type="float">
            <text:p>162</text:p>
          </table:table-cell>
          <table:table-cell office:value-type="float" office:value="0.001490934" calcext:value-type="float">
            <text:p>1.49093E-03</text:p>
          </table:table-cell>
          <table:table-cell/>
          <table:table-cell table:formula="of:=100*([.D44]-[.H44])/[.D44]" office:value-type="float" office:value="-7.02046367692913" calcext:value-type="float">
            <text:p>-7.020463676929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0.0445485" calcext:value-type="float">
            <text:p>4.45485E-02</text:p>
          </table:table-cell>
          <table:table-cell table:formula="of:=[.C45]/[.$C$205]" office:value-type="float" office:value="0.00129080911481025" calcext:value-type="float">
            <text:p>1.29081E-03</text:p>
          </table:table-cell>
          <table:table-cell/>
          <table:table-cell table:style-name="ce3" office:value-type="float" office:value="1.66" calcext:value-type="float">
            <text:p>1.66E+00</text:p>
          </table:table-cell>
          <table:table-cell table:style-name="ce4" table:formula="of:=[.F45]*100" office:value-type="float" office:value="166" calcext:value-type="float">
            <text:p>166</text:p>
          </table:table-cell>
          <table:table-cell office:value-type="float" office:value="0.001352033" calcext:value-type="float">
            <text:p>1.35203E-03</text:p>
          </table:table-cell>
          <table:table-cell/>
          <table:table-cell table:formula="of:=100*([.D45]-[.H45])/[.D45]" office:value-type="float" office:value="-4.74306266412995" calcext:value-type="float">
            <text:p>-4.743062664129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0.0383189" calcext:value-type="float">
            <text:p>3.83189E-02</text:p>
          </table:table-cell>
          <table:table-cell table:formula="of:=[.C46]/[.$C$205]" office:value-type="float" office:value="0.001110304171622" calcext:value-type="float">
            <text:p>1.11030E-03</text:p>
          </table:table-cell>
          <table:table-cell/>
          <table:table-cell table:style-name="ce3" office:value-type="float" office:value="1.7" calcext:value-type="float">
            <text:p>1.70E+00</text:p>
          </table:table-cell>
          <table:table-cell table:style-name="ce4" table:formula="of:=[.F46]*100" office:value-type="float" office:value="170" calcext:value-type="float">
            <text:p>170</text:p>
          </table:table-cell>
          <table:table-cell office:value-type="float" office:value="0.001211307" calcext:value-type="float">
            <text:p>1.21131E-03</text:p>
          </table:table-cell>
          <table:table-cell/>
          <table:table-cell table:formula="of:=100*([.D46]-[.H46])/[.D46]" office:value-type="float" office:value="-9.09686110883061" calcext:value-type="float">
            <text:p>-9.096861108830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0.0339374" calcext:value-type="float">
            <text:p>3.39374E-02</text:p>
          </table:table-cell>
          <table:table-cell table:formula="of:=[.C47]/[.$C$205]" office:value-type="float" office:value="0.000983348603274214" calcext:value-type="float">
            <text:p>9.83349E-04</text:p>
          </table:table-cell>
          <table:table-cell/>
          <table:table-cell table:style-name="ce3" office:value-type="float" office:value="1.74" calcext:value-type="float">
            <text:p>1.74E+00</text:p>
          </table:table-cell>
          <table:table-cell table:style-name="ce4" table:formula="of:=[.F47]*100" office:value-type="float" office:value="174" calcext:value-type="float">
            <text:p>174</text:p>
          </table:table-cell>
          <table:table-cell office:value-type="float" office:value="0.001068946" calcext:value-type="float">
            <text:p>1.06895E-03</text:p>
          </table:table-cell>
          <table:table-cell/>
          <table:table-cell table:formula="of:=100*([.D47]-[.H47])/[.D47]" office:value-type="float" office:value="-8.70468483310757" calcext:value-type="float">
            <text:p>-8.704684833107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0.0294607" calcext:value-type="float">
            <text:p>2.94607E-02</text:p>
          </table:table-cell>
          <table:table-cell table:formula="of:=[.C48]/[.$C$205]" office:value-type="float" office:value="0.000853634580035025" calcext:value-type="float">
            <text:p>8.53635E-04</text:p>
          </table:table-cell>
          <table:table-cell/>
          <table:table-cell table:style-name="ce3" office:value-type="float" office:value="1.78" calcext:value-type="float">
            <text:p>1.78E+00</text:p>
          </table:table-cell>
          <table:table-cell table:style-name="ce4" table:formula="of:=[.F48]*100" office:value-type="float" office:value="178" calcext:value-type="float">
            <text:p>178</text:p>
          </table:table-cell>
          <table:table-cell office:value-type="float" office:value="0.0009251695" calcext:value-type="float">
            <text:p>9.25170E-04</text:p>
          </table:table-cell>
          <table:table-cell/>
          <table:table-cell table:formula="of:=100*([.D48]-[.H48])/[.D48]" office:value-type="float" office:value="-8.38004008249528" calcext:value-type="float">
            <text:p>-8.380040082495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0.0252625" calcext:value-type="float">
            <text:p>2.52625E-02</text:p>
          </table:table-cell>
          <table:table-cell table:formula="of:=[.C49]/[.$C$205]" office:value-type="float" office:value="0.000731990196367867" calcext:value-type="float">
            <text:p>7.31990E-04</text:p>
          </table:table-cell>
          <table:table-cell/>
          <table:table-cell table:style-name="ce3" office:value-type="float" office:value="1.82" calcext:value-type="float">
            <text:p>1.82E+00</text:p>
          </table:table-cell>
          <table:table-cell table:style-name="ce4" table:formula="of:=[.F49]*100" office:value-type="float" office:value="182" calcext:value-type="float">
            <text:p>182</text:p>
          </table:table-cell>
          <table:table-cell office:value-type="float" office:value="0.000780275" calcext:value-type="float">
            <text:p>7.80275E-04</text:p>
          </table:table-cell>
          <table:table-cell/>
          <table:table-cell table:formula="of:=100*([.D49]-[.H49])/[.D49]" office:value-type="float" office:value="-6.59637299402674" calcext:value-type="float">
            <text:p>-6.596372994026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0.0209243" calcext:value-type="float">
            <text:p>2.09243E-02</text:p>
          </table:table-cell>
          <table:table-cell table:formula="of:=[.C50]/[.$C$205]" office:value-type="float" office:value="0.000606289261389813" calcext:value-type="float">
            <text:p>6.06289E-04</text:p>
          </table:table-cell>
          <table:table-cell/>
          <table:table-cell table:style-name="ce3" office:value-type="float" office:value="1.86" calcext:value-type="float">
            <text:p>1.86E+00</text:p>
          </table:table-cell>
          <table:table-cell table:style-name="ce4" table:formula="of:=[.F50]*100" office:value-type="float" office:value="186" calcext:value-type="float">
            <text:p>186</text:p>
          </table:table-cell>
          <table:table-cell office:value-type="float" office:value="0.0006347744" calcext:value-type="float">
            <text:p>6.34774E-04</text:p>
          </table:table-cell>
          <table:table-cell/>
          <table:table-cell table:formula="of:=100*([.D50]-[.H50])/[.D50]" office:value-type="float" office:value="-4.69827529930013" calcext:value-type="float">
            <text:p>-4.698275299300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0.0160311" calcext:value-type="float">
            <text:p>1.60311E-02</text:p>
          </table:table-cell>
          <table:table-cell table:formula="of:=[.C51]/[.$C$205]" office:value-type="float" office:value="0.000464506998000709" calcext:value-type="float">
            <text:p>4.64507E-04</text:p>
          </table:table-cell>
          <table:table-cell/>
          <table:table-cell table:style-name="ce3" office:value-type="float" office:value="1.9" calcext:value-type="float">
            <text:p>1.90E+00</text:p>
          </table:table-cell>
          <table:table-cell table:style-name="ce4" table:formula="of:=[.F51]*100" office:value-type="float" office:value="190" calcext:value-type="float">
            <text:p>190</text:p>
          </table:table-cell>
          <table:table-cell office:value-type="float" office:value="0.0004897735" calcext:value-type="float">
            <text:p>4.89774E-04</text:p>
          </table:table-cell>
          <table:table-cell/>
          <table:table-cell table:formula="of:=100*([.D51]-[.H51])/[.D51]" office:value-type="float" office:value="-5.43942332581447" calcext:value-type="float">
            <text:p>-5.439423325814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0.0111998" calcext:value-type="float">
            <text:p>1.11998E-02</text:p>
          </table:table-cell>
          <table:table-cell table:formula="of:=[.C52]/[.$C$205]" office:value-type="float" office:value="0.000324518309798351" calcext:value-type="float">
            <text:p>3.24518E-04</text:p>
          </table:table-cell>
          <table:table-cell/>
          <table:table-cell table:style-name="ce3" office:value-type="float" office:value="1.94" calcext:value-type="float">
            <text:p>1.94E+00</text:p>
          </table:table-cell>
          <table:table-cell table:style-name="ce4" table:formula="of:=[.F52]*100" office:value-type="float" office:value="194" calcext:value-type="float">
            <text:p>194</text:p>
          </table:table-cell>
          <table:table-cell office:value-type="float" office:value="0.0003479784" calcext:value-type="float">
            <text:p>3.47978E-04</text:p>
          </table:table-cell>
          <table:table-cell/>
          <table:table-cell table:formula="of:=100*([.D52]-[.H52])/[.D52]" office:value-type="float" office:value="-7.22920386717993" calcext:value-type="float">
            <text:p>-7.229203867179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0.00636333" calcext:value-type="float">
            <text:p>6.36333E-03</text:p>
          </table:table-cell>
          <table:table-cell table:formula="of:=[.C53]/[.$C$205]" office:value-type="float" office:value="0.000184379818951154" calcext:value-type="float">
            <text:p>1.84380E-04</text:p>
          </table:table-cell>
          <table:table-cell/>
          <table:table-cell table:style-name="ce3" office:value-type="float" office:value="1.98" calcext:value-type="float">
            <text:p>1.98E+00</text:p>
          </table:table-cell>
          <table:table-cell table:style-name="ce4" table:formula="of:=[.F53]*100" office:value-type="float" office:value="198" calcext:value-type="float">
            <text:p>198</text:p>
          </table:table-cell>
          <table:table-cell office:value-type="float" office:value="0.0002162228" calcext:value-type="float">
            <text:p>2.16223E-04</text:p>
          </table:table-cell>
          <table:table-cell/>
          <table:table-cell table:formula="of:=100*([.D53]-[.H53])/[.D53]" office:value-type="float" office:value="-17.2703179935768" calcext:value-type="float">
            <text:p>-17.2703179935768</text:p>
          </table:table-cell>
          <table:table-cell table:number-columns-repeated="4"/>
        </table:table-row>
        <table:table-row table:style-name="ro1">
          <table:table-cell/>
          <table:table-cell table:formula="of:=[.B4]" office:value-type="float" office:value="2" calcext:value-type="float">
            <text:p>2</text:p>
          </table:table-cell>
          <table:table-cell office:value-type="float" office:value="0.143943" calcext:value-type="float">
            <text:p>1.43943E-01</text:p>
          </table:table-cell>
          <table:table-cell table:formula="of:=[.C54]/[.$C$205]" office:value-type="float" office:value="0.00417080118103038" calcext:value-type="float">
            <text:p>4.17080E-03</text:p>
          </table:table-cell>
          <table:table-cell table:style-name="ce6" office:value-type="string" calcext:value-type="string">
            <text:p>Serpent_2g</text:p>
          </table:table-cell>
          <table:table-cell/>
          <table:table-cell table:style-name="ce4" table:formula="of:=[.G4]" office:value-type="float" office:value="2" calcext:value-type="float">
            <text:p>2</text:p>
          </table:table-cell>
          <table:table-cell office:value-type="float" office:value="0.004064574" calcext:value-type="float">
            <text:p>4.06457E-03</text:p>
          </table:table-cell>
          <table:table-cell table:style-name="ce1" office:value-type="string" calcext:value-type="string">
            <text:p>Almost_2g</text:p>
          </table:table-cell>
          <table:table-cell table:formula="of:=100*([.D54]-[.H54])/[.D54]" office:value-type="float" office:value="2.54692507313742" calcext:value-type="float">
            <text:p>2.54692507313742</text:p>
          </table:table-cell>
          <table:table-cell table:number-columns-repeated="4"/>
        </table:table-row>
        <table:table-row table:style-name="ro1">
          <table:table-cell/>
          <table:table-cell table:formula="of:=[.B5]" office:value-type="float" office:value="6" calcext:value-type="float">
            <text:p>6</text:p>
          </table:table-cell>
          <table:table-cell office:value-type="float" office:value="0.143068" calcext:value-type="float">
            <text:p>1.43068E-01</text:p>
          </table:table-cell>
          <table:table-cell table:formula="of:=[.C55]/[.$C$205]" office:value-type="float" office:value="0.00414544773533728" calcext:value-type="float">
            <text:p>4.14545E-03</text:p>
          </table:table-cell>
          <table:table-cell table:number-columns-repeated="2"/>
          <table:table-cell table:style-name="ce4" table:formula="of:=[.G5]" office:value-type="float" office:value="6" calcext:value-type="float">
            <text:p>6</text:p>
          </table:table-cell>
          <table:table-cell office:value-type="float" office:value="0.004061321" calcext:value-type="float">
            <text:p>4.06132E-03</text:p>
          </table:table-cell>
          <table:table-cell/>
          <table:table-cell table:formula="of:=100*([.D55]-[.H55])/[.D55]" office:value-type="float" office:value="2.0293763353992" calcext:value-type="float">
            <text:p>2.0293763353992</text:p>
          </table:table-cell>
          <table:table-cell table:number-columns-repeated="4"/>
        </table:table-row>
        <table:table-row table:style-name="ro1">
          <table:table-cell/>
          <table:table-cell table:formula="of:=[.B6]" office:value-type="float" office:value="10" calcext:value-type="float">
            <text:p>10</text:p>
          </table:table-cell>
          <table:table-cell office:value-type="float" office:value="0.144176" calcext:value-type="float">
            <text:p>1.44176E-01</text:p>
          </table:table-cell>
          <table:table-cell table:formula="of:=[.C56]/[.$C$205]" office:value-type="float" office:value="0.00417755244142637" calcext:value-type="float">
            <text:p>4.17755E-03</text:p>
          </table:table-cell>
          <table:table-cell table:number-columns-repeated="2"/>
          <table:table-cell table:style-name="ce4" table:formula="of:=[.G6]" office:value-type="float" office:value="10" calcext:value-type="float">
            <text:p>10</text:p>
          </table:table-cell>
          <table:table-cell office:value-type="float" office:value="0.004054812" calcext:value-type="float">
            <text:p>4.05481E-03</text:p>
          </table:table-cell>
          <table:table-cell/>
          <table:table-cell table:formula="of:=100*([.D56]-[.H56])/[.D56]" office:value-type="float" office:value="2.93809456966282" calcext:value-type="float">
            <text:p>2.93809456966282</text:p>
          </table:table-cell>
          <table:table-cell table:number-columns-repeated="4"/>
        </table:table-row>
        <table:table-row table:style-name="ro1">
          <table:table-cell/>
          <table:table-cell table:formula="of:=[.B7]" office:value-type="float" office:value="14" calcext:value-type="float">
            <text:p>14</text:p>
          </table:table-cell>
          <table:table-cell office:value-type="float" office:value="0.142828" calcext:value-type="float">
            <text:p>1.42828E-01</text:p>
          </table:table-cell>
          <table:table-cell table:formula="of:=[.C57]/[.$C$205]" office:value-type="float" office:value="0.00413849364737574" calcext:value-type="float">
            <text:p>4.13849E-03</text:p>
          </table:table-cell>
          <table:table-cell table:number-columns-repeated="2"/>
          <table:table-cell table:style-name="ce4" table:formula="of:=[.G7]" office:value-type="float" office:value="14" calcext:value-type="float">
            <text:p>14</text:p>
          </table:table-cell>
          <table:table-cell office:value-type="float" office:value="0.004045044" calcext:value-type="float">
            <text:p>4.04504E-03</text:p>
          </table:table-cell>
          <table:table-cell/>
          <table:table-cell table:formula="of:=100*([.D57]-[.H57])/[.D57]" office:value-type="float" office:value="2.25805946168357" calcext:value-type="float">
            <text:p>2.25805946168357</text:p>
          </table:table-cell>
          <table:table-cell table:number-columns-repeated="4"/>
        </table:table-row>
        <table:table-row table:style-name="ro1">
          <table:table-cell/>
          <table:table-cell table:formula="of:=[.B8]" office:value-type="float" office:value="18" calcext:value-type="float">
            <text:p>18</text:p>
          </table:table-cell>
          <table:table-cell office:value-type="float" office:value="0.141843" calcext:value-type="float">
            <text:p>1.41843E-01</text:p>
          </table:table-cell>
          <table:table-cell table:formula="of:=[.C58]/[.$C$205]" office:value-type="float" office:value="0.00410995291136694" calcext:value-type="float">
            <text:p>4.10995E-03</text:p>
          </table:table-cell>
          <table:table-cell table:number-columns-repeated="2"/>
          <table:table-cell table:style-name="ce4" table:formula="of:=[.G8]" office:value-type="float" office:value="18" calcext:value-type="float">
            <text:p>18</text:p>
          </table:table-cell>
          <table:table-cell office:value-type="float" office:value="0.004032009" calcext:value-type="float">
            <text:p>4.03201E-03</text:p>
          </table:table-cell>
          <table:table-cell/>
          <table:table-cell table:formula="of:=100*([.D58]-[.H58])/[.D58]" office:value-type="float" office:value="1.89646726003526" calcext:value-type="float">
            <text:p>1.89646726003526</text:p>
          </table:table-cell>
          <table:table-cell table:number-columns-repeated="4"/>
        </table:table-row>
        <table:table-row table:style-name="ro1">
          <table:table-cell/>
          <table:table-cell table:formula="of:=[.B9]" office:value-type="float" office:value="22" calcext:value-type="float">
            <text:p>22</text:p>
          </table:table-cell>
          <table:table-cell office:value-type="float" office:value="0.140672" calcext:value-type="float">
            <text:p>1.40672E-01</text:p>
          </table:table-cell>
          <table:table-cell table:formula="of:=[.C59]/[.$C$205]" office:value-type="float" office:value="0.00407602275718795" calcext:value-type="float">
            <text:p>4.07602E-03</text:p>
          </table:table-cell>
          <table:table-cell table:number-columns-repeated="2"/>
          <table:table-cell table:style-name="ce4" table:formula="of:=[.G9]" office:value-type="float" office:value="22" calcext:value-type="float">
            <text:p>22</text:p>
          </table:table-cell>
          <table:table-cell office:value-type="float" office:value="0.004015699" calcext:value-type="float">
            <text:p>4.01570E-03</text:p>
          </table:table-cell>
          <table:table-cell/>
          <table:table-cell table:formula="of:=100*([.D59]-[.H59])/[.D59]" office:value-type="float" office:value="1.47996615282801" calcext:value-type="float">
            <text:p>1.47996615282801</text:p>
          </table:table-cell>
          <table:table-cell table:number-columns-repeated="4"/>
        </table:table-row>
        <table:table-row table:style-name="ro1">
          <table:table-cell/>
          <table:table-cell table:formula="of:=[.B10]" office:value-type="float" office:value="26" calcext:value-type="float">
            <text:p>26</text:p>
          </table:table-cell>
          <table:table-cell office:value-type="float" office:value="0.14006" calcext:value-type="float">
            <text:p>1.40060E-01</text:p>
          </table:table-cell>
          <table:table-cell table:formula="of:=[.C60]/[.$C$205]" office:value-type="float" office:value="0.00405828983288603" calcext:value-type="float">
            <text:p>4.05829E-03</text:p>
          </table:table-cell>
          <table:table-cell table:number-columns-repeated="2"/>
          <table:table-cell table:style-name="ce4" table:formula="of:=[.G10]" office:value-type="float" office:value="26" calcext:value-type="float">
            <text:p>26</text:p>
          </table:table-cell>
          <table:table-cell office:value-type="float" office:value="0.003996103" calcext:value-type="float">
            <text:p>3.99610E-03</text:p>
          </table:table-cell>
          <table:table-cell/>
          <table:table-cell table:formula="of:=100*([.D60]-[.H60])/[.D60]" office:value-type="float" office:value="1.53234084914557" calcext:value-type="float">
            <text:p>1.53234084914557</text:p>
          </table:table-cell>
          <table:table-cell table:number-columns-repeated="4"/>
        </table:table-row>
        <table:table-row table:style-name="ro1">
          <table:table-cell/>
          <table:table-cell table:formula="of:=[.B11]" office:value-type="float" office:value="30" calcext:value-type="float">
            <text:p>30</text:p>
          </table:table-cell>
          <table:table-cell office:value-type="float" office:value="0.13844" calcext:value-type="float">
            <text:p>1.38440E-01</text:p>
          </table:table-cell>
          <table:table-cell table:formula="of:=[.C61]/[.$C$205]" office:value-type="float" office:value="0.00401134973914567" calcext:value-type="float">
            <text:p>4.01135E-03</text:p>
          </table:table-cell>
          <table:table-cell table:number-columns-repeated="2"/>
          <table:table-cell table:style-name="ce4" table:formula="of:=[.G11]" office:value-type="float" office:value="30" calcext:value-type="float">
            <text:p>30</text:p>
          </table:table-cell>
          <table:table-cell office:value-type="float" office:value="0.003973209" calcext:value-type="float">
            <text:p>3.97321E-03</text:p>
          </table:table-cell>
          <table:table-cell/>
          <table:table-cell table:formula="of:=100*([.D61]-[.H61])/[.D61]" office:value-type="float" office:value="0.950820587231894" calcext:value-type="float">
            <text:p>0.950820587231894</text:p>
          </table:table-cell>
          <table:table-cell table:number-columns-repeated="4"/>
        </table:table-row>
        <table:table-row table:style-name="ro1">
          <table:table-cell/>
          <table:table-cell table:formula="of:=[.B12]" office:value-type="float" office:value="34" calcext:value-type="float">
            <text:p>34</text:p>
          </table:table-cell>
          <table:table-cell office:value-type="float" office:value="0.13804" calcext:value-type="float">
            <text:p>1.38040E-01</text:p>
          </table:table-cell>
          <table:table-cell table:formula="of:=[.C62]/[.$C$205]" office:value-type="float" office:value="0.00399975959254311" calcext:value-type="float">
            <text:p>3.99976E-03</text:p>
          </table:table-cell>
          <table:table-cell table:number-columns-repeated="2"/>
          <table:table-cell table:style-name="ce4" table:formula="of:=[.G12]" office:value-type="float" office:value="34" calcext:value-type="float">
            <text:p>34</text:p>
          </table:table-cell>
          <table:table-cell office:value-type="float" office:value="0.003947005" calcext:value-type="float">
            <text:p>3.94701E-03</text:p>
          </table:table-cell>
          <table:table-cell/>
          <table:table-cell table:formula="of:=100*([.D62]-[.H62])/[.D62]" office:value-type="float" office:value="1.31894408457607" calcext:value-type="float">
            <text:p>1.31894408457607</text:p>
          </table:table-cell>
          <table:table-cell table:number-columns-repeated="4"/>
        </table:table-row>
        <table:table-row table:style-name="ro1">
          <table:table-cell/>
          <table:table-cell table:formula="of:=[.B13]" office:value-type="float" office:value="38" calcext:value-type="float">
            <text:p>38</text:p>
          </table:table-cell>
          <table:table-cell office:value-type="float" office:value="0.136544" calcext:value-type="float">
            <text:p>1.36544E-01</text:p>
          </table:table-cell>
          <table:table-cell table:formula="of:=[.C63]/[.$C$205]" office:value-type="float" office:value="0.00395641244424954" calcext:value-type="float">
            <text:p>3.95641E-03</text:p>
          </table:table-cell>
          <table:table-cell table:number-columns-repeated="2"/>
          <table:table-cell table:style-name="ce4" table:formula="of:=[.G13]" office:value-type="float" office:value="38" calcext:value-type="float">
            <text:p>38</text:p>
          </table:table-cell>
          <table:table-cell office:value-type="float" office:value="0.003917475" calcext:value-type="float">
            <text:p>3.91748E-03</text:p>
          </table:table-cell>
          <table:table-cell/>
          <table:table-cell table:formula="of:=100*([.D63]-[.H63])/[.D63]" office:value-type="float" office:value="0.984160392734935" calcext:value-type="float">
            <text:p>0.984160392734935</text:p>
          </table:table-cell>
          <table:table-cell table:number-columns-repeated="4"/>
        </table:table-row>
        <table:table-row table:style-name="ro1">
          <table:table-cell/>
          <table:table-cell table:formula="of:=[.B14]" office:value-type="float" office:value="42" calcext:value-type="float">
            <text:p>42</text:p>
          </table:table-cell>
          <table:table-cell office:value-type="float" office:value="0.136361" calcext:value-type="float">
            <text:p>1.36361E-01</text:p>
          </table:table-cell>
          <table:table-cell table:formula="of:=[.C64]/[.$C$205]" office:value-type="float" office:value="0.00395110995217887" calcext:value-type="float">
            <text:p>3.95111E-03</text:p>
          </table:table-cell>
          <table:table-cell table:number-columns-repeated="2"/>
          <table:table-cell table:style-name="ce4" table:formula="of:=[.G14]" office:value-type="float" office:value="42" calcext:value-type="float">
            <text:p>42</text:p>
          </table:table-cell>
          <table:table-cell office:value-type="float" office:value="0.003884604" calcext:value-type="float">
            <text:p>3.88460E-03</text:p>
          </table:table-cell>
          <table:table-cell/>
          <table:table-cell table:formula="of:=100*([.D64]-[.H64])/[.D64]" office:value-type="float" office:value="1.68322200555805" calcext:value-type="float">
            <text:p>1.68322200555805</text:p>
          </table:table-cell>
          <table:table-cell table:number-columns-repeated="4"/>
        </table:table-row>
        <table:table-row table:style-name="ro1">
          <table:table-cell/>
          <table:table-cell table:formula="of:=[.B15]" office:value-type="float" office:value="46" calcext:value-type="float">
            <text:p>46</text:p>
          </table:table-cell>
          <table:table-cell office:value-type="float" office:value="0.134508" calcext:value-type="float">
            <text:p>1.34508E-01</text:p>
          </table:table-cell>
          <table:table-cell table:formula="of:=[.C65]/[.$C$205]" office:value-type="float" office:value="0.00389741859804251" calcext:value-type="float">
            <text:p>3.89742E-03</text:p>
          </table:table-cell>
          <table:table-cell table:number-columns-repeated="2"/>
          <table:table-cell table:style-name="ce4" table:formula="of:=[.G15]" office:value-type="float" office:value="46" calcext:value-type="float">
            <text:p>46</text:p>
          </table:table-cell>
          <table:table-cell office:value-type="float" office:value="0.003848377" calcext:value-type="float">
            <text:p>3.84838E-03</text:p>
          </table:table-cell>
          <table:table-cell/>
          <table:table-cell table:formula="of:=100*([.D65]-[.H65])/[.D65]" office:value-type="float" office:value="1.25830974551068" calcext:value-type="float">
            <text:p>1.25830974551068</text:p>
          </table:table-cell>
          <table:table-cell table:number-columns-repeated="4"/>
        </table:table-row>
        <table:table-row table:style-name="ro1">
          <table:table-cell/>
          <table:table-cell table:formula="of:=[.B16]" office:value-type="float" office:value="50" calcext:value-type="float">
            <text:p>50</text:p>
          </table:table-cell>
          <table:table-cell office:value-type="float" office:value="0.13255" calcext:value-type="float">
            <text:p>1.32550E-01</text:p>
          </table:table-cell>
          <table:table-cell table:formula="of:=[.C66]/[.$C$205]" office:value-type="float" office:value="0.00384068483042299" calcext:value-type="float">
            <text:p>3.84068E-03</text:p>
          </table:table-cell>
          <table:table-cell table:number-columns-repeated="2"/>
          <table:table-cell table:style-name="ce4" table:formula="of:=[.G16]" office:value-type="float" office:value="50" calcext:value-type="float">
            <text:p>50</text:p>
          </table:table-cell>
          <table:table-cell office:value-type="float" office:value="0.003808778" calcext:value-type="float">
            <text:p>3.80878E-03</text:p>
          </table:table-cell>
          <table:table-cell/>
          <table:table-cell table:formula="of:=100*([.D66]-[.H66])/[.D66]" office:value-type="float" office:value="0.830758883682578" calcext:value-type="float">
            <text:p>0.830758883682578</text:p>
          </table:table-cell>
          <table:table-cell table:number-columns-repeated="4"/>
        </table:table-row>
        <table:table-row table:style-name="ro1">
          <table:table-cell/>
          <table:table-cell table:formula="of:=[.B17]" office:value-type="float" office:value="54" calcext:value-type="float">
            <text:p>54</text:p>
          </table:table-cell>
          <table:table-cell office:value-type="float" office:value="0.131546" calcext:value-type="float">
            <text:p>1.31546E-01</text:p>
          </table:table-cell>
          <table:table-cell table:formula="of:=[.C67]/[.$C$205]" office:value-type="float" office:value="0.00381159356245056" calcext:value-type="float">
            <text:p>3.81159E-03</text:p>
          </table:table-cell>
          <table:table-cell table:number-columns-repeated="2"/>
          <table:table-cell table:style-name="ce4" table:formula="of:=[.G17]" office:value-type="float" office:value="54" calcext:value-type="float">
            <text:p>54</text:p>
          </table:table-cell>
          <table:table-cell office:value-type="float" office:value="0.003765794" calcext:value-type="float">
            <text:p>3.76579E-03</text:p>
          </table:table-cell>
          <table:table-cell/>
          <table:table-cell table:formula="of:=100*([.D67]-[.H67])/[.D67]" office:value-type="float" office:value="1.20158568063902" calcext:value-type="float">
            <text:p>1.20158568063902</text:p>
          </table:table-cell>
          <table:table-cell table:number-columns-repeated="4"/>
        </table:table-row>
        <table:table-row table:style-name="ro1">
          <table:table-cell/>
          <table:table-cell table:formula="of:=[.B18]" office:value-type="float" office:value="58" calcext:value-type="float">
            <text:p>58</text:p>
          </table:table-cell>
          <table:table-cell office:value-type="float" office:value="0.13059" calcext:value-type="float">
            <text:p>1.30590E-01</text:p>
          </table:table-cell>
          <table:table-cell table:formula="of:=[.C68]/[.$C$205]" office:value-type="float" office:value="0.00378389311207045" calcext:value-type="float">
            <text:p>3.78389E-03</text:p>
          </table:table-cell>
          <table:table-cell table:number-columns-repeated="2"/>
          <table:table-cell table:style-name="ce4" table:formula="of:=[.G18]" office:value-type="float" office:value="58" calcext:value-type="float">
            <text:p>58</text:p>
          </table:table-cell>
          <table:table-cell office:value-type="float" office:value="0.00371941" calcext:value-type="float">
            <text:p>3.71941E-03</text:p>
          </table:table-cell>
          <table:table-cell/>
          <table:table-cell table:formula="of:=100*([.D68]-[.H68])/[.D68]" office:value-type="float" office:value="1.70414729382157" calcext:value-type="float">
            <text:p>1.70414729382157</text:p>
          </table:table-cell>
          <table:table-cell table:number-columns-repeated="4"/>
        </table:table-row>
        <table:table-row table:style-name="ro1">
          <table:table-cell/>
          <table:table-cell table:formula="of:=[.B19]" office:value-type="float" office:value="62" calcext:value-type="float">
            <text:p>62</text:p>
          </table:table-cell>
          <table:table-cell office:value-type="float" office:value="0.128046" calcext:value-type="float">
            <text:p>1.28046E-01</text:p>
          </table:table-cell>
          <table:table-cell table:formula="of:=[.C69]/[.$C$205]" office:value-type="float" office:value="0.00371017977967817" calcext:value-type="float">
            <text:p>3.71018E-03</text:p>
          </table:table-cell>
          <table:table-cell table:number-columns-repeated="2"/>
          <table:table-cell table:style-name="ce4" table:formula="of:=[.G19]" office:value-type="float" office:value="62" calcext:value-type="float">
            <text:p>62</text:p>
          </table:table-cell>
          <table:table-cell office:value-type="float" office:value="0.003669613" calcext:value-type="float">
            <text:p>3.66961E-03</text:p>
          </table:table-cell>
          <table:table-cell/>
          <table:table-cell table:formula="of:=100*([.D69]-[.H69])/[.D69]" office:value-type="float" office:value="1.09339121247898" calcext:value-type="float">
            <text:p>1.09339121247898</text:p>
          </table:table-cell>
          <table:table-cell table:number-columns-repeated="4"/>
        </table:table-row>
        <table:table-row table:style-name="ro1">
          <table:table-cell/>
          <table:table-cell table:formula="of:=[.B20]" office:value-type="float" office:value="66" calcext:value-type="float">
            <text:p>66</text:p>
          </table:table-cell>
          <table:table-cell office:value-type="float" office:value="0.126967" calcext:value-type="float">
            <text:p>1.26967E-01</text:p>
          </table:table-cell>
          <table:table-cell table:formula="of:=[.C70]/[.$C$205]" office:value-type="float" office:value="0.00367891535921777" calcext:value-type="float">
            <text:p>3.67892E-03</text:p>
          </table:table-cell>
          <table:table-cell table:number-columns-repeated="2"/>
          <table:table-cell table:style-name="ce4" table:formula="of:=[.G20]" office:value-type="float" office:value="66" calcext:value-type="float">
            <text:p>66</text:p>
          </table:table-cell>
          <table:table-cell office:value-type="float" office:value="0.003616395" calcext:value-type="float">
            <text:p>3.61640E-03</text:p>
          </table:table-cell>
          <table:table-cell/>
          <table:table-cell table:formula="of:=100*([.D70]-[.H70])/[.D70]" office:value-type="float" office:value="1.69942369185314" calcext:value-type="float">
            <text:p>1.69942369185314</text:p>
          </table:table-cell>
          <table:table-cell table:number-columns-repeated="4"/>
        </table:table-row>
        <table:table-row table:style-name="ro1">
          <table:table-cell/>
          <table:table-cell table:formula="of:=[.B21]" office:value-type="float" office:value="70" calcext:value-type="float">
            <text:p>70</text:p>
          </table:table-cell>
          <table:table-cell office:value-type="float" office:value="0.12393" calcext:value-type="float">
            <text:p>1.23930E-01</text:p>
          </table:table-cell>
          <table:table-cell table:formula="of:=[.C71]/[.$C$205]" office:value-type="float" office:value="0.00359091717113784" calcext:value-type="float">
            <text:p>3.59092E-03</text:p>
          </table:table-cell>
          <table:table-cell table:number-columns-repeated="2"/>
          <table:table-cell table:style-name="ce4" table:formula="of:=[.G21]" office:value-type="float" office:value="70" calcext:value-type="float">
            <text:p>70</text:p>
          </table:table-cell>
          <table:table-cell office:value-type="float" office:value="0.003559746" calcext:value-type="float">
            <text:p>3.55975E-03</text:p>
          </table:table-cell>
          <table:table-cell/>
          <table:table-cell table:formula="of:=100*([.D71]-[.H71])/[.D71]" office:value-type="float" office:value="0.868055977129782" calcext:value-type="float">
            <text:p>0.868055977129782</text:p>
          </table:table-cell>
          <table:table-cell table:number-columns-repeated="4"/>
        </table:table-row>
        <table:table-row table:style-name="ro1">
          <table:table-cell/>
          <table:table-cell table:formula="of:=[.B22]" office:value-type="float" office:value="74" calcext:value-type="float">
            <text:p>74</text:p>
          </table:table-cell>
          <table:table-cell office:value-type="float" office:value="0.122547" calcext:value-type="float">
            <text:p>1.22547E-01</text:p>
          </table:table-cell>
          <table:table-cell table:formula="of:=[.C72]/[.$C$205]" office:value-type="float" office:value="0.00355084423925949" calcext:value-type="float">
            <text:p>3.55084E-03</text:p>
          </table:table-cell>
          <table:table-cell table:number-columns-repeated="2"/>
          <table:table-cell table:style-name="ce4" table:formula="of:=[.G22]" office:value-type="float" office:value="74" calcext:value-type="float">
            <text:p>74</text:p>
          </table:table-cell>
          <table:table-cell office:value-type="float" office:value="0.003499661" calcext:value-type="float">
            <text:p>3.49966E-03</text:p>
          </table:table-cell>
          <table:table-cell/>
          <table:table-cell table:formula="of:=100*([.D72]-[.H72])/[.D72]" office:value-type="float" office:value="1.44143859349256" calcext:value-type="float">
            <text:p>1.44143859349256</text:p>
          </table:table-cell>
          <table:table-cell table:number-columns-repeated="4"/>
        </table:table-row>
        <table:table-row table:style-name="ro1">
          <table:table-cell/>
          <table:table-cell table:formula="of:=[.B23]" office:value-type="float" office:value="78" calcext:value-type="float">
            <text:p>78</text:p>
          </table:table-cell>
          <table:table-cell office:value-type="float" office:value="0.119799" calcext:value-type="float">
            <text:p>1.19799E-01</text:p>
          </table:table-cell>
          <table:table-cell table:formula="of:=[.C73]/[.$C$205]" office:value-type="float" office:value="0.00347121993209991" calcext:value-type="float">
            <text:p>3.47122E-03</text:p>
          </table:table-cell>
          <table:table-cell table:number-columns-repeated="2"/>
          <table:table-cell table:style-name="ce4" table:formula="of:=[.G23]" office:value-type="float" office:value="78" calcext:value-type="float">
            <text:p>78</text:p>
          </table:table-cell>
          <table:table-cell office:value-type="float" office:value="0.003436141" calcext:value-type="float">
            <text:p>3.43614E-03</text:p>
          </table:table-cell>
          <table:table-cell/>
          <table:table-cell table:formula="of:=100*([.D73]-[.H73])/[.D73]" office:value-type="float" office:value="1.01056495370757" calcext:value-type="float">
            <text:p>1.01056495370757</text:p>
          </table:table-cell>
          <table:table-cell table:number-columns-repeated="4"/>
        </table:table-row>
        <table:table-row table:style-name="ro1">
          <table:table-cell/>
          <table:table-cell table:formula="of:=[.B24]" office:value-type="float" office:value="82" calcext:value-type="float">
            <text:p>82</text:p>
          </table:table-cell>
          <table:table-cell office:value-type="float" office:value="0.117788" calcext:value-type="float">
            <text:p>1.17788E-01</text:p>
          </table:table-cell>
          <table:table-cell table:formula="of:=[.C74]/[.$C$205]" office:value-type="float" office:value="0.00341295047005555" calcext:value-type="float">
            <text:p>3.41295E-03</text:p>
          </table:table-cell>
          <table:table-cell table:number-columns-repeated="2"/>
          <table:table-cell table:style-name="ce4" table:formula="of:=[.G24]" office:value-type="float" office:value="82" calcext:value-type="float">
            <text:p>82</text:p>
          </table:table-cell>
          <table:table-cell office:value-type="float" office:value="0.003369186" calcext:value-type="float">
            <text:p>3.36919E-03</text:p>
          </table:table-cell>
          <table:table-cell/>
          <table:table-cell table:formula="of:=100*([.D74]-[.H74])/[.D74]" office:value-type="float" office:value="1.28230604104946" calcext:value-type="float">
            <text:p>1.28230604104946</text:p>
          </table:table-cell>
          <table:table-cell table:number-columns-repeated="4"/>
        </table:table-row>
        <table:table-row table:style-name="ro1">
          <table:table-cell/>
          <table:table-cell table:formula="of:=[.B25]" office:value-type="float" office:value="86" calcext:value-type="float">
            <text:p>86</text:p>
          </table:table-cell>
          <table:table-cell office:value-type="float" office:value="0.115771" calcext:value-type="float">
            <text:p>1.15771E-01</text:p>
          </table:table-cell>
          <table:table-cell table:formula="of:=[.C75]/[.$C$205]" office:value-type="float" office:value="0.00335450715581214" calcext:value-type="float">
            <text:p>3.35451E-03</text:p>
          </table:table-cell>
          <table:table-cell table:number-columns-repeated="2"/>
          <table:table-cell table:style-name="ce4" table:formula="of:=[.G25]" office:value-type="float" office:value="86" calcext:value-type="float">
            <text:p>86</text:p>
          </table:table-cell>
          <table:table-cell office:value-type="float" office:value="0.003298804" calcext:value-type="float">
            <text:p>3.29880E-03</text:p>
          </table:table-cell>
          <table:table-cell/>
          <table:table-cell table:formula="of:=100*([.D75]-[.H75])/[.D75]" office:value-type="float" office:value="1.66054663844228" calcext:value-type="float">
            <text:p>1.66054663844228</text:p>
          </table:table-cell>
          <table:table-cell table:number-columns-repeated="4"/>
        </table:table-row>
        <table:table-row table:style-name="ro1">
          <table:table-cell/>
          <table:table-cell table:formula="of:=[.B26]" office:value-type="float" office:value="90" calcext:value-type="float">
            <text:p>90</text:p>
          </table:table-cell>
          <table:table-cell office:value-type="float" office:value="0.112725" calcext:value-type="float">
            <text:p>1.12725E-01</text:p>
          </table:table-cell>
          <table:table-cell table:formula="of:=[.C76]/[.$C$205]" office:value-type="float" office:value="0.00326624818943366" calcext:value-type="float">
            <text:p>3.26625E-03</text:p>
          </table:table-cell>
          <table:table-cell table:number-columns-repeated="2"/>
          <table:table-cell table:style-name="ce4" table:formula="of:=[.G26]" office:value-type="float" office:value="90" calcext:value-type="float">
            <text:p>90</text:p>
          </table:table-cell>
          <table:table-cell office:value-type="float" office:value="0.003225008" calcext:value-type="float">
            <text:p>3.22501E-03</text:p>
          </table:table-cell>
          <table:table-cell/>
          <table:table-cell table:formula="of:=100*([.D76]-[.H76])/[.D76]" office:value-type="float" office:value="1.26261652641921" calcext:value-type="float">
            <text:p>1.26261652641921</text:p>
          </table:table-cell>
          <table:table-cell table:number-columns-repeated="4"/>
        </table:table-row>
        <table:table-row table:style-name="ro1">
          <table:table-cell/>
          <table:table-cell table:formula="of:=[.B27]" office:value-type="float" office:value="94" calcext:value-type="float">
            <text:p>94</text:p>
          </table:table-cell>
          <table:table-cell office:value-type="float" office:value="0.108592" calcext:value-type="float">
            <text:p>1.08592E-01</text:p>
          </table:table-cell>
          <table:table-cell table:formula="of:=[.C77]/[.$C$205]" office:value-type="float" office:value="0.00314649299966272" calcext:value-type="float">
            <text:p>3.14649E-03</text:p>
          </table:table-cell>
          <table:table-cell table:number-columns-repeated="2"/>
          <table:table-cell table:style-name="ce4" table:formula="of:=[.G27]" office:value-type="float" office:value="94" calcext:value-type="float">
            <text:p>94</text:p>
          </table:table-cell>
          <table:table-cell office:value-type="float" office:value="0.003147814" calcext:value-type="float">
            <text:p>3.14781E-03</text:p>
          </table:table-cell>
          <table:table-cell/>
          <table:table-cell table:formula="of:=100*([.D77]-[.H77])/[.D77]" office:value-type="float" office:value="-0.0419832600112134" calcext:value-type="float">
            <text:p>-0.041983260011214</text:p>
          </table:table-cell>
          <table:table-cell table:number-columns-repeated="4"/>
        </table:table-row>
        <table:table-row table:style-name="ro1">
          <table:table-cell/>
          <table:table-cell table:formula="of:=[.B28]" office:value-type="float" office:value="98" calcext:value-type="float">
            <text:p>98</text:p>
          </table:table-cell>
          <table:table-cell office:value-type="float" office:value="0.106905" calcext:value-type="float">
            <text:p>1.06905E-01</text:p>
          </table:table-cell>
          <table:table-cell table:formula="of:=[.C78]/[.$C$205]" office:value-type="float" office:value="0.00309761155636642" calcext:value-type="float">
            <text:p>3.09761E-03</text:p>
          </table:table-cell>
          <table:table-cell table:number-columns-repeated="2"/>
          <table:table-cell table:style-name="ce4" table:formula="of:=[.G28]" office:value-type="float" office:value="98" calcext:value-type="float">
            <text:p>98</text:p>
          </table:table-cell>
          <table:table-cell office:value-type="float" office:value="0.003067245" calcext:value-type="float">
            <text:p>3.06725E-03</text:p>
          </table:table-cell>
          <table:table-cell/>
          <table:table-cell table:formula="of:=100*([.D78]-[.H78])/[.D78]" office:value-type="float" office:value="0.980321638586763" calcext:value-type="float">
            <text:p>0.980321638586763</text:p>
          </table:table-cell>
          <table:table-cell table:number-columns-repeated="4"/>
        </table:table-row>
        <table:table-row table:style-name="ro1">
          <table:table-cell/>
          <table:table-cell table:formula="of:=[.B29]" office:value-type="float" office:value="102" calcext:value-type="float">
            <text:p>102</text:p>
          </table:table-cell>
          <table:table-cell office:value-type="float" office:value="0.103755" calcext:value-type="float">
            <text:p>1.03755E-01</text:p>
          </table:table-cell>
          <table:table-cell table:formula="of:=[.C79]/[.$C$205]" office:value-type="float" office:value="0.00300633915187127" calcext:value-type="float">
            <text:p>3.00634E-03</text:p>
          </table:table-cell>
          <table:table-cell table:number-columns-repeated="2"/>
          <table:table-cell table:style-name="ce4" table:formula="of:=[.G29]" office:value-type="float" office:value="102" calcext:value-type="float">
            <text:p>102</text:p>
          </table:table-cell>
          <table:table-cell office:value-type="float" office:value="0.002983333" calcext:value-type="float">
            <text:p>2.98333E-03</text:p>
          </table:table-cell>
          <table:table-cell/>
          <table:table-cell table:formula="of:=100*([.D79]-[.H79])/[.D79]" office:value-type="float" office:value="0.765254707106215" calcext:value-type="float">
            <text:p>0.765254707106215</text:p>
          </table:table-cell>
          <table:table-cell table:number-columns-repeated="4"/>
        </table:table-row>
        <table:table-row table:style-name="ro1">
          <table:table-cell/>
          <table:table-cell table:formula="of:=[.B30]" office:value-type="float" office:value="106" calcext:value-type="float">
            <text:p>106</text:p>
          </table:table-cell>
          <table:table-cell office:value-type="float" office:value="0.101064" calcext:value-type="float">
            <text:p>1.01064E-01</text:p>
          </table:table-cell>
          <table:table-cell table:formula="of:=[.C80]/[.$C$205]" office:value-type="float" office:value="0.00292836644060256" calcext:value-type="float">
            <text:p>2.92837E-03</text:p>
          </table:table-cell>
          <table:table-cell table:number-columns-repeated="2"/>
          <table:table-cell table:style-name="ce4" table:formula="of:=[.G30]" office:value-type="float" office:value="106" calcext:value-type="float">
            <text:p>106</text:p>
          </table:table-cell>
          <table:table-cell office:value-type="float" office:value="0.002896111" calcext:value-type="float">
            <text:p>2.89611E-03</text:p>
          </table:table-cell>
          <table:table-cell/>
          <table:table-cell table:formula="of:=100*([.D80]-[.H80])/[.D80]" office:value-type="float" office:value="1.10148238810985" calcext:value-type="float">
            <text:p>1.10148238810985</text:p>
          </table:table-cell>
          <table:table-cell table:number-columns-repeated="4"/>
        </table:table-row>
        <table:table-row table:style-name="ro1">
          <table:table-cell/>
          <table:table-cell table:formula="of:=[.B31]" office:value-type="float" office:value="110" calcext:value-type="float">
            <text:p>110</text:p>
          </table:table-cell>
          <table:table-cell office:value-type="float" office:value="0.0973315" calcext:value-type="float">
            <text:p>9.73315E-02</text:p>
          </table:table-cell>
          <table:table-cell table:formula="of:=[.C81]/[.$C$205]" office:value-type="float" office:value="0.00282021588511743" calcext:value-type="float">
            <text:p>2.82022E-03</text:p>
          </table:table-cell>
          <table:table-cell table:number-columns-repeated="2"/>
          <table:table-cell table:style-name="ce4" table:formula="of:=[.G31]" office:value-type="float" office:value="110" calcext:value-type="float">
            <text:p>110</text:p>
          </table:table-cell>
          <table:table-cell office:value-type="float" office:value="0.002805625" calcext:value-type="float">
            <text:p>2.80563E-03</text:p>
          </table:table-cell>
          <table:table-cell/>
          <table:table-cell table:formula="of:=100*([.D81]-[.H81])/[.D81]" office:value-type="float" office:value="0.517367666582755" calcext:value-type="float">
            <text:p>0.517367666582755</text:p>
          </table:table-cell>
          <table:table-cell table:number-columns-repeated="4"/>
        </table:table-row>
        <table:table-row table:style-name="ro1">
          <table:table-cell/>
          <table:table-cell table:formula="of:=[.B32]" office:value-type="float" office:value="114" calcext:value-type="float">
            <text:p>114</text:p>
          </table:table-cell>
          <table:table-cell office:value-type="float" office:value="0.0937583" calcext:value-type="float">
            <text:p>9.37583E-02</text:p>
          </table:table-cell>
          <table:table-cell table:formula="of:=[.C82]/[.$C$205]" office:value-type="float" office:value="0.00271668110551677" calcext:value-type="float">
            <text:p>2.71668E-03</text:p>
          </table:table-cell>
          <table:table-cell table:number-columns-repeated="2"/>
          <table:table-cell table:style-name="ce4" table:formula="of:=[.G32]" office:value-type="float" office:value="114" calcext:value-type="float">
            <text:p>114</text:p>
          </table:table-cell>
          <table:table-cell office:value-type="float" office:value="0.002711924" calcext:value-type="float">
            <text:p>2.71192E-03</text:p>
          </table:table-cell>
          <table:table-cell/>
          <table:table-cell table:formula="of:=100*([.D82]-[.H82])/[.D82]" office:value-type="float" office:value="0.175107247851358" calcext:value-type="float">
            <text:p>0.175107247851358</text:p>
          </table:table-cell>
          <table:table-cell table:number-columns-repeated="4"/>
        </table:table-row>
        <table:table-row table:style-name="ro1">
          <table:table-cell/>
          <table:table-cell table:formula="of:=[.B33]" office:value-type="float" office:value="118" calcext:value-type="float">
            <text:p>118</text:p>
          </table:table-cell>
          <table:table-cell office:value-type="float" office:value="0.0904995" calcext:value-type="float">
            <text:p>9.04995E-02</text:p>
          </table:table-cell>
          <table:table-cell table:formula="of:=[.C83]/[.$C$205]" office:value-type="float" office:value="0.00262225618114572" calcext:value-type="float">
            <text:p>2.62226E-03</text:p>
          </table:table-cell>
          <table:table-cell table:number-columns-repeated="2"/>
          <table:table-cell table:style-name="ce4" table:formula="of:=[.G33]" office:value-type="float" office:value="118" calcext:value-type="float">
            <text:p>118</text:p>
          </table:table-cell>
          <table:table-cell office:value-type="float" office:value="0.002615067" calcext:value-type="float">
            <text:p>2.61507E-03</text:p>
          </table:table-cell>
          <table:table-cell/>
          <table:table-cell table:formula="of:=100*([.D83]-[.H83])/[.D83]" office:value-type="float" office:value="0.274160137266953" calcext:value-type="float">
            <text:p>0.274160137266953</text:p>
          </table:table-cell>
          <table:table-cell table:number-columns-repeated="4"/>
        </table:table-row>
        <table:table-row table:style-name="ro1">
          <table:table-cell/>
          <table:table-cell table:formula="of:=[.B34]" office:value-type="float" office:value="122" calcext:value-type="float">
            <text:p>122</text:p>
          </table:table-cell>
          <table:table-cell office:value-type="float" office:value="0.0867928" calcext:value-type="float">
            <text:p>8.67928E-02</text:p>
          </table:table-cell>
          <table:table-cell table:formula="of:=[.C84]/[.$C$205]" office:value-type="float" office:value="0.00251485319011646" calcext:value-type="float">
            <text:p>2.51485E-03</text:p>
          </table:table-cell>
          <table:table-cell table:number-columns-repeated="2"/>
          <table:table-cell table:style-name="ce4" table:formula="of:=[.G34]" office:value-type="float" office:value="122" calcext:value-type="float">
            <text:p>122</text:p>
          </table:table-cell>
          <table:table-cell office:value-type="float" office:value="0.00251512" calcext:value-type="float">
            <text:p>2.51512E-03</text:p>
          </table:table-cell>
          <table:table-cell/>
          <table:table-cell table:formula="of:=100*([.D84]-[.H84])/[.D84]" office:value-type="float" office:value="-0.0106093621922792" calcext:value-type="float">
            <text:p>-0.010609362192279</text:p>
          </table:table-cell>
          <table:table-cell table:number-columns-repeated="4"/>
        </table:table-row>
        <table:table-row table:style-name="ro1">
          <table:table-cell/>
          <table:table-cell table:formula="of:=[.B35]" office:value-type="float" office:value="126" calcext:value-type="float">
            <text:p>126</text:p>
          </table:table-cell>
          <table:table-cell office:value-type="float" office:value="0.0830471" calcext:value-type="float">
            <text:p>8.30471E-02</text:p>
          </table:table-cell>
          <table:table-cell table:formula="of:=[.C85]/[.$C$205]" office:value-type="float" office:value="0.00240632015979344" calcext:value-type="float">
            <text:p>2.40632E-03</text:p>
          </table:table-cell>
          <table:table-cell table:number-columns-repeated="2"/>
          <table:table-cell table:style-name="ce4" table:formula="of:=[.G35]" office:value-type="float" office:value="126" calcext:value-type="float">
            <text:p>126</text:p>
          </table:table-cell>
          <table:table-cell office:value-type="float" office:value="0.002412157" calcext:value-type="float">
            <text:p>2.41216E-03</text:p>
          </table:table-cell>
          <table:table-cell/>
          <table:table-cell table:formula="of:=100*([.D85]-[.H85])/[.D85]" office:value-type="float" office:value="-0.242562910126542" calcext:value-type="float">
            <text:p>-0.242562910126542</text:p>
          </table:table-cell>
          <table:table-cell table:number-columns-repeated="4"/>
        </table:table-row>
        <table:table-row table:style-name="ro1">
          <table:table-cell/>
          <table:table-cell table:formula="of:=[.B36]" office:value-type="float" office:value="130" calcext:value-type="float">
            <text:p>130</text:p>
          </table:table-cell>
          <table:table-cell office:value-type="float" office:value="0.0794702" calcext:value-type="float">
            <text:p>7.94702E-02</text:p>
          </table:table-cell>
          <table:table-cell table:formula="of:=[.C86]/[.$C$205]" office:value-type="float" office:value="0.00230267817133671" calcext:value-type="float">
            <text:p>2.30268E-03</text:p>
          </table:table-cell>
          <table:table-cell table:number-columns-repeated="2"/>
          <table:table-cell table:style-name="ce4" table:formula="of:=[.G36]" office:value-type="float" office:value="130" calcext:value-type="float">
            <text:p>130</text:p>
          </table:table-cell>
          <table:table-cell office:value-type="float" office:value="0.00230626" calcext:value-type="float">
            <text:p>2.30626E-03</text:p>
          </table:table-cell>
          <table:table-cell/>
          <table:table-cell table:formula="of:=100*([.D86]-[.H86])/[.D86]" office:value-type="float" office:value="-0.155550554475033" calcext:value-type="float">
            <text:p>-0.155550554475033</text:p>
          </table:table-cell>
          <table:table-cell table:number-columns-repeated="4"/>
        </table:table-row>
        <table:table-row table:style-name="ro1">
          <table:table-cell/>
          <table:table-cell table:formula="of:=[.B37]" office:value-type="float" office:value="134" calcext:value-type="float">
            <text:p>134</text:p>
          </table:table-cell>
          <table:table-cell office:value-type="float" office:value="0.0753161" calcext:value-type="float">
            <text:p>7.53161E-02</text:p>
          </table:table-cell>
          <table:table-cell table:formula="of:=[.C87]/[.$C$205]" office:value-type="float" office:value="0.00218231160133248" calcext:value-type="float">
            <text:p>2.18231E-03</text:p>
          </table:table-cell>
          <table:table-cell table:number-columns-repeated="2"/>
          <table:table-cell table:style-name="ce4" table:formula="of:=[.G37]" office:value-type="float" office:value="134" calcext:value-type="float">
            <text:p>134</text:p>
          </table:table-cell>
          <table:table-cell office:value-type="float" office:value="0.00219752" calcext:value-type="float">
            <text:p>2.19752E-03</text:p>
          </table:table-cell>
          <table:table-cell/>
          <table:table-cell table:formula="of:=100*([.D87]-[.H87])/[.D87]" office:value-type="float" office:value="-0.696894002590177" calcext:value-type="float">
            <text:p>-0.696894002590177</text:p>
          </table:table-cell>
          <table:table-cell table:number-columns-repeated="4"/>
        </table:table-row>
        <table:table-row table:style-name="ro1">
          <table:table-cell/>
          <table:table-cell table:formula="of:=[.B38]" office:value-type="float" office:value="138" calcext:value-type="float">
            <text:p>138</text:p>
          </table:table-cell>
          <table:table-cell office:value-type="float" office:value="0.0711831" calcext:value-type="float">
            <text:p>7.11831E-02</text:p>
          </table:table-cell>
          <table:table-cell table:formula="of:=[.C88]/[.$C$205]" office:value-type="float" office:value="0.00206255641156154" calcext:value-type="float">
            <text:p>2.06256E-03</text:p>
          </table:table-cell>
          <table:table-cell table:number-columns-repeated="2"/>
          <table:table-cell table:style-name="ce4" table:formula="of:=[.G38]" office:value-type="float" office:value="138" calcext:value-type="float">
            <text:p>138</text:p>
          </table:table-cell>
          <table:table-cell office:value-type="float" office:value="0.002086034" calcext:value-type="float">
            <text:p>2.08603E-03</text:p>
          </table:table-cell>
          <table:table-cell/>
          <table:table-cell table:formula="of:=100*([.D88]-[.H88])/[.D88]" office:value-type="float" office:value="-1.13827618516779" calcext:value-type="float">
            <text:p>-1.13827618516779</text:p>
          </table:table-cell>
          <table:table-cell table:number-columns-repeated="4"/>
        </table:table-row>
        <table:table-row table:style-name="ro1">
          <table:table-cell/>
          <table:table-cell table:formula="of:=[.B39]" office:value-type="float" office:value="142" calcext:value-type="float">
            <text:p>142</text:p>
          </table:table-cell>
          <table:table-cell office:value-type="float" office:value="0.0675577" calcext:value-type="float">
            <text:p>6.75577E-02</text:p>
          </table:table-cell>
          <table:table-cell table:formula="of:=[.C89]/[.$C$205]" office:value-type="float" office:value="0.00195750911782925" calcext:value-type="float">
            <text:p>1.95751E-03</text:p>
          </table:table-cell>
          <table:table-cell table:number-columns-repeated="2"/>
          <table:table-cell table:style-name="ce4" table:formula="of:=[.G39]" office:value-type="float" office:value="142" calcext:value-type="float">
            <text:p>142</text:p>
          </table:table-cell>
          <table:table-cell office:value-type="float" office:value="0.001971911" calcext:value-type="float">
            <text:p>1.97191E-03</text:p>
          </table:table-cell>
          <table:table-cell/>
          <table:table-cell table:formula="of:=100*([.D89]-[.H89])/[.D89]" office:value-type="float" office:value="-0.735724908741199" calcext:value-type="float">
            <text:p>-0.735724908741199</text:p>
          </table:table-cell>
          <table:table-cell table:number-columns-repeated="4"/>
        </table:table-row>
        <table:table-row table:style-name="ro1">
          <table:table-cell/>
          <table:table-cell table:formula="of:=[.B40]" office:value-type="float" office:value="146" calcext:value-type="float">
            <text:p>146</text:p>
          </table:table-cell>
          <table:table-cell office:value-type="float" office:value="0.0633547" calcext:value-type="float">
            <text:p>6.33547E-02</text:p>
          </table:table-cell>
          <table:table-cell table:formula="of:=[.C90]/[.$C$205]" office:value-type="float" office:value="0.00183572565240286" calcext:value-type="float">
            <text:p>1.83573E-03</text:p>
          </table:table-cell>
          <table:table-cell table:number-columns-repeated="2"/>
          <table:table-cell table:style-name="ce4" table:formula="of:=[.G40]" office:value-type="float" office:value="146" calcext:value-type="float">
            <text:p>146</text:p>
          </table:table-cell>
          <table:table-cell office:value-type="float" office:value="0.001855265" calcext:value-type="float">
            <text:p>1.85527E-03</text:p>
          </table:table-cell>
          <table:table-cell/>
          <table:table-cell table:formula="of:=100*([.D90]-[.H90])/[.D90]" office:value-type="float" office:value="-1.06439366751576" calcext:value-type="float">
            <text:p>-1.06439366751576</text:p>
          </table:table-cell>
          <table:table-cell table:number-columns-repeated="4"/>
        </table:table-row>
        <table:table-row table:style-name="ro1">
          <table:table-cell/>
          <table:table-cell table:formula="of:=[.B41]" office:value-type="float" office:value="150" calcext:value-type="float">
            <text:p>150</text:p>
          </table:table-cell>
          <table:table-cell office:value-type="float" office:value="0.0588552" calcext:value-type="float">
            <text:p>5.88552E-02</text:p>
          </table:table-cell>
          <table:table-cell table:formula="of:=[.C91]/[.$C$205]" office:value-type="float" office:value="0.00170535099080733" calcext:value-type="float">
            <text:p>1.70535E-03</text:p>
          </table:table-cell>
          <table:table-cell table:number-columns-repeated="2"/>
          <table:table-cell table:style-name="ce4" table:formula="of:=[.G41]" office:value-type="float" office:value="150" calcext:value-type="float">
            <text:p>150</text:p>
          </table:table-cell>
          <table:table-cell office:value-type="float" office:value="0.001736218" calcext:value-type="float">
            <text:p>1.73622E-03</text:p>
          </table:table-cell>
          <table:table-cell/>
          <table:table-cell table:formula="of:=100*([.D91]-[.H91])/[.D91]" office:value-type="float" office:value="-1.81000916286808" calcext:value-type="float">
            <text:p>-1.81000916286808</text:p>
          </table:table-cell>
          <table:table-cell table:number-columns-repeated="4"/>
        </table:table-row>
        <table:table-row table:style-name="ro1">
          <table:table-cell/>
          <table:table-cell table:formula="of:=[.B42]" office:value-type="float" office:value="154" calcext:value-type="float">
            <text:p>154</text:p>
          </table:table-cell>
          <table:table-cell office:value-type="float" office:value="0.0545345" calcext:value-type="float">
            <text:p>5.45345E-02</text:p>
          </table:table-cell>
          <table:table-cell table:formula="of:=[.C92]/[.$C$205]" office:value-type="float" office:value="0.00158015712474313" calcext:value-type="float">
            <text:p>1.58016E-03</text:p>
          </table:table-cell>
          <table:table-cell table:number-columns-repeated="2"/>
          <table:table-cell table:style-name="ce4" table:formula="of:=[.G42]" office:value-type="float" office:value="154" calcext:value-type="float">
            <text:p>154</text:p>
          </table:table-cell>
          <table:table-cell office:value-type="float" office:value="0.001614902" calcext:value-type="float">
            <text:p>1.61490E-03</text:p>
          </table:table-cell>
          <table:table-cell/>
          <table:table-cell table:formula="of:=100*([.D92]-[.H92])/[.D92]" office:value-type="float" office:value="-2.19882407342964" calcext:value-type="float">
            <text:p>-2.19882407342964</text:p>
          </table:table-cell>
          <table:table-cell table:number-columns-repeated="4"/>
        </table:table-row>
        <table:table-row table:style-name="ro1">
          <table:table-cell/>
          <table:table-cell table:formula="of:=[.B43]" office:value-type="float" office:value="158" calcext:value-type="float">
            <text:p>158</text:p>
          </table:table-cell>
          <table:table-cell office:value-type="float" office:value="0.0498519" calcext:value-type="float">
            <text:p>4.98519E-02</text:p>
          </table:table-cell>
          <table:table-cell table:formula="of:=[.C93]/[.$C$205]" office:value-type="float" office:value="0.00144447707354028" calcext:value-type="float">
            <text:p>1.44448E-03</text:p>
          </table:table-cell>
          <table:table-cell table:number-columns-repeated="2"/>
          <table:table-cell table:style-name="ce4" table:formula="of:=[.G43]" office:value-type="float" office:value="158" calcext:value-type="float">
            <text:p>158</text:p>
          </table:table-cell>
          <table:table-cell office:value-type="float" office:value="0.001491454" calcext:value-type="float">
            <text:p>1.49145E-03</text:p>
          </table:table-cell>
          <table:table-cell/>
          <table:table-cell table:formula="of:=100*([.D93]-[.H93])/[.D93]" office:value-type="float" office:value="-3.25217529029981" calcext:value-type="float">
            <text:p>-3.25217529029981</text:p>
          </table:table-cell>
          <table:table-cell table:number-columns-repeated="4"/>
        </table:table-row>
        <table:table-row table:style-name="ro1">
          <table:table-cell/>
          <table:table-cell table:formula="of:=[.B44]" office:value-type="float" office:value="162" calcext:value-type="float">
            <text:p>162</text:p>
          </table:table-cell>
          <table:table-cell office:value-type="float" office:value="0.0454178" calcext:value-type="float">
            <text:p>4.54178E-02</text:p>
          </table:table-cell>
          <table:table-cell table:formula="of:=[.C94]/[.$C$205]" office:value-type="float" office:value="0.00131599740091426" calcext:value-type="float">
            <text:p>1.31600E-03</text:p>
          </table:table-cell>
          <table:table-cell table:number-columns-repeated="2"/>
          <table:table-cell table:style-name="ce4" table:formula="of:=[.G44]" office:value-type="float" office:value="162" calcext:value-type="float">
            <text:p>162</text:p>
          </table:table-cell>
          <table:table-cell office:value-type="float" office:value="0.001366021" calcext:value-type="float">
            <text:p>1.36602E-03</text:p>
          </table:table-cell>
          <table:table-cell/>
          <table:table-cell table:formula="of:=100*([.D94]-[.H94])/[.D94]" office:value-type="float" office:value="-3.80119284817637" calcext:value-type="float">
            <text:p>-3.80119284817637</text:p>
          </table:table-cell>
          <table:table-cell table:number-columns-repeated="4"/>
        </table:table-row>
        <table:table-row table:style-name="ro1">
          <table:table-cell/>
          <table:table-cell table:formula="of:=[.B45]" office:value-type="float" office:value="166" calcext:value-type="float">
            <text:p>166</text:p>
          </table:table-cell>
          <table:table-cell office:value-type="float" office:value="0.0409959" calcext:value-type="float">
            <text:p>4.09959E-02</text:p>
          </table:table-cell>
          <table:table-cell table:formula="of:=[.C95]/[.$C$205]" office:value-type="float" office:value="0.00118787122775962" calcext:value-type="float">
            <text:p>1.18787E-03</text:p>
          </table:table-cell>
          <table:table-cell table:number-columns-repeated="2"/>
          <table:table-cell table:style-name="ce4" table:formula="of:=[.G45]" office:value-type="float" office:value="166" calcext:value-type="float">
            <text:p>166</text:p>
          </table:table-cell>
          <table:table-cell office:value-type="float" office:value="0.001238755" calcext:value-type="float">
            <text:p>1.23876E-03</text:p>
          </table:table-cell>
          <table:table-cell/>
          <table:table-cell table:formula="of:=100*([.D95]-[.H95])/[.D95]" office:value-type="float" office:value="-4.28361012972324" calcext:value-type="float">
            <text:p>-4.28361012972324</text:p>
          </table:table-cell>
          <table:table-cell table:number-columns-repeated="4"/>
        </table:table-row>
        <table:table-row table:style-name="ro1">
          <table:table-cell/>
          <table:table-cell table:formula="of:=[.B46]" office:value-type="float" office:value="170" calcext:value-type="float">
            <text:p>170</text:p>
          </table:table-cell>
          <table:table-cell office:value-type="float" office:value="0.0359239" calcext:value-type="float">
            <text:p>3.59239E-02</text:p>
          </table:table-cell>
          <table:table-cell table:formula="of:=[.C96]/[.$C$205]" office:value-type="float" office:value="0.00104090816883917" calcext:value-type="float">
            <text:p>1.04091E-03</text:p>
          </table:table-cell>
          <table:table-cell table:number-columns-repeated="2"/>
          <table:table-cell table:style-name="ce4" table:formula="of:=[.G46]" office:value-type="float" office:value="170" calcext:value-type="float">
            <text:p>170</text:p>
          </table:table-cell>
          <table:table-cell office:value-type="float" office:value="0.001109817" calcext:value-type="float">
            <text:p>1.10982E-03</text:p>
          </table:table-cell>
          <table:table-cell/>
          <table:table-cell table:formula="of:=100*([.D96]-[.H96])/[.D96]" office:value-type="float" office:value="-6.62006824652692" calcext:value-type="float">
            <text:p>-6.62006824652692</text:p>
          </table:table-cell>
          <table:table-cell table:number-columns-repeated="4"/>
        </table:table-row>
        <table:table-row table:style-name="ro1">
          <table:table-cell/>
          <table:table-cell table:formula="of:=[.B47]" office:value-type="float" office:value="174" calcext:value-type="float">
            <text:p>174</text:p>
          </table:table-cell>
          <table:table-cell office:value-type="float" office:value="0.0322711" calcext:value-type="float">
            <text:p>3.22711E-02</text:p>
          </table:table-cell>
          <table:table-cell table:formula="of:=[.C97]/[.$C$205]" office:value-type="float" office:value="0.000935066950064604" calcext:value-type="float">
            <text:p>9.35067E-04</text:p>
          </table:table-cell>
          <table:table-cell table:number-columns-repeated="2"/>
          <table:table-cell table:style-name="ce4" table:formula="of:=[.G47]" office:value-type="float" office:value="174" calcext:value-type="float">
            <text:p>174</text:p>
          </table:table-cell>
          <table:table-cell office:value-type="float" office:value="0.0009793795" calcext:value-type="float">
            <text:p>9.79380E-04</text:p>
          </table:table-cell>
          <table:table-cell/>
          <table:table-cell table:formula="of:=100*([.D97]-[.H97])/[.D97]" office:value-type="float" office:value="-4.73897082260626" calcext:value-type="float">
            <text:p>-4.73897082260626</text:p>
          </table:table-cell>
          <table:table-cell table:number-columns-repeated="4"/>
        </table:table-row>
        <table:table-row table:style-name="ro1">
          <table:table-cell/>
          <table:table-cell table:formula="of:=[.B48]" office:value-type="float" office:value="178" calcext:value-type="float">
            <text:p>178</text:p>
          </table:table-cell>
          <table:table-cell office:value-type="float" office:value="0.0275221" calcext:value-type="float">
            <text:p>2.75221E-02</text:p>
          </table:table-cell>
          <table:table-cell table:formula="of:=[.C98]/[.$C$205]" office:value-type="float" office:value="0.000797462934525723" calcext:value-type="float">
            <text:p>7.97463E-04</text:p>
          </table:table-cell>
          <table:table-cell table:number-columns-repeated="2"/>
          <table:table-cell table:style-name="ce4" table:formula="of:=[.G48]" office:value-type="float" office:value="178" calcext:value-type="float">
            <text:p>178</text:p>
          </table:table-cell>
          <table:table-cell office:value-type="float" office:value="0.0008476305" calcext:value-type="float">
            <text:p>8.47631E-04</text:p>
          </table:table-cell>
          <table:table-cell/>
          <table:table-cell table:formula="of:=100*([.D98]-[.H98])/[.D98]" office:value-type="float" office:value="-6.29089620373564" calcext:value-type="float">
            <text:p>-6.29089620373564</text:p>
          </table:table-cell>
          <table:table-cell table:number-columns-repeated="4"/>
        </table:table-row>
        <table:table-row table:style-name="ro1">
          <table:table-cell/>
          <table:table-cell table:formula="of:=[.B49]" office:value-type="float" office:value="182" calcext:value-type="float">
            <text:p>182</text:p>
          </table:table-cell>
          <table:table-cell office:value-type="float" office:value="0.0237191" calcext:value-type="float">
            <text:p>2.37191E-02</text:p>
          </table:table-cell>
          <table:table-cell table:formula="of:=[.C99]/[.$C$205]" office:value-type="float" office:value="0.000687269615701893" calcext:value-type="float">
            <text:p>6.87270E-04</text:p>
          </table:table-cell>
          <table:table-cell table:number-columns-repeated="2"/>
          <table:table-cell table:style-name="ce4" table:formula="of:=[.G49]" office:value-type="float" office:value="182" calcext:value-type="float">
            <text:p>182</text:p>
          </table:table-cell>
          <table:table-cell office:value-type="float" office:value="0.0007147913" calcext:value-type="float">
            <text:p>7.14791E-04</text:p>
          </table:table-cell>
          <table:table-cell/>
          <table:table-cell table:formula="of:=100*([.D99]-[.H99])/[.D99]" office:value-type="float" office:value="-4.00449600409001" calcext:value-type="float">
            <text:p>-4.00449600409001</text:p>
          </table:table-cell>
          <table:table-cell table:number-columns-repeated="4"/>
        </table:table-row>
        <table:table-row table:style-name="ro1">
          <table:table-cell/>
          <table:table-cell table:formula="of:=[.B50]" office:value-type="float" office:value="186" calcext:value-type="float">
            <text:p>186</text:p>
          </table:table-cell>
          <table:table-cell office:value-type="float" office:value="0.0193405" calcext:value-type="float">
            <text:p>1.93405E-02</text:p>
          </table:table-cell>
          <table:table-cell table:formula="of:=[.C100]/[.$C$205]" office:value-type="float" office:value="0.000560398075916981" calcext:value-type="float">
            <text:p>5.60398E-04</text:p>
          </table:table-cell>
          <table:table-cell table:number-columns-repeated="2"/>
          <table:table-cell table:style-name="ce4" table:formula="of:=[.G50]" office:value-type="float" office:value="186" calcext:value-type="float">
            <text:p>186</text:p>
          </table:table-cell>
          <table:table-cell office:value-type="float" office:value="0.0005811433" calcext:value-type="float">
            <text:p>5.81143E-04</text:p>
          </table:table-cell>
          <table:table-cell/>
          <table:table-cell table:formula="of:=100*([.D100]-[.H100])/[.D100]" office:value-type="float" office:value="-3.70187282479043" calcext:value-type="float">
            <text:p>-3.70187282479043</text:p>
          </table:table-cell>
          <table:table-cell table:number-columns-repeated="4"/>
        </table:table-row>
        <table:table-row table:style-name="ro1">
          <table:table-cell/>
          <table:table-cell table:formula="of:=[.B51]" office:value-type="float" office:value="190" calcext:value-type="float">
            <text:p>190</text:p>
          </table:table-cell>
          <table:table-cell office:value-type="float" office:value="0.0147584" calcext:value-type="float">
            <text:p>1.47584E-02</text:p>
          </table:table-cell>
          <table:table-cell table:formula="of:=[.C101]/[.$C$205]" office:value-type="float" office:value="0.000427630049048017" calcext:value-type="float">
            <text:p>4.27630E-04</text:p>
          </table:table-cell>
          <table:table-cell table:number-columns-repeated="2"/>
          <table:table-cell table:style-name="ce4" table:formula="of:=[.G51]" office:value-type="float" office:value="190" calcext:value-type="float">
            <text:p>190</text:p>
          </table:table-cell>
          <table:table-cell office:value-type="float" office:value="0.0004470576" calcext:value-type="float">
            <text:p>4.47058E-04</text:p>
          </table:table-cell>
          <table:table-cell/>
          <table:table-cell table:formula="of:=100*([.D101]-[.H101])/[.D101]" office:value-type="float" office:value="-4.54307432212318" calcext:value-type="float">
            <text:p>-4.54307432212318</text:p>
          </table:table-cell>
          <table:table-cell table:number-columns-repeated="4"/>
        </table:table-row>
        <table:table-row table:style-name="ro1">
          <table:table-cell/>
          <table:table-cell table:formula="of:=[.B52]" office:value-type="float" office:value="194" calcext:value-type="float">
            <text:p>194</text:p>
          </table:table-cell>
          <table:table-cell office:value-type="float" office:value="0.0101244" calcext:value-type="float">
            <text:p>1.01244E-02</text:p>
          </table:table-cell>
          <table:table-cell table:formula="of:=[.C102]/[.$C$205]" office:value-type="float" office:value="0.000293358200657371" calcext:value-type="float">
            <text:p>2.93358E-04</text:p>
          </table:table-cell>
          <table:table-cell table:number-columns-repeated="2"/>
          <table:table-cell table:style-name="ce4" table:formula="of:=[.G52]" office:value-type="float" office:value="194" calcext:value-type="float">
            <text:p>194</text:p>
          </table:table-cell>
          <table:table-cell office:value-type="float" office:value="0.0003129142" calcext:value-type="float">
            <text:p>3.12914E-04</text:p>
          </table:table-cell>
          <table:table-cell/>
          <table:table-cell table:formula="of:=100*([.D102]-[.H102])/[.D102]" office:value-type="float" office:value="-6.66625282634242" calcext:value-type="float">
            <text:p>-6.66625282634242</text:p>
          </table:table-cell>
          <table:table-cell table:number-columns-repeated="4"/>
        </table:table-row>
        <table:table-row table:style-name="ro1">
          <table:table-cell/>
          <table:table-cell table:formula="of:=[.B53]" office:value-type="float" office:value="198" calcext:value-type="float">
            <text:p>198</text:p>
          </table:table-cell>
          <table:table-cell office:value-type="float" office:value="0.00575768" calcext:value-type="float">
            <text:p>5.75768E-03</text:p>
          </table:table-cell>
          <table:table-cell table:formula="of:=[.C103]/[.$C$205]" office:value-type="float" office:value="0.000166830888226555" calcext:value-type="float">
            <text:p>1.66831E-04</text:p>
          </table:table-cell>
          <table:table-cell table:number-columns-repeated="2"/>
          <table:table-cell table:style-name="ce4" table:formula="of:=[.G53]" office:value-type="float" office:value="198" calcext:value-type="float">
            <text:p>198</text:p>
          </table:table-cell>
          <table:table-cell office:value-type="float" office:value="0.00017837" calcext:value-type="float">
            <text:p>1.78370E-04</text:p>
          </table:table-cell>
          <table:table-cell/>
          <table:table-cell table:formula="of:=100*([.D103]-[.H103])/[.D103]" office:value-type="float" office:value="-6.9166518838977" calcext:value-type="float">
            <text:p>-6.9166518838977</text:p>
          </table:table-cell>
          <table:table-cell table:number-columns-repeated="4"/>
        </table:table-row>
        <table:table-row table:style-name="ro1">
          <table:table-cell/>
          <table:table-cell table:formula="of:=[.B54]" office:value-type="float" office:value="2" calcext:value-type="float">
            <text:p>2</text:p>
          </table:table-cell>
          <table:table-cell office:value-type="float" office:value="0.141053" calcext:value-type="float">
            <text:p>1.41053E-01</text:p>
          </table:table-cell>
          <table:table-cell table:formula="of:=[.C104]/[.$C$205]" office:value-type="float" office:value="0.00408706237182689" calcext:value-type="float">
            <text:p>4.08706E-03</text:p>
          </table:table-cell>
          <table:table-cell table:style-name="ce6" office:value-type="string" calcext:value-type="string">
            <text:p>Serpent_3g</text:p>
          </table:table-cell>
          <table:table-cell/>
          <table:table-cell table:style-name="ce4" table:formula="of:=[.G54]" office:value-type="float" office:value="2" calcext:value-type="float">
            <text:p>2</text:p>
          </table:table-cell>
          <table:table-cell office:value-type="float" office:value="0.003957006" calcext:value-type="float">
            <text:p>3.95701E-03</text:p>
          </table:table-cell>
          <table:table-cell table:style-name="ce1" office:value-type="string" calcext:value-type="string">
            <text:p>Almost_3g</text:p>
          </table:table-cell>
          <table:table-cell table:formula="of:=100*([.D104]-[.H104])/[.D104]" office:value-type="float" office:value="3.18214795847982" calcext:value-type="float">
            <text:p>3.18214795847982</text:p>
          </table:table-cell>
          <table:table-cell table:number-columns-repeated="4"/>
        </table:table-row>
        <table:table-row table:style-name="ro1">
          <table:table-cell/>
          <table:table-cell table:formula="of:=[.B55]" office:value-type="float" office:value="6" calcext:value-type="float">
            <text:p>6</text:p>
          </table:table-cell>
          <table:table-cell office:value-type="float" office:value="0.139728" calcext:value-type="float">
            <text:p>1.39728E-01</text:p>
          </table:table-cell>
          <table:table-cell table:formula="of:=[.C105]/[.$C$205]" office:value-type="float" office:value="0.00404867001120591" calcext:value-type="float">
            <text:p>4.04867E-03</text:p>
          </table:table-cell>
          <table:table-cell table:number-columns-repeated="2"/>
          <table:table-cell table:style-name="ce4" table:formula="of:=[.G55]" office:value-type="float" office:value="6" calcext:value-type="float">
            <text:p>6</text:p>
          </table:table-cell>
          <table:table-cell office:value-type="float" office:value="0.003953837" calcext:value-type="float">
            <text:p>3.95384E-03</text:p>
          </table:table-cell>
          <table:table-cell/>
          <table:table-cell table:formula="of:=100*([.D105]-[.H105])/[.D105]" office:value-type="float" office:value="2.34232503373776" calcext:value-type="float">
            <text:p>2.34232503373776</text:p>
          </table:table-cell>
          <table:table-cell table:number-columns-repeated="4"/>
        </table:table-row>
        <table:table-row table:style-name="ro1">
          <table:table-cell/>
          <table:table-cell table:formula="of:=[.B56]" office:value-type="float" office:value="10" calcext:value-type="float">
            <text:p>10</text:p>
          </table:table-cell>
          <table:table-cell office:value-type="float" office:value="0.140357" calcext:value-type="float">
            <text:p>1.40357E-01</text:p>
          </table:table-cell>
          <table:table-cell table:formula="of:=[.C106]/[.$C$205]" office:value-type="float" office:value="0.00406689551673843" calcext:value-type="float">
            <text:p>4.06690E-03</text:p>
          </table:table-cell>
          <table:table-cell table:number-columns-repeated="2"/>
          <table:table-cell table:style-name="ce4" table:formula="of:=[.G56]" office:value-type="float" office:value="10" calcext:value-type="float">
            <text:p>10</text:p>
          </table:table-cell>
          <table:table-cell office:value-type="float" office:value="0.003947496" calcext:value-type="float">
            <text:p>3.94750E-03</text:p>
          </table:table-cell>
          <table:table-cell/>
          <table:table-cell table:formula="of:=100*([.D106]-[.H106])/[.D106]" office:value-type="float" office:value="2.93588847431687" calcext:value-type="float">
            <text:p>2.93588847431687</text:p>
          </table:table-cell>
          <table:table-cell table:number-columns-repeated="4"/>
        </table:table-row>
        <table:table-row table:style-name="ro1">
          <table:table-cell/>
          <table:table-cell table:formula="of:=[.B57]" office:value-type="float" office:value="14" calcext:value-type="float">
            <text:p>14</text:p>
          </table:table-cell>
          <table:table-cell office:value-type="float" office:value="0.139037" calcext:value-type="float">
            <text:p>1.39037E-01</text:p>
          </table:table-cell>
          <table:table-cell table:formula="of:=[.C107]/[.$C$205]" office:value-type="float" office:value="0.00402864803294999" calcext:value-type="float">
            <text:p>4.02865E-03</text:p>
          </table:table-cell>
          <table:table-cell table:number-columns-repeated="2"/>
          <table:table-cell table:style-name="ce4" table:formula="of:=[.G57]" office:value-type="float" office:value="14" calcext:value-type="float">
            <text:p>14</text:p>
          </table:table-cell>
          <table:table-cell office:value-type="float" office:value="0.003937979" calcext:value-type="float">
            <text:p>3.93798E-03</text:p>
          </table:table-cell>
          <table:table-cell/>
          <table:table-cell table:formula="of:=100*([.D107]-[.H107])/[.D107]" office:value-type="float" office:value="2.25060695817588" calcext:value-type="float">
            <text:p>2.25060695817588</text:p>
          </table:table-cell>
          <table:table-cell table:number-columns-repeated="4"/>
        </table:table-row>
        <table:table-row table:style-name="ro1">
          <table:table-cell/>
          <table:table-cell table:formula="of:=[.B58]" office:value-type="float" office:value="18" calcext:value-type="float">
            <text:p>18</text:p>
          </table:table-cell>
          <table:table-cell office:value-type="float" office:value="0.138408" calcext:value-type="float">
            <text:p>1.38408E-01</text:p>
          </table:table-cell>
          <table:table-cell table:formula="of:=[.C108]/[.$C$205]" office:value-type="float" office:value="0.00401042252741747" calcext:value-type="float">
            <text:p>4.01042E-03</text:p>
          </table:table-cell>
          <table:table-cell table:number-columns-repeated="2"/>
          <table:table-cell table:style-name="ce4" table:formula="of:=[.G58]" office:value-type="float" office:value="18" calcext:value-type="float">
            <text:p>18</text:p>
          </table:table-cell>
          <table:table-cell office:value-type="float" office:value="0.003925281" calcext:value-type="float">
            <text:p>3.92528E-03</text:p>
          </table:table-cell>
          <table:table-cell/>
          <table:table-cell table:formula="of:=100*([.D108]-[.H108])/[.D108]" office:value-type="float" office:value="2.12300641230171" calcext:value-type="float">
            <text:p>2.12300641230171</text:p>
          </table:table-cell>
          <table:table-cell table:number-columns-repeated="4"/>
        </table:table-row>
        <table:table-row table:style-name="ro1">
          <table:table-cell/>
          <table:table-cell table:formula="of:=[.B59]" office:value-type="float" office:value="22" calcext:value-type="float">
            <text:p>22</text:p>
          </table:table-cell>
          <table:table-cell office:value-type="float" office:value="0.136955" calcext:value-type="float">
            <text:p>1.36955E-01</text:p>
          </table:table-cell>
          <table:table-cell table:formula="of:=[.C109]/[.$C$205]" office:value-type="float" office:value="0.00396832131988367" calcext:value-type="float">
            <text:p>3.96832E-03</text:p>
          </table:table-cell>
          <table:table-cell table:number-columns-repeated="2"/>
          <table:table-cell table:style-name="ce4" table:formula="of:=[.G59]" office:value-type="float" office:value="22" calcext:value-type="float">
            <text:p>22</text:p>
          </table:table-cell>
          <table:table-cell office:value-type="float" office:value="0.003909391" calcext:value-type="float">
            <text:p>3.90939E-03</text:p>
          </table:table-cell>
          <table:table-cell/>
          <table:table-cell table:formula="of:=100*([.D109]-[.H109])/[.D109]" office:value-type="float" office:value="1.48501885642156" calcext:value-type="float">
            <text:p>1.48501885642156</text:p>
          </table:table-cell>
          <table:table-cell table:number-columns-repeated="4"/>
        </table:table-row>
        <table:table-row table:style-name="ro1">
          <table:table-cell/>
          <table:table-cell table:formula="of:=[.B60]" office:value-type="float" office:value="26" calcext:value-type="float">
            <text:p>26</text:p>
          </table:table-cell>
          <table:table-cell office:value-type="float" office:value="0.135642" calcext:value-type="float">
            <text:p>1.35642E-01</text:p>
          </table:table-cell>
          <table:table-cell table:formula="of:=[.C110]/[.$C$205]" office:value-type="float" office:value="0.00393027666366077" calcext:value-type="float">
            <text:p>3.93028E-03</text:p>
          </table:table-cell>
          <table:table-cell table:number-columns-repeated="2"/>
          <table:table-cell table:style-name="ce4" table:formula="of:=[.G60]" office:value-type="float" office:value="26" calcext:value-type="float">
            <text:p>26</text:p>
          </table:table-cell>
          <table:table-cell office:value-type="float" office:value="0.003890301" calcext:value-type="float">
            <text:p>3.89030E-03</text:p>
          </table:table-cell>
          <table:table-cell/>
          <table:table-cell table:formula="of:=100*([.D110]-[.H110])/[.D110]" office:value-type="float" office:value="1.01712085641152" calcext:value-type="float">
            <text:p>1.01712085641152</text:p>
          </table:table-cell>
          <table:table-cell table:number-columns-repeated="4"/>
        </table:table-row>
        <table:table-row table:style-name="ro1">
          <table:table-cell/>
          <table:table-cell table:formula="of:=[.B61]" office:value-type="float" office:value="30" calcext:value-type="float">
            <text:p>30</text:p>
          </table:table-cell>
          <table:table-cell office:value-type="float" office:value="0.134763" calcext:value-type="float">
            <text:p>1.34763E-01</text:p>
          </table:table-cell>
          <table:table-cell table:formula="of:=[.C111]/[.$C$205]" office:value-type="float" office:value="0.00390480731650165" calcext:value-type="float">
            <text:p>3.90481E-03</text:p>
          </table:table-cell>
          <table:table-cell table:number-columns-repeated="2"/>
          <table:table-cell table:style-name="ce4" table:formula="of:=[.G61]" office:value-type="float" office:value="30" calcext:value-type="float">
            <text:p>30</text:p>
          </table:table-cell>
          <table:table-cell office:value-type="float" office:value="0.003867999" calcext:value-type="float">
            <text:p>3.86800E-03</text:p>
          </table:table-cell>
          <table:table-cell/>
          <table:table-cell table:formula="of:=100*([.D111]-[.H111])/[.D111]" office:value-type="float" office:value="0.942641045208404" calcext:value-type="float">
            <text:p>0.942641045208404</text:p>
          </table:table-cell>
          <table:table-cell table:number-columns-repeated="4"/>
        </table:table-row>
        <table:table-row table:style-name="ro1">
          <table:table-cell/>
          <table:table-cell table:formula="of:=[.B62]" office:value-type="float" office:value="34" calcext:value-type="float">
            <text:p>34</text:p>
          </table:table-cell>
          <table:table-cell office:value-type="float" office:value="0.134504" calcext:value-type="float">
            <text:p>1.34504E-01</text:p>
          </table:table-cell>
          <table:table-cell table:formula="of:=[.C112]/[.$C$205]" office:value-type="float" office:value="0.00389730269657649" calcext:value-type="float">
            <text:p>3.89730E-03</text:p>
          </table:table-cell>
          <table:table-cell table:number-columns-repeated="2"/>
          <table:table-cell table:style-name="ce4" table:formula="of:=[.G62]" office:value-type="float" office:value="34" calcext:value-type="float">
            <text:p>34</text:p>
          </table:table-cell>
          <table:table-cell office:value-type="float" office:value="0.003842472" calcext:value-type="float">
            <text:p>3.84247E-03</text:p>
          </table:table-cell>
          <table:table-cell/>
          <table:table-cell table:formula="of:=100*([.D112]-[.H112])/[.D112]" office:value-type="float" office:value="1.40688832367713" calcext:value-type="float">
            <text:p>1.40688832367713</text:p>
          </table:table-cell>
          <table:table-cell table:number-columns-repeated="4"/>
        </table:table-row>
        <table:table-row table:style-name="ro1">
          <table:table-cell/>
          <table:table-cell table:formula="of:=[.B63]" office:value-type="float" office:value="38" calcext:value-type="float">
            <text:p>38</text:p>
          </table:table-cell>
          <table:table-cell office:value-type="float" office:value="0.133583" calcext:value-type="float">
            <text:p>1.33583E-01</text:p>
          </table:table-cell>
          <table:table-cell table:formula="of:=[.C113]/[.$C$205]" office:value-type="float" office:value="0.0038706163840241" calcext:value-type="float">
            <text:p>3.87062E-03</text:p>
          </table:table-cell>
          <table:table-cell table:number-columns-repeated="2"/>
          <table:table-cell table:style-name="ce4" table:formula="of:=[.G63]" office:value-type="float" office:value="38" calcext:value-type="float">
            <text:p>38</text:p>
          </table:table-cell>
          <table:table-cell office:value-type="float" office:value="0.003813705" calcext:value-type="float">
            <text:p>3.81371E-03</text:p>
          </table:table-cell>
          <table:table-cell/>
          <table:table-cell table:formula="of:=100*([.D113]-[.H113])/[.D113]" office:value-type="float" office:value="1.47034421336606" calcext:value-type="float">
            <text:p>1.47034421336606</text:p>
          </table:table-cell>
          <table:table-cell table:number-columns-repeated="4"/>
        </table:table-row>
        <table:table-row table:style-name="ro1">
          <table:table-cell/>
          <table:table-cell table:formula="of:=[.B64]" office:value-type="float" office:value="42" calcext:value-type="float">
            <text:p>42</text:p>
          </table:table-cell>
          <table:table-cell office:value-type="float" office:value="0.13272" calcext:value-type="float">
            <text:p>1.32720E-01</text:p>
          </table:table-cell>
          <table:table-cell table:formula="of:=[.C114]/[.$C$205]" office:value-type="float" office:value="0.00384561064272908" calcext:value-type="float">
            <text:p>3.84561E-03</text:p>
          </table:table-cell>
          <table:table-cell table:number-columns-repeated="2"/>
          <table:table-cell table:style-name="ce4" table:formula="of:=[.G64]" office:value-type="float" office:value="42" calcext:value-type="float">
            <text:p>42</text:p>
          </table:table-cell>
          <table:table-cell office:value-type="float" office:value="0.003781685" calcext:value-type="float">
            <text:p>3.78169E-03</text:p>
          </table:table-cell>
          <table:table-cell/>
          <table:table-cell table:formula="of:=100*([.D114]-[.H114])/[.D114]" office:value-type="float" office:value="1.66230148259913" calcext:value-type="float">
            <text:p>1.66230148259913</text:p>
          </table:table-cell>
          <table:table-cell table:number-columns-repeated="4"/>
        </table:table-row>
        <table:table-row table:style-name="ro1">
          <table:table-cell/>
          <table:table-cell table:formula="of:=[.B65]" office:value-type="float" office:value="46" calcext:value-type="float">
            <text:p>46</text:p>
          </table:table-cell>
          <table:table-cell office:value-type="float" office:value="0.130388" calcext:value-type="float">
            <text:p>1.30388E-01</text:p>
          </table:table-cell>
          <table:table-cell table:formula="of:=[.C115]/[.$C$205]" office:value-type="float" office:value="0.00377804008803616" calcext:value-type="float">
            <text:p>3.77804E-03</text:p>
          </table:table-cell>
          <table:table-cell table:number-columns-repeated="2"/>
          <table:table-cell table:style-name="ce4" table:formula="of:=[.G65]" office:value-type="float" office:value="46" calcext:value-type="float">
            <text:p>46</text:p>
          </table:table-cell>
          <table:table-cell office:value-type="float" office:value="0.003746396" calcext:value-type="float">
            <text:p>3.74640E-03</text:p>
          </table:table-cell>
          <table:table-cell/>
          <table:table-cell table:formula="of:=100*([.D115]-[.H115])/[.D115]" office:value-type="float" office:value="0.837579467098921" calcext:value-type="float">
            <text:p>0.837579467098921</text:p>
          </table:table-cell>
          <table:table-cell table:number-columns-repeated="4"/>
        </table:table-row>
        <table:table-row table:style-name="ro1">
          <table:table-cell/>
          <table:table-cell table:formula="of:=[.B66]" office:value-type="float" office:value="50" calcext:value-type="float">
            <text:p>50</text:p>
          </table:table-cell>
          <table:table-cell office:value-type="float" office:value="0.129727" calcext:value-type="float">
            <text:p>1.29727E-01</text:p>
          </table:table-cell>
          <table:table-cell table:formula="of:=[.C116]/[.$C$205]" office:value-type="float" office:value="0.00375888737077543" calcext:value-type="float">
            <text:p>3.75889E-03</text:p>
          </table:table-cell>
          <table:table-cell table:number-columns-repeated="2"/>
          <table:table-cell table:style-name="ce4" table:formula="of:=[.G66]" office:value-type="float" office:value="50" calcext:value-type="float">
            <text:p>50</text:p>
          </table:table-cell>
          <table:table-cell office:value-type="float" office:value="0.003707824" calcext:value-type="float">
            <text:p>3.70782E-03</text:p>
          </table:table-cell>
          <table:table-cell/>
          <table:table-cell table:formula="of:=100*([.D116]-[.H116])/[.D116]" office:value-type="float" office:value="1.35847035940567" calcext:value-type="float">
            <text:p>1.35847035940567</text:p>
          </table:table-cell>
          <table:table-cell table:number-columns-repeated="4"/>
        </table:table-row>
        <table:table-row table:style-name="ro1">
          <table:table-cell/>
          <table:table-cell table:formula="of:=[.B67]" office:value-type="float" office:value="54" calcext:value-type="float">
            <text:p>54</text:p>
          </table:table-cell>
          <table:table-cell office:value-type="float" office:value="0.128473" calcext:value-type="float">
            <text:p>1.28473E-01</text:p>
          </table:table-cell>
          <table:table-cell table:formula="of:=[.C117]/[.$C$205]" office:value-type="float" office:value="0.00372255226117641" calcext:value-type="float">
            <text:p>3.72255E-03</text:p>
          </table:table-cell>
          <table:table-cell table:number-columns-repeated="2"/>
          <table:table-cell table:style-name="ce4" table:formula="of:=[.G67]" office:value-type="float" office:value="54" calcext:value-type="float">
            <text:p>54</text:p>
          </table:table-cell>
          <table:table-cell office:value-type="float" office:value="0.003665955" calcext:value-type="float">
            <text:p>3.66596E-03</text:p>
          </table:table-cell>
          <table:table-cell/>
          <table:table-cell table:formula="of:=100*([.D117]-[.H117])/[.D117]" office:value-type="float" office:value="1.52038862601541" calcext:value-type="float">
            <text:p>1.52038862601541</text:p>
          </table:table-cell>
          <table:table-cell table:number-columns-repeated="4"/>
        </table:table-row>
        <table:table-row table:style-name="ro1">
          <table:table-cell/>
          <table:table-cell table:formula="of:=[.B68]" office:value-type="float" office:value="58" calcext:value-type="float">
            <text:p>58</text:p>
          </table:table-cell>
          <table:table-cell office:value-type="float" office:value="0.12646" calcext:value-type="float">
            <text:p>1.26460E-01</text:p>
          </table:table-cell>
          <table:table-cell table:formula="of:=[.C118]/[.$C$205]" office:value-type="float" office:value="0.00366422484839903" calcext:value-type="float">
            <text:p>3.66422E-03</text:p>
          </table:table-cell>
          <table:table-cell table:number-columns-repeated="2"/>
          <table:table-cell table:style-name="ce4" table:formula="of:=[.G68]" office:value-type="float" office:value="58" calcext:value-type="float">
            <text:p>58</text:p>
          </table:table-cell>
          <table:table-cell office:value-type="float" office:value="0.003620776" calcext:value-type="float">
            <text:p>3.62078E-03</text:p>
          </table:table-cell>
          <table:table-cell/>
          <table:table-cell table:formula="of:=100*([.D118]-[.H118])/[.D118]" office:value-type="float" office:value="1.18575824892437" calcext:value-type="float">
            <text:p>1.18575824892437</text:p>
          </table:table-cell>
          <table:table-cell table:number-columns-repeated="4"/>
        </table:table-row>
        <table:table-row table:style-name="ro1">
          <table:table-cell/>
          <table:table-cell table:formula="of:=[.B69]" office:value-type="float" office:value="62" calcext:value-type="float">
            <text:p>62</text:p>
          </table:table-cell>
          <table:table-cell office:value-type="float" office:value="0.125118" calcext:value-type="float">
            <text:p>1.25118E-01</text:p>
          </table:table-cell>
          <table:table-cell table:formula="of:=[.C119]/[.$C$205]" office:value-type="float" office:value="0.00362533990654744" calcext:value-type="float">
            <text:p>3.62534E-03</text:p>
          </table:table-cell>
          <table:table-cell table:number-columns-repeated="2"/>
          <table:table-cell table:style-name="ce4" table:formula="of:=[.G69]" office:value-type="float" office:value="62" calcext:value-type="float">
            <text:p>62</text:p>
          </table:table-cell>
          <table:table-cell office:value-type="float" office:value="0.003572274" calcext:value-type="float">
            <text:p>3.57227E-03</text:p>
          </table:table-cell>
          <table:table-cell/>
          <table:table-cell table:formula="of:=100*([.D119]-[.H119])/[.D119]" office:value-type="float" office:value="1.46374982526752" calcext:value-type="float">
            <text:p>1.46374982526752</text:p>
          </table:table-cell>
          <table:table-cell table:number-columns-repeated="4"/>
        </table:table-row>
        <table:table-row table:style-name="ro1">
          <table:table-cell/>
          <table:table-cell table:formula="of:=[.B70]" office:value-type="float" office:value="66" calcext:value-type="float">
            <text:p>66</text:p>
          </table:table-cell>
          <table:table-cell office:value-type="float" office:value="0.123096" calcext:value-type="float">
            <text:p>1.23096E-01</text:p>
          </table:table-cell>
          <table:table-cell table:formula="of:=[.C120]/[.$C$205]" office:value-type="float" office:value="0.00356675171547151" calcext:value-type="float">
            <text:p>3.56675E-03</text:p>
          </table:table-cell>
          <table:table-cell table:number-columns-repeated="2"/>
          <table:table-cell table:style-name="ce4" table:formula="of:=[.G70]" office:value-type="float" office:value="66" calcext:value-type="float">
            <text:p>66</text:p>
          </table:table-cell>
          <table:table-cell office:value-type="float" office:value="0.003520441" calcext:value-type="float">
            <text:p>3.52044E-03</text:p>
          </table:table-cell>
          <table:table-cell/>
          <table:table-cell table:formula="of:=100*([.D120]-[.H120])/[.D120]" office:value-type="float" office:value="1.2984003139502" calcext:value-type="float">
            <text:p>1.2984003139502</text:p>
          </table:table-cell>
          <table:table-cell table:number-columns-repeated="4"/>
        </table:table-row>
        <table:table-row table:style-name="ro1">
          <table:table-cell/>
          <table:table-cell table:formula="of:=[.B71]" office:value-type="float" office:value="70" calcext:value-type="float">
            <text:p>70</text:p>
          </table:table-cell>
          <table:table-cell office:value-type="float" office:value="0.121481" calcext:value-type="float">
            <text:p>1.21481E-01</text:p>
          </table:table-cell>
          <table:table-cell table:formula="of:=[.C121]/[.$C$205]" office:value-type="float" office:value="0.00351995649856367" calcext:value-type="float">
            <text:p>3.51996E-03</text:p>
          </table:table-cell>
          <table:table-cell table:number-columns-repeated="2"/>
          <table:table-cell table:style-name="ce4" table:formula="of:=[.G71]" office:value-type="float" office:value="70" calcext:value-type="float">
            <text:p>70</text:p>
          </table:table-cell>
          <table:table-cell office:value-type="float" office:value="0.003465268" calcext:value-type="float">
            <text:p>3.46527E-03</text:p>
          </table:table-cell>
          <table:table-cell/>
          <table:table-cell table:formula="of:=100*([.D121]-[.H121])/[.D121]" office:value-type="float" office:value="1.55366972819095" calcext:value-type="float">
            <text:p>1.55366972819095</text:p>
          </table:table-cell>
          <table:table-cell table:number-columns-repeated="4"/>
        </table:table-row>
        <table:table-row table:style-name="ro1">
          <table:table-cell/>
          <table:table-cell table:formula="of:=[.B72]" office:value-type="float" office:value="74" calcext:value-type="float">
            <text:p>74</text:p>
          </table:table-cell>
          <table:table-cell office:value-type="float" office:value="0.118972" calcext:value-type="float">
            <text:p>1.18972E-01</text:p>
          </table:table-cell>
          <table:table-cell table:formula="of:=[.C122]/[.$C$205]" office:value-type="float" office:value="0.00344725730399912" calcext:value-type="float">
            <text:p>3.44726E-03</text:p>
          </table:table-cell>
          <table:table-cell table:number-columns-repeated="2"/>
          <table:table-cell table:style-name="ce4" table:formula="of:=[.G72]" office:value-type="float" office:value="74" calcext:value-type="float">
            <text:p>74</text:p>
          </table:table-cell>
          <table:table-cell office:value-type="float" office:value="0.003406751" calcext:value-type="float">
            <text:p>3.40675E-03</text:p>
          </table:table-cell>
          <table:table-cell/>
          <table:table-cell table:formula="of:=100*([.D122]-[.H122])/[.D122]" office:value-type="float" office:value="1.17502989846831" calcext:value-type="float">
            <text:p>1.17502989846831</text:p>
          </table:table-cell>
          <table:table-cell table:number-columns-repeated="4"/>
        </table:table-row>
        <table:table-row table:style-name="ro1">
          <table:table-cell/>
          <table:table-cell table:formula="of:=[.B73]" office:value-type="float" office:value="78" calcext:value-type="float">
            <text:p>78</text:p>
          </table:table-cell>
          <table:table-cell office:value-type="float" office:value="0.116646" calcext:value-type="float">
            <text:p>1.16646E-01</text:p>
          </table:table-cell>
          <table:table-cell table:formula="of:=[.C123]/[.$C$205]" office:value-type="float" office:value="0.00337986060150524" calcext:value-type="float">
            <text:p>3.37986E-03</text:p>
          </table:table-cell>
          <table:table-cell table:number-columns-repeated="2"/>
          <table:table-cell table:style-name="ce4" table:formula="of:=[.G73]" office:value-type="float" office:value="78" calcext:value-type="float">
            <text:p>78</text:p>
          </table:table-cell>
          <table:table-cell office:value-type="float" office:value="0.003344889" calcext:value-type="float">
            <text:p>3.34489E-03</text:p>
          </table:table-cell>
          <table:table-cell/>
          <table:table-cell table:formula="of:=100*([.D123]-[.H123])/[.D123]" office:value-type="float" office:value="1.03470543991274" calcext:value-type="float">
            <text:p>1.03470543991274</text:p>
          </table:table-cell>
          <table:table-cell table:number-columns-repeated="4"/>
        </table:table-row>
        <table:table-row table:style-name="ro1">
          <table:table-cell/>
          <table:table-cell table:formula="of:=[.B74]" office:value-type="float" office:value="82" calcext:value-type="float">
            <text:p>82</text:p>
          </table:table-cell>
          <table:table-cell office:value-type="float" office:value="0.114886" calcext:value-type="float">
            <text:p>1.14886E-01</text:p>
          </table:table-cell>
          <table:table-cell table:formula="of:=[.C124]/[.$C$205]" office:value-type="float" office:value="0.00332886395645398" calcext:value-type="float">
            <text:p>3.32886E-03</text:p>
          </table:table-cell>
          <table:table-cell table:number-columns-repeated="2"/>
          <table:table-cell table:style-name="ce4" table:formula="of:=[.G74]" office:value-type="float" office:value="82" calcext:value-type="float">
            <text:p>82</text:p>
          </table:table-cell>
          <table:table-cell office:value-type="float" office:value="0.003279685" calcext:value-type="float">
            <text:p>3.27969E-03</text:p>
          </table:table-cell>
          <table:table-cell/>
          <table:table-cell table:formula="of:=100*([.D124]-[.H124])/[.D124]" office:value-type="float" office:value="1.47734954318678" calcext:value-type="float">
            <text:p>1.47734954318678</text:p>
          </table:table-cell>
          <table:table-cell table:number-columns-repeated="4"/>
        </table:table-row>
        <table:table-row table:style-name="ro1">
          <table:table-cell/>
          <table:table-cell table:formula="of:=[.B75]" office:value-type="float" office:value="86" calcext:value-type="float">
            <text:p>86</text:p>
          </table:table-cell>
          <table:table-cell office:value-type="float" office:value="0.112677" calcext:value-type="float">
            <text:p>1.12677E-01</text:p>
          </table:table-cell>
          <table:table-cell table:formula="of:=[.C125]/[.$C$205]" office:value-type="float" office:value="0.00326485737184135" calcext:value-type="float">
            <text:p>3.26486E-03</text:p>
          </table:table-cell>
          <table:table-cell table:number-columns-repeated="2"/>
          <table:table-cell table:style-name="ce4" table:formula="of:=[.G75]" office:value-type="float" office:value="86" calcext:value-type="float">
            <text:p>86</text:p>
          </table:table-cell>
          <table:table-cell office:value-type="float" office:value="0.003211145" calcext:value-type="float">
            <text:p>3.21115E-03</text:p>
          </table:table-cell>
          <table:table-cell/>
          <table:table-cell table:formula="of:=100*([.D125]-[.H125])/[.D125]" office:value-type="float" office:value="1.64516748280056" calcext:value-type="float">
            <text:p>1.64516748280056</text:p>
          </table:table-cell>
          <table:table-cell table:number-columns-repeated="4"/>
        </table:table-row>
        <table:table-row table:style-name="ro1">
          <table:table-cell/>
          <table:table-cell table:formula="of:=[.B76]" office:value-type="float" office:value="90" calcext:value-type="float">
            <text:p>90</text:p>
          </table:table-cell>
          <table:table-cell office:value-type="float" office:value="0.109045" calcext:value-type="float">
            <text:p>1.09045E-01</text:p>
          </table:table-cell>
          <table:table-cell table:formula="of:=[.C126]/[.$C$205]" office:value-type="float" office:value="0.00315961884069011" calcext:value-type="float">
            <text:p>3.15962E-03</text:p>
          </table:table-cell>
          <table:table-cell table:number-columns-repeated="2"/>
          <table:table-cell table:style-name="ce4" table:formula="of:=[.G76]" office:value-type="float" office:value="90" calcext:value-type="float">
            <text:p>90</text:p>
          </table:table-cell>
          <table:table-cell office:value-type="float" office:value="0.003139282" calcext:value-type="float">
            <text:p>3.13928E-03</text:p>
          </table:table-cell>
          <table:table-cell/>
          <table:table-cell table:formula="of:=100*([.D126]-[.H126])/[.D126]" office:value-type="float" office:value="0.643648544824873" calcext:value-type="float">
            <text:p>0.643648544824873</text:p>
          </table:table-cell>
          <table:table-cell table:number-columns-repeated="4"/>
        </table:table-row>
        <table:table-row table:style-name="ro1">
          <table:table-cell/>
          <table:table-cell table:formula="of:=[.B77]" office:value-type="float" office:value="94" calcext:value-type="float">
            <text:p>94</text:p>
          </table:table-cell>
          <table:table-cell office:value-type="float" office:value="0.105929" calcext:value-type="float">
            <text:p>1.05929E-01</text:p>
          </table:table-cell>
          <table:table-cell table:formula="of:=[.C127]/[.$C$205]" office:value-type="float" office:value="0.00306933159865618" calcext:value-type="float">
            <text:p>3.06933E-03</text:p>
          </table:table-cell>
          <table:table-cell table:number-columns-repeated="2"/>
          <table:table-cell table:style-name="ce4" table:formula="of:=[.G77]" office:value-type="float" office:value="94" calcext:value-type="float">
            <text:p>94</text:p>
          </table:table-cell>
          <table:table-cell office:value-type="float" office:value="0.003064114" calcext:value-type="float">
            <text:p>3.06411E-03</text:p>
          </table:table-cell>
          <table:table-cell/>
          <table:table-cell table:formula="of:=100*([.D127]-[.H127])/[.D127]" office:value-type="float" office:value="0.16999136419358" calcext:value-type="float">
            <text:p>0.16999136419358</text:p>
          </table:table-cell>
          <table:table-cell table:number-columns-repeated="4"/>
        </table:table-row>
        <table:table-row table:style-name="ro1">
          <table:table-cell/>
          <table:table-cell table:formula="of:=[.B78]" office:value-type="float" office:value="98" calcext:value-type="float">
            <text:p>98</text:p>
          </table:table-cell>
          <table:table-cell office:value-type="float" office:value="0.104943" calcext:value-type="float">
            <text:p>1.04943E-01</text:p>
          </table:table-cell>
          <table:table-cell table:formula="of:=[.C128]/[.$C$205]" office:value-type="float" office:value="0.00304076188728087" calcext:value-type="float">
            <text:p>3.04076E-03</text:p>
          </table:table-cell>
          <table:table-cell table:number-columns-repeated="2"/>
          <table:table-cell table:style-name="ce4" table:formula="of:=[.G78]" office:value-type="float" office:value="98" calcext:value-type="float">
            <text:p>98</text:p>
          </table:table-cell>
          <table:table-cell office:value-type="float" office:value="0.002985661" calcext:value-type="float">
            <text:p>2.98566E-03</text:p>
          </table:table-cell>
          <table:table-cell/>
          <table:table-cell table:formula="of:=100*([.D128]-[.H128])/[.D128]" office:value-type="float" office:value="1.81207504314469" calcext:value-type="float">
            <text:p>1.81207504314469</text:p>
          </table:table-cell>
          <table:table-cell table:number-columns-repeated="4"/>
        </table:table-row>
        <table:table-row table:style-name="ro1">
          <table:table-cell/>
          <table:table-cell table:formula="of:=[.B79]" office:value-type="float" office:value="102" calcext:value-type="float">
            <text:p>102</text:p>
          </table:table-cell>
          <table:table-cell office:value-type="float" office:value="0.100832" calcext:value-type="float">
            <text:p>1.00832E-01</text:p>
          </table:table-cell>
          <table:table-cell table:formula="of:=[.C129]/[.$C$205]" office:value-type="float" office:value="0.00292164415557307" calcext:value-type="float">
            <text:p>2.92164E-03</text:p>
          </table:table-cell>
          <table:table-cell table:number-columns-repeated="2"/>
          <table:table-cell table:style-name="ce4" table:formula="of:=[.G79]" office:value-type="float" office:value="102" calcext:value-type="float">
            <text:p>102</text:p>
          </table:table-cell>
          <table:table-cell office:value-type="float" office:value="0.002903955" calcext:value-type="float">
            <text:p>2.90396E-03</text:p>
          </table:table-cell>
          <table:table-cell/>
          <table:table-cell table:formula="of:=100*([.D129]-[.H129])/[.D129]" office:value-type="float" office:value="0.605452089000295" calcext:value-type="float">
            <text:p>0.605452089000295</text:p>
          </table:table-cell>
          <table:table-cell table:number-columns-repeated="4"/>
        </table:table-row>
        <table:table-row table:style-name="ro1">
          <table:table-cell/>
          <table:table-cell table:formula="of:=[.B80]" office:value-type="float" office:value="106" calcext:value-type="float">
            <text:p>106</text:p>
          </table:table-cell>
          <table:table-cell office:value-type="float" office:value="0.0984413" calcext:value-type="float">
            <text:p>9.84413E-02</text:p>
          </table:table-cell>
          <table:table-cell table:formula="of:=[.C130]/[.$C$205]" office:value-type="float" office:value="0.00285237274686623" calcext:value-type="float">
            <text:p>2.85237E-03</text:p>
          </table:table-cell>
          <table:table-cell table:number-columns-repeated="2"/>
          <table:table-cell table:style-name="ce4" table:formula="of:=[.G80]" office:value-type="float" office:value="106" calcext:value-type="float">
            <text:p>106</text:p>
          </table:table-cell>
          <table:table-cell office:value-type="float" office:value="0.00281903" calcext:value-type="float">
            <text:p>2.81903E-03</text:p>
          </table:table-cell>
          <table:table-cell/>
          <table:table-cell table:formula="of:=100*([.D130]-[.H130])/[.D130]" office:value-type="float" office:value="1.16894774369373" calcext:value-type="float">
            <text:p>1.16894774369373</text:p>
          </table:table-cell>
          <table:table-cell table:number-columns-repeated="4"/>
        </table:table-row>
        <table:table-row table:style-name="ro1">
          <table:table-cell/>
          <table:table-cell table:formula="of:=[.B81]" office:value-type="float" office:value="110" calcext:value-type="float">
            <text:p>110</text:p>
          </table:table-cell>
          <table:table-cell office:value-type="float" office:value="0.0946927" calcext:value-type="float">
            <text:p>9.46927E-02</text:p>
          </table:table-cell>
          <table:table-cell table:formula="of:=[.C131]/[.$C$205]" office:value-type="float" office:value="0.00274375568798035" calcext:value-type="float">
            <text:p>2.74376E-03</text:p>
          </table:table-cell>
          <table:table-cell table:number-columns-repeated="2"/>
          <table:table-cell table:style-name="ce4" table:formula="of:=[.G81]" office:value-type="float" office:value="110" calcext:value-type="float">
            <text:p>110</text:p>
          </table:table-cell>
          <table:table-cell office:value-type="float" office:value="0.002730928" calcext:value-type="float">
            <text:p>2.73093E-03</text:p>
          </table:table-cell>
          <table:table-cell/>
          <table:table-cell table:formula="of:=100*([.D131]-[.H131])/[.D131]" office:value-type="float" office:value="0.46752296629545" calcext:value-type="float">
            <text:p>0.46752296629545</text:p>
          </table:table-cell>
          <table:table-cell table:number-columns-repeated="4"/>
        </table:table-row>
        <table:table-row table:style-name="ro1">
          <table:table-cell/>
          <table:table-cell table:formula="of:=[.B82]" office:value-type="float" office:value="114" calcext:value-type="float">
            <text:p>114</text:p>
          </table:table-cell>
          <table:table-cell office:value-type="float" office:value="0.0912175" calcext:value-type="float">
            <text:p>9.12175E-02</text:p>
          </table:table-cell>
          <table:table-cell table:formula="of:=[.C132]/[.$C$205]" office:value-type="float" office:value="0.00264306049429731" calcext:value-type="float">
            <text:p>2.64306E-03</text:p>
          </table:table-cell>
          <table:table-cell table:number-columns-repeated="2"/>
          <table:table-cell table:style-name="ce4" table:formula="of:=[.G82]" office:value-type="float" office:value="114" calcext:value-type="float">
            <text:p>114</text:p>
          </table:table-cell>
          <table:table-cell office:value-type="float" office:value="0.0026397" calcext:value-type="float">
            <text:p>2.63970E-03</text:p>
          </table:table-cell>
          <table:table-cell/>
          <table:table-cell table:formula="of:=100*([.D132]-[.H132])/[.D132]" office:value-type="float" office:value="0.127144055331469" calcext:value-type="float">
            <text:p>0.127144055331469</text:p>
          </table:table-cell>
          <table:table-cell table:number-columns-repeated="4"/>
        </table:table-row>
        <table:table-row table:style-name="ro1">
          <table:table-cell/>
          <table:table-cell table:formula="of:=[.B83]" office:value-type="float" office:value="118" calcext:value-type="float">
            <text:p>118</text:p>
          </table:table-cell>
          <table:table-cell office:value-type="float" office:value="0.0880372" calcext:value-type="float">
            <text:p>8.80372E-02</text:p>
          </table:table-cell>
          <table:table-cell table:formula="of:=[.C133]/[.$C$205]" office:value-type="float" office:value="0.00255091013619702" calcext:value-type="float">
            <text:p>2.55091E-03</text:p>
          </table:table-cell>
          <table:table-cell table:number-columns-repeated="2"/>
          <table:table-cell table:style-name="ce4" table:formula="of:=[.G83]" office:value-type="float" office:value="118" calcext:value-type="float">
            <text:p>118</text:p>
          </table:table-cell>
          <table:table-cell office:value-type="float" office:value="0.002545401" calcext:value-type="float">
            <text:p>2.54540E-03</text:p>
          </table:table-cell>
          <table:table-cell/>
          <table:table-cell table:formula="of:=100*([.D133]-[.H133])/[.D133]" office:value-type="float" office:value="0.215967474465045" calcext:value-type="float">
            <text:p>0.215967474465045</text:p>
          </table:table-cell>
          <table:table-cell table:number-columns-repeated="4"/>
        </table:table-row>
        <table:table-row table:style-name="ro1">
          <table:table-cell/>
          <table:table-cell table:formula="of:=[.B84]" office:value-type="float" office:value="122" calcext:value-type="float">
            <text:p>122</text:p>
          </table:table-cell>
          <table:table-cell office:value-type="float" office:value="0.0848606" calcext:value-type="float">
            <text:p>8.48606E-02</text:p>
          </table:table-cell>
          <table:table-cell table:formula="of:=[.C134]/[.$C$205]" office:value-type="float" office:value="0.00245886698695279" calcext:value-type="float">
            <text:p>2.45887E-03</text:p>
          </table:table-cell>
          <table:table-cell table:number-columns-repeated="2"/>
          <table:table-cell table:style-name="ce4" table:formula="of:=[.G84]" office:value-type="float" office:value="122" calcext:value-type="float">
            <text:p>122</text:p>
          </table:table-cell>
          <table:table-cell office:value-type="float" office:value="0.002448096" calcext:value-type="float">
            <text:p>2.44810E-03</text:p>
          </table:table-cell>
          <table:table-cell/>
          <table:table-cell table:formula="of:=100*([.D134]-[.H134])/[.D134]" office:value-type="float" office:value="0.438046751204833" calcext:value-type="float">
            <text:p>0.438046751204833</text:p>
          </table:table-cell>
          <table:table-cell table:number-columns-repeated="4"/>
        </table:table-row>
        <table:table-row table:style-name="ro1">
          <table:table-cell/>
          <table:table-cell table:formula="of:=[.B85]" office:value-type="float" office:value="126" calcext:value-type="float">
            <text:p>126</text:p>
          </table:table-cell>
          <table:table-cell office:value-type="float" office:value="0.0805666" calcext:value-type="float">
            <text:p>8.05666E-02</text:p>
          </table:table-cell>
          <table:table-cell table:formula="of:=[.C135]/[.$C$205]" office:value-type="float" office:value="0.00233444676317432" calcext:value-type="float">
            <text:p>2.33445E-03</text:p>
          </table:table-cell>
          <table:table-cell table:number-columns-repeated="2"/>
          <table:table-cell table:style-name="ce4" table:formula="of:=[.G85]" office:value-type="float" office:value="126" calcext:value-type="float">
            <text:p>126</text:p>
          </table:table-cell>
          <table:table-cell office:value-type="float" office:value="0.002347858" calcext:value-type="float">
            <text:p>2.34786E-03</text:p>
          </table:table-cell>
          <table:table-cell/>
          <table:table-cell table:formula="of:=100*([.D135]-[.H135])/[.D135]" office:value-type="float" office:value="-0.574493153463015" calcext:value-type="float">
            <text:p>-0.574493153463015</text:p>
          </table:table-cell>
          <table:table-cell table:number-columns-repeated="4"/>
        </table:table-row>
        <table:table-row table:style-name="ro1">
          <table:table-cell/>
          <table:table-cell table:formula="of:=[.B86]" office:value-type="float" office:value="130" calcext:value-type="float">
            <text:p>130</text:p>
          </table:table-cell>
          <table:table-cell office:value-type="float" office:value="0.0773983" calcext:value-type="float">
            <text:p>7.73983E-02</text:p>
          </table:table-cell>
          <table:table-cell table:formula="of:=[.C136]/[.$C$205]" office:value-type="float" office:value="0.00224264410947211" calcext:value-type="float">
            <text:p>2.24264E-03</text:p>
          </table:table-cell>
          <table:table-cell table:number-columns-repeated="2"/>
          <table:table-cell table:style-name="ce4" table:formula="of:=[.G86]" office:value-type="float" office:value="130" calcext:value-type="float">
            <text:p>130</text:p>
          </table:table-cell>
          <table:table-cell office:value-type="float" office:value="0.002244766" calcext:value-type="float">
            <text:p>2.24477E-03</text:p>
          </table:table-cell>
          <table:table-cell/>
          <table:table-cell table:formula="of:=100*([.D136]-[.H136])/[.D136]" office:value-type="float" office:value="-0.0946155709206061" calcext:value-type="float">
            <text:p>-0.094615570920606</text:p>
          </table:table-cell>
          <table:table-cell table:number-columns-repeated="4"/>
        </table:table-row>
        <table:table-row table:style-name="ro1">
          <table:table-cell/>
          <table:table-cell table:formula="of:=[.B87]" office:value-type="float" office:value="134" calcext:value-type="float">
            <text:p>134</text:p>
          </table:table-cell>
          <table:table-cell office:value-type="float" office:value="0.0731726" calcext:value-type="float">
            <text:p>7.31726E-02</text:p>
          </table:table-cell>
          <table:table-cell table:formula="of:=[.C137]/[.$C$205]" office:value-type="float" office:value="0.00212020290322602" calcext:value-type="float">
            <text:p>2.12020E-03</text:p>
          </table:table-cell>
          <table:table-cell table:number-columns-repeated="2"/>
          <table:table-cell table:style-name="ce4" table:formula="of:=[.G87]" office:value-type="float" office:value="134" calcext:value-type="float">
            <text:p>134</text:p>
          </table:table-cell>
          <table:table-cell office:value-type="float" office:value="0.002138908" calcext:value-type="float">
            <text:p>2.13891E-03</text:p>
          </table:table-cell>
          <table:table-cell/>
          <table:table-cell table:formula="of:=100*([.D137]-[.H137])/[.D137]" office:value-type="float" office:value="-0.882231448014621" calcext:value-type="float">
            <text:p>-0.882231448014621</text:p>
          </table:table-cell>
          <table:table-cell table:number-columns-repeated="4"/>
        </table:table-row>
        <table:table-row table:style-name="ro1">
          <table:table-cell/>
          <table:table-cell table:formula="of:=[.B88]" office:value-type="float" office:value="138" calcext:value-type="float">
            <text:p>138</text:p>
          </table:table-cell>
          <table:table-cell office:value-type="float" office:value="0.0692146" calcext:value-type="float">
            <text:p>6.92146E-02</text:p>
          </table:table-cell>
          <table:table-cell table:formula="of:=[.C138]/[.$C$205]" office:value-type="float" office:value="0.0020055184025937" calcext:value-type="float">
            <text:p>2.00552E-03</text:p>
          </table:table-cell>
          <table:table-cell table:number-columns-repeated="2"/>
          <table:table-cell table:style-name="ce4" table:formula="of:=[.G88]" office:value-type="float" office:value="138" calcext:value-type="float">
            <text:p>138</text:p>
          </table:table-cell>
          <table:table-cell office:value-type="float" office:value="0.002030381" calcext:value-type="float">
            <text:p>2.03038E-03</text:p>
          </table:table-cell>
          <table:table-cell/>
          <table:table-cell table:formula="of:=100*([.D138]-[.H138])/[.D138]" office:value-type="float" office:value="-1.23970926290906" calcext:value-type="float">
            <text:p>-1.23970926290906</text:p>
          </table:table-cell>
          <table:table-cell table:number-columns-repeated="4"/>
        </table:table-row>
        <table:table-row table:style-name="ro1">
          <table:table-cell/>
          <table:table-cell table:formula="of:=[.B89]" office:value-type="float" office:value="142" calcext:value-type="float">
            <text:p>142</text:p>
          </table:table-cell>
          <table:table-cell office:value-type="float" office:value="0.0655638" calcext:value-type="float">
            <text:p>6.55638E-02</text:p>
          </table:table-cell>
          <table:table-cell table:formula="of:=[.C139]/[.$C$205]" office:value-type="float" office:value="0.00189973513455214" calcext:value-type="float">
            <text:p>1.89974E-03</text:p>
          </table:table-cell>
          <table:table-cell table:number-columns-repeated="2"/>
          <table:table-cell table:style-name="ce4" table:formula="of:=[.G89]" office:value-type="float" office:value="142" calcext:value-type="float">
            <text:p>142</text:p>
          </table:table-cell>
          <table:table-cell office:value-type="float" office:value="0.001919289" calcext:value-type="float">
            <text:p>1.91929E-03</text:p>
          </table:table-cell>
          <table:table-cell/>
          <table:table-cell table:formula="of:=100*([.D139]-[.H139])/[.D139]" office:value-type="float" office:value="-1.02929429962171" calcext:value-type="float">
            <text:p>-1.02929429962171</text:p>
          </table:table-cell>
          <table:table-cell table:number-columns-repeated="4"/>
        </table:table-row>
        <table:table-row table:style-name="ro1">
          <table:table-cell/>
          <table:table-cell table:formula="of:=[.B90]" office:value-type="float" office:value="146" calcext:value-type="float">
            <text:p>146</text:p>
          </table:table-cell>
          <table:table-cell office:value-type="float" office:value="0.0614716" calcext:value-type="float">
            <text:p>6.14716E-02</text:p>
          </table:table-cell>
          <table:table-cell table:formula="of:=[.C140]/[.$C$205]" office:value-type="float" office:value="0.00178116213973466" calcext:value-type="float">
            <text:p>1.78116E-03</text:p>
          </table:table-cell>
          <table:table-cell table:number-columns-repeated="2"/>
          <table:table-cell table:style-name="ce4" table:formula="of:=[.G90]" office:value-type="float" office:value="146" calcext:value-type="float">
            <text:p>146</text:p>
          </table:table-cell>
          <table:table-cell office:value-type="float" office:value="0.001805743" calcext:value-type="float">
            <text:p>1.80574E-03</text:p>
          </table:table-cell>
          <table:table-cell/>
          <table:table-cell table:formula="of:=100*([.D140]-[.H140])/[.D140]" office:value-type="float" office:value="-1.38004619102209" calcext:value-type="float">
            <text:p>-1.38004619102209</text:p>
          </table:table-cell>
          <table:table-cell table:number-columns-repeated="4"/>
        </table:table-row>
        <table:table-row table:style-name="ro1">
          <table:table-cell/>
          <table:table-cell table:formula="of:=[.B91]" office:value-type="float" office:value="150" calcext:value-type="float">
            <text:p>150</text:p>
          </table:table-cell>
          <table:table-cell office:value-type="float" office:value="0.0572275" calcext:value-type="float">
            <text:p>5.72275E-02</text:p>
          </table:table-cell>
          <table:table-cell table:formula="of:=[.C141]/[.$C$205]" office:value-type="float" office:value="0.00165818778674486" calcext:value-type="float">
            <text:p>1.65819E-03</text:p>
          </table:table-cell>
          <table:table-cell table:number-columns-repeated="2"/>
          <table:table-cell table:style-name="ce4" table:formula="of:=[.G91]" office:value-type="float" office:value="150" calcext:value-type="float">
            <text:p>150</text:p>
          </table:table-cell>
          <table:table-cell office:value-type="float" office:value="0.001689864" calcext:value-type="float">
            <text:p>1.68986E-03</text:p>
          </table:table-cell>
          <table:table-cell/>
          <table:table-cell table:formula="of:=100*([.D141]-[.H141])/[.D141]" office:value-type="float" office:value="-1.91029107247979" calcext:value-type="float">
            <text:p>-1.91029107247979</text:p>
          </table:table-cell>
          <table:table-cell table:number-columns-repeated="4"/>
        </table:table-row>
        <table:table-row table:style-name="ro1">
          <table:table-cell/>
          <table:table-cell table:formula="of:=[.B92]" office:value-type="float" office:value="154" calcext:value-type="float">
            <text:p>154</text:p>
          </table:table-cell>
          <table:table-cell office:value-type="float" office:value="0.0531141" calcext:value-type="float">
            <text:p>5.31141E-02</text:p>
          </table:table-cell>
          <table:table-cell table:formula="of:=[.C142]/[.$C$205]" office:value-type="float" office:value="0.00153900051415745" calcext:value-type="float">
            <text:p>1.53900E-03</text:p>
          </table:table-cell>
          <table:table-cell table:number-columns-repeated="2"/>
          <table:table-cell table:style-name="ce4" table:formula="of:=[.G92]" office:value-type="float" office:value="154" calcext:value-type="float">
            <text:p>154</text:p>
          </table:table-cell>
          <table:table-cell office:value-type="float" office:value="0.001571777" calcext:value-type="float">
            <text:p>1.57178E-03</text:p>
          </table:table-cell>
          <table:table-cell/>
          <table:table-cell table:formula="of:=100*([.D142]-[.H142])/[.D142]" office:value-type="float" office:value="-2.12972546409426" calcext:value-type="float">
            <text:p>-2.12972546409426</text:p>
          </table:table-cell>
          <table:table-cell table:number-columns-repeated="4"/>
        </table:table-row>
        <table:table-row table:style-name="ro1">
          <table:table-cell/>
          <table:table-cell table:formula="of:=[.B93]" office:value-type="float" office:value="158" calcext:value-type="float">
            <text:p>158</text:p>
          </table:table-cell>
          <table:table-cell office:value-type="float" office:value="0.0487172" calcext:value-type="float">
            <text:p>4.87172E-02</text:p>
          </table:table-cell>
          <table:table-cell table:formula="of:=[.C143]/[.$C$205]" office:value-type="float" office:value="0.00141159872516547" calcext:value-type="float">
            <text:p>1.41160E-03</text:p>
          </table:table-cell>
          <table:table-cell table:number-columns-repeated="2"/>
          <table:table-cell table:style-name="ce4" table:formula="of:=[.G93]" office:value-type="float" office:value="158" calcext:value-type="float">
            <text:p>158</text:p>
          </table:table-cell>
          <table:table-cell office:value-type="float" office:value="0.001451618" calcext:value-type="float">
            <text:p>1.45162E-03</text:p>
          </table:table-cell>
          <table:table-cell/>
          <table:table-cell table:formula="of:=100*([.D143]-[.H143])/[.D143]" office:value-type="float" office:value="-2.83503194789588" calcext:value-type="float">
            <text:p>-2.83503194789588</text:p>
          </table:table-cell>
          <table:table-cell table:number-columns-repeated="4"/>
        </table:table-row>
        <table:table-row table:style-name="ro1">
          <table:table-cell/>
          <table:table-cell table:formula="of:=[.B94]" office:value-type="float" office:value="162" calcext:value-type="float">
            <text:p>162</text:p>
          </table:table-cell>
          <table:table-cell office:value-type="float" office:value="0.0440431" calcext:value-type="float">
            <text:p>4.40431E-02</text:p>
          </table:table-cell>
          <table:table-cell table:formula="of:=[.C144]/[.$C$205]" office:value-type="float" office:value="0.00127616496457792" calcext:value-type="float">
            <text:p>1.27616E-03</text:p>
          </table:table-cell>
          <table:table-cell table:number-columns-repeated="2"/>
          <table:table-cell table:style-name="ce4" table:formula="of:=[.G94]" office:value-type="float" office:value="162" calcext:value-type="float">
            <text:p>162</text:p>
          </table:table-cell>
          <table:table-cell office:value-type="float" office:value="0.001329529" calcext:value-type="float">
            <text:p>1.32953E-03</text:p>
          </table:table-cell>
          <table:table-cell/>
          <table:table-cell table:formula="of:=100*([.D144]-[.H144])/[.D144]" office:value-type="float" office:value="-4.18159383020943" calcext:value-type="float">
            <text:p>-4.18159383020943</text:p>
          </table:table-cell>
          <table:table-cell table:number-columns-repeated="4"/>
        </table:table-row>
        <table:table-row table:style-name="ro1">
          <table:table-cell/>
          <table:table-cell table:formula="of:=[.B95]" office:value-type="float" office:value="166" calcext:value-type="float">
            <text:p>166</text:p>
          </table:table-cell>
          <table:table-cell office:value-type="float" office:value="0.0398325" calcext:value-type="float">
            <text:p>3.98325E-02</text:p>
          </table:table-cell>
          <table:table-cell table:formula="of:=[.C145]/[.$C$205]" office:value-type="float" office:value="0.00115416128636608" calcext:value-type="float">
            <text:p>1.15416E-03</text:p>
          </table:table-cell>
          <table:table-cell table:number-columns-repeated="2"/>
          <table:table-cell table:style-name="ce4" table:formula="of:=[.G95]" office:value-type="float" office:value="166" calcext:value-type="float">
            <text:p>166</text:p>
          </table:table-cell>
          <table:table-cell office:value-type="float" office:value="0.001205659" calcext:value-type="float">
            <text:p>1.20566E-03</text:p>
          </table:table-cell>
          <table:table-cell/>
          <table:table-cell table:formula="of:=100*([.D145]-[.H145])/[.D145]" office:value-type="float" office:value="-4.46191656593025" calcext:value-type="float">
            <text:p>-4.46191656593025</text:p>
          </table:table-cell>
          <table:table-cell table:number-columns-repeated="4"/>
        </table:table-row>
        <table:table-row table:style-name="ro1">
          <table:table-cell/>
          <table:table-cell table:formula="of:=[.B96]" office:value-type="float" office:value="170" calcext:value-type="float">
            <text:p>170</text:p>
          </table:table-cell>
          <table:table-cell office:value-type="float" office:value="0.0352784" calcext:value-type="float">
            <text:p>3.52784E-02</text:p>
          </table:table-cell>
          <table:table-cell table:formula="of:=[.C146]/[.$C$205]" office:value-type="float" office:value="0.00102220456975929" calcext:value-type="float">
            <text:p>1.02220E-03</text:p>
          </table:table-cell>
          <table:table-cell table:number-columns-repeated="2"/>
          <table:table-cell table:style-name="ce4" table:formula="of:=[.G96]" office:value-type="float" office:value="170" calcext:value-type="float">
            <text:p>170</text:p>
          </table:table-cell>
          <table:table-cell office:value-type="float" office:value="0.001080166" calcext:value-type="float">
            <text:p>1.08017E-03</text:p>
          </table:table-cell>
          <table:table-cell/>
          <table:table-cell table:formula="of:=100*([.D146]-[.H146])/[.D146]" office:value-type="float" office:value="-5.67023783256567" calcext:value-type="float">
            <text:p>-5.67023783256567</text:p>
          </table:table-cell>
          <table:table-cell table:number-columns-repeated="4"/>
        </table:table-row>
        <table:table-row table:style-name="ro1">
          <table:table-cell/>
          <table:table-cell table:formula="of:=[.B97]" office:value-type="float" office:value="174" calcext:value-type="float">
            <text:p>174</text:p>
          </table:table-cell>
          <table:table-cell office:value-type="float" office:value="0.0308718" calcext:value-type="float">
            <text:p>3.08718E-02</text:p>
          </table:table-cell>
          <table:table-cell table:formula="of:=[.C147]/[.$C$205]" office:value-type="float" office:value="0.000894521719712202" calcext:value-type="float">
            <text:p>8.94522E-04</text:p>
          </table:table-cell>
          <table:table-cell table:number-columns-repeated="2"/>
          <table:table-cell table:style-name="ce4" table:formula="of:=[.G97]" office:value-type="float" office:value="174" calcext:value-type="float">
            <text:p>174</text:p>
          </table:table-cell>
          <table:table-cell office:value-type="float" office:value="0.0009532186" calcext:value-type="float">
            <text:p>9.53219E-04</text:p>
          </table:table-cell>
          <table:table-cell/>
          <table:table-cell table:formula="of:=100*([.D147]-[.H147])/[.D147]" office:value-type="float" office:value="-6.56181722526342" calcext:value-type="float">
            <text:p>-6.56181722526342</text:p>
          </table:table-cell>
          <table:table-cell table:number-columns-repeated="4"/>
        </table:table-row>
        <table:table-row table:style-name="ro1">
          <table:table-cell/>
          <table:table-cell table:formula="of:=[.B98]" office:value-type="float" office:value="178" calcext:value-type="float">
            <text:p>178</text:p>
          </table:table-cell>
          <table:table-cell office:value-type="float" office:value="0.0270437" calcext:value-type="float">
            <text:p>2.70437E-02</text:p>
          </table:table-cell>
          <table:table-cell table:formula="of:=[.C148]/[.$C$205]" office:value-type="float" office:value="0.000783601119189062" calcext:value-type="float">
            <text:p>7.83601E-04</text:p>
          </table:table-cell>
          <table:table-cell table:number-columns-repeated="2"/>
          <table:table-cell table:style-name="ce4" table:formula="of:=[.G98]" office:value-type="float" office:value="178" calcext:value-type="float">
            <text:p>178</text:p>
          </table:table-cell>
          <table:table-cell office:value-type="float" office:value="0.0008249994" calcext:value-type="float">
            <text:p>8.24999E-04</text:p>
          </table:table-cell>
          <table:table-cell/>
          <table:table-cell table:formula="of:=100*([.D148]-[.H148])/[.D148]" office:value-type="float" office:value="-5.2830808682076" calcext:value-type="float">
            <text:p>-5.2830808682076</text:p>
          </table:table-cell>
          <table:table-cell table:number-columns-repeated="4"/>
        </table:table-row>
        <table:table-row table:style-name="ro1">
          <table:table-cell/>
          <table:table-cell table:formula="of:=[.B99]" office:value-type="float" office:value="182" calcext:value-type="float">
            <text:p>182</text:p>
          </table:table-cell>
          <table:table-cell office:value-type="float" office:value="0.0227163" calcext:value-type="float">
            <text:p>2.27163E-02</text:p>
          </table:table-cell>
          <table:table-cell table:formula="of:=[.C149]/[.$C$205]" office:value-type="float" office:value="0.000658213118169277" calcext:value-type="float">
            <text:p>6.58213E-04</text:p>
          </table:table-cell>
          <table:table-cell table:number-columns-repeated="2"/>
          <table:table-cell table:style-name="ce4" table:formula="of:=[.G99]" office:value-type="float" office:value="182" calcext:value-type="float">
            <text:p>182</text:p>
          </table:table-cell>
          <table:table-cell office:value-type="float" office:value="0.0006957033" calcext:value-type="float">
            <text:p>6.95703E-04</text:p>
          </table:table-cell>
          <table:table-cell/>
          <table:table-cell table:formula="of:=100*([.D149]-[.H149])/[.D149]" office:value-type="float" office:value="-5.69575123859517" calcext:value-type="float">
            <text:p>-5.69575123859517</text:p>
          </table:table-cell>
          <table:table-cell table:number-columns-repeated="4"/>
        </table:table-row>
        <table:table-row table:style-name="ro1">
          <table:table-cell/>
          <table:table-cell table:formula="of:=[.B100]" office:value-type="float" office:value="186" calcext:value-type="float">
            <text:p>186</text:p>
          </table:table-cell>
          <table:table-cell office:value-type="float" office:value="0.0187117" calcext:value-type="float">
            <text:p>1.87117E-02</text:p>
          </table:table-cell>
          <table:table-cell table:formula="of:=[.C150]/[.$C$205]" office:value-type="float" office:value="0.000542178365457758" calcext:value-type="float">
            <text:p>5.42178E-04</text:p>
          </table:table-cell>
          <table:table-cell table:number-columns-repeated="2"/>
          <table:table-cell table:style-name="ce4" table:formula="of:=[.G100]" office:value-type="float" office:value="186" calcext:value-type="float">
            <text:p>186</text:p>
          </table:table-cell>
          <table:table-cell office:value-type="float" office:value="0.0005654942" calcext:value-type="float">
            <text:p>5.65494E-04</text:p>
          </table:table-cell>
          <table:table-cell/>
          <table:table-cell table:formula="of:=100*([.D150]-[.H150])/[.D150]" office:value-type="float" office:value="-4.30039928327952" calcext:value-type="float">
            <text:p>-4.30039928327952</text:p>
          </table:table-cell>
          <table:table-cell table:number-columns-repeated="4"/>
        </table:table-row>
        <table:table-row table:style-name="ro1">
          <table:table-cell/>
          <table:table-cell table:formula="of:=[.B101]" office:value-type="float" office:value="190" calcext:value-type="float">
            <text:p>190</text:p>
          </table:table-cell>
          <table:table-cell office:value-type="float" office:value="0.0142164" calcext:value-type="float">
            <text:p>1.42164E-02</text:p>
          </table:table-cell>
          <table:table-cell table:formula="of:=[.C151]/[.$C$205]" office:value-type="float" office:value="0.000411925400401549" calcext:value-type="float">
            <text:p>4.11925E-04</text:p>
          </table:table-cell>
          <table:table-cell table:number-columns-repeated="2"/>
          <table:table-cell table:style-name="ce4" table:formula="of:=[.G101]" office:value-type="float" office:value="190" calcext:value-type="float">
            <text:p>190</text:p>
          </table:table-cell>
          <table:table-cell office:value-type="float" office:value="0.0004342759" calcext:value-type="float">
            <text:p>4.34276E-04</text:p>
          </table:table-cell>
          <table:table-cell/>
          <table:table-cell table:formula="of:=100*([.D151]-[.H151])/[.D151]" office:value-type="float" office:value="-5.42586098761162" calcext:value-type="float">
            <text:p>-5.42586098761162</text:p>
          </table:table-cell>
          <table:table-cell table:number-columns-repeated="4"/>
        </table:table-row>
        <table:table-row table:style-name="ro1">
          <table:table-cell/>
          <table:table-cell table:formula="of:=[.B102]" office:value-type="float" office:value="194" calcext:value-type="float">
            <text:p>194</text:p>
          </table:table-cell>
          <table:table-cell office:value-type="float" office:value="0.00991802" calcext:value-type="float">
            <text:p>9.91802E-03</text:p>
          </table:table-cell>
          <table:table-cell table:formula="of:=[.C152]/[.$C$205]" office:value-type="float" office:value="0.00028737826451778" calcext:value-type="float">
            <text:p>2.87378E-04</text:p>
          </table:table-cell>
          <table:table-cell table:number-columns-repeated="2"/>
          <table:table-cell table:style-name="ce4" table:formula="of:=[.G102]" office:value-type="float" office:value="194" calcext:value-type="float">
            <text:p>194</text:p>
          </table:table-cell>
          <table:table-cell office:value-type="float" office:value="0.0003007281" calcext:value-type="float">
            <text:p>3.00728E-04</text:p>
          </table:table-cell>
          <table:table-cell/>
          <table:table-cell table:formula="of:=100*([.D152]-[.H152])/[.D152]" office:value-type="float" office:value="-4.64538802355861" calcext:value-type="float">
            <text:p>-4.64538802355861</text:p>
          </table:table-cell>
          <table:table-cell table:number-columns-repeated="4"/>
        </table:table-row>
        <table:table-row table:style-name="ro1">
          <table:table-cell/>
          <table:table-cell table:formula="of:=[.B103]" office:value-type="float" office:value="198" calcext:value-type="float">
            <text:p>198</text:p>
          </table:table-cell>
          <table:table-cell office:value-type="float" office:value="0.00513451" calcext:value-type="float">
            <text:p>5.13451E-03</text:p>
          </table:table-cell>
          <table:table-cell table:formula="of:=[.C153]/[.$C$205]" office:value-type="float" office:value="0.000148774309080763" calcext:value-type="float">
            <text:p>1.48774E-04</text:p>
          </table:table-cell>
          <table:table-cell table:number-columns-repeated="2"/>
          <table:table-cell table:style-name="ce4" table:formula="of:=[.G103]" office:value-type="float" office:value="198" calcext:value-type="float">
            <text:p>198</text:p>
          </table:table-cell>
          <table:table-cell office:value-type="float" office:value="0.0001587392" calcext:value-type="float">
            <text:p>1.58739E-04</text:p>
          </table:table-cell>
          <table:table-cell/>
          <table:table-cell table:formula="of:=100*([.D153]-[.H153])/[.D153]" office:value-type="float" office:value="-6.69799173043209" calcext:value-type="float">
            <text:p>-6.69799173043209</text:p>
          </table:table-cell>
          <table:table-cell table:number-columns-repeated="4"/>
        </table:table-row>
        <table:table-row table:style-name="ro1">
          <table:table-cell/>
          <table:table-cell table:formula="of:=[.B104]" office:value-type="float" office:value="2" calcext:value-type="float">
            <text:p>2</text:p>
          </table:table-cell>
          <table:table-cell office:value-type="float" office:value="0.621603" calcext:value-type="float">
            <text:p>6.21603E-01</text:p>
          </table:table-cell>
          <table:table-cell table:formula="of:=[.C154]/[.$C$205]" office:value-type="float" office:value="0.0180111747464762" calcext:value-type="float">
            <text:p>1.80112E-02</text:p>
          </table:table-cell>
          <table:table-cell table:style-name="ce6" office:value-type="string" calcext:value-type="string">
            <text:p>Serpent_4g</text:p>
          </table:table-cell>
          <table:table-cell/>
          <table:table-cell table:style-name="ce4" table:formula="of:=[.G104]" office:value-type="float" office:value="2" calcext:value-type="float">
            <text:p>2</text:p>
          </table:table-cell>
          <table:table-cell office:value-type="float" office:value="0.01766666" calcext:value-type="float">
            <text:p>1.76667E-02</text:p>
          </table:table-cell>
          <table:table-cell table:style-name="ce1" office:value-type="string" calcext:value-type="string">
            <text:p>Almost_4g</text:p>
          </table:table-cell>
          <table:table-cell table:formula="of:=100*([.D154]-[.H154])/[.D154]" office:value-type="float" office:value="1.91278332105243" calcext:value-type="float">
            <text:p>1.91278332105243</text:p>
          </table:table-cell>
          <table:table-cell table:number-columns-repeated="4"/>
        </table:table-row>
        <table:table-row table:style-name="ro1">
          <table:table-cell/>
          <table:table-cell table:formula="of:=[.B105]" office:value-type="float" office:value="6" calcext:value-type="float">
            <text:p>6</text:p>
          </table:table-cell>
          <table:table-cell office:value-type="float" office:value="0.622087" calcext:value-type="float">
            <text:p>6.22087E-01</text:p>
          </table:table-cell>
          <table:table-cell table:formula="of:=[.C155]/[.$C$205]" office:value-type="float" office:value="0.0180251988238653" calcext:value-type="float">
            <text:p>1.80252E-02</text:p>
          </table:table-cell>
          <table:table-cell table:number-columns-repeated="2"/>
          <table:table-cell table:style-name="ce4" table:formula="of:=[.G105]" office:value-type="float" office:value="6" calcext:value-type="float">
            <text:p>6</text:p>
          </table:table-cell>
          <table:table-cell office:value-type="float" office:value="0.01765249" calcext:value-type="float">
            <text:p>1.76525E-02</text:p>
          </table:table-cell>
          <table:table-cell/>
          <table:table-cell table:formula="of:=100*([.D155]-[.H155])/[.D155]" office:value-type="float" office:value="2.06770991824974" calcext:value-type="float">
            <text:p>2.06770991824974</text:p>
          </table:table-cell>
          <table:table-cell table:number-columns-repeated="4"/>
        </table:table-row>
        <table:table-row table:style-name="ro1">
          <table:table-cell/>
          <table:table-cell table:formula="of:=[.B106]" office:value-type="float" office:value="10" calcext:value-type="float">
            <text:p>10</text:p>
          </table:table-cell>
          <table:table-cell office:value-type="float" office:value="0.619956" calcext:value-type="float">
            <text:p>6.19956E-01</text:p>
          </table:table-cell>
          <table:table-cell table:formula="of:=[.C156]/[.$C$205]" office:value-type="float" office:value="0.0179634523178402" calcext:value-type="float">
            <text:p>1.79635E-02</text:p>
          </table:table-cell>
          <table:table-cell table:number-columns-repeated="2"/>
          <table:table-cell table:style-name="ce4" table:formula="of:=[.G106]" office:value-type="float" office:value="10" calcext:value-type="float">
            <text:p>10</text:p>
          </table:table-cell>
          <table:table-cell office:value-type="float" office:value="0.01762413" calcext:value-type="float">
            <text:p>1.76241E-02</text:p>
          </table:table-cell>
          <table:table-cell/>
          <table:table-cell table:formula="of:=100*([.D156]-[.H156])/[.D156]" office:value-type="float" office:value="1.88895938172848" calcext:value-type="float">
            <text:p>1.88895938172848</text:p>
          </table:table-cell>
          <table:table-cell table:number-columns-repeated="4"/>
        </table:table-row>
        <table:table-row table:style-name="ro1">
          <table:table-cell/>
          <table:table-cell table:formula="of:=[.B107]" office:value-type="float" office:value="14" calcext:value-type="float">
            <text:p>14</text:p>
          </table:table-cell>
          <table:table-cell office:value-type="float" office:value="0.620082" calcext:value-type="float">
            <text:p>6.20082E-01</text:p>
          </table:table-cell>
          <table:table-cell table:formula="of:=[.C157]/[.$C$205]" office:value-type="float" office:value="0.01796710321402" calcext:value-type="float">
            <text:p>1.79671E-02</text:p>
          </table:table-cell>
          <table:table-cell table:number-columns-repeated="2"/>
          <table:table-cell table:style-name="ce4" table:formula="of:=[.G107]" office:value-type="float" office:value="14" calcext:value-type="float">
            <text:p>14</text:p>
          </table:table-cell>
          <table:table-cell office:value-type="float" office:value="0.01758158" calcext:value-type="float">
            <text:p>1.75816E-02</text:p>
          </table:table-cell>
          <table:table-cell/>
          <table:table-cell table:formula="of:=100*([.D157]-[.H157])/[.D157]" office:value-type="float" office:value="2.14571714442618" calcext:value-type="float">
            <text:p>2.14571714442618</text:p>
          </table:table-cell>
          <table:table-cell table:number-columns-repeated="4"/>
        </table:table-row>
        <table:table-row table:style-name="ro1">
          <table:table-cell/>
          <table:table-cell table:formula="of:=[.B108]" office:value-type="float" office:value="18" calcext:value-type="float">
            <text:p>18</text:p>
          </table:table-cell>
          <table:table-cell office:value-type="float" office:value="0.613744" calcext:value-type="float">
            <text:p>6.13744E-01</text:p>
          </table:table-cell>
          <table:table-cell table:formula="of:=[.C158]/[.$C$205]" office:value-type="float" office:value="0.0177834573411024" calcext:value-type="float">
            <text:p>1.77835E-02</text:p>
          </table:table-cell>
          <table:table-cell table:number-columns-repeated="2"/>
          <table:table-cell table:style-name="ce4" table:formula="of:=[.G108]" office:value-type="float" office:value="18" calcext:value-type="float">
            <text:p>18</text:p>
          </table:table-cell>
          <table:table-cell office:value-type="float" office:value="0.01752479" calcext:value-type="float">
            <text:p>1.75248E-02</text:p>
          </table:table-cell>
          <table:table-cell/>
          <table:table-cell table:formula="of:=100*([.D158]-[.H158])/[.D158]" office:value-type="float" office:value="1.45453910418516" calcext:value-type="float">
            <text:p>1.45453910418516</text:p>
          </table:table-cell>
          <table:table-cell table:number-columns-repeated="4"/>
        </table:table-row>
        <table:table-row table:style-name="ro1">
          <table:table-cell/>
          <table:table-cell table:formula="of:=[.B109]" office:value-type="float" office:value="22" calcext:value-type="float">
            <text:p>22</text:p>
          </table:table-cell>
          <table:table-cell office:value-type="float" office:value="0.610694" calcext:value-type="float">
            <text:p>6.10694E-01</text:p>
          </table:table-cell>
          <table:table-cell table:formula="of:=[.C159]/[.$C$205]" office:value-type="float" office:value="0.0176950824732579" calcext:value-type="float">
            <text:p>1.76951E-02</text:p>
          </table:table-cell>
          <table:table-cell table:number-columns-repeated="2"/>
          <table:table-cell table:style-name="ce4" table:formula="of:=[.G109]" office:value-type="float" office:value="22" calcext:value-type="float">
            <text:p>22</text:p>
          </table:table-cell>
          <table:table-cell office:value-type="float" office:value="0.01745375" calcext:value-type="float">
            <text:p>1.74538E-02</text:p>
          </table:table-cell>
          <table:table-cell/>
          <table:table-cell table:formula="of:=100*([.D159]-[.H159])/[.D159]" office:value-type="float" office:value="1.36383921138899" calcext:value-type="float">
            <text:p>1.36383921138899</text:p>
          </table:table-cell>
          <table:table-cell table:number-columns-repeated="4"/>
        </table:table-row>
        <table:table-row table:style-name="ro1">
          <table:table-cell/>
          <table:table-cell table:formula="of:=[.B110]" office:value-type="float" office:value="26" calcext:value-type="float">
            <text:p>26</text:p>
          </table:table-cell>
          <table:table-cell office:value-type="float" office:value="0.606272" calcext:value-type="float">
            <text:p>6.06272E-01</text:p>
          </table:table-cell>
          <table:table-cell table:formula="of:=[.C160]/[.$C$205]" office:value-type="float" office:value="0.0175669534025666" calcext:value-type="float">
            <text:p>1.75670E-02</text:p>
          </table:table-cell>
          <table:table-cell table:number-columns-repeated="2"/>
          <table:table-cell table:style-name="ce4" table:formula="of:=[.G110]" office:value-type="float" office:value="26" calcext:value-type="float">
            <text:p>26</text:p>
          </table:table-cell>
          <table:table-cell office:value-type="float" office:value="0.01736839" calcext:value-type="float">
            <text:p>1.73684E-02</text:p>
          </table:table-cell>
          <table:table-cell/>
          <table:table-cell table:formula="of:=100*([.D160]-[.H160])/[.D160]" office:value-type="float" office:value="1.13032350013298" calcext:value-type="float">
            <text:p>1.13032350013298</text:p>
          </table:table-cell>
          <table:table-cell table:number-columns-repeated="4"/>
        </table:table-row>
        <table:table-row table:style-name="ro1">
          <table:table-cell/>
          <table:table-cell table:formula="of:=[.B111]" office:value-type="float" office:value="30" calcext:value-type="float">
            <text:p>30</text:p>
          </table:table-cell>
          <table:table-cell office:value-type="float" office:value="0.598305" calcext:value-type="float">
            <text:p>5.98305E-01</text:p>
          </table:table-cell>
          <table:table-cell table:formula="of:=[.C161]/[.$C$205]" office:value-type="float" office:value="0.0173361066576102" calcext:value-type="float">
            <text:p>1.73361E-02</text:p>
          </table:table-cell>
          <table:table-cell table:number-columns-repeated="2"/>
          <table:table-cell table:style-name="ce4" table:formula="of:=[.G111]" office:value-type="float" office:value="30" calcext:value-type="float">
            <text:p>30</text:p>
          </table:table-cell>
          <table:table-cell office:value-type="float" office:value="0.01726867" calcext:value-type="float">
            <text:p>1.72687E-02</text:p>
          </table:table-cell>
          <table:table-cell/>
          <table:table-cell table:formula="of:=100*([.D161]-[.H161])/[.D161]" office:value-type="float" office:value="0.38899540099767" calcext:value-type="float">
            <text:p>0.38899540099767</text:p>
          </table:table-cell>
          <table:table-cell table:number-columns-repeated="4"/>
        </table:table-row>
        <table:table-row table:style-name="ro1">
          <table:table-cell/>
          <table:table-cell table:formula="of:=[.B112]" office:value-type="float" office:value="34" calcext:value-type="float">
            <text:p>34</text:p>
          </table:table-cell>
          <table:table-cell office:value-type="float" office:value="0.59229" calcext:value-type="float">
            <text:p>5.92290E-01</text:p>
          </table:table-cell>
          <table:table-cell table:formula="of:=[.C162]/[.$C$205]" office:value-type="float" office:value="0.0171618198280742" calcext:value-type="float">
            <text:p>1.71618E-02</text:p>
          </table:table-cell>
          <table:table-cell table:number-columns-repeated="2"/>
          <table:table-cell table:style-name="ce4" table:formula="of:=[.G112]" office:value-type="float" office:value="34" calcext:value-type="float">
            <text:p>34</text:p>
          </table:table-cell>
          <table:table-cell office:value-type="float" office:value="0.01715453" calcext:value-type="float">
            <text:p>1.71545E-02</text:p>
          </table:table-cell>
          <table:table-cell/>
          <table:table-cell table:formula="of:=100*([.D162]-[.H162])/[.D162]" office:value-type="float" office:value="0.042477010871835" calcext:value-type="float">
            <text:p>0.042477010871835</text:p>
          </table:table-cell>
          <table:table-cell table:number-columns-repeated="4"/>
        </table:table-row>
        <table:table-row table:style-name="ro1">
          <table:table-cell/>
          <table:table-cell table:formula="of:=[.B113]" office:value-type="float" office:value="38" calcext:value-type="float">
            <text:p>38</text:p>
          </table:table-cell>
          <table:table-cell office:value-type="float" office:value="0.591931" calcext:value-type="float">
            <text:p>5.91931E-01</text:p>
          </table:table-cell>
          <table:table-cell table:formula="of:=[.C163]/[.$C$205]" office:value-type="float" office:value="0.0171514176714984" calcext:value-type="float">
            <text:p>1.71514E-02</text:p>
          </table:table-cell>
          <table:table-cell table:number-columns-repeated="2"/>
          <table:table-cell table:style-name="ce4" table:formula="of:=[.G113]" office:value-type="float" office:value="38" calcext:value-type="float">
            <text:p>38</text:p>
          </table:table-cell>
          <table:table-cell office:value-type="float" office:value="0.01702592" calcext:value-type="float">
            <text:p>1.70259E-02</text:p>
          </table:table-cell>
          <table:table-cell/>
          <table:table-cell table:formula="of:=100*([.D163]-[.H163])/[.D163]" office:value-type="float" office:value="0.731704363464509" calcext:value-type="float">
            <text:p>0.731704363464509</text:p>
          </table:table-cell>
          <table:table-cell table:number-columns-repeated="4"/>
        </table:table-row>
        <table:table-row table:style-name="ro1">
          <table:table-cell/>
          <table:table-cell table:formula="of:=[.B114]" office:value-type="float" office:value="42" calcext:value-type="float">
            <text:p>42</text:p>
          </table:table-cell>
          <table:table-cell office:value-type="float" office:value="0.587214" calcext:value-type="float">
            <text:p>5.87214E-01</text:p>
          </table:table-cell>
          <table:table-cell table:formula="of:=[.C164]/[.$C$205]" office:value-type="float" office:value="0.0170147408676877" calcext:value-type="float">
            <text:p>1.70147E-02</text:p>
          </table:table-cell>
          <table:table-cell table:number-columns-repeated="2"/>
          <table:table-cell table:style-name="ce4" table:formula="of:=[.G114]" office:value-type="float" office:value="42" calcext:value-type="float">
            <text:p>42</text:p>
          </table:table-cell>
          <table:table-cell office:value-type="float" office:value="0.01688277" calcext:value-type="float">
            <text:p>1.68828E-02</text:p>
          </table:table-cell>
          <table:table-cell/>
          <table:table-cell table:formula="of:=100*([.D164]-[.H164])/[.D164]" office:value-type="float" office:value="0.775626668157615" calcext:value-type="float">
            <text:p>0.775626668157615</text:p>
          </table:table-cell>
          <table:table-cell table:number-columns-repeated="4"/>
        </table:table-row>
        <table:table-row table:style-name="ro1">
          <table:table-cell/>
          <table:table-cell table:formula="of:=[.B115]" office:value-type="float" office:value="46" calcext:value-type="float">
            <text:p>46</text:p>
          </table:table-cell>
          <table:table-cell office:value-type="float" office:value="0.580072" calcext:value-type="float">
            <text:p>5.80072E-01</text:p>
          </table:table-cell>
          <table:table-cell table:formula="of:=[.C165]/[.$C$205]" office:value-type="float" office:value="0.016807798800099" calcext:value-type="float">
            <text:p>1.68078E-02</text:p>
          </table:table-cell>
          <table:table-cell table:number-columns-repeated="2"/>
          <table:table-cell table:style-name="ce4" table:formula="of:=[.G115]" office:value-type="float" office:value="46" calcext:value-type="float">
            <text:p>46</text:p>
          </table:table-cell>
          <table:table-cell office:value-type="float" office:value="0.01672501" calcext:value-type="float">
            <text:p>1.67250E-02</text:p>
          </table:table-cell>
          <table:table-cell/>
          <table:table-cell table:formula="of:=100*([.D165]-[.H165])/[.D165]" office:value-type="float" office:value="0.492561822542266" calcext:value-type="float">
            <text:p>0.492561822542266</text:p>
          </table:table-cell>
          <table:table-cell table:number-columns-repeated="4"/>
        </table:table-row>
        <table:table-row table:style-name="ro1">
          <table:table-cell/>
          <table:table-cell table:formula="of:=[.B116]" office:value-type="float" office:value="50" calcext:value-type="float">
            <text:p>50</text:p>
          </table:table-cell>
          <table:table-cell office:value-type="float" office:value="0.575896" calcext:value-type="float">
            <text:p>5.75896E-01</text:p>
          </table:table-cell>
          <table:table-cell table:formula="of:=[.C166]/[.$C$205]" office:value-type="float" office:value="0.0166867976695683" calcext:value-type="float">
            <text:p>1.66868E-02</text:p>
          </table:table-cell>
          <table:table-cell table:number-columns-repeated="2"/>
          <table:table-cell table:style-name="ce4" table:formula="of:=[.G116]" office:value-type="float" office:value="50" calcext:value-type="float">
            <text:p>50</text:p>
          </table:table-cell>
          <table:table-cell office:value-type="float" office:value="0.01655259" calcext:value-type="float">
            <text:p>1.65526E-02</text:p>
          </table:table-cell>
          <table:table-cell/>
          <table:table-cell table:formula="of:=100*([.D166]-[.H166])/[.D166]" office:value-type="float" office:value="0.80427456619222" calcext:value-type="float">
            <text:p>0.80427456619222</text:p>
          </table:table-cell>
          <table:table-cell table:number-columns-repeated="4"/>
        </table:table-row>
        <table:table-row table:style-name="ro1">
          <table:table-cell/>
          <table:table-cell table:formula="of:=[.B117]" office:value-type="float" office:value="54" calcext:value-type="float">
            <text:p>54</text:p>
          </table:table-cell>
          <table:table-cell office:value-type="float" office:value="0.567078" calcext:value-type="float">
            <text:p>5.67078E-01</text:p>
          </table:table-cell>
          <table:table-cell table:formula="of:=[.C167]/[.$C$205]" office:value-type="float" office:value="0.0164312928877149" calcext:value-type="float">
            <text:p>1.64313E-02</text:p>
          </table:table-cell>
          <table:table-cell table:number-columns-repeated="2"/>
          <table:table-cell table:style-name="ce4" table:formula="of:=[.G117]" office:value-type="float" office:value="54" calcext:value-type="float">
            <text:p>54</text:p>
          </table:table-cell>
          <table:table-cell office:value-type="float" office:value="0.01636544" calcext:value-type="float">
            <text:p>1.63654E-02</text:p>
          </table:table-cell>
          <table:table-cell/>
          <table:table-cell table:formula="of:=100*([.D167]-[.H167])/[.D167]" office:value-type="float" office:value="0.400777273978939" calcext:value-type="float">
            <text:p>0.400777273978939</text:p>
          </table:table-cell>
          <table:table-cell table:number-columns-repeated="4"/>
        </table:table-row>
        <table:table-row table:style-name="ro1">
          <table:table-cell/>
          <table:table-cell table:formula="of:=[.B118]" office:value-type="float" office:value="58" calcext:value-type="float">
            <text:p>58</text:p>
          </table:table-cell>
          <table:table-cell office:value-type="float" office:value="0.561771" calcext:value-type="float">
            <text:p>5.61771E-01</text:p>
          </table:table-cell>
          <table:table-cell table:formula="of:=[.C168]/[.$C$205]" office:value-type="float" office:value="0.0162775206176654" calcext:value-type="float">
            <text:p>1.62775E-02</text:p>
          </table:table-cell>
          <table:table-cell table:number-columns-repeated="2"/>
          <table:table-cell table:style-name="ce4" table:formula="of:=[.G118]" office:value-type="float" office:value="58" calcext:value-type="float">
            <text:p>58</text:p>
          </table:table-cell>
          <table:table-cell office:value-type="float" office:value="0.0161635" calcext:value-type="float">
            <text:p>1.61635E-02</text:p>
          </table:table-cell>
          <table:table-cell/>
          <table:table-cell table:formula="of:=100*([.D168]-[.H168])/[.D168]" office:value-type="float" office:value="0.700479024684423" calcext:value-type="float">
            <text:p>0.700479024684423</text:p>
          </table:table-cell>
          <table:table-cell table:number-columns-repeated="4"/>
        </table:table-row>
        <table:table-row table:style-name="ro1">
          <table:table-cell/>
          <table:table-cell table:formula="of:=[.B119]" office:value-type="float" office:value="62" calcext:value-type="float">
            <text:p>62</text:p>
          </table:table-cell>
          <table:table-cell office:value-type="float" office:value="0.557075" calcext:value-type="float">
            <text:p>5.57075E-01</text:p>
          </table:table-cell>
          <table:table-cell table:formula="of:=[.C169]/[.$C$205]" office:value-type="float" office:value="0.0161414522965514" calcext:value-type="float">
            <text:p>1.61415E-02</text:p>
          </table:table-cell>
          <table:table-cell table:number-columns-repeated="2"/>
          <table:table-cell table:style-name="ce4" table:formula="of:=[.G119]" office:value-type="float" office:value="62" calcext:value-type="float">
            <text:p>62</text:p>
          </table:table-cell>
          <table:table-cell office:value-type="float" office:value="0.01594672" calcext:value-type="float">
            <text:p>1.59467E-02</text:p>
          </table:table-cell>
          <table:table-cell/>
          <table:table-cell table:formula="of:=100*([.D169]-[.H169])/[.D169]" office:value-type="float" office:value="1.20641125082028" calcext:value-type="float">
            <text:p>1.20641125082028</text:p>
          </table:table-cell>
          <table:table-cell table:number-columns-repeated="4"/>
        </table:table-row>
        <table:table-row table:style-name="ro1">
          <table:table-cell/>
          <table:table-cell table:formula="of:=[.B120]" office:value-type="float" office:value="66" calcext:value-type="float">
            <text:p>66</text:p>
          </table:table-cell>
          <table:table-cell office:value-type="float" office:value="0.550012" calcext:value-type="float">
            <text:p>5.50012E-01</text:p>
          </table:table-cell>
          <table:table-cell table:formula="of:=[.C170]/[.$C$205]" office:value-type="float" office:value="0.0159367992829167" calcext:value-type="float">
            <text:p>1.59368E-02</text:p>
          </table:table-cell>
          <table:table-cell table:number-columns-repeated="2"/>
          <table:table-cell table:style-name="ce4" table:formula="of:=[.G120]" office:value-type="float" office:value="66" calcext:value-type="float">
            <text:p>66</text:p>
          </table:table-cell>
          <table:table-cell office:value-type="float" office:value="0.01571507" calcext:value-type="float">
            <text:p>1.57151E-02</text:p>
          </table:table-cell>
          <table:table-cell/>
          <table:table-cell table:formula="of:=100*([.D170]-[.H170])/[.D170]" office:value-type="float" office:value="1.39130373031916" calcext:value-type="float">
            <text:p>1.39130373031916</text:p>
          </table:table-cell>
          <table:table-cell table:number-columns-repeated="4"/>
        </table:table-row>
        <table:table-row table:style-name="ro1">
          <table:table-cell/>
          <table:table-cell table:formula="of:=[.B121]" office:value-type="float" office:value="70" calcext:value-type="float">
            <text:p>70</text:p>
          </table:table-cell>
          <table:table-cell office:value-type="float" office:value="0.534524" calcext:value-type="float">
            <text:p>5.34524E-01</text:p>
          </table:table-cell>
          <table:table-cell table:formula="of:=[.C171]/[.$C$205]" office:value-type="float" office:value="0.0154880288064656" calcext:value-type="float">
            <text:p>1.54880E-02</text:p>
          </table:table-cell>
          <table:table-cell table:number-columns-repeated="2"/>
          <table:table-cell table:style-name="ce4" table:formula="of:=[.G121]" office:value-type="float" office:value="70" calcext:value-type="float">
            <text:p>70</text:p>
          </table:table-cell>
          <table:table-cell office:value-type="float" office:value="0.01546851" calcext:value-type="float">
            <text:p>1.54685E-02</text:p>
          </table:table-cell>
          <table:table-cell/>
          <table:table-cell table:formula="of:=100*([.D171]-[.H171])/[.D171]" office:value-type="float" office:value="0.126025117266491" calcext:value-type="float">
            <text:p>0.126025117266491</text:p>
          </table:table-cell>
          <table:table-cell table:number-columns-repeated="4"/>
        </table:table-row>
        <table:table-row table:style-name="ro1">
          <table:table-cell/>
          <table:table-cell table:formula="of:=[.B122]" office:value-type="float" office:value="74" calcext:value-type="float">
            <text:p>74</text:p>
          </table:table-cell>
          <table:table-cell office:value-type="float" office:value="0.527696" calcext:value-type="float">
            <text:p>5.27696E-01</text:p>
          </table:table-cell>
          <table:table-cell table:formula="of:=[.C172]/[.$C$205]" office:value-type="float" office:value="0.0152901850039599" calcext:value-type="float">
            <text:p>1.52902E-02</text:p>
          </table:table-cell>
          <table:table-cell table:number-columns-repeated="2"/>
          <table:table-cell table:style-name="ce4" table:formula="of:=[.G122]" office:value-type="float" office:value="74" calcext:value-type="float">
            <text:p>74</text:p>
          </table:table-cell>
          <table:table-cell office:value-type="float" office:value="0.01520703" calcext:value-type="float">
            <text:p>1.52070E-02</text:p>
          </table:table-cell>
          <table:table-cell/>
          <table:table-cell table:formula="of:=100*([.D172]-[.H172])/[.D172]" office:value-type="float" office:value="0.543845636520401" calcext:value-type="float">
            <text:p>0.543845636520401</text:p>
          </table:table-cell>
          <table:table-cell table:number-columns-repeated="4"/>
        </table:table-row>
        <table:table-row table:style-name="ro1">
          <table:table-cell/>
          <table:table-cell table:formula="of:=[.B123]" office:value-type="float" office:value="78" calcext:value-type="float">
            <text:p>78</text:p>
          </table:table-cell>
          <table:table-cell office:value-type="float" office:value="0.516365" calcext:value-type="float">
            <text:p>5.16365E-01</text:p>
          </table:table-cell>
          <table:table-cell table:formula="of:=[.C173]/[.$C$205]" office:value-type="float" office:value="0.0149618651260759" calcext:value-type="float">
            <text:p>1.49619E-02</text:p>
          </table:table-cell>
          <table:table-cell table:number-columns-repeated="2"/>
          <table:table-cell table:style-name="ce4" table:formula="of:=[.G123]" office:value-type="float" office:value="78" calcext:value-type="float">
            <text:p>78</text:p>
          </table:table-cell>
          <table:table-cell office:value-type="float" office:value="0.01493061" calcext:value-type="float">
            <text:p>1.49306E-02</text:p>
          </table:table-cell>
          <table:table-cell/>
          <table:table-cell table:formula="of:=100*([.D173]-[.H173])/[.D173]" office:value-type="float" office:value="0.208898595279207" calcext:value-type="float">
            <text:p>0.208898595279207</text:p>
          </table:table-cell>
          <table:table-cell table:number-columns-repeated="4"/>
        </table:table-row>
        <table:table-row table:style-name="ro1">
          <table:table-cell/>
          <table:table-cell table:formula="of:=[.B124]" office:value-type="float" office:value="82" calcext:value-type="float">
            <text:p>82</text:p>
          </table:table-cell>
          <table:table-cell office:value-type="float" office:value="0.507195" calcext:value-type="float">
            <text:p>5.07195E-01</text:p>
          </table:table-cell>
          <table:table-cell table:formula="of:=[.C174]/[.$C$205]" office:value-type="float" office:value="0.0146961610152123" calcext:value-type="float">
            <text:p>1.46962E-02</text:p>
          </table:table-cell>
          <table:table-cell table:number-columns-repeated="2"/>
          <table:table-cell table:style-name="ce4" table:formula="of:=[.G124]" office:value-type="float" office:value="82" calcext:value-type="float">
            <text:p>82</text:p>
          </table:table-cell>
          <table:table-cell office:value-type="float" office:value="0.01463928" calcext:value-type="float">
            <text:p>1.46393E-02</text:p>
          </table:table-cell>
          <table:table-cell/>
          <table:table-cell table:formula="of:=100*([.D174]-[.H174])/[.D174]" office:value-type="float" office:value="0.387046761078605" calcext:value-type="float">
            <text:p>0.387046761078605</text:p>
          </table:table-cell>
          <table:table-cell table:number-columns-repeated="4"/>
        </table:table-row>
        <table:table-row table:style-name="ro1">
          <table:table-cell/>
          <table:table-cell table:formula="of:=[.B125]" office:value-type="float" office:value="86" calcext:value-type="float">
            <text:p>86</text:p>
          </table:table-cell>
          <table:table-cell office:value-type="float" office:value="0.497792" calcext:value-type="float">
            <text:p>4.97792E-01</text:p>
          </table:table-cell>
          <table:table-cell table:formula="of:=[.C175]/[.$C$205]" office:value-type="float" office:value="0.0144237056439526" calcext:value-type="float">
            <text:p>1.44237E-02</text:p>
          </table:table-cell>
          <table:table-cell table:number-columns-repeated="2"/>
          <table:table-cell table:style-name="ce4" table:formula="of:=[.G125]" office:value-type="float" office:value="86" calcext:value-type="float">
            <text:p>86</text:p>
          </table:table-cell>
          <table:table-cell office:value-type="float" office:value="0.01433307" calcext:value-type="float">
            <text:p>1.43331E-02</text:p>
          </table:table-cell>
          <table:table-cell/>
          <table:table-cell table:formula="of:=100*([.D175]-[.H175])/[.D175]" office:value-type="float" office:value="0.628379739506283" calcext:value-type="float">
            <text:p>0.628379739506283</text:p>
          </table:table-cell>
          <table:table-cell table:number-columns-repeated="4"/>
        </table:table-row>
        <table:table-row table:style-name="ro1">
          <table:table-cell/>
          <table:table-cell table:formula="of:=[.B126]" office:value-type="float" office:value="90" calcext:value-type="float">
            <text:p>90</text:p>
          </table:table-cell>
          <table:table-cell office:value-type="float" office:value="0.480015" calcext:value-type="float">
            <text:p>4.80015E-01</text:p>
          </table:table-cell>
          <table:table-cell table:formula="of:=[.C176]/[.$C$205]" office:value-type="float" office:value="0.0139086105535684" calcext:value-type="float">
            <text:p>1.39086E-02</text:p>
          </table:table-cell>
          <table:table-cell table:number-columns-repeated="2"/>
          <table:table-cell table:style-name="ce4" table:formula="of:=[.G126]" office:value-type="float" office:value="90" calcext:value-type="float">
            <text:p>90</text:p>
          </table:table-cell>
          <table:table-cell office:value-type="float" office:value="0.01401204" calcext:value-type="float">
            <text:p>1.40120E-02</text:p>
          </table:table-cell>
          <table:table-cell/>
          <table:table-cell table:formula="of:=100*([.D176]-[.H176])/[.D176]" office:value-type="float" office:value="-0.743636080924487" calcext:value-type="float">
            <text:p>-0.743636080924487</text:p>
          </table:table-cell>
          <table:table-cell table:number-columns-repeated="4"/>
        </table:table-row>
        <table:table-row table:style-name="ro1">
          <table:table-cell/>
          <table:table-cell table:formula="of:=[.B127]" office:value-type="float" office:value="94" calcext:value-type="float">
            <text:p>94</text:p>
          </table:table-cell>
          <table:table-cell office:value-type="float" office:value="0.472758" calcext:value-type="float">
            <text:p>4.72758E-01</text:p>
          </table:table-cell>
          <table:table-cell table:formula="of:=[.C177]/[.$C$205]" office:value-type="float" office:value="0.0136983363188315" calcext:value-type="float">
            <text:p>1.36983E-02</text:p>
          </table:table-cell>
          <table:table-cell table:number-columns-repeated="2"/>
          <table:table-cell table:style-name="ce4" table:formula="of:=[.G127]" office:value-type="float" office:value="94" calcext:value-type="float">
            <text:p>94</text:p>
          </table:table-cell>
          <table:table-cell office:value-type="float" office:value="0.01367626" calcext:value-type="float">
            <text:p>1.36763E-02</text:p>
          </table:table-cell>
          <table:table-cell/>
          <table:table-cell table:formula="of:=100*([.D177]-[.H177])/[.D177]" office:value-type="float" office:value="0.161160584158799" calcext:value-type="float">
            <text:p>0.161160584158799</text:p>
          </table:table-cell>
          <table:table-cell table:number-columns-repeated="4"/>
        </table:table-row>
        <table:table-row table:style-name="ro1">
          <table:table-cell/>
          <table:table-cell table:formula="of:=[.B128]" office:value-type="float" office:value="98" calcext:value-type="float">
            <text:p>98</text:p>
          </table:table-cell>
          <table:table-cell office:value-type="float" office:value="0.463297" calcext:value-type="float">
            <text:p>4.63297E-01</text:p>
          </table:table-cell>
          <table:table-cell table:formula="of:=[.C178]/[.$C$205]" office:value-type="float" office:value="0.0134242003763144" calcext:value-type="float">
            <text:p>1.34242E-02</text:p>
          </table:table-cell>
          <table:table-cell table:number-columns-repeated="2"/>
          <table:table-cell table:style-name="ce4" table:formula="of:=[.G128]" office:value-type="float" office:value="98" calcext:value-type="float">
            <text:p>98</text:p>
          </table:table-cell>
          <table:table-cell office:value-type="float" office:value="0.01332584" calcext:value-type="float">
            <text:p>1.33258E-02</text:p>
          </table:table-cell>
          <table:table-cell/>
          <table:table-cell table:formula="of:=100*([.D178]-[.H178])/[.D178]" office:value-type="float" office:value="0.732709387204816" calcext:value-type="float">
            <text:p>0.732709387204816</text:p>
          </table:table-cell>
          <table:table-cell table:number-columns-repeated="4"/>
        </table:table-row>
        <table:table-row table:style-name="ro1">
          <table:table-cell/>
          <table:table-cell table:formula="of:=[.B129]" office:value-type="float" office:value="102" calcext:value-type="float">
            <text:p>102</text:p>
          </table:table-cell>
          <table:table-cell office:value-type="float" office:value="0.448234" calcext:value-type="float">
            <text:p>4.48234E-01</text:p>
          </table:table-cell>
          <table:table-cell table:formula="of:=[.C179]/[.$C$205]" office:value-type="float" office:value="0.0129877444306286" calcext:value-type="float">
            <text:p>1.29877E-02</text:p>
          </table:table-cell>
          <table:table-cell table:number-columns-repeated="2"/>
          <table:table-cell table:style-name="ce4" table:formula="of:=[.G129]" office:value-type="float" office:value="102" calcext:value-type="float">
            <text:p>102</text:p>
          </table:table-cell>
          <table:table-cell office:value-type="float" office:value="0.0129609" calcext:value-type="float">
            <text:p>1.29609E-02</text:p>
          </table:table-cell>
          <table:table-cell/>
          <table:table-cell table:formula="of:=100*([.D179]-[.H179])/[.D179]" office:value-type="float" office:value="0.206690474793065" calcext:value-type="float">
            <text:p>0.206690474793065</text:p>
          </table:table-cell>
          <table:table-cell table:number-columns-repeated="4"/>
        </table:table-row>
        <table:table-row table:style-name="ro1">
          <table:table-cell/>
          <table:table-cell table:formula="of:=[.B130]" office:value-type="float" office:value="106" calcext:value-type="float">
            <text:p>106</text:p>
          </table:table-cell>
          <table:table-cell office:value-type="float" office:value="0.435233" calcext:value-type="float">
            <text:p>4.35233E-01</text:p>
          </table:table-cell>
          <table:table-cell table:formula="of:=[.C180]/[.$C$205]" office:value-type="float" office:value="0.0126110356906789" calcext:value-type="float">
            <text:p>1.26110E-02</text:p>
          </table:table-cell>
          <table:table-cell table:number-columns-repeated="2"/>
          <table:table-cell table:style-name="ce4" table:formula="of:=[.G130]" office:value-type="float" office:value="106" calcext:value-type="float">
            <text:p>106</text:p>
          </table:table-cell>
          <table:table-cell office:value-type="float" office:value="0.01258162" calcext:value-type="float">
            <text:p>1.25816E-02</text:p>
          </table:table-cell>
          <table:table-cell/>
          <table:table-cell table:formula="of:=100*([.D180]-[.H180])/[.D180]" office:value-type="float" office:value="0.23325356775132" calcext:value-type="float">
            <text:p>0.23325356775132</text:p>
          </table:table-cell>
          <table:table-cell table:number-columns-repeated="4"/>
        </table:table-row>
        <table:table-row table:style-name="ro1">
          <table:table-cell/>
          <table:table-cell table:formula="of:=[.B131]" office:value-type="float" office:value="110" calcext:value-type="float">
            <text:p>110</text:p>
          </table:table-cell>
          <table:table-cell office:value-type="float" office:value="0.419884" calcext:value-type="float">
            <text:p>4.19884E-01</text:p>
          </table:table-cell>
          <table:table-cell table:formula="of:=[.C181]/[.$C$205]" office:value-type="float" office:value="0.0121662927901722" calcext:value-type="float">
            <text:p>1.21663E-02</text:p>
          </table:table-cell>
          <table:table-cell table:number-columns-repeated="2"/>
          <table:table-cell table:style-name="ce4" table:formula="of:=[.G131]" office:value-type="float" office:value="110" calcext:value-type="float">
            <text:p>110</text:p>
          </table:table-cell>
          <table:table-cell office:value-type="float" office:value="0.01218817" calcext:value-type="float">
            <text:p>1.21882E-02</text:p>
          </table:table-cell>
          <table:table-cell/>
          <table:table-cell table:formula="of:=100*([.D181]-[.H181])/[.D181]" office:value-type="float" office:value="-0.179818209253243" calcext:value-type="float">
            <text:p>-0.179818209253243</text:p>
          </table:table-cell>
          <table:table-cell table:number-columns-repeated="4"/>
        </table:table-row>
        <table:table-row table:style-name="ro1">
          <table:table-cell/>
          <table:table-cell table:formula="of:=[.B132]" office:value-type="float" office:value="114" calcext:value-type="float">
            <text:p>114</text:p>
          </table:table-cell>
          <table:table-cell office:value-type="float" office:value="0.405488" calcext:value-type="float">
            <text:p>4.05488E-01</text:p>
          </table:table-cell>
          <table:table-cell table:formula="of:=[.C182]/[.$C$205]" office:value-type="float" office:value="0.0117491634139461" calcext:value-type="float">
            <text:p>1.17492E-02</text:p>
          </table:table-cell>
          <table:table-cell table:number-columns-repeated="2"/>
          <table:table-cell table:style-name="ce4" table:formula="of:=[.G132]" office:value-type="float" office:value="114" calcext:value-type="float">
            <text:p>114</text:p>
          </table:table-cell>
          <table:table-cell office:value-type="float" office:value="0.01178079" calcext:value-type="float">
            <text:p>1.17808E-02</text:p>
          </table:table-cell>
          <table:table-cell/>
          <table:table-cell table:formula="of:=100*([.D182]-[.H182])/[.D182]" office:value-type="float" office:value="-0.269181599911637" calcext:value-type="float">
            <text:p>-0.269181599911637</text:p>
          </table:table-cell>
          <table:table-cell table:number-columns-repeated="4"/>
        </table:table-row>
        <table:table-row table:style-name="ro1">
          <table:table-cell/>
          <table:table-cell table:formula="of:=[.B133]" office:value-type="float" office:value="118" calcext:value-type="float">
            <text:p>118</text:p>
          </table:table-cell>
          <table:table-cell office:value-type="float" office:value="0.392272" calcext:value-type="float">
            <text:p>3.92272E-01</text:p>
          </table:table-cell>
          <table:table-cell table:formula="of:=[.C183]/[.$C$205]" office:value-type="float" office:value="0.0113662249701976" calcext:value-type="float">
            <text:p>1.13662E-02</text:p>
          </table:table-cell>
          <table:table-cell table:number-columns-repeated="2"/>
          <table:table-cell table:style-name="ce4" table:formula="of:=[.G133]" office:value-type="float" office:value="118" calcext:value-type="float">
            <text:p>118</text:p>
          </table:table-cell>
          <table:table-cell office:value-type="float" office:value="0.01135973" calcext:value-type="float">
            <text:p>1.13597E-02</text:p>
          </table:table-cell>
          <table:table-cell/>
          <table:table-cell table:formula="of:=100*([.D183]-[.H183])/[.D183]" office:value-type="float" office:value="0.057142720776587" calcext:value-type="float">
            <text:p>0.057142720776587</text:p>
          </table:table-cell>
          <table:table-cell table:number-columns-repeated="4"/>
        </table:table-row>
        <table:table-row table:style-name="ro1">
          <table:table-cell/>
          <table:table-cell table:formula="of:=[.B134]" office:value-type="float" office:value="122" calcext:value-type="float">
            <text:p>122</text:p>
          </table:table-cell>
          <table:table-cell office:value-type="float" office:value="0.374071" calcext:value-type="float">
            <text:p>3.74071E-01</text:p>
          </table:table-cell>
          <table:table-cell table:formula="of:=[.C184]/[.$C$205]" office:value-type="float" office:value="0.0108388443244146" calcext:value-type="float">
            <text:p>1.08388E-02</text:p>
          </table:table-cell>
          <table:table-cell table:number-columns-repeated="2"/>
          <table:table-cell table:style-name="ce4" table:formula="of:=[.G134]" office:value-type="float" office:value="122" calcext:value-type="float">
            <text:p>122</text:p>
          </table:table-cell>
          <table:table-cell office:value-type="float" office:value="0.01092527" calcext:value-type="float">
            <text:p>1.09253E-02</text:p>
          </table:table-cell>
          <table:table-cell/>
          <table:table-cell table:formula="of:=100*([.D184]-[.H184])/[.D184]" office:value-type="float" office:value="-0.797369839427505" calcext:value-type="float">
            <text:p>-0.797369839427505</text:p>
          </table:table-cell>
          <table:table-cell table:number-columns-repeated="4"/>
        </table:table-row>
        <table:table-row table:style-name="ro1">
          <table:table-cell/>
          <table:table-cell table:formula="of:=[.B135]" office:value-type="float" office:value="126" calcext:value-type="float">
            <text:p>126</text:p>
          </table:table-cell>
          <table:table-cell office:value-type="float" office:value="0.357812" calcext:value-type="float">
            <text:p>3.57812E-01</text:p>
          </table:table-cell>
          <table:table-cell table:formula="of:=[.C185]/[.$C$205]" office:value-type="float" office:value="0.0103677338403871" calcext:value-type="float">
            <text:p>1.03677E-02</text:p>
          </table:table-cell>
          <table:table-cell table:number-columns-repeated="2"/>
          <table:table-cell table:style-name="ce4" table:formula="of:=[.G135]" office:value-type="float" office:value="126" calcext:value-type="float">
            <text:p>126</text:p>
          </table:table-cell>
          <table:table-cell office:value-type="float" office:value="0.01047774" calcext:value-type="float">
            <text:p>1.04777E-02</text:p>
          </table:table-cell>
          <table:table-cell/>
          <table:table-cell table:formula="of:=100*([.D185]-[.H185])/[.D185]" office:value-type="float" office:value="-1.06104343829098" calcext:value-type="float">
            <text:p>-1.06104343829098</text:p>
          </table:table-cell>
          <table:table-cell table:number-columns-repeated="4"/>
        </table:table-row>
        <table:table-row table:style-name="ro1">
          <table:table-cell/>
          <table:table-cell table:formula="of:=[.B136]" office:value-type="float" office:value="130" calcext:value-type="float">
            <text:p>130</text:p>
          </table:table-cell>
          <table:table-cell office:value-type="float" office:value="0.342715" calcext:value-type="float">
            <text:p>3.42715E-01</text:p>
          </table:table-cell>
          <table:table-cell table:formula="of:=[.C186]/[.$C$205]" office:value-type="float" office:value="0.00993029273224002" calcext:value-type="float">
            <text:p>9.93029E-03</text:p>
          </table:table-cell>
          <table:table-cell table:number-columns-repeated="2"/>
          <table:table-cell table:style-name="ce4" table:formula="of:=[.G136]" office:value-type="float" office:value="130" calcext:value-type="float">
            <text:p>130</text:p>
          </table:table-cell>
          <table:table-cell office:value-type="float" office:value="0.01001749" calcext:value-type="float">
            <text:p>1.00175E-02</text:p>
          </table:table-cell>
          <table:table-cell/>
          <table:table-cell table:formula="of:=100*([.D186]-[.H186])/[.D186]" office:value-type="float" office:value="-0.878093628366906" calcext:value-type="float">
            <text:p>-0.878093628366906</text:p>
          </table:table-cell>
          <table:table-cell table:number-columns-repeated="4"/>
        </table:table-row>
        <table:table-row table:style-name="ro1">
          <table:table-cell/>
          <table:table-cell table:formula="of:=[.B137]" office:value-type="float" office:value="134" calcext:value-type="float">
            <text:p>134</text:p>
          </table:table-cell>
          <table:table-cell office:value-type="float" office:value="0.326551" calcext:value-type="float">
            <text:p>3.26551E-01</text:p>
          </table:table-cell>
          <table:table-cell table:formula="of:=[.C187]/[.$C$205]" office:value-type="float" office:value="0.00946193490803061" calcext:value-type="float">
            <text:p>9.46193E-03</text:p>
          </table:table-cell>
          <table:table-cell table:number-columns-repeated="2"/>
          <table:table-cell table:style-name="ce4" table:formula="of:=[.G137]" office:value-type="float" office:value="134" calcext:value-type="float">
            <text:p>134</text:p>
          </table:table-cell>
          <table:table-cell office:value-type="float" office:value="0.009544932" calcext:value-type="float">
            <text:p>9.54493E-03</text:p>
          </table:table-cell>
          <table:table-cell/>
          <table:table-cell table:formula="of:=100*([.D187]-[.H187])/[.D187]" office:value-type="float" office:value="-0.877168282979307" calcext:value-type="float">
            <text:p>-0.877168282979307</text:p>
          </table:table-cell>
          <table:table-cell table:number-columns-repeated="4"/>
        </table:table-row>
        <table:table-row table:style-name="ro1">
          <table:table-cell/>
          <table:table-cell table:formula="of:=[.B138]" office:value-type="float" office:value="138" calcext:value-type="float">
            <text:p>138</text:p>
          </table:table-cell>
          <table:table-cell office:value-type="float" office:value="0.311597" calcext:value-type="float">
            <text:p>3.11597E-01</text:p>
          </table:table-cell>
          <table:table-cell table:formula="of:=[.C188]/[.$C$205]" office:value-type="float" office:value="0.00902863727729394" calcext:value-type="float">
            <text:p>9.02864E-03</text:p>
          </table:table-cell>
          <table:table-cell table:number-columns-repeated="2"/>
          <table:table-cell table:style-name="ce4" table:formula="of:=[.G138]" office:value-type="float" office:value="138" calcext:value-type="float">
            <text:p>138</text:p>
          </table:table-cell>
          <table:table-cell office:value-type="float" office:value="0.009060479" calcext:value-type="float">
            <text:p>9.06048E-03</text:p>
          </table:table-cell>
          <table:table-cell/>
          <table:table-cell table:formula="of:=100*([.D188]-[.H188])/[.D188]" office:value-type="float" office:value="-0.352674736265418" calcext:value-type="float">
            <text:p>-0.352674736265418</text:p>
          </table:table-cell>
          <table:table-cell table:number-columns-repeated="4"/>
        </table:table-row>
        <table:table-row table:style-name="ro1">
          <table:table-cell/>
          <table:table-cell table:formula="of:=[.B139]" office:value-type="float" office:value="142" calcext:value-type="float">
            <text:p>142</text:p>
          </table:table-cell>
          <table:table-cell office:value-type="float" office:value="0.295677" calcext:value-type="float">
            <text:p>2.95677E-01</text:p>
          </table:table-cell>
          <table:table-cell table:formula="of:=[.C189]/[.$C$205]" office:value-type="float" office:value="0.00856734944251209" calcext:value-type="float">
            <text:p>8.56735E-03</text:p>
          </table:table-cell>
          <table:table-cell table:number-columns-repeated="2"/>
          <table:table-cell table:style-name="ce4" table:formula="of:=[.G139]" office:value-type="float" office:value="142" calcext:value-type="float">
            <text:p>142</text:p>
          </table:table-cell>
          <table:table-cell office:value-type="float" office:value="0.0085646" calcext:value-type="float">
            <text:p>8.56460E-03</text:p>
          </table:table-cell>
          <table:table-cell/>
          <table:table-cell table:formula="of:=100*([.D189]-[.H189])/[.D189]" office:value-type="float" office:value="0.0320921018868215" calcext:value-type="float">
            <text:p>0.032092101886822</text:p>
          </table:table-cell>
          <table:table-cell table:number-columns-repeated="4"/>
        </table:table-row>
        <table:table-row table:style-name="ro1">
          <table:table-cell/>
          <table:table-cell table:formula="of:=[.B140]" office:value-type="float" office:value="146" calcext:value-type="float">
            <text:p>146</text:p>
          </table:table-cell>
          <table:table-cell office:value-type="float" office:value="0.273381" calcext:value-type="float">
            <text:p>2.73381E-01</text:p>
          </table:table-cell>
          <table:table-cell table:formula="of:=[.C190]/[.$C$205]" office:value-type="float" office:value="0.00792131467088545" calcext:value-type="float">
            <text:p>7.92131E-03</text:p>
          </table:table-cell>
          <table:table-cell table:number-columns-repeated="2"/>
          <table:table-cell table:style-name="ce4" table:formula="of:=[.G140]" office:value-type="float" office:value="146" calcext:value-type="float">
            <text:p>146</text:p>
          </table:table-cell>
          <table:table-cell office:value-type="float" office:value="0.008057793" calcext:value-type="float">
            <text:p>8.05779E-03</text:p>
          </table:table-cell>
          <table:table-cell/>
          <table:table-cell table:formula="of:=100*([.D190]-[.H190])/[.D190]" office:value-type="float" office:value="-1.72292523128981" calcext:value-type="float">
            <text:p>-1.72292523128981</text:p>
          </table:table-cell>
          <table:table-cell table:number-columns-repeated="4"/>
        </table:table-row>
        <table:table-row table:style-name="ro1">
          <table:table-cell/>
          <table:table-cell table:formula="of:=[.B141]" office:value-type="float" office:value="150" calcext:value-type="float">
            <text:p>150</text:p>
          </table:table-cell>
          <table:table-cell office:value-type="float" office:value="0.255567" calcext:value-type="float">
            <text:p>2.55567E-01</text:p>
          </table:table-cell>
          <table:table-cell table:formula="of:=[.C191]/[.$C$205]" office:value-type="float" office:value="0.00740514749194049" calcext:value-type="float">
            <text:p>7.40515E-03</text:p>
          </table:table-cell>
          <table:table-cell table:number-columns-repeated="2"/>
          <table:table-cell table:style-name="ce4" table:formula="of:=[.G141]" office:value-type="float" office:value="150" calcext:value-type="float">
            <text:p>150</text:p>
          </table:table-cell>
          <table:table-cell office:value-type="float" office:value="0.007540593" calcext:value-type="float">
            <text:p>7.54059E-03</text:p>
          </table:table-cell>
          <table:table-cell/>
          <table:table-cell table:formula="of:=100*([.D191]-[.H191])/[.D191]" office:value-type="float" office:value="-1.82907238791565" calcext:value-type="float">
            <text:p>-1.82907238791565</text:p>
          </table:table-cell>
          <table:table-cell table:number-columns-repeated="4"/>
        </table:table-row>
        <table:table-row table:style-name="ro1">
          <table:table-cell/>
          <table:table-cell table:formula="of:=[.B142]" office:value-type="float" office:value="154" calcext:value-type="float">
            <text:p>154</text:p>
          </table:table-cell>
          <table:table-cell office:value-type="float" office:value="0.234602" calcext:value-type="float">
            <text:p>2.34602E-01</text:p>
          </table:table-cell>
          <table:table-cell table:formula="of:=[.C192]/[.$C$205]" office:value-type="float" office:value="0.00679767893313387" calcext:value-type="float">
            <text:p>6.79768E-03</text:p>
          </table:table-cell>
          <table:table-cell table:number-columns-repeated="2"/>
          <table:table-cell table:style-name="ce4" table:formula="of:=[.G142]" office:value-type="float" office:value="154" calcext:value-type="float">
            <text:p>154</text:p>
          </table:table-cell>
          <table:table-cell office:value-type="float" office:value="0.007013566" calcext:value-type="float">
            <text:p>7.01357E-03</text:p>
          </table:table-cell>
          <table:table-cell/>
          <table:table-cell table:formula="of:=100*([.D192]-[.H192])/[.D192]" office:value-type="float" office:value="-3.17589384538065" calcext:value-type="float">
            <text:p>-3.17589384538065</text:p>
          </table:table-cell>
          <table:table-cell table:number-columns-repeated="4"/>
        </table:table-row>
        <table:table-row table:style-name="ro1">
          <table:table-cell/>
          <table:table-cell table:formula="of:=[.B143]" office:value-type="float" office:value="158" calcext:value-type="float">
            <text:p>158</text:p>
          </table:table-cell>
          <table:table-cell office:value-type="float" office:value="0.215617" calcext:value-type="float">
            <text:p>2.15617E-01</text:p>
          </table:table-cell>
          <table:table-cell table:formula="of:=[.C193]/[.$C$205]" office:value-type="float" office:value="0.00624758160000991" calcext:value-type="float">
            <text:p>6.24758E-03</text:p>
          </table:table-cell>
          <table:table-cell table:number-columns-repeated="2"/>
          <table:table-cell table:style-name="ce4" table:formula="of:=[.G143]" office:value-type="float" office:value="158" calcext:value-type="float">
            <text:p>158</text:p>
          </table:table-cell>
          <table:table-cell office:value-type="float" office:value="0.006477308" calcext:value-type="float">
            <text:p>6.47731E-03</text:p>
          </table:table-cell>
          <table:table-cell/>
          <table:table-cell table:formula="of:=100*([.D193]-[.H193])/[.D193]" office:value-type="float" office:value="-3.67704521041752" calcext:value-type="float">
            <text:p>-3.67704521041752</text:p>
          </table:table-cell>
          <table:table-cell table:number-columns-repeated="4"/>
        </table:table-row>
        <table:table-row table:style-name="ro1">
          <table:table-cell/>
          <table:table-cell table:formula="of:=[.B144]" office:value-type="float" office:value="162" calcext:value-type="float">
            <text:p>162</text:p>
          </table:table-cell>
          <table:table-cell office:value-type="float" office:value="0.19796" calcext:value-type="float">
            <text:p>1.97960E-01</text:p>
          </table:table-cell>
          <table:table-cell table:formula="of:=[.C194]/[.$C$205]" office:value-type="float" office:value="0.00573596355360645" calcext:value-type="float">
            <text:p>5.73596E-03</text:p>
          </table:table-cell>
          <table:table-cell table:number-columns-repeated="2"/>
          <table:table-cell table:style-name="ce4" table:formula="of:=[.G144]" office:value-type="float" office:value="162" calcext:value-type="float">
            <text:p>162</text:p>
          </table:table-cell>
          <table:table-cell office:value-type="float" office:value="0.005932446" calcext:value-type="float">
            <text:p>5.93245E-03</text:p>
          </table:table-cell>
          <table:table-cell/>
          <table:table-cell table:formula="of:=100*([.D194]-[.H194])/[.D194]" office:value-type="float" office:value="-3.42544795756267" calcext:value-type="float">
            <text:p>-3.42544795756267</text:p>
          </table:table-cell>
          <table:table-cell table:number-columns-repeated="4"/>
        </table:table-row>
        <table:table-row table:style-name="ro1">
          <table:table-cell/>
          <table:table-cell table:formula="of:=[.B145]" office:value-type="float" office:value="166" calcext:value-type="float">
            <text:p>166</text:p>
          </table:table-cell>
          <table:table-cell office:value-type="float" office:value="0.176936" calcext:value-type="float">
            <text:p>1.76936E-01</text:p>
          </table:table-cell>
          <table:table-cell table:formula="of:=[.C195]/[.$C$205]" office:value-type="float" office:value="0.00512678544817595" calcext:value-type="float">
            <text:p>5.12679E-03</text:p>
          </table:table-cell>
          <table:table-cell table:number-columns-repeated="2"/>
          <table:table-cell table:style-name="ce4" table:formula="of:=[.G145]" office:value-type="float" office:value="166" calcext:value-type="float">
            <text:p>166</text:p>
          </table:table-cell>
          <table:table-cell office:value-type="float" office:value="0.005379624" calcext:value-type="float">
            <text:p>5.37962E-03</text:p>
          </table:table-cell>
          <table:table-cell/>
          <table:table-cell table:formula="of:=100*([.D195]-[.H195])/[.D195]" office:value-type="float" office:value="-4.93171704530781" calcext:value-type="float">
            <text:p>-4.93171704530781</text:p>
          </table:table-cell>
          <table:table-cell table:number-columns-repeated="4"/>
        </table:table-row>
        <table:table-row table:style-name="ro1">
          <table:table-cell/>
          <table:table-cell table:formula="of:=[.B146]" office:value-type="float" office:value="170" calcext:value-type="float">
            <text:p>170</text:p>
          </table:table-cell>
          <table:table-cell office:value-type="float" office:value="0.157446" calcext:value-type="float">
            <text:p>1.57446E-01</text:p>
          </table:table-cell>
          <table:table-cell table:formula="of:=[.C196]/[.$C$205]" office:value-type="float" office:value="0.00456205555496626" calcext:value-type="float">
            <text:p>4.56206E-03</text:p>
          </table:table-cell>
          <table:table-cell table:number-columns-repeated="2"/>
          <table:table-cell table:style-name="ce4" table:formula="of:=[.G146]" office:value-type="float" office:value="170" calcext:value-type="float">
            <text:p>170</text:p>
          </table:table-cell>
          <table:table-cell office:value-type="float" office:value="0.004819486" calcext:value-type="float">
            <text:p>4.81949E-03</text:p>
          </table:table-cell>
          <table:table-cell/>
          <table:table-cell table:formula="of:=100*([.D196]-[.H196])/[.D196]" office:value-type="float" office:value="-5.6428608098273" calcext:value-type="float">
            <text:p>-5.6428608098273</text:p>
          </table:table-cell>
          <table:table-cell table:number-columns-repeated="4"/>
        </table:table-row>
        <table:table-row table:style-name="ro1">
          <table:table-cell/>
          <table:table-cell table:formula="of:=[.B147]" office:value-type="float" office:value="174" calcext:value-type="float">
            <text:p>174</text:p>
          </table:table-cell>
          <table:table-cell office:value-type="float" office:value="0.138812" calcext:value-type="float">
            <text:p>1.38812E-01</text:p>
          </table:table-cell>
          <table:table-cell table:formula="of:=[.C197]/[.$C$205]" office:value-type="float" office:value="0.00402212857548605" calcext:value-type="float">
            <text:p>4.02213E-03</text:p>
          </table:table-cell>
          <table:table-cell table:number-columns-repeated="2"/>
          <table:table-cell table:style-name="ce4" table:formula="of:=[.G147]" office:value-type="float" office:value="174" calcext:value-type="float">
            <text:p>174</text:p>
          </table:table-cell>
          <table:table-cell office:value-type="float" office:value="0.004252617" calcext:value-type="float">
            <text:p>4.25262E-03</text:p>
          </table:table-cell>
          <table:table-cell/>
          <table:table-cell table:formula="of:=100*([.D197]-[.H197])/[.D197]" office:value-type="float" office:value="-5.73050861473512" calcext:value-type="float">
            <text:p>-5.73050861473512</text:p>
          </table:table-cell>
          <table:table-cell table:number-columns-repeated="4"/>
        </table:table-row>
        <table:table-row table:style-name="ro1">
          <table:table-cell/>
          <table:table-cell table:formula="of:=[.B148]" office:value-type="float" office:value="178" calcext:value-type="float">
            <text:p>178</text:p>
          </table:table-cell>
          <table:table-cell office:value-type="float" office:value="0.120154" calcext:value-type="float">
            <text:p>1.20154E-01</text:p>
          </table:table-cell>
          <table:table-cell table:formula="of:=[.C198]/[.$C$205]" office:value-type="float" office:value="0.00348150618720968" calcext:value-type="float">
            <text:p>3.48151E-03</text:p>
          </table:table-cell>
          <table:table-cell table:number-columns-repeated="2"/>
          <table:table-cell table:style-name="ce4" table:formula="of:=[.G148]" office:value-type="float" office:value="178" calcext:value-type="float">
            <text:p>178</text:p>
          </table:table-cell>
          <table:table-cell office:value-type="float" office:value="0.003679386" calcext:value-type="float">
            <text:p>3.67939E-03</text:p>
          </table:table-cell>
          <table:table-cell/>
          <table:table-cell table:formula="of:=100*([.D198]-[.H198])/[.D198]" office:value-type="float" office:value="-5.68374152305929" calcext:value-type="float">
            <text:p>-5.68374152305929</text:p>
          </table:table-cell>
          <table:table-cell table:number-columns-repeated="4"/>
        </table:table-row>
        <table:table-row table:style-name="ro1">
          <table:table-cell/>
          <table:table-cell table:formula="of:=[.B149]" office:value-type="float" office:value="182" calcext:value-type="float">
            <text:p>182</text:p>
          </table:table-cell>
          <table:table-cell office:value-type="float" office:value="0.102008" calcext:value-type="float">
            <text:p>1.02008E-01</text:p>
          </table:table-cell>
          <table:table-cell table:formula="of:=[.C199]/[.$C$205]" office:value-type="float" office:value="0.0029557191865846" calcext:value-type="float">
            <text:p>2.95572E-03</text:p>
          </table:table-cell>
          <table:table-cell table:number-columns-repeated="2"/>
          <table:table-cell table:style-name="ce4" table:formula="of:=[.G149]" office:value-type="float" office:value="182" calcext:value-type="float">
            <text:p>182</text:p>
          </table:table-cell>
          <table:table-cell office:value-type="float" office:value="0.003099528" calcext:value-type="float">
            <text:p>3.09953E-03</text:p>
          </table:table-cell>
          <table:table-cell/>
          <table:table-cell table:formula="of:=100*([.D199]-[.H199])/[.D199]" office:value-type="float" office:value="-4.86544236232328" calcext:value-type="float">
            <text:p>-4.86544236232328</text:p>
          </table:table-cell>
          <table:table-cell table:number-columns-repeated="4"/>
        </table:table-row>
        <table:table-row table:style-name="ro1">
          <table:table-cell/>
          <table:table-cell table:formula="of:=[.B150]" office:value-type="float" office:value="186" calcext:value-type="float">
            <text:p>186</text:p>
          </table:table-cell>
          <table:table-cell office:value-type="float" office:value="0.0831907" calcext:value-type="float">
            <text:p>8.31907E-02</text:p>
          </table:table-cell>
          <table:table-cell table:formula="of:=[.C200]/[.$C$205]" office:value-type="float" office:value="0.00241048102242376" calcext:value-type="float">
            <text:p>2.41048E-03</text:p>
          </table:table-cell>
          <table:table-cell table:number-columns-repeated="2"/>
          <table:table-cell table:style-name="ce4" table:formula="of:=[.G150]" office:value-type="float" office:value="186" calcext:value-type="float">
            <text:p>186</text:p>
          </table:table-cell>
          <table:table-cell office:value-type="float" office:value="0.002511096" calcext:value-type="float">
            <text:p>2.51110E-03</text:p>
          </table:table-cell>
          <table:table-cell/>
          <table:table-cell table:formula="of:=100*([.D200]-[.H200])/[.D200]" office:value-type="float" office:value="-4.17406221580905" calcext:value-type="float">
            <text:p>-4.17406221580905</text:p>
          </table:table-cell>
          <table:table-cell table:number-columns-repeated="4"/>
        </table:table-row>
        <table:table-row table:style-name="ro1">
          <table:table-cell/>
          <table:table-cell table:formula="of:=[.B151]" office:value-type="float" office:value="190" calcext:value-type="float">
            <text:p>190</text:p>
          </table:table-cell>
          <table:table-cell office:value-type="float" office:value="0.0638865" calcext:value-type="float">
            <text:p>6.38865E-02</text:p>
          </table:table-cell>
          <table:table-cell table:formula="of:=[.C201]/[.$C$205]" office:value-type="float" office:value="0.00185113475231096" calcext:value-type="float">
            <text:p>1.85113E-03</text:p>
          </table:table-cell>
          <table:table-cell table:number-columns-repeated="2"/>
          <table:table-cell table:style-name="ce4" table:formula="of:=[.G151]" office:value-type="float" office:value="190" calcext:value-type="float">
            <text:p>190</text:p>
          </table:table-cell>
          <table:table-cell office:value-type="float" office:value="0.001907965" calcext:value-type="float">
            <text:p>1.90797E-03</text:p>
          </table:table-cell>
          <table:table-cell/>
          <table:table-cell table:formula="of:=100*([.D201]-[.H201])/[.D201]" office:value-type="float" office:value="-3.07002219142012" calcext:value-type="float">
            <text:p>-3.07002219142012</text:p>
          </table:table-cell>
          <table:table-cell table:number-columns-repeated="4"/>
        </table:table-row>
        <table:table-row table:style-name="ro1">
          <table:table-cell/>
          <table:table-cell table:formula="of:=[.B152]" office:value-type="float" office:value="194" calcext:value-type="float">
            <text:p>194</text:p>
          </table:table-cell>
          <table:table-cell office:value-type="float" office:value="0.0421357" calcext:value-type="float">
            <text:p>4.21357E-02</text:p>
          </table:table-cell>
          <table:table-cell table:formula="of:=[.C202]/[.$C$205]" office:value-type="float" office:value="0.00122089735050361" calcext:value-type="float">
            <text:p>1.22090E-03</text:p>
          </table:table-cell>
          <table:table-cell table:number-columns-repeated="2"/>
          <table:table-cell table:style-name="ce4" table:formula="of:=[.G152]" office:value-type="float" office:value="194" calcext:value-type="float">
            <text:p>194</text:p>
          </table:table-cell>
          <table:table-cell office:value-type="float" office:value="0.001274539" calcext:value-type="float">
            <text:p>1.27454E-03</text:p>
          </table:table-cell>
          <table:table-cell/>
          <table:table-cell table:formula="of:=100*([.D202]-[.H202])/[.D202]" office:value-type="float" office:value="-4.39362485914645" calcext:value-type="float">
            <text:p>-4.39362485914645</text:p>
          </table:table-cell>
          <table:table-cell table:number-columns-repeated="4"/>
        </table:table-row>
        <table:table-row table:style-name="ro1">
          <table:table-cell/>
          <table:table-cell table:formula="of:=[.B153]" office:value-type="float" office:value="198" calcext:value-type="float">
            <text:p>198</text:p>
          </table:table-cell>
          <table:table-cell office:value-type="float" office:value="0.0187631" calcext:value-type="float">
            <text:p>1.87631E-02</text:p>
          </table:table-cell>
          <table:table-cell table:formula="of:=[.C203]/[.$C$205]" office:value-type="float" office:value="0.000543667699296187" calcext:value-type="float">
            <text:p>5.43668E-04</text:p>
          </table:table-cell>
          <table:table-cell table:number-columns-repeated="2"/>
          <table:table-cell table:style-name="ce4" table:formula="of:=[.G153]" office:value-type="float" office:value="198" calcext:value-type="float">
            <text:p>198</text:p>
          </table:table-cell>
          <table:table-cell office:value-type="float" office:value="0.0005767434" calcext:value-type="float">
            <text:p>5.76743E-04</text:p>
          </table:table-cell>
          <table:table-cell/>
          <table:table-cell table:formula="of:=100*([.D203]-[.H203])/[.D203]" office:value-type="float" office:value="-6.08380831648301" calcext:value-type="float">
            <text:p>-6.08380831648301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SUM([.C4:.C203])" office:value-type="float" office:value="34.51207424" calcext:value-type="float">
            <text:p>3.45121E+01</text:p>
          </table:table-cell>
          <table:table-cell table:number-columns-repeated="11"/>
        </table:table-row>
        <table:table-row table:style-name="ro1" table:number-rows-repeated="104837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diff9" table:style-name="ta1">
        <table:shapes>
          <draw:frame draw:z-index="0" draw:style-name="gr1" draw:text-style-name="P1" svg:width="23.073cm" svg:height="13.739cm" svg:x="24.56cm" svg:y="0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/>
          <table:table-cell/>
          <table:table-cell office:value-type="string" calcext:value-type="string">
            <text:p>Rel Error 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264784" calcext:value-type="float">
            <text:p>2.64784E-01</text:p>
          </table:table-cell>
          <table:table-cell table:formula="of:=[.C4]/[.$C$205]" office:value-type="float" office:value="0.00741111318870383" calcext:value-type="float">
            <text:p>7.41111E-03</text:p>
          </table:table-cell>
          <table:table-cell table:style-name="ce6" office:value-type="string" calcext:value-type="string">
            <text:p>Serpent_1g</text:p>
          </table:table-cell>
          <table:table-cell table:style-name="ce3" office:value-type="float" office:value="0.02" calcext:value-type="float">
            <text:p>2.00E-02</text:p>
          </table:table-cell>
          <table:table-cell table:style-name="ce4" table:formula="of:=[.F4]*100" office:value-type="float" office:value="2" calcext:value-type="float">
            <text:p>2</text:p>
          </table:table-cell>
          <table:table-cell office:value-type="float" office:value="0.007648793" calcext:value-type="float">
            <text:p>7.64879E-03</text:p>
          </table:table-cell>
          <table:table-cell table:style-name="ce1" office:value-type="string" calcext:value-type="string">
            <text:p>Almost_1g</text:p>
          </table:table-cell>
          <table:table-cell table:formula="of:=100*([.D4]-[.H4])/[.D4]" office:value-type="float" office:value="-3.20707301648615" calcext:value-type="float">
            <text:p>-3.207073016486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262853" calcext:value-type="float">
            <text:p>2.62853E-01</text:p>
          </table:table-cell>
          <table:table-cell table:formula="of:=[.C5]/[.$C$205]" office:value-type="float" office:value="0.00735706589140722" calcext:value-type="float">
            <text:p>7.35707E-03</text:p>
          </table:table-cell>
          <table:table-cell/>
          <table:table-cell table:style-name="ce3" office:value-type="float" office:value="0.06" calcext:value-type="float">
            <text:p>6.00E-02</text:p>
          </table:table-cell>
          <table:table-cell table:style-name="ce4" table:formula="of:=[.F5]*100" office:value-type="float" office:value="6" calcext:value-type="float">
            <text:p>6</text:p>
          </table:table-cell>
          <table:table-cell office:value-type="float" office:value="0.007626735" calcext:value-type="float">
            <text:p>7.62674E-03</text:p>
          </table:table-cell>
          <table:table-cell/>
          <table:table-cell table:formula="of:=100*([.D5]-[.H5])/[.D5]" office:value-type="float" office:value="-3.66544370504749" calcext:value-type="float">
            <text:p>-3.665443705047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262222" calcext:value-type="float">
            <text:p>2.62222E-01</text:p>
          </table:table-cell>
          <table:table-cell table:formula="of:=[.C6]/[.$C$205]" office:value-type="float" office:value="0.00733940465650605" calcext:value-type="float">
            <text:p>7.33940E-03</text:p>
          </table:table-cell>
          <table:table-cell/>
          <table:table-cell table:style-name="ce3" office:value-type="float" office:value="0.1" calcext:value-type="float">
            <text:p>1.00E-01</text:p>
          </table:table-cell>
          <table:table-cell table:style-name="ce4" table:formula="of:=[.F6]*100" office:value-type="float" office:value="10" calcext:value-type="float">
            <text:p>10</text:p>
          </table:table-cell>
          <table:table-cell office:value-type="float" office:value="0.007582679" calcext:value-type="float">
            <text:p>7.58268E-03</text:p>
          </table:table-cell>
          <table:table-cell/>
          <table:table-cell table:formula="of:=100*([.D6]-[.H6])/[.D6]" office:value-type="float" office:value="-3.31463320091368" calcext:value-type="float">
            <text:p>-3.314633200913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260016" calcext:value-type="float">
            <text:p>2.60016E-01</text:p>
          </table:table-cell>
          <table:table-cell table:formula="of:=[.C7]/[.$C$205]" office:value-type="float" office:value="0.00727766030754886" calcext:value-type="float">
            <text:p>7.27766E-03</text:p>
          </table:table-cell>
          <table:table-cell/>
          <table:table-cell table:style-name="ce3" office:value-type="float" office:value="0.14" calcext:value-type="float">
            <text:p>1.40E-01</text:p>
          </table:table-cell>
          <table:table-cell table:style-name="ce4" table:formula="of:=[.F7]*100" office:value-type="float" office:value="14" calcext:value-type="float">
            <text:p>14</text:p>
          </table:table-cell>
          <table:table-cell office:value-type="float" office:value="0.007516748" calcext:value-type="float">
            <text:p>7.51675E-03</text:p>
          </table:table-cell>
          <table:table-cell/>
          <table:table-cell table:formula="of:=100*([.D7]-[.H7])/[.D7]" office:value-type="float" office:value="-3.28522742677544" calcext:value-type="float">
            <text:p>-3.285227426775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256148" calcext:value-type="float">
            <text:p>2.56148E-01</text:p>
          </table:table-cell>
          <table:table-cell table:formula="of:=[.C8]/[.$C$205]" office:value-type="float" office:value="0.00716939777728303" calcext:value-type="float">
            <text:p>7.16940E-03</text:p>
          </table:table-cell>
          <table:table-cell/>
          <table:table-cell table:style-name="ce3" office:value-type="float" office:value="0.18" calcext:value-type="float">
            <text:p>1.80E-01</text:p>
          </table:table-cell>
          <table:table-cell table:style-name="ce4" table:formula="of:=[.F8]*100" office:value-type="float" office:value="18" calcext:value-type="float">
            <text:p>18</text:p>
          </table:table-cell>
          <table:table-cell office:value-type="float" office:value="0.007429124" calcext:value-type="float">
            <text:p>7.42912E-03</text:p>
          </table:table-cell>
          <table:table-cell/>
          <table:table-cell table:formula="of:=100*([.D8]-[.H8])/[.D8]" office:value-type="float" office:value="-3.62270626885761" calcext:value-type="float">
            <text:p>-3.622706268857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253408" calcext:value-type="float">
            <text:p>2.53408E-01</text:p>
          </table:table-cell>
          <table:table-cell table:formula="of:=[.C9]/[.$C$205]" office:value-type="float" office:value="0.00709270715346494" calcext:value-type="float">
            <text:p>7.09271E-03</text:p>
          </table:table-cell>
          <table:table-cell/>
          <table:table-cell table:style-name="ce3" office:value-type="float" office:value="0.22" calcext:value-type="float">
            <text:p>2.20E-01</text:p>
          </table:table-cell>
          <table:table-cell table:style-name="ce4" table:formula="of:=[.F9]*100" office:value-type="float" office:value="22" calcext:value-type="float">
            <text:p>22</text:p>
          </table:table-cell>
          <table:table-cell office:value-type="float" office:value="0.007320051" calcext:value-type="float">
            <text:p>7.32005E-03</text:p>
          </table:table-cell>
          <table:table-cell/>
          <table:table-cell table:formula="of:=100*([.D9]-[.H9])/[.D9]" office:value-type="float" office:value="-3.20531838712665" calcext:value-type="float">
            <text:p>-3.205318387126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251293" calcext:value-type="float">
            <text:p>2.51293E-01</text:p>
          </table:table-cell>
          <table:table-cell table:formula="of:=[.C10]/[.$C$205]" office:value-type="float" office:value="0.00703350982887543" calcext:value-type="float">
            <text:p>7.03351E-03</text:p>
          </table:table-cell>
          <table:table-cell/>
          <table:table-cell table:style-name="ce3" office:value-type="float" office:value="0.26" calcext:value-type="float">
            <text:p>2.60E-01</text:p>
          </table:table-cell>
          <table:table-cell table:style-name="ce4" table:formula="of:=[.F10]*100" office:value-type="float" office:value="26" calcext:value-type="float">
            <text:p>26</text:p>
          </table:table-cell>
          <table:table-cell office:value-type="float" office:value="0.007189832" calcext:value-type="float">
            <text:p>7.18983E-03</text:p>
          </table:table-cell>
          <table:table-cell/>
          <table:table-cell table:formula="of:=100*([.D10]-[.H10])/[.D10]" office:value-type="float" office:value="-2.22253433815932" calcext:value-type="float">
            <text:p>-2.222534338159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245282" calcext:value-type="float">
            <text:p>2.45282E-01</text:p>
          </table:table-cell>
          <table:table-cell table:formula="of:=[.C11]/[.$C$205]" office:value-type="float" office:value="0.00686526627421466" calcext:value-type="float">
            <text:p>6.86527E-03</text:p>
          </table:table-cell>
          <table:table-cell/>
          <table:table-cell table:style-name="ce3" office:value-type="float" office:value="0.3" calcext:value-type="float">
            <text:p>3.00E-01</text:p>
          </table:table-cell>
          <table:table-cell table:style-name="ce4" table:formula="of:=[.F11]*100" office:value-type="float" office:value="30" calcext:value-type="float">
            <text:p>30</text:p>
          </table:table-cell>
          <table:table-cell office:value-type="float" office:value="0.007038829" calcext:value-type="float">
            <text:p>7.03883E-03</text:p>
          </table:table-cell>
          <table:table-cell/>
          <table:table-cell table:formula="of:=100*([.D11]-[.H11])/[.D11]" office:value-type="float" office:value="-2.52812809952076" calcext:value-type="float">
            <text:p>-2.528128099520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240466" calcext:value-type="float">
            <text:p>2.40466E-01</text:p>
          </table:table-cell>
          <table:table-cell table:formula="of:=[.C12]/[.$C$205]" office:value-type="float" office:value="0.00673046990767892" calcext:value-type="float">
            <text:p>6.73047E-03</text:p>
          </table:table-cell>
          <table:table-cell/>
          <table:table-cell table:style-name="ce3" office:value-type="float" office:value="0.34" calcext:value-type="float">
            <text:p>3.40E-01</text:p>
          </table:table-cell>
          <table:table-cell table:style-name="ce4" table:formula="of:=[.F12]*100" office:value-type="float" office:value="34" calcext:value-type="float">
            <text:p>34</text:p>
          </table:table-cell>
          <table:table-cell office:value-type="float" office:value="0.006867464" calcext:value-type="float">
            <text:p>6.86746E-03</text:p>
          </table:table-cell>
          <table:table-cell/>
          <table:table-cell table:formula="of:=100*([.D12]-[.H12])/[.D12]" office:value-type="float" office:value="-2.03543131757825" calcext:value-type="float">
            <text:p>-2.035431317578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232979" calcext:value-type="float">
            <text:p>2.32979E-01</text:p>
          </table:table-cell>
          <table:table-cell table:formula="of:=[.C13]/[.$C$205]" office:value-type="float" office:value="0.00652091417755994" calcext:value-type="float">
            <text:p>6.52091E-03</text:p>
          </table:table-cell>
          <table:table-cell/>
          <table:table-cell table:style-name="ce3" office:value-type="float" office:value="0.38" calcext:value-type="float">
            <text:p>3.80E-01</text:p>
          </table:table-cell>
          <table:table-cell table:style-name="ce4" table:formula="of:=[.F13]*100" office:value-type="float" office:value="38" calcext:value-type="float">
            <text:p>38</text:p>
          </table:table-cell>
          <table:table-cell office:value-type="float" office:value="0.006676215" calcext:value-type="float">
            <text:p>6.67622E-03</text:p>
          </table:table-cell>
          <table:table-cell/>
          <table:table-cell table:formula="of:=100*([.D13]-[.H13])/[.D13]" office:value-type="float" office:value="-2.38158053014239" calcext:value-type="float">
            <text:p>-2.381580530142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227746" calcext:value-type="float">
            <text:p>2.27746E-01</text:p>
          </table:table-cell>
          <table:table-cell table:formula="of:=[.C14]/[.$C$205]" office:value-type="float" office:value="0.0063744462817789" calcext:value-type="float">
            <text:p>6.37445E-03</text:p>
          </table:table-cell>
          <table:table-cell/>
          <table:table-cell table:style-name="ce3" office:value-type="float" office:value="0.42" calcext:value-type="float">
            <text:p>4.20E-01</text:p>
          </table:table-cell>
          <table:table-cell table:style-name="ce4" table:formula="of:=[.F14]*100" office:value-type="float" office:value="42" calcext:value-type="float">
            <text:p>42</text:p>
          </table:table-cell>
          <table:table-cell office:value-type="float" office:value="0.006465618" calcext:value-type="float">
            <text:p>6.46562E-03</text:p>
          </table:table-cell>
          <table:table-cell/>
          <table:table-cell table:formula="of:=100*([.D14]-[.H14])/[.D14]" office:value-type="float" office:value="-1.4302688294937" calcext:value-type="float">
            <text:p>-1.43026882949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218656" calcext:value-type="float">
            <text:p>2.18656E-01</text:p>
          </table:table-cell>
          <table:table-cell table:formula="of:=[.C15]/[.$C$205]" office:value-type="float" office:value="0.00612002373779845" calcext:value-type="float">
            <text:p>6.12002E-03</text:p>
          </table:table-cell>
          <table:table-cell/>
          <table:table-cell table:style-name="ce3" office:value-type="float" office:value="0.46" calcext:value-type="float">
            <text:p>4.60E-01</text:p>
          </table:table-cell>
          <table:table-cell table:style-name="ce4" table:formula="of:=[.F15]*100" office:value-type="float" office:value="46" calcext:value-type="float">
            <text:p>46</text:p>
          </table:table-cell>
          <table:table-cell office:value-type="float" office:value="0.00623626" calcext:value-type="float">
            <text:p>6.23626E-03</text:p>
          </table:table-cell>
          <table:table-cell/>
          <table:table-cell table:formula="of:=100*([.D15]-[.H15])/[.D15]" office:value-type="float" office:value="-1.89927796331327" calcext:value-type="float">
            <text:p>-1.899277963313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210832" calcext:value-type="float">
            <text:p>2.10832E-01</text:p>
          </table:table-cell>
          <table:table-cell table:formula="of:=[.C16]/[.$C$205]" office:value-type="float" office:value="0.00590103562073542" calcext:value-type="float">
            <text:p>5.90104E-03</text:p>
          </table:table-cell>
          <table:table-cell/>
          <table:table-cell table:style-name="ce3" office:value-type="float" office:value="0.5" calcext:value-type="float">
            <text:p>5.00E-01</text:p>
          </table:table-cell>
          <table:table-cell table:style-name="ce4" table:formula="of:=[.F16]*100" office:value-type="float" office:value="50" calcext:value-type="float">
            <text:p>50</text:p>
          </table:table-cell>
          <table:table-cell office:value-type="float" office:value="0.00598878" calcext:value-type="float">
            <text:p>5.98878E-03</text:p>
          </table:table-cell>
          <table:table-cell/>
          <table:table-cell table:formula="of:=100*([.D16]-[.H16])/[.D16]" office:value-type="float" office:value="-1.48693186931902" calcext:value-type="float">
            <text:p>-1.486931869319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201313" calcext:value-type="float">
            <text:p>2.01313E-01</text:p>
          </table:table-cell>
          <table:table-cell table:formula="of:=[.C17]/[.$C$205]" office:value-type="float" office:value="0.00563460567616448" calcext:value-type="float">
            <text:p>5.63461E-03</text:p>
          </table:table-cell>
          <table:table-cell/>
          <table:table-cell table:style-name="ce3" office:value-type="float" office:value="0.54" calcext:value-type="float">
            <text:p>5.40E-01</text:p>
          </table:table-cell>
          <table:table-cell table:style-name="ce4" table:formula="of:=[.F17]*100" office:value-type="float" office:value="54" calcext:value-type="float">
            <text:p>54</text:p>
          </table:table-cell>
          <table:table-cell office:value-type="float" office:value="0.005723862" calcext:value-type="float">
            <text:p>5.72386E-03</text:p>
          </table:table-cell>
          <table:table-cell/>
          <table:table-cell table:formula="of:=100*([.D17]-[.H17])/[.D17]" office:value-type="float" office:value="-1.58407400562377" calcext:value-type="float">
            <text:p>-1.584074005623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192199" calcext:value-type="float">
            <text:p>1.92199E-01</text:p>
          </table:table-cell>
          <table:table-cell table:formula="of:=[.C18]/[.$C$205]" office:value-type="float" office:value="0.00537951138949366" calcext:value-type="float">
            <text:p>5.37951E-03</text:p>
          </table:table-cell>
          <table:table-cell/>
          <table:table-cell table:style-name="ce3" office:value-type="float" office:value="0.58" calcext:value-type="float">
            <text:p>5.80E-01</text:p>
          </table:table-cell>
          <table:table-cell table:style-name="ce4" table:formula="of:=[.F18]*100" office:value-type="float" office:value="58" calcext:value-type="float">
            <text:p>58</text:p>
          </table:table-cell>
          <table:table-cell office:value-type="float" office:value="0.005442222" calcext:value-type="float">
            <text:p>5.44222E-03</text:p>
          </table:table-cell>
          <table:table-cell/>
          <table:table-cell table:formula="of:=100*([.D18]-[.H18])/[.D18]" office:value-type="float" office:value="-1.16573060201749" calcext:value-type="float">
            <text:p>-1.165730602017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182568" calcext:value-type="float">
            <text:p>1.82568E-01</text:p>
          </table:table-cell>
          <table:table-cell table:formula="of:=[.C19]/[.$C$205]" office:value-type="float" office:value="0.00510994664570095" calcext:value-type="float">
            <text:p>5.10995E-03</text:p>
          </table:table-cell>
          <table:table-cell/>
          <table:table-cell table:style-name="ce3" office:value-type="float" office:value="0.62" calcext:value-type="float">
            <text:p>6.20E-01</text:p>
          </table:table-cell>
          <table:table-cell table:style-name="ce4" table:formula="of:=[.F19]*100" office:value-type="float" office:value="62" calcext:value-type="float">
            <text:p>62</text:p>
          </table:table-cell>
          <table:table-cell office:value-type="float" office:value="0.005144596" calcext:value-type="float">
            <text:p>5.14460E-03</text:p>
          </table:table-cell>
          <table:table-cell/>
          <table:table-cell table:formula="of:=100*([.D19]-[.H19])/[.D19]" office:value-type="float" office:value="-0.678076635657184" calcext:value-type="float">
            <text:p>-0.6780766356571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171712" calcext:value-type="float">
            <text:p>1.71712E-01</text:p>
          </table:table-cell>
          <table:table-cell table:formula="of:=[.C20]/[.$C$205]" office:value-type="float" office:value="0.00480609503542024" calcext:value-type="float">
            <text:p>4.80610E-03</text:p>
          </table:table-cell>
          <table:table-cell/>
          <table:table-cell table:style-name="ce3" office:value-type="float" office:value="0.66" calcext:value-type="float">
            <text:p>6.60E-01</text:p>
          </table:table-cell>
          <table:table-cell table:style-name="ce4" table:formula="of:=[.F20]*100" office:value-type="float" office:value="66" calcext:value-type="float">
            <text:p>66</text:p>
          </table:table-cell>
          <table:table-cell office:value-type="float" office:value="0.004831706" calcext:value-type="float">
            <text:p>4.83171E-03</text:p>
          </table:table-cell>
          <table:table-cell/>
          <table:table-cell table:formula="of:=100*([.D20]-[.H20])/[.D20]" office:value-type="float" office:value="-0.532885105080345" calcext:value-type="float">
            <text:p>-0.5328851050803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61016" calcext:value-type="float">
            <text:p>1.61016E-01</text:p>
          </table:table-cell>
          <table:table-cell table:formula="of:=[.C21]/[.$C$205]" office:value-type="float" office:value="0.00450672170974204" calcext:value-type="float">
            <text:p>4.50672E-03</text:p>
          </table:table-cell>
          <table:table-cell/>
          <table:table-cell table:style-name="ce3" office:value-type="float" office:value="0.7" calcext:value-type="float">
            <text:p>7.00E-01</text:p>
          </table:table-cell>
          <table:table-cell table:style-name="ce4" table:formula="of:=[.F21]*100" office:value-type="float" office:value="70" calcext:value-type="float">
            <text:p>70</text:p>
          </table:table-cell>
          <table:table-cell office:value-type="float" office:value="0.004504208" calcext:value-type="float">
            <text:p>4.50421E-03</text:p>
          </table:table-cell>
          <table:table-cell/>
          <table:table-cell table:formula="of:=100*([.D21]-[.H21])/[.D21]" office:value-type="float" office:value="0.0557769017911039" calcext:value-type="float">
            <text:p>0.0557769017911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150403" calcext:value-type="float">
            <text:p>1.50403E-01</text:p>
          </table:table-cell>
          <table:table-cell table:formula="of:=[.C22]/[.$C$205]" office:value-type="float" office:value="0.0042096714942014" calcext:value-type="float">
            <text:p>4.20967E-03</text:p>
          </table:table-cell>
          <table:table-cell/>
          <table:table-cell table:style-name="ce3" office:value-type="float" office:value="0.74" calcext:value-type="float">
            <text:p>7.40E-01</text:p>
          </table:table-cell>
          <table:table-cell table:style-name="ce4" table:formula="of:=[.F22]*100" office:value-type="float" office:value="74" calcext:value-type="float">
            <text:p>74</text:p>
          </table:table-cell>
          <table:table-cell office:value-type="float" office:value="0.004162599" calcext:value-type="float">
            <text:p>4.16260E-03</text:p>
          </table:table-cell>
          <table:table-cell/>
          <table:table-cell table:formula="of:=100*([.D22]-[.H22])/[.D22]" office:value-type="float" office:value="1.11819875413643" calcext:value-type="float">
            <text:p>1.118198754136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136724" calcext:value-type="float">
            <text:p>1.36724E-01</text:p>
          </table:table-cell>
          <table:table-cell table:formula="of:=[.C23]/[.$C$205]" office:value-type="float" office:value="0.00382680614996504" calcext:value-type="float">
            <text:p>3.82681E-03</text:p>
          </table:table-cell>
          <table:table-cell/>
          <table:table-cell table:style-name="ce3" office:value-type="float" office:value="0.78" calcext:value-type="float">
            <text:p>7.80E-01</text:p>
          </table:table-cell>
          <table:table-cell table:style-name="ce4" table:formula="of:=[.F23]*100" office:value-type="float" office:value="78" calcext:value-type="float">
            <text:p>78</text:p>
          </table:table-cell>
          <table:table-cell office:value-type="float" office:value="0.003807056" calcext:value-type="float">
            <text:p>3.80706E-03</text:p>
          </table:table-cell>
          <table:table-cell/>
          <table:table-cell table:formula="of:=100*([.D23]-[.H23])/[.D23]" office:value-type="float" office:value="0.516100089502045" calcext:value-type="float">
            <text:p>0.5161000895020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.124553" calcext:value-type="float">
            <text:p>1.24553E-01</text:p>
          </table:table-cell>
          <table:table-cell table:formula="of:=[.C24]/[.$C$205]" office:value-type="float" office:value="0.0034861486381074" calcext:value-type="float">
            <text:p>3.48615E-03</text:p>
          </table:table-cell>
          <table:table-cell/>
          <table:table-cell table:style-name="ce3" office:value-type="float" office:value="0.82" calcext:value-type="float">
            <text:p>8.20E-01</text:p>
          </table:table-cell>
          <table:table-cell table:style-name="ce4" table:formula="of:=[.F24]*100" office:value-type="float" office:value="82" calcext:value-type="float">
            <text:p>82</text:p>
          </table:table-cell>
          <table:table-cell office:value-type="float" office:value="0.003437149" calcext:value-type="float">
            <text:p>3.43715E-03</text:p>
          </table:table-cell>
          <table:table-cell/>
          <table:table-cell table:formula="of:=100*([.D24]-[.H24])/[.D24]" office:value-type="float" office:value="1.40555217788985" calcext:value-type="float">
            <text:p>1.405552177889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0.112463" calcext:value-type="float">
            <text:p>1.12463E-01</text:p>
          </table:table-cell>
          <table:table-cell table:formula="of:=[.C25]/[.$C$205]" office:value-type="float" office:value="0.00314775825782978" calcext:value-type="float">
            <text:p>3.14776E-03</text:p>
          </table:table-cell>
          <table:table-cell/>
          <table:table-cell table:style-name="ce3" office:value-type="float" office:value="0.86" calcext:value-type="float">
            <text:p>8.60E-01</text:p>
          </table:table-cell>
          <table:table-cell table:style-name="ce4" table:formula="of:=[.F25]*100" office:value-type="float" office:value="86" calcext:value-type="float">
            <text:p>86</text:p>
          </table:table-cell>
          <table:table-cell office:value-type="float" office:value="0.003051364" calcext:value-type="float">
            <text:p>3.05136E-03</text:p>
          </table:table-cell>
          <table:table-cell/>
          <table:table-cell table:formula="of:=100*([.D25]-[.H25])/[.D25]" office:value-type="float" office:value="3.06231450874614" calcext:value-type="float">
            <text:p>3.062314508746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0987565" calcext:value-type="float">
            <text:p>9.87565E-02</text:p>
          </table:table-cell>
          <table:table-cell table:formula="of:=[.C26]/[.$C$205]" office:value-type="float" office:value="0.00276412320842736" calcext:value-type="float">
            <text:p>2.76412E-03</text:p>
          </table:table-cell>
          <table:table-cell/>
          <table:table-cell table:style-name="ce3" office:value-type="float" office:value="0.9" calcext:value-type="float">
            <text:p>9.00E-01</text:p>
          </table:table-cell>
          <table:table-cell table:style-name="ce4" table:formula="of:=[.F26]*100" office:value-type="float" office:value="90" calcext:value-type="float">
            <text:p>90</text:p>
          </table:table-cell>
          <table:table-cell office:value-type="float" office:value="0.002646277" calcext:value-type="float">
            <text:p>2.64628E-03</text:p>
          </table:table-cell>
          <table:table-cell/>
          <table:table-cell table:formula="of:=100*([.D26]-[.H26])/[.D26]" office:value-type="float" office:value="4.26342096720098" calcext:value-type="float">
            <text:p>4.263420967200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0.0839529" calcext:value-type="float">
            <text:p>8.39529E-02</text:p>
          </table:table-cell>
          <table:table-cell table:formula="of:=[.C27]/[.$C$205]" office:value-type="float" office:value="0.00234978112129107" calcext:value-type="float">
            <text:p>2.34978E-03</text:p>
          </table:table-cell>
          <table:table-cell/>
          <table:table-cell table:style-name="ce3" office:value-type="float" office:value="0.94" calcext:value-type="float">
            <text:p>9.40E-01</text:p>
          </table:table-cell>
          <table:table-cell table:style-name="ce4" table:formula="of:=[.F27]*100" office:value-type="float" office:value="94" calcext:value-type="float">
            <text:p>94</text:p>
          </table:table-cell>
          <table:table-cell office:value-type="float" office:value="0.002215181" calcext:value-type="float">
            <text:p>2.21518E-03</text:p>
          </table:table-cell>
          <table:table-cell/>
          <table:table-cell table:formula="of:=100*([.D27]-[.H27])/[.D27]" office:value-type="float" office:value="5.72819825946652" calcext:value-type="float">
            <text:p>5.728198259466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0.0675358" calcext:value-type="float">
            <text:p>6.75358E-02</text:p>
          </table:table-cell>
          <table:table-cell table:formula="of:=[.C28]/[.$C$205]" office:value-type="float" office:value="0.00189027833286628" calcext:value-type="float">
            <text:p>1.89028E-03</text:p>
          </table:table-cell>
          <table:table-cell/>
          <table:table-cell table:style-name="ce3" office:value-type="float" office:value="0.98" calcext:value-type="float">
            <text:p>9.80E-01</text:p>
          </table:table-cell>
          <table:table-cell table:style-name="ce4" table:formula="of:=[.F28]*100" office:value-type="float" office:value="98" calcext:value-type="float">
            <text:p>98</text:p>
          </table:table-cell>
          <table:table-cell office:value-type="float" office:value="0.001745821" calcext:value-type="float">
            <text:p>1.74582E-03</text:p>
          </table:table-cell>
          <table:table-cell/>
          <table:table-cell table:formula="of:=100*([.D28]-[.H28])/[.D28]" office:value-type="float" office:value="7.64211970028948" calcext:value-type="float">
            <text:p>7.642119700289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.043714" calcext:value-type="float">
            <text:p>4.37140E-02</text:p>
          </table:table-cell>
          <table:table-cell table:formula="of:=[.C29]/[.$C$205]" office:value-type="float" office:value="0.00122352333196492" calcext:value-type="float">
            <text:p>1.22352E-03</text:p>
          </table:table-cell>
          <table:table-cell/>
          <table:table-cell table:style-name="ce3" office:value-type="float" office:value="1.02" calcext:value-type="float">
            <text:p>1.02E+00</text:p>
          </table:table-cell>
          <table:table-cell table:style-name="ce4" table:formula="of:=[.F29]*100" office:value-type="float" office:value="102" calcext:value-type="float">
            <text:p>102</text:p>
          </table:table-cell>
          <table:table-cell office:value-type="float" office:value="0.001297178" calcext:value-type="float">
            <text:p>1.29718E-03</text:p>
          </table:table-cell>
          <table:table-cell/>
          <table:table-cell table:formula="of:=100*([.D29]-[.H29])/[.D29]" office:value-type="float" office:value="-6.01988258914475" calcext:value-type="float">
            <text:p>-6.019882589144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0.0305115" calcext:value-type="float">
            <text:p>3.05115E-02</text:p>
          </table:table-cell>
          <table:table-cell table:formula="of:=[.C30]/[.$C$205]" office:value-type="float" office:value="0.00085399487906043" calcext:value-type="float">
            <text:p>8.53995E-04</text:p>
          </table:table-cell>
          <table:table-cell/>
          <table:table-cell table:style-name="ce3" office:value-type="float" office:value="1.06" calcext:value-type="float">
            <text:p>1.06E+00</text:p>
          </table:table-cell>
          <table:table-cell table:style-name="ce4" table:formula="of:=[.F30]*100" office:value-type="float" office:value="106" calcext:value-type="float">
            <text:p>106</text:p>
          </table:table-cell>
          <table:table-cell office:value-type="float" office:value="0.001010386" calcext:value-type="float">
            <text:p>1.01039E-03</text:p>
          </table:table-cell>
          <table:table-cell/>
          <table:table-cell table:formula="of:=100*([.D30]-[.H30])/[.D30]" office:value-type="float" office:value="-18.3128874392821" calcext:value-type="float">
            <text:p>-18.31288743928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0226286" calcext:value-type="float">
            <text:p>2.26286E-02</text:p>
          </table:table-cell>
          <table:table-cell table:formula="of:=[.C31]/[.$C$205]" office:value-type="float" office:value="0.000633358193478094" calcext:value-type="float">
            <text:p>6.33358E-04</text:p>
          </table:table-cell>
          <table:table-cell/>
          <table:table-cell table:style-name="ce3" office:value-type="float" office:value="1.1" calcext:value-type="float">
            <text:p>1.10E+00</text:p>
          </table:table-cell>
          <table:table-cell table:style-name="ce4" table:formula="of:=[.F31]*100" office:value-type="float" office:value="110" calcext:value-type="float">
            <text:p>110</text:p>
          </table:table-cell>
          <table:table-cell office:value-type="float" office:value="0.0007870014" calcext:value-type="float">
            <text:p>7.87001E-04</text:p>
          </table:table-cell>
          <table:table-cell/>
          <table:table-cell table:formula="of:=100*([.D31]-[.H31])/[.D31]" office:value-type="float" office:value="-24.258501445789" calcext:value-type="float">
            <text:p>-24.2585014457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0.0171009" calcext:value-type="float">
            <text:p>1.71009E-02</text:p>
          </table:table-cell>
          <table:table-cell table:formula="of:=[.C32]/[.$C$205]" office:value-type="float" office:value="0.000478641857244794" calcext:value-type="float">
            <text:p>4.78642E-04</text:p>
          </table:table-cell>
          <table:table-cell/>
          <table:table-cell table:style-name="ce3" office:value-type="float" office:value="1.14" calcext:value-type="float">
            <text:p>1.14E+00</text:p>
          </table:table-cell>
          <table:table-cell table:style-name="ce4" table:formula="of:=[.F32]*100" office:value-type="float" office:value="114" calcext:value-type="float">
            <text:p>114</text:p>
          </table:table-cell>
          <table:table-cell office:value-type="float" office:value="0.0006130044" calcext:value-type="float">
            <text:p>6.13004E-04</text:p>
          </table:table-cell>
          <table:table-cell/>
          <table:table-cell table:formula="of:=100*([.D32]-[.H32])/[.D32]" office:value-type="float" office:value="-28.0716240590904" calcext:value-type="float">
            <text:p>-28.0716240590904</text:p>
          </table:table-cell>
          <table:table-cell table:number-columns-repeated="3"/>
          <table:table-cell office:value-type="string" calcext:value-type="string">
            <text:p>K-eff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0.0129454" calcext:value-type="float">
            <text:p>1.29454E-02</text:p>
          </table:table-cell>
          <table:table-cell table:formula="of:=[.C33]/[.$C$205]" office:value-type="float" office:value="0.000362332409333822" calcext:value-type="float">
            <text:p>3.62332E-04</text:p>
          </table:table-cell>
          <table:table-cell/>
          <table:table-cell table:style-name="ce3" office:value-type="float" office:value="1.18" calcext:value-type="float">
            <text:p>1.18E+00</text:p>
          </table:table-cell>
          <table:table-cell table:style-name="ce4" table:formula="of:=[.F33]*100" office:value-type="float" office:value="118" calcext:value-type="float">
            <text:p>118</text:p>
          </table:table-cell>
          <table:table-cell office:value-type="float" office:value="0.0004774763" calcext:value-type="float">
            <text:p>4.77476E-04</text:p>
          </table:table-cell>
          <table:table-cell/>
          <table:table-cell table:formula="of:=100*([.D33]-[.H33])/[.D33]" office:value-type="float" office:value="-31.7785237257357" calcext:value-type="float">
            <text:p>-31.7785237257357</text:p>
          </table:table-cell>
          <table:table-cell table:number-columns-repeated="2"/>
          <table:table-cell office:value-type="string" calcext:value-type="string">
            <text:p>Serpent</text:p>
          </table:table-cell>
          <table:table-cell table:style-name="ce1" office:value-type="float" office:value="0.809391" calcext:value-type="float">
            <text:p>8.09391E-01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0.0101785" calcext:value-type="float">
            <text:p>1.01785E-02</text:p>
          </table:table-cell>
          <table:table-cell table:formula="of:=[.C34]/[.$C$205]" office:value-type="float" office:value="0.000284888873916936" calcext:value-type="float">
            <text:p>2.84889E-04</text:p>
          </table:table-cell>
          <table:table-cell/>
          <table:table-cell table:style-name="ce3" office:value-type="float" office:value="1.22" calcext:value-type="float">
            <text:p>1.22E+00</text:p>
          </table:table-cell>
          <table:table-cell table:style-name="ce4" table:formula="of:=[.F34]*100" office:value-type="float" office:value="122" calcext:value-type="float">
            <text:p>122</text:p>
          </table:table-cell>
          <table:table-cell office:value-type="float" office:value="0.000371912" calcext:value-type="float">
            <text:p>3.71912E-04</text:p>
          </table:table-cell>
          <table:table-cell/>
          <table:table-cell table:formula="of:=100*([.D34]-[.H34])/[.D34]" office:value-type="float" office:value="-30.5463407140417" calcext:value-type="float">
            <text:p>-30.5463407140417</text:p>
          </table:table-cell>
          <table:table-cell table:number-columns-repeated="2"/>
          <table:table-cell office:value-type="string" calcext:value-type="string">
            <text:p>Almost</text:p>
          </table:table-cell>
          <table:table-cell table:style-name="ce1" office:value-type="float" office:value="0.8079188" calcext:value-type="float">
            <text:p>8.07919E-01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0.0078602" calcext:value-type="float">
            <text:p>7.86020E-03</text:p>
          </table:table-cell>
          <table:table-cell table:formula="of:=[.C35]/[.$C$205]" office:value-type="float" office:value="0.000220001328954355" calcext:value-type="float">
            <text:p>2.20001E-04</text:p>
          </table:table-cell>
          <table:table-cell/>
          <table:table-cell table:style-name="ce3" office:value-type="float" office:value="1.26" calcext:value-type="float">
            <text:p>1.26E+00</text:p>
          </table:table-cell>
          <table:table-cell table:style-name="ce4" table:formula="of:=[.F35]*100" office:value-type="float" office:value="126" calcext:value-type="float">
            <text:p>126</text:p>
          </table:table-cell>
          <table:table-cell office:value-type="float" office:value="0.000289687" calcext:value-type="float">
            <text:p>2.89687E-04</text:p>
          </table:table-cell>
          <table:table-cell/>
          <table:table-cell table:formula="of:=100*([.D35]-[.H35])/[.D35]" office:value-type="float" office:value="-31.6751136808375" calcext:value-type="float">
            <text:p>-31.6751136808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00634974" calcext:value-type="float">
            <text:p>6.34974E-03</text:p>
          </table:table-cell>
          <table:table-cell table:formula="of:=[.C36]/[.$C$205]" office:value-type="float" office:value="0.000177724642949877" calcext:value-type="float">
            <text:p>1.77725E-04</text:p>
          </table:table-cell>
          <table:table-cell/>
          <table:table-cell table:style-name="ce3" office:value-type="float" office:value="1.3" calcext:value-type="float">
            <text:p>1.30E+00</text:p>
          </table:table-cell>
          <table:table-cell table:style-name="ce4" table:formula="of:=[.F36]*100" office:value-type="float" office:value="130" calcext:value-type="float">
            <text:p>130</text:p>
          </table:table-cell>
          <table:table-cell office:value-type="float" office:value="0.0002256412" calcext:value-type="float">
            <text:p>2.25641E-04</text:p>
          </table:table-cell>
          <table:table-cell/>
          <table:table-cell table:formula="of:=100*([.D36]-[.H36])/[.D36]" office:value-type="float" office:value="-26.9611215725646" calcext:value-type="float">
            <text:p>-26.9611215725646</text:p>
          </table:table-cell>
          <table:table-cell table:number-columns-repeated="2"/>
          <table:table-cell office:value-type="string" calcext:value-type="string">
            <text:p>Rel Error %</text:p>
          </table:table-cell>
          <table:table-cell table:formula="of:=100*([.N33]-[.N34])/[.N33]" office:value-type="float" office:value="0.181889840633271" calcext:value-type="float">
            <text:p>0.181889840633271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0.00484264" calcext:value-type="float">
            <text:p>4.84264E-03</text:p>
          </table:table-cell>
          <table:table-cell table:formula="of:=[.C37]/[.$C$205]" office:value-type="float" office:value="0.000135542000922052" calcext:value-type="float">
            <text:p>1.35542E-04</text:p>
          </table:table-cell>
          <table:table-cell/>
          <table:table-cell table:style-name="ce3" office:value-type="float" office:value="1.34" calcext:value-type="float">
            <text:p>1.34E+00</text:p>
          </table:table-cell>
          <table:table-cell table:style-name="ce4" table:formula="of:=[.F37]*100" office:value-type="float" office:value="134" calcext:value-type="float">
            <text:p>134</text:p>
          </table:table-cell>
          <table:table-cell office:value-type="float" office:value="0.0001757554" calcext:value-type="float">
            <text:p>1.75755E-04</text:p>
          </table:table-cell>
          <table:table-cell/>
          <table:table-cell table:formula="of:=100*([.D37]-[.H37])/[.D37]" office:value-type="float" office:value="-29.6685889277033" calcext:value-type="float">
            <text:p>-29.66858892770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0.00369012" calcext:value-type="float">
            <text:p>3.69012E-03</text:p>
          </table:table-cell>
          <table:table-cell table:formula="of:=[.C38]/[.$C$205]" office:value-type="float" office:value="0.000103283797358979" calcext:value-type="float">
            <text:p>1.03284E-04</text:p>
          </table:table-cell>
          <table:table-cell/>
          <table:table-cell table:style-name="ce3" office:value-type="float" office:value="1.38" calcext:value-type="float">
            <text:p>1.38E+00</text:p>
          </table:table-cell>
          <table:table-cell table:style-name="ce4" table:formula="of:=[.F38]*100" office:value-type="float" office:value="138" calcext:value-type="float">
            <text:p>138</text:p>
          </table:table-cell>
          <table:table-cell office:value-type="float" office:value="0.0001368991" calcext:value-type="float">
            <text:p>1.36899E-04</text:p>
          </table:table-cell>
          <table:table-cell/>
          <table:table-cell table:formula="of:=100*([.D38]-[.H38])/[.D38]" office:value-type="float" office:value="-32.5465402130658" calcext:value-type="float">
            <text:p>-32.54654021306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0.00299264" calcext:value-type="float">
            <text:p>2.99264E-03</text:p>
          </table:table-cell>
          <table:table-cell table:formula="of:=[.C39]/[.$C$205]" office:value-type="float" office:value="0.0000837618352054605" calcext:value-type="float">
            <text:p>8.37618E-05</text:p>
          </table:table-cell>
          <table:table-cell/>
          <table:table-cell table:style-name="ce3" office:value-type="float" office:value="1.42" calcext:value-type="float">
            <text:p>1.42E+00</text:p>
          </table:table-cell>
          <table:table-cell table:style-name="ce4" table:formula="of:=[.F39]*100" office:value-type="float" office:value="142" calcext:value-type="float">
            <text:p>142</text:p>
          </table:table-cell>
          <table:table-cell office:value-type="float" office:value="0.0001066339" calcext:value-type="float">
            <text:p>1.06634E-04</text:p>
          </table:table-cell>
          <table:table-cell/>
          <table:table-cell table:formula="of:=100*([.D39]-[.H39])/[.D39]" office:value-type="float" office:value="-27.3060693314997" calcext:value-type="float">
            <text:p>-27.30606933149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0.00250847" calcext:value-type="float">
            <text:p>2.50847E-03</text:p>
          </table:table-cell>
          <table:table-cell table:formula="of:=[.C40]/[.$C$205]" office:value-type="float" office:value="0.0000702102661054592" calcext:value-type="float">
            <text:p>7.02103E-05</text:p>
          </table:table-cell>
          <table:table-cell/>
          <table:table-cell table:style-name="ce3" office:value-type="float" office:value="1.46" calcext:value-type="float">
            <text:p>1.46E+00</text:p>
          </table:table-cell>
          <table:table-cell table:style-name="ce4" table:formula="of:=[.F40]*100" office:value-type="float" office:value="146" calcext:value-type="float">
            <text:p>146</text:p>
          </table:table-cell>
          <table:table-cell office:value-type="float" office:value="0.00008306043" calcext:value-type="float">
            <text:p>8.30604E-05</text:p>
          </table:table-cell>
          <table:table-cell/>
          <table:table-cell table:formula="of:=100*([.D40]-[.H40])/[.D40]" office:value-type="float" office:value="-18.3024002148621" calcext:value-type="float">
            <text:p>-18.3024002148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00200331" calcext:value-type="float">
            <text:p>2.00331E-03</text:p>
          </table:table-cell>
          <table:table-cell table:formula="of:=[.C41]/[.$C$205]" office:value-type="float" office:value="0.0000560712020441653" calcext:value-type="float">
            <text:p>5.60712E-05</text:p>
          </table:table-cell>
          <table:table-cell/>
          <table:table-cell table:style-name="ce3" office:value-type="float" office:value="1.5" calcext:value-type="float">
            <text:p>1.50E+00</text:p>
          </table:table-cell>
          <table:table-cell table:style-name="ce4" table:formula="of:=[.F41]*100" office:value-type="float" office:value="150" calcext:value-type="float">
            <text:p>150</text:p>
          </table:table-cell>
          <table:table-cell office:value-type="float" office:value="0.00006469941" calcext:value-type="float">
            <text:p>6.46994E-05</text:p>
          </table:table-cell>
          <table:table-cell/>
          <table:table-cell table:formula="of:=100*([.D41]-[.H41])/[.D41]" office:value-type="float" office:value="-15.3879489671695" calcext:value-type="float">
            <text:p>-15.38794896716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0.00147103" calcext:value-type="float">
            <text:p>1.47103E-03</text:p>
          </table:table-cell>
          <table:table-cell table:formula="of:=[.C42]/[.$C$205]" office:value-type="float" office:value="0.000041173068742745" calcext:value-type="float">
            <text:p>4.11731E-05</text:p>
          </table:table-cell>
          <table:table-cell/>
          <table:table-cell table:style-name="ce3" office:value-type="float" office:value="1.54" calcext:value-type="float">
            <text:p>1.54E+00</text:p>
          </table:table-cell>
          <table:table-cell table:style-name="ce4" table:formula="of:=[.F42]*100" office:value-type="float" office:value="154" calcext:value-type="float">
            <text:p>154</text:p>
          </table:table-cell>
          <table:table-cell office:value-type="float" office:value="0.00005039857" calcext:value-type="float">
            <text:p>5.03986E-05</text:p>
          </table:table-cell>
          <table:table-cell/>
          <table:table-cell table:formula="of:=100*([.D42]-[.H42])/[.D42]" office:value-type="float" office:value="-22.4066399201312" calcext:value-type="float">
            <text:p>-22.40663992013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0.00125664" calcext:value-type="float">
            <text:p>1.25664E-03</text:p>
          </table:table-cell>
          <table:table-cell table:formula="of:=[.C43]/[.$C$205]" office:value-type="float" office:value="0.0000351724472681612" calcext:value-type="float">
            <text:p>3.51724E-05</text:p>
          </table:table-cell>
          <table:table-cell/>
          <table:table-cell table:style-name="ce3" office:value-type="float" office:value="1.58" calcext:value-type="float">
            <text:p>1.58E+00</text:p>
          </table:table-cell>
          <table:table-cell table:style-name="ce4" table:formula="of:=[.F43]*100" office:value-type="float" office:value="158" calcext:value-type="float">
            <text:p>158</text:p>
          </table:table-cell>
          <table:table-cell office:value-type="float" office:value="0.00003926048" calcext:value-type="float">
            <text:p>3.92605E-05</text:p>
          </table:table-cell>
          <table:table-cell/>
          <table:table-cell table:formula="of:=100*([.D43]-[.H43])/[.D43]" office:value-type="float" office:value="-11.6228270972188" calcext:value-type="float">
            <text:p>-11.62282709721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0.000922476" calcext:value-type="float">
            <text:p>9.22476E-04</text:p>
          </table:table-cell>
          <table:table-cell table:formula="of:=[.C44]/[.$C$205]" office:value-type="float" office:value="0.0000258194379186913" calcext:value-type="float">
            <text:p>2.58194E-05</text:p>
          </table:table-cell>
          <table:table-cell/>
          <table:table-cell table:style-name="ce3" office:value-type="float" office:value="1.62" calcext:value-type="float">
            <text:p>1.62E+00</text:p>
          </table:table-cell>
          <table:table-cell table:style-name="ce4" table:formula="of:=[.F44]*100" office:value-type="float" office:value="162" calcext:value-type="float">
            <text:p>162</text:p>
          </table:table-cell>
          <table:table-cell office:value-type="float" office:value="0.00003058617" calcext:value-type="float">
            <text:p>3.05862E-05</text:p>
          </table:table-cell>
          <table:table-cell/>
          <table:table-cell table:formula="of:=100*([.D44]-[.H44])/[.D44]" office:value-type="float" office:value="-18.4617964818589" calcext:value-type="float">
            <text:p>-18.46179648185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0.000815694" calcext:value-type="float">
            <text:p>8.15694E-04</text:p>
          </table:table-cell>
          <table:table-cell table:formula="of:=[.C45]/[.$C$205]" office:value-type="float" office:value="0.0000228306867535296" calcext:value-type="float">
            <text:p>2.28307E-05</text:p>
          </table:table-cell>
          <table:table-cell/>
          <table:table-cell table:style-name="ce3" office:value-type="float" office:value="1.66" calcext:value-type="float">
            <text:p>1.66E+00</text:p>
          </table:table-cell>
          <table:table-cell table:style-name="ce4" table:formula="of:=[.F45]*100" office:value-type="float" office:value="166" calcext:value-type="float">
            <text:p>166</text:p>
          </table:table-cell>
          <table:table-cell office:value-type="float" office:value="0.00002383129" calcext:value-type="float">
            <text:p>2.38313E-05</text:p>
          </table:table-cell>
          <table:table-cell/>
          <table:table-cell table:formula="of:=100*([.D45]-[.H45])/[.D45]" office:value-type="float" office:value="-4.3827119931716" calcext:value-type="float">
            <text:p>-4.38271199317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0.0007513" calcext:value-type="float">
            <text:p>7.51300E-04</text:p>
          </table:table-cell>
          <table:table-cell table:formula="of:=[.C46]/[.$C$205]" office:value-type="float" office:value="0.0000210283451366895" calcext:value-type="float">
            <text:p>2.10283E-05</text:p>
          </table:table-cell>
          <table:table-cell/>
          <table:table-cell table:style-name="ce3" office:value-type="float" office:value="1.7" calcext:value-type="float">
            <text:p>1.70E+00</text:p>
          </table:table-cell>
          <table:table-cell table:style-name="ce4" table:formula="of:=[.F46]*100" office:value-type="float" office:value="170" calcext:value-type="float">
            <text:p>170</text:p>
          </table:table-cell>
          <table:table-cell office:value-type="float" office:value="0.00001857193" calcext:value-type="float">
            <text:p>1.85719E-05</text:p>
          </table:table-cell>
          <table:table-cell/>
          <table:table-cell table:formula="of:=100*([.D46]-[.H46])/[.D46]" office:value-type="float" office:value="11.6814476875008" calcext:value-type="float">
            <text:p>11.6814476875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0.000565033" calcext:value-type="float">
            <text:p>5.65033E-04</text:p>
          </table:table-cell>
          <table:table-cell table:formula="of:=[.C47]/[.$C$205]" office:value-type="float" office:value="0.0000158148661488341" calcext:value-type="float">
            <text:p>1.58149E-05</text:p>
          </table:table-cell>
          <table:table-cell/>
          <table:table-cell table:style-name="ce3" office:value-type="float" office:value="1.74" calcext:value-type="float">
            <text:p>1.74E+00</text:p>
          </table:table-cell>
          <table:table-cell table:style-name="ce4" table:formula="of:=[.F47]*100" office:value-type="float" office:value="174" calcext:value-type="float">
            <text:p>174</text:p>
          </table:table-cell>
          <table:table-cell office:value-type="float" office:value="0.00001447804" calcext:value-type="float">
            <text:p>1.44780E-05</text:p>
          </table:table-cell>
          <table:table-cell/>
          <table:table-cell table:formula="of:=100*([.D47]-[.H47])/[.D47]" office:value-type="float" office:value="8.45297162968827" calcext:value-type="float">
            <text:p>8.452971629688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0.000471669" calcext:value-type="float">
            <text:p>4.71669E-04</text:p>
          </table:table-cell>
          <table:table-cell table:formula="of:=[.C48]/[.$C$205]" office:value-type="float" office:value="0.0000132016751261509" calcext:value-type="float">
            <text:p>1.32017E-05</text:p>
          </table:table-cell>
          <table:table-cell/>
          <table:table-cell table:style-name="ce3" office:value-type="float" office:value="1.78" calcext:value-type="float">
            <text:p>1.78E+00</text:p>
          </table:table-cell>
          <table:table-cell table:style-name="ce4" table:formula="of:=[.F48]*100" office:value-type="float" office:value="178" calcext:value-type="float">
            <text:p>178</text:p>
          </table:table-cell>
          <table:table-cell office:value-type="float" office:value="0.00001129273" calcext:value-type="float">
            <text:p>1.12927E-05</text:p>
          </table:table-cell>
          <table:table-cell/>
          <table:table-cell table:formula="of:=100*([.D48]-[.H48])/[.D48]" office:value-type="float" office:value="14.4598704930221" calcext:value-type="float">
            <text:p>14.45987049302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0.000446919" calcext:value-type="float">
            <text:p>4.46919E-04</text:p>
          </table:table-cell>
          <table:table-cell table:formula="of:=[.C49]/[.$C$205]" office:value-type="float" office:value="0.0000125089404766992" calcext:value-type="float">
            <text:p>1.25089E-05</text:p>
          </table:table-cell>
          <table:table-cell/>
          <table:table-cell table:style-name="ce3" office:value-type="float" office:value="1.82" calcext:value-type="float">
            <text:p>1.82E+00</text:p>
          </table:table-cell>
          <table:table-cell table:style-name="ce4" table:formula="of:=[.F49]*100" office:value-type="float" office:value="182" calcext:value-type="float">
            <text:p>182</text:p>
          </table:table-cell>
          <table:table-cell office:value-type="float" office:value="0.000008816078" calcext:value-type="float">
            <text:p>8.81608E-06</text:p>
          </table:table-cell>
          <table:table-cell/>
          <table:table-cell table:formula="of:=100*([.D49]-[.H49])/[.D49]" office:value-type="float" office:value="29.5217847073302" calcext:value-type="float">
            <text:p>29.52178470733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0.000345372" calcext:value-type="float">
            <text:p>3.45372E-04</text:p>
          </table:table-cell>
          <table:table-cell table:formula="of:=[.C50]/[.$C$205]" office:value-type="float" office:value="0.00000966671318587611" calcext:value-type="float">
            <text:p>9.66671E-06</text:p>
          </table:table-cell>
          <table:table-cell/>
          <table:table-cell table:style-name="ce3" office:value-type="float" office:value="1.86" calcext:value-type="float">
            <text:p>1.86E+00</text:p>
          </table:table-cell>
          <table:table-cell table:style-name="ce4" table:formula="of:=[.F50]*100" office:value-type="float" office:value="186" calcext:value-type="float">
            <text:p>186</text:p>
          </table:table-cell>
          <table:table-cell office:value-type="float" office:value="0.000006892681" calcext:value-type="float">
            <text:p>6.89268E-06</text:p>
          </table:table-cell>
          <table:table-cell/>
          <table:table-cell table:formula="of:=100*([.D50]-[.H50])/[.D50]" office:value-type="float" office:value="28.6967465832048" calcext:value-type="float">
            <text:p>28.69674658320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0.000280252" calcext:value-type="float">
            <text:p>2.80252E-04</text:p>
          </table:table-cell>
          <table:table-cell table:formula="of:=[.C51]/[.$C$205]" office:value-type="float" office:value="0.00000784405135265208" calcext:value-type="float">
            <text:p>7.84405E-06</text:p>
          </table:table-cell>
          <table:table-cell/>
          <table:table-cell table:style-name="ce3" office:value-type="float" office:value="1.9" calcext:value-type="float">
            <text:p>1.90E+00</text:p>
          </table:table-cell>
          <table:table-cell table:style-name="ce4" table:formula="of:=[.F51]*100" office:value-type="float" office:value="190" calcext:value-type="float">
            <text:p>190</text:p>
          </table:table-cell>
          <table:table-cell office:value-type="float" office:value="0.000005401832" calcext:value-type="float">
            <text:p>5.40183E-06</text:p>
          </table:table-cell>
          <table:table-cell/>
          <table:table-cell table:formula="of:=100*([.D51]-[.H51])/[.D51]" office:value-type="float" office:value="31.1346680797336" calcext:value-type="float">
            <text:p>31.13466807973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0.000195151" calcext:value-type="float">
            <text:p>1.95151E-04</text:p>
          </table:table-cell>
          <table:table-cell table:formula="of:=[.C52]/[.$C$205]" office:value-type="float" office:value="0.00000546213574041008" calcext:value-type="float">
            <text:p>5.46214E-06</text:p>
          </table:table-cell>
          <table:table-cell/>
          <table:table-cell table:style-name="ce3" office:value-type="float" office:value="1.94" calcext:value-type="float">
            <text:p>1.94E+00</text:p>
          </table:table-cell>
          <table:table-cell table:style-name="ce4" table:formula="of:=[.F52]*100" office:value-type="float" office:value="194" calcext:value-type="float">
            <text:p>194</text:p>
          </table:table-cell>
          <table:table-cell office:value-type="float" office:value="0.000004249973" calcext:value-type="float">
            <text:p>4.24997E-06</text:p>
          </table:table-cell>
          <table:table-cell/>
          <table:table-cell table:formula="of:=100*([.D52]-[.H52])/[.D52]" office:value-type="float" office:value="22.192102101056" calcext:value-type="float">
            <text:p>22.1921021010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0.000158666" calcext:value-type="float">
            <text:p>1.58666E-04</text:p>
          </table:table-cell>
          <table:table-cell table:formula="of:=[.C53]/[.$C$205]" office:value-type="float" office:value="0.00000444094690464259" calcext:value-type="float">
            <text:p>4.44095E-06</text:p>
          </table:table-cell>
          <table:table-cell/>
          <table:table-cell table:style-name="ce3" office:value-type="float" office:value="1.98" calcext:value-type="float">
            <text:p>1.98E+00</text:p>
          </table:table-cell>
          <table:table-cell table:style-name="ce4" table:formula="of:=[.F53]*100" office:value-type="float" office:value="198" calcext:value-type="float">
            <text:p>198</text:p>
          </table:table-cell>
          <table:table-cell office:value-type="float" office:value="0.000003364819" calcext:value-type="float">
            <text:p>3.36482E-06</text:p>
          </table:table-cell>
          <table:table-cell/>
          <table:table-cell table:formula="of:=100*([.D53]-[.H53])/[.D53]" office:value-type="float" office:value="24.2319470993359" calcext:value-type="float">
            <text:p>24.2319470993359</text:p>
          </table:table-cell>
          <table:table-cell table:number-columns-repeated="4"/>
        </table:table-row>
        <table:table-row table:style-name="ro1">
          <table:table-cell/>
          <table:table-cell table:formula="of:=[.B4]" office:value-type="float" office:value="2" calcext:value-type="float">
            <text:p>2</text:p>
          </table:table-cell>
          <table:table-cell office:value-type="float" office:value="0.249045" calcext:value-type="float">
            <text:p>2.49045E-01</text:p>
          </table:table-cell>
          <table:table-cell table:formula="of:=[.C54]/[.$C$205]" office:value-type="float" office:value="0.00697058993021008" calcext:value-type="float">
            <text:p>6.97059E-03</text:p>
          </table:table-cell>
          <table:table-cell table:style-name="ce6" office:value-type="string" calcext:value-type="string">
            <text:p>Serpent_2g</text:p>
          </table:table-cell>
          <table:table-cell/>
          <table:table-cell table:style-name="ce4" table:formula="of:=[.G4]" office:value-type="float" office:value="2" calcext:value-type="float">
            <text:p>2</text:p>
          </table:table-cell>
          <table:table-cell office:value-type="float" office:value="0.006985454" calcext:value-type="float">
            <text:p>6.98545E-03</text:p>
          </table:table-cell>
          <table:table-cell table:style-name="ce1" office:value-type="string" calcext:value-type="string">
            <text:p>Almost_2g</text:p>
          </table:table-cell>
          <table:table-cell table:formula="of:=100*([.D54]-[.H54])/[.D54]" office:value-type="float" office:value="-0.213239767921187" calcext:value-type="float">
            <text:p>-0.213239767921187</text:p>
          </table:table-cell>
          <table:table-cell table:number-columns-repeated="4"/>
        </table:table-row>
        <table:table-row table:style-name="ro1">
          <table:table-cell/>
          <table:table-cell table:formula="of:=[.B5]" office:value-type="float" office:value="6" calcext:value-type="float">
            <text:p>6</text:p>
          </table:table-cell>
          <table:table-cell office:value-type="float" office:value="0.248717" calcext:value-type="float">
            <text:p>2.48717E-01</text:p>
          </table:table-cell>
          <table:table-cell table:formula="of:=[.C55]/[.$C$205]" office:value-type="float" office:value="0.00696140944677492" calcext:value-type="float">
            <text:p>6.96141E-03</text:p>
          </table:table-cell>
          <table:table-cell table:number-columns-repeated="2"/>
          <table:table-cell table:style-name="ce4" table:formula="of:=[.G5]" office:value-type="float" office:value="6" calcext:value-type="float">
            <text:p>6</text:p>
          </table:table-cell>
          <table:table-cell office:value-type="float" office:value="0.006965306" calcext:value-type="float">
            <text:p>6.96531E-03</text:p>
          </table:table-cell>
          <table:table-cell/>
          <table:table-cell table:formula="of:=100*([.D55]-[.H55])/[.D55]" office:value-type="float" office:value="-0.0559736250951443" calcext:value-type="float">
            <text:p>-0.055973625095144</text:p>
          </table:table-cell>
          <table:table-cell table:number-columns-repeated="4"/>
        </table:table-row>
        <table:table-row table:style-name="ro1">
          <table:table-cell/>
          <table:table-cell table:formula="of:=[.B6]" office:value-type="float" office:value="10" calcext:value-type="float">
            <text:p>10</text:p>
          </table:table-cell>
          <table:table-cell office:value-type="float" office:value="0.246169" calcext:value-type="float">
            <text:p>2.46169E-01</text:p>
          </table:table-cell>
          <table:table-cell table:formula="of:=[.C56]/[.$C$205]" office:value-type="float" office:value="0.00689009276447986" calcext:value-type="float">
            <text:p>6.89009E-03</text:p>
          </table:table-cell>
          <table:table-cell table:number-columns-repeated="2"/>
          <table:table-cell table:style-name="ce4" table:formula="of:=[.G6]" office:value-type="float" office:value="10" calcext:value-type="float">
            <text:p>10</text:p>
          </table:table-cell>
          <table:table-cell office:value-type="float" office:value="0.006925066" calcext:value-type="float">
            <text:p>6.92507E-03</text:p>
          </table:table-cell>
          <table:table-cell/>
          <table:table-cell table:formula="of:=100*([.D56]-[.H56])/[.D56]" office:value-type="float" office:value="-0.507587295492445" calcext:value-type="float">
            <text:p>-0.507587295492445</text:p>
          </table:table-cell>
          <table:table-cell table:number-columns-repeated="4"/>
        </table:table-row>
        <table:table-row table:style-name="ro1">
          <table:table-cell/>
          <table:table-cell table:formula="of:=[.B7]" office:value-type="float" office:value="14" calcext:value-type="float">
            <text:p>14</text:p>
          </table:table-cell>
          <table:table-cell office:value-type="float" office:value="0.246713" calcext:value-type="float">
            <text:p>2.46713E-01</text:p>
          </table:table-cell>
          <table:table-cell table:formula="of:=[.C57]/[.$C$205]" office:value-type="float" office:value="0.00690531893212841" calcext:value-type="float">
            <text:p>6.90532E-03</text:p>
          </table:table-cell>
          <table:table-cell table:number-columns-repeated="2"/>
          <table:table-cell table:style-name="ce4" table:formula="of:=[.G7]" office:value-type="float" office:value="14" calcext:value-type="float">
            <text:p>14</text:p>
          </table:table-cell>
          <table:table-cell office:value-type="float" office:value="0.006864845" calcext:value-type="float">
            <text:p>6.86485E-03</text:p>
          </table:table-cell>
          <table:table-cell/>
          <table:table-cell table:formula="of:=100*([.D57]-[.H57])/[.D57]" office:value-type="float" office:value="0.586126904871792" calcext:value-type="float">
            <text:p>0.586126904871792</text:p>
          </table:table-cell>
          <table:table-cell table:number-columns-repeated="4"/>
        </table:table-row>
        <table:table-row table:style-name="ro1">
          <table:table-cell/>
          <table:table-cell table:formula="of:=[.B8]" office:value-type="float" office:value="18" calcext:value-type="float">
            <text:p>18</text:p>
          </table:table-cell>
          <table:table-cell office:value-type="float" office:value="0.243307" calcext:value-type="float">
            <text:p>2.43307E-01</text:p>
          </table:table-cell>
          <table:table-cell table:formula="of:=[.C58]/[.$C$205]" office:value-type="float" office:value="0.00680998744865235" calcext:value-type="float">
            <text:p>6.80999E-03</text:p>
          </table:table-cell>
          <table:table-cell table:number-columns-repeated="2"/>
          <table:table-cell table:style-name="ce4" table:formula="of:=[.G8]" office:value-type="float" office:value="18" calcext:value-type="float">
            <text:p>18</text:p>
          </table:table-cell>
          <table:table-cell office:value-type="float" office:value="0.00678481" calcext:value-type="float">
            <text:p>6.78481E-03</text:p>
          </table:table-cell>
          <table:table-cell/>
          <table:table-cell table:formula="of:=100*([.D58]-[.H58])/[.D58]" office:value-type="float" office:value="0.369713583794232" calcext:value-type="float">
            <text:p>0.369713583794232</text:p>
          </table:table-cell>
          <table:table-cell table:number-columns-repeated="4"/>
        </table:table-row>
        <table:table-row table:style-name="ro1">
          <table:table-cell/>
          <table:table-cell table:formula="of:=[.B9]" office:value-type="float" office:value="22" calcext:value-type="float">
            <text:p>22</text:p>
          </table:table-cell>
          <table:table-cell office:value-type="float" office:value="0.239315" calcext:value-type="float">
            <text:p>2.39315E-01</text:p>
          </table:table-cell>
          <table:table-cell table:formula="of:=[.C59]/[.$C$205]" office:value-type="float" office:value="0.00669825424781957" calcext:value-type="float">
            <text:p>6.69825E-03</text:p>
          </table:table-cell>
          <table:table-cell table:number-columns-repeated="2"/>
          <table:table-cell table:style-name="ce4" table:formula="of:=[.G9]" office:value-type="float" office:value="22" calcext:value-type="float">
            <text:p>22</text:p>
          </table:table-cell>
          <table:table-cell office:value-type="float" office:value="0.006685184" calcext:value-type="float">
            <text:p>6.68518E-03</text:p>
          </table:table-cell>
          <table:table-cell/>
          <table:table-cell table:formula="of:=100*([.D59]-[.H59])/[.D59]" office:value-type="float" office:value="0.195129168526695" calcext:value-type="float">
            <text:p>0.195129168526695</text:p>
          </table:table-cell>
          <table:table-cell table:number-columns-repeated="4"/>
        </table:table-row>
        <table:table-row table:style-name="ro1">
          <table:table-cell/>
          <table:table-cell table:formula="of:=[.B10]" office:value-type="float" office:value="26" calcext:value-type="float">
            <text:p>26</text:p>
          </table:table-cell>
          <table:table-cell office:value-type="float" office:value="0.234967" calcext:value-type="float">
            <text:p>2.34967E-01</text:p>
          </table:table-cell>
          <table:table-cell table:formula="of:=[.C60]/[.$C$205]" office:value-type="float" office:value="0.0065765568637462" calcext:value-type="float">
            <text:p>6.57656E-03</text:p>
          </table:table-cell>
          <table:table-cell table:number-columns-repeated="2"/>
          <table:table-cell table:style-name="ce4" table:formula="of:=[.G10]" office:value-type="float" office:value="26" calcext:value-type="float">
            <text:p>26</text:p>
          </table:table-cell>
          <table:table-cell office:value-type="float" office:value="0.006566243" calcext:value-type="float">
            <text:p>6.56624E-03</text:p>
          </table:table-cell>
          <table:table-cell/>
          <table:table-cell table:formula="of:=100*([.D60]-[.H60])/[.D60]" office:value-type="float" office:value="0.156827713344276" calcext:value-type="float">
            <text:p>0.156827713344276</text:p>
          </table:table-cell>
          <table:table-cell table:number-columns-repeated="4"/>
        </table:table-row>
        <table:table-row table:style-name="ro1">
          <table:table-cell/>
          <table:table-cell table:formula="of:=[.B11]" office:value-type="float" office:value="30" calcext:value-type="float">
            <text:p>30</text:p>
          </table:table-cell>
          <table:table-cell office:value-type="float" office:value="0.231743" calcext:value-type="float">
            <text:p>2.31743E-01</text:p>
          </table:table-cell>
          <table:table-cell table:formula="of:=[.C61]/[.$C$205]" office:value-type="float" office:value="0.0064863194290055" calcext:value-type="float">
            <text:p>6.48632E-03</text:p>
          </table:table-cell>
          <table:table-cell table:number-columns-repeated="2"/>
          <table:table-cell table:style-name="ce4" table:formula="of:=[.G11]" office:value-type="float" office:value="30" calcext:value-type="float">
            <text:p>30</text:p>
          </table:table-cell>
          <table:table-cell office:value-type="float" office:value="0.006428318" calcext:value-type="float">
            <text:p>6.42832E-03</text:p>
          </table:table-cell>
          <table:table-cell/>
          <table:table-cell table:formula="of:=100*([.D61]-[.H61])/[.D61]" office:value-type="float" office:value="0.894211727318424" calcext:value-type="float">
            <text:p>0.894211727318424</text:p>
          </table:table-cell>
          <table:table-cell table:number-columns-repeated="4"/>
        </table:table-row>
        <table:table-row table:style-name="ro1">
          <table:table-cell/>
          <table:table-cell table:formula="of:=[.B12]" office:value-type="float" office:value="34" calcext:value-type="float">
            <text:p>34</text:p>
          </table:table-cell>
          <table:table-cell office:value-type="float" office:value="0.226437" calcext:value-type="float">
            <text:p>2.26437E-01</text:p>
          </table:table-cell>
          <table:table-cell table:formula="of:=[.C62]/[.$C$205]" office:value-type="float" office:value="0.00633780831587456" calcext:value-type="float">
            <text:p>6.33781E-03</text:p>
          </table:table-cell>
          <table:table-cell table:number-columns-repeated="2"/>
          <table:table-cell table:style-name="ce4" table:formula="of:=[.G12]" office:value-type="float" office:value="34" calcext:value-type="float">
            <text:p>34</text:p>
          </table:table-cell>
          <table:table-cell office:value-type="float" office:value="0.006271794" calcext:value-type="float">
            <text:p>6.27179E-03</text:p>
          </table:table-cell>
          <table:table-cell/>
          <table:table-cell table:formula="of:=100*([.D62]-[.H62])/[.D62]" office:value-type="float" office:value="1.0415953368172" calcext:value-type="float">
            <text:p>1.0415953368172</text:p>
          </table:table-cell>
          <table:table-cell table:number-columns-repeated="4"/>
        </table:table-row>
        <table:table-row table:style-name="ro1">
          <table:table-cell/>
          <table:table-cell table:formula="of:=[.B13]" office:value-type="float" office:value="38" calcext:value-type="float">
            <text:p>38</text:p>
          </table:table-cell>
          <table:table-cell office:value-type="float" office:value="0.220105" calcext:value-type="float">
            <text:p>2.20105E-01</text:p>
          </table:table-cell>
          <table:table-cell table:formula="of:=[.C63]/[.$C$205]" office:value-type="float" office:value="0.00616058020272999" calcext:value-type="float">
            <text:p>6.16058E-03</text:p>
          </table:table-cell>
          <table:table-cell table:number-columns-repeated="2"/>
          <table:table-cell table:style-name="ce4" table:formula="of:=[.G13]" office:value-type="float" office:value="38" calcext:value-type="float">
            <text:p>38</text:p>
          </table:table-cell>
          <table:table-cell office:value-type="float" office:value="0.006097107" calcext:value-type="float">
            <text:p>6.09711E-03</text:p>
          </table:table-cell>
          <table:table-cell/>
          <table:table-cell table:formula="of:=100*([.D63]-[.H63])/[.D63]" office:value-type="float" office:value="1.03031209141409" calcext:value-type="float">
            <text:p>1.03031209141409</text:p>
          </table:table-cell>
          <table:table-cell table:number-columns-repeated="4"/>
        </table:table-row>
        <table:table-row table:style-name="ro1">
          <table:table-cell/>
          <table:table-cell table:formula="of:=[.B14]" office:value-type="float" office:value="42" calcext:value-type="float">
            <text:p>42</text:p>
          </table:table-cell>
          <table:table-cell office:value-type="float" office:value="0.213073" calcext:value-type="float">
            <text:p>2.13073E-01</text:p>
          </table:table-cell>
          <table:table-cell table:formula="of:=[.C64]/[.$C$205]" office:value-type="float" office:value="0.00596375959444941" calcext:value-type="float">
            <text:p>5.96376E-03</text:p>
          </table:table-cell>
          <table:table-cell table:number-columns-repeated="2"/>
          <table:table-cell table:style-name="ce4" table:formula="of:=[.G14]" office:value-type="float" office:value="42" calcext:value-type="float">
            <text:p>42</text:p>
          </table:table-cell>
          <table:table-cell office:value-type="float" office:value="0.005904744" calcext:value-type="float">
            <text:p>5.90474E-03</text:p>
          </table:table-cell>
          <table:table-cell/>
          <table:table-cell table:formula="of:=100*([.D64]-[.H64])/[.D64]" office:value-type="float" office:value="0.98957031239715" calcext:value-type="float">
            <text:p>0.98957031239715</text:p>
          </table:table-cell>
          <table:table-cell table:number-columns-repeated="4"/>
        </table:table-row>
        <table:table-row table:style-name="ro1">
          <table:table-cell/>
          <table:table-cell table:formula="of:=[.B15]" office:value-type="float" office:value="46" calcext:value-type="float">
            <text:p>46</text:p>
          </table:table-cell>
          <table:table-cell office:value-type="float" office:value="0.206251" calcext:value-type="float">
            <text:p>2.06251E-01</text:p>
          </table:table-cell>
          <table:table-cell table:formula="of:=[.C65]/[.$C$205]" office:value-type="float" office:value="0.00577281673470963" calcext:value-type="float">
            <text:p>5.77282E-03</text:p>
          </table:table-cell>
          <table:table-cell table:number-columns-repeated="2"/>
          <table:table-cell table:style-name="ce4" table:formula="of:=[.G15]" office:value-type="float" office:value="46" calcext:value-type="float">
            <text:p>46</text:p>
          </table:table-cell>
          <table:table-cell office:value-type="float" office:value="0.00569524" calcext:value-type="float">
            <text:p>5.69524E-03</text:p>
          </table:table-cell>
          <table:table-cell/>
          <table:table-cell table:formula="of:=100*([.D65]-[.H65])/[.D65]" office:value-type="float" office:value="1.3438281219494" calcext:value-type="float">
            <text:p>1.3438281219494</text:p>
          </table:table-cell>
          <table:table-cell table:number-columns-repeated="4"/>
        </table:table-row>
        <table:table-row table:style-name="ro1">
          <table:table-cell/>
          <table:table-cell table:formula="of:=[.B16]" office:value-type="float" office:value="50" calcext:value-type="float">
            <text:p>50</text:p>
          </table:table-cell>
          <table:table-cell office:value-type="float" office:value="0.198218" calcext:value-type="float">
            <text:p>1.98218E-01</text:p>
          </table:table-cell>
          <table:table-cell table:formula="of:=[.C66]/[.$C$205]" office:value-type="float" office:value="0.00554797885838456" calcext:value-type="float">
            <text:p>5.54798E-03</text:p>
          </table:table-cell>
          <table:table-cell table:number-columns-repeated="2"/>
          <table:table-cell table:style-name="ce4" table:formula="of:=[.G16]" office:value-type="float" office:value="50" calcext:value-type="float">
            <text:p>50</text:p>
          </table:table-cell>
          <table:table-cell office:value-type="float" office:value="0.005469175" calcext:value-type="float">
            <text:p>5.46918E-03</text:p>
          </table:table-cell>
          <table:table-cell/>
          <table:table-cell table:formula="of:=100*([.D66]-[.H66])/[.D66]" office:value-type="float" office:value="1.42040660925486" calcext:value-type="float">
            <text:p>1.42040660925486</text:p>
          </table:table-cell>
          <table:table-cell table:number-columns-repeated="4"/>
        </table:table-row>
        <table:table-row table:style-name="ro1">
          <table:table-cell/>
          <table:table-cell table:formula="of:=[.B17]" office:value-type="float" office:value="54" calcext:value-type="float">
            <text:p>54</text:p>
          </table:table-cell>
          <table:table-cell office:value-type="float" office:value="0.190403" calcext:value-type="float">
            <text:p>1.90403E-01</text:p>
          </table:table-cell>
          <table:table-cell table:formula="of:=[.C67]/[.$C$205]" office:value-type="float" office:value="0.00532924264483041" calcext:value-type="float">
            <text:p>5.32924E-03</text:p>
          </table:table-cell>
          <table:table-cell table:number-columns-repeated="2"/>
          <table:table-cell table:style-name="ce4" table:formula="of:=[.G17]" office:value-type="float" office:value="54" calcext:value-type="float">
            <text:p>54</text:p>
          </table:table-cell>
          <table:table-cell office:value-type="float" office:value="0.005227168" calcext:value-type="float">
            <text:p>5.22717E-03</text:p>
          </table:table-cell>
          <table:table-cell/>
          <table:table-cell table:formula="of:=100*([.D67]-[.H67])/[.D67]" office:value-type="float" office:value="1.91536868619466" calcext:value-type="float">
            <text:p>1.91536868619466</text:p>
          </table:table-cell>
          <table:table-cell table:number-columns-repeated="4"/>
        </table:table-row>
        <table:table-row table:style-name="ro1">
          <table:table-cell/>
          <table:table-cell table:formula="of:=[.B18]" office:value-type="float" office:value="58" calcext:value-type="float">
            <text:p>58</text:p>
          </table:table-cell>
          <table:table-cell office:value-type="float" office:value="0.181189" calcext:value-type="float">
            <text:p>1.81189E-01</text:p>
          </table:table-cell>
          <table:table-cell table:formula="of:=[.C68]/[.$C$205]" office:value-type="float" office:value="0.00507134943028302" calcext:value-type="float">
            <text:p>5.07135E-03</text:p>
          </table:table-cell>
          <table:table-cell table:number-columns-repeated="2"/>
          <table:table-cell table:style-name="ce4" table:formula="of:=[.G18]" office:value-type="float" office:value="58" calcext:value-type="float">
            <text:p>58</text:p>
          </table:table-cell>
          <table:table-cell office:value-type="float" office:value="0.004969872" calcext:value-type="float">
            <text:p>4.96987E-03</text:p>
          </table:table-cell>
          <table:table-cell/>
          <table:table-cell table:formula="of:=100*([.D68]-[.H68])/[.D68]" office:value-type="float" office:value="2.00099464014563" calcext:value-type="float">
            <text:p>2.00099464014563</text:p>
          </table:table-cell>
          <table:table-cell table:number-columns-repeated="4"/>
        </table:table-row>
        <table:table-row table:style-name="ro1">
          <table:table-cell/>
          <table:table-cell table:formula="of:=[.B19]" office:value-type="float" office:value="62" calcext:value-type="float">
            <text:p>62</text:p>
          </table:table-cell>
          <table:table-cell office:value-type="float" office:value="0.172085" calcext:value-type="float">
            <text:p>1.72085E-01</text:p>
          </table:table-cell>
          <table:table-cell table:formula="of:=[.C69]/[.$C$205]" office:value-type="float" office:value="0.00481653503639986" calcext:value-type="float">
            <text:p>4.81654E-03</text:p>
          </table:table-cell>
          <table:table-cell table:number-columns-repeated="2"/>
          <table:table-cell table:style-name="ce4" table:formula="of:=[.G19]" office:value-type="float" office:value="62" calcext:value-type="float">
            <text:p>62</text:p>
          </table:table-cell>
          <table:table-cell office:value-type="float" office:value="0.004697959" calcext:value-type="float">
            <text:p>4.69796E-03</text:p>
          </table:table-cell>
          <table:table-cell/>
          <table:table-cell table:formula="of:=100*([.D69]-[.H69])/[.D69]" office:value-type="float" office:value="2.46185350057134" calcext:value-type="float">
            <text:p>2.46185350057134</text:p>
          </table:table-cell>
          <table:table-cell table:number-columns-repeated="4"/>
        </table:table-row>
        <table:table-row table:style-name="ro1">
          <table:table-cell/>
          <table:table-cell table:formula="of:=[.B20]" office:value-type="float" office:value="66" calcext:value-type="float">
            <text:p>66</text:p>
          </table:table-cell>
          <table:table-cell office:value-type="float" office:value="0.162347" calcext:value-type="float">
            <text:p>1.62347E-01</text:p>
          </table:table-cell>
          <table:table-cell table:formula="of:=[.C70]/[.$C$205]" office:value-type="float" office:value="0.00454397543977922" calcext:value-type="float">
            <text:p>4.54398E-03</text:p>
          </table:table-cell>
          <table:table-cell table:number-columns-repeated="2"/>
          <table:table-cell table:style-name="ce4" table:formula="of:=[.G20]" office:value-type="float" office:value="66" calcext:value-type="float">
            <text:p>66</text:p>
          </table:table-cell>
          <table:table-cell office:value-type="float" office:value="0.004412103" calcext:value-type="float">
            <text:p>4.41210E-03</text:p>
          </table:table-cell>
          <table:table-cell/>
          <table:table-cell table:formula="of:=100*([.D70]-[.H70])/[.D70]" office:value-type="float" office:value="2.90213804028897" calcext:value-type="float">
            <text:p>2.90213804028897</text:p>
          </table:table-cell>
          <table:table-cell table:number-columns-repeated="4"/>
        </table:table-row>
        <table:table-row table:style-name="ro1">
          <table:table-cell/>
          <table:table-cell table:formula="of:=[.B21]" office:value-type="float" office:value="70" calcext:value-type="float">
            <text:p>70</text:p>
          </table:table-cell>
          <table:table-cell office:value-type="float" office:value="0.152294" calcext:value-type="float">
            <text:p>1.52294E-01</text:p>
          </table:table-cell>
          <table:table-cell table:formula="of:=[.C71]/[.$C$205]" office:value-type="float" office:value="0.00426259922034738" calcext:value-type="float">
            <text:p>4.26260E-03</text:p>
          </table:table-cell>
          <table:table-cell table:number-columns-repeated="2"/>
          <table:table-cell table:style-name="ce4" table:formula="of:=[.G21]" office:value-type="float" office:value="70" calcext:value-type="float">
            <text:p>70</text:p>
          </table:table-cell>
          <table:table-cell office:value-type="float" office:value="0.004112948" calcext:value-type="float">
            <text:p>4.11295E-03</text:p>
          </table:table-cell>
          <table:table-cell/>
          <table:table-cell table:formula="of:=100*([.D71]-[.H71])/[.D71]" office:value-type="float" office:value="3.51079734714511" calcext:value-type="float">
            <text:p>3.51079734714511</text:p>
          </table:table-cell>
          <table:table-cell table:number-columns-repeated="4"/>
        </table:table-row>
        <table:table-row table:style-name="ro1">
          <table:table-cell/>
          <table:table-cell table:formula="of:=[.B22]" office:value-type="float" office:value="74" calcext:value-type="float">
            <text:p>74</text:p>
          </table:table-cell>
          <table:table-cell office:value-type="float" office:value="0.140696" calcext:value-type="float">
            <text:p>1.40696E-01</text:p>
          </table:table-cell>
          <table:table-cell table:formula="of:=[.C72]/[.$C$205]" office:value-type="float" office:value="0.0039379795652225" calcext:value-type="float">
            <text:p>3.93798E-03</text:p>
          </table:table-cell>
          <table:table-cell table:number-columns-repeated="2"/>
          <table:table-cell table:style-name="ce4" table:formula="of:=[.G22]" office:value-type="float" office:value="74" calcext:value-type="float">
            <text:p>74</text:p>
          </table:table-cell>
          <table:table-cell office:value-type="float" office:value="0.003801066" calcext:value-type="float">
            <text:p>3.80107E-03</text:p>
          </table:table-cell>
          <table:table-cell/>
          <table:table-cell table:formula="of:=100*([.D72]-[.H72])/[.D72]" office:value-type="float" office:value="3.47674646236426" calcext:value-type="float">
            <text:p>3.47674646236426</text:p>
          </table:table-cell>
          <table:table-cell table:number-columns-repeated="4"/>
        </table:table-row>
        <table:table-row table:style-name="ro1">
          <table:table-cell/>
          <table:table-cell table:formula="of:=[.B23]" office:value-type="float" office:value="78" calcext:value-type="float">
            <text:p>78</text:p>
          </table:table-cell>
          <table:table-cell office:value-type="float" office:value="0.128816" calcext:value-type="float">
            <text:p>1.28816E-01</text:p>
          </table:table-cell>
          <table:table-cell table:formula="of:=[.C73]/[.$C$205]" office:value-type="float" office:value="0.00360546693348568" calcext:value-type="float">
            <text:p>3.60547E-03</text:p>
          </table:table-cell>
          <table:table-cell table:number-columns-repeated="2"/>
          <table:table-cell table:style-name="ce4" table:formula="of:=[.G23]" office:value-type="float" office:value="78" calcext:value-type="float">
            <text:p>78</text:p>
          </table:table-cell>
          <table:table-cell office:value-type="float" office:value="0.003476888" calcext:value-type="float">
            <text:p>3.47689E-03</text:p>
          </table:table-cell>
          <table:table-cell/>
          <table:table-cell table:formula="of:=100*([.D73]-[.H73])/[.D73]" office:value-type="float" office:value="3.56622140371082" calcext:value-type="float">
            <text:p>3.56622140371082</text:p>
          </table:table-cell>
          <table:table-cell table:number-columns-repeated="4"/>
        </table:table-row>
        <table:table-row table:style-name="ro1">
          <table:table-cell/>
          <table:table-cell table:formula="of:=[.B24]" office:value-type="float" office:value="82" calcext:value-type="float">
            <text:p>82</text:p>
          </table:table-cell>
          <table:table-cell office:value-type="float" office:value="0.117032" calcext:value-type="float">
            <text:p>1.17032E-01</text:p>
          </table:table-cell>
          <table:table-cell table:formula="of:=[.C74]/[.$C$205]" office:value-type="float" office:value="0.00327564127251037" calcext:value-type="float">
            <text:p>3.27564E-03</text:p>
          </table:table-cell>
          <table:table-cell table:number-columns-repeated="2"/>
          <table:table-cell table:style-name="ce4" table:formula="of:=[.G24]" office:value-type="float" office:value="82" calcext:value-type="float">
            <text:p>82</text:p>
          </table:table-cell>
          <table:table-cell office:value-type="float" office:value="0.0031406" calcext:value-type="float">
            <text:p>3.14060E-03</text:p>
          </table:table-cell>
          <table:table-cell/>
          <table:table-cell table:formula="of:=100*([.D74]-[.H74])/[.D74]" office:value-type="float" office:value="4.1225903960748" calcext:value-type="float">
            <text:p>4.1225903960748</text:p>
          </table:table-cell>
          <table:table-cell table:number-columns-repeated="4"/>
        </table:table-row>
        <table:table-row table:style-name="ro1">
          <table:table-cell/>
          <table:table-cell table:formula="of:=[.B25]" office:value-type="float" office:value="86" calcext:value-type="float">
            <text:p>86</text:p>
          </table:table-cell>
          <table:table-cell office:value-type="float" office:value="0.105218" calcext:value-type="float">
            <text:p>1.05218E-01</text:p>
          </table:table-cell>
          <table:table-cell table:formula="of:=[.C75]/[.$C$205]" office:value-type="float" office:value="0.00294497593317209" calcext:value-type="float">
            <text:p>2.94498E-03</text:p>
          </table:table-cell>
          <table:table-cell table:number-columns-repeated="2"/>
          <table:table-cell table:style-name="ce4" table:formula="of:=[.G25]" office:value-type="float" office:value="86" calcext:value-type="float">
            <text:p>86</text:p>
          </table:table-cell>
          <table:table-cell office:value-type="float" office:value="0.002792008" calcext:value-type="float">
            <text:p>2.79201E-03</text:p>
          </table:table-cell>
          <table:table-cell/>
          <table:table-cell table:formula="of:=100*([.D75]-[.H75])/[.D75]" office:value-type="float" office:value="5.1941997708392" calcext:value-type="float">
            <text:p>5.1941997708392</text:p>
          </table:table-cell>
          <table:table-cell table:number-columns-repeated="4"/>
        </table:table-row>
        <table:table-row table:style-name="ro1">
          <table:table-cell/>
          <table:table-cell table:formula="of:=[.B26]" office:value-type="float" office:value="90" calcext:value-type="float">
            <text:p>90</text:p>
          </table:table-cell>
          <table:table-cell office:value-type="float" office:value="0.0921044" calcext:value-type="float">
            <text:p>9.21044E-02</text:p>
          </table:table-cell>
          <table:table-cell table:formula="of:=[.C76]/[.$C$205]" office:value-type="float" office:value="0.00257793572714988" calcext:value-type="float">
            <text:p>2.57794E-03</text:p>
          </table:table-cell>
          <table:table-cell table:number-columns-repeated="2"/>
          <table:table-cell table:style-name="ce4" table:formula="of:=[.G26]" office:value-type="float" office:value="90" calcext:value-type="float">
            <text:p>90</text:p>
          </table:table-cell>
          <table:table-cell office:value-type="float" office:value="0.002430356" calcext:value-type="float">
            <text:p>2.43036E-03</text:p>
          </table:table-cell>
          <table:table-cell/>
          <table:table-cell table:formula="of:=100*([.D76]-[.H76])/[.D76]" office:value-type="float" office:value="5.72472484847556" calcext:value-type="float">
            <text:p>5.72472484847556</text:p>
          </table:table-cell>
          <table:table-cell table:number-columns-repeated="4"/>
        </table:table-row>
        <table:table-row table:style-name="ro1">
          <table:table-cell/>
          <table:table-cell table:formula="of:=[.B27]" office:value-type="float" office:value="94" calcext:value-type="float">
            <text:p>94</text:p>
          </table:table-cell>
          <table:table-cell office:value-type="float" office:value="0.0774475" calcext:value-type="float">
            <text:p>7.74475E-02</text:p>
          </table:table-cell>
          <table:table-cell table:formula="of:=[.C77]/[.$C$205]" office:value-type="float" office:value="0.00216769966720852" calcext:value-type="float">
            <text:p>2.16770E-03</text:p>
          </table:table-cell>
          <table:table-cell table:number-columns-repeated="2"/>
          <table:table-cell table:style-name="ce4" table:formula="of:=[.G27]" office:value-type="float" office:value="94" calcext:value-type="float">
            <text:p>94</text:p>
          </table:table-cell>
          <table:table-cell office:value-type="float" office:value="0.00205413" calcext:value-type="float">
            <text:p>2.05413E-03</text:p>
          </table:table-cell>
          <table:table-cell/>
          <table:table-cell table:formula="of:=100*([.D77]-[.H77])/[.D77]" office:value-type="float" office:value="5.23917906740138" calcext:value-type="float">
            <text:p>5.23917906740138</text:p>
          </table:table-cell>
          <table:table-cell table:number-columns-repeated="4"/>
        </table:table-row>
        <table:table-row table:style-name="ro1">
          <table:table-cell/>
          <table:table-cell table:formula="of:=[.B28]" office:value-type="float" office:value="98" calcext:value-type="float">
            <text:p>98</text:p>
          </table:table-cell>
          <table:table-cell office:value-type="float" office:value="0.0619963" calcext:value-type="float">
            <text:p>6.19963E-02</text:p>
          </table:table-cell>
          <table:table-cell table:formula="of:=[.C78]/[.$C$205]" office:value-type="float" office:value="0.00173523172314354" calcext:value-type="float">
            <text:p>1.73523E-03</text:p>
          </table:table-cell>
          <table:table-cell table:number-columns-repeated="2"/>
          <table:table-cell table:style-name="ce4" table:formula="of:=[.G28]" office:value-type="float" office:value="98" calcext:value-type="float">
            <text:p>98</text:p>
          </table:table-cell>
          <table:table-cell office:value-type="float" office:value="0.001660925" calcext:value-type="float">
            <text:p>1.66093E-03</text:p>
          </table:table-cell>
          <table:table-cell/>
          <table:table-cell table:formula="of:=100*([.D78]-[.H78])/[.D78]" office:value-type="float" office:value="4.28223632339591" calcext:value-type="float">
            <text:p>4.28223632339591</text:p>
          </table:table-cell>
          <table:table-cell table:number-columns-repeated="4"/>
        </table:table-row>
        <table:table-row table:style-name="ro1">
          <table:table-cell/>
          <table:table-cell table:formula="of:=[.B29]" office:value-type="float" office:value="102" calcext:value-type="float">
            <text:p>102</text:p>
          </table:table-cell>
          <table:table-cell office:value-type="float" office:value="0.0437275" calcext:value-type="float">
            <text:p>4.37275E-02</text:p>
          </table:table-cell>
          <table:table-cell table:formula="of:=[.C79]/[.$C$205]" office:value-type="float" office:value="0.00122390118722826" calcext:value-type="float">
            <text:p>1.22390E-03</text:p>
          </table:table-cell>
          <table:table-cell table:number-columns-repeated="2"/>
          <table:table-cell table:style-name="ce4" table:formula="of:=[.G29]" office:value-type="float" office:value="102" calcext:value-type="float">
            <text:p>102</text:p>
          </table:table-cell>
          <table:table-cell office:value-type="float" office:value="0.001226756" calcext:value-type="float">
            <text:p>1.22676E-03</text:p>
          </table:table-cell>
          <table:table-cell/>
          <table:table-cell table:formula="of:=100*([.D79]-[.H79])/[.D79]" office:value-type="float" office:value="-0.23325516810781" calcext:value-type="float">
            <text:p>-0.23325516810781</text:p>
          </table:table-cell>
          <table:table-cell table:number-columns-repeated="4"/>
        </table:table-row>
        <table:table-row table:style-name="ro1">
          <table:table-cell/>
          <table:table-cell table:formula="of:=[.B30]" office:value-type="float" office:value="106" calcext:value-type="float">
            <text:p>106</text:p>
          </table:table-cell>
          <table:table-cell office:value-type="float" office:value="0.0307439" calcext:value-type="float">
            <text:p>3.07439E-02</text:p>
          </table:table-cell>
          <table:table-cell table:formula="of:=[.C80]/[.$C$205]" office:value-type="float" office:value="0.000860499587445585" calcext:value-type="float">
            <text:p>8.60500E-04</text:p>
          </table:table-cell>
          <table:table-cell table:number-columns-repeated="2"/>
          <table:table-cell table:style-name="ce4" table:formula="of:=[.G30]" office:value-type="float" office:value="106" calcext:value-type="float">
            <text:p>106</text:p>
          </table:table-cell>
          <table:table-cell office:value-type="float" office:value="0.0009079304" calcext:value-type="float">
            <text:p>9.07930E-04</text:p>
          </table:table-cell>
          <table:table-cell/>
          <table:table-cell table:formula="of:=100*([.D80]-[.H80])/[.D80]" office:value-type="float" office:value="-5.51200875008139" calcext:value-type="float">
            <text:p>-5.51200875008139</text:p>
          </table:table-cell>
          <table:table-cell table:number-columns-repeated="4"/>
        </table:table-row>
        <table:table-row table:style-name="ro1">
          <table:table-cell/>
          <table:table-cell table:formula="of:=[.B31]" office:value-type="float" office:value="110" calcext:value-type="float">
            <text:p>110</text:p>
          </table:table-cell>
          <table:table-cell office:value-type="float" office:value="0.0221893" calcext:value-type="float">
            <text:p>2.21893E-02</text:p>
          </table:table-cell>
          <table:table-cell table:formula="of:=[.C81]/[.$C$205]" office:value-type="float" office:value="0.000621062503316311" calcext:value-type="float">
            <text:p>6.21063E-04</text:p>
          </table:table-cell>
          <table:table-cell table:number-columns-repeated="2"/>
          <table:table-cell table:style-name="ce4" table:formula="of:=[.G31]" office:value-type="float" office:value="110" calcext:value-type="float">
            <text:p>110</text:p>
          </table:table-cell>
          <table:table-cell office:value-type="float" office:value="0.0006799572" calcext:value-type="float">
            <text:p>6.79957E-04</text:p>
          </table:table-cell>
          <table:table-cell/>
          <table:table-cell table:formula="of:=100*([.D81]-[.H81])/[.D81]" office:value-type="float" office:value="-9.48289364906223" calcext:value-type="float">
            <text:p>-9.48289364906223</text:p>
          </table:table-cell>
          <table:table-cell table:number-columns-repeated="4"/>
        </table:table-row>
        <table:table-row table:style-name="ro1">
          <table:table-cell/>
          <table:table-cell table:formula="of:=[.B32]" office:value-type="float" office:value="114" calcext:value-type="float">
            <text:p>114</text:p>
          </table:table-cell>
          <table:table-cell office:value-type="float" office:value="0.0160894" calcext:value-type="float">
            <text:p>1.60894E-02</text:p>
          </table:table-cell>
          <table:table-cell table:formula="of:=[.C82]/[.$C$205]" office:value-type="float" office:value="0.000450330701773262" calcext:value-type="float">
            <text:p>4.50331E-04</text:p>
          </table:table-cell>
          <table:table-cell table:number-columns-repeated="2"/>
          <table:table-cell table:style-name="ce4" table:formula="of:=[.G32]" office:value-type="float" office:value="114" calcext:value-type="float">
            <text:p>114</text:p>
          </table:table-cell>
          <table:table-cell office:value-type="float" office:value="0.0005140388" calcext:value-type="float">
            <text:p>5.14039E-04</text:p>
          </table:table-cell>
          <table:table-cell/>
          <table:table-cell table:formula="of:=100*([.D82]-[.H82])/[.D82]" office:value-type="float" office:value="-14.146958663017" calcext:value-type="float">
            <text:p>-14.146958663017</text:p>
          </table:table-cell>
          <table:table-cell table:number-columns-repeated="4"/>
        </table:table-row>
        <table:table-row table:style-name="ro1">
          <table:table-cell/>
          <table:table-cell table:formula="of:=[.B33]" office:value-type="float" office:value="118" calcext:value-type="float">
            <text:p>118</text:p>
          </table:table-cell>
          <table:table-cell office:value-type="float" office:value="0.0120848" calcext:value-type="float">
            <text:p>1.20848E-02</text:p>
          </table:table-cell>
          <table:table-cell table:formula="of:=[.C83]/[.$C$205]" office:value-type="float" office:value="0.000338244836028038" calcext:value-type="float">
            <text:p>3.38245E-04</text:p>
          </table:table-cell>
          <table:table-cell table:number-columns-repeated="2"/>
          <table:table-cell table:style-name="ce4" table:formula="of:=[.G33]" office:value-type="float" office:value="118" calcext:value-type="float">
            <text:p>118</text:p>
          </table:table-cell>
          <table:table-cell office:value-type="float" office:value="0.0003914711" calcext:value-type="float">
            <text:p>3.91471E-04</text:p>
          </table:table-cell>
          <table:table-cell/>
          <table:table-cell table:formula="of:=100*([.D83]-[.H83])/[.D83]" office:value-type="float" office:value="-15.7360167259286" calcext:value-type="float">
            <text:p>-15.7360167259286</text:p>
          </table:table-cell>
          <table:table-cell table:number-columns-repeated="4"/>
        </table:table-row>
        <table:table-row table:style-name="ro1">
          <table:table-cell/>
          <table:table-cell table:formula="of:=[.B34]" office:value-type="float" office:value="122" calcext:value-type="float">
            <text:p>122</text:p>
          </table:table-cell>
          <table:table-cell office:value-type="float" office:value="0.00894539" calcext:value-type="float">
            <text:p>8.94539E-03</text:p>
          </table:table-cell>
          <table:table-cell table:formula="of:=[.C84]/[.$C$205]" office:value-type="float" office:value="0.000250375014378132" calcext:value-type="float">
            <text:p>2.50375E-04</text:p>
          </table:table-cell>
          <table:table-cell table:number-columns-repeated="2"/>
          <table:table-cell table:style-name="ce4" table:formula="of:=[.G34]" office:value-type="float" office:value="122" calcext:value-type="float">
            <text:p>122</text:p>
          </table:table-cell>
          <table:table-cell office:value-type="float" office:value="0.0002998174" calcext:value-type="float">
            <text:p>2.99817E-04</text:p>
          </table:table-cell>
          <table:table-cell/>
          <table:table-cell table:formula="of:=100*([.D84]-[.H84])/[.D84]" office:value-type="float" office:value="-19.7473321148557" calcext:value-type="float">
            <text:p>-19.7473321148557</text:p>
          </table:table-cell>
          <table:table-cell table:number-columns-repeated="4"/>
        </table:table-row>
        <table:table-row table:style-name="ro1">
          <table:table-cell/>
          <table:table-cell table:formula="of:=[.B35]" office:value-type="float" office:value="126" calcext:value-type="float">
            <text:p>126</text:p>
          </table:table-cell>
          <table:table-cell office:value-type="float" office:value="0.00669256" calcext:value-type="float">
            <text:p>6.69256E-03</text:p>
          </table:table-cell>
          <table:table-cell table:formula="of:=[.C85]/[.$C$205]" office:value-type="float" office:value="0.000187319927496343" calcext:value-type="float">
            <text:p>1.87320E-04</text:p>
          </table:table-cell>
          <table:table-cell table:number-columns-repeated="2"/>
          <table:table-cell table:style-name="ce4" table:formula="of:=[.G35]" office:value-type="float" office:value="126" calcext:value-type="float">
            <text:p>126</text:p>
          </table:table-cell>
          <table:table-cell office:value-type="float" office:value="0.0002306109" calcext:value-type="float">
            <text:p>2.30611E-04</text:p>
          </table:table-cell>
          <table:table-cell/>
          <table:table-cell table:formula="of:=100*([.D85]-[.H85])/[.D85]" office:value-type="float" office:value="-23.1107138905453" calcext:value-type="float">
            <text:p>-23.1107138905453</text:p>
          </table:table-cell>
          <table:table-cell table:number-columns-repeated="4"/>
        </table:table-row>
        <table:table-row table:style-name="ro1">
          <table:table-cell/>
          <table:table-cell table:formula="of:=[.B36]" office:value-type="float" office:value="130" calcext:value-type="float">
            <text:p>130</text:p>
          </table:table-cell>
          <table:table-cell office:value-type="float" office:value="0.00519141" calcext:value-type="float">
            <text:p>5.19141E-03</text:p>
          </table:table-cell>
          <table:table-cell table:formula="of:=[.C86]/[.$C$205]" office:value-type="float" office:value="0.000145303821677175" calcext:value-type="float">
            <text:p>1.45304E-04</text:p>
          </table:table-cell>
          <table:table-cell table:number-columns-repeated="2"/>
          <table:table-cell table:style-name="ce4" table:formula="of:=[.G36]" office:value-type="float" office:value="130" calcext:value-type="float">
            <text:p>130</text:p>
          </table:table-cell>
          <table:table-cell office:value-type="float" office:value="0.0001779546" calcext:value-type="float">
            <text:p>1.77955E-04</text:p>
          </table:table-cell>
          <table:table-cell/>
          <table:table-cell table:formula="of:=100*([.D86]-[.H86])/[.D86]" office:value-type="float" office:value="-22.4706948144603" calcext:value-type="float">
            <text:p>-22.4706948144603</text:p>
          </table:table-cell>
          <table:table-cell table:number-columns-repeated="4"/>
        </table:table-row>
        <table:table-row table:style-name="ro1">
          <table:table-cell/>
          <table:table-cell table:formula="of:=[.B37]" office:value-type="float" office:value="134" calcext:value-type="float">
            <text:p>134</text:p>
          </table:table-cell>
          <table:table-cell office:value-type="float" office:value="0.00391374" calcext:value-type="float">
            <text:p>3.91374E-03</text:p>
          </table:table-cell>
          <table:table-cell table:formula="of:=[.C87]/[.$C$205]" office:value-type="float" office:value="0.00010954275987657" calcext:value-type="float">
            <text:p>1.09543E-04</text:p>
          </table:table-cell>
          <table:table-cell table:number-columns-repeated="2"/>
          <table:table-cell table:style-name="ce4" table:formula="of:=[.G37]" office:value-type="float" office:value="134" calcext:value-type="float">
            <text:p>134</text:p>
          </table:table-cell>
          <table:table-cell office:value-type="float" office:value="0.0001376551" calcext:value-type="float">
            <text:p>1.37655E-04</text:p>
          </table:table-cell>
          <table:table-cell/>
          <table:table-cell table:formula="of:=100*([.D87]-[.H87])/[.D87]" office:value-type="float" office:value="-25.6633484085175" calcext:value-type="float">
            <text:p>-25.6633484085175</text:p>
          </table:table-cell>
          <table:table-cell table:number-columns-repeated="4"/>
        </table:table-row>
        <table:table-row table:style-name="ro1">
          <table:table-cell/>
          <table:table-cell table:formula="of:=[.B38]" office:value-type="float" office:value="138" calcext:value-type="float">
            <text:p>138</text:p>
          </table:table-cell>
          <table:table-cell office:value-type="float" office:value="0.0030455" calcext:value-type="float">
            <text:p>3.04550E-03</text:p>
          </table:table-cell>
          <table:table-cell table:formula="of:=[.C88]/[.$C$205]" office:value-type="float" office:value="0.0000852413484810167" calcext:value-type="float">
            <text:p>8.52413E-05</text:p>
          </table:table-cell>
          <table:table-cell table:number-columns-repeated="2"/>
          <table:table-cell table:style-name="ce4" table:formula="of:=[.G38]" office:value-type="float" office:value="138" calcext:value-type="float">
            <text:p>138</text:p>
          </table:table-cell>
          <table:table-cell office:value-type="float" office:value="0.0001066747" calcext:value-type="float">
            <text:p>1.06675E-04</text:p>
          </table:table-cell>
          <table:table-cell/>
          <table:table-cell table:formula="of:=100*([.D88]-[.H88])/[.D88]" office:value-type="float" office:value="-25.1443130604116" calcext:value-type="float">
            <text:p>-25.1443130604116</text:p>
          </table:table-cell>
          <table:table-cell table:number-columns-repeated="4"/>
        </table:table-row>
        <table:table-row table:style-name="ro1">
          <table:table-cell/>
          <table:table-cell table:formula="of:=[.B39]" office:value-type="float" office:value="142" calcext:value-type="float">
            <text:p>142</text:p>
          </table:table-cell>
          <table:table-cell office:value-type="float" office:value="0.00236432" calcext:value-type="float">
            <text:p>2.36432E-03</text:p>
          </table:table-cell>
          <table:table-cell table:formula="of:=[.C89]/[.$C$205]" office:value-type="float" office:value="0.0000661756115713799" calcext:value-type="float">
            <text:p>6.61756E-05</text:p>
          </table:table-cell>
          <table:table-cell table:number-columns-repeated="2"/>
          <table:table-cell table:style-name="ce4" table:formula="of:=[.G39]" office:value-type="float" office:value="142" calcext:value-type="float">
            <text:p>142</text:p>
          </table:table-cell>
          <table:table-cell office:value-type="float" office:value="0.00008277809" calcext:value-type="float">
            <text:p>8.27781E-05</text:p>
          </table:table-cell>
          <table:table-cell/>
          <table:table-cell table:formula="of:=100*([.D89]-[.H89])/[.D89]" office:value-type="float" office:value="-25.0885152919395" calcext:value-type="float">
            <text:p>-25.0885152919395</text:p>
          </table:table-cell>
          <table:table-cell table:number-columns-repeated="4"/>
        </table:table-row>
        <table:table-row table:style-name="ro1">
          <table:table-cell/>
          <table:table-cell table:formula="of:=[.B40]" office:value-type="float" office:value="146" calcext:value-type="float">
            <text:p>146</text:p>
          </table:table-cell>
          <table:table-cell office:value-type="float" office:value="0.00180408" calcext:value-type="float">
            <text:p>1.80408E-03</text:p>
          </table:table-cell>
          <table:table-cell table:formula="of:=[.C90]/[.$C$205]" office:value-type="float" office:value="0.0000504948980356699" calcext:value-type="float">
            <text:p>5.04949E-05</text:p>
          </table:table-cell>
          <table:table-cell table:number-columns-repeated="2"/>
          <table:table-cell table:style-name="ce4" table:formula="of:=[.G40]" office:value-type="float" office:value="146" calcext:value-type="float">
            <text:p>146</text:p>
          </table:table-cell>
          <table:table-cell office:value-type="float" office:value="0.00006429893" calcext:value-type="float">
            <text:p>6.42989E-05</text:p>
          </table:table-cell>
          <table:table-cell/>
          <table:table-cell table:formula="of:=100*([.D90]-[.H90])/[.D90]" office:value-type="float" office:value="-27.3374786390872" calcext:value-type="float">
            <text:p>-27.3374786390872</text:p>
          </table:table-cell>
          <table:table-cell table:number-columns-repeated="4"/>
        </table:table-row>
        <table:table-row table:style-name="ro1">
          <table:table-cell/>
          <table:table-cell table:formula="of:=[.B41]" office:value-type="float" office:value="150" calcext:value-type="float">
            <text:p>150</text:p>
          </table:table-cell>
          <table:table-cell office:value-type="float" office:value="0.00139352" calcext:value-type="float">
            <text:p>1.39352E-03</text:p>
          </table:table-cell>
          <table:table-cell table:formula="of:=[.C91]/[.$C$205]" office:value-type="float" office:value="0.0000390036197456137" calcext:value-type="float">
            <text:p>3.90036E-05</text:p>
          </table:table-cell>
          <table:table-cell table:number-columns-repeated="2"/>
          <table:table-cell table:style-name="ce4" table:formula="of:=[.G41]" office:value-type="float" office:value="150" calcext:value-type="float">
            <text:p>150</text:p>
          </table:table-cell>
          <table:table-cell office:value-type="float" office:value="0.00004998224" calcext:value-type="float">
            <text:p>4.99822E-05</text:p>
          </table:table-cell>
          <table:table-cell/>
          <table:table-cell table:formula="of:=100*([.D91]-[.H91])/[.D91]" office:value-type="float" office:value="-28.1476958446171" calcext:value-type="float">
            <text:p>-28.1476958446171</text:p>
          </table:table-cell>
          <table:table-cell table:number-columns-repeated="4"/>
        </table:table-row>
        <table:table-row table:style-name="ro1">
          <table:table-cell/>
          <table:table-cell table:formula="of:=[.B42]" office:value-type="float" office:value="154" calcext:value-type="float">
            <text:p>154</text:p>
          </table:table-cell>
          <table:table-cell office:value-type="float" office:value="0.00113119" calcext:value-type="float">
            <text:p>1.13119E-03</text:p>
          </table:table-cell>
          <table:table-cell table:formula="of:=[.C92]/[.$C$205]" office:value-type="float" office:value="0.0000316611922470009" calcext:value-type="float">
            <text:p>3.16612E-05</text:p>
          </table:table-cell>
          <table:table-cell table:number-columns-repeated="2"/>
          <table:table-cell table:style-name="ce4" table:formula="of:=[.G42]" office:value-type="float" office:value="154" calcext:value-type="float">
            <text:p>154</text:p>
          </table:table-cell>
          <table:table-cell office:value-type="float" office:value="0.00003887494" calcext:value-type="float">
            <text:p>3.88749E-05</text:p>
          </table:table-cell>
          <table:table-cell/>
          <table:table-cell table:formula="of:=100*([.D92]-[.H92])/[.D92]" office:value-type="float" office:value="-22.7841949119348" calcext:value-type="float">
            <text:p>-22.7841949119348</text:p>
          </table:table-cell>
          <table:table-cell table:number-columns-repeated="4"/>
        </table:table-row>
        <table:table-row table:style-name="ro1">
          <table:table-cell/>
          <table:table-cell table:formula="of:=[.B43]" office:value-type="float" office:value="158" calcext:value-type="float">
            <text:p>158</text:p>
          </table:table-cell>
          <table:table-cell office:value-type="float" office:value="0.000906139" calcext:value-type="float">
            <text:p>9.06139E-04</text:p>
          </table:table-cell>
          <table:table-cell table:formula="of:=[.C93]/[.$C$205]" office:value-type="float" office:value="0.0000253621770714956" calcext:value-type="float">
            <text:p>2.53622E-05</text:p>
          </table:table-cell>
          <table:table-cell table:number-columns-repeated="2"/>
          <table:table-cell table:style-name="ce4" table:formula="of:=[.G43]" office:value-type="float" office:value="158" calcext:value-type="float">
            <text:p>158</text:p>
          </table:table-cell>
          <table:table-cell office:value-type="float" office:value="0.00003024861" calcext:value-type="float">
            <text:p>3.02486E-05</text:p>
          </table:table-cell>
          <table:table-cell/>
          <table:table-cell table:formula="of:=100*([.D93]-[.H93])/[.D93]" office:value-type="float" office:value="-19.2666146708524" calcext:value-type="float">
            <text:p>-19.2666146708524</text:p>
          </table:table-cell>
          <table:table-cell table:number-columns-repeated="4"/>
        </table:table-row>
        <table:table-row table:style-name="ro1">
          <table:table-cell/>
          <table:table-cell table:formula="of:=[.B44]" office:value-type="float" office:value="162" calcext:value-type="float">
            <text:p>162</text:p>
          </table:table-cell>
          <table:table-cell office:value-type="float" office:value="0.000712419" calcext:value-type="float">
            <text:p>7.12419E-04</text:p>
          </table:table-cell>
          <table:table-cell table:formula="of:=[.C94]/[.$C$205]" office:value-type="float" office:value="0.0000199400939889993" calcext:value-type="float">
            <text:p>1.99401E-05</text:p>
          </table:table-cell>
          <table:table-cell table:number-columns-repeated="2"/>
          <table:table-cell table:style-name="ce4" table:formula="of:=[.G44]" office:value-type="float" office:value="162" calcext:value-type="float">
            <text:p>162</text:p>
          </table:table-cell>
          <table:table-cell office:value-type="float" office:value="0.00002354379" calcext:value-type="float">
            <text:p>2.35438E-05</text:p>
          </table:table-cell>
          <table:table-cell/>
          <table:table-cell table:formula="of:=100*([.D94]-[.H94])/[.D94]" office:value-type="float" office:value="-18.0726129625506" calcext:value-type="float">
            <text:p>-18.0726129625506</text:p>
          </table:table-cell>
          <table:table-cell table:number-columns-repeated="4"/>
        </table:table-row>
        <table:table-row table:style-name="ro1">
          <table:table-cell/>
          <table:table-cell table:formula="of:=[.B45]" office:value-type="float" office:value="166" calcext:value-type="float">
            <text:p>166</text:p>
          </table:table-cell>
          <table:table-cell office:value-type="float" office:value="0.000571642" calcext:value-type="float">
            <text:p>5.71642E-04</text:p>
          </table:table-cell>
          <table:table-cell table:formula="of:=[.C95]/[.$C$205]" office:value-type="float" office:value="0.0000159998472921968" calcext:value-type="float">
            <text:p>1.59998E-05</text:p>
          </table:table-cell>
          <table:table-cell table:number-columns-repeated="2"/>
          <table:table-cell table:style-name="ce4" table:formula="of:=[.G45]" office:value-type="float" office:value="166" calcext:value-type="float">
            <text:p>166</text:p>
          </table:table-cell>
          <table:table-cell office:value-type="float" office:value="0.00001832901" calcext:value-type="float">
            <text:p>1.83290E-05</text:p>
          </table:table-cell>
          <table:table-cell/>
          <table:table-cell table:formula="of:=100*([.D95]-[.H95])/[.D95]" office:value-type="float" office:value="-14.5574058631118" calcext:value-type="float">
            <text:p>-14.5574058631118</text:p>
          </table:table-cell>
          <table:table-cell table:number-columns-repeated="4"/>
        </table:table-row>
        <table:table-row table:style-name="ro1">
          <table:table-cell/>
          <table:table-cell table:formula="of:=[.B46]" office:value-type="float" office:value="170" calcext:value-type="float">
            <text:p>170</text:p>
          </table:table-cell>
          <table:table-cell office:value-type="float" office:value="0.000465146" calcext:value-type="float">
            <text:p>4.65146E-04</text:p>
          </table:table-cell>
          <table:table-cell table:formula="of:=[.C96]/[.$C$205]" office:value-type="float" office:value="0.0000130191010607621" calcext:value-type="float">
            <text:p>1.30191E-05</text:p>
          </table:table-cell>
          <table:table-cell table:number-columns-repeated="2"/>
          <table:table-cell table:style-name="ce4" table:formula="of:=[.G46]" office:value-type="float" office:value="170" calcext:value-type="float">
            <text:p>170</text:p>
          </table:table-cell>
          <table:table-cell office:value-type="float" office:value="0.00001427034" calcext:value-type="float">
            <text:p>1.42703E-05</text:p>
          </table:table-cell>
          <table:table-cell/>
          <table:table-cell table:formula="of:=100*([.D96]-[.H96])/[.D96]" office:value-type="float" office:value="-9.61079365924091" calcext:value-type="float">
            <text:p>-9.61079365924091</text:p>
          </table:table-cell>
          <table:table-cell table:number-columns-repeated="4"/>
        </table:table-row>
        <table:table-row table:style-name="ro1">
          <table:table-cell/>
          <table:table-cell table:formula="of:=[.B47]" office:value-type="float" office:value="174" calcext:value-type="float">
            <text:p>174</text:p>
          </table:table-cell>
          <table:table-cell office:value-type="float" office:value="0.000399658" calcext:value-type="float">
            <text:p>3.99658E-04</text:p>
          </table:table-cell>
          <table:table-cell table:formula="of:=[.C97]/[.$C$205]" office:value-type="float" office:value="0.0000111861391729523" calcext:value-type="float">
            <text:p>1.11861E-05</text:p>
          </table:table-cell>
          <table:table-cell table:number-columns-repeated="2"/>
          <table:table-cell table:style-name="ce4" table:formula="of:=[.G47]" office:value-type="float" office:value="174" calcext:value-type="float">
            <text:p>174</text:p>
          </table:table-cell>
          <table:table-cell office:value-type="float" office:value="0.0000111083" calcext:value-type="float">
            <text:p>1.11083E-05</text:p>
          </table:table-cell>
          <table:table-cell/>
          <table:table-cell table:formula="of:=100*([.D97]-[.H97])/[.D97]" office:value-type="float" office:value="0.695853786089976" calcext:value-type="float">
            <text:p>0.695853786089976</text:p>
          </table:table-cell>
          <table:table-cell table:number-columns-repeated="4"/>
        </table:table-row>
        <table:table-row table:style-name="ro1">
          <table:table-cell/>
          <table:table-cell table:formula="of:=[.B48]" office:value-type="float" office:value="178" calcext:value-type="float">
            <text:p>178</text:p>
          </table:table-cell>
          <table:table-cell office:value-type="float" office:value="0.000302233" calcext:value-type="float">
            <text:p>3.02233E-04</text:p>
          </table:table-cell>
          <table:table-cell table:formula="of:=[.C98]/[.$C$205]" office:value-type="float" office:value="0.00000845928368920149" calcext:value-type="float">
            <text:p>8.45928E-06</text:p>
          </table:table-cell>
          <table:table-cell table:number-columns-repeated="2"/>
          <table:table-cell table:style-name="ce4" table:formula="of:=[.G48]" office:value-type="float" office:value="178" calcext:value-type="float">
            <text:p>178</text:p>
          </table:table-cell>
          <table:table-cell office:value-type="float" office:value="0.000008639994" calcext:value-type="float">
            <text:p>8.63999E-06</text:p>
          </table:table-cell>
          <table:table-cell/>
          <table:table-cell table:formula="of:=100*([.D98]-[.H98])/[.D98]" office:value-type="float" office:value="-2.13623655900318" calcext:value-type="float">
            <text:p>-2.13623655900318</text:p>
          </table:table-cell>
          <table:table-cell table:number-columns-repeated="4"/>
        </table:table-row>
        <table:table-row table:style-name="ro1">
          <table:table-cell/>
          <table:table-cell table:formula="of:=[.B49]" office:value-type="float" office:value="182" calcext:value-type="float">
            <text:p>182</text:p>
          </table:table-cell>
          <table:table-cell office:value-type="float" office:value="0.000231057" calcext:value-type="float">
            <text:p>2.31057E-04</text:p>
          </table:table-cell>
          <table:table-cell table:formula="of:=[.C99]/[.$C$205]" office:value-type="float" office:value="0.00000646711878377221" calcext:value-type="float">
            <text:p>6.46712E-06</text:p>
          </table:table-cell>
          <table:table-cell table:number-columns-repeated="2"/>
          <table:table-cell table:style-name="ce4" table:formula="of:=[.G49]" office:value-type="float" office:value="182" calcext:value-type="float">
            <text:p>182</text:p>
          </table:table-cell>
          <table:table-cell office:value-type="float" office:value="0.000006705004" calcext:value-type="float">
            <text:p>6.70500E-06</text:p>
          </table:table-cell>
          <table:table-cell/>
          <table:table-cell table:formula="of:=100*([.D99]-[.H99])/[.D99]" office:value-type="float" office:value="-3.67838019033615" calcext:value-type="float">
            <text:p>-3.67838019033615</text:p>
          </table:table-cell>
          <table:table-cell table:number-columns-repeated="4"/>
        </table:table-row>
        <table:table-row table:style-name="ro1">
          <table:table-cell/>
          <table:table-cell table:formula="of:=[.B50]" office:value-type="float" office:value="186" calcext:value-type="float">
            <text:p>186</text:p>
          </table:table-cell>
          <table:table-cell office:value-type="float" office:value="0.000180522" calcext:value-type="float">
            <text:p>1.80522E-04</text:p>
          </table:table-cell>
          <table:table-cell table:formula="of:=[.C100]/[.$C$205]" office:value-type="float" office:value="0.00000505268058134628" calcext:value-type="float">
            <text:p>5.05268E-06</text:p>
          </table:table-cell>
          <table:table-cell table:number-columns-repeated="2"/>
          <table:table-cell table:style-name="ce4" table:formula="of:=[.G50]" office:value-type="float" office:value="186" calcext:value-type="float">
            <text:p>186</text:p>
          </table:table-cell>
          <table:table-cell office:value-type="float" office:value="0.000005173536" calcext:value-type="float">
            <text:p>5.17354E-06</text:p>
          </table:table-cell>
          <table:table-cell/>
          <table:table-cell table:formula="of:=100*([.D100]-[.H100])/[.D100]" office:value-type="float" office:value="-2.3919069632048" calcext:value-type="float">
            <text:p>-2.3919069632048</text:p>
          </table:table-cell>
          <table:table-cell table:number-columns-repeated="4"/>
        </table:table-row>
        <table:table-row table:style-name="ro1">
          <table:table-cell/>
          <table:table-cell table:formula="of:=[.B51]" office:value-type="float" office:value="190" calcext:value-type="float">
            <text:p>190</text:p>
          </table:table-cell>
          <table:table-cell office:value-type="float" office:value="0.000139509" calcext:value-type="float">
            <text:p>1.39509E-04</text:p>
          </table:table-cell>
          <table:table-cell table:formula="of:=[.C101]/[.$C$205]" office:value-type="float" office:value="0.00000390475629132759" calcext:value-type="float">
            <text:p>3.90476E-06</text:p>
          </table:table-cell>
          <table:table-cell table:number-columns-repeated="2"/>
          <table:table-cell table:style-name="ce4" table:formula="of:=[.G51]" office:value-type="float" office:value="190" calcext:value-type="float">
            <text:p>190</text:p>
          </table:table-cell>
          <table:table-cell office:value-type="float" office:value="0.000003935605" calcext:value-type="float">
            <text:p>3.93561E-06</text:p>
          </table:table-cell>
          <table:table-cell/>
          <table:table-cell table:formula="of:=100*([.D101]-[.H101])/[.D101]" office:value-type="float" office:value="-0.790029040760598" calcext:value-type="float">
            <text:p>-0.790029040760598</text:p>
          </table:table-cell>
          <table:table-cell table:number-columns-repeated="4"/>
        </table:table-row>
        <table:table-row table:style-name="ro1">
          <table:table-cell/>
          <table:table-cell table:formula="of:=[.B52]" office:value-type="float" office:value="194" calcext:value-type="float">
            <text:p>194</text:p>
          </table:table-cell>
          <table:table-cell office:value-type="float" office:value="0.000119078" calcext:value-type="float">
            <text:p>1.19078E-04</text:p>
          </table:table-cell>
          <table:table-cell table:formula="of:=[.C102]/[.$C$205]" office:value-type="float" office:value="0.00000333290733686505" calcext:value-type="float">
            <text:p>3.33291E-06</text:p>
          </table:table-cell>
          <table:table-cell table:number-columns-repeated="2"/>
          <table:table-cell table:style-name="ce4" table:formula="of:=[.G52]" office:value-type="float" office:value="194" calcext:value-type="float">
            <text:p>194</text:p>
          </table:table-cell>
          <table:table-cell office:value-type="float" office:value="0.00000288969" calcext:value-type="float">
            <text:p>2.88969E-06</text:p>
          </table:table-cell>
          <table:table-cell/>
          <table:table-cell table:formula="of:=100*([.D102]-[.H102])/[.D102]" office:value-type="float" office:value="13.2982196043273" calcext:value-type="float">
            <text:p>13.2982196043273</text:p>
          </table:table-cell>
          <table:table-cell table:number-columns-repeated="4"/>
        </table:table-row>
        <table:table-row table:style-name="ro1">
          <table:table-cell/>
          <table:table-cell table:formula="of:=[.B53]" office:value-type="float" office:value="198" calcext:value-type="float">
            <text:p>198</text:p>
          </table:table-cell>
          <table:table-cell office:value-type="float" office:value="0.0000936822" calcext:value-type="float">
            <text:p>9.36822E-05</text:p>
          </table:table-cell>
          <table:table-cell table:formula="of:=[.C103]/[.$C$205]" office:value-type="float" office:value="0.00000262209721118644" calcext:value-type="float">
            <text:p>2.62210E-06</text:p>
          </table:table-cell>
          <table:table-cell table:number-columns-repeated="2"/>
          <table:table-cell table:style-name="ce4" table:formula="of:=[.G53]" office:value-type="float" office:value="198" calcext:value-type="float">
            <text:p>198</text:p>
          </table:table-cell>
          <table:table-cell office:value-type="float" office:value="0.000001928748" calcext:value-type="float">
            <text:p>1.92875E-06</text:p>
          </table:table-cell>
          <table:table-cell/>
          <table:table-cell table:formula="of:=100*([.D103]-[.H103])/[.D103]" office:value-type="float" office:value="26.4425440913655" calcext:value-type="float">
            <text:p>26.4425440913655</text:p>
          </table:table-cell>
          <table:table-cell table:number-columns-repeated="4"/>
        </table:table-row>
        <table:table-row table:style-name="ro1">
          <table:table-cell/>
          <table:table-cell table:formula="of:=[.B54]" office:value-type="float" office:value="2" calcext:value-type="float">
            <text:p>2</text:p>
          </table:table-cell>
          <table:table-cell office:value-type="float" office:value="0.241717" calcext:value-type="float">
            <text:p>2.41717E-01</text:p>
          </table:table-cell>
          <table:table-cell table:formula="of:=[.C104]/[.$C$205]" office:value-type="float" office:value="0.00676548449541485" calcext:value-type="float">
            <text:p>6.76548E-03</text:p>
          </table:table-cell>
          <table:table-cell table:style-name="ce6" office:value-type="string" calcext:value-type="string">
            <text:p>Serpent_3g</text:p>
          </table:table-cell>
          <table:table-cell/>
          <table:table-cell table:style-name="ce4" table:formula="of:=[.G54]" office:value-type="float" office:value="2" calcext:value-type="float">
            <text:p>2</text:p>
          </table:table-cell>
          <table:table-cell office:value-type="float" office:value="0.006763269" calcext:value-type="float">
            <text:p>6.76327E-03</text:p>
          </table:table-cell>
          <table:table-cell table:style-name="ce1" office:value-type="string" calcext:value-type="string">
            <text:p>Almost_3g</text:p>
          </table:table-cell>
          <table:table-cell table:formula="of:=100*([.D104]-[.H104])/[.D104]" office:value-type="float" office:value="0.0327470326234235" calcext:value-type="float">
            <text:p>0.032747032623424</text:p>
          </table:table-cell>
          <table:table-cell table:number-columns-repeated="4"/>
        </table:table-row>
        <table:table-row table:style-name="ro1">
          <table:table-cell/>
          <table:table-cell table:formula="of:=[.B55]" office:value-type="float" office:value="6" calcext:value-type="float">
            <text:p>6</text:p>
          </table:table-cell>
          <table:table-cell office:value-type="float" office:value="0.240061" calcext:value-type="float">
            <text:p>2.40061E-01</text:p>
          </table:table-cell>
          <table:table-cell table:formula="of:=[.C105]/[.$C$205]" office:value-type="float" office:value="0.00671913424977881" calcext:value-type="float">
            <text:p>6.71913E-03</text:p>
          </table:table-cell>
          <table:table-cell table:number-columns-repeated="2"/>
          <table:table-cell table:style-name="ce4" table:formula="of:=[.G55]" office:value-type="float" office:value="6" calcext:value-type="float">
            <text:p>6</text:p>
          </table:table-cell>
          <table:table-cell office:value-type="float" office:value="0.006743758" calcext:value-type="float">
            <text:p>6.74376E-03</text:p>
          </table:table-cell>
          <table:table-cell/>
          <table:table-cell table:formula="of:=100*([.D105]-[.H105])/[.D105]" office:value-type="float" office:value="-0.366472067766859" calcext:value-type="float">
            <text:p>-0.366472067766859</text:p>
          </table:table-cell>
          <table:table-cell table:number-columns-repeated="4"/>
        </table:table-row>
        <table:table-row table:style-name="ro1">
          <table:table-cell/>
          <table:table-cell table:formula="of:=[.B56]" office:value-type="float" office:value="10" calcext:value-type="float">
            <text:p>10</text:p>
          </table:table-cell>
          <table:table-cell office:value-type="float" office:value="0.238059" calcext:value-type="float">
            <text:p>2.38059E-01</text:p>
          </table:table-cell>
          <table:table-cell table:formula="of:=[.C106]/[.$C$205]" office:value-type="float" office:value="0.00666309971368982" calcext:value-type="float">
            <text:p>6.66310E-03</text:p>
          </table:table-cell>
          <table:table-cell table:number-columns-repeated="2"/>
          <table:table-cell table:style-name="ce4" table:formula="of:=[.G56]" office:value-type="float" office:value="10" calcext:value-type="float">
            <text:p>10</text:p>
          </table:table-cell>
          <table:table-cell office:value-type="float" office:value="0.00670479" calcext:value-type="float">
            <text:p>6.70479E-03</text:p>
          </table:table-cell>
          <table:table-cell/>
          <table:table-cell table:formula="of:=100*([.D106]-[.H106])/[.D106]" office:value-type="float" office:value="-0.625689065173702" calcext:value-type="float">
            <text:p>-0.625689065173702</text:p>
          </table:table-cell>
          <table:table-cell table:number-columns-repeated="4"/>
        </table:table-row>
        <table:table-row table:style-name="ro1">
          <table:table-cell/>
          <table:table-cell table:formula="of:=[.B57]" office:value-type="float" office:value="14" calcext:value-type="float">
            <text:p>14</text:p>
          </table:table-cell>
          <table:table-cell office:value-type="float" office:value="0.237254" calcext:value-type="float">
            <text:p>2.37254E-01</text:p>
          </table:table-cell>
          <table:table-cell table:formula="of:=[.C107]/[.$C$205]" office:value-type="float" office:value="0.00664056834428341" calcext:value-type="float">
            <text:p>6.64057E-03</text:p>
          </table:table-cell>
          <table:table-cell table:number-columns-repeated="2"/>
          <table:table-cell table:style-name="ce4" table:formula="of:=[.G57]" office:value-type="float" office:value="14" calcext:value-type="float">
            <text:p>14</text:p>
          </table:table-cell>
          <table:table-cell office:value-type="float" office:value="0.006646472" calcext:value-type="float">
            <text:p>6.64647E-03</text:p>
          </table:table-cell>
          <table:table-cell/>
          <table:table-cell table:formula="of:=100*([.D107]-[.H107])/[.D107]" office:value-type="float" office:value="-0.0889028681056808" calcext:value-type="float">
            <text:p>-0.088902868105681</text:p>
          </table:table-cell>
          <table:table-cell table:number-columns-repeated="4"/>
        </table:table-row>
        <table:table-row table:style-name="ro1">
          <table:table-cell/>
          <table:table-cell table:formula="of:=[.B58]" office:value-type="float" office:value="18" calcext:value-type="float">
            <text:p>18</text:p>
          </table:table-cell>
          <table:table-cell office:value-type="float" office:value="0.235138" calcext:value-type="float">
            <text:p>2.35138E-01</text:p>
          </table:table-cell>
          <table:table-cell table:formula="of:=[.C108]/[.$C$205]" office:value-type="float" office:value="0.00658134303041514" calcext:value-type="float">
            <text:p>6.58134E-03</text:p>
          </table:table-cell>
          <table:table-cell table:number-columns-repeated="2"/>
          <table:table-cell table:style-name="ce4" table:formula="of:=[.G58]" office:value-type="float" office:value="18" calcext:value-type="float">
            <text:p>18</text:p>
          </table:table-cell>
          <table:table-cell office:value-type="float" office:value="0.006568967" calcext:value-type="float">
            <text:p>6.56897E-03</text:p>
          </table:table-cell>
          <table:table-cell/>
          <table:table-cell table:formula="of:=100*([.D108]-[.H108])/[.D108]" office:value-type="float" office:value="0.188047186690377" calcext:value-type="float">
            <text:p>0.188047186690377</text:p>
          </table:table-cell>
          <table:table-cell table:number-columns-repeated="4"/>
        </table:table-row>
        <table:table-row table:style-name="ro1">
          <table:table-cell/>
          <table:table-cell table:formula="of:=[.B59]" office:value-type="float" office:value="22" calcext:value-type="float">
            <text:p>22</text:p>
          </table:table-cell>
          <table:table-cell office:value-type="float" office:value="0.231466" calcext:value-type="float">
            <text:p>2.31466E-01</text:p>
          </table:table-cell>
          <table:table-cell table:formula="of:=[.C109]/[.$C$205]" office:value-type="float" office:value="0.0064785663987874" calcext:value-type="float">
            <text:p>6.47857E-03</text:p>
          </table:table-cell>
          <table:table-cell table:number-columns-repeated="2"/>
          <table:table-cell table:style-name="ce4" table:formula="of:=[.G59]" office:value-type="float" office:value="22" calcext:value-type="float">
            <text:p>22</text:p>
          </table:table-cell>
          <table:table-cell office:value-type="float" office:value="0.00647249" calcext:value-type="float">
            <text:p>6.47249E-03</text:p>
          </table:table-cell>
          <table:table-cell/>
          <table:table-cell table:formula="of:=100*([.D109]-[.H109])/[.D109]" office:value-type="float" office:value="0.0937923363497922" calcext:value-type="float">
            <text:p>0.093792336349792</text:p>
          </table:table-cell>
          <table:table-cell table:number-columns-repeated="4"/>
        </table:table-row>
        <table:table-row table:style-name="ro1">
          <table:table-cell/>
          <table:table-cell table:formula="of:=[.B60]" office:value-type="float" office:value="26" calcext:value-type="float">
            <text:p>26</text:p>
          </table:table-cell>
          <table:table-cell office:value-type="float" office:value="0.228714" calcext:value-type="float">
            <text:p>2.28714E-01</text:p>
          </table:table-cell>
          <table:table-cell table:formula="of:=[.C110]/[.$C$205]" office:value-type="float" office:value="0.00640153990362412" calcext:value-type="float">
            <text:p>6.40154E-03</text:p>
          </table:table-cell>
          <table:table-cell table:number-columns-repeated="2"/>
          <table:table-cell table:style-name="ce4" table:formula="of:=[.G60]" office:value-type="float" office:value="26" calcext:value-type="float">
            <text:p>26</text:p>
          </table:table-cell>
          <table:table-cell office:value-type="float" office:value="0.00635731" calcext:value-type="float">
            <text:p>6.35731E-03</text:p>
          </table:table-cell>
          <table:table-cell/>
          <table:table-cell table:formula="of:=100*([.D110]-[.H110])/[.D110]" office:value-type="float" office:value="0.690926000462466" calcext:value-type="float">
            <text:p>0.690926000462466</text:p>
          </table:table-cell>
          <table:table-cell table:number-columns-repeated="4"/>
        </table:table-row>
        <table:table-row table:style-name="ro1">
          <table:table-cell/>
          <table:table-cell table:formula="of:=[.B61]" office:value-type="float" office:value="30" calcext:value-type="float">
            <text:p>30</text:p>
          </table:table-cell>
          <table:table-cell office:value-type="float" office:value="0.223457" calcext:value-type="float">
            <text:p>2.23457E-01</text:p>
          </table:table-cell>
          <table:table-cell table:formula="of:=[.C111]/[.$C$205]" office:value-type="float" office:value="0.0062544002651527" calcext:value-type="float">
            <text:p>6.25440E-03</text:p>
          </table:table-cell>
          <table:table-cell table:number-columns-repeated="2"/>
          <table:table-cell table:style-name="ce4" table:formula="of:=[.G61]" office:value-type="float" office:value="30" calcext:value-type="float">
            <text:p>30</text:p>
          </table:table-cell>
          <table:table-cell office:value-type="float" office:value="0.006223746" calcext:value-type="float">
            <text:p>6.22375E-03</text:p>
          </table:table-cell>
          <table:table-cell/>
          <table:table-cell table:formula="of:=100*([.D111]-[.H111])/[.D111]" office:value-type="float" office:value="0.490123174934847" calcext:value-type="float">
            <text:p>0.490123174934847</text:p>
          </table:table-cell>
          <table:table-cell table:number-columns-repeated="4"/>
        </table:table-row>
        <table:table-row table:style-name="ro1">
          <table:table-cell/>
          <table:table-cell table:formula="of:=[.B62]" office:value-type="float" office:value="34" calcext:value-type="float">
            <text:p>34</text:p>
          </table:table-cell>
          <table:table-cell office:value-type="float" office:value="0.219527" calcext:value-type="float">
            <text:p>2.19527E-01</text:p>
          </table:table-cell>
          <table:table-cell table:formula="of:=[.C112]/[.$C$205]" office:value-type="float" office:value="0.0061444023996034" calcext:value-type="float">
            <text:p>6.14440E-03</text:p>
          </table:table-cell>
          <table:table-cell table:number-columns-repeated="2"/>
          <table:table-cell table:style-name="ce4" table:formula="of:=[.G62]" office:value-type="float" office:value="34" calcext:value-type="float">
            <text:p>34</text:p>
          </table:table-cell>
          <table:table-cell office:value-type="float" office:value="0.006072169" calcext:value-type="float">
            <text:p>6.07217E-03</text:p>
          </table:table-cell>
          <table:table-cell/>
          <table:table-cell table:formula="of:=100*([.D112]-[.H112])/[.D112]" office:value-type="float" office:value="1.17559682627658" calcext:value-type="float">
            <text:p>1.17559682627658</text:p>
          </table:table-cell>
          <table:table-cell table:number-columns-repeated="4"/>
        </table:table-row>
        <table:table-row table:style-name="ro1">
          <table:table-cell/>
          <table:table-cell table:formula="of:=[.B63]" office:value-type="float" office:value="38" calcext:value-type="float">
            <text:p>38</text:p>
          </table:table-cell>
          <table:table-cell office:value-type="float" office:value="0.213351" calcext:value-type="float">
            <text:p>2.13351E-01</text:p>
          </table:table-cell>
          <table:table-cell table:formula="of:=[.C113]/[.$C$205]" office:value-type="float" office:value="0.00597154061394628" calcext:value-type="float">
            <text:p>5.97154E-03</text:p>
          </table:table-cell>
          <table:table-cell table:number-columns-repeated="2"/>
          <table:table-cell table:style-name="ce4" table:formula="of:=[.G63]" office:value-type="float" office:value="38" calcext:value-type="float">
            <text:p>38</text:p>
          </table:table-cell>
          <table:table-cell office:value-type="float" office:value="0.005903002" calcext:value-type="float">
            <text:p>5.90300E-03</text:p>
          </table:table-cell>
          <table:table-cell/>
          <table:table-cell table:formula="of:=100*([.D113]-[.H113])/[.D113]" office:value-type="float" office:value="1.14775429620643" calcext:value-type="float">
            <text:p>1.14775429620643</text:p>
          </table:table-cell>
          <table:table-cell table:number-columns-repeated="4"/>
        </table:table-row>
        <table:table-row table:style-name="ro1">
          <table:table-cell/>
          <table:table-cell table:formula="of:=[.B64]" office:value-type="float" office:value="42" calcext:value-type="float">
            <text:p>42</text:p>
          </table:table-cell>
          <table:table-cell office:value-type="float" office:value="0.206386" calcext:value-type="float">
            <text:p>2.06386E-01</text:p>
          </table:table-cell>
          <table:table-cell table:formula="of:=[.C114]/[.$C$205]" office:value-type="float" office:value="0.005776595287343" calcext:value-type="float">
            <text:p>5.77660E-03</text:p>
          </table:table-cell>
          <table:table-cell table:number-columns-repeated="2"/>
          <table:table-cell table:style-name="ce4" table:formula="of:=[.G64]" office:value-type="float" office:value="42" calcext:value-type="float">
            <text:p>42</text:p>
          </table:table-cell>
          <table:table-cell office:value-type="float" office:value="0.005716711" calcext:value-type="float">
            <text:p>5.71671E-03</text:p>
          </table:table-cell>
          <table:table-cell/>
          <table:table-cell table:formula="of:=100*([.D114]-[.H114])/[.D114]" office:value-type="float" office:value="1.03667098635443" calcext:value-type="float">
            <text:p>1.03667098635443</text:p>
          </table:table-cell>
          <table:table-cell table:number-columns-repeated="4"/>
        </table:table-row>
        <table:table-row table:style-name="ro1">
          <table:table-cell/>
          <table:table-cell table:formula="of:=[.B65]" office:value-type="float" office:value="46" calcext:value-type="float">
            <text:p>46</text:p>
          </table:table-cell>
          <table:table-cell office:value-type="float" office:value="0.199329" calcext:value-type="float">
            <text:p>1.99329E-01</text:p>
          </table:table-cell>
          <table:table-cell table:formula="of:=[.C115]/[.$C$205]" office:value-type="float" office:value="0.00557907494709328" calcext:value-type="float">
            <text:p>5.57907E-03</text:p>
          </table:table-cell>
          <table:table-cell table:number-columns-repeated="2"/>
          <table:table-cell table:style-name="ce4" table:formula="of:=[.G65]" office:value-type="float" office:value="46" calcext:value-type="float">
            <text:p>46</text:p>
          </table:table-cell>
          <table:table-cell office:value-type="float" office:value="0.005513809" calcext:value-type="float">
            <text:p>5.51381E-03</text:p>
          </table:table-cell>
          <table:table-cell/>
          <table:table-cell table:formula="of:=100*([.D115]-[.H115])/[.D115]" office:value-type="float" office:value="1.16983456419206" calcext:value-type="float">
            <text:p>1.16983456419206</text:p>
          </table:table-cell>
          <table:table-cell table:number-columns-repeated="4"/>
        </table:table-row>
        <table:table-row table:style-name="ro1">
          <table:table-cell/>
          <table:table-cell table:formula="of:=[.B66]" office:value-type="float" office:value="50" calcext:value-type="float">
            <text:p>50</text:p>
          </table:table-cell>
          <table:table-cell office:value-type="float" office:value="0.192236" calcext:value-type="float">
            <text:p>1.92236E-01</text:p>
          </table:table-cell>
          <table:table-cell table:formula="of:=[.C116]/[.$C$205]" office:value-type="float" office:value="0.00538054699280799" calcext:value-type="float">
            <text:p>5.38055E-03</text:p>
          </table:table-cell>
          <table:table-cell table:number-columns-repeated="2"/>
          <table:table-cell table:style-name="ce4" table:formula="of:=[.G66]" office:value-type="float" office:value="50" calcext:value-type="float">
            <text:p>50</text:p>
          </table:table-cell>
          <table:table-cell office:value-type="float" office:value="0.00529485" calcext:value-type="float">
            <text:p>5.29485E-03</text:p>
          </table:table-cell>
          <table:table-cell/>
          <table:table-cell table:formula="of:=100*([.D116]-[.H116])/[.D116]" office:value-type="float" office:value="1.59271897304374" calcext:value-type="float">
            <text:p>1.59271897304374</text:p>
          </table:table-cell>
          <table:table-cell table:number-columns-repeated="4"/>
        </table:table-row>
        <table:table-row table:style-name="ro1">
          <table:table-cell/>
          <table:table-cell table:formula="of:=[.B67]" office:value-type="float" office:value="54" calcext:value-type="float">
            <text:p>54</text:p>
          </table:table-cell>
          <table:table-cell office:value-type="float" office:value="0.184674" calcext:value-type="float">
            <text:p>1.84674E-01</text:p>
          </table:table-cell>
          <table:table-cell table:formula="of:=[.C117]/[.$C$205]" office:value-type="float" office:value="0.00516889206678157" calcext:value-type="float">
            <text:p>5.16889E-03</text:p>
          </table:table-cell>
          <table:table-cell table:number-columns-repeated="2"/>
          <table:table-cell table:style-name="ce4" table:formula="of:=[.G67]" office:value-type="float" office:value="54" calcext:value-type="float">
            <text:p>54</text:p>
          </table:table-cell>
          <table:table-cell office:value-type="float" office:value="0.005060421" calcext:value-type="float">
            <text:p>5.06042E-03</text:p>
          </table:table-cell>
          <table:table-cell/>
          <table:table-cell table:formula="of:=100*([.D117]-[.H117])/[.D117]" office:value-type="float" office:value="2.09853611528615" calcext:value-type="float">
            <text:p>2.09853611528615</text:p>
          </table:table-cell>
          <table:table-cell table:number-columns-repeated="4"/>
        </table:table-row>
        <table:table-row table:style-name="ro1">
          <table:table-cell/>
          <table:table-cell table:formula="of:=[.B68]" office:value-type="float" office:value="58" calcext:value-type="float">
            <text:p>58</text:p>
          </table:table-cell>
          <table:table-cell office:value-type="float" office:value="0.174947" calcext:value-type="float">
            <text:p>1.74947E-01</text:p>
          </table:table-cell>
          <table:table-cell table:formula="of:=[.C118]/[.$C$205]" office:value-type="float" office:value="0.00489664035222736" calcext:value-type="float">
            <text:p>4.89664E-03</text:p>
          </table:table-cell>
          <table:table-cell table:number-columns-repeated="2"/>
          <table:table-cell table:style-name="ce4" table:formula="of:=[.G68]" office:value-type="float" office:value="58" calcext:value-type="float">
            <text:p>58</text:p>
          </table:table-cell>
          <table:table-cell office:value-type="float" office:value="0.004811133" calcext:value-type="float">
            <text:p>4.81113E-03</text:p>
          </table:table-cell>
          <table:table-cell/>
          <table:table-cell table:formula="of:=100*([.D118]-[.H118])/[.D118]" office:value-type="float" office:value="1.74624530446607" calcext:value-type="float">
            <text:p>1.74624530446607</text:p>
          </table:table-cell>
          <table:table-cell table:number-columns-repeated="4"/>
        </table:table-row>
        <table:table-row table:style-name="ro1">
          <table:table-cell/>
          <table:table-cell table:formula="of:=[.B69]" office:value-type="float" office:value="62" calcext:value-type="float">
            <text:p>62</text:p>
          </table:table-cell>
          <table:table-cell office:value-type="float" office:value="0.166232" calcext:value-type="float">
            <text:p>1.66232E-01</text:p>
          </table:table-cell>
          <table:table-cell table:formula="of:=[.C119]/[.$C$205]" office:value-type="float" office:value="0.00465271378778407" calcext:value-type="float">
            <text:p>4.65271E-03</text:p>
          </table:table-cell>
          <table:table-cell table:number-columns-repeated="2"/>
          <table:table-cell table:style-name="ce4" table:formula="of:=[.G69]" office:value-type="float" office:value="62" calcext:value-type="float">
            <text:p>62</text:p>
          </table:table-cell>
          <table:table-cell office:value-type="float" office:value="0.004547612" calcext:value-type="float">
            <text:p>4.54761E-03</text:p>
          </table:table-cell>
          <table:table-cell/>
          <table:table-cell table:formula="of:=100*([.D119]-[.H119])/[.D119]" office:value-type="float" office:value="2.25893516295832" calcext:value-type="float">
            <text:p>2.25893516295832</text:p>
          </table:table-cell>
          <table:table-cell table:number-columns-repeated="4"/>
        </table:table-row>
        <table:table-row table:style-name="ro1">
          <table:table-cell/>
          <table:table-cell table:formula="of:=[.B70]" office:value-type="float" office:value="66" calcext:value-type="float">
            <text:p>66</text:p>
          </table:table-cell>
          <table:table-cell office:value-type="float" office:value="0.156009" calcext:value-type="float">
            <text:p>1.56009E-01</text:p>
          </table:table-cell>
          <table:table-cell table:formula="of:=[.C120]/[.$C$205]" office:value-type="float" office:value="0.00436657939096205" calcext:value-type="float">
            <text:p>4.36658E-03</text:p>
          </table:table-cell>
          <table:table-cell table:number-columns-repeated="2"/>
          <table:table-cell table:style-name="ce4" table:formula="of:=[.G70]" office:value-type="float" office:value="66" calcext:value-type="float">
            <text:p>66</text:p>
          </table:table-cell>
          <table:table-cell office:value-type="float" office:value="0.004270479" calcext:value-type="float">
            <text:p>4.27048E-03</text:p>
          </table:table-cell>
          <table:table-cell/>
          <table:table-cell table:formula="of:=100*([.D120]-[.H120])/[.D120]" office:value-type="float" office:value="2.20081629938897" calcext:value-type="float">
            <text:p>2.20081629938897</text:p>
          </table:table-cell>
          <table:table-cell table:number-columns-repeated="4"/>
        </table:table-row>
        <table:table-row table:style-name="ro1">
          <table:table-cell/>
          <table:table-cell table:formula="of:=[.B71]" office:value-type="float" office:value="70" calcext:value-type="float">
            <text:p>70</text:p>
          </table:table-cell>
          <table:table-cell office:value-type="float" office:value="0.146522" calcext:value-type="float">
            <text:p>1.46522E-01</text:p>
          </table:table-cell>
          <table:table-cell table:formula="of:=[.C121]/[.$C$205]" office:value-type="float" office:value="0.00410104510331162" calcext:value-type="float">
            <text:p>4.10105E-03</text:p>
          </table:table-cell>
          <table:table-cell table:number-columns-repeated="2"/>
          <table:table-cell table:style-name="ce4" table:formula="of:=[.G71]" office:value-type="float" office:value="70" calcext:value-type="float">
            <text:p>70</text:p>
          </table:table-cell>
          <table:table-cell office:value-type="float" office:value="0.003980335" calcext:value-type="float">
            <text:p>3.98034E-03</text:p>
          </table:table-cell>
          <table:table-cell/>
          <table:table-cell table:formula="of:=100*([.D121]-[.H121])/[.D121]" office:value-type="float" office:value="2.94339857940461" calcext:value-type="float">
            <text:p>2.94339857940461</text:p>
          </table:table-cell>
          <table:table-cell table:number-columns-repeated="4"/>
        </table:table-row>
        <table:table-row table:style-name="ro1">
          <table:table-cell/>
          <table:table-cell table:formula="of:=[.B72]" office:value-type="float" office:value="74" calcext:value-type="float">
            <text:p>74</text:p>
          </table:table-cell>
          <table:table-cell office:value-type="float" office:value="0.13578" calcext:value-type="float">
            <text:p>1.35780E-01</text:p>
          </table:table-cell>
          <table:table-cell table:formula="of:=[.C122]/[.$C$205]" office:value-type="float" office:value="0.0038003842708102" calcext:value-type="float">
            <text:p>3.80038E-03</text:p>
          </table:table-cell>
          <table:table-cell table:number-columns-repeated="2"/>
          <table:table-cell table:style-name="ce4" table:formula="of:=[.G72]" office:value-type="float" office:value="74" calcext:value-type="float">
            <text:p>74</text:p>
          </table:table-cell>
          <table:table-cell office:value-type="float" office:value="0.003677745" calcext:value-type="float">
            <text:p>3.67775E-03</text:p>
          </table:table-cell>
          <table:table-cell/>
          <table:table-cell table:formula="of:=100*([.D122]-[.H122])/[.D122]" office:value-type="float" office:value="3.22702290271426" calcext:value-type="float">
            <text:p>3.22702290271426</text:p>
          </table:table-cell>
          <table:table-cell table:number-columns-repeated="4"/>
        </table:table-row>
        <table:table-row table:style-name="ro1">
          <table:table-cell/>
          <table:table-cell table:formula="of:=[.B73]" office:value-type="float" office:value="78" calcext:value-type="float">
            <text:p>78</text:p>
          </table:table-cell>
          <table:table-cell office:value-type="float" office:value="0.124579" calcext:value-type="float">
            <text:p>1.24579E-01</text:p>
          </table:table-cell>
          <table:table-cell table:formula="of:=[.C123]/[.$C$205]" office:value-type="float" office:value="0.0034868763593553" calcext:value-type="float">
            <text:p>3.48688E-03</text:p>
          </table:table-cell>
          <table:table-cell table:number-columns-repeated="2"/>
          <table:table-cell table:style-name="ce4" table:formula="of:=[.G73]" office:value-type="float" office:value="78" calcext:value-type="float">
            <text:p>78</text:p>
          </table:table-cell>
          <table:table-cell office:value-type="float" office:value="0.003363237" calcext:value-type="float">
            <text:p>3.36324E-03</text:p>
          </table:table-cell>
          <table:table-cell/>
          <table:table-cell table:formula="of:=100*([.D123]-[.H123])/[.D123]" office:value-type="float" office:value="3.54584867982426" calcext:value-type="float">
            <text:p>3.54584867982426</text:p>
          </table:table-cell>
          <table:table-cell table:number-columns-repeated="4"/>
        </table:table-row>
        <table:table-row table:style-name="ro1">
          <table:table-cell/>
          <table:table-cell table:formula="of:=[.B74]" office:value-type="float" office:value="82" calcext:value-type="float">
            <text:p>82</text:p>
          </table:table-cell>
          <table:table-cell office:value-type="float" office:value="0.113272" calcext:value-type="float">
            <text:p>1.13272E-01</text:p>
          </table:table-cell>
          <table:table-cell table:formula="of:=[.C124]/[.$C$205]" office:value-type="float" office:value="0.00317040158435125" calcext:value-type="float">
            <text:p>3.17040E-03</text:p>
          </table:table-cell>
          <table:table-cell table:number-columns-repeated="2"/>
          <table:table-cell table:style-name="ce4" table:formula="of:=[.G74]" office:value-type="float" office:value="82" calcext:value-type="float">
            <text:p>82</text:p>
          </table:table-cell>
          <table:table-cell office:value-type="float" office:value="0.003037363" calcext:value-type="float">
            <text:p>3.03736E-03</text:p>
          </table:table-cell>
          <table:table-cell/>
          <table:table-cell table:formula="of:=100*([.D124]-[.H124])/[.D124]" office:value-type="float" office:value="4.19626917321487" calcext:value-type="float">
            <text:p>4.19626917321487</text:p>
          </table:table-cell>
          <table:table-cell table:number-columns-repeated="4"/>
        </table:table-row>
        <table:table-row table:style-name="ro1">
          <table:table-cell/>
          <table:table-cell table:formula="of:=[.B75]" office:value-type="float" office:value="86" calcext:value-type="float">
            <text:p>86</text:p>
          </table:table-cell>
          <table:table-cell office:value-type="float" office:value="0.101575" calcext:value-type="float">
            <text:p>1.01575E-01</text:p>
          </table:table-cell>
          <table:table-cell table:formula="of:=[.C125]/[.$C$205]" office:value-type="float" office:value="0.00284301099062856" calcext:value-type="float">
            <text:p>2.84301E-03</text:p>
          </table:table-cell>
          <table:table-cell table:number-columns-repeated="2"/>
          <table:table-cell table:style-name="ce4" table:formula="of:=[.G75]" office:value-type="float" office:value="86" calcext:value-type="float">
            <text:p>86</text:p>
          </table:table-cell>
          <table:table-cell office:value-type="float" office:value="0.002700888" calcext:value-type="float">
            <text:p>2.70089E-03</text:p>
          </table:table-cell>
          <table:table-cell/>
          <table:table-cell table:formula="of:=100*([.D125]-[.H125])/[.D125]" office:value-type="float" office:value="4.99903064381526" calcext:value-type="float">
            <text:p>4.99903064381526</text:p>
          </table:table-cell>
          <table:table-cell table:number-columns-repeated="4"/>
        </table:table-row>
        <table:table-row table:style-name="ro1">
          <table:table-cell/>
          <table:table-cell table:formula="of:=[.B76]" office:value-type="float" office:value="90" calcext:value-type="float">
            <text:p>90</text:p>
          </table:table-cell>
          <table:table-cell office:value-type="float" office:value="0.0878862" calcext:value-type="float">
            <text:p>8.78862E-02</text:p>
          </table:table-cell>
          <table:table-cell table:formula="of:=[.C126]/[.$C$205]" office:value-type="float" office:value="0.0024598713514603" calcext:value-type="float">
            <text:p>2.45987E-03</text:p>
          </table:table-cell>
          <table:table-cell table:number-columns-repeated="2"/>
          <table:table-cell table:style-name="ce4" table:formula="of:=[.G76]" office:value-type="float" office:value="90" calcext:value-type="float">
            <text:p>90</text:p>
          </table:table-cell>
          <table:table-cell office:value-type="float" office:value="0.002355286" calcext:value-type="float">
            <text:p>2.35529E-03</text:p>
          </table:table-cell>
          <table:table-cell/>
          <table:table-cell table:formula="of:=100*([.D126]-[.H126])/[.D126]" office:value-type="float" office:value="4.25165939666757" calcext:value-type="float">
            <text:p>4.25165939666757</text:p>
          </table:table-cell>
          <table:table-cell table:number-columns-repeated="4"/>
        </table:table-row>
        <table:table-row table:style-name="ro1">
          <table:table-cell/>
          <table:table-cell table:formula="of:=[.B77]" office:value-type="float" office:value="94" calcext:value-type="float">
            <text:p>94</text:p>
          </table:table-cell>
          <table:table-cell office:value-type="float" office:value="0.0742332" calcext:value-type="float">
            <text:p>7.42332E-02</text:p>
          </table:table-cell>
          <table:table-cell table:formula="of:=[.C127]/[.$C$205]" office:value-type="float" office:value="0.00207773372847185" calcext:value-type="float">
            <text:p>2.07773E-03</text:p>
          </table:table-cell>
          <table:table-cell table:number-columns-repeated="2"/>
          <table:table-cell table:style-name="ce4" table:formula="of:=[.G77]" office:value-type="float" office:value="94" calcext:value-type="float">
            <text:p>94</text:p>
          </table:table-cell>
          <table:table-cell office:value-type="float" office:value="0.002003904" calcext:value-type="float">
            <text:p>2.00390E-03</text:p>
          </table:table-cell>
          <table:table-cell/>
          <table:table-cell table:formula="of:=100*([.D127]-[.H127])/[.D127]" office:value-type="float" office:value="3.55337777214349" calcext:value-type="float">
            <text:p>3.55337777214349</text:p>
          </table:table-cell>
          <table:table-cell table:number-columns-repeated="4"/>
        </table:table-row>
        <table:table-row table:style-name="ro1">
          <table:table-cell/>
          <table:table-cell table:formula="of:=[.B78]" office:value-type="float" office:value="98" calcext:value-type="float">
            <text:p>98</text:p>
          </table:table-cell>
          <table:table-cell office:value-type="float" office:value="0.0601038" calcext:value-type="float">
            <text:p>6.01038E-02</text:p>
          </table:table-cell>
          <table:table-cell table:formula="of:=[.C128]/[.$C$205]" office:value-type="float" office:value="0.00168226201307941" calcext:value-type="float">
            <text:p>1.68226E-03</text:p>
          </table:table-cell>
          <table:table-cell table:number-columns-repeated="2"/>
          <table:table-cell table:style-name="ce4" table:formula="of:=[.G78]" office:value-type="float" office:value="98" calcext:value-type="float">
            <text:p>98</text:p>
          </table:table-cell>
          <table:table-cell office:value-type="float" office:value="0.001654489" calcext:value-type="float">
            <text:p>1.65449E-03</text:p>
          </table:table-cell>
          <table:table-cell/>
          <table:table-cell table:formula="of:=100*([.D128]-[.H128])/[.D128]" office:value-type="float" office:value="1.65093266467852" calcext:value-type="float">
            <text:p>1.65093266467852</text:p>
          </table:table-cell>
          <table:table-cell table:number-columns-repeated="4"/>
        </table:table-row>
        <table:table-row table:style-name="ro1">
          <table:table-cell/>
          <table:table-cell table:formula="of:=[.B79]" office:value-type="float" office:value="102" calcext:value-type="float">
            <text:p>102</text:p>
          </table:table-cell>
          <table:table-cell office:value-type="float" office:value="0.0474474" calcext:value-type="float">
            <text:p>4.74474E-02</text:p>
          </table:table-cell>
          <table:table-cell table:formula="of:=[.C129]/[.$C$205]" office:value-type="float" office:value="0.00132801850530888" calcext:value-type="float">
            <text:p>1.32802E-03</text:p>
          </table:table-cell>
          <table:table-cell table:number-columns-repeated="2"/>
          <table:table-cell table:style-name="ce4" table:formula="of:=[.G79]" office:value-type="float" office:value="102" calcext:value-type="float">
            <text:p>102</text:p>
          </table:table-cell>
          <table:table-cell office:value-type="float" office:value="0.001319802" calcext:value-type="float">
            <text:p>1.31980E-03</text:p>
          </table:table-cell>
          <table:table-cell/>
          <table:table-cell table:formula="of:=100*([.D129]-[.H129])/[.D129]" office:value-type="float" office:value="0.618704127693479" calcext:value-type="float">
            <text:p>0.618704127693479</text:p>
          </table:table-cell>
          <table:table-cell table:number-columns-repeated="4"/>
        </table:table-row>
        <table:table-row table:style-name="ro1">
          <table:table-cell/>
          <table:table-cell table:formula="of:=[.B80]" office:value-type="float" office:value="106" calcext:value-type="float">
            <text:p>106</text:p>
          </table:table-cell>
          <table:table-cell office:value-type="float" office:value="0.0362039" calcext:value-type="float">
            <text:p>3.62039E-02</text:p>
          </table:table-cell>
          <table:table-cell table:formula="of:=[.C130]/[.$C$205]" office:value-type="float" office:value="0.00101332104950645" calcext:value-type="float">
            <text:p>1.01332E-03</text:p>
          </table:table-cell>
          <table:table-cell table:number-columns-repeated="2"/>
          <table:table-cell table:style-name="ce4" table:formula="of:=[.G80]" office:value-type="float" office:value="106" calcext:value-type="float">
            <text:p>106</text:p>
          </table:table-cell>
          <table:table-cell office:value-type="float" office:value="0.001023586" calcext:value-type="float">
            <text:p>1.02359E-03</text:p>
          </table:table-cell>
          <table:table-cell/>
          <table:table-cell table:formula="of:=100*([.D130]-[.H130])/[.D130]" office:value-type="float" office:value="-1.01300081534417" calcext:value-type="float">
            <text:p>-1.01300081534417</text:p>
          </table:table-cell>
          <table:table-cell table:number-columns-repeated="4"/>
        </table:table-row>
        <table:table-row table:style-name="ro1">
          <table:table-cell/>
          <table:table-cell table:formula="of:=[.B81]" office:value-type="float" office:value="110" calcext:value-type="float">
            <text:p>110</text:p>
          </table:table-cell>
          <table:table-cell office:value-type="float" office:value="0.027232" calcext:value-type="float">
            <text:p>2.72320E-02</text:p>
          </table:table-cell>
          <table:table-cell table:formula="of:=[.C131]/[.$C$205]" office:value-type="float" office:value="0.000762204039348234" calcext:value-type="float">
            <text:p>7.62204E-04</text:p>
          </table:table-cell>
          <table:table-cell table:number-columns-repeated="2"/>
          <table:table-cell table:style-name="ce4" table:formula="of:=[.G81]" office:value-type="float" office:value="110" calcext:value-type="float">
            <text:p>110</text:p>
          </table:table-cell>
          <table:table-cell office:value-type="float" office:value="0.0007850593" calcext:value-type="float">
            <text:p>7.85059E-04</text:p>
          </table:table-cell>
          <table:table-cell/>
          <table:table-cell table:formula="of:=100*([.D131]-[.H131])/[.D131]" office:value-type="float" office:value="-2.99857511530765" calcext:value-type="float">
            <text:p>-2.99857511530765</text:p>
          </table:table-cell>
          <table:table-cell table:number-columns-repeated="4"/>
        </table:table-row>
        <table:table-row table:style-name="ro1">
          <table:table-cell/>
          <table:table-cell table:formula="of:=[.B82]" office:value-type="float" office:value="114" calcext:value-type="float">
            <text:p>114</text:p>
          </table:table-cell>
          <table:table-cell office:value-type="float" office:value="0.0198565" calcext:value-type="float">
            <text:p>1.98565E-02</text:p>
          </table:table-cell>
          <table:table-cell table:formula="of:=[.C132]/[.$C$205]" office:value-type="float" office:value="0.000555769113811626" calcext:value-type="float">
            <text:p>5.55769E-04</text:p>
          </table:table-cell>
          <table:table-cell table:number-columns-repeated="2"/>
          <table:table-cell table:style-name="ce4" table:formula="of:=[.G82]" office:value-type="float" office:value="114" calcext:value-type="float">
            <text:p>114</text:p>
          </table:table-cell>
          <table:table-cell office:value-type="float" office:value="0.0005998308" calcext:value-type="float">
            <text:p>5.99831E-04</text:p>
          </table:table-cell>
          <table:table-cell/>
          <table:table-cell table:formula="of:=100*([.D132]-[.H132])/[.D132]" office:value-type="float" office:value="-7.92805593066981" calcext:value-type="float">
            <text:p>-7.92805593066981</text:p>
          </table:table-cell>
          <table:table-cell table:number-columns-repeated="4"/>
        </table:table-row>
        <table:table-row table:style-name="ro1">
          <table:table-cell/>
          <table:table-cell table:formula="of:=[.B83]" office:value-type="float" office:value="118" calcext:value-type="float">
            <text:p>118</text:p>
          </table:table-cell>
          <table:table-cell office:value-type="float" office:value="0.0143865" calcext:value-type="float">
            <text:p>1.43865E-02</text:p>
          </table:table-cell>
          <table:table-cell table:formula="of:=[.C133]/[.$C$205]" office:value-type="float" office:value="0.000402667758963109" calcext:value-type="float">
            <text:p>4.02668E-04</text:p>
          </table:table-cell>
          <table:table-cell table:number-columns-repeated="2"/>
          <table:table-cell table:style-name="ce4" table:formula="of:=[.G83]" office:value-type="float" office:value="118" calcext:value-type="float">
            <text:p>118</text:p>
          </table:table-cell>
          <table:table-cell office:value-type="float" office:value="0.000458297" calcext:value-type="float">
            <text:p>4.58297E-04</text:p>
          </table:table-cell>
          <table:table-cell/>
          <table:table-cell table:formula="of:=100*([.D133]-[.H133])/[.D133]" office:value-type="float" office:value="-13.8151713909601" calcext:value-type="float">
            <text:p>-13.8151713909601</text:p>
          </table:table-cell>
          <table:table-cell table:number-columns-repeated="4"/>
        </table:table-row>
        <table:table-row table:style-name="ro1">
          <table:table-cell/>
          <table:table-cell table:formula="of:=[.B84]" office:value-type="float" office:value="122" calcext:value-type="float">
            <text:p>122</text:p>
          </table:table-cell>
          <table:table-cell office:value-type="float" office:value="0.0106539" calcext:value-type="float">
            <text:p>1.06539E-02</text:p>
          </table:table-cell>
          <table:table-cell table:formula="of:=[.C134]/[.$C$205]" office:value-type="float" office:value="0.000298194977042162" calcext:value-type="float">
            <text:p>2.98195E-04</text:p>
          </table:table-cell>
          <table:table-cell table:number-columns-repeated="2"/>
          <table:table-cell table:style-name="ce4" table:formula="of:=[.G84]" office:value-type="float" office:value="122" calcext:value-type="float">
            <text:p>122</text:p>
          </table:table-cell>
          <table:table-cell office:value-type="float" office:value="0.0003507899" calcext:value-type="float">
            <text:p>3.50790E-04</text:p>
          </table:table-cell>
          <table:table-cell/>
          <table:table-cell table:formula="of:=100*([.D134]-[.H134])/[.D134]" office:value-type="float" office:value="-17.6377628756643" calcext:value-type="float">
            <text:p>-17.6377628756643</text:p>
          </table:table-cell>
          <table:table-cell table:number-columns-repeated="4"/>
        </table:table-row>
        <table:table-row table:style-name="ro1">
          <table:table-cell/>
          <table:table-cell table:formula="of:=[.B85]" office:value-type="float" office:value="126" calcext:value-type="float">
            <text:p>126</text:p>
          </table:table-cell>
          <table:table-cell office:value-type="float" office:value="0.00797112" calcext:value-type="float">
            <text:p>7.97112E-03</text:p>
          </table:table-cell>
          <table:table-cell table:formula="of:=[.C135]/[.$C$205]" office:value-type="float" office:value="0.000223105899755049" calcext:value-type="float">
            <text:p>2.23106E-04</text:p>
          </table:table-cell>
          <table:table-cell table:number-columns-repeated="2"/>
          <table:table-cell table:style-name="ce4" table:formula="of:=[.G85]" office:value-type="float" office:value="126" calcext:value-type="float">
            <text:p>126</text:p>
          </table:table-cell>
          <table:table-cell office:value-type="float" office:value="0.0002691777" calcext:value-type="float">
            <text:p>2.69178E-04</text:p>
          </table:table-cell>
          <table:table-cell/>
          <table:table-cell table:formula="of:=100*([.D135]-[.H135])/[.D135]" office:value-type="float" office:value="-20.6501936056078" calcext:value-type="float">
            <text:p>-20.6501936056078</text:p>
          </table:table-cell>
          <table:table-cell table:number-columns-repeated="4"/>
        </table:table-row>
        <table:table-row table:style-name="ro1">
          <table:table-cell/>
          <table:table-cell table:formula="of:=[.B86]" office:value-type="float" office:value="130" calcext:value-type="float">
            <text:p>130</text:p>
          </table:table-cell>
          <table:table-cell office:value-type="float" office:value="0.00614689" calcext:value-type="float">
            <text:p>6.14689E-03</text:p>
          </table:table-cell>
          <table:table-cell table:formula="of:=[.C136]/[.$C$205]" office:value-type="float" office:value="0.00017204701775225" calcext:value-type="float">
            <text:p>1.72047E-04</text:p>
          </table:table-cell>
          <table:table-cell table:number-columns-repeated="2"/>
          <table:table-cell table:style-name="ce4" table:formula="of:=[.G86]" office:value-type="float" office:value="130" calcext:value-type="float">
            <text:p>130</text:p>
          </table:table-cell>
          <table:table-cell office:value-type="float" office:value="0.0002070957" calcext:value-type="float">
            <text:p>2.07096E-04</text:p>
          </table:table-cell>
          <table:table-cell/>
          <table:table-cell table:formula="of:=100*([.D136]-[.H136])/[.D136]" office:value-type="float" office:value="-20.3715720886373" calcext:value-type="float">
            <text:p>-20.3715720886373</text:p>
          </table:table-cell>
          <table:table-cell table:number-columns-repeated="4"/>
        </table:table-row>
        <table:table-row table:style-name="ro1">
          <table:table-cell/>
          <table:table-cell table:formula="of:=[.B87]" office:value-type="float" office:value="134" calcext:value-type="float">
            <text:p>134</text:p>
          </table:table-cell>
          <table:table-cell office:value-type="float" office:value="0.00458869" calcext:value-type="float">
            <text:p>4.58869E-03</text:p>
          </table:table-cell>
          <table:table-cell table:formula="of:=[.C137]/[.$C$205]" office:value-type="float" office:value="0.000128434123579497" calcext:value-type="float">
            <text:p>1.28434E-04</text:p>
          </table:table-cell>
          <table:table-cell table:number-columns-repeated="2"/>
          <table:table-cell table:style-name="ce4" table:formula="of:=[.G87]" office:value-type="float" office:value="134" calcext:value-type="float">
            <text:p>134</text:p>
          </table:table-cell>
          <table:table-cell office:value-type="float" office:value="0.00015972" calcext:value-type="float">
            <text:p>1.59720E-04</text:p>
          </table:table-cell>
          <table:table-cell/>
          <table:table-cell table:formula="of:=100*([.D137]-[.H137])/[.D137]" office:value-type="float" office:value="-24.3594735951451" calcext:value-type="float">
            <text:p>-24.3594735951451</text:p>
          </table:table-cell>
          <table:table-cell table:number-columns-repeated="4"/>
        </table:table-row>
        <table:table-row table:style-name="ro1">
          <table:table-cell/>
          <table:table-cell table:formula="of:=[.B88]" office:value-type="float" office:value="138" calcext:value-type="float">
            <text:p>138</text:p>
          </table:table-cell>
          <table:table-cell office:value-type="float" office:value="0.00343828" calcext:value-type="float">
            <text:p>3.43828E-03</text:p>
          </table:table-cell>
          <table:table-cell table:formula="of:=[.C138]/[.$C$205]" office:value-type="float" office:value="0.0000962349773946183" calcext:value-type="float">
            <text:p>9.62350E-05</text:p>
          </table:table-cell>
          <table:table-cell table:number-columns-repeated="2"/>
          <table:table-cell table:style-name="ce4" table:formula="of:=[.G88]" office:value-type="float" office:value="138" calcext:value-type="float">
            <text:p>138</text:p>
          </table:table-cell>
          <table:table-cell office:value-type="float" office:value="0.0001234419" calcext:value-type="float">
            <text:p>1.23442E-04</text:p>
          </table:table-cell>
          <table:table-cell/>
          <table:table-cell table:formula="of:=100*([.D138]-[.H138])/[.D138]" office:value-type="float" office:value="-28.2713451407774" calcext:value-type="float">
            <text:p>-28.2713451407774</text:p>
          </table:table-cell>
          <table:table-cell table:number-columns-repeated="4"/>
        </table:table-row>
        <table:table-row table:style-name="ro1">
          <table:table-cell/>
          <table:table-cell table:formula="of:=[.B89]" office:value-type="float" office:value="142" calcext:value-type="float">
            <text:p>142</text:p>
          </table:table-cell>
          <table:table-cell office:value-type="float" office:value="0.00270643" calcext:value-type="float">
            <text:p>2.70643E-03</text:p>
          </table:table-cell>
          <table:table-cell table:formula="of:=[.C139]/[.$C$205]" office:value-type="float" office:value="0.0000757510237299222" calcext:value-type="float">
            <text:p>7.57510E-05</text:p>
          </table:table-cell>
          <table:table-cell table:number-columns-repeated="2"/>
          <table:table-cell table:style-name="ce4" table:formula="of:=[.G89]" office:value-type="float" office:value="142" calcext:value-type="float">
            <text:p>142</text:p>
          </table:table-cell>
          <table:table-cell office:value-type="float" office:value="0.00009557124" calcext:value-type="float">
            <text:p>9.55712E-05</text:p>
          </table:table-cell>
          <table:table-cell/>
          <table:table-cell table:formula="of:=100*([.D139]-[.H139])/[.D139]" office:value-type="float" office:value="-26.1649483982468" calcext:value-type="float">
            <text:p>-26.1649483982468</text:p>
          </table:table-cell>
          <table:table-cell table:number-columns-repeated="4"/>
        </table:table-row>
        <table:table-row table:style-name="ro1">
          <table:table-cell/>
          <table:table-cell table:formula="of:=[.B90]" office:value-type="float" office:value="146" calcext:value-type="float">
            <text:p>146</text:p>
          </table:table-cell>
          <table:table-cell office:value-type="float" office:value="0.00213021" calcext:value-type="float">
            <text:p>2.13021E-03</text:p>
          </table:table-cell>
          <table:table-cell table:formula="of:=[.C140]/[.$C$205]" office:value-type="float" office:value="0.0000596230415195359" calcext:value-type="float">
            <text:p>5.96230E-05</text:p>
          </table:table-cell>
          <table:table-cell table:number-columns-repeated="2"/>
          <table:table-cell table:style-name="ce4" table:formula="of:=[.G90]" office:value-type="float" office:value="146" calcext:value-type="float">
            <text:p>146</text:p>
          </table:table-cell>
          <table:table-cell office:value-type="float" office:value="0.00007409802" calcext:value-type="float">
            <text:p>7.40980E-05</text:p>
          </table:table-cell>
          <table:table-cell/>
          <table:table-cell table:formula="of:=100*([.D140]-[.H140])/[.D140]" office:value-type="float" office:value="-24.2774909021058" calcext:value-type="float">
            <text:p>-24.2774909021058</text:p>
          </table:table-cell>
          <table:table-cell table:number-columns-repeated="4"/>
        </table:table-row>
        <table:table-row table:style-name="ro1">
          <table:table-cell/>
          <table:table-cell table:formula="of:=[.B91]" office:value-type="float" office:value="150" calcext:value-type="float">
            <text:p>150</text:p>
          </table:table-cell>
          <table:table-cell office:value-type="float" office:value="0.00165194" calcext:value-type="float">
            <text:p>1.65194E-03</text:p>
          </table:table-cell>
          <table:table-cell table:formula="of:=[.C141]/[.$C$205]" office:value-type="float" office:value="0.0000462366091642524" calcext:value-type="float">
            <text:p>4.62366E-05</text:p>
          </table:table-cell>
          <table:table-cell table:number-columns-repeated="2"/>
          <table:table-cell table:style-name="ce4" table:formula="of:=[.G91]" office:value-type="float" office:value="150" calcext:value-type="float">
            <text:p>150</text:p>
          </table:table-cell>
          <table:table-cell office:value-type="float" office:value="0.00005751387" calcext:value-type="float">
            <text:p>5.75139E-05</text:p>
          </table:table-cell>
          <table:table-cell/>
          <table:table-cell table:formula="of:=100*([.D141]-[.H141])/[.D141]" office:value-type="float" office:value="-24.3903284423083" calcext:value-type="float">
            <text:p>-24.3903284423083</text:p>
          </table:table-cell>
          <table:table-cell table:number-columns-repeated="4"/>
        </table:table-row>
        <table:table-row table:style-name="ro1">
          <table:table-cell/>
          <table:table-cell table:formula="of:=[.B92]" office:value-type="float" office:value="154" calcext:value-type="float">
            <text:p>154</text:p>
          </table:table-cell>
          <table:table-cell office:value-type="float" office:value="0.00131996" calcext:value-type="float">
            <text:p>1.31996E-03</text:p>
          </table:table-cell>
          <table:table-cell table:formula="of:=[.C142]/[.$C$205]" office:value-type="float" office:value="0.0000369447283996069" calcext:value-type="float">
            <text:p>3.69447E-05</text:p>
          </table:table-cell>
          <table:table-cell table:number-columns-repeated="2"/>
          <table:table-cell table:style-name="ce4" table:formula="of:=[.G92]" office:value-type="float" office:value="154" calcext:value-type="float">
            <text:p>154</text:p>
          </table:table-cell>
          <table:table-cell office:value-type="float" office:value="0.00004468038" calcext:value-type="float">
            <text:p>4.46804E-05</text:p>
          </table:table-cell>
          <table:table-cell/>
          <table:table-cell table:formula="of:=100*([.D142]-[.H142])/[.D142]" office:value-type="float" office:value="-20.9384449026709" calcext:value-type="float">
            <text:p>-20.9384449026709</text:p>
          </table:table-cell>
          <table:table-cell table:number-columns-repeated="4"/>
        </table:table-row>
        <table:table-row table:style-name="ro1">
          <table:table-cell/>
          <table:table-cell table:formula="of:=[.B93]" office:value-type="float" office:value="158" calcext:value-type="float">
            <text:p>158</text:p>
          </table:table-cell>
          <table:table-cell office:value-type="float" office:value="0.000975831" calcext:value-type="float">
            <text:p>9.75831E-04</text:p>
          </table:table-cell>
          <table:table-cell table:formula="of:=[.C143]/[.$C$205]" office:value-type="float" office:value="0.0000273128058872366" calcext:value-type="float">
            <text:p>2.73128E-05</text:p>
          </table:table-cell>
          <table:table-cell table:number-columns-repeated="2"/>
          <table:table-cell table:style-name="ce4" table:formula="of:=[.G93]" office:value-type="float" office:value="158" calcext:value-type="float">
            <text:p>158</text:p>
          </table:table-cell>
          <table:table-cell office:value-type="float" office:value="0.00003473344" calcext:value-type="float">
            <text:p>3.47334E-05</text:p>
          </table:table-cell>
          <table:table-cell/>
          <table:table-cell table:formula="of:=100*([.D143]-[.H143])/[.D143]" office:value-type="float" office:value="-27.1690654684113" calcext:value-type="float">
            <text:p>-27.1690654684113</text:p>
          </table:table-cell>
          <table:table-cell table:number-columns-repeated="4"/>
        </table:table-row>
        <table:table-row table:style-name="ro1">
          <table:table-cell/>
          <table:table-cell table:formula="of:=[.B94]" office:value-type="float" office:value="162" calcext:value-type="float">
            <text:p>162</text:p>
          </table:table-cell>
          <table:table-cell office:value-type="float" office:value="0.000764026" calcext:value-type="float">
            <text:p>7.64026E-04</text:p>
          </table:table-cell>
          <table:table-cell table:formula="of:=[.C144]/[.$C$205]" office:value-type="float" office:value="0.0000213845366982621" calcext:value-type="float">
            <text:p>2.13845E-05</text:p>
          </table:table-cell>
          <table:table-cell table:number-columns-repeated="2"/>
          <table:table-cell table:style-name="ce4" table:formula="of:=[.G94]" office:value-type="float" office:value="162" calcext:value-type="float">
            <text:p>162</text:p>
          </table:table-cell>
          <table:table-cell office:value-type="float" office:value="0.0000270136" calcext:value-type="float">
            <text:p>2.70136E-05</text:p>
          </table:table-cell>
          <table:table-cell/>
          <table:table-cell table:formula="of:=100*([.D144]-[.H144])/[.D144]" office:value-type="float" office:value="-26.3230547435491" calcext:value-type="float">
            <text:p>-26.3230547435491</text:p>
          </table:table-cell>
          <table:table-cell table:number-columns-repeated="4"/>
        </table:table-row>
        <table:table-row table:style-name="ro1">
          <table:table-cell/>
          <table:table-cell table:formula="of:=[.B95]" office:value-type="float" office:value="166" calcext:value-type="float">
            <text:p>166</text:p>
          </table:table-cell>
          <table:table-cell office:value-type="float" office:value="0.000645455" calcext:value-type="float">
            <text:p>6.45455E-04</text:p>
          </table:table-cell>
          <table:table-cell table:formula="of:=[.C145]/[.$C$205]" office:value-type="float" office:value="0.0000180658199257313" calcext:value-type="float">
            <text:p>1.80658E-05</text:p>
          </table:table-cell>
          <table:table-cell table:number-columns-repeated="2"/>
          <table:table-cell table:style-name="ce4" table:formula="of:=[.G95]" office:value-type="float" office:value="166" calcext:value-type="float">
            <text:p>166</text:p>
          </table:table-cell>
          <table:table-cell office:value-type="float" office:value="0.00002101498" calcext:value-type="float">
            <text:p>2.10150E-05</text:p>
          </table:table-cell>
          <table:table-cell/>
          <table:table-cell table:formula="of:=100*([.D145]-[.H145])/[.D145]" office:value-type="float" office:value="-16.3245293398956" calcext:value-type="float">
            <text:p>-16.3245293398956</text:p>
          </table:table-cell>
          <table:table-cell table:number-columns-repeated="4"/>
        </table:table-row>
        <table:table-row table:style-name="ro1">
          <table:table-cell/>
          <table:table-cell table:formula="of:=[.B96]" office:value-type="float" office:value="170" calcext:value-type="float">
            <text:p>170</text:p>
          </table:table-cell>
          <table:table-cell office:value-type="float" office:value="0.000509948" calcext:value-type="float">
            <text:p>5.09948E-04</text:p>
          </table:table-cell>
          <table:table-cell table:formula="of:=[.C146]/[.$C$205]" office:value-type="float" office:value="0.0000142730767280241" calcext:value-type="float">
            <text:p>1.42731E-05</text:p>
          </table:table-cell>
          <table:table-cell table:number-columns-repeated="2"/>
          <table:table-cell table:style-name="ce4" table:formula="of:=[.G96]" office:value-type="float" office:value="170" calcext:value-type="float">
            <text:p>170</text:p>
          </table:table-cell>
          <table:table-cell office:value-type="float" office:value="0.00001634751" calcext:value-type="float">
            <text:p>1.63475E-05</text:p>
          </table:table-cell>
          <table:table-cell/>
          <table:table-cell table:formula="of:=100*([.D146]-[.H146])/[.D146]" office:value-type="float" office:value="-14.533890004969" calcext:value-type="float">
            <text:p>-14.533890004969</text:p>
          </table:table-cell>
          <table:table-cell table:number-columns-repeated="4"/>
        </table:table-row>
        <table:table-row table:style-name="ro1">
          <table:table-cell/>
          <table:table-cell table:formula="of:=[.B97]" office:value-type="float" office:value="174" calcext:value-type="float">
            <text:p>174</text:p>
          </table:table-cell>
          <table:table-cell office:value-type="float" office:value="0.000395477" calcext:value-type="float">
            <text:p>3.95477E-04</text:p>
          </table:table-cell>
          <table:table-cell table:formula="of:=[.C147]/[.$C$205]" office:value-type="float" office:value="0.0000110691159984328" calcext:value-type="float">
            <text:p>1.10691E-05</text:p>
          </table:table-cell>
          <table:table-cell table:number-columns-repeated="2"/>
          <table:table-cell table:style-name="ce4" table:formula="of:=[.G97]" office:value-type="float" office:value="174" calcext:value-type="float">
            <text:p>174</text:p>
          </table:table-cell>
          <table:table-cell office:value-type="float" office:value="0.00001270846" calcext:value-type="float">
            <text:p>1.27085E-05</text:p>
          </table:table-cell>
          <table:table-cell/>
          <table:table-cell table:formula="of:=100*([.D147]-[.H147])/[.D147]" office:value-type="float" office:value="-14.8100715702981" calcext:value-type="float">
            <text:p>-14.8100715702981</text:p>
          </table:table-cell>
          <table:table-cell table:number-columns-repeated="4"/>
        </table:table-row>
        <table:table-row table:style-name="ro1">
          <table:table-cell/>
          <table:table-cell table:formula="of:=[.B98]" office:value-type="float" office:value="178" calcext:value-type="float">
            <text:p>178</text:p>
          </table:table-cell>
          <table:table-cell office:value-type="float" office:value="0.000308506" calcext:value-type="float">
            <text:p>3.08506E-04</text:p>
          </table:table-cell>
          <table:table-cell table:formula="of:=[.C148]/[.$C$205]" office:value-type="float" office:value="0.00000863486043489888" calcext:value-type="float">
            <text:p>8.63486E-06</text:p>
          </table:table-cell>
          <table:table-cell table:number-columns-repeated="2"/>
          <table:table-cell table:style-name="ce4" table:formula="of:=[.G98]" office:value-type="float" office:value="178" calcext:value-type="float">
            <text:p>178</text:p>
          </table:table-cell>
          <table:table-cell office:value-type="float" office:value="0.000009860604" calcext:value-type="float">
            <text:p>9.86060E-06</text:p>
          </table:table-cell>
          <table:table-cell/>
          <table:table-cell table:formula="of:=100*([.D148]-[.H148])/[.D148]" office:value-type="float" office:value="-14.1952909875314" calcext:value-type="float">
            <text:p>-14.1952909875314</text:p>
          </table:table-cell>
          <table:table-cell table:number-columns-repeated="4"/>
        </table:table-row>
        <table:table-row table:style-name="ro1">
          <table:table-cell/>
          <table:table-cell table:formula="of:=[.B99]" office:value-type="float" office:value="182" calcext:value-type="float">
            <text:p>182</text:p>
          </table:table-cell>
          <table:table-cell office:value-type="float" office:value="0.00027028" calcext:value-type="float">
            <text:p>2.70280E-04</text:p>
          </table:table-cell>
          <table:table-cell table:formula="of:=[.C149]/[.$C$205]" office:value-type="float" office:value="0.00000756494226480026" calcext:value-type="float">
            <text:p>7.56494E-06</text:p>
          </table:table-cell>
          <table:table-cell table:number-columns-repeated="2"/>
          <table:table-cell table:style-name="ce4" table:formula="of:=[.G99]" office:value-type="float" office:value="182" calcext:value-type="float">
            <text:p>182</text:p>
          </table:table-cell>
          <table:table-cell office:value-type="float" office:value="0.00000761489" calcext:value-type="float">
            <text:p>7.61489E-06</text:p>
          </table:table-cell>
          <table:table-cell/>
          <table:table-cell table:formula="of:=100*([.D149]-[.H149])/[.D149]" office:value-type="float" office:value="-0.660252695280234" calcext:value-type="float">
            <text:p>-0.660252695280234</text:p>
          </table:table-cell>
          <table:table-cell table:number-columns-repeated="4"/>
        </table:table-row>
        <table:table-row table:style-name="ro1">
          <table:table-cell/>
          <table:table-cell table:formula="of:=[.B100]" office:value-type="float" office:value="186" calcext:value-type="float">
            <text:p>186</text:p>
          </table:table-cell>
          <table:table-cell office:value-type="float" office:value="0.000208007" calcext:value-type="float">
            <text:p>2.08007E-04</text:p>
          </table:table-cell>
          <table:table-cell table:formula="of:=[.C150]/[.$C$205]" office:value-type="float" office:value="0.00000582196590822224" calcext:value-type="float">
            <text:p>5.82197E-06</text:p>
          </table:table-cell>
          <table:table-cell table:number-columns-repeated="2"/>
          <table:table-cell table:style-name="ce4" table:formula="of:=[.G100]" office:value-type="float" office:value="186" calcext:value-type="float">
            <text:p>186</text:p>
          </table:table-cell>
          <table:table-cell office:value-type="float" office:value="0.000005815863" calcext:value-type="float">
            <text:p>5.81586E-06</text:p>
          </table:table-cell>
          <table:table-cell/>
          <table:table-cell table:formula="of:=100*([.D150]-[.H150])/[.D150]" office:value-type="float" office:value="0.104825557525599" calcext:value-type="float">
            <text:p>0.104825557525599</text:p>
          </table:table-cell>
          <table:table-cell table:number-columns-repeated="4"/>
        </table:table-row>
        <table:table-row table:style-name="ro1">
          <table:table-cell/>
          <table:table-cell table:formula="of:=[.B101]" office:value-type="float" office:value="190" calcext:value-type="float">
            <text:p>190</text:p>
          </table:table-cell>
          <table:table-cell office:value-type="float" office:value="0.0001731" calcext:value-type="float">
            <text:p>1.73100E-04</text:p>
          </table:table-cell>
          <table:table-cell table:formula="of:=[.C151]/[.$C$205]" office:value-type="float" office:value="0.00000484494415434707" calcext:value-type="float">
            <text:p>4.84494E-06</text:p>
          </table:table-cell>
          <table:table-cell table:number-columns-repeated="2"/>
          <table:table-cell table:style-name="ce4" table:formula="of:=[.G101]" office:value-type="float" office:value="190" calcext:value-type="float">
            <text:p>190</text:p>
          </table:table-cell>
          <table:table-cell office:value-type="float" office:value="0.000004328515" calcext:value-type="float">
            <text:p>4.32852E-06</text:p>
          </table:table-cell>
          <table:table-cell/>
          <table:table-cell table:formula="of:=100*([.D151]-[.H151])/[.D151]" office:value-type="float" office:value="10.6591353356201" calcext:value-type="float">
            <text:p>10.6591353356201</text:p>
          </table:table-cell>
          <table:table-cell table:number-columns-repeated="4"/>
        </table:table-row>
        <table:table-row table:style-name="ro1">
          <table:table-cell/>
          <table:table-cell table:formula="of:=[.B102]" office:value-type="float" office:value="194" calcext:value-type="float">
            <text:p>194</text:p>
          </table:table-cell>
          <table:table-cell office:value-type="float" office:value="0.000124144" calcext:value-type="float">
            <text:p>1.24144E-04</text:p>
          </table:table-cell>
          <table:table-cell table:formula="of:=[.C152]/[.$C$205]" office:value-type="float" office:value="0.00000347470102309221" calcext:value-type="float">
            <text:p>3.47470E-06</text:p>
          </table:table-cell>
          <table:table-cell table:number-columns-repeated="2"/>
          <table:table-cell table:style-name="ce4" table:formula="of:=[.G102]" office:value-type="float" office:value="194" calcext:value-type="float">
            <text:p>194</text:p>
          </table:table-cell>
          <table:table-cell office:value-type="float" office:value="0.00000302529" calcext:value-type="float">
            <text:p>3.02529E-06</text:p>
          </table:table-cell>
          <table:table-cell/>
          <table:table-cell table:formula="of:=100*([.D152]-[.H152])/[.D152]" office:value-type="float" office:value="12.9338040915035" calcext:value-type="float">
            <text:p>12.9338040915035</text:p>
          </table:table-cell>
          <table:table-cell table:number-columns-repeated="4"/>
        </table:table-row>
        <table:table-row table:style-name="ro1">
          <table:table-cell/>
          <table:table-cell table:formula="of:=[.B103]" office:value-type="float" office:value="198" calcext:value-type="float">
            <text:p>198</text:p>
          </table:table-cell>
          <table:table-cell office:value-type="float" office:value="0.000090459" calcext:value-type="float">
            <text:p>9.04590E-05</text:p>
          </table:table-cell>
          <table:table-cell table:formula="of:=[.C153]/[.$C$205]" office:value-type="float" office:value="0.00000253188216786875" calcext:value-type="float">
            <text:p>2.53188E-06</text:p>
          </table:table-cell>
          <table:table-cell table:number-columns-repeated="2"/>
          <table:table-cell table:style-name="ce4" table:formula="of:=[.G103]" office:value-type="float" office:value="198" calcext:value-type="float">
            <text:p>198</text:p>
          </table:table-cell>
          <table:table-cell office:value-type="float" office:value="0.000001772383" calcext:value-type="float">
            <text:p>1.77238E-06</text:p>
          </table:table-cell>
          <table:table-cell/>
          <table:table-cell table:formula="of:=100*([.D153]-[.H153])/[.D153]" office:value-type="float" office:value="29.9974136832787" calcext:value-type="float">
            <text:p>29.9974136832787</text:p>
          </table:table-cell>
          <table:table-cell table:number-columns-repeated="4"/>
        </table:table-row>
        <table:table-row table:style-name="ro1">
          <table:table-cell/>
          <table:table-cell table:formula="of:=[.B104]" office:value-type="float" office:value="2" calcext:value-type="float">
            <text:p>2</text:p>
          </table:table-cell>
          <table:table-cell office:value-type="float" office:value="1.05582" calcext:value-type="float">
            <text:p>1.05582E+00</text:p>
          </table:table-cell>
          <table:table-cell table:formula="of:=[.C154]/[.$C$205]" office:value-type="float" office:value="0.0295516403064282" calcext:value-type="float">
            <text:p>2.95516E-02</text:p>
          </table:table-cell>
          <table:table-cell table:style-name="ce6" office:value-type="string" calcext:value-type="string">
            <text:p>Serpent_4g</text:p>
          </table:table-cell>
          <table:table-cell/>
          <table:table-cell table:style-name="ce4" table:formula="of:=[.G104]" office:value-type="float" office:value="2" calcext:value-type="float">
            <text:p>2</text:p>
          </table:table-cell>
          <table:table-cell office:value-type="float" office:value="0.02985878" calcext:value-type="float">
            <text:p>2.98588E-02</text:p>
          </table:table-cell>
          <table:table-cell table:style-name="ce1" office:value-type="string" calcext:value-type="string">
            <text:p>Almost_4g</text:p>
          </table:table-cell>
          <table:table-cell table:formula="of:=100*([.D154]-[.H154])/[.D154]" office:value-type="float" office:value="-1.03933213313035" calcext:value-type="float">
            <text:p>-1.03933213313035</text:p>
          </table:table-cell>
          <table:table-cell table:number-columns-repeated="4"/>
        </table:table-row>
        <table:table-row table:style-name="ro1">
          <table:table-cell/>
          <table:table-cell table:formula="of:=[.B105]" office:value-type="float" office:value="6" calcext:value-type="float">
            <text:p>6</text:p>
          </table:table-cell>
          <table:table-cell office:value-type="float" office:value="1.05364" calcext:value-type="float">
            <text:p>1.05364E+00</text:p>
          </table:table-cell>
          <table:table-cell table:formula="of:=[.C155]/[.$C$205]" office:value-type="float" office:value="0.0294906236787189" calcext:value-type="float">
            <text:p>2.94906E-02</text:p>
          </table:table-cell>
          <table:table-cell table:number-columns-repeated="2"/>
          <table:table-cell table:style-name="ce4" table:formula="of:=[.G105]" office:value-type="float" office:value="6" calcext:value-type="float">
            <text:p>6</text:p>
          </table:table-cell>
          <table:table-cell office:value-type="float" office:value="0.0297726" calcext:value-type="float">
            <text:p>2.97726E-02</text:p>
          </table:table-cell>
          <table:table-cell/>
          <table:table-cell table:formula="of:=100*([.D155]-[.H155])/[.D155]" office:value-type="float" office:value="-0.956155842457046" calcext:value-type="float">
            <text:p>-0.956155842457046</text:p>
          </table:table-cell>
          <table:table-cell table:number-columns-repeated="4"/>
        </table:table-row>
        <table:table-row table:style-name="ro1">
          <table:table-cell/>
          <table:table-cell table:formula="of:=[.B106]" office:value-type="float" office:value="10" calcext:value-type="float">
            <text:p>10</text:p>
          </table:table-cell>
          <table:table-cell office:value-type="float" office:value="1.04989" calcext:value-type="float">
            <text:p>1.04989E+00</text:p>
          </table:table-cell>
          <table:table-cell table:formula="of:=[.C156]/[.$C$205]" office:value-type="float" office:value="0.0293856638833474" calcext:value-type="float">
            <text:p>2.93857E-02</text:p>
          </table:table-cell>
          <table:table-cell table:number-columns-repeated="2"/>
          <table:table-cell table:style-name="ce4" table:formula="of:=[.G106]" office:value-type="float" office:value="10" calcext:value-type="float">
            <text:p>10</text:p>
          </table:table-cell>
          <table:table-cell office:value-type="float" office:value="0.02960049" calcext:value-type="float">
            <text:p>2.96005E-02</text:p>
          </table:table-cell>
          <table:table-cell/>
          <table:table-cell table:formula="of:=100*([.D156]-[.H156])/[.D156]" office:value-type="float" office:value="-0.731057557540147" calcext:value-type="float">
            <text:p>-0.731057557540147</text:p>
          </table:table-cell>
          <table:table-cell table:number-columns-repeated="4"/>
        </table:table-row>
        <table:table-row table:style-name="ro1">
          <table:table-cell/>
          <table:table-cell table:formula="of:=[.B107]" office:value-type="float" office:value="14" calcext:value-type="float">
            <text:p>14</text:p>
          </table:table-cell>
          <table:table-cell office:value-type="float" office:value="1.04079" calcext:value-type="float">
            <text:p>1.04079E+00</text:p>
          </table:table-cell>
          <table:table-cell table:formula="of:=[.C157]/[.$C$205]" office:value-type="float" office:value="0.0291309614465793" calcext:value-type="float">
            <text:p>2.91310E-02</text:p>
          </table:table-cell>
          <table:table-cell table:number-columns-repeated="2"/>
          <table:table-cell table:style-name="ce4" table:formula="of:=[.G107]" office:value-type="float" office:value="14" calcext:value-type="float">
            <text:p>14</text:p>
          </table:table-cell>
          <table:table-cell office:value-type="float" office:value="0.02934293" calcext:value-type="float">
            <text:p>2.93429E-02</text:p>
          </table:table-cell>
          <table:table-cell/>
          <table:table-cell table:formula="of:=100*([.D157]-[.H157])/[.D157]" office:value-type="float" office:value="-0.727640087710001" calcext:value-type="float">
            <text:p>-0.727640087710001</text:p>
          </table:table-cell>
          <table:table-cell table:number-columns-repeated="4"/>
        </table:table-row>
        <table:table-row table:style-name="ro1">
          <table:table-cell/>
          <table:table-cell table:formula="of:=[.B108]" office:value-type="float" office:value="18" calcext:value-type="float">
            <text:p>18</text:p>
          </table:table-cell>
          <table:table-cell office:value-type="float" office:value="1.02816" calcext:value-type="float">
            <text:p>1.02816E+00</text:p>
          </table:table-cell>
          <table:table-cell table:formula="of:=[.C158]/[.$C$205]" office:value-type="float" office:value="0.0287774568557682" calcext:value-type="float">
            <text:p>2.87775E-02</text:p>
          </table:table-cell>
          <table:table-cell table:number-columns-repeated="2"/>
          <table:table-cell table:style-name="ce4" table:formula="of:=[.G108]" office:value-type="float" office:value="18" calcext:value-type="float">
            <text:p>18</text:p>
          </table:table-cell>
          <table:table-cell office:value-type="float" office:value="0.02900063" calcext:value-type="float">
            <text:p>2.90006E-02</text:p>
          </table:table-cell>
          <table:table-cell/>
          <table:table-cell table:formula="of:=100*([.D158]-[.H158])/[.D158]" office:value-type="float" office:value="-0.775513782716484" calcext:value-type="float">
            <text:p>-0.775513782716484</text:p>
          </table:table-cell>
          <table:table-cell table:number-columns-repeated="4"/>
        </table:table-row>
        <table:table-row table:style-name="ro1">
          <table:table-cell/>
          <table:table-cell table:formula="of:=[.B109]" office:value-type="float" office:value="22" calcext:value-type="float">
            <text:p>22</text:p>
          </table:table-cell>
          <table:table-cell office:value-type="float" office:value="1.01508" calcext:value-type="float">
            <text:p>1.01508E+00</text:p>
          </table:table-cell>
          <table:table-cell table:formula="of:=[.C159]/[.$C$205]" office:value-type="float" office:value="0.0284113570895125" calcext:value-type="float">
            <text:p>2.84114E-02</text:p>
          </table:table-cell>
          <table:table-cell table:number-columns-repeated="2"/>
          <table:table-cell table:style-name="ce4" table:formula="of:=[.G109]" office:value-type="float" office:value="22" calcext:value-type="float">
            <text:p>22</text:p>
          </table:table-cell>
          <table:table-cell office:value-type="float" office:value="0.02857455" calcext:value-type="float">
            <text:p>2.85746E-02</text:p>
          </table:table-cell>
          <table:table-cell/>
          <table:table-cell table:formula="of:=100*([.D159]-[.H159])/[.D159]" office:value-type="float" office:value="-0.574393225826226" calcext:value-type="float">
            <text:p>-0.574393225826226</text:p>
          </table:table-cell>
          <table:table-cell table:number-columns-repeated="4"/>
        </table:table-row>
        <table:table-row table:style-name="ro1">
          <table:table-cell/>
          <table:table-cell table:formula="of:=[.B110]" office:value-type="float" office:value="26" calcext:value-type="float">
            <text:p>26</text:p>
          </table:table-cell>
          <table:table-cell office:value-type="float" office:value="0.999077" calcext:value-type="float">
            <text:p>9.99077E-01</text:p>
          </table:table-cell>
          <table:table-cell table:formula="of:=[.C160]/[.$C$205]" office:value-type="float" office:value="0.0279634446614246" calcext:value-type="float">
            <text:p>2.79634E-02</text:p>
          </table:table-cell>
          <table:table-cell table:number-columns-repeated="2"/>
          <table:table-cell table:style-name="ce4" table:formula="of:=[.G110]" office:value-type="float" office:value="26" calcext:value-type="float">
            <text:p>26</text:p>
          </table:table-cell>
          <table:table-cell office:value-type="float" office:value="0.02806588" calcext:value-type="float">
            <text:p>2.80659E-02</text:p>
          </table:table-cell>
          <table:table-cell/>
          <table:table-cell table:formula="of:=100*([.D160]-[.H160])/[.D160]" office:value-type="float" office:value="-0.366318741541425" calcext:value-type="float">
            <text:p>-0.366318741541425</text:p>
          </table:table-cell>
          <table:table-cell table:number-columns-repeated="4"/>
        </table:table-row>
        <table:table-row table:style-name="ro1">
          <table:table-cell/>
          <table:table-cell table:formula="of:=[.B111]" office:value-type="float" office:value="30" calcext:value-type="float">
            <text:p>30</text:p>
          </table:table-cell>
          <table:table-cell office:value-type="float" office:value="0.977635" calcext:value-type="float">
            <text:p>9.77635E-01</text:p>
          </table:table-cell>
          <table:table-cell table:formula="of:=[.C161]/[.$C$205]" office:value-type="float" office:value="0.0273632985461299" calcext:value-type="float">
            <text:p>2.73633E-02</text:p>
          </table:table-cell>
          <table:table-cell table:number-columns-repeated="2"/>
          <table:table-cell table:style-name="ce4" table:formula="of:=[.G111]" office:value-type="float" office:value="30" calcext:value-type="float">
            <text:p>30</text:p>
          </table:table-cell>
          <table:table-cell office:value-type="float" office:value="0.02747607" calcext:value-type="float">
            <text:p>2.74761E-02</text:p>
          </table:table-cell>
          <table:table-cell/>
          <table:table-cell table:formula="of:=100*([.D161]-[.H161])/[.D161]" office:value-type="float" office:value="-0.412126680122049" calcext:value-type="float">
            <text:p>-0.412126680122049</text:p>
          </table:table-cell>
          <table:table-cell table:number-columns-repeated="4"/>
        </table:table-row>
        <table:table-row table:style-name="ro1">
          <table:table-cell/>
          <table:table-cell table:formula="of:=[.B112]" office:value-type="float" office:value="34" calcext:value-type="float">
            <text:p>34</text:p>
          </table:table-cell>
          <table:table-cell office:value-type="float" office:value="0.958715" calcext:value-type="float">
            <text:p>9.58715E-01</text:p>
          </table:table-cell>
          <table:table-cell table:formula="of:=[.C162]/[.$C$205]" office:value-type="float" office:value="0.0268337413918824" calcext:value-type="float">
            <text:p>2.68337E-02</text:p>
          </table:table-cell>
          <table:table-cell table:number-columns-repeated="2"/>
          <table:table-cell table:style-name="ce4" table:formula="of:=[.G112]" office:value-type="float" office:value="34" calcext:value-type="float">
            <text:p>34</text:p>
          </table:table-cell>
          <table:table-cell office:value-type="float" office:value="0.02680676" calcext:value-type="float">
            <text:p>2.68068E-02</text:p>
          </table:table-cell>
          <table:table-cell/>
          <table:table-cell table:formula="of:=100*([.D162]-[.H162])/[.D162]" office:value-type="float" office:value="0.100550241907714" calcext:value-type="float">
            <text:p>0.100550241907714</text:p>
          </table:table-cell>
          <table:table-cell table:number-columns-repeated="4"/>
        </table:table-row>
        <table:table-row table:style-name="ro1">
          <table:table-cell/>
          <table:table-cell table:formula="of:=[.B113]" office:value-type="float" office:value="38" calcext:value-type="float">
            <text:p>38</text:p>
          </table:table-cell>
          <table:table-cell office:value-type="float" office:value="0.935678" calcext:value-type="float">
            <text:p>9.35678E-01</text:p>
          </table:table-cell>
          <table:table-cell table:formula="of:=[.C163]/[.$C$205]" office:value-type="float" office:value="0.0261889523769564" calcext:value-type="float">
            <text:p>2.61890E-02</text:p>
          </table:table-cell>
          <table:table-cell table:number-columns-repeated="2"/>
          <table:table-cell table:style-name="ce4" table:formula="of:=[.G113]" office:value-type="float" office:value="38" calcext:value-type="float">
            <text:p>38</text:p>
          </table:table-cell>
          <table:table-cell office:value-type="float" office:value="0.02605987" calcext:value-type="float">
            <text:p>2.60599E-02</text:p>
          </table:table-cell>
          <table:table-cell/>
          <table:table-cell table:formula="of:=100*([.D163]-[.H163])/[.D163]" office:value-type="float" office:value="0.492888661976385" calcext:value-type="float">
            <text:p>0.492888661976385</text:p>
          </table:table-cell>
          <table:table-cell table:number-columns-repeated="4"/>
        </table:table-row>
        <table:table-row table:style-name="ro1">
          <table:table-cell/>
          <table:table-cell table:formula="of:=[.B114]" office:value-type="float" office:value="42" calcext:value-type="float">
            <text:p>42</text:p>
          </table:table-cell>
          <table:table-cell office:value-type="float" office:value="0.90695" calcext:value-type="float">
            <text:p>9.06950E-01</text:p>
          </table:table-cell>
          <table:table-cell table:formula="of:=[.C164]/[.$C$205]" office:value-type="float" office:value="0.0253848763765747" calcext:value-type="float">
            <text:p>2.53849E-02</text:p>
          </table:table-cell>
          <table:table-cell table:number-columns-repeated="2"/>
          <table:table-cell table:style-name="ce4" table:formula="of:=[.G114]" office:value-type="float" office:value="42" calcext:value-type="float">
            <text:p>42</text:p>
          </table:table-cell>
          <table:table-cell office:value-type="float" office:value="0.02523755" calcext:value-type="float">
            <text:p>2.52376E-02</text:p>
          </table:table-cell>
          <table:table-cell/>
          <table:table-cell table:formula="of:=100*([.D164]-[.H164])/[.D164]" office:value-type="float" office:value="0.580370667909208" calcext:value-type="float">
            <text:p>0.580370667909208</text:p>
          </table:table-cell>
          <table:table-cell table:number-columns-repeated="4"/>
        </table:table-row>
        <table:table-row table:style-name="ro1">
          <table:table-cell/>
          <table:table-cell table:formula="of:=[.B115]" office:value-type="float" office:value="46" calcext:value-type="float">
            <text:p>46</text:p>
          </table:table-cell>
          <table:table-cell office:value-type="float" office:value="0.873837" calcext:value-type="float">
            <text:p>8.73837E-01</text:p>
          </table:table-cell>
          <table:table-cell table:formula="of:=[.C165]/[.$C$205]" office:value-type="float" office:value="0.0244580673888052" calcext:value-type="float">
            <text:p>2.44581E-02</text:p>
          </table:table-cell>
          <table:table-cell table:number-columns-repeated="2"/>
          <table:table-cell table:style-name="ce4" table:formula="of:=[.G115]" office:value-type="float" office:value="46" calcext:value-type="float">
            <text:p>46</text:p>
          </table:table-cell>
          <table:table-cell office:value-type="float" office:value="0.02434219" calcext:value-type="float">
            <text:p>2.43422E-02</text:p>
          </table:table-cell>
          <table:table-cell/>
          <table:table-cell table:formula="of:=100*([.D165]-[.H165])/[.D165]" office:value-type="float" office:value="0.473779824722476" calcext:value-type="float">
            <text:p>0.473779824722476</text:p>
          </table:table-cell>
          <table:table-cell table:number-columns-repeated="4"/>
        </table:table-row>
        <table:table-row table:style-name="ro1">
          <table:table-cell/>
          <table:table-cell table:formula="of:=[.B116]" office:value-type="float" office:value="50" calcext:value-type="float">
            <text:p>50</text:p>
          </table:table-cell>
          <table:table-cell office:value-type="float" office:value="0.840217" calcext:value-type="float">
            <text:p>8.40217E-01</text:p>
          </table:table-cell>
          <table:table-cell table:formula="of:=[.C166]/[.$C$205]" office:value-type="float" office:value="0.0235170678367015" calcext:value-type="float">
            <text:p>2.35171E-02</text:p>
          </table:table-cell>
          <table:table-cell table:number-columns-repeated="2"/>
          <table:table-cell table:style-name="ce4" table:formula="of:=[.G116]" office:value-type="float" office:value="50" calcext:value-type="float">
            <text:p>50</text:p>
          </table:table-cell>
          <table:table-cell office:value-type="float" office:value="0.02337649" calcext:value-type="float">
            <text:p>2.33765E-02</text:p>
          </table:table-cell>
          <table:table-cell/>
          <table:table-cell table:formula="of:=100*([.D166]-[.H166])/[.D166]" office:value-type="float" office:value="0.597769405938051" calcext:value-type="float">
            <text:p>0.597769405938051</text:p>
          </table:table-cell>
          <table:table-cell table:number-columns-repeated="4"/>
        </table:table-row>
        <table:table-row table:style-name="ro1">
          <table:table-cell/>
          <table:table-cell table:formula="of:=[.B117]" office:value-type="float" office:value="54" calcext:value-type="float">
            <text:p>54</text:p>
          </table:table-cell>
          <table:table-cell office:value-type="float" office:value="0.804216" calcext:value-type="float">
            <text:p>8.04216E-01</text:p>
          </table:table-cell>
          <table:table-cell table:formula="of:=[.C167]/[.$C$205]" office:value-type="float" office:value="0.0225094258118566" calcext:value-type="float">
            <text:p>2.25094E-02</text:p>
          </table:table-cell>
          <table:table-cell table:number-columns-repeated="2"/>
          <table:table-cell table:style-name="ce4" table:formula="of:=[.G117]" office:value-type="float" office:value="54" calcext:value-type="float">
            <text:p>54</text:p>
          </table:table-cell>
          <table:table-cell office:value-type="float" office:value="0.02234344" calcext:value-type="float">
            <text:p>2.23434E-02</text:p>
          </table:table-cell>
          <table:table-cell/>
          <table:table-cell table:formula="of:=100*([.D167]-[.H167])/[.D167]" office:value-type="float" office:value="0.737405801658369" calcext:value-type="float">
            <text:p>0.737405801658369</text:p>
          </table:table-cell>
          <table:table-cell table:number-columns-repeated="4"/>
        </table:table-row>
        <table:table-row table:style-name="ro1">
          <table:table-cell/>
          <table:table-cell table:formula="of:=[.B118]" office:value-type="float" office:value="58" calcext:value-type="float">
            <text:p>58</text:p>
          </table:table-cell>
          <table:table-cell office:value-type="float" office:value="0.76615" calcext:value-type="float">
            <text:p>7.66150E-01</text:p>
          </table:table-cell>
          <table:table-cell table:formula="of:=[.C168]/[.$C$205]" office:value-type="float" office:value="0.0214439859263605" calcext:value-type="float">
            <text:p>2.14440E-02</text:p>
          </table:table-cell>
          <table:table-cell table:number-columns-repeated="2"/>
          <table:table-cell table:style-name="ce4" table:formula="of:=[.G118]" office:value-type="float" office:value="58" calcext:value-type="float">
            <text:p>58</text:p>
          </table:table-cell>
          <table:table-cell office:value-type="float" office:value="0.02124649" calcext:value-type="float">
            <text:p>2.12465E-02</text:p>
          </table:table-cell>
          <table:table-cell/>
          <table:table-cell table:formula="of:=100*([.D168]-[.H168])/[.D168]" office:value-type="float" office:value="0.92098515191498" calcext:value-type="float">
            <text:p>0.92098515191498</text:p>
          </table:table-cell>
          <table:table-cell table:number-columns-repeated="4"/>
        </table:table-row>
        <table:table-row table:style-name="ro1">
          <table:table-cell/>
          <table:table-cell table:formula="of:=[.B119]" office:value-type="float" office:value="62" calcext:value-type="float">
            <text:p>62</text:p>
          </table:table-cell>
          <table:table-cell office:value-type="float" office:value="0.727853" calcext:value-type="float">
            <text:p>7.27853E-01</text:p>
          </table:table-cell>
          <table:table-cell table:formula="of:=[.C169]/[.$C$205]" office:value-type="float" office:value="0.0203720805174695" calcext:value-type="float">
            <text:p>2.03721E-02</text:p>
          </table:table-cell>
          <table:table-cell table:number-columns-repeated="2"/>
          <table:table-cell table:style-name="ce4" table:formula="of:=[.G119]" office:value-type="float" office:value="62" calcext:value-type="float">
            <text:p>62</text:p>
          </table:table-cell>
          <table:table-cell office:value-type="float" office:value="0.02008965" calcext:value-type="float">
            <text:p>2.00897E-02</text:p>
          </table:table-cell>
          <table:table-cell/>
          <table:table-cell table:formula="of:=100*([.D169]-[.H169])/[.D169]" office:value-type="float" office:value="1.3863606970694" calcext:value-type="float">
            <text:p>1.3863606970694</text:p>
          </table:table-cell>
          <table:table-cell table:number-columns-repeated="4"/>
        </table:table-row>
        <table:table-row table:style-name="ro1">
          <table:table-cell/>
          <table:table-cell table:formula="of:=[.B120]" office:value-type="float" office:value="66" calcext:value-type="float">
            <text:p>66</text:p>
          </table:table-cell>
          <table:table-cell office:value-type="float" office:value="0.687502" calcext:value-type="float">
            <text:p>6.87502E-01</text:p>
          </table:table-cell>
          <table:table-cell table:formula="of:=[.C170]/[.$C$205]" office:value-type="float" office:value="0.0192426851299937" calcext:value-type="float">
            <text:p>1.92427E-02</text:p>
          </table:table-cell>
          <table:table-cell table:number-columns-repeated="2"/>
          <table:table-cell table:style-name="ce4" table:formula="of:=[.G120]" office:value-type="float" office:value="66" calcext:value-type="float">
            <text:p>66</text:p>
          </table:table-cell>
          <table:table-cell office:value-type="float" office:value="0.01887781" calcext:value-type="float">
            <text:p>1.88778E-02</text:p>
          </table:table-cell>
          <table:table-cell/>
          <table:table-cell table:formula="of:=100*([.D170]-[.H170])/[.D170]" office:value-type="float" office:value="1.89617575472878" calcext:value-type="float">
            <text:p>1.89617575472878</text:p>
          </table:table-cell>
          <table:table-cell table:number-columns-repeated="4"/>
        </table:table-row>
        <table:table-row table:style-name="ro1">
          <table:table-cell/>
          <table:table-cell table:formula="of:=[.B121]" office:value-type="float" office:value="70" calcext:value-type="float">
            <text:p>70</text:p>
          </table:table-cell>
          <table:table-cell office:value-type="float" office:value="0.643165" calcext:value-type="float">
            <text:p>6.43165E-01</text:p>
          </table:table-cell>
          <table:table-cell table:formula="of:=[.C171]/[.$C$205]" office:value-type="float" office:value="0.0180017244773578" calcext:value-type="float">
            <text:p>1.80017E-02</text:p>
          </table:table-cell>
          <table:table-cell table:number-columns-repeated="2"/>
          <table:table-cell table:style-name="ce4" table:formula="of:=[.G121]" office:value-type="float" office:value="70" calcext:value-type="float">
            <text:p>70</text:p>
          </table:table-cell>
          <table:table-cell office:value-type="float" office:value="0.01761721" calcext:value-type="float">
            <text:p>1.76172E-02</text:p>
          </table:table-cell>
          <table:table-cell/>
          <table:table-cell table:formula="of:=100*([.D171]-[.H171])/[.D171]" office:value-type="float" office:value="2.13598690415139" calcext:value-type="float">
            <text:p>2.13598690415139</text:p>
          </table:table-cell>
          <table:table-cell table:number-columns-repeated="4"/>
        </table:table-row>
        <table:table-row table:style-name="ro1">
          <table:table-cell/>
          <table:table-cell table:formula="of:=[.B122]" office:value-type="float" office:value="74" calcext:value-type="float">
            <text:p>74</text:p>
          </table:table-cell>
          <table:table-cell office:value-type="float" office:value="0.597367" calcext:value-type="float">
            <text:p>5.97367E-01</text:p>
          </table:table-cell>
          <table:table-cell table:formula="of:=[.C172]/[.$C$205]" office:value-type="float" office:value="0.0167198714884451" calcext:value-type="float">
            <text:p>1.67199E-02</text:p>
          </table:table-cell>
          <table:table-cell table:number-columns-repeated="2"/>
          <table:table-cell table:style-name="ce4" table:formula="of:=[.G122]" office:value-type="float" office:value="74" calcext:value-type="float">
            <text:p>74</text:p>
          </table:table-cell>
          <table:table-cell office:value-type="float" office:value="0.01631626" calcext:value-type="float">
            <text:p>1.63163E-02</text:p>
          </table:table-cell>
          <table:table-cell/>
          <table:table-cell table:formula="of:=100*([.D172]-[.H172])/[.D172]" office:value-type="float" office:value="2.41396286283669" calcext:value-type="float">
            <text:p>2.41396286283669</text:p>
          </table:table-cell>
          <table:table-cell table:number-columns-repeated="4"/>
        </table:table-row>
        <table:table-row table:style-name="ro1">
          <table:table-cell/>
          <table:table-cell table:formula="of:=[.B123]" office:value-type="float" office:value="78" calcext:value-type="float">
            <text:p>78</text:p>
          </table:table-cell>
          <table:table-cell office:value-type="float" office:value="0.550018" calcext:value-type="float">
            <text:p>5.50018E-01</text:p>
          </table:table-cell>
          <table:table-cell table:formula="of:=[.C173]/[.$C$205]" office:value-type="float" office:value="0.0153946071281668" calcext:value-type="float">
            <text:p>1.53946E-02</text:p>
          </table:table-cell>
          <table:table-cell table:number-columns-repeated="2"/>
          <table:table-cell table:style-name="ce4" table:formula="of:=[.G123]" office:value-type="float" office:value="78" calcext:value-type="float">
            <text:p>78</text:p>
          </table:table-cell>
          <table:table-cell office:value-type="float" office:value="0.01498694" calcext:value-type="float">
            <text:p>1.49869E-02</text:p>
          </table:table-cell>
          <table:table-cell/>
          <table:table-cell table:formula="of:=100*([.D173]-[.H173])/[.D173]" office:value-type="float" office:value="2.6481164785353" calcext:value-type="float">
            <text:p>2.6481164785353</text:p>
          </table:table-cell>
          <table:table-cell table:number-columns-repeated="4"/>
        </table:table-row>
        <table:table-row table:style-name="ro1">
          <table:table-cell/>
          <table:table-cell table:formula="of:=[.B124]" office:value-type="float" office:value="82" calcext:value-type="float">
            <text:p>82</text:p>
          </table:table-cell>
          <table:table-cell office:value-type="float" office:value="0.498902" calcext:value-type="float">
            <text:p>4.98902E-01</text:p>
          </table:table-cell>
          <table:table-cell table:formula="of:=[.C174]/[.$C$205]" office:value-type="float" office:value="0.0139639071547779" calcext:value-type="float">
            <text:p>1.39639E-02</text:p>
          </table:table-cell>
          <table:table-cell table:number-columns-repeated="2"/>
          <table:table-cell table:style-name="ce4" table:formula="of:=[.G124]" office:value-type="float" office:value="82" calcext:value-type="float">
            <text:p>82</text:p>
          </table:table-cell>
          <table:table-cell office:value-type="float" office:value="0.01364702" calcext:value-type="float">
            <text:p>1.36470E-02</text:p>
          </table:table-cell>
          <table:table-cell/>
          <table:table-cell table:formula="of:=100*([.D174]-[.H174])/[.D174]" office:value-type="float" office:value="2.26933014711076" calcext:value-type="float">
            <text:p>2.26933014711076</text:p>
          </table:table-cell>
          <table:table-cell table:number-columns-repeated="4"/>
        </table:table-row>
        <table:table-row table:style-name="ro1">
          <table:table-cell/>
          <table:table-cell table:formula="of:=[.B125]" office:value-type="float" office:value="86" calcext:value-type="float">
            <text:p>86</text:p>
          </table:table-cell>
          <table:table-cell office:value-type="float" office:value="0.450925" calcext:value-type="float">
            <text:p>4.50925E-01</text:p>
          </table:table-cell>
          <table:table-cell table:formula="of:=[.C175]/[.$C$205]" office:value-type="float" office:value="0.0126210655274347" calcext:value-type="float">
            <text:p>1.26211E-02</text:p>
          </table:table-cell>
          <table:table-cell table:number-columns-repeated="2"/>
          <table:table-cell table:style-name="ce4" table:formula="of:=[.G125]" office:value-type="float" office:value="86" calcext:value-type="float">
            <text:p>86</text:p>
          </table:table-cell>
          <table:table-cell office:value-type="float" office:value="0.01232358" calcext:value-type="float">
            <text:p>1.23236E-02</text:p>
          </table:table-cell>
          <table:table-cell/>
          <table:table-cell table:formula="of:=100*([.D175]-[.H175])/[.D175]" office:value-type="float" office:value="2.35705556545977" calcext:value-type="float">
            <text:p>2.35705556545977</text:p>
          </table:table-cell>
          <table:table-cell table:number-columns-repeated="4"/>
        </table:table-row>
        <table:table-row table:style-name="ro1">
          <table:table-cell/>
          <table:table-cell table:formula="of:=[.B126]" office:value-type="float" office:value="90" calcext:value-type="float">
            <text:p>90</text:p>
          </table:table-cell>
          <table:table-cell office:value-type="float" office:value="0.406179" calcext:value-type="float">
            <text:p>4.06179E-01</text:p>
          </table:table-cell>
          <table:table-cell table:formula="of:=[.C176]/[.$C$205]" office:value-type="float" office:value="0.0113686572597836" calcext:value-type="float">
            <text:p>1.13687E-02</text:p>
          </table:table-cell>
          <table:table-cell table:number-columns-repeated="2"/>
          <table:table-cell table:style-name="ce4" table:formula="of:=[.G126]" office:value-type="float" office:value="90" calcext:value-type="float">
            <text:p>90</text:p>
          </table:table-cell>
          <table:table-cell office:value-type="float" office:value="0.01105857" calcext:value-type="float">
            <text:p>1.10586E-02</text:p>
          </table:table-cell>
          <table:table-cell/>
          <table:table-cell table:formula="of:=100*([.D176]-[.H176])/[.D176]" office:value-type="float" office:value="2.72756274287998" calcext:value-type="float">
            <text:p>2.72756274287998</text:p>
          </table:table-cell>
          <table:table-cell table:number-columns-repeated="4"/>
        </table:table-row>
        <table:table-row table:style-name="ro1">
          <table:table-cell/>
          <table:table-cell table:formula="of:=[.B127]" office:value-type="float" office:value="94" calcext:value-type="float">
            <text:p>94</text:p>
          </table:table-cell>
          <table:table-cell office:value-type="float" office:value="0.361791" calcext:value-type="float">
            <text:p>3.61791E-01</text:p>
          </table:table-cell>
          <table:table-cell table:formula="of:=[.C177]/[.$C$205]" office:value-type="float" office:value="0.0101262691539306" calcext:value-type="float">
            <text:p>1.01263E-02</text:p>
          </table:table-cell>
          <table:table-cell table:number-columns-repeated="2"/>
          <table:table-cell table:style-name="ce4" table:formula="of:=[.G127]" office:value-type="float" office:value="94" calcext:value-type="float">
            <text:p>94</text:p>
          </table:table-cell>
          <table:table-cell office:value-type="float" office:value="0.009916985" calcext:value-type="float">
            <text:p>9.91699E-03</text:p>
          </table:table-cell>
          <table:table-cell/>
          <table:table-cell table:formula="of:=100*([.D177]-[.H177])/[.D177]" office:value-type="float" office:value="2.06674492598611" calcext:value-type="float">
            <text:p>2.06674492598611</text:p>
          </table:table-cell>
          <table:table-cell table:number-columns-repeated="4"/>
        </table:table-row>
        <table:table-row table:style-name="ro1">
          <table:table-cell/>
          <table:table-cell table:formula="of:=[.B128]" office:value-type="float" office:value="98" calcext:value-type="float">
            <text:p>98</text:p>
          </table:table-cell>
          <table:table-cell office:value-type="float" office:value="0.326605" calcext:value-type="float">
            <text:p>3.26605E-01</text:p>
          </table:table-cell>
          <table:table-cell table:formula="of:=[.C178]/[.$C$205]" office:value-type="float" office:value="0.00914143839127974" calcext:value-type="float">
            <text:p>9.14144E-03</text:p>
          </table:table-cell>
          <table:table-cell table:number-columns-repeated="2"/>
          <table:table-cell table:style-name="ce4" table:formula="of:=[.G128]" office:value-type="float" office:value="98" calcext:value-type="float">
            <text:p>98</text:p>
          </table:table-cell>
          <table:table-cell office:value-type="float" office:value="0.008998488" calcext:value-type="float">
            <text:p>8.99849E-03</text:p>
          </table:table-cell>
          <table:table-cell/>
          <table:table-cell table:formula="of:=100*([.D178]-[.H178])/[.D178]" office:value-type="float" office:value="1.56376256296939" calcext:value-type="float">
            <text:p>1.56376256296939</text:p>
          </table:table-cell>
          <table:table-cell table:number-columns-repeated="4"/>
        </table:table-row>
        <table:table-row table:style-name="ro1">
          <table:table-cell/>
          <table:table-cell table:formula="of:=[.B129]" office:value-type="float" office:value="102" calcext:value-type="float">
            <text:p>102</text:p>
          </table:table-cell>
          <table:table-cell office:value-type="float" office:value="0.301321" calcext:value-type="float">
            <text:p>3.01321E-01</text:p>
          </table:table-cell>
          <table:table-cell table:formula="of:=[.C179]/[.$C$205]" office:value-type="float" office:value="0.00843375746696714" calcext:value-type="float">
            <text:p>8.43376E-03</text:p>
          </table:table-cell>
          <table:table-cell table:number-columns-repeated="2"/>
          <table:table-cell table:style-name="ce4" table:formula="of:=[.G129]" office:value-type="float" office:value="102" calcext:value-type="float">
            <text:p>102</text:p>
          </table:table-cell>
          <table:table-cell office:value-type="float" office:value="0.008448167" calcext:value-type="float">
            <text:p>8.44817E-03</text:p>
          </table:table-cell>
          <table:table-cell/>
          <table:table-cell table:formula="of:=100*([.D179]-[.H179])/[.D179]" office:value-type="float" office:value="-0.170855435306218" calcext:value-type="float">
            <text:p>-0.170855435306218</text:p>
          </table:table-cell>
          <table:table-cell table:number-columns-repeated="4"/>
        </table:table-row>
        <table:table-row table:style-name="ro1">
          <table:table-cell/>
          <table:table-cell table:formula="of:=[.B130]" office:value-type="float" office:value="106" calcext:value-type="float">
            <text:p>106</text:p>
          </table:table-cell>
          <table:table-cell office:value-type="float" office:value="0.26963" calcext:value-type="float">
            <text:p>2.69630E-01</text:p>
          </table:table-cell>
          <table:table-cell table:formula="of:=[.C180]/[.$C$205]" office:value-type="float" office:value="0.00754674923360254" calcext:value-type="float">
            <text:p>7.54675E-03</text:p>
          </table:table-cell>
          <table:table-cell table:number-columns-repeated="2"/>
          <table:table-cell table:style-name="ce4" table:formula="of:=[.G130]" office:value-type="float" office:value="106" calcext:value-type="float">
            <text:p>106</text:p>
          </table:table-cell>
          <table:table-cell office:value-type="float" office:value="0.007557967" calcext:value-type="float">
            <text:p>7.55797E-03</text:p>
          </table:table-cell>
          <table:table-cell/>
          <table:table-cell table:formula="of:=100*([.D180]-[.H180])/[.D180]" office:value-type="float" office:value="-0.14864368816591" calcext:value-type="float">
            <text:p>-0.14864368816591</text:p>
          </table:table-cell>
          <table:table-cell table:number-columns-repeated="4"/>
        </table:table-row>
        <table:table-row table:style-name="ro1">
          <table:table-cell/>
          <table:table-cell table:formula="of:=[.B131]" office:value-type="float" office:value="110" calcext:value-type="float">
            <text:p>110</text:p>
          </table:table-cell>
          <table:table-cell office:value-type="float" office:value="0.230361" calcext:value-type="float">
            <text:p>2.30361E-01</text:p>
          </table:table-cell>
          <table:table-cell table:formula="of:=[.C181]/[.$C$205]" office:value-type="float" office:value="0.00644763824575127" calcext:value-type="float">
            <text:p>6.44764E-03</text:p>
          </table:table-cell>
          <table:table-cell table:number-columns-repeated="2"/>
          <table:table-cell table:style-name="ce4" table:formula="of:=[.G131]" office:value-type="float" office:value="110" calcext:value-type="float">
            <text:p>110</text:p>
          </table:table-cell>
          <table:table-cell office:value-type="float" office:value="0.006543373" calcext:value-type="float">
            <text:p>6.54337E-03</text:p>
          </table:table-cell>
          <table:table-cell/>
          <table:table-cell table:formula="of:=100*([.D181]-[.H181])/[.D181]" office:value-type="float" office:value="-1.48480343654233" calcext:value-type="float">
            <text:p>-1.48480343654233</text:p>
          </table:table-cell>
          <table:table-cell table:number-columns-repeated="4"/>
        </table:table-row>
        <table:table-row table:style-name="ro1">
          <table:table-cell/>
          <table:table-cell table:formula="of:=[.B132]" office:value-type="float" office:value="114" calcext:value-type="float">
            <text:p>114</text:p>
          </table:table-cell>
          <table:table-cell office:value-type="float" office:value="0.191205" calcext:value-type="float">
            <text:p>1.91205E-01</text:p>
          </table:table-cell>
          <table:table-cell table:formula="of:=[.C182]/[.$C$205]" office:value-type="float" office:value="0.00535169004640053" calcext:value-type="float">
            <text:p>5.35169E-03</text:p>
          </table:table-cell>
          <table:table-cell table:number-columns-repeated="2"/>
          <table:table-cell table:style-name="ce4" table:formula="of:=[.G132]" office:value-type="float" office:value="114" calcext:value-type="float">
            <text:p>114</text:p>
          </table:table-cell>
          <table:table-cell office:value-type="float" office:value="0.00553417" calcext:value-type="float">
            <text:p>5.53417E-03</text:p>
          </table:table-cell>
          <table:table-cell/>
          <table:table-cell table:formula="of:=100*([.D182]-[.H182])/[.D182]" office:value-type="float" office:value="-3.40976312187976" calcext:value-type="float">
            <text:p>-3.40976312187976</text:p>
          </table:table-cell>
          <table:table-cell table:number-columns-repeated="4"/>
        </table:table-row>
        <table:table-row table:style-name="ro1">
          <table:table-cell/>
          <table:table-cell table:formula="of:=[.B133]" office:value-type="float" office:value="118" calcext:value-type="float">
            <text:p>118</text:p>
          </table:table-cell>
          <table:table-cell office:value-type="float" office:value="0.158493" calcext:value-type="float">
            <text:p>1.58493E-01</text:p>
          </table:table-cell>
          <table:table-cell table:formula="of:=[.C183]/[.$C$205]" office:value-type="float" office:value="0.00443610475941612" calcext:value-type="float">
            <text:p>4.43610E-03</text:p>
          </table:table-cell>
          <table:table-cell table:number-columns-repeated="2"/>
          <table:table-cell table:style-name="ce4" table:formula="of:=[.G133]" office:value-type="float" office:value="118" calcext:value-type="float">
            <text:p>118</text:p>
          </table:table-cell>
          <table:table-cell office:value-type="float" office:value="0.004601266" calcext:value-type="float">
            <text:p>4.60127E-03</text:p>
          </table:table-cell>
          <table:table-cell/>
          <table:table-cell table:formula="of:=100*([.D183]-[.H183])/[.D183]" office:value-type="float" office:value="-3.72311407284312" calcext:value-type="float">
            <text:p>-3.72311407284312</text:p>
          </table:table-cell>
          <table:table-cell table:number-columns-repeated="4"/>
        </table:table-row>
        <table:table-row table:style-name="ro1">
          <table:table-cell/>
          <table:table-cell table:formula="of:=[.B134]" office:value-type="float" office:value="122" calcext:value-type="float">
            <text:p>122</text:p>
          </table:table-cell>
          <table:table-cell office:value-type="float" office:value="0.12785" calcext:value-type="float">
            <text:p>1.27850E-01</text:p>
          </table:table-cell>
          <table:table-cell table:formula="of:=[.C184]/[.$C$205]" office:value-type="float" office:value="0.00357842929019799" calcext:value-type="float">
            <text:p>3.57843E-03</text:p>
          </table:table-cell>
          <table:table-cell table:number-columns-repeated="2"/>
          <table:table-cell table:style-name="ce4" table:formula="of:=[.G134]" office:value-type="float" office:value="122" calcext:value-type="float">
            <text:p>122</text:p>
          </table:table-cell>
          <table:table-cell office:value-type="float" office:value="0.003777002" calcext:value-type="float">
            <text:p>3.77700E-03</text:p>
          </table:table-cell>
          <table:table-cell/>
          <table:table-cell table:formula="of:=100*([.D184]-[.H184])/[.D184]" office:value-type="float" office:value="-5.54915840717983" calcext:value-type="float">
            <text:p>-5.54915840717983</text:p>
          </table:table-cell>
          <table:table-cell table:number-columns-repeated="4"/>
        </table:table-row>
        <table:table-row table:style-name="ro1">
          <table:table-cell/>
          <table:table-cell table:formula="of:=[.B135]" office:value-type="float" office:value="126" calcext:value-type="float">
            <text:p>126</text:p>
          </table:table-cell>
          <table:table-cell office:value-type="float" office:value="0.101579" calcext:value-type="float">
            <text:p>1.01579E-01</text:p>
          </table:table-cell>
          <table:table-cell table:formula="of:=[.C185]/[.$C$205]" office:value-type="float" office:value="0.00284312294774362" calcext:value-type="float">
            <text:p>2.84312E-03</text:p>
          </table:table-cell>
          <table:table-cell table:number-columns-repeated="2"/>
          <table:table-cell table:style-name="ce4" table:formula="of:=[.G135]" office:value-type="float" office:value="126" calcext:value-type="float">
            <text:p>126</text:p>
          </table:table-cell>
          <table:table-cell office:value-type="float" office:value="0.003070331" calcext:value-type="float">
            <text:p>3.07033E-03</text:p>
          </table:table-cell>
          <table:table-cell/>
          <table:table-cell table:formula="of:=100*([.D185]-[.H185])/[.D185]" office:value-type="float" office:value="-7.99149584567557" calcext:value-type="float">
            <text:p>-7.99149584567557</text:p>
          </table:table-cell>
          <table:table-cell table:number-columns-repeated="4"/>
        </table:table-row>
        <table:table-row table:style-name="ro1">
          <table:table-cell/>
          <table:table-cell table:formula="of:=[.B136]" office:value-type="float" office:value="130" calcext:value-type="float">
            <text:p>130</text:p>
          </table:table-cell>
          <table:table-cell office:value-type="float" office:value="0.0821531" calcext:value-type="float">
            <text:p>8.21531E-02</text:p>
          </table:table-cell>
          <table:table-cell table:formula="of:=[.C186]/[.$C$205]" office:value-type="float" office:value="0.00229940601736852" calcext:value-type="float">
            <text:p>2.29941E-03</text:p>
          </table:table-cell>
          <table:table-cell table:number-columns-repeated="2"/>
          <table:table-cell table:style-name="ce4" table:formula="of:=[.G136]" office:value-type="float" office:value="130" calcext:value-type="float">
            <text:p>130</text:p>
          </table:table-cell>
          <table:table-cell office:value-type="float" office:value="0.002477124" calcext:value-type="float">
            <text:p>2.47712E-03</text:p>
          </table:table-cell>
          <table:table-cell/>
          <table:table-cell table:formula="of:=100*([.D186]-[.H186])/[.D186]" office:value-type="float" office:value="-7.7288648150477" calcext:value-type="float">
            <text:p>-7.7288648150477</text:p>
          </table:table-cell>
          <table:table-cell table:number-columns-repeated="4"/>
        </table:table-row>
        <table:table-row table:style-name="ro1">
          <table:table-cell/>
          <table:table-cell table:formula="of:=[.B137]" office:value-type="float" office:value="134" calcext:value-type="float">
            <text:p>134</text:p>
          </table:table-cell>
          <table:table-cell office:value-type="float" office:value="0.0649543" calcext:value-type="float">
            <text:p>6.49543E-02</text:p>
          </table:table-cell>
          <table:table-cell table:formula="of:=[.C187]/[.$C$205]" office:value-type="float" office:value="0.00181802400973256" calcext:value-type="float">
            <text:p>1.81802E-03</text:p>
          </table:table-cell>
          <table:table-cell table:number-columns-repeated="2"/>
          <table:table-cell table:style-name="ce4" table:formula="of:=[.G137]" office:value-type="float" office:value="134" calcext:value-type="float">
            <text:p>134</text:p>
          </table:table-cell>
          <table:table-cell office:value-type="float" office:value="0.001986725" calcext:value-type="float">
            <text:p>1.98673E-03</text:p>
          </table:table-cell>
          <table:table-cell/>
          <table:table-cell table:formula="of:=100*([.D187]-[.H187])/[.D187]" office:value-type="float" office:value="-9.27935986347395" calcext:value-type="float">
            <text:p>-9.27935986347395</text:p>
          </table:table-cell>
          <table:table-cell table:number-columns-repeated="4"/>
        </table:table-row>
        <table:table-row table:style-name="ro1">
          <table:table-cell/>
          <table:table-cell table:formula="of:=[.B138]" office:value-type="float" office:value="138" calcext:value-type="float">
            <text:p>138</text:p>
          </table:table-cell>
          <table:table-cell office:value-type="float" office:value="0.0516605" calcext:value-type="float">
            <text:p>5.16605E-02</text:p>
          </table:table-cell>
          <table:table-cell table:formula="of:=[.C188]/[.$C$205]" office:value-type="float" office:value="0.00144594013567676" calcext:value-type="float">
            <text:p>1.44594E-03</text:p>
          </table:table-cell>
          <table:table-cell table:number-columns-repeated="2"/>
          <table:table-cell table:style-name="ce4" table:formula="of:=[.G138]" office:value-type="float" office:value="138" calcext:value-type="float">
            <text:p>138</text:p>
          </table:table-cell>
          <table:table-cell office:value-type="float" office:value="0.001585913" calcext:value-type="float">
            <text:p>1.58591E-03</text:p>
          </table:table-cell>
          <table:table-cell/>
          <table:table-cell table:formula="of:=100*([.D188]-[.H188])/[.D188]" office:value-type="float" office:value="-9.68040521661916" calcext:value-type="float">
            <text:p>-9.68040521661916</text:p>
          </table:table-cell>
          <table:table-cell table:number-columns-repeated="4"/>
        </table:table-row>
        <table:table-row table:style-name="ro1">
          <table:table-cell/>
          <table:table-cell table:formula="of:=[.B139]" office:value-type="float" office:value="142" calcext:value-type="float">
            <text:p>142</text:p>
          </table:table-cell>
          <table:table-cell office:value-type="float" office:value="0.0398653" calcext:value-type="float">
            <text:p>3.98653E-02</text:p>
          </table:table-cell>
          <table:table-cell table:formula="of:=[.C189]/[.$C$205]" office:value-type="float" office:value="0.00111580099477927" calcext:value-type="float">
            <text:p>1.11580E-03</text:p>
          </table:table-cell>
          <table:table-cell table:number-columns-repeated="2"/>
          <table:table-cell table:style-name="ce4" table:formula="of:=[.G139]" office:value-type="float" office:value="142" calcext:value-type="float">
            <text:p>142</text:p>
          </table:table-cell>
          <table:table-cell office:value-type="float" office:value="0.00126115" calcext:value-type="float">
            <text:p>1.26115E-03</text:p>
          </table:table-cell>
          <table:table-cell/>
          <table:table-cell table:formula="of:=100*([.D189]-[.H189])/[.D189]" office:value-type="float" office:value="-13.0264272841485" calcext:value-type="float">
            <text:p>-13.0264272841485</text:p>
          </table:table-cell>
          <table:table-cell table:number-columns-repeated="4"/>
        </table:table-row>
        <table:table-row table:style-name="ro1">
          <table:table-cell/>
          <table:table-cell table:formula="of:=[.B140]" office:value-type="float" office:value="146" calcext:value-type="float">
            <text:p>146</text:p>
          </table:table-cell>
          <table:table-cell office:value-type="float" office:value="0.0304687" calcext:value-type="float">
            <text:p>3.04687E-02</text:p>
          </table:table-cell>
          <table:table-cell table:formula="of:=[.C190]/[.$C$205]" office:value-type="float" office:value="0.000852796937929258" calcext:value-type="float">
            <text:p>8.52797E-04</text:p>
          </table:table-cell>
          <table:table-cell table:number-columns-repeated="2"/>
          <table:table-cell table:style-name="ce4" table:formula="of:=[.G140]" office:value-type="float" office:value="146" calcext:value-type="float">
            <text:p>146</text:p>
          </table:table-cell>
          <table:table-cell office:value-type="float" office:value="0.0009997603" calcext:value-type="float">
            <text:p>9.99760E-04</text:p>
          </table:table-cell>
          <table:table-cell/>
          <table:table-cell table:formula="of:=100*([.D190]-[.H190])/[.D190]" office:value-type="float" office:value="-17.2331015197587" calcext:value-type="float">
            <text:p>-17.2331015197587</text:p>
          </table:table-cell>
          <table:table-cell table:number-columns-repeated="4"/>
        </table:table-row>
        <table:table-row table:style-name="ro1">
          <table:table-cell/>
          <table:table-cell table:formula="of:=[.B141]" office:value-type="float" office:value="150" calcext:value-type="float">
            <text:p>150</text:p>
          </table:table-cell>
          <table:table-cell office:value-type="float" office:value="0.024103" calcext:value-type="float">
            <text:p>2.41030E-02</text:p>
          </table:table-cell>
          <table:table-cell table:formula="of:=[.C191]/[.$C$205]" office:value-type="float" office:value="0.000674625586090279" calcext:value-type="float">
            <text:p>6.74626E-04</text:p>
          </table:table-cell>
          <table:table-cell table:number-columns-repeated="2"/>
          <table:table-cell table:style-name="ce4" table:formula="of:=[.G141]" office:value-type="float" office:value="150" calcext:value-type="float">
            <text:p>150</text:p>
          </table:table-cell>
          <table:table-cell office:value-type="float" office:value="0.0007904721" calcext:value-type="float">
            <text:p>7.90472E-04</text:p>
          </table:table-cell>
          <table:table-cell/>
          <table:table-cell table:formula="of:=100*([.D191]-[.H191])/[.D191]" office:value-type="float" office:value="-17.1719715792425" calcext:value-type="float">
            <text:p>-17.1719715792425</text:p>
          </table:table-cell>
          <table:table-cell table:number-columns-repeated="4"/>
        </table:table-row>
        <table:table-row table:style-name="ro1">
          <table:table-cell/>
          <table:table-cell table:formula="of:=[.B142]" office:value-type="float" office:value="154" calcext:value-type="float">
            <text:p>154</text:p>
          </table:table-cell>
          <table:table-cell office:value-type="float" office:value="0.0188655" calcext:value-type="float">
            <text:p>1.88655E-02</text:p>
          </table:table-cell>
          <table:table-cell table:formula="of:=[.C192]/[.$C$205]" office:value-type="float" office:value="0.000528031738554793" calcext:value-type="float">
            <text:p>5.28032E-04</text:p>
          </table:table-cell>
          <table:table-cell table:number-columns-repeated="2"/>
          <table:table-cell table:style-name="ce4" table:formula="of:=[.G142]" office:value-type="float" office:value="154" calcext:value-type="float">
            <text:p>154</text:p>
          </table:table-cell>
          <table:table-cell office:value-type="float" office:value="0.0006235776" calcext:value-type="float">
            <text:p>6.23578E-04</text:p>
          </table:table-cell>
          <table:table-cell/>
          <table:table-cell table:formula="of:=100*([.D192]-[.H192])/[.D192]" office:value-type="float" office:value="-18.0947194020408" calcext:value-type="float">
            <text:p>-18.0947194020408</text:p>
          </table:table-cell>
          <table:table-cell table:number-columns-repeated="4"/>
        </table:table-row>
        <table:table-row table:style-name="ro1">
          <table:table-cell/>
          <table:table-cell table:formula="of:=[.B143]" office:value-type="float" office:value="158" calcext:value-type="float">
            <text:p>158</text:p>
          </table:table-cell>
          <table:table-cell office:value-type="float" office:value="0.0146644" calcext:value-type="float">
            <text:p>1.46644E-02</text:p>
          </table:table-cell>
          <table:table-cell table:formula="of:=[.C193]/[.$C$205]" office:value-type="float" office:value="0.000410445979532104" calcext:value-type="float">
            <text:p>4.10446E-04</text:p>
          </table:table-cell>
          <table:table-cell table:number-columns-repeated="2"/>
          <table:table-cell table:style-name="ce4" table:formula="of:=[.G143]" office:value-type="float" office:value="158" calcext:value-type="float">
            <text:p>158</text:p>
          </table:table-cell>
          <table:table-cell office:value-type="float" office:value="0.0004908983" calcext:value-type="float">
            <text:p>4.90898E-04</text:p>
          </table:table-cell>
          <table:table-cell/>
          <table:table-cell table:formula="of:=100*([.D193]-[.H193])/[.D193]" office:value-type="float" office:value="-19.6011958893128" calcext:value-type="float">
            <text:p>-19.6011958893128</text:p>
          </table:table-cell>
          <table:table-cell table:number-columns-repeated="4"/>
        </table:table-row>
        <table:table-row table:style-name="ro1">
          <table:table-cell/>
          <table:table-cell table:formula="of:=[.B144]" office:value-type="float" office:value="162" calcext:value-type="float">
            <text:p>162</text:p>
          </table:table-cell>
          <table:table-cell office:value-type="float" office:value="0.0117811" calcext:value-type="float">
            <text:p>1.17811E-02</text:p>
          </table:table-cell>
          <table:table-cell table:formula="of:=[.C194]/[.$C$205]" office:value-type="float" office:value="0.000329744492066887" calcext:value-type="float">
            <text:p>3.29744E-04</text:p>
          </table:table-cell>
          <table:table-cell table:number-columns-repeated="2"/>
          <table:table-cell table:style-name="ce4" table:formula="of:=[.G144]" office:value-type="float" office:value="162" calcext:value-type="float">
            <text:p>162</text:p>
          </table:table-cell>
          <table:table-cell office:value-type="float" office:value="0.0003856466" calcext:value-type="float">
            <text:p>3.85647E-04</text:p>
          </table:table-cell>
          <table:table-cell/>
          <table:table-cell table:formula="of:=100*([.D194]-[.H194])/[.D194]" office:value-type="float" office:value="-16.9531589694523" calcext:value-type="float">
            <text:p>-16.9531589694523</text:p>
          </table:table-cell>
          <table:table-cell table:number-columns-repeated="4"/>
        </table:table-row>
        <table:table-row table:style-name="ro1">
          <table:table-cell/>
          <table:table-cell table:formula="of:=[.B145]" office:value-type="float" office:value="166" calcext:value-type="float">
            <text:p>166</text:p>
          </table:table-cell>
          <table:table-cell office:value-type="float" office:value="0.00918764" calcext:value-type="float">
            <text:p>9.18764E-03</text:p>
          </table:table-cell>
          <table:table-cell table:formula="of:=[.C195]/[.$C$205]" office:value-type="float" office:value="0.000257155417159129" calcext:value-type="float">
            <text:p>2.57155E-04</text:p>
          </table:table-cell>
          <table:table-cell table:number-columns-repeated="2"/>
          <table:table-cell table:style-name="ce4" table:formula="of:=[.G145]" office:value-type="float" office:value="166" calcext:value-type="float">
            <text:p>166</text:p>
          </table:table-cell>
          <table:table-cell office:value-type="float" office:value="0.0003022468" calcext:value-type="float">
            <text:p>3.02247E-04</text:p>
          </table:table-cell>
          <table:table-cell/>
          <table:table-cell table:formula="of:=100*([.D195]-[.H195])/[.D195]" office:value-type="float" office:value="-17.5346812985735" calcext:value-type="float">
            <text:p>-17.5346812985735</text:p>
          </table:table-cell>
          <table:table-cell table:number-columns-repeated="4"/>
        </table:table-row>
        <table:table-row table:style-name="ro1">
          <table:table-cell/>
          <table:table-cell table:formula="of:=[.B146]" office:value-type="float" office:value="170" calcext:value-type="float">
            <text:p>170</text:p>
          </table:table-cell>
          <table:table-cell office:value-type="float" office:value="0.00708313" calcext:value-type="float">
            <text:p>7.08313E-03</text:p>
          </table:table-cell>
          <table:table-cell table:formula="of:=[.C196]/[.$C$205]" office:value-type="float" office:value="0.000198251700103873" calcext:value-type="float">
            <text:p>1.98252E-04</text:p>
          </table:table-cell>
          <table:table-cell table:number-columns-repeated="2"/>
          <table:table-cell table:style-name="ce4" table:formula="of:=[.G146]" office:value-type="float" office:value="170" calcext:value-type="float">
            <text:p>170</text:p>
          </table:table-cell>
          <table:table-cell office:value-type="float" office:value="0.0002361484" calcext:value-type="float">
            <text:p>2.36148E-04</text:p>
          </table:table-cell>
          <table:table-cell/>
          <table:table-cell table:formula="of:=100*([.D196]-[.H196])/[.D196]" office:value-type="float" office:value="-19.115447623537" calcext:value-type="float">
            <text:p>-19.115447623537</text:p>
          </table:table-cell>
          <table:table-cell table:number-columns-repeated="4"/>
        </table:table-row>
        <table:table-row table:style-name="ro1">
          <table:table-cell/>
          <table:table-cell table:formula="of:=[.B147]" office:value-type="float" office:value="174" calcext:value-type="float">
            <text:p>174</text:p>
          </table:table-cell>
          <table:table-cell office:value-type="float" office:value="0.0055791" calcext:value-type="float">
            <text:p>5.57910E-03</text:p>
          </table:table-cell>
          <table:table-cell table:formula="of:=[.C197]/[.$C$205]" office:value-type="float" office:value="0.000156154985161859" calcext:value-type="float">
            <text:p>1.56155E-04</text:p>
          </table:table-cell>
          <table:table-cell table:number-columns-repeated="2"/>
          <table:table-cell table:style-name="ce4" table:formula="of:=[.G147]" office:value-type="float" office:value="174" calcext:value-type="float">
            <text:p>174</text:p>
          </table:table-cell>
          <table:table-cell office:value-type="float" office:value="0.0001836481" calcext:value-type="float">
            <text:p>1.83648E-04</text:p>
          </table:table-cell>
          <table:table-cell/>
          <table:table-cell table:formula="of:=100*([.D197]-[.H197])/[.D197]" office:value-type="float" office:value="-17.6062997986546" calcext:value-type="float">
            <text:p>-17.6062997986546</text:p>
          </table:table-cell>
          <table:table-cell table:number-columns-repeated="4"/>
        </table:table-row>
        <table:table-row table:style-name="ro1">
          <table:table-cell/>
          <table:table-cell table:formula="of:=[.B148]" office:value-type="float" office:value="178" calcext:value-type="float">
            <text:p>178</text:p>
          </table:table-cell>
          <table:table-cell office:value-type="float" office:value="0.0043268" calcext:value-type="float">
            <text:p>4.32680E-03</text:p>
          </table:table-cell>
          <table:table-cell table:formula="of:=[.C198]/[.$C$205]" office:value-type="float" office:value="0.000121104011363541" calcext:value-type="float">
            <text:p>1.21104E-04</text:p>
          </table:table-cell>
          <table:table-cell table:number-columns-repeated="2"/>
          <table:table-cell table:style-name="ce4" table:formula="of:=[.G148]" office:value-type="float" office:value="178" calcext:value-type="float">
            <text:p>178</text:p>
          </table:table-cell>
          <table:table-cell office:value-type="float" office:value="0.0001417279" calcext:value-type="float">
            <text:p>1.41728E-04</text:p>
          </table:table-cell>
          <table:table-cell/>
          <table:table-cell table:formula="of:=100*([.D198]-[.H198])/[.D198]" office:value-type="float" office:value="-17.0298971968391" calcext:value-type="float">
            <text:p>-17.0298971968391</text:p>
          </table:table-cell>
          <table:table-cell table:number-columns-repeated="4"/>
        </table:table-row>
        <table:table-row table:style-name="ro1">
          <table:table-cell/>
          <table:table-cell table:formula="of:=[.B149]" office:value-type="float" office:value="182" calcext:value-type="float">
            <text:p>182</text:p>
          </table:table-cell>
          <table:table-cell office:value-type="float" office:value="0.00351526" calcext:value-type="float">
            <text:p>3.51526E-03</text:p>
          </table:table-cell>
          <table:table-cell table:formula="of:=[.C199]/[.$C$205]" office:value-type="float" office:value="0.0000983895920740039" calcext:value-type="float">
            <text:p>9.83896E-05</text:p>
          </table:table-cell>
          <table:table-cell table:number-columns-repeated="2"/>
          <table:table-cell table:style-name="ce4" table:formula="of:=[.G149]" office:value-type="float" office:value="182" calcext:value-type="float">
            <text:p>182</text:p>
          </table:table-cell>
          <table:table-cell office:value-type="float" office:value="0.0001079134" calcext:value-type="float">
            <text:p>1.07913E-04</text:p>
          </table:table-cell>
          <table:table-cell/>
          <table:table-cell table:formula="of:=100*([.D199]-[.H199])/[.D199]" office:value-type="float" office:value="-9.67969042785825" calcext:value-type="float">
            <text:p>-9.67969042785825</text:p>
          </table:table-cell>
          <table:table-cell table:number-columns-repeated="4"/>
        </table:table-row>
        <table:table-row table:style-name="ro1">
          <table:table-cell/>
          <table:table-cell table:formula="of:=[.B150]" office:value-type="float" office:value="186" calcext:value-type="float">
            <text:p>186</text:p>
          </table:table-cell>
          <table:table-cell office:value-type="float" office:value="0.0026598" calcext:value-type="float">
            <text:p>2.65980E-03</text:p>
          </table:table-cell>
          <table:table-cell table:formula="of:=[.C200]/[.$C$205]" office:value-type="float" office:value="0.0000744458836610764" calcext:value-type="float">
            <text:p>7.44459E-05</text:p>
          </table:table-cell>
          <table:table-cell table:number-columns-repeated="2"/>
          <table:table-cell table:style-name="ce4" table:formula="of:=[.G150]" office:value-type="float" office:value="186" calcext:value-type="float">
            <text:p>186</text:p>
          </table:table-cell>
          <table:table-cell office:value-type="float" office:value="0.00008015128" calcext:value-type="float">
            <text:p>8.01513E-05</text:p>
          </table:table-cell>
          <table:table-cell/>
          <table:table-cell table:formula="of:=100*([.D200]-[.H200])/[.D200]" office:value-type="float" office:value="-7.66381706864822" calcext:value-type="float">
            <text:p>-7.66381706864822</text:p>
          </table:table-cell>
          <table:table-cell table:number-columns-repeated="4"/>
        </table:table-row>
        <table:table-row table:style-name="ro1">
          <table:table-cell/>
          <table:table-cell table:formula="of:=[.B151]" office:value-type="float" office:value="190" calcext:value-type="float">
            <text:p>190</text:p>
          </table:table-cell>
          <table:table-cell office:value-type="float" office:value="0.0019856" calcext:value-type="float">
            <text:p>1.98560E-03</text:p>
          </table:table-cell>
          <table:table-cell table:formula="of:=[.C201]/[.$C$205]" office:value-type="float" office:value="0.0000555755119172244" calcext:value-type="float">
            <text:p>5.55755E-05</text:p>
          </table:table-cell>
          <table:table-cell table:number-columns-repeated="2"/>
          <table:table-cell table:style-name="ce4" table:formula="of:=[.G151]" office:value-type="float" office:value="190" calcext:value-type="float">
            <text:p>190</text:p>
          </table:table-cell>
          <table:table-cell office:value-type="float" office:value="0.00005670543" calcext:value-type="float">
            <text:p>5.67054E-05</text:p>
          </table:table-cell>
          <table:table-cell/>
          <table:table-cell table:formula="of:=100*([.D201]-[.H201])/[.D201]" office:value-type="float" office:value="-2.03312222199333" calcext:value-type="float">
            <text:p>-2.03312222199333</text:p>
          </table:table-cell>
          <table:table-cell table:number-columns-repeated="4"/>
        </table:table-row>
        <table:table-row table:style-name="ro1">
          <table:table-cell/>
          <table:table-cell table:formula="of:=[.B152]" office:value-type="float" office:value="194" calcext:value-type="float">
            <text:p>194</text:p>
          </table:table-cell>
          <table:table-cell office:value-type="float" office:value="0.00127861" calcext:value-type="float">
            <text:p>1.27861E-03</text:p>
          </table:table-cell>
          <table:table-cell table:formula="of:=[.C202]/[.$C$205]" office:value-type="float" office:value="0.0000357873717226442" calcext:value-type="float">
            <text:p>3.57874E-05</text:p>
          </table:table-cell>
          <table:table-cell table:number-columns-repeated="2"/>
          <table:table-cell table:style-name="ce4" table:formula="of:=[.G152]" office:value-type="float" office:value="194" calcext:value-type="float">
            <text:p>194</text:p>
          </table:table-cell>
          <table:table-cell office:value-type="float" office:value="0.00003607405" calcext:value-type="float">
            <text:p>3.60741E-05</text:p>
          </table:table-cell>
          <table:table-cell/>
          <table:table-cell table:formula="of:=100*([.D202]-[.H202])/[.D202]" office:value-type="float" office:value="-0.801059881059798" calcext:value-type="float">
            <text:p>-0.801059881059798</text:p>
          </table:table-cell>
          <table:table-cell table:number-columns-repeated="4"/>
        </table:table-row>
        <table:table-row table:style-name="ro1">
          <table:table-cell/>
          <table:table-cell table:formula="of:=[.B153]" office:value-type="float" office:value="198" calcext:value-type="float">
            <text:p>198</text:p>
          </table:table-cell>
          <table:table-cell office:value-type="float" office:value="0.000512686" calcext:value-type="float">
            <text:p>5.12686E-04</text:p>
          </table:table-cell>
          <table:table-cell table:formula="of:=[.C203]/[.$C$205]" office:value-type="float" office:value="0.0000143497113732847" calcext:value-type="float">
            <text:p>1.43497E-05</text:p>
          </table:table-cell>
          <table:table-cell table:number-columns-repeated="2"/>
          <table:table-cell table:style-name="ce4" table:formula="of:=[.G153]" office:value-type="float" office:value="198" calcext:value-type="float">
            <text:p>198</text:p>
          </table:table-cell>
          <table:table-cell office:value-type="float" office:value="0.00001692934" calcext:value-type="float">
            <text:p>1.69293E-05</text:p>
          </table:table-cell>
          <table:table-cell/>
          <table:table-cell table:formula="of:=100*([.D203]-[.H203])/[.D203]" office:value-type="float" office:value="-17.9768676847249" calcext:value-type="float">
            <text:p>-17.9768676847249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SUM([.C4:.C203])" office:value-type="float" office:value="35.7279659962" calcext:value-type="float">
            <text:p>3.57280E+01</text:p>
          </table:table-cell>
          <table:table-cell table:number-columns-repeated="11"/>
        </table:table-row>
        <table:table-row table:style-name="ro1" table:number-rows-repeated="104837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/00/0000</text:date>, <text:time style:data-style-name="N2" text:time-value="19:29:20.1989389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4T12:29:21.728252688</meta:creation-date>
    <dc:date>2020-10-26T19:31:09.117531127</dc:date>
    <meta:editing-duration>PT3H53M31S</meta:editing-duration>
    <meta:editing-cycles>18</meta:editing-cycles>
    <meta:generator>LibreOffice/6.4.6.2$Linux_X86_64 LibreOffice_project/40$Build-2</meta:generator>
    <meta:document-statistic meta:table-count="9" meta:cell-count="7613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inimum="100" chart:maximum="2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37cm" svg:height="10.972cm" xlink:href=".." xlink:type="simple" chart:class="chart:scatter" chart:style-name="ch1">
        <chart:legend chart:legend-position="end" svg:x="16.879cm" svg:y="1.08cm" style:legend-expansion="custom" chartooo:width="3.085cm" chartooo:height="1.888cm" style:legend-expansion-aspect-ratio="1.63400423728814" chart:style-name="ch2"/>
        <chart:plot-area chart:style-name="ch3" table:cell-range-address="Diff2.C4:Diff2.C53 Diff2.E3:Diff2.E53 Diff2.I3:Diff2.I53" chart:data-source-has-labels="row" svg:x="0.415cm" svg:y="0.218cm" svg:width="20.181cm" svg:height="10.533cm">
          <chartooo:coordinate-region svg:x="1.327cm" svg:y="0.417cm" svg:width="18.989cm" svg:height="9.6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ff2.E4:Diff2.E53" chart:label-cell-address="Diff2.E3:Diff2.E3" chart:class="chart:scatter">
            <chart:domain table:cell-range-address="Diff2.C4:Diff2.C53"/>
            <chart:data-point chart:repeated="50"/>
          </chart:series>
          <chart:series chart:style-name="ch8" chart:values-cell-range-address="Diff2.I4:Diff2.I53" chart:label-cell-address="Diff2.I3:Diff2.I3" chart:class="chart:scatter">
            <chart:domain table:cell-range-address="Diff2.H4:Diff2.H53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rpent</text:p>
                <draw:g>
                  <svg:desc>Diff2.E3:Diff2.E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MOST</text:p>
                <draw:g>
                  <svg:desc>Diff2.I3:Diff2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">
                <text:p>101</text:p>
                <draw:g>
                  <svg:desc>Diff2.C4:Diff2.C53</svg:desc>
                </draw:g>
              </table:table-cell>
              <table:table-cell office:value-type="float" office:value="0.031815012143463">
                <text:p>0.031815012143463</text:p>
                <draw:g>
                  <svg:desc>Diff2.E4:Diff2.E53</svg:desc>
                </draw:g>
              </table:table-cell>
              <table:table-cell office:value-type="float" office:value="101">
                <text:p>101</text:p>
                <draw:g>
                  <svg:desc>Diff2.H4:Diff2.H53</svg:desc>
                </draw:g>
              </table:table-cell>
              <table:table-cell office:value-type="float" office:value="0.03202046">
                <text:p>0.03202046</text:p>
                <draw:g>
                  <svg:desc>Diff2.I4:Diff2.I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0.0317771599041204">
                <text:p>0.0317771599041204</text:p>
              </table:table-cell>
              <table:table-cell office:value-type="float" office:value="103">
                <text:p>103</text:p>
              </table:table-cell>
              <table:table-cell office:value-type="float" office:value="0.03198636">
                <text:p>0.031986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5">
                <text:p>105</text:p>
              </table:table-cell>
              <table:table-cell office:value-type="float" office:value="0.0316779515078651">
                <text:p>0.0316779515078651</text:p>
              </table:table-cell>
              <table:table-cell office:value-type="float" office:value="105">
                <text:p>105</text:p>
              </table:table-cell>
              <table:table-cell office:value-type="float" office:value="0.03191819">
                <text:p>0.031918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7">
                <text:p>107</text:p>
              </table:table-cell>
              <table:table-cell office:value-type="float" office:value="0.0315613884747994">
                <text:p>0.0315613884747994</text:p>
              </table:table-cell>
              <table:table-cell office:value-type="float" office:value="107">
                <text:p>107</text:p>
              </table:table-cell>
              <table:table-cell office:value-type="float" office:value="0.03181604">
                <text:p>0.031816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9">
                <text:p>109</text:p>
              </table:table-cell>
              <table:table-cell office:value-type="float" office:value="0.0314423657294297">
                <text:p>0.0314423657294297</text:p>
              </table:table-cell>
              <table:table-cell office:value-type="float" office:value="109">
                <text:p>109</text:p>
              </table:table-cell>
              <table:table-cell office:value-type="float" office:value="0.03168001">
                <text:p>0.03168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1">
                <text:p>111</text:p>
              </table:table-cell>
              <table:table-cell office:value-type="float" office:value="0.0312611669230461">
                <text:p>0.0312611669230461</text:p>
              </table:table-cell>
              <table:table-cell office:value-type="float" office:value="111">
                <text:p>111</text:p>
              </table:table-cell>
              <table:table-cell office:value-type="float" office:value="0.03151023">
                <text:p>0.031510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3">
                <text:p>113</text:p>
              </table:table-cell>
              <table:table-cell office:value-type="float" office:value="0.0310247612405094">
                <text:p>0.0310247612405094</text:p>
              </table:table-cell>
              <table:table-cell office:value-type="float" office:value="113">
                <text:p>113</text:p>
              </table:table-cell>
              <table:table-cell office:value-type="float" office:value="0.0313069">
                <text:p>0.03130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5">
                <text:p>115</text:p>
              </table:table-cell>
              <table:table-cell office:value-type="float" office:value="0.0308070767016187">
                <text:p>0.0308070767016187</text:p>
              </table:table-cell>
              <table:table-cell office:value-type="float" office:value="115">
                <text:p>115</text:p>
              </table:table-cell>
              <table:table-cell office:value-type="float" office:value="0.03107023">
                <text:p>0.031070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7">
                <text:p>117</text:p>
              </table:table-cell>
              <table:table-cell office:value-type="float" office:value="0.030527216101714">
                <text:p>0.030527216101714</text:p>
              </table:table-cell>
              <table:table-cell office:value-type="float" office:value="117">
                <text:p>117</text:p>
              </table:table-cell>
              <table:table-cell office:value-type="float" office:value="0.03080047">
                <text:p>0.030800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9">
                <text:p>119</text:p>
              </table:table-cell>
              <table:table-cell office:value-type="float" office:value="0.0302372433512268">
                <text:p>0.0302372433512268</text:p>
              </table:table-cell>
              <table:table-cell office:value-type="float" office:value="119">
                <text:p>119</text:p>
              </table:table-cell>
              <table:table-cell office:value-type="float" office:value="0.0304979">
                <text:p>0.03049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">
                <text:p>121</text:p>
              </table:table-cell>
              <table:table-cell office:value-type="float" office:value="0.0298962998957765">
                <text:p>0.0298962998957765</text:p>
              </table:table-cell>
              <table:table-cell office:value-type="float" office:value="121">
                <text:p>121</text:p>
              </table:table-cell>
              <table:table-cell office:value-type="float" office:value="0.03016286">
                <text:p>0.030162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3">
                <text:p>123</text:p>
              </table:table-cell>
              <table:table-cell office:value-type="float" office:value="0.0295481139540982">
                <text:p>0.0295481139540982</text:p>
              </table:table-cell>
              <table:table-cell office:value-type="float" office:value="123">
                <text:p>123</text:p>
              </table:table-cell>
              <table:table-cell office:value-type="float" office:value="0.02979568">
                <text:p>0.029795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5">
                <text:p>125</text:p>
              </table:table-cell>
              <table:table-cell office:value-type="float" office:value="0.0291361121432034">
                <text:p>0.0291361121432034</text:p>
              </table:table-cell>
              <table:table-cell office:value-type="float" office:value="125">
                <text:p>125</text:p>
              </table:table-cell>
              <table:table-cell office:value-type="float" office:value="0.02939677">
                <text:p>0.029396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7">
                <text:p>127</text:p>
              </table:table-cell>
              <table:table-cell office:value-type="float" office:value="0.0286936372298775">
                <text:p>0.0286936372298775</text:p>
              </table:table-cell>
              <table:table-cell office:value-type="float" office:value="127">
                <text:p>127</text:p>
              </table:table-cell>
              <table:table-cell office:value-type="float" office:value="0.02896655">
                <text:p>0.028966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9">
                <text:p>129</text:p>
              </table:table-cell>
              <table:table-cell office:value-type="float" office:value="0.0282122168717406">
                <text:p>0.0282122168717406</text:p>
              </table:table-cell>
              <table:table-cell office:value-type="float" office:value="129">
                <text:p>129</text:p>
              </table:table-cell>
              <table:table-cell office:value-type="float" office:value="0.02850548">
                <text:p>0.028505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1">
                <text:p>131</text:p>
              </table:table-cell>
              <table:table-cell office:value-type="float" office:value="0.0277366724929963">
                <text:p>0.0277366724929963</text:p>
              </table:table-cell>
              <table:table-cell office:value-type="float" office:value="131">
                <text:p>131</text:p>
              </table:table-cell>
              <table:table-cell office:value-type="float" office:value="0.02801404">
                <text:p>0.028014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3">
                <text:p>133</text:p>
              </table:table-cell>
              <table:table-cell office:value-type="float" office:value="0.0272417237171883">
                <text:p>0.0272417237171883</text:p>
              </table:table-cell>
              <table:table-cell office:value-type="float" office:value="133">
                <text:p>133</text:p>
              </table:table-cell>
              <table:table-cell office:value-type="float" office:value="0.02749277">
                <text:p>0.027492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5">
                <text:p>135</text:p>
              </table:table-cell>
              <table:table-cell office:value-type="float" office:value="0.0266903382090753">
                <text:p>0.0266903382090753</text:p>
              </table:table-cell>
              <table:table-cell office:value-type="float" office:value="135">
                <text:p>135</text:p>
              </table:table-cell>
              <table:table-cell office:value-type="float" office:value="0.0269422">
                <text:p>0.02694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7">
                <text:p>137</text:p>
              </table:table-cell>
              <table:table-cell office:value-type="float" office:value="0.0261205048586834">
                <text:p>0.0261205048586834</text:p>
              </table:table-cell>
              <table:table-cell office:value-type="float" office:value="137">
                <text:p>137</text:p>
              </table:table-cell>
              <table:table-cell office:value-type="float" office:value="0.02636294">
                <text:p>0.026362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9">
                <text:p>139</text:p>
              </table:table-cell>
              <table:table-cell office:value-type="float" office:value="0.0255166454880882">
                <text:p>0.0255166454880882</text:p>
              </table:table-cell>
              <table:table-cell office:value-type="float" office:value="139">
                <text:p>139</text:p>
              </table:table-cell>
              <table:table-cell office:value-type="float" office:value="0.02575559">
                <text:p>0.025755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1">
                <text:p>141</text:p>
              </table:table-cell>
              <table:table-cell office:value-type="float" office:value="0.0249105997065563">
                <text:p>0.0249105997065563</text:p>
              </table:table-cell>
              <table:table-cell office:value-type="float" office:value="141">
                <text:p>141</text:p>
              </table:table-cell>
              <table:table-cell office:value-type="float" office:value="0.0251208">
                <text:p>0.02512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3">
                <text:p>143</text:p>
              </table:table-cell>
              <table:table-cell office:value-type="float" office:value="0.0242393715489724">
                <text:p>0.0242393715489724</text:p>
              </table:table-cell>
              <table:table-cell office:value-type="float" office:value="143">
                <text:p>143</text:p>
              </table:table-cell>
              <table:table-cell office:value-type="float" office:value="0.02445925">
                <text:p>0.024459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5">
                <text:p>145</text:p>
              </table:table-cell>
              <table:table-cell office:value-type="float" office:value="0.0235644538229327">
                <text:p>0.0235644538229327</text:p>
              </table:table-cell>
              <table:table-cell office:value-type="float" office:value="145">
                <text:p>145</text:p>
              </table:table-cell>
              <table:table-cell office:value-type="float" office:value="0.02377165">
                <text:p>0.023771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">
                <text:p>147</text:p>
              </table:table-cell>
              <table:table-cell office:value-type="float" office:value="0.0228552367753226">
                <text:p>0.0228552367753226</text:p>
              </table:table-cell>
              <table:table-cell office:value-type="float" office:value="147">
                <text:p>147</text:p>
              </table:table-cell>
              <table:table-cell office:value-type="float" office:value="0.02305872">
                <text:p>0.023058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9">
                <text:p>149</text:p>
              </table:table-cell>
              <table:table-cell office:value-type="float" office:value="0.0221156832759651">
                <text:p>0.0221156832759651</text:p>
              </table:table-cell>
              <table:table-cell office:value-type="float" office:value="149">
                <text:p>149</text:p>
              </table:table-cell>
              <table:table-cell office:value-type="float" office:value="0.02232122">
                <text:p>0.022321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1">
                <text:p>151</text:p>
              </table:table-cell>
              <table:table-cell office:value-type="float" office:value="0.0213742166670379">
                <text:p>0.0213742166670379</text:p>
              </table:table-cell>
              <table:table-cell office:value-type="float" office:value="151">
                <text:p>151</text:p>
              </table:table-cell>
              <table:table-cell office:value-type="float" office:value="0.02150443">
                <text:p>0.021504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3">
                <text:p>153</text:p>
              </table:table-cell>
              <table:table-cell office:value-type="float" office:value="0.0205813694010969">
                <text:p>0.0205813694010969</text:p>
              </table:table-cell>
              <table:table-cell office:value-type="float" office:value="153">
                <text:p>153</text:p>
              </table:table-cell>
              <table:table-cell office:value-type="float" office:value="0.02063677">
                <text:p>0.020636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5">
                <text:p>155</text:p>
              </table:table-cell>
              <table:table-cell office:value-type="float" office:value="0.0198427724565242">
                <text:p>0.0198427724565242</text:p>
              </table:table-cell>
              <table:table-cell office:value-type="float" office:value="155">
                <text:p>155</text:p>
              </table:table-cell>
              <table:table-cell office:value-type="float" office:value="0.01977358">
                <text:p>0.019773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7">
                <text:p>157</text:p>
              </table:table-cell>
              <table:table-cell office:value-type="float" office:value="0.0190604472932164">
                <text:p>0.0190604472932164</text:p>
              </table:table-cell>
              <table:table-cell office:value-type="float" office:value="157">
                <text:p>157</text:p>
              </table:table-cell>
              <table:table-cell office:value-type="float" office:value="0.01891467">
                <text:p>0.018914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9">
                <text:p>159</text:p>
              </table:table-cell>
              <table:table-cell office:value-type="float" office:value="0.0182875510270734">
                <text:p>0.0182875510270734</text:p>
              </table:table-cell>
              <table:table-cell office:value-type="float" office:value="159">
                <text:p>159</text:p>
              </table:table-cell>
              <table:table-cell office:value-type="float" office:value="0.01805986">
                <text:p>0.018059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1">
                <text:p>161</text:p>
              </table:table-cell>
              <table:table-cell office:value-type="float" office:value="0.0174862314187525">
                <text:p>0.0174862314187525</text:p>
              </table:table-cell>
              <table:table-cell office:value-type="float" office:value="161">
                <text:p>161</text:p>
              </table:table-cell>
              <table:table-cell office:value-type="float" office:value="0.01720895">
                <text:p>0.017208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3">
                <text:p>163</text:p>
              </table:table-cell>
              <table:table-cell office:value-type="float" office:value="0.0166916076939254">
                <text:p>0.0166916076939254</text:p>
              </table:table-cell>
              <table:table-cell office:value-type="float" office:value="163">
                <text:p>163</text:p>
              </table:table-cell>
              <table:table-cell office:value-type="float" office:value="0.01636177">
                <text:p>0.016361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">
                <text:p>165</text:p>
              </table:table-cell>
              <table:table-cell office:value-type="float" office:value="0.015881405791174">
                <text:p>0.015881405791174</text:p>
              </table:table-cell>
              <table:table-cell office:value-type="float" office:value="165">
                <text:p>165</text:p>
              </table:table-cell>
              <table:table-cell office:value-type="float" office:value="0.01551813">
                <text:p>0.015518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7">
                <text:p>167</text:p>
              </table:table-cell>
              <table:table-cell office:value-type="float" office:value="0.015040594135308">
                <text:p>0.015040594135308</text:p>
              </table:table-cell>
              <table:table-cell office:value-type="float" office:value="167">
                <text:p>167</text:p>
              </table:table-cell>
              <table:table-cell office:value-type="float" office:value="0.01467785">
                <text:p>0.014677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9">
                <text:p>169</text:p>
              </table:table-cell>
              <table:table-cell office:value-type="float" office:value="0.0142144041025815">
                <text:p>0.0142144041025815</text:p>
              </table:table-cell>
              <table:table-cell office:value-type="float" office:value="169">
                <text:p>169</text:p>
              </table:table-cell>
              <table:table-cell office:value-type="float" office:value="0.01384075">
                <text:p>0.013840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1">
                <text:p>171</text:p>
              </table:table-cell>
              <table:table-cell office:value-type="float" office:value="0.0133681127543052">
                <text:p>0.0133681127543052</text:p>
              </table:table-cell>
              <table:table-cell office:value-type="float" office:value="171">
                <text:p>171</text:p>
              </table:table-cell>
              <table:table-cell office:value-type="float" office:value="0.01300664">
                <text:p>0.013006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3">
                <text:p>173</text:p>
              </table:table-cell>
              <table:table-cell office:value-type="float" office:value="0.0125427699558167">
                <text:p>0.0125427699558167</text:p>
              </table:table-cell>
              <table:table-cell office:value-type="float" office:value="173">
                <text:p>173</text:p>
              </table:table-cell>
              <table:table-cell office:value-type="float" office:value="0.01217535">
                <text:p>0.012175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5">
                <text:p>175</text:p>
              </table:table-cell>
              <table:table-cell office:value-type="float" office:value="0.011728359212012">
                <text:p>0.011728359212012</text:p>
              </table:table-cell>
              <table:table-cell office:value-type="float" office:value="175">
                <text:p>175</text:p>
              </table:table-cell>
              <table:table-cell office:value-type="float" office:value="0.0113467">
                <text:p>0.01134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7">
                <text:p>177</text:p>
              </table:table-cell>
              <table:table-cell office:value-type="float" office:value="0.0108904445506372">
                <text:p>0.0108904445506372</text:p>
              </table:table-cell>
              <table:table-cell office:value-type="float" office:value="177">
                <text:p>177</text:p>
              </table:table-cell>
              <table:table-cell office:value-type="float" office:value="0.0105205">
                <text:p>0.01052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9">
                <text:p>179</text:p>
              </table:table-cell>
              <table:table-cell office:value-type="float" office:value="0.0100672198377437">
                <text:p>0.0100672198377437</text:p>
              </table:table-cell>
              <table:table-cell office:value-type="float" office:value="179">
                <text:p>179</text:p>
              </table:table-cell>
              <table:table-cell office:value-type="float" office:value="0.009696579">
                <text:p>0.0096965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1">
                <text:p>181</text:p>
              </table:table-cell>
              <table:table-cell office:value-type="float" office:value="0.00922502800997386">
                <text:p>0.00922502800997386</text:p>
              </table:table-cell>
              <table:table-cell office:value-type="float" office:value="181">
                <text:p>181</text:p>
              </table:table-cell>
              <table:table-cell office:value-type="float" office:value="0.008874757">
                <text:p>0.0088747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3">
                <text:p>183</text:p>
              </table:table-cell>
              <table:table-cell office:value-type="float" office:value="0.00839069359650797">
                <text:p>0.00839069359650797</text:p>
              </table:table-cell>
              <table:table-cell office:value-type="float" office:value="183">
                <text:p>183</text:p>
              </table:table-cell>
              <table:table-cell office:value-type="float" office:value="0.008054857">
                <text:p>0.0080548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5">
                <text:p>185</text:p>
              </table:table-cell>
              <table:table-cell office:value-type="float" office:value="0.00753915486198349">
                <text:p>0.00753915486198349</text:p>
              </table:table-cell>
              <table:table-cell office:value-type="float" office:value="185">
                <text:p>185</text:p>
              </table:table-cell>
              <table:table-cell office:value-type="float" office:value="0.007236699">
                <text:p>0.0072366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7">
                <text:p>187</text:p>
              </table:table-cell>
              <table:table-cell office:value-type="float" office:value="0.00670371357798087">
                <text:p>0.00670371357798087</text:p>
              </table:table-cell>
              <table:table-cell office:value-type="float" office:value="187">
                <text:p>187</text:p>
              </table:table-cell>
              <table:table-cell office:value-type="float" office:value="0.006420109">
                <text:p>0.0064201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9">
                <text:p>189</text:p>
              </table:table-cell>
              <table:table-cell office:value-type="float" office:value="0.00587279543160367">
                <text:p>0.00587279543160367</text:p>
              </table:table-cell>
              <table:table-cell office:value-type="float" office:value="189">
                <text:p>189</text:p>
              </table:table-cell>
              <table:table-cell office:value-type="float" office:value="0.005604908">
                <text:p>0.0056049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1">
                <text:p>191</text:p>
              </table:table-cell>
              <table:table-cell office:value-type="float" office:value="0.00503574166953519">
                <text:p>0.00503574166953519</text:p>
              </table:table-cell>
              <table:table-cell office:value-type="float" office:value="191">
                <text:p>191</text:p>
              </table:table-cell>
              <table:table-cell office:value-type="float" office:value="0.00479092">
                <text:p>0.004790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3">
                <text:p>193</text:p>
              </table:table-cell>
              <table:table-cell office:value-type="float" office:value="0.00419486168832739">
                <text:p>0.00419486168832739</text:p>
              </table:table-cell>
              <table:table-cell office:value-type="float" office:value="193">
                <text:p>193</text:p>
              </table:table-cell>
              <table:table-cell office:value-type="float" office:value="0.00397797">
                <text:p>0.003977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5">
                <text:p>195</text:p>
              </table:table-cell>
              <table:table-cell office:value-type="float" office:value="0.00333657241003568">
                <text:p>0.00333657241003568</text:p>
              </table:table-cell>
              <table:table-cell office:value-type="float" office:value="195">
                <text:p>195</text:p>
              </table:table-cell>
              <table:table-cell office:value-type="float" office:value="0.003165881">
                <text:p>0.0031658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">
                <text:p>197</text:p>
              </table:table-cell>
              <table:table-cell office:value-type="float" office:value="0.00247612405094392">
                <text:p>0.00247612405094392</text:p>
              </table:table-cell>
              <table:table-cell office:value-type="float" office:value="197">
                <text:p>197</text:p>
              </table:table-cell>
              <table:table-cell office:value-type="float" office:value="0.002354477">
                <text:p>0.0023544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9">
                <text:p>199</text:p>
              </table:table-cell>
              <table:table-cell office:value-type="float" office:value="0.00155885633763323">
                <text:p>0.00155885633763323</text:p>
              </table:table-cell>
              <table:table-cell office:value-type="float" office:value="199">
                <text:p>199</text:p>
              </table:table-cell>
              <table:table-cell office:value-type="float" office:value="0.001543582">
                <text:p>0.0015435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37cm" svg:height="10.972cm" xlink:href=".." xlink:type="simple" chart:class="chart:scatter" chart:style-name="ch1">
        <chart:legend chart:legend-position="end" svg:x="16.879cm" svg:y="1.08cm" style:legend-expansion="custom" chartooo:width="3.344cm" chartooo:height="1.862cm" style:legend-expansion-aspect-ratio="1.79591836734694" chart:style-name="ch2"/>
        <chart:plot-area chart:style-name="ch3" table:cell-range-address="Diff1.C4:Diff1.C103 Diff1.E3:Diff1.E103 Diff1.I3:Diff1.I103" chart:data-source-has-labels="row" svg:x="0.415cm" svg:y="0.218cm" svg:width="20.181cm" svg:height="10.533cm">
          <chartooo:coordinate-region svg:x="1.327cm" svg:y="0.417cm" svg:width="18.989cm" svg:height="9.6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ff1.E4:Diff1.E103" chart:label-cell-address="Diff1.E3:Diff1.E3" chart:class="chart:scatter">
            <chart:domain table:cell-range-address="Diff1.C4:Diff1.C103"/>
            <chart:data-point chart:repeated="100"/>
          </chart:series>
          <chart:series chart:style-name="ch8" chart:values-cell-range-address="Diff1.I4:Diff1.I103" chart:label-cell-address="Diff1.I3:Diff1.I3" chart:class="chart:scatter">
            <chart:domain table:cell-range-address="Diff1.H4:Diff1.H103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rpent</text:p>
                <draw:g>
                  <svg:desc>Diff1.E3:Diff1.E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MOST</text:p>
                <draw:g>
                  <svg:desc>Diff1.I3:Diff1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iff1.C4:Diff1.C103</svg:desc>
                </draw:g>
              </table:table-cell>
              <table:table-cell office:value-type="float" office:value="0.000778442901835951">
                <text:p>0.000778442901835951</text:p>
                <draw:g>
                  <svg:desc>Diff1.E4:Diff1.E103</svg:desc>
                </draw:g>
              </table:table-cell>
              <table:table-cell office:value-type="float" office:value="1">
                <text:p>1</text:p>
                <draw:g>
                  <svg:desc>Diff1.H4:Diff1.H103</svg:desc>
                </draw:g>
              </table:table-cell>
              <table:table-cell office:value-type="float" office:value="0.0007717911">
                <text:p>0.0007717911</text:p>
                <draw:g>
                  <svg:desc>Diff1.I4:Diff1.I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0123900117758885">
                <text:p>0.00123900117758885</text:p>
              </table:table-cell>
              <table:table-cell office:value-type="float" office:value="3">
                <text:p>3</text:p>
              </table:table-cell>
              <table:table-cell office:value-type="float" office:value="0.001177238">
                <text:p>0.0011772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0166482199656662">
                <text:p>0.00166482199656662</text:p>
              </table:table-cell>
              <table:table-cell office:value-type="float" office:value="5">
                <text:p>5</text:p>
              </table:table-cell>
              <table:table-cell office:value-type="float" office:value="0.00158294">
                <text:p>0.001582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0209261746641143">
                <text:p>0.00209261746641143</text:p>
              </table:table-cell>
              <table:table-cell office:value-type="float" office:value="7">
                <text:p>7</text:p>
              </table:table-cell>
              <table:table-cell office:value-type="float" office:value="0.001988985">
                <text:p>0.0019889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0251075832838384">
                <text:p>0.00251075832838384</text:p>
              </table:table-cell>
              <table:table-cell office:value-type="float" office:value="9">
                <text:p>9</text:p>
              </table:table-cell>
              <table:table-cell office:value-type="float" office:value="0.00239546">
                <text:p>0.002395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029297191145917">
                <text:p>0.0029297191145917</text:p>
              </table:table-cell>
              <table:table-cell office:value-type="float" office:value="11">
                <text:p>11</text:p>
              </table:table-cell>
              <table:table-cell office:value-type="float" office:value="0.002802454">
                <text:p>0.002802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00335714561853055">
                <text:p>0.00335714561853055</text:p>
              </table:table-cell>
              <table:table-cell office:value-type="float" office:value="13">
                <text:p>13</text:p>
              </table:table-cell>
              <table:table-cell office:value-type="float" office:value="0.003210054">
                <text:p>0.003210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377370812634972">
                <text:p>0.00377370812634972</text:p>
              </table:table-cell>
              <table:table-cell office:value-type="float" office:value="15">
                <text:p>15</text:p>
              </table:table-cell>
              <table:table-cell office:value-type="float" office:value="0.00361835">
                <text:p>0.003618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0.00419212229640062">
                <text:p>0.00419212229640062</text:p>
              </table:table-cell>
              <table:table-cell office:value-type="float" office:value="17">
                <text:p>17</text:p>
              </table:table-cell>
              <table:table-cell office:value-type="float" office:value="0.004027428">
                <text:p>0.0040274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0460681264388218">
                <text:p>0.00460681264388218</text:p>
              </table:table-cell>
              <table:table-cell office:value-type="float" office:value="19">
                <text:p>19</text:p>
              </table:table-cell>
              <table:table-cell office:value-type="float" office:value="0.004437379">
                <text:p>0.0044373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00502437955888978">
                <text:p>0.00502437955888978</text:p>
              </table:table-cell>
              <table:table-cell office:value-type="float" office:value="21">
                <text:p>21</text:p>
              </table:table-cell>
              <table:table-cell office:value-type="float" office:value="0.00484829">
                <text:p>0.004848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00543967801684597">
                <text:p>0.00543967801684597</text:p>
              </table:table-cell>
              <table:table-cell office:value-type="float" office:value="23">
                <text:p>23</text:p>
              </table:table-cell>
              <table:table-cell office:value-type="float" office:value="0.00526025">
                <text:p>0.00526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.00585581006444154">
                <text:p>0.00585581006444154</text:p>
              </table:table-cell>
              <table:table-cell office:value-type="float" office:value="25">
                <text:p>25</text:p>
              </table:table-cell>
              <table:table-cell office:value-type="float" office:value="0.005673349">
                <text:p>0.0056733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0.0062751124857475">
                <text:p>0.0062751124857475</text:p>
              </table:table-cell>
              <table:table-cell office:value-type="float" office:value="27">
                <text:p>27</text:p>
              </table:table-cell>
              <table:table-cell office:value-type="float" office:value="0.006087677">
                <text:p>0.0060876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0668320244313371">
                <text:p>0.00668320244313371</text:p>
              </table:table-cell>
              <table:table-cell office:value-type="float" office:value="29">
                <text:p>29</text:p>
              </table:table-cell>
              <table:table-cell office:value-type="float" office:value="0.006503322">
                <text:p>0.0065033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.00708790338034674">
                <text:p>0.00708790338034674</text:p>
              </table:table-cell>
              <table:table-cell office:value-type="float" office:value="31">
                <text:p>31</text:p>
              </table:table-cell>
              <table:table-cell office:value-type="float" office:value="0.006920375">
                <text:p>0.006920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0.00749841211422753">
                <text:p>0.00749841211422753</text:p>
              </table:table-cell>
              <table:table-cell office:value-type="float" office:value="33">
                <text:p>33</text:p>
              </table:table-cell>
              <table:table-cell office:value-type="float" office:value="0.007338926">
                <text:p>0.0073389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0078992867383418">
                <text:p>0.0078992867383418</text:p>
              </table:table-cell>
              <table:table-cell office:value-type="float" office:value="35">
                <text:p>35</text:p>
              </table:table-cell>
              <table:table-cell office:value-type="float" office:value="0.007759065">
                <text:p>0.0077590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0.00830125459477001">
                <text:p>0.00830125459477001</text:p>
              </table:table-cell>
              <table:table-cell office:value-type="float" office:value="37">
                <text:p>37</text:p>
              </table:table-cell>
              <table:table-cell office:value-type="float" office:value="0.008180885">
                <text:p>0.0081808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0.00870390572139442">
                <text:p>0.00870390572139442</text:p>
              </table:table-cell>
              <table:table-cell office:value-type="float" office:value="39">
                <text:p>39</text:p>
              </table:table-cell>
              <table:table-cell office:value-type="float" office:value="0.008604475">
                <text:p>0.0086044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0.00909644444911497">
                <text:p>0.00909644444911497</text:p>
              </table:table-cell>
              <table:table-cell office:value-type="float" office:value="41">
                <text:p>41</text:p>
              </table:table-cell>
              <table:table-cell office:value-type="float" office:value="0.009029928">
                <text:p>0.0090299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.00949561089773873">
                <text:p>0.00949561089773873</text:p>
              </table:table-cell>
              <table:table-cell office:value-type="float" office:value="43">
                <text:p>43</text:p>
              </table:table-cell>
              <table:table-cell office:value-type="float" office:value="0.009457335">
                <text:p>0.0094573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0.00989887696753973">
                <text:p>0.00989887696753973</text:p>
              </table:table-cell>
              <table:table-cell office:value-type="float" office:value="45">
                <text:p>45</text:p>
              </table:table-cell>
              <table:table-cell office:value-type="float" office:value="0.00988679">
                <text:p>0.009886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0.0102797317749052">
                <text:p>0.0102797317749052</text:p>
              </table:table-cell>
              <table:table-cell office:value-type="float" office:value="47">
                <text:p>47</text:p>
              </table:table-cell>
              <table:table-cell office:value-type="float" office:value="0.01031838">
                <text:p>0.010318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0106559403449364">
                <text:p>0.0106559403449364</text:p>
              </table:table-cell>
              <table:table-cell office:value-type="float" office:value="49">
                <text:p>49</text:p>
              </table:table-cell>
              <table:table-cell office:value-type="float" office:value="0.01075221">
                <text:p>0.010752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0.0110467708971664">
                <text:p>0.0110467708971664</text:p>
              </table:table-cell>
              <table:table-cell office:value-type="float" office:value="51">
                <text:p>51</text:p>
              </table:table-cell>
              <table:table-cell office:value-type="float" office:value="0.01116061">
                <text:p>0.011160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0.0114179232677457">
                <text:p>0.0114179232677457</text:p>
              </table:table-cell>
              <table:table-cell office:value-type="float" office:value="53">
                <text:p>53</text:p>
              </table:table-cell>
              <table:table-cell office:value-type="float" office:value="0.01152936">
                <text:p>0.011529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0.0117810813770294">
                <text:p>0.0117810813770294</text:p>
              </table:table-cell>
              <table:table-cell office:value-type="float" office:value="55">
                <text:p>55</text:p>
              </table:table-cell>
              <table:table-cell office:value-type="float" office:value="0.01188582">
                <text:p>0.011885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0.0120986653642261">
                <text:p>0.0120986653642261</text:p>
              </table:table-cell>
              <table:table-cell office:value-type="float" office:value="57">
                <text:p>57</text:p>
              </table:table-cell>
              <table:table-cell office:value-type="float" office:value="0.01222963">
                <text:p>0.012229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0.0124476114534287">
                <text:p>0.0124476114534287</text:p>
              </table:table-cell>
              <table:table-cell office:value-type="float" office:value="59">
                <text:p>59</text:p>
              </table:table-cell>
              <table:table-cell office:value-type="float" office:value="0.0125604">
                <text:p>0.01256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0.0127571328523102">
                <text:p>0.0127571328523102</text:p>
              </table:table-cell>
              <table:table-cell office:value-type="float" office:value="61">
                <text:p>61</text:p>
              </table:table-cell>
              <table:table-cell office:value-type="float" office:value="0.01287779">
                <text:p>0.012877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0.0130697289670746">
                <text:p>0.0130697289670746</text:p>
              </table:table-cell>
              <table:table-cell office:value-type="float" office:value="63">
                <text:p>63</text:p>
              </table:table-cell>
              <table:table-cell office:value-type="float" office:value="0.01318147">
                <text:p>0.013181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0.0133646967107769">
                <text:p>0.0133646967107769</text:p>
              </table:table-cell>
              <table:table-cell office:value-type="float" office:value="65">
                <text:p>65</text:p>
              </table:table-cell>
              <table:table-cell office:value-type="float" office:value="0.0134711">
                <text:p>0.01347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0.013642582699574">
                <text:p>0.013642582699574</text:p>
              </table:table-cell>
              <table:table-cell office:value-type="float" office:value="67">
                <text:p>67</text:p>
              </table:table-cell>
              <table:table-cell office:value-type="float" office:value="0.01374638">
                <text:p>0.013746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0.0138997656014261">
                <text:p>0.0138997656014261</text:p>
              </table:table-cell>
              <table:table-cell office:value-type="float" office:value="69">
                <text:p>69</text:p>
              </table:table-cell>
              <table:table-cell office:value-type="float" office:value="0.01400702">
                <text:p>0.014007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0.0141457428720604">
                <text:p>0.0141457428720604</text:p>
              </table:table-cell>
              <table:table-cell office:value-type="float" office:value="71">
                <text:p>71</text:p>
              </table:table-cell>
              <table:table-cell office:value-type="float" office:value="0.01425274">
                <text:p>0.014252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0.0143681473209256">
                <text:p>0.0143681473209256</text:p>
              </table:table-cell>
              <table:table-cell office:value-type="float" office:value="73">
                <text:p>73</text:p>
              </table:table-cell>
              <table:table-cell office:value-type="float" office:value="0.01448328">
                <text:p>0.014483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0.0145928748884578">
                <text:p>0.0145928748884578</text:p>
              </table:table-cell>
              <table:table-cell office:value-type="float" office:value="75">
                <text:p>75</text:p>
              </table:table-cell>
              <table:table-cell office:value-type="float" office:value="0.01469839">
                <text:p>0.014698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0.0148045519952426">
                <text:p>0.0148045519952426</text:p>
              </table:table-cell>
              <table:table-cell office:value-type="float" office:value="77">
                <text:p>77</text:p>
              </table:table-cell>
              <table:table-cell office:value-type="float" office:value="0.01489784">
                <text:p>0.014897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0.0149661453966454">
                <text:p>0.0149661453966454</text:p>
              </table:table-cell>
              <table:table-cell office:value-type="float" office:value="79">
                <text:p>79</text:p>
              </table:table-cell>
              <table:table-cell office:value-type="float" office:value="0.01508143">
                <text:p>0.015081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0.0151462554203654">
                <text:p>0.0151462554203654</text:p>
              </table:table-cell>
              <table:table-cell office:value-type="float" office:value="81">
                <text:p>81</text:p>
              </table:table-cell>
              <table:table-cell office:value-type="float" office:value="0.01524895">
                <text:p>0.015248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0.0152896738345491">
                <text:p>0.0152896738345491</text:p>
              </table:table-cell>
              <table:table-cell office:value-type="float" office:value="83">
                <text:p>83</text:p>
              </table:table-cell>
              <table:table-cell office:value-type="float" office:value="0.01540023">
                <text:p>0.015400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0.0154102710241795">
                <text:p>0.0154102710241795</text:p>
              </table:table-cell>
              <table:table-cell office:value-type="float" office:value="85">
                <text:p>85</text:p>
              </table:table-cell>
              <table:table-cell office:value-type="float" office:value="0.01553511">
                <text:p>0.015535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0.015524923763103">
                <text:p>0.015524923763103</text:p>
              </table:table-cell>
              <table:table-cell office:value-type="float" office:value="87">
                <text:p>87</text:p>
              </table:table-cell>
              <table:table-cell office:value-type="float" office:value="0.01565345">
                <text:p>0.015653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0.0156513970764208">
                <text:p>0.0156513970764208</text:p>
              </table:table-cell>
              <table:table-cell office:value-type="float" office:value="89">
                <text:p>89</text:p>
              </table:table-cell>
              <table:table-cell office:value-type="float" office:value="0.01575512">
                <text:p>0.015755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0.0157220472147085">
                <text:p>0.0157220472147085</text:p>
              </table:table-cell>
              <table:table-cell office:value-type="float" office:value="91">
                <text:p>91</text:p>
              </table:table-cell>
              <table:table-cell office:value-type="float" office:value="0.01584">
                <text:p>0.015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0.0158164068288046">
                <text:p>0.0158164068288046</text:p>
              </table:table-cell>
              <table:table-cell office:value-type="float" office:value="93">
                <text:p>93</text:p>
              </table:table-cell>
              <table:table-cell office:value-type="float" office:value="0.01590802">
                <text:p>0.015908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0.015866763842265">
                <text:p>0.015866763842265</text:p>
              </table:table-cell>
              <table:table-cell office:value-type="float" office:value="95">
                <text:p>95</text:p>
              </table:table-cell>
              <table:table-cell office:value-type="float" office:value="0.0159591">
                <text:p>0.01595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0.0158994924846633">
                <text:p>0.0158994924846633</text:p>
              </table:table-cell>
              <table:table-cell office:value-type="float" office:value="97">
                <text:p>97</text:p>
              </table:table-cell>
              <table:table-cell office:value-type="float" office:value="0.01599318">
                <text:p>0.015993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0.0159163692585096">
                <text:p>0.0159163692585096</text:p>
              </table:table-cell>
              <table:table-cell office:value-type="float" office:value="99">
                <text:p>99</text:p>
              </table:table-cell>
              <table:table-cell office:value-type="float" office:value="0.01601023">
                <text:p>0.016010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">
                <text:p>101</text:p>
              </table:table-cell>
              <table:table-cell office:value-type="float" office:value="0.0159078967080766">
                <text:p>0.0159078967080766</text:p>
              </table:table-cell>
              <table:table-cell office:value-type="float" office:value="101">
                <text:p>101</text:p>
              </table:table-cell>
              <table:table-cell office:value-type="float" office:value="0.01601023">
                <text:p>0.016010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">
                <text:p>103</text:p>
              </table:table-cell>
              <table:table-cell office:value-type="float" office:value="0.0158889701236417">
                <text:p>0.0158889701236417</text:p>
              </table:table-cell>
              <table:table-cell office:value-type="float" office:value="103">
                <text:p>103</text:p>
              </table:table-cell>
              <table:table-cell office:value-type="float" office:value="0.01599318">
                <text:p>0.015993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">
                <text:p>105</text:p>
              </table:table-cell>
              <table:table-cell office:value-type="float" office:value="0.0158393647073971">
                <text:p>0.0158393647073971</text:p>
              </table:table-cell>
              <table:table-cell office:value-type="float" office:value="105">
                <text:p>105</text:p>
              </table:table-cell>
              <table:table-cell office:value-type="float" office:value="0.0159591">
                <text:p>0.01595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">
                <text:p>107</text:p>
              </table:table-cell>
              <table:table-cell office:value-type="float" office:value="0.0157810817596607">
                <text:p>0.0157810817596607</text:p>
              </table:table-cell>
              <table:table-cell office:value-type="float" office:value="107">
                <text:p>107</text:p>
              </table:table-cell>
              <table:table-cell office:value-type="float" office:value="0.01590802">
                <text:p>0.015908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">
                <text:p>109</text:p>
              </table:table-cell>
              <table:table-cell office:value-type="float" office:value="0.0157215689255711">
                <text:p>0.0157215689255711</text:p>
              </table:table-cell>
              <table:table-cell office:value-type="float" office:value="109">
                <text:p>109</text:p>
              </table:table-cell>
              <table:table-cell office:value-type="float" office:value="0.01584">
                <text:p>0.015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">
                <text:p>111</text:p>
              </table:table-cell>
              <table:table-cell office:value-type="float" office:value="0.0156309672975542">
                <text:p>0.0156309672975542</text:p>
              </table:table-cell>
              <table:table-cell office:value-type="float" office:value="111">
                <text:p>111</text:p>
              </table:table-cell>
              <table:table-cell office:value-type="float" office:value="0.01575512">
                <text:p>0.015755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3">
                <text:p>113</text:p>
              </table:table-cell>
              <table:table-cell office:value-type="float" office:value="0.0155127615536105">
                <text:p>0.0155127615536105</text:p>
              </table:table-cell>
              <table:table-cell office:value-type="float" office:value="113">
                <text:p>113</text:p>
              </table:table-cell>
              <table:table-cell office:value-type="float" office:value="0.01565345">
                <text:p>0.015653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5">
                <text:p>115</text:p>
              </table:table-cell>
              <table:table-cell office:value-type="float" office:value="0.0154039166113548">
                <text:p>0.0154039166113548</text:p>
              </table:table-cell>
              <table:table-cell office:value-type="float" office:value="115">
                <text:p>115</text:p>
              </table:table-cell>
              <table:table-cell office:value-type="float" office:value="0.01553511">
                <text:p>0.015535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">
                <text:p>117</text:p>
              </table:table-cell>
              <table:table-cell office:value-type="float" office:value="0.0152639828751717">
                <text:p>0.0152639828751717</text:p>
              </table:table-cell>
              <table:table-cell office:value-type="float" office:value="117">
                <text:p>117</text:p>
              </table:table-cell>
              <table:table-cell office:value-type="float" office:value="0.01540023">
                <text:p>0.015400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0.0151189929395368">
                <text:p>0.0151189929395368</text:p>
              </table:table-cell>
              <table:table-cell office:value-type="float" office:value="119">
                <text:p>119</text:p>
              </table:table-cell>
              <table:table-cell office:value-type="float" office:value="0.01524895">
                <text:p>0.015248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">
                <text:p>121</text:p>
              </table:table-cell>
              <table:table-cell office:value-type="float" office:value="0.0149485170255833">
                <text:p>0.0149485170255833</text:p>
              </table:table-cell>
              <table:table-cell office:value-type="float" office:value="121">
                <text:p>121</text:p>
              </table:table-cell>
              <table:table-cell office:value-type="float" office:value="0.01508143">
                <text:p>0.015081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">
                <text:p>123</text:p>
              </table:table-cell>
              <table:table-cell office:value-type="float" office:value="0.0147744197795899">
                <text:p>0.0147744197795899</text:p>
              </table:table-cell>
              <table:table-cell office:value-type="float" office:value="123">
                <text:p>123</text:p>
              </table:table-cell>
              <table:table-cell office:value-type="float" office:value="0.01489784">
                <text:p>0.014897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0.0145684138154337">
                <text:p>0.0145684138154337</text:p>
              </table:table-cell>
              <table:table-cell office:value-type="float" office:value="125">
                <text:p>125</text:p>
              </table:table-cell>
              <table:table-cell office:value-type="float" office:value="0.01469839">
                <text:p>0.014698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7">
                <text:p>127</text:p>
              </table:table-cell>
              <table:table-cell office:value-type="float" office:value="0.014347170925902">
                <text:p>0.014347170925902</text:p>
              </table:table-cell>
              <table:table-cell office:value-type="float" office:value="127">
                <text:p>127</text:p>
              </table:table-cell>
              <table:table-cell office:value-type="float" office:value="0.01448328">
                <text:p>0.014483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9">
                <text:p>129</text:p>
              </table:table-cell>
              <table:table-cell office:value-type="float" office:value="0.0141064548357785">
                <text:p>0.0141064548357785</text:p>
              </table:table-cell>
              <table:table-cell office:value-type="float" office:value="129">
                <text:p>129</text:p>
              </table:table-cell>
              <table:table-cell office:value-type="float" office:value="0.01425274">
                <text:p>0.014252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1">
                <text:p>131</text:p>
              </table:table-cell>
              <table:table-cell office:value-type="float" office:value="0.0138686768074987">
                <text:p>0.0138686768074987</text:p>
              </table:table-cell>
              <table:table-cell office:value-type="float" office:value="131">
                <text:p>131</text:p>
              </table:table-cell>
              <table:table-cell office:value-type="float" office:value="0.01400702">
                <text:p>0.014007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">
                <text:p>133</text:p>
              </table:table-cell>
              <table:table-cell office:value-type="float" office:value="0.0136211963424328">
                <text:p>0.0136211963424328</text:p>
              </table:table-cell>
              <table:table-cell office:value-type="float" office:value="133">
                <text:p>133</text:p>
              </table:table-cell>
              <table:table-cell office:value-type="float" office:value="0.01374638">
                <text:p>0.013746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">
                <text:p>135</text:p>
              </table:table-cell>
              <table:table-cell office:value-type="float" office:value="0.0133454968182635">
                <text:p>0.0133454968182635</text:p>
              </table:table-cell>
              <table:table-cell office:value-type="float" office:value="135">
                <text:p>135</text:p>
              </table:table-cell>
              <table:table-cell office:value-type="float" office:value="0.0134711">
                <text:p>0.01347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  <table:table-cell office:value-type="float" office:value="0.0130605731464454">
                <text:p>0.0130605731464454</text:p>
              </table:table-cell>
              <table:table-cell office:value-type="float" office:value="137">
                <text:p>137</text:p>
              </table:table-cell>
              <table:table-cell office:value-type="float" office:value="0.01318147">
                <text:p>0.013181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">
                <text:p>139</text:p>
              </table:table-cell>
              <table:table-cell office:value-type="float" office:value="0.0127586360467419">
                <text:p>0.0127586360467419</text:p>
              </table:table-cell>
              <table:table-cell office:value-type="float" office:value="139">
                <text:p>139</text:p>
              </table:table-cell>
              <table:table-cell office:value-type="float" office:value="0.01287779">
                <text:p>0.012877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1">
                <text:p>141</text:p>
              </table:table-cell>
              <table:table-cell office:value-type="float" office:value="0.0124556057147243">
                <text:p>0.0124556057147243</text:p>
              </table:table-cell>
              <table:table-cell office:value-type="float" office:value="141">
                <text:p>141</text:p>
              </table:table-cell>
              <table:table-cell office:value-type="float" office:value="0.0125604">
                <text:p>0.01256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3">
                <text:p>143</text:p>
              </table:table-cell>
              <table:table-cell office:value-type="float" office:value="0.0121199833943478">
                <text:p>0.0121199833943478</text:p>
              </table:table-cell>
              <table:table-cell office:value-type="float" office:value="143">
                <text:p>143</text:p>
              </table:table-cell>
              <table:table-cell office:value-type="float" office:value="0.01222963">
                <text:p>0.012229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">
                <text:p>145</text:p>
              </table:table-cell>
              <table:table-cell office:value-type="float" office:value="0.0117825162444414">
                <text:p>0.0117825162444414</text:p>
              </table:table-cell>
              <table:table-cell office:value-type="float" office:value="145">
                <text:p>145</text:p>
              </table:table-cell>
              <table:table-cell office:value-type="float" office:value="0.01188582">
                <text:p>0.011885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">
                <text:p>147</text:p>
              </table:table-cell>
              <table:table-cell office:value-type="float" office:value="0.0114278990126103">
                <text:p>0.0114278990126103</text:p>
              </table:table-cell>
              <table:table-cell office:value-type="float" office:value="147">
                <text:p>147</text:p>
              </table:table-cell>
              <table:table-cell office:value-type="float" office:value="0.01152936">
                <text:p>0.011529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9">
                <text:p>149</text:p>
              </table:table-cell>
              <table:table-cell office:value-type="float" office:value="0.0110581131824235">
                <text:p>0.0110581131824235</text:p>
              </table:table-cell>
              <table:table-cell office:value-type="float" office:value="149">
                <text:p>149</text:p>
              </table:table-cell>
              <table:table-cell office:value-type="float" office:value="0.01116061">
                <text:p>0.011160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1">
                <text:p>151</text:p>
              </table:table-cell>
              <table:table-cell office:value-type="float" office:value="0.0106873707739619">
                <text:p>0.0106873707739619</text:p>
              </table:table-cell>
              <table:table-cell office:value-type="float" office:value="151">
                <text:p>151</text:p>
              </table:table-cell>
              <table:table-cell office:value-type="float" office:value="0.01075221">
                <text:p>0.010752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3">
                <text:p>153</text:p>
              </table:table-cell>
              <table:table-cell office:value-type="float" office:value="0.0102909374061229">
                <text:p>0.0102909374061229</text:p>
              </table:table-cell>
              <table:table-cell office:value-type="float" office:value="153">
                <text:p>153</text:p>
              </table:table-cell>
              <table:table-cell office:value-type="float" office:value="0.01031838">
                <text:p>0.010318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">
                <text:p>155</text:p>
              </table:table-cell>
              <table:table-cell office:value-type="float" office:value="0.0099216298650734">
                <text:p>0.0099216298650734</text:p>
              </table:table-cell>
              <table:table-cell office:value-type="float" office:value="155">
                <text:p>155</text:p>
              </table:table-cell>
              <table:table-cell office:value-type="float" office:value="0.00988679">
                <text:p>0.009886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7">
                <text:p>157</text:p>
              </table:table-cell>
              <table:table-cell office:value-type="float" office:value="0.00953045767774526">
                <text:p>0.00953045767774526</text:p>
              </table:table-cell>
              <table:table-cell office:value-type="float" office:value="157">
                <text:p>157</text:p>
              </table:table-cell>
              <table:table-cell office:value-type="float" office:value="0.009457335">
                <text:p>0.0094573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9">
                <text:p>159</text:p>
              </table:table-cell>
              <table:table-cell office:value-type="float" office:value="0.00914400005477094">
                <text:p>0.00914400005477094</text:p>
              </table:table-cell>
              <table:table-cell office:value-type="float" office:value="159">
                <text:p>159</text:p>
              </table:table-cell>
              <table:table-cell office:value-type="float" office:value="0.009029928">
                <text:p>0.0090299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1">
                <text:p>161</text:p>
              </table:table-cell>
              <table:table-cell office:value-type="float" office:value="0.00874333041171552">
                <text:p>0.00874333041171552</text:p>
              </table:table-cell>
              <table:table-cell office:value-type="float" office:value="161">
                <text:p>161</text:p>
              </table:table-cell>
              <table:table-cell office:value-type="float" office:value="0.008604475">
                <text:p>0.0086044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3">
                <text:p>163</text:p>
              </table:table-cell>
              <table:table-cell office:value-type="float" office:value="0.00834600879262152">
                <text:p>0.00834600879262152</text:p>
              </table:table-cell>
              <table:table-cell office:value-type="float" office:value="163">
                <text:p>163</text:p>
              </table:table-cell>
              <table:table-cell office:value-type="float" office:value="0.008180885">
                <text:p>0.0081808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5">
                <text:p>165</text:p>
              </table:table-cell>
              <table:table-cell office:value-type="float" office:value="0.00794089789329077">
                <text:p>0.00794089789329077</text:p>
              </table:table-cell>
              <table:table-cell office:value-type="float" office:value="165">
                <text:p>165</text:p>
              </table:table-cell>
              <table:table-cell office:value-type="float" office:value="0.007759065">
                <text:p>0.0077590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7">
                <text:p>167</text:p>
              </table:table-cell>
              <table:table-cell office:value-type="float" office:value="0.00752048174156499">
                <text:p>0.00752048174156499</text:p>
              </table:table-cell>
              <table:table-cell office:value-type="float" office:value="167">
                <text:p>167</text:p>
              </table:table-cell>
              <table:table-cell office:value-type="float" office:value="0.007338926">
                <text:p>0.0073389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0.00710737658093862">
                <text:p>0.00710737658093862</text:p>
              </table:table-cell>
              <table:table-cell office:value-type="float" office:value="169">
                <text:p>169</text:p>
              </table:table-cell>
              <table:table-cell office:value-type="float" office:value="0.006920375">
                <text:p>0.0069203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1">
                <text:p>171</text:p>
              </table:table-cell>
              <table:table-cell office:value-type="float" office:value="0.00668422051572606">
                <text:p>0.00668422051572606</text:p>
              </table:table-cell>
              <table:table-cell office:value-type="float" office:value="171">
                <text:p>171</text:p>
              </table:table-cell>
              <table:table-cell office:value-type="float" office:value="0.006503322">
                <text:p>0.0065033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">
                <text:p>173</text:p>
              </table:table-cell>
              <table:table-cell office:value-type="float" office:value="0.00627153898262134">
                <text:p>0.00627153898262134</text:p>
              </table:table-cell>
              <table:table-cell office:value-type="float" office:value="173">
                <text:p>173</text:p>
              </table:table-cell>
              <table:table-cell office:value-type="float" office:value="0.006087677">
                <text:p>0.0060876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5">
                <text:p>175</text:p>
              </table:table-cell>
              <table:table-cell office:value-type="float" office:value="0.00586432361108627">
                <text:p>0.00586432361108627</text:p>
              </table:table-cell>
              <table:table-cell office:value-type="float" office:value="175">
                <text:p>175</text:p>
              </table:table-cell>
              <table:table-cell office:value-type="float" office:value="0.005673349">
                <text:p>0.0056733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0.00544535599217645">
                <text:p>0.00544535599217645</text:p>
              </table:table-cell>
              <table:table-cell office:value-type="float" office:value="177">
                <text:p>177</text:p>
              </table:table-cell>
              <table:table-cell office:value-type="float" office:value="0.00526025">
                <text:p>0.005260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9">
                <text:p>179</text:p>
              </table:table-cell>
              <table:table-cell office:value-type="float" office:value="0.00503373352787585">
                <text:p>0.00503373352787585</text:p>
              </table:table-cell>
              <table:table-cell office:value-type="float" office:value="179">
                <text:p>179</text:p>
              </table:table-cell>
              <table:table-cell office:value-type="float" office:value="0.00484829">
                <text:p>0.004848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1">
                <text:p>181</text:p>
              </table:table-cell>
              <table:table-cell office:value-type="float" office:value="0.0046126272732519">
                <text:p>0.0046126272732519</text:p>
              </table:table-cell>
              <table:table-cell office:value-type="float" office:value="181">
                <text:p>181</text:p>
              </table:table-cell>
              <table:table-cell office:value-type="float" office:value="0.004437379">
                <text:p>0.0044373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3">
                <text:p>183</text:p>
              </table:table-cell>
              <table:table-cell office:value-type="float" office:value="0.00419544982225614">
                <text:p>0.00419544982225614</text:p>
              </table:table-cell>
              <table:table-cell office:value-type="float" office:value="183">
                <text:p>183</text:p>
              </table:table-cell>
              <table:table-cell office:value-type="float" office:value="0.004027428">
                <text:p>0.0040274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5">
                <text:p>185</text:p>
              </table:table-cell>
              <table:table-cell office:value-type="float" office:value="0.00376966999949014">
                <text:p>0.00376966999949014</text:p>
              </table:table-cell>
              <table:table-cell office:value-type="float" office:value="185">
                <text:p>185</text:p>
              </table:table-cell>
              <table:table-cell office:value-type="float" office:value="0.00361835">
                <text:p>0.003618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7">
                <text:p>187</text:p>
              </table:table-cell>
              <table:table-cell office:value-type="float" office:value="0.00335193909963546">
                <text:p>0.00335193909963546</text:p>
              </table:table-cell>
              <table:table-cell office:value-type="float" office:value="187">
                <text:p>187</text:p>
              </table:table-cell>
              <table:table-cell office:value-type="float" office:value="0.003210054">
                <text:p>0.0032100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9">
                <text:p>189</text:p>
              </table:table-cell>
              <table:table-cell office:value-type="float" office:value="0.00293646982413021">
                <text:p>0.00293646982413021</text:p>
              </table:table-cell>
              <table:table-cell office:value-type="float" office:value="189">
                <text:p>189</text:p>
              </table:table-cell>
              <table:table-cell office:value-type="float" office:value="0.002802454">
                <text:p>0.0028024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1">
                <text:p>191</text:p>
              </table:table-cell>
              <table:table-cell office:value-type="float" office:value="0.002517932665444">
                <text:p>0.002517932665444</text:p>
              </table:table-cell>
              <table:table-cell office:value-type="float" office:value="191">
                <text:p>191</text:p>
              </table:table-cell>
              <table:table-cell office:value-type="float" office:value="0.00239546">
                <text:p>0.002395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3">
                <text:p>193</text:p>
              </table:table-cell>
              <table:table-cell office:value-type="float" office:value="0.00209748235020842">
                <text:p>0.00209748235020842</text:p>
              </table:table-cell>
              <table:table-cell office:value-type="float" office:value="193">
                <text:p>193</text:p>
              </table:table-cell>
              <table:table-cell office:value-type="float" office:value="0.001988985">
                <text:p>0.0019889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">
                <text:p>195</text:p>
              </table:table-cell>
              <table:table-cell office:value-type="float" office:value="0.00166832717267316">
                <text:p>0.00166832717267316</text:p>
              </table:table-cell>
              <table:table-cell office:value-type="float" office:value="195">
                <text:p>195</text:p>
              </table:table-cell>
              <table:table-cell office:value-type="float" office:value="0.00158294">
                <text:p>0.001582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7">
                <text:p>197</text:p>
              </table:table-cell>
              <table:table-cell office:value-type="float" office:value="0.0012380924282279">
                <text:p>0.0012380924282279</text:p>
              </table:table-cell>
              <table:table-cell office:value-type="float" office:value="197">
                <text:p>197</text:p>
              </table:table-cell>
              <table:table-cell office:value-type="float" office:value="0.001177238">
                <text:p>0.0011772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">
                <text:p>199</text:p>
              </table:table-cell>
              <table:table-cell office:value-type="float" office:value="0.000779447309024374">
                <text:p>0.000779447309024374</text:p>
              </table:table-cell>
              <table:table-cell office:value-type="float" office:value="199">
                <text:p>199</text:p>
              </table:table-cell>
              <table:table-cell office:value-type="float" office:value="0.0007717911">
                <text:p>0.00077179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37cm" svg:height="10.972cm" xlink:href=".." xlink:type="simple" chart:class="chart:scatter" chart:style-name="ch1">
        <chart:legend chart:legend-position="end" svg:x="2.47cm" svg:y="0.762cm" style:legend-expansion="custom" chartooo:width="3.344cm" chartooo:height="1.862cm" style:legend-expansion-aspect-ratio="1.79591836734694" chart:style-name="ch2"/>
        <chart:plot-area chart:style-name="ch3" table:cell-range-address="Diff3.C4:Diff3.C53 Diff3.E3:Diff3.E53 Diff3.I3:Diff3.I53" chart:data-source-has-labels="row" svg:x="0.415cm" svg:y="0.218cm" svg:width="20.181cm" svg:height="10.533cm">
          <chartooo:coordinate-region svg:x="1.327cm" svg:y="0.417cm" svg:width="18.989cm" svg:height="9.6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ff3.E4:Diff3.E53" chart:label-cell-address="Diff3.E3:Diff3.E3" chart:class="chart:scatter">
            <chart:domain table:cell-range-address="Diff3.C4:Diff3.C53"/>
            <chart:data-point chart:repeated="50"/>
          </chart:series>
          <chart:series chart:style-name="ch8" chart:values-cell-range-address="Diff3.I4:Diff3.I53" chart:label-cell-address="Diff3.I3:Diff3.I3" chart:class="chart:scatter">
            <chart:domain table:cell-range-address="Diff3.H4:Diff3.H53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rpent</text:p>
                <draw:g>
                  <svg:desc>Diff3.E3:Diff3.E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MOST</text:p>
                <draw:g>
                  <svg:desc>Diff3.I3:Diff3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iff3.C4:Diff3.C53</svg:desc>
                </draw:g>
              </table:table-cell>
              <table:table-cell office:value-type="float" office:value="0.00155692403663643">
                <text:p>0.00155692403663643</text:p>
                <draw:g>
                  <svg:desc>Diff3.E4:Diff3.E53</svg:desc>
                </draw:g>
              </table:table-cell>
              <table:table-cell office:value-type="float" office:value="1">
                <text:p>1</text:p>
                <draw:g>
                  <svg:desc>Diff3.H4:Diff3.H53</svg:desc>
                </draw:g>
              </table:table-cell>
              <table:table-cell office:value-type="float" office:value="0.001543582">
                <text:p>0.001543582</text:p>
                <draw:g>
                  <svg:desc>Diff3.I4:Diff3.I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0247806320830894">
                <text:p>0.00247806320830894</text:p>
              </table:table-cell>
              <table:table-cell office:value-type="float" office:value="3">
                <text:p>3</text:p>
              </table:table-cell>
              <table:table-cell office:value-type="float" office:value="0.002354477">
                <text:p>0.0023544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0332972576031255">
                <text:p>0.00332972576031255</text:p>
              </table:table-cell>
              <table:table-cell office:value-type="float" office:value="5">
                <text:p>5</text:p>
              </table:table-cell>
              <table:table-cell office:value-type="float" office:value="0.003165881">
                <text:p>0.0031658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0418533771103455">
                <text:p>0.00418533771103455</text:p>
              </table:table-cell>
              <table:table-cell office:value-type="float" office:value="7">
                <text:p>7</text:p>
              </table:table-cell>
              <table:table-cell office:value-type="float" office:value="0.00397797">
                <text:p>0.003977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050216399718289">
                <text:p>0.0050216399718289</text:p>
              </table:table-cell>
              <table:table-cell office:value-type="float" office:value="9">
                <text:p>9</text:p>
              </table:table-cell>
              <table:table-cell office:value-type="float" office:value="0.00479092">
                <text:p>0.004790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0585958212136445">
                <text:p>0.00585958212136445</text:p>
              </table:table-cell>
              <table:table-cell office:value-type="float" office:value="11">
                <text:p>11</text:p>
              </table:table-cell>
              <table:table-cell office:value-type="float" office:value="0.005604908">
                <text:p>0.0056049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00671445612215291">
                <text:p>0.00671445612215291</text:p>
              </table:table-cell>
              <table:table-cell office:value-type="float" office:value="13">
                <text:p>13</text:p>
              </table:table-cell>
              <table:table-cell office:value-type="float" office:value="0.006420109">
                <text:p>0.0064201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754760159712044">
                <text:p>0.00754760159712044</text:p>
              </table:table-cell>
              <table:table-cell office:value-type="float" office:value="15">
                <text:p>15</text:p>
              </table:table-cell>
              <table:table-cell office:value-type="float" office:value="0.007236699">
                <text:p>0.0072366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0.00838445048749519">
                <text:p>0.00838445048749519</text:p>
              </table:table-cell>
              <table:table-cell office:value-type="float" office:value="17">
                <text:p>17</text:p>
              </table:table-cell>
              <table:table-cell office:value-type="float" office:value="0.008054857">
                <text:p>0.0080548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0921385154983699">
                <text:p>0.00921385154983699</text:p>
              </table:table-cell>
              <table:table-cell office:value-type="float" office:value="19">
                <text:p>19</text:p>
              </table:table-cell>
              <table:table-cell office:value-type="float" office:value="0.008874757">
                <text:p>0.0088747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0100490058885125">
                <text:p>0.0100490058885125</text:p>
              </table:table-cell>
              <table:table-cell office:value-type="float" office:value="21">
                <text:p>21</text:p>
              </table:table-cell>
              <table:table-cell office:value-type="float" office:value="0.009696579">
                <text:p>0.0096965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0108796232016707">
                <text:p>0.0108796232016707</text:p>
              </table:table-cell>
              <table:table-cell office:value-type="float" office:value="23">
                <text:p>23</text:p>
              </table:table-cell>
              <table:table-cell office:value-type="float" office:value="0.0105205">
                <text:p>0.01052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.0117119077350491">
                <text:p>0.0117119077350491</text:p>
              </table:table-cell>
              <table:table-cell office:value-type="float" office:value="25">
                <text:p>25</text:p>
              </table:table-cell>
              <table:table-cell office:value-type="float" office:value="0.0113467">
                <text:p>0.01134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0.0125505331715601">
                <text:p>0.0125505331715601</text:p>
              </table:table-cell>
              <table:table-cell office:value-type="float" office:value="27">
                <text:p>27</text:p>
              </table:table-cell>
              <table:table-cell office:value-type="float" office:value="0.01217535">
                <text:p>0.012175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133667331295353">
                <text:p>0.0133667331295353</text:p>
              </table:table-cell>
              <table:table-cell office:value-type="float" office:value="29">
                <text:p>29</text:p>
              </table:table-cell>
              <table:table-cell office:value-type="float" office:value="0.01300664">
                <text:p>0.013006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.0141761548807134">
                <text:p>0.0141761548807134</text:p>
              </table:table-cell>
              <table:table-cell office:value-type="float" office:value="31">
                <text:p>31</text:p>
              </table:table-cell>
              <table:table-cell office:value-type="float" office:value="0.01384075">
                <text:p>0.013840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0.0149971925104751">
                <text:p>0.0149971925104751</text:p>
              </table:table-cell>
              <table:table-cell office:value-type="float" office:value="33">
                <text:p>33</text:p>
              </table:table-cell>
              <table:table-cell office:value-type="float" office:value="0.01467785">
                <text:p>0.014677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0157989614475276">
                <text:p>0.0157989614475276</text:p>
              </table:table-cell>
              <table:table-cell office:value-type="float" office:value="35">
                <text:p>35</text:p>
              </table:table-cell>
              <table:table-cell office:value-type="float" office:value="0.01551813">
                <text:p>0.015518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0.0166029169029018">
                <text:p>0.0166029169029018</text:p>
              </table:table-cell>
              <table:table-cell office:value-type="float" office:value="37">
                <text:p>37</text:p>
              </table:table-cell>
              <table:table-cell office:value-type="float" office:value="0.01636177">
                <text:p>0.016361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0.0174082389322269">
                <text:p>0.0174082389322269</text:p>
              </table:table-cell>
              <table:table-cell office:value-type="float" office:value="39">
                <text:p>39</text:p>
              </table:table-cell>
              <table:table-cell office:value-type="float" office:value="0.01720895">
                <text:p>0.017208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0.0181933356670772">
                <text:p>0.0181933356670772</text:p>
              </table:table-cell>
              <table:table-cell office:value-type="float" office:value="41">
                <text:p>41</text:p>
              </table:table-cell>
              <table:table-cell office:value-type="float" office:value="0.01805986">
                <text:p>0.018059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.0189916881692523">
                <text:p>0.0189916881692523</text:p>
              </table:table-cell>
              <table:table-cell office:value-type="float" office:value="43">
                <text:p>43</text:p>
              </table:table-cell>
              <table:table-cell office:value-type="float" office:value="0.01891467">
                <text:p>0.018914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0.0197982401151333">
                <text:p>0.0197982401151333</text:p>
              </table:table-cell>
              <table:table-cell office:value-type="float" office:value="45">
                <text:p>45</text:p>
              </table:table-cell>
              <table:table-cell office:value-type="float" office:value="0.01977358">
                <text:p>0.019773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0.0205599684354215">
                <text:p>0.0205599684354215</text:p>
              </table:table-cell>
              <table:table-cell office:value-type="float" office:value="47">
                <text:p>47</text:p>
              </table:table-cell>
              <table:table-cell office:value-type="float" office:value="0.02063677">
                <text:p>0.020636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0213124040528429">
                <text:p>0.0213124040528429</text:p>
              </table:table-cell>
              <table:table-cell office:value-type="float" office:value="49">
                <text:p>49</text:p>
              </table:table-cell>
              <table:table-cell office:value-type="float" office:value="0.02150443">
                <text:p>0.021504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0.0220940843528157">
                <text:p>0.0220940843528157</text:p>
              </table:table-cell>
              <table:table-cell office:value-type="float" office:value="51">
                <text:p>51</text:p>
              </table:table-cell>
              <table:table-cell office:value-type="float" office:value="0.02232122">
                <text:p>0.022321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0.0228364073229997">
                <text:p>0.0228364073229997</text:p>
              </table:table-cell>
              <table:table-cell office:value-type="float" office:value="53">
                <text:p>53</text:p>
              </table:table-cell>
              <table:table-cell office:value-type="float" office:value="0.02305872">
                <text:p>0.023058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0.023562741377957">
                <text:p>0.023562741377957</text:p>
              </table:table-cell>
              <table:table-cell office:value-type="float" office:value="55">
                <text:p>55</text:p>
              </table:table-cell>
              <table:table-cell office:value-type="float" office:value="0.02377165">
                <text:p>0.023771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0.0241979249503824">
                <text:p>0.0241979249503824</text:p>
              </table:table-cell>
              <table:table-cell office:value-type="float" office:value="57">
                <text:p>57</text:p>
              </table:table-cell>
              <table:table-cell office:value-type="float" office:value="0.02445925">
                <text:p>0.024459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0.0248958342671589">
                <text:p>0.0248958342671589</text:p>
              </table:table-cell>
              <table:table-cell office:value-type="float" office:value="59">
                <text:p>59</text:p>
              </table:table-cell>
              <table:table-cell office:value-type="float" office:value="0.0251208">
                <text:p>0.02512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0.0255148922669625">
                <text:p>0.0255148922669625</text:p>
              </table:table-cell>
              <table:table-cell office:value-type="float" office:value="61">
                <text:p>61</text:p>
              </table:table-cell>
              <table:table-cell office:value-type="float" office:value="0.02575559">
                <text:p>0.025755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0.0261400998495457">
                <text:p>0.0261400998495457</text:p>
              </table:table-cell>
              <table:table-cell office:value-type="float" office:value="63">
                <text:p>63</text:p>
              </table:table-cell>
              <table:table-cell office:value-type="float" office:value="0.02636294">
                <text:p>0.026362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0.026730049824193">
                <text:p>0.026730049824193</text:p>
              </table:table-cell>
              <table:table-cell office:value-type="float" office:value="65">
                <text:p>65</text:p>
              </table:table-cell>
              <table:table-cell office:value-type="float" office:value="0.0269422">
                <text:p>0.02694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0.0272858354500653">
                <text:p>0.0272858354500653</text:p>
              </table:table-cell>
              <table:table-cell office:value-type="float" office:value="67">
                <text:p>67</text:p>
              </table:table-cell>
              <table:table-cell office:value-type="float" office:value="0.02749277">
                <text:p>0.027492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0.0278002138852222">
                <text:p>0.0278002138852222</text:p>
              </table:table-cell>
              <table:table-cell office:value-type="float" office:value="69">
                <text:p>69</text:p>
              </table:table-cell>
              <table:table-cell office:value-type="float" office:value="0.02801404">
                <text:p>0.028014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0.0282921805075827">
                <text:p>0.0282921805075827</text:p>
              </table:table-cell>
              <table:table-cell office:value-type="float" office:value="71">
                <text:p>71</text:p>
              </table:table-cell>
              <table:table-cell office:value-type="float" office:value="0.02850548">
                <text:p>0.028505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0.0287370003286337">
                <text:p>0.0287370003286337</text:p>
              </table:table-cell>
              <table:table-cell office:value-type="float" office:value="73">
                <text:p>73</text:p>
              </table:table-cell>
              <table:table-cell office:value-type="float" office:value="0.02896655">
                <text:p>0.028966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0.0291864665011181">
                <text:p>0.0291864665011181</text:p>
              </table:table-cell>
              <table:table-cell office:value-type="float" office:value="75">
                <text:p>75</text:p>
              </table:table-cell>
              <table:table-cell office:value-type="float" office:value="0.02939677">
                <text:p>0.029396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0.0296098311111383">
                <text:p>0.0296098311111383</text:p>
              </table:table-cell>
              <table:table-cell office:value-type="float" office:value="77">
                <text:p>77</text:p>
              </table:table-cell>
              <table:table-cell office:value-type="float" office:value="0.02979568">
                <text:p>0.029795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0.0299330258505502">
                <text:p>0.0299330258505502</text:p>
              </table:table-cell>
              <table:table-cell office:value-type="float" office:value="79">
                <text:p>79</text:p>
              </table:table-cell>
              <table:table-cell office:value-type="float" office:value="0.03016286">
                <text:p>0.030162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0.0302932547440341">
                <text:p>0.0302932547440341</text:p>
              </table:table-cell>
              <table:table-cell office:value-type="float" office:value="81">
                <text:p>81</text:p>
              </table:table-cell>
              <table:table-cell office:value-type="float" office:value="0.0304979">
                <text:p>0.03049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0.0305800986163493">
                <text:p>0.0305800986163493</text:p>
              </table:table-cell>
              <table:table-cell office:value-type="float" office:value="83">
                <text:p>83</text:p>
              </table:table-cell>
              <table:table-cell office:value-type="float" office:value="0.03080047">
                <text:p>0.030800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0.0308212989187011">
                <text:p>0.0308212989187011</text:p>
              </table:table-cell>
              <table:table-cell office:value-type="float" office:value="85">
                <text:p>85</text:p>
              </table:table-cell>
              <table:table-cell office:value-type="float" office:value="0.03107023">
                <text:p>0.031070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0.0310506100276791">
                <text:p>0.0310506100276791</text:p>
              </table:table-cell>
              <table:table-cell office:value-type="float" office:value="87">
                <text:p>87</text:p>
              </table:table-cell>
              <table:table-cell office:value-type="float" office:value="0.0313069">
                <text:p>0.03130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0.0313035628660095">
                <text:p>0.0313035628660095</text:p>
              </table:table-cell>
              <table:table-cell office:value-type="float" office:value="89">
                <text:p>89</text:p>
              </table:table-cell>
              <table:table-cell office:value-type="float" office:value="0.03151023">
                <text:p>0.031510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0.0314448666125431">
                <text:p>0.0314448666125431</text:p>
              </table:table-cell>
              <table:table-cell office:value-type="float" office:value="91">
                <text:p>91</text:p>
              </table:table-cell>
              <table:table-cell office:value-type="float" office:value="0.03168001">
                <text:p>0.031680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0.0316335904751764">
                <text:p>0.0316335904751764</text:p>
              </table:table-cell>
              <table:table-cell office:value-type="float" office:value="93">
                <text:p>93</text:p>
              </table:table-cell>
              <table:table-cell office:value-type="float" office:value="0.03181604">
                <text:p>0.031816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0.0317343069753652">
                <text:p>0.0317343069753652</text:p>
              </table:table-cell>
              <table:table-cell office:value-type="float" office:value="95">
                <text:p>95</text:p>
              </table:table-cell>
              <table:table-cell office:value-type="float" office:value="0.03191819">
                <text:p>0.031918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0.0317997658676181">
                <text:p>0.0317997658676181</text:p>
              </table:table-cell>
              <table:table-cell office:value-type="float" office:value="97">
                <text:p>97</text:p>
              </table:table-cell>
              <table:table-cell office:value-type="float" office:value="0.03198636">
                <text:p>0.031986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0.0318335202442079">
                <text:p>0.0318335202442079</text:p>
              </table:table-cell>
              <table:table-cell office:value-type="float" office:value="99">
                <text:p>99</text:p>
              </table:table-cell>
              <table:table-cell office:value-type="float" office:value="0.03202046">
                <text:p>0.032020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37cm" svg:height="10.972cm" xlink:href=".." xlink:type="simple" chart:class="chart:scatter" chart:style-name="ch1">
        <chart:legend chart:legend-position="end" svg:x="16.879cm" svg:y="1.08cm" style:legend-expansion="custom" chartooo:width="3.344cm" chartooo:height="1.862cm" style:legend-expansion-aspect-ratio="1.79591836734694" chart:style-name="ch2"/>
        <chart:plot-area chart:style-name="ch3" table:cell-range-address="Diff4.C4:Diff4.C103 Diff4.E3:Diff4.E103 Diff4.I3:Diff4.I103" chart:data-source-has-labels="row" svg:x="0.415cm" svg:y="0.218cm" svg:width="20.181cm" svg:height="10.533cm">
          <chartooo:coordinate-region svg:x="1.327cm" svg:y="0.417cm" svg:width="18.989cm" svg:height="9.6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ff4.E4:Diff4.E103" chart:label-cell-address="Diff4.E3:Diff4.E3" chart:class="chart:scatter">
            <chart:domain table:cell-range-address="Diff4.C4:Diff4.C103"/>
            <chart:data-point chart:repeated="100"/>
          </chart:series>
          <chart:series chart:style-name="ch8" chart:values-cell-range-address="Diff4.I4:Diff4.I103" chart:label-cell-address="Diff4.I3:Diff4.I3" chart:class="chart:scatter">
            <chart:domain table:cell-range-address="Diff4.H4:Diff4.H103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rpent</text:p>
                <draw:g>
                  <svg:desc>Diff4.E3:Diff4.E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MOST</text:p>
                <draw:g>
                  <svg:desc>Diff4.I3:Diff4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iff4.C4:Diff4.C103</svg:desc>
                </draw:g>
              </table:table-cell>
              <table:table-cell office:value-type="float" office:value="0.00967534729219427">
                <text:p>0.00967534729219427</text:p>
                <draw:g>
                  <svg:desc>Diff4.E4:Diff4.E103</svg:desc>
                </draw:g>
              </table:table-cell>
              <table:table-cell office:value-type="float" office:value="1">
                <text:p>1</text:p>
                <draw:g>
                  <svg:desc>Diff4.H4:Diff4.H103</svg:desc>
                </draw:g>
              </table:table-cell>
              <table:table-cell office:value-type="float" office:value="0.00938242">
                <text:p>0.00938242</text:p>
                <draw:g>
                  <svg:desc>Diff4.I4:Diff4.I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0967614570543418">
                <text:p>0.00967614570543418</text:p>
              </table:table-cell>
              <table:table-cell office:value-type="float" office:value="3">
                <text:p>3</text:p>
              </table:table-cell>
              <table:table-cell office:value-type="float" office:value="0.009384451">
                <text:p>0.0093844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0966819350956464">
                <text:p>0.00966819350956464</text:p>
              </table:table-cell>
              <table:table-cell office:value-type="float" office:value="5">
                <text:p>5</text:p>
              </table:table-cell>
              <table:table-cell office:value-type="float" office:value="0.009388514">
                <text:p>0.0093885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0968028148601694">
                <text:p>0.00968028148601694</text:p>
              </table:table-cell>
              <table:table-cell office:value-type="float" office:value="7">
                <text:p>7</text:p>
              </table:table-cell>
              <table:table-cell office:value-type="float" office:value="0.009394609">
                <text:p>0.0093946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0967790221456199">
                <text:p>0.00967790221456199</text:p>
              </table:table-cell>
              <table:table-cell office:value-type="float" office:value="9">
                <text:p>9</text:p>
              </table:table-cell>
              <table:table-cell office:value-type="float" office:value="0.009402737">
                <text:p>0.0094027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0968871272983044">
                <text:p>0.00968871272983044</text:p>
              </table:table-cell>
              <table:table-cell office:value-type="float" office:value="11">
                <text:p>11</text:p>
              </table:table-cell>
              <table:table-cell office:value-type="float" office:value="0.009412901">
                <text:p>0.0094129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00969404613027306">
                <text:p>0.00969404613027306</text:p>
              </table:table-cell>
              <table:table-cell office:value-type="float" office:value="13">
                <text:p>13</text:p>
              </table:table-cell>
              <table:table-cell office:value-type="float" office:value="0.009425103">
                <text:p>0.0094251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969383854283069">
                <text:p>0.00969383854283069</text:p>
              </table:table-cell>
              <table:table-cell office:value-type="float" office:value="15">
                <text:p>15</text:p>
              </table:table-cell>
              <table:table-cell office:value-type="float" office:value="0.009439345">
                <text:p>0.0094393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0.00969142733484614">
                <text:p>0.00969142733484614</text:p>
              </table:table-cell>
              <table:table-cell office:value-type="float" office:value="17">
                <text:p>17</text:p>
              </table:table-cell>
              <table:table-cell office:value-type="float" office:value="0.00945563">
                <text:p>0.009455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0968451307618848">
                <text:p>0.00968451307618848</text:p>
              </table:table-cell>
              <table:table-cell office:value-type="float" office:value="19">
                <text:p>19</text:p>
              </table:table-cell>
              <table:table-cell office:value-type="float" office:value="0.009473962">
                <text:p>0.0094739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00970073683322354">
                <text:p>0.00970073683322354</text:p>
              </table:table-cell>
              <table:table-cell office:value-type="float" office:value="21">
                <text:p>21</text:p>
              </table:table-cell>
              <table:table-cell office:value-type="float" office:value="0.009494345">
                <text:p>0.0094943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0096890480633912">
                <text:p>0.0096890480633912</text:p>
              </table:table-cell>
              <table:table-cell office:value-type="float" office:value="23">
                <text:p>23</text:p>
              </table:table-cell>
              <table:table-cell office:value-type="float" office:value="0.009516783">
                <text:p>0.0095167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.00969220977982126">
                <text:p>0.00969220977982126</text:p>
              </table:table-cell>
              <table:table-cell office:value-type="float" office:value="25">
                <text:p>25</text:p>
              </table:table-cell>
              <table:table-cell office:value-type="float" office:value="0.009541281">
                <text:p>0.0095412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0.00968676460152504">
                <text:p>0.00968676460152504</text:p>
              </table:table-cell>
              <table:table-cell office:value-type="float" office:value="27">
                <text:p>27</text:p>
              </table:table-cell>
              <table:table-cell office:value-type="float" office:value="0.009567845">
                <text:p>0.0095678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0969331159009234">
                <text:p>0.00969331159009234</text:p>
              </table:table-cell>
              <table:table-cell office:value-type="float" office:value="29">
                <text:p>29</text:p>
              </table:table-cell>
              <table:table-cell office:value-type="float" office:value="0.00959648">
                <text:p>0.009596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.00969775076770627">
                <text:p>0.00969775076770627</text:p>
              </table:table-cell>
              <table:table-cell office:value-type="float" office:value="31">
                <text:p>31</text:p>
              </table:table-cell>
              <table:table-cell office:value-type="float" office:value="0.009627192">
                <text:p>0.0096271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0.00969193831931969">
                <text:p>0.00969193831931969</text:p>
              </table:table-cell>
              <table:table-cell office:value-type="float" office:value="33">
                <text:p>33</text:p>
              </table:table-cell>
              <table:table-cell office:value-type="float" office:value="0.009659988">
                <text:p>0.0096599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00968973469877753">
                <text:p>0.00968973469877753</text:p>
              </table:table-cell>
              <table:table-cell office:value-type="float" office:value="35">
                <text:p>35</text:p>
              </table:table-cell>
              <table:table-cell office:value-type="float" office:value="0.009694876">
                <text:p>0.0096948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0.0096909003821078">
                <text:p>0.0096909003821078</text:p>
              </table:table-cell>
              <table:table-cell office:value-type="float" office:value="37">
                <text:p>37</text:p>
              </table:table-cell>
              <table:table-cell office:value-type="float" office:value="0.009731862">
                <text:p>0.0097318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0.00969177863667171">
                <text:p>0.00969177863667171</text:p>
              </table:table-cell>
              <table:table-cell office:value-type="float" office:value="39">
                <text:p>39</text:p>
              </table:table-cell>
              <table:table-cell office:value-type="float" office:value="0.009770954">
                <text:p>0.0097709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0.00969904419715493">
                <text:p>0.00969904419715493</text:p>
              </table:table-cell>
              <table:table-cell office:value-type="float" office:value="41">
                <text:p>41</text:p>
              </table:table-cell>
              <table:table-cell office:value-type="float" office:value="0.009812162">
                <text:p>0.0098121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.00970270092979374">
                <text:p>0.00970270092979374</text:p>
              </table:table-cell>
              <table:table-cell office:value-type="float" office:value="43">
                <text:p>43</text:p>
              </table:table-cell>
              <table:table-cell office:value-type="float" office:value="0.009855494">
                <text:p>0.0098554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0.00969971486427645">
                <text:p>0.00969971486427645</text:p>
              </table:table-cell>
              <table:table-cell office:value-type="float" office:value="45">
                <text:p>45</text:p>
              </table:table-cell>
              <table:table-cell office:value-type="float" office:value="0.009900959">
                <text:p>0.0099009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0.00969564295675289">
                <text:p>0.00969564295675289</text:p>
              </table:table-cell>
              <table:table-cell office:value-type="float" office:value="47">
                <text:p>47</text:p>
              </table:table-cell>
              <table:table-cell office:value-type="float" office:value="0.009948568">
                <text:p>0.0099485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00971876500418081">
                <text:p>0.00971876500418081</text:p>
              </table:table-cell>
              <table:table-cell office:value-type="float" office:value="49">
                <text:p>49</text:p>
              </table:table-cell>
              <table:table-cell office:value-type="float" office:value="0.00999833">
                <text:p>0.009998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0.00970241350102736">
                <text:p>0.00970241350102736</text:p>
              </table:table-cell>
              <table:table-cell office:value-type="float" office:value="51">
                <text:p>51</text:p>
              </table:table-cell>
              <table:table-cell office:value-type="float" office:value="0.01004695">
                <text:p>0.010046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0.00970892855306506">
                <text:p>0.00970892855306506</text:p>
              </table:table-cell>
              <table:table-cell office:value-type="float" office:value="53">
                <text:p>53</text:p>
              </table:table-cell>
              <table:table-cell office:value-type="float" office:value="0.01009052">
                <text:p>0.010090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0.00973216237834657">
                <text:p>0.00973216237834657</text:p>
              </table:table-cell>
              <table:table-cell office:value-type="float" office:value="55">
                <text:p>55</text:p>
              </table:table-cell>
              <table:table-cell office:value-type="float" office:value="0.01013232">
                <text:p>0.010132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0.00973428615756474">
                <text:p>0.00973428615756474</text:p>
              </table:table-cell>
              <table:table-cell office:value-type="float" office:value="57">
                <text:p>57</text:p>
              </table:table-cell>
              <table:table-cell office:value-type="float" office:value="0.01017236">
                <text:p>0.010172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0.00974080120960245">
                <text:p>0.00974080120960245</text:p>
              </table:table-cell>
              <table:table-cell office:value-type="float" office:value="59">
                <text:p>59</text:p>
              </table:table-cell>
              <table:table-cell office:value-type="float" office:value="0.01021063">
                <text:p>0.010210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0.00975418261550341">
                <text:p>0.00975418261550341</text:p>
              </table:table-cell>
              <table:table-cell office:value-type="float" office:value="61">
                <text:p>61</text:p>
              </table:table-cell>
              <table:table-cell office:value-type="float" office:value="0.01024712">
                <text:p>0.010247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0.0097719712624887">
                <text:p>0.0097719712624887</text:p>
              </table:table-cell>
              <table:table-cell office:value-type="float" office:value="63">
                <text:p>63</text:p>
              </table:table-cell>
              <table:table-cell office:value-type="float" office:value="0.01028182">
                <text:p>0.010281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0.00977960409306228">
                <text:p>0.00977960409306228</text:p>
              </table:table-cell>
              <table:table-cell office:value-type="float" office:value="65">
                <text:p>65</text:p>
              </table:table-cell>
              <table:table-cell office:value-type="float" office:value="0.01031473">
                <text:p>0.010314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0.00979498153206303">
                <text:p>0.00979498153206303</text:p>
              </table:table-cell>
              <table:table-cell office:value-type="float" office:value="67">
                <text:p>67</text:p>
              </table:table-cell>
              <table:table-cell office:value-type="float" office:value="0.01034584">
                <text:p>0.010345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0.00979451845238388">
                <text:p>0.00979451845238388</text:p>
              </table:table-cell>
              <table:table-cell office:value-type="float" office:value="69">
                <text:p>69</text:p>
              </table:table-cell>
              <table:table-cell office:value-type="float" office:value="0.01037515">
                <text:p>0.010375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0.00979344857864239">
                <text:p>0.00979344857864239</text:p>
              </table:table-cell>
              <table:table-cell office:value-type="float" office:value="71">
                <text:p>71</text:p>
              </table:table-cell>
              <table:table-cell office:value-type="float" office:value="0.01040265">
                <text:p>0.010402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0.00980660642883618">
                <text:p>0.00980660642883618</text:p>
              </table:table-cell>
              <table:table-cell office:value-type="float" office:value="73">
                <text:p>73</text:p>
              </table:table-cell>
              <table:table-cell office:value-type="float" office:value="0.01042834">
                <text:p>0.010428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0.00982303777331362">
                <text:p>0.00982303777331362</text:p>
              </table:table-cell>
              <table:table-cell office:value-type="float" office:value="75">
                <text:p>75</text:p>
              </table:table-cell>
              <table:table-cell office:value-type="float" office:value="0.01045221">
                <text:p>0.010452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0.00983281035137017">
                <text:p>0.00983281035137017</text:p>
              </table:table-cell>
              <table:table-cell office:value-type="float" office:value="77">
                <text:p>77</text:p>
              </table:table-cell>
              <table:table-cell office:value-type="float" office:value="0.01047426">
                <text:p>0.010474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0.00985074271273864">
                <text:p>0.00985074271273864</text:p>
              </table:table-cell>
              <table:table-cell office:value-type="float" office:value="79">
                <text:p>79</text:p>
              </table:table-cell>
              <table:table-cell office:value-type="float" office:value="0.01049448">
                <text:p>0.010494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0.00986466703964275">
                <text:p>0.00986466703964275</text:p>
              </table:table-cell>
              <table:table-cell office:value-type="float" office:value="81">
                <text:p>81</text:p>
              </table:table-cell>
              <table:table-cell office:value-type="float" office:value="0.01051288">
                <text:p>0.010512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0.00988491479940698">
                <text:p>0.00988491479940698</text:p>
              </table:table-cell>
              <table:table-cell office:value-type="float" office:value="83">
                <text:p>83</text:p>
              </table:table-cell>
              <table:table-cell office:value-type="float" office:value="0.01052945">
                <text:p>0.010529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0.00989666744229851">
                <text:p>0.00989666744229851</text:p>
              </table:table-cell>
              <table:table-cell office:value-type="float" office:value="85">
                <text:p>85</text:p>
              </table:table-cell>
              <table:table-cell office:value-type="float" office:value="0.01054418">
                <text:p>0.010544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0.00991341815207192">
                <text:p>0.00991341815207192</text:p>
              </table:table-cell>
              <table:table-cell office:value-type="float" office:value="87">
                <text:p>87</text:p>
              </table:table-cell>
              <table:table-cell office:value-type="float" office:value="0.01055708">
                <text:p>0.010557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0.00995024097069676">
                <text:p>0.00995024097069676</text:p>
              </table:table-cell>
              <table:table-cell office:value-type="float" office:value="89">
                <text:p>89</text:p>
              </table:table-cell>
              <table:table-cell office:value-type="float" office:value="0.01056814">
                <text:p>0.010568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0.00995303541703646">
                <text:p>0.00995303541703646</text:p>
              </table:table-cell>
              <table:table-cell office:value-type="float" office:value="91">
                <text:p>91</text:p>
              </table:table-cell>
              <table:table-cell office:value-type="float" office:value="0.01057735">
                <text:p>0.010577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0.0099601093583421">
                <text:p>0.0099601093583421</text:p>
              </table:table-cell>
              <table:table-cell office:value-type="float" office:value="93">
                <text:p>93</text:p>
              </table:table-cell>
              <table:table-cell office:value-type="float" office:value="0.01058473">
                <text:p>0.010584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0.00999603795413825">
                <text:p>0.00999603795413825</text:p>
              </table:table-cell>
              <table:table-cell office:value-type="float" office:value="95">
                <text:p>95</text:p>
              </table:table-cell>
              <table:table-cell office:value-type="float" office:value="0.01059026">
                <text:p>0.010590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0.0100194474303325">
                <text:p>0.0100194474303325</text:p>
              </table:table-cell>
              <table:table-cell office:value-type="float" office:value="97">
                <text:p>97</text:p>
              </table:table-cell>
              <table:table-cell office:value-type="float" office:value="0.01059395">
                <text:p>0.010593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0.0100367410611091">
                <text:p>0.0100367410611091</text:p>
              </table:table-cell>
              <table:table-cell office:value-type="float" office:value="99">
                <text:p>99</text:p>
              </table:table-cell>
              <table:table-cell office:value-type="float" office:value="0.0105958">
                <text:p>0.01059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">
                <text:p>101</text:p>
              </table:table-cell>
              <table:table-cell office:value-type="float" office:value="0.0100517991348139">
                <text:p>0.0100517991348139</text:p>
              </table:table-cell>
              <table:table-cell office:value-type="float" office:value="101">
                <text:p>101</text:p>
              </table:table-cell>
              <table:table-cell office:value-type="float" office:value="0.0105958">
                <text:p>0.01059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">
                <text:p>103</text:p>
              </table:table-cell>
              <table:table-cell office:value-type="float" office:value="0.0100708971795126">
                <text:p>0.0100708971795126</text:p>
              </table:table-cell>
              <table:table-cell office:value-type="float" office:value="103">
                <text:p>103</text:p>
              </table:table-cell>
              <table:table-cell office:value-type="float" office:value="0.01059395">
                <text:p>0.010593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">
                <text:p>105</text:p>
              </table:table-cell>
              <table:table-cell office:value-type="float" office:value="0.0101098757138852">
                <text:p>0.0101098757138852</text:p>
              </table:table-cell>
              <table:table-cell office:value-type="float" office:value="105">
                <text:p>105</text:p>
              </table:table-cell>
              <table:table-cell office:value-type="float" office:value="0.01059026">
                <text:p>0.010590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">
                <text:p>107</text:p>
              </table:table-cell>
              <table:table-cell office:value-type="float" office:value="0.0101355686519457">
                <text:p>0.0101355686519457</text:p>
              </table:table-cell>
              <table:table-cell office:value-type="float" office:value="107">
                <text:p>107</text:p>
              </table:table-cell>
              <table:table-cell office:value-type="float" office:value="0.01058473">
                <text:p>0.010584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">
                <text:p>109</text:p>
              </table:table-cell>
              <table:table-cell office:value-type="float" office:value="0.010137995828195">
                <text:p>0.010137995828195</text:p>
              </table:table-cell>
              <table:table-cell office:value-type="float" office:value="109">
                <text:p>109</text:p>
              </table:table-cell>
              <table:table-cell office:value-type="float" office:value="0.01057735">
                <text:p>0.010577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">
                <text:p>111</text:p>
              </table:table-cell>
              <table:table-cell office:value-type="float" office:value="0.0101496047567034">
                <text:p>0.0101496047567034</text:p>
              </table:table-cell>
              <table:table-cell office:value-type="float" office:value="111">
                <text:p>111</text:p>
              </table:table-cell>
              <table:table-cell office:value-type="float" office:value="0.01056814">
                <text:p>0.010568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3">
                <text:p>113</text:p>
              </table:table-cell>
              <table:table-cell office:value-type="float" office:value="0.0101882958623096">
                <text:p>0.0101882958623096</text:p>
              </table:table-cell>
              <table:table-cell office:value-type="float" office:value="113">
                <text:p>113</text:p>
              </table:table-cell>
              <table:table-cell office:value-type="float" office:value="0.01055708">
                <text:p>0.010557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5">
                <text:p>115</text:p>
              </table:table-cell>
              <table:table-cell office:value-type="float" office:value="0.0102001123782603">
                <text:p>0.0102001123782603</text:p>
              </table:table-cell>
              <table:table-cell office:value-type="float" office:value="115">
                <text:p>115</text:p>
              </table:table-cell>
              <table:table-cell office:value-type="float" office:value="0.01054418">
                <text:p>0.010544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">
                <text:p>117</text:p>
              </table:table-cell>
              <table:table-cell office:value-type="float" office:value="0.0102068190494756">
                <text:p>0.0102068190494756</text:p>
              </table:table-cell>
              <table:table-cell office:value-type="float" office:value="117">
                <text:p>117</text:p>
              </table:table-cell>
              <table:table-cell office:value-type="float" office:value="0.01052945">
                <text:p>0.010529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0.0102174539138313">
                <text:p>0.0102174539138313</text:p>
              </table:table-cell>
              <table:table-cell office:value-type="float" office:value="119">
                <text:p>119</text:p>
              </table:table-cell>
              <table:table-cell office:value-type="float" office:value="0.01051288">
                <text:p>0.010512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">
                <text:p>121</text:p>
              </table:table-cell>
              <table:table-cell office:value-type="float" office:value="0.0102239529976042">
                <text:p>0.0102239529976042</text:p>
              </table:table-cell>
              <table:table-cell office:value-type="float" office:value="121">
                <text:p>121</text:p>
              </table:table-cell>
              <table:table-cell office:value-type="float" office:value="0.01049448">
                <text:p>0.010494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">
                <text:p>123</text:p>
              </table:table-cell>
              <table:table-cell office:value-type="float" office:value="0.0102302923987291">
                <text:p>0.0102302923987291</text:p>
              </table:table-cell>
              <table:table-cell office:value-type="float" office:value="123">
                <text:p>123</text:p>
              </table:table-cell>
              <table:table-cell office:value-type="float" office:value="0.01047426">
                <text:p>0.010474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0.0102402885324928">
                <text:p>0.0102402885324928</text:p>
              </table:table-cell>
              <table:table-cell office:value-type="float" office:value="125">
                <text:p>125</text:p>
              </table:table-cell>
              <table:table-cell office:value-type="float" office:value="0.01045221">
                <text:p>0.010452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7">
                <text:p>127</text:p>
              </table:table-cell>
              <table:table-cell office:value-type="float" office:value="0.0102453345041691">
                <text:p>0.0102453345041691</text:p>
              </table:table-cell>
              <table:table-cell office:value-type="float" office:value="127">
                <text:p>127</text:p>
              </table:table-cell>
              <table:table-cell office:value-type="float" office:value="0.01042834">
                <text:p>0.010428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9">
                <text:p>129</text:p>
              </table:table-cell>
              <table:table-cell office:value-type="float" office:value="0.0102541489863377">
                <text:p>0.0102541489863377</text:p>
              </table:table-cell>
              <table:table-cell office:value-type="float" office:value="129">
                <text:p>129</text:p>
              </table:table-cell>
              <table:table-cell office:value-type="float" office:value="0.01040265">
                <text:p>0.010402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1">
                <text:p>131</text:p>
              </table:table-cell>
              <table:table-cell office:value-type="float" office:value="0.0102592588310732">
                <text:p>0.0102592588310732</text:p>
              </table:table-cell>
              <table:table-cell office:value-type="float" office:value="131">
                <text:p>131</text:p>
              </table:table-cell>
              <table:table-cell office:value-type="float" office:value="0.01037515">
                <text:p>0.010375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">
                <text:p>133</text:p>
              </table:table-cell>
              <table:table-cell office:value-type="float" office:value="0.010262915563712">
                <text:p>0.010262915563712</text:p>
              </table:table-cell>
              <table:table-cell office:value-type="float" office:value="133">
                <text:p>133</text:p>
              </table:table-cell>
              <table:table-cell office:value-type="float" office:value="0.01034584">
                <text:p>0.010345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">
                <text:p>135</text:p>
              </table:table-cell>
              <table:table-cell office:value-type="float" office:value="0.0102671950586779">
                <text:p>0.0102671950586779</text:p>
              </table:table-cell>
              <table:table-cell office:value-type="float" office:value="135">
                <text:p>135</text:p>
              </table:table-cell>
              <table:table-cell office:value-type="float" office:value="0.01031473">
                <text:p>0.010314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  <table:table-cell office:value-type="float" office:value="0.0102815505287316">
                <text:p>0.0102815505287316</text:p>
              </table:table-cell>
              <table:table-cell office:value-type="float" office:value="137">
                <text:p>137</text:p>
              </table:table-cell>
              <table:table-cell office:value-type="float" office:value="0.01028182">
                <text:p>0.010281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">
                <text:p>139</text:p>
              </table:table-cell>
              <table:table-cell office:value-type="float" office:value="0.0102836743079498">
                <text:p>0.0102836743079498</text:p>
              </table:table-cell>
              <table:table-cell office:value-type="float" office:value="139">
                <text:p>139</text:p>
              </table:table-cell>
              <table:table-cell office:value-type="float" office:value="0.01024712">
                <text:p>0.010247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1">
                <text:p>141</text:p>
              </table:table-cell>
              <table:table-cell office:value-type="float" office:value="0.0102831313869466">
                <text:p>0.0102831313869466</text:p>
              </table:table-cell>
              <table:table-cell office:value-type="float" office:value="141">
                <text:p>141</text:p>
              </table:table-cell>
              <table:table-cell office:value-type="float" office:value="0.01021063">
                <text:p>0.010210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3">
                <text:p>143</text:p>
              </table:table-cell>
              <table:table-cell office:value-type="float" office:value="0.0102840096415105">
                <text:p>0.0102840096415105</text:p>
              </table:table-cell>
              <table:table-cell office:value-type="float" office:value="143">
                <text:p>143</text:p>
              </table:table-cell>
              <table:table-cell office:value-type="float" office:value="0.01017236">
                <text:p>0.010172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">
                <text:p>145</text:p>
              </table:table-cell>
              <table:table-cell office:value-type="float" office:value="0.0102779257326224">
                <text:p>0.0102779257326224</text:p>
              </table:table-cell>
              <table:table-cell office:value-type="float" office:value="145">
                <text:p>145</text:p>
              </table:table-cell>
              <table:table-cell office:value-type="float" office:value="0.01013232">
                <text:p>0.010132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">
                <text:p>147</text:p>
              </table:table-cell>
              <table:table-cell office:value-type="float" office:value="0.0102722729668838">
                <text:p>0.0102722729668838</text:p>
              </table:table-cell>
              <table:table-cell office:value-type="float" office:value="147">
                <text:p>147</text:p>
              </table:table-cell>
              <table:table-cell office:value-type="float" office:value="0.01009052">
                <text:p>0.010090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9">
                <text:p>149</text:p>
              </table:table-cell>
              <table:table-cell office:value-type="float" office:value="0.0102722889351486">
                <text:p>0.0102722889351486</text:p>
              </table:table-cell>
              <table:table-cell office:value-type="float" office:value="149">
                <text:p>149</text:p>
              </table:table-cell>
              <table:table-cell office:value-type="float" office:value="0.01004695">
                <text:p>0.010046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1">
                <text:p>151</text:p>
              </table:table-cell>
              <table:table-cell office:value-type="float" office:value="0.0102788199554511">
                <text:p>0.0102788199554511</text:p>
              </table:table-cell>
              <table:table-cell office:value-type="float" office:value="151">
                <text:p>151</text:p>
              </table:table-cell>
              <table:table-cell office:value-type="float" office:value="0.00999833">
                <text:p>0.009998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3">
                <text:p>153</text:p>
              </table:table-cell>
              <table:table-cell office:value-type="float" office:value="0.0102807680837565">
                <text:p>0.0102807680837565</text:p>
              </table:table-cell>
              <table:table-cell office:value-type="float" office:value="153">
                <text:p>153</text:p>
              </table:table-cell>
              <table:table-cell office:value-type="float" office:value="0.009948568">
                <text:p>0.0099485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">
                <text:p>155</text:p>
              </table:table-cell>
              <table:table-cell office:value-type="float" office:value="0.0102632988020672">
                <text:p>0.0102632988020672</text:p>
              </table:table-cell>
              <table:table-cell office:value-type="float" office:value="155">
                <text:p>155</text:p>
              </table:table-cell>
              <table:table-cell office:value-type="float" office:value="0.009900959">
                <text:p>0.0099009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7">
                <text:p>157</text:p>
              </table:table-cell>
              <table:table-cell office:value-type="float" office:value="0.010266795852058">
                <text:p>0.010266795852058</text:p>
              </table:table-cell>
              <table:table-cell office:value-type="float" office:value="157">
                <text:p>157</text:p>
              </table:table-cell>
              <table:table-cell office:value-type="float" office:value="0.009855494">
                <text:p>0.0098554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9">
                <text:p>159</text:p>
              </table:table-cell>
              <table:table-cell office:value-type="float" office:value="0.0102680733132418">
                <text:p>0.0102680733132418</text:p>
              </table:table-cell>
              <table:table-cell office:value-type="float" office:value="159">
                <text:p>159</text:p>
              </table:table-cell>
              <table:table-cell office:value-type="float" office:value="0.009812162">
                <text:p>0.0098121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1">
                <text:p>161</text:p>
              </table:table-cell>
              <table:table-cell office:value-type="float" office:value="0.0102665882646156">
                <text:p>0.0102665882646156</text:p>
              </table:table-cell>
              <table:table-cell office:value-type="float" office:value="161">
                <text:p>161</text:p>
              </table:table-cell>
              <table:table-cell office:value-type="float" office:value="0.009770954">
                <text:p>0.0097709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3">
                <text:p>163</text:p>
              </table:table-cell>
              <table:table-cell office:value-type="float" office:value="0.0102604085461387">
                <text:p>0.0102604085461387</text:p>
              </table:table-cell>
              <table:table-cell office:value-type="float" office:value="163">
                <text:p>163</text:p>
              </table:table-cell>
              <table:table-cell office:value-type="float" office:value="0.009731862">
                <text:p>0.0097318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5">
                <text:p>165</text:p>
              </table:table-cell>
              <table:table-cell office:value-type="float" office:value="0.0102536060653346">
                <text:p>0.0102536060653346</text:p>
              </table:table-cell>
              <table:table-cell office:value-type="float" office:value="165">
                <text:p>165</text:p>
              </table:table-cell>
              <table:table-cell office:value-type="float" office:value="0.009694876">
                <text:p>0.0096948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7">
                <text:p>167</text:p>
              </table:table-cell>
              <table:table-cell office:value-type="float" office:value="0.0102390749443682">
                <text:p>0.0102390749443682</text:p>
              </table:table-cell>
              <table:table-cell office:value-type="float" office:value="167">
                <text:p>167</text:p>
              </table:table-cell>
              <table:table-cell office:value-type="float" office:value="0.009659988">
                <text:p>0.0096599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0.0102497896500478">
                <text:p>0.0102497896500478</text:p>
              </table:table-cell>
              <table:table-cell office:value-type="float" office:value="169">
                <text:p>169</text:p>
              </table:table-cell>
              <table:table-cell office:value-type="float" office:value="0.009627192">
                <text:p>0.0096271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1">
                <text:p>171</text:p>
              </table:table-cell>
              <table:table-cell office:value-type="float" office:value="0.0102590512436308">
                <text:p>0.0102590512436308</text:p>
              </table:table-cell>
              <table:table-cell office:value-type="float" office:value="171">
                <text:p>171</text:p>
              </table:table-cell>
              <table:table-cell office:value-type="float" office:value="0.00959648">
                <text:p>0.009596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">
                <text:p>173</text:p>
              </table:table-cell>
              <table:table-cell office:value-type="float" office:value="0.0102503485393158">
                <text:p>0.0102503485393158</text:p>
              </table:table-cell>
              <table:table-cell office:value-type="float" office:value="173">
                <text:p>173</text:p>
              </table:table-cell>
              <table:table-cell office:value-type="float" office:value="0.009567845">
                <text:p>0.0095678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5">
                <text:p>175</text:p>
              </table:table-cell>
              <table:table-cell office:value-type="float" office:value="0.0102465959970882">
                <text:p>0.0102465959970882</text:p>
              </table:table-cell>
              <table:table-cell office:value-type="float" office:value="175">
                <text:p>175</text:p>
              </table:table-cell>
              <table:table-cell office:value-type="float" office:value="0.009541281">
                <text:p>0.0095412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0.0102604404826683">
                <text:p>0.0102604404826683</text:p>
              </table:table-cell>
              <table:table-cell office:value-type="float" office:value="177">
                <text:p>177</text:p>
              </table:table-cell>
              <table:table-cell office:value-type="float" office:value="0.009516783">
                <text:p>0.0095167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9">
                <text:p>179</text:p>
              </table:table-cell>
              <table:table-cell office:value-type="float" office:value="0.0102386597694834">
                <text:p>0.0102386597694834</text:p>
              </table:table-cell>
              <table:table-cell office:value-type="float" office:value="179">
                <text:p>179</text:p>
              </table:table-cell>
              <table:table-cell office:value-type="float" office:value="0.009494345">
                <text:p>0.0094943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1">
                <text:p>181</text:p>
              </table:table-cell>
              <table:table-cell office:value-type="float" office:value="0.0102469313306489">
                <text:p>0.0102469313306489</text:p>
              </table:table-cell>
              <table:table-cell office:value-type="float" office:value="181">
                <text:p>181</text:p>
              </table:table-cell>
              <table:table-cell office:value-type="float" office:value="0.009473962">
                <text:p>0.0094739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3">
                <text:p>183</text:p>
              </table:table-cell>
              <table:table-cell office:value-type="float" office:value="0.010244312535222">
                <text:p>0.010244312535222</text:p>
              </table:table-cell>
              <table:table-cell office:value-type="float" office:value="183">
                <text:p>183</text:p>
              </table:table-cell>
              <table:table-cell office:value-type="float" office:value="0.00945563">
                <text:p>0.009455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5">
                <text:p>185</text:p>
              </table:table-cell>
              <table:table-cell office:value-type="float" office:value="0.0102442965669572">
                <text:p>0.0102442965669572</text:p>
              </table:table-cell>
              <table:table-cell office:value-type="float" office:value="185">
                <text:p>185</text:p>
              </table:table-cell>
              <table:table-cell office:value-type="float" office:value="0.009439345">
                <text:p>0.0094393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7">
                <text:p>187</text:p>
              </table:table-cell>
              <table:table-cell office:value-type="float" office:value="0.0102521689215028">
                <text:p>0.0102521689215028</text:p>
              </table:table-cell>
              <table:table-cell office:value-type="float" office:value="187">
                <text:p>187</text:p>
              </table:table-cell>
              <table:table-cell office:value-type="float" office:value="0.009425103">
                <text:p>0.0094251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9">
                <text:p>189</text:p>
              </table:table-cell>
              <table:table-cell office:value-type="float" office:value="0.0102365200220004">
                <text:p>0.0102365200220004</text:p>
              </table:table-cell>
              <table:table-cell office:value-type="float" office:value="189">
                <text:p>189</text:p>
              </table:table-cell>
              <table:table-cell office:value-type="float" office:value="0.009412901">
                <text:p>0.0094129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1">
                <text:p>191</text:p>
              </table:table-cell>
              <table:table-cell office:value-type="float" office:value="0.010227370206271">
                <text:p>0.010227370206271</text:p>
              </table:table-cell>
              <table:table-cell office:value-type="float" office:value="191">
                <text:p>191</text:p>
              </table:table-cell>
              <table:table-cell office:value-type="float" office:value="0.009402737">
                <text:p>0.0094027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3">
                <text:p>193</text:p>
              </table:table-cell>
              <table:table-cell office:value-type="float" office:value="0.010225629665408">
                <text:p>0.010225629665408</text:p>
              </table:table-cell>
              <table:table-cell office:value-type="float" office:value="193">
                <text:p>193</text:p>
              </table:table-cell>
              <table:table-cell office:value-type="float" office:value="0.009394609">
                <text:p>0.0093946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">
                <text:p>195</text:p>
              </table:table-cell>
              <table:table-cell office:value-type="float" office:value="0.0102172463263889">
                <text:p>0.0102172463263889</text:p>
              </table:table-cell>
              <table:table-cell office:value-type="float" office:value="195">
                <text:p>195</text:p>
              </table:table-cell>
              <table:table-cell office:value-type="float" office:value="0.009388514">
                <text:p>0.0093885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7">
                <text:p>197</text:p>
              </table:table-cell>
              <table:table-cell office:value-type="float" office:value="0.0102199449631398">
                <text:p>0.0102199449631398</text:p>
              </table:table-cell>
              <table:table-cell office:value-type="float" office:value="197">
                <text:p>197</text:p>
              </table:table-cell>
              <table:table-cell office:value-type="float" office:value="0.009384451">
                <text:p>0.0093844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">
                <text:p>199</text:p>
              </table:table-cell>
              <table:table-cell office:value-type="float" office:value="0.0102303722400531">
                <text:p>0.0102303722400531</text:p>
              </table:table-cell>
              <table:table-cell office:value-type="float" office:value="199">
                <text:p>199</text:p>
              </table:table-cell>
              <table:table-cell office:value-type="float" office:value="0.00938242">
                <text:p>0.009382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37cm" svg:height="10.972cm" xlink:href=".." xlink:type="simple" chart:class="chart:scatter" chart:style-name="ch1">
        <chart:legend chart:legend-position="end" svg:x="15.125cm" svg:y="0.391cm" style:legend-expansion="custom" chartooo:width="4.757cm" chartooo:height="3.081cm" style:legend-expansion-aspect-ratio="1.54397922752353" chart:style-name="ch2"/>
        <chart:plot-area chart:style-name="ch3" table:cell-range-address="Diff5.B4:Diff5.B53 Diff5.E4:Diff5.E4 Diff5.D4:Diff5.D103 Diff5.I4:Diff5.I4 Diff5.H4:Diff5.H103 Diff5.E54:Diff5.E54 Diff5.I54:Diff5.I54" chart:data-source-has-labels="row" svg:x="0.415cm" svg:y="0.217cm" svg:width="20.181cm" svg:height="10.534cm">
          <chartooo:coordinate-region svg:x="1.327cm" svg:y="0.417cm" svg:width="18.989cm" svg:height="9.6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ff5.D4:Diff5.D53" chart:label-cell-address="Diff5.E4:Diff5.E4" chart:class="chart:scatter">
            <chart:domain table:cell-range-address="Diff5.B4:Diff5.B53"/>
            <chart:data-point chart:repeated="50"/>
          </chart:series>
          <chart:series chart:style-name="ch8" chart:values-cell-range-address="Diff5.H4:Diff5.H53" chart:label-cell-address="Diff5.I4:Diff5.I4" chart:class="chart:scatter">
            <chart:domain table:cell-range-address="Diff5.G4:Diff5.G53"/>
            <chart:data-point chart:repeated="50"/>
          </chart:series>
          <chart:series chart:style-name="ch9" chart:values-cell-range-address="Diff5.D54:Diff5.D103" chart:label-cell-address="Diff5.E54:Diff5.E54" chart:class="chart:scatter">
            <chart:domain table:cell-range-address="Diff5.B54:Diff5.B103"/>
            <chart:data-point chart:repeated="50"/>
          </chart:series>
          <chart:series chart:style-name="ch10" chart:values-cell-range-address="Diff5.H54:Diff5.H103" chart:label-cell-address="Diff5.I54:Diff5.I54" chart:class="chart:scatter">
            <chart:domain table:cell-range-address="Diff5.G54:Diff5.G103"/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rpent_1g</text:p>
                <draw:g>
                  <svg:desc>Diff5.E4:Diff5.E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1g</text:p>
                <draw:g>
                  <svg:desc>Diff5.I4:Diff5.I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erpent_1g</text:p>
                <draw:g>
                  <svg:desc>Diff5.E54:Diff5.E5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2g</text:p>
                <draw:g>
                  <svg:desc>Diff5.I54:Diff5.I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Diff5.B4:Diff5.B53</svg:desc>
                </draw:g>
              </table:table-cell>
              <table:table-cell office:value-type="float" office:value="0.00719198559703963">
                <text:p>0.00719198559703963</text:p>
                <draw:g>
                  <svg:desc>Diff5.D4:Diff5.D53</svg:desc>
                </draw:g>
              </table:table-cell>
              <table:table-cell office:value-type="float" office:value="2">
                <text:p>2</text:p>
                <draw:g>
                  <svg:desc>Diff5.G4:Diff5.G53</svg:desc>
                </draw:g>
              </table:table-cell>
              <table:table-cell office:value-type="float" office:value="0.007338337">
                <text:p>0.007338337</text:p>
                <draw:g>
                  <svg:desc>Diff5.H4:Diff5.H53</svg:desc>
                </draw:g>
              </table:table-cell>
              <table:table-cell office:value-type="float" office:value="2">
                <text:p>2</text:p>
                <draw:g>
                  <svg:desc>Diff5.B54:Diff5.B103</svg:desc>
                </draw:g>
              </table:table-cell>
              <table:table-cell office:value-type="float" office:value="0.023730217361582">
                <text:p>0.023730217361582</text:p>
                <draw:g>
                  <svg:desc>Diff5.D54:Diff5.D103</svg:desc>
                </draw:g>
              </table:table-cell>
              <table:table-cell office:value-type="float" office:value="2">
                <text:p>2</text:p>
                <draw:g>
                  <svg:desc>Diff5.G54:Diff5.G103</svg:desc>
                </draw:g>
              </table:table-cell>
              <table:table-cell office:value-type="float" office:value="0.02362498">
                <text:p>0.02362498</text:p>
                <draw:g>
                  <svg:desc>Diff5.H54:Diff5.H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718146442733597">
                <text:p>0.00718146442733597</text:p>
              </table:table-cell>
              <table:table-cell office:value-type="float" office:value="6">
                <text:p>6</text:p>
              </table:table-cell>
              <table:table-cell office:value-type="float" office:value="0.007331305">
                <text:p>0.007331305</text:p>
              </table:table-cell>
              <table:table-cell office:value-type="float" office:value="6">
                <text:p>6</text:p>
              </table:table-cell>
              <table:table-cell office:value-type="float" office:value="0.0237053189624046">
                <text:p>0.0237053189624046</text:p>
              </table:table-cell>
              <table:table-cell office:value-type="float" office:value="6">
                <text:p>6</text:p>
              </table:table-cell>
              <table:table-cell office:value-type="float" office:value="0.02360234">
                <text:p>0.023602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717057297374711">
                <text:p>0.00717057297374711</text:p>
              </table:table-cell>
              <table:table-cell office:value-type="float" office:value="10">
                <text:p>10</text:p>
              </table:table-cell>
              <table:table-cell office:value-type="float" office:value="0.007317248">
                <text:p>0.007317248</text:p>
              </table:table-cell>
              <table:table-cell office:value-type="float" office:value="10">
                <text:p>10</text:p>
              </table:table-cell>
              <table:table-cell office:value-type="float" office:value="0.0236628001576556">
                <text:p>0.0236628001576556</text:p>
              </table:table-cell>
              <table:table-cell office:value-type="float" office:value="10">
                <text:p>10</text:p>
              </table:table-cell>
              <table:table-cell office:value-type="float" office:value="0.02355708">
                <text:p>0.023557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00715122883284779">
                <text:p>0.00715122883284779</text:p>
              </table:table-cell>
              <table:table-cell office:value-type="float" office:value="14">
                <text:p>14</text:p>
              </table:table-cell>
              <table:table-cell office:value-type="float" office:value="0.007296178">
                <text:p>0.007296178</text:p>
              </table:table-cell>
              <table:table-cell office:value-type="float" office:value="14">
                <text:p>14</text:p>
              </table:table-cell>
              <table:table-cell office:value-type="float" office:value="0.0235432878416044">
                <text:p>0.0235432878416044</text:p>
              </table:table-cell>
              <table:table-cell office:value-type="float" office:value="14">
                <text:p>14</text:p>
              </table:table-cell>
              <table:table-cell office:value-type="float" office:value="0.02348924">
                <text:p>0.023489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00711506869619639">
                <text:p>0.00711506869619639</text:p>
              </table:table-cell>
              <table:table-cell office:value-type="float" office:value="18">
                <text:p>18</text:p>
              </table:table-cell>
              <table:table-cell office:value-type="float" office:value="0.007268117">
                <text:p>0.007268117</text:p>
              </table:table-cell>
              <table:table-cell office:value-type="float" office:value="18">
                <text:p>18</text:p>
              </table:table-cell>
              <table:table-cell office:value-type="float" office:value="0.0234200726867011">
                <text:p>0.0234200726867011</text:p>
              </table:table-cell>
              <table:table-cell office:value-type="float" office:value="18">
                <text:p>18</text:p>
              </table:table-cell>
              <table:table-cell office:value-type="float" office:value="0.02339889">
                <text:p>0.02339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.00707930438024985">
                <text:p>0.00707930438024985</text:p>
              </table:table-cell>
              <table:table-cell office:value-type="float" office:value="22">
                <text:p>22</text:p>
              </table:table-cell>
              <table:table-cell office:value-type="float" office:value="0.00723309">
                <text:p>0.00723309</text:p>
              </table:table-cell>
              <table:table-cell office:value-type="float" office:value="22">
                <text:p>22</text:p>
              </table:table-cell>
              <table:table-cell office:value-type="float" office:value="0.0233285231881875">
                <text:p>0.0233285231881875</text:p>
              </table:table-cell>
              <table:table-cell office:value-type="float" office:value="22">
                <text:p>22</text:p>
              </table:table-cell>
              <table:table-cell office:value-type="float" office:value="0.02328611">
                <text:p>0.023286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0.00703101425425564">
                <text:p>0.00703101425425564</text:p>
              </table:table-cell>
              <table:table-cell office:value-type="float" office:value="26">
                <text:p>26</text:p>
              </table:table-cell>
              <table:table-cell office:value-type="float" office:value="0.007191133">
                <text:p>0.007191133</text:p>
              </table:table-cell>
              <table:table-cell office:value-type="float" office:value="26">
                <text:p>26</text:p>
              </table:table-cell>
              <table:table-cell office:value-type="float" office:value="0.0232047972968909">
                <text:p>0.0232047972968909</text:p>
              </table:table-cell>
              <table:table-cell office:value-type="float" office:value="26">
                <text:p>26</text:p>
              </table:table-cell>
              <table:table-cell office:value-type="float" office:value="0.02315102">
                <text:p>0.023151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697261154767248">
                <text:p>0.00697261154767248</text:p>
              </table:table-cell>
              <table:table-cell office:value-type="float" office:value="30">
                <text:p>30</text:p>
              </table:table-cell>
              <table:table-cell office:value-type="float" office:value="0.007142284">
                <text:p>0.007142284</text:p>
              </table:table-cell>
              <table:table-cell office:value-type="float" office:value="30">
                <text:p>30</text:p>
              </table:table-cell>
              <table:table-cell office:value-type="float" office:value="0.0230593651088755">
                <text:p>0.0230593651088755</text:p>
              </table:table-cell>
              <table:table-cell office:value-type="float" office:value="30">
                <text:p>30</text:p>
              </table:table-cell>
              <table:table-cell office:value-type="float" office:value="0.02299374">
                <text:p>0.022993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0.00693111421571024">
                <text:p>0.00693111421571024</text:p>
              </table:table-cell>
              <table:table-cell office:value-type="float" office:value="34">
                <text:p>34</text:p>
              </table:table-cell>
              <table:table-cell office:value-type="float" office:value="0.007086592">
                <text:p>0.007086592</text:p>
              </table:table-cell>
              <table:table-cell office:value-type="float" office:value="34">
                <text:p>34</text:p>
              </table:table-cell>
              <table:table-cell office:value-type="float" office:value="0.0228920989400431">
                <text:p>0.0228920989400431</text:p>
              </table:table-cell>
              <table:table-cell office:value-type="float" office:value="34">
                <text:p>34</text:p>
              </table:table-cell>
              <table:table-cell office:value-type="float" office:value="0.02281442">
                <text:p>0.022814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0.00687725706302817">
                <text:p>0.00687725706302817</text:p>
              </table:table-cell>
              <table:table-cell office:value-type="float" office:value="38">
                <text:p>38</text:p>
              </table:table-cell>
              <table:table-cell office:value-type="float" office:value="0.007024108">
                <text:p>0.007024108</text:p>
              </table:table-cell>
              <table:table-cell office:value-type="float" office:value="38">
                <text:p>38</text:p>
              </table:table-cell>
              <table:table-cell office:value-type="float" office:value="0.0226941885876078">
                <text:p>0.0226941885876078</text:p>
              </table:table-cell>
              <table:table-cell office:value-type="float" office:value="38">
                <text:p>38</text:p>
              </table:table-cell>
              <table:table-cell office:value-type="float" office:value="0.02261323">
                <text:p>0.022613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0.0068078735239873">
                <text:p>0.0068078735239873</text:p>
              </table:table-cell>
              <table:table-cell office:value-type="float" office:value="42">
                <text:p>42</text:p>
              </table:table-cell>
              <table:table-cell office:value-type="float" office:value="0.006954894">
                <text:p>0.006954894</text:p>
              </table:table-cell>
              <table:table-cell office:value-type="float" office:value="42">
                <text:p>42</text:p>
              </table:table-cell>
              <table:table-cell office:value-type="float" office:value="0.0224981934966477">
                <text:p>0.0224981934966477</text:p>
              </table:table-cell>
              <table:table-cell office:value-type="float" office:value="42">
                <text:p>42</text:p>
              </table:table-cell>
              <table:table-cell office:value-type="float" office:value="0.02239037">
                <text:p>0.022390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673471053563542">
                <text:p>0.00673471053563542</text:p>
              </table:table-cell>
              <table:table-cell office:value-type="float" office:value="46">
                <text:p>46</text:p>
              </table:table-cell>
              <table:table-cell office:value-type="float" office:value="0.006879015">
                <text:p>0.006879015</text:p>
              </table:table-cell>
              <table:table-cell office:value-type="float" office:value="46">
                <text:p>46</text:p>
              </table:table-cell>
              <table:table-cell office:value-type="float" office:value="0.0222628717033972">
                <text:p>0.0222628717033972</text:p>
              </table:table-cell>
              <table:table-cell office:value-type="float" office:value="46">
                <text:p>46</text:p>
              </table:table-cell>
              <table:table-cell office:value-type="float" office:value="0.02214606">
                <text:p>0.022146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00666873616202037">
                <text:p>0.00666873616202037</text:p>
              </table:table-cell>
              <table:table-cell office:value-type="float" office:value="50">
                <text:p>50</text:p>
              </table:table-cell>
              <table:table-cell office:value-type="float" office:value="0.006796545">
                <text:p>0.006796545</text:p>
              </table:table-cell>
              <table:table-cell office:value-type="float" office:value="50">
                <text:p>50</text:p>
              </table:table-cell>
              <table:table-cell office:value-type="float" office:value="0.0219804344778573">
                <text:p>0.0219804344778573</text:p>
              </table:table-cell>
              <table:table-cell office:value-type="float" office:value="50">
                <text:p>50</text:p>
              </table:table-cell>
              <table:table-cell office:value-type="float" office:value="0.02188051">
                <text:p>0.021880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0.00658351979478469">
                <text:p>0.00658351979478469</text:p>
              </table:table-cell>
              <table:table-cell office:value-type="float" office:value="54">
                <text:p>54</text:p>
              </table:table-cell>
              <table:table-cell office:value-type="float" office:value="0.006707563">
                <text:p>0.006707563</text:p>
              </table:table-cell>
              <table:table-cell office:value-type="float" office:value="54">
                <text:p>54</text:p>
              </table:table-cell>
              <table:table-cell office:value-type="float" office:value="0.021669012961993">
                <text:p>0.021669012961993</text:p>
              </table:table-cell>
              <table:table-cell office:value-type="float" office:value="54">
                <text:p>54</text:p>
              </table:table-cell>
              <table:table-cell office:value-type="float" office:value="0.021594">
                <text:p>0.0215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0.00649140848623835">
                <text:p>0.00649140848623835</text:p>
              </table:table-cell>
              <table:table-cell office:value-type="float" office:value="58">
                <text:p>58</text:p>
              </table:table-cell>
              <table:table-cell office:value-type="float" office:value="0.006612154">
                <text:p>0.006612154</text:p>
              </table:table-cell>
              <table:table-cell office:value-type="float" office:value="58">
                <text:p>58</text:p>
              </table:table-cell>
              <table:table-cell office:value-type="float" office:value="0.0213324376787546">
                <text:p>0.0213324376787546</text:p>
              </table:table-cell>
              <table:table-cell office:value-type="float" office:value="58">
                <text:p>58</text:p>
              </table:table-cell>
              <table:table-cell office:value-type="float" office:value="0.02128678">
                <text:p>0.021286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0.00637628850317018">
                <text:p>0.00637628850317018</text:p>
              </table:table-cell>
              <table:table-cell office:value-type="float" office:value="62">
                <text:p>62</text:p>
              </table:table-cell>
              <table:table-cell office:value-type="float" office:value="0.00651041">
                <text:p>0.00651041</text:p>
              </table:table-cell>
              <table:table-cell office:value-type="float" office:value="62">
                <text:p>62</text:p>
              </table:table-cell>
              <table:table-cell office:value-type="float" office:value="0.0210446377210842">
                <text:p>0.0210446377210842</text:p>
              </table:table-cell>
              <table:table-cell office:value-type="float" office:value="62">
                <text:p>62</text:p>
              </table:table-cell>
              <table:table-cell office:value-type="float" office:value="0.02095917">
                <text:p>0.020959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0.00627718010603452">
                <text:p>0.00627718010603452</text:p>
              </table:table-cell>
              <table:table-cell office:value-type="float" office:value="66">
                <text:p>66</text:p>
              </table:table-cell>
              <table:table-cell office:value-type="float" office:value="0.006402428">
                <text:p>0.006402428</text:p>
              </table:table-cell>
              <table:table-cell office:value-type="float" office:value="66">
                <text:p>66</text:p>
              </table:table-cell>
              <table:table-cell office:value-type="float" office:value="0.0207067855968624">
                <text:p>0.0207067855968624</text:p>
              </table:table-cell>
              <table:table-cell office:value-type="float" office:value="66">
                <text:p>66</text:p>
              </table:table-cell>
              <table:table-cell office:value-type="float" office:value="0.02061146">
                <text:p>0.020611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0.00617593938445649">
                <text:p>0.00617593938445649</text:p>
              </table:table-cell>
              <table:table-cell office:value-type="float" office:value="70">
                <text:p>70</text:p>
              </table:table-cell>
              <table:table-cell office:value-type="float" office:value="0.006288314">
                <text:p>0.006288314</text:p>
              </table:table-cell>
              <table:table-cell office:value-type="float" office:value="70">
                <text:p>70</text:p>
              </table:table-cell>
              <table:table-cell office:value-type="float" office:value="0.0203621662154283">
                <text:p>0.0203621662154283</text:p>
              </table:table-cell>
              <table:table-cell office:value-type="float" office:value="70">
                <text:p>70</text:p>
              </table:table-cell>
              <table:table-cell office:value-type="float" office:value="0.02024399">
                <text:p>0.020243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0.0060382959264402">
                <text:p>0.0060382959264402</text:p>
              </table:table-cell>
              <table:table-cell office:value-type="float" office:value="74">
                <text:p>74</text:p>
              </table:table-cell>
              <table:table-cell office:value-type="float" office:value="0.006168175">
                <text:p>0.006168175</text:p>
              </table:table-cell>
              <table:table-cell office:value-type="float" office:value="74">
                <text:p>74</text:p>
              </table:table-cell>
              <table:table-cell office:value-type="float" office:value="0.0199519172074447">
                <text:p>0.0199519172074447</text:p>
              </table:table-cell>
              <table:table-cell office:value-type="float" office:value="74">
                <text:p>74</text:p>
              </table:table-cell>
              <table:table-cell office:value-type="float" office:value="0.01985712">
                <text:p>0.019857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0.00589818816532585">
                <text:p>0.00589818816532585</text:p>
              </table:table-cell>
              <table:table-cell office:value-type="float" office:value="78">
                <text:p>78</text:p>
              </table:table-cell>
              <table:table-cell office:value-type="float" office:value="0.006042129">
                <text:p>0.006042129</text:p>
              </table:table-cell>
              <table:table-cell office:value-type="float" office:value="78">
                <text:p>78</text:p>
              </table:table-cell>
              <table:table-cell office:value-type="float" office:value="0.0195614592347046">
                <text:p>0.0195614592347046</text:p>
              </table:table-cell>
              <table:table-cell office:value-type="float" office:value="78">
                <text:p>78</text:p>
              </table:table-cell>
              <table:table-cell office:value-type="float" office:value="0.01945121">
                <text:p>0.019451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0.00577835663902873">
                <text:p>0.00577835663902873</text:p>
              </table:table-cell>
              <table:table-cell office:value-type="float" office:value="82">
                <text:p>82</text:p>
              </table:table-cell>
              <table:table-cell office:value-type="float" office:value="0.005910296">
                <text:p>0.005910296</text:p>
              </table:table-cell>
              <table:table-cell office:value-type="float" office:value="82">
                <text:p>82</text:p>
              </table:table-cell>
              <table:table-cell office:value-type="float" office:value="0.0191575944316382">
                <text:p>0.0191575944316382</text:p>
              </table:table-cell>
              <table:table-cell office:value-type="float" office:value="82">
                <text:p>82</text:p>
              </table:table-cell>
              <table:table-cell office:value-type="float" office:value="0.01902666">
                <text:p>0.019026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">
                <text:p>86</text:p>
              </table:table-cell>
              <table:table-cell office:value-type="float" office:value="0.00564043227599608">
                <text:p>0.00564043227599608</text:p>
              </table:table-cell>
              <table:table-cell office:value-type="float" office:value="86">
                <text:p>86</text:p>
              </table:table-cell>
              <table:table-cell office:value-type="float" office:value="0.005772805">
                <text:p>0.005772805</text:p>
              </table:table-cell>
              <table:table-cell office:value-type="float" office:value="86">
                <text:p>86</text:p>
              </table:table-cell>
              <table:table-cell office:value-type="float" office:value="0.0187126153489047">
                <text:p>0.0187126153489047</text:p>
              </table:table-cell>
              <table:table-cell office:value-type="float" office:value="86">
                <text:p>86</text:p>
              </table:table-cell>
              <table:table-cell office:value-type="float" office:value="0.01858386">
                <text:p>0.018583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.00550195887134055">
                <text:p>0.00550195887134055</text:p>
              </table:table-cell>
              <table:table-cell office:value-type="float" office:value="90">
                <text:p>90</text:p>
              </table:table-cell>
              <table:table-cell office:value-type="float" office:value="0.005629787">
                <text:p>0.005629787</text:p>
              </table:table-cell>
              <table:table-cell office:value-type="float" office:value="90">
                <text:p>90</text:p>
              </table:table-cell>
              <table:table-cell office:value-type="float" office:value="0.0182394180804368">
                <text:p>0.0182394180804368</text:p>
              </table:table-cell>
              <table:table-cell office:value-type="float" office:value="90">
                <text:p>90</text:p>
              </table:table-cell>
              <table:table-cell office:value-type="float" office:value="0.01812324">
                <text:p>0.018123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">
                <text:p>94</text:p>
              </table:table-cell>
              <table:table-cell office:value-type="float" office:value="0.00535185344532575">
                <text:p>0.00535185344532575</text:p>
              </table:table-cell>
              <table:table-cell office:value-type="float" office:value="94">
                <text:p>94</text:p>
              </table:table-cell>
              <table:table-cell office:value-type="float" office:value="0.005481381">
                <text:p>0.005481381</text:p>
              </table:table-cell>
              <table:table-cell office:value-type="float" office:value="94">
                <text:p>94</text:p>
              </table:table-cell>
              <table:table-cell office:value-type="float" office:value="0.017734427471481">
                <text:p>0.017734427471481</text:p>
              </table:table-cell>
              <table:table-cell office:value-type="float" office:value="94">
                <text:p>94</text:p>
              </table:table-cell>
              <table:table-cell office:value-type="float" office:value="0.01764524">
                <text:p>0.017645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0.00521567835444044">
                <text:p>0.00521567835444044</text:p>
              </table:table-cell>
              <table:table-cell office:value-type="float" office:value="98">
                <text:p>98</text:p>
              </table:table-cell>
              <table:table-cell office:value-type="float" office:value="0.00532773">
                <text:p>0.00532773</text:p>
              </table:table-cell>
              <table:table-cell office:value-type="float" office:value="98">
                <text:p>98</text:p>
              </table:table-cell>
              <table:table-cell office:value-type="float" office:value="0.0172453973748183">
                <text:p>0.0172453973748183</text:p>
              </table:table-cell>
              <table:table-cell office:value-type="float" office:value="98">
                <text:p>98</text:p>
              </table:table-cell>
              <table:table-cell office:value-type="float" office:value="0.01715032">
                <text:p>0.017150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">
                <text:p>102</text:p>
              </table:table-cell>
              <table:table-cell office:value-type="float" office:value="0.00505521774804983">
                <text:p>0.00505521774804983</text:p>
              </table:table-cell>
              <table:table-cell office:value-type="float" office:value="102">
                <text:p>102</text:p>
              </table:table-cell>
              <table:table-cell office:value-type="float" office:value="0.005168985">
                <text:p>0.005168985</text:p>
              </table:table-cell>
              <table:table-cell office:value-type="float" office:value="102">
                <text:p>102</text:p>
              </table:table-cell>
              <table:table-cell office:value-type="float" office:value="0.0167457694979929">
                <text:p>0.0167457694979929</text:p>
              </table:table-cell>
              <table:table-cell office:value-type="float" office:value="102">
                <text:p>102</text:p>
              </table:table-cell>
              <table:table-cell office:value-type="float" office:value="0.01663895">
                <text:p>0.016638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0.0048954849410198">
                <text:p>0.0048954849410198</text:p>
              </table:table-cell>
              <table:table-cell office:value-type="float" office:value="106">
                <text:p>106</text:p>
              </table:table-cell>
              <table:table-cell office:value-type="float" office:value="0.005005298">
                <text:p>0.005005298</text:p>
              </table:table-cell>
              <table:table-cell office:value-type="float" office:value="106">
                <text:p>106</text:p>
              </table:table-cell>
              <table:table-cell office:value-type="float" office:value="0.0162257121654323">
                <text:p>0.0162257121654323</text:p>
              </table:table-cell>
              <table:table-cell office:value-type="float" office:value="106">
                <text:p>106</text:p>
              </table:table-cell>
              <table:table-cell office:value-type="float" office:value="0.01611161">
                <text:p>0.016111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">
                <text:p>110</text:p>
              </table:table-cell>
              <table:table-cell office:value-type="float" office:value="0.00474041260357937">
                <text:p>0.00474041260357937</text:p>
              </table:table-cell>
              <table:table-cell office:value-type="float" office:value="110">
                <text:p>110</text:p>
              </table:table-cell>
              <table:table-cell office:value-type="float" office:value="0.00483683">
                <text:p>0.00483683</text:p>
              </table:table-cell>
              <table:table-cell office:value-type="float" office:value="110">
                <text:p>110</text:p>
              </table:table-cell>
              <table:table-cell office:value-type="float" office:value="0.0156916095820537">
                <text:p>0.0156916095820537</text:p>
              </table:table-cell>
              <table:table-cell office:value-type="float" office:value="110">
                <text:p>110</text:p>
              </table:table-cell>
              <table:table-cell office:value-type="float" office:value="0.01556881">
                <text:p>0.015568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">
                <text:p>114</text:p>
              </table:table-cell>
              <table:table-cell office:value-type="float" office:value="0.00457557243261552">
                <text:p>0.00457557243261552</text:p>
              </table:table-cell>
              <table:table-cell office:value-type="float" office:value="114">
                <text:p>114</text:p>
              </table:table-cell>
              <table:table-cell office:value-type="float" office:value="0.004663746">
                <text:p>0.004663746</text:p>
              </table:table-cell>
              <table:table-cell office:value-type="float" office:value="114">
                <text:p>114</text:p>
              </table:table-cell>
              <table:table-cell office:value-type="float" office:value="0.0151333747040878">
                <text:p>0.0151333747040878</text:p>
              </table:table-cell>
              <table:table-cell office:value-type="float" office:value="114">
                <text:p>114</text:p>
              </table:table-cell>
              <table:table-cell office:value-type="float" office:value="0.01501107">
                <text:p>0.015011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">
                <text:p>118</text:p>
              </table:table-cell>
              <table:table-cell office:value-type="float" office:value="0.00439441423388313">
                <text:p>0.00439441423388313</text:p>
              </table:table-cell>
              <table:table-cell office:value-type="float" office:value="118">
                <text:p>118</text:p>
              </table:table-cell>
              <table:table-cell office:value-type="float" office:value="0.004486214">
                <text:p>0.004486214</text:p>
              </table:table-cell>
              <table:table-cell office:value-type="float" office:value="118">
                <text:p>118</text:p>
              </table:table-cell>
              <table:table-cell office:value-type="float" office:value="0.0145587962615337">
                <text:p>0.0145587962615337</text:p>
              </table:table-cell>
              <table:table-cell office:value-type="float" office:value="118">
                <text:p>118</text:p>
              </table:table-cell>
              <table:table-cell office:value-type="float" office:value="0.01443891">
                <text:p>0.014438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">
                <text:p>122</text:p>
              </table:table-cell>
              <table:table-cell office:value-type="float" office:value="0.00422187471178906">
                <text:p>0.00422187471178906</text:p>
              </table:table-cell>
              <table:table-cell office:value-type="float" office:value="122">
                <text:p>122</text:p>
              </table:table-cell>
              <table:table-cell office:value-type="float" office:value="0.004304409">
                <text:p>0.004304409</text:p>
              </table:table-cell>
              <table:table-cell office:value-type="float" office:value="122">
                <text:p>122</text:p>
              </table:table-cell>
              <table:table-cell office:value-type="float" office:value="0.0139545951081635">
                <text:p>0.0139545951081635</text:p>
              </table:table-cell>
              <table:table-cell office:value-type="float" office:value="122">
                <text:p>122</text:p>
              </table:table-cell>
              <table:table-cell office:value-type="float" office:value="0.01385288">
                <text:p>0.013852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6">
                <text:p>126</text:p>
              </table:table-cell>
              <table:table-cell office:value-type="float" office:value="0.00403651570622111">
                <text:p>0.00403651570622111</text:p>
              </table:table-cell>
              <table:table-cell office:value-type="float" office:value="126">
                <text:p>126</text:p>
              </table:table-cell>
              <table:table-cell office:value-type="float" office:value="0.004118511">
                <text:p>0.004118511</text:p>
              </table:table-cell>
              <table:table-cell office:value-type="float" office:value="126">
                <text:p>126</text:p>
              </table:table-cell>
              <table:table-cell office:value-type="float" office:value="0.0133620132077427">
                <text:p>0.0133620132077427</text:p>
              </table:table-cell>
              <table:table-cell office:value-type="float" office:value="126">
                <text:p>126</text:p>
              </table:table-cell>
              <table:table-cell office:value-type="float" office:value="0.01325354">
                <text:p>0.013253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0.00385685141143937">
                <text:p>0.00385685141143937</text:p>
              </table:table-cell>
              <table:table-cell office:value-type="float" office:value="130">
                <text:p>130</text:p>
              </table:table-cell>
              <table:table-cell office:value-type="float" office:value="0.003928705">
                <text:p>0.003928705</text:p>
              </table:table-cell>
              <table:table-cell office:value-type="float" office:value="130">
                <text:p>130</text:p>
              </table:table-cell>
              <table:table-cell office:value-type="float" office:value="0.0127541092155205">
                <text:p>0.0127541092155205</text:p>
              </table:table-cell>
              <table:table-cell office:value-type="float" office:value="130">
                <text:p>130</text:p>
              </table:table-cell>
              <table:table-cell office:value-type="float" office:value="0.01264144">
                <text:p>0.012641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">
                <text:p>134</text:p>
              </table:table-cell>
              <table:table-cell office:value-type="float" office:value="0.00366944946029789">
                <text:p>0.00366944946029789</text:p>
              </table:table-cell>
              <table:table-cell office:value-type="float" office:value="134">
                <text:p>134</text:p>
              </table:table-cell>
              <table:table-cell office:value-type="float" office:value="0.00373518">
                <text:p>0.00373518</text:p>
              </table:table-cell>
              <table:table-cell office:value-type="float" office:value="134">
                <text:p>134</text:p>
              </table:table-cell>
              <table:table-cell office:value-type="float" office:value="0.0121529086384614">
                <text:p>0.0121529086384614</text:p>
              </table:table-cell>
              <table:table-cell office:value-type="float" office:value="134">
                <text:p>134</text:p>
              </table:table-cell>
              <table:table-cell office:value-type="float" office:value="0.01201717">
                <text:p>0.012017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">
                <text:p>138</text:p>
              </table:table-cell>
              <table:table-cell office:value-type="float" office:value="0.00347706782932095">
                <text:p>0.00347706782932095</text:p>
              </table:table-cell>
              <table:table-cell office:value-type="float" office:value="138">
                <text:p>138</text:p>
              </table:table-cell>
              <table:table-cell office:value-type="float" office:value="0.003538131">
                <text:p>0.003538131</text:p>
              </table:table-cell>
              <table:table-cell office:value-type="float" office:value="138">
                <text:p>138</text:p>
              </table:table-cell>
              <table:table-cell office:value-type="float" office:value="0.0115081167102272">
                <text:p>0.0115081167102272</text:p>
              </table:table-cell>
              <table:table-cell office:value-type="float" office:value="138">
                <text:p>138</text:p>
              </table:table-cell>
              <table:table-cell office:value-type="float" office:value="0.01138132">
                <text:p>0.011381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2">
                <text:p>142</text:p>
              </table:table-cell>
              <table:table-cell office:value-type="float" office:value="0.00326990037975562">
                <text:p>0.00326990037975562</text:p>
              </table:table-cell>
              <table:table-cell office:value-type="float" office:value="142">
                <text:p>142</text:p>
              </table:table-cell>
              <table:table-cell office:value-type="float" office:value="0.003337756">
                <text:p>0.003337756</text:p>
              </table:table-cell>
              <table:table-cell office:value-type="float" office:value="142">
                <text:p>142</text:p>
              </table:table-cell>
              <table:table-cell office:value-type="float" office:value="0.0108594048801738">
                <text:p>0.0108594048801738</text:p>
              </table:table-cell>
              <table:table-cell office:value-type="float" office:value="142">
                <text:p>142</text:p>
              </table:table-cell>
              <table:table-cell office:value-type="float" office:value="0.01073448">
                <text:p>0.010734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">
                <text:p>146</text:p>
              </table:table-cell>
              <table:table-cell office:value-type="float" office:value="0.00306632085335379">
                <text:p>0.00306632085335379</text:p>
              </table:table-cell>
              <table:table-cell office:value-type="float" office:value="146">
                <text:p>146</text:p>
              </table:table-cell>
              <table:table-cell office:value-type="float" office:value="0.003134263">
                <text:p>0.003134263</text:p>
              </table:table-cell>
              <table:table-cell office:value-type="float" office:value="146">
                <text:p>146</text:p>
              </table:table-cell>
              <table:table-cell office:value-type="float" office:value="0.010211880512235">
                <text:p>0.010211880512235</text:p>
              </table:table-cell>
              <table:table-cell office:value-type="float" office:value="146">
                <text:p>146</text:p>
              </table:table-cell>
              <table:table-cell office:value-type="float" office:value="0.01007726">
                <text:p>0.010077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">
                <text:p>150</text:p>
              </table:table-cell>
              <table:table-cell office:value-type="float" office:value="0.00287811449239274">
                <text:p>0.00287811449239274</text:p>
              </table:table-cell>
              <table:table-cell office:value-type="float" office:value="150">
                <text:p>150</text:p>
              </table:table-cell>
              <table:table-cell office:value-type="float" office:value="0.002927859">
                <text:p>0.002927859</text:p>
              </table:table-cell>
              <table:table-cell office:value-type="float" office:value="150">
                <text:p>150</text:p>
              </table:table-cell>
              <table:table-cell office:value-type="float" office:value="0.00951674274402328">
                <text:p>0.00951674274402328</text:p>
              </table:table-cell>
              <table:table-cell office:value-type="float" office:value="150">
                <text:p>150</text:p>
              </table:table-cell>
              <table:table-cell office:value-type="float" office:value="0.009410264">
                <text:p>0.0094102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">
                <text:p>154</text:p>
              </table:table-cell>
              <table:table-cell office:value-type="float" office:value="0.00267463711326959">
                <text:p>0.00267463711326959</text:p>
              </table:table-cell>
              <table:table-cell office:value-type="float" office:value="154">
                <text:p>154</text:p>
              </table:table-cell>
              <table:table-cell office:value-type="float" office:value="0.002718763">
                <text:p>0.002718763</text:p>
              </table:table-cell>
              <table:table-cell office:value-type="float" office:value="154">
                <text:p>154</text:p>
              </table:table-cell>
              <table:table-cell office:value-type="float" office:value="0.00883706752012114">
                <text:p>0.00883706752012114</text:p>
              </table:table-cell>
              <table:table-cell office:value-type="float" office:value="154">
                <text:p>154</text:p>
              </table:table-cell>
              <table:table-cell office:value-type="float" office:value="0.008734119">
                <text:p>0.0087341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0.002470036114081">
                <text:p>0.002470036114081</text:p>
              </table:table-cell>
              <table:table-cell office:value-type="float" office:value="158">
                <text:p>158</text:p>
              </table:table-cell>
              <table:table-cell office:value-type="float" office:value="0.002507197">
                <text:p>0.002507197</text:p>
              </table:table-cell>
              <table:table-cell office:value-type="float" office:value="158">
                <text:p>158</text:p>
              </table:table-cell>
              <table:table-cell office:value-type="float" office:value="0.00815469816174391">
                <text:p>0.00815469816174391</text:p>
              </table:table-cell>
              <table:table-cell office:value-type="float" office:value="158">
                <text:p>158</text:p>
              </table:table-cell>
              <table:table-cell office:value-type="float" office:value="0.008049444">
                <text:p>0.0080494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2">
                <text:p>162</text:p>
              </table:table-cell>
              <table:table-cell office:value-type="float" office:value="0.00226936778512144">
                <text:p>0.00226936778512144</text:p>
              </table:table-cell>
              <table:table-cell office:value-type="float" office:value="162">
                <text:p>162</text:p>
              </table:table-cell>
              <table:table-cell office:value-type="float" office:value="0.002293389">
                <text:p>0.002293389</text:p>
              </table:table-cell>
              <table:table-cell office:value-type="float" office:value="162">
                <text:p>162</text:p>
              </table:table-cell>
              <table:table-cell office:value-type="float" office:value="0.00744755808828768">
                <text:p>0.00744755808828768</text:p>
              </table:table-cell>
              <table:table-cell office:value-type="float" office:value="162">
                <text:p>162</text:p>
              </table:table-cell>
              <table:table-cell office:value-type="float" office:value="0.007356864">
                <text:p>0.0073568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">
                <text:p>166</text:p>
              </table:table-cell>
              <table:table-cell office:value-type="float" office:value="0.00205476912103241">
                <text:p>0.00205476912103241</text:p>
              </table:table-cell>
              <table:table-cell office:value-type="float" office:value="166">
                <text:p>166</text:p>
              </table:table-cell>
              <table:table-cell office:value-type="float" office:value="0.002077575">
                <text:p>0.002077575</text:p>
              </table:table-cell>
              <table:table-cell office:value-type="float" office:value="166">
                <text:p>166</text:p>
              </table:table-cell>
              <table:table-cell office:value-type="float" office:value="0.00673834953243826">
                <text:p>0.00673834953243826</text:p>
              </table:table-cell>
              <table:table-cell office:value-type="float" office:value="166">
                <text:p>166</text:p>
              </table:table-cell>
              <table:table-cell office:value-type="float" office:value="0.006657008">
                <text:p>0.0066570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0">
                <text:p>170</text:p>
              </table:table-cell>
              <table:table-cell office:value-type="float" office:value="0.00185730566294132">
                <text:p>0.00185730566294132</text:p>
              </table:table-cell>
              <table:table-cell office:value-type="float" office:value="170">
                <text:p>170</text:p>
              </table:table-cell>
              <table:table-cell office:value-type="float" office:value="0.001860001">
                <text:p>0.001860001</text:p>
              </table:table-cell>
              <table:table-cell office:value-type="float" office:value="170">
                <text:p>170</text:p>
              </table:table-cell>
              <table:table-cell office:value-type="float" office:value="0.00601198023377122">
                <text:p>0.00601198023377122</text:p>
              </table:table-cell>
              <table:table-cell office:value-type="float" office:value="170">
                <text:p>170</text:p>
              </table:table-cell>
              <table:table-cell office:value-type="float" office:value="0.005950502">
                <text:p>0.0059505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4">
                <text:p>174</text:p>
              </table:table-cell>
              <table:table-cell office:value-type="float" office:value="0.00164414982916359">
                <text:p>0.00164414982916359</text:p>
              </table:table-cell>
              <table:table-cell office:value-type="float" office:value="174">
                <text:p>174</text:p>
              </table:table-cell>
              <table:table-cell office:value-type="float" office:value="0.001640919">
                <text:p>0.001640919</text:p>
              </table:table-cell>
              <table:table-cell office:value-type="float" office:value="174">
                <text:p>174</text:p>
              </table:table-cell>
              <table:table-cell office:value-type="float" office:value="0.00531811930654291">
                <text:p>0.00531811930654291</text:p>
              </table:table-cell>
              <table:table-cell office:value-type="float" office:value="174">
                <text:p>174</text:p>
              </table:table-cell>
              <table:table-cell office:value-type="float" office:value="0.005237972">
                <text:p>0.0052379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">
                <text:p>178</text:p>
              </table:table-cell>
              <table:table-cell office:value-type="float" office:value="0.00142984483850075">
                <text:p>0.00142984483850075</text:p>
              </table:table-cell>
              <table:table-cell office:value-type="float" office:value="178">
                <text:p>178</text:p>
              </table:table-cell>
              <table:table-cell office:value-type="float" office:value="0.001420593">
                <text:p>0.001420593</text:p>
              </table:table-cell>
              <table:table-cell office:value-type="float" office:value="178">
                <text:p>178</text:p>
              </table:table-cell>
              <table:table-cell office:value-type="float" office:value="0.00458974536753185">
                <text:p>0.00458974536753185</text:p>
              </table:table-cell>
              <table:table-cell office:value-type="float" office:value="178">
                <text:p>178</text:p>
              </table:table-cell>
              <table:table-cell office:value-type="float" office:value="0.004520039">
                <text:p>0.0045200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">
                <text:p>182</text:p>
              </table:table-cell>
              <table:table-cell office:value-type="float" office:value="0.00120691989435862">
                <text:p>0.00120691989435862</text:p>
              </table:table-cell>
              <table:table-cell office:value-type="float" office:value="182">
                <text:p>182</text:p>
              </table:table-cell>
              <table:table-cell office:value-type="float" office:value="0.001199296">
                <text:p>0.001199296</text:p>
              </table:table-cell>
              <table:table-cell office:value-type="float" office:value="182">
                <text:p>182</text:p>
              </table:table-cell>
              <table:table-cell office:value-type="float" office:value="0.00385923910407842">
                <text:p>0.00385923910407842</text:p>
              </table:table-cell>
              <table:table-cell office:value-type="float" office:value="182">
                <text:p>182</text:p>
              </table:table-cell>
              <table:table-cell office:value-type="float" office:value="0.003797317">
                <text:p>0.0037973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6">
                <text:p>186</text:p>
              </table:table-cell>
              <table:table-cell office:value-type="float" office:value="0.000994869804872561">
                <text:p>0.000994869804872561</text:p>
              </table:table-cell>
              <table:table-cell office:value-type="float" office:value="186">
                <text:p>186</text:p>
              </table:table-cell>
              <table:table-cell office:value-type="float" office:value="0.0009773177">
                <text:p>0.0009773177</text:p>
              </table:table-cell>
              <table:table-cell office:value-type="float" office:value="186">
                <text:p>186</text:p>
              </table:table-cell>
              <table:table-cell office:value-type="float" office:value="0.00313846236891891">
                <text:p>0.00313846236891891</text:p>
              </table:table-cell>
              <table:table-cell office:value-type="float" office:value="186">
                <text:p>186</text:p>
              </table:table-cell>
              <table:table-cell office:value-type="float" office:value="0.003070411">
                <text:p>0.0030704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">
                <text:p>190</text:p>
              </table:table-cell>
              <table:table-cell office:value-type="float" office:value="0.000769101335860276">
                <text:p>0.000769101335860276</text:p>
              </table:table-cell>
              <table:table-cell office:value-type="float" office:value="190">
                <text:p>190</text:p>
              </table:table-cell>
              <table:table-cell office:value-type="float" office:value="0.0007549603">
                <text:p>0.0007549603</text:p>
              </table:table-cell>
              <table:table-cell office:value-type="float" office:value="190">
                <text:p>190</text:p>
              </table:table-cell>
              <table:table-cell office:value-type="float" office:value="0.00239185514066414">
                <text:p>0.00239185514066414</text:p>
              </table:table-cell>
              <table:table-cell office:value-type="float" office:value="190">
                <text:p>190</text:p>
              </table:table-cell>
              <table:table-cell office:value-type="float" office:value="0.002339913">
                <text:p>0.0023399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">
                <text:p>194</text:p>
              </table:table-cell>
              <table:table-cell office:value-type="float" office:value="0.000542236060443206">
                <text:p>0.000542236060443206</text:p>
              </table:table-cell>
              <table:table-cell office:value-type="float" office:value="194">
                <text:p>194</text:p>
              </table:table-cell>
              <table:table-cell office:value-type="float" office:value="0.000532545">
                <text:p>0.000532545</text:p>
              </table:table-cell>
              <table:table-cell office:value-type="float" office:value="194">
                <text:p>194</text:p>
              </table:table-cell>
              <table:table-cell office:value-type="float" office:value="0.00165317709491661">
                <text:p>0.00165317709491661</text:p>
              </table:table-cell>
              <table:table-cell office:value-type="float" office:value="194">
                <text:p>194</text:p>
              </table:table-cell>
              <table:table-cell office:value-type="float" office:value="0.001606398">
                <text:p>0.0016063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">
                <text:p>198</text:p>
              </table:table-cell>
              <table:table-cell office:value-type="float" office:value="0.000309102772638361">
                <text:p>0.000309102772638361</text:p>
              </table:table-cell>
              <table:table-cell office:value-type="float" office:value="198">
                <text:p>198</text:p>
              </table:table-cell>
              <table:table-cell office:value-type="float" office:value="0.0003104135">
                <text:p>0.0003104135</text:p>
              </table:table-cell>
              <table:table-cell office:value-type="float" office:value="198">
                <text:p>198</text:p>
              </table:table-cell>
              <table:table-cell office:value-type="float" office:value="0.000883096422022023">
                <text:p>0.000883096422022023</text:p>
              </table:table-cell>
              <table:table-cell office:value-type="float" office:value="198">
                <text:p>198</text:p>
              </table:table-cell>
              <table:table-cell office:value-type="float" office:value="0.0008704193">
                <text:p>0.000870419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37cm" svg:height="10.972cm" xlink:href=".." xlink:type="simple" chart:class="chart:scatter" chart:style-name="ch1">
        <chart:legend chart:legend-position="end" svg:x="15.125cm" svg:y="0.391cm" style:legend-expansion="custom" chartooo:width="4.757cm" chartooo:height="3.081cm" style:legend-expansion-aspect-ratio="1.54397922752353" chart:style-name="ch2"/>
        <chart:plot-area chart:style-name="ch3" table:cell-range-address="Diff6.B4:Diff6.B53 Diff6.E4:Diff6.E4 Diff6.D4:Diff6.D103 Diff6.I4:Diff6.I4 Diff6.H4:Diff6.H103 Diff6.E54:Diff6.E54 Diff6.I54:Diff6.I54" chart:data-source-has-labels="row" svg:x="0.415cm" svg:y="0.217cm" svg:width="20.181cm" svg:height="10.534cm">
          <chartooo:coordinate-region svg:x="1.327cm" svg:y="0.417cm" svg:width="18.989cm" svg:height="9.6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ff6.D4:Diff6.D53" chart:label-cell-address="Diff6.E4:Diff6.E4" chart:class="chart:scatter">
            <chart:domain table:cell-range-address="Diff6.B4:Diff6.B53"/>
            <chart:data-point chart:repeated="50"/>
          </chart:series>
          <chart:series chart:style-name="ch8" chart:values-cell-range-address="Diff6.H4:Diff6.H53" chart:label-cell-address="Diff6.I4:Diff6.I4" chart:class="chart:scatter">
            <chart:domain table:cell-range-address="Diff6.G4:Diff6.G53"/>
            <chart:data-point chart:repeated="50"/>
          </chart:series>
          <chart:series chart:style-name="ch9" chart:values-cell-range-address="Diff6.D54:Diff6.D103" chart:label-cell-address="Diff6.E54:Diff6.E54" chart:class="chart:scatter">
            <chart:domain table:cell-range-address="Diff6.B54:Diff6.B103"/>
            <chart:data-point chart:repeated="50"/>
          </chart:series>
          <chart:series chart:style-name="ch10" chart:values-cell-range-address="Diff6.H54:Diff6.H103" chart:label-cell-address="Diff6.I54:Diff6.I54" chart:class="chart:scatter">
            <chart:domain table:cell-range-address="Diff6.G54:Diff6.G103"/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rpent_1g</text:p>
                <draw:g>
                  <svg:desc>Diff6.E4:Diff6.E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1g</text:p>
                <draw:g>
                  <svg:desc>Diff6.I4:Diff6.I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erpent_2g</text:p>
                <draw:g>
                  <svg:desc>Diff6.E54:Diff6.E5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2g</text:p>
                <draw:g>
                  <svg:desc>Diff6.I54:Diff6.I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Diff6.B4:Diff6.B53</svg:desc>
                </draw:g>
              </table:table-cell>
              <table:table-cell office:value-type="float" office:value="0.00981643867884882">
                <text:p>0.00981643867884882</text:p>
                <draw:g>
                  <svg:desc>Diff6.D4:Diff6.D53</svg:desc>
                </draw:g>
              </table:table-cell>
              <table:table-cell office:value-type="float" office:value="2">
                <text:p>2</text:p>
                <draw:g>
                  <svg:desc>Diff6.G4:Diff6.G53</svg:desc>
                </draw:g>
              </table:table-cell>
              <table:table-cell office:value-type="float" office:value="0.009742062">
                <text:p>0.009742062</text:p>
                <draw:g>
                  <svg:desc>Diff6.H4:Diff6.H53</svg:desc>
                </draw:g>
              </table:table-cell>
              <table:table-cell office:value-type="float" office:value="2">
                <text:p>2</text:p>
                <draw:g>
                  <svg:desc>Diff6.B54:Diff6.B103</svg:desc>
                </draw:g>
              </table:table-cell>
              <table:table-cell office:value-type="float" office:value="0.00953065622766596">
                <text:p>0.00953065622766596</text:p>
                <draw:g>
                  <svg:desc>Diff6.D54:Diff6.D103</svg:desc>
                </draw:g>
              </table:table-cell>
              <table:table-cell office:value-type="float" office:value="2">
                <text:p>2</text:p>
                <draw:g>
                  <svg:desc>Diff6.G54:Diff6.G103</svg:desc>
                </draw:g>
              </table:table-cell>
              <table:table-cell office:value-type="float" office:value="0.009935105">
                <text:p>0.009935105</text:p>
                <draw:g>
                  <svg:desc>Diff6.H54:Diff6.H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979942401479975">
                <text:p>0.00979942401479975</text:p>
              </table:table-cell>
              <table:table-cell office:value-type="float" office:value="6">
                <text:p>6</text:p>
              </table:table-cell>
              <table:table-cell office:value-type="float" office:value="0.00973579">
                <text:p>0.00973579</text:p>
              </table:table-cell>
              <table:table-cell office:value-type="float" office:value="6">
                <text:p>6</text:p>
              </table:table-cell>
              <table:table-cell office:value-type="float" office:value="0.00955425309038941">
                <text:p>0.00955425309038941</text:p>
              </table:table-cell>
              <table:table-cell office:value-type="float" office:value="6">
                <text:p>6</text:p>
              </table:table-cell>
              <table:table-cell office:value-type="float" office:value="0.009943559">
                <text:p>0.0099435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979451931821471">
                <text:p>0.00979451931821471</text:p>
              </table:table-cell>
              <table:table-cell office:value-type="float" office:value="10">
                <text:p>10</text:p>
              </table:table-cell>
              <table:table-cell office:value-type="float" office:value="0.00972316">
                <text:p>0.00972316</text:p>
              </table:table-cell>
              <table:table-cell office:value-type="float" office:value="10">
                <text:p>10</text:p>
              </table:table-cell>
              <table:table-cell office:value-type="float" office:value="0.00955455663838653">
                <text:p>0.00955455663838653</text:p>
              </table:table-cell>
              <table:table-cell office:value-type="float" office:value="10">
                <text:p>10</text:p>
              </table:table-cell>
              <table:table-cell office:value-type="float" office:value="0.00996055">
                <text:p>0.00996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00977247214789761">
                <text:p>0.00977247214789761</text:p>
              </table:table-cell>
              <table:table-cell office:value-type="float" office:value="14">
                <text:p>14</text:p>
              </table:table-cell>
              <table:table-cell office:value-type="float" office:value="0.009703996">
                <text:p>0.009703996</text:p>
              </table:table-cell>
              <table:table-cell office:value-type="float" office:value="14">
                <text:p>14</text:p>
              </table:table-cell>
              <table:table-cell office:value-type="float" office:value="0.00957904816889096">
                <text:p>0.00957904816889096</text:p>
              </table:table-cell>
              <table:table-cell office:value-type="float" office:value="14">
                <text:p>14</text:p>
              </table:table-cell>
              <table:table-cell office:value-type="float" office:value="0.009986251">
                <text:p>0.009986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00975393974386294">
                <text:p>0.00975393974386294</text:p>
              </table:table-cell>
              <table:table-cell office:value-type="float" office:value="18">
                <text:p>18</text:p>
              </table:table-cell>
              <table:table-cell office:value-type="float" office:value="0.009678034">
                <text:p>0.009678034</text:p>
              </table:table-cell>
              <table:table-cell office:value-type="float" office:value="18">
                <text:p>18</text:p>
              </table:table-cell>
              <table:table-cell office:value-type="float" office:value="0.00960484974864612">
                <text:p>0.00960484974864612</text:p>
              </table:table-cell>
              <table:table-cell office:value-type="float" office:value="18">
                <text:p>18</text:p>
              </table:table-cell>
              <table:table-cell office:value-type="float" office:value="0.01002092">
                <text:p>0.010020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.00972502280308471">
                <text:p>0.00972502280308471</text:p>
              </table:table-cell>
              <table:table-cell office:value-type="float" office:value="22">
                <text:p>22</text:p>
              </table:table-cell>
              <table:table-cell office:value-type="float" office:value="0.009644917">
                <text:p>0.009644917</text:p>
              </table:table-cell>
              <table:table-cell office:value-type="float" office:value="22">
                <text:p>22</text:p>
              </table:table-cell>
              <table:table-cell office:value-type="float" office:value="0.00964780977834372">
                <text:p>0.00964780977834372</text:p>
              </table:table-cell>
              <table:table-cell office:value-type="float" office:value="22">
                <text:p>22</text:p>
              </table:table-cell>
              <table:table-cell office:value-type="float" office:value="0.0100649">
                <text:p>0.01006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0.00970272001340161">
                <text:p>0.00970272001340161</text:p>
              </table:table-cell>
              <table:table-cell office:value-type="float" office:value="26">
                <text:p>26</text:p>
              </table:table-cell>
              <table:table-cell office:value-type="float" office:value="0.00960419">
                <text:p>0.00960419</text:p>
              </table:table-cell>
              <table:table-cell office:value-type="float" office:value="26">
                <text:p>26</text:p>
              </table:table-cell>
              <table:table-cell office:value-type="float" office:value="0.00967832434015943">
                <text:p>0.00967832434015943</text:p>
              </table:table-cell>
              <table:table-cell office:value-type="float" office:value="26">
                <text:p>26</text:p>
              </table:table-cell>
              <table:table-cell office:value-type="float" office:value="0.01011864">
                <text:p>0.010118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964236189060595">
                <text:p>0.00964236189060595</text:p>
              </table:table-cell>
              <table:table-cell office:value-type="float" office:value="30">
                <text:p>30</text:p>
              </table:table-cell>
              <table:table-cell office:value-type="float" office:value="0.009555298">
                <text:p>0.009555298</text:p>
              </table:table-cell>
              <table:table-cell office:value-type="float" office:value="30">
                <text:p>30</text:p>
              </table:table-cell>
              <table:table-cell office:value-type="float" office:value="0.00972805828305591">
                <text:p>0.00972805828305591</text:p>
              </table:table-cell>
              <table:table-cell office:value-type="float" office:value="30">
                <text:p>30</text:p>
              </table:table-cell>
              <table:table-cell office:value-type="float" office:value="0.01018269">
                <text:p>0.010182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0.0095784570491071">
                <text:p>0.0095784570491071</text:p>
              </table:table-cell>
              <table:table-cell office:value-type="float" office:value="34">
                <text:p>34</text:p>
              </table:table-cell>
              <table:table-cell office:value-type="float" office:value="0.009497574">
                <text:p>0.009497574</text:p>
              </table:table-cell>
              <table:table-cell office:value-type="float" office:value="34">
                <text:p>34</text:p>
              </table:table-cell>
              <table:table-cell office:value-type="float" office:value="0.00978924716879106">
                <text:p>0.00978924716879106</text:p>
              </table:table-cell>
              <table:table-cell office:value-type="float" office:value="34">
                <text:p>34</text:p>
              </table:table-cell>
              <table:table-cell office:value-type="float" office:value="0.01025768">
                <text:p>0.010257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0.00950578126811253">
                <text:p>0.00950578126811253</text:p>
              </table:table-cell>
              <table:table-cell office:value-type="float" office:value="38">
                <text:p>38</text:p>
              </table:table-cell>
              <table:table-cell office:value-type="float" office:value="0.009430237">
                <text:p>0.009430237</text:p>
              </table:table-cell>
              <table:table-cell office:value-type="float" office:value="38">
                <text:p>38</text:p>
              </table:table-cell>
              <table:table-cell office:value-type="float" office:value="0.00988240445148601">
                <text:p>0.00988240445148601</text:p>
              </table:table-cell>
              <table:table-cell office:value-type="float" office:value="38">
                <text:p>38</text:p>
              </table:table-cell>
              <table:table-cell office:value-type="float" office:value="0.01034439">
                <text:p>0.010344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0.00943070905556175">
                <text:p>0.00943070905556175</text:p>
              </table:table-cell>
              <table:table-cell office:value-type="float" office:value="42">
                <text:p>42</text:p>
              </table:table-cell>
              <table:table-cell office:value-type="float" office:value="0.00935238">
                <text:p>0.00935238</text:p>
              </table:table-cell>
              <table:table-cell office:value-type="float" office:value="42">
                <text:p>42</text:p>
              </table:table-cell>
              <table:table-cell office:value-type="float" office:value="0.00996425057723566">
                <text:p>0.00996425057723566</text:p>
              </table:table-cell>
              <table:table-cell office:value-type="float" office:value="42">
                <text:p>42</text:p>
              </table:table-cell>
              <table:table-cell office:value-type="float" office:value="0.0104437">
                <text:p>0.01044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933311038638263">
                <text:p>0.00933311038638263</text:p>
              </table:table-cell>
              <table:table-cell office:value-type="float" office:value="46">
                <text:p>46</text:p>
              </table:table-cell>
              <table:table-cell office:value-type="float" office:value="0.009262959">
                <text:p>0.009262959</text:p>
              </table:table-cell>
              <table:table-cell office:value-type="float" office:value="46">
                <text:p>46</text:p>
              </table:table-cell>
              <table:table-cell office:value-type="float" office:value="0.0100832733445273">
                <text:p>0.0100832733445273</text:p>
              </table:table-cell>
              <table:table-cell office:value-type="float" office:value="46">
                <text:p>46</text:p>
              </table:table-cell>
              <table:table-cell office:value-type="float" office:value="0.01055663">
                <text:p>0.010556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00924580039668483">
                <text:p>0.00924580039668483</text:p>
              </table:table-cell>
              <table:table-cell office:value-type="float" office:value="50">
                <text:p>50</text:p>
              </table:table-cell>
              <table:table-cell office:value-type="float" office:value="0.009160784">
                <text:p>0.009160784</text:p>
              </table:table-cell>
              <table:table-cell office:value-type="float" office:value="50">
                <text:p>50</text:p>
              </table:table-cell>
              <table:table-cell office:value-type="float" office:value="0.0101932056481157">
                <text:p>0.0101932056481157</text:p>
              </table:table-cell>
              <table:table-cell office:value-type="float" office:value="50">
                <text:p>50</text:p>
              </table:table-cell>
              <table:table-cell office:value-type="float" office:value="0.01068433">
                <text:p>0.010684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0.00912372617321165">
                <text:p>0.00912372617321165</text:p>
              </table:table-cell>
              <table:table-cell office:value-type="float" office:value="54">
                <text:p>54</text:p>
              </table:table-cell>
              <table:table-cell office:value-type="float" office:value="0.009044501">
                <text:p>0.009044501</text:p>
              </table:table-cell>
              <table:table-cell office:value-type="float" office:value="54">
                <text:p>54</text:p>
              </table:table-cell>
              <table:table-cell office:value-type="float" office:value="0.0103314797489088">
                <text:p>0.0103314797489088</text:p>
              </table:table-cell>
              <table:table-cell office:value-type="float" office:value="54">
                <text:p>54</text:p>
              </table:table-cell>
              <table:table-cell office:value-type="float" office:value="0.01082813">
                <text:p>0.010828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0.00899075617426292">
                <text:p>0.00899075617426292</text:p>
              </table:table-cell>
              <table:table-cell office:value-type="float" office:value="58">
                <text:p>58</text:p>
              </table:table-cell>
              <table:table-cell office:value-type="float" office:value="0.008912581">
                <text:p>0.008912581</text:p>
              </table:table-cell>
              <table:table-cell office:value-type="float" office:value="58">
                <text:p>58</text:p>
              </table:table-cell>
              <table:table-cell office:value-type="float" office:value="0.0105089434937511">
                <text:p>0.0105089434937511</text:p>
              </table:table-cell>
              <table:table-cell office:value-type="float" office:value="58">
                <text:p>58</text:p>
              </table:table-cell>
              <table:table-cell office:value-type="float" office:value="0.01098953">
                <text:p>0.010989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0.0088554376723891">
                <text:p>0.0088554376723891</text:p>
              </table:table-cell>
              <table:table-cell office:value-type="float" office:value="62">
                <text:p>62</text:p>
              </table:table-cell>
              <table:table-cell office:value-type="float" office:value="0.008763298">
                <text:p>0.008763298</text:p>
              </table:table-cell>
              <table:table-cell office:value-type="float" office:value="62">
                <text:p>62</text:p>
              </table:table-cell>
              <table:table-cell office:value-type="float" office:value="0.0106895385758269">
                <text:p>0.0106895385758269</text:p>
              </table:table-cell>
              <table:table-cell office:value-type="float" office:value="62">
                <text:p>62</text:p>
              </table:table-cell>
              <table:table-cell office:value-type="float" office:value="0.0111702">
                <text:p>0.01117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0.00865784390247466">
                <text:p>0.00865784390247466</text:p>
              </table:table-cell>
              <table:table-cell office:value-type="float" office:value="66">
                <text:p>66</text:p>
              </table:table-cell>
              <table:table-cell office:value-type="float" office:value="0.008594711">
                <text:p>0.008594711</text:p>
              </table:table-cell>
              <table:table-cell office:value-type="float" office:value="66">
                <text:p>66</text:p>
              </table:table-cell>
              <table:table-cell office:value-type="float" office:value="0.0108943695690411">
                <text:p>0.0108943695690411</text:p>
              </table:table-cell>
              <table:table-cell office:value-type="float" office:value="66">
                <text:p>66</text:p>
              </table:table-cell>
              <table:table-cell office:value-type="float" office:value="0.01137203">
                <text:p>0.011372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0.00847159324192625">
                <text:p>0.00847159324192625</text:p>
              </table:table-cell>
              <table:table-cell office:value-type="float" office:value="70">
                <text:p>70</text:p>
              </table:table-cell>
              <table:table-cell office:value-type="float" office:value="0.008404643">
                <text:p>0.008404643</text:p>
              </table:table-cell>
              <table:table-cell office:value-type="float" office:value="70">
                <text:p>70</text:p>
              </table:table-cell>
              <table:table-cell office:value-type="float" office:value="0.0111280855506127">
                <text:p>0.0111280855506127</text:p>
              </table:table-cell>
              <table:table-cell office:value-type="float" office:value="70">
                <text:p>70</text:p>
              </table:table-cell>
              <table:table-cell office:value-type="float" office:value="0.01159716">
                <text:p>0.011597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0.00825623392607513">
                <text:p>0.00825623392607513</text:p>
              </table:table-cell>
              <table:table-cell office:value-type="float" office:value="74">
                <text:p>74</text:p>
              </table:table-cell>
              <table:table-cell office:value-type="float" office:value="0.008190654">
                <text:p>0.008190654</text:p>
              </table:table-cell>
              <table:table-cell office:value-type="float" office:value="74">
                <text:p>74</text:p>
              </table:table-cell>
              <table:table-cell office:value-type="float" office:value="0.0113865167296341">
                <text:p>0.0113865167296341</text:p>
              </table:table-cell>
              <table:table-cell office:value-type="float" office:value="74">
                <text:p>74</text:p>
              </table:table-cell>
              <table:table-cell office:value-type="float" office:value="0.01184795">
                <text:p>0.011847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0.00803461193575711">
                <text:p>0.00803461193575711</text:p>
              </table:table-cell>
              <table:table-cell office:value-type="float" office:value="78">
                <text:p>78</text:p>
              </table:table-cell>
              <table:table-cell office:value-type="float" office:value="0.007950011">
                <text:p>0.007950011</text:p>
              </table:table-cell>
              <table:table-cell office:value-type="float" office:value="78">
                <text:p>78</text:p>
              </table:table-cell>
              <table:table-cell office:value-type="float" office:value="0.0116601732371425">
                <text:p>0.0116601732371425</text:p>
              </table:table-cell>
              <table:table-cell office:value-type="float" office:value="78">
                <text:p>78</text:p>
              </table:table-cell>
              <table:table-cell office:value-type="float" office:value="0.01212707">
                <text:p>0.012127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0.00776923110522276">
                <text:p>0.00776923110522276</text:p>
              </table:table-cell>
              <table:table-cell office:value-type="float" office:value="82">
                <text:p>82</text:p>
              </table:table-cell>
              <table:table-cell office:value-type="float" office:value="0.00767966">
                <text:p>0.00767966</text:p>
              </table:table-cell>
              <table:table-cell office:value-type="float" office:value="82">
                <text:p>82</text:p>
              </table:table-cell>
              <table:table-cell office:value-type="float" office:value="0.0119912642209481">
                <text:p>0.0119912642209481</text:p>
              </table:table-cell>
              <table:table-cell office:value-type="float" office:value="82">
                <text:p>82</text:p>
              </table:table-cell>
              <table:table-cell office:value-type="float" office:value="0.01243751">
                <text:p>0.012437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">
                <text:p>86</text:p>
              </table:table-cell>
              <table:table-cell office:value-type="float" office:value="0.0074658268939966">
                <text:p>0.0074658268939966</text:p>
              </table:table-cell>
              <table:table-cell office:value-type="float" office:value="86">
                <text:p>86</text:p>
              </table:table-cell>
              <table:table-cell office:value-type="float" office:value="0.007376192">
                <text:p>0.007376192</text:p>
              </table:table-cell>
              <table:table-cell office:value-type="float" office:value="86">
                <text:p>86</text:p>
              </table:table-cell>
              <table:table-cell office:value-type="float" office:value="0.012351831312895">
                <text:p>0.012351831312895</text:p>
              </table:table-cell>
              <table:table-cell office:value-type="float" office:value="86">
                <text:p>86</text:p>
              </table:table-cell>
              <table:table-cell office:value-type="float" office:value="0.01278257">
                <text:p>0.012782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.00713861812931211">
                <text:p>0.00713861812931211</text:p>
              </table:table-cell>
              <table:table-cell office:value-type="float" office:value="90">
                <text:p>90</text:p>
              </table:table-cell>
              <table:table-cell office:value-type="float" office:value="0.007035795">
                <text:p>0.007035795</text:p>
              </table:table-cell>
              <table:table-cell office:value-type="float" office:value="90">
                <text:p>90</text:p>
              </table:table-cell>
              <table:table-cell office:value-type="float" office:value="0.0127499584754328">
                <text:p>0.0127499584754328</text:p>
              </table:table-cell>
              <table:table-cell office:value-type="float" office:value="90">
                <text:p>90</text:p>
              </table:table-cell>
              <table:table-cell office:value-type="float" office:value="0.01316598">
                <text:p>0.013165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">
                <text:p>94</text:p>
              </table:table-cell>
              <table:table-cell office:value-type="float" office:value="0.00677253924478594">
                <text:p>0.00677253924478594</text:p>
              </table:table-cell>
              <table:table-cell office:value-type="float" office:value="94">
                <text:p>94</text:p>
              </table:table-cell>
              <table:table-cell office:value-type="float" office:value="0.006654222">
                <text:p>0.006654222</text:p>
              </table:table-cell>
              <table:table-cell office:value-type="float" office:value="94">
                <text:p>94</text:p>
              </table:table-cell>
              <table:table-cell office:value-type="float" office:value="0.0131805013688209">
                <text:p>0.0131805013688209</text:p>
              </table:table-cell>
              <table:table-cell office:value-type="float" office:value="94">
                <text:p>94</text:p>
              </table:table-cell>
              <table:table-cell office:value-type="float" office:value="0.01359187">
                <text:p>0.013591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0.00636623226253625">
                <text:p>0.00636623226253625</text:p>
              </table:table-cell>
              <table:table-cell office:value-type="float" office:value="98">
                <text:p>98</text:p>
              </table:table-cell>
              <table:table-cell office:value-type="float" office:value="0.006226731">
                <text:p>0.006226731</text:p>
              </table:table-cell>
              <table:table-cell office:value-type="float" office:value="98">
                <text:p>98</text:p>
              </table:table-cell>
              <table:table-cell office:value-type="float" office:value="0.0136917880294429">
                <text:p>0.0136917880294429</text:p>
              </table:table-cell>
              <table:table-cell office:value-type="float" office:value="98">
                <text:p>98</text:p>
              </table:table-cell>
              <table:table-cell office:value-type="float" office:value="0.01406487">
                <text:p>0.014064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">
                <text:p>102</text:p>
              </table:table-cell>
              <table:table-cell office:value-type="float" office:value="0.0058932405781825">
                <text:p>0.0058932405781825</text:p>
              </table:table-cell>
              <table:table-cell office:value-type="float" office:value="102">
                <text:p>102</text:p>
              </table:table-cell>
              <table:table-cell office:value-type="float" office:value="0.005729146">
                <text:p>0.005729146</text:p>
              </table:table-cell>
              <table:table-cell office:value-type="float" office:value="102">
                <text:p>102</text:p>
              </table:table-cell>
              <table:table-cell office:value-type="float" office:value="0.0142716126325723">
                <text:p>0.0142716126325723</text:p>
              </table:table-cell>
              <table:table-cell office:value-type="float" office:value="102">
                <text:p>102</text:p>
              </table:table-cell>
              <table:table-cell office:value-type="float" office:value="0.01458786">
                <text:p>0.014587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0.00545886339430444">
                <text:p>0.00545886339430444</text:p>
              </table:table-cell>
              <table:table-cell office:value-type="float" office:value="106">
                <text:p>106</text:p>
              </table:table-cell>
              <table:table-cell office:value-type="float" office:value="0.005257752">
                <text:p>0.005257752</text:p>
              </table:table-cell>
              <table:table-cell office:value-type="float" office:value="106">
                <text:p>106</text:p>
              </table:table-cell>
              <table:table-cell office:value-type="float" office:value="0.0147890341579781">
                <text:p>0.0147890341579781</text:p>
              </table:table-cell>
              <table:table-cell office:value-type="float" office:value="106">
                <text:p>106</text:p>
              </table:table-cell>
              <table:table-cell office:value-type="float" office:value="0.01505712">
                <text:p>0.015057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">
                <text:p>110</text:p>
              </table:table-cell>
              <table:table-cell office:value-type="float" office:value="0.0050625734959597">
                <text:p>0.0050625734959597</text:p>
              </table:table-cell>
              <table:table-cell office:value-type="float" office:value="110">
                <text:p>110</text:p>
              </table:table-cell>
              <table:table-cell office:value-type="float" office:value="0.004827699">
                <text:p>0.004827699</text:p>
              </table:table-cell>
              <table:table-cell office:value-type="float" office:value="110">
                <text:p>110</text:p>
              </table:table-cell>
              <table:table-cell office:value-type="float" office:value="0.0152655565848247">
                <text:p>0.0152655565848247</text:p>
              </table:table-cell>
              <table:table-cell office:value-type="float" office:value="110">
                <text:p>110</text:p>
              </table:table-cell>
              <table:table-cell office:value-type="float" office:value="0.01547959">
                <text:p>0.015479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">
                <text:p>114</text:p>
              </table:table-cell>
              <table:table-cell office:value-type="float" office:value="0.00469860347120299">
                <text:p>0.00469860347120299</text:p>
              </table:table-cell>
              <table:table-cell office:value-type="float" office:value="114">
                <text:p>114</text:p>
              </table:table-cell>
              <table:table-cell office:value-type="float" office:value="0.004435578">
                <text:p>0.004435578</text:p>
              </table:table-cell>
              <table:table-cell office:value-type="float" office:value="114">
                <text:p>114</text:p>
              </table:table-cell>
              <table:table-cell office:value-type="float" office:value="0.0157007485554319">
                <text:p>0.0157007485554319</text:p>
              </table:table-cell>
              <table:table-cell office:value-type="float" office:value="114">
                <text:p>114</text:p>
              </table:table-cell>
              <table:table-cell office:value-type="float" office:value="0.01585957">
                <text:p>0.015859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">
                <text:p>118</text:p>
              </table:table-cell>
              <table:table-cell office:value-type="float" office:value="0.00434019316765669">
                <text:p>0.00434019316765669</text:p>
              </table:table-cell>
              <table:table-cell office:value-type="float" office:value="118">
                <text:p>118</text:p>
              </table:table-cell>
              <table:table-cell office:value-type="float" office:value="0.004078276">
                <text:p>0.004078276</text:p>
              </table:table-cell>
              <table:table-cell office:value-type="float" office:value="118">
                <text:p>118</text:p>
              </table:table-cell>
              <table:table-cell office:value-type="float" office:value="0.0160830912221195">
                <text:p>0.0160830912221195</text:p>
              </table:table-cell>
              <table:table-cell office:value-type="float" office:value="118">
                <text:p>118</text:p>
              </table:table-cell>
              <table:table-cell office:value-type="float" office:value="0.01620096">
                <text:p>0.016200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">
                <text:p>122</text:p>
              </table:table-cell>
              <table:table-cell office:value-type="float" office:value="0.00400098626898079">
                <text:p>0.00400098626898079</text:p>
              </table:table-cell>
              <table:table-cell office:value-type="float" office:value="122">
                <text:p>122</text:p>
              </table:table-cell>
              <table:table-cell office:value-type="float" office:value="0.00375296">
                <text:p>0.00375296</text:p>
              </table:table-cell>
              <table:table-cell office:value-type="float" office:value="122">
                <text:p>122</text:p>
              </table:table-cell>
              <table:table-cell office:value-type="float" office:value="0.0164411180966168">
                <text:p>0.0164411180966168</text:p>
              </table:table-cell>
              <table:table-cell office:value-type="float" office:value="122">
                <text:p>122</text:p>
              </table:table-cell>
              <table:table-cell office:value-type="float" office:value="0.01650733">
                <text:p>0.016507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6">
                <text:p>126</text:p>
              </table:table-cell>
              <table:table-cell office:value-type="float" office:value="0.0036987962497431">
                <text:p>0.0036987962497431</text:p>
              </table:table-cell>
              <table:table-cell office:value-type="float" office:value="126">
                <text:p>126</text:p>
              </table:table-cell>
              <table:table-cell office:value-type="float" office:value="0.003457049">
                <text:p>0.003457049</text:p>
              </table:table-cell>
              <table:table-cell office:value-type="float" office:value="126">
                <text:p>126</text:p>
              </table:table-cell>
              <table:table-cell office:value-type="float" office:value="0.0167978668742841">
                <text:p>0.0167978668742841</text:p>
              </table:table-cell>
              <table:table-cell office:value-type="float" office:value="126">
                <text:p>126</text:p>
              </table:table-cell>
              <table:table-cell office:value-type="float" office:value="0.01678191">
                <text:p>0.016781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0.00339657427808466">
                <text:p>0.00339657427808466</text:p>
              </table:table-cell>
              <table:table-cell office:value-type="float" office:value="130">
                <text:p>130</text:p>
              </table:table-cell>
              <table:table-cell office:value-type="float" office:value="0.003188198">
                <text:p>0.003188198</text:p>
              </table:table-cell>
              <table:table-cell office:value-type="float" office:value="130">
                <text:p>130</text:p>
              </table:table-cell>
              <table:table-cell office:value-type="float" office:value="0.0171055686861011">
                <text:p>0.0171055686861011</text:p>
              </table:table-cell>
              <table:table-cell office:value-type="float" office:value="130">
                <text:p>130</text:p>
              </table:table-cell>
              <table:table-cell office:value-type="float" office:value="0.01702764">
                <text:p>0.017027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">
                <text:p>134</text:p>
              </table:table-cell>
              <table:table-cell office:value-type="float" office:value="0.00312839761073473">
                <text:p>0.00312839761073473</text:p>
              </table:table-cell>
              <table:table-cell office:value-type="float" office:value="134">
                <text:p>134</text:p>
              </table:table-cell>
              <table:table-cell office:value-type="float" office:value="0.002944272">
                <text:p>0.002944272</text:p>
              </table:table-cell>
              <table:table-cell office:value-type="float" office:value="134">
                <text:p>134</text:p>
              </table:table-cell>
              <table:table-cell office:value-type="float" office:value="0.0174121521631918">
                <text:p>0.0174121521631918</text:p>
              </table:table-cell>
              <table:table-cell office:value-type="float" office:value="134">
                <text:p>134</text:p>
              </table:table-cell>
              <table:table-cell office:value-type="float" office:value="0.01724721">
                <text:p>0.017247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">
                <text:p>138</text:p>
              </table:table-cell>
              <table:table-cell office:value-type="float" office:value="0.00288607045177109">
                <text:p>0.00288607045177109</text:p>
              </table:table-cell>
              <table:table-cell office:value-type="float" office:value="138">
                <text:p>138</text:p>
              </table:table-cell>
              <table:table-cell office:value-type="float" office:value="0.002723338">
                <text:p>0.002723338</text:p>
              </table:table-cell>
              <table:table-cell office:value-type="float" office:value="138">
                <text:p>138</text:p>
              </table:table-cell>
              <table:table-cell office:value-type="float" office:value="0.0176760791585821">
                <text:p>0.0176760791585821</text:p>
              </table:table-cell>
              <table:table-cell office:value-type="float" office:value="138">
                <text:p>138</text:p>
              </table:table-cell>
              <table:table-cell office:value-type="float" office:value="0.01744304">
                <text:p>0.017443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2">
                <text:p>142</text:p>
              </table:table-cell>
              <table:table-cell office:value-type="float" office:value="0.0026699922064531">
                <text:p>0.0026699922064531</text:p>
              </table:table-cell>
              <table:table-cell office:value-type="float" office:value="142">
                <text:p>142</text:p>
              </table:table-cell>
              <table:table-cell office:value-type="float" office:value="0.002523643">
                <text:p>0.002523643</text:p>
              </table:table-cell>
              <table:table-cell office:value-type="float" office:value="142">
                <text:p>142</text:p>
              </table:table-cell>
              <table:table-cell office:value-type="float" office:value="0.0178983082448943">
                <text:p>0.0178983082448943</text:p>
              </table:table-cell>
              <table:table-cell office:value-type="float" office:value="142">
                <text:p>142</text:p>
              </table:table-cell>
              <table:table-cell office:value-type="float" office:value="0.01761733">
                <text:p>0.017617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">
                <text:p>146</text:p>
              </table:table-cell>
              <table:table-cell office:value-type="float" office:value="0.00244821045403134">
                <text:p>0.00244821045403134</text:p>
              </table:table-cell>
              <table:table-cell office:value-type="float" office:value="146">
                <text:p>146</text:p>
              </table:table-cell>
              <table:table-cell office:value-type="float" office:value="0.002343604">
                <text:p>0.002343604</text:p>
              </table:table-cell>
              <table:table-cell office:value-type="float" office:value="146">
                <text:p>146</text:p>
              </table:table-cell>
              <table:table-cell office:value-type="float" office:value="0.0181016854029644">
                <text:p>0.0181016854029644</text:p>
              </table:table-cell>
              <table:table-cell office:value-type="float" office:value="146">
                <text:p>146</text:p>
              </table:table-cell>
              <table:table-cell office:value-type="float" office:value="0.01777206">
                <text:p>0.017772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">
                <text:p>150</text:p>
              </table:table-cell>
              <table:table-cell office:value-type="float" office:value="0.00224845989571631">
                <text:p>0.00224845989571631</text:p>
              </table:table-cell>
              <table:table-cell office:value-type="float" office:value="150">
                <text:p>150</text:p>
              </table:table-cell>
              <table:table-cell office:value-type="float" office:value="0.002181793">
                <text:p>0.002181793</text:p>
              </table:table-cell>
              <table:table-cell office:value-type="float" office:value="150">
                <text:p>150</text:p>
              </table:table-cell>
              <table:table-cell office:value-type="float" office:value="0.0182731101402851">
                <text:p>0.0182731101402851</text:p>
              </table:table-cell>
              <table:table-cell office:value-type="float" office:value="150">
                <text:p>150</text:p>
              </table:table-cell>
              <table:table-cell office:value-type="float" office:value="0.01790902">
                <text:p>0.017909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">
                <text:p>154</text:p>
              </table:table-cell>
              <table:table-cell office:value-type="float" office:value="0.0020725138908596">
                <text:p>0.0020725138908596</text:p>
              </table:table-cell>
              <table:table-cell office:value-type="float" office:value="154">
                <text:p>154</text:p>
              </table:table-cell>
              <table:table-cell office:value-type="float" office:value="0.002036926">
                <text:p>0.002036926</text:p>
              </table:table-cell>
              <table:table-cell office:value-type="float" office:value="154">
                <text:p>154</text:p>
              </table:table-cell>
              <table:table-cell office:value-type="float" office:value="0.018419771751525">
                <text:p>0.018419771751525</text:p>
              </table:table-cell>
              <table:table-cell office:value-type="float" office:value="154">
                <text:p>154</text:p>
              </table:table-cell>
              <table:table-cell office:value-type="float" office:value="0.01802982">
                <text:p>0.018029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0.00191471686098856">
                <text:p>0.00191471686098856</text:p>
              </table:table-cell>
              <table:table-cell office:value-type="float" office:value="158">
                <text:p>158</text:p>
              </table:table-cell>
              <table:table-cell office:value-type="float" office:value="0.001907855">
                <text:p>0.001907855</text:p>
              </table:table-cell>
              <table:table-cell office:value-type="float" office:value="158">
                <text:p>158</text:p>
              </table:table-cell>
              <table:table-cell office:value-type="float" office:value="0.0185811314763096">
                <text:p>0.0185811314763096</text:p>
              </table:table-cell>
              <table:table-cell office:value-type="float" office:value="158">
                <text:p>158</text:p>
              </table:table-cell>
              <table:table-cell office:value-type="float" office:value="0.01813589">
                <text:p>0.018135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2">
                <text:p>162</text:p>
              </table:table-cell>
              <table:table-cell office:value-type="float" office:value="0.00176241564748643">
                <text:p>0.00176241564748643</text:p>
              </table:table-cell>
              <table:table-cell office:value-type="float" office:value="162">
                <text:p>162</text:p>
              </table:table-cell>
              <table:table-cell office:value-type="float" office:value="0.001793557">
                <text:p>0.001793557</text:p>
              </table:table-cell>
              <table:table-cell office:value-type="float" office:value="162">
                <text:p>162</text:p>
              </table:table-cell>
              <table:table-cell office:value-type="float" office:value="0.0187274735633419">
                <text:p>0.0187274735633419</text:p>
              </table:table-cell>
              <table:table-cell office:value-type="float" office:value="162">
                <text:p>162</text:p>
              </table:table-cell>
              <table:table-cell office:value-type="float" office:value="0.01822852">
                <text:p>0.018228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">
                <text:p>166</text:p>
              </table:table-cell>
              <table:table-cell office:value-type="float" office:value="0.0016387917316069">
                <text:p>0.0016387917316069</text:p>
              </table:table-cell>
              <table:table-cell office:value-type="float" office:value="166">
                <text:p>166</text:p>
              </table:table-cell>
              <table:table-cell office:value-type="float" office:value="0.001693125">
                <text:p>0.001693125</text:p>
              </table:table-cell>
              <table:table-cell office:value-type="float" office:value="166">
                <text:p>166</text:p>
              </table:table-cell>
              <table:table-cell office:value-type="float" office:value="0.0188501708590197">
                <text:p>0.0188501708590197</text:p>
              </table:table-cell>
              <table:table-cell office:value-type="float" office:value="166">
                <text:p>166</text:p>
              </table:table-cell>
              <table:table-cell office:value-type="float" office:value="0.01830884">
                <text:p>0.018308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0">
                <text:p>170</text:p>
              </table:table-cell>
              <table:table-cell office:value-type="float" office:value="0.00153065036120151">
                <text:p>0.00153065036120151</text:p>
              </table:table-cell>
              <table:table-cell office:value-type="float" office:value="170">
                <text:p>170</text:p>
              </table:table-cell>
              <table:table-cell office:value-type="float" office:value="0.001605763">
                <text:p>0.001605763</text:p>
              </table:table-cell>
              <table:table-cell office:value-type="float" office:value="170">
                <text:p>170</text:p>
              </table:table-cell>
              <table:table-cell office:value-type="float" office:value="0.0189631226663689">
                <text:p>0.0189631226663689</text:p>
              </table:table-cell>
              <table:table-cell office:value-type="float" office:value="170">
                <text:p>170</text:p>
              </table:table-cell>
              <table:table-cell office:value-type="float" office:value="0.01837785">
                <text:p>0.018377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4">
                <text:p>174</text:p>
              </table:table-cell>
              <table:table-cell office:value-type="float" office:value="0.00143251009849068">
                <text:p>0.00143251009849068</text:p>
              </table:table-cell>
              <table:table-cell office:value-type="float" office:value="174">
                <text:p>174</text:p>
              </table:table-cell>
              <table:table-cell office:value-type="float" office:value="0.001530778">
                <text:p>0.001530778</text:p>
              </table:table-cell>
              <table:table-cell office:value-type="float" office:value="174">
                <text:p>174</text:p>
              </table:table-cell>
              <table:table-cell office:value-type="float" office:value="0.0190736780421619">
                <text:p>0.0190736780421619</text:p>
              </table:table-cell>
              <table:table-cell office:value-type="float" office:value="174">
                <text:p>174</text:p>
              </table:table-cell>
              <table:table-cell office:value-type="float" office:value="0.01843641">
                <text:p>0.018436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">
                <text:p>178</text:p>
              </table:table-cell>
              <table:table-cell office:value-type="float" office:value="0.0013512934354298">
                <text:p>0.0013512934354298</text:p>
              </table:table-cell>
              <table:table-cell office:value-type="float" office:value="178">
                <text:p>178</text:p>
              </table:table-cell>
              <table:table-cell office:value-type="float" office:value="0.001467576">
                <text:p>0.001467576</text:p>
              </table:table-cell>
              <table:table-cell office:value-type="float" office:value="178">
                <text:p>178</text:p>
              </table:table-cell>
              <table:table-cell office:value-type="float" office:value="0.0191473283719894">
                <text:p>0.0191473283719894</text:p>
              </table:table-cell>
              <table:table-cell office:value-type="float" office:value="178">
                <text:p>178</text:p>
              </table:table-cell>
              <table:table-cell office:value-type="float" office:value="0.01848526">
                <text:p>0.018485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">
                <text:p>182</text:p>
              </table:table-cell>
              <table:table-cell office:value-type="float" office:value="0.0012850672505635">
                <text:p>0.0012850672505635</text:p>
              </table:table-cell>
              <table:table-cell office:value-type="float" office:value="182">
                <text:p>182</text:p>
              </table:table-cell>
              <table:table-cell office:value-type="float" office:value="0.001415655">
                <text:p>0.001415655</text:p>
              </table:table-cell>
              <table:table-cell office:value-type="float" office:value="182">
                <text:p>182</text:p>
              </table:table-cell>
              <table:table-cell office:value-type="float" office:value="0.0192211384639205">
                <text:p>0.0192211384639205</text:p>
              </table:table-cell>
              <table:table-cell office:value-type="float" office:value="182">
                <text:p>182</text:p>
              </table:table-cell>
              <table:table-cell office:value-type="float" office:value="0.01852504">
                <text:p>0.018525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6">
                <text:p>186</text:p>
              </table:table-cell>
              <table:table-cell office:value-type="float" office:value="0.00122978317218284">
                <text:p>0.00122978317218284</text:p>
              </table:table-cell>
              <table:table-cell office:value-type="float" office:value="186">
                <text:p>186</text:p>
              </table:table-cell>
              <table:table-cell office:value-type="float" office:value="0.001374603">
                <text:p>0.001374603</text:p>
              </table:table-cell>
              <table:table-cell office:value-type="float" office:value="186">
                <text:p>186</text:p>
              </table:table-cell>
              <table:table-cell office:value-type="float" office:value="0.0192695463813559">
                <text:p>0.0192695463813559</text:p>
              </table:table-cell>
              <table:table-cell office:value-type="float" office:value="186">
                <text:p>186</text:p>
              </table:table-cell>
              <table:table-cell office:value-type="float" office:value="0.01855626">
                <text:p>0.018556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">
                <text:p>190</text:p>
              </table:table-cell>
              <table:table-cell office:value-type="float" office:value="0.00119036187308324">
                <text:p>0.00119036187308324</text:p>
              </table:table-cell>
              <table:table-cell office:value-type="float" office:value="190">
                <text:p>190</text:p>
              </table:table-cell>
              <table:table-cell office:value-type="float" office:value="0.001344096">
                <text:p>0.001344096</text:p>
              </table:table-cell>
              <table:table-cell office:value-type="float" office:value="190">
                <text:p>190</text:p>
              </table:table-cell>
              <table:table-cell office:value-type="float" office:value="0.0192890373580131">
                <text:p>0.0192890373580131</text:p>
              </table:table-cell>
              <table:table-cell office:value-type="float" office:value="190">
                <text:p>190</text:p>
              </table:table-cell>
              <table:table-cell office:value-type="float" office:value="0.01857932">
                <text:p>0.018579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">
                <text:p>194</text:p>
              </table:table-cell>
              <table:table-cell office:value-type="float" office:value="0.00116313841060473">
                <text:p>0.00116313841060473</text:p>
              </table:table-cell>
              <table:table-cell office:value-type="float" office:value="194">
                <text:p>194</text:p>
              </table:table-cell>
              <table:table-cell office:value-type="float" office:value="0.001323892">
                <text:p>0.001323892</text:p>
              </table:table-cell>
              <table:table-cell office:value-type="float" office:value="194">
                <text:p>194</text:p>
              </table:table-cell>
              <table:table-cell office:value-type="float" office:value="0.0192899959306356">
                <text:p>0.0192899959306356</text:p>
              </table:table-cell>
              <table:table-cell office:value-type="float" office:value="194">
                <text:p>194</text:p>
              </table:table-cell>
              <table:table-cell office:value-type="float" office:value="0.01859453">
                <text:p>0.018594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">
                <text:p>198</text:p>
              </table:table-cell>
              <table:table-cell office:value-type="float" office:value="0.00115646514753121">
                <text:p>0.00115646514753121</text:p>
              </table:table-cell>
              <table:table-cell office:value-type="float" office:value="198">
                <text:p>198</text:p>
              </table:table-cell>
              <table:table-cell office:value-type="float" office:value="0.001313829">
                <text:p>0.001313829</text:p>
              </table:table-cell>
              <table:table-cell office:value-type="float" office:value="198">
                <text:p>198</text:p>
              </table:table-cell>
              <table:table-cell office:value-type="float" office:value="0.019335208605996">
                <text:p>0.019335208605996</text:p>
              </table:table-cell>
              <table:table-cell office:value-type="float" office:value="198">
                <text:p>198</text:p>
              </table:table-cell>
              <table:table-cell office:value-type="float" office:value="0.01860208">
                <text:p>0.0186020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725cm" svg:height="12.937cm" xlink:href="." xlink:type="simple" chart:class="chart:scatter" chart:style-name="ch1">
        <chart:legend chart:legend-position="end" svg:x="15.212cm" svg:y="1.371cm" style:legend-expansion="custom" chartooo:width="4.543cm" chartooo:height="2.641cm" style:legend-expansion-aspect-ratio="1.72018174933737" chart:style-name="ch2"/>
        <chart:plot-area chart:style-name="ch3" chart:data-source-has-labels="both" svg:x="1.372cm" svg:y="0.934cm" svg:width="18.96cm" svg:height="11.675cm">
          <chartooo:coordinate-region svg:x="2.284cm" svg:y="1.133cm" svg:width="17.768cm" svg:height="10.829cm"/>
          <chart:axis chart:dimension="x" chart:name="primary-x" chart:style-name="ch4" chartooo:axis-type="auto">
            <chart:categories table:cell-range-address="local-table.$A$2:.$A$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51" chart:label-cell-address="local-table.$C$1" chart:class="chart:scatter">
            <chart:domain table:cell-range-address="local-table.$B$2:.$B$51"/>
            <chart:data-point chart:repeated="50"/>
          </chart:series>
          <chart:series chart:style-name="ch8" chart:values-cell-range-address="local-table.$E$2:.$E$51" chart:label-cell-address="local-table.$E$1" chart:class="chart:scatter">
            <chart:domain table:cell-range-address="local-table.$D$2:.$D$51"/>
            <chart:data-point chart:repeated="50"/>
          </chart:series>
          <chart:series chart:style-name="ch9" chart:values-cell-range-address="local-table.$G$2:.$G$51" chart:label-cell-address="local-table.$G$1" chart:class="chart:scatter">
            <chart:domain table:cell-range-address="local-table.$F$2:.$F$51"/>
            <chart:data-point chart:repeated="50"/>
          </chart:series>
          <chart:series chart:style-name="ch10" chart:values-cell-range-address="local-table.$I$2:.$I$51" chart:label-cell-address="local-table.$I$1" chart:class="chart:scatter">
            <chart:domain table:cell-range-address="local-table.$H$2:.$H$51"/>
            <chart:data-point chart:repeated="50"/>
          </chart:series>
          <chart:series chart:style-name="ch11" chart:values-cell-range-address="local-table.$K$2:.$K$51" chart:label-cell-address="local-table.$K$1" chart:class="chart:scatter">
            <chart:domain table:cell-range-address="local-table.$J$2:.$J$51"/>
            <chart:data-point chart:repeated="50"/>
          </chart:series>
          <chart:series chart:style-name="ch12" chart:values-cell-range-address="local-table.$M$2:.$M$51" chart:label-cell-address="local-table.$M$1" chart:class="chart:scatter">
            <chart:domain table:cell-range-address="local-table.$L$2:.$L$51"/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Serpent_1g</text:p>
              </table:table-cell>
              <table:table-cell office:value-type="string">
                <text:p>Series3</text:p>
              </table:table-cell>
              <table:table-cell office:value-type="string">
                <text:p>Serpent_2g</text:p>
              </table:table-cell>
              <table:table-cell office:value-type="string">
                <text:p>Series5</text:p>
              </table:table-cell>
              <table:table-cell office:value-type="string">
                <text:p>Serpent_3g</text:p>
              </table:table-cell>
              <table:table-cell office:value-type="string">
                <text:p>Series7</text:p>
              </table:table-cell>
              <table:table-cell office:value-type="string">
                <text:p>Almost_1g</text:p>
              </table:table-cell>
              <table:table-cell office:value-type="string">
                <text:p>Series9</text:p>
              </table:table-cell>
              <table:table-cell office:value-type="string">
                <text:p>Almost_2g</text:p>
              </table:table-cell>
              <table:table-cell office:value-type="string">
                <text:p>Series11</text:p>
              </table:table-cell>
              <table:table-cell office:value-type="string">
                <text:p>Almost_3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00440555312941841">
                <text:p>0.00440555312941841</text:p>
              </table:table-cell>
              <table:table-cell office:value-type="float" office:value="2">
                <text:p>2</text:p>
              </table:table-cell>
              <table:table-cell office:value-type="float" office:value="0.00819940262127427">
                <text:p>0.00819940262127427</text:p>
              </table:table-cell>
              <table:table-cell office:value-type="float" office:value="2">
                <text:p>2</text:p>
              </table:table-cell>
              <table:table-cell office:value-type="float" office:value="0.0177499455776949">
                <text:p>0.0177499455776949</text:p>
              </table:table-cell>
              <table:table-cell office:value-type="float" office:value="2">
                <text:p>2</text:p>
              </table:table-cell>
              <table:table-cell office:value-type="float" office:value="0.004444588">
                <text:p>0.004444588</text:p>
              </table:table-cell>
              <table:table-cell office:value-type="float" office:value="2">
                <text:p>2</text:p>
              </table:table-cell>
              <table:table-cell office:value-type="float" office:value="0.007972525">
                <text:p>0.007972525</text:p>
              </table:table-cell>
              <table:table-cell office:value-type="float" office:value="2">
                <text:p>2</text:p>
              </table:table-cell>
              <table:table-cell office:value-type="float" office:value="0.01770625">
                <text:p>0.017706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440578605954838">
                <text:p>0.00440578605954838</text:p>
              </table:table-cell>
              <table:table-cell office:value-type="float" office:value="6">
                <text:p>6</text:p>
              </table:table-cell>
              <table:table-cell office:value-type="float" office:value="0.00814029660079486">
                <text:p>0.00814029660079486</text:p>
              </table:table-cell>
              <table:table-cell office:value-type="float" office:value="6">
                <text:p>6</text:p>
              </table:table-cell>
              <table:table-cell office:value-type="float" office:value="0.0178037524377175">
                <text:p>0.0178037524377175</text:p>
              </table:table-cell>
              <table:table-cell office:value-type="float" office:value="6">
                <text:p>6</text:p>
              </table:table-cell>
              <table:table-cell office:value-type="float" office:value="0.004441038">
                <text:p>0.004441038</text:p>
              </table:table-cell>
              <table:table-cell office:value-type="float" office:value="6">
                <text:p>6</text:p>
              </table:table-cell>
              <table:table-cell office:value-type="float" office:value="0.007966149">
                <text:p>0.007966149</text:p>
              </table:table-cell>
              <table:table-cell office:value-type="float" office:value="6">
                <text:p>6</text:p>
              </table:table-cell>
              <table:table-cell office:value-type="float" office:value="0.01769207">
                <text:p>0.01769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44264294923168">
                <text:p>0.0044264294923168</text:p>
              </table:table-cell>
              <table:table-cell office:value-type="float" office:value="10">
                <text:p>10</text:p>
              </table:table-cell>
              <table:table-cell office:value-type="float" office:value="0.00816210468421312">
                <text:p>0.00816210468421312</text:p>
              </table:table-cell>
              <table:table-cell office:value-type="float" office:value="10">
                <text:p>10</text:p>
              </table:table-cell>
              <table:table-cell office:value-type="float" office:value="0.0178614608774171">
                <text:p>0.0178614608774171</text:p>
              </table:table-cell>
              <table:table-cell office:value-type="float" office:value="10">
                <text:p>10</text:p>
              </table:table-cell>
              <table:table-cell office:value-type="float" office:value="0.004433934">
                <text:p>0.004433934</text:p>
              </table:table-cell>
              <table:table-cell office:value-type="float" office:value="10">
                <text:p>10</text:p>
              </table:table-cell>
              <table:table-cell office:value-type="float" office:value="0.007953392">
                <text:p>0.007953392</text:p>
              </table:table-cell>
              <table:table-cell office:value-type="float" office:value="10">
                <text:p>10</text:p>
              </table:table-cell>
              <table:table-cell office:value-type="float" office:value="0.01766369">
                <text:p>0.017663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00441670465939063">
                <text:p>0.00441670465939063</text:p>
              </table:table-cell>
              <table:table-cell office:value-type="float" office:value="14">
                <text:p>14</text:p>
              </table:table-cell>
              <table:table-cell office:value-type="float" office:value="0.00821658121835942">
                <text:p>0.00821658121835942</text:p>
              </table:table-cell>
              <table:table-cell office:value-type="float" office:value="14">
                <text:p>14</text:p>
              </table:table-cell>
              <table:table-cell office:value-type="float" office:value="0.0179001272789919">
                <text:p>0.0179001272789919</text:p>
              </table:table-cell>
              <table:table-cell office:value-type="float" office:value="14">
                <text:p>14</text:p>
              </table:table-cell>
              <table:table-cell office:value-type="float" office:value="0.004423271">
                <text:p>0.004423271</text:p>
              </table:table-cell>
              <table:table-cell office:value-type="float" office:value="14">
                <text:p>14</text:p>
              </table:table-cell>
              <table:table-cell office:value-type="float" office:value="0.007934244">
                <text:p>0.007934244</text:p>
              </table:table-cell>
              <table:table-cell office:value-type="float" office:value="14">
                <text:p>14</text:p>
              </table:table-cell>
              <table:table-cell office:value-type="float" office:value="0.01762109">
                <text:p>0.017621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0044257307019269">
                <text:p>0.0044257307019269</text:p>
              </table:table-cell>
              <table:table-cell office:value-type="float" office:value="18">
                <text:p>18</text:p>
              </table:table-cell>
              <table:table-cell office:value-type="float" office:value="0.0083004069488817">
                <text:p>0.0083004069488817</text:p>
              </table:table-cell>
              <table:table-cell office:value-type="float" office:value="18">
                <text:p>18</text:p>
              </table:table-cell>
              <table:table-cell office:value-type="float" office:value="0.0180392156828491">
                <text:p>0.0180392156828491</text:p>
              </table:table-cell>
              <table:table-cell office:value-type="float" office:value="18">
                <text:p>18</text:p>
              </table:table-cell>
              <table:table-cell office:value-type="float" office:value="0.004409043">
                <text:p>0.004409043</text:p>
              </table:table-cell>
              <table:table-cell office:value-type="float" office:value="18">
                <text:p>18</text:p>
              </table:table-cell>
              <table:table-cell office:value-type="float" office:value="0.007908694">
                <text:p>0.007908694</text:p>
              </table:table-cell>
              <table:table-cell office:value-type="float" office:value="18">
                <text:p>18</text:p>
              </table:table-cell>
              <table:table-cell office:value-type="float" office:value="0.01756426">
                <text:p>0.017564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.0044593308731748">
                <text:p>0.0044593308731748</text:p>
              </table:table-cell>
              <table:table-cell office:value-type="float" office:value="22">
                <text:p>22</text:p>
              </table:table-cell>
              <table:table-cell office:value-type="float" office:value="0.00830739485278074">
                <text:p>0.00830739485278074</text:p>
              </table:table-cell>
              <table:table-cell office:value-type="float" office:value="22">
                <text:p>22</text:p>
              </table:table-cell>
              <table:table-cell office:value-type="float" office:value="0.0180220953182964">
                <text:p>0.0180220953182964</text:p>
              </table:table-cell>
              <table:table-cell office:value-type="float" office:value="22">
                <text:p>22</text:p>
              </table:table-cell>
              <table:table-cell office:value-type="float" office:value="0.004391239">
                <text:p>0.004391239</text:p>
              </table:table-cell>
              <table:table-cell office:value-type="float" office:value="22">
                <text:p>22</text:p>
              </table:table-cell>
              <table:table-cell office:value-type="float" office:value="0.007876723">
                <text:p>0.007876723</text:p>
              </table:table-cell>
              <table:table-cell office:value-type="float" office:value="22">
                <text:p>22</text:p>
              </table:table-cell>
              <table:table-cell office:value-type="float" office:value="0.01749315">
                <text:p>0.01749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0.00447158882126437">
                <text:p>0.00447158882126437</text:p>
              </table:table-cell>
              <table:table-cell office:value-type="float" office:value="26">
                <text:p>26</text:p>
              </table:table-cell>
              <table:table-cell office:value-type="float" office:value="0.00832204033470249">
                <text:p>0.00832204033470249</text:p>
              </table:table-cell>
              <table:table-cell office:value-type="float" office:value="26">
                <text:p>26</text:p>
              </table:table-cell>
              <table:table-cell office:value-type="float" office:value="0.0180770959452351">
                <text:p>0.0180770959452351</text:p>
              </table:table-cell>
              <table:table-cell office:value-type="float" office:value="26">
                <text:p>26</text:p>
              </table:table-cell>
              <table:table-cell office:value-type="float" office:value="0.004369848">
                <text:p>0.004369848</text:p>
              </table:table-cell>
              <table:table-cell office:value-type="float" office:value="26">
                <text:p>26</text:p>
              </table:table-cell>
              <table:table-cell office:value-type="float" office:value="0.00783831">
                <text:p>0.00783831</text:p>
              </table:table-cell>
              <table:table-cell office:value-type="float" office:value="26">
                <text:p>26</text:p>
              </table:table-cell>
              <table:table-cell office:value-type="float" office:value="0.01740771">
                <text:p>0.017407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444777171547513">
                <text:p>0.00444777171547513</text:p>
              </table:table-cell>
              <table:table-cell office:value-type="float" office:value="30">
                <text:p>30</text:p>
              </table:table-cell>
              <table:table-cell office:value-type="float" office:value="0.00825108399386095">
                <text:p>0.00825108399386095</text:p>
              </table:table-cell>
              <table:table-cell office:value-type="float" office:value="30">
                <text:p>30</text:p>
              </table:table-cell>
              <table:table-cell office:value-type="float" office:value="0.0179820022196756">
                <text:p>0.0179820022196756</text:p>
              </table:table-cell>
              <table:table-cell office:value-type="float" office:value="30">
                <text:p>30</text:p>
              </table:table-cell>
              <table:table-cell office:value-type="float" office:value="0.004344856">
                <text:p>0.004344856</text:p>
              </table:table-cell>
              <table:table-cell office:value-type="float" office:value="30">
                <text:p>30</text:p>
              </table:table-cell>
              <table:table-cell office:value-type="float" office:value="0.007793432">
                <text:p>0.007793432</text:p>
              </table:table-cell>
              <table:table-cell office:value-type="float" office:value="30">
                <text:p>30</text:p>
              </table:table-cell>
              <table:table-cell office:value-type="float" office:value="0.01730789">
                <text:p>0.017307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0.00438380327853263">
                <text:p>0.00438380327853263</text:p>
              </table:table-cell>
              <table:table-cell office:value-type="float" office:value="34">
                <text:p>34</text:p>
              </table:table-cell>
              <table:table-cell office:value-type="float" office:value="0.00814993408492229">
                <text:p>0.00814993408492229</text:p>
              </table:table-cell>
              <table:table-cell office:value-type="float" office:value="34">
                <text:p>34</text:p>
              </table:table-cell>
              <table:table-cell office:value-type="float" office:value="0.0178078869475245">
                <text:p>0.0178078869475245</text:p>
              </table:table-cell>
              <table:table-cell office:value-type="float" office:value="34">
                <text:p>34</text:p>
              </table:table-cell>
              <table:table-cell office:value-type="float" office:value="0.004316247">
                <text:p>0.004316247</text:p>
              </table:table-cell>
              <table:table-cell office:value-type="float" office:value="34">
                <text:p>34</text:p>
              </table:table-cell>
              <table:table-cell office:value-type="float" office:value="0.007742062">
                <text:p>0.007742062</text:p>
              </table:table-cell>
              <table:table-cell office:value-type="float" office:value="34">
                <text:p>34</text:p>
              </table:table-cell>
              <table:table-cell office:value-type="float" office:value="0.01719363">
                <text:p>0.01719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0.00436604235612256">
                <text:p>0.00436604235612256</text:p>
              </table:table-cell>
              <table:table-cell office:value-type="float" office:value="38">
                <text:p>38</text:p>
              </table:table-cell>
              <table:table-cell office:value-type="float" office:value="0.00807723076810599">
                <text:p>0.00807723076810599</text:p>
              </table:table-cell>
              <table:table-cell office:value-type="float" office:value="38">
                <text:p>38</text:p>
              </table:table-cell>
              <table:table-cell office:value-type="float" office:value="0.0175252262348082">
                <text:p>0.0175252262348082</text:p>
              </table:table-cell>
              <table:table-cell office:value-type="float" office:value="38">
                <text:p>38</text:p>
              </table:table-cell>
              <table:table-cell office:value-type="float" office:value="0.004284005">
                <text:p>0.004284005</text:p>
              </table:table-cell>
              <table:table-cell office:value-type="float" office:value="38">
                <text:p>38</text:p>
              </table:table-cell>
              <table:table-cell office:value-type="float" office:value="0.007684171">
                <text:p>0.007684171</text:p>
              </table:table-cell>
              <table:table-cell office:value-type="float" office:value="38">
                <text:p>38</text:p>
              </table:table-cell>
              <table:table-cell office:value-type="float" office:value="0.01706488">
                <text:p>0.01706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0.00430772247483179">
                <text:p>0.00430772247483179</text:p>
              </table:table-cell>
              <table:table-cell office:value-type="float" office:value="42">
                <text:p>42</text:p>
              </table:table-cell>
              <table:table-cell office:value-type="float" office:value="0.00798298141426763">
                <text:p>0.00798298141426763</text:p>
              </table:table-cell>
              <table:table-cell office:value-type="float" office:value="42">
                <text:p>42</text:p>
              </table:table-cell>
              <table:table-cell office:value-type="float" office:value="0.0173679692808134">
                <text:p>0.0173679692808134</text:p>
              </table:table-cell>
              <table:table-cell office:value-type="float" office:value="42">
                <text:p>42</text:p>
              </table:table-cell>
              <table:table-cell office:value-type="float" office:value="0.004248114">
                <text:p>0.004248114</text:p>
              </table:table-cell>
              <table:table-cell office:value-type="float" office:value="42">
                <text:p>42</text:p>
              </table:table-cell>
              <table:table-cell office:value-type="float" office:value="0.007619728">
                <text:p>0.007619728</text:p>
              </table:table-cell>
              <table:table-cell office:value-type="float" office:value="42">
                <text:p>42</text:p>
              </table:table-cell>
              <table:table-cell office:value-type="float" office:value="0.01692156">
                <text:p>0.016921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426733821354857">
                <text:p>0.00426733821354857</text:p>
              </table:table-cell>
              <table:table-cell office:value-type="float" office:value="46">
                <text:p>46</text:p>
              </table:table-cell>
              <table:table-cell office:value-type="float" office:value="0.00789673903364694">
                <text:p>0.00789673903364694</text:p>
              </table:table-cell>
              <table:table-cell office:value-type="float" office:value="46">
                <text:p>46</text:p>
              </table:table-cell>
              <table:table-cell office:value-type="float" office:value="0.0172238728791619">
                <text:p>0.0172238728791619</text:p>
              </table:table-cell>
              <table:table-cell office:value-type="float" office:value="46">
                <text:p>46</text:p>
              </table:table-cell>
              <table:table-cell office:value-type="float" office:value="0.004208556">
                <text:p>0.004208556</text:p>
              </table:table-cell>
              <table:table-cell office:value-type="float" office:value="46">
                <text:p>46</text:p>
              </table:table-cell>
              <table:table-cell office:value-type="float" office:value="0.007548703">
                <text:p>0.007548703</text:p>
              </table:table-cell>
              <table:table-cell office:value-type="float" office:value="46">
                <text:p>46</text:p>
              </table:table-cell>
              <table:table-cell office:value-type="float" office:value="0.01676362">
                <text:p>0.016763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0042203445598275">
                <text:p>0.0042203445598275</text:p>
              </table:table-cell>
              <table:table-cell office:value-type="float" office:value="50">
                <text:p>50</text:p>
              </table:table-cell>
              <table:table-cell office:value-type="float" office:value="0.00789277922143748">
                <text:p>0.00789277922143748</text:p>
              </table:table-cell>
              <table:table-cell office:value-type="float" office:value="50">
                <text:p>50</text:p>
              </table:table-cell>
              <table:table-cell office:value-type="float" office:value="0.0171117752541147">
                <text:p>0.0171117752541147</text:p>
              </table:table-cell>
              <table:table-cell office:value-type="float" office:value="50">
                <text:p>50</text:p>
              </table:table-cell>
              <table:table-cell office:value-type="float" office:value="0.004165312">
                <text:p>0.004165312</text:p>
              </table:table-cell>
              <table:table-cell office:value-type="float" office:value="50">
                <text:p>50</text:p>
              </table:table-cell>
              <table:table-cell office:value-type="float" office:value="0.007471066">
                <text:p>0.007471066</text:p>
              </table:table-cell>
              <table:table-cell office:value-type="float" office:value="50">
                <text:p>50</text:p>
              </table:table-cell>
              <table:table-cell office:value-type="float" office:value="0.01659097">
                <text:p>0.016590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0.00417582578873734">
                <text:p>0.00417582578873734</text:p>
              </table:table-cell>
              <table:table-cell office:value-type="float" office:value="54">
                <text:p>54</text:p>
              </table:table-cell>
              <table:table-cell office:value-type="float" office:value="0.00776446383609128">
                <text:p>0.00776446383609128</text:p>
              </table:table-cell>
              <table:table-cell office:value-type="float" office:value="54">
                <text:p>54</text:p>
              </table:table-cell>
              <table:table-cell office:value-type="float" office:value="0.0169825572645149">
                <text:p>0.0169825572645149</text:p>
              </table:table-cell>
              <table:table-cell office:value-type="float" office:value="54">
                <text:p>54</text:p>
              </table:table-cell>
              <table:table-cell office:value-type="float" office:value="0.004118367">
                <text:p>0.004118367</text:p>
              </table:table-cell>
              <table:table-cell office:value-type="float" office:value="54">
                <text:p>54</text:p>
              </table:table-cell>
              <table:table-cell office:value-type="float" office:value="0.007386786">
                <text:p>0.007386786</text:p>
              </table:table-cell>
              <table:table-cell office:value-type="float" office:value="54">
                <text:p>54</text:p>
              </table:table-cell>
              <table:table-cell office:value-type="float" office:value="0.01640357">
                <text:p>0.016403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0.00409397996431979">
                <text:p>0.00409397996431979</text:p>
              </table:table-cell>
              <table:table-cell office:value-type="float" office:value="58">
                <text:p>58</text:p>
              </table:table-cell>
              <table:table-cell office:value-type="float" office:value="0.00765778183656588">
                <text:p>0.00765778183656588</text:p>
              </table:table-cell>
              <table:table-cell office:value-type="float" office:value="58">
                <text:p>58</text:p>
              </table:table-cell>
              <table:table-cell office:value-type="float" office:value="0.0167775205176105">
                <text:p>0.0167775205176105</text:p>
              </table:table-cell>
              <table:table-cell office:value-type="float" office:value="58">
                <text:p>58</text:p>
              </table:table-cell>
              <table:table-cell office:value-type="float" office:value="0.004067705">
                <text:p>0.004067705</text:p>
              </table:table-cell>
              <table:table-cell office:value-type="float" office:value="58">
                <text:p>58</text:p>
              </table:table-cell>
              <table:table-cell office:value-type="float" office:value="0.007295836">
                <text:p>0.007295836</text:p>
              </table:table-cell>
              <table:table-cell office:value-type="float" office:value="58">
                <text:p>58</text:p>
              </table:table-cell>
              <table:table-cell office:value-type="float" office:value="0.01620135">
                <text:p>0.016201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0.00407161867184285">
                <text:p>0.00407161867184285</text:p>
              </table:table-cell>
              <table:table-cell office:value-type="float" office:value="62">
                <text:p>62</text:p>
              </table:table-cell>
              <table:table-cell office:value-type="float" office:value="0.00749671065169292">
                <text:p>0.00749671065169292</text:p>
              </table:table-cell>
              <table:table-cell office:value-type="float" office:value="62">
                <text:p>62</text:p>
              </table:table-cell>
              <table:table-cell office:value-type="float" office:value="0.0165234228620815">
                <text:p>0.0165234228620815</text:p>
              </table:table-cell>
              <table:table-cell office:value-type="float" office:value="62">
                <text:p>62</text:p>
              </table:table-cell>
              <table:table-cell office:value-type="float" office:value="0.004013311">
                <text:p>0.004013311</text:p>
              </table:table-cell>
              <table:table-cell office:value-type="float" office:value="62">
                <text:p>62</text:p>
              </table:table-cell>
              <table:table-cell office:value-type="float" office:value="0.007198191">
                <text:p>0.007198191</text:p>
              </table:table-cell>
              <table:table-cell office:value-type="float" office:value="62">
                <text:p>62</text:p>
              </table:table-cell>
              <table:table-cell office:value-type="float" office:value="0.01598425">
                <text:p>0.015984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0.00393311259331055">
                <text:p>0.00393311259331055</text:p>
              </table:table-cell>
              <table:table-cell office:value-type="float" office:value="66">
                <text:p>66</text:p>
              </table:table-cell>
              <table:table-cell office:value-type="float" office:value="0.00736289229202623">
                <text:p>0.00736289229202623</text:p>
              </table:table-cell>
              <table:table-cell office:value-type="float" office:value="66">
                <text:p>66</text:p>
              </table:table-cell>
              <table:table-cell office:value-type="float" office:value="0.0161243553169136">
                <text:p>0.0161243553169136</text:p>
              </table:table-cell>
              <table:table-cell office:value-type="float" office:value="66">
                <text:p>66</text:p>
              </table:table-cell>
              <table:table-cell office:value-type="float" office:value="0.003955173">
                <text:p>0.003955173</text:p>
              </table:table-cell>
              <table:table-cell office:value-type="float" office:value="66">
                <text:p>66</text:p>
              </table:table-cell>
              <table:table-cell office:value-type="float" office:value="0.00709383">
                <text:p>0.00709383</text:p>
              </table:table-cell>
              <table:table-cell office:value-type="float" office:value="66">
                <text:p>66</text:p>
              </table:table-cell>
              <table:table-cell office:value-type="float" office:value="0.01575224">
                <text:p>0.015752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0.00390722823261785">
                <text:p>0.00390722823261785</text:p>
              </table:table-cell>
              <table:table-cell office:value-type="float" office:value="70">
                <text:p>70</text:p>
              </table:table-cell>
              <table:table-cell office:value-type="float" office:value="0.00725859782633301">
                <text:p>0.00725859782633301</text:p>
              </table:table-cell>
              <table:table-cell office:value-type="float" office:value="70">
                <text:p>70</text:p>
              </table:table-cell>
              <table:table-cell office:value-type="float" office:value="0.0159191147561454">
                <text:p>0.0159191147561454</text:p>
              </table:table-cell>
              <table:table-cell office:value-type="float" office:value="70">
                <text:p>70</text:p>
              </table:table-cell>
              <table:table-cell office:value-type="float" office:value="0.003893282">
                <text:p>0.003893282</text:p>
              </table:table-cell>
              <table:table-cell office:value-type="float" office:value="70">
                <text:p>70</text:p>
              </table:table-cell>
              <table:table-cell office:value-type="float" office:value="0.006982737">
                <text:p>0.006982737</text:p>
              </table:table-cell>
              <table:table-cell office:value-type="float" office:value="70">
                <text:p>70</text:p>
              </table:table-cell>
              <table:table-cell office:value-type="float" office:value="0.01550528">
                <text:p>0.015505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0.00383356407901543">
                <text:p>0.00383356407901543</text:p>
              </table:table-cell>
              <table:table-cell office:value-type="float" office:value="74">
                <text:p>74</text:p>
              </table:table-cell>
              <table:table-cell office:value-type="float" office:value="0.00716132038080507">
                <text:p>0.00716132038080507</text:p>
              </table:table-cell>
              <table:table-cell office:value-type="float" office:value="74">
                <text:p>74</text:p>
              </table:table-cell>
              <table:table-cell office:value-type="float" office:value="0.0155341686001069">
                <text:p>0.0155341686001069</text:p>
              </table:table-cell>
              <table:table-cell office:value-type="float" office:value="74">
                <text:p>74</text:p>
              </table:table-cell>
              <table:table-cell office:value-type="float" office:value="0.003827631">
                <text:p>0.003827631</text:p>
              </table:table-cell>
              <table:table-cell office:value-type="float" office:value="74">
                <text:p>74</text:p>
              </table:table-cell>
              <table:table-cell office:value-type="float" office:value="0.006864901">
                <text:p>0.006864901</text:p>
              </table:table-cell>
              <table:table-cell office:value-type="float" office:value="74">
                <text:p>74</text:p>
              </table:table-cell>
              <table:table-cell office:value-type="float" office:value="0.01524335">
                <text:p>0.015243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0.00372292226728057">
                <text:p>0.00372292226728057</text:p>
              </table:table-cell>
              <table:table-cell office:value-type="float" office:value="78">
                <text:p>78</text:p>
              </table:table-cell>
              <table:table-cell office:value-type="float" office:value="0.00699139785099332">
                <text:p>0.00699139785099332</text:p>
              </table:table-cell>
              <table:table-cell office:value-type="float" office:value="78">
                <text:p>78</text:p>
              </table:table-cell>
              <table:table-cell office:value-type="float" office:value="0.0152608833251217">
                <text:p>0.0152608833251217</text:p>
              </table:table-cell>
              <table:table-cell office:value-type="float" office:value="78">
                <text:p>78</text:p>
              </table:table-cell>
              <table:table-cell office:value-type="float" office:value="0.003758219">
                <text:p>0.003758219</text:p>
              </table:table-cell>
              <table:table-cell office:value-type="float" office:value="78">
                <text:p>78</text:p>
              </table:table-cell>
              <table:table-cell office:value-type="float" office:value="0.00674032">
                <text:p>0.00674032</text:p>
              </table:table-cell>
              <table:table-cell office:value-type="float" office:value="78">
                <text:p>78</text:p>
              </table:table-cell>
              <table:table-cell office:value-type="float" office:value="0.01496644">
                <text:p>0.014966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0.00366626201316582">
                <text:p>0.00366626201316582</text:p>
              </table:table-cell>
              <table:table-cell office:value-type="float" office:value="82">
                <text:p>82</text:p>
              </table:table-cell>
              <table:table-cell office:value-type="float" office:value="0.00681949541507684">
                <text:p>0.00681949541507684</text:p>
              </table:table-cell>
              <table:table-cell office:value-type="float" office:value="82">
                <text:p>82</text:p>
              </table:table-cell>
              <table:table-cell office:value-type="float" office:value="0.0149079359456875">
                <text:p>0.0149079359456875</text:p>
              </table:table-cell>
              <table:table-cell office:value-type="float" office:value="82">
                <text:p>82</text:p>
              </table:table-cell>
              <table:table-cell office:value-type="float" office:value="0.003685046">
                <text:p>0.003685046</text:p>
              </table:table-cell>
              <table:table-cell office:value-type="float" office:value="82">
                <text:p>82</text:p>
              </table:table-cell>
              <table:table-cell office:value-type="float" office:value="0.006608996">
                <text:p>0.006608996</text:p>
              </table:table-cell>
              <table:table-cell office:value-type="float" office:value="82">
                <text:p>82</text:p>
              </table:table-cell>
              <table:table-cell office:value-type="float" office:value="0.01467456">
                <text:p>0.014674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">
                <text:p>86</text:p>
              </table:table-cell>
              <table:table-cell office:value-type="float" office:value="0.00355643545688585">
                <text:p>0.00355643545688585</text:p>
              </table:table-cell>
              <table:table-cell office:value-type="float" office:value="86">
                <text:p>86</text:p>
              </table:table-cell>
              <table:table-cell office:value-type="float" office:value="0.00657867477695604">
                <text:p>0.00657867477695604</text:p>
              </table:table-cell>
              <table:table-cell office:value-type="float" office:value="86">
                <text:p>86</text:p>
              </table:table-cell>
              <table:table-cell office:value-type="float" office:value="0.014481091482521">
                <text:p>0.014481091482521</text:p>
              </table:table-cell>
              <table:table-cell office:value-type="float" office:value="86">
                <text:p>86</text:p>
              </table:table-cell>
              <table:table-cell office:value-type="float" office:value="0.003608121">
                <text:p>0.003608121</text:p>
              </table:table-cell>
              <table:table-cell office:value-type="float" office:value="86">
                <text:p>86</text:p>
              </table:table-cell>
              <table:table-cell office:value-type="float" office:value="0.006470944">
                <text:p>0.006470944</text:p>
              </table:table-cell>
              <table:table-cell office:value-type="float" office:value="86">
                <text:p>86</text:p>
              </table:table-cell>
              <table:table-cell office:value-type="float" office:value="0.01436775">
                <text:p>0.014367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.00344509485476108">
                <text:p>0.00344509485476108</text:p>
              </table:table-cell>
              <table:table-cell office:value-type="float" office:value="90">
                <text:p>90</text:p>
              </table:table-cell>
              <table:table-cell office:value-type="float" office:value="0.00639966797207554">
                <text:p>0.00639966797207554</text:p>
              </table:table-cell>
              <table:table-cell office:value-type="float" office:value="90">
                <text:p>90</text:p>
              </table:table-cell>
              <table:table-cell office:value-type="float" office:value="0.0141730122693719">
                <text:p>0.0141730122693719</text:p>
              </table:table-cell>
              <table:table-cell office:value-type="float" office:value="90">
                <text:p>90</text:p>
              </table:table-cell>
              <table:table-cell office:value-type="float" office:value="0.003527455">
                <text:p>0.003527455</text:p>
              </table:table-cell>
              <table:table-cell office:value-type="float" office:value="90">
                <text:p>90</text:p>
              </table:table-cell>
              <table:table-cell office:value-type="float" office:value="0.006326187">
                <text:p>0.006326187</text:p>
              </table:table-cell>
              <table:table-cell office:value-type="float" office:value="90">
                <text:p>90</text:p>
              </table:table-cell>
              <table:table-cell office:value-type="float" office:value="0.01404607">
                <text:p>0.014046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">
                <text:p>94</text:p>
              </table:table-cell>
              <table:table-cell office:value-type="float" office:value="0.00333631648406597">
                <text:p>0.00333631648406597</text:p>
              </table:table-cell>
              <table:table-cell office:value-type="float" office:value="94">
                <text:p>94</text:p>
              </table:table-cell>
              <table:table-cell office:value-type="float" office:value="0.00621579875073195">
                <text:p>0.00621579875073195</text:p>
              </table:table-cell>
              <table:table-cell office:value-type="float" office:value="94">
                <text:p>94</text:p>
              </table:table-cell>
              <table:table-cell office:value-type="float" office:value="0.0136536945446079">
                <text:p>0.0136536945446079</text:p>
              </table:table-cell>
              <table:table-cell office:value-type="float" office:value="94">
                <text:p>94</text:p>
              </table:table-cell>
              <table:table-cell office:value-type="float" office:value="0.003443067">
                <text:p>0.003443067</text:p>
              </table:table-cell>
              <table:table-cell office:value-type="float" office:value="94">
                <text:p>94</text:p>
              </table:table-cell>
              <table:table-cell office:value-type="float" office:value="0.006174757">
                <text:p>0.006174757</text:p>
              </table:table-cell>
              <table:table-cell office:value-type="float" office:value="94">
                <text:p>94</text:p>
              </table:table-cell>
              <table:table-cell office:value-type="float" office:value="0.01370957">
                <text:p>0.013709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0.0032220642553166">
                <text:p>0.0032220642553166</text:p>
              </table:table-cell>
              <table:table-cell office:value-type="float" office:value="98">
                <text:p>98</text:p>
              </table:table-cell>
              <table:table-cell office:value-type="float" office:value="0.00601131521288618">
                <text:p>0.00601131521288618</text:p>
              </table:table-cell>
              <table:table-cell office:value-type="float" office:value="98">
                <text:p>98</text:p>
              </table:table-cell>
              <table:table-cell office:value-type="float" office:value="0.0132062357649392">
                <text:p>0.0132062357649392</text:p>
              </table:table-cell>
              <table:table-cell office:value-type="float" office:value="98">
                <text:p>98</text:p>
              </table:table-cell>
              <table:table-cell office:value-type="float" office:value="0.003354981">
                <text:p>0.003354981</text:p>
              </table:table-cell>
              <table:table-cell office:value-type="float" office:value="98">
                <text:p>98</text:p>
              </table:table-cell>
              <table:table-cell office:value-type="float" office:value="0.0060167">
                <text:p>0.0060167</text:p>
              </table:table-cell>
              <table:table-cell office:value-type="float" office:value="98">
                <text:p>98</text:p>
              </table:table-cell>
              <table:table-cell office:value-type="float" office:value="0.01335838">
                <text:p>0.013358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">
                <text:p>102</text:p>
              </table:table-cell>
              <table:table-cell office:value-type="float" office:value="0.00312041936985176">
                <text:p>0.00312041936985176</text:p>
              </table:table-cell>
              <table:table-cell office:value-type="float" office:value="102">
                <text:p>102</text:p>
              </table:table-cell>
              <table:table-cell office:value-type="float" office:value="0.005848205889376">
                <text:p>0.005848205889376</text:p>
              </table:table-cell>
              <table:table-cell office:value-type="float" office:value="102">
                <text:p>102</text:p>
              </table:table-cell>
              <table:table-cell office:value-type="float" office:value="0.0128080999402911">
                <text:p>0.0128080999402911</text:p>
              </table:table-cell>
              <table:table-cell office:value-type="float" office:value="102">
                <text:p>102</text:p>
              </table:table-cell>
              <table:table-cell office:value-type="float" office:value="0.003263229">
                <text:p>0.003263229</text:p>
              </table:table-cell>
              <table:table-cell office:value-type="float" office:value="102">
                <text:p>102</text:p>
              </table:table-cell>
              <table:table-cell office:value-type="float" office:value="0.005852073">
                <text:p>0.005852073</text:p>
              </table:table-cell>
              <table:table-cell office:value-type="float" office:value="102">
                <text:p>102</text:p>
              </table:table-cell>
              <table:table-cell office:value-type="float" office:value="0.01299262">
                <text:p>0.012992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0.00302078350675789">
                <text:p>0.00302078350675789</text:p>
              </table:table-cell>
              <table:table-cell office:value-type="float" office:value="106">
                <text:p>106</text:p>
              </table:table-cell>
              <table:table-cell office:value-type="float" office:value="0.00564116012010058">
                <text:p>0.00564116012010058</text:p>
              </table:table-cell>
              <table:table-cell office:value-type="float" office:value="106">
                <text:p>106</text:p>
              </table:table-cell>
              <table:table-cell office:value-type="float" office:value="0.0123334174516823">
                <text:p>0.0123334174516823</text:p>
              </table:table-cell>
              <table:table-cell office:value-type="float" office:value="106">
                <text:p>106</text:p>
              </table:table-cell>
              <table:table-cell office:value-type="float" office:value="0.003167851">
                <text:p>0.003167851</text:p>
              </table:table-cell>
              <table:table-cell office:value-type="float" office:value="106">
                <text:p>106</text:p>
              </table:table-cell>
              <table:table-cell office:value-type="float" office:value="0.005680948">
                <text:p>0.005680948</text:p>
              </table:table-cell>
              <table:table-cell office:value-type="float" office:value="106">
                <text:p>106</text:p>
              </table:table-cell>
              <table:table-cell office:value-type="float" office:value="0.01261244">
                <text:p>0.012612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">
                <text:p>110</text:p>
              </table:table-cell>
              <table:table-cell office:value-type="float" office:value="0.00290679041277812">
                <text:p>0.00290679041277812</text:p>
              </table:table-cell>
              <table:table-cell office:value-type="float" office:value="110">
                <text:p>110</text:p>
              </table:table-cell>
              <table:table-cell office:value-type="float" office:value="0.00536117810387889">
                <text:p>0.00536117810387889</text:p>
              </table:table-cell>
              <table:table-cell office:value-type="float" office:value="110">
                <text:p>110</text:p>
              </table:table-cell>
              <table:table-cell office:value-type="float" office:value="0.0117671060731973">
                <text:p>0.0117671060731973</text:p>
              </table:table-cell>
              <table:table-cell office:value-type="float" office:value="110">
                <text:p>110</text:p>
              </table:table-cell>
              <table:table-cell office:value-type="float" office:value="0.003068893">
                <text:p>0.003068893</text:p>
              </table:table-cell>
              <table:table-cell office:value-type="float" office:value="110">
                <text:p>110</text:p>
              </table:table-cell>
              <table:table-cell office:value-type="float" office:value="0.005503408">
                <text:p>0.005503408</text:p>
              </table:table-cell>
              <table:table-cell office:value-type="float" office:value="110">
                <text:p>110</text:p>
              </table:table-cell>
              <table:table-cell office:value-type="float" office:value="0.01221804">
                <text:p>0.012218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">
                <text:p>114</text:p>
              </table:table-cell>
              <table:table-cell office:value-type="float" office:value="0.00279155696585626">
                <text:p>0.00279155696585626</text:p>
              </table:table-cell>
              <table:table-cell office:value-type="float" office:value="114">
                <text:p>114</text:p>
              </table:table-cell>
              <table:table-cell office:value-type="float" office:value="0.00516100377343753">
                <text:p>0.00516100377343753</text:p>
              </table:table-cell>
              <table:table-cell office:value-type="float" office:value="114">
                <text:p>114</text:p>
              </table:table-cell>
              <table:table-cell office:value-type="float" office:value="0.0112291830543022">
                <text:p>0.0112291830543022</text:p>
              </table:table-cell>
              <table:table-cell office:value-type="float" office:value="114">
                <text:p>114</text:p>
              </table:table-cell>
              <table:table-cell office:value-type="float" office:value="0.002966409">
                <text:p>0.002966409</text:p>
              </table:table-cell>
              <table:table-cell office:value-type="float" office:value="114">
                <text:p>114</text:p>
              </table:table-cell>
              <table:table-cell office:value-type="float" office:value="0.005319552">
                <text:p>0.005319552</text:p>
              </table:table-cell>
              <table:table-cell office:value-type="float" office:value="114">
                <text:p>114</text:p>
              </table:table-cell>
              <table:table-cell office:value-type="float" office:value="0.01180963">
                <text:p>0.011809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">
                <text:p>118</text:p>
              </table:table-cell>
              <table:table-cell office:value-type="float" office:value="0.00265736882960825">
                <text:p>0.00265736882960825</text:p>
              </table:table-cell>
              <table:table-cell office:value-type="float" office:value="118">
                <text:p>118</text:p>
              </table:table-cell>
              <table:table-cell office:value-type="float" office:value="0.00492478350538361">
                <text:p>0.00492478350538361</text:p>
              </table:table-cell>
              <table:table-cell office:value-type="float" office:value="118">
                <text:p>118</text:p>
              </table:table-cell>
              <table:table-cell office:value-type="float" office:value="0.0108368704829034">
                <text:p>0.0108368704829034</text:p>
              </table:table-cell>
              <table:table-cell office:value-type="float" office:value="118">
                <text:p>118</text:p>
              </table:table-cell>
              <table:table-cell office:value-type="float" office:value="0.002860464">
                <text:p>0.002860464</text:p>
              </table:table-cell>
              <table:table-cell office:value-type="float" office:value="118">
                <text:p>118</text:p>
              </table:table-cell>
              <table:table-cell office:value-type="float" office:value="0.005129495">
                <text:p>0.005129495</text:p>
              </table:table-cell>
              <table:table-cell office:value-type="float" office:value="118">
                <text:p>118</text:p>
              </table:table-cell>
              <table:table-cell office:value-type="float" office:value="0.01138748">
                <text:p>0.011387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">
                <text:p>122</text:p>
              </table:table-cell>
              <table:table-cell office:value-type="float" office:value="0.00250225774443585">
                <text:p>0.00250225774443585</text:p>
              </table:table-cell>
              <table:table-cell office:value-type="float" office:value="122">
                <text:p>122</text:p>
              </table:table-cell>
              <table:table-cell office:value-type="float" office:value="0.00472551177919588">
                <text:p>0.00472551177919588</text:p>
              </table:table-cell>
              <table:table-cell office:value-type="float" office:value="122">
                <text:p>122</text:p>
              </table:table-cell>
              <table:table-cell office:value-type="float" office:value="0.0103484160003602">
                <text:p>0.0103484160003602</text:p>
              </table:table-cell>
              <table:table-cell office:value-type="float" office:value="122">
                <text:p>122</text:p>
              </table:table-cell>
              <table:table-cell office:value-type="float" office:value="0.002751129">
                <text:p>0.002751129</text:p>
              </table:table-cell>
              <table:table-cell office:value-type="float" office:value="122">
                <text:p>122</text:p>
              </table:table-cell>
              <table:table-cell office:value-type="float" office:value="0.004933366">
                <text:p>0.004933366</text:p>
              </table:table-cell>
              <table:table-cell office:value-type="float" office:value="122">
                <text:p>122</text:p>
              </table:table-cell>
              <table:table-cell office:value-type="float" office:value="0.01095187">
                <text:p>0.010951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6">
                <text:p>126</text:p>
              </table:table-cell>
              <table:table-cell office:value-type="float" office:value="0.00240125632845504">
                <text:p>0.00240125632845504</text:p>
              </table:table-cell>
              <table:table-cell office:value-type="float" office:value="126">
                <text:p>126</text:p>
              </table:table-cell>
              <table:table-cell office:value-type="float" office:value="0.00451208954761258">
                <text:p>0.00451208954761258</text:p>
              </table:table-cell>
              <table:table-cell office:value-type="float" office:value="126">
                <text:p>126</text:p>
              </table:table-cell>
              <table:table-cell office:value-type="float" office:value="0.00986517332947508">
                <text:p>0.00986517332947508</text:p>
              </table:table-cell>
              <table:table-cell office:value-type="float" office:value="126">
                <text:p>126</text:p>
              </table:table-cell>
              <table:table-cell office:value-type="float" office:value="0.002638486">
                <text:p>0.002638486</text:p>
              </table:table-cell>
              <table:table-cell office:value-type="float" office:value="126">
                <text:p>126</text:p>
              </table:table-cell>
              <table:table-cell office:value-type="float" office:value="0.004731309">
                <text:p>0.004731309</text:p>
              </table:table-cell>
              <table:table-cell office:value-type="float" office:value="126">
                <text:p>126</text:p>
              </table:table-cell>
              <table:table-cell office:value-type="float" office:value="0.01050312">
                <text:p>0.010503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0.0022804383816672">
                <text:p>0.0022804383816672</text:p>
              </table:table-cell>
              <table:table-cell office:value-type="float" office:value="130">
                <text:p>130</text:p>
              </table:table-cell>
              <table:table-cell office:value-type="float" office:value="0.00425947682166215">
                <text:p>0.00425947682166215</text:p>
              </table:table-cell>
              <table:table-cell office:value-type="float" office:value="130">
                <text:p>130</text:p>
              </table:table-cell>
              <table:table-cell office:value-type="float" office:value="0.00943233091546181">
                <text:p>0.00943233091546181</text:p>
              </table:table-cell>
              <table:table-cell office:value-type="float" office:value="130">
                <text:p>130</text:p>
              </table:table-cell>
              <table:table-cell office:value-type="float" office:value="0.002522622">
                <text:p>0.002522622</text:p>
              </table:table-cell>
              <table:table-cell office:value-type="float" office:value="130">
                <text:p>130</text:p>
              </table:table-cell>
              <table:table-cell office:value-type="float" office:value="0.004523487">
                <text:p>0.004523487</text:p>
              </table:table-cell>
              <table:table-cell office:value-type="float" office:value="130">
                <text:p>130</text:p>
              </table:table-cell>
              <table:table-cell office:value-type="float" office:value="0.01004159">
                <text:p>0.010041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">
                <text:p>134</text:p>
              </table:table-cell>
              <table:table-cell office:value-type="float" office:value="0.00219046038408714">
                <text:p>0.00219046038408714</text:p>
              </table:table-cell>
              <table:table-cell office:value-type="float" office:value="134">
                <text:p>134</text:p>
              </table:table-cell>
              <table:table-cell office:value-type="float" office:value="0.0040698134633356">
                <text:p>0.0040698134633356</text:p>
              </table:table-cell>
              <table:table-cell office:value-type="float" office:value="134">
                <text:p>134</text:p>
              </table:table-cell>
              <table:table-cell office:value-type="float" office:value="0.00893004620645179">
                <text:p>0.00893004620645179</text:p>
              </table:table-cell>
              <table:table-cell office:value-type="float" office:value="134">
                <text:p>134</text:p>
              </table:table-cell>
              <table:table-cell office:value-type="float" office:value="0.002403639">
                <text:p>0.002403639</text:p>
              </table:table-cell>
              <table:table-cell office:value-type="float" office:value="134">
                <text:p>134</text:p>
              </table:table-cell>
              <table:table-cell office:value-type="float" office:value="0.004310077">
                <text:p>0.004310077</text:p>
              </table:table-cell>
              <table:table-cell office:value-type="float" office:value="134">
                <text:p>134</text:p>
              </table:table-cell>
              <table:table-cell office:value-type="float" office:value="0.009567679">
                <text:p>0.0095676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">
                <text:p>138</text:p>
              </table:table-cell>
              <table:table-cell office:value-type="float" office:value="0.0021027097808749">
                <text:p>0.0021027097808749</text:p>
              </table:table-cell>
              <table:table-cell office:value-type="float" office:value="138">
                <text:p>138</text:p>
              </table:table-cell>
              <table:table-cell office:value-type="float" office:value="0.00386212713620277">
                <text:p>0.00386212713620277</text:p>
              </table:table-cell>
              <table:table-cell office:value-type="float" office:value="138">
                <text:p>138</text:p>
              </table:table-cell>
              <table:table-cell office:value-type="float" office:value="0.00856067725285483">
                <text:p>0.00856067725285483</text:p>
              </table:table-cell>
              <table:table-cell office:value-type="float" office:value="138">
                <text:p>138</text:p>
              </table:table-cell>
              <table:table-cell office:value-type="float" office:value="0.002281643">
                <text:p>0.002281643</text:p>
              </table:table-cell>
              <table:table-cell office:value-type="float" office:value="138">
                <text:p>138</text:p>
              </table:table-cell>
              <table:table-cell office:value-type="float" office:value="0.004091272">
                <text:p>0.004091272</text:p>
              </table:table-cell>
              <table:table-cell office:value-type="float" office:value="138">
                <text:p>138</text:p>
              </table:table-cell>
              <table:table-cell office:value-type="float" office:value="0.009081816">
                <text:p>0.0090818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2">
                <text:p>142</text:p>
              </table:table-cell>
              <table:table-cell office:value-type="float" office:value="0.0019813764761745">
                <text:p>0.0019813764761745</text:p>
              </table:table-cell>
              <table:table-cell office:value-type="float" office:value="142">
                <text:p>142</text:p>
              </table:table-cell>
              <table:table-cell office:value-type="float" office:value="0.0036232864041867">
                <text:p>0.0036232864041867</text:p>
              </table:table-cell>
              <table:table-cell office:value-type="float" office:value="142">
                <text:p>142</text:p>
              </table:table-cell>
              <table:table-cell office:value-type="float" office:value="0.00807717253557349">
                <text:p>0.00807717253557349</text:p>
              </table:table-cell>
              <table:table-cell office:value-type="float" office:value="142">
                <text:p>142</text:p>
              </table:table-cell>
              <table:table-cell office:value-type="float" office:value="0.002156752">
                <text:p>0.002156752</text:p>
              </table:table-cell>
              <table:table-cell office:value-type="float" office:value="142">
                <text:p>142</text:p>
              </table:table-cell>
              <table:table-cell office:value-type="float" office:value="0.003867283">
                <text:p>0.003867283</text:p>
              </table:table-cell>
              <table:table-cell office:value-type="float" office:value="142">
                <text:p>142</text:p>
              </table:table-cell>
              <table:table-cell office:value-type="float" office:value="0.008584466">
                <text:p>0.0085844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">
                <text:p>146</text:p>
              </table:table-cell>
              <table:table-cell office:value-type="float" office:value="0.00187395201185982">
                <text:p>0.00187395201185982</text:p>
              </table:table-cell>
              <table:table-cell office:value-type="float" office:value="146">
                <text:p>146</text:p>
              </table:table-cell>
              <table:table-cell office:value-type="float" office:value="0.003427450397416">
                <text:p>0.003427450397416</text:p>
              </table:table-cell>
              <table:table-cell office:value-type="float" office:value="146">
                <text:p>146</text:p>
              </table:table-cell>
              <table:table-cell office:value-type="float" office:value="0.00757194708367263">
                <text:p>0.00757194708367263</text:p>
              </table:table-cell>
              <table:table-cell office:value-type="float" office:value="146">
                <text:p>146</text:p>
              </table:table-cell>
              <table:table-cell office:value-type="float" office:value="0.002029091">
                <text:p>0.002029091</text:p>
              </table:table-cell>
              <table:table-cell office:value-type="float" office:value="146">
                <text:p>146</text:p>
              </table:table-cell>
              <table:table-cell office:value-type="float" office:value="0.003638334">
                <text:p>0.003638334</text:p>
              </table:table-cell>
              <table:table-cell office:value-type="float" office:value="146">
                <text:p>146</text:p>
              </table:table-cell>
              <table:table-cell office:value-type="float" office:value="0.008076131">
                <text:p>0.0080761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">
                <text:p>150</text:p>
              </table:table-cell>
              <table:table-cell office:value-type="float" office:value="0.00176329273036522">
                <text:p>0.00176329273036522</text:p>
              </table:table-cell>
              <table:table-cell office:value-type="float" office:value="150">
                <text:p>150</text:p>
              </table:table-cell>
              <table:table-cell office:value-type="float" office:value="0.00326288526059352">
                <text:p>0.00326288526059352</text:p>
              </table:table-cell>
              <table:table-cell office:value-type="float" office:value="150">
                <text:p>150</text:p>
              </table:table-cell>
              <table:table-cell office:value-type="float" office:value="0.00710288403444931">
                <text:p>0.00710288403444931</text:p>
              </table:table-cell>
              <table:table-cell office:value-type="float" office:value="150">
                <text:p>150</text:p>
              </table:table-cell>
              <table:table-cell office:value-type="float" office:value="0.001898796">
                <text:p>0.001898796</text:p>
              </table:table-cell>
              <table:table-cell office:value-type="float" office:value="150">
                <text:p>150</text:p>
              </table:table-cell>
              <table:table-cell office:value-type="float" office:value="0.003404669">
                <text:p>0.003404669</text:p>
              </table:table-cell>
              <table:table-cell office:value-type="float" office:value="150">
                <text:p>150</text:p>
              </table:table-cell>
              <table:table-cell office:value-type="float" office:value="0.007557345">
                <text:p>0.0075573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">
                <text:p>154</text:p>
              </table:table-cell>
              <table:table-cell office:value-type="float" office:value="0.00162746243670093">
                <text:p>0.00162746243670093</text:p>
              </table:table-cell>
              <table:table-cell office:value-type="float" office:value="154">
                <text:p>154</text:p>
              </table:table-cell>
              <table:table-cell office:value-type="float" office:value="0.0030042745837964">
                <text:p>0.0030042745837964</text:p>
              </table:table-cell>
              <table:table-cell office:value-type="float" office:value="154">
                <text:p>154</text:p>
              </table:table-cell>
              <table:table-cell office:value-type="float" office:value="0.00655168399814599">
                <text:p>0.00655168399814599</text:p>
              </table:table-cell>
              <table:table-cell office:value-type="float" office:value="154">
                <text:p>154</text:p>
              </table:table-cell>
              <table:table-cell office:value-type="float" office:value="0.001766009">
                <text:p>0.001766009</text:p>
              </table:table-cell>
              <table:table-cell office:value-type="float" office:value="154">
                <text:p>154</text:p>
              </table:table-cell>
              <table:table-cell office:value-type="float" office:value="0.003166542">
                <text:p>0.003166542</text:p>
              </table:table-cell>
              <table:table-cell office:value-type="float" office:value="154">
                <text:p>154</text:p>
              </table:table-cell>
              <table:table-cell office:value-type="float" office:value="0.007028678">
                <text:p>0.0070286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0.00147135266359629">
                <text:p>0.00147135266359629</text:p>
              </table:table-cell>
              <table:table-cell office:value-type="float" office:value="158">
                <text:p>158</text:p>
              </table:table-cell>
              <table:table-cell office:value-type="float" office:value="0.00277447445244972">
                <text:p>0.00277447445244972</text:p>
              </table:table-cell>
              <table:table-cell office:value-type="float" office:value="158">
                <text:p>158</text:p>
              </table:table-cell>
              <table:table-cell office:value-type="float" office:value="0.00607493425463373">
                <text:p>0.00607493425463373</text:p>
              </table:table-cell>
              <table:table-cell office:value-type="float" office:value="158">
                <text:p>158</text:p>
              </table:table-cell>
              <table:table-cell office:value-type="float" office:value="0.001630882">
                <text:p>0.001630882</text:p>
              </table:table-cell>
              <table:table-cell office:value-type="float" office:value="158">
                <text:p>158</text:p>
              </table:table-cell>
              <table:table-cell office:value-type="float" office:value="0.002924228">
                <text:p>0.002924228</text:p>
              </table:table-cell>
              <table:table-cell office:value-type="float" office:value="158">
                <text:p>158</text:p>
              </table:table-cell>
              <table:table-cell office:value-type="float" office:value="0.006490729">
                <text:p>0.0064907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2">
                <text:p>162</text:p>
              </table:table-cell>
              <table:table-cell office:value-type="float" office:value="0.0013725902884898">
                <text:p>0.0013725902884898</text:p>
              </table:table-cell>
              <table:table-cell office:value-type="float" office:value="162">
                <text:p>162</text:p>
              </table:table-cell>
              <table:table-cell office:value-type="float" office:value="0.0025364082131158">
                <text:p>0.0025364082131158</text:p>
              </table:table-cell>
              <table:table-cell office:value-type="float" office:value="162">
                <text:p>162</text:p>
              </table:table-cell>
              <table:table-cell office:value-type="float" office:value="0.00554673606866475">
                <text:p>0.00554673606866475</text:p>
              </table:table-cell>
              <table:table-cell office:value-type="float" office:value="162">
                <text:p>162</text:p>
              </table:table-cell>
              <table:table-cell office:value-type="float" office:value="0.001493576">
                <text:p>0.001493576</text:p>
              </table:table-cell>
              <table:table-cell office:value-type="float" office:value="162">
                <text:p>162</text:p>
              </table:table-cell>
              <table:table-cell office:value-type="float" office:value="0.002678011">
                <text:p>0.002678011</text:p>
              </table:table-cell>
              <table:table-cell office:value-type="float" office:value="162">
                <text:p>162</text:p>
              </table:table-cell>
              <table:table-cell office:value-type="float" office:value="0.005944125">
                <text:p>0.005944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">
                <text:p>166</text:p>
              </table:table-cell>
              <table:table-cell office:value-type="float" office:value="0.00123305640575902">
                <text:p>0.00123305640575902</text:p>
              </table:table-cell>
              <table:table-cell office:value-type="float" office:value="166">
                <text:p>166</text:p>
              </table:table-cell>
              <table:table-cell office:value-type="float" office:value="0.00233250408896833">
                <text:p>0.00233250408896833</text:p>
              </table:table-cell>
              <table:table-cell office:value-type="float" office:value="166">
                <text:p>166</text:p>
              </table:table-cell>
              <table:table-cell office:value-type="float" office:value="0.00505210893767744">
                <text:p>0.00505210893767744</text:p>
              </table:table-cell>
              <table:table-cell office:value-type="float" office:value="166">
                <text:p>166</text:p>
              </table:table-cell>
              <table:table-cell office:value-type="float" office:value="0.001354259">
                <text:p>0.001354259</text:p>
              </table:table-cell>
              <table:table-cell office:value-type="float" office:value="166">
                <text:p>166</text:p>
              </table:table-cell>
              <table:table-cell office:value-type="float" office:value="0.002428192">
                <text:p>0.002428192</text:p>
              </table:table-cell>
              <table:table-cell office:value-type="float" office:value="166">
                <text:p>166</text:p>
              </table:table-cell>
              <table:table-cell office:value-type="float" office:value="0.005389509">
                <text:p>0.0053895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0">
                <text:p>170</text:p>
              </table:table-cell>
              <table:table-cell office:value-type="float" office:value="0.00111884785140903">
                <text:p>0.00111884785140903</text:p>
              </table:table-cell>
              <table:table-cell office:value-type="float" office:value="170">
                <text:p>170</text:p>
              </table:table-cell>
              <table:table-cell office:value-type="float" office:value="0.00209635369995339">
                <text:p>0.00209635369995339</text:p>
              </table:table-cell>
              <table:table-cell office:value-type="float" office:value="170">
                <text:p>170</text:p>
              </table:table-cell>
              <table:table-cell office:value-type="float" office:value="0.00453905121015639">
                <text:p>0.00453905121015639</text:p>
              </table:table-cell>
              <table:table-cell office:value-type="float" office:value="170">
                <text:p>170</text:p>
              </table:table-cell>
              <table:table-cell office:value-type="float" office:value="0.001213111">
                <text:p>0.001213111</text:p>
              </table:table-cell>
              <table:table-cell office:value-type="float" office:value="170">
                <text:p>170</text:p>
              </table:table-cell>
              <table:table-cell office:value-type="float" office:value="0.002175088">
                <text:p>0.002175088</text:p>
              </table:table-cell>
              <table:table-cell office:value-type="float" office:value="170">
                <text:p>170</text:p>
              </table:table-cell>
              <table:table-cell office:value-type="float" office:value="0.004827519">
                <text:p>0.0048275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4">
                <text:p>174</text:p>
              </table:table-cell>
              <table:table-cell office:value-type="float" office:value="0.000979456638382849">
                <text:p>0.000979456638382849</text:p>
              </table:table-cell>
              <table:table-cell office:value-type="float" office:value="174">
                <text:p>174</text:p>
              </table:table-cell>
              <table:table-cell office:value-type="float" office:value="0.00179392595408265">
                <text:p>0.00179392595408265</text:p>
              </table:table-cell>
              <table:table-cell office:value-type="float" office:value="174">
                <text:p>174</text:p>
              </table:table-cell>
              <table:table-cell office:value-type="float" office:value="0.00402424650666058">
                <text:p>0.00402424650666058</text:p>
              </table:table-cell>
              <table:table-cell office:value-type="float" office:value="174">
                <text:p>174</text:p>
              </table:table-cell>
              <table:table-cell office:value-type="float" office:value="0.001070329">
                <text:p>0.001070329</text:p>
              </table:table-cell>
              <table:table-cell office:value-type="float" office:value="174">
                <text:p>174</text:p>
              </table:table-cell>
              <table:table-cell office:value-type="float" office:value="0.001919027">
                <text:p>0.001919027</text:p>
              </table:table-cell>
              <table:table-cell office:value-type="float" office:value="174">
                <text:p>174</text:p>
              </table:table-cell>
              <table:table-cell office:value-type="float" office:value="0.004258728">
                <text:p>0.0042587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">
                <text:p>178</text:p>
              </table:table-cell>
              <table:table-cell office:value-type="float" office:value="0.000845481050878432">
                <text:p>0.000845481050878432</text:p>
              </table:table-cell>
              <table:table-cell office:value-type="float" office:value="178">
                <text:p>178</text:p>
              </table:table-cell>
              <table:table-cell office:value-type="float" office:value="0.00154182276279152">
                <text:p>0.00154182276279152</text:p>
              </table:table-cell>
              <table:table-cell office:value-type="float" office:value="178">
                <text:p>178</text:p>
              </table:table-cell>
              <table:table-cell office:value-type="float" office:value="0.00339856706129995">
                <text:p>0.00339856706129995</text:p>
              </table:table-cell>
              <table:table-cell office:value-type="float" office:value="178">
                <text:p>178</text:p>
              </table:table-cell>
              <table:table-cell office:value-type="float" office:value="0.0009261473">
                <text:p>0.0009261473</text:p>
              </table:table-cell>
              <table:table-cell office:value-type="float" office:value="178">
                <text:p>178</text:p>
              </table:table-cell>
              <table:table-cell office:value-type="float" office:value="0.00166035">
                <text:p>0.00166035</text:p>
              </table:table-cell>
              <table:table-cell office:value-type="float" office:value="178">
                <text:p>178</text:p>
              </table:table-cell>
              <table:table-cell office:value-type="float" office:value="0.003683496">
                <text:p>0.0036834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">
                <text:p>182</text:p>
              </table:table-cell>
              <table:table-cell office:value-type="float" office:value="0.00070920527834058">
                <text:p>0.00070920527834058</text:p>
              </table:table-cell>
              <table:table-cell office:value-type="float" office:value="182">
                <text:p>182</text:p>
              </table:table-cell>
              <table:table-cell office:value-type="float" office:value="0.00132263551049151">
                <text:p>0.00132263551049151</text:p>
              </table:table-cell>
              <table:table-cell office:value-type="float" office:value="182">
                <text:p>182</text:p>
              </table:table-cell>
              <table:table-cell office:value-type="float" office:value="0.00291552820427855">
                <text:p>0.00291552820427855</text:p>
              </table:table-cell>
              <table:table-cell office:value-type="float" office:value="182">
                <text:p>182</text:p>
              </table:table-cell>
              <table:table-cell office:value-type="float" office:value="0.0007808915">
                <text:p>0.0007808915</text:p>
              </table:table-cell>
              <table:table-cell office:value-type="float" office:value="182">
                <text:p>182</text:p>
              </table:table-cell>
              <table:table-cell office:value-type="float" office:value="0.001399399">
                <text:p>0.001399399</text:p>
              </table:table-cell>
              <table:table-cell office:value-type="float" office:value="182">
                <text:p>182</text:p>
              </table:table-cell>
              <table:table-cell office:value-type="float" office:value="0.003101601">
                <text:p>0.0031016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6">
                <text:p>186</text:p>
              </table:table-cell>
              <table:table-cell office:value-type="float" office:value="0.000584902114483089">
                <text:p>0.000584902114483089</text:p>
              </table:table-cell>
              <table:table-cell office:value-type="float" office:value="186">
                <text:p>186</text:p>
              </table:table-cell>
              <table:table-cell office:value-type="float" office:value="0.00109365063459972">
                <text:p>0.00109365063459972</text:p>
              </table:table-cell>
              <table:table-cell office:value-type="float" office:value="186">
                <text:p>186</text:p>
              </table:table-cell>
              <table:table-cell office:value-type="float" office:value="0.0023891672547097">
                <text:p>0.0023891672547097</text:p>
              </table:table-cell>
              <table:table-cell office:value-type="float" office:value="186">
                <text:p>186</text:p>
              </table:table-cell>
              <table:table-cell office:value-type="float" office:value="0.0006351215">
                <text:p>0.0006351215</text:p>
              </table:table-cell>
              <table:table-cell office:value-type="float" office:value="186">
                <text:p>186</text:p>
              </table:table-cell>
              <table:table-cell office:value-type="float" office:value="0.001136449">
                <text:p>0.001136449</text:p>
              </table:table-cell>
              <table:table-cell office:value-type="float" office:value="186">
                <text:p>186</text:p>
              </table:table-cell>
              <table:table-cell office:value-type="float" office:value="0.002511324">
                <text:p>0.0025113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">
                <text:p>190</text:p>
              </table:table-cell>
              <table:table-cell office:value-type="float" office:value="0.000453220888758858">
                <text:p>0.000453220888758858</text:p>
              </table:table-cell>
              <table:table-cell office:value-type="float" office:value="190">
                <text:p>190</text:p>
              </table:table-cell>
              <table:table-cell office:value-type="float" office:value="0.000860787472043963">
                <text:p>0.000860787472043963</text:p>
              </table:table-cell>
              <table:table-cell office:value-type="float" office:value="190">
                <text:p>190</text:p>
              </table:table-cell>
              <table:table-cell office:value-type="float" office:value="0.00184807347442037">
                <text:p>0.00184807347442037</text:p>
              </table:table-cell>
              <table:table-cell office:value-type="float" office:value="190">
                <text:p>190</text:p>
              </table:table-cell>
              <table:table-cell office:value-type="float" office:value="0.0004900087">
                <text:p>0.0004900087</text:p>
              </table:table-cell>
              <table:table-cell office:value-type="float" office:value="190">
                <text:p>190</text:p>
              </table:table-cell>
              <table:table-cell office:value-type="float" office:value="0.0008714889">
                <text:p>0.0008714889</text:p>
              </table:table-cell>
              <table:table-cell office:value-type="float" office:value="190">
                <text:p>190</text:p>
              </table:table-cell>
              <table:table-cell office:value-type="float" office:value="0.001907285">
                <text:p>0.0019072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">
                <text:p>194</text:p>
              </table:table-cell>
              <table:table-cell office:value-type="float" office:value="0.000330335687067548">
                <text:p>0.000330335687067548</text:p>
              </table:table-cell>
              <table:table-cell office:value-type="float" office:value="194">
                <text:p>194</text:p>
              </table:table-cell>
              <table:table-cell office:value-type="float" office:value="0.000578449949882972">
                <text:p>0.000578449949882972</text:p>
              </table:table-cell>
              <table:table-cell office:value-type="float" office:value="194">
                <text:p>194</text:p>
              </table:table-cell>
              <table:table-cell office:value-type="float" office:value="0.00123529835825997">
                <text:p>0.00123529835825997</text:p>
              </table:table-cell>
              <table:table-cell office:value-type="float" office:value="194">
                <text:p>194</text:p>
              </table:table-cell>
              <table:table-cell office:value-type="float" office:value="0.0003482959">
                <text:p>0.0003482959</text:p>
              </table:table-cell>
              <table:table-cell office:value-type="float" office:value="194">
                <text:p>194</text:p>
              </table:table-cell>
              <table:table-cell office:value-type="float" office:value="0.0006034508">
                <text:p>0.0006034508</text:p>
              </table:table-cell>
              <table:table-cell office:value-type="float" office:value="194">
                <text:p>194</text:p>
              </table:table-cell>
              <table:table-cell office:value-type="float" office:value="0.001275464">
                <text:p>0.0012754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">
                <text:p>198</text:p>
              </table:table-cell>
              <table:table-cell office:value-type="float" office:value="0.000185760322836269">
                <text:p>0.000185760322836269</text:p>
              </table:table-cell>
              <table:table-cell office:value-type="float" office:value="198">
                <text:p>198</text:p>
              </table:table-cell>
              <table:table-cell office:value-type="float" office:value="0.000305939167580011">
                <text:p>0.000305939167580011</text:p>
              </table:table-cell>
              <table:table-cell office:value-type="float" office:value="198">
                <text:p>198</text:p>
              </table:table-cell>
              <table:table-cell office:value-type="float" office:value="0.000534664908702213">
                <text:p>0.000534664908702213</text:p>
              </table:table-cell>
              <table:table-cell office:value-type="float" office:value="NaN">
                <text:p>NaN</text:p>
              </table:table-cell>
              <table:table-cell office:value-type="float" office:value="0.0002166849">
                <text:p>0.0002166849</text:p>
              </table:table-cell>
              <table:table-cell office:value-type="float" office:value="198">
                <text:p>198</text:p>
              </table:table-cell>
              <table:table-cell office:value-type="float" office:value="0.0003277755">
                <text:p>0.0003277755</text:p>
              </table:table-cell>
              <table:table-cell office:value-type="float" office:value="198">
                <text:p>198</text:p>
              </table:table-cell>
              <table:table-cell office:value-type="float" office:value="0.0005823668">
                <text:p>0.000582366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1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074cm" svg:height="13.74cm" xlink:href="." xlink:type="simple" chart:class="chart:scatter" chart:style-name="ch1">
        <chart:legend chart:legend-position="end" svg:x="16.156cm" svg:y="1.455cm" style:legend-expansion="custom" chartooo:width="4.347cm" chartooo:height="5.403cm" style:legend-expansion-aspect-ratio="0.804553026096613" chart:style-name="ch2"/>
        <chart:plot-area chart:style-name="ch3" chart:data-source-has-labels="both" svg:x="1.513cm" svg:y="1.004cm" svg:width="20.063cm" svg:height="12.347cm">
          <chartooo:coordinate-region svg:x="2.425cm" svg:y="1.203cm" svg:width="18.871cm" svg:height="11.501cm"/>
          <chart:axis chart:dimension="x" chart:name="primary-x" chart:style-name="ch4" chartooo:axis-type="auto">
            <chart:categories table:cell-range-address="local-table.$A$2:.$A$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51" chart:label-cell-address="local-table.$C$1" chart:class="chart:scatter">
            <chart:domain table:cell-range-address="local-table.$B$2:.$B$51"/>
            <chart:data-point chart:repeated="50"/>
          </chart:series>
          <chart:series chart:style-name="ch8" chart:values-cell-range-address="local-table.$E$2:.$E$51" chart:label-cell-address="local-table.$E$1" chart:class="chart:scatter">
            <chart:domain table:cell-range-address="local-table.$D$2:.$D$51"/>
            <chart:data-point chart:repeated="50"/>
          </chart:series>
          <chart:series chart:style-name="ch9" chart:values-cell-range-address="local-table.$G$2:.$G$51" chart:label-cell-address="local-table.$G$1" chart:class="chart:scatter">
            <chart:domain table:cell-range-address="local-table.$F$2:.$F$51"/>
            <chart:data-point chart:repeated="50"/>
          </chart:series>
          <chart:series chart:style-name="ch10" chart:values-cell-range-address="local-table.$I$2:.$I$51" chart:label-cell-address="local-table.$I$1" chart:class="chart:scatter">
            <chart:domain table:cell-range-address="local-table.$H$2:.$H$51"/>
            <chart:data-point chart:repeated="50"/>
          </chart:series>
          <chart:series chart:style-name="ch11" chart:values-cell-range-address="local-table.$K$2:.$K$51" chart:label-cell-address="local-table.$K$1" chart:class="chart:scatter">
            <chart:domain table:cell-range-address="local-table.$J$2:.$J$51"/>
            <chart:data-point chart:repeated="50"/>
          </chart:series>
          <chart:series chart:style-name="ch12" chart:values-cell-range-address="local-table.$M$2:.$M$51" chart:label-cell-address="local-table.$M$1" chart:class="chart:scatter">
            <chart:domain table:cell-range-address="local-table.$L$2:.$L$51"/>
            <chart:data-point chart:repeated="50"/>
          </chart:series>
          <chart:series chart:style-name="ch13" chart:values-cell-range-address="local-table.$O$2:.$O$51" chart:label-cell-address="local-table.$O$1" chart:class="chart:scatter">
            <chart:domain table:cell-range-address="local-table.$N$2:.$N$51"/>
            <chart:data-point chart:repeated="50"/>
          </chart:series>
          <chart:series chart:style-name="ch14" chart:values-cell-range-address="local-table.$Q$2:.$Q$51" chart:label-cell-address="local-table.$Q$1" chart:class="chart:scatter">
            <chart:domain table:cell-range-address="local-table.$P$2:.$P$51"/>
            <chart:data-point chart:repeated="5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Serpent_1g</text:p>
              </table:table-cell>
              <table:table-cell office:value-type="string">
                <text:p>Series3</text:p>
              </table:table-cell>
              <table:table-cell office:value-type="string">
                <text:p>Serpent_2g</text:p>
              </table:table-cell>
              <table:table-cell office:value-type="string">
                <text:p>Series5</text:p>
              </table:table-cell>
              <table:table-cell office:value-type="string">
                <text:p>Serpent_3g</text:p>
              </table:table-cell>
              <table:table-cell office:value-type="string">
                <text:p>Series7</text:p>
              </table:table-cell>
              <table:table-cell office:value-type="string">
                <text:p>Serpent_4g</text:p>
              </table:table-cell>
              <table:table-cell office:value-type="string">
                <text:p>Series9</text:p>
              </table:table-cell>
              <table:table-cell office:value-type="string">
                <text:p>Almost_1g</text:p>
              </table:table-cell>
              <table:table-cell office:value-type="string">
                <text:p>Series11</text:p>
              </table:table-cell>
              <table:table-cell office:value-type="string">
                <text:p>Almost_2g</text:p>
              </table:table-cell>
              <table:table-cell office:value-type="string">
                <text:p>Series13</text:p>
              </table:table-cell>
              <table:table-cell office:value-type="string">
                <text:p>Almost_3g</text:p>
              </table:table-cell>
              <table:table-cell office:value-type="string">
                <text:p>Series15</text:p>
              </table:table-cell>
              <table:table-cell office:value-type="string">
                <text:p>Almost_4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00446918950531326">
                <text:p>0.00446918950531326</text:p>
              </table:table-cell>
              <table:table-cell office:value-type="float" office:value="2">
                <text:p>2</text:p>
              </table:table-cell>
              <table:table-cell office:value-type="float" office:value="0.00417080118103038">
                <text:p>0.00417080118103038</text:p>
              </table:table-cell>
              <table:table-cell office:value-type="float" office:value="2">
                <text:p>2</text:p>
              </table:table-cell>
              <table:table-cell office:value-type="float" office:value="0.00408706237182689">
                <text:p>0.00408706237182689</text:p>
              </table:table-cell>
              <table:table-cell office:value-type="float" office:value="2">
                <text:p>2</text:p>
              </table:table-cell>
              <table:table-cell office:value-type="float" office:value="0.0180111747464762">
                <text:p>0.0180111747464762</text:p>
              </table:table-cell>
              <table:table-cell office:value-type="float" office:value="2">
                <text:p>2</text:p>
              </table:table-cell>
              <table:table-cell office:value-type="float" office:value="0.004435527">
                <text:p>0.004435527</text:p>
              </table:table-cell>
              <table:table-cell office:value-type="float" office:value="2">
                <text:p>2</text:p>
              </table:table-cell>
              <table:table-cell office:value-type="float" office:value="0.004064574">
                <text:p>0.004064574</text:p>
              </table:table-cell>
              <table:table-cell office:value-type="float" office:value="2">
                <text:p>2</text:p>
              </table:table-cell>
              <table:table-cell office:value-type="float" office:value="0.003957006">
                <text:p>0.003957006</text:p>
              </table:table-cell>
              <table:table-cell office:value-type="float" office:value="2">
                <text:p>2</text:p>
              </table:table-cell>
              <table:table-cell office:value-type="float" office:value="0.01766666">
                <text:p>0.0176666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439144859697659">
                <text:p>0.00439144859697659</text:p>
              </table:table-cell>
              <table:table-cell office:value-type="float" office:value="6">
                <text:p>6</text:p>
              </table:table-cell>
              <table:table-cell office:value-type="float" office:value="0.00414544773533728">
                <text:p>0.00414544773533728</text:p>
              </table:table-cell>
              <table:table-cell office:value-type="float" office:value="6">
                <text:p>6</text:p>
              </table:table-cell>
              <table:table-cell office:value-type="float" office:value="0.00404867001120591">
                <text:p>0.00404867001120591</text:p>
              </table:table-cell>
              <table:table-cell office:value-type="float" office:value="6">
                <text:p>6</text:p>
              </table:table-cell>
              <table:table-cell office:value-type="float" office:value="0.0180251988238653">
                <text:p>0.0180251988238653</text:p>
              </table:table-cell>
              <table:table-cell office:value-type="float" office:value="6">
                <text:p>6</text:p>
              </table:table-cell>
              <table:table-cell office:value-type="float" office:value="0.004431979">
                <text:p>0.004431979</text:p>
              </table:table-cell>
              <table:table-cell office:value-type="float" office:value="6">
                <text:p>6</text:p>
              </table:table-cell>
              <table:table-cell office:value-type="float" office:value="0.004061321">
                <text:p>0.004061321</text:p>
              </table:table-cell>
              <table:table-cell office:value-type="float" office:value="6">
                <text:p>6</text:p>
              </table:table-cell>
              <table:table-cell office:value-type="float" office:value="0.003953837">
                <text:p>0.003953837</text:p>
              </table:table-cell>
              <table:table-cell office:value-type="float" office:value="6">
                <text:p>6</text:p>
              </table:table-cell>
              <table:table-cell office:value-type="float" office:value="0.01765249">
                <text:p>0.017652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441149955059902">
                <text:p>0.00441149955059902</text:p>
              </table:table-cell>
              <table:table-cell office:value-type="float" office:value="10">
                <text:p>10</text:p>
              </table:table-cell>
              <table:table-cell office:value-type="float" office:value="0.00417755244142637">
                <text:p>0.00417755244142637</text:p>
              </table:table-cell>
              <table:table-cell office:value-type="float" office:value="10">
                <text:p>10</text:p>
              </table:table-cell>
              <table:table-cell office:value-type="float" office:value="0.00406689551673843">
                <text:p>0.00406689551673843</text:p>
              </table:table-cell>
              <table:table-cell office:value-type="float" office:value="10">
                <text:p>10</text:p>
              </table:table-cell>
              <table:table-cell office:value-type="float" office:value="0.0179634523178402">
                <text:p>0.0179634523178402</text:p>
              </table:table-cell>
              <table:table-cell office:value-type="float" office:value="10">
                <text:p>10</text:p>
              </table:table-cell>
              <table:table-cell office:value-type="float" office:value="0.004424879">
                <text:p>0.004424879</text:p>
              </table:table-cell>
              <table:table-cell office:value-type="float" office:value="10">
                <text:p>10</text:p>
              </table:table-cell>
              <table:table-cell office:value-type="float" office:value="0.004054812">
                <text:p>0.004054812</text:p>
              </table:table-cell>
              <table:table-cell office:value-type="float" office:value="10">
                <text:p>10</text:p>
              </table:table-cell>
              <table:table-cell office:value-type="float" office:value="0.003947496">
                <text:p>0.003947496</text:p>
              </table:table-cell>
              <table:table-cell office:value-type="float" office:value="10">
                <text:p>10</text:p>
              </table:table-cell>
              <table:table-cell office:value-type="float" office:value="0.01762413">
                <text:p>0.017624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00439515744388941">
                <text:p>0.00439515744388941</text:p>
              </table:table-cell>
              <table:table-cell office:value-type="float" office:value="14">
                <text:p>14</text:p>
              </table:table-cell>
              <table:table-cell office:value-type="float" office:value="0.00413849364737574">
                <text:p>0.00413849364737574</text:p>
              </table:table-cell>
              <table:table-cell office:value-type="float" office:value="14">
                <text:p>14</text:p>
              </table:table-cell>
              <table:table-cell office:value-type="float" office:value="0.00402864803294999">
                <text:p>0.00402864803294999</text:p>
              </table:table-cell>
              <table:table-cell office:value-type="float" office:value="14">
                <text:p>14</text:p>
              </table:table-cell>
              <table:table-cell office:value-type="float" office:value="0.01796710321402">
                <text:p>0.01796710321402</text:p>
              </table:table-cell>
              <table:table-cell office:value-type="float" office:value="14">
                <text:p>14</text:p>
              </table:table-cell>
              <table:table-cell office:value-type="float" office:value="0.004414224">
                <text:p>0.004414224</text:p>
              </table:table-cell>
              <table:table-cell office:value-type="float" office:value="14">
                <text:p>14</text:p>
              </table:table-cell>
              <table:table-cell office:value-type="float" office:value="0.004045044">
                <text:p>0.004045044</text:p>
              </table:table-cell>
              <table:table-cell office:value-type="float" office:value="14">
                <text:p>14</text:p>
              </table:table-cell>
              <table:table-cell office:value-type="float" office:value="0.003937979">
                <text:p>0.003937979</text:p>
              </table:table-cell>
              <table:table-cell office:value-type="float" office:value="14">
                <text:p>14</text:p>
              </table:table-cell>
              <table:table-cell office:value-type="float" office:value="0.01758158">
                <text:p>0.01758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00434731911378735">
                <text:p>0.00434731911378735</text:p>
              </table:table-cell>
              <table:table-cell office:value-type="float" office:value="18">
                <text:p>18</text:p>
              </table:table-cell>
              <table:table-cell office:value-type="float" office:value="0.00410995291136694">
                <text:p>0.00410995291136694</text:p>
              </table:table-cell>
              <table:table-cell office:value-type="float" office:value="18">
                <text:p>18</text:p>
              </table:table-cell>
              <table:table-cell office:value-type="float" office:value="0.00401042252741747">
                <text:p>0.00401042252741747</text:p>
              </table:table-cell>
              <table:table-cell office:value-type="float" office:value="18">
                <text:p>18</text:p>
              </table:table-cell>
              <table:table-cell office:value-type="float" office:value="0.0177834573411024">
                <text:p>0.0177834573411024</text:p>
              </table:table-cell>
              <table:table-cell office:value-type="float" office:value="18">
                <text:p>18</text:p>
              </table:table-cell>
              <table:table-cell office:value-type="float" office:value="0.004400006">
                <text:p>0.004400006</text:p>
              </table:table-cell>
              <table:table-cell office:value-type="float" office:value="18">
                <text:p>18</text:p>
              </table:table-cell>
              <table:table-cell office:value-type="float" office:value="0.004032009">
                <text:p>0.004032009</text:p>
              </table:table-cell>
              <table:table-cell office:value-type="float" office:value="18">
                <text:p>18</text:p>
              </table:table-cell>
              <table:table-cell office:value-type="float" office:value="0.003925281">
                <text:p>0.003925281</text:p>
              </table:table-cell>
              <table:table-cell office:value-type="float" office:value="18">
                <text:p>18</text:p>
              </table:table-cell>
              <table:table-cell office:value-type="float" office:value="0.01752479">
                <text:p>0.017524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.00433755441527469">
                <text:p>0.00433755441527469</text:p>
              </table:table-cell>
              <table:table-cell office:value-type="float" office:value="22">
                <text:p>22</text:p>
              </table:table-cell>
              <table:table-cell office:value-type="float" office:value="0.00407602275718795">
                <text:p>0.00407602275718795</text:p>
              </table:table-cell>
              <table:table-cell office:value-type="float" office:value="22">
                <text:p>22</text:p>
              </table:table-cell>
              <table:table-cell office:value-type="float" office:value="0.00396832131988367">
                <text:p>0.00396832131988367</text:p>
              </table:table-cell>
              <table:table-cell office:value-type="float" office:value="22">
                <text:p>22</text:p>
              </table:table-cell>
              <table:table-cell office:value-type="float" office:value="0.0176950824732579">
                <text:p>0.0176950824732579</text:p>
              </table:table-cell>
              <table:table-cell office:value-type="float" office:value="22">
                <text:p>22</text:p>
              </table:table-cell>
              <table:table-cell office:value-type="float" office:value="0.004382215">
                <text:p>0.004382215</text:p>
              </table:table-cell>
              <table:table-cell office:value-type="float" office:value="22">
                <text:p>22</text:p>
              </table:table-cell>
              <table:table-cell office:value-type="float" office:value="0.004015699">
                <text:p>0.004015699</text:p>
              </table:table-cell>
              <table:table-cell office:value-type="float" office:value="22">
                <text:p>22</text:p>
              </table:table-cell>
              <table:table-cell office:value-type="float" office:value="0.003909391">
                <text:p>0.003909391</text:p>
              </table:table-cell>
              <table:table-cell office:value-type="float" office:value="22">
                <text:p>22</text:p>
              </table:table-cell>
              <table:table-cell office:value-type="float" office:value="0.01745375">
                <text:p>0.01745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0.00429148358252952">
                <text:p>0.00429148358252952</text:p>
              </table:table-cell>
              <table:table-cell office:value-type="float" office:value="26">
                <text:p>26</text:p>
              </table:table-cell>
              <table:table-cell office:value-type="float" office:value="0.00405828983288603">
                <text:p>0.00405828983288603</text:p>
              </table:table-cell>
              <table:table-cell office:value-type="float" office:value="26">
                <text:p>26</text:p>
              </table:table-cell>
              <table:table-cell office:value-type="float" office:value="0.00393027666366077">
                <text:p>0.00393027666366077</text:p>
              </table:table-cell>
              <table:table-cell office:value-type="float" office:value="26">
                <text:p>26</text:p>
              </table:table-cell>
              <table:table-cell office:value-type="float" office:value="0.0175669534025666">
                <text:p>0.0175669534025666</text:p>
              </table:table-cell>
              <table:table-cell office:value-type="float" office:value="26">
                <text:p>26</text:p>
              </table:table-cell>
              <table:table-cell office:value-type="float" office:value="0.00436084">
                <text:p>0.00436084</text:p>
              </table:table-cell>
              <table:table-cell office:value-type="float" office:value="26">
                <text:p>26</text:p>
              </table:table-cell>
              <table:table-cell office:value-type="float" office:value="0.003996103">
                <text:p>0.003996103</text:p>
              </table:table-cell>
              <table:table-cell office:value-type="float" office:value="26">
                <text:p>26</text:p>
              </table:table-cell>
              <table:table-cell office:value-type="float" office:value="0.003890301">
                <text:p>0.003890301</text:p>
              </table:table-cell>
              <table:table-cell office:value-type="float" office:value="26">
                <text:p>26</text:p>
              </table:table-cell>
              <table:table-cell office:value-type="float" office:value="0.01736839">
                <text:p>0.017368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425836473861271">
                <text:p>0.00425836473861271</text:p>
              </table:table-cell>
              <table:table-cell office:value-type="float" office:value="30">
                <text:p>30</text:p>
              </table:table-cell>
              <table:table-cell office:value-type="float" office:value="0.00401134973914567">
                <text:p>0.00401134973914567</text:p>
              </table:table-cell>
              <table:table-cell office:value-type="float" office:value="30">
                <text:p>30</text:p>
              </table:table-cell>
              <table:table-cell office:value-type="float" office:value="0.00390480731650165">
                <text:p>0.00390480731650165</text:p>
              </table:table-cell>
              <table:table-cell office:value-type="float" office:value="30">
                <text:p>30</text:p>
              </table:table-cell>
              <table:table-cell office:value-type="float" office:value="0.0173361066576102">
                <text:p>0.0173361066576102</text:p>
              </table:table-cell>
              <table:table-cell office:value-type="float" office:value="30">
                <text:p>30</text:p>
              </table:table-cell>
              <table:table-cell office:value-type="float" office:value="0.004335868">
                <text:p>0.004335868</text:p>
              </table:table-cell>
              <table:table-cell office:value-type="float" office:value="30">
                <text:p>30</text:p>
              </table:table-cell>
              <table:table-cell office:value-type="float" office:value="0.003973209">
                <text:p>0.003973209</text:p>
              </table:table-cell>
              <table:table-cell office:value-type="float" office:value="30">
                <text:p>30</text:p>
              </table:table-cell>
              <table:table-cell office:value-type="float" office:value="0.003867999">
                <text:p>0.003867999</text:p>
              </table:table-cell>
              <table:table-cell office:value-type="float" office:value="30">
                <text:p>30</text:p>
              </table:table-cell>
              <table:table-cell office:value-type="float" office:value="0.01726867">
                <text:p>0.017268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0.00424686151810967">
                <text:p>0.00424686151810967</text:p>
              </table:table-cell>
              <table:table-cell office:value-type="float" office:value="34">
                <text:p>34</text:p>
              </table:table-cell>
              <table:table-cell office:value-type="float" office:value="0.00399975959254311">
                <text:p>0.00399975959254311</text:p>
              </table:table-cell>
              <table:table-cell office:value-type="float" office:value="34">
                <text:p>34</text:p>
              </table:table-cell>
              <table:table-cell office:value-type="float" office:value="0.00389730269657649">
                <text:p>0.00389730269657649</text:p>
              </table:table-cell>
              <table:table-cell office:value-type="float" office:value="34">
                <text:p>34</text:p>
              </table:table-cell>
              <table:table-cell office:value-type="float" office:value="0.0171618198280742">
                <text:p>0.0171618198280742</text:p>
              </table:table-cell>
              <table:table-cell office:value-type="float" office:value="34">
                <text:p>34</text:p>
              </table:table-cell>
              <table:table-cell office:value-type="float" office:value="0.004307283">
                <text:p>0.004307283</text:p>
              </table:table-cell>
              <table:table-cell office:value-type="float" office:value="34">
                <text:p>34</text:p>
              </table:table-cell>
              <table:table-cell office:value-type="float" office:value="0.003947005">
                <text:p>0.003947005</text:p>
              </table:table-cell>
              <table:table-cell office:value-type="float" office:value="34">
                <text:p>34</text:p>
              </table:table-cell>
              <table:table-cell office:value-type="float" office:value="0.003842472">
                <text:p>0.003842472</text:p>
              </table:table-cell>
              <table:table-cell office:value-type="float" office:value="34">
                <text:p>34</text:p>
              </table:table-cell>
              <table:table-cell office:value-type="float" office:value="0.01715453">
                <text:p>0.017154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0.00420754194576049">
                <text:p>0.00420754194576049</text:p>
              </table:table-cell>
              <table:table-cell office:value-type="float" office:value="38">
                <text:p>38</text:p>
              </table:table-cell>
              <table:table-cell office:value-type="float" office:value="0.00395641244424954">
                <text:p>0.00395641244424954</text:p>
              </table:table-cell>
              <table:table-cell office:value-type="float" office:value="38">
                <text:p>38</text:p>
              </table:table-cell>
              <table:table-cell office:value-type="float" office:value="0.0038706163840241">
                <text:p>0.0038706163840241</text:p>
              </table:table-cell>
              <table:table-cell office:value-type="float" office:value="38">
                <text:p>38</text:p>
              </table:table-cell>
              <table:table-cell office:value-type="float" office:value="0.0171514176714984">
                <text:p>0.0171514176714984</text:p>
              </table:table-cell>
              <table:table-cell office:value-type="float" office:value="38">
                <text:p>38</text:p>
              </table:table-cell>
              <table:table-cell office:value-type="float" office:value="0.00427507">
                <text:p>0.00427507</text:p>
              </table:table-cell>
              <table:table-cell office:value-type="float" office:value="38">
                <text:p>38</text:p>
              </table:table-cell>
              <table:table-cell office:value-type="float" office:value="0.003917475">
                <text:p>0.003917475</text:p>
              </table:table-cell>
              <table:table-cell office:value-type="float" office:value="38">
                <text:p>38</text:p>
              </table:table-cell>
              <table:table-cell office:value-type="float" office:value="0.003813705">
                <text:p>0.003813705</text:p>
              </table:table-cell>
              <table:table-cell office:value-type="float" office:value="38">
                <text:p>38</text:p>
              </table:table-cell>
              <table:table-cell office:value-type="float" office:value="0.01702592">
                <text:p>0.017025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0.00418737509067203">
                <text:p>0.00418737509067203</text:p>
              </table:table-cell>
              <table:table-cell office:value-type="float" office:value="42">
                <text:p>42</text:p>
              </table:table-cell>
              <table:table-cell office:value-type="float" office:value="0.00395110995217887">
                <text:p>0.00395110995217887</text:p>
              </table:table-cell>
              <table:table-cell office:value-type="float" office:value="42">
                <text:p>42</text:p>
              </table:table-cell>
              <table:table-cell office:value-type="float" office:value="0.00384561064272908">
                <text:p>0.00384561064272908</text:p>
              </table:table-cell>
              <table:table-cell office:value-type="float" office:value="42">
                <text:p>42</text:p>
              </table:table-cell>
              <table:table-cell office:value-type="float" office:value="0.0170147408676877">
                <text:p>0.0170147408676877</text:p>
              </table:table-cell>
              <table:table-cell office:value-type="float" office:value="42">
                <text:p>42</text:p>
              </table:table-cell>
              <table:table-cell office:value-type="float" office:value="0.004239213">
                <text:p>0.004239213</text:p>
              </table:table-cell>
              <table:table-cell office:value-type="float" office:value="42">
                <text:p>42</text:p>
              </table:table-cell>
              <table:table-cell office:value-type="float" office:value="0.003884604">
                <text:p>0.003884604</text:p>
              </table:table-cell>
              <table:table-cell office:value-type="float" office:value="42">
                <text:p>42</text:p>
              </table:table-cell>
              <table:table-cell office:value-type="float" office:value="0.003781685">
                <text:p>0.003781685</text:p>
              </table:table-cell>
              <table:table-cell office:value-type="float" office:value="42">
                <text:p>42</text:p>
              </table:table-cell>
              <table:table-cell office:value-type="float" office:value="0.01688277">
                <text:p>0.016882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41151974527046">
                <text:p>0.0041151974527046</text:p>
              </table:table-cell>
              <table:table-cell office:value-type="float" office:value="46">
                <text:p>46</text:p>
              </table:table-cell>
              <table:table-cell office:value-type="float" office:value="0.00389741859804251">
                <text:p>0.00389741859804251</text:p>
              </table:table-cell>
              <table:table-cell office:value-type="float" office:value="46">
                <text:p>46</text:p>
              </table:table-cell>
              <table:table-cell office:value-type="float" office:value="0.00377804008803616">
                <text:p>0.00377804008803616</text:p>
              </table:table-cell>
              <table:table-cell office:value-type="float" office:value="46">
                <text:p>46</text:p>
              </table:table-cell>
              <table:table-cell office:value-type="float" office:value="0.016807798800099">
                <text:p>0.016807798800099</text:p>
              </table:table-cell>
              <table:table-cell office:value-type="float" office:value="46">
                <text:p>46</text:p>
              </table:table-cell>
              <table:table-cell office:value-type="float" office:value="0.004199694">
                <text:p>0.004199694</text:p>
              </table:table-cell>
              <table:table-cell office:value-type="float" office:value="46">
                <text:p>46</text:p>
              </table:table-cell>
              <table:table-cell office:value-type="float" office:value="0.003848377">
                <text:p>0.003848377</text:p>
              </table:table-cell>
              <table:table-cell office:value-type="float" office:value="46">
                <text:p>46</text:p>
              </table:table-cell>
              <table:table-cell office:value-type="float" office:value="0.003746396">
                <text:p>0.003746396</text:p>
              </table:table-cell>
              <table:table-cell office:value-type="float" office:value="46">
                <text:p>46</text:p>
              </table:table-cell>
              <table:table-cell office:value-type="float" office:value="0.01672501">
                <text:p>0.016725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00409537830201422">
                <text:p>0.00409537830201422</text:p>
              </table:table-cell>
              <table:table-cell office:value-type="float" office:value="50">
                <text:p>50</text:p>
              </table:table-cell>
              <table:table-cell office:value-type="float" office:value="0.00384068483042299">
                <text:p>0.00384068483042299</text:p>
              </table:table-cell>
              <table:table-cell office:value-type="float" office:value="50">
                <text:p>50</text:p>
              </table:table-cell>
              <table:table-cell office:value-type="float" office:value="0.00375888737077543">
                <text:p>0.00375888737077543</text:p>
              </table:table-cell>
              <table:table-cell office:value-type="float" office:value="50">
                <text:p>50</text:p>
              </table:table-cell>
              <table:table-cell office:value-type="float" office:value="0.0166867976695683">
                <text:p>0.0166867976695683</text:p>
              </table:table-cell>
              <table:table-cell office:value-type="float" office:value="50">
                <text:p>50</text:p>
              </table:table-cell>
              <table:table-cell office:value-type="float" office:value="0.004156497">
                <text:p>0.004156497</text:p>
              </table:table-cell>
              <table:table-cell office:value-type="float" office:value="50">
                <text:p>50</text:p>
              </table:table-cell>
              <table:table-cell office:value-type="float" office:value="0.003808778">
                <text:p>0.003808778</text:p>
              </table:table-cell>
              <table:table-cell office:value-type="float" office:value="50">
                <text:p>50</text:p>
              </table:table-cell>
              <table:table-cell office:value-type="float" office:value="0.003707824">
                <text:p>0.003707824</text:p>
              </table:table-cell>
              <table:table-cell office:value-type="float" office:value="50">
                <text:p>50</text:p>
              </table:table-cell>
              <table:table-cell office:value-type="float" office:value="0.01655259">
                <text:p>0.016552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0.0040391371156253">
                <text:p>0.0040391371156253</text:p>
              </table:table-cell>
              <table:table-cell office:value-type="float" office:value="54">
                <text:p>54</text:p>
              </table:table-cell>
              <table:table-cell office:value-type="float" office:value="0.00381159356245056">
                <text:p>0.00381159356245056</text:p>
              </table:table-cell>
              <table:table-cell office:value-type="float" office:value="54">
                <text:p>54</text:p>
              </table:table-cell>
              <table:table-cell office:value-type="float" office:value="0.00372255226117641">
                <text:p>0.00372255226117641</text:p>
              </table:table-cell>
              <table:table-cell office:value-type="float" office:value="54">
                <text:p>54</text:p>
              </table:table-cell>
              <table:table-cell office:value-type="float" office:value="0.0164312928877149">
                <text:p>0.0164312928877149</text:p>
              </table:table-cell>
              <table:table-cell office:value-type="float" office:value="54">
                <text:p>54</text:p>
              </table:table-cell>
              <table:table-cell office:value-type="float" office:value="0.004109606">
                <text:p>0.004109606</text:p>
              </table:table-cell>
              <table:table-cell office:value-type="float" office:value="54">
                <text:p>54</text:p>
              </table:table-cell>
              <table:table-cell office:value-type="float" office:value="0.003765794">
                <text:p>0.003765794</text:p>
              </table:table-cell>
              <table:table-cell office:value-type="float" office:value="54">
                <text:p>54</text:p>
              </table:table-cell>
              <table:table-cell office:value-type="float" office:value="0.003665955">
                <text:p>0.003665955</text:p>
              </table:table-cell>
              <table:table-cell office:value-type="float" office:value="54">
                <text:p>54</text:p>
              </table:table-cell>
              <table:table-cell office:value-type="float" office:value="0.01636544">
                <text:p>0.016365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0.00402861905758348">
                <text:p>0.00402861905758348</text:p>
              </table:table-cell>
              <table:table-cell office:value-type="float" office:value="58">
                <text:p>58</text:p>
              </table:table-cell>
              <table:table-cell office:value-type="float" office:value="0.00378389311207045">
                <text:p>0.00378389311207045</text:p>
              </table:table-cell>
              <table:table-cell office:value-type="float" office:value="58">
                <text:p>58</text:p>
              </table:table-cell>
              <table:table-cell office:value-type="float" office:value="0.00366422484839903">
                <text:p>0.00366422484839903</text:p>
              </table:table-cell>
              <table:table-cell office:value-type="float" office:value="58">
                <text:p>58</text:p>
              </table:table-cell>
              <table:table-cell office:value-type="float" office:value="0.0162775206176654">
                <text:p>0.0162775206176654</text:p>
              </table:table-cell>
              <table:table-cell office:value-type="float" office:value="58">
                <text:p>58</text:p>
              </table:table-cell>
              <table:table-cell office:value-type="float" office:value="0.004059005">
                <text:p>0.004059005</text:p>
              </table:table-cell>
              <table:table-cell office:value-type="float" office:value="58">
                <text:p>58</text:p>
              </table:table-cell>
              <table:table-cell office:value-type="float" office:value="0.00371941">
                <text:p>0.00371941</text:p>
              </table:table-cell>
              <table:table-cell office:value-type="float" office:value="58">
                <text:p>58</text:p>
              </table:table-cell>
              <table:table-cell office:value-type="float" office:value="0.003620776">
                <text:p>0.003620776</text:p>
              </table:table-cell>
              <table:table-cell office:value-type="float" office:value="58">
                <text:p>58</text:p>
              </table:table-cell>
              <table:table-cell office:value-type="float" office:value="0.0161635">
                <text:p>0.01616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0.00398796661837501">
                <text:p>0.00398796661837501</text:p>
              </table:table-cell>
              <table:table-cell office:value-type="float" office:value="62">
                <text:p>62</text:p>
              </table:table-cell>
              <table:table-cell office:value-type="float" office:value="0.00371017977967817">
                <text:p>0.00371017977967817</text:p>
              </table:table-cell>
              <table:table-cell office:value-type="float" office:value="62">
                <text:p>62</text:p>
              </table:table-cell>
              <table:table-cell office:value-type="float" office:value="0.00362533990654744">
                <text:p>0.00362533990654744</text:p>
              </table:table-cell>
              <table:table-cell office:value-type="float" office:value="62">
                <text:p>62</text:p>
              </table:table-cell>
              <table:table-cell office:value-type="float" office:value="0.0161414522965514">
                <text:p>0.0161414522965514</text:p>
              </table:table-cell>
              <table:table-cell office:value-type="float" office:value="62">
                <text:p>62</text:p>
              </table:table-cell>
              <table:table-cell office:value-type="float" office:value="0.00400468">
                <text:p>0.00400468</text:p>
              </table:table-cell>
              <table:table-cell office:value-type="float" office:value="62">
                <text:p>62</text:p>
              </table:table-cell>
              <table:table-cell office:value-type="float" office:value="0.003669613">
                <text:p>0.003669613</text:p>
              </table:table-cell>
              <table:table-cell office:value-type="float" office:value="62">
                <text:p>62</text:p>
              </table:table-cell>
              <table:table-cell office:value-type="float" office:value="0.003572274">
                <text:p>0.003572274</text:p>
              </table:table-cell>
              <table:table-cell office:value-type="float" office:value="62">
                <text:p>62</text:p>
              </table:table-cell>
              <table:table-cell office:value-type="float" office:value="0.01594672">
                <text:p>0.01594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0.00388521996874332">
                <text:p>0.00388521996874332</text:p>
              </table:table-cell>
              <table:table-cell office:value-type="float" office:value="66">
                <text:p>66</text:p>
              </table:table-cell>
              <table:table-cell office:value-type="float" office:value="0.00367891535921777">
                <text:p>0.00367891535921777</text:p>
              </table:table-cell>
              <table:table-cell office:value-type="float" office:value="66">
                <text:p>66</text:p>
              </table:table-cell>
              <table:table-cell office:value-type="float" office:value="0.00356675171547151">
                <text:p>0.00356675171547151</text:p>
              </table:table-cell>
              <table:table-cell office:value-type="float" office:value="66">
                <text:p>66</text:p>
              </table:table-cell>
              <table:table-cell office:value-type="float" office:value="0.0159367992829167">
                <text:p>0.0159367992829167</text:p>
              </table:table-cell>
              <table:table-cell office:value-type="float" office:value="66">
                <text:p>66</text:p>
              </table:table-cell>
              <table:table-cell office:value-type="float" office:value="0.003946621">
                <text:p>0.003946621</text:p>
              </table:table-cell>
              <table:table-cell office:value-type="float" office:value="66">
                <text:p>66</text:p>
              </table:table-cell>
              <table:table-cell office:value-type="float" office:value="0.003616395">
                <text:p>0.003616395</text:p>
              </table:table-cell>
              <table:table-cell office:value-type="float" office:value="66">
                <text:p>66</text:p>
              </table:table-cell>
              <table:table-cell office:value-type="float" office:value="0.003520441">
                <text:p>0.003520441</text:p>
              </table:table-cell>
              <table:table-cell office:value-type="float" office:value="66">
                <text:p>66</text:p>
              </table:table-cell>
              <table:table-cell office:value-type="float" office:value="0.01571507">
                <text:p>0.015715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0.00381231794661322">
                <text:p>0.00381231794661322</text:p>
              </table:table-cell>
              <table:table-cell office:value-type="float" office:value="70">
                <text:p>70</text:p>
              </table:table-cell>
              <table:table-cell office:value-type="float" office:value="0.00359091717113784">
                <text:p>0.00359091717113784</text:p>
              </table:table-cell>
              <table:table-cell office:value-type="float" office:value="70">
                <text:p>70</text:p>
              </table:table-cell>
              <table:table-cell office:value-type="float" office:value="0.00351995649856367">
                <text:p>0.00351995649856367</text:p>
              </table:table-cell>
              <table:table-cell office:value-type="float" office:value="70">
                <text:p>70</text:p>
              </table:table-cell>
              <table:table-cell office:value-type="float" office:value="0.0154880288064656">
                <text:p>0.0154880288064656</text:p>
              </table:table-cell>
              <table:table-cell office:value-type="float" office:value="70">
                <text:p>70</text:p>
              </table:table-cell>
              <table:table-cell office:value-type="float" office:value="0.003884818">
                <text:p>0.003884818</text:p>
              </table:table-cell>
              <table:table-cell office:value-type="float" office:value="70">
                <text:p>70</text:p>
              </table:table-cell>
              <table:table-cell office:value-type="float" office:value="0.003559746">
                <text:p>0.003559746</text:p>
              </table:table-cell>
              <table:table-cell office:value-type="float" office:value="70">
                <text:p>70</text:p>
              </table:table-cell>
              <table:table-cell office:value-type="float" office:value="0.003465268">
                <text:p>0.003465268</text:p>
              </table:table-cell>
              <table:table-cell office:value-type="float" office:value="70">
                <text:p>70</text:p>
              </table:table-cell>
              <table:table-cell office:value-type="float" office:value="0.01546851">
                <text:p>0.015468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0.00377059341884401">
                <text:p>0.00377059341884401</text:p>
              </table:table-cell>
              <table:table-cell office:value-type="float" office:value="74">
                <text:p>74</text:p>
              </table:table-cell>
              <table:table-cell office:value-type="float" office:value="0.00355084423925949">
                <text:p>0.00355084423925949</text:p>
              </table:table-cell>
              <table:table-cell office:value-type="float" office:value="74">
                <text:p>74</text:p>
              </table:table-cell>
              <table:table-cell office:value-type="float" office:value="0.00344725730399912">
                <text:p>0.00344725730399912</text:p>
              </table:table-cell>
              <table:table-cell office:value-type="float" office:value="74">
                <text:p>74</text:p>
              </table:table-cell>
              <table:table-cell office:value-type="float" office:value="0.0152901850039599">
                <text:p>0.0152901850039599</text:p>
              </table:table-cell>
              <table:table-cell office:value-type="float" office:value="74">
                <text:p>74</text:p>
              </table:table-cell>
              <table:table-cell office:value-type="float" office:value="0.003819267">
                <text:p>0.003819267</text:p>
              </table:table-cell>
              <table:table-cell office:value-type="float" office:value="74">
                <text:p>74</text:p>
              </table:table-cell>
              <table:table-cell office:value-type="float" office:value="0.003499661">
                <text:p>0.003499661</text:p>
              </table:table-cell>
              <table:table-cell office:value-type="float" office:value="74">
                <text:p>74</text:p>
              </table:table-cell>
              <table:table-cell office:value-type="float" office:value="0.003406751">
                <text:p>0.003406751</text:p>
              </table:table-cell>
              <table:table-cell office:value-type="float" office:value="74">
                <text:p>74</text:p>
              </table:table-cell>
              <table:table-cell office:value-type="float" office:value="0.01520703">
                <text:p>0.015207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0.00368276908296312">
                <text:p>0.00368276908296312</text:p>
              </table:table-cell>
              <table:table-cell office:value-type="float" office:value="78">
                <text:p>78</text:p>
              </table:table-cell>
              <table:table-cell office:value-type="float" office:value="0.00347121993209991">
                <text:p>0.00347121993209991</text:p>
              </table:table-cell>
              <table:table-cell office:value-type="float" office:value="78">
                <text:p>78</text:p>
              </table:table-cell>
              <table:table-cell office:value-type="float" office:value="0.00337986060150524">
                <text:p>0.00337986060150524</text:p>
              </table:table-cell>
              <table:table-cell office:value-type="float" office:value="78">
                <text:p>78</text:p>
              </table:table-cell>
              <table:table-cell office:value-type="float" office:value="0.0149618651260759">
                <text:p>0.0149618651260759</text:p>
              </table:table-cell>
              <table:table-cell office:value-type="float" office:value="78">
                <text:p>78</text:p>
              </table:table-cell>
              <table:table-cell office:value-type="float" office:value="0.003749965">
                <text:p>0.003749965</text:p>
              </table:table-cell>
              <table:table-cell office:value-type="float" office:value="78">
                <text:p>78</text:p>
              </table:table-cell>
              <table:table-cell office:value-type="float" office:value="0.003436141">
                <text:p>0.003436141</text:p>
              </table:table-cell>
              <table:table-cell office:value-type="float" office:value="78">
                <text:p>78</text:p>
              </table:table-cell>
              <table:table-cell office:value-type="float" office:value="0.003344889">
                <text:p>0.003344889</text:p>
              </table:table-cell>
              <table:table-cell office:value-type="float" office:value="78">
                <text:p>78</text:p>
              </table:table-cell>
              <table:table-cell office:value-type="float" office:value="0.01493061">
                <text:p>0.014930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0.00363023674348702">
                <text:p>0.00363023674348702</text:p>
              </table:table-cell>
              <table:table-cell office:value-type="float" office:value="82">
                <text:p>82</text:p>
              </table:table-cell>
              <table:table-cell office:value-type="float" office:value="0.00341295047005555">
                <text:p>0.00341295047005555</text:p>
              </table:table-cell>
              <table:table-cell office:value-type="float" office:value="82">
                <text:p>82</text:p>
              </table:table-cell>
              <table:table-cell office:value-type="float" office:value="0.00332886395645398">
                <text:p>0.00332886395645398</text:p>
              </table:table-cell>
              <table:table-cell office:value-type="float" office:value="82">
                <text:p>82</text:p>
              </table:table-cell>
              <table:table-cell office:value-type="float" office:value="0.0146961610152123">
                <text:p>0.0146961610152123</text:p>
              </table:table-cell>
              <table:table-cell office:value-type="float" office:value="82">
                <text:p>82</text:p>
              </table:table-cell>
              <table:table-cell office:value-type="float" office:value="0.003676915">
                <text:p>0.003676915</text:p>
              </table:table-cell>
              <table:table-cell office:value-type="float" office:value="82">
                <text:p>82</text:p>
              </table:table-cell>
              <table:table-cell office:value-type="float" office:value="0.003369186">
                <text:p>0.003369186</text:p>
              </table:table-cell>
              <table:table-cell office:value-type="float" office:value="82">
                <text:p>82</text:p>
              </table:table-cell>
              <table:table-cell office:value-type="float" office:value="0.003279685">
                <text:p>0.003279685</text:p>
              </table:table-cell>
              <table:table-cell office:value-type="float" office:value="82">
                <text:p>82</text:p>
              </table:table-cell>
              <table:table-cell office:value-type="float" office:value="0.01463928">
                <text:p>0.014639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">
                <text:p>86</text:p>
              </table:table-cell>
              <table:table-cell office:value-type="float" office:value="0.00358100759579265">
                <text:p>0.00358100759579265</text:p>
              </table:table-cell>
              <table:table-cell office:value-type="float" office:value="86">
                <text:p>86</text:p>
              </table:table-cell>
              <table:table-cell office:value-type="float" office:value="0.00335450715581214">
                <text:p>0.00335450715581214</text:p>
              </table:table-cell>
              <table:table-cell office:value-type="float" office:value="86">
                <text:p>86</text:p>
              </table:table-cell>
              <table:table-cell office:value-type="float" office:value="0.00326485737184135">
                <text:p>0.00326485737184135</text:p>
              </table:table-cell>
              <table:table-cell office:value-type="float" office:value="86">
                <text:p>86</text:p>
              </table:table-cell>
              <table:table-cell office:value-type="float" office:value="0.0144237056439526">
                <text:p>0.0144237056439526</text:p>
              </table:table-cell>
              <table:table-cell office:value-type="float" office:value="86">
                <text:p>86</text:p>
              </table:table-cell>
              <table:table-cell office:value-type="float" office:value="0.003600124">
                <text:p>0.003600124</text:p>
              </table:table-cell>
              <table:table-cell office:value-type="float" office:value="86">
                <text:p>86</text:p>
              </table:table-cell>
              <table:table-cell office:value-type="float" office:value="0.003298804">
                <text:p>0.003298804</text:p>
              </table:table-cell>
              <table:table-cell office:value-type="float" office:value="86">
                <text:p>86</text:p>
              </table:table-cell>
              <table:table-cell office:value-type="float" office:value="0.003211145">
                <text:p>0.003211145</text:p>
              </table:table-cell>
              <table:table-cell office:value-type="float" office:value="86">
                <text:p>86</text:p>
              </table:table-cell>
              <table:table-cell office:value-type="float" office:value="0.01433307">
                <text:p>0.014333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.00347353796142043">
                <text:p>0.00347353796142043</text:p>
              </table:table-cell>
              <table:table-cell office:value-type="float" office:value="90">
                <text:p>90</text:p>
              </table:table-cell>
              <table:table-cell office:value-type="float" office:value="0.00326624818943366">
                <text:p>0.00326624818943366</text:p>
              </table:table-cell>
              <table:table-cell office:value-type="float" office:value="90">
                <text:p>90</text:p>
              </table:table-cell>
              <table:table-cell office:value-type="float" office:value="0.00315961884069011">
                <text:p>0.00315961884069011</text:p>
              </table:table-cell>
              <table:table-cell office:value-type="float" office:value="90">
                <text:p>90</text:p>
              </table:table-cell>
              <table:table-cell office:value-type="float" office:value="0.0139086105535684">
                <text:p>0.0139086105535684</text:p>
              </table:table-cell>
              <table:table-cell office:value-type="float" office:value="90">
                <text:p>90</text:p>
              </table:table-cell>
              <table:table-cell office:value-type="float" office:value="0.003519606">
                <text:p>0.003519606</text:p>
              </table:table-cell>
              <table:table-cell office:value-type="float" office:value="90">
                <text:p>90</text:p>
              </table:table-cell>
              <table:table-cell office:value-type="float" office:value="0.003225008">
                <text:p>0.003225008</text:p>
              </table:table-cell>
              <table:table-cell office:value-type="float" office:value="90">
                <text:p>90</text:p>
              </table:table-cell>
              <table:table-cell office:value-type="float" office:value="0.003139282">
                <text:p>0.003139282</text:p>
              </table:table-cell>
              <table:table-cell office:value-type="float" office:value="90">
                <text:p>90</text:p>
              </table:table-cell>
              <table:table-cell office:value-type="float" office:value="0.01401204">
                <text:p>0.014012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">
                <text:p>94</text:p>
              </table:table-cell>
              <table:table-cell office:value-type="float" office:value="0.00336595242558217">
                <text:p>0.00336595242558217</text:p>
              </table:table-cell>
              <table:table-cell office:value-type="float" office:value="94">
                <text:p>94</text:p>
              </table:table-cell>
              <table:table-cell office:value-type="float" office:value="0.00314649299966272">
                <text:p>0.00314649299966272</text:p>
              </table:table-cell>
              <table:table-cell office:value-type="float" office:value="94">
                <text:p>94</text:p>
              </table:table-cell>
              <table:table-cell office:value-type="float" office:value="0.00306933159865618">
                <text:p>0.00306933159865618</text:p>
              </table:table-cell>
              <table:table-cell office:value-type="float" office:value="94">
                <text:p>94</text:p>
              </table:table-cell>
              <table:table-cell office:value-type="float" office:value="0.0136983363188315">
                <text:p>0.0136983363188315</text:p>
              </table:table-cell>
              <table:table-cell office:value-type="float" office:value="94">
                <text:p>94</text:p>
              </table:table-cell>
              <table:table-cell office:value-type="float" office:value="0.00343538">
                <text:p>0.00343538</text:p>
              </table:table-cell>
              <table:table-cell office:value-type="float" office:value="94">
                <text:p>94</text:p>
              </table:table-cell>
              <table:table-cell office:value-type="float" office:value="0.003147814">
                <text:p>0.003147814</text:p>
              </table:table-cell>
              <table:table-cell office:value-type="float" office:value="94">
                <text:p>94</text:p>
              </table:table-cell>
              <table:table-cell office:value-type="float" office:value="0.003064114">
                <text:p>0.003064114</text:p>
              </table:table-cell>
              <table:table-cell office:value-type="float" office:value="94">
                <text:p>94</text:p>
              </table:table-cell>
              <table:table-cell office:value-type="float" office:value="0.01367626">
                <text:p>0.013676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0.00332501023270863">
                <text:p>0.00332501023270863</text:p>
              </table:table-cell>
              <table:table-cell office:value-type="float" office:value="98">
                <text:p>98</text:p>
              </table:table-cell>
              <table:table-cell office:value-type="float" office:value="0.00309761155636642">
                <text:p>0.00309761155636642</text:p>
              </table:table-cell>
              <table:table-cell office:value-type="float" office:value="98">
                <text:p>98</text:p>
              </table:table-cell>
              <table:table-cell office:value-type="float" office:value="0.00304076188728087">
                <text:p>0.00304076188728087</text:p>
              </table:table-cell>
              <table:table-cell office:value-type="float" office:value="98">
                <text:p>98</text:p>
              </table:table-cell>
              <table:table-cell office:value-type="float" office:value="0.0134242003763144">
                <text:p>0.0134242003763144</text:p>
              </table:table-cell>
              <table:table-cell office:value-type="float" office:value="98">
                <text:p>98</text:p>
              </table:table-cell>
              <table:table-cell office:value-type="float" office:value="0.00334747">
                <text:p>0.00334747</text:p>
              </table:table-cell>
              <table:table-cell office:value-type="float" office:value="98">
                <text:p>98</text:p>
              </table:table-cell>
              <table:table-cell office:value-type="float" office:value="0.003067245">
                <text:p>0.003067245</text:p>
              </table:table-cell>
              <table:table-cell office:value-type="float" office:value="98">
                <text:p>98</text:p>
              </table:table-cell>
              <table:table-cell office:value-type="float" office:value="0.002985661">
                <text:p>0.002985661</text:p>
              </table:table-cell>
              <table:table-cell office:value-type="float" office:value="98">
                <text:p>98</text:p>
              </table:table-cell>
              <table:table-cell office:value-type="float" office:value="0.01332584">
                <text:p>0.013325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">
                <text:p>102</text:p>
              </table:table-cell>
              <table:table-cell office:value-type="float" office:value="0.0032107313872074">
                <text:p>0.0032107313872074</text:p>
              </table:table-cell>
              <table:table-cell office:value-type="float" office:value="102">
                <text:p>102</text:p>
              </table:table-cell>
              <table:table-cell office:value-type="float" office:value="0.00300633915187127">
                <text:p>0.00300633915187127</text:p>
              </table:table-cell>
              <table:table-cell office:value-type="float" office:value="102">
                <text:p>102</text:p>
              </table:table-cell>
              <table:table-cell office:value-type="float" office:value="0.00292164415557307">
                <text:p>0.00292164415557307</text:p>
              </table:table-cell>
              <table:table-cell office:value-type="float" office:value="102">
                <text:p>102</text:p>
              </table:table-cell>
              <table:table-cell office:value-type="float" office:value="0.0129877444306286">
                <text:p>0.0129877444306286</text:p>
              </table:table-cell>
              <table:table-cell office:value-type="float" office:value="102">
                <text:p>102</text:p>
              </table:table-cell>
              <table:table-cell office:value-type="float" office:value="0.003255909">
                <text:p>0.003255909</text:p>
              </table:table-cell>
              <table:table-cell office:value-type="float" office:value="102">
                <text:p>102</text:p>
              </table:table-cell>
              <table:table-cell office:value-type="float" office:value="0.002983333">
                <text:p>0.002983333</text:p>
              </table:table-cell>
              <table:table-cell office:value-type="float" office:value="102">
                <text:p>102</text:p>
              </table:table-cell>
              <table:table-cell office:value-type="float" office:value="0.002903955">
                <text:p>0.002903955</text:p>
              </table:table-cell>
              <table:table-cell office:value-type="float" office:value="102">
                <text:p>102</text:p>
              </table:table-cell>
              <table:table-cell office:value-type="float" office:value="0.0129609">
                <text:p>0.01296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0.00309430836458469">
                <text:p>0.00309430836458469</text:p>
              </table:table-cell>
              <table:table-cell office:value-type="float" office:value="106">
                <text:p>106</text:p>
              </table:table-cell>
              <table:table-cell office:value-type="float" office:value="0.00292836644060256">
                <text:p>0.00292836644060256</text:p>
              </table:table-cell>
              <table:table-cell office:value-type="float" office:value="106">
                <text:p>106</text:p>
              </table:table-cell>
              <table:table-cell office:value-type="float" office:value="0.00285237274686623">
                <text:p>0.00285237274686623</text:p>
              </table:table-cell>
              <table:table-cell office:value-type="float" office:value="106">
                <text:p>106</text:p>
              </table:table-cell>
              <table:table-cell office:value-type="float" office:value="0.0126110356906789">
                <text:p>0.0126110356906789</text:p>
              </table:table-cell>
              <table:table-cell office:value-type="float" office:value="106">
                <text:p>106</text:p>
              </table:table-cell>
              <table:table-cell office:value-type="float" office:value="0.003160736">
                <text:p>0.003160736</text:p>
              </table:table-cell>
              <table:table-cell office:value-type="float" office:value="106">
                <text:p>106</text:p>
              </table:table-cell>
              <table:table-cell office:value-type="float" office:value="0.002896111">
                <text:p>0.002896111</text:p>
              </table:table-cell>
              <table:table-cell office:value-type="float" office:value="106">
                <text:p>106</text:p>
              </table:table-cell>
              <table:table-cell office:value-type="float" office:value="0.00281903">
                <text:p>0.00281903</text:p>
              </table:table-cell>
              <table:table-cell office:value-type="float" office:value="106">
                <text:p>106</text:p>
              </table:table-cell>
              <table:table-cell office:value-type="float" office:value="0.01258162">
                <text:p>0.012581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">
                <text:p>110</text:p>
              </table:table-cell>
              <table:table-cell office:value-type="float" office:value="0.00299098220762288">
                <text:p>0.00299098220762288</text:p>
              </table:table-cell>
              <table:table-cell office:value-type="float" office:value="110">
                <text:p>110</text:p>
              </table:table-cell>
              <table:table-cell office:value-type="float" office:value="0.00282021588511743">
                <text:p>0.00282021588511743</text:p>
              </table:table-cell>
              <table:table-cell office:value-type="float" office:value="110">
                <text:p>110</text:p>
              </table:table-cell>
              <table:table-cell office:value-type="float" office:value="0.00274375568798035">
                <text:p>0.00274375568798035</text:p>
              </table:table-cell>
              <table:table-cell office:value-type="float" office:value="110">
                <text:p>110</text:p>
              </table:table-cell>
              <table:table-cell office:value-type="float" office:value="0.0121662927901722">
                <text:p>0.0121662927901722</text:p>
              </table:table-cell>
              <table:table-cell office:value-type="float" office:value="110">
                <text:p>110</text:p>
              </table:table-cell>
              <table:table-cell office:value-type="float" office:value="0.003061999">
                <text:p>0.003061999</text:p>
              </table:table-cell>
              <table:table-cell office:value-type="float" office:value="110">
                <text:p>110</text:p>
              </table:table-cell>
              <table:table-cell office:value-type="float" office:value="0.002805625">
                <text:p>0.002805625</text:p>
              </table:table-cell>
              <table:table-cell office:value-type="float" office:value="110">
                <text:p>110</text:p>
              </table:table-cell>
              <table:table-cell office:value-type="float" office:value="0.002730928">
                <text:p>0.002730928</text:p>
              </table:table-cell>
              <table:table-cell office:value-type="float" office:value="110">
                <text:p>110</text:p>
              </table:table-cell>
              <table:table-cell office:value-type="float" office:value="0.01218817">
                <text:p>0.012188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">
                <text:p>114</text:p>
              </table:table-cell>
              <table:table-cell office:value-type="float" office:value="0.0029344512675689">
                <text:p>0.0029344512675689</text:p>
              </table:table-cell>
              <table:table-cell office:value-type="float" office:value="114">
                <text:p>114</text:p>
              </table:table-cell>
              <table:table-cell office:value-type="float" office:value="0.00271668110551677">
                <text:p>0.00271668110551677</text:p>
              </table:table-cell>
              <table:table-cell office:value-type="float" office:value="114">
                <text:p>114</text:p>
              </table:table-cell>
              <table:table-cell office:value-type="float" office:value="0.00264306049429731">
                <text:p>0.00264306049429731</text:p>
              </table:table-cell>
              <table:table-cell office:value-type="float" office:value="114">
                <text:p>114</text:p>
              </table:table-cell>
              <table:table-cell office:value-type="float" office:value="0.0117491634139461">
                <text:p>0.0117491634139461</text:p>
              </table:table-cell>
              <table:table-cell office:value-type="float" office:value="114">
                <text:p>114</text:p>
              </table:table-cell>
              <table:table-cell office:value-type="float" office:value="0.002959752">
                <text:p>0.002959752</text:p>
              </table:table-cell>
              <table:table-cell office:value-type="float" office:value="114">
                <text:p>114</text:p>
              </table:table-cell>
              <table:table-cell office:value-type="float" office:value="0.002711924">
                <text:p>0.002711924</text:p>
              </table:table-cell>
              <table:table-cell office:value-type="float" office:value="114">
                <text:p>114</text:p>
              </table:table-cell>
              <table:table-cell office:value-type="float" office:value="0.0026397">
                <text:p>0.0026397</text:p>
              </table:table-cell>
              <table:table-cell office:value-type="float" office:value="114">
                <text:p>114</text:p>
              </table:table-cell>
              <table:table-cell office:value-type="float" office:value="0.01178079">
                <text:p>0.011780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">
                <text:p>118</text:p>
              </table:table-cell>
              <table:table-cell office:value-type="float" office:value="0.00279308335192084">
                <text:p>0.00279308335192084</text:p>
              </table:table-cell>
              <table:table-cell office:value-type="float" office:value="118">
                <text:p>118</text:p>
              </table:table-cell>
              <table:table-cell office:value-type="float" office:value="0.00262225618114572">
                <text:p>0.00262225618114572</text:p>
              </table:table-cell>
              <table:table-cell office:value-type="float" office:value="118">
                <text:p>118</text:p>
              </table:table-cell>
              <table:table-cell office:value-type="float" office:value="0.00255091013619702">
                <text:p>0.00255091013619702</text:p>
              </table:table-cell>
              <table:table-cell office:value-type="float" office:value="118">
                <text:p>118</text:p>
              </table:table-cell>
              <table:table-cell office:value-type="float" office:value="0.0113662249701976">
                <text:p>0.0113662249701976</text:p>
              </table:table-cell>
              <table:table-cell office:value-type="float" office:value="118">
                <text:p>118</text:p>
              </table:table-cell>
              <table:table-cell office:value-type="float" office:value="0.002854059">
                <text:p>0.002854059</text:p>
              </table:table-cell>
              <table:table-cell office:value-type="float" office:value="118">
                <text:p>118</text:p>
              </table:table-cell>
              <table:table-cell office:value-type="float" office:value="0.002615067">
                <text:p>0.002615067</text:p>
              </table:table-cell>
              <table:table-cell office:value-type="float" office:value="118">
                <text:p>118</text:p>
              </table:table-cell>
              <table:table-cell office:value-type="float" office:value="0.002545401">
                <text:p>0.002545401</text:p>
              </table:table-cell>
              <table:table-cell office:value-type="float" office:value="118">
                <text:p>118</text:p>
              </table:table-cell>
              <table:table-cell office:value-type="float" office:value="0.01135973">
                <text:p>0.011359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">
                <text:p>122</text:p>
              </table:table-cell>
              <table:table-cell office:value-type="float" office:value="0.00271351409795762">
                <text:p>0.00271351409795762</text:p>
              </table:table-cell>
              <table:table-cell office:value-type="float" office:value="122">
                <text:p>122</text:p>
              </table:table-cell>
              <table:table-cell office:value-type="float" office:value="0.00251485319011646">
                <text:p>0.00251485319011646</text:p>
              </table:table-cell>
              <table:table-cell office:value-type="float" office:value="122">
                <text:p>122</text:p>
              </table:table-cell>
              <table:table-cell office:value-type="float" office:value="0.00245886698695279">
                <text:p>0.00245886698695279</text:p>
              </table:table-cell>
              <table:table-cell office:value-type="float" office:value="122">
                <text:p>122</text:p>
              </table:table-cell>
              <table:table-cell office:value-type="float" office:value="0.0108388443244146">
                <text:p>0.0108388443244146</text:p>
              </table:table-cell>
              <table:table-cell office:value-type="float" office:value="122">
                <text:p>122</text:p>
              </table:table-cell>
              <table:table-cell office:value-type="float" office:value="0.002744992">
                <text:p>0.002744992</text:p>
              </table:table-cell>
              <table:table-cell office:value-type="float" office:value="122">
                <text:p>122</text:p>
              </table:table-cell>
              <table:table-cell office:value-type="float" office:value="0.00251512">
                <text:p>0.00251512</text:p>
              </table:table-cell>
              <table:table-cell office:value-type="float" office:value="122">
                <text:p>122</text:p>
              </table:table-cell>
              <table:table-cell office:value-type="float" office:value="0.002448096">
                <text:p>0.002448096</text:p>
              </table:table-cell>
              <table:table-cell office:value-type="float" office:value="122">
                <text:p>122</text:p>
              </table:table-cell>
              <table:table-cell office:value-type="float" office:value="0.01092527">
                <text:p>0.010925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6">
                <text:p>126</text:p>
              </table:table-cell>
              <table:table-cell office:value-type="float" office:value="0.00258016656375853">
                <text:p>0.00258016656375853</text:p>
              </table:table-cell>
              <table:table-cell office:value-type="float" office:value="126">
                <text:p>126</text:p>
              </table:table-cell>
              <table:table-cell office:value-type="float" office:value="0.00240632015979344">
                <text:p>0.00240632015979344</text:p>
              </table:table-cell>
              <table:table-cell office:value-type="float" office:value="126">
                <text:p>126</text:p>
              </table:table-cell>
              <table:table-cell office:value-type="float" office:value="0.00233444676317432">
                <text:p>0.00233444676317432</text:p>
              </table:table-cell>
              <table:table-cell office:value-type="float" office:value="126">
                <text:p>126</text:p>
              </table:table-cell>
              <table:table-cell office:value-type="float" office:value="0.0103677338403871">
                <text:p>0.0103677338403871</text:p>
              </table:table-cell>
              <table:table-cell office:value-type="float" office:value="126">
                <text:p>126</text:p>
              </table:table-cell>
              <table:table-cell office:value-type="float" office:value="0.002632632">
                <text:p>0.002632632</text:p>
              </table:table-cell>
              <table:table-cell office:value-type="float" office:value="126">
                <text:p>126</text:p>
              </table:table-cell>
              <table:table-cell office:value-type="float" office:value="0.002412157">
                <text:p>0.002412157</text:p>
              </table:table-cell>
              <table:table-cell office:value-type="float" office:value="126">
                <text:p>126</text:p>
              </table:table-cell>
              <table:table-cell office:value-type="float" office:value="0.002347858">
                <text:p>0.002347858</text:p>
              </table:table-cell>
              <table:table-cell office:value-type="float" office:value="126">
                <text:p>126</text:p>
              </table:table-cell>
              <table:table-cell office:value-type="float" office:value="0.01047774">
                <text:p>0.010477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0.00242187123899743">
                <text:p>0.00242187123899743</text:p>
              </table:table-cell>
              <table:table-cell office:value-type="float" office:value="130">
                <text:p>130</text:p>
              </table:table-cell>
              <table:table-cell office:value-type="float" office:value="0.00230267817133671">
                <text:p>0.00230267817133671</text:p>
              </table:table-cell>
              <table:table-cell office:value-type="float" office:value="130">
                <text:p>130</text:p>
              </table:table-cell>
              <table:table-cell office:value-type="float" office:value="0.00224264410947211">
                <text:p>0.00224264410947211</text:p>
              </table:table-cell>
              <table:table-cell office:value-type="float" office:value="130">
                <text:p>130</text:p>
              </table:table-cell>
              <table:table-cell office:value-type="float" office:value="0.00993029273224002">
                <text:p>0.00993029273224002</text:p>
              </table:table-cell>
              <table:table-cell office:value-type="float" office:value="130">
                <text:p>130</text:p>
              </table:table-cell>
              <table:table-cell office:value-type="float" office:value="0.002517068">
                <text:p>0.002517068</text:p>
              </table:table-cell>
              <table:table-cell office:value-type="float" office:value="130">
                <text:p>130</text:p>
              </table:table-cell>
              <table:table-cell office:value-type="float" office:value="0.00230626">
                <text:p>0.00230626</text:p>
              </table:table-cell>
              <table:table-cell office:value-type="float" office:value="130">
                <text:p>130</text:p>
              </table:table-cell>
              <table:table-cell office:value-type="float" office:value="0.002244766">
                <text:p>0.002244766</text:p>
              </table:table-cell>
              <table:table-cell office:value-type="float" office:value="130">
                <text:p>130</text:p>
              </table:table-cell>
              <table:table-cell office:value-type="float" office:value="0.01001749">
                <text:p>0.010017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">
                <text:p>134</text:p>
              </table:table-cell>
              <table:table-cell office:value-type="float" office:value="0.00231241389448286">
                <text:p>0.00231241389448286</text:p>
              </table:table-cell>
              <table:table-cell office:value-type="float" office:value="134">
                <text:p>134</text:p>
              </table:table-cell>
              <table:table-cell office:value-type="float" office:value="0.00218231160133248">
                <text:p>0.00218231160133248</text:p>
              </table:table-cell>
              <table:table-cell office:value-type="float" office:value="134">
                <text:p>134</text:p>
              </table:table-cell>
              <table:table-cell office:value-type="float" office:value="0.00212020290322602">
                <text:p>0.00212020290322602</text:p>
              </table:table-cell>
              <table:table-cell office:value-type="float" office:value="134">
                <text:p>134</text:p>
              </table:table-cell>
              <table:table-cell office:value-type="float" office:value="0.00946193490803061">
                <text:p>0.00946193490803061</text:p>
              </table:table-cell>
              <table:table-cell office:value-type="float" office:value="134">
                <text:p>134</text:p>
              </table:table-cell>
              <table:table-cell office:value-type="float" office:value="0.0023984">
                <text:p>0.0023984</text:p>
              </table:table-cell>
              <table:table-cell office:value-type="float" office:value="134">
                <text:p>134</text:p>
              </table:table-cell>
              <table:table-cell office:value-type="float" office:value="0.00219752">
                <text:p>0.00219752</text:p>
              </table:table-cell>
              <table:table-cell office:value-type="float" office:value="134">
                <text:p>134</text:p>
              </table:table-cell>
              <table:table-cell office:value-type="float" office:value="0.002138908">
                <text:p>0.002138908</text:p>
              </table:table-cell>
              <table:table-cell office:value-type="float" office:value="134">
                <text:p>134</text:p>
              </table:table-cell>
              <table:table-cell office:value-type="float" office:value="0.009544932">
                <text:p>0.0095449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">
                <text:p>138</text:p>
              </table:table-cell>
              <table:table-cell office:value-type="float" office:value="0.00221041480930704">
                <text:p>0.00221041480930704</text:p>
              </table:table-cell>
              <table:table-cell office:value-type="float" office:value="138">
                <text:p>138</text:p>
              </table:table-cell>
              <table:table-cell office:value-type="float" office:value="0.00206255641156154">
                <text:p>0.00206255641156154</text:p>
              </table:table-cell>
              <table:table-cell office:value-type="float" office:value="138">
                <text:p>138</text:p>
              </table:table-cell>
              <table:table-cell office:value-type="float" office:value="0.0020055184025937">
                <text:p>0.0020055184025937</text:p>
              </table:table-cell>
              <table:table-cell office:value-type="float" office:value="138">
                <text:p>138</text:p>
              </table:table-cell>
              <table:table-cell office:value-type="float" office:value="0.00902863727729394">
                <text:p>0.00902863727729394</text:p>
              </table:table-cell>
              <table:table-cell office:value-type="float" office:value="138">
                <text:p>138</text:p>
              </table:table-cell>
              <table:table-cell office:value-type="float" office:value="0.002276734">
                <text:p>0.002276734</text:p>
              </table:table-cell>
              <table:table-cell office:value-type="float" office:value="138">
                <text:p>138</text:p>
              </table:table-cell>
              <table:table-cell office:value-type="float" office:value="0.002086034">
                <text:p>0.002086034</text:p>
              </table:table-cell>
              <table:table-cell office:value-type="float" office:value="138">
                <text:p>138</text:p>
              </table:table-cell>
              <table:table-cell office:value-type="float" office:value="0.002030381">
                <text:p>0.002030381</text:p>
              </table:table-cell>
              <table:table-cell office:value-type="float" office:value="138">
                <text:p>138</text:p>
              </table:table-cell>
              <table:table-cell office:value-type="float" office:value="0.009060479">
                <text:p>0.0090604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2">
                <text:p>142</text:p>
              </table:table-cell>
              <table:table-cell office:value-type="float" office:value="0.00205426076413076">
                <text:p>0.00205426076413076</text:p>
              </table:table-cell>
              <table:table-cell office:value-type="float" office:value="142">
                <text:p>142</text:p>
              </table:table-cell>
              <table:table-cell office:value-type="float" office:value="0.00195750911782925">
                <text:p>0.00195750911782925</text:p>
              </table:table-cell>
              <table:table-cell office:value-type="float" office:value="142">
                <text:p>142</text:p>
              </table:table-cell>
              <table:table-cell office:value-type="float" office:value="0.00189973513455214">
                <text:p>0.00189973513455214</text:p>
              </table:table-cell>
              <table:table-cell office:value-type="float" office:value="142">
                <text:p>142</text:p>
              </table:table-cell>
              <table:table-cell office:value-type="float" office:value="0.00856734944251209">
                <text:p>0.00856734944251209</text:p>
              </table:table-cell>
              <table:table-cell office:value-type="float" office:value="142">
                <text:p>142</text:p>
              </table:table-cell>
              <table:table-cell office:value-type="float" office:value="0.002152188">
                <text:p>0.002152188</text:p>
              </table:table-cell>
              <table:table-cell office:value-type="float" office:value="142">
                <text:p>142</text:p>
              </table:table-cell>
              <table:table-cell office:value-type="float" office:value="0.001971911">
                <text:p>0.001971911</text:p>
              </table:table-cell>
              <table:table-cell office:value-type="float" office:value="142">
                <text:p>142</text:p>
              </table:table-cell>
              <table:table-cell office:value-type="float" office:value="0.001919289">
                <text:p>0.001919289</text:p>
              </table:table-cell>
              <table:table-cell office:value-type="float" office:value="142">
                <text:p>142</text:p>
              </table:table-cell>
              <table:table-cell office:value-type="float" office:value="0.0085646">
                <text:p>0.00856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">
                <text:p>146</text:p>
              </table:table-cell>
              <table:table-cell office:value-type="float" office:value="0.00193043163782902">
                <text:p>0.00193043163782902</text:p>
              </table:table-cell>
              <table:table-cell office:value-type="float" office:value="146">
                <text:p>146</text:p>
              </table:table-cell>
              <table:table-cell office:value-type="float" office:value="0.00183572565240286">
                <text:p>0.00183572565240286</text:p>
              </table:table-cell>
              <table:table-cell office:value-type="float" office:value="146">
                <text:p>146</text:p>
              </table:table-cell>
              <table:table-cell office:value-type="float" office:value="0.00178116213973466">
                <text:p>0.00178116213973466</text:p>
              </table:table-cell>
              <table:table-cell office:value-type="float" office:value="146">
                <text:p>146</text:p>
              </table:table-cell>
              <table:table-cell office:value-type="float" office:value="0.00792131467088545">
                <text:p>0.00792131467088545</text:p>
              </table:table-cell>
              <table:table-cell office:value-type="float" office:value="146">
                <text:p>146</text:p>
              </table:table-cell>
              <table:table-cell office:value-type="float" office:value="0.002024886">
                <text:p>0.002024886</text:p>
              </table:table-cell>
              <table:table-cell office:value-type="float" office:value="146">
                <text:p>146</text:p>
              </table:table-cell>
              <table:table-cell office:value-type="float" office:value="0.001855265">
                <text:p>0.001855265</text:p>
              </table:table-cell>
              <table:table-cell office:value-type="float" office:value="146">
                <text:p>146</text:p>
              </table:table-cell>
              <table:table-cell office:value-type="float" office:value="0.001805743">
                <text:p>0.001805743</text:p>
              </table:table-cell>
              <table:table-cell office:value-type="float" office:value="146">
                <text:p>146</text:p>
              </table:table-cell>
              <table:table-cell office:value-type="float" office:value="0.008057793">
                <text:p>0.0080577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">
                <text:p>150</text:p>
              </table:table-cell>
              <table:table-cell office:value-type="float" office:value="0.00181601660810521">
                <text:p>0.00181601660810521</text:p>
              </table:table-cell>
              <table:table-cell office:value-type="float" office:value="150">
                <text:p>150</text:p>
              </table:table-cell>
              <table:table-cell office:value-type="float" office:value="0.00170535099080733">
                <text:p>0.00170535099080733</text:p>
              </table:table-cell>
              <table:table-cell office:value-type="float" office:value="150">
                <text:p>150</text:p>
              </table:table-cell>
              <table:table-cell office:value-type="float" office:value="0.00165818778674486">
                <text:p>0.00165818778674486</text:p>
              </table:table-cell>
              <table:table-cell office:value-type="float" office:value="150">
                <text:p>150</text:p>
              </table:table-cell>
              <table:table-cell office:value-type="float" office:value="0.00740514749194049">
                <text:p>0.00740514749194049</text:p>
              </table:table-cell>
              <table:table-cell office:value-type="float" office:value="150">
                <text:p>150</text:p>
              </table:table-cell>
              <table:table-cell office:value-type="float" office:value="0.001894963">
                <text:p>0.001894963</text:p>
              </table:table-cell>
              <table:table-cell office:value-type="float" office:value="150">
                <text:p>150</text:p>
              </table:table-cell>
              <table:table-cell office:value-type="float" office:value="0.001736218">
                <text:p>0.001736218</text:p>
              </table:table-cell>
              <table:table-cell office:value-type="float" office:value="150">
                <text:p>150</text:p>
              </table:table-cell>
              <table:table-cell office:value-type="float" office:value="0.001689864">
                <text:p>0.001689864</text:p>
              </table:table-cell>
              <table:table-cell office:value-type="float" office:value="150">
                <text:p>150</text:p>
              </table:table-cell>
              <table:table-cell office:value-type="float" office:value="0.007540593">
                <text:p>0.0075405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">
                <text:p>154</text:p>
              </table:table-cell>
              <table:table-cell office:value-type="float" office:value="0.0016714990701179">
                <text:p>0.0016714990701179</text:p>
              </table:table-cell>
              <table:table-cell office:value-type="float" office:value="154">
                <text:p>154</text:p>
              </table:table-cell>
              <table:table-cell office:value-type="float" office:value="0.00158015712474313">
                <text:p>0.00158015712474313</text:p>
              </table:table-cell>
              <table:table-cell office:value-type="float" office:value="154">
                <text:p>154</text:p>
              </table:table-cell>
              <table:table-cell office:value-type="float" office:value="0.00153900051415745">
                <text:p>0.00153900051415745</text:p>
              </table:table-cell>
              <table:table-cell office:value-type="float" office:value="154">
                <text:p>154</text:p>
              </table:table-cell>
              <table:table-cell office:value-type="float" office:value="0.00679767893313387">
                <text:p>0.00679767893313387</text:p>
              </table:table-cell>
              <table:table-cell office:value-type="float" office:value="154">
                <text:p>154</text:p>
              </table:table-cell>
              <table:table-cell office:value-type="float" office:value="0.001762561">
                <text:p>0.001762561</text:p>
              </table:table-cell>
              <table:table-cell office:value-type="float" office:value="154">
                <text:p>154</text:p>
              </table:table-cell>
              <table:table-cell office:value-type="float" office:value="0.001614902">
                <text:p>0.001614902</text:p>
              </table:table-cell>
              <table:table-cell office:value-type="float" office:value="154">
                <text:p>154</text:p>
              </table:table-cell>
              <table:table-cell office:value-type="float" office:value="0.001571777">
                <text:p>0.001571777</text:p>
              </table:table-cell>
              <table:table-cell office:value-type="float" office:value="154">
                <text:p>154</text:p>
              </table:table-cell>
              <table:table-cell office:value-type="float" office:value="0.007013566">
                <text:p>0.0070135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0.00154519834505317">
                <text:p>0.00154519834505317</text:p>
              </table:table-cell>
              <table:table-cell office:value-type="float" office:value="158">
                <text:p>158</text:p>
              </table:table-cell>
              <table:table-cell office:value-type="float" office:value="0.00144447707354028">
                <text:p>0.00144447707354028</text:p>
              </table:table-cell>
              <table:table-cell office:value-type="float" office:value="158">
                <text:p>158</text:p>
              </table:table-cell>
              <table:table-cell office:value-type="float" office:value="0.00141159872516547">
                <text:p>0.00141159872516547</text:p>
              </table:table-cell>
              <table:table-cell office:value-type="float" office:value="158">
                <text:p>158</text:p>
              </table:table-cell>
              <table:table-cell office:value-type="float" office:value="0.00624758160000991">
                <text:p>0.00624758160000991</text:p>
              </table:table-cell>
              <table:table-cell office:value-type="float" office:value="158">
                <text:p>158</text:p>
              </table:table-cell>
              <table:table-cell office:value-type="float" office:value="0.001627832">
                <text:p>0.001627832</text:p>
              </table:table-cell>
              <table:table-cell office:value-type="float" office:value="158">
                <text:p>158</text:p>
              </table:table-cell>
              <table:table-cell office:value-type="float" office:value="0.001491454">
                <text:p>0.001491454</text:p>
              </table:table-cell>
              <table:table-cell office:value-type="float" office:value="158">
                <text:p>158</text:p>
              </table:table-cell>
              <table:table-cell office:value-type="float" office:value="0.001451618">
                <text:p>0.001451618</text:p>
              </table:table-cell>
              <table:table-cell office:value-type="float" office:value="158">
                <text:p>158</text:p>
              </table:table-cell>
              <table:table-cell office:value-type="float" office:value="0.006477308">
                <text:p>0.0064773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2">
                <text:p>162</text:p>
              </table:table-cell>
              <table:table-cell office:value-type="float" office:value="0.00139312982655429">
                <text:p>0.00139312982655429</text:p>
              </table:table-cell>
              <table:table-cell office:value-type="float" office:value="162">
                <text:p>162</text:p>
              </table:table-cell>
              <table:table-cell office:value-type="float" office:value="0.00131599740091426">
                <text:p>0.00131599740091426</text:p>
              </table:table-cell>
              <table:table-cell office:value-type="float" office:value="162">
                <text:p>162</text:p>
              </table:table-cell>
              <table:table-cell office:value-type="float" office:value="0.00127616496457792">
                <text:p>0.00127616496457792</text:p>
              </table:table-cell>
              <table:table-cell office:value-type="float" office:value="162">
                <text:p>162</text:p>
              </table:table-cell>
              <table:table-cell office:value-type="float" office:value="0.00573596355360645">
                <text:p>0.00573596355360645</text:p>
              </table:table-cell>
              <table:table-cell office:value-type="float" office:value="162">
                <text:p>162</text:p>
              </table:table-cell>
              <table:table-cell office:value-type="float" office:value="0.001490934">
                <text:p>0.001490934</text:p>
              </table:table-cell>
              <table:table-cell office:value-type="float" office:value="162">
                <text:p>162</text:p>
              </table:table-cell>
              <table:table-cell office:value-type="float" office:value="0.001366021">
                <text:p>0.001366021</text:p>
              </table:table-cell>
              <table:table-cell office:value-type="float" office:value="162">
                <text:p>162</text:p>
              </table:table-cell>
              <table:table-cell office:value-type="float" office:value="0.001329529">
                <text:p>0.001329529</text:p>
              </table:table-cell>
              <table:table-cell office:value-type="float" office:value="162">
                <text:p>162</text:p>
              </table:table-cell>
              <table:table-cell office:value-type="float" office:value="0.005932446">
                <text:p>0.0059324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">
                <text:p>166</text:p>
              </table:table-cell>
              <table:table-cell office:value-type="float" office:value="0.00129080911481025">
                <text:p>0.00129080911481025</text:p>
              </table:table-cell>
              <table:table-cell office:value-type="float" office:value="166">
                <text:p>166</text:p>
              </table:table-cell>
              <table:table-cell office:value-type="float" office:value="0.00118787122775962">
                <text:p>0.00118787122775962</text:p>
              </table:table-cell>
              <table:table-cell office:value-type="float" office:value="166">
                <text:p>166</text:p>
              </table:table-cell>
              <table:table-cell office:value-type="float" office:value="0.00115416128636608">
                <text:p>0.00115416128636608</text:p>
              </table:table-cell>
              <table:table-cell office:value-type="float" office:value="166">
                <text:p>166</text:p>
              </table:table-cell>
              <table:table-cell office:value-type="float" office:value="0.00512678544817595">
                <text:p>0.00512678544817595</text:p>
              </table:table-cell>
              <table:table-cell office:value-type="float" office:value="166">
                <text:p>166</text:p>
              </table:table-cell>
              <table:table-cell office:value-type="float" office:value="0.001352033">
                <text:p>0.001352033</text:p>
              </table:table-cell>
              <table:table-cell office:value-type="float" office:value="166">
                <text:p>166</text:p>
              </table:table-cell>
              <table:table-cell office:value-type="float" office:value="0.001238755">
                <text:p>0.001238755</text:p>
              </table:table-cell>
              <table:table-cell office:value-type="float" office:value="166">
                <text:p>166</text:p>
              </table:table-cell>
              <table:table-cell office:value-type="float" office:value="0.001205659">
                <text:p>0.001205659</text:p>
              </table:table-cell>
              <table:table-cell office:value-type="float" office:value="166">
                <text:p>166</text:p>
              </table:table-cell>
              <table:table-cell office:value-type="float" office:value="0.005379624">
                <text:p>0.0053796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0">
                <text:p>170</text:p>
              </table:table-cell>
              <table:table-cell office:value-type="float" office:value="0.001110304171622">
                <text:p>0.001110304171622</text:p>
              </table:table-cell>
              <table:table-cell office:value-type="float" office:value="170">
                <text:p>170</text:p>
              </table:table-cell>
              <table:table-cell office:value-type="float" office:value="0.00104090816883917">
                <text:p>0.00104090816883917</text:p>
              </table:table-cell>
              <table:table-cell office:value-type="float" office:value="170">
                <text:p>170</text:p>
              </table:table-cell>
              <table:table-cell office:value-type="float" office:value="0.00102220456975929">
                <text:p>0.00102220456975929</text:p>
              </table:table-cell>
              <table:table-cell office:value-type="float" office:value="170">
                <text:p>170</text:p>
              </table:table-cell>
              <table:table-cell office:value-type="float" office:value="0.00456205555496626">
                <text:p>0.00456205555496626</text:p>
              </table:table-cell>
              <table:table-cell office:value-type="float" office:value="170">
                <text:p>170</text:p>
              </table:table-cell>
              <table:table-cell office:value-type="float" office:value="0.001211307">
                <text:p>0.001211307</text:p>
              </table:table-cell>
              <table:table-cell office:value-type="float" office:value="170">
                <text:p>170</text:p>
              </table:table-cell>
              <table:table-cell office:value-type="float" office:value="0.001109817">
                <text:p>0.001109817</text:p>
              </table:table-cell>
              <table:table-cell office:value-type="float" office:value="170">
                <text:p>170</text:p>
              </table:table-cell>
              <table:table-cell office:value-type="float" office:value="0.001080166">
                <text:p>0.001080166</text:p>
              </table:table-cell>
              <table:table-cell office:value-type="float" office:value="170">
                <text:p>170</text:p>
              </table:table-cell>
              <table:table-cell office:value-type="float" office:value="0.004819486">
                <text:p>0.0048194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4">
                <text:p>174</text:p>
              </table:table-cell>
              <table:table-cell office:value-type="float" office:value="0.000983348603274214">
                <text:p>0.000983348603274214</text:p>
              </table:table-cell>
              <table:table-cell office:value-type="float" office:value="174">
                <text:p>174</text:p>
              </table:table-cell>
              <table:table-cell office:value-type="float" office:value="0.000935066950064604">
                <text:p>0.000935066950064604</text:p>
              </table:table-cell>
              <table:table-cell office:value-type="float" office:value="174">
                <text:p>174</text:p>
              </table:table-cell>
              <table:table-cell office:value-type="float" office:value="0.000894521719712202">
                <text:p>0.000894521719712202</text:p>
              </table:table-cell>
              <table:table-cell office:value-type="float" office:value="174">
                <text:p>174</text:p>
              </table:table-cell>
              <table:table-cell office:value-type="float" office:value="0.00402212857548605">
                <text:p>0.00402212857548605</text:p>
              </table:table-cell>
              <table:table-cell office:value-type="float" office:value="174">
                <text:p>174</text:p>
              </table:table-cell>
              <table:table-cell office:value-type="float" office:value="0.001068946">
                <text:p>0.001068946</text:p>
              </table:table-cell>
              <table:table-cell office:value-type="float" office:value="174">
                <text:p>174</text:p>
              </table:table-cell>
              <table:table-cell office:value-type="float" office:value="0.0009793795">
                <text:p>0.0009793795</text:p>
              </table:table-cell>
              <table:table-cell office:value-type="float" office:value="174">
                <text:p>174</text:p>
              </table:table-cell>
              <table:table-cell office:value-type="float" office:value="0.0009532186">
                <text:p>0.0009532186</text:p>
              </table:table-cell>
              <table:table-cell office:value-type="float" office:value="174">
                <text:p>174</text:p>
              </table:table-cell>
              <table:table-cell office:value-type="float" office:value="0.004252617">
                <text:p>0.0042526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">
                <text:p>178</text:p>
              </table:table-cell>
              <table:table-cell office:value-type="float" office:value="0.000853634580035025">
                <text:p>0.000853634580035025</text:p>
              </table:table-cell>
              <table:table-cell office:value-type="float" office:value="178">
                <text:p>178</text:p>
              </table:table-cell>
              <table:table-cell office:value-type="float" office:value="0.000797462934525723">
                <text:p>0.000797462934525723</text:p>
              </table:table-cell>
              <table:table-cell office:value-type="float" office:value="178">
                <text:p>178</text:p>
              </table:table-cell>
              <table:table-cell office:value-type="float" office:value="0.000783601119189062">
                <text:p>0.000783601119189062</text:p>
              </table:table-cell>
              <table:table-cell office:value-type="float" office:value="178">
                <text:p>178</text:p>
              </table:table-cell>
              <table:table-cell office:value-type="float" office:value="0.00348150618720968">
                <text:p>0.00348150618720968</text:p>
              </table:table-cell>
              <table:table-cell office:value-type="float" office:value="178">
                <text:p>178</text:p>
              </table:table-cell>
              <table:table-cell office:value-type="float" office:value="0.0009251695">
                <text:p>0.0009251695</text:p>
              </table:table-cell>
              <table:table-cell office:value-type="float" office:value="178">
                <text:p>178</text:p>
              </table:table-cell>
              <table:table-cell office:value-type="float" office:value="0.0008476305">
                <text:p>0.0008476305</text:p>
              </table:table-cell>
              <table:table-cell office:value-type="float" office:value="178">
                <text:p>178</text:p>
              </table:table-cell>
              <table:table-cell office:value-type="float" office:value="0.0008249994">
                <text:p>0.0008249994</text:p>
              </table:table-cell>
              <table:table-cell office:value-type="float" office:value="178">
                <text:p>178</text:p>
              </table:table-cell>
              <table:table-cell office:value-type="float" office:value="0.003679386">
                <text:p>0.0036793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">
                <text:p>182</text:p>
              </table:table-cell>
              <table:table-cell office:value-type="float" office:value="0.000731990196367867">
                <text:p>0.000731990196367867</text:p>
              </table:table-cell>
              <table:table-cell office:value-type="float" office:value="182">
                <text:p>182</text:p>
              </table:table-cell>
              <table:table-cell office:value-type="float" office:value="0.000687269615701893">
                <text:p>0.000687269615701893</text:p>
              </table:table-cell>
              <table:table-cell office:value-type="float" office:value="182">
                <text:p>182</text:p>
              </table:table-cell>
              <table:table-cell office:value-type="float" office:value="0.000658213118169277">
                <text:p>0.000658213118169277</text:p>
              </table:table-cell>
              <table:table-cell office:value-type="float" office:value="182">
                <text:p>182</text:p>
              </table:table-cell>
              <table:table-cell office:value-type="float" office:value="0.0029557191865846">
                <text:p>0.0029557191865846</text:p>
              </table:table-cell>
              <table:table-cell office:value-type="float" office:value="182">
                <text:p>182</text:p>
              </table:table-cell>
              <table:table-cell office:value-type="float" office:value="0.000780275">
                <text:p>0.000780275</text:p>
              </table:table-cell>
              <table:table-cell office:value-type="float" office:value="182">
                <text:p>182</text:p>
              </table:table-cell>
              <table:table-cell office:value-type="float" office:value="0.0007147913">
                <text:p>0.0007147913</text:p>
              </table:table-cell>
              <table:table-cell office:value-type="float" office:value="182">
                <text:p>182</text:p>
              </table:table-cell>
              <table:table-cell office:value-type="float" office:value="0.0006957033">
                <text:p>0.0006957033</text:p>
              </table:table-cell>
              <table:table-cell office:value-type="float" office:value="182">
                <text:p>182</text:p>
              </table:table-cell>
              <table:table-cell office:value-type="float" office:value="0.003099528">
                <text:p>0.0030995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6">
                <text:p>186</text:p>
              </table:table-cell>
              <table:table-cell office:value-type="float" office:value="0.000606289261389813">
                <text:p>0.000606289261389813</text:p>
              </table:table-cell>
              <table:table-cell office:value-type="float" office:value="186">
                <text:p>186</text:p>
              </table:table-cell>
              <table:table-cell office:value-type="float" office:value="0.000560398075916981">
                <text:p>0.000560398075916981</text:p>
              </table:table-cell>
              <table:table-cell office:value-type="float" office:value="186">
                <text:p>186</text:p>
              </table:table-cell>
              <table:table-cell office:value-type="float" office:value="0.000542178365457758">
                <text:p>0.000542178365457758</text:p>
              </table:table-cell>
              <table:table-cell office:value-type="float" office:value="186">
                <text:p>186</text:p>
              </table:table-cell>
              <table:table-cell office:value-type="float" office:value="0.00241048102242376">
                <text:p>0.00241048102242376</text:p>
              </table:table-cell>
              <table:table-cell office:value-type="float" office:value="186">
                <text:p>186</text:p>
              </table:table-cell>
              <table:table-cell office:value-type="float" office:value="0.0006347744">
                <text:p>0.0006347744</text:p>
              </table:table-cell>
              <table:table-cell office:value-type="float" office:value="186">
                <text:p>186</text:p>
              </table:table-cell>
              <table:table-cell office:value-type="float" office:value="0.0005811433">
                <text:p>0.0005811433</text:p>
              </table:table-cell>
              <table:table-cell office:value-type="float" office:value="186">
                <text:p>186</text:p>
              </table:table-cell>
              <table:table-cell office:value-type="float" office:value="0.0005654942">
                <text:p>0.0005654942</text:p>
              </table:table-cell>
              <table:table-cell office:value-type="float" office:value="186">
                <text:p>186</text:p>
              </table:table-cell>
              <table:table-cell office:value-type="float" office:value="0.002511096">
                <text:p>0.0025110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">
                <text:p>190</text:p>
              </table:table-cell>
              <table:table-cell office:value-type="float" office:value="0.000464506998000709">
                <text:p>0.000464506998000709</text:p>
              </table:table-cell>
              <table:table-cell office:value-type="float" office:value="190">
                <text:p>190</text:p>
              </table:table-cell>
              <table:table-cell office:value-type="float" office:value="0.000427630049048017">
                <text:p>0.000427630049048017</text:p>
              </table:table-cell>
              <table:table-cell office:value-type="float" office:value="190">
                <text:p>190</text:p>
              </table:table-cell>
              <table:table-cell office:value-type="float" office:value="0.000411925400401549">
                <text:p>0.000411925400401549</text:p>
              </table:table-cell>
              <table:table-cell office:value-type="float" office:value="190">
                <text:p>190</text:p>
              </table:table-cell>
              <table:table-cell office:value-type="float" office:value="0.00185113475231096">
                <text:p>0.00185113475231096</text:p>
              </table:table-cell>
              <table:table-cell office:value-type="float" office:value="190">
                <text:p>190</text:p>
              </table:table-cell>
              <table:table-cell office:value-type="float" office:value="0.0004897735">
                <text:p>0.0004897735</text:p>
              </table:table-cell>
              <table:table-cell office:value-type="float" office:value="190">
                <text:p>190</text:p>
              </table:table-cell>
              <table:table-cell office:value-type="float" office:value="0.0004470576">
                <text:p>0.0004470576</text:p>
              </table:table-cell>
              <table:table-cell office:value-type="float" office:value="190">
                <text:p>190</text:p>
              </table:table-cell>
              <table:table-cell office:value-type="float" office:value="0.0004342759">
                <text:p>0.0004342759</text:p>
              </table:table-cell>
              <table:table-cell office:value-type="float" office:value="190">
                <text:p>190</text:p>
              </table:table-cell>
              <table:table-cell office:value-type="float" office:value="0.001907965">
                <text:p>0.0019079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">
                <text:p>194</text:p>
              </table:table-cell>
              <table:table-cell office:value-type="float" office:value="0.000324518309798351">
                <text:p>0.000324518309798351</text:p>
              </table:table-cell>
              <table:table-cell office:value-type="float" office:value="194">
                <text:p>194</text:p>
              </table:table-cell>
              <table:table-cell office:value-type="float" office:value="0.000293358200657371">
                <text:p>0.000293358200657371</text:p>
              </table:table-cell>
              <table:table-cell office:value-type="float" office:value="194">
                <text:p>194</text:p>
              </table:table-cell>
              <table:table-cell office:value-type="float" office:value="0.00028737826451778">
                <text:p>0.00028737826451778</text:p>
              </table:table-cell>
              <table:table-cell office:value-type="float" office:value="194">
                <text:p>194</text:p>
              </table:table-cell>
              <table:table-cell office:value-type="float" office:value="0.00122089735050361">
                <text:p>0.00122089735050361</text:p>
              </table:table-cell>
              <table:table-cell office:value-type="float" office:value="194">
                <text:p>194</text:p>
              </table:table-cell>
              <table:table-cell office:value-type="float" office:value="0.0003479784">
                <text:p>0.0003479784</text:p>
              </table:table-cell>
              <table:table-cell office:value-type="float" office:value="194">
                <text:p>194</text:p>
              </table:table-cell>
              <table:table-cell office:value-type="float" office:value="0.0003129142">
                <text:p>0.0003129142</text:p>
              </table:table-cell>
              <table:table-cell office:value-type="float" office:value="194">
                <text:p>194</text:p>
              </table:table-cell>
              <table:table-cell office:value-type="float" office:value="0.0003007281">
                <text:p>0.0003007281</text:p>
              </table:table-cell>
              <table:table-cell office:value-type="float" office:value="194">
                <text:p>194</text:p>
              </table:table-cell>
              <table:table-cell office:value-type="float" office:value="0.001274539">
                <text:p>0.0012745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">
                <text:p>198</text:p>
              </table:table-cell>
              <table:table-cell office:value-type="float" office:value="0.000184379818951154">
                <text:p>0.000184379818951154</text:p>
              </table:table-cell>
              <table:table-cell office:value-type="float" office:value="198">
                <text:p>198</text:p>
              </table:table-cell>
              <table:table-cell office:value-type="float" office:value="0.000166830888226555">
                <text:p>0.000166830888226555</text:p>
              </table:table-cell>
              <table:table-cell office:value-type="float" office:value="198">
                <text:p>198</text:p>
              </table:table-cell>
              <table:table-cell office:value-type="float" office:value="0.000148774309080763">
                <text:p>0.000148774309080763</text:p>
              </table:table-cell>
              <table:table-cell office:value-type="float" office:value="198">
                <text:p>198</text:p>
              </table:table-cell>
              <table:table-cell office:value-type="float" office:value="0.000543667699296187">
                <text:p>0.000543667699296187</text:p>
              </table:table-cell>
              <table:table-cell office:value-type="float" office:value="NaN">
                <text:p>NaN</text:p>
              </table:table-cell>
              <table:table-cell office:value-type="float" office:value="0.0002162228">
                <text:p>0.0002162228</text:p>
              </table:table-cell>
              <table:table-cell office:value-type="float" office:value="198">
                <text:p>198</text:p>
              </table:table-cell>
              <table:table-cell office:value-type="float" office:value="0.00017837">
                <text:p>0.00017837</text:p>
              </table:table-cell>
              <table:table-cell office:value-type="float" office:value="198">
                <text:p>198</text:p>
              </table:table-cell>
              <table:table-cell office:value-type="float" office:value="0.0001587392">
                <text:p>0.0001587392</text:p>
              </table:table-cell>
              <table:table-cell office:value-type="float" office:value="198">
                <text:p>198</text:p>
              </table:table-cell>
              <table:table-cell office:value-type="float" office:value="0.0005767434">
                <text:p>0.000576743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1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074cm" svg:height="13.74cm" xlink:href="." xlink:type="simple" chart:class="chart:scatter" chart:style-name="ch1">
        <chart:legend chart:legend-position="end" svg:x="16.156cm" svg:y="1.455cm" style:legend-expansion="custom" chartooo:width="4.347cm" chartooo:height="5.403cm" style:legend-expansion-aspect-ratio="0.804553026096613" chart:style-name="ch2"/>
        <chart:plot-area chart:style-name="ch3" chart:data-source-has-labels="both" svg:x="1.513cm" svg:y="1.004cm" svg:width="20.063cm" svg:height="12.347cm">
          <chartooo:coordinate-region svg:x="2.425cm" svg:y="1.203cm" svg:width="18.871cm" svg:height="11.501cm"/>
          <chart:axis chart:dimension="x" chart:name="primary-x" chart:style-name="ch4" chartooo:axis-type="auto">
            <chart:categories table:cell-range-address="local-table.$A$2:.$A$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51" chart:label-cell-address="local-table.$C$1" chart:class="chart:scatter">
            <chart:domain table:cell-range-address="local-table.$B$2:.$B$51"/>
            <chart:data-point chart:repeated="50"/>
          </chart:series>
          <chart:series chart:style-name="ch8" chart:values-cell-range-address="local-table.$E$2:.$E$51" chart:label-cell-address="local-table.$E$1" chart:class="chart:scatter">
            <chart:domain table:cell-range-address="local-table.$D$2:.$D$51"/>
            <chart:data-point chart:repeated="50"/>
          </chart:series>
          <chart:series chart:style-name="ch9" chart:values-cell-range-address="local-table.$G$2:.$G$51" chart:label-cell-address="local-table.$G$1" chart:class="chart:scatter">
            <chart:domain table:cell-range-address="local-table.$F$2:.$F$51"/>
            <chart:data-point chart:repeated="50"/>
          </chart:series>
          <chart:series chart:style-name="ch10" chart:values-cell-range-address="local-table.$I$2:.$I$51" chart:label-cell-address="local-table.$I$1" chart:class="chart:scatter">
            <chart:domain table:cell-range-address="local-table.$H$2:.$H$51"/>
            <chart:data-point chart:repeated="50"/>
          </chart:series>
          <chart:series chart:style-name="ch11" chart:values-cell-range-address="local-table.$K$2:.$K$51" chart:label-cell-address="local-table.$K$1" chart:class="chart:scatter">
            <chart:domain table:cell-range-address="local-table.$J$2:.$J$51"/>
            <chart:data-point chart:repeated="50"/>
          </chart:series>
          <chart:series chart:style-name="ch12" chart:values-cell-range-address="local-table.$M$2:.$M$51" chart:label-cell-address="local-table.$M$1" chart:class="chart:scatter">
            <chart:domain table:cell-range-address="local-table.$L$2:.$L$51"/>
            <chart:data-point chart:repeated="50"/>
          </chart:series>
          <chart:series chart:style-name="ch13" chart:values-cell-range-address="local-table.$O$2:.$O$51" chart:label-cell-address="local-table.$O$1" chart:class="chart:scatter">
            <chart:domain table:cell-range-address="local-table.$N$2:.$N$51"/>
            <chart:data-point chart:repeated="50"/>
          </chart:series>
          <chart:series chart:style-name="ch14" chart:values-cell-range-address="local-table.$Q$2:.$Q$51" chart:label-cell-address="local-table.$Q$1" chart:class="chart:scatter">
            <chart:domain table:cell-range-address="local-table.$P$2:.$P$51"/>
            <chart:data-point chart:repeated="5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Serpent_1g</text:p>
              </table:table-cell>
              <table:table-cell office:value-type="string">
                <text:p>Series3</text:p>
              </table:table-cell>
              <table:table-cell office:value-type="string">
                <text:p>Serpent_2g</text:p>
              </table:table-cell>
              <table:table-cell office:value-type="string">
                <text:p>Series5</text:p>
              </table:table-cell>
              <table:table-cell office:value-type="string">
                <text:p>Serpent_3g</text:p>
              </table:table-cell>
              <table:table-cell office:value-type="string">
                <text:p>Series7</text:p>
              </table:table-cell>
              <table:table-cell office:value-type="string">
                <text:p>Serpent_4g</text:p>
              </table:table-cell>
              <table:table-cell office:value-type="string">
                <text:p>Series9</text:p>
              </table:table-cell>
              <table:table-cell office:value-type="string">
                <text:p>Almost_1g</text:p>
              </table:table-cell>
              <table:table-cell office:value-type="string">
                <text:p>Series11</text:p>
              </table:table-cell>
              <table:table-cell office:value-type="string">
                <text:p>Almost_2g</text:p>
              </table:table-cell>
              <table:table-cell office:value-type="string">
                <text:p>Series13</text:p>
              </table:table-cell>
              <table:table-cell office:value-type="string">
                <text:p>Almost_3g</text:p>
              </table:table-cell>
              <table:table-cell office:value-type="string">
                <text:p>Series15</text:p>
              </table:table-cell>
              <table:table-cell office:value-type="string">
                <text:p>Almost_4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00741111318870384">
                <text:p>0.00741111318870384</text:p>
              </table:table-cell>
              <table:table-cell office:value-type="float" office:value="2">
                <text:p>2</text:p>
              </table:table-cell>
              <table:table-cell office:value-type="float" office:value="0.00697058993021008">
                <text:p>0.00697058993021008</text:p>
              </table:table-cell>
              <table:table-cell office:value-type="float" office:value="2">
                <text:p>2</text:p>
              </table:table-cell>
              <table:table-cell office:value-type="float" office:value="0.00676548449541485">
                <text:p>0.00676548449541485</text:p>
              </table:table-cell>
              <table:table-cell office:value-type="float" office:value="2">
                <text:p>2</text:p>
              </table:table-cell>
              <table:table-cell office:value-type="float" office:value="0.0295516403064282">
                <text:p>0.0295516403064282</text:p>
              </table:table-cell>
              <table:table-cell office:value-type="float" office:value="2">
                <text:p>2</text:p>
              </table:table-cell>
              <table:table-cell office:value-type="float" office:value="0.007648793">
                <text:p>0.007648793</text:p>
              </table:table-cell>
              <table:table-cell office:value-type="float" office:value="2">
                <text:p>2</text:p>
              </table:table-cell>
              <table:table-cell office:value-type="float" office:value="0.006985454">
                <text:p>0.006985454</text:p>
              </table:table-cell>
              <table:table-cell office:value-type="float" office:value="2">
                <text:p>2</text:p>
              </table:table-cell>
              <table:table-cell office:value-type="float" office:value="0.006763269">
                <text:p>0.006763269</text:p>
              </table:table-cell>
              <table:table-cell office:value-type="float" office:value="2">
                <text:p>2</text:p>
              </table:table-cell>
              <table:table-cell office:value-type="float" office:value="0.02985878">
                <text:p>0.0298587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735706589140722">
                <text:p>0.00735706589140722</text:p>
              </table:table-cell>
              <table:table-cell office:value-type="float" office:value="6">
                <text:p>6</text:p>
              </table:table-cell>
              <table:table-cell office:value-type="float" office:value="0.00696140944677492">
                <text:p>0.00696140944677492</text:p>
              </table:table-cell>
              <table:table-cell office:value-type="float" office:value="6">
                <text:p>6</text:p>
              </table:table-cell>
              <table:table-cell office:value-type="float" office:value="0.00671913424977881">
                <text:p>0.00671913424977881</text:p>
              </table:table-cell>
              <table:table-cell office:value-type="float" office:value="6">
                <text:p>6</text:p>
              </table:table-cell>
              <table:table-cell office:value-type="float" office:value="0.0294906236787189">
                <text:p>0.0294906236787189</text:p>
              </table:table-cell>
              <table:table-cell office:value-type="float" office:value="6">
                <text:p>6</text:p>
              </table:table-cell>
              <table:table-cell office:value-type="float" office:value="0.007626735">
                <text:p>0.007626735</text:p>
              </table:table-cell>
              <table:table-cell office:value-type="float" office:value="6">
                <text:p>6</text:p>
              </table:table-cell>
              <table:table-cell office:value-type="float" office:value="0.006965306">
                <text:p>0.006965306</text:p>
              </table:table-cell>
              <table:table-cell office:value-type="float" office:value="6">
                <text:p>6</text:p>
              </table:table-cell>
              <table:table-cell office:value-type="float" office:value="0.006743758">
                <text:p>0.006743758</text:p>
              </table:table-cell>
              <table:table-cell office:value-type="float" office:value="6">
                <text:p>6</text:p>
              </table:table-cell>
              <table:table-cell office:value-type="float" office:value="0.0297726">
                <text:p>0.0297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733940465650605">
                <text:p>0.00733940465650605</text:p>
              </table:table-cell>
              <table:table-cell office:value-type="float" office:value="10">
                <text:p>10</text:p>
              </table:table-cell>
              <table:table-cell office:value-type="float" office:value="0.00689009276447986">
                <text:p>0.00689009276447986</text:p>
              </table:table-cell>
              <table:table-cell office:value-type="float" office:value="10">
                <text:p>10</text:p>
              </table:table-cell>
              <table:table-cell office:value-type="float" office:value="0.00666309971368982">
                <text:p>0.00666309971368982</text:p>
              </table:table-cell>
              <table:table-cell office:value-type="float" office:value="10">
                <text:p>10</text:p>
              </table:table-cell>
              <table:table-cell office:value-type="float" office:value="0.0293856638833474">
                <text:p>0.0293856638833474</text:p>
              </table:table-cell>
              <table:table-cell office:value-type="float" office:value="10">
                <text:p>10</text:p>
              </table:table-cell>
              <table:table-cell office:value-type="float" office:value="0.007582679">
                <text:p>0.007582679</text:p>
              </table:table-cell>
              <table:table-cell office:value-type="float" office:value="10">
                <text:p>10</text:p>
              </table:table-cell>
              <table:table-cell office:value-type="float" office:value="0.006925066">
                <text:p>0.006925066</text:p>
              </table:table-cell>
              <table:table-cell office:value-type="float" office:value="10">
                <text:p>10</text:p>
              </table:table-cell>
              <table:table-cell office:value-type="float" office:value="0.00670479">
                <text:p>0.00670479</text:p>
              </table:table-cell>
              <table:table-cell office:value-type="float" office:value="10">
                <text:p>10</text:p>
              </table:table-cell>
              <table:table-cell office:value-type="float" office:value="0.02960049">
                <text:p>0.029600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00727766030754886">
                <text:p>0.00727766030754886</text:p>
              </table:table-cell>
              <table:table-cell office:value-type="float" office:value="14">
                <text:p>14</text:p>
              </table:table-cell>
              <table:table-cell office:value-type="float" office:value="0.00690531893212841">
                <text:p>0.00690531893212841</text:p>
              </table:table-cell>
              <table:table-cell office:value-type="float" office:value="14">
                <text:p>14</text:p>
              </table:table-cell>
              <table:table-cell office:value-type="float" office:value="0.00664056834428341">
                <text:p>0.00664056834428341</text:p>
              </table:table-cell>
              <table:table-cell office:value-type="float" office:value="14">
                <text:p>14</text:p>
              </table:table-cell>
              <table:table-cell office:value-type="float" office:value="0.0291309614465793">
                <text:p>0.0291309614465793</text:p>
              </table:table-cell>
              <table:table-cell office:value-type="float" office:value="14">
                <text:p>14</text:p>
              </table:table-cell>
              <table:table-cell office:value-type="float" office:value="0.007516748">
                <text:p>0.007516748</text:p>
              </table:table-cell>
              <table:table-cell office:value-type="float" office:value="14">
                <text:p>14</text:p>
              </table:table-cell>
              <table:table-cell office:value-type="float" office:value="0.006864845">
                <text:p>0.006864845</text:p>
              </table:table-cell>
              <table:table-cell office:value-type="float" office:value="14">
                <text:p>14</text:p>
              </table:table-cell>
              <table:table-cell office:value-type="float" office:value="0.006646472">
                <text:p>0.006646472</text:p>
              </table:table-cell>
              <table:table-cell office:value-type="float" office:value="14">
                <text:p>14</text:p>
              </table:table-cell>
              <table:table-cell office:value-type="float" office:value="0.02934293">
                <text:p>0.029342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00716939777728303">
                <text:p>0.00716939777728303</text:p>
              </table:table-cell>
              <table:table-cell office:value-type="float" office:value="18">
                <text:p>18</text:p>
              </table:table-cell>
              <table:table-cell office:value-type="float" office:value="0.00680998744865235">
                <text:p>0.00680998744865235</text:p>
              </table:table-cell>
              <table:table-cell office:value-type="float" office:value="18">
                <text:p>18</text:p>
              </table:table-cell>
              <table:table-cell office:value-type="float" office:value="0.00658134303041514">
                <text:p>0.00658134303041514</text:p>
              </table:table-cell>
              <table:table-cell office:value-type="float" office:value="18">
                <text:p>18</text:p>
              </table:table-cell>
              <table:table-cell office:value-type="float" office:value="0.0287774568557682">
                <text:p>0.0287774568557682</text:p>
              </table:table-cell>
              <table:table-cell office:value-type="float" office:value="18">
                <text:p>18</text:p>
              </table:table-cell>
              <table:table-cell office:value-type="float" office:value="0.007429124">
                <text:p>0.007429124</text:p>
              </table:table-cell>
              <table:table-cell office:value-type="float" office:value="18">
                <text:p>18</text:p>
              </table:table-cell>
              <table:table-cell office:value-type="float" office:value="0.00678481">
                <text:p>0.00678481</text:p>
              </table:table-cell>
              <table:table-cell office:value-type="float" office:value="18">
                <text:p>18</text:p>
              </table:table-cell>
              <table:table-cell office:value-type="float" office:value="0.006568967">
                <text:p>0.006568967</text:p>
              </table:table-cell>
              <table:table-cell office:value-type="float" office:value="18">
                <text:p>18</text:p>
              </table:table-cell>
              <table:table-cell office:value-type="float" office:value="0.02900063">
                <text:p>0.029000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.00709270715346494">
                <text:p>0.00709270715346494</text:p>
              </table:table-cell>
              <table:table-cell office:value-type="float" office:value="22">
                <text:p>22</text:p>
              </table:table-cell>
              <table:table-cell office:value-type="float" office:value="0.00669825424781957">
                <text:p>0.00669825424781957</text:p>
              </table:table-cell>
              <table:table-cell office:value-type="float" office:value="22">
                <text:p>22</text:p>
              </table:table-cell>
              <table:table-cell office:value-type="float" office:value="0.0064785663987874">
                <text:p>0.0064785663987874</text:p>
              </table:table-cell>
              <table:table-cell office:value-type="float" office:value="22">
                <text:p>22</text:p>
              </table:table-cell>
              <table:table-cell office:value-type="float" office:value="0.0284113570895125">
                <text:p>0.0284113570895125</text:p>
              </table:table-cell>
              <table:table-cell office:value-type="float" office:value="22">
                <text:p>22</text:p>
              </table:table-cell>
              <table:table-cell office:value-type="float" office:value="0.007320051">
                <text:p>0.007320051</text:p>
              </table:table-cell>
              <table:table-cell office:value-type="float" office:value="22">
                <text:p>22</text:p>
              </table:table-cell>
              <table:table-cell office:value-type="float" office:value="0.006685184">
                <text:p>0.006685184</text:p>
              </table:table-cell>
              <table:table-cell office:value-type="float" office:value="22">
                <text:p>22</text:p>
              </table:table-cell>
              <table:table-cell office:value-type="float" office:value="0.00647249">
                <text:p>0.00647249</text:p>
              </table:table-cell>
              <table:table-cell office:value-type="float" office:value="22">
                <text:p>22</text:p>
              </table:table-cell>
              <table:table-cell office:value-type="float" office:value="0.02857455">
                <text:p>0.028574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0.00703350982887543">
                <text:p>0.00703350982887543</text:p>
              </table:table-cell>
              <table:table-cell office:value-type="float" office:value="26">
                <text:p>26</text:p>
              </table:table-cell>
              <table:table-cell office:value-type="float" office:value="0.0065765568637462">
                <text:p>0.0065765568637462</text:p>
              </table:table-cell>
              <table:table-cell office:value-type="float" office:value="26">
                <text:p>26</text:p>
              </table:table-cell>
              <table:table-cell office:value-type="float" office:value="0.00640153990362412">
                <text:p>0.00640153990362412</text:p>
              </table:table-cell>
              <table:table-cell office:value-type="float" office:value="26">
                <text:p>26</text:p>
              </table:table-cell>
              <table:table-cell office:value-type="float" office:value="0.0279634446614246">
                <text:p>0.0279634446614246</text:p>
              </table:table-cell>
              <table:table-cell office:value-type="float" office:value="26">
                <text:p>26</text:p>
              </table:table-cell>
              <table:table-cell office:value-type="float" office:value="0.007189832">
                <text:p>0.007189832</text:p>
              </table:table-cell>
              <table:table-cell office:value-type="float" office:value="26">
                <text:p>26</text:p>
              </table:table-cell>
              <table:table-cell office:value-type="float" office:value="0.006566243">
                <text:p>0.006566243</text:p>
              </table:table-cell>
              <table:table-cell office:value-type="float" office:value="26">
                <text:p>26</text:p>
              </table:table-cell>
              <table:table-cell office:value-type="float" office:value="0.00635731">
                <text:p>0.00635731</text:p>
              </table:table-cell>
              <table:table-cell office:value-type="float" office:value="26">
                <text:p>26</text:p>
              </table:table-cell>
              <table:table-cell office:value-type="float" office:value="0.02806588">
                <text:p>0.028065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686526627421466">
                <text:p>0.00686526627421466</text:p>
              </table:table-cell>
              <table:table-cell office:value-type="float" office:value="30">
                <text:p>30</text:p>
              </table:table-cell>
              <table:table-cell office:value-type="float" office:value="0.0064863194290055">
                <text:p>0.0064863194290055</text:p>
              </table:table-cell>
              <table:table-cell office:value-type="float" office:value="30">
                <text:p>30</text:p>
              </table:table-cell>
              <table:table-cell office:value-type="float" office:value="0.0062544002651527">
                <text:p>0.0062544002651527</text:p>
              </table:table-cell>
              <table:table-cell office:value-type="float" office:value="30">
                <text:p>30</text:p>
              </table:table-cell>
              <table:table-cell office:value-type="float" office:value="0.0273632985461299">
                <text:p>0.0273632985461299</text:p>
              </table:table-cell>
              <table:table-cell office:value-type="float" office:value="30">
                <text:p>30</text:p>
              </table:table-cell>
              <table:table-cell office:value-type="float" office:value="0.007038829">
                <text:p>0.007038829</text:p>
              </table:table-cell>
              <table:table-cell office:value-type="float" office:value="30">
                <text:p>30</text:p>
              </table:table-cell>
              <table:table-cell office:value-type="float" office:value="0.006428318">
                <text:p>0.006428318</text:p>
              </table:table-cell>
              <table:table-cell office:value-type="float" office:value="30">
                <text:p>30</text:p>
              </table:table-cell>
              <table:table-cell office:value-type="float" office:value="0.006223746">
                <text:p>0.006223746</text:p>
              </table:table-cell>
              <table:table-cell office:value-type="float" office:value="30">
                <text:p>30</text:p>
              </table:table-cell>
              <table:table-cell office:value-type="float" office:value="0.02747607">
                <text:p>0.027476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0.00673046990767892">
                <text:p>0.00673046990767892</text:p>
              </table:table-cell>
              <table:table-cell office:value-type="float" office:value="34">
                <text:p>34</text:p>
              </table:table-cell>
              <table:table-cell office:value-type="float" office:value="0.00633780831587456">
                <text:p>0.00633780831587456</text:p>
              </table:table-cell>
              <table:table-cell office:value-type="float" office:value="34">
                <text:p>34</text:p>
              </table:table-cell>
              <table:table-cell office:value-type="float" office:value="0.0061444023996034">
                <text:p>0.0061444023996034</text:p>
              </table:table-cell>
              <table:table-cell office:value-type="float" office:value="34">
                <text:p>34</text:p>
              </table:table-cell>
              <table:table-cell office:value-type="float" office:value="0.0268337413918824">
                <text:p>0.0268337413918824</text:p>
              </table:table-cell>
              <table:table-cell office:value-type="float" office:value="34">
                <text:p>34</text:p>
              </table:table-cell>
              <table:table-cell office:value-type="float" office:value="0.006867464">
                <text:p>0.006867464</text:p>
              </table:table-cell>
              <table:table-cell office:value-type="float" office:value="34">
                <text:p>34</text:p>
              </table:table-cell>
              <table:table-cell office:value-type="float" office:value="0.006271794">
                <text:p>0.006271794</text:p>
              </table:table-cell>
              <table:table-cell office:value-type="float" office:value="34">
                <text:p>34</text:p>
              </table:table-cell>
              <table:table-cell office:value-type="float" office:value="0.006072169">
                <text:p>0.006072169</text:p>
              </table:table-cell>
              <table:table-cell office:value-type="float" office:value="34">
                <text:p>34</text:p>
              </table:table-cell>
              <table:table-cell office:value-type="float" office:value="0.02680676">
                <text:p>0.026806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0.00652091417755994">
                <text:p>0.00652091417755994</text:p>
              </table:table-cell>
              <table:table-cell office:value-type="float" office:value="38">
                <text:p>38</text:p>
              </table:table-cell>
              <table:table-cell office:value-type="float" office:value="0.00616058020272999">
                <text:p>0.00616058020272999</text:p>
              </table:table-cell>
              <table:table-cell office:value-type="float" office:value="38">
                <text:p>38</text:p>
              </table:table-cell>
              <table:table-cell office:value-type="float" office:value="0.00597154061394628">
                <text:p>0.00597154061394628</text:p>
              </table:table-cell>
              <table:table-cell office:value-type="float" office:value="38">
                <text:p>38</text:p>
              </table:table-cell>
              <table:table-cell office:value-type="float" office:value="0.0261889523769564">
                <text:p>0.0261889523769564</text:p>
              </table:table-cell>
              <table:table-cell office:value-type="float" office:value="38">
                <text:p>38</text:p>
              </table:table-cell>
              <table:table-cell office:value-type="float" office:value="0.006676215">
                <text:p>0.006676215</text:p>
              </table:table-cell>
              <table:table-cell office:value-type="float" office:value="38">
                <text:p>38</text:p>
              </table:table-cell>
              <table:table-cell office:value-type="float" office:value="0.006097107">
                <text:p>0.006097107</text:p>
              </table:table-cell>
              <table:table-cell office:value-type="float" office:value="38">
                <text:p>38</text:p>
              </table:table-cell>
              <table:table-cell office:value-type="float" office:value="0.005903002">
                <text:p>0.005903002</text:p>
              </table:table-cell>
              <table:table-cell office:value-type="float" office:value="38">
                <text:p>38</text:p>
              </table:table-cell>
              <table:table-cell office:value-type="float" office:value="0.02605987">
                <text:p>0.026059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0.0063744462817789">
                <text:p>0.0063744462817789</text:p>
              </table:table-cell>
              <table:table-cell office:value-type="float" office:value="42">
                <text:p>42</text:p>
              </table:table-cell>
              <table:table-cell office:value-type="float" office:value="0.00596375959444941">
                <text:p>0.00596375959444941</text:p>
              </table:table-cell>
              <table:table-cell office:value-type="float" office:value="42">
                <text:p>42</text:p>
              </table:table-cell>
              <table:table-cell office:value-type="float" office:value="0.005776595287343">
                <text:p>0.005776595287343</text:p>
              </table:table-cell>
              <table:table-cell office:value-type="float" office:value="42">
                <text:p>42</text:p>
              </table:table-cell>
              <table:table-cell office:value-type="float" office:value="0.0253848763765747">
                <text:p>0.0253848763765747</text:p>
              </table:table-cell>
              <table:table-cell office:value-type="float" office:value="42">
                <text:p>42</text:p>
              </table:table-cell>
              <table:table-cell office:value-type="float" office:value="0.006465618">
                <text:p>0.006465618</text:p>
              </table:table-cell>
              <table:table-cell office:value-type="float" office:value="42">
                <text:p>42</text:p>
              </table:table-cell>
              <table:table-cell office:value-type="float" office:value="0.005904744">
                <text:p>0.005904744</text:p>
              </table:table-cell>
              <table:table-cell office:value-type="float" office:value="42">
                <text:p>42</text:p>
              </table:table-cell>
              <table:table-cell office:value-type="float" office:value="0.005716711">
                <text:p>0.005716711</text:p>
              </table:table-cell>
              <table:table-cell office:value-type="float" office:value="42">
                <text:p>42</text:p>
              </table:table-cell>
              <table:table-cell office:value-type="float" office:value="0.02523755">
                <text:p>0.025237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612002373779845">
                <text:p>0.00612002373779845</text:p>
              </table:table-cell>
              <table:table-cell office:value-type="float" office:value="46">
                <text:p>46</text:p>
              </table:table-cell>
              <table:table-cell office:value-type="float" office:value="0.00577281673470963">
                <text:p>0.00577281673470963</text:p>
              </table:table-cell>
              <table:table-cell office:value-type="float" office:value="46">
                <text:p>46</text:p>
              </table:table-cell>
              <table:table-cell office:value-type="float" office:value="0.00557907494709328">
                <text:p>0.00557907494709328</text:p>
              </table:table-cell>
              <table:table-cell office:value-type="float" office:value="46">
                <text:p>46</text:p>
              </table:table-cell>
              <table:table-cell office:value-type="float" office:value="0.0244580673888052">
                <text:p>0.0244580673888052</text:p>
              </table:table-cell>
              <table:table-cell office:value-type="float" office:value="46">
                <text:p>46</text:p>
              </table:table-cell>
              <table:table-cell office:value-type="float" office:value="0.00623626">
                <text:p>0.00623626</text:p>
              </table:table-cell>
              <table:table-cell office:value-type="float" office:value="46">
                <text:p>46</text:p>
              </table:table-cell>
              <table:table-cell office:value-type="float" office:value="0.00569524">
                <text:p>0.00569524</text:p>
              </table:table-cell>
              <table:table-cell office:value-type="float" office:value="46">
                <text:p>46</text:p>
              </table:table-cell>
              <table:table-cell office:value-type="float" office:value="0.005513809">
                <text:p>0.005513809</text:p>
              </table:table-cell>
              <table:table-cell office:value-type="float" office:value="46">
                <text:p>46</text:p>
              </table:table-cell>
              <table:table-cell office:value-type="float" office:value="0.02434219">
                <text:p>0.024342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00590103562073542">
                <text:p>0.00590103562073542</text:p>
              </table:table-cell>
              <table:table-cell office:value-type="float" office:value="50">
                <text:p>50</text:p>
              </table:table-cell>
              <table:table-cell office:value-type="float" office:value="0.00554797885838456">
                <text:p>0.00554797885838456</text:p>
              </table:table-cell>
              <table:table-cell office:value-type="float" office:value="50">
                <text:p>50</text:p>
              </table:table-cell>
              <table:table-cell office:value-type="float" office:value="0.00538054699280799">
                <text:p>0.00538054699280799</text:p>
              </table:table-cell>
              <table:table-cell office:value-type="float" office:value="50">
                <text:p>50</text:p>
              </table:table-cell>
              <table:table-cell office:value-type="float" office:value="0.0235170678367015">
                <text:p>0.0235170678367015</text:p>
              </table:table-cell>
              <table:table-cell office:value-type="float" office:value="50">
                <text:p>50</text:p>
              </table:table-cell>
              <table:table-cell office:value-type="float" office:value="0.00598878">
                <text:p>0.00598878</text:p>
              </table:table-cell>
              <table:table-cell office:value-type="float" office:value="50">
                <text:p>50</text:p>
              </table:table-cell>
              <table:table-cell office:value-type="float" office:value="0.005469175">
                <text:p>0.005469175</text:p>
              </table:table-cell>
              <table:table-cell office:value-type="float" office:value="50">
                <text:p>50</text:p>
              </table:table-cell>
              <table:table-cell office:value-type="float" office:value="0.00529485">
                <text:p>0.00529485</text:p>
              </table:table-cell>
              <table:table-cell office:value-type="float" office:value="50">
                <text:p>50</text:p>
              </table:table-cell>
              <table:table-cell office:value-type="float" office:value="0.02337649">
                <text:p>0.023376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0.00563460567616448">
                <text:p>0.00563460567616448</text:p>
              </table:table-cell>
              <table:table-cell office:value-type="float" office:value="54">
                <text:p>54</text:p>
              </table:table-cell>
              <table:table-cell office:value-type="float" office:value="0.00532924264483041">
                <text:p>0.00532924264483041</text:p>
              </table:table-cell>
              <table:table-cell office:value-type="float" office:value="54">
                <text:p>54</text:p>
              </table:table-cell>
              <table:table-cell office:value-type="float" office:value="0.00516889206678157">
                <text:p>0.00516889206678157</text:p>
              </table:table-cell>
              <table:table-cell office:value-type="float" office:value="54">
                <text:p>54</text:p>
              </table:table-cell>
              <table:table-cell office:value-type="float" office:value="0.0225094258118566">
                <text:p>0.0225094258118566</text:p>
              </table:table-cell>
              <table:table-cell office:value-type="float" office:value="54">
                <text:p>54</text:p>
              </table:table-cell>
              <table:table-cell office:value-type="float" office:value="0.005723862">
                <text:p>0.005723862</text:p>
              </table:table-cell>
              <table:table-cell office:value-type="float" office:value="54">
                <text:p>54</text:p>
              </table:table-cell>
              <table:table-cell office:value-type="float" office:value="0.005227168">
                <text:p>0.005227168</text:p>
              </table:table-cell>
              <table:table-cell office:value-type="float" office:value="54">
                <text:p>54</text:p>
              </table:table-cell>
              <table:table-cell office:value-type="float" office:value="0.005060421">
                <text:p>0.005060421</text:p>
              </table:table-cell>
              <table:table-cell office:value-type="float" office:value="54">
                <text:p>54</text:p>
              </table:table-cell>
              <table:table-cell office:value-type="float" office:value="0.02234344">
                <text:p>0.022343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0.00537951138949366">
                <text:p>0.00537951138949366</text:p>
              </table:table-cell>
              <table:table-cell office:value-type="float" office:value="58">
                <text:p>58</text:p>
              </table:table-cell>
              <table:table-cell office:value-type="float" office:value="0.00507134943028302">
                <text:p>0.00507134943028302</text:p>
              </table:table-cell>
              <table:table-cell office:value-type="float" office:value="58">
                <text:p>58</text:p>
              </table:table-cell>
              <table:table-cell office:value-type="float" office:value="0.00489664035222736">
                <text:p>0.00489664035222736</text:p>
              </table:table-cell>
              <table:table-cell office:value-type="float" office:value="58">
                <text:p>58</text:p>
              </table:table-cell>
              <table:table-cell office:value-type="float" office:value="0.0214439859263605">
                <text:p>0.0214439859263605</text:p>
              </table:table-cell>
              <table:table-cell office:value-type="float" office:value="58">
                <text:p>58</text:p>
              </table:table-cell>
              <table:table-cell office:value-type="float" office:value="0.005442222">
                <text:p>0.005442222</text:p>
              </table:table-cell>
              <table:table-cell office:value-type="float" office:value="58">
                <text:p>58</text:p>
              </table:table-cell>
              <table:table-cell office:value-type="float" office:value="0.004969872">
                <text:p>0.004969872</text:p>
              </table:table-cell>
              <table:table-cell office:value-type="float" office:value="58">
                <text:p>58</text:p>
              </table:table-cell>
              <table:table-cell office:value-type="float" office:value="0.004811133">
                <text:p>0.004811133</text:p>
              </table:table-cell>
              <table:table-cell office:value-type="float" office:value="58">
                <text:p>58</text:p>
              </table:table-cell>
              <table:table-cell office:value-type="float" office:value="0.02124649">
                <text:p>0.021246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0.00510994664570096">
                <text:p>0.00510994664570096</text:p>
              </table:table-cell>
              <table:table-cell office:value-type="float" office:value="62">
                <text:p>62</text:p>
              </table:table-cell>
              <table:table-cell office:value-type="float" office:value="0.00481653503639986">
                <text:p>0.00481653503639986</text:p>
              </table:table-cell>
              <table:table-cell office:value-type="float" office:value="62">
                <text:p>62</text:p>
              </table:table-cell>
              <table:table-cell office:value-type="float" office:value="0.00465271378778407">
                <text:p>0.00465271378778407</text:p>
              </table:table-cell>
              <table:table-cell office:value-type="float" office:value="62">
                <text:p>62</text:p>
              </table:table-cell>
              <table:table-cell office:value-type="float" office:value="0.0203720805174695">
                <text:p>0.0203720805174695</text:p>
              </table:table-cell>
              <table:table-cell office:value-type="float" office:value="62">
                <text:p>62</text:p>
              </table:table-cell>
              <table:table-cell office:value-type="float" office:value="0.005144596">
                <text:p>0.005144596</text:p>
              </table:table-cell>
              <table:table-cell office:value-type="float" office:value="62">
                <text:p>62</text:p>
              </table:table-cell>
              <table:table-cell office:value-type="float" office:value="0.004697959">
                <text:p>0.004697959</text:p>
              </table:table-cell>
              <table:table-cell office:value-type="float" office:value="62">
                <text:p>62</text:p>
              </table:table-cell>
              <table:table-cell office:value-type="float" office:value="0.004547612">
                <text:p>0.004547612</text:p>
              </table:table-cell>
              <table:table-cell office:value-type="float" office:value="62">
                <text:p>62</text:p>
              </table:table-cell>
              <table:table-cell office:value-type="float" office:value="0.02008965">
                <text:p>0.020089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0.00480609503542024">
                <text:p>0.00480609503542024</text:p>
              </table:table-cell>
              <table:table-cell office:value-type="float" office:value="66">
                <text:p>66</text:p>
              </table:table-cell>
              <table:table-cell office:value-type="float" office:value="0.00454397543977922">
                <text:p>0.00454397543977922</text:p>
              </table:table-cell>
              <table:table-cell office:value-type="float" office:value="66">
                <text:p>66</text:p>
              </table:table-cell>
              <table:table-cell office:value-type="float" office:value="0.00436657939096206">
                <text:p>0.00436657939096206</text:p>
              </table:table-cell>
              <table:table-cell office:value-type="float" office:value="66">
                <text:p>66</text:p>
              </table:table-cell>
              <table:table-cell office:value-type="float" office:value="0.0192426851299937">
                <text:p>0.0192426851299937</text:p>
              </table:table-cell>
              <table:table-cell office:value-type="float" office:value="66">
                <text:p>66</text:p>
              </table:table-cell>
              <table:table-cell office:value-type="float" office:value="0.004831706">
                <text:p>0.004831706</text:p>
              </table:table-cell>
              <table:table-cell office:value-type="float" office:value="66">
                <text:p>66</text:p>
              </table:table-cell>
              <table:table-cell office:value-type="float" office:value="0.004412103">
                <text:p>0.004412103</text:p>
              </table:table-cell>
              <table:table-cell office:value-type="float" office:value="66">
                <text:p>66</text:p>
              </table:table-cell>
              <table:table-cell office:value-type="float" office:value="0.004270479">
                <text:p>0.004270479</text:p>
              </table:table-cell>
              <table:table-cell office:value-type="float" office:value="66">
                <text:p>66</text:p>
              </table:table-cell>
              <table:table-cell office:value-type="float" office:value="0.01887781">
                <text:p>0.018877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0.00450672170974204">
                <text:p>0.00450672170974204</text:p>
              </table:table-cell>
              <table:table-cell office:value-type="float" office:value="70">
                <text:p>70</text:p>
              </table:table-cell>
              <table:table-cell office:value-type="float" office:value="0.00426259922034738">
                <text:p>0.00426259922034738</text:p>
              </table:table-cell>
              <table:table-cell office:value-type="float" office:value="70">
                <text:p>70</text:p>
              </table:table-cell>
              <table:table-cell office:value-type="float" office:value="0.00410104510331162">
                <text:p>0.00410104510331162</text:p>
              </table:table-cell>
              <table:table-cell office:value-type="float" office:value="70">
                <text:p>70</text:p>
              </table:table-cell>
              <table:table-cell office:value-type="float" office:value="0.0180017244773578">
                <text:p>0.0180017244773578</text:p>
              </table:table-cell>
              <table:table-cell office:value-type="float" office:value="70">
                <text:p>70</text:p>
              </table:table-cell>
              <table:table-cell office:value-type="float" office:value="0.004504208">
                <text:p>0.004504208</text:p>
              </table:table-cell>
              <table:table-cell office:value-type="float" office:value="70">
                <text:p>70</text:p>
              </table:table-cell>
              <table:table-cell office:value-type="float" office:value="0.004112948">
                <text:p>0.004112948</text:p>
              </table:table-cell>
              <table:table-cell office:value-type="float" office:value="70">
                <text:p>70</text:p>
              </table:table-cell>
              <table:table-cell office:value-type="float" office:value="0.003980335">
                <text:p>0.003980335</text:p>
              </table:table-cell>
              <table:table-cell office:value-type="float" office:value="70">
                <text:p>70</text:p>
              </table:table-cell>
              <table:table-cell office:value-type="float" office:value="0.01761721">
                <text:p>0.017617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0.0042096714942014">
                <text:p>0.0042096714942014</text:p>
              </table:table-cell>
              <table:table-cell office:value-type="float" office:value="74">
                <text:p>74</text:p>
              </table:table-cell>
              <table:table-cell office:value-type="float" office:value="0.0039379795652225">
                <text:p>0.0039379795652225</text:p>
              </table:table-cell>
              <table:table-cell office:value-type="float" office:value="74">
                <text:p>74</text:p>
              </table:table-cell>
              <table:table-cell office:value-type="float" office:value="0.0038003842708102">
                <text:p>0.0038003842708102</text:p>
              </table:table-cell>
              <table:table-cell office:value-type="float" office:value="74">
                <text:p>74</text:p>
              </table:table-cell>
              <table:table-cell office:value-type="float" office:value="0.0167198714884451">
                <text:p>0.0167198714884451</text:p>
              </table:table-cell>
              <table:table-cell office:value-type="float" office:value="74">
                <text:p>74</text:p>
              </table:table-cell>
              <table:table-cell office:value-type="float" office:value="0.004162599">
                <text:p>0.004162599</text:p>
              </table:table-cell>
              <table:table-cell office:value-type="float" office:value="74">
                <text:p>74</text:p>
              </table:table-cell>
              <table:table-cell office:value-type="float" office:value="0.003801066">
                <text:p>0.003801066</text:p>
              </table:table-cell>
              <table:table-cell office:value-type="float" office:value="74">
                <text:p>74</text:p>
              </table:table-cell>
              <table:table-cell office:value-type="float" office:value="0.003677745">
                <text:p>0.003677745</text:p>
              </table:table-cell>
              <table:table-cell office:value-type="float" office:value="74">
                <text:p>74</text:p>
              </table:table-cell>
              <table:table-cell office:value-type="float" office:value="0.01631626">
                <text:p>0.016316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0.00382680614996504">
                <text:p>0.00382680614996504</text:p>
              </table:table-cell>
              <table:table-cell office:value-type="float" office:value="78">
                <text:p>78</text:p>
              </table:table-cell>
              <table:table-cell office:value-type="float" office:value="0.00360546693348568">
                <text:p>0.00360546693348568</text:p>
              </table:table-cell>
              <table:table-cell office:value-type="float" office:value="78">
                <text:p>78</text:p>
              </table:table-cell>
              <table:table-cell office:value-type="float" office:value="0.0034868763593553">
                <text:p>0.0034868763593553</text:p>
              </table:table-cell>
              <table:table-cell office:value-type="float" office:value="78">
                <text:p>78</text:p>
              </table:table-cell>
              <table:table-cell office:value-type="float" office:value="0.0153946071281668">
                <text:p>0.0153946071281668</text:p>
              </table:table-cell>
              <table:table-cell office:value-type="float" office:value="78">
                <text:p>78</text:p>
              </table:table-cell>
              <table:table-cell office:value-type="float" office:value="0.003807056">
                <text:p>0.003807056</text:p>
              </table:table-cell>
              <table:table-cell office:value-type="float" office:value="78">
                <text:p>78</text:p>
              </table:table-cell>
              <table:table-cell office:value-type="float" office:value="0.003476888">
                <text:p>0.003476888</text:p>
              </table:table-cell>
              <table:table-cell office:value-type="float" office:value="78">
                <text:p>78</text:p>
              </table:table-cell>
              <table:table-cell office:value-type="float" office:value="0.003363237">
                <text:p>0.003363237</text:p>
              </table:table-cell>
              <table:table-cell office:value-type="float" office:value="78">
                <text:p>78</text:p>
              </table:table-cell>
              <table:table-cell office:value-type="float" office:value="0.01498694">
                <text:p>0.014986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0.0034861486381074">
                <text:p>0.0034861486381074</text:p>
              </table:table-cell>
              <table:table-cell office:value-type="float" office:value="82">
                <text:p>82</text:p>
              </table:table-cell>
              <table:table-cell office:value-type="float" office:value="0.00327564127251038">
                <text:p>0.00327564127251038</text:p>
              </table:table-cell>
              <table:table-cell office:value-type="float" office:value="82">
                <text:p>82</text:p>
              </table:table-cell>
              <table:table-cell office:value-type="float" office:value="0.00317040158435125">
                <text:p>0.00317040158435125</text:p>
              </table:table-cell>
              <table:table-cell office:value-type="float" office:value="82">
                <text:p>82</text:p>
              </table:table-cell>
              <table:table-cell office:value-type="float" office:value="0.0139639071547779">
                <text:p>0.0139639071547779</text:p>
              </table:table-cell>
              <table:table-cell office:value-type="float" office:value="82">
                <text:p>82</text:p>
              </table:table-cell>
              <table:table-cell office:value-type="float" office:value="0.003437149">
                <text:p>0.003437149</text:p>
              </table:table-cell>
              <table:table-cell office:value-type="float" office:value="82">
                <text:p>82</text:p>
              </table:table-cell>
              <table:table-cell office:value-type="float" office:value="0.0031406">
                <text:p>0.0031406</text:p>
              </table:table-cell>
              <table:table-cell office:value-type="float" office:value="82">
                <text:p>82</text:p>
              </table:table-cell>
              <table:table-cell office:value-type="float" office:value="0.003037363">
                <text:p>0.003037363</text:p>
              </table:table-cell>
              <table:table-cell office:value-type="float" office:value="82">
                <text:p>82</text:p>
              </table:table-cell>
              <table:table-cell office:value-type="float" office:value="0.01364702">
                <text:p>0.013647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">
                <text:p>86</text:p>
              </table:table-cell>
              <table:table-cell office:value-type="float" office:value="0.00314775825782978">
                <text:p>0.00314775825782978</text:p>
              </table:table-cell>
              <table:table-cell office:value-type="float" office:value="86">
                <text:p>86</text:p>
              </table:table-cell>
              <table:table-cell office:value-type="float" office:value="0.00294497593317209">
                <text:p>0.00294497593317209</text:p>
              </table:table-cell>
              <table:table-cell office:value-type="float" office:value="86">
                <text:p>86</text:p>
              </table:table-cell>
              <table:table-cell office:value-type="float" office:value="0.00284301099062856">
                <text:p>0.00284301099062856</text:p>
              </table:table-cell>
              <table:table-cell office:value-type="float" office:value="86">
                <text:p>86</text:p>
              </table:table-cell>
              <table:table-cell office:value-type="float" office:value="0.0126210655274347">
                <text:p>0.0126210655274347</text:p>
              </table:table-cell>
              <table:table-cell office:value-type="float" office:value="86">
                <text:p>86</text:p>
              </table:table-cell>
              <table:table-cell office:value-type="float" office:value="0.003051364">
                <text:p>0.003051364</text:p>
              </table:table-cell>
              <table:table-cell office:value-type="float" office:value="86">
                <text:p>86</text:p>
              </table:table-cell>
              <table:table-cell office:value-type="float" office:value="0.002792008">
                <text:p>0.002792008</text:p>
              </table:table-cell>
              <table:table-cell office:value-type="float" office:value="86">
                <text:p>86</text:p>
              </table:table-cell>
              <table:table-cell office:value-type="float" office:value="0.002700888">
                <text:p>0.002700888</text:p>
              </table:table-cell>
              <table:table-cell office:value-type="float" office:value="86">
                <text:p>86</text:p>
              </table:table-cell>
              <table:table-cell office:value-type="float" office:value="0.01232358">
                <text:p>0.012323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.00276412320842736">
                <text:p>0.00276412320842736</text:p>
              </table:table-cell>
              <table:table-cell office:value-type="float" office:value="90">
                <text:p>90</text:p>
              </table:table-cell>
              <table:table-cell office:value-type="float" office:value="0.00257793572714988">
                <text:p>0.00257793572714988</text:p>
              </table:table-cell>
              <table:table-cell office:value-type="float" office:value="90">
                <text:p>90</text:p>
              </table:table-cell>
              <table:table-cell office:value-type="float" office:value="0.0024598713514603">
                <text:p>0.0024598713514603</text:p>
              </table:table-cell>
              <table:table-cell office:value-type="float" office:value="90">
                <text:p>90</text:p>
              </table:table-cell>
              <table:table-cell office:value-type="float" office:value="0.0113686572597836">
                <text:p>0.0113686572597836</text:p>
              </table:table-cell>
              <table:table-cell office:value-type="float" office:value="90">
                <text:p>90</text:p>
              </table:table-cell>
              <table:table-cell office:value-type="float" office:value="0.002646277">
                <text:p>0.002646277</text:p>
              </table:table-cell>
              <table:table-cell office:value-type="float" office:value="90">
                <text:p>90</text:p>
              </table:table-cell>
              <table:table-cell office:value-type="float" office:value="0.002430356">
                <text:p>0.002430356</text:p>
              </table:table-cell>
              <table:table-cell office:value-type="float" office:value="90">
                <text:p>90</text:p>
              </table:table-cell>
              <table:table-cell office:value-type="float" office:value="0.002355286">
                <text:p>0.002355286</text:p>
              </table:table-cell>
              <table:table-cell office:value-type="float" office:value="90">
                <text:p>90</text:p>
              </table:table-cell>
              <table:table-cell office:value-type="float" office:value="0.01105857">
                <text:p>0.011058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">
                <text:p>94</text:p>
              </table:table-cell>
              <table:table-cell office:value-type="float" office:value="0.00234978112129107">
                <text:p>0.00234978112129107</text:p>
              </table:table-cell>
              <table:table-cell office:value-type="float" office:value="94">
                <text:p>94</text:p>
              </table:table-cell>
              <table:table-cell office:value-type="float" office:value="0.00216769966720852">
                <text:p>0.00216769966720852</text:p>
              </table:table-cell>
              <table:table-cell office:value-type="float" office:value="94">
                <text:p>94</text:p>
              </table:table-cell>
              <table:table-cell office:value-type="float" office:value="0.00207773372847185">
                <text:p>0.00207773372847185</text:p>
              </table:table-cell>
              <table:table-cell office:value-type="float" office:value="94">
                <text:p>94</text:p>
              </table:table-cell>
              <table:table-cell office:value-type="float" office:value="0.0101262691539306">
                <text:p>0.0101262691539306</text:p>
              </table:table-cell>
              <table:table-cell office:value-type="float" office:value="94">
                <text:p>94</text:p>
              </table:table-cell>
              <table:table-cell office:value-type="float" office:value="0.002215181">
                <text:p>0.002215181</text:p>
              </table:table-cell>
              <table:table-cell office:value-type="float" office:value="94">
                <text:p>94</text:p>
              </table:table-cell>
              <table:table-cell office:value-type="float" office:value="0.00205413">
                <text:p>0.00205413</text:p>
              </table:table-cell>
              <table:table-cell office:value-type="float" office:value="94">
                <text:p>94</text:p>
              </table:table-cell>
              <table:table-cell office:value-type="float" office:value="0.002003904">
                <text:p>0.002003904</text:p>
              </table:table-cell>
              <table:table-cell office:value-type="float" office:value="94">
                <text:p>94</text:p>
              </table:table-cell>
              <table:table-cell office:value-type="float" office:value="0.009916985">
                <text:p>0.0099169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0.00189027833286628">
                <text:p>0.00189027833286628</text:p>
              </table:table-cell>
              <table:table-cell office:value-type="float" office:value="98">
                <text:p>98</text:p>
              </table:table-cell>
              <table:table-cell office:value-type="float" office:value="0.00173523172314354">
                <text:p>0.00173523172314354</text:p>
              </table:table-cell>
              <table:table-cell office:value-type="float" office:value="98">
                <text:p>98</text:p>
              </table:table-cell>
              <table:table-cell office:value-type="float" office:value="0.00168226201307941">
                <text:p>0.00168226201307941</text:p>
              </table:table-cell>
              <table:table-cell office:value-type="float" office:value="98">
                <text:p>98</text:p>
              </table:table-cell>
              <table:table-cell office:value-type="float" office:value="0.00914143839127974">
                <text:p>0.00914143839127974</text:p>
              </table:table-cell>
              <table:table-cell office:value-type="float" office:value="98">
                <text:p>98</text:p>
              </table:table-cell>
              <table:table-cell office:value-type="float" office:value="0.001745821">
                <text:p>0.001745821</text:p>
              </table:table-cell>
              <table:table-cell office:value-type="float" office:value="98">
                <text:p>98</text:p>
              </table:table-cell>
              <table:table-cell office:value-type="float" office:value="0.001660925">
                <text:p>0.001660925</text:p>
              </table:table-cell>
              <table:table-cell office:value-type="float" office:value="98">
                <text:p>98</text:p>
              </table:table-cell>
              <table:table-cell office:value-type="float" office:value="0.001654489">
                <text:p>0.001654489</text:p>
              </table:table-cell>
              <table:table-cell office:value-type="float" office:value="98">
                <text:p>98</text:p>
              </table:table-cell>
              <table:table-cell office:value-type="float" office:value="0.008998488">
                <text:p>0.0089984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">
                <text:p>102</text:p>
              </table:table-cell>
              <table:table-cell office:value-type="float" office:value="0.00122352333196492">
                <text:p>0.00122352333196492</text:p>
              </table:table-cell>
              <table:table-cell office:value-type="float" office:value="102">
                <text:p>102</text:p>
              </table:table-cell>
              <table:table-cell office:value-type="float" office:value="0.00122390118722826">
                <text:p>0.00122390118722826</text:p>
              </table:table-cell>
              <table:table-cell office:value-type="float" office:value="102">
                <text:p>102</text:p>
              </table:table-cell>
              <table:table-cell office:value-type="float" office:value="0.00132801850530888">
                <text:p>0.00132801850530888</text:p>
              </table:table-cell>
              <table:table-cell office:value-type="float" office:value="102">
                <text:p>102</text:p>
              </table:table-cell>
              <table:table-cell office:value-type="float" office:value="0.00843375746696714">
                <text:p>0.00843375746696714</text:p>
              </table:table-cell>
              <table:table-cell office:value-type="float" office:value="102">
                <text:p>102</text:p>
              </table:table-cell>
              <table:table-cell office:value-type="float" office:value="0.001297178">
                <text:p>0.001297178</text:p>
              </table:table-cell>
              <table:table-cell office:value-type="float" office:value="102">
                <text:p>102</text:p>
              </table:table-cell>
              <table:table-cell office:value-type="float" office:value="0.001226756">
                <text:p>0.001226756</text:p>
              </table:table-cell>
              <table:table-cell office:value-type="float" office:value="102">
                <text:p>102</text:p>
              </table:table-cell>
              <table:table-cell office:value-type="float" office:value="0.001319802">
                <text:p>0.001319802</text:p>
              </table:table-cell>
              <table:table-cell office:value-type="float" office:value="102">
                <text:p>102</text:p>
              </table:table-cell>
              <table:table-cell office:value-type="float" office:value="0.008448167">
                <text:p>0.0084481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0.000853994879060431">
                <text:p>0.000853994879060431</text:p>
              </table:table-cell>
              <table:table-cell office:value-type="float" office:value="106">
                <text:p>106</text:p>
              </table:table-cell>
              <table:table-cell office:value-type="float" office:value="0.000860499587445585">
                <text:p>0.000860499587445585</text:p>
              </table:table-cell>
              <table:table-cell office:value-type="float" office:value="106">
                <text:p>106</text:p>
              </table:table-cell>
              <table:table-cell office:value-type="float" office:value="0.00101332104950645">
                <text:p>0.00101332104950645</text:p>
              </table:table-cell>
              <table:table-cell office:value-type="float" office:value="106">
                <text:p>106</text:p>
              </table:table-cell>
              <table:table-cell office:value-type="float" office:value="0.00754674923360254">
                <text:p>0.00754674923360254</text:p>
              </table:table-cell>
              <table:table-cell office:value-type="float" office:value="106">
                <text:p>106</text:p>
              </table:table-cell>
              <table:table-cell office:value-type="float" office:value="0.001010386">
                <text:p>0.001010386</text:p>
              </table:table-cell>
              <table:table-cell office:value-type="float" office:value="106">
                <text:p>106</text:p>
              </table:table-cell>
              <table:table-cell office:value-type="float" office:value="0.0009079304">
                <text:p>0.0009079304</text:p>
              </table:table-cell>
              <table:table-cell office:value-type="float" office:value="106">
                <text:p>106</text:p>
              </table:table-cell>
              <table:table-cell office:value-type="float" office:value="0.001023586">
                <text:p>0.001023586</text:p>
              </table:table-cell>
              <table:table-cell office:value-type="float" office:value="106">
                <text:p>106</text:p>
              </table:table-cell>
              <table:table-cell office:value-type="float" office:value="0.007557967">
                <text:p>0.0075579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">
                <text:p>110</text:p>
              </table:table-cell>
              <table:table-cell office:value-type="float" office:value="0.000633358193478094">
                <text:p>0.000633358193478094</text:p>
              </table:table-cell>
              <table:table-cell office:value-type="float" office:value="110">
                <text:p>110</text:p>
              </table:table-cell>
              <table:table-cell office:value-type="float" office:value="0.000621062503316311">
                <text:p>0.000621062503316311</text:p>
              </table:table-cell>
              <table:table-cell office:value-type="float" office:value="110">
                <text:p>110</text:p>
              </table:table-cell>
              <table:table-cell office:value-type="float" office:value="0.000762204039348234">
                <text:p>0.000762204039348234</text:p>
              </table:table-cell>
              <table:table-cell office:value-type="float" office:value="110">
                <text:p>110</text:p>
              </table:table-cell>
              <table:table-cell office:value-type="float" office:value="0.00644763824575127">
                <text:p>0.00644763824575127</text:p>
              </table:table-cell>
              <table:table-cell office:value-type="float" office:value="110">
                <text:p>110</text:p>
              </table:table-cell>
              <table:table-cell office:value-type="float" office:value="0.0007870014">
                <text:p>0.0007870014</text:p>
              </table:table-cell>
              <table:table-cell office:value-type="float" office:value="110">
                <text:p>110</text:p>
              </table:table-cell>
              <table:table-cell office:value-type="float" office:value="0.0006799572">
                <text:p>0.0006799572</text:p>
              </table:table-cell>
              <table:table-cell office:value-type="float" office:value="110">
                <text:p>110</text:p>
              </table:table-cell>
              <table:table-cell office:value-type="float" office:value="0.0007850593">
                <text:p>0.0007850593</text:p>
              </table:table-cell>
              <table:table-cell office:value-type="float" office:value="110">
                <text:p>110</text:p>
              </table:table-cell>
              <table:table-cell office:value-type="float" office:value="0.006543373">
                <text:p>0.0065433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">
                <text:p>114</text:p>
              </table:table-cell>
              <table:table-cell office:value-type="float" office:value="0.000478641857244794">
                <text:p>0.000478641857244794</text:p>
              </table:table-cell>
              <table:table-cell office:value-type="float" office:value="114">
                <text:p>114</text:p>
              </table:table-cell>
              <table:table-cell office:value-type="float" office:value="0.000450330701773262">
                <text:p>0.000450330701773262</text:p>
              </table:table-cell>
              <table:table-cell office:value-type="float" office:value="114">
                <text:p>114</text:p>
              </table:table-cell>
              <table:table-cell office:value-type="float" office:value="0.000555769113811626">
                <text:p>0.000555769113811626</text:p>
              </table:table-cell>
              <table:table-cell office:value-type="float" office:value="114">
                <text:p>114</text:p>
              </table:table-cell>
              <table:table-cell office:value-type="float" office:value="0.00535169004640053">
                <text:p>0.00535169004640053</text:p>
              </table:table-cell>
              <table:table-cell office:value-type="float" office:value="114">
                <text:p>114</text:p>
              </table:table-cell>
              <table:table-cell office:value-type="float" office:value="0.0006130044">
                <text:p>0.0006130044</text:p>
              </table:table-cell>
              <table:table-cell office:value-type="float" office:value="114">
                <text:p>114</text:p>
              </table:table-cell>
              <table:table-cell office:value-type="float" office:value="0.0005140388">
                <text:p>0.0005140388</text:p>
              </table:table-cell>
              <table:table-cell office:value-type="float" office:value="114">
                <text:p>114</text:p>
              </table:table-cell>
              <table:table-cell office:value-type="float" office:value="0.0005998308">
                <text:p>0.0005998308</text:p>
              </table:table-cell>
              <table:table-cell office:value-type="float" office:value="114">
                <text:p>114</text:p>
              </table:table-cell>
              <table:table-cell office:value-type="float" office:value="0.00553417">
                <text:p>0.005534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">
                <text:p>118</text:p>
              </table:table-cell>
              <table:table-cell office:value-type="float" office:value="0.000362332409333822">
                <text:p>0.000362332409333822</text:p>
              </table:table-cell>
              <table:table-cell office:value-type="float" office:value="118">
                <text:p>118</text:p>
              </table:table-cell>
              <table:table-cell office:value-type="float" office:value="0.000338244836028038">
                <text:p>0.000338244836028038</text:p>
              </table:table-cell>
              <table:table-cell office:value-type="float" office:value="118">
                <text:p>118</text:p>
              </table:table-cell>
              <table:table-cell office:value-type="float" office:value="0.000402667758963109">
                <text:p>0.000402667758963109</text:p>
              </table:table-cell>
              <table:table-cell office:value-type="float" office:value="118">
                <text:p>118</text:p>
              </table:table-cell>
              <table:table-cell office:value-type="float" office:value="0.00443610475941612">
                <text:p>0.00443610475941612</text:p>
              </table:table-cell>
              <table:table-cell office:value-type="float" office:value="118">
                <text:p>118</text:p>
              </table:table-cell>
              <table:table-cell office:value-type="float" office:value="0.0004774763">
                <text:p>0.0004774763</text:p>
              </table:table-cell>
              <table:table-cell office:value-type="float" office:value="118">
                <text:p>118</text:p>
              </table:table-cell>
              <table:table-cell office:value-type="float" office:value="0.0003914711">
                <text:p>0.0003914711</text:p>
              </table:table-cell>
              <table:table-cell office:value-type="float" office:value="118">
                <text:p>118</text:p>
              </table:table-cell>
              <table:table-cell office:value-type="float" office:value="0.000458297">
                <text:p>0.000458297</text:p>
              </table:table-cell>
              <table:table-cell office:value-type="float" office:value="118">
                <text:p>118</text:p>
              </table:table-cell>
              <table:table-cell office:value-type="float" office:value="0.004601266">
                <text:p>0.0046012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">
                <text:p>122</text:p>
              </table:table-cell>
              <table:table-cell office:value-type="float" office:value="0.000284888873916936">
                <text:p>0.000284888873916936</text:p>
              </table:table-cell>
              <table:table-cell office:value-type="float" office:value="122">
                <text:p>122</text:p>
              </table:table-cell>
              <table:table-cell office:value-type="float" office:value="0.000250375014378132">
                <text:p>0.000250375014378132</text:p>
              </table:table-cell>
              <table:table-cell office:value-type="float" office:value="122">
                <text:p>122</text:p>
              </table:table-cell>
              <table:table-cell office:value-type="float" office:value="0.000298194977042162">
                <text:p>0.000298194977042162</text:p>
              </table:table-cell>
              <table:table-cell office:value-type="float" office:value="122">
                <text:p>122</text:p>
              </table:table-cell>
              <table:table-cell office:value-type="float" office:value="0.00357842929019799">
                <text:p>0.00357842929019799</text:p>
              </table:table-cell>
              <table:table-cell office:value-type="float" office:value="122">
                <text:p>122</text:p>
              </table:table-cell>
              <table:table-cell office:value-type="float" office:value="0.000371912">
                <text:p>0.000371912</text:p>
              </table:table-cell>
              <table:table-cell office:value-type="float" office:value="122">
                <text:p>122</text:p>
              </table:table-cell>
              <table:table-cell office:value-type="float" office:value="0.0002998174">
                <text:p>0.0002998174</text:p>
              </table:table-cell>
              <table:table-cell office:value-type="float" office:value="122">
                <text:p>122</text:p>
              </table:table-cell>
              <table:table-cell office:value-type="float" office:value="0.0003507899">
                <text:p>0.0003507899</text:p>
              </table:table-cell>
              <table:table-cell office:value-type="float" office:value="122">
                <text:p>122</text:p>
              </table:table-cell>
              <table:table-cell office:value-type="float" office:value="0.003777002">
                <text:p>0.0037770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6">
                <text:p>126</text:p>
              </table:table-cell>
              <table:table-cell office:value-type="float" office:value="0.000220001328954355">
                <text:p>0.000220001328954355</text:p>
              </table:table-cell>
              <table:table-cell office:value-type="float" office:value="126">
                <text:p>126</text:p>
              </table:table-cell>
              <table:table-cell office:value-type="float" office:value="0.000187319927496343">
                <text:p>0.000187319927496343</text:p>
              </table:table-cell>
              <table:table-cell office:value-type="float" office:value="126">
                <text:p>126</text:p>
              </table:table-cell>
              <table:table-cell office:value-type="float" office:value="0.000223105899755049">
                <text:p>0.000223105899755049</text:p>
              </table:table-cell>
              <table:table-cell office:value-type="float" office:value="126">
                <text:p>126</text:p>
              </table:table-cell>
              <table:table-cell office:value-type="float" office:value="0.00284312294774362">
                <text:p>0.00284312294774362</text:p>
              </table:table-cell>
              <table:table-cell office:value-type="float" office:value="126">
                <text:p>126</text:p>
              </table:table-cell>
              <table:table-cell office:value-type="float" office:value="0.000289687">
                <text:p>0.000289687</text:p>
              </table:table-cell>
              <table:table-cell office:value-type="float" office:value="126">
                <text:p>126</text:p>
              </table:table-cell>
              <table:table-cell office:value-type="float" office:value="0.0002306109">
                <text:p>0.0002306109</text:p>
              </table:table-cell>
              <table:table-cell office:value-type="float" office:value="126">
                <text:p>126</text:p>
              </table:table-cell>
              <table:table-cell office:value-type="float" office:value="0.0002691777">
                <text:p>0.0002691777</text:p>
              </table:table-cell>
              <table:table-cell office:value-type="float" office:value="126">
                <text:p>126</text:p>
              </table:table-cell>
              <table:table-cell office:value-type="float" office:value="0.003070331">
                <text:p>0.0030703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0.000177724642949877">
                <text:p>0.000177724642949877</text:p>
              </table:table-cell>
              <table:table-cell office:value-type="float" office:value="130">
                <text:p>130</text:p>
              </table:table-cell>
              <table:table-cell office:value-type="float" office:value="0.000145303821677175">
                <text:p>0.000145303821677175</text:p>
              </table:table-cell>
              <table:table-cell office:value-type="float" office:value="130">
                <text:p>130</text:p>
              </table:table-cell>
              <table:table-cell office:value-type="float" office:value="0.00017204701775225">
                <text:p>0.00017204701775225</text:p>
              </table:table-cell>
              <table:table-cell office:value-type="float" office:value="130">
                <text:p>130</text:p>
              </table:table-cell>
              <table:table-cell office:value-type="float" office:value="0.00229940601736852">
                <text:p>0.00229940601736852</text:p>
              </table:table-cell>
              <table:table-cell office:value-type="float" office:value="130">
                <text:p>130</text:p>
              </table:table-cell>
              <table:table-cell office:value-type="float" office:value="0.0002256412">
                <text:p>0.0002256412</text:p>
              </table:table-cell>
              <table:table-cell office:value-type="float" office:value="130">
                <text:p>130</text:p>
              </table:table-cell>
              <table:table-cell office:value-type="float" office:value="0.0001779546">
                <text:p>0.0001779546</text:p>
              </table:table-cell>
              <table:table-cell office:value-type="float" office:value="130">
                <text:p>130</text:p>
              </table:table-cell>
              <table:table-cell office:value-type="float" office:value="0.0002070957">
                <text:p>0.0002070957</text:p>
              </table:table-cell>
              <table:table-cell office:value-type="float" office:value="130">
                <text:p>130</text:p>
              </table:table-cell>
              <table:table-cell office:value-type="float" office:value="0.002477124">
                <text:p>0.0024771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">
                <text:p>134</text:p>
              </table:table-cell>
              <table:table-cell office:value-type="float" office:value="0.000135542000922052">
                <text:p>0.000135542000922052</text:p>
              </table:table-cell>
              <table:table-cell office:value-type="float" office:value="134">
                <text:p>134</text:p>
              </table:table-cell>
              <table:table-cell office:value-type="float" office:value="0.00010954275987657">
                <text:p>0.00010954275987657</text:p>
              </table:table-cell>
              <table:table-cell office:value-type="float" office:value="134">
                <text:p>134</text:p>
              </table:table-cell>
              <table:table-cell office:value-type="float" office:value="0.000128434123579496">
                <text:p>0.000128434123579496</text:p>
              </table:table-cell>
              <table:table-cell office:value-type="float" office:value="134">
                <text:p>134</text:p>
              </table:table-cell>
              <table:table-cell office:value-type="float" office:value="0.00181802400973256">
                <text:p>0.00181802400973256</text:p>
              </table:table-cell>
              <table:table-cell office:value-type="float" office:value="134">
                <text:p>134</text:p>
              </table:table-cell>
              <table:table-cell office:value-type="float" office:value="0.0001757554">
                <text:p>0.0001757554</text:p>
              </table:table-cell>
              <table:table-cell office:value-type="float" office:value="134">
                <text:p>134</text:p>
              </table:table-cell>
              <table:table-cell office:value-type="float" office:value="0.0001376551">
                <text:p>0.0001376551</text:p>
              </table:table-cell>
              <table:table-cell office:value-type="float" office:value="134">
                <text:p>134</text:p>
              </table:table-cell>
              <table:table-cell office:value-type="float" office:value="0.00015972">
                <text:p>0.00015972</text:p>
              </table:table-cell>
              <table:table-cell office:value-type="float" office:value="134">
                <text:p>134</text:p>
              </table:table-cell>
              <table:table-cell office:value-type="float" office:value="0.001986725">
                <text:p>0.0019867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">
                <text:p>138</text:p>
              </table:table-cell>
              <table:table-cell office:value-type="float" office:value="0.000103283797358979">
                <text:p>0.000103283797358979</text:p>
              </table:table-cell>
              <table:table-cell office:value-type="float" office:value="138">
                <text:p>138</text:p>
              </table:table-cell>
              <table:table-cell office:value-type="float" office:value="0.0000852413484810167">
                <text:p>0.0000852413484810167</text:p>
              </table:table-cell>
              <table:table-cell office:value-type="float" office:value="138">
                <text:p>138</text:p>
              </table:table-cell>
              <table:table-cell office:value-type="float" office:value="0.0000962349773946183">
                <text:p>0.0000962349773946183</text:p>
              </table:table-cell>
              <table:table-cell office:value-type="float" office:value="138">
                <text:p>138</text:p>
              </table:table-cell>
              <table:table-cell office:value-type="float" office:value="0.00144594013567676">
                <text:p>0.00144594013567676</text:p>
              </table:table-cell>
              <table:table-cell office:value-type="float" office:value="138">
                <text:p>138</text:p>
              </table:table-cell>
              <table:table-cell office:value-type="float" office:value="0.0001368991">
                <text:p>0.0001368991</text:p>
              </table:table-cell>
              <table:table-cell office:value-type="float" office:value="138">
                <text:p>138</text:p>
              </table:table-cell>
              <table:table-cell office:value-type="float" office:value="0.0001066747">
                <text:p>0.0001066747</text:p>
              </table:table-cell>
              <table:table-cell office:value-type="float" office:value="138">
                <text:p>138</text:p>
              </table:table-cell>
              <table:table-cell office:value-type="float" office:value="0.0001234419">
                <text:p>0.0001234419</text:p>
              </table:table-cell>
              <table:table-cell office:value-type="float" office:value="138">
                <text:p>138</text:p>
              </table:table-cell>
              <table:table-cell office:value-type="float" office:value="0.001585913">
                <text:p>0.0015859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2">
                <text:p>142</text:p>
              </table:table-cell>
              <table:table-cell office:value-type="float" office:value="0.0000837618352054605">
                <text:p>0.0000837618352054605</text:p>
              </table:table-cell>
              <table:table-cell office:value-type="float" office:value="142">
                <text:p>142</text:p>
              </table:table-cell>
              <table:table-cell office:value-type="float" office:value="0.0000661756115713799">
                <text:p>0.0000661756115713799</text:p>
              </table:table-cell>
              <table:table-cell office:value-type="float" office:value="142">
                <text:p>142</text:p>
              </table:table-cell>
              <table:table-cell office:value-type="float" office:value="0.0000757510237299222">
                <text:p>0.0000757510237299222</text:p>
              </table:table-cell>
              <table:table-cell office:value-type="float" office:value="142">
                <text:p>142</text:p>
              </table:table-cell>
              <table:table-cell office:value-type="float" office:value="0.00111580099477927">
                <text:p>0.00111580099477927</text:p>
              </table:table-cell>
              <table:table-cell office:value-type="float" office:value="142">
                <text:p>142</text:p>
              </table:table-cell>
              <table:table-cell office:value-type="float" office:value="0.0001066339">
                <text:p>0.0001066339</text:p>
              </table:table-cell>
              <table:table-cell office:value-type="float" office:value="142">
                <text:p>142</text:p>
              </table:table-cell>
              <table:table-cell office:value-type="float" office:value="0.00008277809">
                <text:p>0.00008277809</text:p>
              </table:table-cell>
              <table:table-cell office:value-type="float" office:value="142">
                <text:p>142</text:p>
              </table:table-cell>
              <table:table-cell office:value-type="float" office:value="0.00009557124">
                <text:p>0.00009557124</text:p>
              </table:table-cell>
              <table:table-cell office:value-type="float" office:value="142">
                <text:p>142</text:p>
              </table:table-cell>
              <table:table-cell office:value-type="float" office:value="0.00126115">
                <text:p>0.00126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">
                <text:p>146</text:p>
              </table:table-cell>
              <table:table-cell office:value-type="float" office:value="0.0000702102661054592">
                <text:p>0.0000702102661054592</text:p>
              </table:table-cell>
              <table:table-cell office:value-type="float" office:value="146">
                <text:p>146</text:p>
              </table:table-cell>
              <table:table-cell office:value-type="float" office:value="0.0000504948980356699">
                <text:p>0.0000504948980356699</text:p>
              </table:table-cell>
              <table:table-cell office:value-type="float" office:value="146">
                <text:p>146</text:p>
              </table:table-cell>
              <table:table-cell office:value-type="float" office:value="0.0000596230415195359">
                <text:p>0.0000596230415195359</text:p>
              </table:table-cell>
              <table:table-cell office:value-type="float" office:value="146">
                <text:p>146</text:p>
              </table:table-cell>
              <table:table-cell office:value-type="float" office:value="0.000852796937929258">
                <text:p>0.000852796937929258</text:p>
              </table:table-cell>
              <table:table-cell office:value-type="float" office:value="146">
                <text:p>146</text:p>
              </table:table-cell>
              <table:table-cell office:value-type="float" office:value="0.00008306043">
                <text:p>0.00008306043</text:p>
              </table:table-cell>
              <table:table-cell office:value-type="float" office:value="146">
                <text:p>146</text:p>
              </table:table-cell>
              <table:table-cell office:value-type="float" office:value="0.00006429893">
                <text:p>0.00006429893</text:p>
              </table:table-cell>
              <table:table-cell office:value-type="float" office:value="146">
                <text:p>146</text:p>
              </table:table-cell>
              <table:table-cell office:value-type="float" office:value="0.00007409802">
                <text:p>0.00007409802</text:p>
              </table:table-cell>
              <table:table-cell office:value-type="float" office:value="146">
                <text:p>146</text:p>
              </table:table-cell>
              <table:table-cell office:value-type="float" office:value="0.0009997603">
                <text:p>0.00099976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">
                <text:p>150</text:p>
              </table:table-cell>
              <table:table-cell office:value-type="float" office:value="0.0000560712020441653">
                <text:p>0.0000560712020441653</text:p>
              </table:table-cell>
              <table:table-cell office:value-type="float" office:value="150">
                <text:p>150</text:p>
              </table:table-cell>
              <table:table-cell office:value-type="float" office:value="0.0000390036197456137">
                <text:p>0.0000390036197456137</text:p>
              </table:table-cell>
              <table:table-cell office:value-type="float" office:value="150">
                <text:p>150</text:p>
              </table:table-cell>
              <table:table-cell office:value-type="float" office:value="0.0000462366091642524">
                <text:p>0.0000462366091642524</text:p>
              </table:table-cell>
              <table:table-cell office:value-type="float" office:value="150">
                <text:p>150</text:p>
              </table:table-cell>
              <table:table-cell office:value-type="float" office:value="0.000674625586090279">
                <text:p>0.000674625586090279</text:p>
              </table:table-cell>
              <table:table-cell office:value-type="float" office:value="150">
                <text:p>150</text:p>
              </table:table-cell>
              <table:table-cell office:value-type="float" office:value="0.00006469941">
                <text:p>0.00006469941</text:p>
              </table:table-cell>
              <table:table-cell office:value-type="float" office:value="150">
                <text:p>150</text:p>
              </table:table-cell>
              <table:table-cell office:value-type="float" office:value="0.00004998224">
                <text:p>0.00004998224</text:p>
              </table:table-cell>
              <table:table-cell office:value-type="float" office:value="150">
                <text:p>150</text:p>
              </table:table-cell>
              <table:table-cell office:value-type="float" office:value="0.00005751387">
                <text:p>0.00005751387</text:p>
              </table:table-cell>
              <table:table-cell office:value-type="float" office:value="150">
                <text:p>150</text:p>
              </table:table-cell>
              <table:table-cell office:value-type="float" office:value="0.0007904721">
                <text:p>0.00079047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">
                <text:p>154</text:p>
              </table:table-cell>
              <table:table-cell office:value-type="float" office:value="0.000041173068742745">
                <text:p>0.000041173068742745</text:p>
              </table:table-cell>
              <table:table-cell office:value-type="float" office:value="154">
                <text:p>154</text:p>
              </table:table-cell>
              <table:table-cell office:value-type="float" office:value="0.0000316611922470009">
                <text:p>0.0000316611922470009</text:p>
              </table:table-cell>
              <table:table-cell office:value-type="float" office:value="154">
                <text:p>154</text:p>
              </table:table-cell>
              <table:table-cell office:value-type="float" office:value="0.0000369447283996069">
                <text:p>0.0000369447283996069</text:p>
              </table:table-cell>
              <table:table-cell office:value-type="float" office:value="154">
                <text:p>154</text:p>
              </table:table-cell>
              <table:table-cell office:value-type="float" office:value="0.000528031738554793">
                <text:p>0.000528031738554793</text:p>
              </table:table-cell>
              <table:table-cell office:value-type="float" office:value="154">
                <text:p>154</text:p>
              </table:table-cell>
              <table:table-cell office:value-type="float" office:value="0.00005039857">
                <text:p>0.00005039857</text:p>
              </table:table-cell>
              <table:table-cell office:value-type="float" office:value="154">
                <text:p>154</text:p>
              </table:table-cell>
              <table:table-cell office:value-type="float" office:value="0.00003887494">
                <text:p>0.00003887494</text:p>
              </table:table-cell>
              <table:table-cell office:value-type="float" office:value="154">
                <text:p>154</text:p>
              </table:table-cell>
              <table:table-cell office:value-type="float" office:value="0.00004468038">
                <text:p>0.00004468038</text:p>
              </table:table-cell>
              <table:table-cell office:value-type="float" office:value="154">
                <text:p>154</text:p>
              </table:table-cell>
              <table:table-cell office:value-type="float" office:value="0.0006235776">
                <text:p>0.00062357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0.0000351724472681612">
                <text:p>0.0000351724472681612</text:p>
              </table:table-cell>
              <table:table-cell office:value-type="float" office:value="158">
                <text:p>158</text:p>
              </table:table-cell>
              <table:table-cell office:value-type="float" office:value="0.0000253621770714956">
                <text:p>0.0000253621770714956</text:p>
              </table:table-cell>
              <table:table-cell office:value-type="float" office:value="158">
                <text:p>158</text:p>
              </table:table-cell>
              <table:table-cell office:value-type="float" office:value="0.0000273128058872366">
                <text:p>0.0000273128058872366</text:p>
              </table:table-cell>
              <table:table-cell office:value-type="float" office:value="158">
                <text:p>158</text:p>
              </table:table-cell>
              <table:table-cell office:value-type="float" office:value="0.000410445979532104">
                <text:p>0.000410445979532104</text:p>
              </table:table-cell>
              <table:table-cell office:value-type="float" office:value="158">
                <text:p>158</text:p>
              </table:table-cell>
              <table:table-cell office:value-type="float" office:value="0.00003926048">
                <text:p>0.00003926048</text:p>
              </table:table-cell>
              <table:table-cell office:value-type="float" office:value="158">
                <text:p>158</text:p>
              </table:table-cell>
              <table:table-cell office:value-type="float" office:value="0.00003024861">
                <text:p>0.00003024861</text:p>
              </table:table-cell>
              <table:table-cell office:value-type="float" office:value="158">
                <text:p>158</text:p>
              </table:table-cell>
              <table:table-cell office:value-type="float" office:value="0.00003473344">
                <text:p>0.00003473344</text:p>
              </table:table-cell>
              <table:table-cell office:value-type="float" office:value="158">
                <text:p>158</text:p>
              </table:table-cell>
              <table:table-cell office:value-type="float" office:value="0.0004908983">
                <text:p>0.00049089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2">
                <text:p>162</text:p>
              </table:table-cell>
              <table:table-cell office:value-type="float" office:value="0.0000258194379186913">
                <text:p>0.0000258194379186913</text:p>
              </table:table-cell>
              <table:table-cell office:value-type="float" office:value="162">
                <text:p>162</text:p>
              </table:table-cell>
              <table:table-cell office:value-type="float" office:value="0.0000199400939889993">
                <text:p>0.0000199400939889993</text:p>
              </table:table-cell>
              <table:table-cell office:value-type="float" office:value="162">
                <text:p>162</text:p>
              </table:table-cell>
              <table:table-cell office:value-type="float" office:value="0.0000213845366982621">
                <text:p>0.0000213845366982621</text:p>
              </table:table-cell>
              <table:table-cell office:value-type="float" office:value="162">
                <text:p>162</text:p>
              </table:table-cell>
              <table:table-cell office:value-type="float" office:value="0.000329744492066887">
                <text:p>0.000329744492066887</text:p>
              </table:table-cell>
              <table:table-cell office:value-type="float" office:value="162">
                <text:p>162</text:p>
              </table:table-cell>
              <table:table-cell office:value-type="float" office:value="0.00003058617">
                <text:p>0.00003058617</text:p>
              </table:table-cell>
              <table:table-cell office:value-type="float" office:value="162">
                <text:p>162</text:p>
              </table:table-cell>
              <table:table-cell office:value-type="float" office:value="0.00002354379">
                <text:p>0.00002354379</text:p>
              </table:table-cell>
              <table:table-cell office:value-type="float" office:value="162">
                <text:p>162</text:p>
              </table:table-cell>
              <table:table-cell office:value-type="float" office:value="0.0000270136">
                <text:p>0.0000270136</text:p>
              </table:table-cell>
              <table:table-cell office:value-type="float" office:value="162">
                <text:p>162</text:p>
              </table:table-cell>
              <table:table-cell office:value-type="float" office:value="0.0003856466">
                <text:p>0.00038564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">
                <text:p>166</text:p>
              </table:table-cell>
              <table:table-cell office:value-type="float" office:value="0.0000228306867535296">
                <text:p>0.0000228306867535296</text:p>
              </table:table-cell>
              <table:table-cell office:value-type="float" office:value="166">
                <text:p>166</text:p>
              </table:table-cell>
              <table:table-cell office:value-type="float" office:value="0.0000159998472921968">
                <text:p>0.0000159998472921968</text:p>
              </table:table-cell>
              <table:table-cell office:value-type="float" office:value="166">
                <text:p>166</text:p>
              </table:table-cell>
              <table:table-cell office:value-type="float" office:value="0.0000180658199257313">
                <text:p>0.0000180658199257313</text:p>
              </table:table-cell>
              <table:table-cell office:value-type="float" office:value="166">
                <text:p>166</text:p>
              </table:table-cell>
              <table:table-cell office:value-type="float" office:value="0.000257155417159129">
                <text:p>0.000257155417159129</text:p>
              </table:table-cell>
              <table:table-cell office:value-type="float" office:value="166">
                <text:p>166</text:p>
              </table:table-cell>
              <table:table-cell office:value-type="float" office:value="0.00002383129">
                <text:p>0.00002383129</text:p>
              </table:table-cell>
              <table:table-cell office:value-type="float" office:value="166">
                <text:p>166</text:p>
              </table:table-cell>
              <table:table-cell office:value-type="float" office:value="0.00001832901">
                <text:p>0.00001832901</text:p>
              </table:table-cell>
              <table:table-cell office:value-type="float" office:value="166">
                <text:p>166</text:p>
              </table:table-cell>
              <table:table-cell office:value-type="float" office:value="0.00002101498">
                <text:p>0.00002101498</text:p>
              </table:table-cell>
              <table:table-cell office:value-type="float" office:value="166">
                <text:p>166</text:p>
              </table:table-cell>
              <table:table-cell office:value-type="float" office:value="0.0003022468">
                <text:p>0.00030224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0">
                <text:p>170</text:p>
              </table:table-cell>
              <table:table-cell office:value-type="float" office:value="0.0000210283451366895">
                <text:p>0.0000210283451366895</text:p>
              </table:table-cell>
              <table:table-cell office:value-type="float" office:value="170">
                <text:p>170</text:p>
              </table:table-cell>
              <table:table-cell office:value-type="float" office:value="0.0000130191010607621">
                <text:p>0.0000130191010607621</text:p>
              </table:table-cell>
              <table:table-cell office:value-type="float" office:value="170">
                <text:p>170</text:p>
              </table:table-cell>
              <table:table-cell office:value-type="float" office:value="0.0000142730767280241">
                <text:p>0.0000142730767280241</text:p>
              </table:table-cell>
              <table:table-cell office:value-type="float" office:value="170">
                <text:p>170</text:p>
              </table:table-cell>
              <table:table-cell office:value-type="float" office:value="0.000198251700103873">
                <text:p>0.000198251700103873</text:p>
              </table:table-cell>
              <table:table-cell office:value-type="float" office:value="170">
                <text:p>170</text:p>
              </table:table-cell>
              <table:table-cell office:value-type="float" office:value="0.00001857193">
                <text:p>0.00001857193</text:p>
              </table:table-cell>
              <table:table-cell office:value-type="float" office:value="170">
                <text:p>170</text:p>
              </table:table-cell>
              <table:table-cell office:value-type="float" office:value="0.00001427034">
                <text:p>0.00001427034</text:p>
              </table:table-cell>
              <table:table-cell office:value-type="float" office:value="170">
                <text:p>170</text:p>
              </table:table-cell>
              <table:table-cell office:value-type="float" office:value="0.00001634751">
                <text:p>0.00001634751</text:p>
              </table:table-cell>
              <table:table-cell office:value-type="float" office:value="170">
                <text:p>170</text:p>
              </table:table-cell>
              <table:table-cell office:value-type="float" office:value="0.0002361484">
                <text:p>0.00023614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4">
                <text:p>174</text:p>
              </table:table-cell>
              <table:table-cell office:value-type="float" office:value="0.0000158148661488341">
                <text:p>0.0000158148661488341</text:p>
              </table:table-cell>
              <table:table-cell office:value-type="float" office:value="174">
                <text:p>174</text:p>
              </table:table-cell>
              <table:table-cell office:value-type="float" office:value="0.0000111861391729523">
                <text:p>0.0000111861391729523</text:p>
              </table:table-cell>
              <table:table-cell office:value-type="float" office:value="174">
                <text:p>174</text:p>
              </table:table-cell>
              <table:table-cell office:value-type="float" office:value="0.0000110691159984328">
                <text:p>0.0000110691159984328</text:p>
              </table:table-cell>
              <table:table-cell office:value-type="float" office:value="174">
                <text:p>174</text:p>
              </table:table-cell>
              <table:table-cell office:value-type="float" office:value="0.000156154985161859">
                <text:p>0.000156154985161859</text:p>
              </table:table-cell>
              <table:table-cell office:value-type="float" office:value="174">
                <text:p>174</text:p>
              </table:table-cell>
              <table:table-cell office:value-type="float" office:value="0.00001447804">
                <text:p>0.00001447804</text:p>
              </table:table-cell>
              <table:table-cell office:value-type="float" office:value="174">
                <text:p>174</text:p>
              </table:table-cell>
              <table:table-cell office:value-type="float" office:value="0.0000111083">
                <text:p>0.0000111083</text:p>
              </table:table-cell>
              <table:table-cell office:value-type="float" office:value="174">
                <text:p>174</text:p>
              </table:table-cell>
              <table:table-cell office:value-type="float" office:value="0.00001270846">
                <text:p>0.00001270846</text:p>
              </table:table-cell>
              <table:table-cell office:value-type="float" office:value="174">
                <text:p>174</text:p>
              </table:table-cell>
              <table:table-cell office:value-type="float" office:value="0.0001836481">
                <text:p>0.00018364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">
                <text:p>178</text:p>
              </table:table-cell>
              <table:table-cell office:value-type="float" office:value="0.0000132016751261509">
                <text:p>0.0000132016751261509</text:p>
              </table:table-cell>
              <table:table-cell office:value-type="float" office:value="178">
                <text:p>178</text:p>
              </table:table-cell>
              <table:table-cell office:value-type="float" office:value="0.00000845928368920149">
                <text:p>0.00000845928368920149</text:p>
              </table:table-cell>
              <table:table-cell office:value-type="float" office:value="178">
                <text:p>178</text:p>
              </table:table-cell>
              <table:table-cell office:value-type="float" office:value="0.00000863486043489888">
                <text:p>0.00000863486043489888</text:p>
              </table:table-cell>
              <table:table-cell office:value-type="float" office:value="178">
                <text:p>178</text:p>
              </table:table-cell>
              <table:table-cell office:value-type="float" office:value="0.000121104011363541">
                <text:p>0.000121104011363541</text:p>
              </table:table-cell>
              <table:table-cell office:value-type="float" office:value="178">
                <text:p>178</text:p>
              </table:table-cell>
              <table:table-cell office:value-type="float" office:value="0.00001129273">
                <text:p>0.00001129273</text:p>
              </table:table-cell>
              <table:table-cell office:value-type="float" office:value="178">
                <text:p>178</text:p>
              </table:table-cell>
              <table:table-cell office:value-type="float" office:value="0.000008639994">
                <text:p>0.000008639994</text:p>
              </table:table-cell>
              <table:table-cell office:value-type="float" office:value="178">
                <text:p>178</text:p>
              </table:table-cell>
              <table:table-cell office:value-type="float" office:value="0.000009860604">
                <text:p>0.000009860604</text:p>
              </table:table-cell>
              <table:table-cell office:value-type="float" office:value="178">
                <text:p>178</text:p>
              </table:table-cell>
              <table:table-cell office:value-type="float" office:value="0.0001417279">
                <text:p>0.00014172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">
                <text:p>182</text:p>
              </table:table-cell>
              <table:table-cell office:value-type="float" office:value="0.0000125089404766992">
                <text:p>0.0000125089404766992</text:p>
              </table:table-cell>
              <table:table-cell office:value-type="float" office:value="182">
                <text:p>182</text:p>
              </table:table-cell>
              <table:table-cell office:value-type="float" office:value="0.00000646711878377222">
                <text:p>0.00000646711878377222</text:p>
              </table:table-cell>
              <table:table-cell office:value-type="float" office:value="182">
                <text:p>182</text:p>
              </table:table-cell>
              <table:table-cell office:value-type="float" office:value="0.00000756494226480026">
                <text:p>0.00000756494226480026</text:p>
              </table:table-cell>
              <table:table-cell office:value-type="float" office:value="182">
                <text:p>182</text:p>
              </table:table-cell>
              <table:table-cell office:value-type="float" office:value="0.0000983895920740039">
                <text:p>0.0000983895920740039</text:p>
              </table:table-cell>
              <table:table-cell office:value-type="float" office:value="182">
                <text:p>182</text:p>
              </table:table-cell>
              <table:table-cell office:value-type="float" office:value="0.000008816078">
                <text:p>0.000008816078</text:p>
              </table:table-cell>
              <table:table-cell office:value-type="float" office:value="182">
                <text:p>182</text:p>
              </table:table-cell>
              <table:table-cell office:value-type="float" office:value="0.000006705004">
                <text:p>0.000006705004</text:p>
              </table:table-cell>
              <table:table-cell office:value-type="float" office:value="182">
                <text:p>182</text:p>
              </table:table-cell>
              <table:table-cell office:value-type="float" office:value="0.00000761489">
                <text:p>0.00000761489</text:p>
              </table:table-cell>
              <table:table-cell office:value-type="float" office:value="182">
                <text:p>182</text:p>
              </table:table-cell>
              <table:table-cell office:value-type="float" office:value="0.0001079134">
                <text:p>0.00010791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6">
                <text:p>186</text:p>
              </table:table-cell>
              <table:table-cell office:value-type="float" office:value="0.00000966671318587611">
                <text:p>0.00000966671318587611</text:p>
              </table:table-cell>
              <table:table-cell office:value-type="float" office:value="186">
                <text:p>186</text:p>
              </table:table-cell>
              <table:table-cell office:value-type="float" office:value="0.00000505268058134628">
                <text:p>0.00000505268058134628</text:p>
              </table:table-cell>
              <table:table-cell office:value-type="float" office:value="186">
                <text:p>186</text:p>
              </table:table-cell>
              <table:table-cell office:value-type="float" office:value="0.00000582196590822224">
                <text:p>0.00000582196590822224</text:p>
              </table:table-cell>
              <table:table-cell office:value-type="float" office:value="186">
                <text:p>186</text:p>
              </table:table-cell>
              <table:table-cell office:value-type="float" office:value="0.0000744458836610764">
                <text:p>0.0000744458836610764</text:p>
              </table:table-cell>
              <table:table-cell office:value-type="float" office:value="186">
                <text:p>186</text:p>
              </table:table-cell>
              <table:table-cell office:value-type="float" office:value="0.000006892681">
                <text:p>0.000006892681</text:p>
              </table:table-cell>
              <table:table-cell office:value-type="float" office:value="186">
                <text:p>186</text:p>
              </table:table-cell>
              <table:table-cell office:value-type="float" office:value="0.000005173536">
                <text:p>0.000005173536</text:p>
              </table:table-cell>
              <table:table-cell office:value-type="float" office:value="186">
                <text:p>186</text:p>
              </table:table-cell>
              <table:table-cell office:value-type="float" office:value="0.000005815863">
                <text:p>0.000005815863</text:p>
              </table:table-cell>
              <table:table-cell office:value-type="float" office:value="186">
                <text:p>186</text:p>
              </table:table-cell>
              <table:table-cell office:value-type="float" office:value="0.00008015128">
                <text:p>0.000080151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">
                <text:p>190</text:p>
              </table:table-cell>
              <table:table-cell office:value-type="float" office:value="0.00000784405135265208">
                <text:p>0.00000784405135265208</text:p>
              </table:table-cell>
              <table:table-cell office:value-type="float" office:value="190">
                <text:p>190</text:p>
              </table:table-cell>
              <table:table-cell office:value-type="float" office:value="0.00000390475629132759">
                <text:p>0.00000390475629132759</text:p>
              </table:table-cell>
              <table:table-cell office:value-type="float" office:value="190">
                <text:p>190</text:p>
              </table:table-cell>
              <table:table-cell office:value-type="float" office:value="0.00000484494415434707">
                <text:p>0.00000484494415434707</text:p>
              </table:table-cell>
              <table:table-cell office:value-type="float" office:value="190">
                <text:p>190</text:p>
              </table:table-cell>
              <table:table-cell office:value-type="float" office:value="0.0000555755119172244">
                <text:p>0.0000555755119172244</text:p>
              </table:table-cell>
              <table:table-cell office:value-type="float" office:value="190">
                <text:p>190</text:p>
              </table:table-cell>
              <table:table-cell office:value-type="float" office:value="0.000005401832">
                <text:p>0.000005401832</text:p>
              </table:table-cell>
              <table:table-cell office:value-type="float" office:value="190">
                <text:p>190</text:p>
              </table:table-cell>
              <table:table-cell office:value-type="float" office:value="0.000003935605">
                <text:p>0.000003935605</text:p>
              </table:table-cell>
              <table:table-cell office:value-type="float" office:value="190">
                <text:p>190</text:p>
              </table:table-cell>
              <table:table-cell office:value-type="float" office:value="0.000004328515">
                <text:p>0.000004328515</text:p>
              </table:table-cell>
              <table:table-cell office:value-type="float" office:value="190">
                <text:p>190</text:p>
              </table:table-cell>
              <table:table-cell office:value-type="float" office:value="0.00005670543">
                <text:p>0.000056705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">
                <text:p>194</text:p>
              </table:table-cell>
              <table:table-cell office:value-type="float" office:value="0.00000546213574041008">
                <text:p>0.00000546213574041008</text:p>
              </table:table-cell>
              <table:table-cell office:value-type="float" office:value="194">
                <text:p>194</text:p>
              </table:table-cell>
              <table:table-cell office:value-type="float" office:value="0.00000333290733686505">
                <text:p>0.00000333290733686505</text:p>
              </table:table-cell>
              <table:table-cell office:value-type="float" office:value="194">
                <text:p>194</text:p>
              </table:table-cell>
              <table:table-cell office:value-type="float" office:value="0.00000347470102309221">
                <text:p>0.00000347470102309221</text:p>
              </table:table-cell>
              <table:table-cell office:value-type="float" office:value="194">
                <text:p>194</text:p>
              </table:table-cell>
              <table:table-cell office:value-type="float" office:value="0.0000357873717226442">
                <text:p>0.0000357873717226442</text:p>
              </table:table-cell>
              <table:table-cell office:value-type="float" office:value="194">
                <text:p>194</text:p>
              </table:table-cell>
              <table:table-cell office:value-type="float" office:value="0.000004249973">
                <text:p>0.000004249973</text:p>
              </table:table-cell>
              <table:table-cell office:value-type="float" office:value="194">
                <text:p>194</text:p>
              </table:table-cell>
              <table:table-cell office:value-type="float" office:value="0.00000288969">
                <text:p>0.00000288969</text:p>
              </table:table-cell>
              <table:table-cell office:value-type="float" office:value="194">
                <text:p>194</text:p>
              </table:table-cell>
              <table:table-cell office:value-type="float" office:value="0.00000302529">
                <text:p>0.00000302529</text:p>
              </table:table-cell>
              <table:table-cell office:value-type="float" office:value="194">
                <text:p>194</text:p>
              </table:table-cell>
              <table:table-cell office:value-type="float" office:value="0.00003607405">
                <text:p>0.000036074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">
                <text:p>198</text:p>
              </table:table-cell>
              <table:table-cell office:value-type="float" office:value="0.00000444094690464259">
                <text:p>0.00000444094690464259</text:p>
              </table:table-cell>
              <table:table-cell office:value-type="float" office:value="198">
                <text:p>198</text:p>
              </table:table-cell>
              <table:table-cell office:value-type="float" office:value="0.00000262209721118644">
                <text:p>0.00000262209721118644</text:p>
              </table:table-cell>
              <table:table-cell office:value-type="float" office:value="198">
                <text:p>198</text:p>
              </table:table-cell>
              <table:table-cell office:value-type="float" office:value="0.00000253188216786875">
                <text:p>0.00000253188216786875</text:p>
              </table:table-cell>
              <table:table-cell office:value-type="float" office:value="198">
                <text:p>198</text:p>
              </table:table-cell>
              <table:table-cell office:value-type="float" office:value="0.0000143497113732847">
                <text:p>0.0000143497113732847</text:p>
              </table:table-cell>
              <table:table-cell office:value-type="float" office:value="NaN">
                <text:p>NaN</text:p>
              </table:table-cell>
              <table:table-cell office:value-type="float" office:value="0.000003364819">
                <text:p>0.000003364819</text:p>
              </table:table-cell>
              <table:table-cell office:value-type="float" office:value="198">
                <text:p>198</text:p>
              </table:table-cell>
              <table:table-cell office:value-type="float" office:value="0.000001928748">
                <text:p>0.000001928748</text:p>
              </table:table-cell>
              <table:table-cell office:value-type="float" office:value="198">
                <text:p>198</text:p>
              </table:table-cell>
              <table:table-cell office:value-type="float" office:value="0.000001772383">
                <text:p>0.000001772383</text:p>
              </table:table-cell>
              <table:table-cell office:value-type="float" office:value="198">
                <text:p>198</text:p>
              </table:table-cell>
              <table:table-cell office:value-type="float" office:value="0.00001692934">
                <text:p>0.0000169293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